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80.84pt"/>
    </style:style>
    <style:style style:name="co3" style:family="table-column">
      <style:table-column-properties fo:break-before="auto" style:column-width="75.29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56.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7.36pt"/>
    </style:style>
    <style:style style:name="co9" style:family="table-column">
      <style:table-column-properties fo:break-before="auto" style:column-width="76.76pt"/>
    </style:style>
    <style:style style:name="co10" style:family="table-column">
      <style:table-column-properties fo:break-before="auto" style:column-width="97.46pt"/>
    </style:style>
    <style:style style:name="co11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3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66cc00" style:text-align-source="fix" style:repeat-content="false"/>
      <style:paragraph-properties fo:text-align="center" fo:margin-left="0pt"/>
      <style:text-properties fo:color="#000000"/>
    </style:style>
    <style:style style:name="ce10" style:family="table-cell" style:parent-style-name="Default">
      <style:table-cell-properties fo:background-color="#66cc00" style:text-align-source="fix" style:repeat-content="false"/>
      <style:paragraph-properties fo:text-align="center" fo:margin-left="0pt"/>
      <style:text-properties fo:color="#000000"/>
    </style:style>
    <style:style style:name="ce11" style:family="table-cell" style:parent-style-name="Default" style:data-style-name="N2">
      <style:table-cell-properties fo:background-color="#3399ff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2">
      <style:table-cell-properties fo:background-color="#66cc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data_comb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4"/>
        <table:table-column table:style-name="co8" table:default-cell-style-name="ce6"/>
        <table:table-column table:style-name="co8" table:default-cell-style-name="ce4"/>
        <table:table-column table:style-name="co7" table:default-cell-style-name="ce8"/>
        <table:table-column table:style-name="co9" table:default-cell-style-name="ce10"/>
        <table:table-column table:style-name="co10" table:default-cell-style-name="ce2"/>
        <table:table-column table:style-name="co10" table:default-cell-style-name="ce12"/>
        <table:table-column table:style-name="co7" table:number-columns-repeated="2" table:default-cell-style-name="ce2"/>
        <table:table-column table:style-name="co7" table:default-cell-style-name="ce14"/>
        <table:table-column table:style-name="co7" table:number-columns-repeated="3" table:default-cell-style-name="ce2"/>
        <table:table-column table:style-name="co11" table:default-cell-style-name="ce8"/>
        <table:table-column table:style-name="co7" table:number-columns-repeated="1001" table:default-cell-style-name="ce2"/>
        <table:table-row table:style-name="ro1">
          <table:table-cell table:style-name="ce1" office:value-type="string" calcext:value-type="string">
            <text:p>time_boot_ms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roll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x</text:p>
          </table:table-cell>
          <table:table-cell table:style-name="ce1" office:value-type="string" calcext:value-type="string">
            <text:p>vy</text:p>
          </table:table-cell>
          <table:table-cell table:style-name="ce1" office:value-type="string" calcext:value-type="string">
            <text:p>vz</text:p>
          </table:table-cell>
          <table:table-cell table:style-name="ce1" office:value-type="string" calcext:value-type="string">
            <text:p>relative_alt</text:p>
          </table:table-cell>
          <table:table-cell table:style-name="ce1"/>
          <table:table-cell table:style-name="ce3" office:value-type="string" calcext:value-type="string">
            <text:p>Alpha [deg]</text:p>
          </table:table-cell>
          <table:table-cell table:style-name="ce5" office:value-type="string" calcext:value-type="string">
            <text:p>tan(alpha)</text:p>
          </table:table-cell>
          <table:table-cell table:style-name="ce3" office:value-type="string" calcext:value-type="string">
            <text:p>GS abs. [m/s]</text:p>
          </table:table-cell>
          <table:table-cell table:style-name="ce7" office:value-type="string" calcext:value-type="string">
            <text:p>GS dir. [deg]</text:p>
          </table:table-cell>
          <table:table-cell table:style-name="ce1" office:value-type="string" calcext:value-type="string">
            <text:p>AS abs. [m/s]</text:p>
          </table:table-cell>
          <table:table-cell table:style-name="ce1" office:value-type="string" calcext:value-type="string">
            <text:p>AS dir. [deg]</text:p>
          </table:table-cell>
          <table:table-cell table:style-name="ce1" office:value-type="string" calcext:value-type="string">
            <text:p>WS abs. [m/s]</text:p>
          </table:table-cell>
          <table:table-cell table:style-name="ce1" office:value-type="string" calcext:value-type="string">
            <text:p>WS dir. [deg]</text:p>
          </table:table-cell>
          <table:table-cell table:style-name="ce1"/>
          <table:table-cell table:style-name="ce1" office:value-type="string" calcext:value-type="string">
            <text:p>AS, V</text:p>
          </table:table-cell>
          <table:table-cell table:style-name="ce1" office:value-type="string" calcext:value-type="string">
            <text:p>AS, V^2</text:p>
          </table:table-cell>
          <table:table-cell table:style-name="ce1" office:value-type="string" calcext:value-type="string">
            <text:p>Re(WS)</text:p>
          </table:table-cell>
          <table:table-cell table:style-name="ce1" office:value-type="string" calcext:value-type="string">
            <text:p>Im(WS)</text:p>
          </table:table-cell>
          <table:table-cell table:style-name="ce7" office:value-type="string" calcext:value-type="string">
            <text:p>AS abs. (old) [m/s]</text:p>
          </table:table-cell>
          <table:table-cell table:style-name="ce1" table:number-columns-repeated="1001"/>
        </table:table-row>
        <table:table-row table:style-name="ro1">
          <table:table-cell office:value-type="float" office:value="828760" calcext:value-type="float">
            <text:p>828760</text:p>
          </table:table-cell>
          <table:table-cell office:value-type="float" office:value="0.251958127921086" calcext:value-type="float">
            <text:p>0.2519581279</text:p>
          </table:table-cell>
          <table:table-cell office:value-type="float" office:value="0.22047908003718" calcext:value-type="float">
            <text:p>0.22047908</text:p>
          </table:table-cell>
          <table:table-cell office:value-type="float" office:value="0.612224112975799" calcext:value-type="float">
            <text:p>0.612224113</text:p>
          </table:table-cell>
          <table:table-cell office:value-type="float" office:value="-0.09" calcext:value-type="float">
            <text:p>-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10.025" calcext:value-type="float">
            <text:p>10.025</text:p>
          </table:table-cell>
          <table:table-cell/>
          <table:table-cell table:formula="of:=DEGREES(ACOS(COS(RADIANS([.B2]))*COS(RADIANS([.C2]))))" office:value-type="float" office:value="0.334803837511568" calcext:value-type="float">
            <text:p>0.33</text:p>
          </table:table-cell>
          <table:table-cell table:formula="of:=TAN((ACOS(COS(RADIANS([.B2]))*COS(RADIANS([.C2])))))" office:value-type="float" office:value="0.00584349582305951" calcext:value-type="float">
            <text:p>0.0058</text:p>
          </table:table-cell>
          <table:table-cell table:formula="of:=SQRT([.E2]^2+[.F2]^2)" office:value-type="float" office:value="0.158113883008419" calcext:value-type="float">
            <text:p>0.16</text:p>
          </table:table-cell>
          <table:table-cell table:formula="of:=DEGREES(ATAN2([.F2]; [.E2]))" office:value-type="float" office:value="-34.695153531234" calcext:value-type="float">
            <text:p>-34.70</text:p>
          </table:table-cell>
          <table:table-cell table:style-name="ce9" table:formula="of:=SQRT([.T2])" office:value-type="float" office:value="0.0876524373458926" calcext:value-type="float">
            <text:p>0.09</text:p>
          </table:table-cell>
          <table:table-cell table:style-name="ce8" table:formula="of:=DEGREES(ATAN( (-SIN (RADIANS ([.C2])) * COS(RADIANS([.B2]))) / (COS (RADIANS ([.C2])) * SIN(RADIANS([.B2]))) ))" office:value-type="float" office:value="-41.187906623205" calcext:value-type="float">
            <text:p>-41.19</text:p>
          </table:table-cell>
          <table:table-cell table:style-name="ce11" table:formula="of:=SQRT([.U2]^2+[.V2]^2)" office:value-type="float" office:value="0.245404369777322" calcext:value-type="float">
            <text:p>0.25</text:p>
          </table:table-cell>
          <table:table-cell table:style-name="ce8" table:formula="of:=DEGREES(ATAN2([.V2];[.U2]))" office:value-type="float" office:value="127.009875568332" calcext:value-type="float">
            <text:p>127.01</text:p>
          </table:table-cell>
          <table:table-cell table:style-name="ce8"/>
          <table:table-cell table:style-name="ce13" table:formula="of:=[.K2]*15" office:value-type="float" office:value="0.0876524373458926" calcext:value-type="float">
            <text:p>0.09</text:p>
          </table:table-cell>
          <table:table-cell table:style-name="ce8" table:formula="of:=[.K2]^2*225" office:value-type="float" office:value="0.00768294977267563" calcext:value-type="float">
            <text:p>0.01</text:p>
          </table:table-cell>
          <table:table-cell table:style-name="ce8" table:formula="of:=[.L2]*COS(RADIANS([.M2]))+[.N2]*COS(RADIANS([.O2]))" office:value-type="float" office:value="0.195963185429153" calcext:value-type="float">
            <text:p>0.20</text:p>
          </table:table-cell>
          <table:table-cell table:style-name="ce8" table:formula="of:=[.L2]*SIN(RADIANS([.M2]))+[.N2]*SIN(RADIANS([.O2]))" office:value-type="float" office:value="-0.147721815119717" calcext:value-type="float">
            <text:p>-0.15</text:p>
          </table:table-cell>
          <table:table-cell office:value-type="float" office:value="0.10044115125347" calcext:value-type="float">
            <text:p>0.10</text:p>
          </table:table-cell>
          <table:table-cell table:number-columns-repeated="1001"/>
        </table:table-row>
        <table:table-row table:style-name="ro1">
          <table:table-cell office:value-type="float" office:value="828760" calcext:value-type="float">
            <text:p>828760</text:p>
          </table:table-cell>
          <table:table-cell office:value-type="float" office:value="0.251958127921086" calcext:value-type="float">
            <text:p>0.2519581279</text:p>
          </table:table-cell>
          <table:table-cell office:value-type="float" office:value="0.22047908003718" calcext:value-type="float">
            <text:p>0.22047908</text:p>
          </table:table-cell>
          <table:table-cell office:value-type="float" office:value="0.612224112975799" calcext:value-type="float">
            <text:p>0.612224113</text:p>
          </table:table-cell>
          <table:table-cell office:value-type="float" office:value="-0.09" calcext:value-type="float">
            <text:p>-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10.025" calcext:value-type="float">
            <text:p>10.025</text:p>
          </table:table-cell>
          <table:table-cell/>
          <table:table-cell table:formula="of:=DEGREES(ACOS(COS(RADIANS([.B3]))*COS(RADIANS([.C3]))))" office:value-type="float" office:value="0.334803837511568" calcext:value-type="float">
            <text:p>0.33</text:p>
          </table:table-cell>
          <table:table-cell table:formula="of:=TAN((ACOS(COS(RADIANS([.B3]))*COS(RADIANS([.C3])))))" office:value-type="float" office:value="0.00584349582305951" calcext:value-type="float">
            <text:p>0.0058</text:p>
          </table:table-cell>
          <table:table-cell table:formula="of:=SQRT([.E3]^2+[.F3]^2)" office:value-type="float" office:value="0.158113883008419" calcext:value-type="float">
            <text:p>0.16</text:p>
          </table:table-cell>
          <table:table-cell table:formula="of:=DEGREES(ATAN2([.F3]; [.E3]))" office:value-type="float" office:value="-34.695153531234" calcext:value-type="float">
            <text:p>-34.70</text:p>
          </table:table-cell>
          <table:table-cell table:style-name="ce9" table:formula="of:=SQRT([.T3])" office:value-type="float" office:value="0.0876524373458926" calcext:value-type="float">
            <text:p>0.09</text:p>
          </table:table-cell>
          <table:table-cell table:style-name="ce8" table:formula="of:=DEGREES(ATAN( (-SIN (RADIANS ([.C3])) * COS(RADIANS([.B3]))) / (COS (RADIANS ([.C3])) * SIN(RADIANS([.B3]))) ))" office:value-type="float" office:value="-41.187906623205" calcext:value-type="float">
            <text:p>-41.19</text:p>
          </table:table-cell>
          <table:table-cell table:style-name="ce11" table:formula="of:=SQRT([.U3]^2+[.V3]^2)" office:value-type="float" office:value="0.245404369777322" calcext:value-type="float">
            <text:p>0.25</text:p>
          </table:table-cell>
          <table:table-cell table:style-name="ce8" table:formula="of:=DEGREES(ATAN2([.V3];[.U3]))" office:value-type="float" office:value="127.009875568332" calcext:value-type="float">
            <text:p>127.01</text:p>
          </table:table-cell>
          <table:table-cell table:style-name="ce8"/>
          <table:table-cell table:style-name="ce13" table:formula="of:=[.K3]*15" office:value-type="float" office:value="0.0876524373458926" calcext:value-type="float">
            <text:p>0.09</text:p>
          </table:table-cell>
          <table:table-cell table:style-name="ce8" table:formula="of:=[.K3]^2*225" office:value-type="float" office:value="0.00768294977267563" calcext:value-type="float">
            <text:p>0.01</text:p>
          </table:table-cell>
          <table:table-cell table:style-name="ce8" table:formula="of:=[.L3]*COS(RADIANS([.M3]))+[.N3]*COS(RADIANS([.O3]))" office:value-type="float" office:value="0.195963185429153" calcext:value-type="float">
            <text:p>0.20</text:p>
          </table:table-cell>
          <table:table-cell table:style-name="ce8" table:formula="of:=[.L3]*SIN(RADIANS([.M3]))+[.N3]*SIN(RADIANS([.O3]))" office:value-type="float" office:value="-0.147721815119717" calcext:value-type="float">
            <text:p>-0.15</text:p>
          </table:table-cell>
          <table:table-cell office:value-type="float" office:value="0.10044115125347" calcext:value-type="float">
            <text:p>0.10</text:p>
          </table:table-cell>
          <table:table-cell table:number-columns-repeated="1001"/>
        </table:table-row>
        <table:table-row table:style-name="ro1">
          <table:table-cell office:value-type="float" office:value="829009" calcext:value-type="float">
            <text:p>829009</text:p>
          </table:table-cell>
          <table:table-cell office:value-type="float" office:value="-0.0124191290293245" calcext:value-type="float">
            <text:p>-0.012419129</text:p>
          </table:table-cell>
          <table:table-cell office:value-type="float" office:value="-0.193422099393181" calcext:value-type="float">
            <text:p>-0.1934220994</text:p>
          </table:table-cell>
          <table:table-cell office:value-type="float" office:value="0.616167533365276" calcext:value-type="float">
            <text:p>0.6161675334</text:p>
          </table:table-cell>
          <table:table-cell office:value-type="float" office:value="-0.08" calcext:value-type="float">
            <text:p>-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10.025" calcext:value-type="float">
            <text:p>10.025</text:p>
          </table:table-cell>
          <table:table-cell/>
          <table:table-cell table:formula="of:=DEGREES(ACOS(COS(RADIANS([.B4]))*COS(RADIANS([.C4]))))" office:value-type="float" office:value="0.193820387765905" calcext:value-type="float">
            <text:p>0.19</text:p>
          </table:table-cell>
          <table:table-cell table:formula="of:=TAN((ACOS(COS(RADIANS([.B4]))*COS(RADIANS([.C4])))))" office:value-type="float" office:value="0.00338281682761664" calcext:value-type="float">
            <text:p>0.0034</text:p>
          </table:table-cell>
          <table:table-cell table:formula="of:=SQRT([.E4]^2+[.F4]^2)" office:value-type="float" office:value="0.136014705087354" calcext:value-type="float">
            <text:p>0.14</text:p>
          </table:table-cell>
          <table:table-cell table:formula="of:=DEGREES(ATAN2([.F4]; [.E4]))" office:value-type="float" office:value="-36.0273733851036" calcext:value-type="float">
            <text:p>-36.03</text:p>
          </table:table-cell>
          <table:table-cell table:style-name="ce9" table:formula="of:=SQRT([.T4])" office:value-type="float" office:value="0.0507422524142495" calcext:value-type="float">
            <text:p>0.05</text:p>
          </table:table-cell>
          <table:table-cell table:style-name="ce8" table:formula="of:=DEGREES(ATAN( (-SIN (RADIANS ([.C4])) * COS(RADIANS([.B4]))) / (COS (RADIANS ([.C4])) * SIN(RADIANS([.B4]))) ))" office:value-type="float" office:value="-86.3262440887429" calcext:value-type="float">
            <text:p>-86.33</text:p>
          </table:table-cell>
          <table:table-cell table:style-name="ce11" table:formula="of:=SQRT([.U4]^2+[.V4]^2)" office:value-type="float" office:value="0.172893445832667" calcext:value-type="float">
            <text:p>0.17</text:p>
          </table:table-cell>
          <table:table-cell table:style-name="ce8" table:formula="of:=DEGREES(ATAN2([.V4];[.U4]))" office:value-type="float" office:value="139.077668821062" calcext:value-type="float">
            <text:p>139.08</text:p>
          </table:table-cell>
          <table:table-cell table:style-name="ce8"/>
          <table:table-cell table:style-name="ce13" table:formula="of:=[.K4]*15" office:value-type="float" office:value="0.0507422524142495" calcext:value-type="float">
            <text:p>0.05</text:p>
          </table:table-cell>
          <table:table-cell table:style-name="ce8" table:formula="of:=[.K4]^2*225" office:value-type="float" office:value="0.00257477618007141" calcext:value-type="float">
            <text:p>0.00</text:p>
          </table:table-cell>
          <table:table-cell table:style-name="ce8" table:formula="of:=[.L4]*COS(RADIANS([.M4]))+[.N4]*COS(RADIANS([.O4]))" office:value-type="float" office:value="0.113251320503864" calcext:value-type="float">
            <text:p>0.11</text:p>
          </table:table-cell>
          <table:table-cell table:style-name="ce8" table:formula="of:=[.L4]*SIN(RADIANS([.M4]))+[.N4]*SIN(RADIANS([.O4]))" office:value-type="float" office:value="-0.130637980756074" calcext:value-type="float">
            <text:p>-0.13</text:p>
          </table:table-cell>
          <table:table-cell office:value-type="float" office:value="0.0581461163297715" calcext:value-type="float">
            <text:p>0.06</text:p>
          </table:table-cell>
          <table:table-cell table:number-columns-repeated="1001"/>
        </table:table-row>
        <table:table-row table:style-name="ro1">
          <table:table-cell office:value-type="float" office:value="829009" calcext:value-type="float">
            <text:p>829009</text:p>
          </table:table-cell>
          <table:table-cell office:value-type="float" office:value="-0.0124191290293245" calcext:value-type="float">
            <text:p>-0.012419129</text:p>
          </table:table-cell>
          <table:table-cell office:value-type="float" office:value="-0.193422099393181" calcext:value-type="float">
            <text:p>-0.1934220994</text:p>
          </table:table-cell>
          <table:table-cell office:value-type="float" office:value="0.616167533365276" calcext:value-type="float">
            <text:p>0.6161675334</text:p>
          </table:table-cell>
          <table:table-cell office:value-type="float" office:value="-0.08" calcext:value-type="float">
            <text:p>-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10.025" calcext:value-type="float">
            <text:p>10.025</text:p>
          </table:table-cell>
          <table:table-cell/>
          <table:table-cell table:formula="of:=DEGREES(ACOS(COS(RADIANS([.B5]))*COS(RADIANS([.C5]))))" office:value-type="float" office:value="0.193820387765905" calcext:value-type="float">
            <text:p>0.19</text:p>
          </table:table-cell>
          <table:table-cell table:formula="of:=TAN((ACOS(COS(RADIANS([.B5]))*COS(RADIANS([.C5])))))" office:value-type="float" office:value="0.00338281682761664" calcext:value-type="float">
            <text:p>0.0034</text:p>
          </table:table-cell>
          <table:table-cell table:formula="of:=SQRT([.E5]^2+[.F5]^2)" office:value-type="float" office:value="0.136014705087354" calcext:value-type="float">
            <text:p>0.14</text:p>
          </table:table-cell>
          <table:table-cell table:formula="of:=DEGREES(ATAN2([.F5]; [.E5]))" office:value-type="float" office:value="-36.0273733851036" calcext:value-type="float">
            <text:p>-36.03</text:p>
          </table:table-cell>
          <table:table-cell table:style-name="ce9" table:formula="of:=SQRT([.T5])" office:value-type="float" office:value="0.0507422524142495" calcext:value-type="float">
            <text:p>0.05</text:p>
          </table:table-cell>
          <table:table-cell table:style-name="ce8" table:formula="of:=DEGREES(ATAN( (-SIN (RADIANS ([.C5])) * COS(RADIANS([.B5]))) / (COS (RADIANS ([.C5])) * SIN(RADIANS([.B5]))) ))" office:value-type="float" office:value="-86.3262440887429" calcext:value-type="float">
            <text:p>-86.33</text:p>
          </table:table-cell>
          <table:table-cell table:style-name="ce11" table:formula="of:=SQRT([.U5]^2+[.V5]^2)" office:value-type="float" office:value="0.172893445832667" calcext:value-type="float">
            <text:p>0.17</text:p>
          </table:table-cell>
          <table:table-cell table:style-name="ce8" table:formula="of:=DEGREES(ATAN2([.V5];[.U5]))" office:value-type="float" office:value="139.077668821062" calcext:value-type="float">
            <text:p>139.08</text:p>
          </table:table-cell>
          <table:table-cell table:style-name="ce8"/>
          <table:table-cell table:style-name="ce13" table:formula="of:=[.K5]*15" office:value-type="float" office:value="0.0507422524142495" calcext:value-type="float">
            <text:p>0.05</text:p>
          </table:table-cell>
          <table:table-cell table:style-name="ce8" table:formula="of:=[.K5]^2*225" office:value-type="float" office:value="0.00257477618007141" calcext:value-type="float">
            <text:p>0.00</text:p>
          </table:table-cell>
          <table:table-cell table:style-name="ce8" table:formula="of:=[.L5]*COS(RADIANS([.M5]))+[.N5]*COS(RADIANS([.O5]))" office:value-type="float" office:value="0.113251320503864" calcext:value-type="float">
            <text:p>0.11</text:p>
          </table:table-cell>
          <table:table-cell table:style-name="ce8" table:formula="of:=[.L5]*SIN(RADIANS([.M5]))+[.N5]*SIN(RADIANS([.O5]))" office:value-type="float" office:value="-0.130637980756074" calcext:value-type="float">
            <text:p>-0.13</text:p>
          </table:table-cell>
          <table:table-cell office:value-type="float" office:value="0.0581461163297715" calcext:value-type="float">
            <text:p>0.06</text:p>
          </table:table-cell>
          <table:table-cell table:number-columns-repeated="1001"/>
        </table:table-row>
        <table:table-row table:style-name="ro1">
          <table:table-cell office:value-type="float" office:value="829259" calcext:value-type="float">
            <text:p>829259</text:p>
          </table:table-cell>
          <table:table-cell office:value-type="float" office:value="0.231581619234102" calcext:value-type="float">
            <text:p>0.2315816192</text:p>
          </table:table-cell>
          <table:table-cell office:value-type="float" office:value="0.120055142175813" calcext:value-type="float">
            <text:p>0.1200551422</text:p>
          </table:table-cell>
          <table:table-cell office:value-type="float" office:value="0.611241579591522" calcext:value-type="float">
            <text:p>0.6112415796</text:p>
          </table:table-cell>
          <table:table-cell office:value-type="float" office:value="-0.07" calcext:value-type="float">
            <text:p>-0.07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0.025" calcext:value-type="float">
            <text:p>10.025</text:p>
          </table:table-cell>
          <table:table-cell/>
          <table:table-cell table:formula="of:=DEGREES(ACOS(COS(RADIANS([.B6]))*COS(RADIANS([.C6]))))" office:value-type="float" office:value="0.260850924940133" calcext:value-type="float">
            <text:p>0.26</text:p>
          </table:table-cell>
          <table:table-cell table:formula="of:=TAN((ACOS(COS(RADIANS([.B6]))*COS(RADIANS([.C6])))))" office:value-type="float" office:value="0.00455273895221569" calcext:value-type="float">
            <text:p>0.0046</text:p>
          </table:table-cell>
          <table:table-cell table:formula="of:=SQRT([.E6]^2+[.F6]^2)" office:value-type="float" office:value="0.122065556157337" calcext:value-type="float">
            <text:p>0.12</text:p>
          </table:table-cell>
          <table:table-cell table:formula="of:=DEGREES(ATAN2([.F6]; [.E6]))" office:value-type="float" office:value="-34.9920201985587" calcext:value-type="float">
            <text:p>-34.99</text:p>
          </table:table-cell>
          <table:table-cell table:style-name="ce9" table:formula="of:=SQRT([.T6])" office:value-type="float" office:value="0.0682910842832353" calcext:value-type="float">
            <text:p>0.07</text:p>
          </table:table-cell>
          <table:table-cell table:style-name="ce8" table:formula="of:=DEGREES(ATAN( (-SIN (RADIANS ([.C6])) * COS(RADIANS([.B6]))) / (COS (RADIANS ([.C6])) * SIN(RADIANS([.B6]))) ))" office:value-type="float" office:value="-27.4027602313849" calcext:value-type="float">
            <text:p>-27.40</text:p>
          </table:table-cell>
          <table:table-cell table:style-name="ce11" table:formula="of:=SQRT([.U6]^2+[.V6]^2)" office:value-type="float" office:value="0.189972653997718" calcext:value-type="float">
            <text:p>0.19</text:p>
          </table:table-cell>
          <table:table-cell table:style-name="ce8" table:formula="of:=DEGREES(ATAN2([.V6];[.U6]))" office:value-type="float" office:value="122.270792137336" calcext:value-type="float">
            <text:p>122.27</text:p>
          </table:table-cell>
          <table:table-cell table:style-name="ce8"/>
          <table:table-cell table:style-name="ce13" table:formula="of:=[.K6]*15" office:value-type="float" office:value="0.0682910842832353" calcext:value-type="float">
            <text:p>0.07</text:p>
          </table:table-cell>
          <table:table-cell table:style-name="ce8" table:formula="of:=[.K6]^2*225" office:value-type="float" office:value="0.00466367219257995" calcext:value-type="float">
            <text:p>0.00</text:p>
          </table:table-cell>
          <table:table-cell table:style-name="ce8" table:formula="of:=[.L6]*COS(RADIANS([.M6]))+[.N6]*COS(RADIANS([.O6]))" office:value-type="float" office:value="0.160628361198145" calcext:value-type="float">
            <text:p>0.16</text:p>
          </table:table-cell>
          <table:table-cell table:style-name="ce8" table:formula="of:=[.L6]*SIN(RADIANS([.M6]))+[.N6]*SIN(RADIANS([.O6]))" office:value-type="float" office:value="-0.101430463105199" calcext:value-type="float">
            <text:p>-0.10</text:p>
          </table:table-cell>
          <table:table-cell office:value-type="float" office:value="0.0782552774820399" calcext:value-type="float">
            <text:p>0.08</text:p>
          </table:table-cell>
          <table:table-cell table:number-columns-repeated="1001"/>
        </table:table-row>
        <table:table-row table:style-name="ro1">
          <table:table-cell office:value-type="float" office:value="829259" calcext:value-type="float">
            <text:p>829259</text:p>
          </table:table-cell>
          <table:table-cell office:value-type="float" office:value="0.231581619234102" calcext:value-type="float">
            <text:p>0.2315816192</text:p>
          </table:table-cell>
          <table:table-cell office:value-type="float" office:value="0.120055142175813" calcext:value-type="float">
            <text:p>0.1200551422</text:p>
          </table:table-cell>
          <table:table-cell office:value-type="float" office:value="0.611241579591522" calcext:value-type="float">
            <text:p>0.6112415796</text:p>
          </table:table-cell>
          <table:table-cell office:value-type="float" office:value="-0.07" calcext:value-type="float">
            <text:p>-0.07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0.025" calcext:value-type="float">
            <text:p>10.025</text:p>
          </table:table-cell>
          <table:table-cell/>
          <table:table-cell table:formula="of:=DEGREES(ACOS(COS(RADIANS([.B7]))*COS(RADIANS([.C7]))))" office:value-type="float" office:value="0.260850924940133" calcext:value-type="float">
            <text:p>0.26</text:p>
          </table:table-cell>
          <table:table-cell table:formula="of:=TAN((ACOS(COS(RADIANS([.B7]))*COS(RADIANS([.C7])))))" office:value-type="float" office:value="0.00455273895221569" calcext:value-type="float">
            <text:p>0.0046</text:p>
          </table:table-cell>
          <table:table-cell table:formula="of:=SQRT([.E7]^2+[.F7]^2)" office:value-type="float" office:value="0.122065556157337" calcext:value-type="float">
            <text:p>0.12</text:p>
          </table:table-cell>
          <table:table-cell table:formula="of:=DEGREES(ATAN2([.F7]; [.E7]))" office:value-type="float" office:value="-34.9920201985587" calcext:value-type="float">
            <text:p>-34.99</text:p>
          </table:table-cell>
          <table:table-cell table:style-name="ce9" table:formula="of:=SQRT([.T7])" office:value-type="float" office:value="0.0682910842832353" calcext:value-type="float">
            <text:p>0.07</text:p>
          </table:table-cell>
          <table:table-cell table:style-name="ce8" table:formula="of:=DEGREES(ATAN( (-SIN (RADIANS ([.C7])) * COS(RADIANS([.B7]))) / (COS (RADIANS ([.C7])) * SIN(RADIANS([.B7]))) ))" office:value-type="float" office:value="-27.4027602313849" calcext:value-type="float">
            <text:p>-27.40</text:p>
          </table:table-cell>
          <table:table-cell table:style-name="ce11" table:formula="of:=SQRT([.U7]^2+[.V7]^2)" office:value-type="float" office:value="0.189972653997718" calcext:value-type="float">
            <text:p>0.19</text:p>
          </table:table-cell>
          <table:table-cell table:style-name="ce8" table:formula="of:=DEGREES(ATAN2([.V7];[.U7]))" office:value-type="float" office:value="122.270792137336" calcext:value-type="float">
            <text:p>122.27</text:p>
          </table:table-cell>
          <table:table-cell table:style-name="ce8"/>
          <table:table-cell table:style-name="ce13" table:formula="of:=[.K7]*15" office:value-type="float" office:value="0.0682910842832353" calcext:value-type="float">
            <text:p>0.07</text:p>
          </table:table-cell>
          <table:table-cell table:style-name="ce8" table:formula="of:=[.K7]^2*225" office:value-type="float" office:value="0.00466367219257995" calcext:value-type="float">
            <text:p>0.00</text:p>
          </table:table-cell>
          <table:table-cell table:style-name="ce8" table:formula="of:=[.L7]*COS(RADIANS([.M7]))+[.N7]*COS(RADIANS([.O7]))" office:value-type="float" office:value="0.160628361198145" calcext:value-type="float">
            <text:p>0.16</text:p>
          </table:table-cell>
          <table:table-cell table:style-name="ce8" table:formula="of:=[.L7]*SIN(RADIANS([.M7]))+[.N7]*SIN(RADIANS([.O7]))" office:value-type="float" office:value="-0.101430463105199" calcext:value-type="float">
            <text:p>-0.10</text:p>
          </table:table-cell>
          <table:table-cell office:value-type="float" office:value="0.0782552774820399" calcext:value-type="float">
            <text:p>0.08</text:p>
          </table:table-cell>
          <table:table-cell table:number-columns-repeated="1001"/>
        </table:table-row>
        <table:table-row table:style-name="ro1">
          <table:table-cell office:value-type="float" office:value="829509" calcext:value-type="float">
            <text:p>829509</text:p>
          </table:table-cell>
          <table:table-cell office:value-type="float" office:value="0.468580005366847" calcext:value-type="float">
            <text:p>0.4685800054</text:p>
          </table:table-cell>
          <table:table-cell office:value-type="float" office:value="0.450922098732513" calcext:value-type="float">
            <text:p>0.4509220987</text:p>
          </table:table-cell>
          <table:table-cell office:value-type="float" office:value="0.609505057355899" calcext:value-type="float">
            <text:p>0.6095050574</text:p>
          </table:table-cell>
          <table:table-cell office:value-type="float" office:value="-0.07" calcext:value-type="float">
            <text:p>-0.07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0.025" calcext:value-type="float">
            <text:p>10.025</text:p>
          </table:table-cell>
          <table:table-cell/>
          <table:table-cell table:formula="of:=DEGREES(ACOS(COS(RADIANS([.B8]))*COS(RADIANS([.C8]))))" office:value-type="float" office:value="0.650302565984115" calcext:value-type="float">
            <text:p>0.65</text:p>
          </table:table-cell>
          <table:table-cell table:formula="of:=TAN((ACOS(COS(RADIANS([.B8]))*COS(RADIANS([.C8])))))" office:value-type="float" office:value="0.0113504083039749" calcext:value-type="float">
            <text:p>0.0114</text:p>
          </table:table-cell>
          <table:table-cell table:formula="of:=SQRT([.E8]^2+[.F8]^2)" office:value-type="float" office:value="0.122065556157337" calcext:value-type="float">
            <text:p>0.12</text:p>
          </table:table-cell>
          <table:table-cell table:formula="of:=DEGREES(ATAN2([.F8]; [.E8]))" office:value-type="float" office:value="-34.9920201985587" calcext:value-type="float">
            <text:p>-34.99</text:p>
          </table:table-cell>
          <table:table-cell table:style-name="ce9" table:formula="of:=SQRT([.T8])" office:value-type="float" office:value="0.170256124559624" calcext:value-type="float">
            <text:p>0.17</text:p>
          </table:table-cell>
          <table:table-cell table:style-name="ce8" table:formula="of:=DEGREES(ATAN( (-SIN (RADIANS ([.C8])) * COS(RADIANS([.B8]))) / (COS (RADIANS ([.C8])) * SIN(RADIANS([.B8]))) ))" office:value-type="float" office:value="-43.8997930769755" calcext:value-type="float">
            <text:p>-43.90</text:p>
          </table:table-cell>
          <table:table-cell table:style-name="ce11" table:formula="of:=SQRT([.U8]^2+[.V8]^2)" office:value-type="float" office:value="0.291462941529093" calcext:value-type="float">
            <text:p>0.29</text:p>
          </table:table-cell>
          <table:table-cell table:style-name="ce8" table:formula="of:=DEGREES(ATAN2([.V8];[.U8]))" office:value-type="float" office:value="130.181592318606" calcext:value-type="float">
            <text:p>130.18</text:p>
          </table:table-cell>
          <table:table-cell table:style-name="ce8"/>
          <table:table-cell table:style-name="ce13" table:formula="of:=[.K8]*15" office:value-type="float" office:value="0.170256124559624" calcext:value-type="float">
            <text:p>0.17</text:p>
          </table:table-cell>
          <table:table-cell table:style-name="ce8" table:formula="of:=[.K8]^2*225" office:value-type="float" office:value="0.0289871479500623" calcext:value-type="float">
            <text:p>0.03</text:p>
          </table:table-cell>
          <table:table-cell table:style-name="ce8" table:formula="of:=[.L8]*COS(RADIANS([.M8]))+[.N8]*COS(RADIANS([.O8]))" office:value-type="float" office:value="0.222678666178526" calcext:value-type="float">
            <text:p>0.22</text:p>
          </table:table-cell>
          <table:table-cell table:style-name="ce8" table:formula="of:=[.L8]*SIN(RADIANS([.M8]))+[.N8]*SIN(RADIANS([.O8]))" office:value-type="float" office:value="-0.188055464993028" calcext:value-type="float">
            <text:p>-0.19</text:p>
          </table:table-cell>
          <table:table-cell office:value-type="float" office:value="0.195090769795234" calcext:value-type="float">
            <text:p>0.20</text:p>
          </table:table-cell>
          <table:table-cell table:number-columns-repeated="1001"/>
        </table:table-row>
        <table:table-row table:style-name="ro1">
          <table:table-cell office:value-type="float" office:value="829509" calcext:value-type="float">
            <text:p>829509</text:p>
          </table:table-cell>
          <table:table-cell office:value-type="float" office:value="0.468580005366847" calcext:value-type="float">
            <text:p>0.4685800054</text:p>
          </table:table-cell>
          <table:table-cell office:value-type="float" office:value="0.450922098732513" calcext:value-type="float">
            <text:p>0.4509220987</text:p>
          </table:table-cell>
          <table:table-cell office:value-type="float" office:value="0.609505057355899" calcext:value-type="float">
            <text:p>0.6095050574</text:p>
          </table:table-cell>
          <table:table-cell office:value-type="float" office:value="-0.07" calcext:value-type="float">
            <text:p>-0.07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0.025" calcext:value-type="float">
            <text:p>10.025</text:p>
          </table:table-cell>
          <table:table-cell/>
          <table:table-cell table:formula="of:=DEGREES(ACOS(COS(RADIANS([.B9]))*COS(RADIANS([.C9]))))" office:value-type="float" office:value="0.650302565984115" calcext:value-type="float">
            <text:p>0.65</text:p>
          </table:table-cell>
          <table:table-cell table:formula="of:=TAN((ACOS(COS(RADIANS([.B9]))*COS(RADIANS([.C9])))))" office:value-type="float" office:value="0.0113504083039749" calcext:value-type="float">
            <text:p>0.0114</text:p>
          </table:table-cell>
          <table:table-cell table:formula="of:=SQRT([.E9]^2+[.F9]^2)" office:value-type="float" office:value="0.122065556157337" calcext:value-type="float">
            <text:p>0.12</text:p>
          </table:table-cell>
          <table:table-cell table:formula="of:=DEGREES(ATAN2([.F9]; [.E9]))" office:value-type="float" office:value="-34.9920201985587" calcext:value-type="float">
            <text:p>-34.99</text:p>
          </table:table-cell>
          <table:table-cell table:style-name="ce9" table:formula="of:=SQRT([.T9])" office:value-type="float" office:value="0.170256124559624" calcext:value-type="float">
            <text:p>0.17</text:p>
          </table:table-cell>
          <table:table-cell table:style-name="ce8" table:formula="of:=DEGREES(ATAN( (-SIN (RADIANS ([.C9])) * COS(RADIANS([.B9]))) / (COS (RADIANS ([.C9])) * SIN(RADIANS([.B9]))) ))" office:value-type="float" office:value="-43.8997930769755" calcext:value-type="float">
            <text:p>-43.90</text:p>
          </table:table-cell>
          <table:table-cell table:style-name="ce11" table:formula="of:=SQRT([.U9]^2+[.V9]^2)" office:value-type="float" office:value="0.291462941529093" calcext:value-type="float">
            <text:p>0.29</text:p>
          </table:table-cell>
          <table:table-cell table:style-name="ce8" table:formula="of:=DEGREES(ATAN2([.V9];[.U9]))" office:value-type="float" office:value="130.181592318606" calcext:value-type="float">
            <text:p>130.18</text:p>
          </table:table-cell>
          <table:table-cell table:style-name="ce8"/>
          <table:table-cell table:style-name="ce13" table:formula="of:=[.K9]*15" office:value-type="float" office:value="0.170256124559624" calcext:value-type="float">
            <text:p>0.17</text:p>
          </table:table-cell>
          <table:table-cell table:style-name="ce8" table:formula="of:=[.K9]^2*225" office:value-type="float" office:value="0.0289871479500623" calcext:value-type="float">
            <text:p>0.03</text:p>
          </table:table-cell>
          <table:table-cell table:style-name="ce8" table:formula="of:=[.L9]*COS(RADIANS([.M9]))+[.N9]*COS(RADIANS([.O9]))" office:value-type="float" office:value="0.222678666178526" calcext:value-type="float">
            <text:p>0.22</text:p>
          </table:table-cell>
          <table:table-cell table:style-name="ce8" table:formula="of:=[.L9]*SIN(RADIANS([.M9]))+[.N9]*SIN(RADIANS([.O9]))" office:value-type="float" office:value="-0.188055464993028" calcext:value-type="float">
            <text:p>-0.19</text:p>
          </table:table-cell>
          <table:table-cell office:value-type="float" office:value="0.195090769795234" calcext:value-type="float">
            <text:p>0.20</text:p>
          </table:table-cell>
          <table:table-cell table:number-columns-repeated="1001"/>
        </table:table-row>
        <table:table-row table:style-name="ro1">
          <table:table-cell office:value-type="float" office:value="829759" calcext:value-type="float">
            <text:p>829759</text:p>
          </table:table-cell>
          <table:table-cell office:value-type="float" office:value="0.490690768453207" calcext:value-type="float">
            <text:p>0.4906907685</text:p>
          </table:table-cell>
          <table:table-cell office:value-type="float" office:value="0.468008137106417" calcext:value-type="float">
            <text:p>0.4680081371</text:p>
          </table:table-cell>
          <table:table-cell office:value-type="float" office:value="0.610236848092442" calcext:value-type="float">
            <text:p>0.6102368481</text:p>
          </table:table-cell>
          <table:table-cell office:value-type="float" office:value="-0.08" calcext:value-type="float">
            <text:p>-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10.025" calcext:value-type="float">
            <text:p>10.025</text:p>
          </table:table-cell>
          <table:table-cell/>
          <table:table-cell table:formula="of:=DEGREES(ACOS(COS(RADIANS([.B10]))*COS(RADIANS([.C10]))))" office:value-type="float" office:value="0.67808826242205" calcext:value-type="float">
            <text:p>0.68</text:p>
          </table:table-cell>
          <table:table-cell table:formula="of:=TAN((ACOS(COS(RADIANS([.B10]))*COS(RADIANS([.C10])))))" office:value-type="float" office:value="0.0118354253767368" calcext:value-type="float">
            <text:p>0.0118</text:p>
          </table:table-cell>
          <table:table-cell table:formula="of:=SQRT([.E10]^2+[.F10]^2)" office:value-type="float" office:value="0.136014705087354" calcext:value-type="float">
            <text:p>0.14</text:p>
          </table:table-cell>
          <table:table-cell table:formula="of:=DEGREES(ATAN2([.F10]; [.E10]))" office:value-type="float" office:value="-36.0273733851036" calcext:value-type="float">
            <text:p>-36.03</text:p>
          </table:table-cell>
          <table:table-cell table:style-name="ce9" table:formula="of:=SQRT([.T10])" office:value-type="float" office:value="0.177531380651051" calcext:value-type="float">
            <text:p>0.18</text:p>
          </table:table-cell>
          <table:table-cell table:style-name="ce8" table:formula="of:=DEGREES(ATAN( (-SIN (RADIANS ([.C10])) * COS(RADIANS([.B10]))) / (COS (RADIANS ([.C10])) * SIN(RADIANS([.B10]))) ))" office:value-type="float" office:value="-43.6445825766226" calcext:value-type="float">
            <text:p>-43.64</text:p>
          </table:table-cell>
          <table:table-cell table:style-name="ce11" table:formula="of:=SQRT([.U10]^2+[.V10]^2)" office:value-type="float" office:value="0.312865774306319" calcext:value-type="float">
            <text:p>0.31</text:p>
          </table:table-cell>
          <table:table-cell table:style-name="ce8" table:formula="of:=DEGREES(ATAN2([.V10];[.U10]))" office:value-type="float" office:value="130.341006783292" calcext:value-type="float">
            <text:p>130.34</text:p>
          </table:table-cell>
          <table:table-cell table:style-name="ce8"/>
          <table:table-cell table:style-name="ce13" table:formula="of:=[.K10]*15" office:value-type="float" office:value="0.177531380651051" calcext:value-type="float">
            <text:p>0.18</text:p>
          </table:table-cell>
          <table:table-cell table:style-name="ce8" table:formula="of:=[.K10]^2*225" office:value-type="float" office:value="0.0315173911158685" calcext:value-type="float">
            <text:p>0.03</text:p>
          </table:table-cell>
          <table:table-cell table:style-name="ce8" table:formula="of:=[.L10]*COS(RADIANS([.M10]))+[.N10]*COS(RADIANS([.O10]))" office:value-type="float" office:value="0.238467927827959" calcext:value-type="float">
            <text:p>0.24</text:p>
          </table:table-cell>
          <table:table-cell table:style-name="ce8" table:formula="of:=[.L10]*SIN(RADIANS([.M10]))+[.N10]*SIN(RADIANS([.O10]))" office:value-type="float" office:value="-0.202529109339205" calcext:value-type="float">
            <text:p>-0.20</text:p>
          </table:table-cell>
          <table:table-cell office:value-type="float" office:value="0.203426478726615" calcext:value-type="float">
            <text:p>0.20</text:p>
          </table:table-cell>
          <table:table-cell table:number-columns-repeated="1001"/>
        </table:table-row>
        <table:table-row table:style-name="ro1">
          <table:table-cell office:value-type="float" office:value="829759" calcext:value-type="float">
            <text:p>829759</text:p>
          </table:table-cell>
          <table:table-cell office:value-type="float" office:value="0.490690768453207" calcext:value-type="float">
            <text:p>0.4906907685</text:p>
          </table:table-cell>
          <table:table-cell office:value-type="float" office:value="0.468008137106417" calcext:value-type="float">
            <text:p>0.4680081371</text:p>
          </table:table-cell>
          <table:table-cell office:value-type="float" office:value="0.610236848092442" calcext:value-type="float">
            <text:p>0.6102368481</text:p>
          </table:table-cell>
          <table:table-cell office:value-type="float" office:value="-0.08" calcext:value-type="float">
            <text:p>-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10.025" calcext:value-type="float">
            <text:p>10.025</text:p>
          </table:table-cell>
          <table:table-cell/>
          <table:table-cell table:formula="of:=DEGREES(ACOS(COS(RADIANS([.B11]))*COS(RADIANS([.C11]))))" office:value-type="float" office:value="0.67808826242205" calcext:value-type="float">
            <text:p>0.68</text:p>
          </table:table-cell>
          <table:table-cell table:formula="of:=TAN((ACOS(COS(RADIANS([.B11]))*COS(RADIANS([.C11])))))" office:value-type="float" office:value="0.0118354253767368" calcext:value-type="float">
            <text:p>0.0118</text:p>
          </table:table-cell>
          <table:table-cell table:formula="of:=SQRT([.E11]^2+[.F11]^2)" office:value-type="float" office:value="0.136014705087354" calcext:value-type="float">
            <text:p>0.14</text:p>
          </table:table-cell>
          <table:table-cell table:formula="of:=DEGREES(ATAN2([.F11]; [.E11]))" office:value-type="float" office:value="-36.0273733851036" calcext:value-type="float">
            <text:p>-36.03</text:p>
          </table:table-cell>
          <table:table-cell table:style-name="ce9" table:formula="of:=SQRT([.T11])" office:value-type="float" office:value="0.177531380651051" calcext:value-type="float">
            <text:p>0.18</text:p>
          </table:table-cell>
          <table:table-cell table:style-name="ce8" table:formula="of:=DEGREES(ATAN( (-SIN (RADIANS ([.C11])) * COS(RADIANS([.B11]))) / (COS (RADIANS ([.C11])) * SIN(RADIANS([.B11]))) ))" office:value-type="float" office:value="-43.6445825766226" calcext:value-type="float">
            <text:p>-43.64</text:p>
          </table:table-cell>
          <table:table-cell table:style-name="ce11" table:formula="of:=SQRT([.U11]^2+[.V11]^2)" office:value-type="float" office:value="0.312865774306319" calcext:value-type="float">
            <text:p>0.31</text:p>
          </table:table-cell>
          <table:table-cell table:style-name="ce8" table:formula="of:=DEGREES(ATAN2([.V11];[.U11]))" office:value-type="float" office:value="130.341006783292" calcext:value-type="float">
            <text:p>130.34</text:p>
          </table:table-cell>
          <table:table-cell table:style-name="ce8"/>
          <table:table-cell table:style-name="ce13" table:formula="of:=[.K11]*15" office:value-type="float" office:value="0.177531380651051" calcext:value-type="float">
            <text:p>0.18</text:p>
          </table:table-cell>
          <table:table-cell table:style-name="ce8" table:formula="of:=[.K11]^2*225" office:value-type="float" office:value="0.0315173911158685" calcext:value-type="float">
            <text:p>0.03</text:p>
          </table:table-cell>
          <table:table-cell table:style-name="ce8" table:formula="of:=[.L11]*COS(RADIANS([.M11]))+[.N11]*COS(RADIANS([.O11]))" office:value-type="float" office:value="0.238467927827959" calcext:value-type="float">
            <text:p>0.24</text:p>
          </table:table-cell>
          <table:table-cell table:style-name="ce8" table:formula="of:=[.L11]*SIN(RADIANS([.M11]))+[.N11]*SIN(RADIANS([.O11]))" office:value-type="float" office:value="-0.202529109339205" calcext:value-type="float">
            <text:p>-0.20</text:p>
          </table:table-cell>
          <table:table-cell office:value-type="float" office:value="0.203426478726615" calcext:value-type="float">
            <text:p>0.20</text:p>
          </table:table-cell>
          <table:table-cell table:number-columns-repeated="1001"/>
        </table:table-row>
        <table:table-row table:style-name="ro1">
          <table:table-cell office:value-type="float" office:value="830010" calcext:value-type="float">
            <text:p>830010</text:p>
          </table:table-cell>
          <table:table-cell office:value-type="float" office:value="0.389632196628197" calcext:value-type="float">
            <text:p>0.3896321966</text:p>
          </table:table-cell>
          <table:table-cell office:value-type="float" office:value="0.468655937860511" calcext:value-type="float">
            <text:p>0.4686559379</text:p>
          </table:table-cell>
          <table:table-cell office:value-type="float" office:value="0.610715228138608" calcext:value-type="float">
            <text:p>0.6107152281</text:p>
          </table:table-cell>
          <table:table-cell office:value-type="float" office:value="-0.08" calcext:value-type="float">
            <text:p>-0.08</text:p>
          </table:table-cell>
          <table:table-cell office:value-type="float" office:value="0.11" calcext:value-type="float">
            <text:p>0.11</text:p>
          </table:table-cell>
          <table:table-cell office:value-type="float" office:value="-0.05" calcext:value-type="float">
            <text:p>-0.05</text:p>
          </table:table-cell>
          <table:table-cell office:value-type="float" office:value="10.033" calcext:value-type="float">
            <text:p>10.033</text:p>
          </table:table-cell>
          <table:table-cell/>
          <table:table-cell table:formula="of:=DEGREES(ACOS(COS(RADIANS([.B12]))*COS(RADIANS([.C12]))))" office:value-type="float" office:value="0.609465545369756" calcext:value-type="float">
            <text:p>0.61</text:p>
          </table:table-cell>
          <table:table-cell table:formula="of:=TAN((ACOS(COS(RADIANS([.B12]))*COS(RADIANS([.C12])))))" office:value-type="float" office:value="0.0106375816599226" calcext:value-type="float">
            <text:p>0.0106</text:p>
          </table:table-cell>
          <table:table-cell table:formula="of:=SQRT([.E12]^2+[.F12]^2)" office:value-type="float" office:value="0.136014705087354" calcext:value-type="float">
            <text:p>0.14</text:p>
          </table:table-cell>
          <table:table-cell table:formula="of:=DEGREES(ATAN2([.F12]; [.E12]))" office:value-type="float" office:value="-36.0273733851036" calcext:value-type="float">
            <text:p>-36.03</text:p>
          </table:table-cell>
          <table:table-cell table:style-name="ce9" table:formula="of:=SQRT([.T12])" office:value-type="float" office:value="0.159563724898838" calcext:value-type="float">
            <text:p>0.16</text:p>
          </table:table-cell>
          <table:table-cell table:style-name="ce8" table:formula="of:=DEGREES(ATAN( (-SIN (RADIANS ([.C12])) * COS(RADIANS([.B12]))) / (COS (RADIANS ([.C12])) * SIN(RADIANS([.B12]))) ))" office:value-type="float" office:value="-50.260662244388" calcext:value-type="float">
            <text:p>-50.26</text:p>
          </table:table-cell>
          <table:table-cell table:style-name="ce11" table:formula="of:=SQRT([.U12]^2+[.V12]^2)" office:value-type="float" office:value="0.293315800546857" calcext:value-type="float">
            <text:p>0.29</text:p>
          </table:table-cell>
          <table:table-cell table:style-name="ce8" table:formula="of:=DEGREES(ATAN2([.V12];[.U12]))" office:value-type="float" office:value="133.713922891895" calcext:value-type="float">
            <text:p>133.71</text:p>
          </table:table-cell>
          <table:table-cell table:style-name="ce8"/>
          <table:table-cell table:style-name="ce13" table:formula="of:=[.K12]*15" office:value-type="float" office:value="0.159563724898838" calcext:value-type="float">
            <text:p>0.16</text:p>
          </table:table-cell>
          <table:table-cell table:style-name="ce8" table:formula="of:=[.K12]^2*225" office:value-type="float" office:value="0.0254605823035922" calcext:value-type="float">
            <text:p>0.03</text:p>
          </table:table-cell>
          <table:table-cell table:style-name="ce8" table:formula="of:=[.L12]*COS(RADIANS([.M12]))+[.N12]*COS(RADIANS([.O12]))" office:value-type="float" office:value="0.212008437694532" calcext:value-type="float">
            <text:p>0.21</text:p>
          </table:table-cell>
          <table:table-cell table:style-name="ce8" table:formula="of:=[.L12]*SIN(RADIANS([.M12]))+[.N12]*SIN(RADIANS([.O12]))" office:value-type="float" office:value="-0.202698251587841" calcext:value-type="float">
            <text:p>-0.20</text:p>
          </table:table-cell>
          <table:table-cell office:value-type="float" office:value="0.182839663610927" calcext:value-type="float">
            <text:p>0.18</text:p>
          </table:table-cell>
          <table:table-cell table:number-columns-repeated="1001"/>
        </table:table-row>
        <table:table-row table:style-name="ro1">
          <table:table-cell office:value-type="float" office:value="830010" calcext:value-type="float">
            <text:p>830010</text:p>
          </table:table-cell>
          <table:table-cell office:value-type="float" office:value="0.389632196628197" calcext:value-type="float">
            <text:p>0.3896321966</text:p>
          </table:table-cell>
          <table:table-cell office:value-type="float" office:value="0.468655937860511" calcext:value-type="float">
            <text:p>0.4686559379</text:p>
          </table:table-cell>
          <table:table-cell office:value-type="float" office:value="0.610715228138608" calcext:value-type="float">
            <text:p>0.6107152281</text:p>
          </table:table-cell>
          <table:table-cell office:value-type="float" office:value="-0.08" calcext:value-type="float">
            <text:p>-0.08</text:p>
          </table:table-cell>
          <table:table-cell office:value-type="float" office:value="0.11" calcext:value-type="float">
            <text:p>0.11</text:p>
          </table:table-cell>
          <table:table-cell office:value-type="float" office:value="-0.05" calcext:value-type="float">
            <text:p>-0.05</text:p>
          </table:table-cell>
          <table:table-cell office:value-type="float" office:value="10.033" calcext:value-type="float">
            <text:p>10.033</text:p>
          </table:table-cell>
          <table:table-cell/>
          <table:table-cell table:formula="of:=DEGREES(ACOS(COS(RADIANS([.B13]))*COS(RADIANS([.C13]))))" office:value-type="float" office:value="0.609465545369756" calcext:value-type="float">
            <text:p>0.61</text:p>
          </table:table-cell>
          <table:table-cell table:formula="of:=TAN((ACOS(COS(RADIANS([.B13]))*COS(RADIANS([.C13])))))" office:value-type="float" office:value="0.0106375816599226" calcext:value-type="float">
            <text:p>0.0106</text:p>
          </table:table-cell>
          <table:table-cell table:formula="of:=SQRT([.E13]^2+[.F13]^2)" office:value-type="float" office:value="0.136014705087354" calcext:value-type="float">
            <text:p>0.14</text:p>
          </table:table-cell>
          <table:table-cell table:formula="of:=DEGREES(ATAN2([.F13]; [.E13]))" office:value-type="float" office:value="-36.0273733851036" calcext:value-type="float">
            <text:p>-36.03</text:p>
          </table:table-cell>
          <table:table-cell table:style-name="ce9" table:formula="of:=SQRT([.T13])" office:value-type="float" office:value="0.159563724898838" calcext:value-type="float">
            <text:p>0.16</text:p>
          </table:table-cell>
          <table:table-cell table:style-name="ce8" table:formula="of:=DEGREES(ATAN( (-SIN (RADIANS ([.C13])) * COS(RADIANS([.B13]))) / (COS (RADIANS ([.C13])) * SIN(RADIANS([.B13]))) ))" office:value-type="float" office:value="-50.260662244388" calcext:value-type="float">
            <text:p>-50.26</text:p>
          </table:table-cell>
          <table:table-cell table:style-name="ce11" table:formula="of:=SQRT([.U13]^2+[.V13]^2)" office:value-type="float" office:value="0.293315800546857" calcext:value-type="float">
            <text:p>0.29</text:p>
          </table:table-cell>
          <table:table-cell table:style-name="ce8" table:formula="of:=DEGREES(ATAN2([.V13];[.U13]))" office:value-type="float" office:value="133.713922891895" calcext:value-type="float">
            <text:p>133.71</text:p>
          </table:table-cell>
          <table:table-cell table:style-name="ce8"/>
          <table:table-cell table:style-name="ce13" table:formula="of:=[.K13]*15" office:value-type="float" office:value="0.159563724898838" calcext:value-type="float">
            <text:p>0.16</text:p>
          </table:table-cell>
          <table:table-cell table:style-name="ce8" table:formula="of:=[.K13]^2*225" office:value-type="float" office:value="0.0254605823035922" calcext:value-type="float">
            <text:p>0.03</text:p>
          </table:table-cell>
          <table:table-cell table:style-name="ce8" table:formula="of:=[.L13]*COS(RADIANS([.M13]))+[.N13]*COS(RADIANS([.O13]))" office:value-type="float" office:value="0.212008437694532" calcext:value-type="float">
            <text:p>0.21</text:p>
          </table:table-cell>
          <table:table-cell table:style-name="ce8" table:formula="of:=[.L13]*SIN(RADIANS([.M13]))+[.N13]*SIN(RADIANS([.O13]))" office:value-type="float" office:value="-0.202698251587841" calcext:value-type="float">
            <text:p>-0.20</text:p>
          </table:table-cell>
          <table:table-cell office:value-type="float" office:value="0.182839663610927" calcext:value-type="float">
            <text:p>0.18</text:p>
          </table:table-cell>
          <table:table-cell table:number-columns-repeated="1001"/>
        </table:table-row>
        <table:table-row table:style-name="ro1">
          <table:table-cell office:value-type="float" office:value="830260" calcext:value-type="float">
            <text:p>830260</text:p>
          </table:table-cell>
          <table:table-cell office:value-type="float" office:value="0.34551048193081" calcext:value-type="float">
            <text:p>0.3455104819</text:p>
          </table:table-cell>
          <table:table-cell office:value-type="float" office:value="0.560476465389666" calcext:value-type="float">
            <text:p>0.5604764654</text:p>
          </table:table-cell>
          <table:table-cell office:value-type="float" office:value="0.613784170870912" calcext:value-type="float">
            <text:p>0.6137841709</text:p>
          </table:table-cell>
          <table:table-cell office:value-type="float" office:value="-0.09" calcext:value-type="float">
            <text:p>-0.09</text:p>
          </table:table-cell>
          <table:table-cell office:value-type="float" office:value="0.11" calcext:value-type="float">
            <text:p>0.1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061" calcext:value-type="float">
            <text:p>10.061</text:p>
          </table:table-cell>
          <table:table-cell/>
          <table:table-cell table:formula="of:=DEGREES(ACOS(COS(RADIANS([.B14]))*COS(RADIANS([.C14]))))" office:value-type="float" office:value="0.658412905080254" calcext:value-type="float">
            <text:p>0.66</text:p>
          </table:table-cell>
          <table:table-cell table:formula="of:=TAN((ACOS(COS(RADIANS([.B14]))*COS(RADIANS([.C14])))))" office:value-type="float" office:value="0.0114919788894692" calcext:value-type="float">
            <text:p>0.0115</text:p>
          </table:table-cell>
          <table:table-cell table:formula="of:=SQRT([.E14]^2+[.F14]^2)" office:value-type="float" office:value="0.142126704035519" calcext:value-type="float">
            <text:p>0.14</text:p>
          </table:table-cell>
          <table:table-cell table:formula="of:=DEGREES(ATAN2([.F14]; [.E14]))" office:value-type="float" office:value="-39.2894068625004" calcext:value-type="float">
            <text:p>-39.29</text:p>
          </table:table-cell>
          <table:table-cell table:style-name="ce9" table:formula="of:=SQRT([.T14])" office:value-type="float" office:value="0.172379683342039" calcext:value-type="float">
            <text:p>0.17</text:p>
          </table:table-cell>
          <table:table-cell table:style-name="ce8" table:formula="of:=DEGREES(ATAN( (-SIN (RADIANS ([.C14])) * COS(RADIANS([.B14]))) / (COS (RADIANS ([.C14])) * SIN(RADIANS([.B14]))) ))" office:value-type="float" office:value="-58.3483968622563" calcext:value-type="float">
            <text:p>-58.35</text:p>
          </table:table-cell>
          <table:table-cell table:style-name="ce11" table:formula="of:=SQRT([.U14]^2+[.V14]^2)" office:value-type="float" office:value="0.310206794763421" calcext:value-type="float">
            <text:p>0.31</text:p>
          </table:table-cell>
          <table:table-cell table:style-name="ce8" table:formula="of:=DEGREES(ATAN2([.V14];[.U14]))" office:value-type="float" office:value="139.744029081966" calcext:value-type="float">
            <text:p>139.74</text:p>
          </table:table-cell>
          <table:table-cell table:style-name="ce8"/>
          <table:table-cell table:style-name="ce13" table:formula="of:=[.K14]*15" office:value-type="float" office:value="0.172379683342039" calcext:value-type="float">
            <text:p>0.17</text:p>
          </table:table-cell>
          <table:table-cell table:style-name="ce8" table:formula="of:=[.K14]^2*225" office:value-type="float" office:value="0.0297147552291015" calcext:value-type="float">
            <text:p>0.03</text:p>
          </table:table-cell>
          <table:table-cell table:style-name="ce8" table:formula="of:=[.L14]*COS(RADIANS([.M14]))+[.N14]*COS(RADIANS([.O14]))" office:value-type="float" office:value="0.200456720921319" calcext:value-type="float">
            <text:p>0.20</text:p>
          </table:table-cell>
          <table:table-cell table:style-name="ce8" table:formula="of:=[.L14]*SIN(RADIANS([.M14]))+[.N14]*SIN(RADIANS([.O14]))" office:value-type="float" office:value="-0.236739009364463" calcext:value-type="float">
            <text:p>-0.24</text:p>
          </table:table-cell>
          <table:table-cell office:value-type="float" office:value="0.197523871524076" calcext:value-type="float">
            <text:p>0.20</text:p>
          </table:table-cell>
          <table:table-cell table:number-columns-repeated="1001"/>
        </table:table-row>
        <table:table-row table:style-name="ro1">
          <table:table-cell office:value-type="float" office:value="830260" calcext:value-type="float">
            <text:p>830260</text:p>
          </table:table-cell>
          <table:table-cell office:value-type="float" office:value="0.34551048193081" calcext:value-type="float">
            <text:p>0.3455104819</text:p>
          </table:table-cell>
          <table:table-cell office:value-type="float" office:value="0.560476465389666" calcext:value-type="float">
            <text:p>0.5604764654</text:p>
          </table:table-cell>
          <table:table-cell office:value-type="float" office:value="0.613784170870912" calcext:value-type="float">
            <text:p>0.6137841709</text:p>
          </table:table-cell>
          <table:table-cell office:value-type="float" office:value="-0.09" calcext:value-type="float">
            <text:p>-0.09</text:p>
          </table:table-cell>
          <table:table-cell office:value-type="float" office:value="0.11" calcext:value-type="float">
            <text:p>0.1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061" calcext:value-type="float">
            <text:p>10.061</text:p>
          </table:table-cell>
          <table:table-cell/>
          <table:table-cell table:formula="of:=DEGREES(ACOS(COS(RADIANS([.B15]))*COS(RADIANS([.C15]))))" office:value-type="float" office:value="0.658412905080254" calcext:value-type="float">
            <text:p>0.66</text:p>
          </table:table-cell>
          <table:table-cell table:formula="of:=TAN((ACOS(COS(RADIANS([.B15]))*COS(RADIANS([.C15])))))" office:value-type="float" office:value="0.0114919788894692" calcext:value-type="float">
            <text:p>0.0115</text:p>
          </table:table-cell>
          <table:table-cell table:formula="of:=SQRT([.E15]^2+[.F15]^2)" office:value-type="float" office:value="0.142126704035519" calcext:value-type="float">
            <text:p>0.14</text:p>
          </table:table-cell>
          <table:table-cell table:formula="of:=DEGREES(ATAN2([.F15]; [.E15]))" office:value-type="float" office:value="-39.2894068625004" calcext:value-type="float">
            <text:p>-39.29</text:p>
          </table:table-cell>
          <table:table-cell table:style-name="ce9" table:formula="of:=SQRT([.T15])" office:value-type="float" office:value="0.172379683342039" calcext:value-type="float">
            <text:p>0.17</text:p>
          </table:table-cell>
          <table:table-cell table:style-name="ce8" table:formula="of:=DEGREES(ATAN( (-SIN (RADIANS ([.C15])) * COS(RADIANS([.B15]))) / (COS (RADIANS ([.C15])) * SIN(RADIANS([.B15]))) ))" office:value-type="float" office:value="-58.3483968622563" calcext:value-type="float">
            <text:p>-58.35</text:p>
          </table:table-cell>
          <table:table-cell table:style-name="ce11" table:formula="of:=SQRT([.U15]^2+[.V15]^2)" office:value-type="float" office:value="0.310206794763421" calcext:value-type="float">
            <text:p>0.31</text:p>
          </table:table-cell>
          <table:table-cell table:style-name="ce8" table:formula="of:=DEGREES(ATAN2([.V15];[.U15]))" office:value-type="float" office:value="139.744029081966" calcext:value-type="float">
            <text:p>139.74</text:p>
          </table:table-cell>
          <table:table-cell table:style-name="ce8"/>
          <table:table-cell table:style-name="ce13" table:formula="of:=[.K15]*15" office:value-type="float" office:value="0.172379683342039" calcext:value-type="float">
            <text:p>0.17</text:p>
          </table:table-cell>
          <table:table-cell table:style-name="ce8" table:formula="of:=[.K15]^2*225" office:value-type="float" office:value="0.0297147552291015" calcext:value-type="float">
            <text:p>0.03</text:p>
          </table:table-cell>
          <table:table-cell table:style-name="ce8" table:formula="of:=[.L15]*COS(RADIANS([.M15]))+[.N15]*COS(RADIANS([.O15]))" office:value-type="float" office:value="0.200456720921319" calcext:value-type="float">
            <text:p>0.20</text:p>
          </table:table-cell>
          <table:table-cell table:style-name="ce8" table:formula="of:=[.L15]*SIN(RADIANS([.M15]))+[.N15]*SIN(RADIANS([.O15]))" office:value-type="float" office:value="-0.236739009364463" calcext:value-type="float">
            <text:p>-0.24</text:p>
          </table:table-cell>
          <table:table-cell office:value-type="float" office:value="0.197523871524076" calcext:value-type="float">
            <text:p>0.20</text:p>
          </table:table-cell>
          <table:table-cell table:number-columns-repeated="1001"/>
        </table:table-row>
        <table:table-row table:style-name="ro1">
          <table:table-cell office:value-type="float" office:value="830510" calcext:value-type="float">
            <text:p>830510</text:p>
          </table:table-cell>
          <table:table-cell office:value-type="float" office:value="0.394739497260501" calcext:value-type="float">
            <text:p>0.3947394973</text:p>
          </table:table-cell>
          <table:table-cell office:value-type="float" office:value="0.560908955102346" calcext:value-type="float">
            <text:p>0.5609089551</text:p>
          </table:table-cell>
          <table:table-cell office:value-type="float" office:value="0.616295065803685" calcext:value-type="float">
            <text:p>0.6162950658</text:p>
          </table:table-cell>
          <table:table-cell office:value-type="float" office:value="-0.09" calcext:value-type="float">
            <text:p>-0.09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0.098" calcext:value-type="float">
            <text:p>10.098</text:p>
          </table:table-cell>
          <table:table-cell/>
          <table:table-cell table:formula="of:=DEGREES(ACOS(COS(RADIANS([.B16]))*COS(RADIANS([.C16]))))" office:value-type="float" office:value="0.685881293476697" calcext:value-type="float">
            <text:p>0.69</text:p>
          </table:table-cell>
          <table:table-cell table:formula="of:=TAN((ACOS(COS(RADIANS([.B16]))*COS(RADIANS([.C16])))))" office:value-type="float" office:value="0.0119714586996538" calcext:value-type="float">
            <text:p>0.0120</text:p>
          </table:table-cell>
          <table:table-cell table:formula="of:=SQRT([.E16]^2+[.F16]^2)" office:value-type="float" office:value="0.15" calcext:value-type="float">
            <text:p>0.15</text:p>
          </table:table-cell>
          <table:table-cell table:formula="of:=DEGREES(ATAN2([.F16]; [.E16]))" office:value-type="float" office:value="-36.869897645844" calcext:value-type="float">
            <text:p>-36.87</text:p>
          </table:table-cell>
          <table:table-cell table:style-name="ce9" table:formula="of:=SQRT([.T16])" office:value-type="float" office:value="0.179571880494807" calcext:value-type="float">
            <text:p>0.18</text:p>
          </table:table-cell>
          <table:table-cell table:style-name="ce8" table:formula="of:=DEGREES(ATAN( (-SIN (RADIANS ([.C16])) * COS(RADIANS([.B16]))) / (COS (RADIANS ([.C16])) * SIN(RADIANS([.B16]))) ))" office:value-type="float" office:value="-54.8644800342059" calcext:value-type="float">
            <text:p>-54.86</text:p>
          </table:table-cell>
          <table:table-cell table:style-name="ce11" table:formula="of:=SQRT([.U16]^2+[.V16]^2)" office:value-type="float" office:value="0.325549591065919" calcext:value-type="float">
            <text:p>0.33</text:p>
          </table:table-cell>
          <table:table-cell table:style-name="ce8" table:formula="of:=DEGREES(ATAN2([.V16];[.U16]))" office:value-type="float" office:value="136.681146498821" calcext:value-type="float">
            <text:p>136.68</text:p>
          </table:table-cell>
          <table:table-cell table:style-name="ce8"/>
          <table:table-cell table:style-name="ce13" table:formula="of:=[.K16]*15" office:value-type="float" office:value="0.179571880494807" calcext:value-type="float">
            <text:p>0.18</text:p>
          </table:table-cell>
          <table:table-cell table:style-name="ce8" table:formula="of:=[.K16]^2*225" office:value-type="float" office:value="0.0322460602644413" calcext:value-type="float">
            <text:p>0.03</text:p>
          </table:table-cell>
          <table:table-cell table:style-name="ce8" table:formula="of:=[.L16]*COS(RADIANS([.M16]))+[.N16]*COS(RADIANS([.O16]))" office:value-type="float" office:value="0.223345834136761" calcext:value-type="float">
            <text:p>0.22</text:p>
          </table:table-cell>
          <table:table-cell table:style-name="ce8" table:formula="of:=[.L16]*SIN(RADIANS([.M16]))+[.N16]*SIN(RADIANS([.O16]))" office:value-type="float" office:value="-0.23685264325513" calcext:value-type="float">
            <text:p>-0.24</text:p>
          </table:table-cell>
          <table:table-cell office:value-type="float" office:value="0.205764388043009" calcext:value-type="float">
            <text:p>0.21</text:p>
          </table:table-cell>
          <table:table-cell table:number-columns-repeated="1001"/>
        </table:table-row>
        <table:table-row table:style-name="ro1">
          <table:table-cell office:value-type="float" office:value="830510" calcext:value-type="float">
            <text:p>830510</text:p>
          </table:table-cell>
          <table:table-cell office:value-type="float" office:value="0.394739497260501" calcext:value-type="float">
            <text:p>0.3947394973</text:p>
          </table:table-cell>
          <table:table-cell office:value-type="float" office:value="0.560908955102346" calcext:value-type="float">
            <text:p>0.5609089551</text:p>
          </table:table-cell>
          <table:table-cell office:value-type="float" office:value="0.616295065803685" calcext:value-type="float">
            <text:p>0.6162950658</text:p>
          </table:table-cell>
          <table:table-cell office:value-type="float" office:value="-0.09" calcext:value-type="float">
            <text:p>-0.09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0.098" calcext:value-type="float">
            <text:p>10.098</text:p>
          </table:table-cell>
          <table:table-cell/>
          <table:table-cell table:formula="of:=DEGREES(ACOS(COS(RADIANS([.B17]))*COS(RADIANS([.C17]))))" office:value-type="float" office:value="0.685881293476697" calcext:value-type="float">
            <text:p>0.69</text:p>
          </table:table-cell>
          <table:table-cell table:formula="of:=TAN((ACOS(COS(RADIANS([.B17]))*COS(RADIANS([.C17])))))" office:value-type="float" office:value="0.0119714586996538" calcext:value-type="float">
            <text:p>0.0120</text:p>
          </table:table-cell>
          <table:table-cell table:formula="of:=SQRT([.E17]^2+[.F17]^2)" office:value-type="float" office:value="0.15" calcext:value-type="float">
            <text:p>0.15</text:p>
          </table:table-cell>
          <table:table-cell table:formula="of:=DEGREES(ATAN2([.F17]; [.E17]))" office:value-type="float" office:value="-36.869897645844" calcext:value-type="float">
            <text:p>-36.87</text:p>
          </table:table-cell>
          <table:table-cell table:style-name="ce9" table:formula="of:=SQRT([.T17])" office:value-type="float" office:value="0.179571880494807" calcext:value-type="float">
            <text:p>0.18</text:p>
          </table:table-cell>
          <table:table-cell table:style-name="ce8" table:formula="of:=DEGREES(ATAN( (-SIN (RADIANS ([.C17])) * COS(RADIANS([.B17]))) / (COS (RADIANS ([.C17])) * SIN(RADIANS([.B17]))) ))" office:value-type="float" office:value="-54.8644800342059" calcext:value-type="float">
            <text:p>-54.86</text:p>
          </table:table-cell>
          <table:table-cell table:style-name="ce11" table:formula="of:=SQRT([.U17]^2+[.V17]^2)" office:value-type="float" office:value="0.325549591065919" calcext:value-type="float">
            <text:p>0.33</text:p>
          </table:table-cell>
          <table:table-cell table:style-name="ce8" table:formula="of:=DEGREES(ATAN2([.V17];[.U17]))" office:value-type="float" office:value="136.681146498821" calcext:value-type="float">
            <text:p>136.68</text:p>
          </table:table-cell>
          <table:table-cell table:style-name="ce8"/>
          <table:table-cell table:style-name="ce13" table:formula="of:=[.K17]*15" office:value-type="float" office:value="0.179571880494807" calcext:value-type="float">
            <text:p>0.18</text:p>
          </table:table-cell>
          <table:table-cell table:style-name="ce8" table:formula="of:=[.K17]^2*225" office:value-type="float" office:value="0.0322460602644413" calcext:value-type="float">
            <text:p>0.03</text:p>
          </table:table-cell>
          <table:table-cell table:style-name="ce8" table:formula="of:=[.L17]*COS(RADIANS([.M17]))+[.N17]*COS(RADIANS([.O17]))" office:value-type="float" office:value="0.223345834136761" calcext:value-type="float">
            <text:p>0.22</text:p>
          </table:table-cell>
          <table:table-cell table:style-name="ce8" table:formula="of:=[.L17]*SIN(RADIANS([.M17]))+[.N17]*SIN(RADIANS([.O17]))" office:value-type="float" office:value="-0.23685264325513" calcext:value-type="float">
            <text:p>-0.24</text:p>
          </table:table-cell>
          <table:table-cell office:value-type="float" office:value="0.205764388043009" calcext:value-type="float">
            <text:p>0.21</text:p>
          </table:table-cell>
          <table:table-cell table:number-columns-repeated="1001"/>
        </table:table-row>
        <table:table-row table:style-name="ro1">
          <table:table-cell office:value-type="float" office:value="830760" calcext:value-type="float">
            <text:p>830760</text:p>
          </table:table-cell>
          <table:table-cell office:value-type="float" office:value="0.377724081975397" calcext:value-type="float">
            <text:p>0.377724082</text:p>
          </table:table-cell>
          <table:table-cell office:value-type="float" office:value="0.577788540336416" calcext:value-type="float">
            <text:p>0.5777885403</text:p>
          </table:table-cell>
          <table:table-cell office:value-type="float" office:value="0.614618734610123" calcext:value-type="float">
            <text:p>0.6146187346</text:p>
          </table:table-cell>
          <table:table-cell office:value-type="float" office:value="-0.09" calcext:value-type="float">
            <text:p>-0.09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0.138" calcext:value-type="float">
            <text:p>10.138</text:p>
          </table:table-cell>
          <table:table-cell/>
          <table:table-cell table:formula="of:=DEGREES(ACOS(COS(RADIANS([.B18]))*COS(RADIANS([.C18]))))" office:value-type="float" office:value="0.690297213538183" calcext:value-type="float">
            <text:p>0.69</text:p>
          </table:table-cell>
          <table:table-cell table:formula="of:=TAN((ACOS(COS(RADIANS([.B18]))*COS(RADIANS([.C18])))))" office:value-type="float" office:value="0.0120485421611932" calcext:value-type="float">
            <text:p>0.0120</text:p>
          </table:table-cell>
          <table:table-cell table:formula="of:=SQRT([.E18]^2+[.F18]^2)" office:value-type="float" office:value="0.15" calcext:value-type="float">
            <text:p>0.15</text:p>
          </table:table-cell>
          <table:table-cell table:formula="of:=DEGREES(ATAN2([.F18]; [.E18]))" office:value-type="float" office:value="-36.869897645844" calcext:value-type="float">
            <text:p>-36.87</text:p>
          </table:table-cell>
          <table:table-cell table:style-name="ce9" table:formula="of:=SQRT([.T18])" office:value-type="float" office:value="0.180728132417898" calcext:value-type="float">
            <text:p>0.18</text:p>
          </table:table-cell>
          <table:table-cell table:style-name="ce8" table:formula="of:=DEGREES(ATAN( (-SIN (RADIANS ([.C18])) * COS(RADIANS([.B18]))) / (COS (RADIANS ([.C18])) * SIN(RADIANS([.B18]))) ))" office:value-type="float" office:value="-56.826216800999" calcext:value-type="float">
            <text:p>-56.83</text:p>
          </table:table-cell>
          <table:table-cell table:style-name="ce11" table:formula="of:=SQRT([.U18]^2+[.V18]^2)" office:value-type="float" office:value="0.325769010313402" calcext:value-type="float">
            <text:p>0.33</text:p>
          </table:table-cell>
          <table:table-cell table:style-name="ce8" table:formula="of:=DEGREES(ATAN2([.V18];[.U18]))" office:value-type="float" office:value="137.784537601342" calcext:value-type="float">
            <text:p>137.78</text:p>
          </table:table-cell>
          <table:table-cell table:style-name="ce8"/>
          <table:table-cell table:style-name="ce13" table:formula="of:=[.K18]*15" office:value-type="float" office:value="0.180728132417898" calcext:value-type="float">
            <text:p>0.18</text:p>
          </table:table-cell>
          <table:table-cell table:style-name="ce8" table:formula="of:=[.K18]^2*225" office:value-type="float" office:value="0.0326626578472614" calcext:value-type="float">
            <text:p>0.03</text:p>
          </table:table-cell>
          <table:table-cell table:style-name="ce8" table:formula="of:=[.L18]*COS(RADIANS([.M18]))+[.N18]*COS(RADIANS([.O18]))" office:value-type="float" office:value="0.218890871610914" calcext:value-type="float">
            <text:p>0.22</text:p>
          </table:table-cell>
          <table:table-cell table:style-name="ce8" table:formula="of:=[.L18]*SIN(RADIANS([.M18]))+[.N18]*SIN(RADIANS([.O18]))" office:value-type="float" office:value="-0.241272116926072" calcext:value-type="float">
            <text:p>-0.24</text:p>
          </table:table-cell>
          <table:table-cell office:value-type="float" office:value="0.207089164061455" calcext:value-type="float">
            <text:p>0.21</text:p>
          </table:table-cell>
          <table:table-cell table:number-columns-repeated="1001"/>
        </table:table-row>
        <table:table-row table:style-name="ro1">
          <table:table-cell office:value-type="float" office:value="830760" calcext:value-type="float">
            <text:p>830760</text:p>
          </table:table-cell>
          <table:table-cell office:value-type="float" office:value="0.377724081975397" calcext:value-type="float">
            <text:p>0.377724082</text:p>
          </table:table-cell>
          <table:table-cell office:value-type="float" office:value="0.577788540336416" calcext:value-type="float">
            <text:p>0.5777885403</text:p>
          </table:table-cell>
          <table:table-cell office:value-type="float" office:value="0.614618734610123" calcext:value-type="float">
            <text:p>0.6146187346</text:p>
          </table:table-cell>
          <table:table-cell office:value-type="float" office:value="-0.09" calcext:value-type="float">
            <text:p>-0.09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0.138" calcext:value-type="float">
            <text:p>10.138</text:p>
          </table:table-cell>
          <table:table-cell/>
          <table:table-cell table:formula="of:=DEGREES(ACOS(COS(RADIANS([.B19]))*COS(RADIANS([.C19]))))" office:value-type="float" office:value="0.690297213538183" calcext:value-type="float">
            <text:p>0.69</text:p>
          </table:table-cell>
          <table:table-cell table:formula="of:=TAN((ACOS(COS(RADIANS([.B19]))*COS(RADIANS([.C19])))))" office:value-type="float" office:value="0.0120485421611932" calcext:value-type="float">
            <text:p>0.0120</text:p>
          </table:table-cell>
          <table:table-cell table:formula="of:=SQRT([.E19]^2+[.F19]^2)" office:value-type="float" office:value="0.15" calcext:value-type="float">
            <text:p>0.15</text:p>
          </table:table-cell>
          <table:table-cell table:formula="of:=DEGREES(ATAN2([.F19]; [.E19]))" office:value-type="float" office:value="-36.869897645844" calcext:value-type="float">
            <text:p>-36.87</text:p>
          </table:table-cell>
          <table:table-cell table:style-name="ce9" table:formula="of:=SQRT([.T19])" office:value-type="float" office:value="0.180728132417898" calcext:value-type="float">
            <text:p>0.18</text:p>
          </table:table-cell>
          <table:table-cell table:style-name="ce8" table:formula="of:=DEGREES(ATAN( (-SIN (RADIANS ([.C19])) * COS(RADIANS([.B19]))) / (COS (RADIANS ([.C19])) * SIN(RADIANS([.B19]))) ))" office:value-type="float" office:value="-56.826216800999" calcext:value-type="float">
            <text:p>-56.83</text:p>
          </table:table-cell>
          <table:table-cell table:style-name="ce11" table:formula="of:=SQRT([.U19]^2+[.V19]^2)" office:value-type="float" office:value="0.325769010313402" calcext:value-type="float">
            <text:p>0.33</text:p>
          </table:table-cell>
          <table:table-cell table:style-name="ce8" table:formula="of:=DEGREES(ATAN2([.V19];[.U19]))" office:value-type="float" office:value="137.784537601342" calcext:value-type="float">
            <text:p>137.78</text:p>
          </table:table-cell>
          <table:table-cell table:style-name="ce8"/>
          <table:table-cell table:style-name="ce13" table:formula="of:=[.K19]*15" office:value-type="float" office:value="0.180728132417898" calcext:value-type="float">
            <text:p>0.18</text:p>
          </table:table-cell>
          <table:table-cell table:style-name="ce8" table:formula="of:=[.K19]^2*225" office:value-type="float" office:value="0.0326626578472614" calcext:value-type="float">
            <text:p>0.03</text:p>
          </table:table-cell>
          <table:table-cell table:style-name="ce8" table:formula="of:=[.L19]*COS(RADIANS([.M19]))+[.N19]*COS(RADIANS([.O19]))" office:value-type="float" office:value="0.218890871610914" calcext:value-type="float">
            <text:p>0.22</text:p>
          </table:table-cell>
          <table:table-cell table:style-name="ce8" table:formula="of:=[.L19]*SIN(RADIANS([.M19]))+[.N19]*SIN(RADIANS([.O19]))" office:value-type="float" office:value="-0.241272116926072" calcext:value-type="float">
            <text:p>-0.24</text:p>
          </table:table-cell>
          <table:table-cell office:value-type="float" office:value="0.207089164061455" calcext:value-type="float">
            <text:p>0.21</text:p>
          </table:table-cell>
          <table:table-cell table:number-columns-repeated="1001"/>
        </table:table-row>
        <table:table-row table:style-name="ro1">
          <table:table-cell office:value-type="float" office:value="831009" calcext:value-type="float">
            <text:p>831009</text:p>
          </table:table-cell>
          <table:table-cell office:value-type="float" office:value="0.350180437012822" calcext:value-type="float">
            <text:p>0.350180437</text:p>
          </table:table-cell>
          <table:table-cell office:value-type="float" office:value="0.562744408359228" calcext:value-type="float">
            <text:p>0.5627444084</text:p>
          </table:table-cell>
          <table:table-cell office:value-type="float" office:value="0.610988489066261" calcext:value-type="float">
            <text:p>0.6109884891</text:p>
          </table:table-cell>
          <table:table-cell office:value-type="float" office:value="-0.09" calcext:value-type="float">
            <text:p>-0.09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0.178" calcext:value-type="float">
            <text:p>10.178</text:p>
          </table:table-cell>
          <table:table-cell/>
          <table:table-cell table:formula="of:=DEGREES(ACOS(COS(RADIANS([.B20]))*COS(RADIANS([.C20]))))" office:value-type="float" office:value="0.662799867572664" calcext:value-type="float">
            <text:p>0.66</text:p>
          </table:table-cell>
          <table:table-cell table:formula="of:=TAN((ACOS(COS(RADIANS([.B20]))*COS(RADIANS([.C20])))))" office:value-type="float" office:value="0.0115685560085108" calcext:value-type="float">
            <text:p>0.0116</text:p>
          </table:table-cell>
          <table:table-cell table:formula="of:=SQRT([.E20]^2+[.F20]^2)" office:value-type="float" office:value="0.158113883008419" calcext:value-type="float">
            <text:p>0.16</text:p>
          </table:table-cell>
          <table:table-cell table:formula="of:=DEGREES(ATAN2([.F20]; [.E20]))" office:value-type="float" office:value="-34.695153531234" calcext:value-type="float">
            <text:p>-34.70</text:p>
          </table:table-cell>
          <table:table-cell table:style-name="ce9" table:formula="of:=SQRT([.T20])" office:value-type="float" office:value="0.173528340127662" calcext:value-type="float">
            <text:p>0.17</text:p>
          </table:table-cell>
          <table:table-cell table:style-name="ce8" table:formula="of:=DEGREES(ATAN( (-SIN (RADIANS ([.C20])) * COS(RADIANS([.B20]))) / (COS (RADIANS ([.C20])) * SIN(RADIANS([.B20]))) ))" office:value-type="float" office:value="-58.1076330627085" calcext:value-type="float">
            <text:p>-58.11</text:p>
          </table:table-cell>
          <table:table-cell table:style-name="ce11" table:formula="of:=SQRT([.U20]^2+[.V20]^2)" office:value-type="float" office:value="0.324759363386183" calcext:value-type="float">
            <text:p>0.32</text:p>
          </table:table-cell>
          <table:table-cell table:style-name="ce8" table:formula="of:=DEGREES(ATAN2([.V20];[.U20]))" office:value-type="float" office:value="136.953172039312" calcext:value-type="float">
            <text:p>136.95</text:p>
          </table:table-cell>
          <table:table-cell table:style-name="ce8"/>
          <table:table-cell table:style-name="ce13" table:formula="of:=[.K20]*15" office:value-type="float" office:value="0.173528340127662" calcext:value-type="float">
            <text:p>0.17</text:p>
          </table:table-cell>
          <table:table-cell table:style-name="ce8" table:formula="of:=[.K20]^2*225" office:value-type="float" office:value="0.0301120848274615" calcext:value-type="float">
            <text:p>0.03</text:p>
          </table:table-cell>
          <table:table-cell table:style-name="ce8" table:formula="of:=[.L20]*COS(RADIANS([.M20]))+[.N20]*COS(RADIANS([.O20]))" office:value-type="float" office:value="0.221679399907936" calcext:value-type="float">
            <text:p>0.22</text:p>
          </table:table-cell>
          <table:table-cell table:style-name="ce8" table:formula="of:=[.L20]*SIN(RADIANS([.M20]))+[.N20]*SIN(RADIANS([.O20]))" office:value-type="float" office:value="-0.237332862797077" calcext:value-type="float">
            <text:p>-0.24</text:p>
          </table:table-cell>
          <table:table-cell office:value-type="float" office:value="0.198839960271799" calcext:value-type="float">
            <text:p>0.20</text:p>
          </table:table-cell>
          <table:table-cell table:number-columns-repeated="1001"/>
        </table:table-row>
        <table:table-row table:style-name="ro1">
          <table:table-cell office:value-type="float" office:value="831009" calcext:value-type="float">
            <text:p>831009</text:p>
          </table:table-cell>
          <table:table-cell office:value-type="float" office:value="0.350180437012822" calcext:value-type="float">
            <text:p>0.350180437</text:p>
          </table:table-cell>
          <table:table-cell office:value-type="float" office:value="0.562744408359228" calcext:value-type="float">
            <text:p>0.5627444084</text:p>
          </table:table-cell>
          <table:table-cell office:value-type="float" office:value="0.610988489066261" calcext:value-type="float">
            <text:p>0.6109884891</text:p>
          </table:table-cell>
          <table:table-cell office:value-type="float" office:value="-0.09" calcext:value-type="float">
            <text:p>-0.09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0.178" calcext:value-type="float">
            <text:p>10.178</text:p>
          </table:table-cell>
          <table:table-cell/>
          <table:table-cell table:formula="of:=DEGREES(ACOS(COS(RADIANS([.B21]))*COS(RADIANS([.C21]))))" office:value-type="float" office:value="0.662799867572664" calcext:value-type="float">
            <text:p>0.66</text:p>
          </table:table-cell>
          <table:table-cell table:formula="of:=TAN((ACOS(COS(RADIANS([.B21]))*COS(RADIANS([.C21])))))" office:value-type="float" office:value="0.0115685560085108" calcext:value-type="float">
            <text:p>0.0116</text:p>
          </table:table-cell>
          <table:table-cell table:formula="of:=SQRT([.E21]^2+[.F21]^2)" office:value-type="float" office:value="0.158113883008419" calcext:value-type="float">
            <text:p>0.16</text:p>
          </table:table-cell>
          <table:table-cell table:formula="of:=DEGREES(ATAN2([.F21]; [.E21]))" office:value-type="float" office:value="-34.695153531234" calcext:value-type="float">
            <text:p>-34.70</text:p>
          </table:table-cell>
          <table:table-cell table:style-name="ce9" table:formula="of:=SQRT([.T21])" office:value-type="float" office:value="0.173528340127662" calcext:value-type="float">
            <text:p>0.17</text:p>
          </table:table-cell>
          <table:table-cell table:style-name="ce8" table:formula="of:=DEGREES(ATAN( (-SIN (RADIANS ([.C21])) * COS(RADIANS([.B21]))) / (COS (RADIANS ([.C21])) * SIN(RADIANS([.B21]))) ))" office:value-type="float" office:value="-58.1076330627085" calcext:value-type="float">
            <text:p>-58.11</text:p>
          </table:table-cell>
          <table:table-cell table:style-name="ce11" table:formula="of:=SQRT([.U21]^2+[.V21]^2)" office:value-type="float" office:value="0.324759363386183" calcext:value-type="float">
            <text:p>0.32</text:p>
          </table:table-cell>
          <table:table-cell table:style-name="ce8" table:formula="of:=DEGREES(ATAN2([.V21];[.U21]))" office:value-type="float" office:value="136.953172039312" calcext:value-type="float">
            <text:p>136.95</text:p>
          </table:table-cell>
          <table:table-cell table:style-name="ce8"/>
          <table:table-cell table:style-name="ce13" table:formula="of:=[.K21]*15" office:value-type="float" office:value="0.173528340127662" calcext:value-type="float">
            <text:p>0.17</text:p>
          </table:table-cell>
          <table:table-cell table:style-name="ce8" table:formula="of:=[.K21]^2*225" office:value-type="float" office:value="0.0301120848274615" calcext:value-type="float">
            <text:p>0.03</text:p>
          </table:table-cell>
          <table:table-cell table:style-name="ce8" table:formula="of:=[.L21]*COS(RADIANS([.M21]))+[.N21]*COS(RADIANS([.O21]))" office:value-type="float" office:value="0.221679399907936" calcext:value-type="float">
            <text:p>0.22</text:p>
          </table:table-cell>
          <table:table-cell table:style-name="ce8" table:formula="of:=[.L21]*SIN(RADIANS([.M21]))+[.N21]*SIN(RADIANS([.O21]))" office:value-type="float" office:value="-0.237332862797077" calcext:value-type="float">
            <text:p>-0.24</text:p>
          </table:table-cell>
          <table:table-cell office:value-type="float" office:value="0.198839960271799" calcext:value-type="float">
            <text:p>0.20</text:p>
          </table:table-cell>
          <table:table-cell table:number-columns-repeated="1001"/>
        </table:table-row>
        <table:table-row table:style-name="ro1">
          <table:table-cell office:value-type="float" office:value="831259" calcext:value-type="float">
            <text:p>831259</text:p>
          </table:table-cell>
          <table:table-cell office:value-type="float" office:value="0.346817129135546" calcext:value-type="float">
            <text:p>0.3468171291</text:p>
          </table:table-cell>
          <table:table-cell office:value-type="float" office:value="0.534251313741168" calcext:value-type="float">
            <text:p>0.5342513137</text:p>
          </table:table-cell>
          <table:table-cell office:value-type="float" office:value="0.611856349977676" calcext:value-type="float">
            <text:p>0.61185635</text:p>
          </table:table-cell>
          <table:table-cell office:value-type="float" office:value="-0.09" calcext:value-type="float">
            <text:p>-0.09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0.217" calcext:value-type="float">
            <text:p>10.217</text:p>
          </table:table-cell>
          <table:table-cell/>
          <table:table-cell table:formula="of:=DEGREES(ACOS(COS(RADIANS([.B22]))*COS(RADIANS([.C22]))))" office:value-type="float" office:value="0.636948272060552" calcext:value-type="float">
            <text:p>0.64</text:p>
          </table:table-cell>
          <table:table-cell table:formula="of:=TAN((ACOS(COS(RADIANS([.B22]))*COS(RADIANS([.C22])))))" office:value-type="float" office:value="0.0111173024905483" calcext:value-type="float">
            <text:p>0.0111</text:p>
          </table:table-cell>
          <table:table-cell table:formula="of:=SQRT([.E22]^2+[.F22]^2)" office:value-type="float" office:value="0.158113883008419" calcext:value-type="float">
            <text:p>0.16</text:p>
          </table:table-cell>
          <table:table-cell table:formula="of:=DEGREES(ATAN2([.F22]; [.E22]))" office:value-type="float" office:value="-34.695153531234" calcext:value-type="float">
            <text:p>-34.70</text:p>
          </table:table-cell>
          <table:table-cell table:style-name="ce9" table:formula="of:=SQRT([.T22])" office:value-type="float" office:value="0.166759537358224" calcext:value-type="float">
            <text:p>0.17</text:p>
          </table:table-cell>
          <table:table-cell table:style-name="ce8" table:formula="of:=DEGREES(ATAN( (-SIN (RADIANS ([.C22])) * COS(RADIANS([.B22]))) / (COS (RADIANS ([.C22])) * SIN(RADIANS([.B22]))) ))" office:value-type="float" office:value="-57.0102258183603" calcext:value-type="float">
            <text:p>-57.01</text:p>
          </table:table-cell>
          <table:table-cell table:style-name="ce11" table:formula="of:=SQRT([.U22]^2+[.V22]^2)" office:value-type="float" office:value="0.318737326414261" calcext:value-type="float">
            <text:p>0.32</text:p>
          </table:table-cell>
          <table:table-cell table:style-name="ce8" table:formula="of:=DEGREES(ATAN2([.V22];[.U22]))" office:value-type="float" office:value="136.153426683061" calcext:value-type="float">
            <text:p>136.15</text:p>
          </table:table-cell>
          <table:table-cell table:style-name="ce8"/>
          <table:table-cell table:style-name="ce13" table:formula="of:=[.K22]*15" office:value-type="float" office:value="0.166759537358224" calcext:value-type="float">
            <text:p>0.17</text:p>
          </table:table-cell>
          <table:table-cell table:style-name="ce8" table:formula="of:=[.K22]^2*225" office:value-type="float" office:value="0.0278087432999288" calcext:value-type="float">
            <text:p>0.03</text:p>
          </table:table-cell>
          <table:table-cell table:style-name="ce8" table:formula="of:=[.L22]*COS(RADIANS([.M22]))+[.N22]*COS(RADIANS([.O22]))" office:value-type="float" office:value="0.220798791315991" calcext:value-type="float">
            <text:p>0.22</text:p>
          </table:table-cell>
          <table:table-cell table:style-name="ce8" table:formula="of:=[.L22]*SIN(RADIANS([.M22]))+[.N22]*SIN(RADIANS([.O22]))" office:value-type="float" office:value="-0.229872523375693" calcext:value-type="float">
            <text:p>-0.23</text:p>
          </table:table-cell>
          <table:table-cell office:value-type="float" office:value="0.191084481618166" calcext:value-type="float">
            <text:p>0.19</text:p>
          </table:table-cell>
          <table:table-cell table:number-columns-repeated="1001"/>
        </table:table-row>
        <table:table-row table:style-name="ro1">
          <table:table-cell office:value-type="float" office:value="831259" calcext:value-type="float">
            <text:p>831259</text:p>
          </table:table-cell>
          <table:table-cell office:value-type="float" office:value="0.346817129135546" calcext:value-type="float">
            <text:p>0.3468171291</text:p>
          </table:table-cell>
          <table:table-cell office:value-type="float" office:value="0.534251313741168" calcext:value-type="float">
            <text:p>0.5342513137</text:p>
          </table:table-cell>
          <table:table-cell office:value-type="float" office:value="0.611856349977676" calcext:value-type="float">
            <text:p>0.61185635</text:p>
          </table:table-cell>
          <table:table-cell office:value-type="float" office:value="-0.09" calcext:value-type="float">
            <text:p>-0.09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0.217" calcext:value-type="float">
            <text:p>10.217</text:p>
          </table:table-cell>
          <table:table-cell/>
          <table:table-cell table:formula="of:=DEGREES(ACOS(COS(RADIANS([.B23]))*COS(RADIANS([.C23]))))" office:value-type="float" office:value="0.636948272060552" calcext:value-type="float">
            <text:p>0.64</text:p>
          </table:table-cell>
          <table:table-cell table:formula="of:=TAN((ACOS(COS(RADIANS([.B23]))*COS(RADIANS([.C23])))))" office:value-type="float" office:value="0.0111173024905483" calcext:value-type="float">
            <text:p>0.0111</text:p>
          </table:table-cell>
          <table:table-cell table:formula="of:=SQRT([.E23]^2+[.F23]^2)" office:value-type="float" office:value="0.158113883008419" calcext:value-type="float">
            <text:p>0.16</text:p>
          </table:table-cell>
          <table:table-cell table:formula="of:=DEGREES(ATAN2([.F23]; [.E23]))" office:value-type="float" office:value="-34.695153531234" calcext:value-type="float">
            <text:p>-34.70</text:p>
          </table:table-cell>
          <table:table-cell table:style-name="ce9" table:formula="of:=SQRT([.T23])" office:value-type="float" office:value="0.166759537358224" calcext:value-type="float">
            <text:p>0.17</text:p>
          </table:table-cell>
          <table:table-cell table:style-name="ce8" table:formula="of:=DEGREES(ATAN( (-SIN (RADIANS ([.C23])) * COS(RADIANS([.B23]))) / (COS (RADIANS ([.C23])) * SIN(RADIANS([.B23]))) ))" office:value-type="float" office:value="-57.0102258183603" calcext:value-type="float">
            <text:p>-57.01</text:p>
          </table:table-cell>
          <table:table-cell table:style-name="ce11" table:formula="of:=SQRT([.U23]^2+[.V23]^2)" office:value-type="float" office:value="0.318737326414261" calcext:value-type="float">
            <text:p>0.32</text:p>
          </table:table-cell>
          <table:table-cell table:style-name="ce8" table:formula="of:=DEGREES(ATAN2([.V23];[.U23]))" office:value-type="float" office:value="136.153426683061" calcext:value-type="float">
            <text:p>136.15</text:p>
          </table:table-cell>
          <table:table-cell table:style-name="ce8"/>
          <table:table-cell table:style-name="ce13" table:formula="of:=[.K23]*15" office:value-type="float" office:value="0.166759537358224" calcext:value-type="float">
            <text:p>0.17</text:p>
          </table:table-cell>
          <table:table-cell table:style-name="ce8" table:formula="of:=[.K23]^2*225" office:value-type="float" office:value="0.0278087432999288" calcext:value-type="float">
            <text:p>0.03</text:p>
          </table:table-cell>
          <table:table-cell table:style-name="ce8" table:formula="of:=[.L23]*COS(RADIANS([.M23]))+[.N23]*COS(RADIANS([.O23]))" office:value-type="float" office:value="0.220798791315991" calcext:value-type="float">
            <text:p>0.22</text:p>
          </table:table-cell>
          <table:table-cell table:style-name="ce8" table:formula="of:=[.L23]*SIN(RADIANS([.M23]))+[.N23]*SIN(RADIANS([.O23]))" office:value-type="float" office:value="-0.229872523375693" calcext:value-type="float">
            <text:p>-0.23</text:p>
          </table:table-cell>
          <table:table-cell office:value-type="float" office:value="0.191084481618166" calcext:value-type="float">
            <text:p>0.19</text:p>
          </table:table-cell>
          <table:table-cell table:number-columns-repeated="1001"/>
        </table:table-row>
        <table:table-row table:style-name="ro1">
          <table:table-cell office:value-type="float" office:value="831509" calcext:value-type="float">
            <text:p>831509</text:p>
          </table:table-cell>
          <table:table-cell office:value-type="float" office:value="0.345486709670848" calcext:value-type="float">
            <text:p>0.3454867097</text:p>
          </table:table-cell>
          <table:table-cell office:value-type="float" office:value="0.539561252212324" calcext:value-type="float">
            <text:p>0.5395612522</text:p>
          </table:table-cell>
          <table:table-cell office:value-type="float" office:value="0.610293463957359" calcext:value-type="float">
            <text:p>0.610293464</text:p>
          </table:table-cell>
          <table:table-cell office:value-type="float" office:value="-0.09" calcext:value-type="float">
            <text:p>-0.09</text:p>
          </table:table-cell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255" calcext:value-type="float">
            <text:p>10.255</text:p>
          </table:table-cell>
          <table:table-cell/>
          <table:table-cell table:formula="of:=DEGREES(ACOS(COS(RADIANS([.B24]))*COS(RADIANS([.C24]))))" office:value-type="float" office:value="0.64069016148209" calcext:value-type="float">
            <text:p>0.64</text:p>
          </table:table-cell>
          <table:table-cell table:formula="of:=TAN((ACOS(COS(RADIANS([.B24]))*COS(RADIANS([.C24])))))" office:value-type="float" office:value="0.0111826189004556" calcext:value-type="float">
            <text:p>0.0112</text:p>
          </table:table-cell>
          <table:table-cell table:formula="of:=SQRT([.E24]^2+[.F24]^2)" office:value-type="float" office:value="0.158113883008419" calcext:value-type="float">
            <text:p>0.16</text:p>
          </table:table-cell>
          <table:table-cell table:formula="of:=DEGREES(ATAN2([.F24]; [.E24]))" office:value-type="float" office:value="-34.695153531234" calcext:value-type="float">
            <text:p>-34.70</text:p>
          </table:table-cell>
          <table:table-cell table:style-name="ce9" table:formula="of:=SQRT([.T24])" office:value-type="float" office:value="0.167739283506833" calcext:value-type="float">
            <text:p>0.17</text:p>
          </table:table-cell>
          <table:table-cell table:style-name="ce8" table:formula="of:=DEGREES(ATAN( (-SIN (RADIANS ([.C24])) * COS(RADIANS([.B24]))) / (COS (RADIANS ([.C24])) * SIN(RADIANS([.B24]))) ))" office:value-type="float" office:value="-57.3685935978358" calcext:value-type="float">
            <text:p>-57.37</text:p>
          </table:table-cell>
          <table:table-cell table:style-name="ce11" table:formula="of:=SQRT([.U24]^2+[.V24]^2)" office:value-type="float" office:value="0.319501008326216" calcext:value-type="float">
            <text:p>0.32</text:p>
          </table:table-cell>
          <table:table-cell table:style-name="ce8" table:formula="of:=DEGREES(ATAN2([.V24];[.U24]))" office:value-type="float" office:value="136.371185449262" calcext:value-type="float">
            <text:p>136.37</text:p>
          </table:table-cell>
          <table:table-cell table:style-name="ce8"/>
          <table:table-cell table:style-name="ce13" table:formula="of:=[.K24]*15" office:value-type="float" office:value="0.167739283506833" calcext:value-type="float">
            <text:p>0.17</text:p>
          </table:table-cell>
          <table:table-cell table:style-name="ce8" table:formula="of:=[.K24]^2*225" office:value-type="float" office:value="0.0281364672313858" calcext:value-type="float">
            <text:p>0.03</text:p>
          </table:table-cell>
          <table:table-cell table:style-name="ce8" table:formula="of:=[.L24]*COS(RADIANS([.M24]))+[.N24]*COS(RADIANS([.O24]))" office:value-type="float" office:value="0.220450471552601" calcext:value-type="float">
            <text:p>0.22</text:p>
          </table:table-cell>
          <table:table-cell table:style-name="ce8" table:formula="of:=[.L24]*SIN(RADIANS([.M24]))+[.N24]*SIN(RADIANS([.O24]))" office:value-type="float" office:value="-0.231262802702261" calcext:value-type="float">
            <text:p>-0.23</text:p>
          </table:table-cell>
          <table:table-cell office:value-type="float" office:value="0.192207048444627" calcext:value-type="float">
            <text:p>0.19</text:p>
          </table:table-cell>
          <table:table-cell table:number-columns-repeated="1001"/>
        </table:table-row>
        <table:table-row table:style-name="ro1">
          <table:table-cell office:value-type="float" office:value="831509" calcext:value-type="float">
            <text:p>831509</text:p>
          </table:table-cell>
          <table:table-cell office:value-type="float" office:value="0.345486709670848" calcext:value-type="float">
            <text:p>0.3454867097</text:p>
          </table:table-cell>
          <table:table-cell office:value-type="float" office:value="0.539561252212324" calcext:value-type="float">
            <text:p>0.5395612522</text:p>
          </table:table-cell>
          <table:table-cell office:value-type="float" office:value="0.610293463957359" calcext:value-type="float">
            <text:p>0.610293464</text:p>
          </table:table-cell>
          <table:table-cell office:value-type="float" office:value="-0.09" calcext:value-type="float">
            <text:p>-0.09</text:p>
          </table:table-cell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255" calcext:value-type="float">
            <text:p>10.255</text:p>
          </table:table-cell>
          <table:table-cell/>
          <table:table-cell table:formula="of:=DEGREES(ACOS(COS(RADIANS([.B25]))*COS(RADIANS([.C25]))))" office:value-type="float" office:value="0.64069016148209" calcext:value-type="float">
            <text:p>0.64</text:p>
          </table:table-cell>
          <table:table-cell table:formula="of:=TAN((ACOS(COS(RADIANS([.B25]))*COS(RADIANS([.C25])))))" office:value-type="float" office:value="0.0111826189004556" calcext:value-type="float">
            <text:p>0.0112</text:p>
          </table:table-cell>
          <table:table-cell table:formula="of:=SQRT([.E25]^2+[.F25]^2)" office:value-type="float" office:value="0.158113883008419" calcext:value-type="float">
            <text:p>0.16</text:p>
          </table:table-cell>
          <table:table-cell table:formula="of:=DEGREES(ATAN2([.F25]; [.E25]))" office:value-type="float" office:value="-34.695153531234" calcext:value-type="float">
            <text:p>-34.70</text:p>
          </table:table-cell>
          <table:table-cell table:style-name="ce9" table:formula="of:=SQRT([.T25])" office:value-type="float" office:value="0.167739283506833" calcext:value-type="float">
            <text:p>0.17</text:p>
          </table:table-cell>
          <table:table-cell table:style-name="ce8" table:formula="of:=DEGREES(ATAN( (-SIN (RADIANS ([.C25])) * COS(RADIANS([.B25]))) / (COS (RADIANS ([.C25])) * SIN(RADIANS([.B25]))) ))" office:value-type="float" office:value="-57.3685935978358" calcext:value-type="float">
            <text:p>-57.37</text:p>
          </table:table-cell>
          <table:table-cell table:style-name="ce11" table:formula="of:=SQRT([.U25]^2+[.V25]^2)" office:value-type="float" office:value="0.319501008326216" calcext:value-type="float">
            <text:p>0.32</text:p>
          </table:table-cell>
          <table:table-cell table:style-name="ce8" table:formula="of:=DEGREES(ATAN2([.V25];[.U25]))" office:value-type="float" office:value="136.371185449262" calcext:value-type="float">
            <text:p>136.37</text:p>
          </table:table-cell>
          <table:table-cell table:style-name="ce8"/>
          <table:table-cell table:style-name="ce13" table:formula="of:=[.K25]*15" office:value-type="float" office:value="0.167739283506833" calcext:value-type="float">
            <text:p>0.17</text:p>
          </table:table-cell>
          <table:table-cell table:style-name="ce8" table:formula="of:=[.K25]^2*225" office:value-type="float" office:value="0.0281364672313858" calcext:value-type="float">
            <text:p>0.03</text:p>
          </table:table-cell>
          <table:table-cell table:style-name="ce8" table:formula="of:=[.L25]*COS(RADIANS([.M25]))+[.N25]*COS(RADIANS([.O25]))" office:value-type="float" office:value="0.220450471552601" calcext:value-type="float">
            <text:p>0.22</text:p>
          </table:table-cell>
          <table:table-cell table:style-name="ce8" table:formula="of:=[.L25]*SIN(RADIANS([.M25]))+[.N25]*SIN(RADIANS([.O25]))" office:value-type="float" office:value="-0.231262802702261" calcext:value-type="float">
            <text:p>-0.23</text:p>
          </table:table-cell>
          <table:table-cell office:value-type="float" office:value="0.192207048444627" calcext:value-type="float">
            <text:p>0.19</text:p>
          </table:table-cell>
          <table:table-cell table:number-columns-repeated="1001"/>
        </table:table-row>
        <table:table-row table:style-name="ro1">
          <table:table-cell office:value-type="float" office:value="831759" calcext:value-type="float">
            <text:p>831759</text:p>
          </table:table-cell>
          <table:table-cell office:value-type="float" office:value="0.319500294478182" calcext:value-type="float">
            <text:p>0.3195002945</text:p>
          </table:table-cell>
          <table:table-cell office:value-type="float" office:value="0.53389176831439" calcext:value-type="float">
            <text:p>0.5338917683</text:p>
          </table:table-cell>
          <table:table-cell office:value-type="float" office:value="0.609293695017599" calcext:value-type="float">
            <text:p>0.609293695</text:p>
          </table:table-cell>
          <table:table-cell office:value-type="float" office:value="-0.09" calcext:value-type="float">
            <text:p>-0.09</text:p>
          </table:table-cell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291" calcext:value-type="float">
            <text:p>10.291</text:p>
          </table:table-cell>
          <table:table-cell/>
          <table:table-cell table:formula="of:=DEGREES(ACOS(COS(RADIANS([.B26]))*COS(RADIANS([.C26]))))" office:value-type="float" office:value="0.62218799725895" calcext:value-type="float">
            <text:p>0.62</text:p>
          </table:table-cell>
          <table:table-cell table:formula="of:=TAN((ACOS(COS(RADIANS([.B26]))*COS(RADIANS([.C26])))))" office:value-type="float" office:value="0.0108596559891343" calcext:value-type="float">
            <text:p>0.0109</text:p>
          </table:table-cell>
          <table:table-cell table:formula="of:=SQRT([.E26]^2+[.F26]^2)" office:value-type="float" office:value="0.158113883008419" calcext:value-type="float">
            <text:p>0.16</text:p>
          </table:table-cell>
          <table:table-cell table:formula="of:=DEGREES(ATAN2([.F26]; [.E26]))" office:value-type="float" office:value="-34.695153531234" calcext:value-type="float">
            <text:p>-34.70</text:p>
          </table:table-cell>
          <table:table-cell table:style-name="ce9" table:formula="of:=SQRT([.T26])" office:value-type="float" office:value="0.162894839837014" calcext:value-type="float">
            <text:p>0.16</text:p>
          </table:table-cell>
          <table:table-cell table:style-name="ce8" table:formula="of:=DEGREES(ATAN( (-SIN (RADIANS ([.C26])) * COS(RADIANS([.B26]))) / (COS (RADIANS ([.C26])) * SIN(RADIANS([.B26]))) ))" office:value-type="float" office:value="-59.1026291289065" calcext:value-type="float">
            <text:p>-59.10</text:p>
          </table:table-cell>
          <table:table-cell table:style-name="ce11" table:formula="of:=SQRT([.U26]^2+[.V26]^2)" office:value-type="float" office:value="0.313756229452693" calcext:value-type="float">
            <text:p>0.31</text:p>
          </table:table-cell>
          <table:table-cell table:style-name="ce8" table:formula="of:=DEGREES(ATAN2([.V26];[.U26]))" office:value-type="float" office:value="137.083446972615" calcext:value-type="float">
            <text:p>137.08</text:p>
          </table:table-cell>
          <table:table-cell table:style-name="ce8"/>
          <table:table-cell table:style-name="ce13" table:formula="of:=[.K26]*15" office:value-type="float" office:value="0.162894839837014" calcext:value-type="float">
            <text:p>0.16</text:p>
          </table:table-cell>
          <table:table-cell table:style-name="ce8" table:formula="of:=[.K26]^2*225" office:value-type="float" office:value="0.0265347288455264" calcext:value-type="float">
            <text:p>0.03</text:p>
          </table:table-cell>
          <table:table-cell table:style-name="ce8" table:formula="of:=[.L26]*COS(RADIANS([.M26]))+[.N26]*COS(RADIANS([.O26]))" office:value-type="float" office:value="0.213646806096427" calcext:value-type="float">
            <text:p>0.21</text:p>
          </table:table-cell>
          <table:table-cell table:style-name="ce8" table:formula="of:=[.L26]*SIN(RADIANS([.M26]))+[.N26]*SIN(RADIANS([.O26]))" office:value-type="float" office:value="-0.229778183832074" calcext:value-type="float">
            <text:p>-0.23</text:p>
          </table:table-cell>
          <table:table-cell office:value-type="float" office:value="0.186656399177685" calcext:value-type="float">
            <text:p>0.19</text:p>
          </table:table-cell>
          <table:table-cell table:number-columns-repeated="1001"/>
        </table:table-row>
        <table:table-row table:style-name="ro1">
          <table:table-cell office:value-type="float" office:value="831759" calcext:value-type="float">
            <text:p>831759</text:p>
          </table:table-cell>
          <table:table-cell office:value-type="float" office:value="0.319500294478182" calcext:value-type="float">
            <text:p>0.3195002945</text:p>
          </table:table-cell>
          <table:table-cell office:value-type="float" office:value="0.53389176831439" calcext:value-type="float">
            <text:p>0.5338917683</text:p>
          </table:table-cell>
          <table:table-cell office:value-type="float" office:value="0.609293695017599" calcext:value-type="float">
            <text:p>0.609293695</text:p>
          </table:table-cell>
          <table:table-cell office:value-type="float" office:value="-0.09" calcext:value-type="float">
            <text:p>-0.09</text:p>
          </table:table-cell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291" calcext:value-type="float">
            <text:p>10.291</text:p>
          </table:table-cell>
          <table:table-cell/>
          <table:table-cell table:formula="of:=DEGREES(ACOS(COS(RADIANS([.B27]))*COS(RADIANS([.C27]))))" office:value-type="float" office:value="0.62218799725895" calcext:value-type="float">
            <text:p>0.62</text:p>
          </table:table-cell>
          <table:table-cell table:formula="of:=TAN((ACOS(COS(RADIANS([.B27]))*COS(RADIANS([.C27])))))" office:value-type="float" office:value="0.0108596559891343" calcext:value-type="float">
            <text:p>0.0109</text:p>
          </table:table-cell>
          <table:table-cell table:formula="of:=SQRT([.E27]^2+[.F27]^2)" office:value-type="float" office:value="0.158113883008419" calcext:value-type="float">
            <text:p>0.16</text:p>
          </table:table-cell>
          <table:table-cell table:formula="of:=DEGREES(ATAN2([.F27]; [.E27]))" office:value-type="float" office:value="-34.695153531234" calcext:value-type="float">
            <text:p>-34.70</text:p>
          </table:table-cell>
          <table:table-cell table:style-name="ce9" table:formula="of:=SQRT([.T27])" office:value-type="float" office:value="0.162894839837014" calcext:value-type="float">
            <text:p>0.16</text:p>
          </table:table-cell>
          <table:table-cell table:style-name="ce8" table:formula="of:=DEGREES(ATAN( (-SIN (RADIANS ([.C27])) * COS(RADIANS([.B27]))) / (COS (RADIANS ([.C27])) * SIN(RADIANS([.B27]))) ))" office:value-type="float" office:value="-59.1026291289065" calcext:value-type="float">
            <text:p>-59.10</text:p>
          </table:table-cell>
          <table:table-cell table:style-name="ce11" table:formula="of:=SQRT([.U27]^2+[.V27]^2)" office:value-type="float" office:value="0.313756229452693" calcext:value-type="float">
            <text:p>0.31</text:p>
          </table:table-cell>
          <table:table-cell table:style-name="ce8" table:formula="of:=DEGREES(ATAN2([.V27];[.U27]))" office:value-type="float" office:value="137.083446972615" calcext:value-type="float">
            <text:p>137.08</text:p>
          </table:table-cell>
          <table:table-cell table:style-name="ce8"/>
          <table:table-cell table:style-name="ce13" table:formula="of:=[.K27]*15" office:value-type="float" office:value="0.162894839837014" calcext:value-type="float">
            <text:p>0.16</text:p>
          </table:table-cell>
          <table:table-cell table:style-name="ce8" table:formula="of:=[.K27]^2*225" office:value-type="float" office:value="0.0265347288455264" calcext:value-type="float">
            <text:p>0.03</text:p>
          </table:table-cell>
          <table:table-cell table:style-name="ce8" table:formula="of:=[.L27]*COS(RADIANS([.M27]))+[.N27]*COS(RADIANS([.O27]))" office:value-type="float" office:value="0.213646806096427" calcext:value-type="float">
            <text:p>0.21</text:p>
          </table:table-cell>
          <table:table-cell table:style-name="ce8" table:formula="of:=[.L27]*SIN(RADIANS([.M27]))+[.N27]*SIN(RADIANS([.O27]))" office:value-type="float" office:value="-0.229778183832074" calcext:value-type="float">
            <text:p>-0.23</text:p>
          </table:table-cell>
          <table:table-cell office:value-type="float" office:value="0.186656399177685" calcext:value-type="float">
            <text:p>0.19</text:p>
          </table:table-cell>
          <table:table-cell table:number-columns-repeated="1001"/>
        </table:table-row>
        <table:table-row table:style-name="ro1">
          <table:table-cell office:value-type="float" office:value="832010" calcext:value-type="float">
            <text:p>832010</text:p>
          </table:table-cell>
          <table:table-cell office:value-type="float" office:value="0.327219422096501" calcext:value-type="float">
            <text:p>0.3272194221</text:p>
          </table:table-cell>
          <table:table-cell office:value-type="float" office:value="0.45986836588476" calcext:value-type="float">
            <text:p>0.4598683659</text:p>
          </table:table-cell>
          <table:table-cell office:value-type="float" office:value="0.606584511155484" calcext:value-type="float">
            <text:p>0.6065845112</text:p>
          </table:table-cell>
          <table:table-cell office:value-type="float" office:value="-0.09" calcext:value-type="float">
            <text:p>-0.09</text:p>
          </table:table-cell>
          <table:table-cell office:value-type="float" office:value="0.14" calcext:value-type="float">
            <text:p>0.1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327" calcext:value-type="float">
            <text:p>10.327</text:p>
          </table:table-cell>
          <table:table-cell/>
          <table:table-cell table:formula="of:=DEGREES(ACOS(COS(RADIANS([.B28]))*COS(RADIANS([.C28]))))" office:value-type="float" office:value="0.56440159896398" calcext:value-type="float">
            <text:p>0.56</text:p>
          </table:table-cell>
          <table:table-cell table:formula="of:=TAN((ACOS(COS(RADIANS([.B28]))*COS(RADIANS([.C28])))))" office:value-type="float" office:value="0.00985098483965924" calcext:value-type="float">
            <text:p>0.0099</text:p>
          </table:table-cell>
          <table:table-cell table:formula="of:=SQRT([.E28]^2+[.F28]^2)" office:value-type="float" office:value="0.166433169770932" calcext:value-type="float">
            <text:p>0.17</text:p>
          </table:table-cell>
          <table:table-cell table:formula="of:=DEGREES(ATAN2([.F28]; [.E28]))" office:value-type="float" office:value="-32.7352262721076" calcext:value-type="float">
            <text:p>-32.74</text:p>
          </table:table-cell>
          <table:table-cell table:style-name="ce9" table:formula="of:=SQRT([.T28])" office:value-type="float" office:value="0.147764772594889" calcext:value-type="float">
            <text:p>0.15</text:p>
          </table:table-cell>
          <table:table-cell table:style-name="ce8" table:formula="of:=DEGREES(ATAN( (-SIN (RADIANS ([.C28])) * COS(RADIANS([.B28]))) / (COS (RADIANS ([.C28])) * SIN(RADIANS([.B28]))) ))" office:value-type="float" office:value="-54.5665268885702" calcext:value-type="float">
            <text:p>-54.57</text:p>
          </table:table-cell>
          <table:table-cell table:style-name="ce11" table:formula="of:=SQRT([.U28]^2+[.V28]^2)" office:value-type="float" office:value="0.308533419773682" calcext:value-type="float">
            <text:p>0.31</text:p>
          </table:table-cell>
          <table:table-cell table:style-name="ce8" table:formula="of:=DEGREES(ATAN2([.V28];[.U28]))" office:value-type="float" office:value="132.994378308092" calcext:value-type="float">
            <text:p>132.99</text:p>
          </table:table-cell>
          <table:table-cell table:style-name="ce8"/>
          <table:table-cell table:style-name="ce13" table:formula="of:=[.K28]*15" office:value-type="float" office:value="0.147764772594889" calcext:value-type="float">
            <text:p>0.15</text:p>
          </table:table-cell>
          <table:table-cell table:style-name="ce8" table:formula="of:=[.K28]^2*225" office:value-type="float" office:value="0.0218344280200191" calcext:value-type="float">
            <text:p>0.02</text:p>
          </table:table-cell>
          <table:table-cell table:style-name="ce8" table:formula="of:=[.L28]*COS(RADIANS([.M28]))+[.N28]*COS(RADIANS([.O28]))" office:value-type="float" office:value="0.22566770325465" calcext:value-type="float">
            <text:p>0.23</text:p>
          </table:table-cell>
          <table:table-cell table:style-name="ce8" table:formula="of:=[.L28]*SIN(RADIANS([.M28]))+[.N28]*SIN(RADIANS([.O28]))" office:value-type="float" office:value="-0.210397145477342" calcext:value-type="float">
            <text:p>-0.21</text:p>
          </table:table-cell>
          <table:table-cell office:value-type="float" office:value="0.169320479689194" calcext:value-type="float">
            <text:p>0.17</text:p>
          </table:table-cell>
          <table:table-cell table:number-columns-repeated="1001"/>
        </table:table-row>
        <table:table-row table:style-name="ro1">
          <table:table-cell office:value-type="float" office:value="832010" calcext:value-type="float">
            <text:p>832010</text:p>
          </table:table-cell>
          <table:table-cell office:value-type="float" office:value="0.327219422096501" calcext:value-type="float">
            <text:p>0.3272194221</text:p>
          </table:table-cell>
          <table:table-cell office:value-type="float" office:value="0.45986836588476" calcext:value-type="float">
            <text:p>0.4598683659</text:p>
          </table:table-cell>
          <table:table-cell office:value-type="float" office:value="0.606584511155484" calcext:value-type="float">
            <text:p>0.6065845112</text:p>
          </table:table-cell>
          <table:table-cell office:value-type="float" office:value="-0.09" calcext:value-type="float">
            <text:p>-0.09</text:p>
          </table:table-cell>
          <table:table-cell office:value-type="float" office:value="0.14" calcext:value-type="float">
            <text:p>0.1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327" calcext:value-type="float">
            <text:p>10.327</text:p>
          </table:table-cell>
          <table:table-cell/>
          <table:table-cell table:formula="of:=DEGREES(ACOS(COS(RADIANS([.B29]))*COS(RADIANS([.C29]))))" office:value-type="float" office:value="0.56440159896398" calcext:value-type="float">
            <text:p>0.56</text:p>
          </table:table-cell>
          <table:table-cell table:formula="of:=TAN((ACOS(COS(RADIANS([.B29]))*COS(RADIANS([.C29])))))" office:value-type="float" office:value="0.00985098483965924" calcext:value-type="float">
            <text:p>0.0099</text:p>
          </table:table-cell>
          <table:table-cell table:formula="of:=SQRT([.E29]^2+[.F29]^2)" office:value-type="float" office:value="0.166433169770932" calcext:value-type="float">
            <text:p>0.17</text:p>
          </table:table-cell>
          <table:table-cell table:formula="of:=DEGREES(ATAN2([.F29]; [.E29]))" office:value-type="float" office:value="-32.7352262721076" calcext:value-type="float">
            <text:p>-32.74</text:p>
          </table:table-cell>
          <table:table-cell table:style-name="ce9" table:formula="of:=SQRT([.T29])" office:value-type="float" office:value="0.147764772594889" calcext:value-type="float">
            <text:p>0.15</text:p>
          </table:table-cell>
          <table:table-cell table:style-name="ce8" table:formula="of:=DEGREES(ATAN( (-SIN (RADIANS ([.C29])) * COS(RADIANS([.B29]))) / (COS (RADIANS ([.C29])) * SIN(RADIANS([.B29]))) ))" office:value-type="float" office:value="-54.5665268885702" calcext:value-type="float">
            <text:p>-54.57</text:p>
          </table:table-cell>
          <table:table-cell table:style-name="ce11" table:formula="of:=SQRT([.U29]^2+[.V29]^2)" office:value-type="float" office:value="0.308533419773682" calcext:value-type="float">
            <text:p>0.31</text:p>
          </table:table-cell>
          <table:table-cell table:style-name="ce8" table:formula="of:=DEGREES(ATAN2([.V29];[.U29]))" office:value-type="float" office:value="132.994378308092" calcext:value-type="float">
            <text:p>132.99</text:p>
          </table:table-cell>
          <table:table-cell table:style-name="ce8"/>
          <table:table-cell table:style-name="ce13" table:formula="of:=[.K29]*15" office:value-type="float" office:value="0.147764772594889" calcext:value-type="float">
            <text:p>0.15</text:p>
          </table:table-cell>
          <table:table-cell table:style-name="ce8" table:formula="of:=[.K29]^2*225" office:value-type="float" office:value="0.0218344280200191" calcext:value-type="float">
            <text:p>0.02</text:p>
          </table:table-cell>
          <table:table-cell table:style-name="ce8" table:formula="of:=[.L29]*COS(RADIANS([.M29]))+[.N29]*COS(RADIANS([.O29]))" office:value-type="float" office:value="0.22566770325465" calcext:value-type="float">
            <text:p>0.23</text:p>
          </table:table-cell>
          <table:table-cell table:style-name="ce8" table:formula="of:=[.L29]*SIN(RADIANS([.M29]))+[.N29]*SIN(RADIANS([.O29]))" office:value-type="float" office:value="-0.210397145477342" calcext:value-type="float">
            <text:p>-0.21</text:p>
          </table:table-cell>
          <table:table-cell office:value-type="float" office:value="0.169320479689194" calcext:value-type="float">
            <text:p>0.17</text:p>
          </table:table-cell>
          <table:table-cell table:number-columns-repeated="1001"/>
        </table:table-row>
        <table:table-row table:style-name="ro1">
          <table:table-cell office:value-type="float" office:value="832260" calcext:value-type="float">
            <text:p>832260</text:p>
          </table:table-cell>
          <table:table-cell office:value-type="float" office:value="0.4074104319858" calcext:value-type="float">
            <text:p>0.407410432</text:p>
          </table:table-cell>
          <table:table-cell office:value-type="float" office:value="0.461049081476673" calcext:value-type="float">
            <text:p>0.4610490815</text:p>
          </table:table-cell>
          <table:table-cell office:value-type="float" office:value="0.611794131223205" calcext:value-type="float">
            <text:p>0.6117941312</text:p>
          </table:table-cell>
          <table:table-cell office:value-type="float" office:value="-0.08" calcext:value-type="float">
            <text:p>-0.08</text:p>
          </table:table-cell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362" calcext:value-type="float">
            <text:p>10.362</text:p>
          </table:table-cell>
          <table:table-cell/>
          <table:table-cell table:formula="of:=DEGREES(ACOS(COS(RADIANS([.B30]))*COS(RADIANS([.C30]))))" office:value-type="float" office:value="0.615260865848617" calcext:value-type="float">
            <text:p>0.62</text:p>
          </table:table-cell>
          <table:table-cell table:formula="of:=TAN((ACOS(COS(RADIANS([.B30]))*COS(RADIANS([.C30])))))" office:value-type="float" office:value="0.01073874063833" calcext:value-type="float">
            <text:p>0.0107</text:p>
          </table:table-cell>
          <table:table-cell table:formula="of:=SQRT([.E30]^2+[.F30]^2)" office:value-type="float" office:value="0.152643375224737" calcext:value-type="float">
            <text:p>0.15</text:p>
          </table:table-cell>
          <table:table-cell table:formula="of:=DEGREES(ATAN2([.F30]; [.E30]))" office:value-type="float" office:value="-31.6075022462489" calcext:value-type="float">
            <text:p>-31.61</text:p>
          </table:table-cell>
          <table:table-cell table:style-name="ce9" table:formula="of:=SQRT([.T30])" office:value-type="float" office:value="0.16108110957495" calcext:value-type="float">
            <text:p>0.16</text:p>
          </table:table-cell>
          <table:table-cell table:style-name="ce8" table:formula="of:=DEGREES(ATAN( (-SIN (RADIANS ([.C30])) * COS(RADIANS([.B30]))) / (COS (RADIANS ([.C30])) * SIN(RADIANS([.B30]))) ))" office:value-type="float" office:value="-48.5344032337749" calcext:value-type="float">
            <text:p>-48.53</text:p>
          </table:table-cell>
          <table:table-cell table:style-name="ce11" table:formula="of:=SQRT([.U30]^2+[.V30]^2)" office:value-type="float" office:value="0.3103104947614" calcext:value-type="float">
            <text:p>0.31</text:p>
          </table:table-cell>
          <table:table-cell table:style-name="ce8" table:formula="of:=DEGREES(ATAN2([.V30];[.U30]))" office:value-type="float" office:value="130.300249271744" calcext:value-type="float">
            <text:p>130.30</text:p>
          </table:table-cell>
          <table:table-cell table:style-name="ce8"/>
          <table:table-cell table:style-name="ce13" table:formula="of:=[.K30]*15" office:value-type="float" office:value="0.16108110957495" calcext:value-type="float">
            <text:p>0.16</text:p>
          </table:table-cell>
          <table:table-cell table:style-name="ce8" table:formula="of:=[.K30]^2*225" office:value-type="float" office:value="0.025947123861897" calcext:value-type="float">
            <text:p>0.03</text:p>
          </table:table-cell>
          <table:table-cell table:style-name="ce8" table:formula="of:=[.L30]*COS(RADIANS([.M30]))+[.N30]*COS(RADIANS([.O30]))" office:value-type="float" office:value="0.23666311353191" calcext:value-type="float">
            <text:p>0.24</text:p>
          </table:table-cell>
          <table:table-cell table:style-name="ce8" table:formula="of:=[.L30]*SIN(RADIANS([.M30]))+[.N30]*SIN(RADIANS([.O30]))" office:value-type="float" office:value="-0.200706686117945" calcext:value-type="float">
            <text:p>-0.20</text:p>
          </table:table-cell>
          <table:table-cell office:value-type="float" office:value="0.184578259754585" calcext:value-type="float">
            <text:p>0.18</text:p>
          </table:table-cell>
          <table:table-cell table:number-columns-repeated="1001"/>
        </table:table-row>
        <table:table-row table:style-name="ro1">
          <table:table-cell office:value-type="float" office:value="832260" calcext:value-type="float">
            <text:p>832260</text:p>
          </table:table-cell>
          <table:table-cell office:value-type="float" office:value="0.4074104319858" calcext:value-type="float">
            <text:p>0.407410432</text:p>
          </table:table-cell>
          <table:table-cell office:value-type="float" office:value="0.461049081476673" calcext:value-type="float">
            <text:p>0.4610490815</text:p>
          </table:table-cell>
          <table:table-cell office:value-type="float" office:value="0.611794131223205" calcext:value-type="float">
            <text:p>0.6117941312</text:p>
          </table:table-cell>
          <table:table-cell office:value-type="float" office:value="-0.08" calcext:value-type="float">
            <text:p>-0.08</text:p>
          </table:table-cell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362" calcext:value-type="float">
            <text:p>10.362</text:p>
          </table:table-cell>
          <table:table-cell/>
          <table:table-cell table:formula="of:=DEGREES(ACOS(COS(RADIANS([.B31]))*COS(RADIANS([.C31]))))" office:value-type="float" office:value="0.615260865848617" calcext:value-type="float">
            <text:p>0.62</text:p>
          </table:table-cell>
          <table:table-cell table:formula="of:=TAN((ACOS(COS(RADIANS([.B31]))*COS(RADIANS([.C31])))))" office:value-type="float" office:value="0.01073874063833" calcext:value-type="float">
            <text:p>0.0107</text:p>
          </table:table-cell>
          <table:table-cell table:formula="of:=SQRT([.E31]^2+[.F31]^2)" office:value-type="float" office:value="0.152643375224737" calcext:value-type="float">
            <text:p>0.15</text:p>
          </table:table-cell>
          <table:table-cell table:formula="of:=DEGREES(ATAN2([.F31]; [.E31]))" office:value-type="float" office:value="-31.6075022462489" calcext:value-type="float">
            <text:p>-31.61</text:p>
          </table:table-cell>
          <table:table-cell table:style-name="ce9" table:formula="of:=SQRT([.T31])" office:value-type="float" office:value="0.16108110957495" calcext:value-type="float">
            <text:p>0.16</text:p>
          </table:table-cell>
          <table:table-cell table:style-name="ce8" table:formula="of:=DEGREES(ATAN( (-SIN (RADIANS ([.C31])) * COS(RADIANS([.B31]))) / (COS (RADIANS ([.C31])) * SIN(RADIANS([.B31]))) ))" office:value-type="float" office:value="-48.5344032337749" calcext:value-type="float">
            <text:p>-48.53</text:p>
          </table:table-cell>
          <table:table-cell table:style-name="ce11" table:formula="of:=SQRT([.U31]^2+[.V31]^2)" office:value-type="float" office:value="0.3103104947614" calcext:value-type="float">
            <text:p>0.31</text:p>
          </table:table-cell>
          <table:table-cell table:style-name="ce8" table:formula="of:=DEGREES(ATAN2([.V31];[.U31]))" office:value-type="float" office:value="130.300249271744" calcext:value-type="float">
            <text:p>130.30</text:p>
          </table:table-cell>
          <table:table-cell table:style-name="ce8"/>
          <table:table-cell table:style-name="ce13" table:formula="of:=[.K31]*15" office:value-type="float" office:value="0.16108110957495" calcext:value-type="float">
            <text:p>0.16</text:p>
          </table:table-cell>
          <table:table-cell table:style-name="ce8" table:formula="of:=[.K31]^2*225" office:value-type="float" office:value="0.025947123861897" calcext:value-type="float">
            <text:p>0.03</text:p>
          </table:table-cell>
          <table:table-cell table:style-name="ce8" table:formula="of:=[.L31]*COS(RADIANS([.M31]))+[.N31]*COS(RADIANS([.O31]))" office:value-type="float" office:value="0.23666311353191" calcext:value-type="float">
            <text:p>0.24</text:p>
          </table:table-cell>
          <table:table-cell table:style-name="ce8" table:formula="of:=[.L31]*SIN(RADIANS([.M31]))+[.N31]*SIN(RADIANS([.O31]))" office:value-type="float" office:value="-0.200706686117945" calcext:value-type="float">
            <text:p>-0.20</text:p>
          </table:table-cell>
          <table:table-cell office:value-type="float" office:value="0.184578259754585" calcext:value-type="float">
            <text:p>0.18</text:p>
          </table:table-cell>
          <table:table-cell table:number-columns-repeated="1001"/>
        </table:table-row>
        <table:table-row table:style-name="ro1">
          <table:table-cell office:value-type="float" office:value="832510" calcext:value-type="float">
            <text:p>832510</text:p>
          </table:table-cell>
          <table:table-cell office:value-type="float" office:value="0.466612217194796" calcext:value-type="float">
            <text:p>0.4666122172</text:p>
          </table:table-cell>
          <table:table-cell office:value-type="float" office:value="0.509525335254634" calcext:value-type="float">
            <text:p>0.5095253353</text:p>
          </table:table-cell>
          <table:table-cell office:value-type="float" office:value="0.616036158945459" calcext:value-type="float">
            <text:p>0.6160361589</text:p>
          </table:table-cell>
          <table:table-cell office:value-type="float" office:value="-0.09" calcext:value-type="float">
            <text:p>-0.09</text:p>
          </table:table-cell>
          <table:table-cell office:value-type="float" office:value="0.14" calcext:value-type="float">
            <text:p>0.1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397" calcext:value-type="float">
            <text:p>10.397</text:p>
          </table:table-cell>
          <table:table-cell/>
          <table:table-cell table:formula="of:=DEGREES(ACOS(COS(RADIANS([.B32]))*COS(RADIANS([.C32]))))" office:value-type="float" office:value="0.690896004406029" calcext:value-type="float">
            <text:p>0.69</text:p>
          </table:table-cell>
          <table:table-cell table:formula="of:=TAN((ACOS(COS(RADIANS([.B32]))*COS(RADIANS([.C32])))))" office:value-type="float" office:value="0.0120589945518101" calcext:value-type="float">
            <text:p>0.0121</text:p>
          </table:table-cell>
          <table:table-cell table:formula="of:=SQRT([.E32]^2+[.F32]^2)" office:value-type="float" office:value="0.166433169770932" calcext:value-type="float">
            <text:p>0.17</text:p>
          </table:table-cell>
          <table:table-cell table:formula="of:=DEGREES(ATAN2([.F32]; [.E32]))" office:value-type="float" office:value="-32.7352262721076" calcext:value-type="float">
            <text:p>-32.74</text:p>
          </table:table-cell>
          <table:table-cell table:style-name="ce9" table:formula="of:=SQRT([.T32])" office:value-type="float" office:value="0.180884918277152" calcext:value-type="float">
            <text:p>0.18</text:p>
          </table:table-cell>
          <table:table-cell table:style-name="ce8" table:formula="of:=DEGREES(ATAN( (-SIN (RADIANS ([.C32])) * COS(RADIANS([.B32]))) / (COS (RADIANS ([.C32])) * SIN(RADIANS([.B32]))) ))" office:value-type="float" office:value="-47.5173469529327" calcext:value-type="float">
            <text:p>-47.52</text:p>
          </table:table-cell>
          <table:table-cell table:style-name="ce11" table:formula="of:=SQRT([.U32]^2+[.V32]^2)" office:value-type="float" office:value="0.344437324641354" calcext:value-type="float">
            <text:p>0.34</text:p>
          </table:table-cell>
          <table:table-cell table:style-name="ce8" table:formula="of:=DEGREES(ATAN2([.V32];[.U32]))" office:value-type="float" office:value="130.435539590935" calcext:value-type="float">
            <text:p>130.44</text:p>
          </table:table-cell>
          <table:table-cell table:style-name="ce8"/>
          <table:table-cell table:style-name="ce13" table:formula="of:=[.K32]*15" office:value-type="float" office:value="0.180884918277152" calcext:value-type="float">
            <text:p>0.18</text:p>
          </table:table-cell>
          <table:table-cell table:style-name="ce8" table:formula="of:=[.K32]^2*225" office:value-type="float" office:value="0.032719353660132" calcext:value-type="float">
            <text:p>0.03</text:p>
          </table:table-cell>
          <table:table-cell table:style-name="ce8" table:formula="of:=[.L32]*COS(RADIANS([.M32]))+[.N32]*COS(RADIANS([.O32]))" office:value-type="float" office:value="0.262163696915242" calcext:value-type="float">
            <text:p>0.26</text:p>
          </table:table-cell>
          <table:table-cell table:style-name="ce8" table:formula="of:=[.L32]*SIN(RADIANS([.M32]))+[.N32]*SIN(RADIANS([.O32]))" office:value-type="float" office:value="-0.223399343387188" calcext:value-type="float">
            <text:p>-0.22</text:p>
          </table:table-cell>
          <table:table-cell office:value-type="float" office:value="0.207268801321809" calcext:value-type="float">
            <text:p>0.21</text:p>
          </table:table-cell>
          <table:table-cell table:number-columns-repeated="1001"/>
        </table:table-row>
        <table:table-row table:style-name="ro1">
          <table:table-cell office:value-type="float" office:value="832510" calcext:value-type="float">
            <text:p>832510</text:p>
          </table:table-cell>
          <table:table-cell office:value-type="float" office:value="0.466612217194796" calcext:value-type="float">
            <text:p>0.4666122172</text:p>
          </table:table-cell>
          <table:table-cell office:value-type="float" office:value="0.509525335254634" calcext:value-type="float">
            <text:p>0.5095253353</text:p>
          </table:table-cell>
          <table:table-cell office:value-type="float" office:value="0.616036158945459" calcext:value-type="float">
            <text:p>0.6160361589</text:p>
          </table:table-cell>
          <table:table-cell office:value-type="float" office:value="-0.09" calcext:value-type="float">
            <text:p>-0.09</text:p>
          </table:table-cell>
          <table:table-cell office:value-type="float" office:value="0.14" calcext:value-type="float">
            <text:p>0.1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397" calcext:value-type="float">
            <text:p>10.397</text:p>
          </table:table-cell>
          <table:table-cell/>
          <table:table-cell table:formula="of:=DEGREES(ACOS(COS(RADIANS([.B33]))*COS(RADIANS([.C33]))))" office:value-type="float" office:value="0.690896004406029" calcext:value-type="float">
            <text:p>0.69</text:p>
          </table:table-cell>
          <table:table-cell table:formula="of:=TAN((ACOS(COS(RADIANS([.B33]))*COS(RADIANS([.C33])))))" office:value-type="float" office:value="0.0120589945518101" calcext:value-type="float">
            <text:p>0.0121</text:p>
          </table:table-cell>
          <table:table-cell table:formula="of:=SQRT([.E33]^2+[.F33]^2)" office:value-type="float" office:value="0.166433169770932" calcext:value-type="float">
            <text:p>0.17</text:p>
          </table:table-cell>
          <table:table-cell table:formula="of:=DEGREES(ATAN2([.F33]; [.E33]))" office:value-type="float" office:value="-32.7352262721076" calcext:value-type="float">
            <text:p>-32.74</text:p>
          </table:table-cell>
          <table:table-cell table:style-name="ce9" table:formula="of:=SQRT([.T33])" office:value-type="float" office:value="0.180884918277152" calcext:value-type="float">
            <text:p>0.18</text:p>
          </table:table-cell>
          <table:table-cell table:style-name="ce8" table:formula="of:=DEGREES(ATAN( (-SIN (RADIANS ([.C33])) * COS(RADIANS([.B33]))) / (COS (RADIANS ([.C33])) * SIN(RADIANS([.B33]))) ))" office:value-type="float" office:value="-47.5173469529327" calcext:value-type="float">
            <text:p>-47.52</text:p>
          </table:table-cell>
          <table:table-cell table:style-name="ce11" table:formula="of:=SQRT([.U33]^2+[.V33]^2)" office:value-type="float" office:value="0.344437324641354" calcext:value-type="float">
            <text:p>0.34</text:p>
          </table:table-cell>
          <table:table-cell table:style-name="ce8" table:formula="of:=DEGREES(ATAN2([.V33];[.U33]))" office:value-type="float" office:value="130.435539590935" calcext:value-type="float">
            <text:p>130.44</text:p>
          </table:table-cell>
          <table:table-cell table:style-name="ce8"/>
          <table:table-cell table:style-name="ce13" table:formula="of:=[.K33]*15" office:value-type="float" office:value="0.180884918277152" calcext:value-type="float">
            <text:p>0.18</text:p>
          </table:table-cell>
          <table:table-cell table:style-name="ce8" table:formula="of:=[.K33]^2*225" office:value-type="float" office:value="0.032719353660132" calcext:value-type="float">
            <text:p>0.03</text:p>
          </table:table-cell>
          <table:table-cell table:style-name="ce8" table:formula="of:=[.L33]*COS(RADIANS([.M33]))+[.N33]*COS(RADIANS([.O33]))" office:value-type="float" office:value="0.262163696915242" calcext:value-type="float">
            <text:p>0.26</text:p>
          </table:table-cell>
          <table:table-cell table:style-name="ce8" table:formula="of:=[.L33]*SIN(RADIANS([.M33]))+[.N33]*SIN(RADIANS([.O33]))" office:value-type="float" office:value="-0.223399343387188" calcext:value-type="float">
            <text:p>-0.22</text:p>
          </table:table-cell>
          <table:table-cell office:value-type="float" office:value="0.207268801321809" calcext:value-type="float">
            <text:p>0.21</text:p>
          </table:table-cell>
          <table:table-cell table:number-columns-repeated="1001"/>
        </table:table-row>
        <table:table-row table:style-name="ro1">
          <table:table-cell office:value-type="float" office:value="832760" calcext:value-type="float">
            <text:p>832760</text:p>
          </table:table-cell>
          <table:table-cell office:value-type="float" office:value="0.381064257922945" calcext:value-type="float">
            <text:p>0.3810642579</text:p>
          </table:table-cell>
          <table:table-cell office:value-type="float" office:value="0.43001814469513" calcext:value-type="float">
            <text:p>0.4300181447</text:p>
          </table:table-cell>
          <table:table-cell office:value-type="float" office:value="0.615336544803209" calcext:value-type="float">
            <text:p>0.6153365448</text:p>
          </table:table-cell>
          <table:table-cell office:value-type="float" office:value="-0.09" calcext:value-type="float">
            <text:p>-0.09</text:p>
          </table:table-cell>
          <table:table-cell office:value-type="float" office:value="0.14" calcext:value-type="float">
            <text:p>0.1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431" calcext:value-type="float">
            <text:p>10.431</text:p>
          </table:table-cell>
          <table:table-cell/>
          <table:table-cell table:formula="of:=DEGREES(ACOS(COS(RADIANS([.B34]))*COS(RADIANS([.C34]))))" office:value-type="float" office:value="0.574563179231513" calcext:value-type="float">
            <text:p>0.57</text:p>
          </table:table-cell>
          <table:table-cell table:formula="of:=TAN((ACOS(COS(RADIANS([.B34]))*COS(RADIANS([.C34])))))" office:value-type="float" office:value="0.0100283553949532" calcext:value-type="float">
            <text:p>0.0100</text:p>
          </table:table-cell>
          <table:table-cell table:formula="of:=SQRT([.E34]^2+[.F34]^2)" office:value-type="float" office:value="0.166433169770932" calcext:value-type="float">
            <text:p>0.17</text:p>
          </table:table-cell>
          <table:table-cell table:formula="of:=DEGREES(ATAN2([.F34]; [.E34]))" office:value-type="float" office:value="-32.7352262721076" calcext:value-type="float">
            <text:p>-32.74</text:p>
          </table:table-cell>
          <table:table-cell table:style-name="ce9" table:formula="of:=SQRT([.T34])" office:value-type="float" office:value="0.150425330924298" calcext:value-type="float">
            <text:p>0.15</text:p>
          </table:table-cell>
          <table:table-cell table:style-name="ce8" table:formula="of:=DEGREES(ATAN( (-SIN (RADIANS ([.C34])) * COS(RADIANS([.B34]))) / (COS (RADIANS ([.C34])) * SIN(RADIANS([.B34]))) ))" office:value-type="float" office:value="-48.4540826083944" calcext:value-type="float">
            <text:p>-48.45</text:p>
          </table:table-cell>
          <table:table-cell table:style-name="ce11" table:formula="of:=SQRT([.U34]^2+[.V34]^2)" office:value-type="float" office:value="0.31388973600791" calcext:value-type="float">
            <text:p>0.31</text:p>
          </table:table-cell>
          <table:table-cell table:style-name="ce8" table:formula="of:=DEGREES(ATAN2([.V34];[.U34]))" office:value-type="float" office:value="130.195089636353" calcext:value-type="float">
            <text:p>130.20</text:p>
          </table:table-cell>
          <table:table-cell table:style-name="ce8"/>
          <table:table-cell table:style-name="ce13" table:formula="of:=[.K34]*15" office:value-type="float" office:value="0.150425330924298" calcext:value-type="float">
            <text:p>0.15</text:p>
          </table:table-cell>
          <table:table-cell table:style-name="ce8" table:formula="of:=[.K34]^2*225" office:value-type="float" office:value="0.0226277801836846" calcext:value-type="float">
            <text:p>0.02</text:p>
          </table:table-cell>
          <table:table-cell table:style-name="ce8" table:formula="of:=[.L34]*COS(RADIANS([.M34]))+[.N34]*COS(RADIANS([.O34]))" office:value-type="float" office:value="0.239765096357357" calcext:value-type="float">
            <text:p>0.24</text:p>
          </table:table-cell>
          <table:table-cell table:style-name="ce8" table:formula="of:=[.L34]*SIN(RADIANS([.M34]))+[.N34]*SIN(RADIANS([.O34]))" office:value-type="float" office:value="-0.202581995596507" calcext:value-type="float">
            <text:p>-0.20</text:p>
          </table:table-cell>
          <table:table-cell office:value-type="float" office:value="0.172368953769454" calcext:value-type="float">
            <text:p>0.17</text:p>
          </table:table-cell>
          <table:table-cell table:number-columns-repeated="1001"/>
        </table:table-row>
        <table:table-row table:style-name="ro1">
          <table:table-cell office:value-type="float" office:value="832760" calcext:value-type="float">
            <text:p>832760</text:p>
          </table:table-cell>
          <table:table-cell office:value-type="float" office:value="0.381064257922945" calcext:value-type="float">
            <text:p>0.3810642579</text:p>
          </table:table-cell>
          <table:table-cell office:value-type="float" office:value="0.43001814469513" calcext:value-type="float">
            <text:p>0.4300181447</text:p>
          </table:table-cell>
          <table:table-cell office:value-type="float" office:value="0.615336544803209" calcext:value-type="float">
            <text:p>0.6153365448</text:p>
          </table:table-cell>
          <table:table-cell office:value-type="float" office:value="-0.09" calcext:value-type="float">
            <text:p>-0.09</text:p>
          </table:table-cell>
          <table:table-cell office:value-type="float" office:value="0.14" calcext:value-type="float">
            <text:p>0.1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431" calcext:value-type="float">
            <text:p>10.431</text:p>
          </table:table-cell>
          <table:table-cell/>
          <table:table-cell table:formula="of:=DEGREES(ACOS(COS(RADIANS([.B35]))*COS(RADIANS([.C35]))))" office:value-type="float" office:value="0.574563179231513" calcext:value-type="float">
            <text:p>0.57</text:p>
          </table:table-cell>
          <table:table-cell table:formula="of:=TAN((ACOS(COS(RADIANS([.B35]))*COS(RADIANS([.C35])))))" office:value-type="float" office:value="0.0100283553949532" calcext:value-type="float">
            <text:p>0.0100</text:p>
          </table:table-cell>
          <table:table-cell table:formula="of:=SQRT([.E35]^2+[.F35]^2)" office:value-type="float" office:value="0.166433169770932" calcext:value-type="float">
            <text:p>0.17</text:p>
          </table:table-cell>
          <table:table-cell table:formula="of:=DEGREES(ATAN2([.F35]; [.E35]))" office:value-type="float" office:value="-32.7352262721076" calcext:value-type="float">
            <text:p>-32.74</text:p>
          </table:table-cell>
          <table:table-cell table:style-name="ce9" table:formula="of:=SQRT([.T35])" office:value-type="float" office:value="0.150425330924298" calcext:value-type="float">
            <text:p>0.15</text:p>
          </table:table-cell>
          <table:table-cell table:style-name="ce8" table:formula="of:=DEGREES(ATAN( (-SIN (RADIANS ([.C35])) * COS(RADIANS([.B35]))) / (COS (RADIANS ([.C35])) * SIN(RADIANS([.B35]))) ))" office:value-type="float" office:value="-48.4540826083944" calcext:value-type="float">
            <text:p>-48.45</text:p>
          </table:table-cell>
          <table:table-cell table:style-name="ce11" table:formula="of:=SQRT([.U35]^2+[.V35]^2)" office:value-type="float" office:value="0.31388973600791" calcext:value-type="float">
            <text:p>0.31</text:p>
          </table:table-cell>
          <table:table-cell table:style-name="ce8" table:formula="of:=DEGREES(ATAN2([.V35];[.U35]))" office:value-type="float" office:value="130.195089636353" calcext:value-type="float">
            <text:p>130.20</text:p>
          </table:table-cell>
          <table:table-cell table:style-name="ce8"/>
          <table:table-cell table:style-name="ce13" table:formula="of:=[.K35]*15" office:value-type="float" office:value="0.150425330924298" calcext:value-type="float">
            <text:p>0.15</text:p>
          </table:table-cell>
          <table:table-cell table:style-name="ce8" table:formula="of:=[.K35]^2*225" office:value-type="float" office:value="0.0226277801836846" calcext:value-type="float">
            <text:p>0.02</text:p>
          </table:table-cell>
          <table:table-cell table:style-name="ce8" table:formula="of:=[.L35]*COS(RADIANS([.M35]))+[.N35]*COS(RADIANS([.O35]))" office:value-type="float" office:value="0.239765096357357" calcext:value-type="float">
            <text:p>0.24</text:p>
          </table:table-cell>
          <table:table-cell table:style-name="ce8" table:formula="of:=[.L35]*SIN(RADIANS([.M35]))+[.N35]*SIN(RADIANS([.O35]))" office:value-type="float" office:value="-0.202581995596507" calcext:value-type="float">
            <text:p>-0.20</text:p>
          </table:table-cell>
          <table:table-cell office:value-type="float" office:value="0.172368953769454" calcext:value-type="float">
            <text:p>0.17</text:p>
          </table:table-cell>
          <table:table-cell table:number-columns-repeated="1001"/>
        </table:table-row>
        <table:table-row table:style-name="ro1">
          <table:table-cell office:value-type="float" office:value="833009" calcext:value-type="float">
            <text:p>833009</text:p>
          </table:table-cell>
          <table:table-cell office:value-type="float" office:value="0.358454677583763" calcext:value-type="float">
            <text:p>0.3584546776</text:p>
          </table:table-cell>
          <table:table-cell office:value-type="float" office:value="0.390393362514257" calcext:value-type="float">
            <text:p>0.3903933625</text:p>
          </table:table-cell>
          <table:table-cell office:value-type="float" office:value="0.609695182074749" calcext:value-type="float">
            <text:p>0.6096951821</text:p>
          </table:table-cell>
          <table:table-cell office:value-type="float" office:value="-0.09" calcext:value-type="float">
            <text:p>-0.09</text:p>
          </table:table-cell>
          <table:table-cell office:value-type="float" office:value="0.14" calcext:value-type="float">
            <text:p>0.1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465" calcext:value-type="float">
            <text:p>10.465</text:p>
          </table:table-cell>
          <table:table-cell/>
          <table:table-cell table:formula="of:=DEGREES(ACOS(COS(RADIANS([.B36]))*COS(RADIANS([.C36]))))" office:value-type="float" office:value="0.529995042383567" calcext:value-type="float">
            <text:p>0.53</text:p>
          </table:table-cell>
          <table:table-cell table:formula="of:=TAN((ACOS(COS(RADIANS([.B36]))*COS(RADIANS([.C36])))))" office:value-type="float" office:value="0.00925042234914137" calcext:value-type="float">
            <text:p>0.0093</text:p>
          </table:table-cell>
          <table:table-cell table:formula="of:=SQRT([.E36]^2+[.F36]^2)" office:value-type="float" office:value="0.166433169770932" calcext:value-type="float">
            <text:p>0.17</text:p>
          </table:table-cell>
          <table:table-cell table:formula="of:=DEGREES(ATAN2([.F36]; [.E36]))" office:value-type="float" office:value="-32.7352262721076" calcext:value-type="float">
            <text:p>-32.74</text:p>
          </table:table-cell>
          <table:table-cell table:style-name="ce9" table:formula="of:=SQRT([.T36])" office:value-type="float" office:value="0.138756335237121" calcext:value-type="float">
            <text:p>0.14</text:p>
          </table:table-cell>
          <table:table-cell table:style-name="ce8" table:formula="of:=DEGREES(ATAN( (-SIN (RADIANS ([.C36])) * COS(RADIANS([.B36]))) / (COS (RADIANS ([.C36])) * SIN(RADIANS([.B36]))) ))" office:value-type="float" office:value="-47.4422783739152" calcext:value-type="float">
            <text:p>-47.44</text:p>
          </table:table-cell>
          <table:table-cell table:style-name="ce11" table:formula="of:=SQRT([.U36]^2+[.V36]^2)" office:value-type="float" office:value="0.30270014286956" calcext:value-type="float">
            <text:p>0.30</text:p>
          </table:table-cell>
          <table:table-cell table:style-name="ce8" table:formula="of:=DEGREES(ATAN2([.V36];[.U36]))" office:value-type="float" office:value="129.418225118683" calcext:value-type="float">
            <text:p>129.42</text:p>
          </table:table-cell>
          <table:table-cell table:style-name="ce8"/>
          <table:table-cell table:style-name="ce13" table:formula="of:=[.K36]*15" office:value-type="float" office:value="0.138756335237121" calcext:value-type="float">
            <text:p>0.14</text:p>
          </table:table-cell>
          <table:table-cell table:style-name="ce8" table:formula="of:=[.K36]^2*225" office:value-type="float" office:value="0.0192533205684362" calcext:value-type="float">
            <text:p>0.02</text:p>
          </table:table-cell>
          <table:table-cell table:style-name="ce8" table:formula="of:=[.L36]*COS(RADIANS([.M36]))+[.N36]*COS(RADIANS([.O36]))" office:value-type="float" office:value="0.233845435995368" calcext:value-type="float">
            <text:p>0.23</text:p>
          </table:table-cell>
          <table:table-cell table:style-name="ce8" table:formula="of:=[.L36]*SIN(RADIANS([.M36]))+[.N36]*SIN(RADIANS([.O36]))" office:value-type="float" office:value="-0.192207410256182" calcext:value-type="float">
            <text:p>-0.19</text:p>
          </table:table-cell>
          <table:table-cell office:value-type="float" office:value="0.15899851271507" calcext:value-type="float">
            <text:p>0.16</text:p>
          </table:table-cell>
          <table:table-cell table:number-columns-repeated="1001"/>
        </table:table-row>
        <table:table-row table:style-name="ro1">
          <table:table-cell office:value-type="float" office:value="833009" calcext:value-type="float">
            <text:p>833009</text:p>
          </table:table-cell>
          <table:table-cell office:value-type="float" office:value="0.358454677583763" calcext:value-type="float">
            <text:p>0.3584546776</text:p>
          </table:table-cell>
          <table:table-cell office:value-type="float" office:value="0.390393362514257" calcext:value-type="float">
            <text:p>0.3903933625</text:p>
          </table:table-cell>
          <table:table-cell office:value-type="float" office:value="0.609695182074749" calcext:value-type="float">
            <text:p>0.6096951821</text:p>
          </table:table-cell>
          <table:table-cell office:value-type="float" office:value="-0.09" calcext:value-type="float">
            <text:p>-0.09</text:p>
          </table:table-cell>
          <table:table-cell office:value-type="float" office:value="0.14" calcext:value-type="float">
            <text:p>0.1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465" calcext:value-type="float">
            <text:p>10.465</text:p>
          </table:table-cell>
          <table:table-cell/>
          <table:table-cell table:formula="of:=DEGREES(ACOS(COS(RADIANS([.B37]))*COS(RADIANS([.C37]))))" office:value-type="float" office:value="0.529995042383567" calcext:value-type="float">
            <text:p>0.53</text:p>
          </table:table-cell>
          <table:table-cell table:formula="of:=TAN((ACOS(COS(RADIANS([.B37]))*COS(RADIANS([.C37])))))" office:value-type="float" office:value="0.00925042234914137" calcext:value-type="float">
            <text:p>0.0093</text:p>
          </table:table-cell>
          <table:table-cell table:formula="of:=SQRT([.E37]^2+[.F37]^2)" office:value-type="float" office:value="0.166433169770932" calcext:value-type="float">
            <text:p>0.17</text:p>
          </table:table-cell>
          <table:table-cell table:formula="of:=DEGREES(ATAN2([.F37]; [.E37]))" office:value-type="float" office:value="-32.7352262721076" calcext:value-type="float">
            <text:p>-32.74</text:p>
          </table:table-cell>
          <table:table-cell table:style-name="ce9" table:formula="of:=SQRT([.T37])" office:value-type="float" office:value="0.138756335237121" calcext:value-type="float">
            <text:p>0.14</text:p>
          </table:table-cell>
          <table:table-cell table:style-name="ce8" table:formula="of:=DEGREES(ATAN( (-SIN (RADIANS ([.C37])) * COS(RADIANS([.B37]))) / (COS (RADIANS ([.C37])) * SIN(RADIANS([.B37]))) ))" office:value-type="float" office:value="-47.4422783739152" calcext:value-type="float">
            <text:p>-47.44</text:p>
          </table:table-cell>
          <table:table-cell table:style-name="ce11" table:formula="of:=SQRT([.U37]^2+[.V37]^2)" office:value-type="float" office:value="0.30270014286956" calcext:value-type="float">
            <text:p>0.30</text:p>
          </table:table-cell>
          <table:table-cell table:style-name="ce8" table:formula="of:=DEGREES(ATAN2([.V37];[.U37]))" office:value-type="float" office:value="129.418225118683" calcext:value-type="float">
            <text:p>129.42</text:p>
          </table:table-cell>
          <table:table-cell table:style-name="ce8"/>
          <table:table-cell table:style-name="ce13" table:formula="of:=[.K37]*15" office:value-type="float" office:value="0.138756335237121" calcext:value-type="float">
            <text:p>0.14</text:p>
          </table:table-cell>
          <table:table-cell table:style-name="ce8" table:formula="of:=[.K37]^2*225" office:value-type="float" office:value="0.0192533205684362" calcext:value-type="float">
            <text:p>0.02</text:p>
          </table:table-cell>
          <table:table-cell table:style-name="ce8" table:formula="of:=[.L37]*COS(RADIANS([.M37]))+[.N37]*COS(RADIANS([.O37]))" office:value-type="float" office:value="0.233845435995368" calcext:value-type="float">
            <text:p>0.23</text:p>
          </table:table-cell>
          <table:table-cell table:style-name="ce8" table:formula="of:=[.L37]*SIN(RADIANS([.M37]))+[.N37]*SIN(RADIANS([.O37]))" office:value-type="float" office:value="-0.192207410256182" calcext:value-type="float">
            <text:p>-0.19</text:p>
          </table:table-cell>
          <table:table-cell office:value-type="float" office:value="0.15899851271507" calcext:value-type="float">
            <text:p>0.16</text:p>
          </table:table-cell>
          <table:table-cell table:number-columns-repeated="1001"/>
        </table:table-row>
        <table:table-row table:style-name="ro1">
          <table:table-cell office:value-type="float" office:value="833259" calcext:value-type="float">
            <text:p>833259</text:p>
          </table:table-cell>
          <table:table-cell office:value-type="float" office:value="0.350189668440372" calcext:value-type="float">
            <text:p>0.3501896684</text:p>
          </table:table-cell>
          <table:table-cell office:value-type="float" office:value="0.421487825391166" calcext:value-type="float">
            <text:p>0.4214878254</text:p>
          </table:table-cell>
          <table:table-cell office:value-type="float" office:value="0.606167709533554" calcext:value-type="float">
            <text:p>0.6061677095</text:p>
          </table:table-cell>
          <table:table-cell office:value-type="float" office:value="-0.09" calcext:value-type="float">
            <text:p>-0.09</text:p>
          </table:table-cell>
          <table:table-cell office:value-type="float" office:value="0.14" calcext:value-type="float">
            <text:p>0.1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DEGREES(ACOS(COS(RADIANS([.B38]))*COS(RADIANS([.C38]))))" office:value-type="float" office:value="0.54798045466449" calcext:value-type="float">
            <text:p>0.55</text:p>
          </table:table-cell>
          <table:table-cell table:formula="of:=TAN((ACOS(COS(RADIANS([.B38]))*COS(RADIANS([.C38])))))" office:value-type="float" office:value="0.00956435479358522" calcext:value-type="float">
            <text:p>0.0096</text:p>
          </table:table-cell>
          <table:table-cell table:formula="of:=SQRT([.E38]^2+[.F38]^2)" office:value-type="float" office:value="0.166433169770932" calcext:value-type="float">
            <text:p>0.17</text:p>
          </table:table-cell>
          <table:table-cell table:formula="of:=DEGREES(ATAN2([.F38]; [.E38]))" office:value-type="float" office:value="-32.7352262721076" calcext:value-type="float">
            <text:p>-32.74</text:p>
          </table:table-cell>
          <table:table-cell table:style-name="ce9" table:formula="of:=SQRT([.T38])" office:value-type="float" office:value="0.143465321903778" calcext:value-type="float">
            <text:p>0.14</text:p>
          </table:table-cell>
          <table:table-cell table:style-name="ce8" table:formula="of:=DEGREES(ATAN( (-SIN (RADIANS ([.C38])) * COS(RADIANS([.B38]))) / (COS (RADIANS ([.C38])) * SIN(RADIANS([.B38]))) ))" office:value-type="float" office:value="-50.2789408323475" calcext:value-type="float">
            <text:p>-50.28</text:p>
          </table:table-cell>
          <table:table-cell table:style-name="ce11" table:formula="of:=SQRT([.U38]^2+[.V38]^2)" office:value-type="float" office:value="0.306293762518602" calcext:value-type="float">
            <text:p>0.31</text:p>
          </table:table-cell>
          <table:table-cell table:style-name="ce8" table:formula="of:=DEGREES(ATAN2([.V38];[.U38]))" office:value-type="float" office:value="130.851866368263" calcext:value-type="float">
            <text:p>130.85</text:p>
          </table:table-cell>
          <table:table-cell table:style-name="ce8"/>
          <table:table-cell table:style-name="ce13" table:formula="of:=[.K38]*15" office:value-type="float" office:value="0.143465321903778" calcext:value-type="float">
            <text:p>0.14</text:p>
          </table:table-cell>
          <table:table-cell table:style-name="ce8" table:formula="of:=[.K38]^2*225" office:value-type="float" office:value="0.0205822985889547" calcext:value-type="float">
            <text:p>0.02</text:p>
          </table:table-cell>
          <table:table-cell table:style-name="ce8" table:formula="of:=[.L38]*COS(RADIANS([.M38]))+[.N38]*COS(RADIANS([.O38]))" office:value-type="float" office:value="0.231681595531806" calcext:value-type="float">
            <text:p>0.23</text:p>
          </table:table-cell>
          <table:table-cell table:style-name="ce8" table:formula="of:=[.L38]*SIN(RADIANS([.M38]))+[.N38]*SIN(RADIANS([.O38]))" office:value-type="float" office:value="-0.200348464555231" calcext:value-type="float">
            <text:p>-0.20</text:p>
          </table:table-cell>
          <table:table-cell office:value-type="float" office:value="0.164394136399347" calcext:value-type="float">
            <text:p>0.16</text:p>
          </table:table-cell>
          <table:table-cell table:number-columns-repeated="1001"/>
        </table:table-row>
        <table:table-row table:style-name="ro1">
          <table:table-cell office:value-type="float" office:value="833259" calcext:value-type="float">
            <text:p>833259</text:p>
          </table:table-cell>
          <table:table-cell office:value-type="float" office:value="0.350189668440372" calcext:value-type="float">
            <text:p>0.3501896684</text:p>
          </table:table-cell>
          <table:table-cell office:value-type="float" office:value="0.421487825391166" calcext:value-type="float">
            <text:p>0.4214878254</text:p>
          </table:table-cell>
          <table:table-cell office:value-type="float" office:value="0.606167709533554" calcext:value-type="float">
            <text:p>0.6061677095</text:p>
          </table:table-cell>
          <table:table-cell office:value-type="float" office:value="-0.09" calcext:value-type="float">
            <text:p>-0.09</text:p>
          </table:table-cell>
          <table:table-cell office:value-type="float" office:value="0.14" calcext:value-type="float">
            <text:p>0.1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DEGREES(ACOS(COS(RADIANS([.B39]))*COS(RADIANS([.C39]))))" office:value-type="float" office:value="0.54798045466449" calcext:value-type="float">
            <text:p>0.55</text:p>
          </table:table-cell>
          <table:table-cell table:formula="of:=TAN((ACOS(COS(RADIANS([.B39]))*COS(RADIANS([.C39])))))" office:value-type="float" office:value="0.00956435479358522" calcext:value-type="float">
            <text:p>0.0096</text:p>
          </table:table-cell>
          <table:table-cell table:formula="of:=SQRT([.E39]^2+[.F39]^2)" office:value-type="float" office:value="0.166433169770932" calcext:value-type="float">
            <text:p>0.17</text:p>
          </table:table-cell>
          <table:table-cell table:formula="of:=DEGREES(ATAN2([.F39]; [.E39]))" office:value-type="float" office:value="-32.7352262721076" calcext:value-type="float">
            <text:p>-32.74</text:p>
          </table:table-cell>
          <table:table-cell table:style-name="ce9" table:formula="of:=SQRT([.T39])" office:value-type="float" office:value="0.143465321903778" calcext:value-type="float">
            <text:p>0.14</text:p>
          </table:table-cell>
          <table:table-cell table:style-name="ce8" table:formula="of:=DEGREES(ATAN( (-SIN (RADIANS ([.C39])) * COS(RADIANS([.B39]))) / (COS (RADIANS ([.C39])) * SIN(RADIANS([.B39]))) ))" office:value-type="float" office:value="-50.2789408323475" calcext:value-type="float">
            <text:p>-50.28</text:p>
          </table:table-cell>
          <table:table-cell table:style-name="ce11" table:formula="of:=SQRT([.U39]^2+[.V39]^2)" office:value-type="float" office:value="0.306293762518602" calcext:value-type="float">
            <text:p>0.31</text:p>
          </table:table-cell>
          <table:table-cell table:style-name="ce8" table:formula="of:=DEGREES(ATAN2([.V39];[.U39]))" office:value-type="float" office:value="130.851866368263" calcext:value-type="float">
            <text:p>130.85</text:p>
          </table:table-cell>
          <table:table-cell table:style-name="ce8"/>
          <table:table-cell table:style-name="ce13" table:formula="of:=[.K39]*15" office:value-type="float" office:value="0.143465321903778" calcext:value-type="float">
            <text:p>0.14</text:p>
          </table:table-cell>
          <table:table-cell table:style-name="ce8" table:formula="of:=[.K39]^2*225" office:value-type="float" office:value="0.0205822985889547" calcext:value-type="float">
            <text:p>0.02</text:p>
          </table:table-cell>
          <table:table-cell table:style-name="ce8" table:formula="of:=[.L39]*COS(RADIANS([.M39]))+[.N39]*COS(RADIANS([.O39]))" office:value-type="float" office:value="0.231681595531806" calcext:value-type="float">
            <text:p>0.23</text:p>
          </table:table-cell>
          <table:table-cell table:style-name="ce8" table:formula="of:=[.L39]*SIN(RADIANS([.M39]))+[.N39]*SIN(RADIANS([.O39]))" office:value-type="float" office:value="-0.200348464555231" calcext:value-type="float">
            <text:p>-0.20</text:p>
          </table:table-cell>
          <table:table-cell office:value-type="float" office:value="0.164394136399347" calcext:value-type="float">
            <text:p>0.16</text:p>
          </table:table-cell>
          <table:table-cell table:number-columns-repeated="1001"/>
        </table:table-row>
        <table:table-row table:style-name="ro1">
          <table:table-cell office:value-type="float" office:value="833509" calcext:value-type="float">
            <text:p>833509</text:p>
          </table:table-cell>
          <table:table-cell office:value-type="float" office:value="0.365269792312834" calcext:value-type="float">
            <text:p>0.3652697923</text:p>
          </table:table-cell>
          <table:table-cell office:value-type="float" office:value="0.349747627135025" calcext:value-type="float">
            <text:p>0.3497476271</text:p>
          </table:table-cell>
          <table:table-cell office:value-type="float" office:value="0.609508525811337" calcext:value-type="float">
            <text:p>0.6095085258</text:p>
          </table:table-cell>
          <table:table-cell office:value-type="float" office:value="-0.09" calcext:value-type="float">
            <text:p>-0.09</text:p>
          </table:table-cell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534" calcext:value-type="float">
            <text:p>10.534</text:p>
          </table:table-cell>
          <table:table-cell/>
          <table:table-cell table:formula="of:=DEGREES(ACOS(COS(RADIANS([.B40]))*COS(RADIANS([.C40]))))" office:value-type="float" office:value="0.505711149443496" calcext:value-type="float">
            <text:p>0.51</text:p>
          </table:table-cell>
          <table:table-cell table:formula="of:=TAN((ACOS(COS(RADIANS([.B40]))*COS(RADIANS([.C40])))))" office:value-type="float" office:value="0.00882655383099302" calcext:value-type="float">
            <text:p>0.0088</text:p>
          </table:table-cell>
          <table:table-cell table:formula="of:=SQRT([.E40]^2+[.F40]^2)" office:value-type="float" office:value="0.158113883008419" calcext:value-type="float">
            <text:p>0.16</text:p>
          </table:table-cell>
          <table:table-cell table:formula="of:=DEGREES(ATAN2([.F40]; [.E40]))" office:value-type="float" office:value="-34.695153531234" calcext:value-type="float">
            <text:p>-34.70</text:p>
          </table:table-cell>
          <table:table-cell table:style-name="ce9" table:formula="of:=SQRT([.T40])" office:value-type="float" office:value="0.132398307464895" calcext:value-type="float">
            <text:p>0.13</text:p>
          </table:table-cell>
          <table:table-cell table:style-name="ce8" table:formula="of:=DEGREES(ATAN( (-SIN (RADIANS ([.C40])) * COS(RADIANS([.B40]))) / (COS (RADIANS ([.C40])) * SIN(RADIANS([.B40]))) ))" office:value-type="float" office:value="-43.7563408633248" calcext:value-type="float">
            <text:p>-43.76</text:p>
          </table:table-cell>
          <table:table-cell table:style-name="ce11" table:formula="of:=SQRT([.U40]^2+[.V40]^2)" office:value-type="float" office:value="0.28961155012724" calcext:value-type="float">
            <text:p>0.29</text:p>
          </table:table-cell>
          <table:table-cell table:style-name="ce8" table:formula="of:=DEGREES(ATAN2([.V40];[.U40]))" office:value-type="float" office:value="128.823876474606" calcext:value-type="float">
            <text:p>128.82</text:p>
          </table:table-cell>
          <table:table-cell table:style-name="ce8"/>
          <table:table-cell table:style-name="ce13" table:formula="of:=[.K40]*15" office:value-type="float" office:value="0.132398307464895" calcext:value-type="float">
            <text:p>0.13</text:p>
          </table:table-cell>
          <table:table-cell table:style-name="ce8" table:formula="of:=[.K40]^2*225" office:value-type="float" office:value="0.017529311819569" calcext:value-type="float">
            <text:p>0.02</text:p>
          </table:table-cell>
          <table:table-cell table:style-name="ce8" table:formula="of:=[.L40]*COS(RADIANS([.M40]))+[.N40]*COS(RADIANS([.O40]))" office:value-type="float" office:value="0.225629633052159" calcext:value-type="float">
            <text:p>0.23</text:p>
          </table:table-cell>
          <table:table-cell table:style-name="ce8" table:formula="of:=[.L40]*SIN(RADIANS([.M40]))+[.N40]*SIN(RADIANS([.O40]))" office:value-type="float" office:value="-0.181565741966515" calcext:value-type="float">
            <text:p>-0.18</text:p>
          </table:table-cell>
          <table:table-cell office:value-type="float" office:value="0.151713344833049" calcext:value-type="float">
            <text:p>0.15</text:p>
          </table:table-cell>
          <table:table-cell table:number-columns-repeated="1001"/>
        </table:table-row>
        <table:table-row table:style-name="ro1">
          <table:table-cell office:value-type="float" office:value="833509" calcext:value-type="float">
            <text:p>833509</text:p>
          </table:table-cell>
          <table:table-cell office:value-type="float" office:value="0.365269792312834" calcext:value-type="float">
            <text:p>0.3652697923</text:p>
          </table:table-cell>
          <table:table-cell office:value-type="float" office:value="0.349747627135025" calcext:value-type="float">
            <text:p>0.3497476271</text:p>
          </table:table-cell>
          <table:table-cell office:value-type="float" office:value="0.609508525811337" calcext:value-type="float">
            <text:p>0.6095085258</text:p>
          </table:table-cell>
          <table:table-cell office:value-type="float" office:value="-0.09" calcext:value-type="float">
            <text:p>-0.09</text:p>
          </table:table-cell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534" calcext:value-type="float">
            <text:p>10.534</text:p>
          </table:table-cell>
          <table:table-cell/>
          <table:table-cell table:formula="of:=DEGREES(ACOS(COS(RADIANS([.B41]))*COS(RADIANS([.C41]))))" office:value-type="float" office:value="0.505711149443496" calcext:value-type="float">
            <text:p>0.51</text:p>
          </table:table-cell>
          <table:table-cell table:formula="of:=TAN((ACOS(COS(RADIANS([.B41]))*COS(RADIANS([.C41])))))" office:value-type="float" office:value="0.00882655383099302" calcext:value-type="float">
            <text:p>0.0088</text:p>
          </table:table-cell>
          <table:table-cell table:formula="of:=SQRT([.E41]^2+[.F41]^2)" office:value-type="float" office:value="0.158113883008419" calcext:value-type="float">
            <text:p>0.16</text:p>
          </table:table-cell>
          <table:table-cell table:formula="of:=DEGREES(ATAN2([.F41]; [.E41]))" office:value-type="float" office:value="-34.695153531234" calcext:value-type="float">
            <text:p>-34.70</text:p>
          </table:table-cell>
          <table:table-cell table:style-name="ce9" table:formula="of:=SQRT([.T41])" office:value-type="float" office:value="0.132398307464895" calcext:value-type="float">
            <text:p>0.13</text:p>
          </table:table-cell>
          <table:table-cell table:style-name="ce8" table:formula="of:=DEGREES(ATAN( (-SIN (RADIANS ([.C41])) * COS(RADIANS([.B41]))) / (COS (RADIANS ([.C41])) * SIN(RADIANS([.B41]))) ))" office:value-type="float" office:value="-43.7563408633248" calcext:value-type="float">
            <text:p>-43.76</text:p>
          </table:table-cell>
          <table:table-cell table:style-name="ce11" table:formula="of:=SQRT([.U41]^2+[.V41]^2)" office:value-type="float" office:value="0.28961155012724" calcext:value-type="float">
            <text:p>0.29</text:p>
          </table:table-cell>
          <table:table-cell table:style-name="ce8" table:formula="of:=DEGREES(ATAN2([.V41];[.U41]))" office:value-type="float" office:value="128.823876474606" calcext:value-type="float">
            <text:p>128.82</text:p>
          </table:table-cell>
          <table:table-cell table:style-name="ce8"/>
          <table:table-cell table:style-name="ce13" table:formula="of:=[.K41]*15" office:value-type="float" office:value="0.132398307464895" calcext:value-type="float">
            <text:p>0.13</text:p>
          </table:table-cell>
          <table:table-cell table:style-name="ce8" table:formula="of:=[.K41]^2*225" office:value-type="float" office:value="0.017529311819569" calcext:value-type="float">
            <text:p>0.02</text:p>
          </table:table-cell>
          <table:table-cell table:style-name="ce8" table:formula="of:=[.L41]*COS(RADIANS([.M41]))+[.N41]*COS(RADIANS([.O41]))" office:value-type="float" office:value="0.225629633052159" calcext:value-type="float">
            <text:p>0.23</text:p>
          </table:table-cell>
          <table:table-cell table:style-name="ce8" table:formula="of:=[.L41]*SIN(RADIANS([.M41]))+[.N41]*SIN(RADIANS([.O41]))" office:value-type="float" office:value="-0.181565741966515" calcext:value-type="float">
            <text:p>-0.18</text:p>
          </table:table-cell>
          <table:table-cell office:value-type="float" office:value="0.151713344833049" calcext:value-type="float">
            <text:p>0.15</text:p>
          </table:table-cell>
          <table:table-cell table:number-columns-repeated="1001"/>
        </table:table-row>
        <table:table-row table:style-name="ro1">
          <table:table-cell office:value-type="float" office:value="833759" calcext:value-type="float">
            <text:p>833759</text:p>
          </table:table-cell>
          <table:table-cell office:value-type="float" office:value="0.376899710159088" calcext:value-type="float">
            <text:p>0.3768997102</text:p>
          </table:table-cell>
          <table:table-cell office:value-type="float" office:value="0.362497135716206" calcext:value-type="float">
            <text:p>0.3624971357</text:p>
          </table:table-cell>
          <table:table-cell office:value-type="float" office:value="0.609555216557616" calcext:value-type="float">
            <text:p>0.6095552166</text:p>
          </table:table-cell>
          <table:table-cell office:value-type="float" office:value="-0.13" calcext:value-type="float">
            <text:p>-0.13</text:p>
          </table:table-cell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568" calcext:value-type="float">
            <text:p>10.568</text:p>
          </table:table-cell>
          <table:table-cell/>
          <table:table-cell table:formula="of:=DEGREES(ACOS(COS(RADIANS([.B42]))*COS(RADIANS([.C42]))))" office:value-type="float" office:value="0.522929889697097" calcext:value-type="float">
            <text:p>0.52</text:p>
          </table:table-cell>
          <table:table-cell table:formula="of:=TAN((ACOS(COS(RADIANS([.B42]))*COS(RADIANS([.C42])))))" office:value-type="float" office:value="0.00912710176095906" calcext:value-type="float">
            <text:p>0.0091</text:p>
          </table:table-cell>
          <table:table-cell table:formula="of:=SQRT([.E42]^2+[.F42]^2)" office:value-type="float" office:value="0.183847763108502" calcext:value-type="float">
            <text:p>0.18</text:p>
          </table:table-cell>
          <table:table-cell table:formula="of:=DEGREES(ATAN2([.F42]; [.E42]))" office:value-type="float" office:value="-45" calcext:value-type="float">
            <text:p>-45.00</text:p>
          </table:table-cell>
          <table:table-cell table:style-name="ce9" table:formula="of:=SQRT([.T42])" office:value-type="float" office:value="0.136906526414386" calcext:value-type="float">
            <text:p>0.14</text:p>
          </table:table-cell>
          <table:table-cell table:style-name="ce8" table:formula="of:=DEGREES(ATAN( (-SIN (RADIANS ([.C42])) * COS(RADIANS([.B42]))) / (COS (RADIANS ([.C42])) * SIN(RADIANS([.B42]))) ))" office:value-type="float" office:value="-43.884056271206" calcext:value-type="float">
            <text:p>-43.88</text:p>
          </table:table-cell>
          <table:table-cell table:style-name="ce11" table:formula="of:=SQRT([.U42]^2+[.V42]^2)" office:value-type="float" office:value="0.320739405658395" calcext:value-type="float">
            <text:p>0.32</text:p>
          </table:table-cell>
          <table:table-cell table:style-name="ce8" table:formula="of:=DEGREES(ATAN2([.V42];[.U42]))" office:value-type="float" office:value="134.523687837428" calcext:value-type="float">
            <text:p>134.52</text:p>
          </table:table-cell>
          <table:table-cell table:style-name="ce8"/>
          <table:table-cell table:style-name="ce13" table:formula="of:=[.K42]*15" office:value-type="float" office:value="0.136906526414386" calcext:value-type="float">
            <text:p>0.14</text:p>
          </table:table-cell>
          <table:table-cell table:style-name="ce8" table:formula="of:=[.K42]^2*225" office:value-type="float" office:value="0.018743396974853" calcext:value-type="float">
            <text:p>0.02</text:p>
          </table:table-cell>
          <table:table-cell table:style-name="ce8" table:formula="of:=[.L42]*COS(RADIANS([.M42]))+[.N42]*COS(RADIANS([.O42]))" office:value-type="float" office:value="0.228674562552814" calcext:value-type="float">
            <text:p>0.23</text:p>
          </table:table-cell>
          <table:table-cell table:style-name="ce8" table:formula="of:=[.L42]*SIN(RADIANS([.M42]))+[.N42]*SIN(RADIANS([.O42]))" office:value-type="float" office:value="-0.224903781167368" calcext:value-type="float">
            <text:p>-0.22</text:p>
          </table:table-cell>
          <table:table-cell office:value-type="float" office:value="0.156878966909129" calcext:value-type="float">
            <text:p>0.16</text:p>
          </table:table-cell>
          <table:table-cell table:number-columns-repeated="1001"/>
        </table:table-row>
        <table:table-row table:style-name="ro1">
          <table:table-cell office:value-type="float" office:value="833759" calcext:value-type="float">
            <text:p>833759</text:p>
          </table:table-cell>
          <table:table-cell office:value-type="float" office:value="0.376899710159088" calcext:value-type="float">
            <text:p>0.3768997102</text:p>
          </table:table-cell>
          <table:table-cell office:value-type="float" office:value="0.362497135716206" calcext:value-type="float">
            <text:p>0.3624971357</text:p>
          </table:table-cell>
          <table:table-cell office:value-type="float" office:value="0.609555216557616" calcext:value-type="float">
            <text:p>0.6095552166</text:p>
          </table:table-cell>
          <table:table-cell office:value-type="float" office:value="-0.13" calcext:value-type="float">
            <text:p>-0.13</text:p>
          </table:table-cell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568" calcext:value-type="float">
            <text:p>10.568</text:p>
          </table:table-cell>
          <table:table-cell/>
          <table:table-cell table:formula="of:=DEGREES(ACOS(COS(RADIANS([.B43]))*COS(RADIANS([.C43]))))" office:value-type="float" office:value="0.522929889697097" calcext:value-type="float">
            <text:p>0.52</text:p>
          </table:table-cell>
          <table:table-cell table:formula="of:=TAN((ACOS(COS(RADIANS([.B43]))*COS(RADIANS([.C43])))))" office:value-type="float" office:value="0.00912710176095906" calcext:value-type="float">
            <text:p>0.0091</text:p>
          </table:table-cell>
          <table:table-cell table:formula="of:=SQRT([.E43]^2+[.F43]^2)" office:value-type="float" office:value="0.183847763108502" calcext:value-type="float">
            <text:p>0.18</text:p>
          </table:table-cell>
          <table:table-cell table:formula="of:=DEGREES(ATAN2([.F43]; [.E43]))" office:value-type="float" office:value="-45" calcext:value-type="float">
            <text:p>-45.00</text:p>
          </table:table-cell>
          <table:table-cell table:style-name="ce9" table:formula="of:=SQRT([.T43])" office:value-type="float" office:value="0.136906526414386" calcext:value-type="float">
            <text:p>0.14</text:p>
          </table:table-cell>
          <table:table-cell table:style-name="ce8" table:formula="of:=DEGREES(ATAN( (-SIN (RADIANS ([.C43])) * COS(RADIANS([.B43]))) / (COS (RADIANS ([.C43])) * SIN(RADIANS([.B43]))) ))" office:value-type="float" office:value="-43.884056271206" calcext:value-type="float">
            <text:p>-43.88</text:p>
          </table:table-cell>
          <table:table-cell table:style-name="ce11" table:formula="of:=SQRT([.U43]^2+[.V43]^2)" office:value-type="float" office:value="0.320739405658395" calcext:value-type="float">
            <text:p>0.32</text:p>
          </table:table-cell>
          <table:table-cell table:style-name="ce8" table:formula="of:=DEGREES(ATAN2([.V43];[.U43]))" office:value-type="float" office:value="134.523687837428" calcext:value-type="float">
            <text:p>134.52</text:p>
          </table:table-cell>
          <table:table-cell table:style-name="ce8"/>
          <table:table-cell table:style-name="ce13" table:formula="of:=[.K43]*15" office:value-type="float" office:value="0.136906526414386" calcext:value-type="float">
            <text:p>0.14</text:p>
          </table:table-cell>
          <table:table-cell table:style-name="ce8" table:formula="of:=[.K43]^2*225" office:value-type="float" office:value="0.018743396974853" calcext:value-type="float">
            <text:p>0.02</text:p>
          </table:table-cell>
          <table:table-cell table:style-name="ce8" table:formula="of:=[.L43]*COS(RADIANS([.M43]))+[.N43]*COS(RADIANS([.O43]))" office:value-type="float" office:value="0.228674562552814" calcext:value-type="float">
            <text:p>0.23</text:p>
          </table:table-cell>
          <table:table-cell table:style-name="ce8" table:formula="of:=[.L43]*SIN(RADIANS([.M43]))+[.N43]*SIN(RADIANS([.O43]))" office:value-type="float" office:value="-0.224903781167368" calcext:value-type="float">
            <text:p>-0.22</text:p>
          </table:table-cell>
          <table:table-cell office:value-type="float" office:value="0.156878966909129" calcext:value-type="float">
            <text:p>0.16</text:p>
          </table:table-cell>
          <table:table-cell table:number-columns-repeated="1001"/>
        </table:table-row>
        <table:table-row table:style-name="ro1">
          <table:table-cell office:value-type="float" office:value="834009" calcext:value-type="float">
            <text:p>834009</text:p>
          </table:table-cell>
          <table:table-cell office:value-type="float" office:value="-4.94076375830906" calcext:value-type="float">
            <text:p>-4.9407637583</text:p>
          </table:table-cell>
          <table:table-cell office:value-type="float" office:value="0.464275545446711" calcext:value-type="float">
            <text:p>0.4642755454</text:p>
          </table:table-cell>
          <table:table-cell office:value-type="float" office:value="0.580483743655073" calcext:value-type="float">
            <text:p>0.5804837437</text:p>
          </table:table-cell>
          <table:table-cell office:value-type="float" office:value="-0.83" calcext:value-type="float">
            <text:p>-0.83</text:p>
          </table:table-cell>
          <table:table-cell office:value-type="float" office:value="0.11" calcext:value-type="float">
            <text:p>0.11</text:p>
          </table:table-cell>
          <table:table-cell office:value-type="float" office:value="-0.1" calcext:value-type="float">
            <text:p>-0.1</text:p>
          </table:table-cell>
          <table:table-cell office:value-type="float" office:value="10.602" calcext:value-type="float">
            <text:p>10.602</text:p>
          </table:table-cell>
          <table:table-cell/>
          <table:table-cell table:formula="of:=DEGREES(ACOS(COS(RADIANS([.B44]))*COS(RADIANS([.C44]))))" office:value-type="float" office:value="4.96247556616354" calcext:value-type="float">
            <text:p>4.96</text:p>
          </table:table-cell>
          <table:table-cell table:formula="of:=TAN((ACOS(COS(RADIANS([.B44]))*COS(RADIANS([.C44])))))" office:value-type="float" office:value="0.0868287633527638" calcext:value-type="float">
            <text:p>0.0868</text:p>
          </table:table-cell>
          <table:table-cell table:formula="of:=SQRT([.E44]^2+[.F44]^2)" office:value-type="float" office:value="0.837257427557379" calcext:value-type="float">
            <text:p>0.84</text:p>
          </table:table-cell>
          <table:table-cell table:formula="of:=DEGREES(ATAN2([.F44]; [.E44]))" office:value-type="float" office:value="-82.4505782317367" calcext:value-type="float">
            <text:p>-82.45</text:p>
          </table:table-cell>
          <table:table-cell table:style-name="ce9" table:formula="of:=SQRT([.T44])" office:value-type="float" office:value="1.30243145029146" calcext:value-type="float">
            <text:p>1.30</text:p>
          </table:table-cell>
          <table:table-cell table:style-name="ce8" table:formula="of:=DEGREES(ATAN( (-SIN (RADIANS ([.C44])) * COS(RADIANS([.B44]))) / (COS (RADIANS ([.C44])) * SIN(RADIANS([.B44]))) ))" office:value-type="float" office:value="5.35510904625842" calcext:value-type="float">
            <text:p>5.36</text:p>
          </table:table-cell>
          <table:table-cell table:style-name="ce11" table:formula="of:=SQRT([.U44]^2+[.V44]^2)" office:value-type="float" office:value="1.57506599779417" calcext:value-type="float">
            <text:p>1.58</text:p>
          </table:table-cell>
          <table:table-cell table:style-name="ce8" table:formula="of:=DEGREES(ATAN2([.V44];[.U44]))" office:value-type="float" office:value="116.730105269681" calcext:value-type="float">
            <text:p>116.73</text:p>
          </table:table-cell>
          <table:table-cell table:style-name="ce8"/>
          <table:table-cell table:style-name="ce13" table:formula="of:=[.K44]*15" office:value-type="float" office:value="1.30243145029146" calcext:value-type="float">
            <text:p>1.30</text:p>
          </table:table-cell>
          <table:table-cell table:style-name="ce8" table:formula="of:=[.K44]^2*225" office:value-type="float" office:value="1.69632768270831" calcext:value-type="float">
            <text:p>1.70</text:p>
          </table:table-cell>
          <table:table-cell table:style-name="ce8" table:formula="of:=[.L44]*COS(RADIANS([.M44]))+[.N44]*COS(RADIANS([.O44]))" office:value-type="float" office:value="1.40674684810266" calcext:value-type="float">
            <text:p>1.41</text:p>
          </table:table-cell>
          <table:table-cell table:style-name="ce8" table:formula="of:=[.L44]*SIN(RADIANS([.M44]))+[.N44]*SIN(RADIANS([.O44]))" office:value-type="float" office:value="-0.708446330190631" calcext:value-type="float">
            <text:p>-0.71</text:p>
          </table:table-cell>
          <table:table-cell office:value-type="float" office:value="1.48874266984906" calcext:value-type="float">
            <text:p>1.49</text:p>
          </table:table-cell>
          <table:table-cell table:number-columns-repeated="1001"/>
        </table:table-row>
        <table:table-row table:style-name="ro1">
          <table:table-cell office:value-type="float" office:value="834009" calcext:value-type="float">
            <text:p>834009</text:p>
          </table:table-cell>
          <table:table-cell office:value-type="float" office:value="-4.94076375830906" calcext:value-type="float">
            <text:p>-4.9407637583</text:p>
          </table:table-cell>
          <table:table-cell office:value-type="float" office:value="0.464275545446711" calcext:value-type="float">
            <text:p>0.4642755454</text:p>
          </table:table-cell>
          <table:table-cell office:value-type="float" office:value="0.580483743655073" calcext:value-type="float">
            <text:p>0.5804837437</text:p>
          </table:table-cell>
          <table:table-cell office:value-type="float" office:value="-0.83" calcext:value-type="float">
            <text:p>-0.83</text:p>
          </table:table-cell>
          <table:table-cell office:value-type="float" office:value="0.11" calcext:value-type="float">
            <text:p>0.11</text:p>
          </table:table-cell>
          <table:table-cell office:value-type="float" office:value="-0.1" calcext:value-type="float">
            <text:p>-0.1</text:p>
          </table:table-cell>
          <table:table-cell office:value-type="float" office:value="10.602" calcext:value-type="float">
            <text:p>10.602</text:p>
          </table:table-cell>
          <table:table-cell/>
          <table:table-cell table:formula="of:=DEGREES(ACOS(COS(RADIANS([.B45]))*COS(RADIANS([.C45]))))" office:value-type="float" office:value="4.96247556616354" calcext:value-type="float">
            <text:p>4.96</text:p>
          </table:table-cell>
          <table:table-cell table:formula="of:=TAN((ACOS(COS(RADIANS([.B45]))*COS(RADIANS([.C45])))))" office:value-type="float" office:value="0.0868287633527638" calcext:value-type="float">
            <text:p>0.0868</text:p>
          </table:table-cell>
          <table:table-cell table:formula="of:=SQRT([.E45]^2+[.F45]^2)" office:value-type="float" office:value="0.837257427557379" calcext:value-type="float">
            <text:p>0.84</text:p>
          </table:table-cell>
          <table:table-cell table:formula="of:=DEGREES(ATAN2([.F45]; [.E45]))" office:value-type="float" office:value="-82.4505782317367" calcext:value-type="float">
            <text:p>-82.45</text:p>
          </table:table-cell>
          <table:table-cell table:style-name="ce9" table:formula="of:=SQRT([.T45])" office:value-type="float" office:value="1.30243145029146" calcext:value-type="float">
            <text:p>1.30</text:p>
          </table:table-cell>
          <table:table-cell table:style-name="ce8" table:formula="of:=DEGREES(ATAN( (-SIN (RADIANS ([.C45])) * COS(RADIANS([.B45]))) / (COS (RADIANS ([.C45])) * SIN(RADIANS([.B45]))) ))" office:value-type="float" office:value="5.35510904625842" calcext:value-type="float">
            <text:p>5.36</text:p>
          </table:table-cell>
          <table:table-cell table:style-name="ce11" table:formula="of:=SQRT([.U45]^2+[.V45]^2)" office:value-type="float" office:value="1.57506599779417" calcext:value-type="float">
            <text:p>1.58</text:p>
          </table:table-cell>
          <table:table-cell table:style-name="ce8" table:formula="of:=DEGREES(ATAN2([.V45];[.U45]))" office:value-type="float" office:value="116.730105269681" calcext:value-type="float">
            <text:p>116.73</text:p>
          </table:table-cell>
          <table:table-cell table:style-name="ce8"/>
          <table:table-cell table:style-name="ce13" table:formula="of:=[.K45]*15" office:value-type="float" office:value="1.30243145029146" calcext:value-type="float">
            <text:p>1.30</text:p>
          </table:table-cell>
          <table:table-cell table:style-name="ce8" table:formula="of:=[.K45]^2*225" office:value-type="float" office:value="1.69632768270831" calcext:value-type="float">
            <text:p>1.70</text:p>
          </table:table-cell>
          <table:table-cell table:style-name="ce8" table:formula="of:=[.L45]*COS(RADIANS([.M45]))+[.N45]*COS(RADIANS([.O45]))" office:value-type="float" office:value="1.40674684810266" calcext:value-type="float">
            <text:p>1.41</text:p>
          </table:table-cell>
          <table:table-cell table:style-name="ce8" table:formula="of:=[.L45]*SIN(RADIANS([.M45]))+[.N45]*SIN(RADIANS([.O45]))" office:value-type="float" office:value="-0.708446330190631" calcext:value-type="float">
            <text:p>-0.71</text:p>
          </table:table-cell>
          <table:table-cell office:value-type="float" office:value="1.48874266984906" calcext:value-type="float">
            <text:p>1.49</text:p>
          </table:table-cell>
          <table:table-cell table:number-columns-repeated="1001"/>
        </table:table-row>
        <table:table-row table:style-name="ro1">
          <table:table-cell office:value-type="float" office:value="834260" calcext:value-type="float">
            <text:p>834260</text:p>
          </table:table-cell>
          <table:table-cell office:value-type="float" office:value="-15.7635865383165" calcext:value-type="float">
            <text:p>-15.7635865383</text:p>
          </table:table-cell>
          <table:table-cell office:value-type="float" office:value="0.643816459290605" calcext:value-type="float">
            <text:p>0.6438164593</text:p>
          </table:table-cell>
          <table:table-cell office:value-type="float" office:value="0.541935169835726" calcext:value-type="float">
            <text:p>0.5419351698</text:p>
          </table:table-cell>
          <table:table-cell office:value-type="float" office:value="-1.01" calcext:value-type="float">
            <text:p>-1.01</text:p>
          </table:table-cell>
          <table:table-cell office:value-type="float" office:value="0.1" calcext:value-type="float">
            <text:p>0.1</text:p>
          </table:table-cell>
          <table:table-cell office:value-type="float" office:value="-0.09" calcext:value-type="float">
            <text:p>-0.09</text:p>
          </table:table-cell>
          <table:table-cell office:value-type="float" office:value="10.634" calcext:value-type="float">
            <text:p>10.634</text:p>
          </table:table-cell>
          <table:table-cell/>
          <table:table-cell table:formula="of:=DEGREES(ACOS(COS(RADIANS([.B46]))*COS(RADIANS([.C46]))))" office:value-type="float" office:value="15.7763952941879" calcext:value-type="float">
            <text:p>15.78</text:p>
          </table:table-cell>
          <table:table-cell table:formula="of:=TAN((ACOS(COS(RADIANS([.B46]))*COS(RADIANS([.C46])))))" office:value-type="float" office:value="0.282526560828816" calcext:value-type="float">
            <text:p>0.2825</text:p>
          </table:table-cell>
          <table:table-cell table:formula="of:=SQRT([.E46]^2+[.F46]^2)" office:value-type="float" office:value="1.0149384217774" calcext:value-type="float">
            <text:p>1.01</text:p>
          </table:table-cell>
          <table:table-cell table:formula="of:=DEGREES(ATAN2([.F46]; [.E46]))" office:value-type="float" office:value="-84.3455791773593" calcext:value-type="float">
            <text:p>-84.35</text:p>
          </table:table-cell>
          <table:table-cell table:style-name="ce9" table:formula="of:=SQRT([.T46])" office:value-type="float" office:value="4.23789841243223" calcext:value-type="float">
            <text:p>4.24</text:p>
          </table:table-cell>
          <table:table-cell table:style-name="ce8" table:formula="of:=DEGREES(ATAN( (-SIN (RADIANS ([.C46])) * COS(RADIANS([.B46]))) / (COS (RADIANS ([.C46])) * SIN(RADIANS([.B46]))) ))" office:value-type="float" office:value="2.27962302024783" calcext:value-type="float">
            <text:p>2.28</text:p>
          </table:table-cell>
          <table:table-cell table:style-name="ce11" table:formula="of:=SQRT([.U46]^2+[.V46]^2)" office:value-type="float" office:value="4.41545960776705" calcext:value-type="float">
            <text:p>4.42</text:p>
          </table:table-cell>
          <table:table-cell table:style-name="ce8" table:formula="of:=DEGREES(ATAN2([.V46];[.U46]))" office:value-type="float" office:value="100.985751716195" calcext:value-type="float">
            <text:p>100.99</text:p>
          </table:table-cell>
          <table:table-cell table:style-name="ce8"/>
          <table:table-cell table:style-name="ce13" table:formula="of:=[.K46]*15" office:value-type="float" office:value="4.23789841243223" calcext:value-type="float">
            <text:p>4.24</text:p>
          </table:table-cell>
          <table:table-cell table:style-name="ce8" table:formula="of:=[.K46]^2*225" office:value-type="float" office:value="17.9597829540956" calcext:value-type="float">
            <text:p>17.96</text:p>
          </table:table-cell>
          <table:table-cell table:style-name="ce8" table:formula="of:=[.L46]*COS(RADIANS([.M46]))+[.N46]*COS(RADIANS([.O46]))" office:value-type="float" office:value="4.33454455916624" calcext:value-type="float">
            <text:p>4.33</text:p>
          </table:table-cell>
          <table:table-cell table:style-name="ce8" table:formula="of:=[.L46]*SIN(RADIANS([.M46]))+[.N46]*SIN(RADIANS([.O46]))" office:value-type="float" office:value="-0.841431525689846" calcext:value-type="float">
            <text:p>-0.84</text:p>
          </table:table-cell>
          <table:table-cell office:value-type="float" office:value="4.73291858825636" calcext:value-type="float">
            <text:p>4.73</text:p>
          </table:table-cell>
          <table:table-cell table:number-columns-repeated="1001"/>
        </table:table-row>
        <table:table-row table:style-name="ro1">
          <table:table-cell office:value-type="float" office:value="834260" calcext:value-type="float">
            <text:p>834260</text:p>
          </table:table-cell>
          <table:table-cell office:value-type="float" office:value="-15.7635865383165" calcext:value-type="float">
            <text:p>-15.7635865383</text:p>
          </table:table-cell>
          <table:table-cell office:value-type="float" office:value="0.643816459290605" calcext:value-type="float">
            <text:p>0.6438164593</text:p>
          </table:table-cell>
          <table:table-cell office:value-type="float" office:value="0.541935169835726" calcext:value-type="float">
            <text:p>0.5419351698</text:p>
          </table:table-cell>
          <table:table-cell office:value-type="float" office:value="-1.01" calcext:value-type="float">
            <text:p>-1.01</text:p>
          </table:table-cell>
          <table:table-cell office:value-type="float" office:value="0.1" calcext:value-type="float">
            <text:p>0.1</text:p>
          </table:table-cell>
          <table:table-cell office:value-type="float" office:value="-0.09" calcext:value-type="float">
            <text:p>-0.09</text:p>
          </table:table-cell>
          <table:table-cell office:value-type="float" office:value="10.634" calcext:value-type="float">
            <text:p>10.634</text:p>
          </table:table-cell>
          <table:table-cell/>
          <table:table-cell table:formula="of:=DEGREES(ACOS(COS(RADIANS([.B47]))*COS(RADIANS([.C47]))))" office:value-type="float" office:value="15.7763952941879" calcext:value-type="float">
            <text:p>15.78</text:p>
          </table:table-cell>
          <table:table-cell table:formula="of:=TAN((ACOS(COS(RADIANS([.B47]))*COS(RADIANS([.C47])))))" office:value-type="float" office:value="0.282526560828816" calcext:value-type="float">
            <text:p>0.2825</text:p>
          </table:table-cell>
          <table:table-cell table:formula="of:=SQRT([.E47]^2+[.F47]^2)" office:value-type="float" office:value="1.0149384217774" calcext:value-type="float">
            <text:p>1.01</text:p>
          </table:table-cell>
          <table:table-cell table:formula="of:=DEGREES(ATAN2([.F47]; [.E47]))" office:value-type="float" office:value="-84.3455791773593" calcext:value-type="float">
            <text:p>-84.35</text:p>
          </table:table-cell>
          <table:table-cell table:style-name="ce9" table:formula="of:=SQRT([.T47])" office:value-type="float" office:value="4.23789841243223" calcext:value-type="float">
            <text:p>4.24</text:p>
          </table:table-cell>
          <table:table-cell table:style-name="ce8" table:formula="of:=DEGREES(ATAN( (-SIN (RADIANS ([.C47])) * COS(RADIANS([.B47]))) / (COS (RADIANS ([.C47])) * SIN(RADIANS([.B47]))) ))" office:value-type="float" office:value="2.27962302024783" calcext:value-type="float">
            <text:p>2.28</text:p>
          </table:table-cell>
          <table:table-cell table:style-name="ce11" table:formula="of:=SQRT([.U47]^2+[.V47]^2)" office:value-type="float" office:value="4.41545960776705" calcext:value-type="float">
            <text:p>4.42</text:p>
          </table:table-cell>
          <table:table-cell table:style-name="ce8" table:formula="of:=DEGREES(ATAN2([.V47];[.U47]))" office:value-type="float" office:value="100.985751716195" calcext:value-type="float">
            <text:p>100.99</text:p>
          </table:table-cell>
          <table:table-cell table:style-name="ce8"/>
          <table:table-cell table:style-name="ce13" table:formula="of:=[.K47]*15" office:value-type="float" office:value="4.23789841243223" calcext:value-type="float">
            <text:p>4.24</text:p>
          </table:table-cell>
          <table:table-cell table:style-name="ce8" table:formula="of:=[.K47]^2*225" office:value-type="float" office:value="17.9597829540956" calcext:value-type="float">
            <text:p>17.96</text:p>
          </table:table-cell>
          <table:table-cell table:style-name="ce8" table:formula="of:=[.L47]*COS(RADIANS([.M47]))+[.N47]*COS(RADIANS([.O47]))" office:value-type="float" office:value="4.33454455916624" calcext:value-type="float">
            <text:p>4.33</text:p>
          </table:table-cell>
          <table:table-cell table:style-name="ce8" table:formula="of:=[.L47]*SIN(RADIANS([.M47]))+[.N47]*SIN(RADIANS([.O47]))" office:value-type="float" office:value="-0.841431525689846" calcext:value-type="float">
            <text:p>-0.84</text:p>
          </table:table-cell>
          <table:table-cell office:value-type="float" office:value="4.73291858825636" calcext:value-type="float">
            <text:p>4.73</text:p>
          </table:table-cell>
          <table:table-cell table:number-columns-repeated="1001"/>
        </table:table-row>
        <table:table-row table:style-name="ro1">
          <table:table-cell office:value-type="float" office:value="834510" calcext:value-type="float">
            <text:p>834510</text:p>
          </table:table-cell>
          <table:table-cell office:value-type="float" office:value="-19.0369751886126" calcext:value-type="float">
            <text:p>-19.0369751886</text:p>
          </table:table-cell>
          <table:table-cell office:value-type="float" office:value="0.659025422942372" calcext:value-type="float">
            <text:p>0.6590254229</text:p>
          </table:table-cell>
          <table:table-cell office:value-type="float" office:value="0.612729066726704" calcext:value-type="float">
            <text:p>0.6127290667</text:p>
          </table:table-cell>
          <table:table-cell office:value-type="float" office:value="-0.85" calcext:value-type="float">
            <text:p>-0.85</text:p>
          </table:table-cell>
          <table:table-cell office:value-type="float" office:value="0.1" calcext:value-type="float">
            <text:p>0.1</text:p>
          </table:table-cell>
          <table:table-cell office:value-type="float" office:value="-0.09" calcext:value-type="float">
            <text:p>-0.09</text:p>
          </table:table-cell>
          <table:table-cell office:value-type="float" office:value="10.663" calcext:value-type="float">
            <text:p>10.663</text:p>
          </table:table-cell>
          <table:table-cell/>
          <table:table-cell table:formula="of:=DEGREES(ACOS(COS(RADIANS([.B48]))*COS(RADIANS([.C48]))))" office:value-type="float" office:value="19.0479562613269" calcext:value-type="float">
            <text:p>19.05</text:p>
          </table:table-cell>
          <table:table-cell table:formula="of:=TAN((ACOS(COS(RADIANS([.B48]))*COS(RADIANS([.C48])))))" office:value-type="float" office:value="0.345264113411594" calcext:value-type="float">
            <text:p>0.3453</text:p>
          </table:table-cell>
          <table:table-cell table:formula="of:=SQRT([.E48]^2+[.F48]^2)" office:value-type="float" office:value="0.855862138431184" calcext:value-type="float">
            <text:p>0.86</text:p>
          </table:table-cell>
          <table:table-cell table:formula="of:=DEGREES(ATAN2([.F48]; [.E48]))" office:value-type="float" office:value="-83.2901631922431" calcext:value-type="float">
            <text:p>-83.29</text:p>
          </table:table-cell>
          <table:table-cell table:style-name="ce9" table:formula="of:=SQRT([.T48])" office:value-type="float" office:value="5.17896170117391" calcext:value-type="float">
            <text:p>5.18</text:p>
          </table:table-cell>
          <table:table-cell table:style-name="ce8" table:formula="of:=DEGREES(ATAN( (-SIN (RADIANS ([.C48])) * COS(RADIANS([.B48]))) / (COS (RADIANS ([.C48])) * SIN(RADIANS([.B48]))) ))" office:value-type="float" office:value="1.90932105143813" calcext:value-type="float">
            <text:p>1.91</text:p>
          </table:table-cell>
          <table:table-cell table:style-name="ce11" table:formula="of:=SQRT([.U48]^2+[.V48]^2)" office:value-type="float" office:value="5.31940072687109" calcext:value-type="float">
            <text:p>5.32</text:p>
          </table:table-cell>
          <table:table-cell table:style-name="ce8" table:formula="of:=DEGREES(ATAN2([.V48];[.U48]))" office:value-type="float" office:value="97.3167338399015" calcext:value-type="float">
            <text:p>97.32</text:p>
          </table:table-cell>
          <table:table-cell table:style-name="ce8"/>
          <table:table-cell table:style-name="ce13" table:formula="of:=[.K48]*15" office:value-type="float" office:value="5.17896170117391" calcext:value-type="float">
            <text:p>5.18</text:p>
          </table:table-cell>
          <table:table-cell table:style-name="ce8" table:formula="of:=[.K48]^2*225" office:value-type="float" office:value="26.8216443022262" calcext:value-type="float">
            <text:p>26.82</text:p>
          </table:table-cell>
          <table:table-cell table:style-name="ce8" table:formula="of:=[.L48]*COS(RADIANS([.M48]))+[.N48]*COS(RADIANS([.O48]))" office:value-type="float" office:value="5.27608638789097" calcext:value-type="float">
            <text:p>5.28</text:p>
          </table:table-cell>
          <table:table-cell table:style-name="ce8" table:formula="of:=[.L48]*SIN(RADIANS([.M48]))+[.N48]*SIN(RADIANS([.O48]))" office:value-type="float" office:value="-0.677448537195462" calcext:value-type="float">
            <text:p>-0.68</text:p>
          </table:table-cell>
          <table:table-cell office:value-type="float" office:value="5.71438687839807" calcext:value-type="float">
            <text:p>5.71</text:p>
          </table:table-cell>
          <table:table-cell table:number-columns-repeated="1001"/>
        </table:table-row>
        <table:table-row table:style-name="ro1">
          <table:table-cell office:value-type="float" office:value="834510" calcext:value-type="float">
            <text:p>834510</text:p>
          </table:table-cell>
          <table:table-cell office:value-type="float" office:value="-19.0369751886126" calcext:value-type="float">
            <text:p>-19.0369751886</text:p>
          </table:table-cell>
          <table:table-cell office:value-type="float" office:value="0.659025422942372" calcext:value-type="float">
            <text:p>0.6590254229</text:p>
          </table:table-cell>
          <table:table-cell office:value-type="float" office:value="0.612729066726704" calcext:value-type="float">
            <text:p>0.6127290667</text:p>
          </table:table-cell>
          <table:table-cell office:value-type="float" office:value="-0.85" calcext:value-type="float">
            <text:p>-0.85</text:p>
          </table:table-cell>
          <table:table-cell office:value-type="float" office:value="0.1" calcext:value-type="float">
            <text:p>0.1</text:p>
          </table:table-cell>
          <table:table-cell office:value-type="float" office:value="-0.09" calcext:value-type="float">
            <text:p>-0.09</text:p>
          </table:table-cell>
          <table:table-cell office:value-type="float" office:value="10.663" calcext:value-type="float">
            <text:p>10.663</text:p>
          </table:table-cell>
          <table:table-cell/>
          <table:table-cell table:formula="of:=DEGREES(ACOS(COS(RADIANS([.B49]))*COS(RADIANS([.C49]))))" office:value-type="float" office:value="19.0479562613269" calcext:value-type="float">
            <text:p>19.05</text:p>
          </table:table-cell>
          <table:table-cell table:formula="of:=TAN((ACOS(COS(RADIANS([.B49]))*COS(RADIANS([.C49])))))" office:value-type="float" office:value="0.345264113411594" calcext:value-type="float">
            <text:p>0.3453</text:p>
          </table:table-cell>
          <table:table-cell table:formula="of:=SQRT([.E49]^2+[.F49]^2)" office:value-type="float" office:value="0.855862138431184" calcext:value-type="float">
            <text:p>0.86</text:p>
          </table:table-cell>
          <table:table-cell table:formula="of:=DEGREES(ATAN2([.F49]; [.E49]))" office:value-type="float" office:value="-83.2901631922431" calcext:value-type="float">
            <text:p>-83.29</text:p>
          </table:table-cell>
          <table:table-cell table:style-name="ce9" table:formula="of:=SQRT([.T49])" office:value-type="float" office:value="5.17896170117391" calcext:value-type="float">
            <text:p>5.18</text:p>
          </table:table-cell>
          <table:table-cell table:style-name="ce8" table:formula="of:=DEGREES(ATAN( (-SIN (RADIANS ([.C49])) * COS(RADIANS([.B49]))) / (COS (RADIANS ([.C49])) * SIN(RADIANS([.B49]))) ))" office:value-type="float" office:value="1.90932105143813" calcext:value-type="float">
            <text:p>1.91</text:p>
          </table:table-cell>
          <table:table-cell table:style-name="ce11" table:formula="of:=SQRT([.U49]^2+[.V49]^2)" office:value-type="float" office:value="5.31940072687109" calcext:value-type="float">
            <text:p>5.32</text:p>
          </table:table-cell>
          <table:table-cell table:style-name="ce8" table:formula="of:=DEGREES(ATAN2([.V49];[.U49]))" office:value-type="float" office:value="97.3167338399015" calcext:value-type="float">
            <text:p>97.32</text:p>
          </table:table-cell>
          <table:table-cell table:style-name="ce8"/>
          <table:table-cell table:style-name="ce13" table:formula="of:=[.K49]*15" office:value-type="float" office:value="5.17896170117391" calcext:value-type="float">
            <text:p>5.18</text:p>
          </table:table-cell>
          <table:table-cell table:style-name="ce8" table:formula="of:=[.K49]^2*225" office:value-type="float" office:value="26.8216443022262" calcext:value-type="float">
            <text:p>26.82</text:p>
          </table:table-cell>
          <table:table-cell table:style-name="ce8" table:formula="of:=[.L49]*COS(RADIANS([.M49]))+[.N49]*COS(RADIANS([.O49]))" office:value-type="float" office:value="5.27608638789097" calcext:value-type="float">
            <text:p>5.28</text:p>
          </table:table-cell>
          <table:table-cell table:style-name="ce8" table:formula="of:=[.L49]*SIN(RADIANS([.M49]))+[.N49]*SIN(RADIANS([.O49]))" office:value-type="float" office:value="-0.677448537195462" calcext:value-type="float">
            <text:p>-0.68</text:p>
          </table:table-cell>
          <table:table-cell office:value-type="float" office:value="5.71438687839807" calcext:value-type="float">
            <text:p>5.71</text:p>
          </table:table-cell>
          <table:table-cell table:number-columns-repeated="1001"/>
        </table:table-row>
        <table:table-row table:style-name="ro1">
          <table:table-cell office:value-type="float" office:value="834760" calcext:value-type="float">
            <text:p>834760</text:p>
          </table:table-cell>
          <table:table-cell office:value-type="float" office:value="-18.8048699926899" calcext:value-type="float">
            <text:p>-18.8048699927</text:p>
          </table:table-cell>
          <table:table-cell office:value-type="float" office:value="0.570865129756403" calcext:value-type="float">
            <text:p>0.5708651298</text:p>
          </table:table-cell>
          <table:table-cell office:value-type="float" office:value="0.692512186256505" calcext:value-type="float">
            <text:p>0.6925121863</text:p>
          </table:table-cell>
          <table:table-cell office:value-type="float" office:value="-0.7" calcext:value-type="float">
            <text:p>-0.7</text:p>
          </table:table-cell>
          <table:table-cell office:value-type="float" office:value="0.11" calcext:value-type="float">
            <text:p>0.11</text:p>
          </table:table-cell>
          <table:table-cell office:value-type="float" office:value="-0.1" calcext:value-type="float">
            <text:p>-0.1</text:p>
          </table:table-cell>
          <table:table-cell office:value-type="float" office:value="10.695" calcext:value-type="float">
            <text:p>10.695</text:p>
          </table:table-cell>
          <table:table-cell/>
          <table:table-cell table:formula="of:=DEGREES(ACOS(COS(RADIANS([.B50]))*COS(RADIANS([.C50]))))" office:value-type="float" office:value="18.8132197129702" calcext:value-type="float">
            <text:p>18.81</text:p>
          </table:table-cell>
          <table:table-cell table:formula="of:=TAN((ACOS(COS(RADIANS([.B50]))*COS(RADIANS([.C50])))))" office:value-type="float" office:value="0.340685255564892" calcext:value-type="float">
            <text:p>0.3407</text:p>
          </table:table-cell>
          <table:table-cell table:formula="of:=SQRT([.E50]^2+[.F50]^2)" office:value-type="float" office:value="0.708590149522275" calcext:value-type="float">
            <text:p>0.71</text:p>
          </table:table-cell>
          <table:table-cell table:formula="of:=DEGREES(ATAN2([.F50]; [.E50]))" office:value-type="float" office:value="-81.069409899581" calcext:value-type="float">
            <text:p>-81.07</text:p>
          </table:table-cell>
          <table:table-cell table:style-name="ce9" table:formula="of:=SQRT([.T50])" office:value-type="float" office:value="5.11027883347338" calcext:value-type="float">
            <text:p>5.11</text:p>
          </table:table-cell>
          <table:table-cell table:style-name="ce8" table:formula="of:=DEGREES(ATAN( (-SIN (RADIANS ([.C50])) * COS(RADIANS([.B50]))) / (COS (RADIANS ([.C50])) * SIN(RADIANS([.B50]))) ))" office:value-type="float" office:value="1.67601547763631" calcext:value-type="float">
            <text:p>1.68</text:p>
          </table:table-cell>
          <table:table-cell table:style-name="ce11" table:formula="of:=SQRT([.U50]^2+[.V50]^2)" office:value-type="float" office:value="5.24705439565875" calcext:value-type="float">
            <text:p>5.25</text:p>
          </table:table-cell>
          <table:table-cell table:style-name="ce8" table:formula="of:=DEGREES(ATAN2([.V50];[.U50]))" office:value-type="float" office:value="96.0227172382924" calcext:value-type="float">
            <text:p>96.02</text:p>
          </table:table-cell>
          <table:table-cell table:style-name="ce8"/>
          <table:table-cell table:style-name="ce13" table:formula="of:=[.K50]*15" office:value-type="float" office:value="5.11027883347338" calcext:value-type="float">
            <text:p>5.11</text:p>
          </table:table-cell>
          <table:table-cell table:style-name="ce8" table:formula="of:=[.K50]^2*225" office:value-type="float" office:value="26.114949755846" calcext:value-type="float">
            <text:p>26.11</text:p>
          </table:table-cell>
          <table:table-cell table:style-name="ce8" table:formula="of:=[.L50]*COS(RADIANS([.M50]))+[.N50]*COS(RADIANS([.O50]))" office:value-type="float" office:value="5.2180926106775" calcext:value-type="float">
            <text:p>5.22</text:p>
          </table:table-cell>
          <table:table-cell table:style-name="ce8" table:formula="of:=[.L50]*SIN(RADIANS([.M50]))+[.N50]*SIN(RADIANS([.O50]))" office:value-type="float" office:value="-0.550535500576198" calcext:value-type="float">
            <text:p>-0.55</text:p>
          </table:table-cell>
          <table:table-cell office:value-type="float" office:value="5.64396591389105" calcext:value-type="float">
            <text:p>5.64</text:p>
          </table:table-cell>
          <table:table-cell table:number-columns-repeated="1001"/>
        </table:table-row>
        <table:table-row table:style-name="ro1">
          <table:table-cell office:value-type="float" office:value="834760" calcext:value-type="float">
            <text:p>834760</text:p>
          </table:table-cell>
          <table:table-cell office:value-type="float" office:value="-18.8048699926899" calcext:value-type="float">
            <text:p>-18.8048699927</text:p>
          </table:table-cell>
          <table:table-cell office:value-type="float" office:value="0.570865129756403" calcext:value-type="float">
            <text:p>0.5708651298</text:p>
          </table:table-cell>
          <table:table-cell office:value-type="float" office:value="0.692512186256505" calcext:value-type="float">
            <text:p>0.6925121863</text:p>
          </table:table-cell>
          <table:table-cell office:value-type="float" office:value="-0.7" calcext:value-type="float">
            <text:p>-0.7</text:p>
          </table:table-cell>
          <table:table-cell office:value-type="float" office:value="0.11" calcext:value-type="float">
            <text:p>0.11</text:p>
          </table:table-cell>
          <table:table-cell office:value-type="float" office:value="-0.1" calcext:value-type="float">
            <text:p>-0.1</text:p>
          </table:table-cell>
          <table:table-cell office:value-type="float" office:value="10.695" calcext:value-type="float">
            <text:p>10.695</text:p>
          </table:table-cell>
          <table:table-cell/>
          <table:table-cell table:formula="of:=DEGREES(ACOS(COS(RADIANS([.B51]))*COS(RADIANS([.C51]))))" office:value-type="float" office:value="18.8132197129702" calcext:value-type="float">
            <text:p>18.81</text:p>
          </table:table-cell>
          <table:table-cell table:formula="of:=TAN((ACOS(COS(RADIANS([.B51]))*COS(RADIANS([.C51])))))" office:value-type="float" office:value="0.340685255564892" calcext:value-type="float">
            <text:p>0.3407</text:p>
          </table:table-cell>
          <table:table-cell table:formula="of:=SQRT([.E51]^2+[.F51]^2)" office:value-type="float" office:value="0.708590149522275" calcext:value-type="float">
            <text:p>0.71</text:p>
          </table:table-cell>
          <table:table-cell table:formula="of:=DEGREES(ATAN2([.F51]; [.E51]))" office:value-type="float" office:value="-81.069409899581" calcext:value-type="float">
            <text:p>-81.07</text:p>
          </table:table-cell>
          <table:table-cell table:style-name="ce9" table:formula="of:=SQRT([.T51])" office:value-type="float" office:value="5.11027883347338" calcext:value-type="float">
            <text:p>5.11</text:p>
          </table:table-cell>
          <table:table-cell table:style-name="ce8" table:formula="of:=DEGREES(ATAN( (-SIN (RADIANS ([.C51])) * COS(RADIANS([.B51]))) / (COS (RADIANS ([.C51])) * SIN(RADIANS([.B51]))) ))" office:value-type="float" office:value="1.67601547763631" calcext:value-type="float">
            <text:p>1.68</text:p>
          </table:table-cell>
          <table:table-cell table:style-name="ce11" table:formula="of:=SQRT([.U51]^2+[.V51]^2)" office:value-type="float" office:value="5.24705439565875" calcext:value-type="float">
            <text:p>5.25</text:p>
          </table:table-cell>
          <table:table-cell table:style-name="ce8" table:formula="of:=DEGREES(ATAN2([.V51];[.U51]))" office:value-type="float" office:value="96.0227172382924" calcext:value-type="float">
            <text:p>96.02</text:p>
          </table:table-cell>
          <table:table-cell table:style-name="ce8"/>
          <table:table-cell table:style-name="ce13" table:formula="of:=[.K51]*15" office:value-type="float" office:value="5.11027883347338" calcext:value-type="float">
            <text:p>5.11</text:p>
          </table:table-cell>
          <table:table-cell table:style-name="ce8" table:formula="of:=[.K51]^2*225" office:value-type="float" office:value="26.114949755846" calcext:value-type="float">
            <text:p>26.11</text:p>
          </table:table-cell>
          <table:table-cell table:style-name="ce8" table:formula="of:=[.L51]*COS(RADIANS([.M51]))+[.N51]*COS(RADIANS([.O51]))" office:value-type="float" office:value="5.2180926106775" calcext:value-type="float">
            <text:p>5.22</text:p>
          </table:table-cell>
          <table:table-cell table:style-name="ce8" table:formula="of:=[.L51]*SIN(RADIANS([.M51]))+[.N51]*SIN(RADIANS([.O51]))" office:value-type="float" office:value="-0.550535500576198" calcext:value-type="float">
            <text:p>-0.55</text:p>
          </table:table-cell>
          <table:table-cell office:value-type="float" office:value="5.64396591389105" calcext:value-type="float">
            <text:p>5.64</text:p>
          </table:table-cell>
          <table:table-cell table:number-columns-repeated="1001"/>
        </table:table-row>
        <table:table-row table:style-name="ro1">
          <table:table-cell office:value-type="float" office:value="835010" calcext:value-type="float">
            <text:p>835010</text:p>
          </table:table-cell>
          <table:table-cell office:value-type="float" office:value="-19.6388941469564" calcext:value-type="float">
            <text:p>-19.638894147</text:p>
          </table:table-cell>
          <table:table-cell office:value-type="float" office:value="0.498892171459952" calcext:value-type="float">
            <text:p>0.4988921715</text:p>
          </table:table-cell>
          <table:table-cell office:value-type="float" office:value="0.696956184806951" calcext:value-type="float">
            <text:p>0.6969561848</text:p>
          </table:table-cell>
          <table:table-cell office:value-type="float" office:value="-0.55" calcext:value-type="float">
            <text:p>-0.55</text:p>
          </table:table-cell>
          <table:table-cell office:value-type="float" office:value="0.11" calcext:value-type="float">
            <text:p>0.1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729" calcext:value-type="float">
            <text:p>10.729</text:p>
          </table:table-cell>
          <table:table-cell/>
          <table:table-cell table:formula="of:=DEGREES(ACOS(COS(RADIANS([.B52]))*COS(RADIANS([.C52]))))" office:value-type="float" office:value="19.6449798226829" calcext:value-type="float">
            <text:p>19.64</text:p>
          </table:table-cell>
          <table:table-cell table:formula="of:=TAN((ACOS(COS(RADIANS([.B52]))*COS(RADIANS([.C52])))))" office:value-type="float" office:value="0.356968816802589" calcext:value-type="float">
            <text:p>0.3570</text:p>
          </table:table-cell>
          <table:table-cell table:formula="of:=SQRT([.E52]^2+[.F52]^2)" office:value-type="float" office:value="0.560892146495206" calcext:value-type="float">
            <text:p>0.56</text:p>
          </table:table-cell>
          <table:table-cell table:formula="of:=DEGREES(ATAN2([.F52]; [.E52]))" office:value-type="float" office:value="-78.6900675259798" calcext:value-type="float">
            <text:p>-78.69</text:p>
          </table:table-cell>
          <table:table-cell table:style-name="ce9" table:formula="of:=SQRT([.T52])" office:value-type="float" office:value="5.35453225203884" calcext:value-type="float">
            <text:p>5.35</text:p>
          </table:table-cell>
          <table:table-cell table:style-name="ce8" table:formula="of:=DEGREES(ATAN( (-SIN (RADIANS ([.C52])) * COS(RADIANS([.B52]))) / (COS (RADIANS ([.C52])) * SIN(RADIANS([.B52]))) ))" office:value-type="float" office:value="1.39780606523889" calcext:value-type="float">
            <text:p>1.40</text:p>
          </table:table-cell>
          <table:table-cell table:style-name="ce11" table:formula="of:=SQRT([.U52]^2+[.V52]^2)" office:value-type="float" office:value="5.47901291151891" calcext:value-type="float">
            <text:p>5.48</text:p>
          </table:table-cell>
          <table:table-cell table:style-name="ce8" table:formula="of:=DEGREES(ATAN2([.V52];[.U52]))" office:value-type="float" office:value="94.3899055648921" calcext:value-type="float">
            <text:p>94.39</text:p>
          </table:table-cell>
          <table:table-cell table:style-name="ce8"/>
          <table:table-cell table:style-name="ce13" table:formula="of:=[.K52]*15" office:value-type="float" office:value="5.35453225203884" calcext:value-type="float">
            <text:p>5.35</text:p>
          </table:table-cell>
          <table:table-cell table:style-name="ce8" table:formula="of:=[.K52]^2*225" office:value-type="float" office:value="28.6710156381241" calcext:value-type="float">
            <text:p>28.67</text:p>
          </table:table-cell>
          <table:table-cell table:style-name="ce8" table:formula="of:=[.L52]*COS(RADIANS([.M52]))+[.N52]*COS(RADIANS([.O52]))" office:value-type="float" office:value="5.46293887490982" calcext:value-type="float">
            <text:p>5.46</text:p>
          </table:table-cell>
          <table:table-cell table:style-name="ce8" table:formula="of:=[.L52]*SIN(RADIANS([.M52]))+[.N52]*SIN(RADIANS([.O52]))" office:value-type="float" office:value="-0.419382085442424" calcext:value-type="float">
            <text:p>-0.42</text:p>
          </table:table-cell>
          <table:table-cell office:value-type="float" office:value="5.89349394680487" calcext:value-type="float">
            <text:p>5.89</text:p>
          </table:table-cell>
          <table:table-cell table:number-columns-repeated="1001"/>
        </table:table-row>
        <table:table-row table:style-name="ro1">
          <table:table-cell office:value-type="float" office:value="835010" calcext:value-type="float">
            <text:p>835010</text:p>
          </table:table-cell>
          <table:table-cell office:value-type="float" office:value="-19.6388941469564" calcext:value-type="float">
            <text:p>-19.638894147</text:p>
          </table:table-cell>
          <table:table-cell office:value-type="float" office:value="0.498892171459952" calcext:value-type="float">
            <text:p>0.4988921715</text:p>
          </table:table-cell>
          <table:table-cell office:value-type="float" office:value="0.696956184806951" calcext:value-type="float">
            <text:p>0.6969561848</text:p>
          </table:table-cell>
          <table:table-cell office:value-type="float" office:value="-0.55" calcext:value-type="float">
            <text:p>-0.55</text:p>
          </table:table-cell>
          <table:table-cell office:value-type="float" office:value="0.11" calcext:value-type="float">
            <text:p>0.1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729" calcext:value-type="float">
            <text:p>10.729</text:p>
          </table:table-cell>
          <table:table-cell/>
          <table:table-cell table:formula="of:=DEGREES(ACOS(COS(RADIANS([.B53]))*COS(RADIANS([.C53]))))" office:value-type="float" office:value="19.6449798226829" calcext:value-type="float">
            <text:p>19.64</text:p>
          </table:table-cell>
          <table:table-cell table:formula="of:=TAN((ACOS(COS(RADIANS([.B53]))*COS(RADIANS([.C53])))))" office:value-type="float" office:value="0.356968816802589" calcext:value-type="float">
            <text:p>0.3570</text:p>
          </table:table-cell>
          <table:table-cell table:formula="of:=SQRT([.E53]^2+[.F53]^2)" office:value-type="float" office:value="0.560892146495206" calcext:value-type="float">
            <text:p>0.56</text:p>
          </table:table-cell>
          <table:table-cell table:formula="of:=DEGREES(ATAN2([.F53]; [.E53]))" office:value-type="float" office:value="-78.6900675259798" calcext:value-type="float">
            <text:p>-78.69</text:p>
          </table:table-cell>
          <table:table-cell table:style-name="ce9" table:formula="of:=SQRT([.T53])" office:value-type="float" office:value="5.35453225203884" calcext:value-type="float">
            <text:p>5.35</text:p>
          </table:table-cell>
          <table:table-cell table:style-name="ce8" table:formula="of:=DEGREES(ATAN( (-SIN (RADIANS ([.C53])) * COS(RADIANS([.B53]))) / (COS (RADIANS ([.C53])) * SIN(RADIANS([.B53]))) ))" office:value-type="float" office:value="1.39780606523889" calcext:value-type="float">
            <text:p>1.40</text:p>
          </table:table-cell>
          <table:table-cell table:style-name="ce11" table:formula="of:=SQRT([.U53]^2+[.V53]^2)" office:value-type="float" office:value="5.47901291151891" calcext:value-type="float">
            <text:p>5.48</text:p>
          </table:table-cell>
          <table:table-cell table:style-name="ce8" table:formula="of:=DEGREES(ATAN2([.V53];[.U53]))" office:value-type="float" office:value="94.3899055648921" calcext:value-type="float">
            <text:p>94.39</text:p>
          </table:table-cell>
          <table:table-cell table:style-name="ce8"/>
          <table:table-cell table:style-name="ce13" table:formula="of:=[.K53]*15" office:value-type="float" office:value="5.35453225203884" calcext:value-type="float">
            <text:p>5.35</text:p>
          </table:table-cell>
          <table:table-cell table:style-name="ce8" table:formula="of:=[.K53]^2*225" office:value-type="float" office:value="28.6710156381241" calcext:value-type="float">
            <text:p>28.67</text:p>
          </table:table-cell>
          <table:table-cell table:style-name="ce8" table:formula="of:=[.L53]*COS(RADIANS([.M53]))+[.N53]*COS(RADIANS([.O53]))" office:value-type="float" office:value="5.46293887490982" calcext:value-type="float">
            <text:p>5.46</text:p>
          </table:table-cell>
          <table:table-cell table:style-name="ce8" table:formula="of:=[.L53]*SIN(RADIANS([.M53]))+[.N53]*SIN(RADIANS([.O53]))" office:value-type="float" office:value="-0.419382085442424" calcext:value-type="float">
            <text:p>-0.42</text:p>
          </table:table-cell>
          <table:table-cell office:value-type="float" office:value="5.89349394680487" calcext:value-type="float">
            <text:p>5.89</text:p>
          </table:table-cell>
          <table:table-cell table:number-columns-repeated="1001"/>
        </table:table-row>
        <table:table-row table:style-name="ro1">
          <table:table-cell office:value-type="float" office:value="835259" calcext:value-type="float">
            <text:p>835259</text:p>
          </table:table-cell>
          <table:table-cell office:value-type="float" office:value="-20.8395884690786" calcext:value-type="float">
            <text:p>-20.8395884691</text:p>
          </table:table-cell>
          <table:table-cell office:value-type="float" office:value="0.514063942597255" calcext:value-type="float">
            <text:p>0.5140639426</text:p>
          </table:table-cell>
          <table:table-cell office:value-type="float" office:value="0.660445035072677" calcext:value-type="float">
            <text:p>0.6604450351</text:p>
          </table:table-cell>
          <table:table-cell office:value-type="float" office:value="-0.39" calcext:value-type="float">
            <text:p>-0.39</text:p>
          </table:table-cell>
          <table:table-cell office:value-type="float" office:value="0.11" calcext:value-type="float">
            <text:p>0.1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763" calcext:value-type="float">
            <text:p>10.763</text:p>
          </table:table-cell>
          <table:table-cell/>
          <table:table-cell table:formula="of:=DEGREES(ACOS(COS(RADIANS([.B54]))*COS(RADIANS([.C54]))))" office:value-type="float" office:value="20.8456458745417" calcext:value-type="float">
            <text:p>20.85</text:p>
          </table:table-cell>
          <table:table-cell table:formula="of:=TAN((ACOS(COS(RADIANS([.B54]))*COS(RADIANS([.C54])))))" office:value-type="float" office:value="0.380776269606193" calcext:value-type="float">
            <text:p>0.3808</text:p>
          </table:table-cell>
          <table:table-cell table:formula="of:=SQRT([.E54]^2+[.F54]^2)" office:value-type="float" office:value="0.405215991787096" calcext:value-type="float">
            <text:p>0.41</text:p>
          </table:table-cell>
          <table:table-cell table:formula="of:=DEGREES(ATAN2([.F54]; [.E54]))" office:value-type="float" office:value="-74.248826336547" calcext:value-type="float">
            <text:p>-74.25</text:p>
          </table:table-cell>
          <table:table-cell table:style-name="ce9" table:formula="of:=SQRT([.T54])" office:value-type="float" office:value="5.71164404409289" calcext:value-type="float">
            <text:p>5.71</text:p>
          </table:table-cell>
          <table:table-cell table:style-name="ce8" table:formula="of:=DEGREES(ATAN( (-SIN (RADIANS ([.C54])) * COS(RADIANS([.B54]))) / (COS (RADIANS ([.C54])) * SIN(RADIANS([.B54]))) ))" office:value-type="float" office:value="1.35025748165424" calcext:value-type="float">
            <text:p>1.35</text:p>
          </table:table-cell>
          <table:table-cell table:style-name="ce11" table:formula="of:=SQRT([.U54]^2+[.V54]^2)" office:value-type="float" office:value="5.82565959800129" calcext:value-type="float">
            <text:p>5.83</text:p>
          </table:table-cell>
          <table:table-cell table:style-name="ce8" table:formula="of:=DEGREES(ATAN2([.V54];[.U54]))" office:value-type="float" office:value="92.5127746661658" calcext:value-type="float">
            <text:p>92.51</text:p>
          </table:table-cell>
          <table:table-cell table:style-name="ce8"/>
          <table:table-cell table:style-name="ce13" table:formula="of:=[.K54]*15" office:value-type="float" office:value="5.71164404409289" calcext:value-type="float">
            <text:p>5.71</text:p>
          </table:table-cell>
          <table:table-cell table:style-name="ce8" table:formula="of:=[.K54]^2*225" office:value-type="float" office:value="32.6228776864218" calcext:value-type="float">
            <text:p>32.62</text:p>
          </table:table-cell>
          <table:table-cell table:style-name="ce8" table:formula="of:=[.L54]*COS(RADIANS([.M54]))+[.N54]*COS(RADIANS([.O54]))" office:value-type="float" office:value="5.82005805952109" calcext:value-type="float">
            <text:p>5.82</text:p>
          </table:table-cell>
          <table:table-cell table:style-name="ce8" table:formula="of:=[.L54]*SIN(RADIANS([.M54]))+[.N54]*SIN(RADIANS([.O54]))" office:value-type="float" office:value="-0.255409349061591" calcext:value-type="float">
            <text:p>-0.26</text:p>
          </table:table-cell>
          <table:table-cell office:value-type="float" office:value="6.2536937623625" calcext:value-type="float">
            <text:p>6.25</text:p>
          </table:table-cell>
          <table:table-cell table:number-columns-repeated="1001"/>
        </table:table-row>
        <table:table-row table:style-name="ro1">
          <table:table-cell office:value-type="float" office:value="835259" calcext:value-type="float">
            <text:p>835259</text:p>
          </table:table-cell>
          <table:table-cell office:value-type="float" office:value="-20.8395884690786" calcext:value-type="float">
            <text:p>-20.8395884691</text:p>
          </table:table-cell>
          <table:table-cell office:value-type="float" office:value="0.514063942597255" calcext:value-type="float">
            <text:p>0.5140639426</text:p>
          </table:table-cell>
          <table:table-cell office:value-type="float" office:value="0.660445035072677" calcext:value-type="float">
            <text:p>0.6604450351</text:p>
          </table:table-cell>
          <table:table-cell office:value-type="float" office:value="-0.39" calcext:value-type="float">
            <text:p>-0.39</text:p>
          </table:table-cell>
          <table:table-cell office:value-type="float" office:value="0.11" calcext:value-type="float">
            <text:p>0.1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763" calcext:value-type="float">
            <text:p>10.763</text:p>
          </table:table-cell>
          <table:table-cell/>
          <table:table-cell table:formula="of:=DEGREES(ACOS(COS(RADIANS([.B55]))*COS(RADIANS([.C55]))))" office:value-type="float" office:value="20.8456458745417" calcext:value-type="float">
            <text:p>20.85</text:p>
          </table:table-cell>
          <table:table-cell table:formula="of:=TAN((ACOS(COS(RADIANS([.B55]))*COS(RADIANS([.C55])))))" office:value-type="float" office:value="0.380776269606193" calcext:value-type="float">
            <text:p>0.3808</text:p>
          </table:table-cell>
          <table:table-cell table:formula="of:=SQRT([.E55]^2+[.F55]^2)" office:value-type="float" office:value="0.405215991787096" calcext:value-type="float">
            <text:p>0.41</text:p>
          </table:table-cell>
          <table:table-cell table:formula="of:=DEGREES(ATAN2([.F55]; [.E55]))" office:value-type="float" office:value="-74.248826336547" calcext:value-type="float">
            <text:p>-74.25</text:p>
          </table:table-cell>
          <table:table-cell table:style-name="ce9" table:formula="of:=SQRT([.T55])" office:value-type="float" office:value="5.71164404409289" calcext:value-type="float">
            <text:p>5.71</text:p>
          </table:table-cell>
          <table:table-cell table:style-name="ce8" table:formula="of:=DEGREES(ATAN( (-SIN (RADIANS ([.C55])) * COS(RADIANS([.B55]))) / (COS (RADIANS ([.C55])) * SIN(RADIANS([.B55]))) ))" office:value-type="float" office:value="1.35025748165424" calcext:value-type="float">
            <text:p>1.35</text:p>
          </table:table-cell>
          <table:table-cell table:style-name="ce11" table:formula="of:=SQRT([.U55]^2+[.V55]^2)" office:value-type="float" office:value="5.82565959800129" calcext:value-type="float">
            <text:p>5.83</text:p>
          </table:table-cell>
          <table:table-cell table:style-name="ce8" table:formula="of:=DEGREES(ATAN2([.V55];[.U55]))" office:value-type="float" office:value="92.5127746661658" calcext:value-type="float">
            <text:p>92.51</text:p>
          </table:table-cell>
          <table:table-cell table:style-name="ce8"/>
          <table:table-cell table:style-name="ce13" table:formula="of:=[.K55]*15" office:value-type="float" office:value="5.71164404409289" calcext:value-type="float">
            <text:p>5.71</text:p>
          </table:table-cell>
          <table:table-cell table:style-name="ce8" table:formula="of:=[.K55]^2*225" office:value-type="float" office:value="32.6228776864218" calcext:value-type="float">
            <text:p>32.62</text:p>
          </table:table-cell>
          <table:table-cell table:style-name="ce8" table:formula="of:=[.L55]*COS(RADIANS([.M55]))+[.N55]*COS(RADIANS([.O55]))" office:value-type="float" office:value="5.82005805952109" calcext:value-type="float">
            <text:p>5.82</text:p>
          </table:table-cell>
          <table:table-cell table:style-name="ce8" table:formula="of:=[.L55]*SIN(RADIANS([.M55]))+[.N55]*SIN(RADIANS([.O55]))" office:value-type="float" office:value="-0.255409349061591" calcext:value-type="float">
            <text:p>-0.26</text:p>
          </table:table-cell>
          <table:table-cell office:value-type="float" office:value="6.2536937623625" calcext:value-type="float">
            <text:p>6.25</text:p>
          </table:table-cell>
          <table:table-cell table:number-columns-repeated="1001"/>
        </table:table-row>
        <table:table-row table:style-name="ro1">
          <table:table-cell office:value-type="float" office:value="835509" calcext:value-type="float">
            <text:p>835509</text:p>
          </table:table-cell>
          <table:table-cell office:value-type="float" office:value="-21.2778697552873" calcext:value-type="float">
            <text:p>-21.2778697553</text:p>
          </table:table-cell>
          <table:table-cell office:value-type="float" office:value="0.597356498699973" calcext:value-type="float">
            <text:p>0.5973564987</text:p>
          </table:table-cell>
          <table:table-cell office:value-type="float" office:value="0.623063196301786" calcext:value-type="float">
            <text:p>0.6230631963</text:p>
          </table:table-cell>
          <table:table-cell office:value-type="float" office:value="-0.2" calcext:value-type="float">
            <text:p>-0.2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0.799" calcext:value-type="float">
            <text:p>10.799</text:p>
          </table:table-cell>
          <table:table-cell/>
          <table:table-cell table:formula="of:=DEGREES(ACOS(COS(RADIANS([.B56]))*COS(RADIANS([.C56]))))" office:value-type="float" office:value="21.2858642973935" calcext:value-type="float">
            <text:p>21.29</text:p>
          </table:table-cell>
          <table:table-cell table:formula="of:=TAN((ACOS(COS(RADIANS([.B56]))*COS(RADIANS([.C56])))))" office:value-type="float" office:value="0.389599517817313" calcext:value-type="float">
            <text:p>0.3896</text:p>
          </table:table-cell>
          <table:table-cell table:formula="of:=SQRT([.E56]^2+[.F56]^2)" office:value-type="float" office:value="0.228254244210267" calcext:value-type="float">
            <text:p>0.23</text:p>
          </table:table-cell>
          <table:table-cell table:formula="of:=DEGREES(ATAN2([.F56]; [.E56]))" office:value-type="float" office:value="-61.189206257027" calcext:value-type="float">
            <text:p>-61.19</text:p>
          </table:table-cell>
          <table:table-cell table:style-name="ce9" table:formula="of:=SQRT([.T56])" office:value-type="float" office:value="5.8439927672597" calcext:value-type="float">
            <text:p>5.84</text:p>
          </table:table-cell>
          <table:table-cell table:style-name="ce8" table:formula="of:=DEGREES(ATAN( (-SIN (RADIANS ([.C56])) * COS(RADIANS([.B56]))) / (COS (RADIANS ([.C56])) * SIN(RADIANS([.B56]))) ))" office:value-type="float" office:value="1.53357974032455" calcext:value-type="float">
            <text:p>1.53</text:p>
          </table:table-cell>
          <table:table-cell table:style-name="ce11" table:formula="of:=SQRT([.U56]^2+[.V56]^2)" office:value-type="float" office:value="5.95205919551555" calcext:value-type="float">
            <text:p>5.95</text:p>
          </table:table-cell>
          <table:table-cell table:style-name="ce8" table:formula="of:=DEGREES(ATAN2([.V56];[.U56]))" office:value-type="float" office:value="90.4196899475849" calcext:value-type="float">
            <text:p>90.42</text:p>
          </table:table-cell>
          <table:table-cell table:style-name="ce8"/>
          <table:table-cell table:style-name="ce13" table:formula="of:=[.K56]*15" office:value-type="float" office:value="5.8439927672597" calcext:value-type="float">
            <text:p>5.84</text:p>
          </table:table-cell>
          <table:table-cell table:style-name="ce8" table:formula="of:=[.K56]^2*225" office:value-type="float" office:value="34.1522514637836" calcext:value-type="float">
            <text:p>34.15</text:p>
          </table:table-cell>
          <table:table-cell table:style-name="ce8" table:formula="of:=[.L56]*COS(RADIANS([.M56]))+[.N56]*COS(RADIANS([.O56]))" office:value-type="float" office:value="5.95189951674736" calcext:value-type="float">
            <text:p>5.95</text:p>
          </table:table-cell>
          <table:table-cell table:style-name="ce8" table:formula="of:=[.L56]*SIN(RADIANS([.M56]))+[.N56]*SIN(RADIANS([.O56]))" office:value-type="float" office:value="-0.0435982736329371" calcext:value-type="float">
            <text:p>-0.04</text:p>
          </table:table-cell>
          <table:table-cell office:value-type="float" office:value="6.38575928921804" calcext:value-type="float">
            <text:p>6.39</text:p>
          </table:table-cell>
          <table:table-cell table:number-columns-repeated="1001"/>
        </table:table-row>
        <table:table-row table:style-name="ro1">
          <table:table-cell office:value-type="float" office:value="835509" calcext:value-type="float">
            <text:p>835509</text:p>
          </table:table-cell>
          <table:table-cell office:value-type="float" office:value="-21.2778697552873" calcext:value-type="float">
            <text:p>-21.2778697553</text:p>
          </table:table-cell>
          <table:table-cell office:value-type="float" office:value="0.597356498699973" calcext:value-type="float">
            <text:p>0.5973564987</text:p>
          </table:table-cell>
          <table:table-cell office:value-type="float" office:value="0.623063196301786" calcext:value-type="float">
            <text:p>0.6230631963</text:p>
          </table:table-cell>
          <table:table-cell office:value-type="float" office:value="-0.2" calcext:value-type="float">
            <text:p>-0.2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0.799" calcext:value-type="float">
            <text:p>10.799</text:p>
          </table:table-cell>
          <table:table-cell/>
          <table:table-cell table:formula="of:=DEGREES(ACOS(COS(RADIANS([.B57]))*COS(RADIANS([.C57]))))" office:value-type="float" office:value="21.2858642973935" calcext:value-type="float">
            <text:p>21.29</text:p>
          </table:table-cell>
          <table:table-cell table:formula="of:=TAN((ACOS(COS(RADIANS([.B57]))*COS(RADIANS([.C57])))))" office:value-type="float" office:value="0.389599517817313" calcext:value-type="float">
            <text:p>0.3896</text:p>
          </table:table-cell>
          <table:table-cell table:formula="of:=SQRT([.E57]^2+[.F57]^2)" office:value-type="float" office:value="0.228254244210267" calcext:value-type="float">
            <text:p>0.23</text:p>
          </table:table-cell>
          <table:table-cell table:formula="of:=DEGREES(ATAN2([.F57]; [.E57]))" office:value-type="float" office:value="-61.189206257027" calcext:value-type="float">
            <text:p>-61.19</text:p>
          </table:table-cell>
          <table:table-cell table:style-name="ce9" table:formula="of:=SQRT([.T57])" office:value-type="float" office:value="5.8439927672597" calcext:value-type="float">
            <text:p>5.84</text:p>
          </table:table-cell>
          <table:table-cell table:style-name="ce8" table:formula="of:=DEGREES(ATAN( (-SIN (RADIANS ([.C57])) * COS(RADIANS([.B57]))) / (COS (RADIANS ([.C57])) * SIN(RADIANS([.B57]))) ))" office:value-type="float" office:value="1.53357974032455" calcext:value-type="float">
            <text:p>1.53</text:p>
          </table:table-cell>
          <table:table-cell table:style-name="ce11" table:formula="of:=SQRT([.U57]^2+[.V57]^2)" office:value-type="float" office:value="5.95205919551555" calcext:value-type="float">
            <text:p>5.95</text:p>
          </table:table-cell>
          <table:table-cell table:style-name="ce8" table:formula="of:=DEGREES(ATAN2([.V57];[.U57]))" office:value-type="float" office:value="90.4196899475849" calcext:value-type="float">
            <text:p>90.42</text:p>
          </table:table-cell>
          <table:table-cell table:style-name="ce8"/>
          <table:table-cell table:style-name="ce13" table:formula="of:=[.K57]*15" office:value-type="float" office:value="5.8439927672597" calcext:value-type="float">
            <text:p>5.84</text:p>
          </table:table-cell>
          <table:table-cell table:style-name="ce8" table:formula="of:=[.K57]^2*225" office:value-type="float" office:value="34.1522514637836" calcext:value-type="float">
            <text:p>34.15</text:p>
          </table:table-cell>
          <table:table-cell table:style-name="ce8" table:formula="of:=[.L57]*COS(RADIANS([.M57]))+[.N57]*COS(RADIANS([.O57]))" office:value-type="float" office:value="5.95189951674736" calcext:value-type="float">
            <text:p>5.95</text:p>
          </table:table-cell>
          <table:table-cell table:style-name="ce8" table:formula="of:=[.L57]*SIN(RADIANS([.M57]))+[.N57]*SIN(RADIANS([.O57]))" office:value-type="float" office:value="-0.0435982736329371" calcext:value-type="float">
            <text:p>-0.04</text:p>
          </table:table-cell>
          <table:table-cell office:value-type="float" office:value="6.38575928921804" calcext:value-type="float">
            <text:p>6.39</text:p>
          </table:table-cell>
          <table:table-cell table:number-columns-repeated="1001"/>
        </table:table-row>
        <table:table-row table:style-name="ro1">
          <table:table-cell office:value-type="float" office:value="835759" calcext:value-type="float">
            <text:p>835759</text:p>
          </table:table-cell>
          <table:table-cell office:value-type="float" office:value="-21.0332875112983" calcext:value-type="float">
            <text:p>-21.0332875113</text:p>
          </table:table-cell>
          <table:table-cell office:value-type="float" office:value="0.680037966315388" calcext:value-type="float">
            <text:p>0.6800379663</text:p>
          </table:table-cell>
          <table:table-cell office:value-type="float" office:value="0.604918318523971" calcext:value-type="float">
            <text:p>0.6049183185</text:p>
          </table:table-cell>
          <table:table-cell office:value-type="float" office:value="-0.05" calcext:value-type="float">
            <text:p>-0.05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0.834" calcext:value-type="float">
            <text:p>10.834</text:p>
          </table:table-cell>
          <table:table-cell/>
          <table:table-cell table:formula="of:=DEGREES(ACOS(COS(RADIANS([.B58]))*COS(RADIANS([.C58]))))" office:value-type="float" office:value="21.0437798934405" calcext:value-type="float">
            <text:p>21.04</text:p>
          </table:table-cell>
          <table:table-cell table:formula="of:=TAN((ACOS(COS(RADIANS([.B58]))*COS(RADIANS([.C58])))))" office:value-type="float" office:value="0.384740987553161" calcext:value-type="float">
            <text:p>0.3847</text:p>
          </table:table-cell>
          <table:table-cell table:formula="of:=SQRT([.E58]^2+[.F58]^2)" office:value-type="float" office:value="0.13" calcext:value-type="float">
            <text:p>0.13</text:p>
          </table:table-cell>
          <table:table-cell table:formula="of:=DEGREES(ATAN2([.F58]; [.E58]))" office:value-type="float" office:value="-22.6198649480404" calcext:value-type="float">
            <text:p>-22.62</text:p>
          </table:table-cell>
          <table:table-cell table:style-name="ce9" table:formula="of:=SQRT([.T58])" office:value-type="float" office:value="5.77111481329742" calcext:value-type="float">
            <text:p>5.77</text:p>
          </table:table-cell>
          <table:table-cell table:style-name="ce8" table:formula="of:=DEGREES(ATAN( (-SIN (RADIANS ([.C58])) * COS(RADIANS([.B58]))) / (COS (RADIANS ([.C58])) * SIN(RADIANS([.B58]))) ))" office:value-type="float" office:value="1.76800945690527" calcext:value-type="float">
            <text:p>1.77</text:p>
          </table:table-cell>
          <table:table-cell table:style-name="ce11" table:formula="of:=SQRT([.U58]^2+[.V58]^2)" office:value-type="float" office:value="5.88975966660045" calcext:value-type="float">
            <text:p>5.89</text:p>
          </table:table-cell>
          <table:table-cell table:style-name="ce8" table:formula="of:=DEGREES(ATAN2([.V58];[.U58]))" office:value-type="float" office:value="88.7541842132991" calcext:value-type="float">
            <text:p>88.75</text:p>
          </table:table-cell>
          <table:table-cell table:style-name="ce8"/>
          <table:table-cell table:style-name="ce13" table:formula="of:=[.K58]*15" office:value-type="float" office:value="5.77111481329742" calcext:value-type="float">
            <text:p>5.77</text:p>
          </table:table-cell>
          <table:table-cell table:style-name="ce8" table:formula="of:=[.K58]^2*225" office:value-type="float" office:value="33.3057661882609" calcext:value-type="float">
            <text:p>33.31</text:p>
          </table:table-cell>
          <table:table-cell table:style-name="ce8" table:formula="of:=[.L58]*COS(RADIANS([.M58]))+[.N58]*COS(RADIANS([.O58]))" office:value-type="float" office:value="5.88836743059158" calcext:value-type="float">
            <text:p>5.89</text:p>
          </table:table-cell>
          <table:table-cell table:style-name="ce8" table:formula="of:=[.L58]*SIN(RADIANS([.M58]))+[.N58]*SIN(RADIANS([.O58]))" office:value-type="float" office:value="0.128054412894504" calcext:value-type="float">
            <text:p>0.13</text:p>
          </table:table-cell>
          <table:table-cell office:value-type="float" office:value="6.31313396803215" calcext:value-type="float">
            <text:p>6.31</text:p>
          </table:table-cell>
          <table:table-cell table:number-columns-repeated="1001"/>
        </table:table-row>
        <table:table-row table:style-name="ro1">
          <table:table-cell office:value-type="float" office:value="835759" calcext:value-type="float">
            <text:p>835759</text:p>
          </table:table-cell>
          <table:table-cell office:value-type="float" office:value="-21.0332875112983" calcext:value-type="float">
            <text:p>-21.0332875113</text:p>
          </table:table-cell>
          <table:table-cell office:value-type="float" office:value="0.680037966315388" calcext:value-type="float">
            <text:p>0.6800379663</text:p>
          </table:table-cell>
          <table:table-cell office:value-type="float" office:value="0.604918318523971" calcext:value-type="float">
            <text:p>0.6049183185</text:p>
          </table:table-cell>
          <table:table-cell office:value-type="float" office:value="-0.05" calcext:value-type="float">
            <text:p>-0.05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0.834" calcext:value-type="float">
            <text:p>10.834</text:p>
          </table:table-cell>
          <table:table-cell/>
          <table:table-cell table:formula="of:=DEGREES(ACOS(COS(RADIANS([.B59]))*COS(RADIANS([.C59]))))" office:value-type="float" office:value="21.0437798934405" calcext:value-type="float">
            <text:p>21.04</text:p>
          </table:table-cell>
          <table:table-cell table:formula="of:=TAN((ACOS(COS(RADIANS([.B59]))*COS(RADIANS([.C59])))))" office:value-type="float" office:value="0.384740987553161" calcext:value-type="float">
            <text:p>0.3847</text:p>
          </table:table-cell>
          <table:table-cell table:formula="of:=SQRT([.E59]^2+[.F59]^2)" office:value-type="float" office:value="0.13" calcext:value-type="float">
            <text:p>0.13</text:p>
          </table:table-cell>
          <table:table-cell table:formula="of:=DEGREES(ATAN2([.F59]; [.E59]))" office:value-type="float" office:value="-22.6198649480404" calcext:value-type="float">
            <text:p>-22.62</text:p>
          </table:table-cell>
          <table:table-cell table:style-name="ce9" table:formula="of:=SQRT([.T59])" office:value-type="float" office:value="5.77111481329742" calcext:value-type="float">
            <text:p>5.77</text:p>
          </table:table-cell>
          <table:table-cell table:style-name="ce8" table:formula="of:=DEGREES(ATAN( (-SIN (RADIANS ([.C59])) * COS(RADIANS([.B59]))) / (COS (RADIANS ([.C59])) * SIN(RADIANS([.B59]))) ))" office:value-type="float" office:value="1.76800945690527" calcext:value-type="float">
            <text:p>1.77</text:p>
          </table:table-cell>
          <table:table-cell table:style-name="ce11" table:formula="of:=SQRT([.U59]^2+[.V59]^2)" office:value-type="float" office:value="5.88975966660045" calcext:value-type="float">
            <text:p>5.89</text:p>
          </table:table-cell>
          <table:table-cell table:style-name="ce8" table:formula="of:=DEGREES(ATAN2([.V59];[.U59]))" office:value-type="float" office:value="88.7541842132991" calcext:value-type="float">
            <text:p>88.75</text:p>
          </table:table-cell>
          <table:table-cell table:style-name="ce8"/>
          <table:table-cell table:style-name="ce13" table:formula="of:=[.K59]*15" office:value-type="float" office:value="5.77111481329742" calcext:value-type="float">
            <text:p>5.77</text:p>
          </table:table-cell>
          <table:table-cell table:style-name="ce8" table:formula="of:=[.K59]^2*225" office:value-type="float" office:value="33.3057661882609" calcext:value-type="float">
            <text:p>33.31</text:p>
          </table:table-cell>
          <table:table-cell table:style-name="ce8" table:formula="of:=[.L59]*COS(RADIANS([.M59]))+[.N59]*COS(RADIANS([.O59]))" office:value-type="float" office:value="5.88836743059158" calcext:value-type="float">
            <text:p>5.89</text:p>
          </table:table-cell>
          <table:table-cell table:style-name="ce8" table:formula="of:=[.L59]*SIN(RADIANS([.M59]))+[.N59]*SIN(RADIANS([.O59]))" office:value-type="float" office:value="0.128054412894504" calcext:value-type="float">
            <text:p>0.13</text:p>
          </table:table-cell>
          <table:table-cell office:value-type="float" office:value="6.31313396803215" calcext:value-type="float">
            <text:p>6.31</text:p>
          </table:table-cell>
          <table:table-cell table:number-columns-repeated="1001"/>
        </table:table-row>
        <table:table-row table:style-name="ro1">
          <table:table-cell office:value-type="float" office:value="836009" calcext:value-type="float">
            <text:p>836009</text:p>
          </table:table-cell>
          <table:table-cell office:value-type="float" office:value="-20.7234633003573" calcext:value-type="float">
            <text:p>-20.7234633004</text:p>
          </table:table-cell>
          <table:table-cell office:value-type="float" office:value="0.694605906041379" calcext:value-type="float">
            <text:p>0.694605906</text:p>
          </table:table-cell>
          <table:table-cell office:value-type="float" office:value="0.607999054004764" calcext:value-type="float">
            <text:p>0.60799905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0.87" calcext:value-type="float">
            <text:p>10.87</text:p>
          </table:table-cell>
          <table:table-cell/>
          <table:table-cell table:formula="of:=DEGREES(ACOS(COS(RADIANS([.B60]))*COS(RADIANS([.C60]))))" office:value-type="float" office:value="20.7345890489652" calcext:value-type="float">
            <text:p>20.73</text:p>
          </table:table-cell>
          <table:table-cell table:formula="of:=TAN((ACOS(COS(RADIANS([.B60]))*COS(RADIANS([.C60])))))" office:value-type="float" office:value="0.378558560101473" calcext:value-type="float">
            <text:p>0.3786</text:p>
          </table:table-cell>
          <table:table-cell table:formula="of:=SQRT([.E60]^2+[.F60]^2)" office:value-type="float" office:value="0.134164078649987" calcext:value-type="float">
            <text:p>0.13</text:p>
          </table:table-cell>
          <table:table-cell table:formula="of:=DEGREES(ATAN2([.F60]; [.E60]))" office:value-type="float" office:value="26.565051177078" calcext:value-type="float">
            <text:p>26.57</text:p>
          </table:table-cell>
          <table:table-cell table:style-name="ce9" table:formula="of:=SQRT([.T60])" office:value-type="float" office:value="5.6783784015221" calcext:value-type="float">
            <text:p>5.68</text:p>
          </table:table-cell>
          <table:table-cell table:style-name="ce8" table:formula="of:=DEGREES(ATAN( (-SIN (RADIANS ([.C60])) * COS(RADIANS([.B60]))) / (COS (RADIANS ([.C60])) * SIN(RADIANS([.B60]))) ))" office:value-type="float" office:value="1.83540892568782" calcext:value-type="float">
            <text:p>1.84</text:p>
          </table:table-cell>
          <table:table-cell table:style-name="ce11" table:formula="of:=SQRT([.U60]^2+[.V60]^2)" office:value-type="float" office:value="5.80051008677788" calcext:value-type="float">
            <text:p>5.80</text:p>
          </table:table-cell>
          <table:table-cell table:style-name="ce8" table:formula="of:=DEGREES(ATAN2([.V60];[.U60]))" office:value-type="float" office:value="87.6101877907549" calcext:value-type="float">
            <text:p>87.61</text:p>
          </table:table-cell>
          <table:table-cell table:style-name="ce8"/>
          <table:table-cell table:style-name="ce13" table:formula="of:=[.K60]*15" office:value-type="float" office:value="5.6783784015221" calcext:value-type="float">
            <text:p>5.68</text:p>
          </table:table-cell>
          <table:table-cell table:style-name="ce8" table:formula="of:=[.K60]^2*225" office:value-type="float" office:value="32.2439812708726" calcext:value-type="float">
            <text:p>32.24</text:p>
          </table:table-cell>
          <table:table-cell table:style-name="ce8" table:formula="of:=[.L60]*COS(RADIANS([.M60]))+[.N60]*COS(RADIANS([.O60]))" office:value-type="float" office:value="5.79546515249813" calcext:value-type="float">
            <text:p>5.80</text:p>
          </table:table-cell>
          <table:table-cell table:style-name="ce8" table:formula="of:=[.L60]*SIN(RADIANS([.M60]))+[.N60]*SIN(RADIANS([.O60]))" office:value-type="float" office:value="0.241869661164458" calcext:value-type="float">
            <text:p>0.24</text:p>
          </table:table-cell>
          <table:table-cell office:value-type="float" office:value="6.22037671468955" calcext:value-type="float">
            <text:p>6.22</text:p>
          </table:table-cell>
          <table:table-cell table:number-columns-repeated="1001"/>
        </table:table-row>
        <table:table-row table:style-name="ro1">
          <table:table-cell office:value-type="float" office:value="836009" calcext:value-type="float">
            <text:p>836009</text:p>
          </table:table-cell>
          <table:table-cell office:value-type="float" office:value="-20.7234633003573" calcext:value-type="float">
            <text:p>-20.7234633004</text:p>
          </table:table-cell>
          <table:table-cell office:value-type="float" office:value="0.694605906041379" calcext:value-type="float">
            <text:p>0.694605906</text:p>
          </table:table-cell>
          <table:table-cell office:value-type="float" office:value="0.607999054004764" calcext:value-type="float">
            <text:p>0.60799905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0.87" calcext:value-type="float">
            <text:p>10.87</text:p>
          </table:table-cell>
          <table:table-cell/>
          <table:table-cell table:formula="of:=DEGREES(ACOS(COS(RADIANS([.B61]))*COS(RADIANS([.C61]))))" office:value-type="float" office:value="20.7345890489652" calcext:value-type="float">
            <text:p>20.73</text:p>
          </table:table-cell>
          <table:table-cell table:formula="of:=TAN((ACOS(COS(RADIANS([.B61]))*COS(RADIANS([.C61])))))" office:value-type="float" office:value="0.378558560101473" calcext:value-type="float">
            <text:p>0.3786</text:p>
          </table:table-cell>
          <table:table-cell table:formula="of:=SQRT([.E61]^2+[.F61]^2)" office:value-type="float" office:value="0.134164078649987" calcext:value-type="float">
            <text:p>0.13</text:p>
          </table:table-cell>
          <table:table-cell table:formula="of:=DEGREES(ATAN2([.F61]; [.E61]))" office:value-type="float" office:value="26.565051177078" calcext:value-type="float">
            <text:p>26.57</text:p>
          </table:table-cell>
          <table:table-cell table:style-name="ce9" table:formula="of:=SQRT([.T61])" office:value-type="float" office:value="5.6783784015221" calcext:value-type="float">
            <text:p>5.68</text:p>
          </table:table-cell>
          <table:table-cell table:style-name="ce8" table:formula="of:=DEGREES(ATAN( (-SIN (RADIANS ([.C61])) * COS(RADIANS([.B61]))) / (COS (RADIANS ([.C61])) * SIN(RADIANS([.B61]))) ))" office:value-type="float" office:value="1.83540892568782" calcext:value-type="float">
            <text:p>1.84</text:p>
          </table:table-cell>
          <table:table-cell table:style-name="ce11" table:formula="of:=SQRT([.U61]^2+[.V61]^2)" office:value-type="float" office:value="5.80051008677788" calcext:value-type="float">
            <text:p>5.80</text:p>
          </table:table-cell>
          <table:table-cell table:style-name="ce8" table:formula="of:=DEGREES(ATAN2([.V61];[.U61]))" office:value-type="float" office:value="87.6101877907549" calcext:value-type="float">
            <text:p>87.61</text:p>
          </table:table-cell>
          <table:table-cell table:style-name="ce8"/>
          <table:table-cell table:style-name="ce13" table:formula="of:=[.K61]*15" office:value-type="float" office:value="5.6783784015221" calcext:value-type="float">
            <text:p>5.68</text:p>
          </table:table-cell>
          <table:table-cell table:style-name="ce8" table:formula="of:=[.K61]^2*225" office:value-type="float" office:value="32.2439812708726" calcext:value-type="float">
            <text:p>32.24</text:p>
          </table:table-cell>
          <table:table-cell table:style-name="ce8" table:formula="of:=[.L61]*COS(RADIANS([.M61]))+[.N61]*COS(RADIANS([.O61]))" office:value-type="float" office:value="5.79546515249813" calcext:value-type="float">
            <text:p>5.80</text:p>
          </table:table-cell>
          <table:table-cell table:style-name="ce8" table:formula="of:=[.L61]*SIN(RADIANS([.M61]))+[.N61]*SIN(RADIANS([.O61]))" office:value-type="float" office:value="0.241869661164458" calcext:value-type="float">
            <text:p>0.24</text:p>
          </table:table-cell>
          <table:table-cell office:value-type="float" office:value="6.22037671468955" calcext:value-type="float">
            <text:p>6.22</text:p>
          </table:table-cell>
          <table:table-cell table:number-columns-repeated="1001"/>
        </table:table-row>
        <table:table-row table:style-name="ro1">
          <table:table-cell office:value-type="float" office:value="836260" calcext:value-type="float">
            <text:p>836260</text:p>
          </table:table-cell>
          <table:table-cell office:value-type="float" office:value="-20.4561758000199" calcext:value-type="float">
            <text:p>-20.4561758</text:p>
          </table:table-cell>
          <table:table-cell office:value-type="float" office:value="0.739134363839925" calcext:value-type="float">
            <text:p>0.7391343638</text:p>
          </table:table-cell>
          <table:table-cell office:value-type="float" office:value="0.61804177996221" calcext:value-type="float">
            <text:p>0.61804178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0.906" calcext:value-type="float">
            <text:p>10.906</text:p>
          </table:table-cell>
          <table:table-cell/>
          <table:table-cell table:formula="of:=DEGREES(ACOS(COS(RADIANS([.B62]))*COS(RADIANS([.C62]))))" office:value-type="float" office:value="20.4689529567089" calcext:value-type="float">
            <text:p>20.47</text:p>
          </table:table-cell>
          <table:table-cell table:formula="of:=TAN((ACOS(COS(RADIANS([.B62]))*COS(RADIANS([.C62])))))" office:value-type="float" office:value="0.373267183088418" calcext:value-type="float">
            <text:p>0.3733</text:p>
          </table:table-cell>
          <table:table-cell table:formula="of:=SQRT([.E62]^2+[.F62]^2)" office:value-type="float" office:value="0.192093727122985" calcext:value-type="float">
            <text:p>0.19</text:p>
          </table:table-cell>
          <table:table-cell table:formula="of:=DEGREES(ATAN2([.F62]; [.E62]))" office:value-type="float" office:value="51.3401917459099" calcext:value-type="float">
            <text:p>51.34</text:p>
          </table:table-cell>
          <table:table-cell table:style-name="ce9" table:formula="of:=SQRT([.T62])" office:value-type="float" office:value="5.59900774632627" calcext:value-type="float">
            <text:p>5.60</text:p>
          </table:table-cell>
          <table:table-cell table:style-name="ce8" table:formula="of:=DEGREES(ATAN( (-SIN (RADIANS ([.C62])) * COS(RADIANS([.B62]))) / (COS (RADIANS ([.C62])) * SIN(RADIANS([.B62]))) ))" office:value-type="float" office:value="1.98084407211997" calcext:value-type="float">
            <text:p>1.98</text:p>
          </table:table-cell>
          <table:table-cell table:style-name="ce11" table:formula="of:=SQRT([.U62]^2+[.V62]^2)" office:value-type="float" office:value="5.72597643604379" calcext:value-type="float">
            <text:p>5.73</text:p>
          </table:table-cell>
          <table:table-cell table:style-name="ce8" table:formula="of:=DEGREES(ATAN2([.V62];[.U62]))" office:value-type="float" office:value="86.5604563166871" calcext:value-type="float">
            <text:p>86.56</text:p>
          </table:table-cell>
          <table:table-cell table:style-name="ce8"/>
          <table:table-cell table:style-name="ce13" table:formula="of:=[.K62]*15" office:value-type="float" office:value="5.59900774632627" calcext:value-type="float">
            <text:p>5.60</text:p>
          </table:table-cell>
          <table:table-cell table:style-name="ce8" table:formula="of:=[.K62]^2*225" office:value-type="float" office:value="31.3488877434216" calcext:value-type="float">
            <text:p>31.35</text:p>
          </table:table-cell>
          <table:table-cell table:style-name="ce8" table:formula="of:=[.L62]*COS(RADIANS([.M62]))+[.N62]*COS(RADIANS([.O62]))" office:value-type="float" office:value="5.7156619990698" calcext:value-type="float">
            <text:p>5.72</text:p>
          </table:table-cell>
          <table:table-cell table:style-name="ce8" table:formula="of:=[.L62]*SIN(RADIANS([.M62]))+[.N62]*SIN(RADIANS([.O62]))" office:value-type="float" office:value="0.343531743101143" calcext:value-type="float">
            <text:p>0.34</text:p>
          </table:table-cell>
          <table:table-cell office:value-type="float" office:value="6.14068588701266" calcext:value-type="float">
            <text:p>6.14</text:p>
          </table:table-cell>
          <table:table-cell table:number-columns-repeated="1001"/>
        </table:table-row>
        <table:table-row table:style-name="ro1">
          <table:table-cell office:value-type="float" office:value="836260" calcext:value-type="float">
            <text:p>836260</text:p>
          </table:table-cell>
          <table:table-cell office:value-type="float" office:value="-20.4561758000199" calcext:value-type="float">
            <text:p>-20.4561758</text:p>
          </table:table-cell>
          <table:table-cell office:value-type="float" office:value="0.739134363839925" calcext:value-type="float">
            <text:p>0.7391343638</text:p>
          </table:table-cell>
          <table:table-cell office:value-type="float" office:value="0.61804177996221" calcext:value-type="float">
            <text:p>0.61804178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0.906" calcext:value-type="float">
            <text:p>10.906</text:p>
          </table:table-cell>
          <table:table-cell/>
          <table:table-cell table:formula="of:=DEGREES(ACOS(COS(RADIANS([.B63]))*COS(RADIANS([.C63]))))" office:value-type="float" office:value="20.4689529567089" calcext:value-type="float">
            <text:p>20.47</text:p>
          </table:table-cell>
          <table:table-cell table:formula="of:=TAN((ACOS(COS(RADIANS([.B63]))*COS(RADIANS([.C63])))))" office:value-type="float" office:value="0.373267183088418" calcext:value-type="float">
            <text:p>0.3733</text:p>
          </table:table-cell>
          <table:table-cell table:formula="of:=SQRT([.E63]^2+[.F63]^2)" office:value-type="float" office:value="0.192093727122985" calcext:value-type="float">
            <text:p>0.19</text:p>
          </table:table-cell>
          <table:table-cell table:formula="of:=DEGREES(ATAN2([.F63]; [.E63]))" office:value-type="float" office:value="51.3401917459099" calcext:value-type="float">
            <text:p>51.34</text:p>
          </table:table-cell>
          <table:table-cell table:style-name="ce9" table:formula="of:=SQRT([.T63])" office:value-type="float" office:value="5.59900774632627" calcext:value-type="float">
            <text:p>5.60</text:p>
          </table:table-cell>
          <table:table-cell table:style-name="ce8" table:formula="of:=DEGREES(ATAN( (-SIN (RADIANS ([.C63])) * COS(RADIANS([.B63]))) / (COS (RADIANS ([.C63])) * SIN(RADIANS([.B63]))) ))" office:value-type="float" office:value="1.98084407211997" calcext:value-type="float">
            <text:p>1.98</text:p>
          </table:table-cell>
          <table:table-cell table:style-name="ce11" table:formula="of:=SQRT([.U63]^2+[.V63]^2)" office:value-type="float" office:value="5.72597643604379" calcext:value-type="float">
            <text:p>5.73</text:p>
          </table:table-cell>
          <table:table-cell table:style-name="ce8" table:formula="of:=DEGREES(ATAN2([.V63];[.U63]))" office:value-type="float" office:value="86.5604563166871" calcext:value-type="float">
            <text:p>86.56</text:p>
          </table:table-cell>
          <table:table-cell table:style-name="ce8"/>
          <table:table-cell table:style-name="ce13" table:formula="of:=[.K63]*15" office:value-type="float" office:value="5.59900774632627" calcext:value-type="float">
            <text:p>5.60</text:p>
          </table:table-cell>
          <table:table-cell table:style-name="ce8" table:formula="of:=[.K63]^2*225" office:value-type="float" office:value="31.3488877434216" calcext:value-type="float">
            <text:p>31.35</text:p>
          </table:table-cell>
          <table:table-cell table:style-name="ce8" table:formula="of:=[.L63]*COS(RADIANS([.M63]))+[.N63]*COS(RADIANS([.O63]))" office:value-type="float" office:value="5.7156619990698" calcext:value-type="float">
            <text:p>5.72</text:p>
          </table:table-cell>
          <table:table-cell table:style-name="ce8" table:formula="of:=[.L63]*SIN(RADIANS([.M63]))+[.N63]*SIN(RADIANS([.O63]))" office:value-type="float" office:value="0.343531743101143" calcext:value-type="float">
            <text:p>0.34</text:p>
          </table:table-cell>
          <table:table-cell office:value-type="float" office:value="6.14068588701266" calcext:value-type="float">
            <text:p>6.14</text:p>
          </table:table-cell>
          <table:table-cell table:number-columns-repeated="1001"/>
        </table:table-row>
        <table:table-row table:style-name="ro1">
          <table:table-cell office:value-type="float" office:value="836510" calcext:value-type="float">
            <text:p>836510</text:p>
          </table:table-cell>
          <table:table-cell office:value-type="float" office:value="-20.1036116803476" calcext:value-type="float">
            <text:p>-20.1036116803</text:p>
          </table:table-cell>
          <table:table-cell office:value-type="float" office:value="0.763972666921793" calcext:value-type="float">
            <text:p>0.7639726669</text:p>
          </table:table-cell>
          <table:table-cell office:value-type="float" office:value="0.629051618017447" calcext:value-type="float">
            <text:p>0.629051618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0.942" calcext:value-type="float">
            <text:p>10.942</text:p>
          </table:table-cell>
          <table:table-cell/>
          <table:table-cell table:formula="of:=DEGREES(ACOS(COS(RADIANS([.B64]))*COS(RADIANS([.C64]))))" office:value-type="float" office:value="20.1175223594363" calcext:value-type="float">
            <text:p>20.12</text:p>
          </table:table-cell>
          <table:table-cell table:formula="of:=TAN((ACOS(COS(RADIANS([.B64]))*COS(RADIANS([.C64])))))" office:value-type="float" office:value="0.366294850109779" calcext:value-type="float">
            <text:p>0.3663</text:p>
          </table:table-cell>
          <table:table-cell table:formula="of:=SQRT([.E64]^2+[.F64]^2)" office:value-type="float" office:value="0.246981780704569" calcext:value-type="float">
            <text:p>0.25</text:p>
          </table:table-cell>
          <table:table-cell table:formula="of:=DEGREES(ATAN2([.F64]; [.E64]))" office:value-type="float" office:value="58.2405199151872" calcext:value-type="float">
            <text:p>58.24</text:p>
          </table:table-cell>
          <table:table-cell table:style-name="ce9" table:formula="of:=SQRT([.T64])" office:value-type="float" office:value="5.49442275164669" calcext:value-type="float">
            <text:p>5.49</text:p>
          </table:table-cell>
          <table:table-cell table:style-name="ce8" table:formula="of:=DEGREES(ATAN( (-SIN (RADIANS ([.C64])) * COS(RADIANS([.B64]))) / (COS (RADIANS ([.C64])) * SIN(RADIANS([.B64]))) ))" office:value-type="float" office:value="2.08644669115941" calcext:value-type="float">
            <text:p>2.09</text:p>
          </table:table-cell>
          <table:table-cell table:style-name="ce11" table:formula="of:=SQRT([.U64]^2+[.V64]^2)" office:value-type="float" office:value="5.63571644322968" calcext:value-type="float">
            <text:p>5.64</text:p>
          </table:table-cell>
          <table:table-cell table:style-name="ce8" table:formula="of:=DEGREES(ATAN2([.V64];[.U64]))" office:value-type="float" office:value="85.8276507601966" calcext:value-type="float">
            <text:p>85.83</text:p>
          </table:table-cell>
          <table:table-cell table:style-name="ce8"/>
          <table:table-cell table:style-name="ce13" table:formula="of:=[.K64]*15" office:value-type="float" office:value="5.49442275164669" calcext:value-type="float">
            <text:p>5.49</text:p>
          </table:table-cell>
          <table:table-cell table:style-name="ce8" table:formula="of:=[.K64]^2*225" office:value-type="float" office:value="30.1886813738128" calcext:value-type="float">
            <text:p>30.19</text:p>
          </table:table-cell>
          <table:table-cell table:style-name="ce8" table:formula="of:=[.L64]*COS(RADIANS([.M64]))+[.N64]*COS(RADIANS([.O64]))" office:value-type="float" office:value="5.620780135534" calcext:value-type="float">
            <text:p>5.62</text:p>
          </table:table-cell>
          <table:table-cell table:style-name="ce8" table:formula="of:=[.L64]*SIN(RADIANS([.M64]))+[.N64]*SIN(RADIANS([.O64]))" office:value-type="float" office:value="0.410037189137494" calcext:value-type="float">
            <text:p>0.41</text:p>
          </table:table-cell>
          <table:table-cell office:value-type="float" office:value="6.03525670783091" calcext:value-type="float">
            <text:p>6.04</text:p>
          </table:table-cell>
          <table:table-cell table:number-columns-repeated="1001"/>
        </table:table-row>
        <table:table-row table:style-name="ro1">
          <table:table-cell office:value-type="float" office:value="836510" calcext:value-type="float">
            <text:p>836510</text:p>
          </table:table-cell>
          <table:table-cell office:value-type="float" office:value="-20.1036116803476" calcext:value-type="float">
            <text:p>-20.1036116803</text:p>
          </table:table-cell>
          <table:table-cell office:value-type="float" office:value="0.763972666921793" calcext:value-type="float">
            <text:p>0.7639726669</text:p>
          </table:table-cell>
          <table:table-cell office:value-type="float" office:value="0.629051618017447" calcext:value-type="float">
            <text:p>0.629051618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0.942" calcext:value-type="float">
            <text:p>10.942</text:p>
          </table:table-cell>
          <table:table-cell/>
          <table:table-cell table:formula="of:=DEGREES(ACOS(COS(RADIANS([.B65]))*COS(RADIANS([.C65]))))" office:value-type="float" office:value="20.1175223594363" calcext:value-type="float">
            <text:p>20.12</text:p>
          </table:table-cell>
          <table:table-cell table:formula="of:=TAN((ACOS(COS(RADIANS([.B65]))*COS(RADIANS([.C65])))))" office:value-type="float" office:value="0.366294850109779" calcext:value-type="float">
            <text:p>0.3663</text:p>
          </table:table-cell>
          <table:table-cell table:formula="of:=SQRT([.E65]^2+[.F65]^2)" office:value-type="float" office:value="0.246981780704569" calcext:value-type="float">
            <text:p>0.25</text:p>
          </table:table-cell>
          <table:table-cell table:formula="of:=DEGREES(ATAN2([.F65]; [.E65]))" office:value-type="float" office:value="58.2405199151872" calcext:value-type="float">
            <text:p>58.24</text:p>
          </table:table-cell>
          <table:table-cell table:style-name="ce9" table:formula="of:=SQRT([.T65])" office:value-type="float" office:value="5.49442275164669" calcext:value-type="float">
            <text:p>5.49</text:p>
          </table:table-cell>
          <table:table-cell table:style-name="ce8" table:formula="of:=DEGREES(ATAN( (-SIN (RADIANS ([.C65])) * COS(RADIANS([.B65]))) / (COS (RADIANS ([.C65])) * SIN(RADIANS([.B65]))) ))" office:value-type="float" office:value="2.08644669115941" calcext:value-type="float">
            <text:p>2.09</text:p>
          </table:table-cell>
          <table:table-cell table:style-name="ce11" table:formula="of:=SQRT([.U65]^2+[.V65]^2)" office:value-type="float" office:value="5.63571644322968" calcext:value-type="float">
            <text:p>5.64</text:p>
          </table:table-cell>
          <table:table-cell table:style-name="ce8" table:formula="of:=DEGREES(ATAN2([.V65];[.U65]))" office:value-type="float" office:value="85.8276507601966" calcext:value-type="float">
            <text:p>85.83</text:p>
          </table:table-cell>
          <table:table-cell table:style-name="ce8"/>
          <table:table-cell table:style-name="ce13" table:formula="of:=[.K65]*15" office:value-type="float" office:value="5.49442275164669" calcext:value-type="float">
            <text:p>5.49</text:p>
          </table:table-cell>
          <table:table-cell table:style-name="ce8" table:formula="of:=[.K65]^2*225" office:value-type="float" office:value="30.1886813738128" calcext:value-type="float">
            <text:p>30.19</text:p>
          </table:table-cell>
          <table:table-cell table:style-name="ce8" table:formula="of:=[.L65]*COS(RADIANS([.M65]))+[.N65]*COS(RADIANS([.O65]))" office:value-type="float" office:value="5.620780135534" calcext:value-type="float">
            <text:p>5.62</text:p>
          </table:table-cell>
          <table:table-cell table:style-name="ce8" table:formula="of:=[.L65]*SIN(RADIANS([.M65]))+[.N65]*SIN(RADIANS([.O65]))" office:value-type="float" office:value="0.410037189137494" calcext:value-type="float">
            <text:p>0.41</text:p>
          </table:table-cell>
          <table:table-cell office:value-type="float" office:value="6.03525670783091" calcext:value-type="float">
            <text:p>6.04</text:p>
          </table:table-cell>
          <table:table-cell table:number-columns-repeated="1001"/>
        </table:table-row>
        <table:table-row table:style-name="ro1">
          <table:table-cell office:value-type="float" office:value="836760" calcext:value-type="float">
            <text:p>836760</text:p>
          </table:table-cell>
          <table:table-cell office:value-type="float" office:value="-19.5873603696687" calcext:value-type="float">
            <text:p>-19.5873603697</text:p>
          </table:table-cell>
          <table:table-cell office:value-type="float" office:value="0.817518415167784" calcext:value-type="float">
            <text:p>0.8175184152</text:p>
          </table:table-cell>
          <table:table-cell office:value-type="float" office:value="0.633920422317756" calcext:value-type="float">
            <text:p>0.6339204223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0.978" calcext:value-type="float">
            <text:p>10.978</text:p>
          </table:table-cell>
          <table:table-cell/>
          <table:table-cell table:formula="of:=DEGREES(ACOS(COS(RADIANS([.B66]))*COS(RADIANS([.C66]))))" office:value-type="float" office:value="19.6037440493683" calcext:value-type="float">
            <text:p>19.60</text:p>
          </table:table-cell>
          <table:table-cell table:formula="of:=TAN((ACOS(COS(RADIANS([.B66]))*COS(RADIANS([.C66])))))" office:value-type="float" office:value="0.356157616030751" calcext:value-type="float">
            <text:p>0.3562</text:p>
          </table:table-cell>
          <table:table-cell table:formula="of:=SQRT([.E66]^2+[.F66]^2)" office:value-type="float" office:value="0.281780056072107" calcext:value-type="float">
            <text:p>0.28</text:p>
          </table:table-cell>
          <table:table-cell table:formula="of:=DEGREES(ATAN2([.F66]; [.E66]))" office:value-type="float" office:value="62.5255683737229" calcext:value-type="float">
            <text:p>62.53</text:p>
          </table:table-cell>
          <table:table-cell table:style-name="ce9" table:formula="of:=SQRT([.T66])" office:value-type="float" office:value="5.34236424046127" calcext:value-type="float">
            <text:p>5.34</text:p>
          </table:table-cell>
          <table:table-cell table:style-name="ce8" table:formula="of:=DEGREES(ATAN( (-SIN (RADIANS ([.C66])) * COS(RADIANS([.B66]))) / (COS (RADIANS ([.C66])) * SIN(RADIANS([.B66]))) ))" office:value-type="float" office:value="2.29638763684758" calcext:value-type="float">
            <text:p>2.30</text:p>
          </table:table-cell>
          <table:table-cell table:style-name="ce11" table:formula="of:=SQRT([.U66]^2+[.V66]^2)" office:value-type="float" office:value="5.48773049132494" calcext:value-type="float">
            <text:p>5.49</text:p>
          </table:table-cell>
          <table:table-cell table:style-name="ce8" table:formula="of:=DEGREES(ATAN2([.V66];[.U66]))" office:value-type="float" office:value="85.1490708823247" calcext:value-type="float">
            <text:p>85.15</text:p>
          </table:table-cell>
          <table:table-cell table:style-name="ce8"/>
          <table:table-cell table:style-name="ce13" table:formula="of:=[.K66]*15" office:value-type="float" office:value="5.34236424046127" calcext:value-type="float">
            <text:p>5.34</text:p>
          </table:table-cell>
          <table:table-cell table:style-name="ce8" table:formula="of:=[.K66]^2*225" office:value-type="float" office:value="28.5408556777593" calcext:value-type="float">
            <text:p>28.54</text:p>
          </table:table-cell>
          <table:table-cell table:style-name="ce8" table:formula="of:=[.L66]*COS(RADIANS([.M66]))+[.N66]*COS(RADIANS([.O66]))" office:value-type="float" office:value="5.46807391244647" calcext:value-type="float">
            <text:p>5.47</text:p>
          </table:table-cell>
          <table:table-cell table:style-name="ce8" table:formula="of:=[.L66]*SIN(RADIANS([.M66]))+[.N66]*SIN(RADIANS([.O66]))" office:value-type="float" office:value="0.464062100844081" calcext:value-type="float">
            <text:p>0.46</text:p>
          </table:table-cell>
          <table:table-cell office:value-type="float" office:value="5.88112321481048" calcext:value-type="float">
            <text:p>5.88</text:p>
          </table:table-cell>
          <table:table-cell table:number-columns-repeated="1001"/>
        </table:table-row>
        <table:table-row table:style-name="ro1">
          <table:table-cell office:value-type="float" office:value="836760" calcext:value-type="float">
            <text:p>836760</text:p>
          </table:table-cell>
          <table:table-cell office:value-type="float" office:value="-19.5873603696687" calcext:value-type="float">
            <text:p>-19.5873603697</text:p>
          </table:table-cell>
          <table:table-cell office:value-type="float" office:value="0.817518415167784" calcext:value-type="float">
            <text:p>0.8175184152</text:p>
          </table:table-cell>
          <table:table-cell office:value-type="float" office:value="0.633920422317756" calcext:value-type="float">
            <text:p>0.6339204223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0.978" calcext:value-type="float">
            <text:p>10.978</text:p>
          </table:table-cell>
          <table:table-cell/>
          <table:table-cell table:formula="of:=DEGREES(ACOS(COS(RADIANS([.B67]))*COS(RADIANS([.C67]))))" office:value-type="float" office:value="19.6037440493683" calcext:value-type="float">
            <text:p>19.60</text:p>
          </table:table-cell>
          <table:table-cell table:formula="of:=TAN((ACOS(COS(RADIANS([.B67]))*COS(RADIANS([.C67])))))" office:value-type="float" office:value="0.356157616030751" calcext:value-type="float">
            <text:p>0.3562</text:p>
          </table:table-cell>
          <table:table-cell table:formula="of:=SQRT([.E67]^2+[.F67]^2)" office:value-type="float" office:value="0.281780056072107" calcext:value-type="float">
            <text:p>0.28</text:p>
          </table:table-cell>
          <table:table-cell table:formula="of:=DEGREES(ATAN2([.F67]; [.E67]))" office:value-type="float" office:value="62.5255683737229" calcext:value-type="float">
            <text:p>62.53</text:p>
          </table:table-cell>
          <table:table-cell table:style-name="ce9" table:formula="of:=SQRT([.T67])" office:value-type="float" office:value="5.34236424046127" calcext:value-type="float">
            <text:p>5.34</text:p>
          </table:table-cell>
          <table:table-cell table:style-name="ce8" table:formula="of:=DEGREES(ATAN( (-SIN (RADIANS ([.C67])) * COS(RADIANS([.B67]))) / (COS (RADIANS ([.C67])) * SIN(RADIANS([.B67]))) ))" office:value-type="float" office:value="2.29638763684758" calcext:value-type="float">
            <text:p>2.30</text:p>
          </table:table-cell>
          <table:table-cell table:style-name="ce11" table:formula="of:=SQRT([.U67]^2+[.V67]^2)" office:value-type="float" office:value="5.48773049132494" calcext:value-type="float">
            <text:p>5.49</text:p>
          </table:table-cell>
          <table:table-cell table:style-name="ce8" table:formula="of:=DEGREES(ATAN2([.V67];[.U67]))" office:value-type="float" office:value="85.1490708823247" calcext:value-type="float">
            <text:p>85.15</text:p>
          </table:table-cell>
          <table:table-cell table:style-name="ce8"/>
          <table:table-cell table:style-name="ce13" table:formula="of:=[.K67]*15" office:value-type="float" office:value="5.34236424046127" calcext:value-type="float">
            <text:p>5.34</text:p>
          </table:table-cell>
          <table:table-cell table:style-name="ce8" table:formula="of:=[.K67]^2*225" office:value-type="float" office:value="28.5408556777593" calcext:value-type="float">
            <text:p>28.54</text:p>
          </table:table-cell>
          <table:table-cell table:style-name="ce8" table:formula="of:=[.L67]*COS(RADIANS([.M67]))+[.N67]*COS(RADIANS([.O67]))" office:value-type="float" office:value="5.46807391244647" calcext:value-type="float">
            <text:p>5.47</text:p>
          </table:table-cell>
          <table:table-cell table:style-name="ce8" table:formula="of:=[.L67]*SIN(RADIANS([.M67]))+[.N67]*SIN(RADIANS([.O67]))" office:value-type="float" office:value="0.464062100844081" calcext:value-type="float">
            <text:p>0.46</text:p>
          </table:table-cell>
          <table:table-cell office:value-type="float" office:value="5.88112321481048" calcext:value-type="float">
            <text:p>5.88</text:p>
          </table:table-cell>
          <table:table-cell table:number-columns-repeated="1001"/>
        </table:table-row>
        <table:table-row table:style-name="ro1">
          <table:table-cell office:value-type="float" office:value="837010" calcext:value-type="float">
            <text:p>837010</text:p>
          </table:table-cell>
          <table:table-cell office:value-type="float" office:value="-19.1631356127719" calcext:value-type="float">
            <text:p>-19.1631356128</text:p>
          </table:table-cell>
          <table:table-cell office:value-type="float" office:value="0.882860753884034" calcext:value-type="float">
            <text:p>0.8828607539</text:p>
          </table:table-cell>
          <table:table-cell office:value-type="float" office:value="0.627508742316965" calcext:value-type="float">
            <text:p>0.6275087423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1.013" calcext:value-type="float">
            <text:p>11.013</text:p>
          </table:table-cell>
          <table:table-cell/>
          <table:table-cell table:formula="of:=DEGREES(ACOS(COS(RADIANS([.B68]))*COS(RADIANS([.C68]))))" office:value-type="float" office:value="19.1826986210202" calcext:value-type="float">
            <text:p>19.18</text:p>
          </table:table-cell>
          <table:table-cell table:formula="of:=TAN((ACOS(COS(RADIANS([.B68]))*COS(RADIANS([.C68])))))" office:value-type="float" office:value="0.347898294493857" calcext:value-type="float">
            <text:p>0.3479</text:p>
          </table:table-cell>
          <table:table-cell table:formula="of:=SQRT([.E68]^2+[.F68]^2)" office:value-type="float" office:value="0.281780056072107" calcext:value-type="float">
            <text:p>0.28</text:p>
          </table:table-cell>
          <table:table-cell table:formula="of:=DEGREES(ATAN2([.F68]; [.E68]))" office:value-type="float" office:value="62.5255683737229" calcext:value-type="float">
            <text:p>62.53</text:p>
          </table:table-cell>
          <table:table-cell table:style-name="ce9" table:formula="of:=SQRT([.T68])" office:value-type="float" office:value="5.21847441740786" calcext:value-type="float">
            <text:p>5.22</text:p>
          </table:table-cell>
          <table:table-cell table:style-name="ce8" table:formula="of:=DEGREES(ATAN( (-SIN (RADIANS ([.C68])) * COS(RADIANS([.B68]))) / (COS (RADIANS ([.C68])) * SIN(RADIANS([.B68]))) ))" office:value-type="float" office:value="2.53903037018792" calcext:value-type="float">
            <text:p>2.54</text:p>
          </table:table-cell>
          <table:table-cell table:style-name="ce11" table:formula="of:=SQRT([.U68]^2+[.V68]^2)" office:value-type="float" office:value="5.36497303179146" calcext:value-type="float">
            <text:p>5.36</text:p>
          </table:table-cell>
          <table:table-cell table:style-name="ce8" table:formula="of:=DEGREES(ATAN2([.V68];[.U68]))" office:value-type="float" office:value="84.8542947262758" calcext:value-type="float">
            <text:p>84.85</text:p>
          </table:table-cell>
          <table:table-cell table:style-name="ce8"/>
          <table:table-cell table:style-name="ce13" table:formula="of:=[.K68]*15" office:value-type="float" office:value="5.21847441740786" calcext:value-type="float">
            <text:p>5.22</text:p>
          </table:table-cell>
          <table:table-cell table:style-name="ce8" table:formula="of:=[.K68]^2*225" office:value-type="float" office:value="27.2324752451403" calcext:value-type="float">
            <text:p>27.23</text:p>
          </table:table-cell>
          <table:table-cell table:style-name="ce8" table:formula="of:=[.L68]*COS(RADIANS([.M68]))+[.N68]*COS(RADIANS([.O68]))" office:value-type="float" office:value="5.34335131523643" calcext:value-type="float">
            <text:p>5.34</text:p>
          </table:table-cell>
          <table:table-cell table:style-name="ce8" table:formula="of:=[.L68]*SIN(RADIANS([.M68]))+[.N68]*SIN(RADIANS([.O68]))" office:value-type="float" office:value="0.481178089495723" calcext:value-type="float">
            <text:p>0.48</text:p>
          </table:table-cell>
          <table:table-cell office:value-type="float" office:value="5.75480958630606" calcext:value-type="float">
            <text:p>5.75</text:p>
          </table:table-cell>
          <table:table-cell table:number-columns-repeated="1001"/>
        </table:table-row>
        <table:table-row table:style-name="ro1">
          <table:table-cell office:value-type="float" office:value="837010" calcext:value-type="float">
            <text:p>837010</text:p>
          </table:table-cell>
          <table:table-cell office:value-type="float" office:value="-19.1631356127719" calcext:value-type="float">
            <text:p>-19.1631356128</text:p>
          </table:table-cell>
          <table:table-cell office:value-type="float" office:value="0.882860753884034" calcext:value-type="float">
            <text:p>0.8828607539</text:p>
          </table:table-cell>
          <table:table-cell office:value-type="float" office:value="0.627508742316965" calcext:value-type="float">
            <text:p>0.6275087423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1.013" calcext:value-type="float">
            <text:p>11.013</text:p>
          </table:table-cell>
          <table:table-cell/>
          <table:table-cell table:formula="of:=DEGREES(ACOS(COS(RADIANS([.B69]))*COS(RADIANS([.C69]))))" office:value-type="float" office:value="19.1826986210202" calcext:value-type="float">
            <text:p>19.18</text:p>
          </table:table-cell>
          <table:table-cell table:formula="of:=TAN((ACOS(COS(RADIANS([.B69]))*COS(RADIANS([.C69])))))" office:value-type="float" office:value="0.347898294493857" calcext:value-type="float">
            <text:p>0.3479</text:p>
          </table:table-cell>
          <table:table-cell table:formula="of:=SQRT([.E69]^2+[.F69]^2)" office:value-type="float" office:value="0.281780056072107" calcext:value-type="float">
            <text:p>0.28</text:p>
          </table:table-cell>
          <table:table-cell table:formula="of:=DEGREES(ATAN2([.F69]; [.E69]))" office:value-type="float" office:value="62.5255683737229" calcext:value-type="float">
            <text:p>62.53</text:p>
          </table:table-cell>
          <table:table-cell table:style-name="ce9" table:formula="of:=SQRT([.T69])" office:value-type="float" office:value="5.21847441740786" calcext:value-type="float">
            <text:p>5.22</text:p>
          </table:table-cell>
          <table:table-cell table:style-name="ce8" table:formula="of:=DEGREES(ATAN( (-SIN (RADIANS ([.C69])) * COS(RADIANS([.B69]))) / (COS (RADIANS ([.C69])) * SIN(RADIANS([.B69]))) ))" office:value-type="float" office:value="2.53903037018792" calcext:value-type="float">
            <text:p>2.54</text:p>
          </table:table-cell>
          <table:table-cell table:style-name="ce11" table:formula="of:=SQRT([.U69]^2+[.V69]^2)" office:value-type="float" office:value="5.36497303179146" calcext:value-type="float">
            <text:p>5.36</text:p>
          </table:table-cell>
          <table:table-cell table:style-name="ce8" table:formula="of:=DEGREES(ATAN2([.V69];[.U69]))" office:value-type="float" office:value="84.8542947262758" calcext:value-type="float">
            <text:p>84.85</text:p>
          </table:table-cell>
          <table:table-cell table:style-name="ce8"/>
          <table:table-cell table:style-name="ce13" table:formula="of:=[.K69]*15" office:value-type="float" office:value="5.21847441740786" calcext:value-type="float">
            <text:p>5.22</text:p>
          </table:table-cell>
          <table:table-cell table:style-name="ce8" table:formula="of:=[.K69]^2*225" office:value-type="float" office:value="27.2324752451403" calcext:value-type="float">
            <text:p>27.23</text:p>
          </table:table-cell>
          <table:table-cell table:style-name="ce8" table:formula="of:=[.L69]*COS(RADIANS([.M69]))+[.N69]*COS(RADIANS([.O69]))" office:value-type="float" office:value="5.34335131523643" calcext:value-type="float">
            <text:p>5.34</text:p>
          </table:table-cell>
          <table:table-cell table:style-name="ce8" table:formula="of:=[.L69]*SIN(RADIANS([.M69]))+[.N69]*SIN(RADIANS([.O69]))" office:value-type="float" office:value="0.481178089495723" calcext:value-type="float">
            <text:p>0.48</text:p>
          </table:table-cell>
          <table:table-cell office:value-type="float" office:value="5.75480958630606" calcext:value-type="float">
            <text:p>5.75</text:p>
          </table:table-cell>
          <table:table-cell table:number-columns-repeated="1001"/>
        </table:table-row>
        <table:table-row table:style-name="ro1">
          <table:table-cell office:value-type="float" office:value="837259" calcext:value-type="float">
            <text:p>837259</text:p>
          </table:table-cell>
          <table:table-cell office:value-type="float" office:value="-18.8564891473423" calcext:value-type="float">
            <text:p>-18.8564891473</text:p>
          </table:table-cell>
          <table:table-cell office:value-type="float" office:value="0.857130630867802" calcext:value-type="float">
            <text:p>0.8571306309</text:p>
          </table:table-cell>
          <table:table-cell office:value-type="float" office:value="0.62040881403559" calcext:value-type="float">
            <text:p>0.620408814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1.049" calcext:value-type="float">
            <text:p>11.049</text:p>
          </table:table-cell>
          <table:table-cell/>
          <table:table-cell table:formula="of:=DEGREES(ACOS(COS(RADIANS([.B70]))*COS(RADIANS([.C70]))))" office:value-type="float" office:value="18.875251981044" calcext:value-type="float">
            <text:p>18.88</text:p>
          </table:table-cell>
          <table:table-cell table:formula="of:=TAN((ACOS(COS(RADIANS([.B70]))*COS(RADIANS([.C70])))))" office:value-type="float" office:value="0.34189403055797" calcext:value-type="float">
            <text:p>0.3419</text:p>
          </table:table-cell>
          <table:table-cell table:formula="of:=SQRT([.E70]^2+[.F70]^2)" office:value-type="float" office:value="0.277848879788996" calcext:value-type="float">
            <text:p>0.28</text:p>
          </table:table-cell>
          <table:table-cell table:formula="of:=DEGREES(ATAN2([.F70]; [.E70]))" office:value-type="float" office:value="59.7435628364707" calcext:value-type="float">
            <text:p>59.74</text:p>
          </table:table-cell>
          <table:table-cell table:style-name="ce9" table:formula="of:=SQRT([.T70])" office:value-type="float" office:value="5.12841045836955" calcext:value-type="float">
            <text:p>5.13</text:p>
          </table:table-cell>
          <table:table-cell table:style-name="ce8" table:formula="of:=DEGREES(ATAN( (-SIN (RADIANS ([.C70])) * COS(RADIANS([.B70]))) / (COS (RADIANS ([.C70])) * SIN(RADIANS([.B70]))) ))" office:value-type="float" office:value="2.50827488832491" calcext:value-type="float">
            <text:p>2.51</text:p>
          </table:table-cell>
          <table:table-cell table:style-name="ce11" table:formula="of:=SQRT([.U70]^2+[.V70]^2)" office:value-type="float" office:value="5.2839476970092" calcext:value-type="float">
            <text:p>5.28</text:p>
          </table:table-cell>
          <table:table-cell table:style-name="ce8" table:formula="of:=DEGREES(ATAN2([.V70];[.U70]))" office:value-type="float" office:value="84.9574206522232" calcext:value-type="float">
            <text:p>84.96</text:p>
          </table:table-cell>
          <table:table-cell table:style-name="ce8"/>
          <table:table-cell table:style-name="ce13" table:formula="of:=[.K70]*15" office:value-type="float" office:value="5.12841045836955" calcext:value-type="float">
            <text:p>5.13</text:p>
          </table:table-cell>
          <table:table-cell table:style-name="ce8" table:formula="of:=[.K70]^2*225" office:value-type="float" office:value="26.3005938295142" calcext:value-type="float">
            <text:p>26.30</text:p>
          </table:table-cell>
          <table:table-cell table:style-name="ce8" table:formula="of:=[.L70]*COS(RADIANS([.M70]))+[.N70]*COS(RADIANS([.O70]))" office:value-type="float" office:value="5.26349698715392" calcext:value-type="float">
            <text:p>5.26</text:p>
          </table:table-cell>
          <table:table-cell table:style-name="ce8" table:formula="of:=[.L70]*SIN(RADIANS([.M70]))+[.N70]*SIN(RADIANS([.O70]))" office:value-type="float" office:value="0.464438080857327" calcext:value-type="float">
            <text:p>0.46</text:p>
          </table:table-cell>
          <table:table-cell office:value-type="float" office:value="5.66257559431321" calcext:value-type="float">
            <text:p>5.66</text:p>
          </table:table-cell>
          <table:table-cell table:number-columns-repeated="1001"/>
        </table:table-row>
        <table:table-row table:style-name="ro1">
          <table:table-cell office:value-type="float" office:value="837259" calcext:value-type="float">
            <text:p>837259</text:p>
          </table:table-cell>
          <table:table-cell office:value-type="float" office:value="-18.8564891473423" calcext:value-type="float">
            <text:p>-18.8564891473</text:p>
          </table:table-cell>
          <table:table-cell office:value-type="float" office:value="0.857130630867802" calcext:value-type="float">
            <text:p>0.8571306309</text:p>
          </table:table-cell>
          <table:table-cell office:value-type="float" office:value="0.62040881403559" calcext:value-type="float">
            <text:p>0.620408814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1.049" calcext:value-type="float">
            <text:p>11.049</text:p>
          </table:table-cell>
          <table:table-cell/>
          <table:table-cell table:formula="of:=DEGREES(ACOS(COS(RADIANS([.B71]))*COS(RADIANS([.C71]))))" office:value-type="float" office:value="18.875251981044" calcext:value-type="float">
            <text:p>18.88</text:p>
          </table:table-cell>
          <table:table-cell table:formula="of:=TAN((ACOS(COS(RADIANS([.B71]))*COS(RADIANS([.C71])))))" office:value-type="float" office:value="0.34189403055797" calcext:value-type="float">
            <text:p>0.3419</text:p>
          </table:table-cell>
          <table:table-cell table:formula="of:=SQRT([.E71]^2+[.F71]^2)" office:value-type="float" office:value="0.277848879788996" calcext:value-type="float">
            <text:p>0.28</text:p>
          </table:table-cell>
          <table:table-cell table:formula="of:=DEGREES(ATAN2([.F71]; [.E71]))" office:value-type="float" office:value="59.7435628364707" calcext:value-type="float">
            <text:p>59.74</text:p>
          </table:table-cell>
          <table:table-cell table:style-name="ce9" table:formula="of:=SQRT([.T71])" office:value-type="float" office:value="5.12841045836955" calcext:value-type="float">
            <text:p>5.13</text:p>
          </table:table-cell>
          <table:table-cell table:style-name="ce8" table:formula="of:=DEGREES(ATAN( (-SIN (RADIANS ([.C71])) * COS(RADIANS([.B71]))) / (COS (RADIANS ([.C71])) * SIN(RADIANS([.B71]))) ))" office:value-type="float" office:value="2.50827488832491" calcext:value-type="float">
            <text:p>2.51</text:p>
          </table:table-cell>
          <table:table-cell table:style-name="ce11" table:formula="of:=SQRT([.U71]^2+[.V71]^2)" office:value-type="float" office:value="5.2839476970092" calcext:value-type="float">
            <text:p>5.28</text:p>
          </table:table-cell>
          <table:table-cell table:style-name="ce8" table:formula="of:=DEGREES(ATAN2([.V71];[.U71]))" office:value-type="float" office:value="84.9574206522232" calcext:value-type="float">
            <text:p>84.96</text:p>
          </table:table-cell>
          <table:table-cell table:style-name="ce8"/>
          <table:table-cell table:style-name="ce13" table:formula="of:=[.K71]*15" office:value-type="float" office:value="5.12841045836955" calcext:value-type="float">
            <text:p>5.13</text:p>
          </table:table-cell>
          <table:table-cell table:style-name="ce8" table:formula="of:=[.K71]^2*225" office:value-type="float" office:value="26.3005938295142" calcext:value-type="float">
            <text:p>26.30</text:p>
          </table:table-cell>
          <table:table-cell table:style-name="ce8" table:formula="of:=[.L71]*COS(RADIANS([.M71]))+[.N71]*COS(RADIANS([.O71]))" office:value-type="float" office:value="5.26349698715392" calcext:value-type="float">
            <text:p>5.26</text:p>
          </table:table-cell>
          <table:table-cell table:style-name="ce8" table:formula="of:=[.L71]*SIN(RADIANS([.M71]))+[.N71]*SIN(RADIANS([.O71]))" office:value-type="float" office:value="0.464438080857327" calcext:value-type="float">
            <text:p>0.46</text:p>
          </table:table-cell>
          <table:table-cell office:value-type="float" office:value="5.66257559431321" calcext:value-type="float">
            <text:p>5.66</text:p>
          </table:table-cell>
          <table:table-cell table:number-columns-repeated="1001"/>
        </table:table-row>
        <table:table-row table:style-name="ro1">
          <table:table-cell office:value-type="float" office:value="837509" calcext:value-type="float">
            <text:p>837509</text:p>
          </table:table-cell>
          <table:table-cell office:value-type="float" office:value="-18.5436664833557" calcext:value-type="float">
            <text:p>-18.5436664834</text:p>
          </table:table-cell>
          <table:table-cell office:value-type="float" office:value="0.87107921117429" calcext:value-type="float">
            <text:p>0.8710792112</text:p>
          </table:table-cell>
          <table:table-cell office:value-type="float" office:value="0.621003840906174" calcext:value-type="float">
            <text:p>0.6210038409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1.084" calcext:value-type="float">
            <text:p>11.084</text:p>
          </table:table-cell>
          <table:table-cell/>
          <table:table-cell table:formula="of:=DEGREES(ACOS(COS(RADIANS([.B72]))*COS(RADIANS([.C72]))))" office:value-type="float" office:value="18.5633958322031" calcext:value-type="float">
            <text:p>18.56</text:p>
          </table:table-cell>
          <table:table-cell table:formula="of:=TAN((ACOS(COS(RADIANS([.B72]))*COS(RADIANS([.C72])))))" office:value-type="float" office:value="0.335826114997212" calcext:value-type="float">
            <text:p>0.3358</text:p>
          </table:table-cell>
          <table:table-cell table:formula="of:=SQRT([.E72]^2+[.F72]^2)" office:value-type="float" office:value="0.260768096208106" calcext:value-type="float">
            <text:p>0.26</text:p>
          </table:table-cell>
          <table:table-cell table:formula="of:=DEGREES(ATAN2([.F72]; [.E72]))" office:value-type="float" office:value="57.5288077091515" calcext:value-type="float">
            <text:p>57.53</text:p>
          </table:table-cell>
          <table:table-cell table:style-name="ce9" table:formula="of:=SQRT([.T72])" office:value-type="float" office:value="5.03739172495818" calcext:value-type="float">
            <text:p>5.04</text:p>
          </table:table-cell>
          <table:table-cell table:style-name="ce8" table:formula="of:=DEGREES(ATAN( (-SIN (RADIANS ([.C72])) * COS(RADIANS([.B72]))) / (COS (RADIANS ([.C72])) * SIN(RADIANS([.B72]))) ))" office:value-type="float" office:value="2.59522639890191" calcext:value-type="float">
            <text:p>2.60</text:p>
          </table:table-cell>
          <table:table-cell table:style-name="ce11" table:formula="of:=SQRT([.U72]^2+[.V72]^2)" office:value-type="float" office:value="5.19159887196397" calcext:value-type="float">
            <text:p>5.19</text:p>
          </table:table-cell>
          <table:table-cell table:style-name="ce8" table:formula="of:=DEGREES(ATAN2([.V72];[.U72]))" office:value-type="float" office:value="85.0485855889861" calcext:value-type="float">
            <text:p>85.05</text:p>
          </table:table-cell>
          <table:table-cell table:style-name="ce8"/>
          <table:table-cell table:style-name="ce13" table:formula="of:=[.K72]*15" office:value-type="float" office:value="5.03739172495818" calcext:value-type="float">
            <text:p>5.04</text:p>
          </table:table-cell>
          <table:table-cell table:style-name="ce8" table:formula="of:=[.K72]^2*225" office:value-type="float" office:value="25.3753153906771" calcext:value-type="float">
            <text:p>25.38</text:p>
          </table:table-cell>
          <table:table-cell table:style-name="ce8" table:formula="of:=[.L72]*COS(RADIANS([.M72]))+[.N72]*COS(RADIANS([.O72]))" office:value-type="float" office:value="5.17222510269379" calcext:value-type="float">
            <text:p>5.17</text:p>
          </table:table-cell>
          <table:table-cell table:style-name="ce8" table:formula="of:=[.L72]*SIN(RADIANS([.M72]))+[.N72]*SIN(RADIANS([.O72]))" office:value-type="float" office:value="0.448091881695864" calcext:value-type="float">
            <text:p>0.45</text:p>
          </table:table-cell>
          <table:table-cell office:value-type="float" office:value="5.56901874966093" calcext:value-type="float">
            <text:p>5.57</text:p>
          </table:table-cell>
          <table:table-cell table:number-columns-repeated="1001"/>
        </table:table-row>
        <table:table-row table:style-name="ro1">
          <table:table-cell office:value-type="float" office:value="837509" calcext:value-type="float">
            <text:p>837509</text:p>
          </table:table-cell>
          <table:table-cell office:value-type="float" office:value="-18.5436664833557" calcext:value-type="float">
            <text:p>-18.5436664834</text:p>
          </table:table-cell>
          <table:table-cell office:value-type="float" office:value="0.87107921117429" calcext:value-type="float">
            <text:p>0.8710792112</text:p>
          </table:table-cell>
          <table:table-cell office:value-type="float" office:value="0.621003840906174" calcext:value-type="float">
            <text:p>0.6210038409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1.084" calcext:value-type="float">
            <text:p>11.084</text:p>
          </table:table-cell>
          <table:table-cell/>
          <table:table-cell table:formula="of:=DEGREES(ACOS(COS(RADIANS([.B73]))*COS(RADIANS([.C73]))))" office:value-type="float" office:value="18.5633958322031" calcext:value-type="float">
            <text:p>18.56</text:p>
          </table:table-cell>
          <table:table-cell table:formula="of:=TAN((ACOS(COS(RADIANS([.B73]))*COS(RADIANS([.C73])))))" office:value-type="float" office:value="0.335826114997212" calcext:value-type="float">
            <text:p>0.3358</text:p>
          </table:table-cell>
          <table:table-cell table:formula="of:=SQRT([.E73]^2+[.F73]^2)" office:value-type="float" office:value="0.260768096208106" calcext:value-type="float">
            <text:p>0.26</text:p>
          </table:table-cell>
          <table:table-cell table:formula="of:=DEGREES(ATAN2([.F73]; [.E73]))" office:value-type="float" office:value="57.5288077091515" calcext:value-type="float">
            <text:p>57.53</text:p>
          </table:table-cell>
          <table:table-cell table:style-name="ce9" table:formula="of:=SQRT([.T73])" office:value-type="float" office:value="5.03739172495818" calcext:value-type="float">
            <text:p>5.04</text:p>
          </table:table-cell>
          <table:table-cell table:style-name="ce8" table:formula="of:=DEGREES(ATAN( (-SIN (RADIANS ([.C73])) * COS(RADIANS([.B73]))) / (COS (RADIANS ([.C73])) * SIN(RADIANS([.B73]))) ))" office:value-type="float" office:value="2.59522639890191" calcext:value-type="float">
            <text:p>2.60</text:p>
          </table:table-cell>
          <table:table-cell table:style-name="ce11" table:formula="of:=SQRT([.U73]^2+[.V73]^2)" office:value-type="float" office:value="5.19159887196397" calcext:value-type="float">
            <text:p>5.19</text:p>
          </table:table-cell>
          <table:table-cell table:style-name="ce8" table:formula="of:=DEGREES(ATAN2([.V73];[.U73]))" office:value-type="float" office:value="85.0485855889861" calcext:value-type="float">
            <text:p>85.05</text:p>
          </table:table-cell>
          <table:table-cell table:style-name="ce8"/>
          <table:table-cell table:style-name="ce13" table:formula="of:=[.K73]*15" office:value-type="float" office:value="5.03739172495818" calcext:value-type="float">
            <text:p>5.04</text:p>
          </table:table-cell>
          <table:table-cell table:style-name="ce8" table:formula="of:=[.K73]^2*225" office:value-type="float" office:value="25.3753153906771" calcext:value-type="float">
            <text:p>25.38</text:p>
          </table:table-cell>
          <table:table-cell table:style-name="ce8" table:formula="of:=[.L73]*COS(RADIANS([.M73]))+[.N73]*COS(RADIANS([.O73]))" office:value-type="float" office:value="5.17222510269379" calcext:value-type="float">
            <text:p>5.17</text:p>
          </table:table-cell>
          <table:table-cell table:style-name="ce8" table:formula="of:=[.L73]*SIN(RADIANS([.M73]))+[.N73]*SIN(RADIANS([.O73]))" office:value-type="float" office:value="0.448091881695864" calcext:value-type="float">
            <text:p>0.45</text:p>
          </table:table-cell>
          <table:table-cell office:value-type="float" office:value="5.56901874966093" calcext:value-type="float">
            <text:p>5.57</text:p>
          </table:table-cell>
          <table:table-cell table:number-columns-repeated="1001"/>
        </table:table-row>
        <table:table-row table:style-name="ro1">
          <table:table-cell office:value-type="float" office:value="837759" calcext:value-type="float">
            <text:p>837759</text:p>
          </table:table-cell>
          <table:table-cell office:value-type="float" office:value="-18.3183402501843" calcext:value-type="float">
            <text:p>-18.3183402502</text:p>
          </table:table-cell>
          <table:table-cell office:value-type="float" office:value="0.871410795514154" calcext:value-type="float">
            <text:p>0.8714107955</text:p>
          </table:table-cell>
          <table:table-cell office:value-type="float" office:value="0.625141334717615" calcext:value-type="float">
            <text:p>0.6251413347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1.119" calcext:value-type="float">
            <text:p>11.119</text:p>
          </table:table-cell>
          <table:table-cell/>
          <table:table-cell table:formula="of:=DEGREES(ACOS(COS(RADIANS([.B74]))*COS(RADIANS([.C74]))))" office:value-type="float" office:value="18.3383449245106" calcext:value-type="float">
            <text:p>18.34</text:p>
          </table:table-cell>
          <table:table-cell table:formula="of:=TAN((ACOS(COS(RADIANS([.B74]))*COS(RADIANS([.C74])))))" office:value-type="float" office:value="0.331460988188156" calcext:value-type="float">
            <text:p>0.3315</text:p>
          </table:table-cell>
          <table:table-cell table:formula="of:=SQRT([.E74]^2+[.F74]^2)" office:value-type="float" office:value="0.228035085019828" calcext:value-type="float">
            <text:p>0.23</text:p>
          </table:table-cell>
          <table:table-cell table:formula="of:=DEGREES(ATAN2([.F74]; [.E74]))" office:value-type="float" office:value="52.1250163489018" calcext:value-type="float">
            <text:p>52.13</text:p>
          </table:table-cell>
          <table:table-cell table:style-name="ce9" table:formula="of:=SQRT([.T74])" office:value-type="float" office:value="4.97191482282234" calcext:value-type="float">
            <text:p>4.97</text:p>
          </table:table-cell>
          <table:table-cell table:style-name="ce8" table:formula="of:=DEGREES(ATAN( (-SIN (RADIANS ([.C74])) * COS(RADIANS([.B74]))) / (COS (RADIANS ([.C74])) * SIN(RADIANS([.B74]))) ))" office:value-type="float" office:value="2.63042969744847" calcext:value-type="float">
            <text:p>2.63</text:p>
          </table:table-cell>
          <table:table-cell table:style-name="ce11" table:formula="of:=SQRT([.U74]^2+[.V74]^2)" office:value-type="float" office:value="5.12296307414226" calcext:value-type="float">
            <text:p>5.12</text:p>
          </table:table-cell>
          <table:table-cell table:style-name="ce8" table:formula="of:=DEGREES(ATAN2([.V74];[.U74]))" office:value-type="float" office:value="85.4300403448496" calcext:value-type="float">
            <text:p>85.43</text:p>
          </table:table-cell>
          <table:table-cell table:style-name="ce8"/>
          <table:table-cell table:style-name="ce13" table:formula="of:=[.K74]*15" office:value-type="float" office:value="4.97191482282234" calcext:value-type="float">
            <text:p>4.97</text:p>
          </table:table-cell>
          <table:table-cell table:style-name="ce8" table:formula="of:=[.K74]^2*225" office:value-type="float" office:value="24.7199370054005" calcext:value-type="float">
            <text:p>24.72</text:p>
          </table:table-cell>
          <table:table-cell table:style-name="ce8" table:formula="of:=[.L74]*COS(RADIANS([.M74]))+[.N74]*COS(RADIANS([.O74]))" office:value-type="float" office:value="5.10667609860982" calcext:value-type="float">
            <text:p>5.11</text:p>
          </table:table-cell>
          <table:table-cell table:style-name="ce8" table:formula="of:=[.L74]*SIN(RADIANS([.M74]))+[.N74]*SIN(RADIANS([.O74]))" office:value-type="float" office:value="0.408178738927258" calcext:value-type="float">
            <text:p>0.41</text:p>
          </table:table-cell>
          <table:table-cell office:value-type="float" office:value="5.50150347735318" calcext:value-type="float">
            <text:p>5.50</text:p>
          </table:table-cell>
          <table:table-cell table:number-columns-repeated="1001"/>
        </table:table-row>
        <table:table-row table:style-name="ro1">
          <table:table-cell office:value-type="float" office:value="837759" calcext:value-type="float">
            <text:p>837759</text:p>
          </table:table-cell>
          <table:table-cell office:value-type="float" office:value="-18.3183402501843" calcext:value-type="float">
            <text:p>-18.3183402502</text:p>
          </table:table-cell>
          <table:table-cell office:value-type="float" office:value="0.871410795514154" calcext:value-type="float">
            <text:p>0.8714107955</text:p>
          </table:table-cell>
          <table:table-cell office:value-type="float" office:value="0.625141334717615" calcext:value-type="float">
            <text:p>0.6251413347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1.119" calcext:value-type="float">
            <text:p>11.119</text:p>
          </table:table-cell>
          <table:table-cell/>
          <table:table-cell table:formula="of:=DEGREES(ACOS(COS(RADIANS([.B75]))*COS(RADIANS([.C75]))))" office:value-type="float" office:value="18.3383449245106" calcext:value-type="float">
            <text:p>18.34</text:p>
          </table:table-cell>
          <table:table-cell table:formula="of:=TAN((ACOS(COS(RADIANS([.B75]))*COS(RADIANS([.C75])))))" office:value-type="float" office:value="0.331460988188156" calcext:value-type="float">
            <text:p>0.3315</text:p>
          </table:table-cell>
          <table:table-cell table:formula="of:=SQRT([.E75]^2+[.F75]^2)" office:value-type="float" office:value="0.228035085019828" calcext:value-type="float">
            <text:p>0.23</text:p>
          </table:table-cell>
          <table:table-cell table:formula="of:=DEGREES(ATAN2([.F75]; [.E75]))" office:value-type="float" office:value="52.1250163489018" calcext:value-type="float">
            <text:p>52.13</text:p>
          </table:table-cell>
          <table:table-cell table:style-name="ce9" table:formula="of:=SQRT([.T75])" office:value-type="float" office:value="4.97191482282234" calcext:value-type="float">
            <text:p>4.97</text:p>
          </table:table-cell>
          <table:table-cell table:style-name="ce8" table:formula="of:=DEGREES(ATAN( (-SIN (RADIANS ([.C75])) * COS(RADIANS([.B75]))) / (COS (RADIANS ([.C75])) * SIN(RADIANS([.B75]))) ))" office:value-type="float" office:value="2.63042969744847" calcext:value-type="float">
            <text:p>2.63</text:p>
          </table:table-cell>
          <table:table-cell table:style-name="ce11" table:formula="of:=SQRT([.U75]^2+[.V75]^2)" office:value-type="float" office:value="5.12296307414226" calcext:value-type="float">
            <text:p>5.12</text:p>
          </table:table-cell>
          <table:table-cell table:style-name="ce8" table:formula="of:=DEGREES(ATAN2([.V75];[.U75]))" office:value-type="float" office:value="85.4300403448496" calcext:value-type="float">
            <text:p>85.43</text:p>
          </table:table-cell>
          <table:table-cell table:style-name="ce8"/>
          <table:table-cell table:style-name="ce13" table:formula="of:=[.K75]*15" office:value-type="float" office:value="4.97191482282234" calcext:value-type="float">
            <text:p>4.97</text:p>
          </table:table-cell>
          <table:table-cell table:style-name="ce8" table:formula="of:=[.K75]^2*225" office:value-type="float" office:value="24.7199370054005" calcext:value-type="float">
            <text:p>24.72</text:p>
          </table:table-cell>
          <table:table-cell table:style-name="ce8" table:formula="of:=[.L75]*COS(RADIANS([.M75]))+[.N75]*COS(RADIANS([.O75]))" office:value-type="float" office:value="5.10667609860982" calcext:value-type="float">
            <text:p>5.11</text:p>
          </table:table-cell>
          <table:table-cell table:style-name="ce8" table:formula="of:=[.L75]*SIN(RADIANS([.M75]))+[.N75]*SIN(RADIANS([.O75]))" office:value-type="float" office:value="0.408178738927258" calcext:value-type="float">
            <text:p>0.41</text:p>
          </table:table-cell>
          <table:table-cell office:value-type="float" office:value="5.50150347735318" calcext:value-type="float">
            <text:p>5.50</text:p>
          </table:table-cell>
          <table:table-cell table:number-columns-repeated="1001"/>
        </table:table-row>
        <table:table-row table:style-name="ro1">
          <table:table-cell office:value-type="float" office:value="838009" calcext:value-type="float">
            <text:p>838009</text:p>
          </table:table-cell>
          <table:table-cell office:value-type="float" office:value="-18.2115758557205" calcext:value-type="float">
            <text:p>-18.2115758557</text:p>
          </table:table-cell>
          <table:table-cell office:value-type="float" office:value="0.869909914804896" calcext:value-type="float">
            <text:p>0.8699099148</text:p>
          </table:table-cell>
          <table:table-cell office:value-type="float" office:value="0.623487361721414" calcext:value-type="float">
            <text:p>0.623487361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1.154" calcext:value-type="float">
            <text:p>11.154</text:p>
          </table:table-cell>
          <table:table-cell/>
          <table:table-cell table:formula="of:=DEGREES(ACOS(COS(RADIANS([.B76]))*COS(RADIANS([.C76]))))" office:value-type="float" office:value="18.2316367930035" calcext:value-type="float">
            <text:p>18.23</text:p>
          </table:table-cell>
          <table:table-cell table:formula="of:=TAN((ACOS(COS(RADIANS([.B76]))*COS(RADIANS([.C76])))))" office:value-type="float" office:value="0.329395236723912" calcext:value-type="float">
            <text:p>0.3294</text:p>
          </table:table-cell>
          <table:table-cell table:formula="of:=SQRT([.E76]^2+[.F76]^2)" office:value-type="float" office:value="0.197989898732233" calcext:value-type="float">
            <text:p>0.20</text:p>
          </table:table-cell>
          <table:table-cell table:formula="of:=DEGREES(ATAN2([.F76]; [.E76]))" office:value-type="float" office:value="45" calcext:value-type="float">
            <text:p>45.00</text:p>
          </table:table-cell>
          <table:table-cell table:style-name="ce9" table:formula="of:=SQRT([.T76])" office:value-type="float" office:value="4.94092855085868" calcext:value-type="float">
            <text:p>4.94</text:p>
          </table:table-cell>
          <table:table-cell table:style-name="ce8" table:formula="of:=DEGREES(ATAN( (-SIN (RADIANS ([.C76])) * COS(RADIANS([.B76]))) / (COS (RADIANS ([.C76])) * SIN(RADIANS([.B76]))) ))" office:value-type="float" office:value="2.64237377276063" calcext:value-type="float">
            <text:p>2.64</text:p>
          </table:table-cell>
          <table:table-cell table:style-name="ce11" table:formula="of:=SQRT([.U76]^2+[.V76]^2)" office:value-type="float" office:value="5.08898260314824" calcext:value-type="float">
            <text:p>5.09</text:p>
          </table:table-cell>
          <table:table-cell table:style-name="ce8" table:formula="of:=DEGREES(ATAN2([.V76];[.U76]))" office:value-type="float" office:value="85.8555667216238" calcext:value-type="float">
            <text:p>85.86</text:p>
          </table:table-cell>
          <table:table-cell table:style-name="ce8"/>
          <table:table-cell table:style-name="ce13" table:formula="of:=[.K76]*15" office:value-type="float" office:value="4.94092855085868" calcext:value-type="float">
            <text:p>4.94</text:p>
          </table:table-cell>
          <table:table-cell table:style-name="ce8" table:formula="of:=[.K76]^2*225" office:value-type="float" office:value="24.4127749446904" calcext:value-type="float">
            <text:p>24.41</text:p>
          </table:table-cell>
          <table:table-cell table:style-name="ce8" table:formula="of:=[.L76]*COS(RADIANS([.M76]))+[.N76]*COS(RADIANS([.O76]))" office:value-type="float" office:value="5.075675098023" calcext:value-type="float">
            <text:p>5.08</text:p>
          </table:table-cell>
          <table:table-cell table:style-name="ce8" table:formula="of:=[.L76]*SIN(RADIANS([.M76]))+[.N76]*SIN(RADIANS([.O76]))" office:value-type="float" office:value="0.367785582173441" calcext:value-type="float">
            <text:p>0.37</text:p>
          </table:table-cell>
          <table:table-cell office:value-type="float" office:value="5.46949103790104" calcext:value-type="float">
            <text:p>5.47</text:p>
          </table:table-cell>
          <table:table-cell table:number-columns-repeated="1001"/>
        </table:table-row>
        <table:table-row table:style-name="ro1">
          <table:table-cell office:value-type="float" office:value="838009" calcext:value-type="float">
            <text:p>838009</text:p>
          </table:table-cell>
          <table:table-cell office:value-type="float" office:value="-18.2115758557205" calcext:value-type="float">
            <text:p>-18.2115758557</text:p>
          </table:table-cell>
          <table:table-cell office:value-type="float" office:value="0.869909914804896" calcext:value-type="float">
            <text:p>0.8699099148</text:p>
          </table:table-cell>
          <table:table-cell office:value-type="float" office:value="0.623487361721414" calcext:value-type="float">
            <text:p>0.623487361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1.154" calcext:value-type="float">
            <text:p>11.154</text:p>
          </table:table-cell>
          <table:table-cell/>
          <table:table-cell table:formula="of:=DEGREES(ACOS(COS(RADIANS([.B77]))*COS(RADIANS([.C77]))))" office:value-type="float" office:value="18.2316367930035" calcext:value-type="float">
            <text:p>18.23</text:p>
          </table:table-cell>
          <table:table-cell table:formula="of:=TAN((ACOS(COS(RADIANS([.B77]))*COS(RADIANS([.C77])))))" office:value-type="float" office:value="0.329395236723912" calcext:value-type="float">
            <text:p>0.3294</text:p>
          </table:table-cell>
          <table:table-cell table:formula="of:=SQRT([.E77]^2+[.F77]^2)" office:value-type="float" office:value="0.197989898732233" calcext:value-type="float">
            <text:p>0.20</text:p>
          </table:table-cell>
          <table:table-cell table:formula="of:=DEGREES(ATAN2([.F77]; [.E77]))" office:value-type="float" office:value="45" calcext:value-type="float">
            <text:p>45.00</text:p>
          </table:table-cell>
          <table:table-cell table:style-name="ce9" table:formula="of:=SQRT([.T77])" office:value-type="float" office:value="4.94092855085868" calcext:value-type="float">
            <text:p>4.94</text:p>
          </table:table-cell>
          <table:table-cell table:style-name="ce8" table:formula="of:=DEGREES(ATAN( (-SIN (RADIANS ([.C77])) * COS(RADIANS([.B77]))) / (COS (RADIANS ([.C77])) * SIN(RADIANS([.B77]))) ))" office:value-type="float" office:value="2.64237377276063" calcext:value-type="float">
            <text:p>2.64</text:p>
          </table:table-cell>
          <table:table-cell table:style-name="ce11" table:formula="of:=SQRT([.U77]^2+[.V77]^2)" office:value-type="float" office:value="5.08898260314824" calcext:value-type="float">
            <text:p>5.09</text:p>
          </table:table-cell>
          <table:table-cell table:style-name="ce8" table:formula="of:=DEGREES(ATAN2([.V77];[.U77]))" office:value-type="float" office:value="85.8555667216238" calcext:value-type="float">
            <text:p>85.86</text:p>
          </table:table-cell>
          <table:table-cell table:style-name="ce8"/>
          <table:table-cell table:style-name="ce13" table:formula="of:=[.K77]*15" office:value-type="float" office:value="4.94092855085868" calcext:value-type="float">
            <text:p>4.94</text:p>
          </table:table-cell>
          <table:table-cell table:style-name="ce8" table:formula="of:=[.K77]^2*225" office:value-type="float" office:value="24.4127749446904" calcext:value-type="float">
            <text:p>24.41</text:p>
          </table:table-cell>
          <table:table-cell table:style-name="ce8" table:formula="of:=[.L77]*COS(RADIANS([.M77]))+[.N77]*COS(RADIANS([.O77]))" office:value-type="float" office:value="5.075675098023" calcext:value-type="float">
            <text:p>5.08</text:p>
          </table:table-cell>
          <table:table-cell table:style-name="ce8" table:formula="of:=[.L77]*SIN(RADIANS([.M77]))+[.N77]*SIN(RADIANS([.O77]))" office:value-type="float" office:value="0.367785582173441" calcext:value-type="float">
            <text:p>0.37</text:p>
          </table:table-cell>
          <table:table-cell office:value-type="float" office:value="5.46949103790104" calcext:value-type="float">
            <text:p>5.47</text:p>
          </table:table-cell>
          <table:table-cell table:number-columns-repeated="1001"/>
        </table:table-row>
        <table:table-row table:style-name="ro1">
          <table:table-cell office:value-type="float" office:value="838260" calcext:value-type="float">
            <text:p>838260</text:p>
          </table:table-cell>
          <table:table-cell office:value-type="float" office:value="-18.0721358362674" calcext:value-type="float">
            <text:p>-18.0721358363</text:p>
          </table:table-cell>
          <table:table-cell office:value-type="float" office:value="0.856194254621276" calcext:value-type="float">
            <text:p>0.8561942546</text:p>
          </table:table-cell>
          <table:table-cell office:value-type="float" office:value="0.622220681795494" calcext:value-type="float">
            <text:p>0.6222206818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1.188" calcext:value-type="float">
            <text:p>11.188</text:p>
          </table:table-cell>
          <table:table-cell/>
          <table:table-cell table:formula="of:=DEGREES(ACOS(COS(RADIANS([.B78]))*COS(RADIANS([.C78]))))" office:value-type="float" office:value="18.0917298362556" calcext:value-type="float">
            <text:p>18.09</text:p>
          </table:table-cell>
          <table:table-cell table:formula="of:=TAN((ACOS(COS(RADIANS([.B78]))*COS(RADIANS([.C78])))))" office:value-type="float" office:value="0.326690627400889" calcext:value-type="float">
            <text:p>0.3267</text:p>
          </table:table-cell>
          <table:table-cell table:formula="of:=SQRT([.E78]^2+[.F78]^2)" office:value-type="float" office:value="0.191049731745428" calcext:value-type="float">
            <text:p>0.19</text:p>
          </table:table-cell>
          <table:table-cell table:formula="of:=DEGREES(ATAN2([.F78]; [.E78]))" office:value-type="float" office:value="42.8789036033385" calcext:value-type="float">
            <text:p>42.88</text:p>
          </table:table-cell>
          <table:table-cell table:style-name="ce9" table:formula="of:=SQRT([.T78])" office:value-type="float" office:value="4.90035941101334" calcext:value-type="float">
            <text:p>4.90</text:p>
          </table:table-cell>
          <table:table-cell table:style-name="ce8" table:formula="of:=DEGREES(ATAN( (-SIN (RADIANS ([.C78])) * COS(RADIANS([.B78]))) / (COS (RADIANS ([.C78])) * SIN(RADIANS([.B78]))) ))" office:value-type="float" office:value="2.6222130376921" calcext:value-type="float">
            <text:p>2.62</text:p>
          </table:table-cell>
          <table:table-cell table:style-name="ce11" table:formula="of:=SQRT([.U78]^2+[.V78]^2)" office:value-type="float" office:value="5.04767039372003" calcext:value-type="float">
            <text:p>5.05</text:p>
          </table:table-cell>
          <table:table-cell table:style-name="ce8" table:formula="of:=DEGREES(ATAN2([.V78];[.U78]))" office:value-type="float" office:value="85.9762739181642" calcext:value-type="float">
            <text:p>85.98</text:p>
          </table:table-cell>
          <table:table-cell table:style-name="ce8"/>
          <table:table-cell table:style-name="ce13" table:formula="of:=[.K78]*15" office:value-type="float" office:value="4.90035941101334" calcext:value-type="float">
            <text:p>4.90</text:p>
          </table:table-cell>
          <table:table-cell table:style-name="ce8" table:formula="of:=[.K78]^2*225" office:value-type="float" office:value="24.013522357107" calcext:value-type="float">
            <text:p>24.01</text:p>
          </table:table-cell>
          <table:table-cell table:style-name="ce8" table:formula="of:=[.L78]*COS(RADIANS([.M78]))+[.N78]*COS(RADIANS([.O78]))" office:value-type="float" office:value="5.03522828343784" calcext:value-type="float">
            <text:p>5.04</text:p>
          </table:table-cell>
          <table:table-cell table:style-name="ce8" table:formula="of:=[.L78]*SIN(RADIANS([.M78]))+[.N78]*SIN(RADIANS([.O78]))" office:value-type="float" office:value="0.354192796800528" calcext:value-type="float">
            <text:p>0.35</text:p>
          </table:table-cell>
          <table:table-cell office:value-type="float" office:value="5.42751895087669" calcext:value-type="float">
            <text:p>5.43</text:p>
          </table:table-cell>
          <table:table-cell table:number-columns-repeated="1001"/>
        </table:table-row>
        <table:table-row table:style-name="ro1">
          <table:table-cell office:value-type="float" office:value="838260" calcext:value-type="float">
            <text:p>838260</text:p>
          </table:table-cell>
          <table:table-cell office:value-type="float" office:value="-18.0721358362674" calcext:value-type="float">
            <text:p>-18.0721358363</text:p>
          </table:table-cell>
          <table:table-cell office:value-type="float" office:value="0.856194254621276" calcext:value-type="float">
            <text:p>0.8561942546</text:p>
          </table:table-cell>
          <table:table-cell office:value-type="float" office:value="0.622220681795494" calcext:value-type="float">
            <text:p>0.6222206818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1.188" calcext:value-type="float">
            <text:p>11.188</text:p>
          </table:table-cell>
          <table:table-cell/>
          <table:table-cell table:formula="of:=DEGREES(ACOS(COS(RADIANS([.B79]))*COS(RADIANS([.C79]))))" office:value-type="float" office:value="18.0917298362556" calcext:value-type="float">
            <text:p>18.09</text:p>
          </table:table-cell>
          <table:table-cell table:formula="of:=TAN((ACOS(COS(RADIANS([.B79]))*COS(RADIANS([.C79])))))" office:value-type="float" office:value="0.326690627400889" calcext:value-type="float">
            <text:p>0.3267</text:p>
          </table:table-cell>
          <table:table-cell table:formula="of:=SQRT([.E79]^2+[.F79]^2)" office:value-type="float" office:value="0.191049731745428" calcext:value-type="float">
            <text:p>0.19</text:p>
          </table:table-cell>
          <table:table-cell table:formula="of:=DEGREES(ATAN2([.F79]; [.E79]))" office:value-type="float" office:value="42.8789036033385" calcext:value-type="float">
            <text:p>42.88</text:p>
          </table:table-cell>
          <table:table-cell table:style-name="ce9" table:formula="of:=SQRT([.T79])" office:value-type="float" office:value="4.90035941101334" calcext:value-type="float">
            <text:p>4.90</text:p>
          </table:table-cell>
          <table:table-cell table:style-name="ce8" table:formula="of:=DEGREES(ATAN( (-SIN (RADIANS ([.C79])) * COS(RADIANS([.B79]))) / (COS (RADIANS ([.C79])) * SIN(RADIANS([.B79]))) ))" office:value-type="float" office:value="2.6222130376921" calcext:value-type="float">
            <text:p>2.62</text:p>
          </table:table-cell>
          <table:table-cell table:style-name="ce11" table:formula="of:=SQRT([.U79]^2+[.V79]^2)" office:value-type="float" office:value="5.04767039372003" calcext:value-type="float">
            <text:p>5.05</text:p>
          </table:table-cell>
          <table:table-cell table:style-name="ce8" table:formula="of:=DEGREES(ATAN2([.V79];[.U79]))" office:value-type="float" office:value="85.9762739181642" calcext:value-type="float">
            <text:p>85.98</text:p>
          </table:table-cell>
          <table:table-cell table:style-name="ce8"/>
          <table:table-cell table:style-name="ce13" table:formula="of:=[.K79]*15" office:value-type="float" office:value="4.90035941101334" calcext:value-type="float">
            <text:p>4.90</text:p>
          </table:table-cell>
          <table:table-cell table:style-name="ce8" table:formula="of:=[.K79]^2*225" office:value-type="float" office:value="24.013522357107" calcext:value-type="float">
            <text:p>24.01</text:p>
          </table:table-cell>
          <table:table-cell table:style-name="ce8" table:formula="of:=[.L79]*COS(RADIANS([.M79]))+[.N79]*COS(RADIANS([.O79]))" office:value-type="float" office:value="5.03522828343784" calcext:value-type="float">
            <text:p>5.04</text:p>
          </table:table-cell>
          <table:table-cell table:style-name="ce8" table:formula="of:=[.L79]*SIN(RADIANS([.M79]))+[.N79]*SIN(RADIANS([.O79]))" office:value-type="float" office:value="0.354192796800528" calcext:value-type="float">
            <text:p>0.35</text:p>
          </table:table-cell>
          <table:table-cell office:value-type="float" office:value="5.42751895087669" calcext:value-type="float">
            <text:p>5.43</text:p>
          </table:table-cell>
          <table:table-cell table:number-columns-repeated="1001"/>
        </table:table-row>
        <table:table-row table:style-name="ro1">
          <table:table-cell office:value-type="float" office:value="838510" calcext:value-type="float">
            <text:p>838510</text:p>
          </table:table-cell>
          <table:table-cell office:value-type="float" office:value="-17.7342549157634" calcext:value-type="float">
            <text:p>-17.7342549158</text:p>
          </table:table-cell>
          <table:table-cell office:value-type="float" office:value="0.821102236769631" calcext:value-type="float">
            <text:p>0.8211022368</text:p>
          </table:table-cell>
          <table:table-cell office:value-type="float" office:value="0.623288699266102" calcext:value-type="float">
            <text:p>0.6232886993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1.223" calcext:value-type="float">
            <text:p>11.223</text:p>
          </table:table-cell>
          <table:table-cell/>
          <table:table-cell table:formula="of:=DEGREES(ACOS(COS(RADIANS([.B80]))*COS(RADIANS([.C80]))))" office:value-type="float" office:value="17.7526430918051" calcext:value-type="float">
            <text:p>17.75</text:p>
          </table:table-cell>
          <table:table-cell table:formula="of:=TAN((ACOS(COS(RADIANS([.B80]))*COS(RADIANS([.C80])))))" office:value-type="float" office:value="0.320153381912801" calcext:value-type="float">
            <text:p>0.3202</text:p>
          </table:table-cell>
          <table:table-cell table:formula="of:=SQRT([.E80]^2+[.F80]^2)" office:value-type="float" office:value="0.156524758424985" calcext:value-type="float">
            <text:p>0.16</text:p>
          </table:table-cell>
          <table:table-cell table:formula="of:=DEGREES(ATAN2([.F80]; [.E80]))" office:value-type="float" office:value="26.565051177078" calcext:value-type="float">
            <text:p>26.57</text:p>
          </table:table-cell>
          <table:table-cell table:style-name="ce9" table:formula="of:=SQRT([.T80])" office:value-type="float" office:value="4.80230072869201" calcext:value-type="float">
            <text:p>4.80</text:p>
          </table:table-cell>
          <table:table-cell table:style-name="ce8" table:formula="of:=DEGREES(ATAN( (-SIN (RADIANS ([.C80])) * COS(RADIANS([.B80]))) / (COS (RADIANS ([.C80])) * SIN(RADIANS([.B80]))) ))" office:value-type="float" office:value="2.56601134401898" calcext:value-type="float">
            <text:p>2.57</text:p>
          </table:table-cell>
          <table:table-cell table:style-name="ce11" table:formula="of:=SQRT([.U80]^2+[.V80]^2)" office:value-type="float" office:value="4.94570402848152" calcext:value-type="float">
            <text:p>4.95</text:p>
          </table:table-cell>
          <table:table-cell table:style-name="ce8" table:formula="of:=DEGREES(ATAN2([.V80];[.U80]))" office:value-type="float" office:value="86.6964470938611" calcext:value-type="float">
            <text:p>86.70</text:p>
          </table:table-cell>
          <table:table-cell table:style-name="ce8"/>
          <table:table-cell table:style-name="ce13" table:formula="of:=[.K80]*15" office:value-type="float" office:value="4.80230072869201" calcext:value-type="float">
            <text:p>4.80</text:p>
          </table:table-cell>
          <table:table-cell table:style-name="ce8" table:formula="of:=[.K80]^2*225" office:value-type="float" office:value="23.0620922887958" calcext:value-type="float">
            <text:p>23.06</text:p>
          </table:table-cell>
          <table:table-cell table:style-name="ce8" table:formula="of:=[.L80]*COS(RADIANS([.M80]))+[.N80]*COS(RADIANS([.O80]))" office:value-type="float" office:value="4.93748548084761" calcext:value-type="float">
            <text:p>4.94</text:p>
          </table:table-cell>
          <table:table-cell table:style-name="ce8" table:formula="of:=[.L80]*SIN(RADIANS([.M80]))+[.N80]*SIN(RADIANS([.O80]))" office:value-type="float" office:value="0.285000813608279" calcext:value-type="float">
            <text:p>0.29</text:p>
          </table:table-cell>
          <table:table-cell office:value-type="float" office:value="5.32579292754153" calcext:value-type="float">
            <text:p>5.33</text:p>
          </table:table-cell>
          <table:table-cell table:number-columns-repeated="1001"/>
        </table:table-row>
        <table:table-row table:style-name="ro1">
          <table:table-cell office:value-type="float" office:value="838510" calcext:value-type="float">
            <text:p>838510</text:p>
          </table:table-cell>
          <table:table-cell office:value-type="float" office:value="-17.7342549157634" calcext:value-type="float">
            <text:p>-17.7342549158</text:p>
          </table:table-cell>
          <table:table-cell office:value-type="float" office:value="0.821102236769631" calcext:value-type="float">
            <text:p>0.8211022368</text:p>
          </table:table-cell>
          <table:table-cell office:value-type="float" office:value="0.623288699266102" calcext:value-type="float">
            <text:p>0.6232886993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1.223" calcext:value-type="float">
            <text:p>11.223</text:p>
          </table:table-cell>
          <table:table-cell/>
          <table:table-cell table:formula="of:=DEGREES(ACOS(COS(RADIANS([.B81]))*COS(RADIANS([.C81]))))" office:value-type="float" office:value="17.7526430918051" calcext:value-type="float">
            <text:p>17.75</text:p>
          </table:table-cell>
          <table:table-cell table:formula="of:=TAN((ACOS(COS(RADIANS([.B81]))*COS(RADIANS([.C81])))))" office:value-type="float" office:value="0.320153381912801" calcext:value-type="float">
            <text:p>0.3202</text:p>
          </table:table-cell>
          <table:table-cell table:formula="of:=SQRT([.E81]^2+[.F81]^2)" office:value-type="float" office:value="0.156524758424985" calcext:value-type="float">
            <text:p>0.16</text:p>
          </table:table-cell>
          <table:table-cell table:formula="of:=DEGREES(ATAN2([.F81]; [.E81]))" office:value-type="float" office:value="26.565051177078" calcext:value-type="float">
            <text:p>26.57</text:p>
          </table:table-cell>
          <table:table-cell table:style-name="ce9" table:formula="of:=SQRT([.T81])" office:value-type="float" office:value="4.80230072869201" calcext:value-type="float">
            <text:p>4.80</text:p>
          </table:table-cell>
          <table:table-cell table:style-name="ce8" table:formula="of:=DEGREES(ATAN( (-SIN (RADIANS ([.C81])) * COS(RADIANS([.B81]))) / (COS (RADIANS ([.C81])) * SIN(RADIANS([.B81]))) ))" office:value-type="float" office:value="2.56601134401898" calcext:value-type="float">
            <text:p>2.57</text:p>
          </table:table-cell>
          <table:table-cell table:style-name="ce11" table:formula="of:=SQRT([.U81]^2+[.V81]^2)" office:value-type="float" office:value="4.94570402848152" calcext:value-type="float">
            <text:p>4.95</text:p>
          </table:table-cell>
          <table:table-cell table:style-name="ce8" table:formula="of:=DEGREES(ATAN2([.V81];[.U81]))" office:value-type="float" office:value="86.6964470938611" calcext:value-type="float">
            <text:p>86.70</text:p>
          </table:table-cell>
          <table:table-cell table:style-name="ce8"/>
          <table:table-cell table:style-name="ce13" table:formula="of:=[.K81]*15" office:value-type="float" office:value="4.80230072869201" calcext:value-type="float">
            <text:p>4.80</text:p>
          </table:table-cell>
          <table:table-cell table:style-name="ce8" table:formula="of:=[.K81]^2*225" office:value-type="float" office:value="23.0620922887958" calcext:value-type="float">
            <text:p>23.06</text:p>
          </table:table-cell>
          <table:table-cell table:style-name="ce8" table:formula="of:=[.L81]*COS(RADIANS([.M81]))+[.N81]*COS(RADIANS([.O81]))" office:value-type="float" office:value="4.93748548084761" calcext:value-type="float">
            <text:p>4.94</text:p>
          </table:table-cell>
          <table:table-cell table:style-name="ce8" table:formula="of:=[.L81]*SIN(RADIANS([.M81]))+[.N81]*SIN(RADIANS([.O81]))" office:value-type="float" office:value="0.285000813608279" calcext:value-type="float">
            <text:p>0.29</text:p>
          </table:table-cell>
          <table:table-cell office:value-type="float" office:value="5.32579292754153" calcext:value-type="float">
            <text:p>5.33</text:p>
          </table:table-cell>
          <table:table-cell table:number-columns-repeated="1001"/>
        </table:table-row>
        <table:table-row table:style-name="ro1">
          <table:table-cell office:value-type="float" office:value="838760" calcext:value-type="float">
            <text:p>838760</text:p>
          </table:table-cell>
          <table:table-cell office:value-type="float" office:value="-17.8429966499918" calcext:value-type="float">
            <text:p>-17.84299665</text:p>
          </table:table-cell>
          <table:table-cell office:value-type="float" office:value="0.828878086974573" calcext:value-type="float">
            <text:p>0.828878087</text:p>
          </table:table-cell>
          <table:table-cell office:value-type="float" office:value="0.618247539410957" calcext:value-type="float">
            <text:p>0.6182475394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1.258" calcext:value-type="float">
            <text:p>11.258</text:p>
          </table:table-cell>
          <table:table-cell/>
          <table:table-cell table:formula="of:=DEGREES(ACOS(COS(RADIANS([.B82]))*COS(RADIANS([.C82]))))" office:value-type="float" office:value="17.861612833101" calcext:value-type="float">
            <text:p>17.86</text:p>
          </table:table-cell>
          <table:table-cell table:formula="of:=TAN((ACOS(COS(RADIANS([.B82]))*COS(RADIANS([.C82])))))" office:value-type="float" office:value="0.322251482065538" calcext:value-type="float">
            <text:p>0.3223</text:p>
          </table:table-cell>
          <table:table-cell table:formula="of:=SQRT([.E82]^2+[.F82]^2)" office:value-type="float" office:value="0.148660687473185" calcext:value-type="float">
            <text:p>0.15</text:p>
          </table:table-cell>
          <table:table-cell table:formula="of:=DEGREES(ATAN2([.F82]; [.E82]))" office:value-type="float" office:value="19.6538240580533" calcext:value-type="float">
            <text:p>19.65</text:p>
          </table:table-cell>
          <table:table-cell table:style-name="ce9" table:formula="of:=SQRT([.T82])" office:value-type="float" office:value="4.83377223098308" calcext:value-type="float">
            <text:p>4.83</text:p>
          </table:table-cell>
          <table:table-cell table:style-name="ce8" table:formula="of:=DEGREES(ATAN( (-SIN (RADIANS ([.C82])) * COS(RADIANS([.B82]))) / (COS (RADIANS ([.C82])) * SIN(RADIANS([.B82]))) ))" office:value-type="float" office:value="2.57345999899239" calcext:value-type="float">
            <text:p>2.57</text:p>
          </table:table-cell>
          <table:table-cell table:style-name="ce11" table:formula="of:=SQRT([.U82]^2+[.V82]^2)" office:value-type="float" office:value="4.97606762108317" calcext:value-type="float">
            <text:p>4.98</text:p>
          </table:table-cell>
          <table:table-cell table:style-name="ce8" table:formula="of:=DEGREES(ATAN2([.V82];[.U82]))" office:value-type="float" office:value="86.9237798322911" calcext:value-type="float">
            <text:p>86.92</text:p>
          </table:table-cell>
          <table:table-cell table:style-name="ce8"/>
          <table:table-cell table:style-name="ce13" table:formula="of:=[.K82]*15" office:value-type="float" office:value="4.83377223098308" calcext:value-type="float">
            <text:p>4.83</text:p>
          </table:table-cell>
          <table:table-cell table:style-name="ce8" table:formula="of:=[.K82]^2*225" office:value-type="float" office:value="23.3653539810231" calcext:value-type="float">
            <text:p>23.37</text:p>
          </table:table-cell>
          <table:table-cell table:style-name="ce8" table:formula="of:=[.L82]*COS(RADIANS([.M82]))+[.N82]*COS(RADIANS([.O82]))" office:value-type="float" office:value="4.96889725193815" calcext:value-type="float">
            <text:p>4.97</text:p>
          </table:table-cell>
          <table:table-cell table:style-name="ce8" table:formula="of:=[.L82]*SIN(RADIANS([.M82]))+[.N82]*SIN(RADIANS([.O82]))" office:value-type="float" office:value="0.267037580265029" calcext:value-type="float">
            <text:p>0.27</text:p>
          </table:table-cell>
          <table:table-cell office:value-type="float" office:value="5.3584838499303" calcext:value-type="float">
            <text:p>5.36</text:p>
          </table:table-cell>
          <table:table-cell table:number-columns-repeated="1001"/>
        </table:table-row>
        <table:table-row table:style-name="ro1">
          <table:table-cell office:value-type="float" office:value="838760" calcext:value-type="float">
            <text:p>838760</text:p>
          </table:table-cell>
          <table:table-cell office:value-type="float" office:value="-17.8429966499918" calcext:value-type="float">
            <text:p>-17.84299665</text:p>
          </table:table-cell>
          <table:table-cell office:value-type="float" office:value="0.828878086974573" calcext:value-type="float">
            <text:p>0.828878087</text:p>
          </table:table-cell>
          <table:table-cell office:value-type="float" office:value="0.618247539410957" calcext:value-type="float">
            <text:p>0.6182475394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1.258" calcext:value-type="float">
            <text:p>11.258</text:p>
          </table:table-cell>
          <table:table-cell/>
          <table:table-cell table:formula="of:=DEGREES(ACOS(COS(RADIANS([.B83]))*COS(RADIANS([.C83]))))" office:value-type="float" office:value="17.861612833101" calcext:value-type="float">
            <text:p>17.86</text:p>
          </table:table-cell>
          <table:table-cell table:formula="of:=TAN((ACOS(COS(RADIANS([.B83]))*COS(RADIANS([.C83])))))" office:value-type="float" office:value="0.322251482065538" calcext:value-type="float">
            <text:p>0.3223</text:p>
          </table:table-cell>
          <table:table-cell table:formula="of:=SQRT([.E83]^2+[.F83]^2)" office:value-type="float" office:value="0.148660687473185" calcext:value-type="float">
            <text:p>0.15</text:p>
          </table:table-cell>
          <table:table-cell table:formula="of:=DEGREES(ATAN2([.F83]; [.E83]))" office:value-type="float" office:value="19.6538240580533" calcext:value-type="float">
            <text:p>19.65</text:p>
          </table:table-cell>
          <table:table-cell table:style-name="ce9" table:formula="of:=SQRT([.T83])" office:value-type="float" office:value="4.83377223098308" calcext:value-type="float">
            <text:p>4.83</text:p>
          </table:table-cell>
          <table:table-cell table:style-name="ce8" table:formula="of:=DEGREES(ATAN( (-SIN (RADIANS ([.C83])) * COS(RADIANS([.B83]))) / (COS (RADIANS ([.C83])) * SIN(RADIANS([.B83]))) ))" office:value-type="float" office:value="2.57345999899239" calcext:value-type="float">
            <text:p>2.57</text:p>
          </table:table-cell>
          <table:table-cell table:style-name="ce11" table:formula="of:=SQRT([.U83]^2+[.V83]^2)" office:value-type="float" office:value="4.97606762108317" calcext:value-type="float">
            <text:p>4.98</text:p>
          </table:table-cell>
          <table:table-cell table:style-name="ce8" table:formula="of:=DEGREES(ATAN2([.V83];[.U83]))" office:value-type="float" office:value="86.9237798322911" calcext:value-type="float">
            <text:p>86.92</text:p>
          </table:table-cell>
          <table:table-cell table:style-name="ce8"/>
          <table:table-cell table:style-name="ce13" table:formula="of:=[.K83]*15" office:value-type="float" office:value="4.83377223098308" calcext:value-type="float">
            <text:p>4.83</text:p>
          </table:table-cell>
          <table:table-cell table:style-name="ce8" table:formula="of:=[.K83]^2*225" office:value-type="float" office:value="23.3653539810231" calcext:value-type="float">
            <text:p>23.37</text:p>
          </table:table-cell>
          <table:table-cell table:style-name="ce8" table:formula="of:=[.L83]*COS(RADIANS([.M83]))+[.N83]*COS(RADIANS([.O83]))" office:value-type="float" office:value="4.96889725193815" calcext:value-type="float">
            <text:p>4.97</text:p>
          </table:table-cell>
          <table:table-cell table:style-name="ce8" table:formula="of:=[.L83]*SIN(RADIANS([.M83]))+[.N83]*SIN(RADIANS([.O83]))" office:value-type="float" office:value="0.267037580265029" calcext:value-type="float">
            <text:p>0.27</text:p>
          </table:table-cell>
          <table:table-cell office:value-type="float" office:value="5.3584838499303" calcext:value-type="float">
            <text:p>5.36</text:p>
          </table:table-cell>
          <table:table-cell table:number-columns-repeated="1001"/>
        </table:table-row>
        <table:table-row table:style-name="ro1">
          <table:table-cell office:value-type="float" office:value="839010" calcext:value-type="float">
            <text:p>839010</text:p>
          </table:table-cell>
          <table:table-cell office:value-type="float" office:value="-17.6771886852479" calcext:value-type="float">
            <text:p>-17.6771886852</text:p>
          </table:table-cell>
          <table:table-cell office:value-type="float" office:value="0.801265179624946" calcext:value-type="float">
            <text:p>0.8012651796</text:p>
          </table:table-cell>
          <table:table-cell office:value-type="float" office:value="0.617096919340074" calcext:value-type="float">
            <text:p>0.6170969193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1.292" calcext:value-type="float">
            <text:p>11.292</text:p>
          </table:table-cell>
          <table:table-cell/>
          <table:table-cell table:formula="of:=DEGREES(ACOS(COS(RADIANS([.B84]))*COS(RADIANS([.C84]))))" office:value-type="float" office:value="17.6947597888075" calcext:value-type="float">
            <text:p>17.69</text:p>
          </table:table-cell>
          <table:table-cell table:formula="of:=TAN((ACOS(COS(RADIANS([.B84]))*COS(RADIANS([.C84])))))" office:value-type="float" office:value="0.319039938216039" calcext:value-type="float">
            <text:p>0.3190</text:p>
          </table:table-cell>
          <table:table-cell table:formula="of:=SQRT([.E84]^2+[.F84]^2)" office:value-type="float" office:value="0.131529464379659" calcext:value-type="float">
            <text:p>0.13</text:p>
          </table:table-cell>
          <table:table-cell table:formula="of:=DEGREES(ATAN2([.F84]; [.E84]))" office:value-type="float" office:value="8.74616226255521" calcext:value-type="float">
            <text:p>8.75</text:p>
          </table:table-cell>
          <table:table-cell table:style-name="ce9" table:formula="of:=SQRT([.T84])" office:value-type="float" office:value="4.78559907324058" calcext:value-type="float">
            <text:p>4.79</text:p>
          </table:table-cell>
          <table:table-cell table:style-name="ce8" table:formula="of:=DEGREES(ATAN( (-SIN (RADIANS ([.C84])) * COS(RADIANS([.B84]))) / (COS (RADIANS ([.C84])) * SIN(RADIANS([.B84]))) ))" office:value-type="float" office:value="2.51270287939117" calcext:value-type="float">
            <text:p>2.51</text:p>
          </table:table-cell>
          <table:table-cell table:style-name="ce11" table:formula="of:=SQRT([.U84]^2+[.V84]^2)" office:value-type="float" office:value="4.91637164228807" calcext:value-type="float">
            <text:p>4.92</text:p>
          </table:table-cell>
          <table:table-cell table:style-name="ce8" table:formula="of:=DEGREES(ATAN2([.V84];[.U84]))" office:value-type="float" office:value="87.3208596837766" calcext:value-type="float">
            <text:p>87.32</text:p>
          </table:table-cell>
          <table:table-cell table:style-name="ce8"/>
          <table:table-cell table:style-name="ce13" table:formula="of:=[.K84]*15" office:value-type="float" office:value="4.78559907324058" calcext:value-type="float">
            <text:p>4.79</text:p>
          </table:table-cell>
          <table:table-cell table:style-name="ce8" table:formula="of:=[.K84]^2*225" office:value-type="float" office:value="22.9019584898011" calcext:value-type="float">
            <text:p>22.90</text:p>
          </table:table-cell>
          <table:table-cell table:style-name="ce8" table:formula="of:=[.L84]*COS(RADIANS([.M84]))+[.N84]*COS(RADIANS([.O84]))" office:value-type="float" office:value="4.91099784560131" calcext:value-type="float">
            <text:p>4.91</text:p>
          </table:table-cell>
          <table:table-cell table:style-name="ce8" table:formula="of:=[.L84]*SIN(RADIANS([.M84]))+[.N84]*SIN(RADIANS([.O84]))" office:value-type="float" office:value="0.229804885921921" calcext:value-type="float">
            <text:p>0.23</text:p>
          </table:table-cell>
          <table:table-cell office:value-type="float" office:value="5.30842793664226" calcext:value-type="float">
            <text:p>5.31</text:p>
          </table:table-cell>
          <table:table-cell table:number-columns-repeated="1001"/>
        </table:table-row>
        <table:table-row table:style-name="ro1">
          <table:table-cell office:value-type="float" office:value="839010" calcext:value-type="float">
            <text:p>839010</text:p>
          </table:table-cell>
          <table:table-cell office:value-type="float" office:value="-17.6771886852479" calcext:value-type="float">
            <text:p>-17.6771886852</text:p>
          </table:table-cell>
          <table:table-cell office:value-type="float" office:value="0.801265179624946" calcext:value-type="float">
            <text:p>0.8012651796</text:p>
          </table:table-cell>
          <table:table-cell office:value-type="float" office:value="0.617096919340074" calcext:value-type="float">
            <text:p>0.6170969193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1.292" calcext:value-type="float">
            <text:p>11.292</text:p>
          </table:table-cell>
          <table:table-cell/>
          <table:table-cell table:formula="of:=DEGREES(ACOS(COS(RADIANS([.B85]))*COS(RADIANS([.C85]))))" office:value-type="float" office:value="17.6947597888075" calcext:value-type="float">
            <text:p>17.69</text:p>
          </table:table-cell>
          <table:table-cell table:formula="of:=TAN((ACOS(COS(RADIANS([.B85]))*COS(RADIANS([.C85])))))" office:value-type="float" office:value="0.319039938216039" calcext:value-type="float">
            <text:p>0.3190</text:p>
          </table:table-cell>
          <table:table-cell table:formula="of:=SQRT([.E85]^2+[.F85]^2)" office:value-type="float" office:value="0.131529464379659" calcext:value-type="float">
            <text:p>0.13</text:p>
          </table:table-cell>
          <table:table-cell table:formula="of:=DEGREES(ATAN2([.F85]; [.E85]))" office:value-type="float" office:value="8.74616226255521" calcext:value-type="float">
            <text:p>8.75</text:p>
          </table:table-cell>
          <table:table-cell table:style-name="ce9" table:formula="of:=SQRT([.T85])" office:value-type="float" office:value="4.78559907324058" calcext:value-type="float">
            <text:p>4.79</text:p>
          </table:table-cell>
          <table:table-cell table:style-name="ce8" table:formula="of:=DEGREES(ATAN( (-SIN (RADIANS ([.C85])) * COS(RADIANS([.B85]))) / (COS (RADIANS ([.C85])) * SIN(RADIANS([.B85]))) ))" office:value-type="float" office:value="2.51270287939117" calcext:value-type="float">
            <text:p>2.51</text:p>
          </table:table-cell>
          <table:table-cell table:style-name="ce11" table:formula="of:=SQRT([.U85]^2+[.V85]^2)" office:value-type="float" office:value="4.91637164228807" calcext:value-type="float">
            <text:p>4.92</text:p>
          </table:table-cell>
          <table:table-cell table:style-name="ce8" table:formula="of:=DEGREES(ATAN2([.V85];[.U85]))" office:value-type="float" office:value="87.3208596837766" calcext:value-type="float">
            <text:p>87.32</text:p>
          </table:table-cell>
          <table:table-cell table:style-name="ce8"/>
          <table:table-cell table:style-name="ce13" table:formula="of:=[.K85]*15" office:value-type="float" office:value="4.78559907324058" calcext:value-type="float">
            <text:p>4.79</text:p>
          </table:table-cell>
          <table:table-cell table:style-name="ce8" table:formula="of:=[.K85]^2*225" office:value-type="float" office:value="22.9019584898011" calcext:value-type="float">
            <text:p>22.90</text:p>
          </table:table-cell>
          <table:table-cell table:style-name="ce8" table:formula="of:=[.L85]*COS(RADIANS([.M85]))+[.N85]*COS(RADIANS([.O85]))" office:value-type="float" office:value="4.91099784560131" calcext:value-type="float">
            <text:p>4.91</text:p>
          </table:table-cell>
          <table:table-cell table:style-name="ce8" table:formula="of:=[.L85]*SIN(RADIANS([.M85]))+[.N85]*SIN(RADIANS([.O85]))" office:value-type="float" office:value="0.229804885921921" calcext:value-type="float">
            <text:p>0.23</text:p>
          </table:table-cell>
          <table:table-cell office:value-type="float" office:value="5.30842793664226" calcext:value-type="float">
            <text:p>5.31</text:p>
          </table:table-cell>
          <table:table-cell table:number-columns-repeated="1001"/>
        </table:table-row>
        <table:table-row table:style-name="ro1">
          <table:table-cell office:value-type="float" office:value="839259" calcext:value-type="float">
            <text:p>839259</text:p>
          </table:table-cell>
          <table:table-cell office:value-type="float" office:value="-17.6390762296792" calcext:value-type="float">
            <text:p>-17.6390762297</text:p>
          </table:table-cell>
          <table:table-cell office:value-type="float" office:value="0.832138648529608" calcext:value-type="float">
            <text:p>0.8321386485</text:p>
          </table:table-cell>
          <table:table-cell office:value-type="float" office:value="0.616123030413965" calcext:value-type="float">
            <text:p>0.616123030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1.326" calcext:value-type="float">
            <text:p>11.326</text:p>
          </table:table-cell>
          <table:table-cell/>
          <table:table-cell table:formula="of:=DEGREES(ACOS(COS(RADIANS([.B86]))*COS(RADIANS([.C86]))))" office:value-type="float" office:value="17.6580703573207" calcext:value-type="float">
            <text:p>17.66</text:p>
          </table:table-cell>
          <table:table-cell table:formula="of:=TAN((ACOS(COS(RADIANS([.B86]))*COS(RADIANS([.C86])))))" office:value-type="float" office:value="0.318334551733965" calcext:value-type="float">
            <text:p>0.3183</text:p>
          </table:table-cell>
          <table:table-cell table:formula="of:=SQRT([.E86]^2+[.F86]^2)" office:value-type="float" office:value="0.13" calcext:value-type="float">
            <text:p>0.13</text:p>
          </table:table-cell>
          <table:table-cell table:formula="of:=DEGREES(ATAN2([.F86]; [.E86]))" office:value-type="float" office:value="0" calcext:value-type="float">
            <text:p>0.00</text:p>
          </table:table-cell>
          <table:table-cell table:style-name="ce9" table:formula="of:=SQRT([.T86])" office:value-type="float" office:value="4.77501827600947" calcext:value-type="float">
            <text:p>4.78</text:p>
          </table:table-cell>
          <table:table-cell table:style-name="ce8" table:formula="of:=DEGREES(ATAN( (-SIN (RADIANS ([.C86])) * COS(RADIANS([.B86]))) / (COS (RADIANS ([.C86])) * SIN(RADIANS([.B86]))) ))" office:value-type="float" office:value="2.61540526814662" calcext:value-type="float">
            <text:p>2.62</text:p>
          </table:table-cell>
          <table:table-cell table:style-name="ce11" table:formula="of:=SQRT([.U86]^2+[.V86]^2)" office:value-type="float" office:value="4.90488644702331" calcext:value-type="float">
            <text:p>4.90</text:p>
          </table:table-cell>
          <table:table-cell table:style-name="ce8" table:formula="of:=DEGREES(ATAN2([.V86];[.U86]))" office:value-type="float" office:value="87.4538898535847" calcext:value-type="float">
            <text:p>87.45</text:p>
          </table:table-cell>
          <table:table-cell table:style-name="ce8"/>
          <table:table-cell table:style-name="ce13" table:formula="of:=[.K86]*15" office:value-type="float" office:value="4.77501827600947" calcext:value-type="float">
            <text:p>4.78</text:p>
          </table:table-cell>
          <table:table-cell table:style-name="ce8" table:formula="of:=[.K86]^2*225" office:value-type="float" office:value="22.8007995362245" calcext:value-type="float">
            <text:p>22.80</text:p>
          </table:table-cell>
          <table:table-cell table:style-name="ce8" table:formula="of:=[.L86]*COS(RADIANS([.M86]))+[.N86]*COS(RADIANS([.O86]))" office:value-type="float" office:value="4.90004431526332" calcext:value-type="float">
            <text:p>4.90</text:p>
          </table:table-cell>
          <table:table-cell table:style-name="ce8" table:formula="of:=[.L86]*SIN(RADIANS([.M86]))+[.N86]*SIN(RADIANS([.O86]))" office:value-type="float" office:value="0.217891639694017" calcext:value-type="float">
            <text:p>0.22</text:p>
          </table:table-cell>
          <table:table-cell office:value-type="float" office:value="5.29742110719621" calcext:value-type="float">
            <text:p>5.30</text:p>
          </table:table-cell>
          <table:table-cell table:number-columns-repeated="1001"/>
        </table:table-row>
        <table:table-row table:style-name="ro1">
          <table:table-cell office:value-type="float" office:value="839259" calcext:value-type="float">
            <text:p>839259</text:p>
          </table:table-cell>
          <table:table-cell office:value-type="float" office:value="-17.6390762296792" calcext:value-type="float">
            <text:p>-17.6390762297</text:p>
          </table:table-cell>
          <table:table-cell office:value-type="float" office:value="0.832138648529608" calcext:value-type="float">
            <text:p>0.8321386485</text:p>
          </table:table-cell>
          <table:table-cell office:value-type="float" office:value="0.616123030413965" calcext:value-type="float">
            <text:p>0.616123030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1.326" calcext:value-type="float">
            <text:p>11.326</text:p>
          </table:table-cell>
          <table:table-cell/>
          <table:table-cell table:formula="of:=DEGREES(ACOS(COS(RADIANS([.B87]))*COS(RADIANS([.C87]))))" office:value-type="float" office:value="17.6580703573207" calcext:value-type="float">
            <text:p>17.66</text:p>
          </table:table-cell>
          <table:table-cell table:formula="of:=TAN((ACOS(COS(RADIANS([.B87]))*COS(RADIANS([.C87])))))" office:value-type="float" office:value="0.318334551733965" calcext:value-type="float">
            <text:p>0.3183</text:p>
          </table:table-cell>
          <table:table-cell table:formula="of:=SQRT([.E87]^2+[.F87]^2)" office:value-type="float" office:value="0.13" calcext:value-type="float">
            <text:p>0.13</text:p>
          </table:table-cell>
          <table:table-cell table:formula="of:=DEGREES(ATAN2([.F87]; [.E87]))" office:value-type="float" office:value="0" calcext:value-type="float">
            <text:p>0.00</text:p>
          </table:table-cell>
          <table:table-cell table:style-name="ce9" table:formula="of:=SQRT([.T87])" office:value-type="float" office:value="4.77501827600947" calcext:value-type="float">
            <text:p>4.78</text:p>
          </table:table-cell>
          <table:table-cell table:style-name="ce8" table:formula="of:=DEGREES(ATAN( (-SIN (RADIANS ([.C87])) * COS(RADIANS([.B87]))) / (COS (RADIANS ([.C87])) * SIN(RADIANS([.B87]))) ))" office:value-type="float" office:value="2.61540526814662" calcext:value-type="float">
            <text:p>2.62</text:p>
          </table:table-cell>
          <table:table-cell table:style-name="ce11" table:formula="of:=SQRT([.U87]^2+[.V87]^2)" office:value-type="float" office:value="4.90488644702331" calcext:value-type="float">
            <text:p>4.90</text:p>
          </table:table-cell>
          <table:table-cell table:style-name="ce8" table:formula="of:=DEGREES(ATAN2([.V87];[.U87]))" office:value-type="float" office:value="87.4538898535847" calcext:value-type="float">
            <text:p>87.45</text:p>
          </table:table-cell>
          <table:table-cell table:style-name="ce8"/>
          <table:table-cell table:style-name="ce13" table:formula="of:=[.K87]*15" office:value-type="float" office:value="4.77501827600947" calcext:value-type="float">
            <text:p>4.78</text:p>
          </table:table-cell>
          <table:table-cell table:style-name="ce8" table:formula="of:=[.K87]^2*225" office:value-type="float" office:value="22.8007995362245" calcext:value-type="float">
            <text:p>22.80</text:p>
          </table:table-cell>
          <table:table-cell table:style-name="ce8" table:formula="of:=[.L87]*COS(RADIANS([.M87]))+[.N87]*COS(RADIANS([.O87]))" office:value-type="float" office:value="4.90004431526332" calcext:value-type="float">
            <text:p>4.90</text:p>
          </table:table-cell>
          <table:table-cell table:style-name="ce8" table:formula="of:=[.L87]*SIN(RADIANS([.M87]))+[.N87]*SIN(RADIANS([.O87]))" office:value-type="float" office:value="0.217891639694017" calcext:value-type="float">
            <text:p>0.22</text:p>
          </table:table-cell>
          <table:table-cell office:value-type="float" office:value="5.29742110719621" calcext:value-type="float">
            <text:p>5.30</text:p>
          </table:table-cell>
          <table:table-cell table:number-columns-repeated="1001"/>
        </table:table-row>
        <table:table-row table:style-name="ro1">
          <table:table-cell office:value-type="float" office:value="839509" calcext:value-type="float">
            <text:p>839509</text:p>
          </table:table-cell>
          <table:table-cell office:value-type="float" office:value="-17.7450210014426" calcext:value-type="float">
            <text:p>-17.7450210014</text:p>
          </table:table-cell>
          <table:table-cell office:value-type="float" office:value="0.783648627651602" calcext:value-type="float">
            <text:p>0.7836486277</text:p>
          </table:table-cell>
          <table:table-cell office:value-type="float" office:value="0.616290370048631" calcext:value-type="float">
            <text:p>0.61629037</text:p>
          </table:table-cell>
          <table:table-cell office:value-type="float" office:value="-0.04" calcext:value-type="float">
            <text:p>-0.04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1.361" calcext:value-type="float">
            <text:p>11.361</text:p>
          </table:table-cell>
          <table:table-cell/>
          <table:table-cell table:formula="of:=DEGREES(ACOS(COS(RADIANS([.B88]))*COS(RADIANS([.C88]))))" office:value-type="float" office:value="17.7617598686161" calcext:value-type="float">
            <text:p>17.76</text:p>
          </table:table-cell>
          <table:table-cell table:formula="of:=TAN((ACOS(COS(RADIANS([.B88]))*COS(RADIANS([.C88])))))" office:value-type="float" office:value="0.320328817907234" calcext:value-type="float">
            <text:p>0.3203</text:p>
          </table:table-cell>
          <table:table-cell table:formula="of:=SQRT([.E88]^2+[.F88]^2)" office:value-type="float" office:value="0.136014705087354" calcext:value-type="float">
            <text:p>0.14</text:p>
          </table:table-cell>
          <table:table-cell table:formula="of:=DEGREES(ATAN2([.F88]; [.E88]))" office:value-type="float" office:value="-17.1027289690524" calcext:value-type="float">
            <text:p>-17.10</text:p>
          </table:table-cell>
          <table:table-cell table:style-name="ce9" table:formula="of:=SQRT([.T88])" office:value-type="float" office:value="4.80493226860851" calcext:value-type="float">
            <text:p>4.80</text:p>
          </table:table-cell>
          <table:table-cell table:style-name="ce8" table:formula="of:=DEGREES(ATAN( (-SIN (RADIANS ([.C88])) * COS(RADIANS([.B88]))) / (COS (RADIANS ([.C88])) * SIN(RADIANS([.B88]))) ))" office:value-type="float" office:value="2.44751343729675" calcext:value-type="float">
            <text:p>2.45</text:p>
          </table:table-cell>
          <table:table-cell table:style-name="ce11" table:formula="of:=SQRT([.U88]^2+[.V88]^2)" office:value-type="float" office:value="4.93331547708953" calcext:value-type="float">
            <text:p>4.93</text:p>
          </table:table-cell>
          <table:table-cell table:style-name="ce8" table:formula="of:=DEGREES(ATAN2([.V88];[.U88]))" office:value-type="float" office:value="88.0811082333262" calcext:value-type="float">
            <text:p>88.08</text:p>
          </table:table-cell>
          <table:table-cell table:style-name="ce8"/>
          <table:table-cell table:style-name="ce13" table:formula="of:=[.K88]*15" office:value-type="float" office:value="4.80493226860851" calcext:value-type="float">
            <text:p>4.80</text:p>
          </table:table-cell>
          <table:table-cell table:style-name="ce8" table:formula="of:=[.K88]^2*225" office:value-type="float" office:value="23.0873741059153" calcext:value-type="float">
            <text:p>23.09</text:p>
          </table:table-cell>
          <table:table-cell table:style-name="ce8" table:formula="of:=[.L88]*COS(RADIANS([.M88]))+[.N88]*COS(RADIANS([.O88]))" office:value-type="float" office:value="4.930549019651" calcext:value-type="float">
            <text:p>4.93</text:p>
          </table:table-cell>
          <table:table-cell table:style-name="ce8" table:formula="of:=[.L88]*SIN(RADIANS([.M88]))+[.N88]*SIN(RADIANS([.O88]))" office:value-type="float" office:value="0.165190681667372" calcext:value-type="float">
            <text:p>0.17</text:p>
          </table:table-cell>
          <table:table-cell office:value-type="float" office:value="5.32852796058484" calcext:value-type="float">
            <text:p>5.33</text:p>
          </table:table-cell>
          <table:table-cell table:number-columns-repeated="1001"/>
        </table:table-row>
        <table:table-row table:style-name="ro1">
          <table:table-cell office:value-type="float" office:value="839509" calcext:value-type="float">
            <text:p>839509</text:p>
          </table:table-cell>
          <table:table-cell office:value-type="float" office:value="-17.7450210014426" calcext:value-type="float">
            <text:p>-17.7450210014</text:p>
          </table:table-cell>
          <table:table-cell office:value-type="float" office:value="0.783648627651602" calcext:value-type="float">
            <text:p>0.7836486277</text:p>
          </table:table-cell>
          <table:table-cell office:value-type="float" office:value="0.616290370048631" calcext:value-type="float">
            <text:p>0.61629037</text:p>
          </table:table-cell>
          <table:table-cell office:value-type="float" office:value="-0.04" calcext:value-type="float">
            <text:p>-0.04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1.361" calcext:value-type="float">
            <text:p>11.361</text:p>
          </table:table-cell>
          <table:table-cell/>
          <table:table-cell table:formula="of:=DEGREES(ACOS(COS(RADIANS([.B89]))*COS(RADIANS([.C89]))))" office:value-type="float" office:value="17.7617598686161" calcext:value-type="float">
            <text:p>17.76</text:p>
          </table:table-cell>
          <table:table-cell table:formula="of:=TAN((ACOS(COS(RADIANS([.B89]))*COS(RADIANS([.C89])))))" office:value-type="float" office:value="0.320328817907234" calcext:value-type="float">
            <text:p>0.3203</text:p>
          </table:table-cell>
          <table:table-cell table:formula="of:=SQRT([.E89]^2+[.F89]^2)" office:value-type="float" office:value="0.136014705087354" calcext:value-type="float">
            <text:p>0.14</text:p>
          </table:table-cell>
          <table:table-cell table:formula="of:=DEGREES(ATAN2([.F89]; [.E89]))" office:value-type="float" office:value="-17.1027289690524" calcext:value-type="float">
            <text:p>-17.10</text:p>
          </table:table-cell>
          <table:table-cell table:style-name="ce9" table:formula="of:=SQRT([.T89])" office:value-type="float" office:value="4.80493226860851" calcext:value-type="float">
            <text:p>4.80</text:p>
          </table:table-cell>
          <table:table-cell table:style-name="ce8" table:formula="of:=DEGREES(ATAN( (-SIN (RADIANS ([.C89])) * COS(RADIANS([.B89]))) / (COS (RADIANS ([.C89])) * SIN(RADIANS([.B89]))) ))" office:value-type="float" office:value="2.44751343729675" calcext:value-type="float">
            <text:p>2.45</text:p>
          </table:table-cell>
          <table:table-cell table:style-name="ce11" table:formula="of:=SQRT([.U89]^2+[.V89]^2)" office:value-type="float" office:value="4.93331547708953" calcext:value-type="float">
            <text:p>4.93</text:p>
          </table:table-cell>
          <table:table-cell table:style-name="ce8" table:formula="of:=DEGREES(ATAN2([.V89];[.U89]))" office:value-type="float" office:value="88.0811082333262" calcext:value-type="float">
            <text:p>88.08</text:p>
          </table:table-cell>
          <table:table-cell table:style-name="ce8"/>
          <table:table-cell table:style-name="ce13" table:formula="of:=[.K89]*15" office:value-type="float" office:value="4.80493226860851" calcext:value-type="float">
            <text:p>4.80</text:p>
          </table:table-cell>
          <table:table-cell table:style-name="ce8" table:formula="of:=[.K89]^2*225" office:value-type="float" office:value="23.0873741059153" calcext:value-type="float">
            <text:p>23.09</text:p>
          </table:table-cell>
          <table:table-cell table:style-name="ce8" table:formula="of:=[.L89]*COS(RADIANS([.M89]))+[.N89]*COS(RADIANS([.O89]))" office:value-type="float" office:value="4.930549019651" calcext:value-type="float">
            <text:p>4.93</text:p>
          </table:table-cell>
          <table:table-cell table:style-name="ce8" table:formula="of:=[.L89]*SIN(RADIANS([.M89]))+[.N89]*SIN(RADIANS([.O89]))" office:value-type="float" office:value="0.165190681667372" calcext:value-type="float">
            <text:p>0.17</text:p>
          </table:table-cell>
          <table:table-cell office:value-type="float" office:value="5.32852796058484" calcext:value-type="float">
            <text:p>5.33</text:p>
          </table:table-cell>
          <table:table-cell table:number-columns-repeated="1001"/>
        </table:table-row>
        <table:table-row table:style-name="ro1">
          <table:table-cell office:value-type="float" office:value="839759" calcext:value-type="float">
            <text:p>839759</text:p>
          </table:table-cell>
          <table:table-cell office:value-type="float" office:value="-17.7468122185524" calcext:value-type="float">
            <text:p>-17.7468122186</text:p>
          </table:table-cell>
          <table:table-cell office:value-type="float" office:value="0.695296608921196" calcext:value-type="float">
            <text:p>0.6952966089</text:p>
          </table:table-cell>
          <table:table-cell office:value-type="float" office:value="0.618983065407202" calcext:value-type="float">
            <text:p>0.6189830654</text:p>
          </table:table-cell>
          <table:table-cell office:value-type="float" office:value="-0.05" calcext:value-type="float">
            <text:p>-0.05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1.395" calcext:value-type="float">
            <text:p>11.395</text:p>
          </table:table-cell>
          <table:table-cell/>
          <table:table-cell table:formula="of:=DEGREES(ACOS(COS(RADIANS([.B90]))*COS(RADIANS([.C90]))))" office:value-type="float" office:value="17.7599893349139" calcext:value-type="float">
            <text:p>17.76</text:p>
          </table:table-cell>
          <table:table-cell table:formula="of:=TAN((ACOS(COS(RADIANS([.B90]))*COS(RADIANS([.C90])))))" office:value-type="float" office:value="0.320294745767277" calcext:value-type="float">
            <text:p>0.3203</text:p>
          </table:table-cell>
          <table:table-cell table:formula="of:=SQRT([.E90]^2+[.F90]^2)" office:value-type="float" office:value="0.13" calcext:value-type="float">
            <text:p>0.13</text:p>
          </table:table-cell>
          <table:table-cell table:formula="of:=DEGREES(ATAN2([.F90]; [.E90]))" office:value-type="float" office:value="-22.6198649480404" calcext:value-type="float">
            <text:p>-22.62</text:p>
          </table:table-cell>
          <table:table-cell table:style-name="ce9" table:formula="of:=SQRT([.T90])" office:value-type="float" office:value="4.80442118650915" calcext:value-type="float">
            <text:p>4.80</text:p>
          </table:table-cell>
          <table:table-cell table:style-name="ce8" table:formula="of:=DEGREES(ATAN( (-SIN (RADIANS ([.C90])) * COS(RADIANS([.B90]))) / (COS (RADIANS ([.C90])) * SIN(RADIANS([.B90]))) ))" office:value-type="float" office:value="2.17158849546327" calcext:value-type="float">
            <text:p>2.17</text:p>
          </table:table-cell>
          <table:table-cell table:style-name="ce11" table:formula="of:=SQRT([.U90]^2+[.V90]^2)" office:value-type="float" office:value="4.92274221064132" calcext:value-type="float">
            <text:p>4.92</text:p>
          </table:table-cell>
          <table:table-cell table:style-name="ce8" table:formula="of:=DEGREES(ATAN2([.V90];[.U90]))" office:value-type="float" office:value="88.4628797540117" calcext:value-type="float">
            <text:p>88.46</text:p>
          </table:table-cell>
          <table:table-cell table:style-name="ce8"/>
          <table:table-cell table:style-name="ce13" table:formula="of:=[.K90]*15" office:value-type="float" office:value="4.80442118650915" calcext:value-type="float">
            <text:p>4.80</text:p>
          </table:table-cell>
          <table:table-cell table:style-name="ce8" table:formula="of:=[.K90]^2*225" office:value-type="float" office:value="23.082462937378" calcext:value-type="float">
            <text:p>23.08</text:p>
          </table:table-cell>
          <table:table-cell table:style-name="ce8" table:formula="of:=[.L90]*COS(RADIANS([.M90]))+[.N90]*COS(RADIANS([.O90]))" office:value-type="float" office:value="4.92097079093877" calcext:value-type="float">
            <text:p>4.92</text:p>
          </table:table-cell>
          <table:table-cell table:style-name="ce8" table:formula="of:=[.L90]*SIN(RADIANS([.M90]))+[.N90]*SIN(RADIANS([.O90]))" office:value-type="float" office:value="0.132050547735228" calcext:value-type="float">
            <text:p>0.13</text:p>
          </table:table-cell>
          <table:table-cell office:value-type="float" office:value="5.32799680047417" calcext:value-type="float">
            <text:p>5.33</text:p>
          </table:table-cell>
          <table:table-cell table:number-columns-repeated="1001"/>
        </table:table-row>
        <table:table-row table:style-name="ro1">
          <table:table-cell office:value-type="float" office:value="839759" calcext:value-type="float">
            <text:p>839759</text:p>
          </table:table-cell>
          <table:table-cell office:value-type="float" office:value="-17.7468122185524" calcext:value-type="float">
            <text:p>-17.7468122186</text:p>
          </table:table-cell>
          <table:table-cell office:value-type="float" office:value="0.695296608921196" calcext:value-type="float">
            <text:p>0.6952966089</text:p>
          </table:table-cell>
          <table:table-cell office:value-type="float" office:value="0.618983065407202" calcext:value-type="float">
            <text:p>0.6189830654</text:p>
          </table:table-cell>
          <table:table-cell office:value-type="float" office:value="-0.05" calcext:value-type="float">
            <text:p>-0.05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1.395" calcext:value-type="float">
            <text:p>11.395</text:p>
          </table:table-cell>
          <table:table-cell/>
          <table:table-cell table:formula="of:=DEGREES(ACOS(COS(RADIANS([.B91]))*COS(RADIANS([.C91]))))" office:value-type="float" office:value="17.7599893349139" calcext:value-type="float">
            <text:p>17.76</text:p>
          </table:table-cell>
          <table:table-cell table:formula="of:=TAN((ACOS(COS(RADIANS([.B91]))*COS(RADIANS([.C91])))))" office:value-type="float" office:value="0.320294745767277" calcext:value-type="float">
            <text:p>0.3203</text:p>
          </table:table-cell>
          <table:table-cell table:formula="of:=SQRT([.E91]^2+[.F91]^2)" office:value-type="float" office:value="0.13" calcext:value-type="float">
            <text:p>0.13</text:p>
          </table:table-cell>
          <table:table-cell table:formula="of:=DEGREES(ATAN2([.F91]; [.E91]))" office:value-type="float" office:value="-22.6198649480404" calcext:value-type="float">
            <text:p>-22.62</text:p>
          </table:table-cell>
          <table:table-cell table:style-name="ce9" table:formula="of:=SQRT([.T91])" office:value-type="float" office:value="4.80442118650915" calcext:value-type="float">
            <text:p>4.80</text:p>
          </table:table-cell>
          <table:table-cell table:style-name="ce8" table:formula="of:=DEGREES(ATAN( (-SIN (RADIANS ([.C91])) * COS(RADIANS([.B91]))) / (COS (RADIANS ([.C91])) * SIN(RADIANS([.B91]))) ))" office:value-type="float" office:value="2.17158849546327" calcext:value-type="float">
            <text:p>2.17</text:p>
          </table:table-cell>
          <table:table-cell table:style-name="ce11" table:formula="of:=SQRT([.U91]^2+[.V91]^2)" office:value-type="float" office:value="4.92274221064132" calcext:value-type="float">
            <text:p>4.92</text:p>
          </table:table-cell>
          <table:table-cell table:style-name="ce8" table:formula="of:=DEGREES(ATAN2([.V91];[.U91]))" office:value-type="float" office:value="88.4628797540117" calcext:value-type="float">
            <text:p>88.46</text:p>
          </table:table-cell>
          <table:table-cell table:style-name="ce8"/>
          <table:table-cell table:style-name="ce13" table:formula="of:=[.K91]*15" office:value-type="float" office:value="4.80442118650915" calcext:value-type="float">
            <text:p>4.80</text:p>
          </table:table-cell>
          <table:table-cell table:style-name="ce8" table:formula="of:=[.K91]^2*225" office:value-type="float" office:value="23.082462937378" calcext:value-type="float">
            <text:p>23.08</text:p>
          </table:table-cell>
          <table:table-cell table:style-name="ce8" table:formula="of:=[.L91]*COS(RADIANS([.M91]))+[.N91]*COS(RADIANS([.O91]))" office:value-type="float" office:value="4.92097079093877" calcext:value-type="float">
            <text:p>4.92</text:p>
          </table:table-cell>
          <table:table-cell table:style-name="ce8" table:formula="of:=[.L91]*SIN(RADIANS([.M91]))+[.N91]*SIN(RADIANS([.O91]))" office:value-type="float" office:value="0.132050547735228" calcext:value-type="float">
            <text:p>0.13</text:p>
          </table:table-cell>
          <table:table-cell office:value-type="float" office:value="5.32799680047417" calcext:value-type="float">
            <text:p>5.33</text:p>
          </table:table-cell>
          <table:table-cell table:number-columns-repeated="1001"/>
        </table:table-row>
        <table:table-row table:style-name="ro1">
          <table:table-cell office:value-type="float" office:value="840009" calcext:value-type="float">
            <text:p>840009</text:p>
          </table:table-cell>
          <table:table-cell office:value-type="float" office:value="-17.6144141241336" calcext:value-type="float">
            <text:p>-17.6144141241</text:p>
          </table:table-cell>
          <table:table-cell office:value-type="float" office:value="0.688933807461653" calcext:value-type="float">
            <text:p>0.6889338075</text:p>
          </table:table-cell>
          <table:table-cell office:value-type="float" office:value="0.62180046507898" calcext:value-type="float">
            <text:p>0.6218004651</text:p>
          </table:table-cell>
          <table:table-cell office:value-type="float" office:value="-0.06" calcext:value-type="float">
            <text:p>-0.06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1.429" calcext:value-type="float">
            <text:p>11.429</text:p>
          </table:table-cell>
          <table:table-cell/>
          <table:table-cell table:formula="of:=DEGREES(ACOS(COS(RADIANS([.B92]))*COS(RADIANS([.C92]))))" office:value-type="float" office:value="17.6274549108147" calcext:value-type="float">
            <text:p>17.63</text:p>
          </table:table-cell>
          <table:table-cell table:formula="of:=TAN((ACOS(COS(RADIANS([.B92]))*COS(RADIANS([.C92])))))" office:value-type="float" office:value="0.317746163031878" calcext:value-type="float">
            <text:p>0.3177</text:p>
          </table:table-cell>
          <table:table-cell table:formula="of:=SQRT([.E92]^2+[.F92]^2)" office:value-type="float" office:value="0.134164078649987" calcext:value-type="float">
            <text:p>0.13</text:p>
          </table:table-cell>
          <table:table-cell table:formula="of:=DEGREES(ATAN2([.F92]; [.E92]))" office:value-type="float" office:value="-26.565051177078" calcext:value-type="float">
            <text:p>-26.57</text:p>
          </table:table-cell>
          <table:table-cell table:style-name="ce9" table:formula="of:=SQRT([.T92])" office:value-type="float" office:value="4.76619244547817" calcext:value-type="float">
            <text:p>4.77</text:p>
          </table:table-cell>
          <table:table-cell table:style-name="ce8" table:formula="of:=DEGREES(ATAN( (-SIN (RADIANS ([.C92])) * COS(RADIANS([.B92]))) / (COS (RADIANS ([.C92])) * SIN(RADIANS([.B92]))) ))" office:value-type="float" office:value="2.16896825925477" calcext:value-type="float">
            <text:p>2.17</text:p>
          </table:table-cell>
          <table:table-cell table:style-name="ce11" table:formula="of:=SQRT([.U92]^2+[.V92]^2)" office:value-type="float" office:value="4.88426156035053" calcext:value-type="float">
            <text:p>4.88</text:p>
          </table:table-cell>
          <table:table-cell table:style-name="ce8" table:formula="of:=DEGREES(ATAN2([.V92];[.U92]))" office:value-type="float" office:value="88.5876671570135" calcext:value-type="float">
            <text:p>88.59</text:p>
          </table:table-cell>
          <table:table-cell table:style-name="ce8"/>
          <table:table-cell table:style-name="ce13" table:formula="of:=[.K92]*15" office:value-type="float" office:value="4.76619244547817" calcext:value-type="float">
            <text:p>4.77</text:p>
          </table:table-cell>
          <table:table-cell table:style-name="ce8" table:formula="of:=[.K92]^2*225" office:value-type="float" office:value="22.7165904273332" calcext:value-type="float">
            <text:p>22.72</text:p>
          </table:table-cell>
          <table:table-cell table:style-name="ce8" table:formula="of:=[.L92]*COS(RADIANS([.M92]))+[.N92]*COS(RADIANS([.O92]))" office:value-type="float" office:value="4.8827777589415" calcext:value-type="float">
            <text:p>4.88</text:p>
          </table:table-cell>
          <table:table-cell table:style-name="ce8" table:formula="of:=[.L92]*SIN(RADIANS([.M92]))+[.N92]*SIN(RADIANS([.O92]))" office:value-type="float" office:value="0.120384163011672" calcext:value-type="float">
            <text:p>0.12</text:p>
          </table:table-cell>
          <table:table-cell office:value-type="float" office:value="5.28823647324442" calcext:value-type="float">
            <text:p>5.29</text:p>
          </table:table-cell>
          <table:table-cell table:number-columns-repeated="1001"/>
        </table:table-row>
        <table:table-row table:style-name="ro1">
          <table:table-cell office:value-type="float" office:value="840009" calcext:value-type="float">
            <text:p>840009</text:p>
          </table:table-cell>
          <table:table-cell office:value-type="float" office:value="-17.6144141241336" calcext:value-type="float">
            <text:p>-17.6144141241</text:p>
          </table:table-cell>
          <table:table-cell office:value-type="float" office:value="0.688933807461653" calcext:value-type="float">
            <text:p>0.6889338075</text:p>
          </table:table-cell>
          <table:table-cell office:value-type="float" office:value="0.62180046507898" calcext:value-type="float">
            <text:p>0.6218004651</text:p>
          </table:table-cell>
          <table:table-cell office:value-type="float" office:value="-0.06" calcext:value-type="float">
            <text:p>-0.06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1.429" calcext:value-type="float">
            <text:p>11.429</text:p>
          </table:table-cell>
          <table:table-cell/>
          <table:table-cell table:formula="of:=DEGREES(ACOS(COS(RADIANS([.B93]))*COS(RADIANS([.C93]))))" office:value-type="float" office:value="17.6274549108147" calcext:value-type="float">
            <text:p>17.63</text:p>
          </table:table-cell>
          <table:table-cell table:formula="of:=TAN((ACOS(COS(RADIANS([.B93]))*COS(RADIANS([.C93])))))" office:value-type="float" office:value="0.317746163031878" calcext:value-type="float">
            <text:p>0.3177</text:p>
          </table:table-cell>
          <table:table-cell table:formula="of:=SQRT([.E93]^2+[.F93]^2)" office:value-type="float" office:value="0.134164078649987" calcext:value-type="float">
            <text:p>0.13</text:p>
          </table:table-cell>
          <table:table-cell table:formula="of:=DEGREES(ATAN2([.F93]; [.E93]))" office:value-type="float" office:value="-26.565051177078" calcext:value-type="float">
            <text:p>-26.57</text:p>
          </table:table-cell>
          <table:table-cell table:style-name="ce9" table:formula="of:=SQRT([.T93])" office:value-type="float" office:value="4.76619244547817" calcext:value-type="float">
            <text:p>4.77</text:p>
          </table:table-cell>
          <table:table-cell table:style-name="ce8" table:formula="of:=DEGREES(ATAN( (-SIN (RADIANS ([.C93])) * COS(RADIANS([.B93]))) / (COS (RADIANS ([.C93])) * SIN(RADIANS([.B93]))) ))" office:value-type="float" office:value="2.16896825925477" calcext:value-type="float">
            <text:p>2.17</text:p>
          </table:table-cell>
          <table:table-cell table:style-name="ce11" table:formula="of:=SQRT([.U93]^2+[.V93]^2)" office:value-type="float" office:value="4.88426156035053" calcext:value-type="float">
            <text:p>4.88</text:p>
          </table:table-cell>
          <table:table-cell table:style-name="ce8" table:formula="of:=DEGREES(ATAN2([.V93];[.U93]))" office:value-type="float" office:value="88.5876671570135" calcext:value-type="float">
            <text:p>88.59</text:p>
          </table:table-cell>
          <table:table-cell table:style-name="ce8"/>
          <table:table-cell table:style-name="ce13" table:formula="of:=[.K93]*15" office:value-type="float" office:value="4.76619244547817" calcext:value-type="float">
            <text:p>4.77</text:p>
          </table:table-cell>
          <table:table-cell table:style-name="ce8" table:formula="of:=[.K93]^2*225" office:value-type="float" office:value="22.7165904273332" calcext:value-type="float">
            <text:p>22.72</text:p>
          </table:table-cell>
          <table:table-cell table:style-name="ce8" table:formula="of:=[.L93]*COS(RADIANS([.M93]))+[.N93]*COS(RADIANS([.O93]))" office:value-type="float" office:value="4.8827777589415" calcext:value-type="float">
            <text:p>4.88</text:p>
          </table:table-cell>
          <table:table-cell table:style-name="ce8" table:formula="of:=[.L93]*SIN(RADIANS([.M93]))+[.N93]*SIN(RADIANS([.O93]))" office:value-type="float" office:value="0.120384163011672" calcext:value-type="float">
            <text:p>0.12</text:p>
          </table:table-cell>
          <table:table-cell office:value-type="float" office:value="5.28823647324442" calcext:value-type="float">
            <text:p>5.29</text:p>
          </table:table-cell>
          <table:table-cell table:number-columns-repeated="1001"/>
        </table:table-row>
        <table:table-row table:style-name="ro1">
          <table:table-cell office:value-type="float" office:value="840259" calcext:value-type="float">
            <text:p>840259</text:p>
          </table:table-cell>
          <table:table-cell office:value-type="float" office:value="-17.667288326046" calcext:value-type="float">
            <text:p>-17.667288326</text:p>
          </table:table-cell>
          <table:table-cell office:value-type="float" office:value="0.657149095272176" calcext:value-type="float">
            <text:p>0.6571490953</text:p>
          </table:table-cell>
          <table:table-cell office:value-type="float" office:value="0.62047748945326" calcext:value-type="float">
            <text:p>0.6204774895</text:p>
          </table:table-cell>
          <table:table-cell office:value-type="float" office:value="-0.07" calcext:value-type="float">
            <text:p>-0.07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1.465" calcext:value-type="float">
            <text:p>11.465</text:p>
          </table:table-cell>
          <table:table-cell/>
          <table:table-cell table:formula="of:=DEGREES(ACOS(COS(RADIANS([.B94]))*COS(RADIANS([.C94]))))" office:value-type="float" office:value="17.6791161342113" calcext:value-type="float">
            <text:p>17.68</text:p>
          </table:table-cell>
          <table:table-cell table:formula="of:=TAN((ACOS(COS(RADIANS([.B94]))*COS(RADIANS([.C94])))))" office:value-type="float" office:value="0.318739140033836" calcext:value-type="float">
            <text:p>0.3187</text:p>
          </table:table-cell>
          <table:table-cell table:formula="of:=SQRT([.E94]^2+[.F94]^2)" office:value-type="float" office:value="0.138924439894498" calcext:value-type="float">
            <text:p>0.14</text:p>
          </table:table-cell>
          <table:table-cell table:formula="of:=DEGREES(ATAN2([.F94]; [.E94]))" office:value-type="float" office:value="-30.2564371635293" calcext:value-type="float">
            <text:p>-30.26</text:p>
          </table:table-cell>
          <table:table-cell table:style-name="ce9" table:formula="of:=SQRT([.T94])" office:value-type="float" office:value="4.78108710050755" calcext:value-type="float">
            <text:p>4.78</text:p>
          </table:table-cell>
          <table:table-cell table:style-name="ce8" table:formula="of:=DEGREES(ATAN( (-SIN (RADIANS ([.C94])) * COS(RADIANS([.B94]))) / (COS (RADIANS ([.C94])) * SIN(RADIANS([.B94]))) ))" office:value-type="float" office:value="2.06238565081128" calcext:value-type="float">
            <text:p>2.06</text:p>
          </table:table-cell>
          <table:table-cell table:style-name="ce11" table:formula="of:=SQRT([.U94]^2+[.V94]^2)" office:value-type="float" office:value="4.89905328310532" calcext:value-type="float">
            <text:p>4.90</text:p>
          </table:table-cell>
          <table:table-cell table:style-name="ce8" table:formula="of:=DEGREES(ATAN2([.V94];[.U94]))" office:value-type="float" office:value="88.8062928878734" calcext:value-type="float">
            <text:p>88.81</text:p>
          </table:table-cell>
          <table:table-cell table:style-name="ce8"/>
          <table:table-cell table:style-name="ce13" table:formula="of:=[.K94]*15" office:value-type="float" office:value="4.78108710050755" calcext:value-type="float">
            <text:p>4.78</text:p>
          </table:table-cell>
          <table:table-cell table:style-name="ce8" table:formula="of:=[.K94]^2*225" office:value-type="float" office:value="22.8587938626396" calcext:value-type="float">
            <text:p>22.86</text:p>
          </table:table-cell>
          <table:table-cell table:style-name="ce8" table:formula="of:=[.L94]*COS(RADIANS([.M94]))+[.N94]*COS(RADIANS([.O94]))" office:value-type="float" office:value="4.89799007872779" calcext:value-type="float">
            <text:p>4.90</text:p>
          </table:table-cell>
          <table:table-cell table:style-name="ce8" table:formula="of:=[.L94]*SIN(RADIANS([.M94]))+[.N94]*SIN(RADIANS([.O94]))" office:value-type="float" office:value="0.102060077352315" calcext:value-type="float">
            <text:p>0.10</text:p>
          </table:table-cell>
          <table:table-cell office:value-type="float" office:value="5.30373484026338" calcext:value-type="float">
            <text:p>5.30</text:p>
          </table:table-cell>
          <table:table-cell table:number-columns-repeated="1001"/>
        </table:table-row>
        <table:table-row table:style-name="ro1">
          <table:table-cell office:value-type="float" office:value="840259" calcext:value-type="float">
            <text:p>840259</text:p>
          </table:table-cell>
          <table:table-cell office:value-type="float" office:value="-17.667288326046" calcext:value-type="float">
            <text:p>-17.667288326</text:p>
          </table:table-cell>
          <table:table-cell office:value-type="float" office:value="0.657149095272176" calcext:value-type="float">
            <text:p>0.6571490953</text:p>
          </table:table-cell>
          <table:table-cell office:value-type="float" office:value="0.62047748945326" calcext:value-type="float">
            <text:p>0.6204774895</text:p>
          </table:table-cell>
          <table:table-cell office:value-type="float" office:value="-0.07" calcext:value-type="float">
            <text:p>-0.07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1.465" calcext:value-type="float">
            <text:p>11.465</text:p>
          </table:table-cell>
          <table:table-cell/>
          <table:table-cell table:formula="of:=DEGREES(ACOS(COS(RADIANS([.B95]))*COS(RADIANS([.C95]))))" office:value-type="float" office:value="17.6791161342113" calcext:value-type="float">
            <text:p>17.68</text:p>
          </table:table-cell>
          <table:table-cell table:formula="of:=TAN((ACOS(COS(RADIANS([.B95]))*COS(RADIANS([.C95])))))" office:value-type="float" office:value="0.318739140033836" calcext:value-type="float">
            <text:p>0.3187</text:p>
          </table:table-cell>
          <table:table-cell table:formula="of:=SQRT([.E95]^2+[.F95]^2)" office:value-type="float" office:value="0.138924439894498" calcext:value-type="float">
            <text:p>0.14</text:p>
          </table:table-cell>
          <table:table-cell table:formula="of:=DEGREES(ATAN2([.F95]; [.E95]))" office:value-type="float" office:value="-30.2564371635293" calcext:value-type="float">
            <text:p>-30.26</text:p>
          </table:table-cell>
          <table:table-cell table:style-name="ce9" table:formula="of:=SQRT([.T95])" office:value-type="float" office:value="4.78108710050755" calcext:value-type="float">
            <text:p>4.78</text:p>
          </table:table-cell>
          <table:table-cell table:style-name="ce8" table:formula="of:=DEGREES(ATAN( (-SIN (RADIANS ([.C95])) * COS(RADIANS([.B95]))) / (COS (RADIANS ([.C95])) * SIN(RADIANS([.B95]))) ))" office:value-type="float" office:value="2.06238565081128" calcext:value-type="float">
            <text:p>2.06</text:p>
          </table:table-cell>
          <table:table-cell table:style-name="ce11" table:formula="of:=SQRT([.U95]^2+[.V95]^2)" office:value-type="float" office:value="4.89905328310532" calcext:value-type="float">
            <text:p>4.90</text:p>
          </table:table-cell>
          <table:table-cell table:style-name="ce8" table:formula="of:=DEGREES(ATAN2([.V95];[.U95]))" office:value-type="float" office:value="88.8062928878734" calcext:value-type="float">
            <text:p>88.81</text:p>
          </table:table-cell>
          <table:table-cell table:style-name="ce8"/>
          <table:table-cell table:style-name="ce13" table:formula="of:=[.K95]*15" office:value-type="float" office:value="4.78108710050755" calcext:value-type="float">
            <text:p>4.78</text:p>
          </table:table-cell>
          <table:table-cell table:style-name="ce8" table:formula="of:=[.K95]^2*225" office:value-type="float" office:value="22.8587938626396" calcext:value-type="float">
            <text:p>22.86</text:p>
          </table:table-cell>
          <table:table-cell table:style-name="ce8" table:formula="of:=[.L95]*COS(RADIANS([.M95]))+[.N95]*COS(RADIANS([.O95]))" office:value-type="float" office:value="4.89799007872779" calcext:value-type="float">
            <text:p>4.90</text:p>
          </table:table-cell>
          <table:table-cell table:style-name="ce8" table:formula="of:=[.L95]*SIN(RADIANS([.M95]))+[.N95]*SIN(RADIANS([.O95]))" office:value-type="float" office:value="0.102060077352315" calcext:value-type="float">
            <text:p>0.10</text:p>
          </table:table-cell>
          <table:table-cell office:value-type="float" office:value="5.30373484026338" calcext:value-type="float">
            <text:p>5.30</text:p>
          </table:table-cell>
          <table:table-cell table:number-columns-repeated="1001"/>
        </table:table-row>
        <table:table-row table:style-name="ro1">
          <table:table-cell office:value-type="float" office:value="840510" calcext:value-type="float">
            <text:p>840510</text:p>
          </table:table-cell>
          <table:table-cell office:value-type="float" office:value="-17.7817708342719" calcext:value-type="float">
            <text:p>-17.7817708343</text:p>
          </table:table-cell>
          <table:table-cell office:value-type="float" office:value="0.68916726119305" calcext:value-type="float">
            <text:p>0.6891672612</text:p>
          </table:table-cell>
          <table:table-cell office:value-type="float" office:value="0.622942333969988" calcext:value-type="float">
            <text:p>0.622942334</text:p>
          </table:table-cell>
          <table:table-cell office:value-type="float" office:value="-0.1" calcext:value-type="float">
            <text:p>-0.1</text:p>
          </table:table-cell>
          <table:table-cell office:value-type="float" office:value="0.11" calcext:value-type="float">
            <text:p>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1.5" calcext:value-type="float">
            <text:p>11.5</text:p>
          </table:table-cell>
          <table:table-cell/>
          <table:table-cell table:formula="of:=DEGREES(ACOS(COS(RADIANS([.B96]))*COS(RADIANS([.C96]))))" office:value-type="float" office:value="17.79468959697" calcext:value-type="float">
            <text:p>17.79</text:p>
          </table:table-cell>
          <table:table-cell table:formula="of:=TAN((ACOS(COS(RADIANS([.B96]))*COS(RADIANS([.C96])))))" office:value-type="float" office:value="0.320962640433551" calcext:value-type="float">
            <text:p>0.3210</text:p>
          </table:table-cell>
          <table:table-cell table:formula="of:=SQRT([.E96]^2+[.F96]^2)" office:value-type="float" office:value="0.148660687473185" calcext:value-type="float">
            <text:p>0.15</text:p>
          </table:table-cell>
          <table:table-cell table:formula="of:=DEGREES(ATAN2([.F96]; [.E96]))" office:value-type="float" office:value="-42.2736890060937" calcext:value-type="float">
            <text:p>-42.27</text:p>
          </table:table-cell>
          <table:table-cell table:style-name="ce9" table:formula="of:=SQRT([.T96])" office:value-type="float" office:value="4.81443960650326" calcext:value-type="float">
            <text:p>4.81</text:p>
          </table:table-cell>
          <table:table-cell table:style-name="ce8" table:formula="of:=DEGREES(ATAN( (-SIN (RADIANS ([.C96])) * COS(RADIANS([.B96]))) / (COS (RADIANS ([.C96])) * SIN(RADIANS([.B96]))) ))" office:value-type="float" office:value="2.14795017997736" calcext:value-type="float">
            <text:p>2.15</text:p>
          </table:table-cell>
          <table:table-cell table:style-name="ce11" table:formula="of:=SQRT([.U96]^2+[.V96]^2)" office:value-type="float" office:value="4.92171435331359" calcext:value-type="float">
            <text:p>4.92</text:p>
          </table:table-cell>
          <table:table-cell table:style-name="ce8" table:formula="of:=DEGREES(ATAN2([.V96];[.U96]))" office:value-type="float" office:value="89.0634601490789" calcext:value-type="float">
            <text:p>89.06</text:p>
          </table:table-cell>
          <table:table-cell table:style-name="ce8"/>
          <table:table-cell table:style-name="ce13" table:formula="of:=[.K96]*15" office:value-type="float" office:value="4.81443960650326" calcext:value-type="float">
            <text:p>4.81</text:p>
          </table:table-cell>
          <table:table-cell table:style-name="ce8" table:formula="of:=[.K96]^2*225" office:value-type="float" office:value="23.1788287246673" calcext:value-type="float">
            <text:p>23.18</text:p>
          </table:table-cell>
          <table:table-cell table:style-name="ce8" table:formula="of:=[.L96]*COS(RADIANS([.M96]))+[.N96]*COS(RADIANS([.O96]))" office:value-type="float" office:value="4.921056871116" calcext:value-type="float">
            <text:p>4.92</text:p>
          </table:table-cell>
          <table:table-cell table:style-name="ce8" table:formula="of:=[.L96]*SIN(RADIANS([.M96]))+[.N96]*SIN(RADIANS([.O96]))" office:value-type="float" office:value="0.0804453034989874" calcext:value-type="float">
            <text:p>0.08</text:p>
          </table:table-cell>
          <table:table-cell office:value-type="float" office:value="5.33840687909099" calcext:value-type="float">
            <text:p>5.34</text:p>
          </table:table-cell>
          <table:table-cell table:number-columns-repeated="1001"/>
        </table:table-row>
        <table:table-row table:style-name="ro1">
          <table:table-cell office:value-type="float" office:value="840510" calcext:value-type="float">
            <text:p>840510</text:p>
          </table:table-cell>
          <table:table-cell office:value-type="float" office:value="-17.7817708342719" calcext:value-type="float">
            <text:p>-17.7817708343</text:p>
          </table:table-cell>
          <table:table-cell office:value-type="float" office:value="0.68916726119305" calcext:value-type="float">
            <text:p>0.6891672612</text:p>
          </table:table-cell>
          <table:table-cell office:value-type="float" office:value="0.622942333969988" calcext:value-type="float">
            <text:p>0.622942334</text:p>
          </table:table-cell>
          <table:table-cell office:value-type="float" office:value="-0.1" calcext:value-type="float">
            <text:p>-0.1</text:p>
          </table:table-cell>
          <table:table-cell office:value-type="float" office:value="0.11" calcext:value-type="float">
            <text:p>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1.5" calcext:value-type="float">
            <text:p>11.5</text:p>
          </table:table-cell>
          <table:table-cell/>
          <table:table-cell table:formula="of:=DEGREES(ACOS(COS(RADIANS([.B97]))*COS(RADIANS([.C97]))))" office:value-type="float" office:value="17.79468959697" calcext:value-type="float">
            <text:p>17.79</text:p>
          </table:table-cell>
          <table:table-cell table:formula="of:=TAN((ACOS(COS(RADIANS([.B97]))*COS(RADIANS([.C97])))))" office:value-type="float" office:value="0.320962640433551" calcext:value-type="float">
            <text:p>0.3210</text:p>
          </table:table-cell>
          <table:table-cell table:formula="of:=SQRT([.E97]^2+[.F97]^2)" office:value-type="float" office:value="0.148660687473185" calcext:value-type="float">
            <text:p>0.15</text:p>
          </table:table-cell>
          <table:table-cell table:formula="of:=DEGREES(ATAN2([.F97]; [.E97]))" office:value-type="float" office:value="-42.2736890060937" calcext:value-type="float">
            <text:p>-42.27</text:p>
          </table:table-cell>
          <table:table-cell table:style-name="ce9" table:formula="of:=SQRT([.T97])" office:value-type="float" office:value="4.81443960650326" calcext:value-type="float">
            <text:p>4.81</text:p>
          </table:table-cell>
          <table:table-cell table:style-name="ce8" table:formula="of:=DEGREES(ATAN( (-SIN (RADIANS ([.C97])) * COS(RADIANS([.B97]))) / (COS (RADIANS ([.C97])) * SIN(RADIANS([.B97]))) ))" office:value-type="float" office:value="2.14795017997736" calcext:value-type="float">
            <text:p>2.15</text:p>
          </table:table-cell>
          <table:table-cell table:style-name="ce11" table:formula="of:=SQRT([.U97]^2+[.V97]^2)" office:value-type="float" office:value="4.92171435331359" calcext:value-type="float">
            <text:p>4.92</text:p>
          </table:table-cell>
          <table:table-cell table:style-name="ce8" table:formula="of:=DEGREES(ATAN2([.V97];[.U97]))" office:value-type="float" office:value="89.0634601490789" calcext:value-type="float">
            <text:p>89.06</text:p>
          </table:table-cell>
          <table:table-cell table:style-name="ce8"/>
          <table:table-cell table:style-name="ce13" table:formula="of:=[.K97]*15" office:value-type="float" office:value="4.81443960650326" calcext:value-type="float">
            <text:p>4.81</text:p>
          </table:table-cell>
          <table:table-cell table:style-name="ce8" table:formula="of:=[.K97]^2*225" office:value-type="float" office:value="23.1788287246673" calcext:value-type="float">
            <text:p>23.18</text:p>
          </table:table-cell>
          <table:table-cell table:style-name="ce8" table:formula="of:=[.L97]*COS(RADIANS([.M97]))+[.N97]*COS(RADIANS([.O97]))" office:value-type="float" office:value="4.921056871116" calcext:value-type="float">
            <text:p>4.92</text:p>
          </table:table-cell>
          <table:table-cell table:style-name="ce8" table:formula="of:=[.L97]*SIN(RADIANS([.M97]))+[.N97]*SIN(RADIANS([.O97]))" office:value-type="float" office:value="0.0804453034989874" calcext:value-type="float">
            <text:p>0.08</text:p>
          </table:table-cell>
          <table:table-cell office:value-type="float" office:value="5.33840687909099" calcext:value-type="float">
            <text:p>5.34</text:p>
          </table:table-cell>
          <table:table-cell table:number-columns-repeated="1001"/>
        </table:table-row>
        <table:table-row table:style-name="ro1">
          <table:table-cell office:value-type="float" office:value="840760" calcext:value-type="float">
            <text:p>840760</text:p>
          </table:table-cell>
          <table:table-cell office:value-type="float" office:value="-18.0421376454327" calcext:value-type="float">
            <text:p>-18.0421376454</text:p>
          </table:table-cell>
          <table:table-cell office:value-type="float" office:value="0.727489745078699" calcext:value-type="float">
            <text:p>0.7274897451</text:p>
          </table:table-cell>
          <table:table-cell office:value-type="float" office:value="0.621107094156518" calcext:value-type="float">
            <text:p>0.6211070942</text:p>
          </table:table-cell>
          <table:table-cell office:value-type="float" office:value="-0.11" calcext:value-type="float">
            <text:p>-0.11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1.535" calcext:value-type="float">
            <text:p>11.535</text:p>
          </table:table-cell>
          <table:table-cell/>
          <table:table-cell table:formula="of:=DEGREES(ACOS(COS(RADIANS([.B98]))*COS(RADIANS([.C98]))))" office:value-type="float" office:value="18.0563108708159" calcext:value-type="float">
            <text:p>18.06</text:p>
          </table:table-cell>
          <table:table-cell table:formula="of:=TAN((ACOS(COS(RADIANS([.B98]))*COS(RADIANS([.C98])))))" office:value-type="float" office:value="0.326006611795763" calcext:value-type="float">
            <text:p>0.3260</text:p>
          </table:table-cell>
          <table:table-cell table:formula="of:=SQRT([.E98]^2+[.F98]^2)" office:value-type="float" office:value="0.15556349186104" calcext:value-type="float">
            <text:p>0.16</text:p>
          </table:table-cell>
          <table:table-cell table:formula="of:=DEGREES(ATAN2([.F98]; [.E98]))" office:value-type="float" office:value="-45" calcext:value-type="float">
            <text:p>-45.00</text:p>
          </table:table-cell>
          <table:table-cell table:style-name="ce9" table:formula="of:=SQRT([.T98])" office:value-type="float" office:value="4.89009917693644" calcext:value-type="float">
            <text:p>4.89</text:p>
          </table:table-cell>
          <table:table-cell table:style-name="ce8" table:formula="of:=DEGREES(ATAN( (-SIN (RADIANS ([.C98])) * COS(RADIANS([.B98]))) / (COS (RADIANS ([.C98])) * SIN(RADIANS([.B98]))) ))" office:value-type="float" office:value="2.23238270662107" calcext:value-type="float">
            <text:p>2.23</text:p>
          </table:table-cell>
          <table:table-cell table:style-name="ce11" table:formula="of:=SQRT([.U98]^2+[.V98]^2)" office:value-type="float" office:value="4.99703604846423" calcext:value-type="float">
            <text:p>5.00</text:p>
          </table:table-cell>
          <table:table-cell table:style-name="ce8" table:formula="of:=DEGREES(ATAN2([.V98];[.U98]))" office:value-type="float" office:value="89.0771580156945" calcext:value-type="float">
            <text:p>89.08</text:p>
          </table:table-cell>
          <table:table-cell table:style-name="ce8"/>
          <table:table-cell table:style-name="ce13" table:formula="of:=[.K98]*15" office:value-type="float" office:value="4.89009917693644" calcext:value-type="float">
            <text:p>4.89</text:p>
          </table:table-cell>
          <table:table-cell table:style-name="ce8" table:formula="of:=[.K98]^2*225" office:value-type="float" office:value="23.9130699602745" calcext:value-type="float">
            <text:p>23.91</text:p>
          </table:table-cell>
          <table:table-cell table:style-name="ce8" table:formula="of:=[.L98]*COS(RADIANS([.M98]))+[.N98]*COS(RADIANS([.O98]))" office:value-type="float" office:value="4.99638788802257" calcext:value-type="float">
            <text:p>5.00</text:p>
          </table:table-cell>
          <table:table-cell table:style-name="ce8" table:formula="of:=[.L98]*SIN(RADIANS([.M98]))+[.N98]*SIN(RADIANS([.O98]))" office:value-type="float" office:value="0.0804819363110563" calcext:value-type="float">
            <text:p>0.08</text:p>
          </table:table-cell>
          <table:table-cell office:value-type="float" office:value="5.41689326124476" calcext:value-type="float">
            <text:p>5.42</text:p>
          </table:table-cell>
          <table:table-cell table:number-columns-repeated="1001"/>
        </table:table-row>
        <table:table-row table:style-name="ro1">
          <table:table-cell office:value-type="float" office:value="840760" calcext:value-type="float">
            <text:p>840760</text:p>
          </table:table-cell>
          <table:table-cell office:value-type="float" office:value="-18.0421376454327" calcext:value-type="float">
            <text:p>-18.0421376454</text:p>
          </table:table-cell>
          <table:table-cell office:value-type="float" office:value="0.727489745078699" calcext:value-type="float">
            <text:p>0.7274897451</text:p>
          </table:table-cell>
          <table:table-cell office:value-type="float" office:value="0.621107094156518" calcext:value-type="float">
            <text:p>0.6211070942</text:p>
          </table:table-cell>
          <table:table-cell office:value-type="float" office:value="-0.11" calcext:value-type="float">
            <text:p>-0.11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1.535" calcext:value-type="float">
            <text:p>11.535</text:p>
          </table:table-cell>
          <table:table-cell/>
          <table:table-cell table:formula="of:=DEGREES(ACOS(COS(RADIANS([.B99]))*COS(RADIANS([.C99]))))" office:value-type="float" office:value="18.0563108708159" calcext:value-type="float">
            <text:p>18.06</text:p>
          </table:table-cell>
          <table:table-cell table:formula="of:=TAN((ACOS(COS(RADIANS([.B99]))*COS(RADIANS([.C99])))))" office:value-type="float" office:value="0.326006611795763" calcext:value-type="float">
            <text:p>0.3260</text:p>
          </table:table-cell>
          <table:table-cell table:formula="of:=SQRT([.E99]^2+[.F99]^2)" office:value-type="float" office:value="0.15556349186104" calcext:value-type="float">
            <text:p>0.16</text:p>
          </table:table-cell>
          <table:table-cell table:formula="of:=DEGREES(ATAN2([.F99]; [.E99]))" office:value-type="float" office:value="-45" calcext:value-type="float">
            <text:p>-45.00</text:p>
          </table:table-cell>
          <table:table-cell table:style-name="ce9" table:formula="of:=SQRT([.T99])" office:value-type="float" office:value="4.89009917693644" calcext:value-type="float">
            <text:p>4.89</text:p>
          </table:table-cell>
          <table:table-cell table:style-name="ce8" table:formula="of:=DEGREES(ATAN( (-SIN (RADIANS ([.C99])) * COS(RADIANS([.B99]))) / (COS (RADIANS ([.C99])) * SIN(RADIANS([.B99]))) ))" office:value-type="float" office:value="2.23238270662107" calcext:value-type="float">
            <text:p>2.23</text:p>
          </table:table-cell>
          <table:table-cell table:style-name="ce11" table:formula="of:=SQRT([.U99]^2+[.V99]^2)" office:value-type="float" office:value="4.99703604846423" calcext:value-type="float">
            <text:p>5.00</text:p>
          </table:table-cell>
          <table:table-cell table:style-name="ce8" table:formula="of:=DEGREES(ATAN2([.V99];[.U99]))" office:value-type="float" office:value="89.0771580156945" calcext:value-type="float">
            <text:p>89.08</text:p>
          </table:table-cell>
          <table:table-cell table:style-name="ce8"/>
          <table:table-cell table:style-name="ce13" table:formula="of:=[.K99]*15" office:value-type="float" office:value="4.89009917693644" calcext:value-type="float">
            <text:p>4.89</text:p>
          </table:table-cell>
          <table:table-cell table:style-name="ce8" table:formula="of:=[.K99]^2*225" office:value-type="float" office:value="23.9130699602745" calcext:value-type="float">
            <text:p>23.91</text:p>
          </table:table-cell>
          <table:table-cell table:style-name="ce8" table:formula="of:=[.L99]*COS(RADIANS([.M99]))+[.N99]*COS(RADIANS([.O99]))" office:value-type="float" office:value="4.99638788802257" calcext:value-type="float">
            <text:p>5.00</text:p>
          </table:table-cell>
          <table:table-cell table:style-name="ce8" table:formula="of:=[.L99]*SIN(RADIANS([.M99]))+[.N99]*SIN(RADIANS([.O99]))" office:value-type="float" office:value="0.0804819363110563" calcext:value-type="float">
            <text:p>0.08</text:p>
          </table:table-cell>
          <table:table-cell office:value-type="float" office:value="5.41689326124476" calcext:value-type="float">
            <text:p>5.42</text:p>
          </table:table-cell>
          <table:table-cell table:number-columns-repeated="1001"/>
        </table:table-row>
        <table:table-row table:style-name="ro1">
          <table:table-cell office:value-type="float" office:value="841010" calcext:value-type="float">
            <text:p>841010</text:p>
          </table:table-cell>
          <table:table-cell office:value-type="float" office:value="-18.0187100965796" calcext:value-type="float">
            <text:p>-18.0187100966</text:p>
          </table:table-cell>
          <table:table-cell office:value-type="float" office:value="0.714254385931948" calcext:value-type="float">
            <text:p>0.7142543859</text:p>
          </table:table-cell>
          <table:table-cell office:value-type="float" office:value="0.617903308548959" calcext:value-type="float">
            <text:p>0.6179033085</text:p>
          </table:table-cell>
          <table:table-cell office:value-type="float" office:value="-0.1" calcext:value-type="float">
            <text:p>-0.1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1.569" calcext:value-type="float">
            <text:p>11.569</text:p>
          </table:table-cell>
          <table:table-cell/>
          <table:table-cell table:formula="of:=DEGREES(ACOS(COS(RADIANS([.B100]))*COS(RADIANS([.C100]))))" office:value-type="float" office:value="18.0323914741394" calcext:value-type="float">
            <text:p>18.03</text:p>
          </table:table-cell>
          <table:table-cell table:formula="of:=TAN((ACOS(COS(RADIANS([.B100]))*COS(RADIANS([.C100])))))" office:value-type="float" office:value="0.325544833311193" calcext:value-type="float">
            <text:p>0.3255</text:p>
          </table:table-cell>
          <table:table-cell table:formula="of:=SQRT([.E100]^2+[.F100]^2)" office:value-type="float" office:value="0.148660687473185" calcext:value-type="float">
            <text:p>0.15</text:p>
          </table:table-cell>
          <table:table-cell table:formula="of:=DEGREES(ATAN2([.F100]; [.E100]))" office:value-type="float" office:value="-42.2736890060937" calcext:value-type="float">
            <text:p>-42.27</text:p>
          </table:table-cell>
          <table:table-cell table:style-name="ce9" table:formula="of:=SQRT([.T100])" office:value-type="float" office:value="4.88317249966789" calcext:value-type="float">
            <text:p>4.88</text:p>
          </table:table-cell>
          <table:table-cell table:style-name="ce8" table:formula="of:=DEGREES(ATAN( (-SIN (RADIANS ([.C100])) * COS(RADIANS([.B100]))) / (COS (RADIANS ([.C100])) * SIN(RADIANS([.B100]))) ))" office:value-type="float" office:value="2.19484838841081" calcext:value-type="float">
            <text:p>2.19</text:p>
          </table:table-cell>
          <table:table-cell table:style-name="ce11" table:formula="of:=SQRT([.U100]^2+[.V100]^2)" office:value-type="float" office:value="4.99034872089397" calcext:value-type="float">
            <text:p>4.99</text:p>
          </table:table-cell>
          <table:table-cell table:style-name="ce8" table:formula="of:=DEGREES(ATAN2([.V100];[.U100]))" office:value-type="float" office:value="89.0008960956175" calcext:value-type="float">
            <text:p>89.00</text:p>
          </table:table-cell>
          <table:table-cell table:style-name="ce8"/>
          <table:table-cell table:style-name="ce13" table:formula="of:=[.K100]*15" office:value-type="float" office:value="4.88317249966789" calcext:value-type="float">
            <text:p>4.88</text:p>
          </table:table-cell>
          <table:table-cell table:style-name="ce8" table:formula="of:=[.K100]^2*225" office:value-type="float" office:value="23.8453736615128" calcext:value-type="float">
            <text:p>23.85</text:p>
          </table:table-cell>
          <table:table-cell table:style-name="ce8" table:formula="of:=[.L100]*COS(RADIANS([.M100]))+[.N100]*COS(RADIANS([.O100]))" office:value-type="float" office:value="4.98959002813028" calcext:value-type="float">
            <text:p>4.99</text:p>
          </table:table-cell>
          <table:table-cell table:style-name="ce8" table:formula="of:=[.L100]*SIN(RADIANS([.M100]))+[.N100]*SIN(RADIANS([.O100]))" office:value-type="float" office:value="0.0870155578668476" calcext:value-type="float">
            <text:p>0.09</text:p>
          </table:table-cell>
          <table:table-cell office:value-type="float" office:value="5.40971744224182" calcext:value-type="float">
            <text:p>5.41</text:p>
          </table:table-cell>
          <table:table-cell table:number-columns-repeated="1001"/>
        </table:table-row>
        <table:table-row table:style-name="ro1">
          <table:table-cell office:value-type="float" office:value="841010" calcext:value-type="float">
            <text:p>841010</text:p>
          </table:table-cell>
          <table:table-cell office:value-type="float" office:value="-18.0187100965796" calcext:value-type="float">
            <text:p>-18.0187100966</text:p>
          </table:table-cell>
          <table:table-cell office:value-type="float" office:value="0.714254385931948" calcext:value-type="float">
            <text:p>0.7142543859</text:p>
          </table:table-cell>
          <table:table-cell office:value-type="float" office:value="0.617903308548959" calcext:value-type="float">
            <text:p>0.6179033085</text:p>
          </table:table-cell>
          <table:table-cell office:value-type="float" office:value="-0.1" calcext:value-type="float">
            <text:p>-0.1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1.569" calcext:value-type="float">
            <text:p>11.569</text:p>
          </table:table-cell>
          <table:table-cell/>
          <table:table-cell table:formula="of:=DEGREES(ACOS(COS(RADIANS([.B101]))*COS(RADIANS([.C101]))))" office:value-type="float" office:value="18.0323914741394" calcext:value-type="float">
            <text:p>18.03</text:p>
          </table:table-cell>
          <table:table-cell table:formula="of:=TAN((ACOS(COS(RADIANS([.B101]))*COS(RADIANS([.C101])))))" office:value-type="float" office:value="0.325544833311193" calcext:value-type="float">
            <text:p>0.3255</text:p>
          </table:table-cell>
          <table:table-cell table:formula="of:=SQRT([.E101]^2+[.F101]^2)" office:value-type="float" office:value="0.148660687473185" calcext:value-type="float">
            <text:p>0.15</text:p>
          </table:table-cell>
          <table:table-cell table:formula="of:=DEGREES(ATAN2([.F101]; [.E101]))" office:value-type="float" office:value="-42.2736890060937" calcext:value-type="float">
            <text:p>-42.27</text:p>
          </table:table-cell>
          <table:table-cell table:style-name="ce9" table:formula="of:=SQRT([.T101])" office:value-type="float" office:value="4.88317249966789" calcext:value-type="float">
            <text:p>4.88</text:p>
          </table:table-cell>
          <table:table-cell table:style-name="ce8" table:formula="of:=DEGREES(ATAN( (-SIN (RADIANS ([.C101])) * COS(RADIANS([.B101]))) / (COS (RADIANS ([.C101])) * SIN(RADIANS([.B101]))) ))" office:value-type="float" office:value="2.19484838841081" calcext:value-type="float">
            <text:p>2.19</text:p>
          </table:table-cell>
          <table:table-cell table:style-name="ce11" table:formula="of:=SQRT([.U101]^2+[.V101]^2)" office:value-type="float" office:value="4.99034872089397" calcext:value-type="float">
            <text:p>4.99</text:p>
          </table:table-cell>
          <table:table-cell table:style-name="ce8" table:formula="of:=DEGREES(ATAN2([.V101];[.U101]))" office:value-type="float" office:value="89.0008960956175" calcext:value-type="float">
            <text:p>89.00</text:p>
          </table:table-cell>
          <table:table-cell table:style-name="ce8"/>
          <table:table-cell table:style-name="ce13" table:formula="of:=[.K101]*15" office:value-type="float" office:value="4.88317249966789" calcext:value-type="float">
            <text:p>4.88</text:p>
          </table:table-cell>
          <table:table-cell table:style-name="ce8" table:formula="of:=[.K101]^2*225" office:value-type="float" office:value="23.8453736615128" calcext:value-type="float">
            <text:p>23.85</text:p>
          </table:table-cell>
          <table:table-cell table:style-name="ce8" table:formula="of:=[.L101]*COS(RADIANS([.M101]))+[.N101]*COS(RADIANS([.O101]))" office:value-type="float" office:value="4.98959002813028" calcext:value-type="float">
            <text:p>4.99</text:p>
          </table:table-cell>
          <table:table-cell table:style-name="ce8" table:formula="of:=[.L101]*SIN(RADIANS([.M101]))+[.N101]*SIN(RADIANS([.O101]))" office:value-type="float" office:value="0.0870155578668476" calcext:value-type="float">
            <text:p>0.09</text:p>
          </table:table-cell>
          <table:table-cell office:value-type="float" office:value="5.40971744224182" calcext:value-type="float">
            <text:p>5.41</text:p>
          </table:table-cell>
          <table:table-cell table:number-columns-repeated="1001"/>
        </table:table-row>
        <table:table-row table:style-name="ro1">
          <table:table-cell office:value-type="float" office:value="841260" calcext:value-type="float">
            <text:p>841260</text:p>
          </table:table-cell>
          <table:table-cell office:value-type="float" office:value="-17.9170205326691" calcext:value-type="float">
            <text:p>-17.9170205327</text:p>
          </table:table-cell>
          <table:table-cell office:value-type="float" office:value="0.650249110106582" calcext:value-type="float">
            <text:p>0.6502491101</text:p>
          </table:table-cell>
          <table:table-cell office:value-type="float" office:value="0.613076232435611" calcext:value-type="float">
            <text:p>0.6130762324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3" calcext:value-type="float">
            <text:p>-0.13</text:p>
          </table:table-cell>
          <table:table-cell office:value-type="float" office:value="11.604" calcext:value-type="float">
            <text:p>11.604</text:p>
          </table:table-cell>
          <table:table-cell/>
          <table:table-cell table:formula="of:=DEGREES(ACOS(COS(RADIANS([.B102]))*COS(RADIANS([.C102]))))" office:value-type="float" office:value="17.9284292527224" calcext:value-type="float">
            <text:p>17.93</text:p>
          </table:table-cell>
          <table:table-cell table:formula="of:=TAN((ACOS(COS(RADIANS([.B102]))*COS(RADIANS([.C102])))))" office:value-type="float" office:value="0.323539234850885" calcext:value-type="float">
            <text:p>0.3235</text:p>
          </table:table-cell>
          <table:table-cell table:formula="of:=SQRT([.E102]^2+[.F102]^2)" office:value-type="float" office:value="0.14142135623731" calcext:value-type="float">
            <text:p>0.14</text:p>
          </table:table-cell>
          <table:table-cell table:formula="of:=DEGREES(ATAN2([.F102]; [.E102]))" office:value-type="float" office:value="-45" calcext:value-type="float">
            <text:p>-45.00</text:p>
          </table:table-cell>
          <table:table-cell table:style-name="ce9" table:formula="of:=SQRT([.T102])" office:value-type="float" office:value="4.85308852276328" calcext:value-type="float">
            <text:p>4.85</text:p>
          </table:table-cell>
          <table:table-cell table:style-name="ce8" table:formula="of:=DEGREES(ATAN( (-SIN (RADIANS ([.C102])) * COS(RADIANS([.B102]))) / (COS (RADIANS ([.C102])) * SIN(RADIANS([.B102]))) ))" office:value-type="float" office:value="2.01042795650122" calcext:value-type="float">
            <text:p>2.01</text:p>
          </table:table-cell>
          <table:table-cell table:style-name="ce11" table:formula="of:=SQRT([.U102]^2+[.V102]^2)" office:value-type="float" office:value="4.95059974581776" calcext:value-type="float">
            <text:p>4.95</text:p>
          </table:table-cell>
          <table:table-cell table:style-name="ce8" table:formula="of:=DEGREES(ATAN2([.V102];[.U102]))" office:value-type="float" office:value="89.1868985124033" calcext:value-type="float">
            <text:p>89.19</text:p>
          </table:table-cell>
          <table:table-cell table:style-name="ce8"/>
          <table:table-cell table:style-name="ce13" table:formula="of:=[.K102]*15" office:value-type="float" office:value="4.85308852276328" calcext:value-type="float">
            <text:p>4.85</text:p>
          </table:table-cell>
          <table:table-cell table:style-name="ce8" table:formula="of:=[.K102]^2*225" office:value-type="float" office:value="23.5524682097766" calcext:value-type="float">
            <text:p>23.55</text:p>
          </table:table-cell>
          <table:table-cell table:style-name="ce8" table:formula="of:=[.L102]*COS(RADIANS([.M102]))+[.N102]*COS(RADIANS([.O102]))" office:value-type="float" office:value="4.95010124626009" calcext:value-type="float">
            <text:p>4.95</text:p>
          </table:table-cell>
          <table:table-cell table:style-name="ce8" table:formula="of:=[.L102]*SIN(RADIANS([.M102]))+[.N102]*SIN(RADIANS([.O102]))" office:value-type="float" office:value="0.0702530786888121" calcext:value-type="float">
            <text:p>0.07</text:p>
          </table:table-cell>
          <table:table-cell office:value-type="float" office:value="5.37852877581673" calcext:value-type="float">
            <text:p>5.38</text:p>
          </table:table-cell>
          <table:table-cell table:number-columns-repeated="1001"/>
        </table:table-row>
        <table:table-row table:style-name="ro1">
          <table:table-cell office:value-type="float" office:value="841260" calcext:value-type="float">
            <text:p>841260</text:p>
          </table:table-cell>
          <table:table-cell office:value-type="float" office:value="-17.9170205326691" calcext:value-type="float">
            <text:p>-17.9170205327</text:p>
          </table:table-cell>
          <table:table-cell office:value-type="float" office:value="0.650249110106582" calcext:value-type="float">
            <text:p>0.6502491101</text:p>
          </table:table-cell>
          <table:table-cell office:value-type="float" office:value="0.613076232435611" calcext:value-type="float">
            <text:p>0.6130762324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3" calcext:value-type="float">
            <text:p>-0.13</text:p>
          </table:table-cell>
          <table:table-cell office:value-type="float" office:value="11.604" calcext:value-type="float">
            <text:p>11.604</text:p>
          </table:table-cell>
          <table:table-cell/>
          <table:table-cell table:formula="of:=DEGREES(ACOS(COS(RADIANS([.B103]))*COS(RADIANS([.C103]))))" office:value-type="float" office:value="17.9284292527224" calcext:value-type="float">
            <text:p>17.93</text:p>
          </table:table-cell>
          <table:table-cell table:formula="of:=TAN((ACOS(COS(RADIANS([.B103]))*COS(RADIANS([.C103])))))" office:value-type="float" office:value="0.323539234850885" calcext:value-type="float">
            <text:p>0.3235</text:p>
          </table:table-cell>
          <table:table-cell table:formula="of:=SQRT([.E103]^2+[.F103]^2)" office:value-type="float" office:value="0.14142135623731" calcext:value-type="float">
            <text:p>0.14</text:p>
          </table:table-cell>
          <table:table-cell table:formula="of:=DEGREES(ATAN2([.F103]; [.E103]))" office:value-type="float" office:value="-45" calcext:value-type="float">
            <text:p>-45.00</text:p>
          </table:table-cell>
          <table:table-cell table:style-name="ce9" table:formula="of:=SQRT([.T103])" office:value-type="float" office:value="4.85308852276328" calcext:value-type="float">
            <text:p>4.85</text:p>
          </table:table-cell>
          <table:table-cell table:style-name="ce8" table:formula="of:=DEGREES(ATAN( (-SIN (RADIANS ([.C103])) * COS(RADIANS([.B103]))) / (COS (RADIANS ([.C103])) * SIN(RADIANS([.B103]))) ))" office:value-type="float" office:value="2.01042795650122" calcext:value-type="float">
            <text:p>2.01</text:p>
          </table:table-cell>
          <table:table-cell table:style-name="ce11" table:formula="of:=SQRT([.U103]^2+[.V103]^2)" office:value-type="float" office:value="4.95059974581776" calcext:value-type="float">
            <text:p>4.95</text:p>
          </table:table-cell>
          <table:table-cell table:style-name="ce8" table:formula="of:=DEGREES(ATAN2([.V103];[.U103]))" office:value-type="float" office:value="89.1868985124033" calcext:value-type="float">
            <text:p>89.19</text:p>
          </table:table-cell>
          <table:table-cell table:style-name="ce8"/>
          <table:table-cell table:style-name="ce13" table:formula="of:=[.K103]*15" office:value-type="float" office:value="4.85308852276328" calcext:value-type="float">
            <text:p>4.85</text:p>
          </table:table-cell>
          <table:table-cell table:style-name="ce8" table:formula="of:=[.K103]^2*225" office:value-type="float" office:value="23.5524682097766" calcext:value-type="float">
            <text:p>23.55</text:p>
          </table:table-cell>
          <table:table-cell table:style-name="ce8" table:formula="of:=[.L103]*COS(RADIANS([.M103]))+[.N103]*COS(RADIANS([.O103]))" office:value-type="float" office:value="4.95010124626009" calcext:value-type="float">
            <text:p>4.95</text:p>
          </table:table-cell>
          <table:table-cell table:style-name="ce8" table:formula="of:=[.L103]*SIN(RADIANS([.M103]))+[.N103]*SIN(RADIANS([.O103]))" office:value-type="float" office:value="0.0702530786888121" calcext:value-type="float">
            <text:p>0.07</text:p>
          </table:table-cell>
          <table:table-cell office:value-type="float" office:value="5.37852877581673" calcext:value-type="float">
            <text:p>5.38</text:p>
          </table:table-cell>
          <table:table-cell table:number-columns-repeated="1001"/>
        </table:table-row>
        <table:table-row table:style-name="ro1">
          <table:table-cell office:value-type="float" office:value="841509" calcext:value-type="float">
            <text:p>841509</text:p>
          </table:table-cell>
          <table:table-cell office:value-type="float" office:value="-17.9044342015761" calcext:value-type="float">
            <text:p>-17.9044342016</text:p>
          </table:table-cell>
          <table:table-cell office:value-type="float" office:value="0.724768448302978" calcext:value-type="float">
            <text:p>0.7247684483</text:p>
          </table:table-cell>
          <table:table-cell office:value-type="float" office:value="0.610249227810313" calcext:value-type="float">
            <text:p>0.6102492278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office:value-type="float" office:value="-0.13" calcext:value-type="float">
            <text:p>-0.13</text:p>
          </table:table-cell>
          <table:table-cell office:value-type="float" office:value="11.639" calcext:value-type="float">
            <text:p>11.639</text:p>
          </table:table-cell>
          <table:table-cell/>
          <table:table-cell table:formula="of:=DEGREES(ACOS(COS(RADIANS([.B104]))*COS(RADIANS([.C104]))))" office:value-type="float" office:value="17.9186172048742" calcext:value-type="float">
            <text:p>17.92</text:p>
          </table:table-cell>
          <table:table-cell table:formula="of:=TAN((ACOS(COS(RADIANS([.B104]))*COS(RADIANS([.C104])))))" office:value-type="float" office:value="0.32335006647769" calcext:value-type="float">
            <text:p>0.3234</text:p>
          </table:table-cell>
          <table:table-cell table:formula="of:=SQRT([.E104]^2+[.F104]^2)" office:value-type="float" office:value="0.142126704035519" calcext:value-type="float">
            <text:p>0.14</text:p>
          </table:table-cell>
          <table:table-cell table:formula="of:=DEGREES(ATAN2([.F104]; [.E104]))" office:value-type="float" office:value="-50.7105931374996" calcext:value-type="float">
            <text:p>-50.71</text:p>
          </table:table-cell>
          <table:table-cell table:style-name="ce9" table:formula="of:=SQRT([.T104])" office:value-type="float" office:value="4.85025099716535" calcext:value-type="float">
            <text:p>4.85</text:p>
          </table:table-cell>
          <table:table-cell table:style-name="ce8" table:formula="of:=DEGREES(ATAN( (-SIN (RADIANS ([.C104])) * COS(RADIANS([.B104]))) / (COS (RADIANS ([.C104])) * SIN(RADIANS([.B104]))) ))" office:value-type="float" office:value="2.24230688055257" calcext:value-type="float">
            <text:p>2.24</text:p>
          </table:table-cell>
          <table:table-cell table:style-name="ce11" table:formula="of:=SQRT([.U104]^2+[.V104]^2)" office:value-type="float" office:value="4.93718160446987" calcext:value-type="float">
            <text:p>4.94</text:p>
          </table:table-cell>
          <table:table-cell table:style-name="ce8" table:formula="of:=DEGREES(ATAN2([.V104];[.U104]))" office:value-type="float" office:value="89.0742414047773" calcext:value-type="float">
            <text:p>89.07</text:p>
          </table:table-cell>
          <table:table-cell table:style-name="ce8"/>
          <table:table-cell table:style-name="ce13" table:formula="of:=[.K104]*15" office:value-type="float" office:value="4.85025099716535" calcext:value-type="float">
            <text:p>4.85</text:p>
          </table:table-cell>
          <table:table-cell table:style-name="ce8" table:formula="of:=[.K104]^2*225" office:value-type="float" office:value="23.5249347355034" calcext:value-type="float">
            <text:p>23.52</text:p>
          </table:table-cell>
          <table:table-cell table:style-name="ce8" table:formula="of:=[.L104]*COS(RADIANS([.M104]))+[.N104]*COS(RADIANS([.O104]))" office:value-type="float" office:value="4.93653715347377" calcext:value-type="float">
            <text:p>4.94</text:p>
          </table:table-cell>
          <table:table-cell table:style-name="ce8" table:formula="of:=[.L104]*SIN(RADIANS([.M104]))+[.N104]*SIN(RADIANS([.O104]))" office:value-type="float" office:value="0.0797692164229329" calcext:value-type="float">
            <text:p>0.08</text:p>
          </table:table-cell>
          <table:table-cell office:value-type="float" office:value="5.37558516146226" calcext:value-type="float">
            <text:p>5.38</text:p>
          </table:table-cell>
          <table:table-cell table:number-columns-repeated="1001"/>
        </table:table-row>
        <table:table-row table:style-name="ro1">
          <table:table-cell office:value-type="float" office:value="841509" calcext:value-type="float">
            <text:p>841509</text:p>
          </table:table-cell>
          <table:table-cell office:value-type="float" office:value="-17.9044342015761" calcext:value-type="float">
            <text:p>-17.9044342016</text:p>
          </table:table-cell>
          <table:table-cell office:value-type="float" office:value="0.724768448302978" calcext:value-type="float">
            <text:p>0.7247684483</text:p>
          </table:table-cell>
          <table:table-cell office:value-type="float" office:value="0.610249227810313" calcext:value-type="float">
            <text:p>0.6102492278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office:value-type="float" office:value="-0.13" calcext:value-type="float">
            <text:p>-0.13</text:p>
          </table:table-cell>
          <table:table-cell office:value-type="float" office:value="11.639" calcext:value-type="float">
            <text:p>11.639</text:p>
          </table:table-cell>
          <table:table-cell/>
          <table:table-cell table:formula="of:=DEGREES(ACOS(COS(RADIANS([.B105]))*COS(RADIANS([.C105]))))" office:value-type="float" office:value="17.9186172048742" calcext:value-type="float">
            <text:p>17.92</text:p>
          </table:table-cell>
          <table:table-cell table:formula="of:=TAN((ACOS(COS(RADIANS([.B105]))*COS(RADIANS([.C105])))))" office:value-type="float" office:value="0.32335006647769" calcext:value-type="float">
            <text:p>0.3234</text:p>
          </table:table-cell>
          <table:table-cell table:formula="of:=SQRT([.E105]^2+[.F105]^2)" office:value-type="float" office:value="0.142126704035519" calcext:value-type="float">
            <text:p>0.14</text:p>
          </table:table-cell>
          <table:table-cell table:formula="of:=DEGREES(ATAN2([.F105]; [.E105]))" office:value-type="float" office:value="-50.7105931374996" calcext:value-type="float">
            <text:p>-50.71</text:p>
          </table:table-cell>
          <table:table-cell table:style-name="ce9" table:formula="of:=SQRT([.T105])" office:value-type="float" office:value="4.85025099716535" calcext:value-type="float">
            <text:p>4.85</text:p>
          </table:table-cell>
          <table:table-cell table:style-name="ce8" table:formula="of:=DEGREES(ATAN( (-SIN (RADIANS ([.C105])) * COS(RADIANS([.B105]))) / (COS (RADIANS ([.C105])) * SIN(RADIANS([.B105]))) ))" office:value-type="float" office:value="2.24230688055257" calcext:value-type="float">
            <text:p>2.24</text:p>
          </table:table-cell>
          <table:table-cell table:style-name="ce11" table:formula="of:=SQRT([.U105]^2+[.V105]^2)" office:value-type="float" office:value="4.93718160446987" calcext:value-type="float">
            <text:p>4.94</text:p>
          </table:table-cell>
          <table:table-cell table:style-name="ce8" table:formula="of:=DEGREES(ATAN2([.V105];[.U105]))" office:value-type="float" office:value="89.0742414047773" calcext:value-type="float">
            <text:p>89.07</text:p>
          </table:table-cell>
          <table:table-cell table:style-name="ce8"/>
          <table:table-cell table:style-name="ce13" table:formula="of:=[.K105]*15" office:value-type="float" office:value="4.85025099716535" calcext:value-type="float">
            <text:p>4.85</text:p>
          </table:table-cell>
          <table:table-cell table:style-name="ce8" table:formula="of:=[.K105]^2*225" office:value-type="float" office:value="23.5249347355034" calcext:value-type="float">
            <text:p>23.52</text:p>
          </table:table-cell>
          <table:table-cell table:style-name="ce8" table:formula="of:=[.L105]*COS(RADIANS([.M105]))+[.N105]*COS(RADIANS([.O105]))" office:value-type="float" office:value="4.93653715347377" calcext:value-type="float">
            <text:p>4.94</text:p>
          </table:table-cell>
          <table:table-cell table:style-name="ce8" table:formula="of:=[.L105]*SIN(RADIANS([.M105]))+[.N105]*SIN(RADIANS([.O105]))" office:value-type="float" office:value="0.0797692164229329" calcext:value-type="float">
            <text:p>0.08</text:p>
          </table:table-cell>
          <table:table-cell office:value-type="float" office:value="5.37558516146226" calcext:value-type="float">
            <text:p>5.38</text:p>
          </table:table-cell>
          <table:table-cell table:number-columns-repeated="1001"/>
        </table:table-row>
        <table:table-row table:style-name="ro1">
          <table:table-cell office:value-type="float" office:value="841759" calcext:value-type="float">
            <text:p>841759</text:p>
          </table:table-cell>
          <table:table-cell office:value-type="float" office:value="-18.0850380636096" calcext:value-type="float">
            <text:p>-18.0850380636</text:p>
          </table:table-cell>
          <table:table-cell office:value-type="float" office:value="0.848275290608881" calcext:value-type="float">
            <text:p>0.8482752906</text:p>
          </table:table-cell>
          <table:table-cell office:value-type="float" office:value="0.608221088513642" calcext:value-type="float">
            <text:p>0.6082210885</text:p>
          </table:table-cell>
          <table:table-cell office:value-type="float" office:value="-0.35" calcext:value-type="float">
            <text:p>-0.35</text:p>
          </table:table-cell>
          <table:table-cell office:value-type="float" office:value="0.08" calcext:value-type="float">
            <text:p>0.08</text:p>
          </table:table-cell>
          <table:table-cell office:value-type="float" office:value="-0.12" calcext:value-type="float">
            <text:p>-0.12</text:p>
          </table:table-cell>
          <table:table-cell office:value-type="float" office:value="11.674" calcext:value-type="float">
            <text:p>11.674</text:p>
          </table:table-cell>
          <table:table-cell/>
          <table:table-cell table:formula="of:=DEGREES(ACOS(COS(RADIANS([.B106]))*COS(RADIANS([.C106]))))" office:value-type="float" office:value="18.1042568198452" calcext:value-type="float">
            <text:p>18.10</text:p>
          </table:table-cell>
          <table:table-cell table:formula="of:=TAN((ACOS(COS(RADIANS([.B106]))*COS(RADIANS([.C106])))))" office:value-type="float" office:value="0.326932616229764" calcext:value-type="float">
            <text:p>0.3269</text:p>
          </table:table-cell>
          <table:table-cell table:formula="of:=SQRT([.E106]^2+[.F106]^2)" office:value-type="float" office:value="0.359026461420325" calcext:value-type="float">
            <text:p>0.36</text:p>
          </table:table-cell>
          <table:table-cell table:formula="of:=DEGREES(ATAN2([.F106]; [.E106]))" office:value-type="float" office:value="-77.1249984403875" calcext:value-type="float">
            <text:p>-77.12</text:p>
          </table:table-cell>
          <table:table-cell table:style-name="ce9" table:formula="of:=SQRT([.T106])" office:value-type="float" office:value="4.90398924344646" calcext:value-type="float">
            <text:p>4.90</text:p>
          </table:table-cell>
          <table:table-cell table:style-name="ce8" table:formula="of:=DEGREES(ATAN( (-SIN (RADIANS ([.C106])) * COS(RADIANS([.B106]))) / (COS (RADIANS ([.C106])) * SIN(RADIANS([.B106]))) ))" office:value-type="float" office:value="2.59601026464596" calcext:value-type="float">
            <text:p>2.60</text:p>
          </table:table-cell>
          <table:table-cell table:style-name="ce11" table:formula="of:=SQRT([.U106]^2+[.V106]^2)" office:value-type="float" office:value="4.98059841730028" calcext:value-type="float">
            <text:p>4.98</text:p>
          </table:table-cell>
          <table:table-cell table:style-name="ce8" table:formula="of:=DEGREES(ATAN2([.V106];[.U106]))" office:value-type="float" office:value="91.4712844729113" calcext:value-type="float">
            <text:p>91.47</text:p>
          </table:table-cell>
          <table:table-cell table:style-name="ce8"/>
          <table:table-cell table:style-name="ce13" table:formula="of:=[.K106]*15" office:value-type="float" office:value="4.90398924344646" calcext:value-type="float">
            <text:p>4.90</text:p>
          </table:table-cell>
          <table:table-cell table:style-name="ce8" table:formula="of:=[.K106]^2*225" office:value-type="float" office:value="24.0491104998386" calcext:value-type="float">
            <text:p>24.05</text:p>
          </table:table-cell>
          <table:table-cell table:style-name="ce8" table:formula="of:=[.L106]*COS(RADIANS([.M106]))+[.N106]*COS(RADIANS([.O106]))" office:value-type="float" office:value="4.97895640765225" calcext:value-type="float">
            <text:p>4.98</text:p>
          </table:table-cell>
          <table:table-cell table:style-name="ce8" table:formula="of:=[.L106]*SIN(RADIANS([.M106]))+[.N106]*SIN(RADIANS([.O106]))" office:value-type="float" office:value="-0.127881527644466" calcext:value-type="float">
            <text:p>-0.13</text:p>
          </table:table-cell>
          <table:table-cell office:value-type="float" office:value="5.43127704595355" calcext:value-type="float">
            <text:p>5.43</text:p>
          </table:table-cell>
          <table:table-cell table:number-columns-repeated="1001"/>
        </table:table-row>
        <table:table-row table:style-name="ro1">
          <table:table-cell office:value-type="float" office:value="841759" calcext:value-type="float">
            <text:p>841759</text:p>
          </table:table-cell>
          <table:table-cell office:value-type="float" office:value="-18.0850380636096" calcext:value-type="float">
            <text:p>-18.0850380636</text:p>
          </table:table-cell>
          <table:table-cell office:value-type="float" office:value="0.848275290608881" calcext:value-type="float">
            <text:p>0.8482752906</text:p>
          </table:table-cell>
          <table:table-cell office:value-type="float" office:value="0.608221088513642" calcext:value-type="float">
            <text:p>0.6082210885</text:p>
          </table:table-cell>
          <table:table-cell office:value-type="float" office:value="-0.35" calcext:value-type="float">
            <text:p>-0.35</text:p>
          </table:table-cell>
          <table:table-cell office:value-type="float" office:value="0.08" calcext:value-type="float">
            <text:p>0.08</text:p>
          </table:table-cell>
          <table:table-cell office:value-type="float" office:value="-0.12" calcext:value-type="float">
            <text:p>-0.12</text:p>
          </table:table-cell>
          <table:table-cell office:value-type="float" office:value="11.674" calcext:value-type="float">
            <text:p>11.674</text:p>
          </table:table-cell>
          <table:table-cell/>
          <table:table-cell table:formula="of:=DEGREES(ACOS(COS(RADIANS([.B107]))*COS(RADIANS([.C107]))))" office:value-type="float" office:value="18.1042568198452" calcext:value-type="float">
            <text:p>18.10</text:p>
          </table:table-cell>
          <table:table-cell table:formula="of:=TAN((ACOS(COS(RADIANS([.B107]))*COS(RADIANS([.C107])))))" office:value-type="float" office:value="0.326932616229764" calcext:value-type="float">
            <text:p>0.3269</text:p>
          </table:table-cell>
          <table:table-cell table:formula="of:=SQRT([.E107]^2+[.F107]^2)" office:value-type="float" office:value="0.359026461420325" calcext:value-type="float">
            <text:p>0.36</text:p>
          </table:table-cell>
          <table:table-cell table:formula="of:=DEGREES(ATAN2([.F107]; [.E107]))" office:value-type="float" office:value="-77.1249984403875" calcext:value-type="float">
            <text:p>-77.12</text:p>
          </table:table-cell>
          <table:table-cell table:style-name="ce9" table:formula="of:=SQRT([.T107])" office:value-type="float" office:value="4.90398924344646" calcext:value-type="float">
            <text:p>4.90</text:p>
          </table:table-cell>
          <table:table-cell table:style-name="ce8" table:formula="of:=DEGREES(ATAN( (-SIN (RADIANS ([.C107])) * COS(RADIANS([.B107]))) / (COS (RADIANS ([.C107])) * SIN(RADIANS([.B107]))) ))" office:value-type="float" office:value="2.59601026464596" calcext:value-type="float">
            <text:p>2.60</text:p>
          </table:table-cell>
          <table:table-cell table:style-name="ce11" table:formula="of:=SQRT([.U107]^2+[.V107]^2)" office:value-type="float" office:value="4.98059841730028" calcext:value-type="float">
            <text:p>4.98</text:p>
          </table:table-cell>
          <table:table-cell table:style-name="ce8" table:formula="of:=DEGREES(ATAN2([.V107];[.U107]))" office:value-type="float" office:value="91.4712844729113" calcext:value-type="float">
            <text:p>91.47</text:p>
          </table:table-cell>
          <table:table-cell table:style-name="ce8"/>
          <table:table-cell table:style-name="ce13" table:formula="of:=[.K107]*15" office:value-type="float" office:value="4.90398924344646" calcext:value-type="float">
            <text:p>4.90</text:p>
          </table:table-cell>
          <table:table-cell table:style-name="ce8" table:formula="of:=[.K107]^2*225" office:value-type="float" office:value="24.0491104998386" calcext:value-type="float">
            <text:p>24.05</text:p>
          </table:table-cell>
          <table:table-cell table:style-name="ce8" table:formula="of:=[.L107]*COS(RADIANS([.M107]))+[.N107]*COS(RADIANS([.O107]))" office:value-type="float" office:value="4.97895640765225" calcext:value-type="float">
            <text:p>4.98</text:p>
          </table:table-cell>
          <table:table-cell table:style-name="ce8" table:formula="of:=[.L107]*SIN(RADIANS([.M107]))+[.N107]*SIN(RADIANS([.O107]))" office:value-type="float" office:value="-0.127881527644466" calcext:value-type="float">
            <text:p>-0.13</text:p>
          </table:table-cell>
          <table:table-cell office:value-type="float" office:value="5.43127704595355" calcext:value-type="float">
            <text:p>5.43</text:p>
          </table:table-cell>
          <table:table-cell table:number-columns-repeated="1001"/>
        </table:table-row>
        <table:table-row table:style-name="ro1">
          <table:table-cell office:value-type="float" office:value="842009" calcext:value-type="float">
            <text:p>842009</text:p>
          </table:table-cell>
          <table:table-cell office:value-type="float" office:value="-24.9122697617117" calcext:value-type="float">
            <text:p>-24.9122697617</text:p>
          </table:table-cell>
          <table:table-cell office:value-type="float" office:value="1.0535370426806" calcext:value-type="float">
            <text:p>1.0535370427</text:p>
          </table:table-cell>
          <table:table-cell office:value-type="float" office:value="0.518433716201329" calcext:value-type="float">
            <text:p>0.5184337162</text:p>
          </table:table-cell>
          <table:table-cell office:value-type="float" office:value="-0.93" calcext:value-type="float">
            <text:p>-0.93</text:p>
          </table:table-cell>
          <table:table-cell office:value-type="float" office:value="0.07" calcext:value-type="float">
            <text:p>0.07</text:p>
          </table:table-cell>
          <table:table-cell office:value-type="float" office:value="-0.1" calcext:value-type="float">
            <text:p>-0.1</text:p>
          </table:table-cell>
          <table:table-cell office:value-type="float" office:value="11.707" calcext:value-type="float">
            <text:p>11.707</text:p>
          </table:table-cell>
          <table:table-cell/>
          <table:table-cell table:formula="of:=DEGREES(ACOS(COS(RADIANS([.B108]))*COS(RADIANS([.C108]))))" office:value-type="float" office:value="24.933116135833" calcext:value-type="float">
            <text:p>24.93</text:p>
          </table:table-cell>
          <table:table-cell table:formula="of:=TAN((ACOS(COS(RADIANS([.B108]))*COS(RADIANS([.C108])))))" office:value-type="float" office:value="0.464887256538471" calcext:value-type="float">
            <text:p>0.4649</text:p>
          </table:table-cell>
          <table:table-cell table:formula="of:=SQRT([.E108]^2+[.F108]^2)" office:value-type="float" office:value="0.932630687893123" calcext:value-type="float">
            <text:p>0.93</text:p>
          </table:table-cell>
          <table:table-cell table:formula="of:=DEGREES(ATAN2([.F108]; [.E108]))" office:value-type="float" office:value="-85.695531039492" calcext:value-type="float">
            <text:p>-85.70</text:p>
          </table:table-cell>
          <table:table-cell table:style-name="ce9" table:formula="of:=SQRT([.T108])" office:value-type="float" office:value="6.97330884807706" calcext:value-type="float">
            <text:p>6.97</text:p>
          </table:table-cell>
          <table:table-cell table:style-name="ce8" table:formula="of:=DEGREES(ATAN( (-SIN (RADIANS ([.C108])) * COS(RADIANS([.B108]))) / (COS (RADIANS ([.C108])) * SIN(RADIANS([.B108]))) ))" office:value-type="float" office:value="2.26745038903694" calcext:value-type="float">
            <text:p>2.27</text:p>
          </table:table-cell>
          <table:table-cell table:style-name="ce11" table:formula="of:=SQRT([.U108]^2+[.V108]^2)" office:value-type="float" office:value="7.06818039890453" calcext:value-type="float">
            <text:p>7.07</text:p>
          </table:table-cell>
          <table:table-cell table:style-name="ce8" table:formula="of:=DEGREES(ATAN2([.V108];[.U108]))" office:value-type="float" office:value="95.3098914777449" calcext:value-type="float">
            <text:p>95.31</text:p>
          </table:table-cell>
          <table:table-cell table:style-name="ce8"/>
          <table:table-cell table:style-name="ce13" table:formula="of:=[.K108]*15" office:value-type="float" office:value="6.97330884807706" calcext:value-type="float">
            <text:p>6.97</text:p>
          </table:table-cell>
          <table:table-cell table:style-name="ce8" table:formula="of:=[.K108]^2*225" office:value-type="float" office:value="48.6270362906699" calcext:value-type="float">
            <text:p>48.63</text:p>
          </table:table-cell>
          <table:table-cell table:style-name="ce8" table:formula="of:=[.L108]*COS(RADIANS([.M108]))+[.N108]*COS(RADIANS([.O108]))" office:value-type="float" office:value="7.03784897501082" calcext:value-type="float">
            <text:p>7.04</text:p>
          </table:table-cell>
          <table:table-cell table:style-name="ce8" table:formula="of:=[.L108]*SIN(RADIANS([.M108]))+[.N108]*SIN(RADIANS([.O108]))" office:value-type="float" office:value="-0.654106991552051" calcext:value-type="float">
            <text:p>-0.65</text:p>
          </table:table-cell>
          <table:table-cell office:value-type="float" office:value="7.4799348407499" calcext:value-type="float">
            <text:p>7.48</text:p>
          </table:table-cell>
          <table:table-cell table:number-columns-repeated="1001"/>
        </table:table-row>
        <table:table-row table:style-name="ro1">
          <table:table-cell office:value-type="float" office:value="842009" calcext:value-type="float">
            <text:p>842009</text:p>
          </table:table-cell>
          <table:table-cell office:value-type="float" office:value="-24.9122697617117" calcext:value-type="float">
            <text:p>-24.9122697617</text:p>
          </table:table-cell>
          <table:table-cell office:value-type="float" office:value="1.0535370426806" calcext:value-type="float">
            <text:p>1.0535370427</text:p>
          </table:table-cell>
          <table:table-cell office:value-type="float" office:value="0.518433716201329" calcext:value-type="float">
            <text:p>0.5184337162</text:p>
          </table:table-cell>
          <table:table-cell office:value-type="float" office:value="-0.93" calcext:value-type="float">
            <text:p>-0.93</text:p>
          </table:table-cell>
          <table:table-cell office:value-type="float" office:value="0.07" calcext:value-type="float">
            <text:p>0.07</text:p>
          </table:table-cell>
          <table:table-cell office:value-type="float" office:value="-0.1" calcext:value-type="float">
            <text:p>-0.1</text:p>
          </table:table-cell>
          <table:table-cell office:value-type="float" office:value="11.707" calcext:value-type="float">
            <text:p>11.707</text:p>
          </table:table-cell>
          <table:table-cell/>
          <table:table-cell table:formula="of:=DEGREES(ACOS(COS(RADIANS([.B109]))*COS(RADIANS([.C109]))))" office:value-type="float" office:value="24.933116135833" calcext:value-type="float">
            <text:p>24.93</text:p>
          </table:table-cell>
          <table:table-cell table:formula="of:=TAN((ACOS(COS(RADIANS([.B109]))*COS(RADIANS([.C109])))))" office:value-type="float" office:value="0.464887256538471" calcext:value-type="float">
            <text:p>0.4649</text:p>
          </table:table-cell>
          <table:table-cell table:formula="of:=SQRT([.E109]^2+[.F109]^2)" office:value-type="float" office:value="0.932630687893123" calcext:value-type="float">
            <text:p>0.93</text:p>
          </table:table-cell>
          <table:table-cell table:formula="of:=DEGREES(ATAN2([.F109]; [.E109]))" office:value-type="float" office:value="-85.695531039492" calcext:value-type="float">
            <text:p>-85.70</text:p>
          </table:table-cell>
          <table:table-cell table:style-name="ce9" table:formula="of:=SQRT([.T109])" office:value-type="float" office:value="6.97330884807706" calcext:value-type="float">
            <text:p>6.97</text:p>
          </table:table-cell>
          <table:table-cell table:style-name="ce8" table:formula="of:=DEGREES(ATAN( (-SIN (RADIANS ([.C109])) * COS(RADIANS([.B109]))) / (COS (RADIANS ([.C109])) * SIN(RADIANS([.B109]))) ))" office:value-type="float" office:value="2.26745038903694" calcext:value-type="float">
            <text:p>2.27</text:p>
          </table:table-cell>
          <table:table-cell table:style-name="ce11" table:formula="of:=SQRT([.U109]^2+[.V109]^2)" office:value-type="float" office:value="7.06818039890453" calcext:value-type="float">
            <text:p>7.07</text:p>
          </table:table-cell>
          <table:table-cell table:style-name="ce8" table:formula="of:=DEGREES(ATAN2([.V109];[.U109]))" office:value-type="float" office:value="95.3098914777449" calcext:value-type="float">
            <text:p>95.31</text:p>
          </table:table-cell>
          <table:table-cell table:style-name="ce8"/>
          <table:table-cell table:style-name="ce13" table:formula="of:=[.K109]*15" office:value-type="float" office:value="6.97330884807706" calcext:value-type="float">
            <text:p>6.97</text:p>
          </table:table-cell>
          <table:table-cell table:style-name="ce8" table:formula="of:=[.K109]^2*225" office:value-type="float" office:value="48.6270362906699" calcext:value-type="float">
            <text:p>48.63</text:p>
          </table:table-cell>
          <table:table-cell table:style-name="ce8" table:formula="of:=[.L109]*COS(RADIANS([.M109]))+[.N109]*COS(RADIANS([.O109]))" office:value-type="float" office:value="7.03784897501082" calcext:value-type="float">
            <text:p>7.04</text:p>
          </table:table-cell>
          <table:table-cell table:style-name="ce8" table:formula="of:=[.L109]*SIN(RADIANS([.M109]))+[.N109]*SIN(RADIANS([.O109]))" office:value-type="float" office:value="-0.654106991552051" calcext:value-type="float">
            <text:p>-0.65</text:p>
          </table:table-cell>
          <table:table-cell office:value-type="float" office:value="7.4799348407499" calcext:value-type="float">
            <text:p>7.48</text:p>
          </table:table-cell>
          <table:table-cell table:number-columns-repeated="1001"/>
        </table:table-row>
        <table:table-row table:style-name="ro1">
          <table:table-cell office:value-type="float" office:value="842259" calcext:value-type="float">
            <text:p>842259</text:p>
          </table:table-cell>
          <table:table-cell office:value-type="float" office:value="-32.7231528606805" calcext:value-type="float">
            <text:p>-32.7231528607</text:p>
          </table:table-cell>
          <table:table-cell office:value-type="float" office:value="1.18347210685169" calcext:value-type="float">
            <text:p>1.1834721069</text:p>
          </table:table-cell>
          <table:table-cell office:value-type="float" office:value="0.487265215141034" calcext:value-type="float">
            <text:p>0.4872652151</text:p>
          </table:table-cell>
          <table:table-cell office:value-type="float" office:value="-1.02" calcext:value-type="float">
            <text:p>-1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office:value-type="float" office:value="11.732" calcext:value-type="float">
            <text:p>11.732</text:p>
          </table:table-cell>
          <table:table-cell/>
          <table:table-cell table:formula="of:=DEGREES(ACOS(COS(RADIANS([.B110]))*COS(RADIANS([.C110]))))" office:value-type="float" office:value="32.7421690099919" calcext:value-type="float">
            <text:p>32.74</text:p>
          </table:table-cell>
          <table:table-cell table:formula="of:=TAN((ACOS(COS(RADIANS([.B110]))*COS(RADIANS([.C110])))))" office:value-type="float" office:value="0.6430284066936" calcext:value-type="float">
            <text:p>0.6430</text:p>
          </table:table-cell>
          <table:table-cell table:formula="of:=SQRT([.E110]^2+[.F110]^2)" office:value-type="float" office:value="1.02239913927976" calcext:value-type="float">
            <text:p>1.02</text:p>
          </table:table-cell>
          <table:table-cell table:formula="of:=DEGREES(ATAN2([.F110]; [.E110]))" office:value-type="float" office:value="-86.074092296316" calcext:value-type="float">
            <text:p>-86.07</text:p>
          </table:table-cell>
          <table:table-cell table:style-name="ce9" table:formula="of:=SQRT([.T110])" office:value-type="float" office:value="9.645426100404" calcext:value-type="float">
            <text:p>9.65</text:p>
          </table:table-cell>
          <table:table-cell table:style-name="ce8" table:formula="of:=DEGREES(ATAN( (-SIN (RADIANS ([.C110])) * COS(RADIANS([.B110]))) / (COS (RADIANS ([.C110])) * SIN(RADIANS([.B110]))) ))" office:value-type="float" office:value="1.84143741178555" calcext:value-type="float">
            <text:p>1.84</text:p>
          </table:table-cell>
          <table:table-cell table:style-name="ce11" table:formula="of:=SQRT([.U110]^2+[.V110]^2)" office:value-type="float" office:value="9.73637121744322" calcext:value-type="float">
            <text:p>9.74</text:p>
          </table:table-cell>
          <table:table-cell table:style-name="ce8" table:formula="of:=DEGREES(ATAN2([.V110];[.U110]))" office:value-type="float" office:value="94.1822001774919" calcext:value-type="float">
            <text:p>94.18</text:p>
          </table:table-cell>
          <table:table-cell table:style-name="ce8"/>
          <table:table-cell table:style-name="ce13" table:formula="of:=[.K110]*15" office:value-type="float" office:value="9.645426100404" calcext:value-type="float">
            <text:p>9.65</text:p>
          </table:table-cell>
          <table:table-cell table:style-name="ce8" table:formula="of:=[.K110]^2*225" office:value-type="float" office:value="93.0342446583547" calcext:value-type="float">
            <text:p>93.03</text:p>
          </table:table-cell>
          <table:table-cell table:style-name="ce8" table:formula="of:=[.L110]*COS(RADIANS([.M110]))+[.N110]*COS(RADIANS([.O110]))" office:value-type="float" office:value="9.71044502978486" calcext:value-type="float">
            <text:p>9.71</text:p>
          </table:table-cell>
          <table:table-cell table:style-name="ce8" table:formula="of:=[.L110]*SIN(RADIANS([.M110]))+[.N110]*SIN(RADIANS([.O110]))" office:value-type="float" office:value="-0.710057608496192" calcext:value-type="float">
            <text:p>-0.71</text:p>
          </table:table-cell>
          <table:table-cell office:value-type="float" office:value="9.82265070299757" calcext:value-type="float">
            <text:p>9.82</text:p>
          </table:table-cell>
          <table:table-cell table:number-columns-repeated="1001"/>
        </table:table-row>
        <table:table-row table:style-name="ro1">
          <table:table-cell office:value-type="float" office:value="842259" calcext:value-type="float">
            <text:p>842259</text:p>
          </table:table-cell>
          <table:table-cell office:value-type="float" office:value="-32.7231528606805" calcext:value-type="float">
            <text:p>-32.7231528607</text:p>
          </table:table-cell>
          <table:table-cell office:value-type="float" office:value="1.18347210685169" calcext:value-type="float">
            <text:p>1.1834721069</text:p>
          </table:table-cell>
          <table:table-cell office:value-type="float" office:value="0.487265215141034" calcext:value-type="float">
            <text:p>0.4872652151</text:p>
          </table:table-cell>
          <table:table-cell office:value-type="float" office:value="-1.02" calcext:value-type="float">
            <text:p>-1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office:value-type="float" office:value="11.732" calcext:value-type="float">
            <text:p>11.732</text:p>
          </table:table-cell>
          <table:table-cell/>
          <table:table-cell table:formula="of:=DEGREES(ACOS(COS(RADIANS([.B111]))*COS(RADIANS([.C111]))))" office:value-type="float" office:value="32.7421690099919" calcext:value-type="float">
            <text:p>32.74</text:p>
          </table:table-cell>
          <table:table-cell table:formula="of:=TAN((ACOS(COS(RADIANS([.B111]))*COS(RADIANS([.C111])))))" office:value-type="float" office:value="0.6430284066936" calcext:value-type="float">
            <text:p>0.6430</text:p>
          </table:table-cell>
          <table:table-cell table:formula="of:=SQRT([.E111]^2+[.F111]^2)" office:value-type="float" office:value="1.02239913927976" calcext:value-type="float">
            <text:p>1.02</text:p>
          </table:table-cell>
          <table:table-cell table:formula="of:=DEGREES(ATAN2([.F111]; [.E111]))" office:value-type="float" office:value="-86.074092296316" calcext:value-type="float">
            <text:p>-86.07</text:p>
          </table:table-cell>
          <table:table-cell table:style-name="ce9" table:formula="of:=SQRT([.T111])" office:value-type="float" office:value="9.645426100404" calcext:value-type="float">
            <text:p>9.65</text:p>
          </table:table-cell>
          <table:table-cell table:style-name="ce8" table:formula="of:=DEGREES(ATAN( (-SIN (RADIANS ([.C111])) * COS(RADIANS([.B111]))) / (COS (RADIANS ([.C111])) * SIN(RADIANS([.B111]))) ))" office:value-type="float" office:value="1.84143741178555" calcext:value-type="float">
            <text:p>1.84</text:p>
          </table:table-cell>
          <table:table-cell table:style-name="ce11" table:formula="of:=SQRT([.U111]^2+[.V111]^2)" office:value-type="float" office:value="9.73637121744322" calcext:value-type="float">
            <text:p>9.74</text:p>
          </table:table-cell>
          <table:table-cell table:style-name="ce8" table:formula="of:=DEGREES(ATAN2([.V111];[.U111]))" office:value-type="float" office:value="94.1822001774919" calcext:value-type="float">
            <text:p>94.18</text:p>
          </table:table-cell>
          <table:table-cell table:style-name="ce8"/>
          <table:table-cell table:style-name="ce13" table:formula="of:=[.K111]*15" office:value-type="float" office:value="9.645426100404" calcext:value-type="float">
            <text:p>9.65</text:p>
          </table:table-cell>
          <table:table-cell table:style-name="ce8" table:formula="of:=[.K111]^2*225" office:value-type="float" office:value="93.0342446583547" calcext:value-type="float">
            <text:p>93.03</text:p>
          </table:table-cell>
          <table:table-cell table:style-name="ce8" table:formula="of:=[.L111]*COS(RADIANS([.M111]))+[.N111]*COS(RADIANS([.O111]))" office:value-type="float" office:value="9.71044502978486" calcext:value-type="float">
            <text:p>9.71</text:p>
          </table:table-cell>
          <table:table-cell table:style-name="ce8" table:formula="of:=[.L111]*SIN(RADIANS([.M111]))+[.N111]*SIN(RADIANS([.O111]))" office:value-type="float" office:value="-0.710057608496192" calcext:value-type="float">
            <text:p>-0.71</text:p>
          </table:table-cell>
          <table:table-cell office:value-type="float" office:value="9.82265070299757" calcext:value-type="float">
            <text:p>9.82</text:p>
          </table:table-cell>
          <table:table-cell table:number-columns-repeated="1001"/>
        </table:table-row>
        <table:table-row table:style-name="ro1">
          <table:table-cell office:value-type="float" office:value="842510" calcext:value-type="float">
            <text:p>842510</text:p>
          </table:table-cell>
          <table:table-cell office:value-type="float" office:value="-34.520503480391" calcext:value-type="float">
            <text:p>-34.5205034804</text:p>
          </table:table-cell>
          <table:table-cell office:value-type="float" office:value="1.06133167590576" calcext:value-type="float">
            <text:p>1.0613316759</text:p>
          </table:table-cell>
          <table:table-cell office:value-type="float" office:value="0.633503780778385" calcext:value-type="float">
            <text:p>0.6335037808</text:p>
          </table:table-cell>
          <table:table-cell office:value-type="float" office:value="-0.82" calcext:value-type="float">
            <text:p>-0.82</text:p>
          </table:table-cell>
          <table:table-cell office:value-type="float" office:value="0.08" calcext:value-type="float">
            <text:p>0.08</text:p>
          </table:table-cell>
          <table:table-cell office:value-type="float" office:value="-0.08" calcext:value-type="float">
            <text:p>-0.08</text:p>
          </table:table-cell>
          <table:table-cell office:value-type="float" office:value="11.754" calcext:value-type="float">
            <text:p>11.754</text:p>
          </table:table-cell>
          <table:table-cell/>
          <table:table-cell table:formula="of:=DEGREES(ACOS(COS(RADIANS([.B112]))*COS(RADIANS([.C112]))))" office:value-type="float" office:value="34.5347921329951" calcext:value-type="float">
            <text:p>34.53</text:p>
          </table:table-cell>
          <table:table-cell table:formula="of:=TAN((ACOS(COS(RADIANS([.B112]))*COS(RADIANS([.C112])))))" office:value-type="float" office:value="0.688175400908296" calcext:value-type="float">
            <text:p>0.6882</text:p>
          </table:table-cell>
          <table:table-cell table:formula="of:=SQRT([.E112]^2+[.F112]^2)" office:value-type="float" office:value="0.823893196961839" calcext:value-type="float">
            <text:p>0.82</text:p>
          </table:table-cell>
          <table:table-cell table:formula="of:=DEGREES(ATAN2([.F112]; [.E112]))" office:value-type="float" office:value="-84.4278021960362" calcext:value-type="float">
            <text:p>-84.43</text:p>
          </table:table-cell>
          <table:table-cell table:style-name="ce9" table:formula="of:=SQRT([.T112])" office:value-type="float" office:value="10.3226310136244" calcext:value-type="float">
            <text:p>10.32</text:p>
          </table:table-cell>
          <table:table-cell table:style-name="ce8" table:formula="of:=DEGREES(ATAN( (-SIN (RADIANS ([.C112])) * COS(RADIANS([.B112]))) / (COS (RADIANS ([.C112])) * SIN(RADIANS([.B112]))) ))" office:value-type="float" office:value="1.54286741050628" calcext:value-type="float">
            <text:p>1.54</text:p>
          </table:table-cell>
          <table:table-cell table:style-name="ce11" table:formula="of:=SQRT([.U112]^2+[.V112]^2)" office:value-type="float" office:value="10.4130072095465" calcext:value-type="float">
            <text:p>10.41</text:p>
          </table:table-cell>
          <table:table-cell table:style-name="ce8" table:formula="of:=DEGREES(ATAN2([.V112];[.U112]))" office:value-type="float" office:value="92.9839657908932" calcext:value-type="float">
            <text:p>92.98</text:p>
          </table:table-cell>
          <table:table-cell table:style-name="ce8"/>
          <table:table-cell table:style-name="ce13" table:formula="of:=[.K112]*15" office:value-type="float" office:value="10.3226310136244" calcext:value-type="float">
            <text:p>10.32</text:p>
          </table:table-cell>
          <table:table-cell table:style-name="ce8" table:formula="of:=[.K112]^2*225" office:value-type="float" office:value="106.556711043441" calcext:value-type="float">
            <text:p>106.56</text:p>
          </table:table-cell>
          <table:table-cell table:style-name="ce8" table:formula="of:=[.L112]*COS(RADIANS([.M112]))+[.N112]*COS(RADIANS([.O112]))" office:value-type="float" office:value="10.3988886488966" calcext:value-type="float">
            <text:p>10.40</text:p>
          </table:table-cell>
          <table:table-cell table:style-name="ce8" table:formula="of:=[.L112]*SIN(RADIANS([.M112]))+[.N112]*SIN(RADIANS([.O112]))" office:value-type="float" office:value="-0.542064584636304" calcext:value-type="float">
            <text:p>-0.54</text:p>
          </table:table-cell>
          <table:table-cell office:value-type="float" office:value="10.3604376398985" calcext:value-type="float">
            <text:p>10.36</text:p>
          </table:table-cell>
          <table:table-cell table:number-columns-repeated="1001"/>
        </table:table-row>
        <table:table-row table:style-name="ro1">
          <table:table-cell office:value-type="float" office:value="842510" calcext:value-type="float">
            <text:p>842510</text:p>
          </table:table-cell>
          <table:table-cell office:value-type="float" office:value="-34.520503480391" calcext:value-type="float">
            <text:p>-34.5205034804</text:p>
          </table:table-cell>
          <table:table-cell office:value-type="float" office:value="1.06133167590576" calcext:value-type="float">
            <text:p>1.0613316759</text:p>
          </table:table-cell>
          <table:table-cell office:value-type="float" office:value="0.633503780778385" calcext:value-type="float">
            <text:p>0.6335037808</text:p>
          </table:table-cell>
          <table:table-cell office:value-type="float" office:value="-0.82" calcext:value-type="float">
            <text:p>-0.82</text:p>
          </table:table-cell>
          <table:table-cell office:value-type="float" office:value="0.08" calcext:value-type="float">
            <text:p>0.08</text:p>
          </table:table-cell>
          <table:table-cell office:value-type="float" office:value="-0.08" calcext:value-type="float">
            <text:p>-0.08</text:p>
          </table:table-cell>
          <table:table-cell office:value-type="float" office:value="11.754" calcext:value-type="float">
            <text:p>11.754</text:p>
          </table:table-cell>
          <table:table-cell/>
          <table:table-cell table:formula="of:=DEGREES(ACOS(COS(RADIANS([.B113]))*COS(RADIANS([.C113]))))" office:value-type="float" office:value="34.5347921329951" calcext:value-type="float">
            <text:p>34.53</text:p>
          </table:table-cell>
          <table:table-cell table:formula="of:=TAN((ACOS(COS(RADIANS([.B113]))*COS(RADIANS([.C113])))))" office:value-type="float" office:value="0.688175400908296" calcext:value-type="float">
            <text:p>0.6882</text:p>
          </table:table-cell>
          <table:table-cell table:formula="of:=SQRT([.E113]^2+[.F113]^2)" office:value-type="float" office:value="0.823893196961839" calcext:value-type="float">
            <text:p>0.82</text:p>
          </table:table-cell>
          <table:table-cell table:formula="of:=DEGREES(ATAN2([.F113]; [.E113]))" office:value-type="float" office:value="-84.4278021960362" calcext:value-type="float">
            <text:p>-84.43</text:p>
          </table:table-cell>
          <table:table-cell table:style-name="ce9" table:formula="of:=SQRT([.T113])" office:value-type="float" office:value="10.3226310136244" calcext:value-type="float">
            <text:p>10.32</text:p>
          </table:table-cell>
          <table:table-cell table:style-name="ce8" table:formula="of:=DEGREES(ATAN( (-SIN (RADIANS ([.C113])) * COS(RADIANS([.B113]))) / (COS (RADIANS ([.C113])) * SIN(RADIANS([.B113]))) ))" office:value-type="float" office:value="1.54286741050628" calcext:value-type="float">
            <text:p>1.54</text:p>
          </table:table-cell>
          <table:table-cell table:style-name="ce11" table:formula="of:=SQRT([.U113]^2+[.V113]^2)" office:value-type="float" office:value="10.4130072095465" calcext:value-type="float">
            <text:p>10.41</text:p>
          </table:table-cell>
          <table:table-cell table:style-name="ce8" table:formula="of:=DEGREES(ATAN2([.V113];[.U113]))" office:value-type="float" office:value="92.9839657908932" calcext:value-type="float">
            <text:p>92.98</text:p>
          </table:table-cell>
          <table:table-cell table:style-name="ce8"/>
          <table:table-cell table:style-name="ce13" table:formula="of:=[.K113]*15" office:value-type="float" office:value="10.3226310136244" calcext:value-type="float">
            <text:p>10.32</text:p>
          </table:table-cell>
          <table:table-cell table:style-name="ce8" table:formula="of:=[.K113]^2*225" office:value-type="float" office:value="106.556711043441" calcext:value-type="float">
            <text:p>106.56</text:p>
          </table:table-cell>
          <table:table-cell table:style-name="ce8" table:formula="of:=[.L113]*COS(RADIANS([.M113]))+[.N113]*COS(RADIANS([.O113]))" office:value-type="float" office:value="10.3988886488966" calcext:value-type="float">
            <text:p>10.40</text:p>
          </table:table-cell>
          <table:table-cell table:style-name="ce8" table:formula="of:=[.L113]*SIN(RADIANS([.M113]))+[.N113]*SIN(RADIANS([.O113]))" office:value-type="float" office:value="-0.542064584636304" calcext:value-type="float">
            <text:p>-0.54</text:p>
          </table:table-cell>
          <table:table-cell office:value-type="float" office:value="10.3604376398985" calcext:value-type="float">
            <text:p>10.36</text:p>
          </table:table-cell>
          <table:table-cell table:number-columns-repeated="1001"/>
        </table:table-row>
        <table:table-row table:style-name="ro1">
          <table:table-cell office:value-type="float" office:value="842760" calcext:value-type="float">
            <text:p>842760</text:p>
          </table:table-cell>
          <table:table-cell office:value-type="float" office:value="-33.9023201340861" calcext:value-type="float">
            <text:p>-33.9023201341</text:p>
          </table:table-cell>
          <table:table-cell office:value-type="float" office:value="0.849823449033799" calcext:value-type="float">
            <text:p>0.849823449</text:p>
          </table:table-cell>
          <table:table-cell office:value-type="float" office:value="0.748405331782012" calcext:value-type="float">
            <text:p>0.7484053318</text:p>
          </table:table-cell>
          <table:table-cell office:value-type="float" office:value="-0.63" calcext:value-type="float">
            <text:p>-0.63</text:p>
          </table:table-cell>
          <table:table-cell office:value-type="float" office:value="0.08" calcext:value-type="float">
            <text:p>0.08</text:p>
          </table:table-cell>
          <table:table-cell office:value-type="float" office:value="-0.11" calcext:value-type="float">
            <text:p>-0.11</text:p>
          </table:table-cell>
          <table:table-cell office:value-type="float" office:value="11.782" calcext:value-type="float">
            <text:p>11.782</text:p>
          </table:table-cell>
          <table:table-cell/>
          <table:table-cell table:formula="of:=DEGREES(ACOS(COS(RADIANS([.B114]))*COS(RADIANS([.C114]))))" office:value-type="float" office:value="33.9116969354699" calcext:value-type="float">
            <text:p>33.91</text:p>
          </table:table-cell>
          <table:table-cell table:formula="of:=TAN((ACOS(COS(RADIANS([.B114]))*COS(RADIANS([.C114])))))" office:value-type="float" office:value="0.672268486874137" calcext:value-type="float">
            <text:p>0.6723</text:p>
          </table:table-cell>
          <table:table-cell table:formula="of:=SQRT([.E114]^2+[.F114]^2)" office:value-type="float" office:value="0.635059052372297" calcext:value-type="float">
            <text:p>0.64</text:p>
          </table:table-cell>
          <table:table-cell table:formula="of:=DEGREES(ATAN2([.F114]; [.E114]))" office:value-type="float" office:value="-82.763077974032" calcext:value-type="float">
            <text:p>-82.76</text:p>
          </table:table-cell>
          <table:table-cell table:style-name="ce9" table:formula="of:=SQRT([.T114])" office:value-type="float" office:value="10.0840273031121" calcext:value-type="float">
            <text:p>10.08</text:p>
          </table:table-cell>
          <table:table-cell table:style-name="ce8" table:formula="of:=DEGREES(ATAN( (-SIN (RADIANS ([.C114])) * COS(RADIANS([.B114]))) / (COS (RADIANS ([.C114])) * SIN(RADIANS([.B114]))) ))" office:value-type="float" office:value="1.26444751830281" calcext:value-type="float">
            <text:p>1.26</text:p>
          </table:table-cell>
          <table:table-cell table:style-name="ce11" table:formula="of:=SQRT([.U114]^2+[.V114]^2)" office:value-type="float" office:value="10.1697383371278" calcext:value-type="float">
            <text:p>10.17</text:p>
          </table:table-cell>
          <table:table-cell table:style-name="ce8" table:formula="of:=DEGREES(ATAN2([.V114];[.U114]))" office:value-type="float" office:value="92.2963131709988" calcext:value-type="float">
            <text:p>92.30</text:p>
          </table:table-cell>
          <table:table-cell table:style-name="ce8"/>
          <table:table-cell table:style-name="ce13" table:formula="of:=[.K114]*15" office:value-type="float" office:value="10.0840273031121" calcext:value-type="float">
            <text:p>10.08</text:p>
          </table:table-cell>
          <table:table-cell table:style-name="ce8" table:formula="of:=[.K114]^2*225" office:value-type="float" office:value="101.687606649909" calcext:value-type="float">
            <text:p>101.69</text:p>
          </table:table-cell>
          <table:table-cell table:style-name="ce8" table:formula="of:=[.L114]*COS(RADIANS([.M114]))+[.N114]*COS(RADIANS([.O114]))" office:value-type="float" office:value="10.1615717872559" calcext:value-type="float">
            <text:p>10.16</text:p>
          </table:table-cell>
          <table:table-cell table:style-name="ce8" table:formula="of:=[.L114]*SIN(RADIANS([.M114]))+[.N114]*SIN(RADIANS([.O114]))" office:value-type="float" office:value="-0.4074759601407" calcext:value-type="float">
            <text:p>-0.41</text:p>
          </table:table-cell>
          <table:table-cell office:value-type="float" office:value="10.173509080641" calcext:value-type="float">
            <text:p>10.17</text:p>
          </table:table-cell>
          <table:table-cell table:number-columns-repeated="1001"/>
        </table:table-row>
        <table:table-row table:style-name="ro1">
          <table:table-cell office:value-type="float" office:value="842760" calcext:value-type="float">
            <text:p>842760</text:p>
          </table:table-cell>
          <table:table-cell office:value-type="float" office:value="-33.9023201340861" calcext:value-type="float">
            <text:p>-33.9023201341</text:p>
          </table:table-cell>
          <table:table-cell office:value-type="float" office:value="0.849823449033799" calcext:value-type="float">
            <text:p>0.849823449</text:p>
          </table:table-cell>
          <table:table-cell office:value-type="float" office:value="0.748405331782012" calcext:value-type="float">
            <text:p>0.7484053318</text:p>
          </table:table-cell>
          <table:table-cell office:value-type="float" office:value="-0.63" calcext:value-type="float">
            <text:p>-0.63</text:p>
          </table:table-cell>
          <table:table-cell office:value-type="float" office:value="0.08" calcext:value-type="float">
            <text:p>0.08</text:p>
          </table:table-cell>
          <table:table-cell office:value-type="float" office:value="-0.11" calcext:value-type="float">
            <text:p>-0.11</text:p>
          </table:table-cell>
          <table:table-cell office:value-type="float" office:value="11.782" calcext:value-type="float">
            <text:p>11.782</text:p>
          </table:table-cell>
          <table:table-cell/>
          <table:table-cell table:formula="of:=DEGREES(ACOS(COS(RADIANS([.B115]))*COS(RADIANS([.C115]))))" office:value-type="float" office:value="33.9116969354699" calcext:value-type="float">
            <text:p>33.91</text:p>
          </table:table-cell>
          <table:table-cell table:formula="of:=TAN((ACOS(COS(RADIANS([.B115]))*COS(RADIANS([.C115])))))" office:value-type="float" office:value="0.672268486874137" calcext:value-type="float">
            <text:p>0.6723</text:p>
          </table:table-cell>
          <table:table-cell table:formula="of:=SQRT([.E115]^2+[.F115]^2)" office:value-type="float" office:value="0.635059052372297" calcext:value-type="float">
            <text:p>0.64</text:p>
          </table:table-cell>
          <table:table-cell table:formula="of:=DEGREES(ATAN2([.F115]; [.E115]))" office:value-type="float" office:value="-82.763077974032" calcext:value-type="float">
            <text:p>-82.76</text:p>
          </table:table-cell>
          <table:table-cell table:style-name="ce9" table:formula="of:=SQRT([.T115])" office:value-type="float" office:value="10.0840273031121" calcext:value-type="float">
            <text:p>10.08</text:p>
          </table:table-cell>
          <table:table-cell table:style-name="ce8" table:formula="of:=DEGREES(ATAN( (-SIN (RADIANS ([.C115])) * COS(RADIANS([.B115]))) / (COS (RADIANS ([.C115])) * SIN(RADIANS([.B115]))) ))" office:value-type="float" office:value="1.26444751830281" calcext:value-type="float">
            <text:p>1.26</text:p>
          </table:table-cell>
          <table:table-cell table:style-name="ce11" table:formula="of:=SQRT([.U115]^2+[.V115]^2)" office:value-type="float" office:value="10.1697383371278" calcext:value-type="float">
            <text:p>10.17</text:p>
          </table:table-cell>
          <table:table-cell table:style-name="ce8" table:formula="of:=DEGREES(ATAN2([.V115];[.U115]))" office:value-type="float" office:value="92.2963131709988" calcext:value-type="float">
            <text:p>92.30</text:p>
          </table:table-cell>
          <table:table-cell table:style-name="ce8"/>
          <table:table-cell table:style-name="ce13" table:formula="of:=[.K115]*15" office:value-type="float" office:value="10.0840273031121" calcext:value-type="float">
            <text:p>10.08</text:p>
          </table:table-cell>
          <table:table-cell table:style-name="ce8" table:formula="of:=[.K115]^2*225" office:value-type="float" office:value="101.687606649909" calcext:value-type="float">
            <text:p>101.69</text:p>
          </table:table-cell>
          <table:table-cell table:style-name="ce8" table:formula="of:=[.L115]*COS(RADIANS([.M115]))+[.N115]*COS(RADIANS([.O115]))" office:value-type="float" office:value="10.1615717872559" calcext:value-type="float">
            <text:p>10.16</text:p>
          </table:table-cell>
          <table:table-cell table:style-name="ce8" table:formula="of:=[.L115]*SIN(RADIANS([.M115]))+[.N115]*SIN(RADIANS([.O115]))" office:value-type="float" office:value="-0.4074759601407" calcext:value-type="float">
            <text:p>-0.41</text:p>
          </table:table-cell>
          <table:table-cell office:value-type="float" office:value="10.173509080641" calcext:value-type="float">
            <text:p>10.17</text:p>
          </table:table-cell>
          <table:table-cell table:number-columns-repeated="1001"/>
        </table:table-row>
        <table:table-row table:style-name="ro1">
          <table:table-cell office:value-type="float" office:value="843010" calcext:value-type="float">
            <text:p>843010</text:p>
          </table:table-cell>
          <table:table-cell office:value-type="float" office:value="-34.2172157604858" calcext:value-type="float">
            <text:p>-34.2172157605</text:p>
          </table:table-cell>
          <table:table-cell office:value-type="float" office:value="0.76240705949798" calcext:value-type="float">
            <text:p>0.7624070595</text:p>
          </table:table-cell>
          <table:table-cell office:value-type="float" office:value="0.741731276467557" calcext:value-type="float">
            <text:p>0.7417312765</text:p>
          </table:table-cell>
          <table:table-cell office:value-type="float" office:value="-0.49" calcext:value-type="float">
            <text:p>-0.49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1.816" calcext:value-type="float">
            <text:p>11.816</text:p>
          </table:table-cell>
          <table:table-cell/>
          <table:table-cell table:formula="of:=DEGREES(ACOS(COS(RADIANS([.B116]))*COS(RADIANS([.C116]))))" office:value-type="float" office:value="34.2246740567829" calcext:value-type="float">
            <text:p>34.22</text:p>
          </table:table-cell>
          <table:table-cell table:formula="of:=TAN((ACOS(COS(RADIANS([.B116]))*COS(RADIANS([.C116])))))" office:value-type="float" office:value="0.680229021048638" calcext:value-type="float">
            <text:p>0.6802</text:p>
          </table:table-cell>
          <table:table-cell table:formula="of:=SQRT([.E116]^2+[.F116]^2)" office:value-type="float" office:value="0.496487663492256" calcext:value-type="float">
            <text:p>0.50</text:p>
          </table:table-cell>
          <table:table-cell table:formula="of:=DEGREES(ATAN2([.F116]; [.E116]))" office:value-type="float" office:value="-80.7273982227997" calcext:value-type="float">
            <text:p>-80.73</text:p>
          </table:table-cell>
          <table:table-cell table:style-name="ce9" table:formula="of:=SQRT([.T116])" office:value-type="float" office:value="10.2034353157296" calcext:value-type="float">
            <text:p>10.20</text:p>
          </table:table-cell>
          <table:table-cell table:style-name="ce8" table:formula="of:=DEGREES(ATAN( (-SIN (RADIANS ([.C116])) * COS(RADIANS([.B116]))) / (COS (RADIANS ([.C116])) * SIN(RADIANS([.B116]))) ))" office:value-type="float" office:value="1.12104625315618" calcext:value-type="float">
            <text:p>1.12</text:p>
          </table:table-cell>
          <table:table-cell table:style-name="ce11" table:formula="of:=SQRT([.U116]^2+[.V116]^2)" office:value-type="float" office:value="10.2855818894807" calcext:value-type="float">
            <text:p>10.29</text:p>
          </table:table-cell>
          <table:table-cell table:style-name="ce8" table:formula="of:=DEGREES(ATAN2([.V116];[.U116]))" office:value-type="float" office:value="91.6177353661857" calcext:value-type="float">
            <text:p>91.62</text:p>
          </table:table-cell>
          <table:table-cell table:style-name="ce8"/>
          <table:table-cell table:style-name="ce13" table:formula="of:=[.K116]*15" office:value-type="float" office:value="10.2034353157296" calcext:value-type="float">
            <text:p>10.20</text:p>
          </table:table-cell>
          <table:table-cell table:style-name="ce8" table:formula="of:=[.K116]^2*225" office:value-type="float" office:value="104.110092242277" calcext:value-type="float">
            <text:p>104.11</text:p>
          </table:table-cell>
          <table:table-cell table:style-name="ce8" table:formula="of:=[.L116]*COS(RADIANS([.M116]))+[.N116]*COS(RADIANS([.O116]))" office:value-type="float" office:value="10.2814823061967" calcext:value-type="float">
            <text:p>10.28</text:p>
          </table:table-cell>
          <table:table-cell table:style-name="ce8" table:formula="of:=[.L116]*SIN(RADIANS([.M116]))+[.N116]*SIN(RADIANS([.O116]))" office:value-type="float" office:value="-0.290372850963265" calcext:value-type="float">
            <text:p>-0.29</text:p>
          </table:table-cell>
          <table:table-cell office:value-type="float" office:value="10.2674022170349" calcext:value-type="float">
            <text:p>10.27</text:p>
          </table:table-cell>
          <table:table-cell table:number-columns-repeated="1001"/>
        </table:table-row>
        <table:table-row table:style-name="ro1">
          <table:table-cell office:value-type="float" office:value="843010" calcext:value-type="float">
            <text:p>843010</text:p>
          </table:table-cell>
          <table:table-cell office:value-type="float" office:value="-34.2172157604858" calcext:value-type="float">
            <text:p>-34.2172157605</text:p>
          </table:table-cell>
          <table:table-cell office:value-type="float" office:value="0.76240705949798" calcext:value-type="float">
            <text:p>0.7624070595</text:p>
          </table:table-cell>
          <table:table-cell office:value-type="float" office:value="0.741731276467557" calcext:value-type="float">
            <text:p>0.7417312765</text:p>
          </table:table-cell>
          <table:table-cell office:value-type="float" office:value="-0.49" calcext:value-type="float">
            <text:p>-0.49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1.816" calcext:value-type="float">
            <text:p>11.816</text:p>
          </table:table-cell>
          <table:table-cell/>
          <table:table-cell table:formula="of:=DEGREES(ACOS(COS(RADIANS([.B117]))*COS(RADIANS([.C117]))))" office:value-type="float" office:value="34.2246740567829" calcext:value-type="float">
            <text:p>34.22</text:p>
          </table:table-cell>
          <table:table-cell table:formula="of:=TAN((ACOS(COS(RADIANS([.B117]))*COS(RADIANS([.C117])))))" office:value-type="float" office:value="0.680229021048638" calcext:value-type="float">
            <text:p>0.6802</text:p>
          </table:table-cell>
          <table:table-cell table:formula="of:=SQRT([.E117]^2+[.F117]^2)" office:value-type="float" office:value="0.496487663492256" calcext:value-type="float">
            <text:p>0.50</text:p>
          </table:table-cell>
          <table:table-cell table:formula="of:=DEGREES(ATAN2([.F117]; [.E117]))" office:value-type="float" office:value="-80.7273982227997" calcext:value-type="float">
            <text:p>-80.73</text:p>
          </table:table-cell>
          <table:table-cell table:style-name="ce9" table:formula="of:=SQRT([.T117])" office:value-type="float" office:value="10.2034353157296" calcext:value-type="float">
            <text:p>10.20</text:p>
          </table:table-cell>
          <table:table-cell table:style-name="ce8" table:formula="of:=DEGREES(ATAN( (-SIN (RADIANS ([.C117])) * COS(RADIANS([.B117]))) / (COS (RADIANS ([.C117])) * SIN(RADIANS([.B117]))) ))" office:value-type="float" office:value="1.12104625315618" calcext:value-type="float">
            <text:p>1.12</text:p>
          </table:table-cell>
          <table:table-cell table:style-name="ce11" table:formula="of:=SQRT([.U117]^2+[.V117]^2)" office:value-type="float" office:value="10.2855818894807" calcext:value-type="float">
            <text:p>10.29</text:p>
          </table:table-cell>
          <table:table-cell table:style-name="ce8" table:formula="of:=DEGREES(ATAN2([.V117];[.U117]))" office:value-type="float" office:value="91.6177353661857" calcext:value-type="float">
            <text:p>91.62</text:p>
          </table:table-cell>
          <table:table-cell table:style-name="ce8"/>
          <table:table-cell table:style-name="ce13" table:formula="of:=[.K117]*15" office:value-type="float" office:value="10.2034353157296" calcext:value-type="float">
            <text:p>10.20</text:p>
          </table:table-cell>
          <table:table-cell table:style-name="ce8" table:formula="of:=[.K117]^2*225" office:value-type="float" office:value="104.110092242277" calcext:value-type="float">
            <text:p>104.11</text:p>
          </table:table-cell>
          <table:table-cell table:style-name="ce8" table:formula="of:=[.L117]*COS(RADIANS([.M117]))+[.N117]*COS(RADIANS([.O117]))" office:value-type="float" office:value="10.2814823061967" calcext:value-type="float">
            <text:p>10.28</text:p>
          </table:table-cell>
          <table:table-cell table:style-name="ce8" table:formula="of:=[.L117]*SIN(RADIANS([.M117]))+[.N117]*SIN(RADIANS([.O117]))" office:value-type="float" office:value="-0.290372850963265" calcext:value-type="float">
            <text:p>-0.29</text:p>
          </table:table-cell>
          <table:table-cell office:value-type="float" office:value="10.2674022170349" calcext:value-type="float">
            <text:p>10.27</text:p>
          </table:table-cell>
          <table:table-cell table:number-columns-repeated="1001"/>
        </table:table-row>
        <table:table-row table:style-name="ro1">
          <table:table-cell office:value-type="float" office:value="843260" calcext:value-type="float">
            <text:p>843260</text:p>
          </table:table-cell>
          <table:table-cell office:value-type="float" office:value="-35.1366275246612" calcext:value-type="float">
            <text:p>-35.1366275247</text:p>
          </table:table-cell>
          <table:table-cell office:value-type="float" office:value="0.864100518750683" calcext:value-type="float">
            <text:p>0.8641005188</text:p>
          </table:table-cell>
          <table:table-cell office:value-type="float" office:value="0.673736583197522" calcext:value-type="float">
            <text:p>0.6737365832</text:p>
          </table:table-cell>
          <table:table-cell office:value-type="float" office:value="-0.34" calcext:value-type="float">
            <text:p>-0.34</text:p>
          </table:table-cell>
          <table:table-cell office:value-type="float" office:value="0.08" calcext:value-type="float">
            <text:p>0.08</text:p>
          </table:table-cell>
          <table:table-cell office:value-type="float" office:value="-0.14" calcext:value-type="float">
            <text:p>-0.14</text:p>
          </table:table-cell>
          <table:table-cell office:value-type="float" office:value="11.853" calcext:value-type="float">
            <text:p>11.853</text:p>
          </table:table-cell>
          <table:table-cell/>
          <table:table-cell table:formula="of:=DEGREES(ACOS(COS(RADIANS([.B118]))*COS(RADIANS([.C118]))))" office:value-type="float" office:value="35.1458849193342" calcext:value-type="float">
            <text:p>35.15</text:p>
          </table:table-cell>
          <table:table-cell table:formula="of:=TAN((ACOS(COS(RADIANS([.B118]))*COS(RADIANS([.C118])))))" office:value-type="float" office:value="0.704008860051263" calcext:value-type="float">
            <text:p>0.7040</text:p>
          </table:table-cell>
          <table:table-cell table:formula="of:=SQRT([.E118]^2+[.F118]^2)" office:value-type="float" office:value="0.34928498393146" calcext:value-type="float">
            <text:p>0.35</text:p>
          </table:table-cell>
          <table:table-cell table:formula="of:=DEGREES(ATAN2([.F118]; [.E118]))" office:value-type="float" office:value="-76.7594800848128" calcext:value-type="float">
            <text:p>-76.76</text:p>
          </table:table-cell>
          <table:table-cell table:style-name="ce9" table:formula="of:=SQRT([.T118])" office:value-type="float" office:value="10.5601329007689" calcext:value-type="float">
            <text:p>10.56</text:p>
          </table:table-cell>
          <table:table-cell table:style-name="ce8" table:formula="of:=DEGREES(ATAN( (-SIN (RADIANS ([.C118])) * COS(RADIANS([.B118]))) / (COS (RADIANS ([.C118])) * SIN(RADIANS([.B118]))) ))" office:value-type="float" office:value="1.22772662298358" calcext:value-type="float">
            <text:p>1.23</text:p>
          </table:table-cell>
          <table:table-cell table:style-name="ce11" table:formula="of:=SQRT([.U118]^2+[.V118]^2)" office:value-type="float" office:value="10.638316635579" calcext:value-type="float">
            <text:p>10.64</text:p>
          </table:table-cell>
          <table:table-cell table:style-name="ce8" table:formula="of:=DEGREES(ATAN2([.V118];[.U118]))" office:value-type="float" office:value="90.6125710702818" calcext:value-type="float">
            <text:p>90.61</text:p>
          </table:table-cell>
          <table:table-cell table:style-name="ce8"/>
          <table:table-cell table:style-name="ce13" table:formula="of:=[.K118]*15" office:value-type="float" office:value="10.5601329007689" calcext:value-type="float">
            <text:p>10.56</text:p>
          </table:table-cell>
          <table:table-cell table:style-name="ce8" table:formula="of:=[.K118]^2*225" office:value-type="float" office:value="111.516406881903" calcext:value-type="float">
            <text:p>111.52</text:p>
          </table:table-cell>
          <table:table-cell table:style-name="ce8" table:formula="of:=[.L118]*COS(RADIANS([.M118]))+[.N118]*COS(RADIANS([.O118]))" office:value-type="float" office:value="10.6377086315176" calcext:value-type="float">
            <text:p>10.64</text:p>
          </table:table-cell>
          <table:table-cell table:style-name="ce8" table:formula="of:=[.L118]*SIN(RADIANS([.M118]))+[.N118]*SIN(RADIANS([.O118]))" office:value-type="float" office:value="-0.113736141017617" calcext:value-type="float">
            <text:p>-0.11</text:p>
          </table:table-cell>
          <table:table-cell office:value-type="float" office:value="10.5437654758003" calcext:value-type="float">
            <text:p>10.54</text:p>
          </table:table-cell>
          <table:table-cell table:number-columns-repeated="1001"/>
        </table:table-row>
        <table:table-row table:style-name="ro1">
          <table:table-cell office:value-type="float" office:value="843260" calcext:value-type="float">
            <text:p>843260</text:p>
          </table:table-cell>
          <table:table-cell office:value-type="float" office:value="-35.1366275246612" calcext:value-type="float">
            <text:p>-35.1366275247</text:p>
          </table:table-cell>
          <table:table-cell office:value-type="float" office:value="0.864100518750683" calcext:value-type="float">
            <text:p>0.8641005188</text:p>
          </table:table-cell>
          <table:table-cell office:value-type="float" office:value="0.673736583197522" calcext:value-type="float">
            <text:p>0.6737365832</text:p>
          </table:table-cell>
          <table:table-cell office:value-type="float" office:value="-0.34" calcext:value-type="float">
            <text:p>-0.34</text:p>
          </table:table-cell>
          <table:table-cell office:value-type="float" office:value="0.08" calcext:value-type="float">
            <text:p>0.08</text:p>
          </table:table-cell>
          <table:table-cell office:value-type="float" office:value="-0.14" calcext:value-type="float">
            <text:p>-0.14</text:p>
          </table:table-cell>
          <table:table-cell office:value-type="float" office:value="11.853" calcext:value-type="float">
            <text:p>11.853</text:p>
          </table:table-cell>
          <table:table-cell/>
          <table:table-cell table:formula="of:=DEGREES(ACOS(COS(RADIANS([.B119]))*COS(RADIANS([.C119]))))" office:value-type="float" office:value="35.1458849193342" calcext:value-type="float">
            <text:p>35.15</text:p>
          </table:table-cell>
          <table:table-cell table:formula="of:=TAN((ACOS(COS(RADIANS([.B119]))*COS(RADIANS([.C119])))))" office:value-type="float" office:value="0.704008860051263" calcext:value-type="float">
            <text:p>0.7040</text:p>
          </table:table-cell>
          <table:table-cell table:formula="of:=SQRT([.E119]^2+[.F119]^2)" office:value-type="float" office:value="0.34928498393146" calcext:value-type="float">
            <text:p>0.35</text:p>
          </table:table-cell>
          <table:table-cell table:formula="of:=DEGREES(ATAN2([.F119]; [.E119]))" office:value-type="float" office:value="-76.7594800848128" calcext:value-type="float">
            <text:p>-76.76</text:p>
          </table:table-cell>
          <table:table-cell table:style-name="ce9" table:formula="of:=SQRT([.T119])" office:value-type="float" office:value="10.5601329007689" calcext:value-type="float">
            <text:p>10.56</text:p>
          </table:table-cell>
          <table:table-cell table:style-name="ce8" table:formula="of:=DEGREES(ATAN( (-SIN (RADIANS ([.C119])) * COS(RADIANS([.B119]))) / (COS (RADIANS ([.C119])) * SIN(RADIANS([.B119]))) ))" office:value-type="float" office:value="1.22772662298358" calcext:value-type="float">
            <text:p>1.23</text:p>
          </table:table-cell>
          <table:table-cell table:style-name="ce11" table:formula="of:=SQRT([.U119]^2+[.V119]^2)" office:value-type="float" office:value="10.638316635579" calcext:value-type="float">
            <text:p>10.64</text:p>
          </table:table-cell>
          <table:table-cell table:style-name="ce8" table:formula="of:=DEGREES(ATAN2([.V119];[.U119]))" office:value-type="float" office:value="90.6125710702818" calcext:value-type="float">
            <text:p>90.61</text:p>
          </table:table-cell>
          <table:table-cell table:style-name="ce8"/>
          <table:table-cell table:style-name="ce13" table:formula="of:=[.K119]*15" office:value-type="float" office:value="10.5601329007689" calcext:value-type="float">
            <text:p>10.56</text:p>
          </table:table-cell>
          <table:table-cell table:style-name="ce8" table:formula="of:=[.K119]^2*225" office:value-type="float" office:value="111.516406881903" calcext:value-type="float">
            <text:p>111.52</text:p>
          </table:table-cell>
          <table:table-cell table:style-name="ce8" table:formula="of:=[.L119]*COS(RADIANS([.M119]))+[.N119]*COS(RADIANS([.O119]))" office:value-type="float" office:value="10.6377086315176" calcext:value-type="float">
            <text:p>10.64</text:p>
          </table:table-cell>
          <table:table-cell table:style-name="ce8" table:formula="of:=[.L119]*SIN(RADIANS([.M119]))+[.N119]*SIN(RADIANS([.O119]))" office:value-type="float" office:value="-0.113736141017617" calcext:value-type="float">
            <text:p>-0.11</text:p>
          </table:table-cell>
          <table:table-cell office:value-type="float" office:value="10.5437654758003" calcext:value-type="float">
            <text:p>10.54</text:p>
          </table:table-cell>
          <table:table-cell table:number-columns-repeated="1001"/>
        </table:table-row>
        <table:table-row table:style-name="ro1">
          <table:table-cell office:value-type="float" office:value="843509" calcext:value-type="float">
            <text:p>843509</text:p>
          </table:table-cell>
          <table:table-cell office:value-type="float" office:value="-35.5708363105773" calcext:value-type="float">
            <text:p>-35.5708363106</text:p>
          </table:table-cell>
          <table:table-cell office:value-type="float" office:value="1.04454243059564" calcext:value-type="float">
            <text:p>1.0445424306</text:p>
          </table:table-cell>
          <table:table-cell office:value-type="float" office:value="0.612186013326835" calcext:value-type="float">
            <text:p>0.6121860133</text:p>
          </table:table-cell>
          <table:table-cell office:value-type="float" office:value="-0.17" calcext:value-type="float">
            <text:p>-0.17</text:p>
          </table:table-cell>
          <table:table-cell office:value-type="float" office:value="0.08" calcext:value-type="float">
            <text:p>0.08</text:p>
          </table:table-cell>
          <table:table-cell office:value-type="float" office:value="-0.14" calcext:value-type="float">
            <text:p>-0.14</text:p>
          </table:table-cell>
          <table:table-cell office:value-type="float" office:value="11.891" calcext:value-type="float">
            <text:p>11.891</text:p>
          </table:table-cell>
          <table:table-cell/>
          <table:table-cell table:formula="of:=DEGREES(ACOS(COS(RADIANS([.B120]))*COS(RADIANS([.C120]))))" office:value-type="float" office:value="35.5841474038549" calcext:value-type="float">
            <text:p>35.58</text:p>
          </table:table-cell>
          <table:table-cell table:formula="of:=TAN((ACOS(COS(RADIANS([.B120]))*COS(RADIANS([.C120])))))" office:value-type="float" office:value="0.715511272135772" calcext:value-type="float">
            <text:p>0.7155</text:p>
          </table:table-cell>
          <table:table-cell table:formula="of:=SQRT([.E120]^2+[.F120]^2)" office:value-type="float" office:value="0.187882942280559" calcext:value-type="float">
            <text:p>0.19</text:p>
          </table:table-cell>
          <table:table-cell table:formula="of:=DEGREES(ATAN2([.F120]; [.E120]))" office:value-type="float" office:value="-64.7988763545249" calcext:value-type="float">
            <text:p>-64.80</text:p>
          </table:table-cell>
          <table:table-cell table:style-name="ce9" table:formula="of:=SQRT([.T120])" office:value-type="float" office:value="10.7326690820366" calcext:value-type="float">
            <text:p>10.73</text:p>
          </table:table-cell>
          <table:table-cell table:style-name="ce8" table:formula="of:=DEGREES(ATAN( (-SIN (RADIANS ([.C120])) * COS(RADIANS([.B120]))) / (COS (RADIANS ([.C120])) * SIN(RADIANS([.B120]))) ))" office:value-type="float" office:value="1.46041699786546" calcext:value-type="float">
            <text:p>1.46</text:p>
          </table:table-cell>
          <table:table-cell table:style-name="ce11" table:formula="of:=SQRT([.U120]^2+[.V120]^2)" office:value-type="float" office:value="10.8096786507433" calcext:value-type="float">
            <text:p>10.81</text:p>
          </table:table-cell>
          <table:table-cell table:style-name="ce8" table:formula="of:=DEGREES(ATAN2([.V120];[.U120]))" office:value-type="float" office:value="89.4512063159252" calcext:value-type="float">
            <text:p>89.45</text:p>
          </table:table-cell>
          <table:table-cell table:style-name="ce8"/>
          <table:table-cell table:style-name="ce13" table:formula="of:=[.K120]*15" office:value-type="float" office:value="10.7326690820366" calcext:value-type="float">
            <text:p>10.73</text:p>
          </table:table-cell>
          <table:table-cell table:style-name="ce8" table:formula="of:=[.K120]^2*225" office:value-type="float" office:value="115.190185624504" calcext:value-type="float">
            <text:p>115.19</text:p>
          </table:table-cell>
          <table:table-cell table:style-name="ce8" table:formula="of:=[.L120]*COS(RADIANS([.M120]))+[.N120]*COS(RADIANS([.O120]))" office:value-type="float" office:value="10.8091827983523" calcext:value-type="float">
            <text:p>10.81</text:p>
          </table:table-cell>
          <table:table-cell table:style-name="ce8" table:formula="of:=[.L120]*SIN(RADIANS([.M120]))+[.N120]*SIN(RADIANS([.O120]))" office:value-type="float" office:value="0.103536293836218" calcext:value-type="float">
            <text:p>0.10</text:p>
          </table:table-cell>
          <table:table-cell office:value-type="float" office:value="10.6752442211565" calcext:value-type="float">
            <text:p>10.68</text:p>
          </table:table-cell>
          <table:table-cell table:number-columns-repeated="1001"/>
        </table:table-row>
        <table:table-row table:style-name="ro1">
          <table:table-cell office:value-type="float" office:value="843509" calcext:value-type="float">
            <text:p>843509</text:p>
          </table:table-cell>
          <table:table-cell office:value-type="float" office:value="-35.5708363105773" calcext:value-type="float">
            <text:p>-35.5708363106</text:p>
          </table:table-cell>
          <table:table-cell office:value-type="float" office:value="1.04454243059564" calcext:value-type="float">
            <text:p>1.0445424306</text:p>
          </table:table-cell>
          <table:table-cell office:value-type="float" office:value="0.612186013326835" calcext:value-type="float">
            <text:p>0.6121860133</text:p>
          </table:table-cell>
          <table:table-cell office:value-type="float" office:value="-0.17" calcext:value-type="float">
            <text:p>-0.17</text:p>
          </table:table-cell>
          <table:table-cell office:value-type="float" office:value="0.08" calcext:value-type="float">
            <text:p>0.08</text:p>
          </table:table-cell>
          <table:table-cell office:value-type="float" office:value="-0.14" calcext:value-type="float">
            <text:p>-0.14</text:p>
          </table:table-cell>
          <table:table-cell office:value-type="float" office:value="11.891" calcext:value-type="float">
            <text:p>11.891</text:p>
          </table:table-cell>
          <table:table-cell/>
          <table:table-cell table:formula="of:=DEGREES(ACOS(COS(RADIANS([.B121]))*COS(RADIANS([.C121]))))" office:value-type="float" office:value="35.5841474038549" calcext:value-type="float">
            <text:p>35.58</text:p>
          </table:table-cell>
          <table:table-cell table:formula="of:=TAN((ACOS(COS(RADIANS([.B121]))*COS(RADIANS([.C121])))))" office:value-type="float" office:value="0.715511272135772" calcext:value-type="float">
            <text:p>0.7155</text:p>
          </table:table-cell>
          <table:table-cell table:formula="of:=SQRT([.E121]^2+[.F121]^2)" office:value-type="float" office:value="0.187882942280559" calcext:value-type="float">
            <text:p>0.19</text:p>
          </table:table-cell>
          <table:table-cell table:formula="of:=DEGREES(ATAN2([.F121]; [.E121]))" office:value-type="float" office:value="-64.7988763545249" calcext:value-type="float">
            <text:p>-64.80</text:p>
          </table:table-cell>
          <table:table-cell table:style-name="ce9" table:formula="of:=SQRT([.T121])" office:value-type="float" office:value="10.7326690820366" calcext:value-type="float">
            <text:p>10.73</text:p>
          </table:table-cell>
          <table:table-cell table:style-name="ce8" table:formula="of:=DEGREES(ATAN( (-SIN (RADIANS ([.C121])) * COS(RADIANS([.B121]))) / (COS (RADIANS ([.C121])) * SIN(RADIANS([.B121]))) ))" office:value-type="float" office:value="1.46041699786546" calcext:value-type="float">
            <text:p>1.46</text:p>
          </table:table-cell>
          <table:table-cell table:style-name="ce11" table:formula="of:=SQRT([.U121]^2+[.V121]^2)" office:value-type="float" office:value="10.8096786507433" calcext:value-type="float">
            <text:p>10.81</text:p>
          </table:table-cell>
          <table:table-cell table:style-name="ce8" table:formula="of:=DEGREES(ATAN2([.V121];[.U121]))" office:value-type="float" office:value="89.4512063159252" calcext:value-type="float">
            <text:p>89.45</text:p>
          </table:table-cell>
          <table:table-cell table:style-name="ce8"/>
          <table:table-cell table:style-name="ce13" table:formula="of:=[.K121]*15" office:value-type="float" office:value="10.7326690820366" calcext:value-type="float">
            <text:p>10.73</text:p>
          </table:table-cell>
          <table:table-cell table:style-name="ce8" table:formula="of:=[.K121]^2*225" office:value-type="float" office:value="115.190185624504" calcext:value-type="float">
            <text:p>115.19</text:p>
          </table:table-cell>
          <table:table-cell table:style-name="ce8" table:formula="of:=[.L121]*COS(RADIANS([.M121]))+[.N121]*COS(RADIANS([.O121]))" office:value-type="float" office:value="10.8091827983523" calcext:value-type="float">
            <text:p>10.81</text:p>
          </table:table-cell>
          <table:table-cell table:style-name="ce8" table:formula="of:=[.L121]*SIN(RADIANS([.M121]))+[.N121]*SIN(RADIANS([.O121]))" office:value-type="float" office:value="0.103536293836218" calcext:value-type="float">
            <text:p>0.10</text:p>
          </table:table-cell>
          <table:table-cell office:value-type="float" office:value="10.6752442211565" calcext:value-type="float">
            <text:p>10.68</text:p>
          </table:table-cell>
          <table:table-cell table:number-columns-repeated="1001"/>
        </table:table-row>
        <table:table-row table:style-name="ro1">
          <table:table-cell office:value-type="float" office:value="843759" calcext:value-type="float">
            <text:p>843759</text:p>
          </table:table-cell>
          <table:table-cell office:value-type="float" office:value="-35.4265656398337" calcext:value-type="float">
            <text:p>-35.4265656398</text:p>
          </table:table-cell>
          <table:table-cell office:value-type="float" office:value="1.13553634515266" calcext:value-type="float">
            <text:p>1.1355363452</text:p>
          </table:table-cell>
          <table:table-cell office:value-type="float" office:value="0.58570841148331" calcext:value-type="float">
            <text:p>0.585708411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-0.14" calcext:value-type="float">
            <text:p>-0.14</text:p>
          </table:table-cell>
          <table:table-cell office:value-type="float" office:value="11.929" calcext:value-type="float">
            <text:p>11.929</text:p>
          </table:table-cell>
          <table:table-cell/>
          <table:table-cell table:formula="of:=DEGREES(ACOS(COS(RADIANS([.B122]))*COS(RADIANS([.C122]))))" office:value-type="float" office:value="35.4423803377886" calcext:value-type="float">
            <text:p>35.44</text:p>
          </table:table-cell>
          <table:table-cell table:formula="of:=TAN((ACOS(COS(RADIANS([.B122]))*COS(RADIANS([.C122])))))" office:value-type="float" office:value="0.711776839113704" calcext:value-type="float">
            <text:p>0.7118</text:p>
          </table:table-cell>
          <table:table-cell table:formula="of:=SQRT([.E122]^2+[.F122]^2)" office:value-type="float" office:value="0.0921954445729289" calcext:value-type="float">
            <text:p>0.09</text:p>
          </table:table-cell>
          <table:table-cell table:formula="of:=DEGREES(ATAN2([.F122]; [.E122]))" office:value-type="float" office:value="-12.5288077091515" calcext:value-type="float">
            <text:p>-12.53</text:p>
          </table:table-cell>
          <table:table-cell table:style-name="ce9" table:formula="of:=SQRT([.T122])" office:value-type="float" office:value="10.6766525867056" calcext:value-type="float">
            <text:p>10.68</text:p>
          </table:table-cell>
          <table:table-cell table:style-name="ce8" table:formula="of:=DEGREES(ATAN( (-SIN (RADIANS ([.C122])) * COS(RADIANS([.B122]))) / (COS (RADIANS ([.C122])) * SIN(RADIANS([.B122]))) ))" office:value-type="float" office:value="1.59608294410245" calcext:value-type="float">
            <text:p>1.60</text:p>
          </table:table-cell>
          <table:table-cell table:style-name="ce11" table:formula="of:=SQRT([.U122]^2+[.V122]^2)" office:value-type="float" office:value="10.7660841120002" calcext:value-type="float">
            <text:p>10.77</text:p>
          </table:table-cell>
          <table:table-cell table:style-name="ce8" table:formula="of:=DEGREES(ATAN2([.V122];[.U122]))" office:value-type="float" office:value="88.5236542613442" calcext:value-type="float">
            <text:p>88.52</text:p>
          </table:table-cell>
          <table:table-cell table:style-name="ce8"/>
          <table:table-cell table:style-name="ce13" table:formula="of:=[.K122]*15" office:value-type="float" office:value="10.6766525867056" calcext:value-type="float">
            <text:p>10.68</text:p>
          </table:table-cell>
          <table:table-cell table:style-name="ce8" table:formula="of:=[.K122]^2*225" office:value-type="float" office:value="113.990910457207" calcext:value-type="float">
            <text:p>113.99</text:p>
          </table:table-cell>
          <table:table-cell table:style-name="ce8" table:formula="of:=[.L122]*COS(RADIANS([.M122]))+[.N122]*COS(RADIANS([.O122]))" office:value-type="float" office:value="10.7625102759229" calcext:value-type="float">
            <text:p>10.76</text:p>
          </table:table-cell>
          <table:table-cell table:style-name="ce8" table:formula="of:=[.L122]*SIN(RADIANS([.M122]))+[.N122]*SIN(RADIANS([.O122]))" office:value-type="float" office:value="0.277380005258272" calcext:value-type="float">
            <text:p>0.28</text:p>
          </table:table-cell>
          <table:table-cell office:value-type="float" office:value="10.6327141013366" calcext:value-type="float">
            <text:p>10.63</text:p>
          </table:table-cell>
          <table:table-cell table:number-columns-repeated="1001"/>
        </table:table-row>
        <table:table-row table:style-name="ro1">
          <table:table-cell office:value-type="float" office:value="843759" calcext:value-type="float">
            <text:p>843759</text:p>
          </table:table-cell>
          <table:table-cell office:value-type="float" office:value="-35.4265656398337" calcext:value-type="float">
            <text:p>-35.4265656398</text:p>
          </table:table-cell>
          <table:table-cell office:value-type="float" office:value="1.13553634515266" calcext:value-type="float">
            <text:p>1.1355363452</text:p>
          </table:table-cell>
          <table:table-cell office:value-type="float" office:value="0.58570841148331" calcext:value-type="float">
            <text:p>0.585708411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-0.14" calcext:value-type="float">
            <text:p>-0.14</text:p>
          </table:table-cell>
          <table:table-cell office:value-type="float" office:value="11.929" calcext:value-type="float">
            <text:p>11.929</text:p>
          </table:table-cell>
          <table:table-cell/>
          <table:table-cell table:formula="of:=DEGREES(ACOS(COS(RADIANS([.B123]))*COS(RADIANS([.C123]))))" office:value-type="float" office:value="35.4423803377886" calcext:value-type="float">
            <text:p>35.44</text:p>
          </table:table-cell>
          <table:table-cell table:formula="of:=TAN((ACOS(COS(RADIANS([.B123]))*COS(RADIANS([.C123])))))" office:value-type="float" office:value="0.711776839113704" calcext:value-type="float">
            <text:p>0.7118</text:p>
          </table:table-cell>
          <table:table-cell table:formula="of:=SQRT([.E123]^2+[.F123]^2)" office:value-type="float" office:value="0.0921954445729289" calcext:value-type="float">
            <text:p>0.09</text:p>
          </table:table-cell>
          <table:table-cell table:formula="of:=DEGREES(ATAN2([.F123]; [.E123]))" office:value-type="float" office:value="-12.5288077091515" calcext:value-type="float">
            <text:p>-12.53</text:p>
          </table:table-cell>
          <table:table-cell table:style-name="ce9" table:formula="of:=SQRT([.T123])" office:value-type="float" office:value="10.6766525867056" calcext:value-type="float">
            <text:p>10.68</text:p>
          </table:table-cell>
          <table:table-cell table:style-name="ce8" table:formula="of:=DEGREES(ATAN( (-SIN (RADIANS ([.C123])) * COS(RADIANS([.B123]))) / (COS (RADIANS ([.C123])) * SIN(RADIANS([.B123]))) ))" office:value-type="float" office:value="1.59608294410245" calcext:value-type="float">
            <text:p>1.60</text:p>
          </table:table-cell>
          <table:table-cell table:style-name="ce11" table:formula="of:=SQRT([.U123]^2+[.V123]^2)" office:value-type="float" office:value="10.7660841120002" calcext:value-type="float">
            <text:p>10.77</text:p>
          </table:table-cell>
          <table:table-cell table:style-name="ce8" table:formula="of:=DEGREES(ATAN2([.V123];[.U123]))" office:value-type="float" office:value="88.5236542613442" calcext:value-type="float">
            <text:p>88.52</text:p>
          </table:table-cell>
          <table:table-cell table:style-name="ce8"/>
          <table:table-cell table:style-name="ce13" table:formula="of:=[.K123]*15" office:value-type="float" office:value="10.6766525867056" calcext:value-type="float">
            <text:p>10.68</text:p>
          </table:table-cell>
          <table:table-cell table:style-name="ce8" table:formula="of:=[.K123]^2*225" office:value-type="float" office:value="113.990910457207" calcext:value-type="float">
            <text:p>113.99</text:p>
          </table:table-cell>
          <table:table-cell table:style-name="ce8" table:formula="of:=[.L123]*COS(RADIANS([.M123]))+[.N123]*COS(RADIANS([.O123]))" office:value-type="float" office:value="10.7625102759229" calcext:value-type="float">
            <text:p>10.76</text:p>
          </table:table-cell>
          <table:table-cell table:style-name="ce8" table:formula="of:=[.L123]*SIN(RADIANS([.M123]))+[.N123]*SIN(RADIANS([.O123]))" office:value-type="float" office:value="0.277380005258272" calcext:value-type="float">
            <text:p>0.28</text:p>
          </table:table-cell>
          <table:table-cell office:value-type="float" office:value="10.6327141013366" calcext:value-type="float">
            <text:p>10.63</text:p>
          </table:table-cell>
          <table:table-cell table:number-columns-repeated="1001"/>
        </table:table-row>
        <table:table-row table:style-name="ro1">
          <table:table-cell office:value-type="float" office:value="844009" calcext:value-type="float">
            <text:p>844009</text:p>
          </table:table-cell>
          <table:table-cell office:value-type="float" office:value="-35.127116486242" calcext:value-type="float">
            <text:p>-35.1271164862</text:p>
          </table:table-cell>
          <table:table-cell office:value-type="float" office:value="1.04718475330908" calcext:value-type="float">
            <text:p>1.0471847533</text:p>
          </table:table-cell>
          <table:table-cell office:value-type="float" office:value="0.590844126769778" calcext:value-type="float">
            <text:p>0.5908441268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-0.15" calcext:value-type="float">
            <text:p>-0.15</text:p>
          </table:table-cell>
          <table:table-cell office:value-type="float" office:value="11.968" calcext:value-type="float">
            <text:p>11.968</text:p>
          </table:table-cell>
          <table:table-cell/>
          <table:table-cell table:formula="of:=DEGREES(ACOS(COS(RADIANS([.B124]))*COS(RADIANS([.C124]))))" office:value-type="float" office:value="35.140716294613" calcext:value-type="float">
            <text:p>35.14</text:p>
          </table:table-cell>
          <table:table-cell table:formula="of:=TAN((ACOS(COS(RADIANS([.B124]))*COS(RADIANS([.C124])))))" office:value-type="float" office:value="0.703873948693277" calcext:value-type="float">
            <text:p>0.7039</text:p>
          </table:table-cell>
          <table:table-cell table:formula="of:=SQRT([.E124]^2+[.F124]^2)" office:value-type="float" office:value="0.120415945787923" calcext:value-type="float">
            <text:p>0.12</text:p>
          </table:table-cell>
          <table:table-cell table:formula="of:=DEGREES(ATAN2([.F124]; [.E124]))" office:value-type="float" office:value="41.6335393365702" calcext:value-type="float">
            <text:p>41.63</text:p>
          </table:table-cell>
          <table:table-cell table:style-name="ce9" table:formula="of:=SQRT([.T124])" office:value-type="float" office:value="10.5581092303992" calcext:value-type="float">
            <text:p>10.56</text:p>
          </table:table-cell>
          <table:table-cell table:style-name="ce8" table:formula="of:=DEGREES(ATAN( (-SIN (RADIANS ([.C124])) * COS(RADIANS([.B124]))) / (COS (RADIANS ([.C124])) * SIN(RADIANS([.B124]))) ))" office:value-type="float" office:value="1.48832615385985" calcext:value-type="float">
            <text:p>1.49</text:p>
          </table:table-cell>
          <table:table-cell table:style-name="ce11" table:formula="of:=SQRT([.U124]^2+[.V124]^2)" office:value-type="float" office:value="10.6504396913673" calcext:value-type="float">
            <text:p>10.65</text:p>
          </table:table-cell>
          <table:table-cell table:style-name="ce8" table:formula="of:=DEGREES(ATAN2([.V124];[.U124]))" office:value-type="float" office:value="88.0940177456983" calcext:value-type="float">
            <text:p>88.09</text:p>
          </table:table-cell>
          <table:table-cell table:style-name="ce8"/>
          <table:table-cell table:style-name="ce13" table:formula="of:=[.K124]*15" office:value-type="float" office:value="10.5581092303992" calcext:value-type="float">
            <text:p>10.56</text:p>
          </table:table-cell>
          <table:table-cell table:style-name="ce8" table:formula="of:=[.K124]^2*225" office:value-type="float" office:value="111.47367052104" calcext:value-type="float">
            <text:p>111.47</text:p>
          </table:table-cell>
          <table:table-cell table:style-name="ce8" table:formula="of:=[.L124]*COS(RADIANS([.M124]))+[.N124]*COS(RADIANS([.O124]))" office:value-type="float" office:value="10.6445473224092" calcext:value-type="float">
            <text:p>10.64</text:p>
          </table:table-cell>
          <table:table-cell table:style-name="ce8" table:formula="of:=[.L124]*SIN(RADIANS([.M124]))+[.N124]*SIN(RADIANS([.O124]))" office:value-type="float" office:value="0.354228627362887" calcext:value-type="float">
            <text:p>0.35</text:p>
          </table:table-cell>
          <table:table-cell office:value-type="float" office:value="10.5422148883839" calcext:value-type="float">
            <text:p>10.54</text:p>
          </table:table-cell>
          <table:table-cell table:number-columns-repeated="1001"/>
        </table:table-row>
        <table:table-row table:style-name="ro1">
          <table:table-cell office:value-type="float" office:value="844009" calcext:value-type="float">
            <text:p>844009</text:p>
          </table:table-cell>
          <table:table-cell office:value-type="float" office:value="-35.127116486242" calcext:value-type="float">
            <text:p>-35.1271164862</text:p>
          </table:table-cell>
          <table:table-cell office:value-type="float" office:value="1.04718475330908" calcext:value-type="float">
            <text:p>1.0471847533</text:p>
          </table:table-cell>
          <table:table-cell office:value-type="float" office:value="0.590844126769778" calcext:value-type="float">
            <text:p>0.5908441268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-0.15" calcext:value-type="float">
            <text:p>-0.15</text:p>
          </table:table-cell>
          <table:table-cell office:value-type="float" office:value="11.968" calcext:value-type="float">
            <text:p>11.968</text:p>
          </table:table-cell>
          <table:table-cell/>
          <table:table-cell table:formula="of:=DEGREES(ACOS(COS(RADIANS([.B125]))*COS(RADIANS([.C125]))))" office:value-type="float" office:value="35.140716294613" calcext:value-type="float">
            <text:p>35.14</text:p>
          </table:table-cell>
          <table:table-cell table:formula="of:=TAN((ACOS(COS(RADIANS([.B125]))*COS(RADIANS([.C125])))))" office:value-type="float" office:value="0.703873948693277" calcext:value-type="float">
            <text:p>0.7039</text:p>
          </table:table-cell>
          <table:table-cell table:formula="of:=SQRT([.E125]^2+[.F125]^2)" office:value-type="float" office:value="0.120415945787923" calcext:value-type="float">
            <text:p>0.12</text:p>
          </table:table-cell>
          <table:table-cell table:formula="of:=DEGREES(ATAN2([.F125]; [.E125]))" office:value-type="float" office:value="41.6335393365702" calcext:value-type="float">
            <text:p>41.63</text:p>
          </table:table-cell>
          <table:table-cell table:style-name="ce9" table:formula="of:=SQRT([.T125])" office:value-type="float" office:value="10.5581092303992" calcext:value-type="float">
            <text:p>10.56</text:p>
          </table:table-cell>
          <table:table-cell table:style-name="ce8" table:formula="of:=DEGREES(ATAN( (-SIN (RADIANS ([.C125])) * COS(RADIANS([.B125]))) / (COS (RADIANS ([.C125])) * SIN(RADIANS([.B125]))) ))" office:value-type="float" office:value="1.48832615385985" calcext:value-type="float">
            <text:p>1.49</text:p>
          </table:table-cell>
          <table:table-cell table:style-name="ce11" table:formula="of:=SQRT([.U125]^2+[.V125]^2)" office:value-type="float" office:value="10.6504396913673" calcext:value-type="float">
            <text:p>10.65</text:p>
          </table:table-cell>
          <table:table-cell table:style-name="ce8" table:formula="of:=DEGREES(ATAN2([.V125];[.U125]))" office:value-type="float" office:value="88.0940177456983" calcext:value-type="float">
            <text:p>88.09</text:p>
          </table:table-cell>
          <table:table-cell table:style-name="ce8"/>
          <table:table-cell table:style-name="ce13" table:formula="of:=[.K125]*15" office:value-type="float" office:value="10.5581092303992" calcext:value-type="float">
            <text:p>10.56</text:p>
          </table:table-cell>
          <table:table-cell table:style-name="ce8" table:formula="of:=[.K125]^2*225" office:value-type="float" office:value="111.47367052104" calcext:value-type="float">
            <text:p>111.47</text:p>
          </table:table-cell>
          <table:table-cell table:style-name="ce8" table:formula="of:=[.L125]*COS(RADIANS([.M125]))+[.N125]*COS(RADIANS([.O125]))" office:value-type="float" office:value="10.6445473224092" calcext:value-type="float">
            <text:p>10.64</text:p>
          </table:table-cell>
          <table:table-cell table:style-name="ce8" table:formula="of:=[.L125]*SIN(RADIANS([.M125]))+[.N125]*SIN(RADIANS([.O125]))" office:value-type="float" office:value="0.354228627362887" calcext:value-type="float">
            <text:p>0.35</text:p>
          </table:table-cell>
          <table:table-cell office:value-type="float" office:value="10.5422148883839" calcext:value-type="float">
            <text:p>10.54</text:p>
          </table:table-cell>
          <table:table-cell table:number-columns-repeated="1001"/>
        </table:table-row>
        <table:table-row table:style-name="ro1">
          <table:table-cell office:value-type="float" office:value="844259" calcext:value-type="float">
            <text:p>844259</text:p>
          </table:table-cell>
          <table:table-cell office:value-type="float" office:value="-34.8639766182781" calcext:value-type="float">
            <text:p>-34.8639766183</text:p>
          </table:table-cell>
          <table:table-cell office:value-type="float" office:value="1.09231181315535" calcext:value-type="float">
            <text:p>1.0923118132</text:p>
          </table:table-cell>
          <table:table-cell office:value-type="float" office:value="0.607553811048244" calcext:value-type="float">
            <text:p>0.60755381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-0.15" calcext:value-type="float">
            <text:p>-0.15</text:p>
          </table:table-cell>
          <table:table-cell office:value-type="float" office:value="12.007" calcext:value-type="float">
            <text:p>12.007</text:p>
          </table:table-cell>
          <table:table-cell/>
          <table:table-cell table:formula="of:=DEGREES(ACOS(COS(RADIANS([.B126]))*COS(RADIANS([.C126]))))" office:value-type="float" office:value="34.878918859679" calcext:value-type="float">
            <text:p>34.88</text:p>
          </table:table-cell>
          <table:table-cell table:formula="of:=TAN((ACOS(COS(RADIANS([.B126]))*COS(RADIANS([.C126])))))" office:value-type="float" office:value="0.697062808556783" calcext:value-type="float">
            <text:p>0.6971</text:p>
          </table:table-cell>
          <table:table-cell table:formula="of:=SQRT([.E126]^2+[.F126]^2)" office:value-type="float" office:value="0.183575597506858" calcext:value-type="float">
            <text:p>0.18</text:p>
          </table:table-cell>
          <table:table-cell table:formula="of:=DEGREES(ATAN2([.F126]; [.E126]))" office:value-type="float" office:value="60.6422464572087" calcext:value-type="float">
            <text:p>60.64</text:p>
          </table:table-cell>
          <table:table-cell table:style-name="ce9" table:formula="of:=SQRT([.T126])" office:value-type="float" office:value="10.4559421283518" calcext:value-type="float">
            <text:p>10.46</text:p>
          </table:table-cell>
          <table:table-cell table:style-name="ce8" table:formula="of:=DEGREES(ATAN( (-SIN (RADIANS ([.C126])) * COS(RADIANS([.B126]))) / (COS (RADIANS ([.C126])) * SIN(RADIANS([.B126]))) ))" office:value-type="float" office:value="1.56769075372871" calcext:value-type="float">
            <text:p>1.57</text:p>
          </table:table-cell>
          <table:table-cell table:style-name="ce11" table:formula="of:=SQRT([.U126]^2+[.V126]^2)" office:value-type="float" office:value="10.5514609381076" calcext:value-type="float">
            <text:p>10.55</text:p>
          </table:table-cell>
          <table:table-cell table:style-name="ce8" table:formula="of:=DEGREES(ATAN2([.V126];[.U126]))" office:value-type="float" office:value="87.5771524205601" calcext:value-type="float">
            <text:p>87.58</text:p>
          </table:table-cell>
          <table:table-cell table:style-name="ce8"/>
          <table:table-cell table:style-name="ce13" table:formula="of:=[.K126]*15" office:value-type="float" office:value="10.4559421283518" calcext:value-type="float">
            <text:p>10.46</text:p>
          </table:table-cell>
          <table:table-cell table:style-name="ce8" table:formula="of:=[.K126]^2*225" office:value-type="float" office:value="109.326725791441" calcext:value-type="float">
            <text:p>109.33</text:p>
          </table:table-cell>
          <table:table-cell table:style-name="ce8" table:formula="of:=[.L126]*COS(RADIANS([.M126]))+[.N126]*COS(RADIANS([.O126]))" office:value-type="float" office:value="10.5420284817244" calcext:value-type="float">
            <text:p>10.54</text:p>
          </table:table-cell>
          <table:table-cell table:style-name="ce8" table:formula="of:=[.L126]*SIN(RADIANS([.M126]))+[.N126]*SIN(RADIANS([.O126]))" office:value-type="float" office:value="0.446053157059322" calcext:value-type="float">
            <text:p>0.45</text:p>
          </table:table-cell>
          <table:table-cell office:value-type="float" office:value="10.4636756579037" calcext:value-type="float">
            <text:p>10.46</text:p>
          </table:table-cell>
          <table:table-cell table:number-columns-repeated="1001"/>
        </table:table-row>
        <table:table-row table:style-name="ro1">
          <table:table-cell office:value-type="float" office:value="844259" calcext:value-type="float">
            <text:p>844259</text:p>
          </table:table-cell>
          <table:table-cell office:value-type="float" office:value="-34.8639766182781" calcext:value-type="float">
            <text:p>-34.8639766183</text:p>
          </table:table-cell>
          <table:table-cell office:value-type="float" office:value="1.09231181315535" calcext:value-type="float">
            <text:p>1.0923118132</text:p>
          </table:table-cell>
          <table:table-cell office:value-type="float" office:value="0.607553811048244" calcext:value-type="float">
            <text:p>0.60755381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-0.15" calcext:value-type="float">
            <text:p>-0.15</text:p>
          </table:table-cell>
          <table:table-cell office:value-type="float" office:value="12.007" calcext:value-type="float">
            <text:p>12.007</text:p>
          </table:table-cell>
          <table:table-cell/>
          <table:table-cell table:formula="of:=DEGREES(ACOS(COS(RADIANS([.B127]))*COS(RADIANS([.C127]))))" office:value-type="float" office:value="34.878918859679" calcext:value-type="float">
            <text:p>34.88</text:p>
          </table:table-cell>
          <table:table-cell table:formula="of:=TAN((ACOS(COS(RADIANS([.B127]))*COS(RADIANS([.C127])))))" office:value-type="float" office:value="0.697062808556783" calcext:value-type="float">
            <text:p>0.6971</text:p>
          </table:table-cell>
          <table:table-cell table:formula="of:=SQRT([.E127]^2+[.F127]^2)" office:value-type="float" office:value="0.183575597506858" calcext:value-type="float">
            <text:p>0.18</text:p>
          </table:table-cell>
          <table:table-cell table:formula="of:=DEGREES(ATAN2([.F127]; [.E127]))" office:value-type="float" office:value="60.6422464572087" calcext:value-type="float">
            <text:p>60.64</text:p>
          </table:table-cell>
          <table:table-cell table:style-name="ce9" table:formula="of:=SQRT([.T127])" office:value-type="float" office:value="10.4559421283518" calcext:value-type="float">
            <text:p>10.46</text:p>
          </table:table-cell>
          <table:table-cell table:style-name="ce8" table:formula="of:=DEGREES(ATAN( (-SIN (RADIANS ([.C127])) * COS(RADIANS([.B127]))) / (COS (RADIANS ([.C127])) * SIN(RADIANS([.B127]))) ))" office:value-type="float" office:value="1.56769075372871" calcext:value-type="float">
            <text:p>1.57</text:p>
          </table:table-cell>
          <table:table-cell table:style-name="ce11" table:formula="of:=SQRT([.U127]^2+[.V127]^2)" office:value-type="float" office:value="10.5514609381076" calcext:value-type="float">
            <text:p>10.55</text:p>
          </table:table-cell>
          <table:table-cell table:style-name="ce8" table:formula="of:=DEGREES(ATAN2([.V127];[.U127]))" office:value-type="float" office:value="87.5771524205601" calcext:value-type="float">
            <text:p>87.58</text:p>
          </table:table-cell>
          <table:table-cell table:style-name="ce8"/>
          <table:table-cell table:style-name="ce13" table:formula="of:=[.K127]*15" office:value-type="float" office:value="10.4559421283518" calcext:value-type="float">
            <text:p>10.46</text:p>
          </table:table-cell>
          <table:table-cell table:style-name="ce8" table:formula="of:=[.K127]^2*225" office:value-type="float" office:value="109.326725791441" calcext:value-type="float">
            <text:p>109.33</text:p>
          </table:table-cell>
          <table:table-cell table:style-name="ce8" table:formula="of:=[.L127]*COS(RADIANS([.M127]))+[.N127]*COS(RADIANS([.O127]))" office:value-type="float" office:value="10.5420284817244" calcext:value-type="float">
            <text:p>10.54</text:p>
          </table:table-cell>
          <table:table-cell table:style-name="ce8" table:formula="of:=[.L127]*SIN(RADIANS([.M127]))+[.N127]*SIN(RADIANS([.O127]))" office:value-type="float" office:value="0.446053157059322" calcext:value-type="float">
            <text:p>0.45</text:p>
          </table:table-cell>
          <table:table-cell office:value-type="float" office:value="10.4636756579037" calcext:value-type="float">
            <text:p>10.46</text:p>
          </table:table-cell>
          <table:table-cell table:number-columns-repeated="1001"/>
        </table:table-row>
        <table:table-row table:style-name="ro1">
          <table:table-cell office:value-type="float" office:value="844510" calcext:value-type="float">
            <text:p>844510</text:p>
          </table:table-cell>
          <table:table-cell office:value-type="float" office:value="-34.5843589189415" calcext:value-type="float">
            <text:p>-34.5843589189</text:p>
          </table:table-cell>
          <table:table-cell office:value-type="float" office:value="1.20441848276712" calcext:value-type="float">
            <text:p>1.2044184828</text:p>
          </table:table-cell>
          <table:table-cell office:value-type="float" office:value="0.623328132936388" calcext:value-type="float">
            <text:p>0.6233281329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2.046" calcext:value-type="float">
            <text:p>12.046</text:p>
          </table:table-cell>
          <table:table-cell/>
          <table:table-cell table:formula="of:=DEGREES(ACOS(COS(RADIANS([.B128]))*COS(RADIANS([.C128]))))" office:value-type="float" office:value="34.6027150831293" calcext:value-type="float">
            <text:p>34.60</text:p>
          </table:table-cell>
          <table:table-cell table:formula="of:=TAN((ACOS(COS(RADIANS([.B128]))*COS(RADIANS([.C128])))))" office:value-type="float" office:value="0.689923732745855" calcext:value-type="float">
            <text:p>0.6899</text:p>
          </table:table-cell>
          <table:table-cell table:formula="of:=SQRT([.E128]^2+[.F128]^2)" office:value-type="float" office:value="0.23259406699226" calcext:value-type="float">
            <text:p>0.23</text:p>
          </table:table-cell>
          <table:table-cell table:formula="of:=DEGREES(ATAN2([.F128]; [.E128]))" office:value-type="float" office:value="64.5366549381284" calcext:value-type="float">
            <text:p>64.54</text:p>
          </table:table-cell>
          <table:table-cell table:style-name="ce9" table:formula="of:=SQRT([.T128])" office:value-type="float" office:value="10.3488559911878" calcext:value-type="float">
            <text:p>10.35</text:p>
          </table:table-cell>
          <table:table-cell table:style-name="ce8" table:formula="of:=DEGREES(ATAN( (-SIN (RADIANS ([.C128])) * COS(RADIANS([.B128]))) / (COS (RADIANS ([.C128])) * SIN(RADIANS([.B128]))) ))" office:value-type="float" office:value="1.74664016605002" calcext:value-type="float">
            <text:p>1.75</text:p>
          </table:table-cell>
          <table:table-cell table:style-name="ce11" table:formula="of:=SQRT([.U128]^2+[.V128]^2)" office:value-type="float" office:value="10.457256396827" calcext:value-type="float">
            <text:p>10.46</text:p>
          </table:table-cell>
          <table:table-cell table:style-name="ce8" table:formula="of:=DEGREES(ATAN2([.V128];[.U128]))" office:value-type="float" office:value="87.1199211029942" calcext:value-type="float">
            <text:p>87.12</text:p>
          </table:table-cell>
          <table:table-cell table:style-name="ce8"/>
          <table:table-cell table:style-name="ce13" table:formula="of:=[.K128]*15" office:value-type="float" office:value="10.3488559911878" calcext:value-type="float">
            <text:p>10.35</text:p>
          </table:table-cell>
          <table:table-cell table:style-name="ce8" table:formula="of:=[.K128]^2*225" office:value-type="float" office:value="107.098820326344" calcext:value-type="float">
            <text:p>107.10</text:p>
          </table:table-cell>
          <table:table-cell table:style-name="ce8" table:formula="of:=[.L128]*COS(RADIANS([.M128]))+[.N128]*COS(RADIANS([.O128]))" office:value-type="float" office:value="10.4440477046991" calcext:value-type="float">
            <text:p>10.44</text:p>
          </table:table-cell>
          <table:table-cell table:style-name="ce8" table:formula="of:=[.L128]*SIN(RADIANS([.M128]))+[.N128]*SIN(RADIANS([.O128]))" office:value-type="float" office:value="0.525432099274564" calcext:value-type="float">
            <text:p>0.53</text:p>
          </table:table-cell>
          <table:table-cell office:value-type="float" office:value="10.3808145249388" calcext:value-type="float">
            <text:p>10.38</text:p>
          </table:table-cell>
          <table:table-cell table:number-columns-repeated="1001"/>
        </table:table-row>
        <table:table-row table:style-name="ro1">
          <table:table-cell office:value-type="float" office:value="844510" calcext:value-type="float">
            <text:p>844510</text:p>
          </table:table-cell>
          <table:table-cell office:value-type="float" office:value="-34.5843589189415" calcext:value-type="float">
            <text:p>-34.5843589189</text:p>
          </table:table-cell>
          <table:table-cell office:value-type="float" office:value="1.20441848276712" calcext:value-type="float">
            <text:p>1.2044184828</text:p>
          </table:table-cell>
          <table:table-cell office:value-type="float" office:value="0.623328132936388" calcext:value-type="float">
            <text:p>0.6233281329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2.046" calcext:value-type="float">
            <text:p>12.046</text:p>
          </table:table-cell>
          <table:table-cell/>
          <table:table-cell table:formula="of:=DEGREES(ACOS(COS(RADIANS([.B129]))*COS(RADIANS([.C129]))))" office:value-type="float" office:value="34.6027150831293" calcext:value-type="float">
            <text:p>34.60</text:p>
          </table:table-cell>
          <table:table-cell table:formula="of:=TAN((ACOS(COS(RADIANS([.B129]))*COS(RADIANS([.C129])))))" office:value-type="float" office:value="0.689923732745855" calcext:value-type="float">
            <text:p>0.6899</text:p>
          </table:table-cell>
          <table:table-cell table:formula="of:=SQRT([.E129]^2+[.F129]^2)" office:value-type="float" office:value="0.23259406699226" calcext:value-type="float">
            <text:p>0.23</text:p>
          </table:table-cell>
          <table:table-cell table:formula="of:=DEGREES(ATAN2([.F129]; [.E129]))" office:value-type="float" office:value="64.5366549381284" calcext:value-type="float">
            <text:p>64.54</text:p>
          </table:table-cell>
          <table:table-cell table:style-name="ce9" table:formula="of:=SQRT([.T129])" office:value-type="float" office:value="10.3488559911878" calcext:value-type="float">
            <text:p>10.35</text:p>
          </table:table-cell>
          <table:table-cell table:style-name="ce8" table:formula="of:=DEGREES(ATAN( (-SIN (RADIANS ([.C129])) * COS(RADIANS([.B129]))) / (COS (RADIANS ([.C129])) * SIN(RADIANS([.B129]))) ))" office:value-type="float" office:value="1.74664016605002" calcext:value-type="float">
            <text:p>1.75</text:p>
          </table:table-cell>
          <table:table-cell table:style-name="ce11" table:formula="of:=SQRT([.U129]^2+[.V129]^2)" office:value-type="float" office:value="10.457256396827" calcext:value-type="float">
            <text:p>10.46</text:p>
          </table:table-cell>
          <table:table-cell table:style-name="ce8" table:formula="of:=DEGREES(ATAN2([.V129];[.U129]))" office:value-type="float" office:value="87.1199211029942" calcext:value-type="float">
            <text:p>87.12</text:p>
          </table:table-cell>
          <table:table-cell table:style-name="ce8"/>
          <table:table-cell table:style-name="ce13" table:formula="of:=[.K129]*15" office:value-type="float" office:value="10.3488559911878" calcext:value-type="float">
            <text:p>10.35</text:p>
          </table:table-cell>
          <table:table-cell table:style-name="ce8" table:formula="of:=[.K129]^2*225" office:value-type="float" office:value="107.098820326344" calcext:value-type="float">
            <text:p>107.10</text:p>
          </table:table-cell>
          <table:table-cell table:style-name="ce8" table:formula="of:=[.L129]*COS(RADIANS([.M129]))+[.N129]*COS(RADIANS([.O129]))" office:value-type="float" office:value="10.4440477046991" calcext:value-type="float">
            <text:p>10.44</text:p>
          </table:table-cell>
          <table:table-cell table:style-name="ce8" table:formula="of:=[.L129]*SIN(RADIANS([.M129]))+[.N129]*SIN(RADIANS([.O129]))" office:value-type="float" office:value="0.525432099274564" calcext:value-type="float">
            <text:p>0.53</text:p>
          </table:table-cell>
          <table:table-cell office:value-type="float" office:value="10.3808145249388" calcext:value-type="float">
            <text:p>10.38</text:p>
          </table:table-cell>
          <table:table-cell table:number-columns-repeated="1001"/>
        </table:table-row>
        <table:table-row table:style-name="ro1">
          <table:table-cell office:value-type="float" office:value="844760" calcext:value-type="float">
            <text:p>844760</text:p>
          </table:table-cell>
          <table:table-cell office:value-type="float" office:value="-34.2714440474011" calcext:value-type="float">
            <text:p>-34.2714440474</text:p>
          </table:table-cell>
          <table:table-cell office:value-type="float" office:value="1.2217162570053" calcext:value-type="float">
            <text:p>1.221716257</text:p>
          </table:table-cell>
          <table:table-cell office:value-type="float" office:value="0.633938991894562" calcext:value-type="float">
            <text:p>0.6339389919</text:p>
          </table:table-cell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2.084" calcext:value-type="float">
            <text:p>12.084</text:p>
          </table:table-cell>
          <table:table-cell/>
          <table:table-cell table:formula="of:=DEGREES(ACOS(COS(RADIANS([.B130]))*COS(RADIANS([.C130]))))" office:value-type="float" office:value="34.2905534952326" calcext:value-type="float">
            <text:p>34.29</text:p>
          </table:table-cell>
          <table:table-cell table:formula="of:=TAN((ACOS(COS(RADIANS([.B130]))*COS(RADIANS([.C130])))))" office:value-type="float" office:value="0.681912183136006" calcext:value-type="float">
            <text:p>0.6819</text:p>
          </table:table-cell>
          <table:table-cell table:formula="of:=SQRT([.E130]^2+[.F130]^2)" office:value-type="float" office:value="0.250798724079689" calcext:value-type="float">
            <text:p>0.25</text:p>
          </table:table-cell>
          <table:table-cell table:formula="of:=DEGREES(ATAN2([.F130]; [.E130]))" office:value-type="float" office:value="66.5014343240479" calcext:value-type="float">
            <text:p>66.50</text:p>
          </table:table-cell>
          <table:table-cell table:style-name="ce9" table:formula="of:=SQRT([.T130])" office:value-type="float" office:value="10.2286827470401" calcext:value-type="float">
            <text:p>10.23</text:p>
          </table:table-cell>
          <table:table-cell table:style-name="ce8" table:formula="of:=DEGREES(ATAN( (-SIN (RADIANS ([.C130])) * COS(RADIANS([.B130]))) / (COS (RADIANS ([.C130])) * SIN(RADIANS([.B130]))) ))" office:value-type="float" office:value="1.79257454098564" calcext:value-type="float">
            <text:p>1.79</text:p>
          </table:table-cell>
          <table:table-cell table:style-name="ce11" table:formula="of:=SQRT([.U130]^2+[.V130]^2)" office:value-type="float" office:value="10.3383156452992" calcext:value-type="float">
            <text:p>10.34</text:p>
          </table:table-cell>
          <table:table-cell table:style-name="ce8" table:formula="of:=DEGREES(ATAN2([.V130];[.U130]))" office:value-type="float" office:value="86.9506062169629" calcext:value-type="float">
            <text:p>86.95</text:p>
          </table:table-cell>
          <table:table-cell table:style-name="ce8"/>
          <table:table-cell table:style-name="ce13" table:formula="of:=[.K130]*15" office:value-type="float" office:value="10.2286827470401" calcext:value-type="float">
            <text:p>10.23</text:p>
          </table:table-cell>
          <table:table-cell table:style-name="ce8" table:formula="of:=[.K130]^2*225" office:value-type="float" office:value="104.625950739596" calcext:value-type="float">
            <text:p>104.63</text:p>
          </table:table-cell>
          <table:table-cell table:style-name="ce8" table:formula="of:=[.L130]*COS(RADIANS([.M130]))+[.N130]*COS(RADIANS([.O130]))" office:value-type="float" office:value="10.3236770625674" calcext:value-type="float">
            <text:p>10.32</text:p>
          </table:table-cell>
          <table:table-cell table:style-name="ce8" table:formula="of:=[.L130]*SIN(RADIANS([.M130]))+[.N130]*SIN(RADIANS([.O130]))" office:value-type="float" office:value="0.549965716803534" calcext:value-type="float">
            <text:p>0.55</text:p>
          </table:table-cell>
          <table:table-cell office:value-type="float" office:value="10.2871660485698" calcext:value-type="float">
            <text:p>10.29</text:p>
          </table:table-cell>
          <table:table-cell table:number-columns-repeated="1001"/>
        </table:table-row>
        <table:table-row table:style-name="ro1">
          <table:table-cell office:value-type="float" office:value="844760" calcext:value-type="float">
            <text:p>844760</text:p>
          </table:table-cell>
          <table:table-cell office:value-type="float" office:value="-34.2714440474011" calcext:value-type="float">
            <text:p>-34.2714440474</text:p>
          </table:table-cell>
          <table:table-cell office:value-type="float" office:value="1.2217162570053" calcext:value-type="float">
            <text:p>1.221716257</text:p>
          </table:table-cell>
          <table:table-cell office:value-type="float" office:value="0.633938991894562" calcext:value-type="float">
            <text:p>0.6339389919</text:p>
          </table:table-cell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2.084" calcext:value-type="float">
            <text:p>12.084</text:p>
          </table:table-cell>
          <table:table-cell/>
          <table:table-cell table:formula="of:=DEGREES(ACOS(COS(RADIANS([.B131]))*COS(RADIANS([.C131]))))" office:value-type="float" office:value="34.2905534952326" calcext:value-type="float">
            <text:p>34.29</text:p>
          </table:table-cell>
          <table:table-cell table:formula="of:=TAN((ACOS(COS(RADIANS([.B131]))*COS(RADIANS([.C131])))))" office:value-type="float" office:value="0.681912183136006" calcext:value-type="float">
            <text:p>0.6819</text:p>
          </table:table-cell>
          <table:table-cell table:formula="of:=SQRT([.E131]^2+[.F131]^2)" office:value-type="float" office:value="0.250798724079689" calcext:value-type="float">
            <text:p>0.25</text:p>
          </table:table-cell>
          <table:table-cell table:formula="of:=DEGREES(ATAN2([.F131]; [.E131]))" office:value-type="float" office:value="66.5014343240479" calcext:value-type="float">
            <text:p>66.50</text:p>
          </table:table-cell>
          <table:table-cell table:style-name="ce9" table:formula="of:=SQRT([.T131])" office:value-type="float" office:value="10.2286827470401" calcext:value-type="float">
            <text:p>10.23</text:p>
          </table:table-cell>
          <table:table-cell table:style-name="ce8" table:formula="of:=DEGREES(ATAN( (-SIN (RADIANS ([.C131])) * COS(RADIANS([.B131]))) / (COS (RADIANS ([.C131])) * SIN(RADIANS([.B131]))) ))" office:value-type="float" office:value="1.79257454098564" calcext:value-type="float">
            <text:p>1.79</text:p>
          </table:table-cell>
          <table:table-cell table:style-name="ce11" table:formula="of:=SQRT([.U131]^2+[.V131]^2)" office:value-type="float" office:value="10.3383156452992" calcext:value-type="float">
            <text:p>10.34</text:p>
          </table:table-cell>
          <table:table-cell table:style-name="ce8" table:formula="of:=DEGREES(ATAN2([.V131];[.U131]))" office:value-type="float" office:value="86.9506062169629" calcext:value-type="float">
            <text:p>86.95</text:p>
          </table:table-cell>
          <table:table-cell table:style-name="ce8"/>
          <table:table-cell table:style-name="ce13" table:formula="of:=[.K131]*15" office:value-type="float" office:value="10.2286827470401" calcext:value-type="float">
            <text:p>10.23</text:p>
          </table:table-cell>
          <table:table-cell table:style-name="ce8" table:formula="of:=[.K131]^2*225" office:value-type="float" office:value="104.625950739596" calcext:value-type="float">
            <text:p>104.63</text:p>
          </table:table-cell>
          <table:table-cell table:style-name="ce8" table:formula="of:=[.L131]*COS(RADIANS([.M131]))+[.N131]*COS(RADIANS([.O131]))" office:value-type="float" office:value="10.3236770625674" calcext:value-type="float">
            <text:p>10.32</text:p>
          </table:table-cell>
          <table:table-cell table:style-name="ce8" table:formula="of:=[.L131]*SIN(RADIANS([.M131]))+[.N131]*SIN(RADIANS([.O131]))" office:value-type="float" office:value="0.549965716803534" calcext:value-type="float">
            <text:p>0.55</text:p>
          </table:table-cell>
          <table:table-cell office:value-type="float" office:value="10.2871660485698" calcext:value-type="float">
            <text:p>10.29</text:p>
          </table:table-cell>
          <table:table-cell table:number-columns-repeated="1001"/>
        </table:table-row>
        <table:table-row table:style-name="ro1">
          <table:table-cell office:value-type="float" office:value="845010" calcext:value-type="float">
            <text:p>845010</text:p>
          </table:table-cell>
          <table:table-cell office:value-type="float" office:value="-33.9755500072724" calcext:value-type="float">
            <text:p>-33.9755500073</text:p>
          </table:table-cell>
          <table:table-cell office:value-type="float" office:value="1.20982468421689" calcext:value-type="float">
            <text:p>1.2098246842</text:p>
          </table:table-cell>
          <table:table-cell office:value-type="float" office:value="0.632787571410886" calcext:value-type="float">
            <text:p>0.6327875714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2.122" calcext:value-type="float">
            <text:p>12.122</text:p>
          </table:table-cell>
          <table:table-cell/>
          <table:table-cell table:formula="of:=DEGREES(ACOS(COS(RADIANS([.B132]))*COS(RADIANS([.C132]))))" office:value-type="float" office:value="33.9944988184131" calcext:value-type="float">
            <text:p>33.99</text:p>
          </table:table-cell>
          <table:table-cell table:formula="of:=TAN((ACOS(COS(RADIANS([.B132]))*COS(RADIANS([.C132])))))" office:value-type="float" office:value="0.674368829582742" calcext:value-type="float">
            <text:p>0.6744</text:p>
          </table:table-cell>
          <table:table-cell table:formula="of:=SQRT([.E132]^2+[.F132]^2)" office:value-type="float" office:value="0.254950975679639" calcext:value-type="float">
            <text:p>0.25</text:p>
          </table:table-cell>
          <table:table-cell table:formula="of:=DEGREES(ATAN2([.F132]; [.E132]))" office:value-type="float" office:value="64.4400348281762" calcext:value-type="float">
            <text:p>64.44</text:p>
          </table:table-cell>
          <table:table-cell table:style-name="ce9" table:formula="of:=SQRT([.T132])" office:value-type="float" office:value="10.1155324437411" calcext:value-type="float">
            <text:p>10.12</text:p>
          </table:table-cell>
          <table:table-cell table:style-name="ce8" table:formula="of:=DEGREES(ATAN( (-SIN (RADIANS ([.C132])) * COS(RADIANS([.B132]))) / (COS (RADIANS ([.C132])) * SIN(RADIANS([.B132]))) ))" office:value-type="float" office:value="1.79497033965071" calcext:value-type="float">
            <text:p>1.79</text:p>
          </table:table-cell>
          <table:table-cell table:style-name="ce11" table:formula="of:=SQRT([.U132]^2+[.V132]^2)" office:value-type="float" office:value="10.2351879474473" calcext:value-type="float">
            <text:p>10.24</text:p>
          </table:table-cell>
          <table:table-cell table:style-name="ce8" table:formula="of:=DEGREES(ATAN2([.V132];[.U132]))" office:value-type="float" office:value="86.9373238530041" calcext:value-type="float">
            <text:p>86.94</text:p>
          </table:table-cell>
          <table:table-cell table:style-name="ce8"/>
          <table:table-cell table:style-name="ce13" table:formula="of:=[.K132]*15" office:value-type="float" office:value="10.1155324437411" calcext:value-type="float">
            <text:p>10.12</text:p>
          </table:table-cell>
          <table:table-cell table:style-name="ce8" table:formula="of:=[.K132]^2*225" office:value-type="float" office:value="102.323996620379" calcext:value-type="float">
            <text:p>102.32</text:p>
          </table:table-cell>
          <table:table-cell table:style-name="ce8" table:formula="of:=[.L132]*COS(RADIANS([.M132]))+[.N132]*COS(RADIANS([.O132]))" office:value-type="float" office:value="10.2205688923833" calcext:value-type="float">
            <text:p>10.22</text:p>
          </table:table-cell>
          <table:table-cell table:style-name="ce8" table:formula="of:=[.L132]*SIN(RADIANS([.M132]))+[.N132]*SIN(RADIANS([.O132]))" office:value-type="float" office:value="0.546849006231396" calcext:value-type="float">
            <text:p>0.55</text:p>
          </table:table-cell>
          <table:table-cell office:value-type="float" office:value="10.1983496455239" calcext:value-type="float">
            <text:p>10.20</text:p>
          </table:table-cell>
          <table:table-cell table:number-columns-repeated="1001"/>
        </table:table-row>
        <table:table-row table:style-name="ro1">
          <table:table-cell office:value-type="float" office:value="845010" calcext:value-type="float">
            <text:p>845010</text:p>
          </table:table-cell>
          <table:table-cell office:value-type="float" office:value="-33.9755500072724" calcext:value-type="float">
            <text:p>-33.9755500073</text:p>
          </table:table-cell>
          <table:table-cell office:value-type="float" office:value="1.20982468421689" calcext:value-type="float">
            <text:p>1.2098246842</text:p>
          </table:table-cell>
          <table:table-cell office:value-type="float" office:value="0.632787571410886" calcext:value-type="float">
            <text:p>0.6327875714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2.122" calcext:value-type="float">
            <text:p>12.122</text:p>
          </table:table-cell>
          <table:table-cell/>
          <table:table-cell table:formula="of:=DEGREES(ACOS(COS(RADIANS([.B133]))*COS(RADIANS([.C133]))))" office:value-type="float" office:value="33.9944988184131" calcext:value-type="float">
            <text:p>33.99</text:p>
          </table:table-cell>
          <table:table-cell table:formula="of:=TAN((ACOS(COS(RADIANS([.B133]))*COS(RADIANS([.C133])))))" office:value-type="float" office:value="0.674368829582742" calcext:value-type="float">
            <text:p>0.6744</text:p>
          </table:table-cell>
          <table:table-cell table:formula="of:=SQRT([.E133]^2+[.F133]^2)" office:value-type="float" office:value="0.254950975679639" calcext:value-type="float">
            <text:p>0.25</text:p>
          </table:table-cell>
          <table:table-cell table:formula="of:=DEGREES(ATAN2([.F133]; [.E133]))" office:value-type="float" office:value="64.4400348281762" calcext:value-type="float">
            <text:p>64.44</text:p>
          </table:table-cell>
          <table:table-cell table:style-name="ce9" table:formula="of:=SQRT([.T133])" office:value-type="float" office:value="10.1155324437411" calcext:value-type="float">
            <text:p>10.12</text:p>
          </table:table-cell>
          <table:table-cell table:style-name="ce8" table:formula="of:=DEGREES(ATAN( (-SIN (RADIANS ([.C133])) * COS(RADIANS([.B133]))) / (COS (RADIANS ([.C133])) * SIN(RADIANS([.B133]))) ))" office:value-type="float" office:value="1.79497033965071" calcext:value-type="float">
            <text:p>1.79</text:p>
          </table:table-cell>
          <table:table-cell table:style-name="ce11" table:formula="of:=SQRT([.U133]^2+[.V133]^2)" office:value-type="float" office:value="10.2351879474473" calcext:value-type="float">
            <text:p>10.24</text:p>
          </table:table-cell>
          <table:table-cell table:style-name="ce8" table:formula="of:=DEGREES(ATAN2([.V133];[.U133]))" office:value-type="float" office:value="86.9373238530041" calcext:value-type="float">
            <text:p>86.94</text:p>
          </table:table-cell>
          <table:table-cell table:style-name="ce8"/>
          <table:table-cell table:style-name="ce13" table:formula="of:=[.K133]*15" office:value-type="float" office:value="10.1155324437411" calcext:value-type="float">
            <text:p>10.12</text:p>
          </table:table-cell>
          <table:table-cell table:style-name="ce8" table:formula="of:=[.K133]^2*225" office:value-type="float" office:value="102.323996620379" calcext:value-type="float">
            <text:p>102.32</text:p>
          </table:table-cell>
          <table:table-cell table:style-name="ce8" table:formula="of:=[.L133]*COS(RADIANS([.M133]))+[.N133]*COS(RADIANS([.O133]))" office:value-type="float" office:value="10.2205688923833" calcext:value-type="float">
            <text:p>10.22</text:p>
          </table:table-cell>
          <table:table-cell table:style-name="ce8" table:formula="of:=[.L133]*SIN(RADIANS([.M133]))+[.N133]*SIN(RADIANS([.O133]))" office:value-type="float" office:value="0.546849006231396" calcext:value-type="float">
            <text:p>0.55</text:p>
          </table:table-cell>
          <table:table-cell office:value-type="float" office:value="10.1983496455239" calcext:value-type="float">
            <text:p>10.20</text:p>
          </table:table-cell>
          <table:table-cell table:number-columns-repeated="1001"/>
        </table:table-row>
        <table:table-row table:style-name="ro1">
          <table:table-cell office:value-type="float" office:value="845260" calcext:value-type="float">
            <text:p>845260</text:p>
          </table:table-cell>
          <table:table-cell office:value-type="float" office:value="-33.7274468007663" calcext:value-type="float">
            <text:p>-33.7274468008</text:p>
          </table:table-cell>
          <table:table-cell office:value-type="float" office:value="1.2932167049494" calcext:value-type="float">
            <text:p>1.2932167049</text:p>
          </table:table-cell>
          <table:table-cell office:value-type="float" office:value="0.622515447146863" calcext:value-type="float">
            <text:p>0.6225154471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2.159" calcext:value-type="float">
            <text:p>12.159</text:p>
          </table:table-cell>
          <table:table-cell/>
          <table:table-cell table:formula="of:=DEGREES(ACOS(COS(RADIANS([.B134]))*COS(RADIANS([.C134]))))" office:value-type="float" office:value="33.7493005048362" calcext:value-type="float">
            <text:p>33.75</text:p>
          </table:table-cell>
          <table:table-cell table:formula="of:=TAN((ACOS(COS(RADIANS([.B134]))*COS(RADIANS([.C134])))))" office:value-type="float" office:value="0.668160978932671" calcext:value-type="float">
            <text:p>0.6682</text:p>
          </table:table-cell>
          <table:table-cell table:formula="of:=SQRT([.E134]^2+[.F134]^2)" office:value-type="float" office:value="0.241660919471891" calcext:value-type="float">
            <text:p>0.24</text:p>
          </table:table-cell>
          <table:table-cell table:formula="of:=DEGREES(ATAN2([.F134]; [.E134]))" office:value-type="float" office:value="65.5560452195835" calcext:value-type="float">
            <text:p>65.56</text:p>
          </table:table-cell>
          <table:table-cell table:style-name="ce9" table:formula="of:=SQRT([.T134])" office:value-type="float" office:value="10.0224146839901" calcext:value-type="float">
            <text:p>10.02</text:p>
          </table:table-cell>
          <table:table-cell table:style-name="ce8" table:formula="of:=DEGREES(ATAN( (-SIN (RADIANS ([.C134])) * COS(RADIANS([.B134]))) / (COS (RADIANS ([.C134])) * SIN(RADIANS([.B134]))) ))" office:value-type="float" office:value="1.93667686948167" calcext:value-type="float">
            <text:p>1.94</text:p>
          </table:table-cell>
          <table:table-cell table:style-name="ce11" table:formula="of:=SQRT([.U134]^2+[.V134]^2)" office:value-type="float" office:value="10.132105661608" calcext:value-type="float">
            <text:p>10.13</text:p>
          </table:table-cell>
          <table:table-cell table:style-name="ce8" table:formula="of:=DEGREES(ATAN2([.V134];[.U134]))" office:value-type="float" office:value="86.8389789525849" calcext:value-type="float">
            <text:p>86.84</text:p>
          </table:table-cell>
          <table:table-cell table:style-name="ce8"/>
          <table:table-cell table:style-name="ce13" table:formula="of:=[.K134]*15" office:value-type="float" office:value="10.0224146839901" calcext:value-type="float">
            <text:p>10.02</text:p>
          </table:table-cell>
          <table:table-cell table:style-name="ce8" table:formula="of:=[.K134]^2*225" office:value-type="float" office:value="100.44879609786" calcext:value-type="float">
            <text:p>100.45</text:p>
          </table:table-cell>
          <table:table-cell table:style-name="ce8" table:formula="of:=[.L134]*COS(RADIANS([.M134]))+[.N134]*COS(RADIANS([.O134]))" office:value-type="float" office:value="10.1166897552045" calcext:value-type="float">
            <text:p>10.12</text:p>
          </table:table-cell>
          <table:table-cell table:style-name="ce8" table:formula="of:=[.L134]*SIN(RADIANS([.M134]))+[.N134]*SIN(RADIANS([.O134]))" office:value-type="float" office:value="0.558707020655782" calcext:value-type="float">
            <text:p>0.56</text:p>
          </table:table-cell>
          <table:table-cell office:value-type="float" office:value="10.1247901514509" calcext:value-type="float">
            <text:p>10.12</text:p>
          </table:table-cell>
          <table:table-cell table:number-columns-repeated="1001"/>
        </table:table-row>
        <table:table-row table:style-name="ro1">
          <table:table-cell office:value-type="float" office:value="845260" calcext:value-type="float">
            <text:p>845260</text:p>
          </table:table-cell>
          <table:table-cell office:value-type="float" office:value="-33.7274468007663" calcext:value-type="float">
            <text:p>-33.7274468008</text:p>
          </table:table-cell>
          <table:table-cell office:value-type="float" office:value="1.2932167049494" calcext:value-type="float">
            <text:p>1.2932167049</text:p>
          </table:table-cell>
          <table:table-cell office:value-type="float" office:value="0.622515447146863" calcext:value-type="float">
            <text:p>0.6225154471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2.159" calcext:value-type="float">
            <text:p>12.159</text:p>
          </table:table-cell>
          <table:table-cell/>
          <table:table-cell table:formula="of:=DEGREES(ACOS(COS(RADIANS([.B135]))*COS(RADIANS([.C135]))))" office:value-type="float" office:value="33.7493005048362" calcext:value-type="float">
            <text:p>33.75</text:p>
          </table:table-cell>
          <table:table-cell table:formula="of:=TAN((ACOS(COS(RADIANS([.B135]))*COS(RADIANS([.C135])))))" office:value-type="float" office:value="0.668160978932671" calcext:value-type="float">
            <text:p>0.6682</text:p>
          </table:table-cell>
          <table:table-cell table:formula="of:=SQRT([.E135]^2+[.F135]^2)" office:value-type="float" office:value="0.241660919471891" calcext:value-type="float">
            <text:p>0.24</text:p>
          </table:table-cell>
          <table:table-cell table:formula="of:=DEGREES(ATAN2([.F135]; [.E135]))" office:value-type="float" office:value="65.5560452195835" calcext:value-type="float">
            <text:p>65.56</text:p>
          </table:table-cell>
          <table:table-cell table:style-name="ce9" table:formula="of:=SQRT([.T135])" office:value-type="float" office:value="10.0224146839901" calcext:value-type="float">
            <text:p>10.02</text:p>
          </table:table-cell>
          <table:table-cell table:style-name="ce8" table:formula="of:=DEGREES(ATAN( (-SIN (RADIANS ([.C135])) * COS(RADIANS([.B135]))) / (COS (RADIANS ([.C135])) * SIN(RADIANS([.B135]))) ))" office:value-type="float" office:value="1.93667686948167" calcext:value-type="float">
            <text:p>1.94</text:p>
          </table:table-cell>
          <table:table-cell table:style-name="ce11" table:formula="of:=SQRT([.U135]^2+[.V135]^2)" office:value-type="float" office:value="10.132105661608" calcext:value-type="float">
            <text:p>10.13</text:p>
          </table:table-cell>
          <table:table-cell table:style-name="ce8" table:formula="of:=DEGREES(ATAN2([.V135];[.U135]))" office:value-type="float" office:value="86.8389789525849" calcext:value-type="float">
            <text:p>86.84</text:p>
          </table:table-cell>
          <table:table-cell table:style-name="ce8"/>
          <table:table-cell table:style-name="ce13" table:formula="of:=[.K135]*15" office:value-type="float" office:value="10.0224146839901" calcext:value-type="float">
            <text:p>10.02</text:p>
          </table:table-cell>
          <table:table-cell table:style-name="ce8" table:formula="of:=[.K135]^2*225" office:value-type="float" office:value="100.44879609786" calcext:value-type="float">
            <text:p>100.45</text:p>
          </table:table-cell>
          <table:table-cell table:style-name="ce8" table:formula="of:=[.L135]*COS(RADIANS([.M135]))+[.N135]*COS(RADIANS([.O135]))" office:value-type="float" office:value="10.1166897552045" calcext:value-type="float">
            <text:p>10.12</text:p>
          </table:table-cell>
          <table:table-cell table:style-name="ce8" table:formula="of:=[.L135]*SIN(RADIANS([.M135]))+[.N135]*SIN(RADIANS([.O135]))" office:value-type="float" office:value="0.558707020655782" calcext:value-type="float">
            <text:p>0.56</text:p>
          </table:table-cell>
          <table:table-cell office:value-type="float" office:value="10.1247901514509" calcext:value-type="float">
            <text:p>10.12</text:p>
          </table:table-cell>
          <table:table-cell table:number-columns-repeated="1001"/>
        </table:table-row>
        <table:table-row table:style-name="ro1">
          <table:table-cell office:value-type="float" office:value="845509" calcext:value-type="float">
            <text:p>845509</text:p>
          </table:table-cell>
          <table:table-cell office:value-type="float" office:value="-33.5235178427172" calcext:value-type="float">
            <text:p>-33.5235178427</text:p>
          </table:table-cell>
          <table:table-cell office:value-type="float" office:value="1.35478669817054" calcext:value-type="float">
            <text:p>1.3547866982</text:p>
          </table:table-cell>
          <table:table-cell office:value-type="float" office:value="0.610578090746679" calcext:value-type="float">
            <text:p>0.6105780907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195" calcext:value-type="float">
            <text:p>12.195</text:p>
          </table:table-cell>
          <table:table-cell/>
          <table:table-cell table:formula="of:=DEGREES(ACOS(COS(RADIANS([.B136]))*COS(RADIANS([.C136]))))" office:value-type="float" office:value="33.5476869493559" calcext:value-type="float">
            <text:p>33.55</text:p>
          </table:table-cell>
          <table:table-cell table:formula="of:=TAN((ACOS(COS(RADIANS([.B136]))*COS(RADIANS([.C136])))))" office:value-type="float" office:value="0.663083137350825" calcext:value-type="float">
            <text:p>0.6631</text:p>
          </table:table-cell>
          <table:table-cell table:formula="of:=SQRT([.E136]^2+[.F136]^2)" office:value-type="float" office:value="0.228254244210267" calcext:value-type="float">
            <text:p>0.23</text:p>
          </table:table-cell>
          <table:table-cell table:formula="of:=DEGREES(ATAN2([.F136]; [.E136]))" office:value-type="float" office:value="61.189206257027" calcext:value-type="float">
            <text:p>61.19</text:p>
          </table:table-cell>
          <table:table-cell table:style-name="ce9" table:formula="of:=SQRT([.T136])" office:value-type="float" office:value="9.94624706026238" calcext:value-type="float">
            <text:p>9.95</text:p>
          </table:table-cell>
          <table:table-cell table:style-name="ce8" table:formula="of:=DEGREES(ATAN( (-SIN (RADIANS ([.C136])) * COS(RADIANS([.B136]))) / (COS (RADIANS ([.C136])) * SIN(RADIANS([.B136]))) ))" office:value-type="float" office:value="2.04454808194883" calcext:value-type="float">
            <text:p>2.04</text:p>
          </table:table-cell>
          <table:table-cell table:style-name="ce11" table:formula="of:=SQRT([.U136]^2+[.V136]^2)" office:value-type="float" office:value="10.0652198649207" calcext:value-type="float">
            <text:p>10.07</text:p>
          </table:table-cell>
          <table:table-cell table:style-name="ce8" table:formula="of:=DEGREES(ATAN2([.V136];[.U136]))" office:value-type="float" office:value="86.8399554093827" calcext:value-type="float">
            <text:p>86.84</text:p>
          </table:table-cell>
          <table:table-cell table:style-name="ce8"/>
          <table:table-cell table:style-name="ce13" table:formula="of:=[.K136]*15" office:value-type="float" office:value="9.94624706026238" calcext:value-type="float">
            <text:p>9.95</text:p>
          </table:table-cell>
          <table:table-cell table:style-name="ce8" table:formula="of:=[.K136]^2*225" office:value-type="float" office:value="98.927830583778" calcext:value-type="float">
            <text:p>98.93</text:p>
          </table:table-cell>
          <table:table-cell table:style-name="ce8" table:formula="of:=[.L136]*COS(RADIANS([.M136]))+[.N136]*COS(RADIANS([.O136]))" office:value-type="float" office:value="10.0499151820322" calcext:value-type="float">
            <text:p>10.05</text:p>
          </table:table-cell>
          <table:table-cell table:style-name="ce8" table:formula="of:=[.L136]*SIN(RADIANS([.M136]))+[.N136]*SIN(RADIANS([.O136]))" office:value-type="float" office:value="0.554847513425289" calcext:value-type="float">
            <text:p>0.55</text:p>
          </table:table-cell>
          <table:table-cell office:value-type="float" office:value="10.0643060848068" calcext:value-type="float">
            <text:p>10.06</text:p>
          </table:table-cell>
          <table:table-cell table:number-columns-repeated="1001"/>
        </table:table-row>
        <table:table-row table:style-name="ro1">
          <table:table-cell office:value-type="float" office:value="845509" calcext:value-type="float">
            <text:p>845509</text:p>
          </table:table-cell>
          <table:table-cell office:value-type="float" office:value="-33.5235178427172" calcext:value-type="float">
            <text:p>-33.5235178427</text:p>
          </table:table-cell>
          <table:table-cell office:value-type="float" office:value="1.35478669817054" calcext:value-type="float">
            <text:p>1.3547866982</text:p>
          </table:table-cell>
          <table:table-cell office:value-type="float" office:value="0.610578090746679" calcext:value-type="float">
            <text:p>0.6105780907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195" calcext:value-type="float">
            <text:p>12.195</text:p>
          </table:table-cell>
          <table:table-cell/>
          <table:table-cell table:formula="of:=DEGREES(ACOS(COS(RADIANS([.B137]))*COS(RADIANS([.C137]))))" office:value-type="float" office:value="33.5476869493559" calcext:value-type="float">
            <text:p>33.55</text:p>
          </table:table-cell>
          <table:table-cell table:formula="of:=TAN((ACOS(COS(RADIANS([.B137]))*COS(RADIANS([.C137])))))" office:value-type="float" office:value="0.663083137350825" calcext:value-type="float">
            <text:p>0.6631</text:p>
          </table:table-cell>
          <table:table-cell table:formula="of:=SQRT([.E137]^2+[.F137]^2)" office:value-type="float" office:value="0.228254244210267" calcext:value-type="float">
            <text:p>0.23</text:p>
          </table:table-cell>
          <table:table-cell table:formula="of:=DEGREES(ATAN2([.F137]; [.E137]))" office:value-type="float" office:value="61.189206257027" calcext:value-type="float">
            <text:p>61.19</text:p>
          </table:table-cell>
          <table:table-cell table:style-name="ce9" table:formula="of:=SQRT([.T137])" office:value-type="float" office:value="9.94624706026238" calcext:value-type="float">
            <text:p>9.95</text:p>
          </table:table-cell>
          <table:table-cell table:style-name="ce8" table:formula="of:=DEGREES(ATAN( (-SIN (RADIANS ([.C137])) * COS(RADIANS([.B137]))) / (COS (RADIANS ([.C137])) * SIN(RADIANS([.B137]))) ))" office:value-type="float" office:value="2.04454808194883" calcext:value-type="float">
            <text:p>2.04</text:p>
          </table:table-cell>
          <table:table-cell table:style-name="ce11" table:formula="of:=SQRT([.U137]^2+[.V137]^2)" office:value-type="float" office:value="10.0652198649207" calcext:value-type="float">
            <text:p>10.07</text:p>
          </table:table-cell>
          <table:table-cell table:style-name="ce8" table:formula="of:=DEGREES(ATAN2([.V137];[.U137]))" office:value-type="float" office:value="86.8399554093827" calcext:value-type="float">
            <text:p>86.84</text:p>
          </table:table-cell>
          <table:table-cell table:style-name="ce8"/>
          <table:table-cell table:style-name="ce13" table:formula="of:=[.K137]*15" office:value-type="float" office:value="9.94624706026238" calcext:value-type="float">
            <text:p>9.95</text:p>
          </table:table-cell>
          <table:table-cell table:style-name="ce8" table:formula="of:=[.K137]^2*225" office:value-type="float" office:value="98.927830583778" calcext:value-type="float">
            <text:p>98.93</text:p>
          </table:table-cell>
          <table:table-cell table:style-name="ce8" table:formula="of:=[.L137]*COS(RADIANS([.M137]))+[.N137]*COS(RADIANS([.O137]))" office:value-type="float" office:value="10.0499151820322" calcext:value-type="float">
            <text:p>10.05</text:p>
          </table:table-cell>
          <table:table-cell table:style-name="ce8" table:formula="of:=[.L137]*SIN(RADIANS([.M137]))+[.N137]*SIN(RADIANS([.O137]))" office:value-type="float" office:value="0.554847513425289" calcext:value-type="float">
            <text:p>0.55</text:p>
          </table:table-cell>
          <table:table-cell office:value-type="float" office:value="10.0643060848068" calcext:value-type="float">
            <text:p>10.06</text:p>
          </table:table-cell>
          <table:table-cell table:number-columns-repeated="1001"/>
        </table:table-row>
        <table:table-row table:style-name="ro1">
          <table:table-cell office:value-type="float" office:value="845759" calcext:value-type="float">
            <text:p>845759</text:p>
          </table:table-cell>
          <table:table-cell office:value-type="float" office:value="-33.3872077574513" calcext:value-type="float">
            <text:p>-33.3872077575</text:p>
          </table:table-cell>
          <table:table-cell office:value-type="float" office:value="1.28383608045462" calcext:value-type="float">
            <text:p>1.2838360805</text:p>
          </table:table-cell>
          <table:table-cell office:value-type="float" office:value="0.606232009361288" calcext:value-type="float">
            <text:p>0.6062320094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2.23" calcext:value-type="float">
            <text:p>12.23</text:p>
          </table:table-cell>
          <table:table-cell/>
          <table:table-cell table:formula="of:=DEGREES(ACOS(COS(RADIANS([.B138]))*COS(RADIANS([.C138]))))" office:value-type="float" office:value="33.4090249639671" calcext:value-type="float">
            <text:p>33.41</text:p>
          </table:table-cell>
          <table:table-cell table:formula="of:=TAN((ACOS(COS(RADIANS([.B138]))*COS(RADIANS([.C138])))))" office:value-type="float" office:value="0.659604533249908" calcext:value-type="float">
            <text:p>0.6596</text:p>
          </table:table-cell>
          <table:table-cell table:formula="of:=SQRT([.E138]^2+[.F138]^2)" office:value-type="float" office:value="0.2" calcext:value-type="float">
            <text:p>0.20</text:p>
          </table:table-cell>
          <table:table-cell table:formula="of:=DEGREES(ATAN2([.F138]; [.E138]))" office:value-type="float" office:value="53.130102354156" calcext:value-type="float">
            <text:p>53.13</text:p>
          </table:table-cell>
          <table:table-cell table:style-name="ce9" table:formula="of:=SQRT([.T138])" office:value-type="float" office:value="9.89406799874861" calcext:value-type="float">
            <text:p>9.89</text:p>
          </table:table-cell>
          <table:table-cell table:style-name="ce8" table:formula="of:=DEGREES(ATAN( (-SIN (RADIANS ([.C138])) * COS(RADIANS([.B138]))) / (COS (RADIANS ([.C138])) * SIN(RADIANS([.B138]))) ))" office:value-type="float" office:value="1.94756150027638" calcext:value-type="float">
            <text:p>1.95</text:p>
          </table:table-cell>
          <table:table-cell table:style-name="ce11" table:formula="of:=SQRT([.U138]^2+[.V138]^2)" office:value-type="float" office:value="10.0206479626504" calcext:value-type="float">
            <text:p>10.02</text:p>
          </table:table-cell>
          <table:table-cell table:style-name="ce8" table:formula="of:=DEGREES(ATAN2([.V138];[.U138]))" office:value-type="float" office:value="87.1614056283288" calcext:value-type="float">
            <text:p>87.16</text:p>
          </table:table-cell>
          <table:table-cell table:style-name="ce8"/>
          <table:table-cell table:style-name="ce13" table:formula="of:=[.K138]*15" office:value-type="float" office:value="9.89406799874861" calcext:value-type="float">
            <text:p>9.89</text:p>
          </table:table-cell>
          <table:table-cell table:style-name="ce8" table:formula="of:=[.K138]^2*225" office:value-type="float" office:value="97.8925815638614" calcext:value-type="float">
            <text:p>97.89</text:p>
          </table:table-cell>
          <table:table-cell table:style-name="ce8" table:formula="of:=[.L138]*COS(RADIANS([.M138]))+[.N138]*COS(RADIANS([.O138]))" office:value-type="float" office:value="10.0083526836948" calcext:value-type="float">
            <text:p>10.01</text:p>
          </table:table-cell>
          <table:table-cell table:style-name="ce8" table:formula="of:=[.L138]*SIN(RADIANS([.M138]))+[.N138]*SIN(RADIANS([.O138]))" office:value-type="float" office:value="0.496248073193415" calcext:value-type="float">
            <text:p>0.50</text:p>
          </table:table-cell>
          <table:table-cell office:value-type="float" office:value="10.0227074891901" calcext:value-type="float">
            <text:p>10.02</text:p>
          </table:table-cell>
          <table:table-cell table:number-columns-repeated="1001"/>
        </table:table-row>
        <table:table-row table:style-name="ro1">
          <table:table-cell office:value-type="float" office:value="845759" calcext:value-type="float">
            <text:p>845759</text:p>
          </table:table-cell>
          <table:table-cell office:value-type="float" office:value="-33.3872077574513" calcext:value-type="float">
            <text:p>-33.3872077575</text:p>
          </table:table-cell>
          <table:table-cell office:value-type="float" office:value="1.28383608045462" calcext:value-type="float">
            <text:p>1.2838360805</text:p>
          </table:table-cell>
          <table:table-cell office:value-type="float" office:value="0.606232009361288" calcext:value-type="float">
            <text:p>0.6062320094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2.23" calcext:value-type="float">
            <text:p>12.23</text:p>
          </table:table-cell>
          <table:table-cell/>
          <table:table-cell table:formula="of:=DEGREES(ACOS(COS(RADIANS([.B139]))*COS(RADIANS([.C139]))))" office:value-type="float" office:value="33.4090249639671" calcext:value-type="float">
            <text:p>33.41</text:p>
          </table:table-cell>
          <table:table-cell table:formula="of:=TAN((ACOS(COS(RADIANS([.B139]))*COS(RADIANS([.C139])))))" office:value-type="float" office:value="0.659604533249908" calcext:value-type="float">
            <text:p>0.6596</text:p>
          </table:table-cell>
          <table:table-cell table:formula="of:=SQRT([.E139]^2+[.F139]^2)" office:value-type="float" office:value="0.2" calcext:value-type="float">
            <text:p>0.20</text:p>
          </table:table-cell>
          <table:table-cell table:formula="of:=DEGREES(ATAN2([.F139]; [.E139]))" office:value-type="float" office:value="53.130102354156" calcext:value-type="float">
            <text:p>53.13</text:p>
          </table:table-cell>
          <table:table-cell table:style-name="ce9" table:formula="of:=SQRT([.T139])" office:value-type="float" office:value="9.89406799874861" calcext:value-type="float">
            <text:p>9.89</text:p>
          </table:table-cell>
          <table:table-cell table:style-name="ce8" table:formula="of:=DEGREES(ATAN( (-SIN (RADIANS ([.C139])) * COS(RADIANS([.B139]))) / (COS (RADIANS ([.C139])) * SIN(RADIANS([.B139]))) ))" office:value-type="float" office:value="1.94756150027638" calcext:value-type="float">
            <text:p>1.95</text:p>
          </table:table-cell>
          <table:table-cell table:style-name="ce11" table:formula="of:=SQRT([.U139]^2+[.V139]^2)" office:value-type="float" office:value="10.0206479626504" calcext:value-type="float">
            <text:p>10.02</text:p>
          </table:table-cell>
          <table:table-cell table:style-name="ce8" table:formula="of:=DEGREES(ATAN2([.V139];[.U139]))" office:value-type="float" office:value="87.1614056283288" calcext:value-type="float">
            <text:p>87.16</text:p>
          </table:table-cell>
          <table:table-cell table:style-name="ce8"/>
          <table:table-cell table:style-name="ce13" table:formula="of:=[.K139]*15" office:value-type="float" office:value="9.89406799874861" calcext:value-type="float">
            <text:p>9.89</text:p>
          </table:table-cell>
          <table:table-cell table:style-name="ce8" table:formula="of:=[.K139]^2*225" office:value-type="float" office:value="97.8925815638614" calcext:value-type="float">
            <text:p>97.89</text:p>
          </table:table-cell>
          <table:table-cell table:style-name="ce8" table:formula="of:=[.L139]*COS(RADIANS([.M139]))+[.N139]*COS(RADIANS([.O139]))" office:value-type="float" office:value="10.0083526836948" calcext:value-type="float">
            <text:p>10.01</text:p>
          </table:table-cell>
          <table:table-cell table:style-name="ce8" table:formula="of:=[.L139]*SIN(RADIANS([.M139]))+[.N139]*SIN(RADIANS([.O139]))" office:value-type="float" office:value="0.496248073193415" calcext:value-type="float">
            <text:p>0.50</text:p>
          </table:table-cell>
          <table:table-cell office:value-type="float" office:value="10.0227074891901" calcext:value-type="float">
            <text:p>10.02</text:p>
          </table:table-cell>
          <table:table-cell table:number-columns-repeated="1001"/>
        </table:table-row>
        <table:table-row table:style-name="ro1">
          <table:table-cell office:value-type="float" office:value="846009" calcext:value-type="float">
            <text:p>846009</text:p>
          </table:table-cell>
          <table:table-cell office:value-type="float" office:value="-33.296523335841" calcext:value-type="float">
            <text:p>-33.2965233358</text:p>
          </table:table-cell>
          <table:table-cell office:value-type="float" office:value="1.2243670107335" calcext:value-type="float">
            <text:p>1.2243670107</text:p>
          </table:table-cell>
          <table:table-cell office:value-type="float" office:value="0.609942883153867" calcext:value-type="float">
            <text:p>0.6099428832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265" calcext:value-type="float">
            <text:p>12.265</text:p>
          </table:table-cell>
          <table:table-cell/>
          <table:table-cell table:formula="of:=DEGREES(ACOS(COS(RADIANS([.B140]))*COS(RADIANS([.C140]))))" office:value-type="float" office:value="33.3164352236351" calcext:value-type="float">
            <text:p>33.32</text:p>
          </table:table-cell>
          <table:table-cell table:formula="of:=TAN((ACOS(COS(RADIANS([.B140]))*COS(RADIANS([.C140])))))" office:value-type="float" office:value="0.657287920273747" calcext:value-type="float">
            <text:p>0.6573</text:p>
          </table:table-cell>
          <table:table-cell table:formula="of:=SQRT([.E140]^2+[.F140]^2)" office:value-type="float" office:value="0.170293863659264" calcext:value-type="float">
            <text:p>0.17</text:p>
          </table:table-cell>
          <table:table-cell table:formula="of:=DEGREES(ATAN2([.F140]; [.E140]))" office:value-type="float" office:value="49.7636416907262" calcext:value-type="float">
            <text:p>49.76</text:p>
          </table:table-cell>
          <table:table-cell table:style-name="ce9" table:formula="of:=SQRT([.T140])" office:value-type="float" office:value="9.85931880410621" calcext:value-type="float">
            <text:p>9.86</text:p>
          </table:table-cell>
          <table:table-cell table:style-name="ce8" table:formula="of:=DEGREES(ATAN( (-SIN (RADIANS ([.C140])) * COS(RADIANS([.B140]))) / (COS (RADIANS ([.C140])) * SIN(RADIANS([.B140]))) ))" office:value-type="float" office:value="1.86379326529563" calcext:value-type="float">
            <text:p>1.86</text:p>
          </table:table-cell>
          <table:table-cell table:style-name="ce11" table:formula="of:=SQRT([.U140]^2+[.V140]^2)" office:value-type="float" office:value="9.97428902942402" calcext:value-type="float">
            <text:p>9.97</text:p>
          </table:table-cell>
          <table:table-cell table:style-name="ce8" table:formula="of:=DEGREES(ATAN2([.V140];[.U140]))" office:value-type="float" office:value="87.4103681927092" calcext:value-type="float">
            <text:p>87.41</text:p>
          </table:table-cell>
          <table:table-cell table:style-name="ce8"/>
          <table:table-cell table:style-name="ce13" table:formula="of:=[.K140]*15" office:value-type="float" office:value="9.85931880410621" calcext:value-type="float">
            <text:p>9.86</text:p>
          </table:table-cell>
          <table:table-cell table:style-name="ce8" table:formula="of:=[.K140]^2*225" office:value-type="float" office:value="97.2061672810023" calcext:value-type="float">
            <text:p>97.21</text:p>
          </table:table-cell>
          <table:table-cell table:style-name="ce8" table:formula="of:=[.L140]*COS(RADIANS([.M140]))+[.N140]*COS(RADIANS([.O140]))" office:value-type="float" office:value="9.96410290923643" calcext:value-type="float">
            <text:p>9.96</text:p>
          </table:table-cell>
          <table:table-cell table:style-name="ce8" table:formula="of:=[.L140]*SIN(RADIANS([.M140]))+[.N140]*SIN(RADIANS([.O140]))" office:value-type="float" office:value="0.45066046713073" calcext:value-type="float">
            <text:p>0.45</text:p>
          </table:table-cell>
          <table:table-cell office:value-type="float" office:value="9.99493056709053" calcext:value-type="float">
            <text:p>9.99</text:p>
          </table:table-cell>
          <table:table-cell table:number-columns-repeated="1001"/>
        </table:table-row>
        <table:table-row table:style-name="ro1">
          <table:table-cell office:value-type="float" office:value="846009" calcext:value-type="float">
            <text:p>846009</text:p>
          </table:table-cell>
          <table:table-cell office:value-type="float" office:value="-33.296523335841" calcext:value-type="float">
            <text:p>-33.2965233358</text:p>
          </table:table-cell>
          <table:table-cell office:value-type="float" office:value="1.2243670107335" calcext:value-type="float">
            <text:p>1.2243670107</text:p>
          </table:table-cell>
          <table:table-cell office:value-type="float" office:value="0.609942883153867" calcext:value-type="float">
            <text:p>0.6099428832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265" calcext:value-type="float">
            <text:p>12.265</text:p>
          </table:table-cell>
          <table:table-cell/>
          <table:table-cell table:formula="of:=DEGREES(ACOS(COS(RADIANS([.B141]))*COS(RADIANS([.C141]))))" office:value-type="float" office:value="33.3164352236351" calcext:value-type="float">
            <text:p>33.32</text:p>
          </table:table-cell>
          <table:table-cell table:formula="of:=TAN((ACOS(COS(RADIANS([.B141]))*COS(RADIANS([.C141])))))" office:value-type="float" office:value="0.657287920273747" calcext:value-type="float">
            <text:p>0.6573</text:p>
          </table:table-cell>
          <table:table-cell table:formula="of:=SQRT([.E141]^2+[.F141]^2)" office:value-type="float" office:value="0.170293863659264" calcext:value-type="float">
            <text:p>0.17</text:p>
          </table:table-cell>
          <table:table-cell table:formula="of:=DEGREES(ATAN2([.F141]; [.E141]))" office:value-type="float" office:value="49.7636416907262" calcext:value-type="float">
            <text:p>49.76</text:p>
          </table:table-cell>
          <table:table-cell table:style-name="ce9" table:formula="of:=SQRT([.T141])" office:value-type="float" office:value="9.85931880410621" calcext:value-type="float">
            <text:p>9.86</text:p>
          </table:table-cell>
          <table:table-cell table:style-name="ce8" table:formula="of:=DEGREES(ATAN( (-SIN (RADIANS ([.C141])) * COS(RADIANS([.B141]))) / (COS (RADIANS ([.C141])) * SIN(RADIANS([.B141]))) ))" office:value-type="float" office:value="1.86379326529563" calcext:value-type="float">
            <text:p>1.86</text:p>
          </table:table-cell>
          <table:table-cell table:style-name="ce11" table:formula="of:=SQRT([.U141]^2+[.V141]^2)" office:value-type="float" office:value="9.97428902942402" calcext:value-type="float">
            <text:p>9.97</text:p>
          </table:table-cell>
          <table:table-cell table:style-name="ce8" table:formula="of:=DEGREES(ATAN2([.V141];[.U141]))" office:value-type="float" office:value="87.4103681927092" calcext:value-type="float">
            <text:p>87.41</text:p>
          </table:table-cell>
          <table:table-cell table:style-name="ce8"/>
          <table:table-cell table:style-name="ce13" table:formula="of:=[.K141]*15" office:value-type="float" office:value="9.85931880410621" calcext:value-type="float">
            <text:p>9.86</text:p>
          </table:table-cell>
          <table:table-cell table:style-name="ce8" table:formula="of:=[.K141]^2*225" office:value-type="float" office:value="97.2061672810023" calcext:value-type="float">
            <text:p>97.21</text:p>
          </table:table-cell>
          <table:table-cell table:style-name="ce8" table:formula="of:=[.L141]*COS(RADIANS([.M141]))+[.N141]*COS(RADIANS([.O141]))" office:value-type="float" office:value="9.96410290923643" calcext:value-type="float">
            <text:p>9.96</text:p>
          </table:table-cell>
          <table:table-cell table:style-name="ce8" table:formula="of:=[.L141]*SIN(RADIANS([.M141]))+[.N141]*SIN(RADIANS([.O141]))" office:value-type="float" office:value="0.45066046713073" calcext:value-type="float">
            <text:p>0.45</text:p>
          </table:table-cell>
          <table:table-cell office:value-type="float" office:value="9.99493056709053" calcext:value-type="float">
            <text:p>9.99</text:p>
          </table:table-cell>
          <table:table-cell table:number-columns-repeated="1001"/>
        </table:table-row>
        <table:table-row table:style-name="ro1">
          <table:table-cell office:value-type="float" office:value="846259" calcext:value-type="float">
            <text:p>846259</text:p>
          </table:table-cell>
          <table:table-cell office:value-type="float" office:value="-33.0812630939589" calcext:value-type="float">
            <text:p>-33.081263094</text:p>
          </table:table-cell>
          <table:table-cell office:value-type="float" office:value="1.28323854562395" calcext:value-type="float">
            <text:p>1.2832385456</text:p>
          </table:table-cell>
          <table:table-cell office:value-type="float" office:value="0.617202413746239" calcext:value-type="float">
            <text:p>0.6172024137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3" calcext:value-type="float">
            <text:p>12.3</text:p>
          </table:table-cell>
          <table:table-cell/>
          <table:table-cell table:formula="of:=DEGREES(ACOS(COS(RADIANS([.B142]))*COS(RADIANS([.C142]))))" office:value-type="float" office:value="33.10331523277" calcext:value-type="float">
            <text:p>33.10</text:p>
          </table:table-cell>
          <table:table-cell table:formula="of:=TAN((ACOS(COS(RADIANS([.B142]))*COS(RADIANS([.C142])))))" office:value-type="float" office:value="0.65197425266425" calcext:value-type="float">
            <text:p>0.6520</text:p>
          </table:table-cell>
          <table:table-cell table:formula="of:=SQRT([.E142]^2+[.F142]^2)" office:value-type="float" office:value="0.15556349186104" calcext:value-type="float">
            <text:p>0.16</text:p>
          </table:table-cell>
          <table:table-cell table:formula="of:=DEGREES(ATAN2([.F142]; [.E142]))" office:value-type="float" office:value="45" calcext:value-type="float">
            <text:p>45.00</text:p>
          </table:table-cell>
          <table:table-cell table:style-name="ce9" table:formula="of:=SQRT([.T142])" office:value-type="float" office:value="9.77961378996375" calcext:value-type="float">
            <text:p>9.78</text:p>
          </table:table-cell>
          <table:table-cell table:style-name="ce8" table:formula="of:=DEGREES(ATAN( (-SIN (RADIANS ([.C142])) * COS(RADIANS([.B142]))) / (COS (RADIANS ([.C142])) * SIN(RADIANS([.B142]))) ))" office:value-type="float" office:value="1.96944521888989" calcext:value-type="float">
            <text:p>1.97</text:p>
          </table:table-cell>
          <table:table-cell table:style-name="ce11" table:formula="of:=SQRT([.U142]^2+[.V142]^2)" office:value-type="float" office:value="9.89389863114522" calcext:value-type="float">
            <text:p>9.89</text:p>
          </table:table-cell>
          <table:table-cell table:style-name="ce8" table:formula="of:=DEGREES(ATAN2([.V142];[.U142]))" office:value-type="float" office:value="87.4157988161629" calcext:value-type="float">
            <text:p>87.42</text:p>
          </table:table-cell>
          <table:table-cell table:style-name="ce8"/>
          <table:table-cell table:style-name="ce13" table:formula="of:=[.K142]*15" office:value-type="float" office:value="9.77961378996375" calcext:value-type="float">
            <text:p>9.78</text:p>
          </table:table-cell>
          <table:table-cell table:style-name="ce8" table:formula="of:=[.K142]^2*225" office:value-type="float" office:value="95.640845880849" calcext:value-type="float">
            <text:p>95.64</text:p>
          </table:table-cell>
          <table:table-cell table:style-name="ce8" table:formula="of:=[.L142]*COS(RADIANS([.M142]))+[.N142]*COS(RADIANS([.O142]))" office:value-type="float" office:value="9.88383693461598" calcext:value-type="float">
            <text:p>9.88</text:p>
          </table:table-cell>
          <table:table-cell table:style-name="ce8" table:formula="of:=[.L142]*SIN(RADIANS([.M142]))+[.N142]*SIN(RADIANS([.O142]))" office:value-type="float" office:value="0.446091440512156" calcext:value-type="float">
            <text:p>0.45</text:p>
          </table:table-cell>
          <table:table-cell office:value-type="float" office:value="9.930994569831" calcext:value-type="float">
            <text:p>9.93</text:p>
          </table:table-cell>
          <table:table-cell table:number-columns-repeated="1001"/>
        </table:table-row>
        <table:table-row table:style-name="ro1">
          <table:table-cell office:value-type="float" office:value="846259" calcext:value-type="float">
            <text:p>846259</text:p>
          </table:table-cell>
          <table:table-cell office:value-type="float" office:value="-33.0812630939589" calcext:value-type="float">
            <text:p>-33.081263094</text:p>
          </table:table-cell>
          <table:table-cell office:value-type="float" office:value="1.28323854562395" calcext:value-type="float">
            <text:p>1.2832385456</text:p>
          </table:table-cell>
          <table:table-cell office:value-type="float" office:value="0.617202413746239" calcext:value-type="float">
            <text:p>0.6172024137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3" calcext:value-type="float">
            <text:p>12.3</text:p>
          </table:table-cell>
          <table:table-cell/>
          <table:table-cell table:formula="of:=DEGREES(ACOS(COS(RADIANS([.B143]))*COS(RADIANS([.C143]))))" office:value-type="float" office:value="33.10331523277" calcext:value-type="float">
            <text:p>33.10</text:p>
          </table:table-cell>
          <table:table-cell table:formula="of:=TAN((ACOS(COS(RADIANS([.B143]))*COS(RADIANS([.C143])))))" office:value-type="float" office:value="0.65197425266425" calcext:value-type="float">
            <text:p>0.6520</text:p>
          </table:table-cell>
          <table:table-cell table:formula="of:=SQRT([.E143]^2+[.F143]^2)" office:value-type="float" office:value="0.15556349186104" calcext:value-type="float">
            <text:p>0.16</text:p>
          </table:table-cell>
          <table:table-cell table:formula="of:=DEGREES(ATAN2([.F143]; [.E143]))" office:value-type="float" office:value="45" calcext:value-type="float">
            <text:p>45.00</text:p>
          </table:table-cell>
          <table:table-cell table:style-name="ce9" table:formula="of:=SQRT([.T143])" office:value-type="float" office:value="9.77961378996375" calcext:value-type="float">
            <text:p>9.78</text:p>
          </table:table-cell>
          <table:table-cell table:style-name="ce8" table:formula="of:=DEGREES(ATAN( (-SIN (RADIANS ([.C143])) * COS(RADIANS([.B143]))) / (COS (RADIANS ([.C143])) * SIN(RADIANS([.B143]))) ))" office:value-type="float" office:value="1.96944521888989" calcext:value-type="float">
            <text:p>1.97</text:p>
          </table:table-cell>
          <table:table-cell table:style-name="ce11" table:formula="of:=SQRT([.U143]^2+[.V143]^2)" office:value-type="float" office:value="9.89389863114522" calcext:value-type="float">
            <text:p>9.89</text:p>
          </table:table-cell>
          <table:table-cell table:style-name="ce8" table:formula="of:=DEGREES(ATAN2([.V143];[.U143]))" office:value-type="float" office:value="87.4157988161629" calcext:value-type="float">
            <text:p>87.42</text:p>
          </table:table-cell>
          <table:table-cell table:style-name="ce8"/>
          <table:table-cell table:style-name="ce13" table:formula="of:=[.K143]*15" office:value-type="float" office:value="9.77961378996375" calcext:value-type="float">
            <text:p>9.78</text:p>
          </table:table-cell>
          <table:table-cell table:style-name="ce8" table:formula="of:=[.K143]^2*225" office:value-type="float" office:value="95.640845880849" calcext:value-type="float">
            <text:p>95.64</text:p>
          </table:table-cell>
          <table:table-cell table:style-name="ce8" table:formula="of:=[.L143]*COS(RADIANS([.M143]))+[.N143]*COS(RADIANS([.O143]))" office:value-type="float" office:value="9.88383693461598" calcext:value-type="float">
            <text:p>9.88</text:p>
          </table:table-cell>
          <table:table-cell table:style-name="ce8" table:formula="of:=[.L143]*SIN(RADIANS([.M143]))+[.N143]*SIN(RADIANS([.O143]))" office:value-type="float" office:value="0.446091440512156" calcext:value-type="float">
            <text:p>0.45</text:p>
          </table:table-cell>
          <table:table-cell office:value-type="float" office:value="9.930994569831" calcext:value-type="float">
            <text:p>9.93</text:p>
          </table:table-cell>
          <table:table-cell table:number-columns-repeated="1001"/>
        </table:table-row>
        <table:table-row table:style-name="ro1">
          <table:table-cell office:value-type="float" office:value="846509" calcext:value-type="float">
            <text:p>846509</text:p>
          </table:table-cell>
          <table:table-cell office:value-type="float" office:value="-32.9289020641434" calcext:value-type="float">
            <text:p>-32.9289020641</text:p>
          </table:table-cell>
          <table:table-cell office:value-type="float" office:value="1.3078955285277" calcext:value-type="float">
            <text:p>1.3078955285</text:p>
          </table:table-cell>
          <table:table-cell office:value-type="float" office:value="0.615896513593444" calcext:value-type="float">
            <text:p>0.6158965136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335" calcext:value-type="float">
            <text:p>12.335</text:p>
          </table:table-cell>
          <table:table-cell/>
          <table:table-cell table:formula="of:=DEGREES(ACOS(COS(RADIANS([.B144]))*COS(RADIANS([.C144]))))" office:value-type="float" office:value="32.9519431499528" calcext:value-type="float">
            <text:p>32.95</text:p>
          </table:table-cell>
          <table:table-cell table:formula="of:=TAN((ACOS(COS(RADIANS([.B144]))*COS(RADIANS([.C144])))))" office:value-type="float" office:value="0.648215765500079" calcext:value-type="float">
            <text:p>0.6482</text:p>
          </table:table-cell>
          <table:table-cell table:formula="of:=SQRT([.E144]^2+[.F144]^2)" office:value-type="float" office:value="0.125299640861417" calcext:value-type="float">
            <text:p>0.13</text:p>
          </table:table-cell>
          <table:table-cell table:formula="of:=DEGREES(ATAN2([.F144]; [.E144]))" office:value-type="float" office:value="28.6104596659652" calcext:value-type="float">
            <text:p>28.61</text:p>
          </table:table-cell>
          <table:table-cell table:style-name="ce9" table:formula="of:=SQRT([.T144])" office:value-type="float" office:value="9.72323648250118" calcext:value-type="float">
            <text:p>9.72</text:p>
          </table:table-cell>
          <table:table-cell table:style-name="ce8" table:formula="of:=DEGREES(ATAN( (-SIN (RADIANS ([.C144])) * COS(RADIANS([.B144]))) / (COS (RADIANS ([.C144])) * SIN(RADIANS([.B144]))) ))" office:value-type="float" office:value="2.0189790338594" calcext:value-type="float">
            <text:p>2.02</text:p>
          </table:table-cell>
          <table:table-cell table:style-name="ce11" table:formula="of:=SQRT([.U144]^2+[.V144]^2)" office:value-type="float" office:value="9.83544195090268" calcext:value-type="float">
            <text:p>9.84</text:p>
          </table:table-cell>
          <table:table-cell table:style-name="ce8" table:formula="of:=DEGREES(ATAN2([.V144];[.U144]))" office:value-type="float" office:value="87.6542854359516" calcext:value-type="float">
            <text:p>87.65</text:p>
          </table:table-cell>
          <table:table-cell table:style-name="ce8"/>
          <table:table-cell table:style-name="ce13" table:formula="of:=[.K144]*15" office:value-type="float" office:value="9.72323648250118" calcext:value-type="float">
            <text:p>9.72</text:p>
          </table:table-cell>
          <table:table-cell table:style-name="ce8" table:formula="of:=[.K144]^2*225" office:value-type="float" office:value="94.541327694642" calcext:value-type="float">
            <text:p>94.54</text:p>
          </table:table-cell>
          <table:table-cell table:style-name="ce8" table:formula="of:=[.L144]*COS(RADIANS([.M144]))+[.N144]*COS(RADIANS([.O144]))" office:value-type="float" office:value="9.82720041251225" calcext:value-type="float">
            <text:p>9.83</text:p>
          </table:table-cell>
          <table:table-cell table:style-name="ce8" table:formula="of:=[.L144]*SIN(RADIANS([.M144]))+[.N144]*SIN(RADIANS([.O144]))" office:value-type="float" office:value="0.402554868179831" calcext:value-type="float">
            <text:p>0.40</text:p>
          </table:table-cell>
          <table:table-cell office:value-type="float" office:value="9.88558294498584" calcext:value-type="float">
            <text:p>9.89</text:p>
          </table:table-cell>
          <table:table-cell table:number-columns-repeated="1001"/>
        </table:table-row>
        <table:table-row table:style-name="ro1">
          <table:table-cell office:value-type="float" office:value="846509" calcext:value-type="float">
            <text:p>846509</text:p>
          </table:table-cell>
          <table:table-cell office:value-type="float" office:value="-32.9289020641434" calcext:value-type="float">
            <text:p>-32.9289020641</text:p>
          </table:table-cell>
          <table:table-cell office:value-type="float" office:value="1.3078955285277" calcext:value-type="float">
            <text:p>1.3078955285</text:p>
          </table:table-cell>
          <table:table-cell office:value-type="float" office:value="0.615896513593444" calcext:value-type="float">
            <text:p>0.6158965136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335" calcext:value-type="float">
            <text:p>12.335</text:p>
          </table:table-cell>
          <table:table-cell/>
          <table:table-cell table:formula="of:=DEGREES(ACOS(COS(RADIANS([.B145]))*COS(RADIANS([.C145]))))" office:value-type="float" office:value="32.9519431499528" calcext:value-type="float">
            <text:p>32.95</text:p>
          </table:table-cell>
          <table:table-cell table:formula="of:=TAN((ACOS(COS(RADIANS([.B145]))*COS(RADIANS([.C145])))))" office:value-type="float" office:value="0.648215765500079" calcext:value-type="float">
            <text:p>0.6482</text:p>
          </table:table-cell>
          <table:table-cell table:formula="of:=SQRT([.E145]^2+[.F145]^2)" office:value-type="float" office:value="0.125299640861417" calcext:value-type="float">
            <text:p>0.13</text:p>
          </table:table-cell>
          <table:table-cell table:formula="of:=DEGREES(ATAN2([.F145]; [.E145]))" office:value-type="float" office:value="28.6104596659652" calcext:value-type="float">
            <text:p>28.61</text:p>
          </table:table-cell>
          <table:table-cell table:style-name="ce9" table:formula="of:=SQRT([.T145])" office:value-type="float" office:value="9.72323648250118" calcext:value-type="float">
            <text:p>9.72</text:p>
          </table:table-cell>
          <table:table-cell table:style-name="ce8" table:formula="of:=DEGREES(ATAN( (-SIN (RADIANS ([.C145])) * COS(RADIANS([.B145]))) / (COS (RADIANS ([.C145])) * SIN(RADIANS([.B145]))) ))" office:value-type="float" office:value="2.0189790338594" calcext:value-type="float">
            <text:p>2.02</text:p>
          </table:table-cell>
          <table:table-cell table:style-name="ce11" table:formula="of:=SQRT([.U145]^2+[.V145]^2)" office:value-type="float" office:value="9.83544195090268" calcext:value-type="float">
            <text:p>9.84</text:p>
          </table:table-cell>
          <table:table-cell table:style-name="ce8" table:formula="of:=DEGREES(ATAN2([.V145];[.U145]))" office:value-type="float" office:value="87.6542854359516" calcext:value-type="float">
            <text:p>87.65</text:p>
          </table:table-cell>
          <table:table-cell table:style-name="ce8"/>
          <table:table-cell table:style-name="ce13" table:formula="of:=[.K145]*15" office:value-type="float" office:value="9.72323648250118" calcext:value-type="float">
            <text:p>9.72</text:p>
          </table:table-cell>
          <table:table-cell table:style-name="ce8" table:formula="of:=[.K145]^2*225" office:value-type="float" office:value="94.541327694642" calcext:value-type="float">
            <text:p>94.54</text:p>
          </table:table-cell>
          <table:table-cell table:style-name="ce8" table:formula="of:=[.L145]*COS(RADIANS([.M145]))+[.N145]*COS(RADIANS([.O145]))" office:value-type="float" office:value="9.82720041251225" calcext:value-type="float">
            <text:p>9.83</text:p>
          </table:table-cell>
          <table:table-cell table:style-name="ce8" table:formula="of:=[.L145]*SIN(RADIANS([.M145]))+[.N145]*SIN(RADIANS([.O145]))" office:value-type="float" office:value="0.402554868179831" calcext:value-type="float">
            <text:p>0.40</text:p>
          </table:table-cell>
          <table:table-cell office:value-type="float" office:value="9.88558294498584" calcext:value-type="float">
            <text:p>9.89</text:p>
          </table:table-cell>
          <table:table-cell table:number-columns-repeated="1001"/>
        </table:table-row>
        <table:table-row table:style-name="ro1">
          <table:table-cell office:value-type="float" office:value="846760" calcext:value-type="float">
            <text:p>846760</text:p>
          </table:table-cell>
          <table:table-cell office:value-type="float" office:value="-32.9071001003127" calcext:value-type="float">
            <text:p>-32.9071001003</text:p>
          </table:table-cell>
          <table:table-cell office:value-type="float" office:value="1.29948713877259" calcext:value-type="float">
            <text:p>1.2994871388</text:p>
          </table:table-cell>
          <table:table-cell office:value-type="float" office:value="0.614042864285726" calcext:value-type="float">
            <text:p>0.6140428643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37" calcext:value-type="float">
            <text:p>12.37</text:p>
          </table:table-cell>
          <table:table-cell/>
          <table:table-cell table:formula="of:=DEGREES(ACOS(COS(RADIANS([.B146]))*COS(RADIANS([.C146]))))" office:value-type="float" office:value="32.9298649508025" calcext:value-type="float">
            <text:p>32.93</text:p>
          </table:table-cell>
          <table:table-cell table:formula="of:=TAN((ACOS(COS(RADIANS([.B146]))*COS(RADIANS([.C146])))))" office:value-type="float" office:value="0.647668652432923" calcext:value-type="float">
            <text:p>0.6477</text:p>
          </table:table-cell>
          <table:table-cell table:formula="of:=SQRT([.E146]^2+[.F146]^2)" office:value-type="float" office:value="0.120830459735946" calcext:value-type="float">
            <text:p>0.12</text:p>
          </table:table-cell>
          <table:table-cell table:formula="of:=DEGREES(ATAN2([.F146]; [.E146]))" office:value-type="float" office:value="24.4439547804165" calcext:value-type="float">
            <text:p>24.44</text:p>
          </table:table-cell>
          <table:table-cell table:style-name="ce9" table:formula="of:=SQRT([.T146])" office:value-type="float" office:value="9.71502978649384" calcext:value-type="float">
            <text:p>9.72</text:p>
          </table:table-cell>
          <table:table-cell table:style-name="ce8" table:formula="of:=DEGREES(ATAN( (-SIN (RADIANS ([.C146])) * COS(RADIANS([.B146]))) / (COS (RADIANS ([.C146])) * SIN(RADIANS([.B146]))) ))" office:value-type="float" office:value="2.00767787985172" calcext:value-type="float">
            <text:p>2.01</text:p>
          </table:table-cell>
          <table:table-cell table:style-name="ce11" table:formula="of:=SQRT([.U146]^2+[.V146]^2)" office:value-type="float" office:value="9.82682214005908" calcext:value-type="float">
            <text:p>9.83</text:p>
          </table:table-cell>
          <table:table-cell table:style-name="ce8" table:formula="of:=DEGREES(ATAN2([.V146];[.U146]))" office:value-type="float" office:value="87.723441633152" calcext:value-type="float">
            <text:p>87.72</text:p>
          </table:table-cell>
          <table:table-cell table:style-name="ce8"/>
          <table:table-cell table:style-name="ce13" table:formula="of:=[.K146]*15" office:value-type="float" office:value="9.71502978649384" calcext:value-type="float">
            <text:p>9.72</text:p>
          </table:table-cell>
          <table:table-cell table:style-name="ce8" table:formula="of:=[.K146]^2*225" office:value-type="float" office:value="94.3818037524625" calcext:value-type="float">
            <text:p>94.38</text:p>
          </table:table-cell>
          <table:table-cell table:style-name="ce8" table:formula="of:=[.L146]*COS(RADIANS([.M146]))+[.N146]*COS(RADIANS([.O146]))" office:value-type="float" office:value="9.81906613156014" calcext:value-type="float">
            <text:p>9.82</text:p>
          </table:table-cell>
          <table:table-cell table:style-name="ce8" table:formula="of:=[.L146]*SIN(RADIANS([.M146]))+[.N146]*SIN(RADIANS([.O146]))" office:value-type="float" office:value="0.390350709495824" calcext:value-type="float">
            <text:p>0.39</text:p>
          </table:table-cell>
          <table:table-cell office:value-type="float" office:value="9.87895948524075" calcext:value-type="float">
            <text:p>9.88</text:p>
          </table:table-cell>
          <table:table-cell table:number-columns-repeated="1001"/>
        </table:table-row>
        <table:table-row table:style-name="ro1">
          <table:table-cell office:value-type="float" office:value="846760" calcext:value-type="float">
            <text:p>846760</text:p>
          </table:table-cell>
          <table:table-cell office:value-type="float" office:value="-32.9071001003127" calcext:value-type="float">
            <text:p>-32.9071001003</text:p>
          </table:table-cell>
          <table:table-cell office:value-type="float" office:value="1.29948713877259" calcext:value-type="float">
            <text:p>1.2994871388</text:p>
          </table:table-cell>
          <table:table-cell office:value-type="float" office:value="0.614042864285726" calcext:value-type="float">
            <text:p>0.6140428643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37" calcext:value-type="float">
            <text:p>12.37</text:p>
          </table:table-cell>
          <table:table-cell/>
          <table:table-cell table:formula="of:=DEGREES(ACOS(COS(RADIANS([.B147]))*COS(RADIANS([.C147]))))" office:value-type="float" office:value="32.9298649508025" calcext:value-type="float">
            <text:p>32.93</text:p>
          </table:table-cell>
          <table:table-cell table:formula="of:=TAN((ACOS(COS(RADIANS([.B147]))*COS(RADIANS([.C147])))))" office:value-type="float" office:value="0.647668652432923" calcext:value-type="float">
            <text:p>0.6477</text:p>
          </table:table-cell>
          <table:table-cell table:formula="of:=SQRT([.E147]^2+[.F147]^2)" office:value-type="float" office:value="0.120830459735946" calcext:value-type="float">
            <text:p>0.12</text:p>
          </table:table-cell>
          <table:table-cell table:formula="of:=DEGREES(ATAN2([.F147]; [.E147]))" office:value-type="float" office:value="24.4439547804165" calcext:value-type="float">
            <text:p>24.44</text:p>
          </table:table-cell>
          <table:table-cell table:style-name="ce9" table:formula="of:=SQRT([.T147])" office:value-type="float" office:value="9.71502978649384" calcext:value-type="float">
            <text:p>9.72</text:p>
          </table:table-cell>
          <table:table-cell table:style-name="ce8" table:formula="of:=DEGREES(ATAN( (-SIN (RADIANS ([.C147])) * COS(RADIANS([.B147]))) / (COS (RADIANS ([.C147])) * SIN(RADIANS([.B147]))) ))" office:value-type="float" office:value="2.00767787985172" calcext:value-type="float">
            <text:p>2.01</text:p>
          </table:table-cell>
          <table:table-cell table:style-name="ce11" table:formula="of:=SQRT([.U147]^2+[.V147]^2)" office:value-type="float" office:value="9.82682214005908" calcext:value-type="float">
            <text:p>9.83</text:p>
          </table:table-cell>
          <table:table-cell table:style-name="ce8" table:formula="of:=DEGREES(ATAN2([.V147];[.U147]))" office:value-type="float" office:value="87.723441633152" calcext:value-type="float">
            <text:p>87.72</text:p>
          </table:table-cell>
          <table:table-cell table:style-name="ce8"/>
          <table:table-cell table:style-name="ce13" table:formula="of:=[.K147]*15" office:value-type="float" office:value="9.71502978649384" calcext:value-type="float">
            <text:p>9.72</text:p>
          </table:table-cell>
          <table:table-cell table:style-name="ce8" table:formula="of:=[.K147]^2*225" office:value-type="float" office:value="94.3818037524625" calcext:value-type="float">
            <text:p>94.38</text:p>
          </table:table-cell>
          <table:table-cell table:style-name="ce8" table:formula="of:=[.L147]*COS(RADIANS([.M147]))+[.N147]*COS(RADIANS([.O147]))" office:value-type="float" office:value="9.81906613156014" calcext:value-type="float">
            <text:p>9.82</text:p>
          </table:table-cell>
          <table:table-cell table:style-name="ce8" table:formula="of:=[.L147]*SIN(RADIANS([.M147]))+[.N147]*SIN(RADIANS([.O147]))" office:value-type="float" office:value="0.390350709495824" calcext:value-type="float">
            <text:p>0.39</text:p>
          </table:table-cell>
          <table:table-cell office:value-type="float" office:value="9.87895948524075" calcext:value-type="float">
            <text:p>9.88</text:p>
          </table:table-cell>
          <table:table-cell table:number-columns-repeated="1001"/>
        </table:table-row>
        <table:table-row table:style-name="ro1">
          <table:table-cell office:value-type="float" office:value="847010" calcext:value-type="float">
            <text:p>847010</text:p>
          </table:table-cell>
          <table:table-cell office:value-type="float" office:value="-32.7216672945361" calcext:value-type="float">
            <text:p>-32.7216672945</text:p>
          </table:table-cell>
          <table:table-cell office:value-type="float" office:value="1.22737421495901" calcext:value-type="float">
            <text:p>1.227374215</text:p>
          </table:table-cell>
          <table:table-cell office:value-type="float" office:value="0.614432131707564" calcext:value-type="float">
            <text:p>0.6144321317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405" calcext:value-type="float">
            <text:p>12.405</text:p>
          </table:table-cell>
          <table:table-cell/>
          <table:table-cell table:formula="of:=DEGREES(ACOS(COS(RADIANS([.B148]))*COS(RADIANS([.C148]))))" office:value-type="float" office:value="32.7421211708797" calcext:value-type="float">
            <text:p>32.74</text:p>
          </table:table-cell>
          <table:table-cell table:formula="of:=TAN((ACOS(COS(RADIANS([.B148]))*COS(RADIANS([.C148])))))" office:value-type="float" office:value="0.643027226504463" calcext:value-type="float">
            <text:p>0.6430</text:p>
          </table:table-cell>
          <table:table-cell table:formula="of:=SQRT([.E148]^2+[.F148]^2)" office:value-type="float" office:value="0.110453610171873" calcext:value-type="float">
            <text:p>0.11</text:p>
          </table:table-cell>
          <table:table-cell table:formula="of:=DEGREES(ATAN2([.F148]; [.E148]))" office:value-type="float" office:value="5.19442890773481" calcext:value-type="float">
            <text:p>5.19</text:p>
          </table:table-cell>
          <table:table-cell table:style-name="ce9" table:formula="of:=SQRT([.T148])" office:value-type="float" office:value="9.64540839756695" calcext:value-type="float">
            <text:p>9.65</text:p>
          </table:table-cell>
          <table:table-cell table:style-name="ce8" table:formula="of:=DEGREES(ATAN( (-SIN (RADIANS ([.C148])) * COS(RADIANS([.B148]))) / (COS (RADIANS ([.C148])) * SIN(RADIANS([.B148]))) ))" office:value-type="float" office:value="1.90982705144672" calcext:value-type="float">
            <text:p>1.91</text:p>
          </table:table-cell>
          <table:table-cell table:style-name="ce11" table:formula="of:=SQRT([.U148]^2+[.V148]^2)" office:value-type="float" office:value="9.75568261281668" calcext:value-type="float">
            <text:p>9.76</text:p>
          </table:table-cell>
          <table:table-cell table:style-name="ce8" table:formula="of:=DEGREES(ATAN2([.V148];[.U148]))" office:value-type="float" office:value="88.0530051264704" calcext:value-type="float">
            <text:p>88.05</text:p>
          </table:table-cell>
          <table:table-cell table:style-name="ce8"/>
          <table:table-cell table:style-name="ce13" table:formula="of:=[.K148]*15" office:value-type="float" office:value="9.64540839756695" calcext:value-type="float">
            <text:p>9.65</text:p>
          </table:table-cell>
          <table:table-cell table:style-name="ce8" table:formula="of:=[.K148]^2*225" office:value-type="float" office:value="93.033903155855" calcext:value-type="float">
            <text:p>93.03</text:p>
          </table:table-cell>
          <table:table-cell table:style-name="ce8" table:formula="of:=[.L148]*COS(RADIANS([.M148]))+[.N148]*COS(RADIANS([.O148]))" office:value-type="float" office:value="9.75005051451342" calcext:value-type="float">
            <text:p>9.75</text:p>
          </table:table-cell>
          <table:table-cell table:style-name="ce8" table:formula="of:=[.L148]*SIN(RADIANS([.M148]))+[.N148]*SIN(RADIANS([.O148]))" office:value-type="float" office:value="0.331448648285258" calcext:value-type="float">
            <text:p>0.33</text:p>
          </table:table-cell>
          <table:table-cell office:value-type="float" office:value="9.82263635126393" calcext:value-type="float">
            <text:p>9.82</text:p>
          </table:table-cell>
          <table:table-cell table:number-columns-repeated="1001"/>
        </table:table-row>
        <table:table-row table:style-name="ro1">
          <table:table-cell office:value-type="float" office:value="847010" calcext:value-type="float">
            <text:p>847010</text:p>
          </table:table-cell>
          <table:table-cell office:value-type="float" office:value="-32.7216672945361" calcext:value-type="float">
            <text:p>-32.7216672945</text:p>
          </table:table-cell>
          <table:table-cell office:value-type="float" office:value="1.22737421495901" calcext:value-type="float">
            <text:p>1.227374215</text:p>
          </table:table-cell>
          <table:table-cell office:value-type="float" office:value="0.614432131707564" calcext:value-type="float">
            <text:p>0.6144321317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405" calcext:value-type="float">
            <text:p>12.405</text:p>
          </table:table-cell>
          <table:table-cell/>
          <table:table-cell table:formula="of:=DEGREES(ACOS(COS(RADIANS([.B149]))*COS(RADIANS([.C149]))))" office:value-type="float" office:value="32.7421211708797" calcext:value-type="float">
            <text:p>32.74</text:p>
          </table:table-cell>
          <table:table-cell table:formula="of:=TAN((ACOS(COS(RADIANS([.B149]))*COS(RADIANS([.C149])))))" office:value-type="float" office:value="0.643027226504463" calcext:value-type="float">
            <text:p>0.6430</text:p>
          </table:table-cell>
          <table:table-cell table:formula="of:=SQRT([.E149]^2+[.F149]^2)" office:value-type="float" office:value="0.110453610171873" calcext:value-type="float">
            <text:p>0.11</text:p>
          </table:table-cell>
          <table:table-cell table:formula="of:=DEGREES(ATAN2([.F149]; [.E149]))" office:value-type="float" office:value="5.19442890773481" calcext:value-type="float">
            <text:p>5.19</text:p>
          </table:table-cell>
          <table:table-cell table:style-name="ce9" table:formula="of:=SQRT([.T149])" office:value-type="float" office:value="9.64540839756695" calcext:value-type="float">
            <text:p>9.65</text:p>
          </table:table-cell>
          <table:table-cell table:style-name="ce8" table:formula="of:=DEGREES(ATAN( (-SIN (RADIANS ([.C149])) * COS(RADIANS([.B149]))) / (COS (RADIANS ([.C149])) * SIN(RADIANS([.B149]))) ))" office:value-type="float" office:value="1.90982705144672" calcext:value-type="float">
            <text:p>1.91</text:p>
          </table:table-cell>
          <table:table-cell table:style-name="ce11" table:formula="of:=SQRT([.U149]^2+[.V149]^2)" office:value-type="float" office:value="9.75568261281668" calcext:value-type="float">
            <text:p>9.76</text:p>
          </table:table-cell>
          <table:table-cell table:style-name="ce8" table:formula="of:=DEGREES(ATAN2([.V149];[.U149]))" office:value-type="float" office:value="88.0530051264704" calcext:value-type="float">
            <text:p>88.05</text:p>
          </table:table-cell>
          <table:table-cell table:style-name="ce8"/>
          <table:table-cell table:style-name="ce13" table:formula="of:=[.K149]*15" office:value-type="float" office:value="9.64540839756695" calcext:value-type="float">
            <text:p>9.65</text:p>
          </table:table-cell>
          <table:table-cell table:style-name="ce8" table:formula="of:=[.K149]^2*225" office:value-type="float" office:value="93.033903155855" calcext:value-type="float">
            <text:p>93.03</text:p>
          </table:table-cell>
          <table:table-cell table:style-name="ce8" table:formula="of:=[.L149]*COS(RADIANS([.M149]))+[.N149]*COS(RADIANS([.O149]))" office:value-type="float" office:value="9.75005051451342" calcext:value-type="float">
            <text:p>9.75</text:p>
          </table:table-cell>
          <table:table-cell table:style-name="ce8" table:formula="of:=[.L149]*SIN(RADIANS([.M149]))+[.N149]*SIN(RADIANS([.O149]))" office:value-type="float" office:value="0.331448648285258" calcext:value-type="float">
            <text:p>0.33</text:p>
          </table:table-cell>
          <table:table-cell office:value-type="float" office:value="9.82263635126393" calcext:value-type="float">
            <text:p>9.82</text:p>
          </table:table-cell>
          <table:table-cell table:number-columns-repeated="1001"/>
        </table:table-row>
        <table:table-row table:style-name="ro1">
          <table:table-cell office:value-type="float" office:value="847260" calcext:value-type="float">
            <text:p>847260</text:p>
          </table:table-cell>
          <table:table-cell office:value-type="float" office:value="-32.8176656033206" calcext:value-type="float">
            <text:p>-32.8176656033</text:p>
          </table:table-cell>
          <table:table-cell office:value-type="float" office:value="1.18970625529492" calcext:value-type="float">
            <text:p>1.1897062553</text:p>
          </table:table-cell>
          <table:table-cell office:value-type="float" office:value="0.60489467966614" calcext:value-type="float">
            <text:p>0.6048946797</text:p>
          </table:table-cell>
          <table:table-cell office:value-type="float" office:value="-0.04" calcext:value-type="float">
            <text:p>-0.04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2.441" calcext:value-type="float">
            <text:p>12.441</text:p>
          </table:table-cell>
          <table:table-cell/>
          <table:table-cell table:formula="of:=DEGREES(ACOS(COS(RADIANS([.B150]))*COS(RADIANS([.C150]))))" office:value-type="float" office:value="32.8368130750422" calcext:value-type="float">
            <text:p>32.84</text:p>
          </table:table-cell>
          <table:table-cell table:formula="of:=TAN((ACOS(COS(RADIANS([.B150]))*COS(RADIANS([.C150])))))" office:value-type="float" office:value="0.645365758380505" calcext:value-type="float">
            <text:p>0.6454</text:p>
          </table:table-cell>
          <table:table-cell table:formula="of:=SQRT([.E150]^2+[.F150]^2)" office:value-type="float" office:value="0.10770329614269" calcext:value-type="float">
            <text:p>0.11</text:p>
          </table:table-cell>
          <table:table-cell table:formula="of:=DEGREES(ATAN2([.F150]; [.E150]))" office:value-type="float" office:value="-21.8014094863518" calcext:value-type="float">
            <text:p>-21.80</text:p>
          </table:table-cell>
          <table:table-cell table:style-name="ce9" table:formula="of:=SQRT([.T150])" office:value-type="float" office:value="9.68048637570757" calcext:value-type="float">
            <text:p>9.68</text:p>
          </table:table-cell>
          <table:table-cell table:style-name="ce8" table:formula="of:=DEGREES(ATAN( (-SIN (RADIANS ([.C150])) * COS(RADIANS([.B150]))) / (COS (RADIANS ([.C150])) * SIN(RADIANS([.B150]))) ))" office:value-type="float" office:value="1.84444111579332" calcext:value-type="float">
            <text:p>1.84</text:p>
          </table:table-cell>
          <table:table-cell table:style-name="ce11" table:formula="of:=SQRT([.U150]^2+[.V150]^2)" office:value-type="float" office:value="9.77924253441755" calcext:value-type="float">
            <text:p>9.78</text:p>
          </table:table-cell>
          <table:table-cell table:style-name="ce8" table:formula="of:=DEGREES(ATAN2([.V150];[.U150]))" office:value-type="float" office:value="88.4086525232255" calcext:value-type="float">
            <text:p>88.41</text:p>
          </table:table-cell>
          <table:table-cell table:style-name="ce8"/>
          <table:table-cell table:style-name="ce13" table:formula="of:=[.K150]*15" office:value-type="float" office:value="9.68048637570757" calcext:value-type="float">
            <text:p>9.68</text:p>
          </table:table-cell>
          <table:table-cell table:style-name="ce8" table:formula="of:=[.K150]^2*225" office:value-type="float" office:value="93.7118164702599" calcext:value-type="float">
            <text:p>93.71</text:p>
          </table:table-cell>
          <table:table-cell table:style-name="ce8" table:formula="of:=[.L150]*COS(RADIANS([.M150]))+[.N150]*COS(RADIANS([.O150]))" office:value-type="float" office:value="9.77547087839451" calcext:value-type="float">
            <text:p>9.78</text:p>
          </table:table-cell>
          <table:table-cell table:style-name="ce8" table:formula="of:=[.L150]*SIN(RADIANS([.M150]))+[.N150]*SIN(RADIANS([.O150]))" office:value-type="float" office:value="0.271576237219144" calcext:value-type="float">
            <text:p>0.27</text:p>
          </table:table-cell>
          <table:table-cell office:value-type="float" office:value="9.85104392251267" calcext:value-type="float">
            <text:p>9.85</text:p>
          </table:table-cell>
          <table:table-cell table:number-columns-repeated="1001"/>
        </table:table-row>
        <table:table-row table:style-name="ro1">
          <table:table-cell office:value-type="float" office:value="847260" calcext:value-type="float">
            <text:p>847260</text:p>
          </table:table-cell>
          <table:table-cell office:value-type="float" office:value="-32.8176656033206" calcext:value-type="float">
            <text:p>-32.8176656033</text:p>
          </table:table-cell>
          <table:table-cell office:value-type="float" office:value="1.18970625529492" calcext:value-type="float">
            <text:p>1.1897062553</text:p>
          </table:table-cell>
          <table:table-cell office:value-type="float" office:value="0.60489467966614" calcext:value-type="float">
            <text:p>0.6048946797</text:p>
          </table:table-cell>
          <table:table-cell office:value-type="float" office:value="-0.04" calcext:value-type="float">
            <text:p>-0.04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2.441" calcext:value-type="float">
            <text:p>12.441</text:p>
          </table:table-cell>
          <table:table-cell/>
          <table:table-cell table:formula="of:=DEGREES(ACOS(COS(RADIANS([.B151]))*COS(RADIANS([.C151]))))" office:value-type="float" office:value="32.8368130750422" calcext:value-type="float">
            <text:p>32.84</text:p>
          </table:table-cell>
          <table:table-cell table:formula="of:=TAN((ACOS(COS(RADIANS([.B151]))*COS(RADIANS([.C151])))))" office:value-type="float" office:value="0.645365758380505" calcext:value-type="float">
            <text:p>0.6454</text:p>
          </table:table-cell>
          <table:table-cell table:formula="of:=SQRT([.E151]^2+[.F151]^2)" office:value-type="float" office:value="0.10770329614269" calcext:value-type="float">
            <text:p>0.11</text:p>
          </table:table-cell>
          <table:table-cell table:formula="of:=DEGREES(ATAN2([.F151]; [.E151]))" office:value-type="float" office:value="-21.8014094863518" calcext:value-type="float">
            <text:p>-21.80</text:p>
          </table:table-cell>
          <table:table-cell table:style-name="ce9" table:formula="of:=SQRT([.T151])" office:value-type="float" office:value="9.68048637570757" calcext:value-type="float">
            <text:p>9.68</text:p>
          </table:table-cell>
          <table:table-cell table:style-name="ce8" table:formula="of:=DEGREES(ATAN( (-SIN (RADIANS ([.C151])) * COS(RADIANS([.B151]))) / (COS (RADIANS ([.C151])) * SIN(RADIANS([.B151]))) ))" office:value-type="float" office:value="1.84444111579332" calcext:value-type="float">
            <text:p>1.84</text:p>
          </table:table-cell>
          <table:table-cell table:style-name="ce11" table:formula="of:=SQRT([.U151]^2+[.V151]^2)" office:value-type="float" office:value="9.77924253441755" calcext:value-type="float">
            <text:p>9.78</text:p>
          </table:table-cell>
          <table:table-cell table:style-name="ce8" table:formula="of:=DEGREES(ATAN2([.V151];[.U151]))" office:value-type="float" office:value="88.4086525232255" calcext:value-type="float">
            <text:p>88.41</text:p>
          </table:table-cell>
          <table:table-cell table:style-name="ce8"/>
          <table:table-cell table:style-name="ce13" table:formula="of:=[.K151]*15" office:value-type="float" office:value="9.68048637570757" calcext:value-type="float">
            <text:p>9.68</text:p>
          </table:table-cell>
          <table:table-cell table:style-name="ce8" table:formula="of:=[.K151]^2*225" office:value-type="float" office:value="93.7118164702599" calcext:value-type="float">
            <text:p>93.71</text:p>
          </table:table-cell>
          <table:table-cell table:style-name="ce8" table:formula="of:=[.L151]*COS(RADIANS([.M151]))+[.N151]*COS(RADIANS([.O151]))" office:value-type="float" office:value="9.77547087839451" calcext:value-type="float">
            <text:p>9.78</text:p>
          </table:table-cell>
          <table:table-cell table:style-name="ce8" table:formula="of:=[.L151]*SIN(RADIANS([.M151]))+[.N151]*SIN(RADIANS([.O151]))" office:value-type="float" office:value="0.271576237219144" calcext:value-type="float">
            <text:p>0.27</text:p>
          </table:table-cell>
          <table:table-cell office:value-type="float" office:value="9.85104392251267" calcext:value-type="float">
            <text:p>9.85</text:p>
          </table:table-cell>
          <table:table-cell table:number-columns-repeated="1001"/>
        </table:table-row>
        <table:table-row table:style-name="ro1">
          <table:table-cell office:value-type="float" office:value="847510" calcext:value-type="float">
            <text:p>847510</text:p>
          </table:table-cell>
          <table:table-cell office:value-type="float" office:value="-33.2752063154414" calcext:value-type="float">
            <text:p>-33.2752063154</text:p>
          </table:table-cell>
          <table:table-cell office:value-type="float" office:value="1.23788587609166" calcext:value-type="float">
            <text:p>1.2378858761</text:p>
          </table:table-cell>
          <table:table-cell office:value-type="float" office:value="0.597157836244661" calcext:value-type="float">
            <text:p>0.5971578362</text:p>
          </table:table-cell>
          <table:table-cell office:value-type="float" office:value="-0.07" calcext:value-type="float">
            <text:p>-0.07</text:p>
          </table:table-cell>
          <table:table-cell office:value-type="float" office:value="0.1" calcext:value-type="float">
            <text:p>0.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475" calcext:value-type="float">
            <text:p>12.475</text:p>
          </table:table-cell>
          <table:table-cell/>
          <table:table-cell table:formula="of:=DEGREES(ACOS(COS(RADIANS([.B152]))*COS(RADIANS([.C152]))))" office:value-type="float" office:value="33.2955767128575" calcext:value-type="float">
            <text:p>33.30</text:p>
          </table:table-cell>
          <table:table-cell table:formula="of:=TAN((ACOS(COS(RADIANS([.B152]))*COS(RADIANS([.C152])))))" office:value-type="float" office:value="0.656766715832446" calcext:value-type="float">
            <text:p>0.6568</text:p>
          </table:table-cell>
          <table:table-cell table:formula="of:=SQRT([.E152]^2+[.F152]^2)" office:value-type="float" office:value="0.122065556157337" calcext:value-type="float">
            <text:p>0.12</text:p>
          </table:table-cell>
          <table:table-cell table:formula="of:=DEGREES(ATAN2([.F152]; [.E152]))" office:value-type="float" office:value="-34.9920201985587" calcext:value-type="float">
            <text:p>-34.99</text:p>
          </table:table-cell>
          <table:table-cell table:style-name="ce9" table:formula="of:=SQRT([.T152])" office:value-type="float" office:value="9.85150073748669" calcext:value-type="float">
            <text:p>9.85</text:p>
          </table:table-cell>
          <table:table-cell table:style-name="ce8" table:formula="of:=DEGREES(ATAN( (-SIN (RADIANS ([.C152])) * COS(RADIANS([.B152]))) / (COS (RADIANS ([.C152])) * SIN(RADIANS([.B152]))) ))" office:value-type="float" office:value="1.88589163744441" calcext:value-type="float">
            <text:p>1.89</text:p>
          </table:table-cell>
          <table:table-cell table:style-name="ce11" table:formula="of:=SQRT([.U152]^2+[.V152]^2)" office:value-type="float" office:value="9.94941260503583" calcext:value-type="float">
            <text:p>9.95</text:p>
          </table:table-cell>
          <table:table-cell table:style-name="ce8" table:formula="of:=DEGREES(ATAN2([.V152];[.U152]))" office:value-type="float" office:value="88.5359548941466" calcext:value-type="float">
            <text:p>88.54</text:p>
          </table:table-cell>
          <table:table-cell table:style-name="ce8"/>
          <table:table-cell table:style-name="ce13" table:formula="of:=[.K152]*15" office:value-type="float" office:value="9.85150073748669" calcext:value-type="float">
            <text:p>9.85</text:p>
          </table:table-cell>
          <table:table-cell table:style-name="ce8" table:formula="of:=[.K152]^2*225" office:value-type="float" office:value="97.0520667807008" calcext:value-type="float">
            <text:p>97.05</text:p>
          </table:table-cell>
          <table:table-cell table:style-name="ce8" table:formula="of:=[.L152]*COS(RADIANS([.M152]))+[.N152]*COS(RADIANS([.O152]))" office:value-type="float" office:value="9.94616466902018" calcext:value-type="float">
            <text:p>9.95</text:p>
          </table:table-cell>
          <table:table-cell table:style-name="ce8" table:formula="of:=[.L152]*SIN(RADIANS([.M152]))+[.N152]*SIN(RADIANS([.O152]))" office:value-type="float" office:value="0.254203780421314" calcext:value-type="float">
            <text:p>0.25</text:p>
          </table:table-cell>
          <table:table-cell office:value-type="float" office:value="9.98867301385724" calcext:value-type="float">
            <text:p>9.99</text:p>
          </table:table-cell>
          <table:table-cell table:number-columns-repeated="1001"/>
        </table:table-row>
        <table:table-row table:style-name="ro1">
          <table:table-cell office:value-type="float" office:value="847510" calcext:value-type="float">
            <text:p>847510</text:p>
          </table:table-cell>
          <table:table-cell office:value-type="float" office:value="-33.2752063154414" calcext:value-type="float">
            <text:p>-33.2752063154</text:p>
          </table:table-cell>
          <table:table-cell office:value-type="float" office:value="1.23788587609166" calcext:value-type="float">
            <text:p>1.2378858761</text:p>
          </table:table-cell>
          <table:table-cell office:value-type="float" office:value="0.597157836244661" calcext:value-type="float">
            <text:p>0.5971578362</text:p>
          </table:table-cell>
          <table:table-cell office:value-type="float" office:value="-0.07" calcext:value-type="float">
            <text:p>-0.07</text:p>
          </table:table-cell>
          <table:table-cell office:value-type="float" office:value="0.1" calcext:value-type="float">
            <text:p>0.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475" calcext:value-type="float">
            <text:p>12.475</text:p>
          </table:table-cell>
          <table:table-cell/>
          <table:table-cell table:formula="of:=DEGREES(ACOS(COS(RADIANS([.B153]))*COS(RADIANS([.C153]))))" office:value-type="float" office:value="33.2955767128575" calcext:value-type="float">
            <text:p>33.30</text:p>
          </table:table-cell>
          <table:table-cell table:formula="of:=TAN((ACOS(COS(RADIANS([.B153]))*COS(RADIANS([.C153])))))" office:value-type="float" office:value="0.656766715832446" calcext:value-type="float">
            <text:p>0.6568</text:p>
          </table:table-cell>
          <table:table-cell table:formula="of:=SQRT([.E153]^2+[.F153]^2)" office:value-type="float" office:value="0.122065556157337" calcext:value-type="float">
            <text:p>0.12</text:p>
          </table:table-cell>
          <table:table-cell table:formula="of:=DEGREES(ATAN2([.F153]; [.E153]))" office:value-type="float" office:value="-34.9920201985587" calcext:value-type="float">
            <text:p>-34.99</text:p>
          </table:table-cell>
          <table:table-cell table:style-name="ce9" table:formula="of:=SQRT([.T153])" office:value-type="float" office:value="9.85150073748669" calcext:value-type="float">
            <text:p>9.85</text:p>
          </table:table-cell>
          <table:table-cell table:style-name="ce8" table:formula="of:=DEGREES(ATAN( (-SIN (RADIANS ([.C153])) * COS(RADIANS([.B153]))) / (COS (RADIANS ([.C153])) * SIN(RADIANS([.B153]))) ))" office:value-type="float" office:value="1.88589163744441" calcext:value-type="float">
            <text:p>1.89</text:p>
          </table:table-cell>
          <table:table-cell table:style-name="ce11" table:formula="of:=SQRT([.U153]^2+[.V153]^2)" office:value-type="float" office:value="9.94941260503583" calcext:value-type="float">
            <text:p>9.95</text:p>
          </table:table-cell>
          <table:table-cell table:style-name="ce8" table:formula="of:=DEGREES(ATAN2([.V153];[.U153]))" office:value-type="float" office:value="88.5359548941466" calcext:value-type="float">
            <text:p>88.54</text:p>
          </table:table-cell>
          <table:table-cell table:style-name="ce8"/>
          <table:table-cell table:style-name="ce13" table:formula="of:=[.K153]*15" office:value-type="float" office:value="9.85150073748669" calcext:value-type="float">
            <text:p>9.85</text:p>
          </table:table-cell>
          <table:table-cell table:style-name="ce8" table:formula="of:=[.K153]^2*225" office:value-type="float" office:value="97.0520667807008" calcext:value-type="float">
            <text:p>97.05</text:p>
          </table:table-cell>
          <table:table-cell table:style-name="ce8" table:formula="of:=[.L153]*COS(RADIANS([.M153]))+[.N153]*COS(RADIANS([.O153]))" office:value-type="float" office:value="9.94616466902018" calcext:value-type="float">
            <text:p>9.95</text:p>
          </table:table-cell>
          <table:table-cell table:style-name="ce8" table:formula="of:=[.L153]*SIN(RADIANS([.M153]))+[.N153]*SIN(RADIANS([.O153]))" office:value-type="float" office:value="0.254203780421314" calcext:value-type="float">
            <text:p>0.25</text:p>
          </table:table-cell>
          <table:table-cell office:value-type="float" office:value="9.98867301385724" calcext:value-type="float">
            <text:p>9.99</text:p>
          </table:table-cell>
          <table:table-cell table:number-columns-repeated="1001"/>
        </table:table-row>
        <table:table-row table:style-name="ro1">
          <table:table-cell office:value-type="float" office:value="847759" calcext:value-type="float">
            <text:p>847759</text:p>
          </table:table-cell>
          <table:table-cell office:value-type="float" office:value="-33.2143117638961" calcext:value-type="float">
            <text:p>-33.2143117639</text:p>
          </table:table-cell>
          <table:table-cell office:value-type="float" office:value="1.19478343372576" calcext:value-type="float">
            <text:p>1.1947834337</text:p>
          </table:table-cell>
          <table:table-cell office:value-type="float" office:value="0.610654930374841" calcext:value-type="float">
            <text:p>0.6106549304</text:p>
          </table:table-cell>
          <table:table-cell office:value-type="float" office:value="-0.06" calcext:value-type="float">
            <text:p>-0.06</text:p>
          </table:table-cell>
          <table:table-cell office:value-type="float" office:value="0.1" calcext:value-type="float">
            <text:p>0.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509" calcext:value-type="float">
            <text:p>12.509</text:p>
          </table:table-cell>
          <table:table-cell/>
          <table:table-cell table:formula="of:=DEGREES(ACOS(COS(RADIANS([.B154]))*COS(RADIANS([.C154]))))" office:value-type="float" office:value="33.2333327083802" calcext:value-type="float">
            <text:p>33.23</text:p>
          </table:table-cell>
          <table:table-cell table:formula="of:=TAN((ACOS(COS(RADIANS([.B154]))*COS(RADIANS([.C154])))))" office:value-type="float" office:value="0.655212866580178" calcext:value-type="float">
            <text:p>0.6552</text:p>
          </table:table-cell>
          <table:table-cell table:formula="of:=SQRT([.E154]^2+[.F154]^2)" office:value-type="float" office:value="0.116619037896906" calcext:value-type="float">
            <text:p>0.12</text:p>
          </table:table-cell>
          <table:table-cell table:formula="of:=DEGREES(ATAN2([.F154]; [.E154]))" office:value-type="float" office:value="-30.9637565320735" calcext:value-type="float">
            <text:p>-30.96</text:p>
          </table:table-cell>
          <table:table-cell table:style-name="ce9" table:formula="of:=SQRT([.T154])" office:value-type="float" office:value="9.82819299870267" calcext:value-type="float">
            <text:p>9.83</text:p>
          </table:table-cell>
          <table:table-cell table:style-name="ce8" table:formula="of:=DEGREES(ATAN( (-SIN (RADIANS ([.C154])) * COS(RADIANS([.B154]))) / (COS (RADIANS ([.C154])) * SIN(RADIANS([.B154]))) ))" office:value-type="float" office:value="1.8244731004143" calcext:value-type="float">
            <text:p>1.82</text:p>
          </table:table-cell>
          <table:table-cell table:style-name="ce11" table:formula="of:=SQRT([.U154]^2+[.V154]^2)" office:value-type="float" office:value="9.92643294030657" calcext:value-type="float">
            <text:p>9.93</text:p>
          </table:table-cell>
          <table:table-cell table:style-name="ce8" table:formula="of:=DEGREES(ATAN2([.V154];[.U154]))" office:value-type="float" office:value="88.5400531019862" calcext:value-type="float">
            <text:p>88.54</text:p>
          </table:table-cell>
          <table:table-cell table:style-name="ce8"/>
          <table:table-cell table:style-name="ce13" table:formula="of:=[.K154]*15" office:value-type="float" office:value="9.82819299870267" calcext:value-type="float">
            <text:p>9.83</text:p>
          </table:table-cell>
          <table:table-cell table:style-name="ce8" table:formula="of:=[.K154]^2*225" office:value-type="float" office:value="96.5933776197481" calcext:value-type="float">
            <text:p>96.59</text:p>
          </table:table-cell>
          <table:table-cell table:style-name="ce8" table:formula="of:=[.L154]*COS(RADIANS([.M154]))+[.N154]*COS(RADIANS([.O154]))" office:value-type="float" office:value="9.92321062099796" calcext:value-type="float">
            <text:p>9.92</text:p>
          </table:table-cell>
          <table:table-cell table:style-name="ce8" table:formula="of:=[.L154]*SIN(RADIANS([.M154]))+[.N154]*SIN(RADIANS([.O154]))" office:value-type="float" office:value="0.252906879536133" calcext:value-type="float">
            <text:p>0.25</text:p>
          </table:table-cell>
          <table:table-cell office:value-type="float" office:value="9.96999981251406" calcext:value-type="float">
            <text:p>9.97</text:p>
          </table:table-cell>
          <table:table-cell table:number-columns-repeated="1001"/>
        </table:table-row>
        <table:table-row table:style-name="ro1">
          <table:table-cell office:value-type="float" office:value="847759" calcext:value-type="float">
            <text:p>847759</text:p>
          </table:table-cell>
          <table:table-cell office:value-type="float" office:value="-33.2143117638961" calcext:value-type="float">
            <text:p>-33.2143117639</text:p>
          </table:table-cell>
          <table:table-cell office:value-type="float" office:value="1.19478343372576" calcext:value-type="float">
            <text:p>1.1947834337</text:p>
          </table:table-cell>
          <table:table-cell office:value-type="float" office:value="0.610654930374841" calcext:value-type="float">
            <text:p>0.6106549304</text:p>
          </table:table-cell>
          <table:table-cell office:value-type="float" office:value="-0.06" calcext:value-type="float">
            <text:p>-0.06</text:p>
          </table:table-cell>
          <table:table-cell office:value-type="float" office:value="0.1" calcext:value-type="float">
            <text:p>0.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509" calcext:value-type="float">
            <text:p>12.509</text:p>
          </table:table-cell>
          <table:table-cell/>
          <table:table-cell table:formula="of:=DEGREES(ACOS(COS(RADIANS([.B155]))*COS(RADIANS([.C155]))))" office:value-type="float" office:value="33.2333327083802" calcext:value-type="float">
            <text:p>33.23</text:p>
          </table:table-cell>
          <table:table-cell table:formula="of:=TAN((ACOS(COS(RADIANS([.B155]))*COS(RADIANS([.C155])))))" office:value-type="float" office:value="0.655212866580178" calcext:value-type="float">
            <text:p>0.6552</text:p>
          </table:table-cell>
          <table:table-cell table:formula="of:=SQRT([.E155]^2+[.F155]^2)" office:value-type="float" office:value="0.116619037896906" calcext:value-type="float">
            <text:p>0.12</text:p>
          </table:table-cell>
          <table:table-cell table:formula="of:=DEGREES(ATAN2([.F155]; [.E155]))" office:value-type="float" office:value="-30.9637565320735" calcext:value-type="float">
            <text:p>-30.96</text:p>
          </table:table-cell>
          <table:table-cell table:style-name="ce9" table:formula="of:=SQRT([.T155])" office:value-type="float" office:value="9.82819299870267" calcext:value-type="float">
            <text:p>9.83</text:p>
          </table:table-cell>
          <table:table-cell table:style-name="ce8" table:formula="of:=DEGREES(ATAN( (-SIN (RADIANS ([.C155])) * COS(RADIANS([.B155]))) / (COS (RADIANS ([.C155])) * SIN(RADIANS([.B155]))) ))" office:value-type="float" office:value="1.8244731004143" calcext:value-type="float">
            <text:p>1.82</text:p>
          </table:table-cell>
          <table:table-cell table:style-name="ce11" table:formula="of:=SQRT([.U155]^2+[.V155]^2)" office:value-type="float" office:value="9.92643294030657" calcext:value-type="float">
            <text:p>9.93</text:p>
          </table:table-cell>
          <table:table-cell table:style-name="ce8" table:formula="of:=DEGREES(ATAN2([.V155];[.U155]))" office:value-type="float" office:value="88.5400531019862" calcext:value-type="float">
            <text:p>88.54</text:p>
          </table:table-cell>
          <table:table-cell table:style-name="ce8"/>
          <table:table-cell table:style-name="ce13" table:formula="of:=[.K155]*15" office:value-type="float" office:value="9.82819299870267" calcext:value-type="float">
            <text:p>9.83</text:p>
          </table:table-cell>
          <table:table-cell table:style-name="ce8" table:formula="of:=[.K155]^2*225" office:value-type="float" office:value="96.5933776197481" calcext:value-type="float">
            <text:p>96.59</text:p>
          </table:table-cell>
          <table:table-cell table:style-name="ce8" table:formula="of:=[.L155]*COS(RADIANS([.M155]))+[.N155]*COS(RADIANS([.O155]))" office:value-type="float" office:value="9.92321062099796" calcext:value-type="float">
            <text:p>9.92</text:p>
          </table:table-cell>
          <table:table-cell table:style-name="ce8" table:formula="of:=[.L155]*SIN(RADIANS([.M155]))+[.N155]*SIN(RADIANS([.O155]))" office:value-type="float" office:value="0.252906879536133" calcext:value-type="float">
            <text:p>0.25</text:p>
          </table:table-cell>
          <table:table-cell office:value-type="float" office:value="9.96999981251406" calcext:value-type="float">
            <text:p>9.97</text:p>
          </table:table-cell>
          <table:table-cell table:number-columns-repeated="1001"/>
        </table:table-row>
        <table:table-row table:style-name="ro1">
          <table:table-cell office:value-type="float" office:value="848009" calcext:value-type="float">
            <text:p>848009</text:p>
          </table:table-cell>
          <table:table-cell office:value-type="float" office:value="-32.9878261061131" calcext:value-type="float">
            <text:p>-32.9878261061</text:p>
          </table:table-cell>
          <table:table-cell office:value-type="float" office:value="1.05951516575166" calcext:value-type="float">
            <text:p>1.0595151658</text:p>
          </table:table-cell>
          <table:table-cell office:value-type="float" office:value="0.624550843519526" calcext:value-type="float">
            <text:p>0.624550843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9" calcext:value-type="float">
            <text:p>0.09</text:p>
          </table:table-cell>
          <table:table-cell office:value-type="float" office:value="-0.13" calcext:value-type="float">
            <text:p>-0.13</text:p>
          </table:table-cell>
          <table:table-cell office:value-type="float" office:value="12.544" calcext:value-type="float">
            <text:p>12.544</text:p>
          </table:table-cell>
          <table:table-cell/>
          <table:table-cell table:formula="of:=DEGREES(ACOS(COS(RADIANS([.B156]))*COS(RADIANS([.C156]))))" office:value-type="float" office:value="33.0029146018027" calcext:value-type="float">
            <text:p>33.00</text:p>
          </table:table-cell>
          <table:table-cell table:formula="of:=TAN((ACOS(COS(RADIANS([.B156]))*COS(RADIANS([.C156])))))" office:value-type="float" office:value="0.649479918147118" calcext:value-type="float">
            <text:p>0.6495</text:p>
          </table:table-cell>
          <table:table-cell table:formula="of:=SQRT([.E156]^2+[.F156]^2)" office:value-type="float" office:value="0.114017542509914" calcext:value-type="float">
            <text:p>0.11</text:p>
          </table:table-cell>
          <table:table-cell table:formula="of:=DEGREES(ATAN2([.F156]; [.E156]))" office:value-type="float" office:value="-37.8749836510982" calcext:value-type="float">
            <text:p>-37.87</text:p>
          </table:table-cell>
          <table:table-cell table:style-name="ce9" table:formula="of:=SQRT([.T156])" office:value-type="float" office:value="9.74219877220677" calcext:value-type="float">
            <text:p>9.74</text:p>
          </table:table-cell>
          <table:table-cell table:style-name="ce8" table:formula="of:=DEGREES(ATAN( (-SIN (RADIANS ([.C156])) * COS(RADIANS([.B156]))) / (COS (RADIANS ([.C156])) * SIN(RADIANS([.B156]))) ))" office:value-type="float" office:value="1.63201401578922" calcext:value-type="float">
            <text:p>1.63</text:p>
          </table:table-cell>
          <table:table-cell table:style-name="ce11" table:formula="of:=SQRT([.U156]^2+[.V156]^2)" office:value-type="float" office:value="9.83043625897223" calcext:value-type="float">
            <text:p>9.83</text:p>
          </table:table-cell>
          <table:table-cell table:style-name="ce8" table:formula="of:=DEGREES(ATAN2([.V156];[.U156]))" office:value-type="float" office:value="88.790752243766" calcext:value-type="float">
            <text:p>88.79</text:p>
          </table:table-cell>
          <table:table-cell table:style-name="ce8"/>
          <table:table-cell table:style-name="ce13" table:formula="of:=[.K156]*15" office:value-type="float" office:value="9.74219877220677" calcext:value-type="float">
            <text:p>9.74</text:p>
          </table:table-cell>
          <table:table-cell table:style-name="ce8" table:formula="of:=[.K156]^2*225" office:value-type="float" office:value="94.9104369171871" calcext:value-type="float">
            <text:p>94.91</text:p>
          </table:table-cell>
          <table:table-cell table:style-name="ce8" table:formula="of:=[.L156]*COS(RADIANS([.M156]))+[.N156]*COS(RADIANS([.O156]))" office:value-type="float" office:value="9.82824692512873" calcext:value-type="float">
            <text:p>9.83</text:p>
          </table:table-cell>
          <table:table-cell table:style-name="ce8" table:formula="of:=[.L156]*SIN(RADIANS([.M156]))+[.N156]*SIN(RADIANS([.O156]))" office:value-type="float" office:value="0.207459442816379" calcext:value-type="float">
            <text:p>0.21</text:p>
          </table:table-cell>
          <table:table-cell office:value-type="float" office:value="9.90087438054082" calcext:value-type="float">
            <text:p>9.90</text:p>
          </table:table-cell>
          <table:table-cell table:number-columns-repeated="1001"/>
        </table:table-row>
        <table:table-row table:style-name="ro1">
          <table:table-cell office:value-type="float" office:value="848009" calcext:value-type="float">
            <text:p>848009</text:p>
          </table:table-cell>
          <table:table-cell office:value-type="float" office:value="-32.9878261061131" calcext:value-type="float">
            <text:p>-32.9878261061</text:p>
          </table:table-cell>
          <table:table-cell office:value-type="float" office:value="1.05951516575166" calcext:value-type="float">
            <text:p>1.0595151658</text:p>
          </table:table-cell>
          <table:table-cell office:value-type="float" office:value="0.624550843519526" calcext:value-type="float">
            <text:p>0.624550843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9" calcext:value-type="float">
            <text:p>0.09</text:p>
          </table:table-cell>
          <table:table-cell office:value-type="float" office:value="-0.13" calcext:value-type="float">
            <text:p>-0.13</text:p>
          </table:table-cell>
          <table:table-cell office:value-type="float" office:value="12.544" calcext:value-type="float">
            <text:p>12.544</text:p>
          </table:table-cell>
          <table:table-cell/>
          <table:table-cell table:formula="of:=DEGREES(ACOS(COS(RADIANS([.B157]))*COS(RADIANS([.C157]))))" office:value-type="float" office:value="33.0029146018027" calcext:value-type="float">
            <text:p>33.00</text:p>
          </table:table-cell>
          <table:table-cell table:formula="of:=TAN((ACOS(COS(RADIANS([.B157]))*COS(RADIANS([.C157])))))" office:value-type="float" office:value="0.649479918147118" calcext:value-type="float">
            <text:p>0.6495</text:p>
          </table:table-cell>
          <table:table-cell table:formula="of:=SQRT([.E157]^2+[.F157]^2)" office:value-type="float" office:value="0.114017542509914" calcext:value-type="float">
            <text:p>0.11</text:p>
          </table:table-cell>
          <table:table-cell table:formula="of:=DEGREES(ATAN2([.F157]; [.E157]))" office:value-type="float" office:value="-37.8749836510982" calcext:value-type="float">
            <text:p>-37.87</text:p>
          </table:table-cell>
          <table:table-cell table:style-name="ce9" table:formula="of:=SQRT([.T157])" office:value-type="float" office:value="9.74219877220677" calcext:value-type="float">
            <text:p>9.74</text:p>
          </table:table-cell>
          <table:table-cell table:style-name="ce8" table:formula="of:=DEGREES(ATAN( (-SIN (RADIANS ([.C157])) * COS(RADIANS([.B157]))) / (COS (RADIANS ([.C157])) * SIN(RADIANS([.B157]))) ))" office:value-type="float" office:value="1.63201401578922" calcext:value-type="float">
            <text:p>1.63</text:p>
          </table:table-cell>
          <table:table-cell table:style-name="ce11" table:formula="of:=SQRT([.U157]^2+[.V157]^2)" office:value-type="float" office:value="9.83043625897223" calcext:value-type="float">
            <text:p>9.83</text:p>
          </table:table-cell>
          <table:table-cell table:style-name="ce8" table:formula="of:=DEGREES(ATAN2([.V157];[.U157]))" office:value-type="float" office:value="88.790752243766" calcext:value-type="float">
            <text:p>88.79</text:p>
          </table:table-cell>
          <table:table-cell table:style-name="ce8"/>
          <table:table-cell table:style-name="ce13" table:formula="of:=[.K157]*15" office:value-type="float" office:value="9.74219877220677" calcext:value-type="float">
            <text:p>9.74</text:p>
          </table:table-cell>
          <table:table-cell table:style-name="ce8" table:formula="of:=[.K157]^2*225" office:value-type="float" office:value="94.9104369171871" calcext:value-type="float">
            <text:p>94.91</text:p>
          </table:table-cell>
          <table:table-cell table:style-name="ce8" table:formula="of:=[.L157]*COS(RADIANS([.M157]))+[.N157]*COS(RADIANS([.O157]))" office:value-type="float" office:value="9.82824692512873" calcext:value-type="float">
            <text:p>9.83</text:p>
          </table:table-cell>
          <table:table-cell table:style-name="ce8" table:formula="of:=[.L157]*SIN(RADIANS([.M157]))+[.N157]*SIN(RADIANS([.O157]))" office:value-type="float" office:value="0.207459442816379" calcext:value-type="float">
            <text:p>0.21</text:p>
          </table:table-cell>
          <table:table-cell office:value-type="float" office:value="9.90087438054082" calcext:value-type="float">
            <text:p>9.90</text:p>
          </table:table-cell>
          <table:table-cell table:number-columns-repeated="1001"/>
        </table:table-row>
        <table:table-row table:style-name="ro1">
          <table:table-cell office:value-type="float" office:value="848259" calcext:value-type="float">
            <text:p>848259</text:p>
          </table:table-cell>
          <table:table-cell office:value-type="float" office:value="-32.9642756138549" calcext:value-type="float">
            <text:p>-32.9642756139</text:p>
          </table:table-cell>
          <table:table-cell office:value-type="float" office:value="1.06646146813756" calcext:value-type="float">
            <text:p>1.0664614681</text:p>
          </table:table-cell>
          <table:table-cell office:value-type="float" office:value="0.626756781178029" calcext:value-type="float">
            <text:p>0.626756781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9" calcext:value-type="float">
            <text:p>0.09</text:p>
          </table:table-cell>
          <table:table-cell office:value-type="float" office:value="-0.13" calcext:value-type="float">
            <text:p>-0.13</text:p>
          </table:table-cell>
          <table:table-cell office:value-type="float" office:value="12.579" calcext:value-type="float">
            <text:p>12.579</text:p>
          </table:table-cell>
          <table:table-cell/>
          <table:table-cell table:formula="of:=DEGREES(ACOS(COS(RADIANS([.B158]))*COS(RADIANS([.C158]))))" office:value-type="float" office:value="32.9795763172236" calcext:value-type="float">
            <text:p>32.98</text:p>
          </table:table-cell>
          <table:table-cell table:formula="of:=TAN((ACOS(COS(RADIANS([.B158]))*COS(RADIANS([.C158])))))" office:value-type="float" office:value="0.648900919785136" calcext:value-type="float">
            <text:p>0.6489</text:p>
          </table:table-cell>
          <table:table-cell table:formula="of:=SQRT([.E158]^2+[.F158]^2)" office:value-type="float" office:value="0.114017542509914" calcext:value-type="float">
            <text:p>0.11</text:p>
          </table:table-cell>
          <table:table-cell table:formula="of:=DEGREES(ATAN2([.F158]; [.E158]))" office:value-type="float" office:value="-37.8749836510982" calcext:value-type="float">
            <text:p>-37.87</text:p>
          </table:table-cell>
          <table:table-cell table:style-name="ce9" table:formula="of:=SQRT([.T158])" office:value-type="float" office:value="9.73351379677704" calcext:value-type="float">
            <text:p>9.73</text:p>
          </table:table-cell>
          <table:table-cell table:style-name="ce8" table:formula="of:=DEGREES(ATAN( (-SIN (RADIANS ([.C158])) * COS(RADIANS([.B158]))) / (COS (RADIANS ([.C158])) * SIN(RADIANS([.B158]))) ))" office:value-type="float" office:value="1.6441889268498" calcext:value-type="float">
            <text:p>1.64</text:p>
          </table:table-cell>
          <table:table-cell table:style-name="ce11" table:formula="of:=SQRT([.U158]^2+[.V158]^2)" office:value-type="float" office:value="9.82173624357603" calcext:value-type="float">
            <text:p>9.82</text:p>
          </table:table-cell>
          <table:table-cell table:style-name="ce8" table:formula="of:=DEGREES(ATAN2([.V158];[.U158]))" office:value-type="float" office:value="88.7790608623524" calcext:value-type="float">
            <text:p>88.78</text:p>
          </table:table-cell>
          <table:table-cell table:style-name="ce8"/>
          <table:table-cell table:style-name="ce13" table:formula="of:=[.K158]*15" office:value-type="float" office:value="9.73351379677704" calcext:value-type="float">
            <text:p>9.73</text:p>
          </table:table-cell>
          <table:table-cell table:style-name="ce8" table:formula="of:=[.K158]^2*225" office:value-type="float" office:value="94.7412908320489" calcext:value-type="float">
            <text:p>94.74</text:p>
          </table:table-cell>
          <table:table-cell table:style-name="ce8" table:formula="of:=[.L158]*COS(RADIANS([.M158]))+[.N158]*COS(RADIANS([.O158]))" office:value-type="float" office:value="9.81950634760181" calcext:value-type="float">
            <text:p>9.82</text:p>
          </table:table-cell>
          <table:table-cell table:style-name="ce8" table:formula="of:=[.L158]*SIN(RADIANS([.M158]))+[.N158]*SIN(RADIANS([.O158]))" office:value-type="float" office:value="0.209279544587345" calcext:value-type="float">
            <text:p>0.21</text:p>
          </table:table-cell>
          <table:table-cell office:value-type="float" office:value="9.8938728951671" calcext:value-type="float">
            <text:p>9.89</text:p>
          </table:table-cell>
          <table:table-cell table:number-columns-repeated="1001"/>
        </table:table-row>
        <table:table-row table:style-name="ro1">
          <table:table-cell office:value-type="float" office:value="848259" calcext:value-type="float">
            <text:p>848259</text:p>
          </table:table-cell>
          <table:table-cell office:value-type="float" office:value="-32.9642756138549" calcext:value-type="float">
            <text:p>-32.9642756139</text:p>
          </table:table-cell>
          <table:table-cell office:value-type="float" office:value="1.06646146813756" calcext:value-type="float">
            <text:p>1.0664614681</text:p>
          </table:table-cell>
          <table:table-cell office:value-type="float" office:value="0.626756781178029" calcext:value-type="float">
            <text:p>0.626756781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9" calcext:value-type="float">
            <text:p>0.09</text:p>
          </table:table-cell>
          <table:table-cell office:value-type="float" office:value="-0.13" calcext:value-type="float">
            <text:p>-0.13</text:p>
          </table:table-cell>
          <table:table-cell office:value-type="float" office:value="12.579" calcext:value-type="float">
            <text:p>12.579</text:p>
          </table:table-cell>
          <table:table-cell/>
          <table:table-cell table:formula="of:=DEGREES(ACOS(COS(RADIANS([.B159]))*COS(RADIANS([.C159]))))" office:value-type="float" office:value="32.9795763172236" calcext:value-type="float">
            <text:p>32.98</text:p>
          </table:table-cell>
          <table:table-cell table:formula="of:=TAN((ACOS(COS(RADIANS([.B159]))*COS(RADIANS([.C159])))))" office:value-type="float" office:value="0.648900919785136" calcext:value-type="float">
            <text:p>0.6489</text:p>
          </table:table-cell>
          <table:table-cell table:formula="of:=SQRT([.E159]^2+[.F159]^2)" office:value-type="float" office:value="0.114017542509914" calcext:value-type="float">
            <text:p>0.11</text:p>
          </table:table-cell>
          <table:table-cell table:formula="of:=DEGREES(ATAN2([.F159]; [.E159]))" office:value-type="float" office:value="-37.8749836510982" calcext:value-type="float">
            <text:p>-37.87</text:p>
          </table:table-cell>
          <table:table-cell table:style-name="ce9" table:formula="of:=SQRT([.T159])" office:value-type="float" office:value="9.73351379677704" calcext:value-type="float">
            <text:p>9.73</text:p>
          </table:table-cell>
          <table:table-cell table:style-name="ce8" table:formula="of:=DEGREES(ATAN( (-SIN (RADIANS ([.C159])) * COS(RADIANS([.B159]))) / (COS (RADIANS ([.C159])) * SIN(RADIANS([.B159]))) ))" office:value-type="float" office:value="1.6441889268498" calcext:value-type="float">
            <text:p>1.64</text:p>
          </table:table-cell>
          <table:table-cell table:style-name="ce11" table:formula="of:=SQRT([.U159]^2+[.V159]^2)" office:value-type="float" office:value="9.82173624357603" calcext:value-type="float">
            <text:p>9.82</text:p>
          </table:table-cell>
          <table:table-cell table:style-name="ce8" table:formula="of:=DEGREES(ATAN2([.V159];[.U159]))" office:value-type="float" office:value="88.7790608623524" calcext:value-type="float">
            <text:p>88.78</text:p>
          </table:table-cell>
          <table:table-cell table:style-name="ce8"/>
          <table:table-cell table:style-name="ce13" table:formula="of:=[.K159]*15" office:value-type="float" office:value="9.73351379677704" calcext:value-type="float">
            <text:p>9.73</text:p>
          </table:table-cell>
          <table:table-cell table:style-name="ce8" table:formula="of:=[.K159]^2*225" office:value-type="float" office:value="94.7412908320489" calcext:value-type="float">
            <text:p>94.74</text:p>
          </table:table-cell>
          <table:table-cell table:style-name="ce8" table:formula="of:=[.L159]*COS(RADIANS([.M159]))+[.N159]*COS(RADIANS([.O159]))" office:value-type="float" office:value="9.81950634760181" calcext:value-type="float">
            <text:p>9.82</text:p>
          </table:table-cell>
          <table:table-cell table:style-name="ce8" table:formula="of:=[.L159]*SIN(RADIANS([.M159]))+[.N159]*SIN(RADIANS([.O159]))" office:value-type="float" office:value="0.209279544587345" calcext:value-type="float">
            <text:p>0.21</text:p>
          </table:table-cell>
          <table:table-cell office:value-type="float" office:value="9.8938728951671" calcext:value-type="float">
            <text:p>9.89</text:p>
          </table:table-cell>
          <table:table-cell table:number-columns-repeated="1001"/>
        </table:table-row>
        <table:table-row table:style-name="ro1">
          <table:table-cell office:value-type="float" office:value="848509" calcext:value-type="float">
            <text:p>848509</text:p>
          </table:table-cell>
          <table:table-cell office:value-type="float" office:value="-32.9392600460197" calcext:value-type="float">
            <text:p>-32.939260046</text:p>
          </table:table-cell>
          <table:table-cell office:value-type="float" office:value="1.09327369588956" calcext:value-type="float">
            <text:p>1.0932736959</text:p>
          </table:table-cell>
          <table:table-cell office:value-type="float" office:value="0.622593033826966" calcext:value-type="float">
            <text:p>0.6225930338</text:p>
          </table:table-cell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2.614" calcext:value-type="float">
            <text:p>12.614</text:p>
          </table:table-cell>
          <table:table-cell/>
          <table:table-cell table:formula="of:=DEGREES(ACOS(COS(RADIANS([.B160]))*COS(RADIANS([.C160]))))" office:value-type="float" office:value="32.9553549695807" calcext:value-type="float">
            <text:p>32.96</text:p>
          </table:table-cell>
          <table:table-cell table:formula="of:=TAN((ACOS(COS(RADIANS([.B160]))*COS(RADIANS([.C160])))))" office:value-type="float" office:value="0.64830033713232" calcext:value-type="float">
            <text:p>0.6483</text:p>
          </table:table-cell>
          <table:table-cell table:formula="of:=SQRT([.E160]^2+[.F160]^2)" office:value-type="float" office:value="0.113137084989848" calcext:value-type="float">
            <text:p>0.11</text:p>
          </table:table-cell>
          <table:table-cell table:formula="of:=DEGREES(ATAN2([.F160]; [.E160]))" office:value-type="float" office:value="-45" calcext:value-type="float">
            <text:p>-45.00</text:p>
          </table:table-cell>
          <table:table-cell table:style-name="ce9" table:formula="of:=SQRT([.T160])" office:value-type="float" office:value="9.72450505698479" calcext:value-type="float">
            <text:p>9.72</text:p>
          </table:table-cell>
          <table:table-cell table:style-name="ce8" table:formula="of:=DEGREES(ATAN( (-SIN (RADIANS ([.C160])) * COS(RADIANS([.B160]))) / (COS (RADIANS ([.C160])) * SIN(RADIANS([.B160]))) ))" office:value-type="float" office:value="1.6871244675475" calcext:value-type="float">
            <text:p>1.69</text:p>
          </table:table-cell>
          <table:table-cell table:style-name="ce11" table:formula="of:=SQRT([.U160]^2+[.V160]^2)" office:value-type="float" office:value="9.80246071611917" calcext:value-type="float">
            <text:p>9.80</text:p>
          </table:table-cell>
          <table:table-cell table:style-name="ce8" table:formula="of:=DEGREES(ATAN2([.V160];[.U160]))" office:value-type="float" office:value="88.7940487177277" calcext:value-type="float">
            <text:p>88.79</text:p>
          </table:table-cell>
          <table:table-cell table:style-name="ce8"/>
          <table:table-cell table:style-name="ce13" table:formula="of:=[.K160]*15" office:value-type="float" office:value="9.72450505698479" calcext:value-type="float">
            <text:p>9.72</text:p>
          </table:table-cell>
          <table:table-cell table:style-name="ce8" table:formula="of:=[.K160]^2*225" office:value-type="float" office:value="94.5659986033228" calcext:value-type="float">
            <text:p>94.57</text:p>
          </table:table-cell>
          <table:table-cell table:style-name="ce8" table:formula="of:=[.L160]*COS(RADIANS([.M160]))+[.N160]*COS(RADIANS([.O160]))" office:value-type="float" office:value="9.80028949855212" calcext:value-type="float">
            <text:p>9.80</text:p>
          </table:table-cell>
          <table:table-cell table:style-name="ce8" table:formula="of:=[.L160]*SIN(RADIANS([.M160]))+[.N160]*SIN(RADIANS([.O160]))" office:value-type="float" office:value="0.206305200197805" calcext:value-type="float">
            <text:p>0.21</text:p>
          </table:table-cell>
          <table:table-cell office:value-type="float" office:value="9.8866064908742" calcext:value-type="float">
            <text:p>9.89</text:p>
          </table:table-cell>
          <table:table-cell table:number-columns-repeated="1001"/>
        </table:table-row>
        <table:table-row table:style-name="ro1">
          <table:table-cell office:value-type="float" office:value="848509" calcext:value-type="float">
            <text:p>848509</text:p>
          </table:table-cell>
          <table:table-cell office:value-type="float" office:value="-32.9392600460197" calcext:value-type="float">
            <text:p>-32.939260046</text:p>
          </table:table-cell>
          <table:table-cell office:value-type="float" office:value="1.09327369588956" calcext:value-type="float">
            <text:p>1.0932736959</text:p>
          </table:table-cell>
          <table:table-cell office:value-type="float" office:value="0.622593033826966" calcext:value-type="float">
            <text:p>0.6225930338</text:p>
          </table:table-cell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2.614" calcext:value-type="float">
            <text:p>12.614</text:p>
          </table:table-cell>
          <table:table-cell/>
          <table:table-cell table:formula="of:=DEGREES(ACOS(COS(RADIANS([.B161]))*COS(RADIANS([.C161]))))" office:value-type="float" office:value="32.9553549695807" calcext:value-type="float">
            <text:p>32.96</text:p>
          </table:table-cell>
          <table:table-cell table:formula="of:=TAN((ACOS(COS(RADIANS([.B161]))*COS(RADIANS([.C161])))))" office:value-type="float" office:value="0.64830033713232" calcext:value-type="float">
            <text:p>0.6483</text:p>
          </table:table-cell>
          <table:table-cell table:formula="of:=SQRT([.E161]^2+[.F161]^2)" office:value-type="float" office:value="0.113137084989848" calcext:value-type="float">
            <text:p>0.11</text:p>
          </table:table-cell>
          <table:table-cell table:formula="of:=DEGREES(ATAN2([.F161]; [.E161]))" office:value-type="float" office:value="-45" calcext:value-type="float">
            <text:p>-45.00</text:p>
          </table:table-cell>
          <table:table-cell table:style-name="ce9" table:formula="of:=SQRT([.T161])" office:value-type="float" office:value="9.72450505698479" calcext:value-type="float">
            <text:p>9.72</text:p>
          </table:table-cell>
          <table:table-cell table:style-name="ce8" table:formula="of:=DEGREES(ATAN( (-SIN (RADIANS ([.C161])) * COS(RADIANS([.B161]))) / (COS (RADIANS ([.C161])) * SIN(RADIANS([.B161]))) ))" office:value-type="float" office:value="1.6871244675475" calcext:value-type="float">
            <text:p>1.69</text:p>
          </table:table-cell>
          <table:table-cell table:style-name="ce11" table:formula="of:=SQRT([.U161]^2+[.V161]^2)" office:value-type="float" office:value="9.80246071611917" calcext:value-type="float">
            <text:p>9.80</text:p>
          </table:table-cell>
          <table:table-cell table:style-name="ce8" table:formula="of:=DEGREES(ATAN2([.V161];[.U161]))" office:value-type="float" office:value="88.7940487177277" calcext:value-type="float">
            <text:p>88.79</text:p>
          </table:table-cell>
          <table:table-cell table:style-name="ce8"/>
          <table:table-cell table:style-name="ce13" table:formula="of:=[.K161]*15" office:value-type="float" office:value="9.72450505698479" calcext:value-type="float">
            <text:p>9.72</text:p>
          </table:table-cell>
          <table:table-cell table:style-name="ce8" table:formula="of:=[.K161]^2*225" office:value-type="float" office:value="94.5659986033228" calcext:value-type="float">
            <text:p>94.57</text:p>
          </table:table-cell>
          <table:table-cell table:style-name="ce8" table:formula="of:=[.L161]*COS(RADIANS([.M161]))+[.N161]*COS(RADIANS([.O161]))" office:value-type="float" office:value="9.80028949855212" calcext:value-type="float">
            <text:p>9.80</text:p>
          </table:table-cell>
          <table:table-cell table:style-name="ce8" table:formula="of:=[.L161]*SIN(RADIANS([.M161]))+[.N161]*SIN(RADIANS([.O161]))" office:value-type="float" office:value="0.206305200197805" calcext:value-type="float">
            <text:p>0.21</text:p>
          </table:table-cell>
          <table:table-cell office:value-type="float" office:value="9.8866064908742" calcext:value-type="float">
            <text:p>9.89</text:p>
          </table:table-cell>
          <table:table-cell table:number-columns-repeated="1001"/>
        </table:table-row>
        <table:table-row table:style-name="ro1">
          <table:table-cell office:value-type="float" office:value="848760" calcext:value-type="float">
            <text:p>848760</text:p>
          </table:table-cell>
          <table:table-cell office:value-type="float" office:value="-32.9324264417551" calcext:value-type="float">
            <text:p>-32.9324264418</text:p>
          </table:table-cell>
          <table:table-cell office:value-type="float" office:value="1.16131390596711" calcext:value-type="float">
            <text:p>1.161313906</text:p>
          </table:table-cell>
          <table:table-cell office:value-type="float" office:value="0.613730436492051" calcext:value-type="float">
            <text:p>0.6137304365</text:p>
          </table:table-cell>
          <table:table-cell office:value-type="float" office:value="-0.09" calcext:value-type="float">
            <text:p>-0.09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2.649" calcext:value-type="float">
            <text:p>12.649</text:p>
          </table:table-cell>
          <table:table-cell/>
          <table:table-cell table:formula="of:=DEGREES(ACOS(COS(RADIANS([.B162]))*COS(RADIANS([.C162]))))" office:value-type="float" office:value="32.9505912184704" calcext:value-type="float">
            <text:p>32.95</text:p>
          </table:table-cell>
          <table:table-cell table:formula="of:=TAN((ACOS(COS(RADIANS([.B162]))*COS(RADIANS([.C162])))))" office:value-type="float" office:value="0.648182255847595" calcext:value-type="float">
            <text:p>0.6482</text:p>
          </table:table-cell>
          <table:table-cell table:formula="of:=SQRT([.E162]^2+[.F162]^2)" office:value-type="float" office:value="0.114017542509914" calcext:value-type="float">
            <text:p>0.11</text:p>
          </table:table-cell>
          <table:table-cell table:formula="of:=DEGREES(ATAN2([.F162]; [.E162]))" office:value-type="float" office:value="-52.1250163489018" calcext:value-type="float">
            <text:p>-52.13</text:p>
          </table:table-cell>
          <table:table-cell table:style-name="ce9" table:formula="of:=SQRT([.T162])" office:value-type="float" office:value="9.72273383771393" calcext:value-type="float">
            <text:p>9.72</text:p>
          </table:table-cell>
          <table:table-cell table:style-name="ce8" table:formula="of:=DEGREES(ATAN( (-SIN (RADIANS ([.C162])) * COS(RADIANS([.B162]))) / (COS (RADIANS ([.C162])) * SIN(RADIANS([.B162]))) ))" office:value-type="float" office:value="1.7925527538335" calcext:value-type="float">
            <text:p>1.79</text:p>
          </table:table-cell>
          <table:table-cell table:style-name="ce11" table:formula="of:=SQRT([.U162]^2+[.V162]^2)" office:value-type="float" office:value="9.79031794902521" calcext:value-type="float">
            <text:p>9.79</text:p>
          </table:table-cell>
          <table:table-cell table:style-name="ce8" table:formula="of:=DEGREES(ATAN2([.V162];[.U162]))" office:value-type="float" office:value="88.7467180734091" calcext:value-type="float">
            <text:p>88.75</text:p>
          </table:table-cell>
          <table:table-cell table:style-name="ce8"/>
          <table:table-cell table:style-name="ce13" table:formula="of:=[.K162]*15" office:value-type="float" office:value="9.72273383771393" calcext:value-type="float">
            <text:p>9.72</text:p>
          </table:table-cell>
          <table:table-cell table:style-name="ce8" table:formula="of:=[.K162]^2*225" office:value-type="float" office:value="94.5315532790274" calcext:value-type="float">
            <text:p>94.53</text:p>
          </table:table-cell>
          <table:table-cell table:style-name="ce8" table:formula="of:=[.L162]*COS(RADIANS([.M162]))+[.N162]*COS(RADIANS([.O162]))" office:value-type="float" office:value="9.78797586876956" calcext:value-type="float">
            <text:p>9.79</text:p>
          </table:table-cell>
          <table:table-cell table:style-name="ce8" table:formula="of:=[.L162]*SIN(RADIANS([.M162]))+[.N162]*SIN(RADIANS([.O162]))" office:value-type="float" office:value="0.214135320276659" calcext:value-type="float">
            <text:p>0.21</text:p>
          </table:table-cell>
          <table:table-cell office:value-type="float" office:value="9.88517736554113" calcext:value-type="float">
            <text:p>9.89</text:p>
          </table:table-cell>
          <table:table-cell table:number-columns-repeated="1001"/>
        </table:table-row>
        <table:table-row table:style-name="ro1">
          <table:table-cell office:value-type="float" office:value="848760" calcext:value-type="float">
            <text:p>848760</text:p>
          </table:table-cell>
          <table:table-cell office:value-type="float" office:value="-32.9324264417551" calcext:value-type="float">
            <text:p>-32.9324264418</text:p>
          </table:table-cell>
          <table:table-cell office:value-type="float" office:value="1.16131390596711" calcext:value-type="float">
            <text:p>1.161313906</text:p>
          </table:table-cell>
          <table:table-cell office:value-type="float" office:value="0.613730436492051" calcext:value-type="float">
            <text:p>0.6137304365</text:p>
          </table:table-cell>
          <table:table-cell office:value-type="float" office:value="-0.09" calcext:value-type="float">
            <text:p>-0.09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2.649" calcext:value-type="float">
            <text:p>12.649</text:p>
          </table:table-cell>
          <table:table-cell/>
          <table:table-cell table:formula="of:=DEGREES(ACOS(COS(RADIANS([.B163]))*COS(RADIANS([.C163]))))" office:value-type="float" office:value="32.9505912184704" calcext:value-type="float">
            <text:p>32.95</text:p>
          </table:table-cell>
          <table:table-cell table:formula="of:=TAN((ACOS(COS(RADIANS([.B163]))*COS(RADIANS([.C163])))))" office:value-type="float" office:value="0.648182255847595" calcext:value-type="float">
            <text:p>0.6482</text:p>
          </table:table-cell>
          <table:table-cell table:formula="of:=SQRT([.E163]^2+[.F163]^2)" office:value-type="float" office:value="0.114017542509914" calcext:value-type="float">
            <text:p>0.11</text:p>
          </table:table-cell>
          <table:table-cell table:formula="of:=DEGREES(ATAN2([.F163]; [.E163]))" office:value-type="float" office:value="-52.1250163489018" calcext:value-type="float">
            <text:p>-52.13</text:p>
          </table:table-cell>
          <table:table-cell table:style-name="ce9" table:formula="of:=SQRT([.T163])" office:value-type="float" office:value="9.72273383771393" calcext:value-type="float">
            <text:p>9.72</text:p>
          </table:table-cell>
          <table:table-cell table:style-name="ce8" table:formula="of:=DEGREES(ATAN( (-SIN (RADIANS ([.C163])) * COS(RADIANS([.B163]))) / (COS (RADIANS ([.C163])) * SIN(RADIANS([.B163]))) ))" office:value-type="float" office:value="1.7925527538335" calcext:value-type="float">
            <text:p>1.79</text:p>
          </table:table-cell>
          <table:table-cell table:style-name="ce11" table:formula="of:=SQRT([.U163]^2+[.V163]^2)" office:value-type="float" office:value="9.79031794902521" calcext:value-type="float">
            <text:p>9.79</text:p>
          </table:table-cell>
          <table:table-cell table:style-name="ce8" table:formula="of:=DEGREES(ATAN2([.V163];[.U163]))" office:value-type="float" office:value="88.7467180734091" calcext:value-type="float">
            <text:p>88.75</text:p>
          </table:table-cell>
          <table:table-cell table:style-name="ce8"/>
          <table:table-cell table:style-name="ce13" table:formula="of:=[.K163]*15" office:value-type="float" office:value="9.72273383771393" calcext:value-type="float">
            <text:p>9.72</text:p>
          </table:table-cell>
          <table:table-cell table:style-name="ce8" table:formula="of:=[.K163]^2*225" office:value-type="float" office:value="94.5315532790274" calcext:value-type="float">
            <text:p>94.53</text:p>
          </table:table-cell>
          <table:table-cell table:style-name="ce8" table:formula="of:=[.L163]*COS(RADIANS([.M163]))+[.N163]*COS(RADIANS([.O163]))" office:value-type="float" office:value="9.78797586876956" calcext:value-type="float">
            <text:p>9.79</text:p>
          </table:table-cell>
          <table:table-cell table:style-name="ce8" table:formula="of:=[.L163]*SIN(RADIANS([.M163]))+[.N163]*SIN(RADIANS([.O163]))" office:value-type="float" office:value="0.214135320276659" calcext:value-type="float">
            <text:p>0.21</text:p>
          </table:table-cell>
          <table:table-cell office:value-type="float" office:value="9.88517736554113" calcext:value-type="float">
            <text:p>9.89</text:p>
          </table:table-cell>
          <table:table-cell table:number-columns-repeated="1001"/>
        </table:table-row>
        <table:table-row table:style-name="ro1">
          <table:table-cell office:value-type="float" office:value="849010" calcext:value-type="float">
            <text:p>849010</text:p>
          </table:table-cell>
          <table:table-cell office:value-type="float" office:value="-32.9706720860126" calcext:value-type="float">
            <text:p>-32.970672086</text:p>
          </table:table-cell>
          <table:table-cell office:value-type="float" office:value="1.23063883193886" calcext:value-type="float">
            <text:p>1.2306388319</text:p>
          </table:table-cell>
          <table:table-cell office:value-type="float" office:value="0.606090976627097" calcext:value-type="float">
            <text:p>0.6060909766</text:p>
          </table:table-cell>
          <table:table-cell office:value-type="float" office:value="-0.1" calcext:value-type="float">
            <text:p>-0.1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2.683" calcext:value-type="float">
            <text:p>12.683</text:p>
          </table:table-cell>
          <table:table-cell/>
          <table:table-cell table:formula="of:=DEGREES(ACOS(COS(RADIANS([.B164]))*COS(RADIANS([.C164]))))" office:value-type="float" office:value="32.9910398033616" calcext:value-type="float">
            <text:p>32.99</text:p>
          </table:table-cell>
          <table:table-cell table:formula="of:=TAN((ACOS(COS(RADIANS([.B164]))*COS(RADIANS([.C164])))))" office:value-type="float" office:value="0.649185278587949" calcext:value-type="float">
            <text:p>0.6492</text:p>
          </table:table-cell>
          <table:table-cell table:formula="of:=SQRT([.E164]^2+[.F164]^2)" office:value-type="float" office:value="0.122065556157337" calcext:value-type="float">
            <text:p>0.12</text:p>
          </table:table-cell>
          <table:table-cell table:formula="of:=DEGREES(ATAN2([.F164]; [.E164]))" office:value-type="float" office:value="-55.0079798014413" calcext:value-type="float">
            <text:p>-55.01</text:p>
          </table:table-cell>
          <table:table-cell table:style-name="ce9" table:formula="of:=SQRT([.T164])" office:value-type="float" office:value="9.73777917881924" calcext:value-type="float">
            <text:p>9.74</text:p>
          </table:table-cell>
          <table:table-cell table:style-name="ce8" table:formula="of:=DEGREES(ATAN( (-SIN (RADIANS ([.C164])) * COS(RADIANS([.B164]))) / (COS (RADIANS ([.C164])) * SIN(RADIANS([.B164]))) ))" office:value-type="float" office:value="1.89674149975207" calcext:value-type="float">
            <text:p>1.90</text:p>
          </table:table-cell>
          <table:table-cell table:style-name="ce11" table:formula="of:=SQRT([.U164]^2+[.V164]^2)" office:value-type="float" office:value="9.8049642841195" calcext:value-type="float">
            <text:p>9.80</text:p>
          </table:table-cell>
          <table:table-cell table:style-name="ce8" table:formula="of:=DEGREES(ATAN2([.V164];[.U164]))" office:value-type="float" office:value="88.7008427881819" calcext:value-type="float">
            <text:p>88.70</text:p>
          </table:table-cell>
          <table:table-cell table:style-name="ce8"/>
          <table:table-cell table:style-name="ce13" table:formula="of:=[.K164]*15" office:value-type="float" office:value="9.73777917881924" calcext:value-type="float">
            <text:p>9.74</text:p>
          </table:table-cell>
          <table:table-cell table:style-name="ce8" table:formula="of:=[.K164]^2*225" office:value-type="float" office:value="94.8243433354455" calcext:value-type="float">
            <text:p>94.82</text:p>
          </table:table-cell>
          <table:table-cell table:style-name="ce8" table:formula="of:=[.L164]*COS(RADIANS([.M164]))+[.N164]*COS(RADIANS([.O164]))" office:value-type="float" office:value="9.8024438487513" calcext:value-type="float">
            <text:p>9.80</text:p>
          </table:table-cell>
          <table:table-cell table:style-name="ce8" table:formula="of:=[.L164]*SIN(RADIANS([.M164]))+[.N164]*SIN(RADIANS([.O164]))" office:value-type="float" office:value="0.222304307058494" calcext:value-type="float">
            <text:p>0.22</text:p>
          </table:table-cell>
          <table:table-cell office:value-type="float" office:value="9.89731194100849" calcext:value-type="float">
            <text:p>9.90</text:p>
          </table:table-cell>
          <table:table-cell table:number-columns-repeated="1001"/>
        </table:table-row>
        <table:table-row table:style-name="ro1">
          <table:table-cell office:value-type="float" office:value="849010" calcext:value-type="float">
            <text:p>849010</text:p>
          </table:table-cell>
          <table:table-cell office:value-type="float" office:value="-32.9706720860126" calcext:value-type="float">
            <text:p>-32.970672086</text:p>
          </table:table-cell>
          <table:table-cell office:value-type="float" office:value="1.23063883193886" calcext:value-type="float">
            <text:p>1.2306388319</text:p>
          </table:table-cell>
          <table:table-cell office:value-type="float" office:value="0.606090976627097" calcext:value-type="float">
            <text:p>0.6060909766</text:p>
          </table:table-cell>
          <table:table-cell office:value-type="float" office:value="-0.1" calcext:value-type="float">
            <text:p>-0.1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2.683" calcext:value-type="float">
            <text:p>12.683</text:p>
          </table:table-cell>
          <table:table-cell/>
          <table:table-cell table:formula="of:=DEGREES(ACOS(COS(RADIANS([.B165]))*COS(RADIANS([.C165]))))" office:value-type="float" office:value="32.9910398033616" calcext:value-type="float">
            <text:p>32.99</text:p>
          </table:table-cell>
          <table:table-cell table:formula="of:=TAN((ACOS(COS(RADIANS([.B165]))*COS(RADIANS([.C165])))))" office:value-type="float" office:value="0.649185278587949" calcext:value-type="float">
            <text:p>0.6492</text:p>
          </table:table-cell>
          <table:table-cell table:formula="of:=SQRT([.E165]^2+[.F165]^2)" office:value-type="float" office:value="0.122065556157337" calcext:value-type="float">
            <text:p>0.12</text:p>
          </table:table-cell>
          <table:table-cell table:formula="of:=DEGREES(ATAN2([.F165]; [.E165]))" office:value-type="float" office:value="-55.0079798014413" calcext:value-type="float">
            <text:p>-55.01</text:p>
          </table:table-cell>
          <table:table-cell table:style-name="ce9" table:formula="of:=SQRT([.T165])" office:value-type="float" office:value="9.73777917881924" calcext:value-type="float">
            <text:p>9.74</text:p>
          </table:table-cell>
          <table:table-cell table:style-name="ce8" table:formula="of:=DEGREES(ATAN( (-SIN (RADIANS ([.C165])) * COS(RADIANS([.B165]))) / (COS (RADIANS ([.C165])) * SIN(RADIANS([.B165]))) ))" office:value-type="float" office:value="1.89674149975207" calcext:value-type="float">
            <text:p>1.90</text:p>
          </table:table-cell>
          <table:table-cell table:style-name="ce11" table:formula="of:=SQRT([.U165]^2+[.V165]^2)" office:value-type="float" office:value="9.8049642841195" calcext:value-type="float">
            <text:p>9.80</text:p>
          </table:table-cell>
          <table:table-cell table:style-name="ce8" table:formula="of:=DEGREES(ATAN2([.V165];[.U165]))" office:value-type="float" office:value="88.7008427881819" calcext:value-type="float">
            <text:p>88.70</text:p>
          </table:table-cell>
          <table:table-cell table:style-name="ce8"/>
          <table:table-cell table:style-name="ce13" table:formula="of:=[.K165]*15" office:value-type="float" office:value="9.73777917881924" calcext:value-type="float">
            <text:p>9.74</text:p>
          </table:table-cell>
          <table:table-cell table:style-name="ce8" table:formula="of:=[.K165]^2*225" office:value-type="float" office:value="94.8243433354455" calcext:value-type="float">
            <text:p>94.82</text:p>
          </table:table-cell>
          <table:table-cell table:style-name="ce8" table:formula="of:=[.L165]*COS(RADIANS([.M165]))+[.N165]*COS(RADIANS([.O165]))" office:value-type="float" office:value="9.8024438487513" calcext:value-type="float">
            <text:p>9.80</text:p>
          </table:table-cell>
          <table:table-cell table:style-name="ce8" table:formula="of:=[.L165]*SIN(RADIANS([.M165]))+[.N165]*SIN(RADIANS([.O165]))" office:value-type="float" office:value="0.222304307058494" calcext:value-type="float">
            <text:p>0.22</text:p>
          </table:table-cell>
          <table:table-cell office:value-type="float" office:value="9.89731194100849" calcext:value-type="float">
            <text:p>9.90</text:p>
          </table:table-cell>
          <table:table-cell table:number-columns-repeated="1001"/>
        </table:table-row>
        <table:table-row table:style-name="ro1">
          <table:table-cell office:value-type="float" office:value="849260" calcext:value-type="float">
            <text:p>849260</text:p>
          </table:table-cell>
          <table:table-cell office:value-type="float" office:value="-33.0156659571701" calcext:value-type="float">
            <text:p>-33.0156659572</text:p>
          </table:table-cell>
          <table:table-cell office:value-type="float" office:value="1.22564169478735" calcext:value-type="float">
            <text:p>1.2256416948</text:p>
          </table:table-cell>
          <table:table-cell office:value-type="float" office:value="0.60080777194324" calcext:value-type="float">
            <text:p>0.6008077719</text:p>
          </table:table-cell>
          <table:table-cell office:value-type="float" office:value="-0.11" calcext:value-type="float">
            <text:p>-0.11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2.718" calcext:value-type="float">
            <text:p>12.718</text:p>
          </table:table-cell>
          <table:table-cell/>
          <table:table-cell table:formula="of:=DEGREES(ACOS(COS(RADIANS([.B166]))*COS(RADIANS([.C166]))))" office:value-type="float" office:value="33.0358339631573" calcext:value-type="float">
            <text:p>33.04</text:p>
          </table:table-cell>
          <table:table-cell table:formula="of:=TAN((ACOS(COS(RADIANS([.B166]))*COS(RADIANS([.C166])))))" office:value-type="float" office:value="0.650297134030119" calcext:value-type="float">
            <text:p>0.6503</text:p>
          </table:table-cell>
          <table:table-cell table:formula="of:=SQRT([.E166]^2+[.F166]^2)" office:value-type="float" office:value="0.130384048104053" calcext:value-type="float">
            <text:p>0.13</text:p>
          </table:table-cell>
          <table:table-cell table:formula="of:=DEGREES(ATAN2([.F166]; [.E166]))" office:value-type="float" office:value="-57.5288077091515" calcext:value-type="float">
            <text:p>-57.53</text:p>
          </table:table-cell>
          <table:table-cell table:style-name="ce9" table:formula="of:=SQRT([.T166])" office:value-type="float" office:value="9.75445701045178" calcext:value-type="float">
            <text:p>9.75</text:p>
          </table:table-cell>
          <table:table-cell table:style-name="ce8" table:formula="of:=DEGREES(ATAN( (-SIN (RADIANS ([.C166])) * COS(RADIANS([.B166]))) / (COS (RADIANS ([.C166])) * SIN(RADIANS([.B166]))) ))" office:value-type="float" office:value="1.88579993879112" calcext:value-type="float">
            <text:p>1.89</text:p>
          </table:table-cell>
          <table:table-cell table:style-name="ce11" table:formula="of:=SQRT([.U166]^2+[.V166]^2)" office:value-type="float" office:value="9.82144068498615" calcext:value-type="float">
            <text:p>9.82</text:p>
          </table:table-cell>
          <table:table-cell table:style-name="ce8" table:formula="of:=DEGREES(ATAN2([.V166];[.U166]))" office:value-type="float" office:value="88.7690168727146" calcext:value-type="float">
            <text:p>88.77</text:p>
          </table:table-cell>
          <table:table-cell table:style-name="ce8"/>
          <table:table-cell table:style-name="ce13" table:formula="of:=[.K166]*15" office:value-type="float" office:value="9.75445701045178" calcext:value-type="float">
            <text:p>9.75</text:p>
          </table:table-cell>
          <table:table-cell table:style-name="ce8" table:formula="of:=[.K166]^2*225" office:value-type="float" office:value="95.1494315687519" calcext:value-type="float">
            <text:p>95.15</text:p>
          </table:table-cell>
          <table:table-cell table:style-name="ce8" table:formula="of:=[.L166]*COS(RADIANS([.M166]))+[.N166]*COS(RADIANS([.O166]))" office:value-type="float" office:value="9.81917401949659" calcext:value-type="float">
            <text:p>9.82</text:p>
          </table:table-cell>
          <table:table-cell table:style-name="ce8" table:formula="of:=[.L166]*SIN(RADIANS([.M166]))+[.N166]*SIN(RADIANS([.O166]))" office:value-type="float" office:value="0.210994558091725" calcext:value-type="float">
            <text:p>0.21</text:p>
          </table:table-cell>
          <table:table-cell office:value-type="float" office:value="9.91075018894719" calcext:value-type="float">
            <text:p>9.91</text:p>
          </table:table-cell>
          <table:table-cell table:number-columns-repeated="1001"/>
        </table:table-row>
        <table:table-row table:style-name="ro1">
          <table:table-cell office:value-type="float" office:value="849260" calcext:value-type="float">
            <text:p>849260</text:p>
          </table:table-cell>
          <table:table-cell office:value-type="float" office:value="-33.0156659571701" calcext:value-type="float">
            <text:p>-33.0156659572</text:p>
          </table:table-cell>
          <table:table-cell office:value-type="float" office:value="1.22564169478735" calcext:value-type="float">
            <text:p>1.2256416948</text:p>
          </table:table-cell>
          <table:table-cell office:value-type="float" office:value="0.60080777194324" calcext:value-type="float">
            <text:p>0.6008077719</text:p>
          </table:table-cell>
          <table:table-cell office:value-type="float" office:value="-0.11" calcext:value-type="float">
            <text:p>-0.11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2.718" calcext:value-type="float">
            <text:p>12.718</text:p>
          </table:table-cell>
          <table:table-cell/>
          <table:table-cell table:formula="of:=DEGREES(ACOS(COS(RADIANS([.B167]))*COS(RADIANS([.C167]))))" office:value-type="float" office:value="33.0358339631573" calcext:value-type="float">
            <text:p>33.04</text:p>
          </table:table-cell>
          <table:table-cell table:formula="of:=TAN((ACOS(COS(RADIANS([.B167]))*COS(RADIANS([.C167])))))" office:value-type="float" office:value="0.650297134030119" calcext:value-type="float">
            <text:p>0.6503</text:p>
          </table:table-cell>
          <table:table-cell table:formula="of:=SQRT([.E167]^2+[.F167]^2)" office:value-type="float" office:value="0.130384048104053" calcext:value-type="float">
            <text:p>0.13</text:p>
          </table:table-cell>
          <table:table-cell table:formula="of:=DEGREES(ATAN2([.F167]; [.E167]))" office:value-type="float" office:value="-57.5288077091515" calcext:value-type="float">
            <text:p>-57.53</text:p>
          </table:table-cell>
          <table:table-cell table:style-name="ce9" table:formula="of:=SQRT([.T167])" office:value-type="float" office:value="9.75445701045178" calcext:value-type="float">
            <text:p>9.75</text:p>
          </table:table-cell>
          <table:table-cell table:style-name="ce8" table:formula="of:=DEGREES(ATAN( (-SIN (RADIANS ([.C167])) * COS(RADIANS([.B167]))) / (COS (RADIANS ([.C167])) * SIN(RADIANS([.B167]))) ))" office:value-type="float" office:value="1.88579993879112" calcext:value-type="float">
            <text:p>1.89</text:p>
          </table:table-cell>
          <table:table-cell table:style-name="ce11" table:formula="of:=SQRT([.U167]^2+[.V167]^2)" office:value-type="float" office:value="9.82144068498615" calcext:value-type="float">
            <text:p>9.82</text:p>
          </table:table-cell>
          <table:table-cell table:style-name="ce8" table:formula="of:=DEGREES(ATAN2([.V167];[.U167]))" office:value-type="float" office:value="88.7690168727146" calcext:value-type="float">
            <text:p>88.77</text:p>
          </table:table-cell>
          <table:table-cell table:style-name="ce8"/>
          <table:table-cell table:style-name="ce13" table:formula="of:=[.K167]*15" office:value-type="float" office:value="9.75445701045178" calcext:value-type="float">
            <text:p>9.75</text:p>
          </table:table-cell>
          <table:table-cell table:style-name="ce8" table:formula="of:=[.K167]^2*225" office:value-type="float" office:value="95.1494315687519" calcext:value-type="float">
            <text:p>95.15</text:p>
          </table:table-cell>
          <table:table-cell table:style-name="ce8" table:formula="of:=[.L167]*COS(RADIANS([.M167]))+[.N167]*COS(RADIANS([.O167]))" office:value-type="float" office:value="9.81917401949659" calcext:value-type="float">
            <text:p>9.82</text:p>
          </table:table-cell>
          <table:table-cell table:style-name="ce8" table:formula="of:=[.L167]*SIN(RADIANS([.M167]))+[.N167]*SIN(RADIANS([.O167]))" office:value-type="float" office:value="0.210994558091725" calcext:value-type="float">
            <text:p>0.21</text:p>
          </table:table-cell>
          <table:table-cell office:value-type="float" office:value="9.91075018894719" calcext:value-type="float">
            <text:p>9.91</text:p>
          </table:table-cell>
          <table:table-cell table:number-columns-repeated="1001"/>
        </table:table-row>
        <table:table-row table:style-name="ro1">
          <table:table-cell office:value-type="float" office:value="849510" calcext:value-type="float">
            <text:p>849510</text:p>
          </table:table-cell>
          <table:table-cell office:value-type="float" office:value="-33.0495846765884" calcext:value-type="float">
            <text:p>-33.0495846766</text:p>
          </table:table-cell>
          <table:table-cell office:value-type="float" office:value="1.21569576541705" calcext:value-type="float">
            <text:p>1.2156957654</text:p>
          </table:table-cell>
          <table:table-cell office:value-type="float" office:value="0.599596854108591" calcext:value-type="float">
            <text:p>0.599596854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2.753" calcext:value-type="float">
            <text:p>12.753</text:p>
          </table:table-cell>
          <table:table-cell/>
          <table:table-cell table:formula="of:=DEGREES(ACOS(COS(RADIANS([.B168]))*COS(RADIANS([.C168]))))" office:value-type="float" office:value="33.0694011152401" calcext:value-type="float">
            <text:p>33.07</text:p>
          </table:table-cell>
          <table:table-cell table:formula="of:=TAN((ACOS(COS(RADIANS([.B168]))*COS(RADIANS([.C168])))))" office:value-type="float" office:value="0.651131060233072" calcext:value-type="float">
            <text:p>0.6511</text:p>
          </table:table-cell>
          <table:table-cell table:formula="of:=SQRT([.E168]^2+[.F168]^2)" office:value-type="float" office:value="0.130384048104053" calcext:value-type="float">
            <text:p>0.13</text:p>
          </table:table-cell>
          <table:table-cell table:formula="of:=DEGREES(ATAN2([.F168]; [.E168]))" office:value-type="float" office:value="-57.5288077091515" calcext:value-type="float">
            <text:p>-57.53</text:p>
          </table:table-cell>
          <table:table-cell table:style-name="ce9" table:formula="of:=SQRT([.T168])" office:value-type="float" office:value="9.76696590349608" calcext:value-type="float">
            <text:p>9.77</text:p>
          </table:table-cell>
          <table:table-cell table:style-name="ce8" table:formula="of:=DEGREES(ATAN( (-SIN (RADIANS ([.C168])) * COS(RADIANS([.B168]))) / (COS (RADIANS ([.C168])) * SIN(RADIANS([.B168]))) ))" office:value-type="float" office:value="1.8680834886926" calcext:value-type="float">
            <text:p>1.87</text:p>
          </table:table-cell>
          <table:table-cell table:style-name="ce11" table:formula="of:=SQRT([.U168]^2+[.V168]^2)" office:value-type="float" office:value="9.83398322953203" calcext:value-type="float">
            <text:p>9.83</text:p>
          </table:table-cell>
          <table:table-cell table:style-name="ce8" table:formula="of:=DEGREES(ATAN2([.V168];[.U168]))" office:value-type="float" office:value="88.7857785561467" calcext:value-type="float">
            <text:p>88.79</text:p>
          </table:table-cell>
          <table:table-cell table:style-name="ce8"/>
          <table:table-cell table:style-name="ce13" table:formula="of:=[.K168]*15" office:value-type="float" office:value="9.76696590349608" calcext:value-type="float">
            <text:p>9.77</text:p>
          </table:table-cell>
          <table:table-cell table:style-name="ce8" table:formula="of:=[.K168]^2*225" office:value-type="float" office:value="95.3936229600551" calcext:value-type="float">
            <text:p>95.39</text:p>
          </table:table-cell>
          <table:table-cell table:style-name="ce8" table:formula="of:=[.L168]*COS(RADIANS([.M168]))+[.N168]*COS(RADIANS([.O168]))" office:value-type="float" office:value="9.83177505322354" calcext:value-type="float">
            <text:p>9.83</text:p>
          </table:table-cell>
          <table:table-cell table:style-name="ce8" table:formula="of:=[.L168]*SIN(RADIANS([.M168]))+[.N168]*SIN(RADIANS([.O168]))" office:value-type="float" office:value="0.208387767223661" calcext:value-type="float">
            <text:p>0.21</text:p>
          </table:table-cell>
          <table:table-cell office:value-type="float" office:value="9.92082033457204" calcext:value-type="float">
            <text:p>9.92</text:p>
          </table:table-cell>
          <table:table-cell table:number-columns-repeated="1001"/>
        </table:table-row>
        <table:table-row table:style-name="ro1">
          <table:table-cell office:value-type="float" office:value="849510" calcext:value-type="float">
            <text:p>849510</text:p>
          </table:table-cell>
          <table:table-cell office:value-type="float" office:value="-33.0495846765884" calcext:value-type="float">
            <text:p>-33.0495846766</text:p>
          </table:table-cell>
          <table:table-cell office:value-type="float" office:value="1.21569576541705" calcext:value-type="float">
            <text:p>1.2156957654</text:p>
          </table:table-cell>
          <table:table-cell office:value-type="float" office:value="0.599596854108591" calcext:value-type="float">
            <text:p>0.599596854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2.753" calcext:value-type="float">
            <text:p>12.753</text:p>
          </table:table-cell>
          <table:table-cell/>
          <table:table-cell table:formula="of:=DEGREES(ACOS(COS(RADIANS([.B169]))*COS(RADIANS([.C169]))))" office:value-type="float" office:value="33.0694011152401" calcext:value-type="float">
            <text:p>33.07</text:p>
          </table:table-cell>
          <table:table-cell table:formula="of:=TAN((ACOS(COS(RADIANS([.B169]))*COS(RADIANS([.C169])))))" office:value-type="float" office:value="0.651131060233072" calcext:value-type="float">
            <text:p>0.6511</text:p>
          </table:table-cell>
          <table:table-cell table:formula="of:=SQRT([.E169]^2+[.F169]^2)" office:value-type="float" office:value="0.130384048104053" calcext:value-type="float">
            <text:p>0.13</text:p>
          </table:table-cell>
          <table:table-cell table:formula="of:=DEGREES(ATAN2([.F169]; [.E169]))" office:value-type="float" office:value="-57.5288077091515" calcext:value-type="float">
            <text:p>-57.53</text:p>
          </table:table-cell>
          <table:table-cell table:style-name="ce9" table:formula="of:=SQRT([.T169])" office:value-type="float" office:value="9.76696590349608" calcext:value-type="float">
            <text:p>9.77</text:p>
          </table:table-cell>
          <table:table-cell table:style-name="ce8" table:formula="of:=DEGREES(ATAN( (-SIN (RADIANS ([.C169])) * COS(RADIANS([.B169]))) / (COS (RADIANS ([.C169])) * SIN(RADIANS([.B169]))) ))" office:value-type="float" office:value="1.8680834886926" calcext:value-type="float">
            <text:p>1.87</text:p>
          </table:table-cell>
          <table:table-cell table:style-name="ce11" table:formula="of:=SQRT([.U169]^2+[.V169]^2)" office:value-type="float" office:value="9.83398322953203" calcext:value-type="float">
            <text:p>9.83</text:p>
          </table:table-cell>
          <table:table-cell table:style-name="ce8" table:formula="of:=DEGREES(ATAN2([.V169];[.U169]))" office:value-type="float" office:value="88.7857785561467" calcext:value-type="float">
            <text:p>88.79</text:p>
          </table:table-cell>
          <table:table-cell table:style-name="ce8"/>
          <table:table-cell table:style-name="ce13" table:formula="of:=[.K169]*15" office:value-type="float" office:value="9.76696590349608" calcext:value-type="float">
            <text:p>9.77</text:p>
          </table:table-cell>
          <table:table-cell table:style-name="ce8" table:formula="of:=[.K169]^2*225" office:value-type="float" office:value="95.3936229600551" calcext:value-type="float">
            <text:p>95.39</text:p>
          </table:table-cell>
          <table:table-cell table:style-name="ce8" table:formula="of:=[.L169]*COS(RADIANS([.M169]))+[.N169]*COS(RADIANS([.O169]))" office:value-type="float" office:value="9.83177505322354" calcext:value-type="float">
            <text:p>9.83</text:p>
          </table:table-cell>
          <table:table-cell table:style-name="ce8" table:formula="of:=[.L169]*SIN(RADIANS([.M169]))+[.N169]*SIN(RADIANS([.O169]))" office:value-type="float" office:value="0.208387767223661" calcext:value-type="float">
            <text:p>0.21</text:p>
          </table:table-cell>
          <table:table-cell office:value-type="float" office:value="9.92082033457204" calcext:value-type="float">
            <text:p>9.92</text:p>
          </table:table-cell>
          <table:table-cell table:number-columns-repeated="1001"/>
        </table:table-row>
        <table:table-row table:style-name="ro1">
          <table:table-cell office:value-type="float" office:value="849759" calcext:value-type="float">
            <text:p>849759</text:p>
          </table:table-cell>
          <table:table-cell office:value-type="float" office:value="-33.0777216408742" calcext:value-type="float">
            <text:p>-33.0777216409</text:p>
          </table:table-cell>
          <table:table-cell office:value-type="float" office:value="1.20255117308107" calcext:value-type="float">
            <text:p>1.2025511731</text:p>
          </table:table-cell>
          <table:table-cell office:value-type="float" office:value="0.603108478476476" calcext:value-type="float">
            <text:p>0.603108478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2.787" calcext:value-type="float">
            <text:p>12.787</text:p>
          </table:table-cell>
          <table:table-cell/>
          <table:table-cell table:formula="of:=DEGREES(ACOS(COS(RADIANS([.B170]))*COS(RADIANS([.C170]))))" office:value-type="float" office:value="33.0970911916999" calcext:value-type="float">
            <text:p>33.10</text:p>
          </table:table-cell>
          <table:table-cell table:formula="of:=TAN((ACOS(COS(RADIANS([.B170]))*COS(RADIANS([.C170])))))" office:value-type="float" office:value="0.651819458212935" calcext:value-type="float">
            <text:p>0.6518</text:p>
          </table:table-cell>
          <table:table-cell table:formula="of:=SQRT([.E170]^2+[.F170]^2)" office:value-type="float" office:value="0.130384048104053" calcext:value-type="float">
            <text:p>0.13</text:p>
          </table:table-cell>
          <table:table-cell table:formula="of:=DEGREES(ATAN2([.F170]; [.E170]))" office:value-type="float" office:value="-57.5288077091515" calcext:value-type="float">
            <text:p>-57.53</text:p>
          </table:table-cell>
          <table:table-cell table:style-name="ce9" table:formula="of:=SQRT([.T170])" office:value-type="float" office:value="9.77729187319403" calcext:value-type="float">
            <text:p>9.78</text:p>
          </table:table-cell>
          <table:table-cell table:style-name="ce8" table:formula="of:=DEGREES(ATAN( (-SIN (RADIANS ([.C170])) * COS(RADIANS([.B170]))) / (COS (RADIANS ([.C170])) * SIN(RADIANS([.B170]))) ))" office:value-type="float" office:value="1.84591083795922" calcext:value-type="float">
            <text:p>1.85</text:p>
          </table:table-cell>
          <table:table-cell table:style-name="ce11" table:formula="of:=SQRT([.U170]^2+[.V170]^2)" office:value-type="float" office:value="9.84435165573029" calcext:value-type="float">
            <text:p>9.84</text:p>
          </table:table-cell>
          <table:table-cell table:style-name="ce8" table:formula="of:=DEGREES(ATAN2([.V170];[.U170]))" office:value-type="float" office:value="88.8071129450067" calcext:value-type="float">
            <text:p>88.81</text:p>
          </table:table-cell>
          <table:table-cell table:style-name="ce8"/>
          <table:table-cell table:style-name="ce13" table:formula="of:=[.K170]*15" office:value-type="float" office:value="9.77729187319403" calcext:value-type="float">
            <text:p>9.78</text:p>
          </table:table-cell>
          <table:table-cell table:style-name="ce8" table:formula="of:=[.K170]^2*225" office:value-type="float" office:value="95.595436373626" calcext:value-type="float">
            <text:p>95.60</text:p>
          </table:table-cell>
          <table:table-cell table:style-name="ce8" table:formula="of:=[.L170]*COS(RADIANS([.M170]))+[.N170]*COS(RADIANS([.O170]))" office:value-type="float" office:value="9.84221814504496" calcext:value-type="float">
            <text:p>9.84</text:p>
          </table:table-cell>
          <table:table-cell table:style-name="ce8" table:formula="of:=[.L170]*SIN(RADIANS([.M170]))+[.N170]*SIN(RADIANS([.O170]))" office:value-type="float" office:value="0.204942692056815" calcext:value-type="float">
            <text:p>0.20</text:p>
          </table:table-cell>
          <table:table-cell office:value-type="float" office:value="9.92912735750996" calcext:value-type="float">
            <text:p>9.93</text:p>
          </table:table-cell>
          <table:table-cell table:number-columns-repeated="1001"/>
        </table:table-row>
        <table:table-row table:style-name="ro1">
          <table:table-cell office:value-type="float" office:value="849759" calcext:value-type="float">
            <text:p>849759</text:p>
          </table:table-cell>
          <table:table-cell office:value-type="float" office:value="-33.0777216408742" calcext:value-type="float">
            <text:p>-33.0777216409</text:p>
          </table:table-cell>
          <table:table-cell office:value-type="float" office:value="1.20255117308107" calcext:value-type="float">
            <text:p>1.2025511731</text:p>
          </table:table-cell>
          <table:table-cell office:value-type="float" office:value="0.603108478476476" calcext:value-type="float">
            <text:p>0.603108478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2.787" calcext:value-type="float">
            <text:p>12.787</text:p>
          </table:table-cell>
          <table:table-cell/>
          <table:table-cell table:formula="of:=DEGREES(ACOS(COS(RADIANS([.B171]))*COS(RADIANS([.C171]))))" office:value-type="float" office:value="33.0970911916999" calcext:value-type="float">
            <text:p>33.10</text:p>
          </table:table-cell>
          <table:table-cell table:formula="of:=TAN((ACOS(COS(RADIANS([.B171]))*COS(RADIANS([.C171])))))" office:value-type="float" office:value="0.651819458212935" calcext:value-type="float">
            <text:p>0.6518</text:p>
          </table:table-cell>
          <table:table-cell table:formula="of:=SQRT([.E171]^2+[.F171]^2)" office:value-type="float" office:value="0.130384048104053" calcext:value-type="float">
            <text:p>0.13</text:p>
          </table:table-cell>
          <table:table-cell table:formula="of:=DEGREES(ATAN2([.F171]; [.E171]))" office:value-type="float" office:value="-57.5288077091515" calcext:value-type="float">
            <text:p>-57.53</text:p>
          </table:table-cell>
          <table:table-cell table:style-name="ce9" table:formula="of:=SQRT([.T171])" office:value-type="float" office:value="9.77729187319403" calcext:value-type="float">
            <text:p>9.78</text:p>
          </table:table-cell>
          <table:table-cell table:style-name="ce8" table:formula="of:=DEGREES(ATAN( (-SIN (RADIANS ([.C171])) * COS(RADIANS([.B171]))) / (COS (RADIANS ([.C171])) * SIN(RADIANS([.B171]))) ))" office:value-type="float" office:value="1.84591083795922" calcext:value-type="float">
            <text:p>1.85</text:p>
          </table:table-cell>
          <table:table-cell table:style-name="ce11" table:formula="of:=SQRT([.U171]^2+[.V171]^2)" office:value-type="float" office:value="9.84435165573029" calcext:value-type="float">
            <text:p>9.84</text:p>
          </table:table-cell>
          <table:table-cell table:style-name="ce8" table:formula="of:=DEGREES(ATAN2([.V171];[.U171]))" office:value-type="float" office:value="88.8071129450067" calcext:value-type="float">
            <text:p>88.81</text:p>
          </table:table-cell>
          <table:table-cell table:style-name="ce8"/>
          <table:table-cell table:style-name="ce13" table:formula="of:=[.K171]*15" office:value-type="float" office:value="9.77729187319403" calcext:value-type="float">
            <text:p>9.78</text:p>
          </table:table-cell>
          <table:table-cell table:style-name="ce8" table:formula="of:=[.K171]^2*225" office:value-type="float" office:value="95.595436373626" calcext:value-type="float">
            <text:p>95.60</text:p>
          </table:table-cell>
          <table:table-cell table:style-name="ce8" table:formula="of:=[.L171]*COS(RADIANS([.M171]))+[.N171]*COS(RADIANS([.O171]))" office:value-type="float" office:value="9.84221814504496" calcext:value-type="float">
            <text:p>9.84</text:p>
          </table:table-cell>
          <table:table-cell table:style-name="ce8" table:formula="of:=[.L171]*SIN(RADIANS([.M171]))+[.N171]*SIN(RADIANS([.O171]))" office:value-type="float" office:value="0.204942692056815" calcext:value-type="float">
            <text:p>0.20</text:p>
          </table:table-cell>
          <table:table-cell office:value-type="float" office:value="9.92912735750996" calcext:value-type="float">
            <text:p>9.93</text:p>
          </table:table-cell>
          <table:table-cell table:number-columns-repeated="1001"/>
        </table:table-row>
        <table:table-row table:style-name="ro1">
          <table:table-cell office:value-type="float" office:value="850009" calcext:value-type="float">
            <text:p>850009</text:p>
          </table:table-cell>
          <table:table-cell office:value-type="float" office:value="-33.0651370173285" calcext:value-type="float">
            <text:p>-33.0651370173</text:p>
          </table:table-cell>
          <table:table-cell office:value-type="float" office:value="1.19408163178854" calcext:value-type="float">
            <text:p>1.1940816318</text:p>
          </table:table-cell>
          <table:table-cell office:value-type="float" office:value="0.609202021072333" calcext:value-type="float">
            <text:p>0.609202021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" calcext:value-type="float">
            <text:p>0.06</text:p>
          </table:table-cell>
          <table:table-cell office:value-type="float" office:value="-0.13" calcext:value-type="float">
            <text:p>-0.13</text:p>
          </table:table-cell>
          <table:table-cell office:value-type="float" office:value="12.823" calcext:value-type="float">
            <text:p>12.823</text:p>
          </table:table-cell>
          <table:table-cell/>
          <table:table-cell table:formula="of:=DEGREES(ACOS(COS(RADIANS([.B172]))*COS(RADIANS([.C172]))))" office:value-type="float" office:value="33.084243940347" calcext:value-type="float">
            <text:p>33.08</text:p>
          </table:table-cell>
          <table:table-cell table:formula="of:=TAN((ACOS(COS(RADIANS([.B172]))*COS(RADIANS([.C172])))))" office:value-type="float" office:value="0.65150001111733" calcext:value-type="float">
            <text:p>0.6515</text:p>
          </table:table-cell>
          <table:table-cell table:formula="of:=SQRT([.E172]^2+[.F172]^2)" office:value-type="float" office:value="0.125299640861417" calcext:value-type="float">
            <text:p>0.13</text:p>
          </table:table-cell>
          <table:table-cell table:formula="of:=DEGREES(ATAN2([.F172]; [.E172]))" office:value-type="float" office:value="-61.3895403340348" calcext:value-type="float">
            <text:p>-61.39</text:p>
          </table:table-cell>
          <table:table-cell table:style-name="ce9" table:formula="of:=SQRT([.T172])" office:value-type="float" office:value="9.77250016675995" calcext:value-type="float">
            <text:p>9.77</text:p>
          </table:table-cell>
          <table:table-cell table:style-name="ce8" table:formula="of:=DEGREES(ATAN( (-SIN (RADIANS ([.C172])) * COS(RADIANS([.B172]))) / (COS (RADIANS ([.C172])) * SIN(RADIANS([.B172]))) ))" office:value-type="float" office:value="1.83379526118592" calcext:value-type="float">
            <text:p>1.83</text:p>
          </table:table-cell>
          <table:table-cell table:style-name="ce11" table:formula="of:=SQRT([.U172]^2+[.V172]^2)" office:value-type="float" office:value="9.82958594719471" calcext:value-type="float">
            <text:p>9.83</text:p>
          </table:table-cell>
          <table:table-cell table:style-name="ce8" table:formula="of:=DEGREES(ATAN2([.V172];[.U172]))" office:value-type="float" office:value="88.818262239679" calcext:value-type="float">
            <text:p>88.82</text:p>
          </table:table-cell>
          <table:table-cell table:style-name="ce8"/>
          <table:table-cell table:style-name="ce13" table:formula="of:=[.K172]*15" office:value-type="float" office:value="9.77250016675995" calcext:value-type="float">
            <text:p>9.77</text:p>
          </table:table-cell>
          <table:table-cell table:style-name="ce8" table:formula="of:=[.K172]^2*225" office:value-type="float" office:value="95.5017595093233" calcext:value-type="float">
            <text:p>95.50</text:p>
          </table:table-cell>
          <table:table-cell table:style-name="ce8" table:formula="of:=[.L172]*COS(RADIANS([.M172]))+[.N172]*COS(RADIANS([.O172]))" office:value-type="float" office:value="9.82749527090556" calcext:value-type="float">
            <text:p>9.83</text:p>
          </table:table-cell>
          <table:table-cell table:style-name="ce8" table:formula="of:=[.L172]*SIN(RADIANS([.M172]))+[.N172]*SIN(RADIANS([.O172]))" office:value-type="float" office:value="0.202722947928225" calcext:value-type="float">
            <text:p>0.20</text:p>
          </table:table-cell>
          <table:table-cell office:value-type="float" office:value="9.92527318210411" calcext:value-type="float">
            <text:p>9.93</text:p>
          </table:table-cell>
          <table:table-cell table:number-columns-repeated="1001"/>
        </table:table-row>
        <table:table-row table:style-name="ro1">
          <table:table-cell office:value-type="float" office:value="850009" calcext:value-type="float">
            <text:p>850009</text:p>
          </table:table-cell>
          <table:table-cell office:value-type="float" office:value="-33.0651370173285" calcext:value-type="float">
            <text:p>-33.0651370173</text:p>
          </table:table-cell>
          <table:table-cell office:value-type="float" office:value="1.19408163178854" calcext:value-type="float">
            <text:p>1.1940816318</text:p>
          </table:table-cell>
          <table:table-cell office:value-type="float" office:value="0.609202021072333" calcext:value-type="float">
            <text:p>0.609202021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" calcext:value-type="float">
            <text:p>0.06</text:p>
          </table:table-cell>
          <table:table-cell office:value-type="float" office:value="-0.13" calcext:value-type="float">
            <text:p>-0.13</text:p>
          </table:table-cell>
          <table:table-cell office:value-type="float" office:value="12.823" calcext:value-type="float">
            <text:p>12.823</text:p>
          </table:table-cell>
          <table:table-cell/>
          <table:table-cell table:formula="of:=DEGREES(ACOS(COS(RADIANS([.B173]))*COS(RADIANS([.C173]))))" office:value-type="float" office:value="33.084243940347" calcext:value-type="float">
            <text:p>33.08</text:p>
          </table:table-cell>
          <table:table-cell table:formula="of:=TAN((ACOS(COS(RADIANS([.B173]))*COS(RADIANS([.C173])))))" office:value-type="float" office:value="0.65150001111733" calcext:value-type="float">
            <text:p>0.6515</text:p>
          </table:table-cell>
          <table:table-cell table:formula="of:=SQRT([.E173]^2+[.F173]^2)" office:value-type="float" office:value="0.125299640861417" calcext:value-type="float">
            <text:p>0.13</text:p>
          </table:table-cell>
          <table:table-cell table:formula="of:=DEGREES(ATAN2([.F173]; [.E173]))" office:value-type="float" office:value="-61.3895403340348" calcext:value-type="float">
            <text:p>-61.39</text:p>
          </table:table-cell>
          <table:table-cell table:style-name="ce9" table:formula="of:=SQRT([.T173])" office:value-type="float" office:value="9.77250016675995" calcext:value-type="float">
            <text:p>9.77</text:p>
          </table:table-cell>
          <table:table-cell table:style-name="ce8" table:formula="of:=DEGREES(ATAN( (-SIN (RADIANS ([.C173])) * COS(RADIANS([.B173]))) / (COS (RADIANS ([.C173])) * SIN(RADIANS([.B173]))) ))" office:value-type="float" office:value="1.83379526118592" calcext:value-type="float">
            <text:p>1.83</text:p>
          </table:table-cell>
          <table:table-cell table:style-name="ce11" table:formula="of:=SQRT([.U173]^2+[.V173]^2)" office:value-type="float" office:value="9.82958594719471" calcext:value-type="float">
            <text:p>9.83</text:p>
          </table:table-cell>
          <table:table-cell table:style-name="ce8" table:formula="of:=DEGREES(ATAN2([.V173];[.U173]))" office:value-type="float" office:value="88.818262239679" calcext:value-type="float">
            <text:p>88.82</text:p>
          </table:table-cell>
          <table:table-cell table:style-name="ce8"/>
          <table:table-cell table:style-name="ce13" table:formula="of:=[.K173]*15" office:value-type="float" office:value="9.77250016675995" calcext:value-type="float">
            <text:p>9.77</text:p>
          </table:table-cell>
          <table:table-cell table:style-name="ce8" table:formula="of:=[.K173]^2*225" office:value-type="float" office:value="95.5017595093233" calcext:value-type="float">
            <text:p>95.50</text:p>
          </table:table-cell>
          <table:table-cell table:style-name="ce8" table:formula="of:=[.L173]*COS(RADIANS([.M173]))+[.N173]*COS(RADIANS([.O173]))" office:value-type="float" office:value="9.82749527090556" calcext:value-type="float">
            <text:p>9.83</text:p>
          </table:table-cell>
          <table:table-cell table:style-name="ce8" table:formula="of:=[.L173]*SIN(RADIANS([.M173]))+[.N173]*SIN(RADIANS([.O173]))" office:value-type="float" office:value="0.202722947928225" calcext:value-type="float">
            <text:p>0.20</text:p>
          </table:table-cell>
          <table:table-cell office:value-type="float" office:value="9.92527318210411" calcext:value-type="float">
            <text:p>9.93</text:p>
          </table:table-cell>
          <table:table-cell table:number-columns-repeated="1001"/>
        </table:table-row>
        <table:table-row table:style-name="ro1">
          <table:table-cell office:value-type="float" office:value="850259" calcext:value-type="float">
            <text:p>850259</text:p>
          </table:table-cell>
          <table:table-cell office:value-type="float" office:value="-33.0814748298232" calcext:value-type="float">
            <text:p>-33.0814748298</text:p>
          </table:table-cell>
          <table:table-cell office:value-type="float" office:value="1.17826515482662" calcext:value-type="float">
            <text:p>1.1782651548</text:p>
          </table:table-cell>
          <table:table-cell office:value-type="float" office:value="0.612051864142667" calcext:value-type="float">
            <text:p>0.612051864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" calcext:value-type="float">
            <text:p>0.06</text:p>
          </table:table-cell>
          <table:table-cell office:value-type="float" office:value="-0.13" calcext:value-type="float">
            <text:p>-0.13</text:p>
          </table:table-cell>
          <table:table-cell office:value-type="float" office:value="12.858" calcext:value-type="float">
            <text:p>12.858</text:p>
          </table:table-cell>
          <table:table-cell/>
          <table:table-cell table:formula="of:=DEGREES(ACOS(COS(RADIANS([.B174]))*COS(RADIANS([.C174]))))" office:value-type="float" office:value="33.1000674865994" calcext:value-type="float">
            <text:p>33.10</text:p>
          </table:table-cell>
          <table:table-cell table:formula="of:=TAN((ACOS(COS(RADIANS([.B174]))*COS(RADIANS([.C174])))))" office:value-type="float" office:value="0.651893477151189" calcext:value-type="float">
            <text:p>0.6519</text:p>
          </table:table-cell>
          <table:table-cell table:formula="of:=SQRT([.E174]^2+[.F174]^2)" office:value-type="float" office:value="0.125299640861417" calcext:value-type="float">
            <text:p>0.13</text:p>
          </table:table-cell>
          <table:table-cell table:formula="of:=DEGREES(ATAN2([.F174]; [.E174]))" office:value-type="float" office:value="-61.3895403340348" calcext:value-type="float">
            <text:p>-61.39</text:p>
          </table:table-cell>
          <table:table-cell table:style-name="ce9" table:formula="of:=SQRT([.T174])" office:value-type="float" office:value="9.77840215726783" calcext:value-type="float">
            <text:p>9.78</text:p>
          </table:table-cell>
          <table:table-cell table:style-name="ce8" table:formula="of:=DEGREES(ATAN( (-SIN (RADIANS ([.C174])) * COS(RADIANS([.B174]))) / (COS (RADIANS ([.C174])) * SIN(RADIANS([.B174]))) ))" office:value-type="float" office:value="1.80838743960938" calcext:value-type="float">
            <text:p>1.81</text:p>
          </table:table-cell>
          <table:table-cell table:style-name="ce11" table:formula="of:=SQRT([.U174]^2+[.V174]^2)" office:value-type="float" office:value="9.83553686814066" calcext:value-type="float">
            <text:p>9.84</text:p>
          </table:table-cell>
          <table:table-cell table:style-name="ce8" table:formula="of:=DEGREES(ATAN2([.V174];[.U174]))" office:value-type="float" office:value="88.8431296245509" calcext:value-type="float">
            <text:p>88.84</text:p>
          </table:table-cell>
          <table:table-cell table:style-name="ce8"/>
          <table:table-cell table:style-name="ce13" table:formula="of:=[.K174]*15" office:value-type="float" office:value="9.77840215726783" calcext:value-type="float">
            <text:p>9.78</text:p>
          </table:table-cell>
          <table:table-cell table:style-name="ce8" table:formula="of:=[.K174]^2*225" office:value-type="float" office:value="95.6171487492602" calcext:value-type="float">
            <text:p>95.62</text:p>
          </table:table-cell>
          <table:table-cell table:style-name="ce8" table:formula="of:=[.L174]*COS(RADIANS([.M174]))+[.N174]*COS(RADIANS([.O174]))" office:value-type="float" office:value="9.8335320385877" calcext:value-type="float">
            <text:p>9.83</text:p>
          </table:table-cell>
          <table:table-cell table:style-name="ce8" table:formula="of:=[.L174]*SIN(RADIANS([.M174]))+[.N174]*SIN(RADIANS([.O174]))" office:value-type="float" office:value="0.198577769711284" calcext:value-type="float">
            <text:p>0.20</text:p>
          </table:table-cell>
          <table:table-cell office:value-type="float" office:value="9.93002024597983" calcext:value-type="float">
            <text:p>9.93</text:p>
          </table:table-cell>
          <table:table-cell table:number-columns-repeated="1001"/>
        </table:table-row>
        <table:table-row table:style-name="ro1">
          <table:table-cell office:value-type="float" office:value="850259" calcext:value-type="float">
            <text:p>850259</text:p>
          </table:table-cell>
          <table:table-cell office:value-type="float" office:value="-33.0814748298232" calcext:value-type="float">
            <text:p>-33.0814748298</text:p>
          </table:table-cell>
          <table:table-cell office:value-type="float" office:value="1.17826515482662" calcext:value-type="float">
            <text:p>1.1782651548</text:p>
          </table:table-cell>
          <table:table-cell office:value-type="float" office:value="0.612051864142667" calcext:value-type="float">
            <text:p>0.612051864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" calcext:value-type="float">
            <text:p>0.06</text:p>
          </table:table-cell>
          <table:table-cell office:value-type="float" office:value="-0.13" calcext:value-type="float">
            <text:p>-0.13</text:p>
          </table:table-cell>
          <table:table-cell office:value-type="float" office:value="12.858" calcext:value-type="float">
            <text:p>12.858</text:p>
          </table:table-cell>
          <table:table-cell/>
          <table:table-cell table:formula="of:=DEGREES(ACOS(COS(RADIANS([.B175]))*COS(RADIANS([.C175]))))" office:value-type="float" office:value="33.1000674865994" calcext:value-type="float">
            <text:p>33.10</text:p>
          </table:table-cell>
          <table:table-cell table:formula="of:=TAN((ACOS(COS(RADIANS([.B175]))*COS(RADIANS([.C175])))))" office:value-type="float" office:value="0.651893477151189" calcext:value-type="float">
            <text:p>0.6519</text:p>
          </table:table-cell>
          <table:table-cell table:formula="of:=SQRT([.E175]^2+[.F175]^2)" office:value-type="float" office:value="0.125299640861417" calcext:value-type="float">
            <text:p>0.13</text:p>
          </table:table-cell>
          <table:table-cell table:formula="of:=DEGREES(ATAN2([.F175]; [.E175]))" office:value-type="float" office:value="-61.3895403340348" calcext:value-type="float">
            <text:p>-61.39</text:p>
          </table:table-cell>
          <table:table-cell table:style-name="ce9" table:formula="of:=SQRT([.T175])" office:value-type="float" office:value="9.77840215726783" calcext:value-type="float">
            <text:p>9.78</text:p>
          </table:table-cell>
          <table:table-cell table:style-name="ce8" table:formula="of:=DEGREES(ATAN( (-SIN (RADIANS ([.C175])) * COS(RADIANS([.B175]))) / (COS (RADIANS ([.C175])) * SIN(RADIANS([.B175]))) ))" office:value-type="float" office:value="1.80838743960938" calcext:value-type="float">
            <text:p>1.81</text:p>
          </table:table-cell>
          <table:table-cell table:style-name="ce11" table:formula="of:=SQRT([.U175]^2+[.V175]^2)" office:value-type="float" office:value="9.83553686814066" calcext:value-type="float">
            <text:p>9.84</text:p>
          </table:table-cell>
          <table:table-cell table:style-name="ce8" table:formula="of:=DEGREES(ATAN2([.V175];[.U175]))" office:value-type="float" office:value="88.8431296245509" calcext:value-type="float">
            <text:p>88.84</text:p>
          </table:table-cell>
          <table:table-cell table:style-name="ce8"/>
          <table:table-cell table:style-name="ce13" table:formula="of:=[.K175]*15" office:value-type="float" office:value="9.77840215726783" calcext:value-type="float">
            <text:p>9.78</text:p>
          </table:table-cell>
          <table:table-cell table:style-name="ce8" table:formula="of:=[.K175]^2*225" office:value-type="float" office:value="95.6171487492602" calcext:value-type="float">
            <text:p>95.62</text:p>
          </table:table-cell>
          <table:table-cell table:style-name="ce8" table:formula="of:=[.L175]*COS(RADIANS([.M175]))+[.N175]*COS(RADIANS([.O175]))" office:value-type="float" office:value="9.8335320385877" calcext:value-type="float">
            <text:p>9.83</text:p>
          </table:table-cell>
          <table:table-cell table:style-name="ce8" table:formula="of:=[.L175]*SIN(RADIANS([.M175]))+[.N175]*SIN(RADIANS([.O175]))" office:value-type="float" office:value="0.198577769711284" calcext:value-type="float">
            <text:p>0.20</text:p>
          </table:table-cell>
          <table:table-cell office:value-type="float" office:value="9.93002024597983" calcext:value-type="float">
            <text:p>9.93</text:p>
          </table:table-cell>
          <table:table-cell table:number-columns-repeated="1001"/>
        </table:table-row>
        <table:table-row table:style-name="ro1">
          <table:table-cell office:value-type="float" office:value="850509" calcext:value-type="float">
            <text:p>850509</text:p>
          </table:table-cell>
          <table:table-cell office:value-type="float" office:value="-33.0534983749828" calcext:value-type="float">
            <text:p>-33.053498375</text:p>
          </table:table-cell>
          <table:table-cell office:value-type="float" office:value="1.15811246823708" calcext:value-type="float">
            <text:p>1.1581124682</text:p>
          </table:table-cell>
          <table:table-cell office:value-type="float" office:value="0.611021679516759" calcext:value-type="float">
            <text:p>0.611021679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" calcext:value-type="float">
            <text:p>0.06</text:p>
          </table:table-cell>
          <table:table-cell office:value-type="float" office:value="-0.13" calcext:value-type="float">
            <text:p>-0.13</text:p>
          </table:table-cell>
          <table:table-cell office:value-type="float" office:value="12.893" calcext:value-type="float">
            <text:p>12.893</text:p>
          </table:table-cell>
          <table:table-cell/>
          <table:table-cell table:formula="of:=DEGREES(ACOS(COS(RADIANS([.B176]))*COS(RADIANS([.C176]))))" office:value-type="float" office:value="33.0714798199119" calcext:value-type="float">
            <text:p>33.07</text:p>
          </table:table-cell>
          <table:table-cell table:formula="of:=TAN((ACOS(COS(RADIANS([.B176]))*COS(RADIANS([.C176])))))" office:value-type="float" office:value="0.651182723488032" calcext:value-type="float">
            <text:p>0.6512</text:p>
          </table:table-cell>
          <table:table-cell table:formula="of:=SQRT([.E176]^2+[.F176]^2)" office:value-type="float" office:value="0.125299640861417" calcext:value-type="float">
            <text:p>0.13</text:p>
          </table:table-cell>
          <table:table-cell table:formula="of:=DEGREES(ATAN2([.F176]; [.E176]))" office:value-type="float" office:value="-61.3895403340348" calcext:value-type="float">
            <text:p>-61.39</text:p>
          </table:table-cell>
          <table:table-cell table:style-name="ce9" table:formula="of:=SQRT([.T176])" office:value-type="float" office:value="9.76774085232048" calcext:value-type="float">
            <text:p>9.77</text:p>
          </table:table-cell>
          <table:table-cell table:style-name="ce8" table:formula="of:=DEGREES(ATAN( (-SIN (RADIANS ([.C176])) * COS(RADIANS([.B176]))) / (COS (RADIANS ([.C176])) * SIN(RADIANS([.B176]))) ))" office:value-type="float" office:value="1.77936674209546" calcext:value-type="float">
            <text:p>1.78</text:p>
          </table:table-cell>
          <table:table-cell table:style-name="ce11" table:formula="of:=SQRT([.U176]^2+[.V176]^2)" office:value-type="float" office:value="9.82493256342913" calcext:value-type="float">
            <text:p>9.82</text:p>
          </table:table-cell>
          <table:table-cell table:style-name="ce8" table:formula="of:=DEGREES(ATAN2([.V176];[.U176]))" office:value-type="float" office:value="88.8726865720431" calcext:value-type="float">
            <text:p>88.87</text:p>
          </table:table-cell>
          <table:table-cell table:style-name="ce8"/>
          <table:table-cell table:style-name="ce13" table:formula="of:=[.K176]*15" office:value-type="float" office:value="9.76774085232048" calcext:value-type="float">
            <text:p>9.77</text:p>
          </table:table-cell>
          <table:table-cell table:style-name="ce8" table:formula="of:=[.K176]^2*225" office:value-type="float" office:value="95.4087613580904" calcext:value-type="float">
            <text:p>95.41</text:p>
          </table:table-cell>
          <table:table-cell table:style-name="ce8" table:formula="of:=[.L176]*COS(RADIANS([.M176]))+[.N176]*COS(RADIANS([.O176]))" office:value-type="float" office:value="9.82303091745843" calcext:value-type="float">
            <text:p>9.82</text:p>
          </table:table-cell>
          <table:table-cell table:style-name="ce8" table:formula="of:=[.L176]*SIN(RADIANS([.M176]))+[.N176]*SIN(RADIANS([.O176]))" office:value-type="float" office:value="0.193296328433672" calcext:value-type="float">
            <text:p>0.19</text:p>
          </table:table-cell>
          <table:table-cell office:value-type="float" office:value="9.92144394597357" calcext:value-type="float">
            <text:p>9.92</text:p>
          </table:table-cell>
          <table:table-cell table:number-columns-repeated="1001"/>
        </table:table-row>
        <table:table-row table:style-name="ro1">
          <table:table-cell office:value-type="float" office:value="850509" calcext:value-type="float">
            <text:p>850509</text:p>
          </table:table-cell>
          <table:table-cell office:value-type="float" office:value="-33.0534983749828" calcext:value-type="float">
            <text:p>-33.053498375</text:p>
          </table:table-cell>
          <table:table-cell office:value-type="float" office:value="1.15811246823708" calcext:value-type="float">
            <text:p>1.1581124682</text:p>
          </table:table-cell>
          <table:table-cell office:value-type="float" office:value="0.611021679516759" calcext:value-type="float">
            <text:p>0.611021679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" calcext:value-type="float">
            <text:p>0.06</text:p>
          </table:table-cell>
          <table:table-cell office:value-type="float" office:value="-0.13" calcext:value-type="float">
            <text:p>-0.13</text:p>
          </table:table-cell>
          <table:table-cell office:value-type="float" office:value="12.893" calcext:value-type="float">
            <text:p>12.893</text:p>
          </table:table-cell>
          <table:table-cell/>
          <table:table-cell table:formula="of:=DEGREES(ACOS(COS(RADIANS([.B177]))*COS(RADIANS([.C177]))))" office:value-type="float" office:value="33.0714798199119" calcext:value-type="float">
            <text:p>33.07</text:p>
          </table:table-cell>
          <table:table-cell table:formula="of:=TAN((ACOS(COS(RADIANS([.B177]))*COS(RADIANS([.C177])))))" office:value-type="float" office:value="0.651182723488032" calcext:value-type="float">
            <text:p>0.6512</text:p>
          </table:table-cell>
          <table:table-cell table:formula="of:=SQRT([.E177]^2+[.F177]^2)" office:value-type="float" office:value="0.125299640861417" calcext:value-type="float">
            <text:p>0.13</text:p>
          </table:table-cell>
          <table:table-cell table:formula="of:=DEGREES(ATAN2([.F177]; [.E177]))" office:value-type="float" office:value="-61.3895403340348" calcext:value-type="float">
            <text:p>-61.39</text:p>
          </table:table-cell>
          <table:table-cell table:style-name="ce9" table:formula="of:=SQRT([.T177])" office:value-type="float" office:value="9.76774085232048" calcext:value-type="float">
            <text:p>9.77</text:p>
          </table:table-cell>
          <table:table-cell table:style-name="ce8" table:formula="of:=DEGREES(ATAN( (-SIN (RADIANS ([.C177])) * COS(RADIANS([.B177]))) / (COS (RADIANS ([.C177])) * SIN(RADIANS([.B177]))) ))" office:value-type="float" office:value="1.77936674209546" calcext:value-type="float">
            <text:p>1.78</text:p>
          </table:table-cell>
          <table:table-cell table:style-name="ce11" table:formula="of:=SQRT([.U177]^2+[.V177]^2)" office:value-type="float" office:value="9.82493256342913" calcext:value-type="float">
            <text:p>9.82</text:p>
          </table:table-cell>
          <table:table-cell table:style-name="ce8" table:formula="of:=DEGREES(ATAN2([.V177];[.U177]))" office:value-type="float" office:value="88.8726865720431" calcext:value-type="float">
            <text:p>88.87</text:p>
          </table:table-cell>
          <table:table-cell table:style-name="ce8"/>
          <table:table-cell table:style-name="ce13" table:formula="of:=[.K177]*15" office:value-type="float" office:value="9.76774085232048" calcext:value-type="float">
            <text:p>9.77</text:p>
          </table:table-cell>
          <table:table-cell table:style-name="ce8" table:formula="of:=[.K177]^2*225" office:value-type="float" office:value="95.4087613580904" calcext:value-type="float">
            <text:p>95.41</text:p>
          </table:table-cell>
          <table:table-cell table:style-name="ce8" table:formula="of:=[.L177]*COS(RADIANS([.M177]))+[.N177]*COS(RADIANS([.O177]))" office:value-type="float" office:value="9.82303091745843" calcext:value-type="float">
            <text:p>9.82</text:p>
          </table:table-cell>
          <table:table-cell table:style-name="ce8" table:formula="of:=[.L177]*SIN(RADIANS([.M177]))+[.N177]*SIN(RADIANS([.O177]))" office:value-type="float" office:value="0.193296328433672" calcext:value-type="float">
            <text:p>0.19</text:p>
          </table:table-cell>
          <table:table-cell office:value-type="float" office:value="9.92144394597357" calcext:value-type="float">
            <text:p>9.92</text:p>
          </table:table-cell>
          <table:table-cell table:number-columns-repeated="1001"/>
        </table:table-row>
        <table:table-row table:style-name="ro1">
          <table:table-cell office:value-type="float" office:value="850760" calcext:value-type="float">
            <text:p>850760</text:p>
          </table:table-cell>
          <table:table-cell office:value-type="float" office:value="-33.0532934693077" calcext:value-type="float">
            <text:p>-33.0532934693</text:p>
          </table:table-cell>
          <table:table-cell office:value-type="float" office:value="1.20956332275944" calcext:value-type="float">
            <text:p>1.2095633228</text:p>
          </table:table-cell>
          <table:table-cell office:value-type="float" office:value="0.604370142482225" calcext:value-type="float">
            <text:p>0.604370142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" calcext:value-type="float">
            <text:p>0.06</text:p>
          </table:table-cell>
          <table:table-cell office:value-type="float" office:value="-0.14" calcext:value-type="float">
            <text:p>-0.14</text:p>
          </table:table-cell>
          <table:table-cell office:value-type="float" office:value="12.929" calcext:value-type="float">
            <text:p>12.929</text:p>
          </table:table-cell>
          <table:table-cell/>
          <table:table-cell table:formula="of:=DEGREES(ACOS(COS(RADIANS([.B178]))*COS(RADIANS([.C178]))))" office:value-type="float" office:value="33.0729077722617" calcext:value-type="float">
            <text:p>33.07</text:p>
          </table:table-cell>
          <table:table-cell table:formula="of:=TAN((ACOS(COS(RADIANS([.B178]))*COS(RADIANS([.C178])))))" office:value-type="float" office:value="0.651218214631866" calcext:value-type="float">
            <text:p>0.6512</text:p>
          </table:table-cell>
          <table:table-cell table:formula="of:=SQRT([.E178]^2+[.F178]^2)" office:value-type="float" office:value="0.125299640861417" calcext:value-type="float">
            <text:p>0.13</text:p>
          </table:table-cell>
          <table:table-cell table:formula="of:=DEGREES(ATAN2([.F178]; [.E178]))" office:value-type="float" office:value="-61.3895403340348" calcext:value-type="float">
            <text:p>-61.39</text:p>
          </table:table-cell>
          <table:table-cell table:style-name="ce9" table:formula="of:=SQRT([.T178])" office:value-type="float" office:value="9.76827321947799" calcext:value-type="float">
            <text:p>9.77</text:p>
          </table:table-cell>
          <table:table-cell table:style-name="ce8" table:formula="of:=DEGREES(ATAN( (-SIN (RADIANS ([.C178])) * COS(RADIANS([.B178]))) / (COS (RADIANS ([.C178])) * SIN(RADIANS([.B178]))) ))" office:value-type="float" office:value="1.85840098557928" calcext:value-type="float">
            <text:p>1.86</text:p>
          </table:table-cell>
          <table:table-cell table:style-name="ce11" table:formula="of:=SQRT([.U178]^2+[.V178]^2)" office:value-type="float" office:value="9.82531150762424" calcext:value-type="float">
            <text:p>9.83</text:p>
          </table:table-cell>
          <table:table-cell table:style-name="ce8" table:formula="of:=DEGREES(ATAN2([.V178];[.U178]))" office:value-type="float" office:value="88.7940815169905" calcext:value-type="float">
            <text:p>88.79</text:p>
          </table:table-cell>
          <table:table-cell table:style-name="ce8"/>
          <table:table-cell table:style-name="ce13" table:formula="of:=[.K178]*15" office:value-type="float" office:value="9.76827321947799" calcext:value-type="float">
            <text:p>9.77</text:p>
          </table:table-cell>
          <table:table-cell table:style-name="ce8" table:formula="of:=[.K178]^2*225" office:value-type="float" office:value="95.4191616903708" calcext:value-type="float">
            <text:p>95.42</text:p>
          </table:table-cell>
          <table:table-cell table:style-name="ce8" table:formula="of:=[.L178]*COS(RADIANS([.M178]))+[.N178]*COS(RADIANS([.O178]))" office:value-type="float" office:value="9.8231353470451" calcext:value-type="float">
            <text:p>9.82</text:p>
          </table:table-cell>
          <table:table-cell table:style-name="ce8" table:formula="of:=[.L178]*SIN(RADIANS([.M178]))+[.N178]*SIN(RADIANS([.O178]))" office:value-type="float" office:value="0.20678050074049" calcext:value-type="float">
            <text:p>0.21</text:p>
          </table:table-cell>
          <table:table-cell office:value-type="float" office:value="9.9218723316785" calcext:value-type="float">
            <text:p>9.92</text:p>
          </table:table-cell>
          <table:table-cell table:number-columns-repeated="1001"/>
        </table:table-row>
        <table:table-row table:style-name="ro1">
          <table:table-cell office:value-type="float" office:value="850760" calcext:value-type="float">
            <text:p>850760</text:p>
          </table:table-cell>
          <table:table-cell office:value-type="float" office:value="-33.0532934693077" calcext:value-type="float">
            <text:p>-33.0532934693</text:p>
          </table:table-cell>
          <table:table-cell office:value-type="float" office:value="1.20956332275944" calcext:value-type="float">
            <text:p>1.2095633228</text:p>
          </table:table-cell>
          <table:table-cell office:value-type="float" office:value="0.604370142482225" calcext:value-type="float">
            <text:p>0.604370142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" calcext:value-type="float">
            <text:p>0.06</text:p>
          </table:table-cell>
          <table:table-cell office:value-type="float" office:value="-0.14" calcext:value-type="float">
            <text:p>-0.14</text:p>
          </table:table-cell>
          <table:table-cell office:value-type="float" office:value="12.929" calcext:value-type="float">
            <text:p>12.929</text:p>
          </table:table-cell>
          <table:table-cell/>
          <table:table-cell table:formula="of:=DEGREES(ACOS(COS(RADIANS([.B179]))*COS(RADIANS([.C179]))))" office:value-type="float" office:value="33.0729077722617" calcext:value-type="float">
            <text:p>33.07</text:p>
          </table:table-cell>
          <table:table-cell table:formula="of:=TAN((ACOS(COS(RADIANS([.B179]))*COS(RADIANS([.C179])))))" office:value-type="float" office:value="0.651218214631866" calcext:value-type="float">
            <text:p>0.6512</text:p>
          </table:table-cell>
          <table:table-cell table:formula="of:=SQRT([.E179]^2+[.F179]^2)" office:value-type="float" office:value="0.125299640861417" calcext:value-type="float">
            <text:p>0.13</text:p>
          </table:table-cell>
          <table:table-cell table:formula="of:=DEGREES(ATAN2([.F179]; [.E179]))" office:value-type="float" office:value="-61.3895403340348" calcext:value-type="float">
            <text:p>-61.39</text:p>
          </table:table-cell>
          <table:table-cell table:style-name="ce9" table:formula="of:=SQRT([.T179])" office:value-type="float" office:value="9.76827321947799" calcext:value-type="float">
            <text:p>9.77</text:p>
          </table:table-cell>
          <table:table-cell table:style-name="ce8" table:formula="of:=DEGREES(ATAN( (-SIN (RADIANS ([.C179])) * COS(RADIANS([.B179]))) / (COS (RADIANS ([.C179])) * SIN(RADIANS([.B179]))) ))" office:value-type="float" office:value="1.85840098557928" calcext:value-type="float">
            <text:p>1.86</text:p>
          </table:table-cell>
          <table:table-cell table:style-name="ce11" table:formula="of:=SQRT([.U179]^2+[.V179]^2)" office:value-type="float" office:value="9.82531150762424" calcext:value-type="float">
            <text:p>9.83</text:p>
          </table:table-cell>
          <table:table-cell table:style-name="ce8" table:formula="of:=DEGREES(ATAN2([.V179];[.U179]))" office:value-type="float" office:value="88.7940815169905" calcext:value-type="float">
            <text:p>88.79</text:p>
          </table:table-cell>
          <table:table-cell table:style-name="ce8"/>
          <table:table-cell table:style-name="ce13" table:formula="of:=[.K179]*15" office:value-type="float" office:value="9.76827321947799" calcext:value-type="float">
            <text:p>9.77</text:p>
          </table:table-cell>
          <table:table-cell table:style-name="ce8" table:formula="of:=[.K179]^2*225" office:value-type="float" office:value="95.4191616903708" calcext:value-type="float">
            <text:p>95.42</text:p>
          </table:table-cell>
          <table:table-cell table:style-name="ce8" table:formula="of:=[.L179]*COS(RADIANS([.M179]))+[.N179]*COS(RADIANS([.O179]))" office:value-type="float" office:value="9.8231353470451" calcext:value-type="float">
            <text:p>9.82</text:p>
          </table:table-cell>
          <table:table-cell table:style-name="ce8" table:formula="of:=[.L179]*SIN(RADIANS([.M179]))+[.N179]*SIN(RADIANS([.O179]))" office:value-type="float" office:value="0.20678050074049" calcext:value-type="float">
            <text:p>0.21</text:p>
          </table:table-cell>
          <table:table-cell office:value-type="float" office:value="9.9218723316785" calcext:value-type="float">
            <text:p>9.92</text:p>
          </table:table-cell>
          <table:table-cell table:number-columns-repeated="1001"/>
        </table:table-row>
        <table:table-row table:style-name="ro1">
          <table:table-cell office:value-type="float" office:value="851010" calcext:value-type="float">
            <text:p>851010</text:p>
          </table:table-cell>
          <table:table-cell office:value-type="float" office:value="-33.1746488553859" calcext:value-type="float">
            <text:p>-33.1746488554</text:p>
          </table:table-cell>
          <table:table-cell office:value-type="float" office:value="1.15308096669631" calcext:value-type="float">
            <text:p>1.1530809667</text:p>
          </table:table-cell>
          <table:table-cell office:value-type="float" office:value="0.602208014083945" calcext:value-type="float">
            <text:p>0.602208014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" calcext:value-type="float">
            <text:p>0.06</text:p>
          </table:table-cell>
          <table:table-cell office:value-type="float" office:value="-0.13" calcext:value-type="float">
            <text:p>-0.13</text:p>
          </table:table-cell>
          <table:table-cell office:value-type="float" office:value="12.965" calcext:value-type="float">
            <text:p>12.965</text:p>
          </table:table-cell>
          <table:table-cell/>
          <table:table-cell table:formula="of:=DEGREES(ACOS(COS(RADIANS([.B180]))*COS(RADIANS([.C180]))))" office:value-type="float" office:value="33.1923922957243" calcext:value-type="float">
            <text:p>33.19</text:p>
          </table:table-cell>
          <table:table-cell table:formula="of:=TAN((ACOS(COS(RADIANS([.B180]))*COS(RADIANS([.C180])))))" office:value-type="float" office:value="0.654192042382268" calcext:value-type="float">
            <text:p>0.6542</text:p>
          </table:table-cell>
          <table:table-cell table:formula="of:=SQRT([.E180]^2+[.F180]^2)" office:value-type="float" office:value="0.125299640861417" calcext:value-type="float">
            <text:p>0.13</text:p>
          </table:table-cell>
          <table:table-cell table:formula="of:=DEGREES(ATAN2([.F180]; [.E180]))" office:value-type="float" office:value="-61.3895403340348" calcext:value-type="float">
            <text:p>-61.39</text:p>
          </table:table-cell>
          <table:table-cell table:style-name="ce9" table:formula="of:=SQRT([.T180])" office:value-type="float" office:value="9.81288063573401" calcext:value-type="float">
            <text:p>9.81</text:p>
          </table:table-cell>
          <table:table-cell table:style-name="ce8" table:formula="of:=DEGREES(ATAN( (-SIN (RADIANS ([.C180])) * COS(RADIANS([.B180]))) / (COS (RADIANS ([.C180])) * SIN(RADIANS([.B180]))) ))" office:value-type="float" office:value="1.76347629688602" calcext:value-type="float">
            <text:p>1.76</text:p>
          </table:table-cell>
          <table:table-cell table:style-name="ce11" table:formula="of:=SQRT([.U180]^2+[.V180]^2)" office:value-type="float" office:value="9.87010026466541" calcext:value-type="float">
            <text:p>9.87</text:p>
          </table:table-cell>
          <table:table-cell table:style-name="ce8" table:formula="of:=DEGREES(ATAN2([.V180];[.U180]))" office:value-type="float" office:value="88.8855018703868" calcext:value-type="float">
            <text:p>88.89</text:p>
          </table:table-cell>
          <table:table-cell table:style-name="ce8"/>
          <table:table-cell table:style-name="ce13" table:formula="of:=[.K180]*15" office:value-type="float" office:value="9.81288063573401" calcext:value-type="float">
            <text:p>9.81</text:p>
          </table:table-cell>
          <table:table-cell table:style-name="ce8" table:formula="of:=[.K180]^2*225" office:value-type="float" office:value="96.2926263711636" calcext:value-type="float">
            <text:p>96.29</text:p>
          </table:table-cell>
          <table:table-cell table:style-name="ce8" table:formula="of:=[.L180]*COS(RADIANS([.M180]))+[.N180]*COS(RADIANS([.O180]))" office:value-type="float" office:value="9.86823306268946" calcext:value-type="float">
            <text:p>9.87</text:p>
          </table:table-cell>
          <table:table-cell table:style-name="ce8" table:formula="of:=[.L180]*SIN(RADIANS([.M180]))+[.N180]*SIN(RADIANS([.O180]))" office:value-type="float" office:value="0.191977746082218" calcext:value-type="float">
            <text:p>0.19</text:p>
          </table:table-cell>
          <table:table-cell office:value-type="float" office:value="9.95771768871729" calcext:value-type="float">
            <text:p>9.96</text:p>
          </table:table-cell>
          <table:table-cell table:number-columns-repeated="1001"/>
        </table:table-row>
        <table:table-row table:style-name="ro1">
          <table:table-cell office:value-type="float" office:value="851010" calcext:value-type="float">
            <text:p>851010</text:p>
          </table:table-cell>
          <table:table-cell office:value-type="float" office:value="-33.1746488553859" calcext:value-type="float">
            <text:p>-33.1746488554</text:p>
          </table:table-cell>
          <table:table-cell office:value-type="float" office:value="1.15308096669631" calcext:value-type="float">
            <text:p>1.1530809667</text:p>
          </table:table-cell>
          <table:table-cell office:value-type="float" office:value="0.602208014083945" calcext:value-type="float">
            <text:p>0.602208014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" calcext:value-type="float">
            <text:p>0.06</text:p>
          </table:table-cell>
          <table:table-cell office:value-type="float" office:value="-0.13" calcext:value-type="float">
            <text:p>-0.13</text:p>
          </table:table-cell>
          <table:table-cell office:value-type="float" office:value="12.965" calcext:value-type="float">
            <text:p>12.965</text:p>
          </table:table-cell>
          <table:table-cell/>
          <table:table-cell table:formula="of:=DEGREES(ACOS(COS(RADIANS([.B181]))*COS(RADIANS([.C181]))))" office:value-type="float" office:value="33.1923922957243" calcext:value-type="float">
            <text:p>33.19</text:p>
          </table:table-cell>
          <table:table-cell table:formula="of:=TAN((ACOS(COS(RADIANS([.B181]))*COS(RADIANS([.C181])))))" office:value-type="float" office:value="0.654192042382268" calcext:value-type="float">
            <text:p>0.6542</text:p>
          </table:table-cell>
          <table:table-cell table:formula="of:=SQRT([.E181]^2+[.F181]^2)" office:value-type="float" office:value="0.125299640861417" calcext:value-type="float">
            <text:p>0.13</text:p>
          </table:table-cell>
          <table:table-cell table:formula="of:=DEGREES(ATAN2([.F181]; [.E181]))" office:value-type="float" office:value="-61.3895403340348" calcext:value-type="float">
            <text:p>-61.39</text:p>
          </table:table-cell>
          <table:table-cell table:style-name="ce9" table:formula="of:=SQRT([.T181])" office:value-type="float" office:value="9.81288063573401" calcext:value-type="float">
            <text:p>9.81</text:p>
          </table:table-cell>
          <table:table-cell table:style-name="ce8" table:formula="of:=DEGREES(ATAN( (-SIN (RADIANS ([.C181])) * COS(RADIANS([.B181]))) / (COS (RADIANS ([.C181])) * SIN(RADIANS([.B181]))) ))" office:value-type="float" office:value="1.76347629688602" calcext:value-type="float">
            <text:p>1.76</text:p>
          </table:table-cell>
          <table:table-cell table:style-name="ce11" table:formula="of:=SQRT([.U181]^2+[.V181]^2)" office:value-type="float" office:value="9.87010026466541" calcext:value-type="float">
            <text:p>9.87</text:p>
          </table:table-cell>
          <table:table-cell table:style-name="ce8" table:formula="of:=DEGREES(ATAN2([.V181];[.U181]))" office:value-type="float" office:value="88.8855018703868" calcext:value-type="float">
            <text:p>88.89</text:p>
          </table:table-cell>
          <table:table-cell table:style-name="ce8"/>
          <table:table-cell table:style-name="ce13" table:formula="of:=[.K181]*15" office:value-type="float" office:value="9.81288063573401" calcext:value-type="float">
            <text:p>9.81</text:p>
          </table:table-cell>
          <table:table-cell table:style-name="ce8" table:formula="of:=[.K181]^2*225" office:value-type="float" office:value="96.2926263711636" calcext:value-type="float">
            <text:p>96.29</text:p>
          </table:table-cell>
          <table:table-cell table:style-name="ce8" table:formula="of:=[.L181]*COS(RADIANS([.M181]))+[.N181]*COS(RADIANS([.O181]))" office:value-type="float" office:value="9.86823306268946" calcext:value-type="float">
            <text:p>9.87</text:p>
          </table:table-cell>
          <table:table-cell table:style-name="ce8" table:formula="of:=[.L181]*SIN(RADIANS([.M181]))+[.N181]*SIN(RADIANS([.O181]))" office:value-type="float" office:value="0.191977746082218" calcext:value-type="float">
            <text:p>0.19</text:p>
          </table:table-cell>
          <table:table-cell office:value-type="float" office:value="9.95771768871729" calcext:value-type="float">
            <text:p>9.96</text:p>
          </table:table-cell>
          <table:table-cell table:number-columns-repeated="1001"/>
        </table:table-row>
        <table:table-row table:style-name="ro1">
          <table:table-cell office:value-type="float" office:value="851260" calcext:value-type="float">
            <text:p>851260</text:p>
          </table:table-cell>
          <table:table-cell office:value-type="float" office:value="-33.437112534622" calcext:value-type="float">
            <text:p>-33.4371125346</text:p>
          </table:table-cell>
          <table:table-cell office:value-type="float" office:value="1.18126008605596" calcext:value-type="float">
            <text:p>1.1812600861</text:p>
          </table:table-cell>
          <table:table-cell office:value-type="float" office:value="0.598246237561073" calcext:value-type="float">
            <text:p>0.5982462376</text:p>
          </table:table-cell>
          <table:table-cell office:value-type="float" office:value="-0.65" calcext:value-type="float">
            <text:p>-0.65</text:p>
          </table:table-cell>
          <table:table-cell office:value-type="float" office:value="0.04" calcext:value-type="float">
            <text:p>0.04</text:p>
          </table:table-cell>
          <table:table-cell office:value-type="float" office:value="-0.13" calcext:value-type="float">
            <text:p>-0.1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DEGREES(ACOS(COS(RADIANS([.B182]))*COS(RADIANS([.C182]))))" office:value-type="float" office:value="33.4555486967049" calcext:value-type="float">
            <text:p>33.46</text:p>
          </table:table-cell>
          <table:table-cell table:formula="of:=TAN((ACOS(COS(RADIANS([.B182]))*COS(RADIANS([.C182])))))" office:value-type="float" office:value="0.660770430377055" calcext:value-type="float">
            <text:p>0.6608</text:p>
          </table:table-cell>
          <table:table-cell table:formula="of:=SQRT([.E182]^2+[.F182]^2)" office:value-type="float" office:value="0.651229606206597" calcext:value-type="float">
            <text:p>0.65</text:p>
          </table:table-cell>
          <table:table-cell table:formula="of:=DEGREES(ATAN2([.F182]; [.E182]))" office:value-type="float" office:value="-86.4785466230778" calcext:value-type="float">
            <text:p>-86.48</text:p>
          </table:table-cell>
          <table:table-cell table:style-name="ce9" table:formula="of:=SQRT([.T182])" office:value-type="float" office:value="9.91155645565583" calcext:value-type="float">
            <text:p>9.91</text:p>
          </table:table-cell>
          <table:table-cell table:style-name="ce8" table:formula="of:=DEGREES(ATAN( (-SIN (RADIANS ([.C182])) * COS(RADIANS([.B182]))) / (COS (RADIANS ([.C182])) * SIN(RADIANS([.B182]))) ))" office:value-type="float" office:value="1.78862470903129" calcext:value-type="float">
            <text:p>1.79</text:p>
          </table:table-cell>
          <table:table-cell table:style-name="ce11" table:formula="of:=SQRT([.U182]^2+[.V182]^2)" office:value-type="float" office:value="9.95255836876715" calcext:value-type="float">
            <text:p>9.95</text:p>
          </table:table-cell>
          <table:table-cell table:style-name="ce8" table:formula="of:=DEGREES(ATAN2([.V182];[.U182]))" office:value-type="float" office:value="91.9613945405659" calcext:value-type="float">
            <text:p>91.96</text:p>
          </table:table-cell>
          <table:table-cell table:style-name="ce8"/>
          <table:table-cell table:style-name="ce13" table:formula="of:=[.K182]*15" office:value-type="float" office:value="9.91155645565583" calcext:value-type="float">
            <text:p>9.91</text:p>
          </table:table-cell>
          <table:table-cell table:style-name="ce8" table:formula="of:=[.K182]^2*225" office:value-type="float" office:value="98.2389513736527" calcext:value-type="float">
            <text:p>98.24</text:p>
          </table:table-cell>
          <table:table-cell table:style-name="ce8" table:formula="of:=[.L182]*COS(RADIANS([.M182]))+[.N182]*COS(RADIANS([.O182]))" office:value-type="float" office:value="9.94672731582249" calcext:value-type="float">
            <text:p>9.95</text:p>
          </table:table-cell>
          <table:table-cell table:style-name="ce8" table:formula="of:=[.L182]*SIN(RADIANS([.M182]))+[.N182]*SIN(RADIANS([.O182]))" office:value-type="float" office:value="-0.340637326768134" calcext:value-type="float">
            <text:p>-0.34</text:p>
          </table:table-cell>
          <table:table-cell office:value-type="float" office:value="10.0366646090115" calcext:value-type="float">
            <text:p>10.04</text:p>
          </table:table-cell>
          <table:table-cell table:number-columns-repeated="1001"/>
        </table:table-row>
        <table:table-row table:style-name="ro1">
          <table:table-cell office:value-type="float" office:value="851260" calcext:value-type="float">
            <text:p>851260</text:p>
          </table:table-cell>
          <table:table-cell office:value-type="float" office:value="-33.437112534622" calcext:value-type="float">
            <text:p>-33.4371125346</text:p>
          </table:table-cell>
          <table:table-cell office:value-type="float" office:value="1.18126008605596" calcext:value-type="float">
            <text:p>1.1812600861</text:p>
          </table:table-cell>
          <table:table-cell office:value-type="float" office:value="0.598246237561073" calcext:value-type="float">
            <text:p>0.5982462376</text:p>
          </table:table-cell>
          <table:table-cell office:value-type="float" office:value="-0.65" calcext:value-type="float">
            <text:p>-0.65</text:p>
          </table:table-cell>
          <table:table-cell office:value-type="float" office:value="0.04" calcext:value-type="float">
            <text:p>0.04</text:p>
          </table:table-cell>
          <table:table-cell office:value-type="float" office:value="-0.13" calcext:value-type="float">
            <text:p>-0.1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DEGREES(ACOS(COS(RADIANS([.B183]))*COS(RADIANS([.C183]))))" office:value-type="float" office:value="33.4555486967049" calcext:value-type="float">
            <text:p>33.46</text:p>
          </table:table-cell>
          <table:table-cell table:formula="of:=TAN((ACOS(COS(RADIANS([.B183]))*COS(RADIANS([.C183])))))" office:value-type="float" office:value="0.660770430377055" calcext:value-type="float">
            <text:p>0.6608</text:p>
          </table:table-cell>
          <table:table-cell table:formula="of:=SQRT([.E183]^2+[.F183]^2)" office:value-type="float" office:value="0.651229606206597" calcext:value-type="float">
            <text:p>0.65</text:p>
          </table:table-cell>
          <table:table-cell table:formula="of:=DEGREES(ATAN2([.F183]; [.E183]))" office:value-type="float" office:value="-86.4785466230778" calcext:value-type="float">
            <text:p>-86.48</text:p>
          </table:table-cell>
          <table:table-cell table:style-name="ce9" table:formula="of:=SQRT([.T183])" office:value-type="float" office:value="9.91155645565583" calcext:value-type="float">
            <text:p>9.91</text:p>
          </table:table-cell>
          <table:table-cell table:style-name="ce8" table:formula="of:=DEGREES(ATAN( (-SIN (RADIANS ([.C183])) * COS(RADIANS([.B183]))) / (COS (RADIANS ([.C183])) * SIN(RADIANS([.B183]))) ))" office:value-type="float" office:value="1.78862470903129" calcext:value-type="float">
            <text:p>1.79</text:p>
          </table:table-cell>
          <table:table-cell table:style-name="ce11" table:formula="of:=SQRT([.U183]^2+[.V183]^2)" office:value-type="float" office:value="9.95255836876715" calcext:value-type="float">
            <text:p>9.95</text:p>
          </table:table-cell>
          <table:table-cell table:style-name="ce8" table:formula="of:=DEGREES(ATAN2([.V183];[.U183]))" office:value-type="float" office:value="91.9613945405659" calcext:value-type="float">
            <text:p>91.96</text:p>
          </table:table-cell>
          <table:table-cell table:style-name="ce8"/>
          <table:table-cell table:style-name="ce13" table:formula="of:=[.K183]*15" office:value-type="float" office:value="9.91155645565583" calcext:value-type="float">
            <text:p>9.91</text:p>
          </table:table-cell>
          <table:table-cell table:style-name="ce8" table:formula="of:=[.K183]^2*225" office:value-type="float" office:value="98.2389513736527" calcext:value-type="float">
            <text:p>98.24</text:p>
          </table:table-cell>
          <table:table-cell table:style-name="ce8" table:formula="of:=[.L183]*COS(RADIANS([.M183]))+[.N183]*COS(RADIANS([.O183]))" office:value-type="float" office:value="9.94672731582249" calcext:value-type="float">
            <text:p>9.95</text:p>
          </table:table-cell>
          <table:table-cell table:style-name="ce8" table:formula="of:=[.L183]*SIN(RADIANS([.M183]))+[.N183]*SIN(RADIANS([.O183]))" office:value-type="float" office:value="-0.340637326768134" calcext:value-type="float">
            <text:p>-0.34</text:p>
          </table:table-cell>
          <table:table-cell office:value-type="float" office:value="10.0366646090115" calcext:value-type="float">
            <text:p>10.04</text:p>
          </table:table-cell>
          <table:table-cell table:number-columns-repeated="1001"/>
        </table:table-row>
        <table:table-row table:style-name="ro1">
          <table:table-cell office:value-type="float" office:value="851510" calcext:value-type="float">
            <text:p>851510</text:p>
          </table:table-cell>
          <table:table-cell office:value-type="float" office:value="-41.4239293537793" calcext:value-type="float">
            <text:p>-41.4239293538</text:p>
          </table:table-cell>
          <table:table-cell office:value-type="float" office:value="1.5274674340451" calcext:value-type="float">
            <text:p>1.527467434</text:p>
          </table:table-cell>
          <table:table-cell office:value-type="float" office:value="0.433616000201288" calcext:value-type="float">
            <text:p>0.4336160002</text:p>
          </table:table-cell>
          <table:table-cell office:value-type="float" office:value="-1.87" calcext:value-type="float">
            <text:p>-1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13.03" calcext:value-type="float">
            <text:p>13.03</text:p>
          </table:table-cell>
          <table:table-cell/>
          <table:table-cell table:formula="of:=DEGREES(ACOS(COS(RADIANS([.B184]))*COS(RADIANS([.C184]))))" office:value-type="float" office:value="41.446997895475" calcext:value-type="float">
            <text:p>41.45</text:p>
          </table:table-cell>
          <table:table-cell table:formula="of:=TAN((ACOS(COS(RADIANS([.B184]))*COS(RADIANS([.C184])))))" office:value-type="float" office:value="0.883077470132906" calcext:value-type="float">
            <text:p>0.8831</text:p>
          </table:table-cell>
          <table:table-cell table:formula="of:=SQRT([.E184]^2+[.F184]^2)" office:value-type="float" office:value="1.87002673777676" calcext:value-type="float">
            <text:p>1.87</text:p>
          </table:table-cell>
          <table:table-cell table:formula="of:=DEGREES(ATAN2([.F184]; [.E184]))" office:value-type="float" office:value="-90.3063916222707" calcext:value-type="float">
            <text:p>-90.31</text:p>
          </table:table-cell>
          <table:table-cell table:style-name="ce9" table:formula="of:=SQRT([.T184])" office:value-type="float" office:value="13.2461620519936" calcext:value-type="float">
            <text:p>13.25</text:p>
          </table:table-cell>
          <table:table-cell table:style-name="ce8" table:formula="of:=DEGREES(ATAN( (-SIN (RADIANS ([.C184])) * COS(RADIANS([.B184]))) / (COS (RADIANS ([.C184])) * SIN(RADIANS([.B184]))) ))" office:value-type="float" office:value="1.73099708339433" calcext:value-type="float">
            <text:p>1.73</text:p>
          </table:table-cell>
          <table:table-cell table:style-name="ce11" table:formula="of:=SQRT([.U184]^2+[.V184]^2)" office:value-type="float" office:value="13.3115187836551" calcext:value-type="float">
            <text:p>13.31</text:p>
          </table:table-cell>
          <table:table-cell table:style-name="ce8" table:formula="of:=DEGREES(ATAN2([.V184];[.U184]))" office:value-type="float" office:value="96.339593296316" calcext:value-type="float">
            <text:p>96.34</text:p>
          </table:table-cell>
          <table:table-cell table:style-name="ce8"/>
          <table:table-cell table:style-name="ce13" table:formula="of:=[.K184]*15" office:value-type="float" office:value="13.2461620519936" calcext:value-type="float">
            <text:p>13.25</text:p>
          </table:table-cell>
          <table:table-cell table:style-name="ce8" table:formula="of:=[.K184]^2*225" office:value-type="float" office:value="175.460809107675" calcext:value-type="float">
            <text:p>175.46</text:p>
          </table:table-cell>
          <table:table-cell table:style-name="ce8" table:formula="of:=[.L184]*COS(RADIANS([.M184]))+[.N184]*COS(RADIANS([.O184]))" office:value-type="float" office:value="13.2301173563001" calcext:value-type="float">
            <text:p>13.23</text:p>
          </table:table-cell>
          <table:table-cell table:style-name="ce8" table:formula="of:=[.L184]*SIN(RADIANS([.M184]))+[.N184]*SIN(RADIANS([.O184]))" office:value-type="float" office:value="-1.46987314627113" calcext:value-type="float">
            <text:p>-1.47</text:p>
          </table:table-cell>
          <table:table-cell office:value-type="float" office:value="12.4340993686425" calcext:value-type="float">
            <text:p>12.43</text:p>
          </table:table-cell>
          <table:table-cell table:number-columns-repeated="1001"/>
        </table:table-row>
        <table:table-row table:style-name="ro1">
          <table:table-cell office:value-type="float" office:value="851510" calcext:value-type="float">
            <text:p>851510</text:p>
          </table:table-cell>
          <table:table-cell office:value-type="float" office:value="-41.4239293537793" calcext:value-type="float">
            <text:p>-41.4239293538</text:p>
          </table:table-cell>
          <table:table-cell office:value-type="float" office:value="1.5274674340451" calcext:value-type="float">
            <text:p>1.527467434</text:p>
          </table:table-cell>
          <table:table-cell office:value-type="float" office:value="0.433616000201288" calcext:value-type="float">
            <text:p>0.4336160002</text:p>
          </table:table-cell>
          <table:table-cell office:value-type="float" office:value="-1.87" calcext:value-type="float">
            <text:p>-1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13.03" calcext:value-type="float">
            <text:p>13.03</text:p>
          </table:table-cell>
          <table:table-cell/>
          <table:table-cell table:formula="of:=DEGREES(ACOS(COS(RADIANS([.B185]))*COS(RADIANS([.C185]))))" office:value-type="float" office:value="41.446997895475" calcext:value-type="float">
            <text:p>41.45</text:p>
          </table:table-cell>
          <table:table-cell table:formula="of:=TAN((ACOS(COS(RADIANS([.B185]))*COS(RADIANS([.C185])))))" office:value-type="float" office:value="0.883077470132906" calcext:value-type="float">
            <text:p>0.8831</text:p>
          </table:table-cell>
          <table:table-cell table:formula="of:=SQRT([.E185]^2+[.F185]^2)" office:value-type="float" office:value="1.87002673777676" calcext:value-type="float">
            <text:p>1.87</text:p>
          </table:table-cell>
          <table:table-cell table:formula="of:=DEGREES(ATAN2([.F185]; [.E185]))" office:value-type="float" office:value="-90.3063916222707" calcext:value-type="float">
            <text:p>-90.31</text:p>
          </table:table-cell>
          <table:table-cell table:style-name="ce9" table:formula="of:=SQRT([.T185])" office:value-type="float" office:value="13.2461620519936" calcext:value-type="float">
            <text:p>13.25</text:p>
          </table:table-cell>
          <table:table-cell table:style-name="ce8" table:formula="of:=DEGREES(ATAN( (-SIN (RADIANS ([.C185])) * COS(RADIANS([.B185]))) / (COS (RADIANS ([.C185])) * SIN(RADIANS([.B185]))) ))" office:value-type="float" office:value="1.73099708339433" calcext:value-type="float">
            <text:p>1.73</text:p>
          </table:table-cell>
          <table:table-cell table:style-name="ce11" table:formula="of:=SQRT([.U185]^2+[.V185]^2)" office:value-type="float" office:value="13.3115187836551" calcext:value-type="float">
            <text:p>13.31</text:p>
          </table:table-cell>
          <table:table-cell table:style-name="ce8" table:formula="of:=DEGREES(ATAN2([.V185];[.U185]))" office:value-type="float" office:value="96.339593296316" calcext:value-type="float">
            <text:p>96.34</text:p>
          </table:table-cell>
          <table:table-cell table:style-name="ce8"/>
          <table:table-cell table:style-name="ce13" table:formula="of:=[.K185]*15" office:value-type="float" office:value="13.2461620519936" calcext:value-type="float">
            <text:p>13.25</text:p>
          </table:table-cell>
          <table:table-cell table:style-name="ce8" table:formula="of:=[.K185]^2*225" office:value-type="float" office:value="175.460809107675" calcext:value-type="float">
            <text:p>175.46</text:p>
          </table:table-cell>
          <table:table-cell table:style-name="ce8" table:formula="of:=[.L185]*COS(RADIANS([.M185]))+[.N185]*COS(RADIANS([.O185]))" office:value-type="float" office:value="13.2301173563001" calcext:value-type="float">
            <text:p>13.23</text:p>
          </table:table-cell>
          <table:table-cell table:style-name="ce8" table:formula="of:=[.L185]*SIN(RADIANS([.M185]))+[.N185]*SIN(RADIANS([.O185]))" office:value-type="float" office:value="-1.46987314627113" calcext:value-type="float">
            <text:p>-1.47</text:p>
          </table:table-cell>
          <table:table-cell office:value-type="float" office:value="12.4340993686425" calcext:value-type="float">
            <text:p>12.43</text:p>
          </table:table-cell>
          <table:table-cell table:number-columns-repeated="1001"/>
        </table:table-row>
        <table:table-row table:style-name="ro1">
          <table:table-cell office:value-type="float" office:value="851759" calcext:value-type="float">
            <text:p>851759</text:p>
          </table:table-cell>
          <table:table-cell office:value-type="float" office:value="-45.8384752747499" calcext:value-type="float">
            <text:p>-45.8384752747</text:p>
          </table:table-cell>
          <table:table-cell office:value-type="float" office:value="1.66451251169876" calcext:value-type="float">
            <text:p>1.6645125117</text:p>
          </table:table-cell>
          <table:table-cell office:value-type="float" office:value="0.477044904265167" calcext:value-type="float">
            <text:p>0.4770449043</text:p>
          </table:table-cell>
          <table:table-cell office:value-type="float" office:value="-2.38" calcext:value-type="float">
            <text:p>-2.3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13.046" calcext:value-type="float">
            <text:p>13.046</text:p>
          </table:table-cell>
          <table:table-cell/>
          <table:table-cell table:formula="of:=DEGREES(ACOS(COS(RADIANS([.B186]))*COS(RADIANS([.C186]))))" office:value-type="float" office:value="45.8619495231877" calcext:value-type="float">
            <text:p>45.86</text:p>
          </table:table-cell>
          <table:table-cell table:formula="of:=TAN((ACOS(COS(RADIANS([.B186]))*COS(RADIANS([.C186])))))" office:value-type="float" office:value="1.03054960286599" calcext:value-type="float">
            <text:p>1.0305</text:p>
          </table:table-cell>
          <table:table-cell table:formula="of:=SQRT([.E186]^2+[.F186]^2)" office:value-type="float" office:value="2.38018906812043" calcext:value-type="float">
            <text:p>2.38</text:p>
          </table:table-cell>
          <table:table-cell table:formula="of:=DEGREES(ATAN2([.F186]; [.E186]))" office:value-type="float" office:value="-90.7221774615448" calcext:value-type="float">
            <text:p>-90.72</text:p>
          </table:table-cell>
          <table:table-cell table:style-name="ce9" table:formula="of:=SQRT([.T186])" office:value-type="float" office:value="15.4582440429898" calcext:value-type="float">
            <text:p>15.46</text:p>
          </table:table-cell>
          <table:table-cell table:style-name="ce8" table:formula="of:=DEGREES(ATAN( (-SIN (RADIANS ([.C186])) * COS(RADIANS([.B186]))) / (COS (RADIANS ([.C186])) * SIN(RADIANS([.B186]))) ))" office:value-type="float" office:value="1.61652017962695" calcext:value-type="float">
            <text:p>1.62</text:p>
          </table:table-cell>
          <table:table-cell table:style-name="ce11" table:formula="of:=SQRT([.U186]^2+[.V186]^2)" office:value-type="float" office:value="15.5441232332786" calcext:value-type="float">
            <text:p>15.54</text:p>
          </table:table-cell>
          <table:table-cell table:style-name="ce8" table:formula="of:=DEGREES(ATAN2([.V186];[.U186]))" office:value-type="float" office:value="97.1841356387718" calcext:value-type="float">
            <text:p>97.18</text:p>
          </table:table-cell>
          <table:table-cell table:style-name="ce8"/>
          <table:table-cell table:style-name="ce13" table:formula="of:=[.K186]*15" office:value-type="float" office:value="15.4582440429898" calcext:value-type="float">
            <text:p>15.46</text:p>
          </table:table-cell>
          <table:table-cell table:style-name="ce8" table:formula="of:=[.K186]^2*225" office:value-type="float" office:value="238.957308892631" calcext:value-type="float">
            <text:p>238.96</text:p>
          </table:table-cell>
          <table:table-cell table:style-name="ce8" table:formula="of:=[.L186]*COS(RADIANS([.M186]))+[.N186]*COS(RADIANS([.O186]))" office:value-type="float" office:value="15.4220920143148" calcext:value-type="float">
            <text:p>15.42</text:p>
          </table:table-cell>
          <table:table-cell table:style-name="ce8" table:formula="of:=[.L186]*SIN(RADIANS([.M186]))+[.N186]*SIN(RADIANS([.O186]))" office:value-type="float" office:value="-1.94392515117232" calcext:value-type="float">
            <text:p>-1.94</text:p>
          </table:table-cell>
          <table:table-cell office:value-type="float" office:value="13.7585848569563" calcext:value-type="float">
            <text:p>13.76</text:p>
          </table:table-cell>
          <table:table-cell table:number-columns-repeated="1001"/>
        </table:table-row>
        <table:table-row table:style-name="ro1">
          <table:table-cell office:value-type="float" office:value="851759" calcext:value-type="float">
            <text:p>851759</text:p>
          </table:table-cell>
          <table:table-cell office:value-type="float" office:value="-45.8384752747499" calcext:value-type="float">
            <text:p>-45.8384752747</text:p>
          </table:table-cell>
          <table:table-cell office:value-type="float" office:value="1.66451251169876" calcext:value-type="float">
            <text:p>1.6645125117</text:p>
          </table:table-cell>
          <table:table-cell office:value-type="float" office:value="0.477044904265167" calcext:value-type="float">
            <text:p>0.4770449043</text:p>
          </table:table-cell>
          <table:table-cell office:value-type="float" office:value="-2.38" calcext:value-type="float">
            <text:p>-2.3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13.046" calcext:value-type="float">
            <text:p>13.046</text:p>
          </table:table-cell>
          <table:table-cell/>
          <table:table-cell table:formula="of:=DEGREES(ACOS(COS(RADIANS([.B187]))*COS(RADIANS([.C187]))))" office:value-type="float" office:value="45.8619495231877" calcext:value-type="float">
            <text:p>45.86</text:p>
          </table:table-cell>
          <table:table-cell table:formula="of:=TAN((ACOS(COS(RADIANS([.B187]))*COS(RADIANS([.C187])))))" office:value-type="float" office:value="1.03054960286599" calcext:value-type="float">
            <text:p>1.0305</text:p>
          </table:table-cell>
          <table:table-cell table:formula="of:=SQRT([.E187]^2+[.F187]^2)" office:value-type="float" office:value="2.38018906812043" calcext:value-type="float">
            <text:p>2.38</text:p>
          </table:table-cell>
          <table:table-cell table:formula="of:=DEGREES(ATAN2([.F187]; [.E187]))" office:value-type="float" office:value="-90.7221774615448" calcext:value-type="float">
            <text:p>-90.72</text:p>
          </table:table-cell>
          <table:table-cell table:style-name="ce9" table:formula="of:=SQRT([.T187])" office:value-type="float" office:value="15.4582440429898" calcext:value-type="float">
            <text:p>15.46</text:p>
          </table:table-cell>
          <table:table-cell table:style-name="ce8" table:formula="of:=DEGREES(ATAN( (-SIN (RADIANS ([.C187])) * COS(RADIANS([.B187]))) / (COS (RADIANS ([.C187])) * SIN(RADIANS([.B187]))) ))" office:value-type="float" office:value="1.61652017962695" calcext:value-type="float">
            <text:p>1.62</text:p>
          </table:table-cell>
          <table:table-cell table:style-name="ce11" table:formula="of:=SQRT([.U187]^2+[.V187]^2)" office:value-type="float" office:value="15.5441232332786" calcext:value-type="float">
            <text:p>15.54</text:p>
          </table:table-cell>
          <table:table-cell table:style-name="ce8" table:formula="of:=DEGREES(ATAN2([.V187];[.U187]))" office:value-type="float" office:value="97.1841356387718" calcext:value-type="float">
            <text:p>97.18</text:p>
          </table:table-cell>
          <table:table-cell table:style-name="ce8"/>
          <table:table-cell table:style-name="ce13" table:formula="of:=[.K187]*15" office:value-type="float" office:value="15.4582440429898" calcext:value-type="float">
            <text:p>15.46</text:p>
          </table:table-cell>
          <table:table-cell table:style-name="ce8" table:formula="of:=[.K187]^2*225" office:value-type="float" office:value="238.957308892631" calcext:value-type="float">
            <text:p>238.96</text:p>
          </table:table-cell>
          <table:table-cell table:style-name="ce8" table:formula="of:=[.L187]*COS(RADIANS([.M187]))+[.N187]*COS(RADIANS([.O187]))" office:value-type="float" office:value="15.4220920143148" calcext:value-type="float">
            <text:p>15.42</text:p>
          </table:table-cell>
          <table:table-cell table:style-name="ce8" table:formula="of:=[.L187]*SIN(RADIANS([.M187]))+[.N187]*SIN(RADIANS([.O187]))" office:value-type="float" office:value="-1.94392515117232" calcext:value-type="float">
            <text:p>-1.94</text:p>
          </table:table-cell>
          <table:table-cell office:value-type="float" office:value="13.7585848569563" calcext:value-type="float">
            <text:p>13.76</text:p>
          </table:table-cell>
          <table:table-cell table:number-columns-repeated="1001"/>
        </table:table-row>
        <table:table-row table:style-name="ro1">
          <table:table-cell office:value-type="float" office:value="852009" calcext:value-type="float">
            <text:p>852009</text:p>
          </table:table-cell>
          <table:table-cell office:value-type="float" office:value="-45.8642421633937" calcext:value-type="float">
            <text:p>-45.8642421634</text:p>
          </table:table-cell>
          <table:table-cell office:value-type="float" office:value="1.39519516451739" calcext:value-type="float">
            <text:p>1.3951951645</text:p>
          </table:table-cell>
          <table:table-cell office:value-type="float" office:value="0.679453238089411" calcext:value-type="float">
            <text:p>0.6794532381</text:p>
          </table:table-cell>
          <table:table-cell office:value-type="float" office:value="-2.61" calcext:value-type="float">
            <text:p>-2.6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13.064" calcext:value-type="float">
            <text:p>13.064</text:p>
          </table:table-cell>
          <table:table-cell/>
          <table:table-cell table:formula="of:=DEGREES(ACOS(COS(RADIANS([.B188]))*COS(RADIANS([.C188]))))" office:value-type="float" office:value="45.8807211908334" calcext:value-type="float">
            <text:p>45.88</text:p>
          </table:table-cell>
          <table:table-cell table:formula="of:=TAN((ACOS(COS(RADIANS([.B188]))*COS(RADIANS([.C188])))))" office:value-type="float" office:value="1.03122540942184" calcext:value-type="float">
            <text:p>1.0312</text:p>
          </table:table-cell>
          <table:table-cell table:formula="of:=SQRT([.E188]^2+[.F188]^2)" office:value-type="float" office:value="2.61017240809874" calcext:value-type="float">
            <text:p>2.61</text:p>
          </table:table-cell>
          <table:table-cell table:formula="of:=DEGREES(ATAN2([.F188]; [.E188]))" office:value-type="float" office:value="-90.6585431775636" calcext:value-type="float">
            <text:p>-90.66</text:p>
          </table:table-cell>
          <table:table-cell table:style-name="ce9" table:formula="of:=SQRT([.T188])" office:value-type="float" office:value="15.4683811413277" calcext:value-type="float">
            <text:p>15.47</text:p>
          </table:table-cell>
          <table:table-cell table:style-name="ce8" table:formula="of:=DEGREES(ATAN( (-SIN (RADIANS ([.C188])) * COS(RADIANS([.B188]))) / (COS (RADIANS ([.C188])) * SIN(RADIANS([.B188]))) ))" office:value-type="float" office:value="1.35374328930413" calcext:value-type="float">
            <text:p>1.35</text:p>
          </table:table-cell>
          <table:table-cell table:style-name="ce11" table:formula="of:=SQRT([.U188]^2+[.V188]^2)" office:value-type="float" office:value="15.5964215596576" calcext:value-type="float">
            <text:p>15.60</text:p>
          </table:table-cell>
          <table:table-cell table:style-name="ce8" table:formula="of:=DEGREES(ATAN2([.V188];[.U188]))" office:value-type="float" office:value="98.2744515441392" calcext:value-type="float">
            <text:p>98.27</text:p>
          </table:table-cell>
          <table:table-cell table:style-name="ce8"/>
          <table:table-cell table:style-name="ce13" table:formula="of:=[.K188]*15" office:value-type="float" office:value="15.4683811413277" calcext:value-type="float">
            <text:p>15.47</text:p>
          </table:table-cell>
          <table:table-cell table:style-name="ce8" table:formula="of:=[.K188]^2*225" office:value-type="float" office:value="239.270815133381" calcext:value-type="float">
            <text:p>239.27</text:p>
          </table:table-cell>
          <table:table-cell table:style-name="ce8" table:formula="of:=[.L188]*COS(RADIANS([.M188]))+[.N188]*COS(RADIANS([.O188]))" office:value-type="float" office:value="15.434063743846" calcext:value-type="float">
            <text:p>15.43</text:p>
          </table:table-cell>
          <table:table-cell table:style-name="ce8" table:formula="of:=[.L188]*SIN(RADIANS([.M188]))+[.N188]*SIN(RADIANS([.O188]))" office:value-type="float" office:value="-2.24455826777816" calcext:value-type="float">
            <text:p>-2.24</text:p>
          </table:table-cell>
          <table:table-cell office:value-type="float" office:value="13.76421635725" calcext:value-type="float">
            <text:p>13.76</text:p>
          </table:table-cell>
          <table:table-cell table:number-columns-repeated="1001"/>
        </table:table-row>
        <table:table-row table:style-name="ro1">
          <table:table-cell office:value-type="float" office:value="852009" calcext:value-type="float">
            <text:p>852009</text:p>
          </table:table-cell>
          <table:table-cell office:value-type="float" office:value="-45.8642421633937" calcext:value-type="float">
            <text:p>-45.8642421634</text:p>
          </table:table-cell>
          <table:table-cell office:value-type="float" office:value="1.39519516451739" calcext:value-type="float">
            <text:p>1.3951951645</text:p>
          </table:table-cell>
          <table:table-cell office:value-type="float" office:value="0.679453238089411" calcext:value-type="float">
            <text:p>0.6794532381</text:p>
          </table:table-cell>
          <table:table-cell office:value-type="float" office:value="-2.61" calcext:value-type="float">
            <text:p>-2.6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13.064" calcext:value-type="float">
            <text:p>13.064</text:p>
          </table:table-cell>
          <table:table-cell/>
          <table:table-cell table:formula="of:=DEGREES(ACOS(COS(RADIANS([.B189]))*COS(RADIANS([.C189]))))" office:value-type="float" office:value="45.8807211908334" calcext:value-type="float">
            <text:p>45.88</text:p>
          </table:table-cell>
          <table:table-cell table:formula="of:=TAN((ACOS(COS(RADIANS([.B189]))*COS(RADIANS([.C189])))))" office:value-type="float" office:value="1.03122540942184" calcext:value-type="float">
            <text:p>1.0312</text:p>
          </table:table-cell>
          <table:table-cell table:formula="of:=SQRT([.E189]^2+[.F189]^2)" office:value-type="float" office:value="2.61017240809874" calcext:value-type="float">
            <text:p>2.61</text:p>
          </table:table-cell>
          <table:table-cell table:formula="of:=DEGREES(ATAN2([.F189]; [.E189]))" office:value-type="float" office:value="-90.6585431775636" calcext:value-type="float">
            <text:p>-90.66</text:p>
          </table:table-cell>
          <table:table-cell table:style-name="ce9" table:formula="of:=SQRT([.T189])" office:value-type="float" office:value="15.4683811413277" calcext:value-type="float">
            <text:p>15.47</text:p>
          </table:table-cell>
          <table:table-cell table:style-name="ce8" table:formula="of:=DEGREES(ATAN( (-SIN (RADIANS ([.C189])) * COS(RADIANS([.B189]))) / (COS (RADIANS ([.C189])) * SIN(RADIANS([.B189]))) ))" office:value-type="float" office:value="1.35374328930413" calcext:value-type="float">
            <text:p>1.35</text:p>
          </table:table-cell>
          <table:table-cell table:style-name="ce11" table:formula="of:=SQRT([.U189]^2+[.V189]^2)" office:value-type="float" office:value="15.5964215596576" calcext:value-type="float">
            <text:p>15.60</text:p>
          </table:table-cell>
          <table:table-cell table:style-name="ce8" table:formula="of:=DEGREES(ATAN2([.V189];[.U189]))" office:value-type="float" office:value="98.2744515441392" calcext:value-type="float">
            <text:p>98.27</text:p>
          </table:table-cell>
          <table:table-cell table:style-name="ce8"/>
          <table:table-cell table:style-name="ce13" table:formula="of:=[.K189]*15" office:value-type="float" office:value="15.4683811413277" calcext:value-type="float">
            <text:p>15.47</text:p>
          </table:table-cell>
          <table:table-cell table:style-name="ce8" table:formula="of:=[.K189]^2*225" office:value-type="float" office:value="239.270815133381" calcext:value-type="float">
            <text:p>239.27</text:p>
          </table:table-cell>
          <table:table-cell table:style-name="ce8" table:formula="of:=[.L189]*COS(RADIANS([.M189]))+[.N189]*COS(RADIANS([.O189]))" office:value-type="float" office:value="15.434063743846" calcext:value-type="float">
            <text:p>15.43</text:p>
          </table:table-cell>
          <table:table-cell table:style-name="ce8" table:formula="of:=[.L189]*SIN(RADIANS([.M189]))+[.N189]*SIN(RADIANS([.O189]))" office:value-type="float" office:value="-2.24455826777816" calcext:value-type="float">
            <text:p>-2.24</text:p>
          </table:table-cell>
          <table:table-cell office:value-type="float" office:value="13.76421635725" calcext:value-type="float">
            <text:p>13.76</text:p>
          </table:table-cell>
          <table:table-cell table:number-columns-repeated="1001"/>
        </table:table-row>
        <table:table-row table:style-name="ro1">
          <table:table-cell office:value-type="float" office:value="852259" calcext:value-type="float">
            <text:p>852259</text:p>
          </table:table-cell>
          <table:table-cell office:value-type="float" office:value="-45.1690108681565" calcext:value-type="float">
            <text:p>-45.1690108682</text:p>
          </table:table-cell>
          <table:table-cell office:value-type="float" office:value="1.05676505411537" calcext:value-type="float">
            <text:p>1.0567650541</text:p>
          </table:table-cell>
          <table:table-cell office:value-type="float" office:value="0.783102692765677" calcext:value-type="float">
            <text:p>0.7831026928</text:p>
          </table:table-cell>
          <table:table-cell office:value-type="float" office:value="-2.84" calcext:value-type="float">
            <text:p>-2.8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2" calcext:value-type="float">
            <text:p>-0.12</text:p>
          </table:table-cell>
          <table:table-cell office:value-type="float" office:value="13.093" calcext:value-type="float">
            <text:p>13.093</text:p>
          </table:table-cell>
          <table:table-cell/>
          <table:table-cell table:formula="of:=DEGREES(ACOS(COS(RADIANS([.B190]))*COS(RADIANS([.C190]))))" office:value-type="float" office:value="45.1786979568869" calcext:value-type="float">
            <text:p>45.18</text:p>
          </table:table-cell>
          <table:table-cell table:formula="of:=TAN((ACOS(COS(RADIANS([.B190]))*COS(RADIANS([.C190])))))" office:value-type="float" office:value="1.0062572713189" calcext:value-type="float">
            <text:p>1.0063</text:p>
          </table:table-cell>
          <table:table-cell table:formula="of:=SQRT([.E190]^2+[.F190]^2)" office:value-type="float" office:value="2.84028167617228" calcext:value-type="float">
            <text:p>2.84</text:p>
          </table:table-cell>
          <table:table-cell table:formula="of:=DEGREES(ATAN2([.F190]; [.E190]))" office:value-type="float" office:value="-90.8069294551024" calcext:value-type="float">
            <text:p>-90.81</text:p>
          </table:table-cell>
          <table:table-cell table:style-name="ce9" table:formula="of:=SQRT([.T190])" office:value-type="float" office:value="15.0938590697835" calcext:value-type="float">
            <text:p>15.09</text:p>
          </table:table-cell>
          <table:table-cell table:style-name="ce8" table:formula="of:=DEGREES(ATAN( (-SIN (RADIANS ([.C190])) * COS(RADIANS([.B190]))) / (COS (RADIANS ([.C190])) * SIN(RADIANS([.B190]))) ))" office:value-type="float" office:value="1.05055028683531" calcext:value-type="float">
            <text:p>1.05</text:p>
          </table:table-cell>
          <table:table-cell table:style-name="ce11" table:formula="of:=SQRT([.U190]^2+[.V190]^2)" office:value-type="float" office:value="15.2680253818839" calcext:value-type="float">
            <text:p>15.27</text:p>
          </table:table-cell>
          <table:table-cell table:style-name="ce8" table:formula="of:=DEGREES(ATAN2([.V190];[.U190]))" office:value-type="float" office:value="99.6648281209977" calcext:value-type="float">
            <text:p>99.66</text:p>
          </table:table-cell>
          <table:table-cell table:style-name="ce8"/>
          <table:table-cell table:style-name="ce13" table:formula="of:=[.K190]*15" office:value-type="float" office:value="15.0938590697835" calcext:value-type="float">
            <text:p>15.09</text:p>
          </table:table-cell>
          <table:table-cell table:style-name="ce8" table:formula="of:=[.K190]^2*225" office:value-type="float" office:value="227.824581618484" calcext:value-type="float">
            <text:p>227.82</text:p>
          </table:table-cell>
          <table:table-cell table:style-name="ce8" table:formula="of:=[.L190]*COS(RADIANS([.M190]))+[.N190]*COS(RADIANS([.O190]))" office:value-type="float" office:value="15.051321917387" calcext:value-type="float">
            <text:p>15.05</text:p>
          </table:table-cell>
          <table:table-cell table:style-name="ce8" table:formula="of:=[.L190]*SIN(RADIANS([.M190]))+[.N190]*SIN(RADIANS([.O190]))" office:value-type="float" office:value="-2.56326112618976" calcext:value-type="float">
            <text:p>-2.56</text:p>
          </table:table-cell>
          <table:table-cell office:value-type="float" office:value="13.5536093870661" calcext:value-type="float">
            <text:p>13.55</text:p>
          </table:table-cell>
          <table:table-cell table:number-columns-repeated="1001"/>
        </table:table-row>
        <table:table-row table:style-name="ro1">
          <table:table-cell office:value-type="float" office:value="852259" calcext:value-type="float">
            <text:p>852259</text:p>
          </table:table-cell>
          <table:table-cell office:value-type="float" office:value="-45.1690108681565" calcext:value-type="float">
            <text:p>-45.1690108682</text:p>
          </table:table-cell>
          <table:table-cell office:value-type="float" office:value="1.05676505411537" calcext:value-type="float">
            <text:p>1.0567650541</text:p>
          </table:table-cell>
          <table:table-cell office:value-type="float" office:value="0.783102692765677" calcext:value-type="float">
            <text:p>0.7831026928</text:p>
          </table:table-cell>
          <table:table-cell office:value-type="float" office:value="-2.84" calcext:value-type="float">
            <text:p>-2.8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2" calcext:value-type="float">
            <text:p>-0.12</text:p>
          </table:table-cell>
          <table:table-cell office:value-type="float" office:value="13.093" calcext:value-type="float">
            <text:p>13.093</text:p>
          </table:table-cell>
          <table:table-cell/>
          <table:table-cell table:formula="of:=DEGREES(ACOS(COS(RADIANS([.B191]))*COS(RADIANS([.C191]))))" office:value-type="float" office:value="45.1786979568869" calcext:value-type="float">
            <text:p>45.18</text:p>
          </table:table-cell>
          <table:table-cell table:formula="of:=TAN((ACOS(COS(RADIANS([.B191]))*COS(RADIANS([.C191])))))" office:value-type="float" office:value="1.0062572713189" calcext:value-type="float">
            <text:p>1.0063</text:p>
          </table:table-cell>
          <table:table-cell table:formula="of:=SQRT([.E191]^2+[.F191]^2)" office:value-type="float" office:value="2.84028167617228" calcext:value-type="float">
            <text:p>2.84</text:p>
          </table:table-cell>
          <table:table-cell table:formula="of:=DEGREES(ATAN2([.F191]; [.E191]))" office:value-type="float" office:value="-90.8069294551024" calcext:value-type="float">
            <text:p>-90.81</text:p>
          </table:table-cell>
          <table:table-cell table:style-name="ce9" table:formula="of:=SQRT([.T191])" office:value-type="float" office:value="15.0938590697835" calcext:value-type="float">
            <text:p>15.09</text:p>
          </table:table-cell>
          <table:table-cell table:style-name="ce8" table:formula="of:=DEGREES(ATAN( (-SIN (RADIANS ([.C191])) * COS(RADIANS([.B191]))) / (COS (RADIANS ([.C191])) * SIN(RADIANS([.B191]))) ))" office:value-type="float" office:value="1.05055028683531" calcext:value-type="float">
            <text:p>1.05</text:p>
          </table:table-cell>
          <table:table-cell table:style-name="ce11" table:formula="of:=SQRT([.U191]^2+[.V191]^2)" office:value-type="float" office:value="15.2680253818839" calcext:value-type="float">
            <text:p>15.27</text:p>
          </table:table-cell>
          <table:table-cell table:style-name="ce8" table:formula="of:=DEGREES(ATAN2([.V191];[.U191]))" office:value-type="float" office:value="99.6648281209977" calcext:value-type="float">
            <text:p>99.66</text:p>
          </table:table-cell>
          <table:table-cell table:style-name="ce8"/>
          <table:table-cell table:style-name="ce13" table:formula="of:=[.K191]*15" office:value-type="float" office:value="15.0938590697835" calcext:value-type="float">
            <text:p>15.09</text:p>
          </table:table-cell>
          <table:table-cell table:style-name="ce8" table:formula="of:=[.K191]^2*225" office:value-type="float" office:value="227.824581618484" calcext:value-type="float">
            <text:p>227.82</text:p>
          </table:table-cell>
          <table:table-cell table:style-name="ce8" table:formula="of:=[.L191]*COS(RADIANS([.M191]))+[.N191]*COS(RADIANS([.O191]))" office:value-type="float" office:value="15.051321917387" calcext:value-type="float">
            <text:p>15.05</text:p>
          </table:table-cell>
          <table:table-cell table:style-name="ce8" table:formula="of:=[.L191]*SIN(RADIANS([.M191]))+[.N191]*SIN(RADIANS([.O191]))" office:value-type="float" office:value="-2.56326112618976" calcext:value-type="float">
            <text:p>-2.56</text:p>
          </table:table-cell>
          <table:table-cell office:value-type="float" office:value="13.5536093870661" calcext:value-type="float">
            <text:p>13.55</text:p>
          </table:table-cell>
          <table:table-cell table:number-columns-repeated="1001"/>
        </table:table-row>
        <table:table-row table:style-name="ro1">
          <table:table-cell office:value-type="float" office:value="852509" calcext:value-type="float">
            <text:p>852509</text:p>
          </table:table-cell>
          <table:table-cell office:value-type="float" office:value="-44.8899498292373" calcext:value-type="float">
            <text:p>-44.8899498292</text:p>
          </table:table-cell>
          <table:table-cell office:value-type="float" office:value="0.89058351004035" calcext:value-type="float">
            <text:p>0.89058351</text:p>
          </table:table-cell>
          <table:table-cell office:value-type="float" office:value="0.750092014981035" calcext:value-type="float">
            <text:p>0.750092015</text:p>
          </table:table-cell>
          <table:table-cell office:value-type="float" office:value="-3.09" calcext:value-type="float">
            <text:p>-3.09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6" calcext:value-type="float">
            <text:p>-0.16</text:p>
          </table:table-cell>
          <table:table-cell office:value-type="float" office:value="13.132" calcext:value-type="float">
            <text:p>13.132</text:p>
          </table:table-cell>
          <table:table-cell/>
          <table:table-cell table:formula="of:=DEGREES(ACOS(COS(RADIANS([.B192]))*COS(RADIANS([.C192]))))" office:value-type="float" office:value="44.896897349669" calcext:value-type="float">
            <text:p>44.90</text:p>
          </table:table-cell>
          <table:table-cell table:formula="of:=TAN((ACOS(COS(RADIANS([.B192]))*COS(RADIANS([.C192])))))" office:value-type="float" office:value="0.996407499326405" calcext:value-type="float">
            <text:p>0.9964</text:p>
          </table:table-cell>
          <table:table-cell table:formula="of:=SQRT([.E192]^2+[.F192]^2)" office:value-type="float" office:value="3.09058246937369" calcext:value-type="float">
            <text:p>3.09</text:p>
          </table:table-cell>
          <table:table-cell table:formula="of:=DEGREES(ATAN2([.F192]; [.E192]))" office:value-type="float" office:value="-91.1123996162978" calcext:value-type="float">
            <text:p>-91.11</text:p>
          </table:table-cell>
          <table:table-cell table:style-name="ce9" table:formula="of:=SQRT([.T192])" office:value-type="float" office:value="14.9461124898961" calcext:value-type="float">
            <text:p>14.95</text:p>
          </table:table-cell>
          <table:table-cell table:style-name="ce8" table:formula="of:=DEGREES(ATAN( (-SIN (RADIANS ([.C192])) * COS(RADIANS([.B192]))) / (COS (RADIANS ([.C192])) * SIN(RADIANS([.B192]))) ))" office:value-type="float" office:value="0.894010697645836" calcext:value-type="float">
            <text:p>0.89</text:p>
          </table:table-cell>
          <table:table-cell table:style-name="ce11" table:formula="of:=SQRT([.U192]^2+[.V192]^2)" office:value-type="float" office:value="15.1559717675957" calcext:value-type="float">
            <text:p>15.16</text:p>
          </table:table-cell>
          <table:table-cell table:style-name="ce8" table:formula="of:=DEGREES(ATAN2([.V192];[.U192]))" office:value-type="float" office:value="100.864866825713" calcext:value-type="float">
            <text:p>100.86</text:p>
          </table:table-cell>
          <table:table-cell table:style-name="ce8"/>
          <table:table-cell table:style-name="ce13" table:formula="of:=[.K192]*15" office:value-type="float" office:value="14.9461124898961" calcext:value-type="float">
            <text:p>14.95</text:p>
          </table:table-cell>
          <table:table-cell table:style-name="ce8" table:formula="of:=[.K192]^2*225" office:value-type="float" office:value="223.386278560627" calcext:value-type="float">
            <text:p>223.39</text:p>
          </table:table-cell>
          <table:table-cell table:style-name="ce8" table:formula="of:=[.L192]*COS(RADIANS([.M192]))+[.N192]*COS(RADIANS([.O192]))" office:value-type="float" office:value="14.8842930839663" calcext:value-type="float">
            <text:p>14.88</text:p>
          </table:table-cell>
          <table:table-cell table:style-name="ce8" table:formula="of:=[.L192]*SIN(RADIANS([.M192]))+[.N192]*SIN(RADIANS([.O192]))" office:value-type="float" office:value="-2.85679883974213" calcext:value-type="float">
            <text:p>-2.86</text:p>
          </table:table-cell>
          <table:table-cell office:value-type="float" office:value="13.4690692049007" calcext:value-type="float">
            <text:p>13.47</text:p>
          </table:table-cell>
          <table:table-cell table:number-columns-repeated="1001"/>
        </table:table-row>
        <table:table-row table:style-name="ro1">
          <table:table-cell office:value-type="float" office:value="852509" calcext:value-type="float">
            <text:p>852509</text:p>
          </table:table-cell>
          <table:table-cell office:value-type="float" office:value="-44.8899498292373" calcext:value-type="float">
            <text:p>-44.8899498292</text:p>
          </table:table-cell>
          <table:table-cell office:value-type="float" office:value="0.89058351004035" calcext:value-type="float">
            <text:p>0.89058351</text:p>
          </table:table-cell>
          <table:table-cell office:value-type="float" office:value="0.750092014981035" calcext:value-type="float">
            <text:p>0.750092015</text:p>
          </table:table-cell>
          <table:table-cell office:value-type="float" office:value="-3.09" calcext:value-type="float">
            <text:p>-3.09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6" calcext:value-type="float">
            <text:p>-0.16</text:p>
          </table:table-cell>
          <table:table-cell office:value-type="float" office:value="13.132" calcext:value-type="float">
            <text:p>13.132</text:p>
          </table:table-cell>
          <table:table-cell/>
          <table:table-cell table:formula="of:=DEGREES(ACOS(COS(RADIANS([.B193]))*COS(RADIANS([.C193]))))" office:value-type="float" office:value="44.896897349669" calcext:value-type="float">
            <text:p>44.90</text:p>
          </table:table-cell>
          <table:table-cell table:formula="of:=TAN((ACOS(COS(RADIANS([.B193]))*COS(RADIANS([.C193])))))" office:value-type="float" office:value="0.996407499326405" calcext:value-type="float">
            <text:p>0.9964</text:p>
          </table:table-cell>
          <table:table-cell table:formula="of:=SQRT([.E193]^2+[.F193]^2)" office:value-type="float" office:value="3.09058246937369" calcext:value-type="float">
            <text:p>3.09</text:p>
          </table:table-cell>
          <table:table-cell table:formula="of:=DEGREES(ATAN2([.F193]; [.E193]))" office:value-type="float" office:value="-91.1123996162978" calcext:value-type="float">
            <text:p>-91.11</text:p>
          </table:table-cell>
          <table:table-cell table:style-name="ce9" table:formula="of:=SQRT([.T193])" office:value-type="float" office:value="14.9461124898961" calcext:value-type="float">
            <text:p>14.95</text:p>
          </table:table-cell>
          <table:table-cell table:style-name="ce8" table:formula="of:=DEGREES(ATAN( (-SIN (RADIANS ([.C193])) * COS(RADIANS([.B193]))) / (COS (RADIANS ([.C193])) * SIN(RADIANS([.B193]))) ))" office:value-type="float" office:value="0.894010697645836" calcext:value-type="float">
            <text:p>0.89</text:p>
          </table:table-cell>
          <table:table-cell table:style-name="ce11" table:formula="of:=SQRT([.U193]^2+[.V193]^2)" office:value-type="float" office:value="15.1559717675957" calcext:value-type="float">
            <text:p>15.16</text:p>
          </table:table-cell>
          <table:table-cell table:style-name="ce8" table:formula="of:=DEGREES(ATAN2([.V193];[.U193]))" office:value-type="float" office:value="100.864866825713" calcext:value-type="float">
            <text:p>100.86</text:p>
          </table:table-cell>
          <table:table-cell table:style-name="ce8"/>
          <table:table-cell table:style-name="ce13" table:formula="of:=[.K193]*15" office:value-type="float" office:value="14.9461124898961" calcext:value-type="float">
            <text:p>14.95</text:p>
          </table:table-cell>
          <table:table-cell table:style-name="ce8" table:formula="of:=[.K193]^2*225" office:value-type="float" office:value="223.386278560627" calcext:value-type="float">
            <text:p>223.39</text:p>
          </table:table-cell>
          <table:table-cell table:style-name="ce8" table:formula="of:=[.L193]*COS(RADIANS([.M193]))+[.N193]*COS(RADIANS([.O193]))" office:value-type="float" office:value="14.8842930839663" calcext:value-type="float">
            <text:p>14.88</text:p>
          </table:table-cell>
          <table:table-cell table:style-name="ce8" table:formula="of:=[.L193]*SIN(RADIANS([.M193]))+[.N193]*SIN(RADIANS([.O193]))" office:value-type="float" office:value="-2.85679883974213" calcext:value-type="float">
            <text:p>-2.86</text:p>
          </table:table-cell>
          <table:table-cell office:value-type="float" office:value="13.4690692049007" calcext:value-type="float">
            <text:p>13.47</text:p>
          </table:table-cell>
          <table:table-cell table:number-columns-repeated="1001"/>
        </table:table-row>
        <table:table-row table:style-name="ro1">
          <table:table-cell office:value-type="float" office:value="852759" calcext:value-type="float">
            <text:p>852759</text:p>
          </table:table-cell>
          <table:table-cell office:value-type="float" office:value="-44.8802304700483" calcext:value-type="float">
            <text:p>-44.88023047</text:p>
          </table:table-cell>
          <table:table-cell office:value-type="float" office:value="0.894904885350852" calcext:value-type="float">
            <text:p>0.8949048854</text:p>
          </table:table-cell>
          <table:table-cell office:value-type="float" office:value="0.651055339232908" calcext:value-type="float">
            <text:p>0.6510553392</text:p>
          </table:table-cell>
          <table:table-cell office:value-type="float" office:value="-3.33" calcext:value-type="float">
            <text:p>-3.3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7" calcext:value-type="float">
            <text:p>-0.17</text:p>
          </table:table-cell>
          <table:table-cell office:value-type="float" office:value="13.176" calcext:value-type="float">
            <text:p>13.176</text:p>
          </table:table-cell>
          <table:table-cell/>
          <table:table-cell table:formula="of:=DEGREES(ACOS(COS(RADIANS([.B194]))*COS(RADIANS([.C194]))))" office:value-type="float" office:value="44.8872479515317" calcext:value-type="float">
            <text:p>44.89</text:p>
          </table:table-cell>
          <table:table-cell table:formula="of:=TAN((ACOS(COS(RADIANS([.B194]))*COS(RADIANS([.C194])))))" office:value-type="float" office:value="0.996071935976625" calcext:value-type="float">
            <text:p>0.9961</text:p>
          </table:table-cell>
          <table:table-cell table:formula="of:=SQRT([.E194]^2+[.F194]^2)" office:value-type="float" office:value="3.33096082234541" calcext:value-type="float">
            <text:p>3.33</text:p>
          </table:table-cell>
          <table:table-cell table:formula="of:=DEGREES(ATAN2([.F194]; [.E194]))" office:value-type="float" office:value="-91.3762104625666" calcext:value-type="float">
            <text:p>-91.38</text:p>
          </table:table-cell>
          <table:table-cell table:style-name="ce9" table:formula="of:=SQRT([.T194])" office:value-type="float" office:value="14.9410790396494" calcext:value-type="float">
            <text:p>14.94</text:p>
          </table:table-cell>
          <table:table-cell table:style-name="ce8" table:formula="of:=DEGREES(ATAN( (-SIN (RADIANS ([.C194])) * COS(RADIANS([.B194]))) / (COS (RADIANS ([.C194])) * SIN(RADIANS([.B194]))) ))" office:value-type="float" office:value="0.898653483875657" calcext:value-type="float">
            <text:p>0.90</text:p>
          </table:table-cell>
          <table:table-cell table:style-name="ce11" table:formula="of:=SQRT([.U194]^2+[.V194]^2)" office:value-type="float" office:value="15.1782807089266" calcext:value-type="float">
            <text:p>15.18</text:p>
          </table:table-cell>
          <table:table-cell table:style-name="ce8" table:formula="of:=DEGREES(ATAN2([.V194];[.U194]))" office:value-type="float" office:value="101.768257695299" calcext:value-type="float">
            <text:p>101.77</text:p>
          </table:table-cell>
          <table:table-cell table:style-name="ce8"/>
          <table:table-cell table:style-name="ce13" table:formula="of:=[.K194]*15" office:value-type="float" office:value="14.9410790396494" calcext:value-type="float">
            <text:p>14.94</text:p>
          </table:table-cell>
          <table:table-cell table:style-name="ce8" table:formula="of:=[.K194]^2*225" office:value-type="float" office:value="223.23584286905" calcext:value-type="float">
            <text:p>223.24</text:p>
          </table:table-cell>
          <table:table-cell table:style-name="ce8" table:formula="of:=[.L194]*COS(RADIANS([.M194]))+[.N194]*COS(RADIANS([.O194]))" office:value-type="float" office:value="14.8592413070293" calcext:value-type="float">
            <text:p>14.86</text:p>
          </table:table-cell>
          <table:table-cell table:style-name="ce8" table:formula="of:=[.L194]*SIN(RADIANS([.M194]))+[.N194]*SIN(RADIANS([.O194]))" office:value-type="float" office:value="-3.09566681967697" calcext:value-type="float">
            <text:p>-3.10</text:p>
          </table:table-cell>
          <table:table-cell office:value-type="float" office:value="13.4661743854595" calcext:value-type="float">
            <text:p>13.47</text:p>
          </table:table-cell>
          <table:table-cell table:number-columns-repeated="1001"/>
        </table:table-row>
        <table:table-row table:style-name="ro1">
          <table:table-cell office:value-type="float" office:value="852759" calcext:value-type="float">
            <text:p>852759</text:p>
          </table:table-cell>
          <table:table-cell office:value-type="float" office:value="-44.8802304700483" calcext:value-type="float">
            <text:p>-44.88023047</text:p>
          </table:table-cell>
          <table:table-cell office:value-type="float" office:value="0.894904885350852" calcext:value-type="float">
            <text:p>0.8949048854</text:p>
          </table:table-cell>
          <table:table-cell office:value-type="float" office:value="0.651055339232908" calcext:value-type="float">
            <text:p>0.6510553392</text:p>
          </table:table-cell>
          <table:table-cell office:value-type="float" office:value="-3.33" calcext:value-type="float">
            <text:p>-3.3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7" calcext:value-type="float">
            <text:p>-0.17</text:p>
          </table:table-cell>
          <table:table-cell office:value-type="float" office:value="13.176" calcext:value-type="float">
            <text:p>13.176</text:p>
          </table:table-cell>
          <table:table-cell/>
          <table:table-cell table:formula="of:=DEGREES(ACOS(COS(RADIANS([.B195]))*COS(RADIANS([.C195]))))" office:value-type="float" office:value="44.8872479515317" calcext:value-type="float">
            <text:p>44.89</text:p>
          </table:table-cell>
          <table:table-cell table:formula="of:=TAN((ACOS(COS(RADIANS([.B195]))*COS(RADIANS([.C195])))))" office:value-type="float" office:value="0.996071935976625" calcext:value-type="float">
            <text:p>0.9961</text:p>
          </table:table-cell>
          <table:table-cell table:formula="of:=SQRT([.E195]^2+[.F195]^2)" office:value-type="float" office:value="3.33096082234541" calcext:value-type="float">
            <text:p>3.33</text:p>
          </table:table-cell>
          <table:table-cell table:formula="of:=DEGREES(ATAN2([.F195]; [.E195]))" office:value-type="float" office:value="-91.3762104625666" calcext:value-type="float">
            <text:p>-91.38</text:p>
          </table:table-cell>
          <table:table-cell table:style-name="ce9" table:formula="of:=SQRT([.T195])" office:value-type="float" office:value="14.9410790396494" calcext:value-type="float">
            <text:p>14.94</text:p>
          </table:table-cell>
          <table:table-cell table:style-name="ce8" table:formula="of:=DEGREES(ATAN( (-SIN (RADIANS ([.C195])) * COS(RADIANS([.B195]))) / (COS (RADIANS ([.C195])) * SIN(RADIANS([.B195]))) ))" office:value-type="float" office:value="0.898653483875657" calcext:value-type="float">
            <text:p>0.90</text:p>
          </table:table-cell>
          <table:table-cell table:style-name="ce11" table:formula="of:=SQRT([.U195]^2+[.V195]^2)" office:value-type="float" office:value="15.1782807089266" calcext:value-type="float">
            <text:p>15.18</text:p>
          </table:table-cell>
          <table:table-cell table:style-name="ce8" table:formula="of:=DEGREES(ATAN2([.V195];[.U195]))" office:value-type="float" office:value="101.768257695299" calcext:value-type="float">
            <text:p>101.77</text:p>
          </table:table-cell>
          <table:table-cell table:style-name="ce8"/>
          <table:table-cell table:style-name="ce13" table:formula="of:=[.K195]*15" office:value-type="float" office:value="14.9410790396494" calcext:value-type="float">
            <text:p>14.94</text:p>
          </table:table-cell>
          <table:table-cell table:style-name="ce8" table:formula="of:=[.K195]^2*225" office:value-type="float" office:value="223.23584286905" calcext:value-type="float">
            <text:p>223.24</text:p>
          </table:table-cell>
          <table:table-cell table:style-name="ce8" table:formula="of:=[.L195]*COS(RADIANS([.M195]))+[.N195]*COS(RADIANS([.O195]))" office:value-type="float" office:value="14.8592413070293" calcext:value-type="float">
            <text:p>14.86</text:p>
          </table:table-cell>
          <table:table-cell table:style-name="ce8" table:formula="of:=[.L195]*SIN(RADIANS([.M195]))+[.N195]*SIN(RADIANS([.O195]))" office:value-type="float" office:value="-3.09566681967697" calcext:value-type="float">
            <text:p>-3.10</text:p>
          </table:table-cell>
          <table:table-cell office:value-type="float" office:value="13.4661743854595" calcext:value-type="float">
            <text:p>13.47</text:p>
          </table:table-cell>
          <table:table-cell table:number-columns-repeated="1001"/>
        </table:table-row>
        <table:table-row table:style-name="ro1">
          <table:table-cell office:value-type="float" office:value="853010" calcext:value-type="float">
            <text:p>853010</text:p>
          </table:table-cell>
          <table:table-cell office:value-type="float" office:value="-44.9226117938483" calcext:value-type="float">
            <text:p>-44.9226117938</text:p>
          </table:table-cell>
          <table:table-cell office:value-type="float" office:value="1.01626075167673" calcext:value-type="float">
            <text:p>1.0162607517</text:p>
          </table:table-cell>
          <table:table-cell office:value-type="float" office:value="0.557684518844718" calcext:value-type="float">
            <text:p>0.5576845188</text:p>
          </table:table-cell>
          <table:table-cell office:value-type="float" office:value="-3.55" calcext:value-type="float">
            <text:p>-3.5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7" calcext:value-type="float">
            <text:p>-0.17</text:p>
          </table:table-cell>
          <table:table-cell office:value-type="float" office:value="13.221" calcext:value-type="float">
            <text:p>13.221</text:p>
          </table:table-cell>
          <table:table-cell/>
          <table:table-cell table:formula="of:=DEGREES(ACOS(COS(RADIANS([.B196]))*COS(RADIANS([.C196]))))" office:value-type="float" office:value="44.9316479794539" calcext:value-type="float">
            <text:p>44.93</text:p>
          </table:table-cell>
          <table:table-cell table:formula="of:=TAN((ACOS(COS(RADIANS([.B196]))*COS(RADIANS([.C196])))))" office:value-type="float" office:value="0.997616906205823" calcext:value-type="float">
            <text:p>0.9976</text:p>
          </table:table-cell>
          <table:table-cell table:formula="of:=SQRT([.E196]^2+[.F196]^2)" office:value-type="float" office:value="3.5517038164802" calcext:value-type="float">
            <text:p>3.55</text:p>
          </table:table-cell>
          <table:table-cell table:formula="of:=DEGREES(ATAN2([.F196]; [.E196]))" office:value-type="float" office:value="-91.7747943181616" calcext:value-type="float">
            <text:p>-91.77</text:p>
          </table:table-cell>
          <table:table-cell table:style-name="ce9" table:formula="of:=SQRT([.T196])" office:value-type="float" office:value="14.9642535930873" calcext:value-type="float">
            <text:p>14.96</text:p>
          </table:table-cell>
          <table:table-cell table:style-name="ce8" table:formula="of:=DEGREES(ATAN( (-SIN (RADIANS ([.C196])) * COS(RADIANS([.B196]))) / (COS (RADIANS ([.C196])) * SIN(RADIANS([.B196]))) ))" office:value-type="float" office:value="1.01900917160451" calcext:value-type="float">
            <text:p>1.02</text:p>
          </table:table-cell>
          <table:table-cell table:style-name="ce11" table:formula="of:=SQRT([.U196]^2+[.V196]^2)" office:value-type="float" office:value="15.2106007269721" calcext:value-type="float">
            <text:p>15.21</text:p>
          </table:table-cell>
          <table:table-cell table:style-name="ce8" table:formula="of:=DEGREES(ATAN2([.V196];[.U196]))" office:value-type="float" office:value="102.467967597562" calcext:value-type="float">
            <text:p>102.47</text:p>
          </table:table-cell>
          <table:table-cell table:style-name="ce8"/>
          <table:table-cell table:style-name="ce13" table:formula="of:=[.K196]*15" office:value-type="float" office:value="14.9642535930873" calcext:value-type="float">
            <text:p>14.96</text:p>
          </table:table-cell>
          <table:table-cell table:style-name="ce8" table:formula="of:=[.K196]^2*225" office:value-type="float" office:value="223.928885598227" calcext:value-type="float">
            <text:p>223.93</text:p>
          </table:table-cell>
          <table:table-cell table:style-name="ce8" table:formula="of:=[.L196]*COS(RADIANS([.M196]))+[.N196]*COS(RADIANS([.O196]))" office:value-type="float" office:value="14.8518869948479" calcext:value-type="float">
            <text:p>14.85</text:p>
          </table:table-cell>
          <table:table-cell table:style-name="ce8" table:formula="of:=[.L196]*SIN(RADIANS([.M196]))+[.N196]*SIN(RADIANS([.O196]))" office:value-type="float" office:value="-3.28387380507069" calcext:value-type="float">
            <text:p>-3.28</text:p>
          </table:table-cell>
          <table:table-cell office:value-type="float" office:value="13.4794943938362" calcext:value-type="float">
            <text:p>13.48</text:p>
          </table:table-cell>
          <table:table-cell table:number-columns-repeated="1001"/>
        </table:table-row>
        <table:table-row table:style-name="ro1">
          <table:table-cell office:value-type="float" office:value="853010" calcext:value-type="float">
            <text:p>853010</text:p>
          </table:table-cell>
          <table:table-cell office:value-type="float" office:value="-44.9226117938483" calcext:value-type="float">
            <text:p>-44.9226117938</text:p>
          </table:table-cell>
          <table:table-cell office:value-type="float" office:value="1.01626075167673" calcext:value-type="float">
            <text:p>1.0162607517</text:p>
          </table:table-cell>
          <table:table-cell office:value-type="float" office:value="0.557684518844718" calcext:value-type="float">
            <text:p>0.5576845188</text:p>
          </table:table-cell>
          <table:table-cell office:value-type="float" office:value="-3.55" calcext:value-type="float">
            <text:p>-3.5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7" calcext:value-type="float">
            <text:p>-0.17</text:p>
          </table:table-cell>
          <table:table-cell office:value-type="float" office:value="13.221" calcext:value-type="float">
            <text:p>13.221</text:p>
          </table:table-cell>
          <table:table-cell/>
          <table:table-cell table:formula="of:=DEGREES(ACOS(COS(RADIANS([.B197]))*COS(RADIANS([.C197]))))" office:value-type="float" office:value="44.9316479794539" calcext:value-type="float">
            <text:p>44.93</text:p>
          </table:table-cell>
          <table:table-cell table:formula="of:=TAN((ACOS(COS(RADIANS([.B197]))*COS(RADIANS([.C197])))))" office:value-type="float" office:value="0.997616906205823" calcext:value-type="float">
            <text:p>0.9976</text:p>
          </table:table-cell>
          <table:table-cell table:formula="of:=SQRT([.E197]^2+[.F197]^2)" office:value-type="float" office:value="3.5517038164802" calcext:value-type="float">
            <text:p>3.55</text:p>
          </table:table-cell>
          <table:table-cell table:formula="of:=DEGREES(ATAN2([.F197]; [.E197]))" office:value-type="float" office:value="-91.7747943181616" calcext:value-type="float">
            <text:p>-91.77</text:p>
          </table:table-cell>
          <table:table-cell table:style-name="ce9" table:formula="of:=SQRT([.T197])" office:value-type="float" office:value="14.9642535930873" calcext:value-type="float">
            <text:p>14.96</text:p>
          </table:table-cell>
          <table:table-cell table:style-name="ce8" table:formula="of:=DEGREES(ATAN( (-SIN (RADIANS ([.C197])) * COS(RADIANS([.B197]))) / (COS (RADIANS ([.C197])) * SIN(RADIANS([.B197]))) ))" office:value-type="float" office:value="1.01900917160451" calcext:value-type="float">
            <text:p>1.02</text:p>
          </table:table-cell>
          <table:table-cell table:style-name="ce11" table:formula="of:=SQRT([.U197]^2+[.V197]^2)" office:value-type="float" office:value="15.2106007269721" calcext:value-type="float">
            <text:p>15.21</text:p>
          </table:table-cell>
          <table:table-cell table:style-name="ce8" table:formula="of:=DEGREES(ATAN2([.V197];[.U197]))" office:value-type="float" office:value="102.467967597562" calcext:value-type="float">
            <text:p>102.47</text:p>
          </table:table-cell>
          <table:table-cell table:style-name="ce8"/>
          <table:table-cell table:style-name="ce13" table:formula="of:=[.K197]*15" office:value-type="float" office:value="14.9642535930873" calcext:value-type="float">
            <text:p>14.96</text:p>
          </table:table-cell>
          <table:table-cell table:style-name="ce8" table:formula="of:=[.K197]^2*225" office:value-type="float" office:value="223.928885598227" calcext:value-type="float">
            <text:p>223.93</text:p>
          </table:table-cell>
          <table:table-cell table:style-name="ce8" table:formula="of:=[.L197]*COS(RADIANS([.M197]))+[.N197]*COS(RADIANS([.O197]))" office:value-type="float" office:value="14.8518869948479" calcext:value-type="float">
            <text:p>14.85</text:p>
          </table:table-cell>
          <table:table-cell table:style-name="ce8" table:formula="of:=[.L197]*SIN(RADIANS([.M197]))+[.N197]*SIN(RADIANS([.O197]))" office:value-type="float" office:value="-3.28387380507069" calcext:value-type="float">
            <text:p>-3.28</text:p>
          </table:table-cell>
          <table:table-cell office:value-type="float" office:value="13.4794943938362" calcext:value-type="float">
            <text:p>13.48</text:p>
          </table:table-cell>
          <table:table-cell table:number-columns-repeated="1001"/>
        </table:table-row>
        <table:table-row table:style-name="ro1">
          <table:table-cell office:value-type="float" office:value="853260" calcext:value-type="float">
            <text:p>853260</text:p>
          </table:table-cell>
          <table:table-cell office:value-type="float" office:value="-44.9428974556832" calcext:value-type="float">
            <text:p>-44.9428974557</text:p>
          </table:table-cell>
          <table:table-cell office:value-type="float" office:value="1.12664866821689" calcext:value-type="float">
            <text:p>1.1266486682</text:p>
          </table:table-cell>
          <table:table-cell office:value-type="float" office:value="0.505271888309862" calcext:value-type="float">
            <text:p>0.5052718883</text:p>
          </table:table-cell>
          <table:table-cell office:value-type="float" office:value="-3.74" calcext:value-type="float">
            <text:p>-3.74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6" calcext:value-type="float">
            <text:p>-0.16</text:p>
          </table:table-cell>
          <table:table-cell office:value-type="float" office:value="13.267" calcext:value-type="float">
            <text:p>13.267</text:p>
          </table:table-cell>
          <table:table-cell/>
          <table:table-cell table:formula="of:=DEGREES(ACOS(COS(RADIANS([.B198]))*COS(RADIANS([.C198]))))" office:value-type="float" office:value="44.9539951795569" calcext:value-type="float">
            <text:p>44.95</text:p>
          </table:table-cell>
          <table:table-cell table:formula="of:=TAN((ACOS(COS(RADIANS([.B198]))*COS(RADIANS([.C198])))))" office:value-type="float" office:value="0.998395416855043" calcext:value-type="float">
            <text:p>0.9984</text:p>
          </table:table-cell>
          <table:table-cell table:formula="of:=SQRT([.E198]^2+[.F198]^2)" office:value-type="float" office:value="3.74192463847149" calcext:value-type="float">
            <text:p>3.74</text:p>
          </table:table-cell>
          <table:table-cell table:formula="of:=DEGREES(ATAN2([.F198]; [.E198]))" office:value-type="float" office:value="-91.8377367903879" calcext:value-type="float">
            <text:p>-91.84</text:p>
          </table:table-cell>
          <table:table-cell table:style-name="ce9" table:formula="of:=SQRT([.T198])" office:value-type="float" office:value="14.9759312528256" calcext:value-type="float">
            <text:p>14.98</text:p>
          </table:table-cell>
          <table:table-cell table:style-name="ce8" table:formula="of:=DEGREES(ATAN( (-SIN (RADIANS ([.C198])) * COS(RADIANS([.B198]))) / (COS (RADIANS ([.C198])) * SIN(RADIANS([.B198]))) ))" office:value-type="float" office:value="1.12889602605423" calcext:value-type="float">
            <text:p>1.13</text:p>
          </table:table-cell>
          <table:table-cell table:style-name="ce11" table:formula="of:=SQRT([.U198]^2+[.V198]^2)" office:value-type="float" office:value="15.2472951615883" calcext:value-type="float">
            <text:p>15.25</text:p>
          </table:table-cell>
          <table:table-cell table:style-name="ce8" table:formula="of:=DEGREES(ATAN2([.V198];[.U198]))" office:value-type="float" office:value="103.058063866869" calcext:value-type="float">
            <text:p>103.06</text:p>
          </table:table-cell>
          <table:table-cell table:style-name="ce8"/>
          <table:table-cell table:style-name="ce13" table:formula="of:=[.K198]*15" office:value-type="float" office:value="14.9759312528256" calcext:value-type="float">
            <text:p>14.98</text:p>
          </table:table-cell>
          <table:table-cell table:style-name="ce8" table:formula="of:=[.K198]^2*225" office:value-type="float" office:value="224.27851688936" calcext:value-type="float">
            <text:p>224.28</text:p>
          </table:table-cell>
          <table:table-cell table:style-name="ce8" table:formula="of:=[.L198]*COS(RADIANS([.M198]))+[.N198]*COS(RADIANS([.O198]))" office:value-type="float" office:value="14.8530244711345" calcext:value-type="float">
            <text:p>14.85</text:p>
          </table:table-cell>
          <table:table-cell table:style-name="ce8" table:formula="of:=[.L198]*SIN(RADIANS([.M198]))+[.N198]*SIN(RADIANS([.O198]))" office:value-type="float" office:value="-3.44494902784834" calcext:value-type="float">
            <text:p>-3.44</text:p>
          </table:table-cell>
          <table:table-cell office:value-type="float" office:value="13.4861985538671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3260" calcext:value-type="float">
            <text:p>853260</text:p>
          </table:table-cell>
          <table:table-cell office:value-type="float" office:value="-44.9428974556832" calcext:value-type="float">
            <text:p>-44.9428974557</text:p>
          </table:table-cell>
          <table:table-cell office:value-type="float" office:value="1.12664866821689" calcext:value-type="float">
            <text:p>1.1266486682</text:p>
          </table:table-cell>
          <table:table-cell office:value-type="float" office:value="0.505271888309862" calcext:value-type="float">
            <text:p>0.5052718883</text:p>
          </table:table-cell>
          <table:table-cell office:value-type="float" office:value="-3.74" calcext:value-type="float">
            <text:p>-3.74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6" calcext:value-type="float">
            <text:p>-0.16</text:p>
          </table:table-cell>
          <table:table-cell office:value-type="float" office:value="13.267" calcext:value-type="float">
            <text:p>13.267</text:p>
          </table:table-cell>
          <table:table-cell/>
          <table:table-cell table:formula="of:=DEGREES(ACOS(COS(RADIANS([.B199]))*COS(RADIANS([.C199]))))" office:value-type="float" office:value="44.9539951795569" calcext:value-type="float">
            <text:p>44.95</text:p>
          </table:table-cell>
          <table:table-cell table:formula="of:=TAN((ACOS(COS(RADIANS([.B199]))*COS(RADIANS([.C199])))))" office:value-type="float" office:value="0.998395416855043" calcext:value-type="float">
            <text:p>0.9984</text:p>
          </table:table-cell>
          <table:table-cell table:formula="of:=SQRT([.E199]^2+[.F199]^2)" office:value-type="float" office:value="3.74192463847149" calcext:value-type="float">
            <text:p>3.74</text:p>
          </table:table-cell>
          <table:table-cell table:formula="of:=DEGREES(ATAN2([.F199]; [.E199]))" office:value-type="float" office:value="-91.8377367903879" calcext:value-type="float">
            <text:p>-91.84</text:p>
          </table:table-cell>
          <table:table-cell table:style-name="ce9" table:formula="of:=SQRT([.T199])" office:value-type="float" office:value="14.9759312528256" calcext:value-type="float">
            <text:p>14.98</text:p>
          </table:table-cell>
          <table:table-cell table:style-name="ce8" table:formula="of:=DEGREES(ATAN( (-SIN (RADIANS ([.C199])) * COS(RADIANS([.B199]))) / (COS (RADIANS ([.C199])) * SIN(RADIANS([.B199]))) ))" office:value-type="float" office:value="1.12889602605423" calcext:value-type="float">
            <text:p>1.13</text:p>
          </table:table-cell>
          <table:table-cell table:style-name="ce11" table:formula="of:=SQRT([.U199]^2+[.V199]^2)" office:value-type="float" office:value="15.2472951615883" calcext:value-type="float">
            <text:p>15.25</text:p>
          </table:table-cell>
          <table:table-cell table:style-name="ce8" table:formula="of:=DEGREES(ATAN2([.V199];[.U199]))" office:value-type="float" office:value="103.058063866869" calcext:value-type="float">
            <text:p>103.06</text:p>
          </table:table-cell>
          <table:table-cell table:style-name="ce8"/>
          <table:table-cell table:style-name="ce13" table:formula="of:=[.K199]*15" office:value-type="float" office:value="14.9759312528256" calcext:value-type="float">
            <text:p>14.98</text:p>
          </table:table-cell>
          <table:table-cell table:style-name="ce8" table:formula="of:=[.K199]^2*225" office:value-type="float" office:value="224.27851688936" calcext:value-type="float">
            <text:p>224.28</text:p>
          </table:table-cell>
          <table:table-cell table:style-name="ce8" table:formula="of:=[.L199]*COS(RADIANS([.M199]))+[.N199]*COS(RADIANS([.O199]))" office:value-type="float" office:value="14.8530244711345" calcext:value-type="float">
            <text:p>14.85</text:p>
          </table:table-cell>
          <table:table-cell table:style-name="ce8" table:formula="of:=[.L199]*SIN(RADIANS([.M199]))+[.N199]*SIN(RADIANS([.O199]))" office:value-type="float" office:value="-3.44494902784834" calcext:value-type="float">
            <text:p>-3.44</text:p>
          </table:table-cell>
          <table:table-cell office:value-type="float" office:value="13.4861985538671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3510" calcext:value-type="float">
            <text:p>853510</text:p>
          </table:table-cell>
          <table:table-cell office:value-type="float" office:value="-44.9444308331519" calcext:value-type="float">
            <text:p>-44.9444308332</text:p>
          </table:table-cell>
          <table:table-cell office:value-type="float" office:value="1.13080942736019" calcext:value-type="float">
            <text:p>1.1308094274</text:p>
          </table:table-cell>
          <table:table-cell office:value-type="float" office:value="0.511006952695998" calcext:value-type="float">
            <text:p>0.5110069527</text:p>
          </table:table-cell>
          <table:table-cell office:value-type="float" office:value="-3.91" calcext:value-type="float">
            <text:p>-3.9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5" calcext:value-type="float">
            <text:p>-0.15</text:p>
          </table:table-cell>
          <table:table-cell office:value-type="float" office:value="13.311" calcext:value-type="float">
            <text:p>13.311</text:p>
          </table:table-cell>
          <table:table-cell/>
          <table:table-cell table:formula="of:=DEGREES(ACOS(COS(RADIANS([.B200]))*COS(RADIANS([.C200]))))" office:value-type="float" office:value="44.9556100681105" calcext:value-type="float">
            <text:p>44.96</text:p>
          </table:table-cell>
          <table:table-cell table:formula="of:=TAN((ACOS(COS(RADIANS([.B200]))*COS(RADIANS([.C200])))))" office:value-type="float" office:value="0.99845169830526" calcext:value-type="float">
            <text:p>0.9985</text:p>
          </table:table-cell>
          <table:table-cell table:formula="of:=SQRT([.E200]^2+[.F200]^2)" office:value-type="float" office:value="3.91184099881373" calcext:value-type="float">
            <text:p>3.91</text:p>
          </table:table-cell>
          <table:table-cell table:formula="of:=DEGREES(ATAN2([.F200]; [.E200]))" office:value-type="float" office:value="-91.7578864614218" calcext:value-type="float">
            <text:p>-91.76</text:p>
          </table:table-cell>
          <table:table-cell table:style-name="ce9" table:formula="of:=SQRT([.T200])" office:value-type="float" office:value="14.9767754745789" calcext:value-type="float">
            <text:p>14.98</text:p>
          </table:table-cell>
          <table:table-cell table:style-name="ce8" table:formula="of:=DEGREES(ATAN( (-SIN (RADIANS ([.C200])) * COS(RADIANS([.B200]))) / (COS (RADIANS ([.C200])) * SIN(RADIANS([.B200]))) ))" office:value-type="float" office:value="1.13300445050432" calcext:value-type="float">
            <text:p>1.13</text:p>
          </table:table-cell>
          <table:table-cell table:style-name="ce11" table:formula="of:=SQRT([.U200]^2+[.V200]^2)" office:value-type="float" office:value="15.2871434606606" calcext:value-type="float">
            <text:p>15.29</text:p>
          </table:table-cell>
          <table:table-cell table:style-name="ce8" table:formula="of:=DEGREES(ATAN2([.V200];[.U200]))" office:value-type="float" office:value="103.674077388783" calcext:value-type="float">
            <text:p>103.67</text:p>
          </table:table-cell>
          <table:table-cell table:style-name="ce8"/>
          <table:table-cell table:style-name="ce13" table:formula="of:=[.K200]*15" office:value-type="float" office:value="14.9767754745789" calcext:value-type="float">
            <text:p>14.98</text:p>
          </table:table-cell>
          <table:table-cell table:style-name="ce8" table:formula="of:=[.K200]^2*225" office:value-type="float" office:value="224.303803615948" calcext:value-type="float">
            <text:p>224.30</text:p>
          </table:table-cell>
          <table:table-cell table:style-name="ce8" table:formula="of:=[.L200]*COS(RADIANS([.M200]))+[.N200]*COS(RADIANS([.O200]))" office:value-type="float" office:value="14.8538473325514" calcext:value-type="float">
            <text:p>14.85</text:p>
          </table:table-cell>
          <table:table-cell table:style-name="ce8" table:formula="of:=[.L200]*SIN(RADIANS([.M200]))+[.N200]*SIN(RADIANS([.O200]))" office:value-type="float" office:value="-3.61385868678809" calcext:value-type="float">
            <text:p>-3.61</text:p>
          </table:table-cell>
          <table:table-cell office:value-type="float" office:value="13.4866830204331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3510" calcext:value-type="float">
            <text:p>853510</text:p>
          </table:table-cell>
          <table:table-cell office:value-type="float" office:value="-44.9444308331519" calcext:value-type="float">
            <text:p>-44.9444308332</text:p>
          </table:table-cell>
          <table:table-cell office:value-type="float" office:value="1.13080942736019" calcext:value-type="float">
            <text:p>1.1308094274</text:p>
          </table:table-cell>
          <table:table-cell office:value-type="float" office:value="0.511006952695998" calcext:value-type="float">
            <text:p>0.5110069527</text:p>
          </table:table-cell>
          <table:table-cell office:value-type="float" office:value="-3.91" calcext:value-type="float">
            <text:p>-3.9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5" calcext:value-type="float">
            <text:p>-0.15</text:p>
          </table:table-cell>
          <table:table-cell office:value-type="float" office:value="13.311" calcext:value-type="float">
            <text:p>13.311</text:p>
          </table:table-cell>
          <table:table-cell/>
          <table:table-cell table:formula="of:=DEGREES(ACOS(COS(RADIANS([.B201]))*COS(RADIANS([.C201]))))" office:value-type="float" office:value="44.9556100681105" calcext:value-type="float">
            <text:p>44.96</text:p>
          </table:table-cell>
          <table:table-cell table:formula="of:=TAN((ACOS(COS(RADIANS([.B201]))*COS(RADIANS([.C201])))))" office:value-type="float" office:value="0.99845169830526" calcext:value-type="float">
            <text:p>0.9985</text:p>
          </table:table-cell>
          <table:table-cell table:formula="of:=SQRT([.E201]^2+[.F201]^2)" office:value-type="float" office:value="3.91184099881373" calcext:value-type="float">
            <text:p>3.91</text:p>
          </table:table-cell>
          <table:table-cell table:formula="of:=DEGREES(ATAN2([.F201]; [.E201]))" office:value-type="float" office:value="-91.7578864614218" calcext:value-type="float">
            <text:p>-91.76</text:p>
          </table:table-cell>
          <table:table-cell table:style-name="ce9" table:formula="of:=SQRT([.T201])" office:value-type="float" office:value="14.9767754745789" calcext:value-type="float">
            <text:p>14.98</text:p>
          </table:table-cell>
          <table:table-cell table:style-name="ce8" table:formula="of:=DEGREES(ATAN( (-SIN (RADIANS ([.C201])) * COS(RADIANS([.B201]))) / (COS (RADIANS ([.C201])) * SIN(RADIANS([.B201]))) ))" office:value-type="float" office:value="1.13300445050432" calcext:value-type="float">
            <text:p>1.13</text:p>
          </table:table-cell>
          <table:table-cell table:style-name="ce11" table:formula="of:=SQRT([.U201]^2+[.V201]^2)" office:value-type="float" office:value="15.2871434606606" calcext:value-type="float">
            <text:p>15.29</text:p>
          </table:table-cell>
          <table:table-cell table:style-name="ce8" table:formula="of:=DEGREES(ATAN2([.V201];[.U201]))" office:value-type="float" office:value="103.674077388783" calcext:value-type="float">
            <text:p>103.67</text:p>
          </table:table-cell>
          <table:table-cell table:style-name="ce8"/>
          <table:table-cell table:style-name="ce13" table:formula="of:=[.K201]*15" office:value-type="float" office:value="14.9767754745789" calcext:value-type="float">
            <text:p>14.98</text:p>
          </table:table-cell>
          <table:table-cell table:style-name="ce8" table:formula="of:=[.K201]^2*225" office:value-type="float" office:value="224.303803615948" calcext:value-type="float">
            <text:p>224.30</text:p>
          </table:table-cell>
          <table:table-cell table:style-name="ce8" table:formula="of:=[.L201]*COS(RADIANS([.M201]))+[.N201]*COS(RADIANS([.O201]))" office:value-type="float" office:value="14.8538473325514" calcext:value-type="float">
            <text:p>14.85</text:p>
          </table:table-cell>
          <table:table-cell table:style-name="ce8" table:formula="of:=[.L201]*SIN(RADIANS([.M201]))+[.N201]*SIN(RADIANS([.O201]))" office:value-type="float" office:value="-3.61385868678809" calcext:value-type="float">
            <text:p>-3.61</text:p>
          </table:table-cell>
          <table:table-cell office:value-type="float" office:value="13.4866830204331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3760" calcext:value-type="float">
            <text:p>853760</text:p>
          </table:table-cell>
          <table:table-cell office:value-type="float" office:value="-44.9458993238234" calcext:value-type="float">
            <text:p>-44.9458993238</text:p>
          </table:table-cell>
          <table:table-cell office:value-type="float" office:value="1.02530178770371" calcext:value-type="float">
            <text:p>1.0253017877</text:p>
          </table:table-cell>
          <table:table-cell office:value-type="float" office:value="0.554065265636552" calcext:value-type="float">
            <text:p>0.5540652656</text:p>
          </table:table-cell>
          <table:table-cell office:value-type="float" office:value="-4.05" calcext:value-type="float">
            <text:p>-4.0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4" calcext:value-type="float">
            <text:p>-0.14</text:p>
          </table:table-cell>
          <table:table-cell office:value-type="float" office:value="13.352" calcext:value-type="float">
            <text:p>13.352</text:p>
          </table:table-cell>
          <table:table-cell/>
          <table:table-cell table:formula="of:=DEGREES(ACOS(COS(RADIANS([.B202]))*COS(RADIANS([.C202]))))" office:value-type="float" office:value="44.9550895134268" calcext:value-type="float">
            <text:p>44.96</text:p>
          </table:table-cell>
          <table:table-cell table:formula="of:=TAN((ACOS(COS(RADIANS([.B202]))*COS(RADIANS([.C202])))))" office:value-type="float" office:value="0.998433555795581" calcext:value-type="float">
            <text:p>0.9984</text:p>
          </table:table-cell>
          <table:table-cell table:formula="of:=SQRT([.E202]^2+[.F202]^2)" office:value-type="float" office:value="4.05177738776453" calcext:value-type="float">
            <text:p>4.05</text:p>
          </table:table-cell>
          <table:table-cell table:formula="of:=DEGREES(ATAN2([.F202]; [.E202]))" office:value-type="float" office:value="-91.6971561896003" calcext:value-type="float">
            <text:p>-91.70</text:p>
          </table:table-cell>
          <table:table-cell table:style-name="ce9" table:formula="of:=SQRT([.T202])" office:value-type="float" office:value="14.9765033369337" calcext:value-type="float">
            <text:p>14.98</text:p>
          </table:table-cell>
          <table:table-cell table:style-name="ce8" table:formula="of:=DEGREES(ATAN( (-SIN (RADIANS ([.C202])) * COS(RADIANS([.B202]))) / (COS (RADIANS ([.C202])) * SIN(RADIANS([.B202]))) ))" office:value-type="float" office:value="1.02723945490347" calcext:value-type="float">
            <text:p>1.03</text:p>
          </table:table-cell>
          <table:table-cell table:style-name="ce11" table:formula="of:=SQRT([.U202]^2+[.V202]^2)" office:value-type="float" office:value="15.3278817675474" calcext:value-type="float">
            <text:p>15.33</text:p>
          </table:table-cell>
          <table:table-cell table:style-name="ce8" table:formula="of:=DEGREES(ATAN2([.V202];[.U202]))" office:value-type="float" office:value="104.282770314874" calcext:value-type="float">
            <text:p>104.28</text:p>
          </table:table-cell>
          <table:table-cell table:style-name="ce8"/>
          <table:table-cell table:style-name="ce13" table:formula="of:=[.K202]*15" office:value-type="float" office:value="14.9765033369337" calcext:value-type="float">
            <text:p>14.98</text:p>
          </table:table-cell>
          <table:table-cell table:style-name="ce8" table:formula="of:=[.K202]^2*225" office:value-type="float" office:value="224.295652201187" calcext:value-type="float">
            <text:p>224.30</text:p>
          </table:table-cell>
          <table:table-cell table:style-name="ce8" table:formula="of:=[.L202]*COS(RADIANS([.M202]))+[.N202]*COS(RADIANS([.O202]))" office:value-type="float" office:value="14.8540963877729" calcext:value-type="float">
            <text:p>14.85</text:p>
          </table:table-cell>
          <table:table-cell table:style-name="ce8" table:formula="of:=[.L202]*SIN(RADIANS([.M202]))+[.N202]*SIN(RADIANS([.O202]))" office:value-type="float" office:value="-3.78150498911005" calcext:value-type="float">
            <text:p>-3.78</text:p>
          </table:table-cell>
          <table:table-cell office:value-type="float" office:value="13.486526854028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3760" calcext:value-type="float">
            <text:p>853760</text:p>
          </table:table-cell>
          <table:table-cell office:value-type="float" office:value="-44.9458993238234" calcext:value-type="float">
            <text:p>-44.9458993238</text:p>
          </table:table-cell>
          <table:table-cell office:value-type="float" office:value="1.02530178770371" calcext:value-type="float">
            <text:p>1.0253017877</text:p>
          </table:table-cell>
          <table:table-cell office:value-type="float" office:value="0.554065265636552" calcext:value-type="float">
            <text:p>0.5540652656</text:p>
          </table:table-cell>
          <table:table-cell office:value-type="float" office:value="-4.05" calcext:value-type="float">
            <text:p>-4.0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4" calcext:value-type="float">
            <text:p>-0.14</text:p>
          </table:table-cell>
          <table:table-cell office:value-type="float" office:value="13.352" calcext:value-type="float">
            <text:p>13.352</text:p>
          </table:table-cell>
          <table:table-cell/>
          <table:table-cell table:formula="of:=DEGREES(ACOS(COS(RADIANS([.B203]))*COS(RADIANS([.C203]))))" office:value-type="float" office:value="44.9550895134268" calcext:value-type="float">
            <text:p>44.96</text:p>
          </table:table-cell>
          <table:table-cell table:formula="of:=TAN((ACOS(COS(RADIANS([.B203]))*COS(RADIANS([.C203])))))" office:value-type="float" office:value="0.998433555795581" calcext:value-type="float">
            <text:p>0.9984</text:p>
          </table:table-cell>
          <table:table-cell table:formula="of:=SQRT([.E203]^2+[.F203]^2)" office:value-type="float" office:value="4.05177738776453" calcext:value-type="float">
            <text:p>4.05</text:p>
          </table:table-cell>
          <table:table-cell table:formula="of:=DEGREES(ATAN2([.F203]; [.E203]))" office:value-type="float" office:value="-91.6971561896003" calcext:value-type="float">
            <text:p>-91.70</text:p>
          </table:table-cell>
          <table:table-cell table:style-name="ce9" table:formula="of:=SQRT([.T203])" office:value-type="float" office:value="14.9765033369337" calcext:value-type="float">
            <text:p>14.98</text:p>
          </table:table-cell>
          <table:table-cell table:style-name="ce8" table:formula="of:=DEGREES(ATAN( (-SIN (RADIANS ([.C203])) * COS(RADIANS([.B203]))) / (COS (RADIANS ([.C203])) * SIN(RADIANS([.B203]))) ))" office:value-type="float" office:value="1.02723945490347" calcext:value-type="float">
            <text:p>1.03</text:p>
          </table:table-cell>
          <table:table-cell table:style-name="ce11" table:formula="of:=SQRT([.U203]^2+[.V203]^2)" office:value-type="float" office:value="15.3278817675474" calcext:value-type="float">
            <text:p>15.33</text:p>
          </table:table-cell>
          <table:table-cell table:style-name="ce8" table:formula="of:=DEGREES(ATAN2([.V203];[.U203]))" office:value-type="float" office:value="104.282770314874" calcext:value-type="float">
            <text:p>104.28</text:p>
          </table:table-cell>
          <table:table-cell table:style-name="ce8"/>
          <table:table-cell table:style-name="ce13" table:formula="of:=[.K203]*15" office:value-type="float" office:value="14.9765033369337" calcext:value-type="float">
            <text:p>14.98</text:p>
          </table:table-cell>
          <table:table-cell table:style-name="ce8" table:formula="of:=[.K203]^2*225" office:value-type="float" office:value="224.295652201187" calcext:value-type="float">
            <text:p>224.30</text:p>
          </table:table-cell>
          <table:table-cell table:style-name="ce8" table:formula="of:=[.L203]*COS(RADIANS([.M203]))+[.N203]*COS(RADIANS([.O203]))" office:value-type="float" office:value="14.8540963877729" calcext:value-type="float">
            <text:p>14.85</text:p>
          </table:table-cell>
          <table:table-cell table:style-name="ce8" table:formula="of:=[.L203]*SIN(RADIANS([.M203]))+[.N203]*SIN(RADIANS([.O203]))" office:value-type="float" office:value="-3.78150498911005" calcext:value-type="float">
            <text:p>-3.78</text:p>
          </table:table-cell>
          <table:table-cell office:value-type="float" office:value="13.486526854028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4009" calcext:value-type="float">
            <text:p>854009</text:p>
          </table:table-cell>
          <table:table-cell office:value-type="float" office:value="-44.9513703053486" calcext:value-type="float">
            <text:p>-44.9513703053</text:p>
          </table:table-cell>
          <table:table-cell office:value-type="float" office:value="0.93442868211763" calcext:value-type="float">
            <text:p>0.9344286821</text:p>
          </table:table-cell>
          <table:table-cell office:value-type="float" office:value="0.600163653087996" calcext:value-type="float">
            <text:p>0.6001636531</text:p>
          </table:table-cell>
          <table:table-cell office:value-type="float" office:value="-4.17" calcext:value-type="float">
            <text:p>-4.17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3.389" calcext:value-type="float">
            <text:p>13.389</text:p>
          </table:table-cell>
          <table:table-cell/>
          <table:table-cell table:formula="of:=DEGREES(ACOS(COS(RADIANS([.B204]))*COS(RADIANS([.C204]))))" office:value-type="float" office:value="44.9590023044229" calcext:value-type="float">
            <text:p>44.96</text:p>
          </table:table-cell>
          <table:table-cell table:formula="of:=TAN((ACOS(COS(RADIANS([.B204]))*COS(RADIANS([.C204])))))" office:value-type="float" office:value="0.998569933485451" calcext:value-type="float">
            <text:p>0.9986</text:p>
          </table:table-cell>
          <table:table-cell table:formula="of:=SQRT([.E204]^2+[.F204]^2)" office:value-type="float" office:value="4.1723494580392" calcext:value-type="float">
            <text:p>4.17</text:p>
          </table:table-cell>
          <table:table-cell table:formula="of:=DEGREES(ATAN2([.F204]; [.E204]))" office:value-type="float" office:value="-91.9228770685163" calcext:value-type="float">
            <text:p>-91.92</text:p>
          </table:table-cell>
          <table:table-cell table:style-name="ce9" table:formula="of:=SQRT([.T204])" office:value-type="float" office:value="14.9785490022818" calcext:value-type="float">
            <text:p>14.98</text:p>
          </table:table-cell>
          <table:table-cell table:style-name="ce8" table:formula="of:=DEGREES(ATAN( (-SIN (RADIANS ([.C204])) * COS(RADIANS([.B204]))) / (COS (RADIANS ([.C204])) * SIN(RADIANS([.B204]))) ))" office:value-type="float" office:value="0.936015937199402" calcext:value-type="float">
            <text:p>0.94</text:p>
          </table:table-cell>
          <table:table-cell table:style-name="ce11" table:formula="of:=SQRT([.U204]^2+[.V204]^2)" office:value-type="float" office:value="15.3470292203231" calcext:value-type="float">
            <text:p>15.35</text:p>
          </table:table-cell>
          <table:table-cell table:style-name="ce8" table:formula="of:=DEGREES(ATAN2([.V204];[.U204]))" office:value-type="float" office:value="104.819228625216" calcext:value-type="float">
            <text:p>104.82</text:p>
          </table:table-cell>
          <table:table-cell table:style-name="ce8"/>
          <table:table-cell table:style-name="ce13" table:formula="of:=[.K204]*15" office:value-type="float" office:value="14.9785490022818" calcext:value-type="float">
            <text:p>14.98</text:p>
          </table:table-cell>
          <table:table-cell table:style-name="ce8" table:formula="of:=[.K204]^2*225" office:value-type="float" office:value="224.356930213756" calcext:value-type="float">
            <text:p>224.36</text:p>
          </table:table-cell>
          <table:table-cell table:style-name="ce8" table:formula="of:=[.L204]*COS(RADIANS([.M204]))+[.N204]*COS(RADIANS([.O204]))" office:value-type="float" office:value="14.8365502852559" calcext:value-type="float">
            <text:p>14.84</text:p>
          </table:table-cell>
          <table:table-cell table:style-name="ce8" table:formula="of:=[.L204]*SIN(RADIANS([.M204]))+[.N204]*SIN(RADIANS([.O204]))" office:value-type="float" office:value="-3.92531292033161" calcext:value-type="float">
            <text:p>-3.93</text:p>
          </table:table-cell>
          <table:table-cell office:value-type="float" office:value="13.4877006913269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4009" calcext:value-type="float">
            <text:p>854009</text:p>
          </table:table-cell>
          <table:table-cell office:value-type="float" office:value="-44.9513703053486" calcext:value-type="float">
            <text:p>-44.9513703053</text:p>
          </table:table-cell>
          <table:table-cell office:value-type="float" office:value="0.93442868211763" calcext:value-type="float">
            <text:p>0.9344286821</text:p>
          </table:table-cell>
          <table:table-cell office:value-type="float" office:value="0.600163653087996" calcext:value-type="float">
            <text:p>0.6001636531</text:p>
          </table:table-cell>
          <table:table-cell office:value-type="float" office:value="-4.17" calcext:value-type="float">
            <text:p>-4.17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3.389" calcext:value-type="float">
            <text:p>13.389</text:p>
          </table:table-cell>
          <table:table-cell/>
          <table:table-cell table:formula="of:=DEGREES(ACOS(COS(RADIANS([.B205]))*COS(RADIANS([.C205]))))" office:value-type="float" office:value="44.9590023044229" calcext:value-type="float">
            <text:p>44.96</text:p>
          </table:table-cell>
          <table:table-cell table:formula="of:=TAN((ACOS(COS(RADIANS([.B205]))*COS(RADIANS([.C205])))))" office:value-type="float" office:value="0.998569933485451" calcext:value-type="float">
            <text:p>0.9986</text:p>
          </table:table-cell>
          <table:table-cell table:formula="of:=SQRT([.E205]^2+[.F205]^2)" office:value-type="float" office:value="4.1723494580392" calcext:value-type="float">
            <text:p>4.17</text:p>
          </table:table-cell>
          <table:table-cell table:formula="of:=DEGREES(ATAN2([.F205]; [.E205]))" office:value-type="float" office:value="-91.9228770685163" calcext:value-type="float">
            <text:p>-91.92</text:p>
          </table:table-cell>
          <table:table-cell table:style-name="ce9" table:formula="of:=SQRT([.T205])" office:value-type="float" office:value="14.9785490022818" calcext:value-type="float">
            <text:p>14.98</text:p>
          </table:table-cell>
          <table:table-cell table:style-name="ce8" table:formula="of:=DEGREES(ATAN( (-SIN (RADIANS ([.C205])) * COS(RADIANS([.B205]))) / (COS (RADIANS ([.C205])) * SIN(RADIANS([.B205]))) ))" office:value-type="float" office:value="0.936015937199402" calcext:value-type="float">
            <text:p>0.94</text:p>
          </table:table-cell>
          <table:table-cell table:style-name="ce11" table:formula="of:=SQRT([.U205]^2+[.V205]^2)" office:value-type="float" office:value="15.3470292203231" calcext:value-type="float">
            <text:p>15.35</text:p>
          </table:table-cell>
          <table:table-cell table:style-name="ce8" table:formula="of:=DEGREES(ATAN2([.V205];[.U205]))" office:value-type="float" office:value="104.819228625216" calcext:value-type="float">
            <text:p>104.82</text:p>
          </table:table-cell>
          <table:table-cell table:style-name="ce8"/>
          <table:table-cell table:style-name="ce13" table:formula="of:=[.K205]*15" office:value-type="float" office:value="14.9785490022818" calcext:value-type="float">
            <text:p>14.98</text:p>
          </table:table-cell>
          <table:table-cell table:style-name="ce8" table:formula="of:=[.K205]^2*225" office:value-type="float" office:value="224.356930213756" calcext:value-type="float">
            <text:p>224.36</text:p>
          </table:table-cell>
          <table:table-cell table:style-name="ce8" table:formula="of:=[.L205]*COS(RADIANS([.M205]))+[.N205]*COS(RADIANS([.O205]))" office:value-type="float" office:value="14.8365502852559" calcext:value-type="float">
            <text:p>14.84</text:p>
          </table:table-cell>
          <table:table-cell table:style-name="ce8" table:formula="of:=[.L205]*SIN(RADIANS([.M205]))+[.N205]*SIN(RADIANS([.O205]))" office:value-type="float" office:value="-3.92531292033161" calcext:value-type="float">
            <text:p>-3.93</text:p>
          </table:table-cell>
          <table:table-cell office:value-type="float" office:value="13.4877006913269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4259" calcext:value-type="float">
            <text:p>854259</text:p>
          </table:table-cell>
          <table:table-cell office:value-type="float" office:value="-44.960625211674" calcext:value-type="float">
            <text:p>-44.9606252117</text:p>
          </table:table-cell>
          <table:table-cell office:value-type="float" office:value="0.926941834291944" calcext:value-type="float">
            <text:p>0.9269418343</text:p>
          </table:table-cell>
          <table:table-cell office:value-type="float" office:value="0.63359598833218" calcext:value-type="float">
            <text:p>0.6335959883</text:p>
          </table:table-cell>
          <table:table-cell office:value-type="float" office:value="-4.27" calcext:value-type="float">
            <text:p>-4.2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3.426" calcext:value-type="float">
            <text:p>13.426</text:p>
          </table:table-cell>
          <table:table-cell/>
          <table:table-cell table:formula="of:=DEGREES(ACOS(COS(RADIANS([.B206]))*COS(RADIANS([.C206]))))" office:value-type="float" office:value="44.9681329873185" calcext:value-type="float">
            <text:p>44.97</text:p>
          </table:table-cell>
          <table:table-cell table:formula="of:=TAN((ACOS(COS(RADIANS([.B206]))*COS(RADIANS([.C206])))))" office:value-type="float" office:value="0.998888249635321" calcext:value-type="float">
            <text:p>0.9989</text:p>
          </table:table-cell>
          <table:table-cell table:formula="of:=SQRT([.E206]^2+[.F206]^2)" office:value-type="float" office:value="4.27263384810821" calcext:value-type="float">
            <text:p>4.27</text:p>
          </table:table-cell>
          <table:table-cell table:formula="of:=DEGREES(ATAN2([.F206]; [.E206]))" office:value-type="float" office:value="-92.0119049878531" calcext:value-type="float">
            <text:p>-92.01</text:p>
          </table:table-cell>
          <table:table-cell table:style-name="ce9" table:formula="of:=SQRT([.T206])" office:value-type="float" office:value="14.9833237445298" calcext:value-type="float">
            <text:p>14.98</text:p>
          </table:table-cell>
          <table:table-cell table:style-name="ce8" table:formula="of:=DEGREES(ATAN( (-SIN (RADIANS ([.C206])) * COS(RADIANS([.B206]))) / (COS (RADIANS ([.C206])) * SIN(RADIANS([.B206]))) ))" office:value-type="float" office:value="0.9282165131022" calcext:value-type="float">
            <text:p>0.93</text:p>
          </table:table-cell>
          <table:table-cell table:style-name="ce11" table:formula="of:=SQRT([.U206]^2+[.V206]^2)" office:value-type="float" office:value="15.3684125852023" calcext:value-type="float">
            <text:p>15.37</text:p>
          </table:table-cell>
          <table:table-cell table:style-name="ce8" table:formula="of:=DEGREES(ATAN2([.V206];[.U206]))" office:value-type="float" office:value="105.191666217017" calcext:value-type="float">
            <text:p>105.19</text:p>
          </table:table-cell>
          <table:table-cell table:style-name="ce8"/>
          <table:table-cell table:style-name="ce13" table:formula="of:=[.K206]*15" office:value-type="float" office:value="14.9833237445298" calcext:value-type="float">
            <text:p>14.98</text:p>
          </table:table-cell>
          <table:table-cell table:style-name="ce8" table:formula="of:=[.K206]^2*225" office:value-type="float" office:value="224.499990433391" calcext:value-type="float">
            <text:p>224.50</text:p>
          </table:table-cell>
          <table:table-cell table:style-name="ce8" table:formula="of:=[.L206]*COS(RADIANS([.M206]))+[.N206]*COS(RADIANS([.O206]))" office:value-type="float" office:value="14.8313575703661" calcext:value-type="float">
            <text:p>14.83</text:p>
          </table:table-cell>
          <table:table-cell table:style-name="ce8" table:formula="of:=[.L206]*SIN(RADIANS([.M206]))+[.N206]*SIN(RADIANS([.O206]))" office:value-type="float" office:value="-4.02727426542434" calcext:value-type="float">
            <text:p>-4.03</text:p>
          </table:table-cell>
          <table:table-cell office:value-type="float" office:value="13.4904398961956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4259" calcext:value-type="float">
            <text:p>854259</text:p>
          </table:table-cell>
          <table:table-cell office:value-type="float" office:value="-44.960625211674" calcext:value-type="float">
            <text:p>-44.9606252117</text:p>
          </table:table-cell>
          <table:table-cell office:value-type="float" office:value="0.926941834291944" calcext:value-type="float">
            <text:p>0.9269418343</text:p>
          </table:table-cell>
          <table:table-cell office:value-type="float" office:value="0.63359598833218" calcext:value-type="float">
            <text:p>0.6335959883</text:p>
          </table:table-cell>
          <table:table-cell office:value-type="float" office:value="-4.27" calcext:value-type="float">
            <text:p>-4.2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3.426" calcext:value-type="float">
            <text:p>13.426</text:p>
          </table:table-cell>
          <table:table-cell/>
          <table:table-cell table:formula="of:=DEGREES(ACOS(COS(RADIANS([.B207]))*COS(RADIANS([.C207]))))" office:value-type="float" office:value="44.9681329873185" calcext:value-type="float">
            <text:p>44.97</text:p>
          </table:table-cell>
          <table:table-cell table:formula="of:=TAN((ACOS(COS(RADIANS([.B207]))*COS(RADIANS([.C207])))))" office:value-type="float" office:value="0.998888249635321" calcext:value-type="float">
            <text:p>0.9989</text:p>
          </table:table-cell>
          <table:table-cell table:formula="of:=SQRT([.E207]^2+[.F207]^2)" office:value-type="float" office:value="4.27263384810821" calcext:value-type="float">
            <text:p>4.27</text:p>
          </table:table-cell>
          <table:table-cell table:formula="of:=DEGREES(ATAN2([.F207]; [.E207]))" office:value-type="float" office:value="-92.0119049878531" calcext:value-type="float">
            <text:p>-92.01</text:p>
          </table:table-cell>
          <table:table-cell table:style-name="ce9" table:formula="of:=SQRT([.T207])" office:value-type="float" office:value="14.9833237445298" calcext:value-type="float">
            <text:p>14.98</text:p>
          </table:table-cell>
          <table:table-cell table:style-name="ce8" table:formula="of:=DEGREES(ATAN( (-SIN (RADIANS ([.C207])) * COS(RADIANS([.B207]))) / (COS (RADIANS ([.C207])) * SIN(RADIANS([.B207]))) ))" office:value-type="float" office:value="0.9282165131022" calcext:value-type="float">
            <text:p>0.93</text:p>
          </table:table-cell>
          <table:table-cell table:style-name="ce11" table:formula="of:=SQRT([.U207]^2+[.V207]^2)" office:value-type="float" office:value="15.3684125852023" calcext:value-type="float">
            <text:p>15.37</text:p>
          </table:table-cell>
          <table:table-cell table:style-name="ce8" table:formula="of:=DEGREES(ATAN2([.V207];[.U207]))" office:value-type="float" office:value="105.191666217017" calcext:value-type="float">
            <text:p>105.19</text:p>
          </table:table-cell>
          <table:table-cell table:style-name="ce8"/>
          <table:table-cell table:style-name="ce13" table:formula="of:=[.K207]*15" office:value-type="float" office:value="14.9833237445298" calcext:value-type="float">
            <text:p>14.98</text:p>
          </table:table-cell>
          <table:table-cell table:style-name="ce8" table:formula="of:=[.K207]^2*225" office:value-type="float" office:value="224.499990433391" calcext:value-type="float">
            <text:p>224.50</text:p>
          </table:table-cell>
          <table:table-cell table:style-name="ce8" table:formula="of:=[.L207]*COS(RADIANS([.M207]))+[.N207]*COS(RADIANS([.O207]))" office:value-type="float" office:value="14.8313575703661" calcext:value-type="float">
            <text:p>14.83</text:p>
          </table:table-cell>
          <table:table-cell table:style-name="ce8" table:formula="of:=[.L207]*SIN(RADIANS([.M207]))+[.N207]*SIN(RADIANS([.O207]))" office:value-type="float" office:value="-4.02727426542434" calcext:value-type="float">
            <text:p>-4.03</text:p>
          </table:table-cell>
          <table:table-cell office:value-type="float" office:value="13.4904398961956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4509" calcext:value-type="float">
            <text:p>854509</text:p>
          </table:table-cell>
          <table:table-cell office:value-type="float" office:value="-44.9637261175571" calcext:value-type="float">
            <text:p>-44.9637261176</text:p>
          </table:table-cell>
          <table:table-cell office:value-type="float" office:value="0.976144275916894" calcext:value-type="float">
            <text:p>0.9761442759</text:p>
          </table:table-cell>
          <table:table-cell office:value-type="float" office:value="0.630526458630494" calcext:value-type="float">
            <text:p>0.6305264586</text:p>
          </table:table-cell>
          <table:table-cell office:value-type="float" office:value="-4.36" calcext:value-type="float">
            <text:p>-4.36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13.462" calcext:value-type="float">
            <text:p>13.462</text:p>
          </table:table-cell>
          <table:table-cell/>
          <table:table-cell table:formula="of:=DEGREES(ACOS(COS(RADIANS([.B208]))*COS(RADIANS([.C208]))))" office:value-type="float" office:value="44.9720510976805" calcext:value-type="float">
            <text:p>44.97</text:p>
          </table:table-cell>
          <table:table-cell table:formula="of:=TAN((ACOS(COS(RADIANS([.B208]))*COS(RADIANS([.C208])))))" office:value-type="float" office:value="0.999024874853475" calcext:value-type="float">
            <text:p>0.9990</text:p>
          </table:table-cell>
          <table:table-cell table:formula="of:=SQRT([.E208]^2+[.F208]^2)" office:value-type="float" office:value="4.36293479208663" calcext:value-type="float">
            <text:p>4.36</text:p>
          </table:table-cell>
          <table:table-cell table:formula="of:=DEGREES(ATAN2([.F208]; [.E208]))" office:value-type="float" office:value="-92.1016543276713" calcext:value-type="float">
            <text:p>-92.10</text:p>
          </table:table-cell>
          <table:table-cell table:style-name="ce9" table:formula="of:=SQRT([.T208])" office:value-type="float" office:value="14.9853731228021" calcext:value-type="float">
            <text:p>14.99</text:p>
          </table:table-cell>
          <table:table-cell table:style-name="ce8" table:formula="of:=DEGREES(ATAN( (-SIN (RADIANS ([.C208])) * COS(RADIANS([.B208]))) / (COS (RADIANS ([.C208])) * SIN(RADIANS([.B208]))) ))" office:value-type="float" office:value="0.97738081062707" calcext:value-type="float">
            <text:p>0.98</text:p>
          </table:table-cell>
          <table:table-cell table:style-name="ce11" table:formula="of:=SQRT([.U208]^2+[.V208]^2)" office:value-type="float" office:value="15.3809302789956" calcext:value-type="float">
            <text:p>15.38</text:p>
          </table:table-cell>
          <table:table-cell table:style-name="ce8" table:formula="of:=DEGREES(ATAN2([.V208];[.U208]))" office:value-type="float" office:value="105.476843292547" calcext:value-type="float">
            <text:p>105.48</text:p>
          </table:table-cell>
          <table:table-cell table:style-name="ce8"/>
          <table:table-cell table:style-name="ce13" table:formula="of:=[.K208]*15" office:value-type="float" office:value="14.9853731228021" calcext:value-type="float">
            <text:p>14.99</text:p>
          </table:table-cell>
          <table:table-cell table:style-name="ce8" table:formula="of:=[.K208]^2*225" office:value-type="float" office:value="224.5614076296" calcext:value-type="float">
            <text:p>224.56</text:p>
          </table:table-cell>
          <table:table-cell table:style-name="ce8" table:formula="of:=[.L208]*COS(RADIANS([.M208]))+[.N208]*COS(RADIANS([.O208]))" office:value-type="float" office:value="14.8231928572893" calcext:value-type="float">
            <text:p>14.82</text:p>
          </table:table-cell>
          <table:table-cell table:style-name="ce8" table:formula="of:=[.L208]*SIN(RADIANS([.M208]))+[.N208]*SIN(RADIANS([.O208]))" office:value-type="float" office:value="-4.10438421239175" calcext:value-type="float">
            <text:p>-4.10</text:p>
          </table:table-cell>
          <table:table-cell office:value-type="float" office:value="13.4916153293042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4509" calcext:value-type="float">
            <text:p>854509</text:p>
          </table:table-cell>
          <table:table-cell office:value-type="float" office:value="-44.9637261175571" calcext:value-type="float">
            <text:p>-44.9637261176</text:p>
          </table:table-cell>
          <table:table-cell office:value-type="float" office:value="0.976144275916894" calcext:value-type="float">
            <text:p>0.9761442759</text:p>
          </table:table-cell>
          <table:table-cell office:value-type="float" office:value="0.630526458630494" calcext:value-type="float">
            <text:p>0.6305264586</text:p>
          </table:table-cell>
          <table:table-cell office:value-type="float" office:value="-4.36" calcext:value-type="float">
            <text:p>-4.36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13.462" calcext:value-type="float">
            <text:p>13.462</text:p>
          </table:table-cell>
          <table:table-cell/>
          <table:table-cell table:formula="of:=DEGREES(ACOS(COS(RADIANS([.B209]))*COS(RADIANS([.C209]))))" office:value-type="float" office:value="44.9720510976805" calcext:value-type="float">
            <text:p>44.97</text:p>
          </table:table-cell>
          <table:table-cell table:formula="of:=TAN((ACOS(COS(RADIANS([.B209]))*COS(RADIANS([.C209])))))" office:value-type="float" office:value="0.999024874853475" calcext:value-type="float">
            <text:p>0.9990</text:p>
          </table:table-cell>
          <table:table-cell table:formula="of:=SQRT([.E209]^2+[.F209]^2)" office:value-type="float" office:value="4.36293479208663" calcext:value-type="float">
            <text:p>4.36</text:p>
          </table:table-cell>
          <table:table-cell table:formula="of:=DEGREES(ATAN2([.F209]; [.E209]))" office:value-type="float" office:value="-92.1016543276713" calcext:value-type="float">
            <text:p>-92.10</text:p>
          </table:table-cell>
          <table:table-cell table:style-name="ce9" table:formula="of:=SQRT([.T209])" office:value-type="float" office:value="14.9853731228021" calcext:value-type="float">
            <text:p>14.99</text:p>
          </table:table-cell>
          <table:table-cell table:style-name="ce8" table:formula="of:=DEGREES(ATAN( (-SIN (RADIANS ([.C209])) * COS(RADIANS([.B209]))) / (COS (RADIANS ([.C209])) * SIN(RADIANS([.B209]))) ))" office:value-type="float" office:value="0.97738081062707" calcext:value-type="float">
            <text:p>0.98</text:p>
          </table:table-cell>
          <table:table-cell table:style-name="ce11" table:formula="of:=SQRT([.U209]^2+[.V209]^2)" office:value-type="float" office:value="15.3809302789956" calcext:value-type="float">
            <text:p>15.38</text:p>
          </table:table-cell>
          <table:table-cell table:style-name="ce8" table:formula="of:=DEGREES(ATAN2([.V209];[.U209]))" office:value-type="float" office:value="105.476843292547" calcext:value-type="float">
            <text:p>105.48</text:p>
          </table:table-cell>
          <table:table-cell table:style-name="ce8"/>
          <table:table-cell table:style-name="ce13" table:formula="of:=[.K209]*15" office:value-type="float" office:value="14.9853731228021" calcext:value-type="float">
            <text:p>14.99</text:p>
          </table:table-cell>
          <table:table-cell table:style-name="ce8" table:formula="of:=[.K209]^2*225" office:value-type="float" office:value="224.5614076296" calcext:value-type="float">
            <text:p>224.56</text:p>
          </table:table-cell>
          <table:table-cell table:style-name="ce8" table:formula="of:=[.L209]*COS(RADIANS([.M209]))+[.N209]*COS(RADIANS([.O209]))" office:value-type="float" office:value="14.8231928572893" calcext:value-type="float">
            <text:p>14.82</text:p>
          </table:table-cell>
          <table:table-cell table:style-name="ce8" table:formula="of:=[.L209]*SIN(RADIANS([.M209]))+[.N209]*SIN(RADIANS([.O209]))" office:value-type="float" office:value="-4.10438421239175" calcext:value-type="float">
            <text:p>-4.10</text:p>
          </table:table-cell>
          <table:table-cell office:value-type="float" office:value="13.4916153293042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4759" calcext:value-type="float">
            <text:p>854759</text:p>
          </table:table-cell>
          <table:table-cell office:value-type="float" office:value="-44.9627459854113" calcext:value-type="float">
            <text:p>-44.9627459854</text:p>
          </table:table-cell>
          <table:table-cell office:value-type="float" office:value="1.02284014483816" calcext:value-type="float">
            <text:p>1.0228401448</text:p>
          </table:table-cell>
          <table:table-cell office:value-type="float" office:value="0.61783559362664" calcext:value-type="float">
            <text:p>0.6178355936</text:p>
          </table:table-cell>
          <table:table-cell office:value-type="float" office:value="-4.42" calcext:value-type="float">
            <text:p>-4.42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13.497" calcext:value-type="float">
            <text:p>13.497</text:p>
          </table:table-cell>
          <table:table-cell/>
          <table:table-cell table:formula="of:=DEGREES(ACOS(COS(RADIANS([.B210]))*COS(RADIANS([.C210]))))" office:value-type="float" office:value="44.9718867272789" calcext:value-type="float">
            <text:p>44.97</text:p>
          </table:table-cell>
          <table:table-cell table:formula="of:=TAN((ACOS(COS(RADIANS([.B210]))*COS(RADIANS([.C210])))))" office:value-type="float" office:value="0.999019142852661" calcext:value-type="float">
            <text:p>0.9990</text:p>
          </table:table-cell>
          <table:table-cell table:formula="of:=SQRT([.E210]^2+[.F210]^2)" office:value-type="float" office:value="4.42289497953546" calcext:value-type="float">
            <text:p>4.42</text:p>
          </table:table-cell>
          <table:table-cell table:formula="of:=DEGREES(ATAN2([.F210]; [.E210]))" office:value-type="float" office:value="-92.0731501488464" calcext:value-type="float">
            <text:p>-92.07</text:p>
          </table:table-cell>
          <table:table-cell table:style-name="ce9" table:formula="of:=SQRT([.T210])" office:value-type="float" office:value="14.9852871427899" calcext:value-type="float">
            <text:p>14.99</text:p>
          </table:table-cell>
          <table:table-cell table:style-name="ce8" table:formula="of:=DEGREES(ATAN( (-SIN (RADIANS ([.C210])) * COS(RADIANS([.B210]))) / (COS (RADIANS ([.C210])) * SIN(RADIANS([.B210]))) ))" office:value-type="float" office:value="1.02417083911045" calcext:value-type="float">
            <text:p>1.02</text:p>
          </table:table-cell>
          <table:table-cell table:style-name="ce11" table:formula="of:=SQRT([.U210]^2+[.V210]^2)" office:value-type="float" office:value="15.3934567461001" calcext:value-type="float">
            <text:p>15.39</text:p>
          </table:table-cell>
          <table:table-cell table:style-name="ce8" table:formula="of:=DEGREES(ATAN2([.V210];[.U210]))" office:value-type="float" office:value="105.648482592307" calcext:value-type="float">
            <text:p>105.65</text:p>
          </table:table-cell>
          <table:table-cell table:style-name="ce8"/>
          <table:table-cell table:style-name="ce13" table:formula="of:=[.K210]*15" office:value-type="float" office:value="14.9852871427899" calcext:value-type="float">
            <text:p>14.99</text:p>
          </table:table-cell>
          <table:table-cell table:style-name="ce8" table:formula="of:=[.K210]^2*225" office:value-type="float" office:value="224.558830751865" calcext:value-type="float">
            <text:p>224.56</text:p>
          </table:table-cell>
          <table:table-cell table:style-name="ce8" table:formula="of:=[.L210]*COS(RADIANS([.M210]))+[.N210]*COS(RADIANS([.O210]))" office:value-type="float" office:value="14.8228931487928" calcext:value-type="float">
            <text:p>14.82</text:p>
          </table:table-cell>
          <table:table-cell table:style-name="ce8" table:formula="of:=[.L210]*SIN(RADIANS([.M210]))+[.N210]*SIN(RADIANS([.O210]))" office:value-type="float" office:value="-4.1521499603849" calcext:value-type="float">
            <text:p>-4.15</text:p>
          </table:table-cell>
          <table:table-cell office:value-type="float" office:value="13.4915660181837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4759" calcext:value-type="float">
            <text:p>854759</text:p>
          </table:table-cell>
          <table:table-cell office:value-type="float" office:value="-44.9627459854113" calcext:value-type="float">
            <text:p>-44.9627459854</text:p>
          </table:table-cell>
          <table:table-cell office:value-type="float" office:value="1.02284014483816" calcext:value-type="float">
            <text:p>1.0228401448</text:p>
          </table:table-cell>
          <table:table-cell office:value-type="float" office:value="0.61783559362664" calcext:value-type="float">
            <text:p>0.6178355936</text:p>
          </table:table-cell>
          <table:table-cell office:value-type="float" office:value="-4.42" calcext:value-type="float">
            <text:p>-4.42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13.497" calcext:value-type="float">
            <text:p>13.497</text:p>
          </table:table-cell>
          <table:table-cell/>
          <table:table-cell table:formula="of:=DEGREES(ACOS(COS(RADIANS([.B211]))*COS(RADIANS([.C211]))))" office:value-type="float" office:value="44.9718867272789" calcext:value-type="float">
            <text:p>44.97</text:p>
          </table:table-cell>
          <table:table-cell table:formula="of:=TAN((ACOS(COS(RADIANS([.B211]))*COS(RADIANS([.C211])))))" office:value-type="float" office:value="0.999019142852661" calcext:value-type="float">
            <text:p>0.9990</text:p>
          </table:table-cell>
          <table:table-cell table:formula="of:=SQRT([.E211]^2+[.F211]^2)" office:value-type="float" office:value="4.42289497953546" calcext:value-type="float">
            <text:p>4.42</text:p>
          </table:table-cell>
          <table:table-cell table:formula="of:=DEGREES(ATAN2([.F211]; [.E211]))" office:value-type="float" office:value="-92.0731501488464" calcext:value-type="float">
            <text:p>-92.07</text:p>
          </table:table-cell>
          <table:table-cell table:style-name="ce9" table:formula="of:=SQRT([.T211])" office:value-type="float" office:value="14.9852871427899" calcext:value-type="float">
            <text:p>14.99</text:p>
          </table:table-cell>
          <table:table-cell table:style-name="ce8" table:formula="of:=DEGREES(ATAN( (-SIN (RADIANS ([.C211])) * COS(RADIANS([.B211]))) / (COS (RADIANS ([.C211])) * SIN(RADIANS([.B211]))) ))" office:value-type="float" office:value="1.02417083911045" calcext:value-type="float">
            <text:p>1.02</text:p>
          </table:table-cell>
          <table:table-cell table:style-name="ce11" table:formula="of:=SQRT([.U211]^2+[.V211]^2)" office:value-type="float" office:value="15.3934567461001" calcext:value-type="float">
            <text:p>15.39</text:p>
          </table:table-cell>
          <table:table-cell table:style-name="ce8" table:formula="of:=DEGREES(ATAN2([.V211];[.U211]))" office:value-type="float" office:value="105.648482592307" calcext:value-type="float">
            <text:p>105.65</text:p>
          </table:table-cell>
          <table:table-cell table:style-name="ce8"/>
          <table:table-cell table:style-name="ce13" table:formula="of:=[.K211]*15" office:value-type="float" office:value="14.9852871427899" calcext:value-type="float">
            <text:p>14.99</text:p>
          </table:table-cell>
          <table:table-cell table:style-name="ce8" table:formula="of:=[.K211]^2*225" office:value-type="float" office:value="224.558830751865" calcext:value-type="float">
            <text:p>224.56</text:p>
          </table:table-cell>
          <table:table-cell table:style-name="ce8" table:formula="of:=[.L211]*COS(RADIANS([.M211]))+[.N211]*COS(RADIANS([.O211]))" office:value-type="float" office:value="14.8228931487928" calcext:value-type="float">
            <text:p>14.82</text:p>
          </table:table-cell>
          <table:table-cell table:style-name="ce8" table:formula="of:=[.L211]*SIN(RADIANS([.M211]))+[.N211]*SIN(RADIANS([.O211]))" office:value-type="float" office:value="-4.1521499603849" calcext:value-type="float">
            <text:p>-4.15</text:p>
          </table:table-cell>
          <table:table-cell office:value-type="float" office:value="13.4915660181837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5010" calcext:value-type="float">
            <text:p>855010</text:p>
          </table:table-cell>
          <table:table-cell office:value-type="float" office:value="-44.9701157595257" calcext:value-type="float">
            <text:p>-44.9701157595</text:p>
          </table:table-cell>
          <table:table-cell office:value-type="float" office:value="1.00631546263666" calcext:value-type="float">
            <text:p>1.0063154626</text:p>
          </table:table-cell>
          <table:table-cell office:value-type="float" office:value="0.60896680643279" calcext:value-type="float">
            <text:p>0.6089668064</text:p>
          </table:table-cell>
          <table:table-cell office:value-type="float" office:value="-4.48" calcext:value-type="float">
            <text:p>-4.4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2" calcext:value-type="float">
            <text:p>-0.12</text:p>
          </table:table-cell>
          <table:table-cell office:value-type="float" office:value="13.532" calcext:value-type="float">
            <text:p>13.532</text:p>
          </table:table-cell>
          <table:table-cell/>
          <table:table-cell table:formula="of:=DEGREES(ACOS(COS(RADIANS([.B212]))*COS(RADIANS([.C212]))))" office:value-type="float" office:value="44.9789612919943" calcext:value-type="float">
            <text:p>44.98</text:p>
          </table:table-cell>
          <table:table-cell table:formula="of:=TAN((ACOS(COS(RADIANS([.B212]))*COS(RADIANS([.C212])))))" office:value-type="float" office:value="0.999265880081837" calcext:value-type="float">
            <text:p>0.9993</text:p>
          </table:table-cell>
          <table:table-cell table:formula="of:=SQRT([.E212]^2+[.F212]^2)" office:value-type="float" office:value="4.48251045732188" calcext:value-type="float">
            <text:p>4.48</text:p>
          </table:table-cell>
          <table:table-cell table:formula="of:=DEGREES(ATAN2([.F212]; [.E212]))" office:value-type="float" office:value="-91.9176690854068" calcext:value-type="float">
            <text:p>-91.92</text:p>
          </table:table-cell>
          <table:table-cell table:style-name="ce9" table:formula="of:=SQRT([.T212])" office:value-type="float" office:value="14.9889882012276" calcext:value-type="float">
            <text:p>14.99</text:p>
          </table:table-cell>
          <table:table-cell table:style-name="ce8" table:formula="of:=DEGREES(ATAN( (-SIN (RADIANS ([.C212])) * COS(RADIANS([.B212]))) / (COS (RADIANS ([.C212])) * SIN(RADIANS([.B212]))) ))" office:value-type="float" office:value="1.00736553902198" calcext:value-type="float">
            <text:p>1.01</text:p>
          </table:table-cell>
          <table:table-cell table:style-name="ce11" table:formula="of:=SQRT([.U212]^2+[.V212]^2)" office:value-type="float" office:value="15.4241862729148" calcext:value-type="float">
            <text:p>15.42</text:p>
          </table:table-cell>
          <table:table-cell table:style-name="ce8" table:formula="of:=DEGREES(ATAN2([.V212];[.U212]))" office:value-type="float" office:value="105.864783327877" calcext:value-type="float">
            <text:p>105.86</text:p>
          </table:table-cell>
          <table:table-cell table:style-name="ce8"/>
          <table:table-cell table:style-name="ce13" table:formula="of:=[.K212]*15" office:value-type="float" office:value="14.9889882012276" calcext:value-type="float">
            <text:p>14.99</text:p>
          </table:table-cell>
          <table:table-cell table:style-name="ce8" table:formula="of:=[.K212]^2*225" office:value-type="float" office:value="224.669767296539" calcext:value-type="float">
            <text:p>224.67</text:p>
          </table:table-cell>
          <table:table-cell table:style-name="ce8" table:formula="of:=[.L212]*COS(RADIANS([.M212]))+[.N212]*COS(RADIANS([.O212]))" office:value-type="float" office:value="14.8366715532316" calcext:value-type="float">
            <text:p>14.84</text:p>
          </table:table-cell>
          <table:table-cell table:style-name="ce8" table:formula="of:=[.L212]*SIN(RADIANS([.M212]))+[.N212]*SIN(RADIANS([.O212]))" office:value-type="float" office:value="-4.2164795034602" calcext:value-type="float">
            <text:p>-4.22</text:p>
          </table:table-cell>
          <table:table-cell office:value-type="float" office:value="13.4936883875983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5010" calcext:value-type="float">
            <text:p>855010</text:p>
          </table:table-cell>
          <table:table-cell office:value-type="float" office:value="-44.9701157595257" calcext:value-type="float">
            <text:p>-44.9701157595</text:p>
          </table:table-cell>
          <table:table-cell office:value-type="float" office:value="1.00631546263666" calcext:value-type="float">
            <text:p>1.0063154626</text:p>
          </table:table-cell>
          <table:table-cell office:value-type="float" office:value="0.60896680643279" calcext:value-type="float">
            <text:p>0.6089668064</text:p>
          </table:table-cell>
          <table:table-cell office:value-type="float" office:value="-4.48" calcext:value-type="float">
            <text:p>-4.4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2" calcext:value-type="float">
            <text:p>-0.12</text:p>
          </table:table-cell>
          <table:table-cell office:value-type="float" office:value="13.532" calcext:value-type="float">
            <text:p>13.532</text:p>
          </table:table-cell>
          <table:table-cell/>
          <table:table-cell table:formula="of:=DEGREES(ACOS(COS(RADIANS([.B213]))*COS(RADIANS([.C213]))))" office:value-type="float" office:value="44.9789612919943" calcext:value-type="float">
            <text:p>44.98</text:p>
          </table:table-cell>
          <table:table-cell table:formula="of:=TAN((ACOS(COS(RADIANS([.B213]))*COS(RADIANS([.C213])))))" office:value-type="float" office:value="0.999265880081837" calcext:value-type="float">
            <text:p>0.9993</text:p>
          </table:table-cell>
          <table:table-cell table:formula="of:=SQRT([.E213]^2+[.F213]^2)" office:value-type="float" office:value="4.48251045732188" calcext:value-type="float">
            <text:p>4.48</text:p>
          </table:table-cell>
          <table:table-cell table:formula="of:=DEGREES(ATAN2([.F213]; [.E213]))" office:value-type="float" office:value="-91.9176690854068" calcext:value-type="float">
            <text:p>-91.92</text:p>
          </table:table-cell>
          <table:table-cell table:style-name="ce9" table:formula="of:=SQRT([.T213])" office:value-type="float" office:value="14.9889882012276" calcext:value-type="float">
            <text:p>14.99</text:p>
          </table:table-cell>
          <table:table-cell table:style-name="ce8" table:formula="of:=DEGREES(ATAN( (-SIN (RADIANS ([.C213])) * COS(RADIANS([.B213]))) / (COS (RADIANS ([.C213])) * SIN(RADIANS([.B213]))) ))" office:value-type="float" office:value="1.00736553902198" calcext:value-type="float">
            <text:p>1.01</text:p>
          </table:table-cell>
          <table:table-cell table:style-name="ce11" table:formula="of:=SQRT([.U213]^2+[.V213]^2)" office:value-type="float" office:value="15.4241862729148" calcext:value-type="float">
            <text:p>15.42</text:p>
          </table:table-cell>
          <table:table-cell table:style-name="ce8" table:formula="of:=DEGREES(ATAN2([.V213];[.U213]))" office:value-type="float" office:value="105.864783327877" calcext:value-type="float">
            <text:p>105.86</text:p>
          </table:table-cell>
          <table:table-cell table:style-name="ce8"/>
          <table:table-cell table:style-name="ce13" table:formula="of:=[.K213]*15" office:value-type="float" office:value="14.9889882012276" calcext:value-type="float">
            <text:p>14.99</text:p>
          </table:table-cell>
          <table:table-cell table:style-name="ce8" table:formula="of:=[.K213]^2*225" office:value-type="float" office:value="224.669767296539" calcext:value-type="float">
            <text:p>224.67</text:p>
          </table:table-cell>
          <table:table-cell table:style-name="ce8" table:formula="of:=[.L213]*COS(RADIANS([.M213]))+[.N213]*COS(RADIANS([.O213]))" office:value-type="float" office:value="14.8366715532316" calcext:value-type="float">
            <text:p>14.84</text:p>
          </table:table-cell>
          <table:table-cell table:style-name="ce8" table:formula="of:=[.L213]*SIN(RADIANS([.M213]))+[.N213]*SIN(RADIANS([.O213]))" office:value-type="float" office:value="-4.2164795034602" calcext:value-type="float">
            <text:p>-4.22</text:p>
          </table:table-cell>
          <table:table-cell office:value-type="float" office:value="13.4936883875983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5260" calcext:value-type="float">
            <text:p>855260</text:p>
          </table:table-cell>
          <table:table-cell office:value-type="float" office:value="-44.9716320615214" calcext:value-type="float">
            <text:p>-44.9716320615</text:p>
          </table:table-cell>
          <table:table-cell office:value-type="float" office:value="0.997388725556573" calcext:value-type="float">
            <text:p>0.9973887256</text:p>
          </table:table-cell>
          <table:table-cell office:value-type="float" office:value="0.607683157755651" calcext:value-type="float">
            <text:p>0.6076831578</text:p>
          </table:table-cell>
          <table:table-cell office:value-type="float" office:value="-4.54" calcext:value-type="float">
            <text:p>-4.54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13.567" calcext:value-type="float">
            <text:p>13.567</text:p>
          </table:table-cell>
          <table:table-cell/>
          <table:table-cell table:formula="of:=DEGREES(ACOS(COS(RADIANS([.B214]))*COS(RADIANS([.C214]))))" office:value-type="float" office:value="44.9803209136239" calcext:value-type="float">
            <text:p>44.98</text:p>
          </table:table-cell>
          <table:table-cell table:formula="of:=TAN((ACOS(COS(RADIANS([.B214]))*COS(RADIANS([.C214])))))" office:value-type="float" office:value="0.999313306126111" calcext:value-type="float">
            <text:p>0.9993</text:p>
          </table:table-cell>
          <table:table-cell table:formula="of:=SQRT([.E214]^2+[.F214]^2)" office:value-type="float" office:value="4.54281850837121" calcext:value-type="float">
            <text:p>4.54</text:p>
          </table:table-cell>
          <table:table-cell table:formula="of:=DEGREES(ATAN2([.F214]; [.E214]))" office:value-type="float" office:value="-92.0183991667931" calcext:value-type="float">
            <text:p>-92.02</text:p>
          </table:table-cell>
          <table:table-cell table:style-name="ce9" table:formula="of:=SQRT([.T214])" office:value-type="float" office:value="14.9896995918917" calcext:value-type="float">
            <text:p>14.99</text:p>
          </table:table-cell>
          <table:table-cell table:style-name="ce8" table:formula="of:=DEGREES(ATAN( (-SIN (RADIANS ([.C214])) * COS(RADIANS([.B214]))) / (COS (RADIANS ([.C214])) * SIN(RADIANS([.B214]))) ))" office:value-type="float" office:value="0.998376657069195" calcext:value-type="float">
            <text:p>1.00</text:p>
          </table:table-cell>
          <table:table-cell table:style-name="ce11" table:formula="of:=SQRT([.U214]^2+[.V214]^2)" office:value-type="float" office:value="15.4324589219755" calcext:value-type="float">
            <text:p>15.43</text:p>
          </table:table-cell>
          <table:table-cell table:style-name="ce8" table:formula="of:=DEGREES(ATAN2([.V214];[.U214]))" office:value-type="float" office:value="106.09679776443" calcext:value-type="float">
            <text:p>106.10</text:p>
          </table:table-cell>
          <table:table-cell table:style-name="ce8"/>
          <table:table-cell table:style-name="ce13" table:formula="of:=[.K214]*15" office:value-type="float" office:value="14.9896995918917" calcext:value-type="float">
            <text:p>14.99</text:p>
          </table:table-cell>
          <table:table-cell table:style-name="ce8" table:formula="of:=[.K214]^2*225" office:value-type="float" office:value="224.691093855157" calcext:value-type="float">
            <text:p>224.69</text:p>
          </table:table-cell>
          <table:table-cell table:style-name="ce8" table:formula="of:=[.L214]*COS(RADIANS([.M214]))+[.N214]*COS(RADIANS([.O214]))" office:value-type="float" office:value="14.8274239940322" calcext:value-type="float">
            <text:p>14.83</text:p>
          </table:table-cell>
          <table:table-cell table:style-name="ce8" table:formula="of:=[.L214]*SIN(RADIANS([.M214]))+[.N214]*SIN(RADIANS([.O214]))" office:value-type="float" office:value="-4.27881830411817" calcext:value-type="float">
            <text:p>-4.28</text:p>
          </table:table-cell>
          <table:table-cell office:value-type="float" office:value="13.4940962740872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5260" calcext:value-type="float">
            <text:p>855260</text:p>
          </table:table-cell>
          <table:table-cell office:value-type="float" office:value="-44.9716320615214" calcext:value-type="float">
            <text:p>-44.9716320615</text:p>
          </table:table-cell>
          <table:table-cell office:value-type="float" office:value="0.997388725556573" calcext:value-type="float">
            <text:p>0.9973887256</text:p>
          </table:table-cell>
          <table:table-cell office:value-type="float" office:value="0.607683157755651" calcext:value-type="float">
            <text:p>0.6076831578</text:p>
          </table:table-cell>
          <table:table-cell office:value-type="float" office:value="-4.54" calcext:value-type="float">
            <text:p>-4.54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13.567" calcext:value-type="float">
            <text:p>13.567</text:p>
          </table:table-cell>
          <table:table-cell/>
          <table:table-cell table:formula="of:=DEGREES(ACOS(COS(RADIANS([.B215]))*COS(RADIANS([.C215]))))" office:value-type="float" office:value="44.9803209136239" calcext:value-type="float">
            <text:p>44.98</text:p>
          </table:table-cell>
          <table:table-cell table:formula="of:=TAN((ACOS(COS(RADIANS([.B215]))*COS(RADIANS([.C215])))))" office:value-type="float" office:value="0.999313306126111" calcext:value-type="float">
            <text:p>0.9993</text:p>
          </table:table-cell>
          <table:table-cell table:formula="of:=SQRT([.E215]^2+[.F215]^2)" office:value-type="float" office:value="4.54281850837121" calcext:value-type="float">
            <text:p>4.54</text:p>
          </table:table-cell>
          <table:table-cell table:formula="of:=DEGREES(ATAN2([.F215]; [.E215]))" office:value-type="float" office:value="-92.0183991667931" calcext:value-type="float">
            <text:p>-92.02</text:p>
          </table:table-cell>
          <table:table-cell table:style-name="ce9" table:formula="of:=SQRT([.T215])" office:value-type="float" office:value="14.9896995918917" calcext:value-type="float">
            <text:p>14.99</text:p>
          </table:table-cell>
          <table:table-cell table:style-name="ce8" table:formula="of:=DEGREES(ATAN( (-SIN (RADIANS ([.C215])) * COS(RADIANS([.B215]))) / (COS (RADIANS ([.C215])) * SIN(RADIANS([.B215]))) ))" office:value-type="float" office:value="0.998376657069195" calcext:value-type="float">
            <text:p>1.00</text:p>
          </table:table-cell>
          <table:table-cell table:style-name="ce11" table:formula="of:=SQRT([.U215]^2+[.V215]^2)" office:value-type="float" office:value="15.4324589219755" calcext:value-type="float">
            <text:p>15.43</text:p>
          </table:table-cell>
          <table:table-cell table:style-name="ce8" table:formula="of:=DEGREES(ATAN2([.V215];[.U215]))" office:value-type="float" office:value="106.09679776443" calcext:value-type="float">
            <text:p>106.10</text:p>
          </table:table-cell>
          <table:table-cell table:style-name="ce8"/>
          <table:table-cell table:style-name="ce13" table:formula="of:=[.K215]*15" office:value-type="float" office:value="14.9896995918917" calcext:value-type="float">
            <text:p>14.99</text:p>
          </table:table-cell>
          <table:table-cell table:style-name="ce8" table:formula="of:=[.K215]^2*225" office:value-type="float" office:value="224.691093855157" calcext:value-type="float">
            <text:p>224.69</text:p>
          </table:table-cell>
          <table:table-cell table:style-name="ce8" table:formula="of:=[.L215]*COS(RADIANS([.M215]))+[.N215]*COS(RADIANS([.O215]))" office:value-type="float" office:value="14.8274239940322" calcext:value-type="float">
            <text:p>14.83</text:p>
          </table:table-cell>
          <table:table-cell table:style-name="ce8" table:formula="of:=[.L215]*SIN(RADIANS([.M215]))+[.N215]*SIN(RADIANS([.O215]))" office:value-type="float" office:value="-4.27881830411817" calcext:value-type="float">
            <text:p>-4.28</text:p>
          </table:table-cell>
          <table:table-cell office:value-type="float" office:value="13.4940962740872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55510" calcext:value-type="float">
            <text:p>855510</text:p>
          </table:table-cell>
          <table:table-cell office:value-type="float" office:value="-44.9747124768371" calcext:value-type="float">
            <text:p>-44.9747124768</text:p>
          </table:table-cell>
          <table:table-cell office:value-type="float" office:value="1.01711185728034" calcext:value-type="float">
            <text:p>1.0171118573</text:p>
          </table:table-cell>
          <table:table-cell office:value-type="float" office:value="0.61003263610843" calcext:value-type="float">
            <text:p>0.6100326361</text:p>
          </table:table-cell>
          <table:table-cell office:value-type="float" office:value="-4.58" calcext:value-type="float">
            <text:p>-4.5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2" calcext:value-type="float">
            <text:p>-0.12</text:p>
          </table:table-cell>
          <table:table-cell office:value-type="float" office:value="13.601" calcext:value-type="float">
            <text:p>13.601</text:p>
          </table:table-cell>
          <table:table-cell/>
          <table:table-cell table:formula="of:=DEGREES(ACOS(COS(RADIANS([.B216]))*COS(RADIANS([.C216]))))" office:value-type="float" office:value="44.98374735884" calcext:value-type="float">
            <text:p>44.98</text:p>
          </table:table-cell>
          <table:table-cell table:formula="of:=TAN((ACOS(COS(RADIANS([.B216]))*COS(RADIANS([.C216])))))" office:value-type="float" office:value="0.999432836666756" calcext:value-type="float">
            <text:p>0.9994</text:p>
          </table:table-cell>
          <table:table-cell table:formula="of:=SQRT([.E216]^2+[.F216]^2)" office:value-type="float" office:value="4.58245567354448" calcext:value-type="float">
            <text:p>4.58</text:p>
          </table:table-cell>
          <table:table-cell table:formula="of:=DEGREES(ATAN2([.F216]; [.E216]))" office:value-type="float" office:value="-91.8758288281675" calcext:value-type="float">
            <text:p>-91.88</text:p>
          </table:table-cell>
          <table:table-cell table:style-name="ce9" table:formula="of:=SQRT([.T216])" office:value-type="float" office:value="14.9914925500013" calcext:value-type="float">
            <text:p>14.99</text:p>
          </table:table-cell>
          <table:table-cell table:style-name="ce8" table:formula="of:=DEGREES(ATAN( (-SIN (RADIANS ([.C216])) * COS(RADIANS([.B216]))) / (COS (RADIANS ([.C216])) * SIN(RADIANS([.B216]))) ))" office:value-type="float" office:value="1.01800987055386" calcext:value-type="float">
            <text:p>1.02</text:p>
          </table:table-cell>
          <table:table-cell table:style-name="ce11" table:formula="of:=SQRT([.U216]^2+[.V216]^2)" office:value-type="float" office:value="15.4533896739604" calcext:value-type="float">
            <text:p>15.45</text:p>
          </table:table-cell>
          <table:table-cell table:style-name="ce8" table:formula="of:=DEGREES(ATAN2([.V216];[.U216]))" office:value-type="float" office:value="106.208851568673" calcext:value-type="float">
            <text:p>106.21</text:p>
          </table:table-cell>
          <table:table-cell table:style-name="ce8"/>
          <table:table-cell table:style-name="ce13" table:formula="of:=[.K216]*15" office:value-type="float" office:value="14.9914925500013" calcext:value-type="float">
            <text:p>14.99</text:p>
          </table:table-cell>
          <table:table-cell table:style-name="ce8" table:formula="of:=[.K216]^2*225" office:value-type="float" office:value="224.744848876746" calcext:value-type="float">
            <text:p>224.74</text:p>
          </table:table-cell>
          <table:table-cell table:style-name="ce8" table:formula="of:=[.L216]*COS(RADIANS([.M216]))+[.N216]*COS(RADIANS([.O216]))" office:value-type="float" office:value="14.839126291619" calcext:value-type="float">
            <text:p>14.84</text:p>
          </table:table-cell>
          <table:table-cell table:style-name="ce8" table:formula="of:=[.L216]*SIN(RADIANS([.M216]))+[.N216]*SIN(RADIANS([.O216]))" office:value-type="float" office:value="-4.31365081069938" calcext:value-type="float">
            <text:p>-4.31</text:p>
          </table:table-cell>
          <table:table-cell office:value-type="float" office:value="13.495124207652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5510" calcext:value-type="float">
            <text:p>855510</text:p>
          </table:table-cell>
          <table:table-cell office:value-type="float" office:value="-44.9747124768371" calcext:value-type="float">
            <text:p>-44.9747124768</text:p>
          </table:table-cell>
          <table:table-cell office:value-type="float" office:value="1.01711185728034" calcext:value-type="float">
            <text:p>1.0171118573</text:p>
          </table:table-cell>
          <table:table-cell office:value-type="float" office:value="0.61003263610843" calcext:value-type="float">
            <text:p>0.6100326361</text:p>
          </table:table-cell>
          <table:table-cell office:value-type="float" office:value="-4.58" calcext:value-type="float">
            <text:p>-4.5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2" calcext:value-type="float">
            <text:p>-0.12</text:p>
          </table:table-cell>
          <table:table-cell office:value-type="float" office:value="13.601" calcext:value-type="float">
            <text:p>13.601</text:p>
          </table:table-cell>
          <table:table-cell/>
          <table:table-cell table:formula="of:=DEGREES(ACOS(COS(RADIANS([.B217]))*COS(RADIANS([.C217]))))" office:value-type="float" office:value="44.98374735884" calcext:value-type="float">
            <text:p>44.98</text:p>
          </table:table-cell>
          <table:table-cell table:formula="of:=TAN((ACOS(COS(RADIANS([.B217]))*COS(RADIANS([.C217])))))" office:value-type="float" office:value="0.999432836666756" calcext:value-type="float">
            <text:p>0.9994</text:p>
          </table:table-cell>
          <table:table-cell table:formula="of:=SQRT([.E217]^2+[.F217]^2)" office:value-type="float" office:value="4.58245567354448" calcext:value-type="float">
            <text:p>4.58</text:p>
          </table:table-cell>
          <table:table-cell table:formula="of:=DEGREES(ATAN2([.F217]; [.E217]))" office:value-type="float" office:value="-91.8758288281675" calcext:value-type="float">
            <text:p>-91.88</text:p>
          </table:table-cell>
          <table:table-cell table:style-name="ce9" table:formula="of:=SQRT([.T217])" office:value-type="float" office:value="14.9914925500013" calcext:value-type="float">
            <text:p>14.99</text:p>
          </table:table-cell>
          <table:table-cell table:style-name="ce8" table:formula="of:=DEGREES(ATAN( (-SIN (RADIANS ([.C217])) * COS(RADIANS([.B217]))) / (COS (RADIANS ([.C217])) * SIN(RADIANS([.B217]))) ))" office:value-type="float" office:value="1.01800987055386" calcext:value-type="float">
            <text:p>1.02</text:p>
          </table:table-cell>
          <table:table-cell table:style-name="ce11" table:formula="of:=SQRT([.U217]^2+[.V217]^2)" office:value-type="float" office:value="15.4533896739604" calcext:value-type="float">
            <text:p>15.45</text:p>
          </table:table-cell>
          <table:table-cell table:style-name="ce8" table:formula="of:=DEGREES(ATAN2([.V217];[.U217]))" office:value-type="float" office:value="106.208851568673" calcext:value-type="float">
            <text:p>106.21</text:p>
          </table:table-cell>
          <table:table-cell table:style-name="ce8"/>
          <table:table-cell table:style-name="ce13" table:formula="of:=[.K217]*15" office:value-type="float" office:value="14.9914925500013" calcext:value-type="float">
            <text:p>14.99</text:p>
          </table:table-cell>
          <table:table-cell table:style-name="ce8" table:formula="of:=[.K217]^2*225" office:value-type="float" office:value="224.744848876746" calcext:value-type="float">
            <text:p>224.74</text:p>
          </table:table-cell>
          <table:table-cell table:style-name="ce8" table:formula="of:=[.L217]*COS(RADIANS([.M217]))+[.N217]*COS(RADIANS([.O217]))" office:value-type="float" office:value="14.839126291619" calcext:value-type="float">
            <text:p>14.84</text:p>
          </table:table-cell>
          <table:table-cell table:style-name="ce8" table:formula="of:=[.L217]*SIN(RADIANS([.M217]))+[.N217]*SIN(RADIANS([.O217]))" office:value-type="float" office:value="-4.31365081069938" calcext:value-type="float">
            <text:p>-4.31</text:p>
          </table:table-cell>
          <table:table-cell office:value-type="float" office:value="13.495124207652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5760" calcext:value-type="float">
            <text:p>855760</text:p>
          </table:table-cell>
          <table:table-cell office:value-type="float" office:value="-44.9803268923349" calcext:value-type="float">
            <text:p>-44.9803268923</text:p>
          </table:table-cell>
          <table:table-cell office:value-type="float" office:value="0.996261851065226" calcext:value-type="float">
            <text:p>0.9962618511</text:p>
          </table:table-cell>
          <table:table-cell office:value-type="float" office:value="0.612678640720722" calcext:value-type="float">
            <text:p>0.6126786407</text:p>
          </table:table-cell>
          <table:table-cell office:value-type="float" office:value="-4.6" calcext:value-type="float">
            <text:p>-4.6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3.636" calcext:value-type="float">
            <text:p>13.636</text:p>
          </table:table-cell>
          <table:table-cell/>
          <table:table-cell table:formula="of:=DEGREES(ACOS(COS(RADIANS([.B218]))*COS(RADIANS([.C218]))))" office:value-type="float" office:value="44.9889934933733" calcext:value-type="float">
            <text:p>44.99</text:p>
          </table:table-cell>
          <table:table-cell table:formula="of:=TAN((ACOS(COS(RADIANS([.B218]))*COS(RADIANS([.C218])))))" office:value-type="float" office:value="0.999615874226193" calcext:value-type="float">
            <text:p>0.9996</text:p>
          </table:table-cell>
          <table:table-cell table:formula="of:=SQRT([.E218]^2+[.F218]^2)" office:value-type="float" office:value="4.60244500238732" calcext:value-type="float">
            <text:p>4.60</text:p>
          </table:table-cell>
          <table:table-cell table:formula="of:=DEGREES(ATAN2([.F218]; [.E218]))" office:value-type="float" office:value="-91.8676788394342" calcext:value-type="float">
            <text:p>-91.87</text:p>
          </table:table-cell>
          <table:table-cell table:style-name="ce9" table:formula="of:=SQRT([.T218])" office:value-type="float" office:value="14.9942381133929" calcext:value-type="float">
            <text:p>14.99</text:p>
          </table:table-cell>
          <table:table-cell table:style-name="ce8" table:formula="of:=DEGREES(ATAN( (-SIN (RADIANS ([.C218])) * COS(RADIANS([.B218]))) / (COS (RADIANS ([.C218])) * SIN(RADIANS([.B218]))) ))" office:value-type="float" office:value="0.996946101943396" calcext:value-type="float">
            <text:p>1.00</text:p>
          </table:table-cell>
          <table:table-cell table:style-name="ce11" table:formula="of:=SQRT([.U218]^2+[.V218]^2)" office:value-type="float" office:value="15.4632445071455" calcext:value-type="float">
            <text:p>15.46</text:p>
          </table:table-cell>
          <table:table-cell table:style-name="ce8" table:formula="of:=DEGREES(ATAN2([.V218];[.U218]))" office:value-type="float" office:value="106.296508622353" calcext:value-type="float">
            <text:p>106.30</text:p>
          </table:table-cell>
          <table:table-cell table:style-name="ce8"/>
          <table:table-cell table:style-name="ce13" table:formula="of:=[.K218]*15" office:value-type="float" office:value="14.9942381133929" calcext:value-type="float">
            <text:p>14.99</text:p>
          </table:table-cell>
          <table:table-cell table:style-name="ce8" table:formula="of:=[.K218]^2*225" office:value-type="float" office:value="224.827176601124" calcext:value-type="float">
            <text:p>224.83</text:p>
          </table:table-cell>
          <table:table-cell table:style-name="ce8" table:formula="of:=[.L218]*COS(RADIANS([.M218]))+[.N218]*COS(RADIANS([.O218]))" office:value-type="float" office:value="14.8419683449962" calcext:value-type="float">
            <text:p>14.84</text:p>
          </table:table-cell>
          <table:table-cell table:style-name="ce8" table:formula="of:=[.L218]*SIN(RADIANS([.M218]))+[.N218]*SIN(RADIANS([.O218]))" office:value-type="float" office:value="-4.33911354240648" calcext:value-type="float">
            <text:p>-4.34</text:p>
          </table:table-cell>
          <table:table-cell office:value-type="float" office:value="13.496698048012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5760" calcext:value-type="float">
            <text:p>855760</text:p>
          </table:table-cell>
          <table:table-cell office:value-type="float" office:value="-44.9803268923349" calcext:value-type="float">
            <text:p>-44.9803268923</text:p>
          </table:table-cell>
          <table:table-cell office:value-type="float" office:value="0.996261851065226" calcext:value-type="float">
            <text:p>0.9962618511</text:p>
          </table:table-cell>
          <table:table-cell office:value-type="float" office:value="0.612678640720722" calcext:value-type="float">
            <text:p>0.6126786407</text:p>
          </table:table-cell>
          <table:table-cell office:value-type="float" office:value="-4.6" calcext:value-type="float">
            <text:p>-4.6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3.636" calcext:value-type="float">
            <text:p>13.636</text:p>
          </table:table-cell>
          <table:table-cell/>
          <table:table-cell table:formula="of:=DEGREES(ACOS(COS(RADIANS([.B219]))*COS(RADIANS([.C219]))))" office:value-type="float" office:value="44.9889934933733" calcext:value-type="float">
            <text:p>44.99</text:p>
          </table:table-cell>
          <table:table-cell table:formula="of:=TAN((ACOS(COS(RADIANS([.B219]))*COS(RADIANS([.C219])))))" office:value-type="float" office:value="0.999615874226193" calcext:value-type="float">
            <text:p>0.9996</text:p>
          </table:table-cell>
          <table:table-cell table:formula="of:=SQRT([.E219]^2+[.F219]^2)" office:value-type="float" office:value="4.60244500238732" calcext:value-type="float">
            <text:p>4.60</text:p>
          </table:table-cell>
          <table:table-cell table:formula="of:=DEGREES(ATAN2([.F219]; [.E219]))" office:value-type="float" office:value="-91.8676788394342" calcext:value-type="float">
            <text:p>-91.87</text:p>
          </table:table-cell>
          <table:table-cell table:style-name="ce9" table:formula="of:=SQRT([.T219])" office:value-type="float" office:value="14.9942381133929" calcext:value-type="float">
            <text:p>14.99</text:p>
          </table:table-cell>
          <table:table-cell table:style-name="ce8" table:formula="of:=DEGREES(ATAN( (-SIN (RADIANS ([.C219])) * COS(RADIANS([.B219]))) / (COS (RADIANS ([.C219])) * SIN(RADIANS([.B219]))) ))" office:value-type="float" office:value="0.996946101943396" calcext:value-type="float">
            <text:p>1.00</text:p>
          </table:table-cell>
          <table:table-cell table:style-name="ce11" table:formula="of:=SQRT([.U219]^2+[.V219]^2)" office:value-type="float" office:value="15.4632445071455" calcext:value-type="float">
            <text:p>15.46</text:p>
          </table:table-cell>
          <table:table-cell table:style-name="ce8" table:formula="of:=DEGREES(ATAN2([.V219];[.U219]))" office:value-type="float" office:value="106.296508622353" calcext:value-type="float">
            <text:p>106.30</text:p>
          </table:table-cell>
          <table:table-cell table:style-name="ce8"/>
          <table:table-cell table:style-name="ce13" table:formula="of:=[.K219]*15" office:value-type="float" office:value="14.9942381133929" calcext:value-type="float">
            <text:p>14.99</text:p>
          </table:table-cell>
          <table:table-cell table:style-name="ce8" table:formula="of:=[.K219]^2*225" office:value-type="float" office:value="224.827176601124" calcext:value-type="float">
            <text:p>224.83</text:p>
          </table:table-cell>
          <table:table-cell table:style-name="ce8" table:formula="of:=[.L219]*COS(RADIANS([.M219]))+[.N219]*COS(RADIANS([.O219]))" office:value-type="float" office:value="14.8419683449962" calcext:value-type="float">
            <text:p>14.84</text:p>
          </table:table-cell>
          <table:table-cell table:style-name="ce8" table:formula="of:=[.L219]*SIN(RADIANS([.M219]))+[.N219]*SIN(RADIANS([.O219]))" office:value-type="float" office:value="-4.33911354240648" calcext:value-type="float">
            <text:p>-4.34</text:p>
          </table:table-cell>
          <table:table-cell office:value-type="float" office:value="13.496698048012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6009" calcext:value-type="float">
            <text:p>856009</text:p>
          </table:table-cell>
          <table:table-cell office:value-type="float" office:value="-44.9867950814789" calcext:value-type="float">
            <text:p>-44.9867950815</text:p>
          </table:table-cell>
          <table:table-cell office:value-type="float" office:value="0.980444947216475" calcext:value-type="float">
            <text:p>0.9804449472</text:p>
          </table:table-cell>
          <table:table-cell office:value-type="float" office:value="0.614025255204272" calcext:value-type="float">
            <text:p>0.6140252552</text:p>
          </table:table-cell>
          <table:table-cell office:value-type="float" office:value="-4.63" calcext:value-type="float">
            <text:p>-4.63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3.671" calcext:value-type="float">
            <text:p>13.671</text:p>
          </table:table-cell>
          <table:table-cell/>
          <table:table-cell table:formula="of:=DEGREES(ACOS(COS(RADIANS([.B220]))*COS(RADIANS([.C220]))))" office:value-type="float" office:value="44.9951868127279" calcext:value-type="float">
            <text:p>45.00</text:p>
          </table:table-cell>
          <table:table-cell table:formula="of:=TAN((ACOS(COS(RADIANS([.B220]))*COS(RADIANS([.C220])))))" office:value-type="float" office:value="0.999832002181596" calcext:value-type="float">
            <text:p>0.9998</text:p>
          </table:table-cell>
          <table:table-cell table:formula="of:=SQRT([.E220]^2+[.F220]^2)" office:value-type="float" office:value="4.63211614707576" calcext:value-type="float">
            <text:p>4.63</text:p>
          </table:table-cell>
          <table:table-cell table:formula="of:=DEGREES(ATAN2([.F220]; [.E220]))" office:value-type="float" office:value="-91.7319580526418" calcext:value-type="float">
            <text:p>-91.73</text:p>
          </table:table-cell>
          <table:table-cell table:style-name="ce9" table:formula="of:=SQRT([.T220])" office:value-type="float" office:value="14.9974800327239" calcext:value-type="float">
            <text:p>15.00</text:p>
          </table:table-cell>
          <table:table-cell table:style-name="ce8" table:formula="of:=DEGREES(ATAN( (-SIN (RADIANS ([.C220])) * COS(RADIANS([.B220]))) / (COS (RADIANS ([.C220])) * SIN(RADIANS([.B220]))) ))" office:value-type="float" office:value="0.980896888037698" calcext:value-type="float">
            <text:p>0.98</text:p>
          </table:table-cell>
          <table:table-cell table:style-name="ce11" table:formula="of:=SQRT([.U220]^2+[.V220]^2)" office:value-type="float" office:value="15.4856318097202" calcext:value-type="float">
            <text:p>15.49</text:p>
          </table:table-cell>
          <table:table-cell table:style-name="ce8" table:formula="of:=DEGREES(ATAN2([.V220];[.U220]))" office:value-type="float" office:value="106.403940328144" calcext:value-type="float">
            <text:p>106.40</text:p>
          </table:table-cell>
          <table:table-cell table:style-name="ce8"/>
          <table:table-cell table:style-name="ce13" table:formula="of:=[.K220]*15" office:value-type="float" office:value="14.9974800327239" calcext:value-type="float">
            <text:p>15.00</text:p>
          </table:table-cell>
          <table:table-cell table:style-name="ce8" table:formula="of:=[.K220]^2*225" office:value-type="float" office:value="224.924407331953" calcext:value-type="float">
            <text:p>224.92</text:p>
          </table:table-cell>
          <table:table-cell table:style-name="ce8" table:formula="of:=[.L220]*COS(RADIANS([.M220]))+[.N220]*COS(RADIANS([.O220]))" office:value-type="float" office:value="14.8552822784261" calcext:value-type="float">
            <text:p>14.86</text:p>
          </table:table-cell>
          <table:table-cell table:style-name="ce8" table:formula="of:=[.L220]*SIN(RADIANS([.M220]))+[.N220]*SIN(RADIANS([.O220]))" office:value-type="float" office:value="-4.37325747864186" calcext:value-type="float">
            <text:p>-4.37</text:p>
          </table:table-cell>
          <table:table-cell office:value-type="float" office:value="13.4985560438184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6009" calcext:value-type="float">
            <text:p>856009</text:p>
          </table:table-cell>
          <table:table-cell office:value-type="float" office:value="-44.9867950814789" calcext:value-type="float">
            <text:p>-44.9867950815</text:p>
          </table:table-cell>
          <table:table-cell office:value-type="float" office:value="0.980444947216475" calcext:value-type="float">
            <text:p>0.9804449472</text:p>
          </table:table-cell>
          <table:table-cell office:value-type="float" office:value="0.614025255204272" calcext:value-type="float">
            <text:p>0.6140252552</text:p>
          </table:table-cell>
          <table:table-cell office:value-type="float" office:value="-4.63" calcext:value-type="float">
            <text:p>-4.63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3.671" calcext:value-type="float">
            <text:p>13.671</text:p>
          </table:table-cell>
          <table:table-cell/>
          <table:table-cell table:formula="of:=DEGREES(ACOS(COS(RADIANS([.B221]))*COS(RADIANS([.C221]))))" office:value-type="float" office:value="44.9951868127279" calcext:value-type="float">
            <text:p>45.00</text:p>
          </table:table-cell>
          <table:table-cell table:formula="of:=TAN((ACOS(COS(RADIANS([.B221]))*COS(RADIANS([.C221])))))" office:value-type="float" office:value="0.999832002181596" calcext:value-type="float">
            <text:p>0.9998</text:p>
          </table:table-cell>
          <table:table-cell table:formula="of:=SQRT([.E221]^2+[.F221]^2)" office:value-type="float" office:value="4.63211614707576" calcext:value-type="float">
            <text:p>4.63</text:p>
          </table:table-cell>
          <table:table-cell table:formula="of:=DEGREES(ATAN2([.F221]; [.E221]))" office:value-type="float" office:value="-91.7319580526418" calcext:value-type="float">
            <text:p>-91.73</text:p>
          </table:table-cell>
          <table:table-cell table:style-name="ce9" table:formula="of:=SQRT([.T221])" office:value-type="float" office:value="14.9974800327239" calcext:value-type="float">
            <text:p>15.00</text:p>
          </table:table-cell>
          <table:table-cell table:style-name="ce8" table:formula="of:=DEGREES(ATAN( (-SIN (RADIANS ([.C221])) * COS(RADIANS([.B221]))) / (COS (RADIANS ([.C221])) * SIN(RADIANS([.B221]))) ))" office:value-type="float" office:value="0.980896888037698" calcext:value-type="float">
            <text:p>0.98</text:p>
          </table:table-cell>
          <table:table-cell table:style-name="ce11" table:formula="of:=SQRT([.U221]^2+[.V221]^2)" office:value-type="float" office:value="15.4856318097202" calcext:value-type="float">
            <text:p>15.49</text:p>
          </table:table-cell>
          <table:table-cell table:style-name="ce8" table:formula="of:=DEGREES(ATAN2([.V221];[.U221]))" office:value-type="float" office:value="106.403940328144" calcext:value-type="float">
            <text:p>106.40</text:p>
          </table:table-cell>
          <table:table-cell table:style-name="ce8"/>
          <table:table-cell table:style-name="ce13" table:formula="of:=[.K221]*15" office:value-type="float" office:value="14.9974800327239" calcext:value-type="float">
            <text:p>15.00</text:p>
          </table:table-cell>
          <table:table-cell table:style-name="ce8" table:formula="of:=[.K221]^2*225" office:value-type="float" office:value="224.924407331953" calcext:value-type="float">
            <text:p>224.92</text:p>
          </table:table-cell>
          <table:table-cell table:style-name="ce8" table:formula="of:=[.L221]*COS(RADIANS([.M221]))+[.N221]*COS(RADIANS([.O221]))" office:value-type="float" office:value="14.8552822784261" calcext:value-type="float">
            <text:p>14.86</text:p>
          </table:table-cell>
          <table:table-cell table:style-name="ce8" table:formula="of:=[.L221]*SIN(RADIANS([.M221]))+[.N221]*SIN(RADIANS([.O221]))" office:value-type="float" office:value="-4.37325747864186" calcext:value-type="float">
            <text:p>-4.37</text:p>
          </table:table-cell>
          <table:table-cell office:value-type="float" office:value="13.4985560438184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6259" calcext:value-type="float">
            <text:p>856259</text:p>
          </table:table-cell>
          <table:table-cell office:value-type="float" office:value="-44.9876795909764" calcext:value-type="float">
            <text:p>-44.987679591</text:p>
          </table:table-cell>
          <table:table-cell office:value-type="float" office:value="0.985938447021575" calcext:value-type="float">
            <text:p>0.985938447</text:p>
          </table:table-cell>
          <table:table-cell office:value-type="float" office:value="0.614180055038508" calcext:value-type="float">
            <text:p>0.614180055</text:p>
          </table:table-cell>
          <table:table-cell office:value-type="float" office:value="-4.65" calcext:value-type="float">
            <text:p>-4.6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3.706" calcext:value-type="float">
            <text:p>13.706</text:p>
          </table:table-cell>
          <table:table-cell/>
          <table:table-cell table:formula="of:=DEGREES(ACOS(COS(RADIANS([.B222]))*COS(RADIANS([.C222]))))" office:value-type="float" office:value="44.996165353285" calcext:value-type="float">
            <text:p>45.00</text:p>
          </table:table-cell>
          <table:table-cell table:formula="of:=TAN((ACOS(COS(RADIANS([.B222]))*COS(RADIANS([.C222])))))" office:value-type="float" office:value="0.99986615453605" calcext:value-type="float">
            <text:p>0.9999</text:p>
          </table:table-cell>
          <table:table-cell table:formula="of:=SQRT([.E222]^2+[.F222]^2)" office:value-type="float" office:value="4.65241872578125" calcext:value-type="float">
            <text:p>4.65</text:p>
          </table:table-cell>
          <table:table-cell table:formula="of:=DEGREES(ATAN2([.F222]; [.E222]))" office:value-type="float" office:value="-91.8476102659946" calcext:value-type="float">
            <text:p>-91.85</text:p>
          </table:table-cell>
          <table:table-cell table:style-name="ce9" table:formula="of:=SQRT([.T222])" office:value-type="float" office:value="14.9979923180407" calcext:value-type="float">
            <text:p>15.00</text:p>
          </table:table-cell>
          <table:table-cell table:style-name="ce8" table:formula="of:=DEGREES(ATAN( (-SIN (RADIANS ([.C222])) * COS(RADIANS([.B222]))) / (COS (RADIANS ([.C222])) * SIN(RADIANS([.B222]))) ))" office:value-type="float" office:value="0.986362470499671" calcext:value-type="float">
            <text:p>0.99</text:p>
          </table:table-cell>
          <table:table-cell table:style-name="ce11" table:formula="of:=SQRT([.U222]^2+[.V222]^2)" office:value-type="float" office:value="15.4817619180148" calcext:value-type="float">
            <text:p>15.48</text:p>
          </table:table-cell>
          <table:table-cell table:style-name="ce8" table:formula="of:=DEGREES(ATAN2([.V222];[.U222]))" office:value-type="float" office:value="106.479776752424" calcext:value-type="float">
            <text:p>106.48</text:p>
          </table:table-cell>
          <table:table-cell table:style-name="ce8"/>
          <table:table-cell table:style-name="ce13" table:formula="of:=[.K222]*15" office:value-type="float" office:value="14.9979923180407" calcext:value-type="float">
            <text:p>15.00</text:p>
          </table:table-cell>
          <table:table-cell table:style-name="ce8" table:formula="of:=[.K222]^2*225" office:value-type="float" office:value="224.939773572009" calcext:value-type="float">
            <text:p>224.94</text:p>
          </table:table-cell>
          <table:table-cell table:style-name="ce8" table:formula="of:=[.L222]*COS(RADIANS([.M222]))+[.N222]*COS(RADIANS([.O222]))" office:value-type="float" office:value="14.8457699283188" calcext:value-type="float">
            <text:p>14.85</text:p>
          </table:table-cell>
          <table:table-cell table:style-name="ce8" table:formula="of:=[.L222]*SIN(RADIANS([.M222]))+[.N222]*SIN(RADIANS([.O222]))" office:value-type="float" office:value="-4.39181822500866" calcext:value-type="float">
            <text:p>-4.39</text:p>
          </table:table-cell>
          <table:table-cell office:value-type="float" office:value="13.4988496059855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6259" calcext:value-type="float">
            <text:p>856259</text:p>
          </table:table-cell>
          <table:table-cell office:value-type="float" office:value="-44.9876795909764" calcext:value-type="float">
            <text:p>-44.987679591</text:p>
          </table:table-cell>
          <table:table-cell office:value-type="float" office:value="0.985938447021575" calcext:value-type="float">
            <text:p>0.985938447</text:p>
          </table:table-cell>
          <table:table-cell office:value-type="float" office:value="0.614180055038508" calcext:value-type="float">
            <text:p>0.614180055</text:p>
          </table:table-cell>
          <table:table-cell office:value-type="float" office:value="-4.65" calcext:value-type="float">
            <text:p>-4.6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3.706" calcext:value-type="float">
            <text:p>13.706</text:p>
          </table:table-cell>
          <table:table-cell/>
          <table:table-cell table:formula="of:=DEGREES(ACOS(COS(RADIANS([.B223]))*COS(RADIANS([.C223]))))" office:value-type="float" office:value="44.996165353285" calcext:value-type="float">
            <text:p>45.00</text:p>
          </table:table-cell>
          <table:table-cell table:formula="of:=TAN((ACOS(COS(RADIANS([.B223]))*COS(RADIANS([.C223])))))" office:value-type="float" office:value="0.99986615453605" calcext:value-type="float">
            <text:p>0.9999</text:p>
          </table:table-cell>
          <table:table-cell table:formula="of:=SQRT([.E223]^2+[.F223]^2)" office:value-type="float" office:value="4.65241872578125" calcext:value-type="float">
            <text:p>4.65</text:p>
          </table:table-cell>
          <table:table-cell table:formula="of:=DEGREES(ATAN2([.F223]; [.E223]))" office:value-type="float" office:value="-91.8476102659946" calcext:value-type="float">
            <text:p>-91.85</text:p>
          </table:table-cell>
          <table:table-cell table:style-name="ce9" table:formula="of:=SQRT([.T223])" office:value-type="float" office:value="14.9979923180407" calcext:value-type="float">
            <text:p>15.00</text:p>
          </table:table-cell>
          <table:table-cell table:style-name="ce8" table:formula="of:=DEGREES(ATAN( (-SIN (RADIANS ([.C223])) * COS(RADIANS([.B223]))) / (COS (RADIANS ([.C223])) * SIN(RADIANS([.B223]))) ))" office:value-type="float" office:value="0.986362470499671" calcext:value-type="float">
            <text:p>0.99</text:p>
          </table:table-cell>
          <table:table-cell table:style-name="ce11" table:formula="of:=SQRT([.U223]^2+[.V223]^2)" office:value-type="float" office:value="15.4817619180148" calcext:value-type="float">
            <text:p>15.48</text:p>
          </table:table-cell>
          <table:table-cell table:style-name="ce8" table:formula="of:=DEGREES(ATAN2([.V223];[.U223]))" office:value-type="float" office:value="106.479776752424" calcext:value-type="float">
            <text:p>106.48</text:p>
          </table:table-cell>
          <table:table-cell table:style-name="ce8"/>
          <table:table-cell table:style-name="ce13" table:formula="of:=[.K223]*15" office:value-type="float" office:value="14.9979923180407" calcext:value-type="float">
            <text:p>15.00</text:p>
          </table:table-cell>
          <table:table-cell table:style-name="ce8" table:formula="of:=[.K223]^2*225" office:value-type="float" office:value="224.939773572009" calcext:value-type="float">
            <text:p>224.94</text:p>
          </table:table-cell>
          <table:table-cell table:style-name="ce8" table:formula="of:=[.L223]*COS(RADIANS([.M223]))+[.N223]*COS(RADIANS([.O223]))" office:value-type="float" office:value="14.8457699283188" calcext:value-type="float">
            <text:p>14.85</text:p>
          </table:table-cell>
          <table:table-cell table:style-name="ce8" table:formula="of:=[.L223]*SIN(RADIANS([.M223]))+[.N223]*SIN(RADIANS([.O223]))" office:value-type="float" office:value="-4.39181822500866" calcext:value-type="float">
            <text:p>-4.39</text:p>
          </table:table-cell>
          <table:table-cell office:value-type="float" office:value="13.4988496059855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6509" calcext:value-type="float">
            <text:p>856509</text:p>
          </table:table-cell>
          <table:table-cell office:value-type="float" office:value="-44.9818124584793" calcext:value-type="float">
            <text:p>-44.9818124585</text:p>
          </table:table-cell>
          <table:table-cell office:value-type="float" office:value="1.01871385680582" calcext:value-type="float">
            <text:p>1.0187138568</text:p>
          </table:table-cell>
          <table:table-cell office:value-type="float" office:value="0.61197806608312" calcext:value-type="float">
            <text:p>0.6119780661</text:p>
          </table:table-cell>
          <table:table-cell office:value-type="float" office:value="-4.67" calcext:value-type="float">
            <text:p>-4.6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3.74" calcext:value-type="float">
            <text:p>13.74</text:p>
          </table:table-cell>
          <table:table-cell/>
          <table:table-cell table:formula="of:=DEGREES(ACOS(COS(RADIANS([.B224]))*COS(RADIANS([.C224]))))" office:value-type="float" office:value="44.9908735750331" calcext:value-type="float">
            <text:p>44.99</text:p>
          </table:table-cell>
          <table:table-cell table:formula="of:=TAN((ACOS(COS(RADIANS([.B224]))*COS(RADIANS([.C224])))))" office:value-type="float" office:value="0.999681478404174" calcext:value-type="float">
            <text:p>0.9997</text:p>
          </table:table-cell>
          <table:table-cell table:formula="of:=SQRT([.E224]^2+[.F224]^2)" office:value-type="float" office:value="4.67240837256334" calcext:value-type="float">
            <text:p>4.67</text:p>
          </table:table-cell>
          <table:table-cell table:formula="of:=DEGREES(ATAN2([.F224]; [.E224]))" office:value-type="float" office:value="-91.8397030372961" calcext:value-type="float">
            <text:p>-91.84</text:p>
          </table:table-cell>
          <table:table-cell table:style-name="ce9" table:formula="of:=SQRT([.T224])" office:value-type="float" office:value="14.9952221760626" calcext:value-type="float">
            <text:p>15.00</text:p>
          </table:table-cell>
          <table:table-cell table:style-name="ce8" table:formula="of:=DEGREES(ATAN( (-SIN (RADIANS ([.C224])) * COS(RADIANS([.B224]))) / (COS (RADIANS ([.C224])) * SIN(RADIANS([.B224]))) ))" office:value-type="float" office:value="1.01936067146135" calcext:value-type="float">
            <text:p>1.02</text:p>
          </table:table-cell>
          <table:table-cell table:style-name="ce11" table:formula="of:=SQRT([.U224]^2+[.V224]^2)" office:value-type="float" office:value="15.4822030621587" calcext:value-type="float">
            <text:p>15.48</text:p>
          </table:table-cell>
          <table:table-cell table:style-name="ce8" table:formula="of:=DEGREES(ATAN2([.V224];[.U224]))" office:value-type="float" office:value="106.523344214353" calcext:value-type="float">
            <text:p>106.52</text:p>
          </table:table-cell>
          <table:table-cell table:style-name="ce8"/>
          <table:table-cell table:style-name="ce13" table:formula="of:=[.K224]*15" office:value-type="float" office:value="14.9952221760626" calcext:value-type="float">
            <text:p>15.00</text:p>
          </table:table-cell>
          <table:table-cell table:style-name="ce8" table:formula="of:=[.K224]^2*225" office:value-type="float" office:value="224.85668810948" calcext:value-type="float">
            <text:p>224.86</text:p>
          </table:table-cell>
          <table:table-cell table:style-name="ce8" table:formula="of:=[.L224]*COS(RADIANS([.M224]))+[.N224]*COS(RADIANS([.O224]))" office:value-type="float" office:value="14.8428490438388" calcext:value-type="float">
            <text:p>14.84</text:p>
          </table:table-cell>
          <table:table-cell table:style-name="ce8" table:formula="of:=[.L224]*SIN(RADIANS([.M224]))+[.N224]*SIN(RADIANS([.O224]))" office:value-type="float" office:value="-4.40323107725786" calcext:value-type="float">
            <text:p>-4.40</text:p>
          </table:table-cell>
          <table:table-cell office:value-type="float" office:value="13.4972620725099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6509" calcext:value-type="float">
            <text:p>856509</text:p>
          </table:table-cell>
          <table:table-cell office:value-type="float" office:value="-44.9818124584793" calcext:value-type="float">
            <text:p>-44.9818124585</text:p>
          </table:table-cell>
          <table:table-cell office:value-type="float" office:value="1.01871385680582" calcext:value-type="float">
            <text:p>1.0187138568</text:p>
          </table:table-cell>
          <table:table-cell office:value-type="float" office:value="0.61197806608312" calcext:value-type="float">
            <text:p>0.6119780661</text:p>
          </table:table-cell>
          <table:table-cell office:value-type="float" office:value="-4.67" calcext:value-type="float">
            <text:p>-4.6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3.74" calcext:value-type="float">
            <text:p>13.74</text:p>
          </table:table-cell>
          <table:table-cell/>
          <table:table-cell table:formula="of:=DEGREES(ACOS(COS(RADIANS([.B225]))*COS(RADIANS([.C225]))))" office:value-type="float" office:value="44.9908735750331" calcext:value-type="float">
            <text:p>44.99</text:p>
          </table:table-cell>
          <table:table-cell table:formula="of:=TAN((ACOS(COS(RADIANS([.B225]))*COS(RADIANS([.C225])))))" office:value-type="float" office:value="0.999681478404174" calcext:value-type="float">
            <text:p>0.9997</text:p>
          </table:table-cell>
          <table:table-cell table:formula="of:=SQRT([.E225]^2+[.F225]^2)" office:value-type="float" office:value="4.67240837256334" calcext:value-type="float">
            <text:p>4.67</text:p>
          </table:table-cell>
          <table:table-cell table:formula="of:=DEGREES(ATAN2([.F225]; [.E225]))" office:value-type="float" office:value="-91.8397030372961" calcext:value-type="float">
            <text:p>-91.84</text:p>
          </table:table-cell>
          <table:table-cell table:style-name="ce9" table:formula="of:=SQRT([.T225])" office:value-type="float" office:value="14.9952221760626" calcext:value-type="float">
            <text:p>15.00</text:p>
          </table:table-cell>
          <table:table-cell table:style-name="ce8" table:formula="of:=DEGREES(ATAN( (-SIN (RADIANS ([.C225])) * COS(RADIANS([.B225]))) / (COS (RADIANS ([.C225])) * SIN(RADIANS([.B225]))) ))" office:value-type="float" office:value="1.01936067146135" calcext:value-type="float">
            <text:p>1.02</text:p>
          </table:table-cell>
          <table:table-cell table:style-name="ce11" table:formula="of:=SQRT([.U225]^2+[.V225]^2)" office:value-type="float" office:value="15.4822030621587" calcext:value-type="float">
            <text:p>15.48</text:p>
          </table:table-cell>
          <table:table-cell table:style-name="ce8" table:formula="of:=DEGREES(ATAN2([.V225];[.U225]))" office:value-type="float" office:value="106.523344214353" calcext:value-type="float">
            <text:p>106.52</text:p>
          </table:table-cell>
          <table:table-cell table:style-name="ce8"/>
          <table:table-cell table:style-name="ce13" table:formula="of:=[.K225]*15" office:value-type="float" office:value="14.9952221760626" calcext:value-type="float">
            <text:p>15.00</text:p>
          </table:table-cell>
          <table:table-cell table:style-name="ce8" table:formula="of:=[.K225]^2*225" office:value-type="float" office:value="224.85668810948" calcext:value-type="float">
            <text:p>224.86</text:p>
          </table:table-cell>
          <table:table-cell table:style-name="ce8" table:formula="of:=[.L225]*COS(RADIANS([.M225]))+[.N225]*COS(RADIANS([.O225]))" office:value-type="float" office:value="14.8428490438388" calcext:value-type="float">
            <text:p>14.84</text:p>
          </table:table-cell>
          <table:table-cell table:style-name="ce8" table:formula="of:=[.L225]*SIN(RADIANS([.M225]))+[.N225]*SIN(RADIANS([.O225]))" office:value-type="float" office:value="-4.40323107725786" calcext:value-type="float">
            <text:p>-4.40</text:p>
          </table:table-cell>
          <table:table-cell office:value-type="float" office:value="13.4972620725099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6759" calcext:value-type="float">
            <text:p>856759</text:p>
          </table:table-cell>
          <table:table-cell office:value-type="float" office:value="-44.9776221374235" calcext:value-type="float">
            <text:p>-44.9776221374</text:p>
          </table:table-cell>
          <table:table-cell office:value-type="float" office:value="1.07264993969071" calcext:value-type="float">
            <text:p>1.0726499397</text:p>
          </table:table-cell>
          <table:table-cell office:value-type="float" office:value="0.611003109939953" calcext:value-type="float">
            <text:p>0.6110031099</text:p>
          </table:table-cell>
          <table:table-cell office:value-type="float" office:value="-4.72" calcext:value-type="float">
            <text:p>-4.72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3.774" calcext:value-type="float">
            <text:p>13.774</text:p>
          </table:table-cell>
          <table:table-cell/>
          <table:table-cell table:formula="of:=DEGREES(ACOS(COS(RADIANS([.B226]))*COS(RADIANS([.C226]))))" office:value-type="float" office:value="44.987669494813" calcext:value-type="float">
            <text:p>44.99</text:p>
          </table:table-cell>
          <table:table-cell table:formula="of:=TAN((ACOS(COS(RADIANS([.B226]))*COS(RADIANS([.C226])))))" office:value-type="float" office:value="0.999569676774424" calcext:value-type="float">
            <text:p>0.9996</text:p>
          </table:table-cell>
          <table:table-cell table:formula="of:=SQRT([.E226]^2+[.F226]^2)" office:value-type="float" office:value="4.72271108580654" calcext:value-type="float">
            <text:p>4.72</text:p>
          </table:table-cell>
          <table:table-cell table:formula="of:=DEGREES(ATAN2([.F226]; [.E226]))" office:value-type="float" office:value="-91.9414863909144" calcext:value-type="float">
            <text:p>-91.94</text:p>
          </table:table-cell>
          <table:table-cell table:style-name="ce9" table:formula="of:=SQRT([.T226])" office:value-type="float" office:value="14.9935451516164" calcext:value-type="float">
            <text:p>14.99</text:p>
          </table:table-cell>
          <table:table-cell table:style-name="ce8" table:formula="of:=DEGREES(ATAN( (-SIN (RADIANS ([.C226])) * COS(RADIANS([.B226]))) / (COS (RADIANS ([.C226])) * SIN(RADIANS([.B226]))) ))" office:value-type="float" office:value="1.07348795519775" calcext:value-type="float">
            <text:p>1.07</text:p>
          </table:table-cell>
          <table:table-cell table:style-name="ce11" table:formula="of:=SQRT([.U226]^2+[.V226]^2)" office:value-type="float" office:value="15.4810076323771" calcext:value-type="float">
            <text:p>15.48</text:p>
          </table:table-cell>
          <table:table-cell table:style-name="ce8" table:formula="of:=DEGREES(ATAN2([.V226];[.U226]))" office:value-type="float" office:value="106.663173655324" calcext:value-type="float">
            <text:p>106.66</text:p>
          </table:table-cell>
          <table:table-cell table:style-name="ce8"/>
          <table:table-cell table:style-name="ce13" table:formula="of:=[.K226]*15" office:value-type="float" office:value="14.9935451516164" calcext:value-type="float">
            <text:p>14.99</text:p>
          </table:table-cell>
          <table:table-cell table:style-name="ce8" table:formula="of:=[.K226]^2*225" office:value-type="float" office:value="224.806396213558" calcext:value-type="float">
            <text:p>224.81</text:p>
          </table:table-cell>
          <table:table-cell table:style-name="ce8" table:formula="of:=[.L226]*COS(RADIANS([.M226]))+[.N226]*COS(RADIANS([.O226]))" office:value-type="float" office:value="14.8309136071142" calcext:value-type="float">
            <text:p>14.83</text:p>
          </table:table-cell>
          <table:table-cell table:style-name="ce8" table:formula="of:=[.L226]*SIN(RADIANS([.M226]))+[.N226]*SIN(RADIANS([.O226]))" office:value-type="float" office:value="-4.43909888288535" calcext:value-type="float">
            <text:p>-4.44</text:p>
          </table:table-cell>
          <table:table-cell office:value-type="float" office:value="13.4963008484439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6759" calcext:value-type="float">
            <text:p>856759</text:p>
          </table:table-cell>
          <table:table-cell office:value-type="float" office:value="-44.9776221374235" calcext:value-type="float">
            <text:p>-44.9776221374</text:p>
          </table:table-cell>
          <table:table-cell office:value-type="float" office:value="1.07264993969071" calcext:value-type="float">
            <text:p>1.0726499397</text:p>
          </table:table-cell>
          <table:table-cell office:value-type="float" office:value="0.611003109939953" calcext:value-type="float">
            <text:p>0.6110031099</text:p>
          </table:table-cell>
          <table:table-cell office:value-type="float" office:value="-4.72" calcext:value-type="float">
            <text:p>-4.72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3.774" calcext:value-type="float">
            <text:p>13.774</text:p>
          </table:table-cell>
          <table:table-cell/>
          <table:table-cell table:formula="of:=DEGREES(ACOS(COS(RADIANS([.B227]))*COS(RADIANS([.C227]))))" office:value-type="float" office:value="44.987669494813" calcext:value-type="float">
            <text:p>44.99</text:p>
          </table:table-cell>
          <table:table-cell table:formula="of:=TAN((ACOS(COS(RADIANS([.B227]))*COS(RADIANS([.C227])))))" office:value-type="float" office:value="0.999569676774424" calcext:value-type="float">
            <text:p>0.9996</text:p>
          </table:table-cell>
          <table:table-cell table:formula="of:=SQRT([.E227]^2+[.F227]^2)" office:value-type="float" office:value="4.72271108580654" calcext:value-type="float">
            <text:p>4.72</text:p>
          </table:table-cell>
          <table:table-cell table:formula="of:=DEGREES(ATAN2([.F227]; [.E227]))" office:value-type="float" office:value="-91.9414863909144" calcext:value-type="float">
            <text:p>-91.94</text:p>
          </table:table-cell>
          <table:table-cell table:style-name="ce9" table:formula="of:=SQRT([.T227])" office:value-type="float" office:value="14.9935451516164" calcext:value-type="float">
            <text:p>14.99</text:p>
          </table:table-cell>
          <table:table-cell table:style-name="ce8" table:formula="of:=DEGREES(ATAN( (-SIN (RADIANS ([.C227])) * COS(RADIANS([.B227]))) / (COS (RADIANS ([.C227])) * SIN(RADIANS([.B227]))) ))" office:value-type="float" office:value="1.07348795519775" calcext:value-type="float">
            <text:p>1.07</text:p>
          </table:table-cell>
          <table:table-cell table:style-name="ce11" table:formula="of:=SQRT([.U227]^2+[.V227]^2)" office:value-type="float" office:value="15.4810076323771" calcext:value-type="float">
            <text:p>15.48</text:p>
          </table:table-cell>
          <table:table-cell table:style-name="ce8" table:formula="of:=DEGREES(ATAN2([.V227];[.U227]))" office:value-type="float" office:value="106.663173655324" calcext:value-type="float">
            <text:p>106.66</text:p>
          </table:table-cell>
          <table:table-cell table:style-name="ce8"/>
          <table:table-cell table:style-name="ce13" table:formula="of:=[.K227]*15" office:value-type="float" office:value="14.9935451516164" calcext:value-type="float">
            <text:p>14.99</text:p>
          </table:table-cell>
          <table:table-cell table:style-name="ce8" table:formula="of:=[.K227]^2*225" office:value-type="float" office:value="224.806396213558" calcext:value-type="float">
            <text:p>224.81</text:p>
          </table:table-cell>
          <table:table-cell table:style-name="ce8" table:formula="of:=[.L227]*COS(RADIANS([.M227]))+[.N227]*COS(RADIANS([.O227]))" office:value-type="float" office:value="14.8309136071142" calcext:value-type="float">
            <text:p>14.83</text:p>
          </table:table-cell>
          <table:table-cell table:style-name="ce8" table:formula="of:=[.L227]*SIN(RADIANS([.M227]))+[.N227]*SIN(RADIANS([.O227]))" office:value-type="float" office:value="-4.43909888288535" calcext:value-type="float">
            <text:p>-4.44</text:p>
          </table:table-cell>
          <table:table-cell office:value-type="float" office:value="13.4963008484439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7010" calcext:value-type="float">
            <text:p>857010</text:p>
          </table:table-cell>
          <table:table-cell office:value-type="float" office:value="-44.9782607601109" calcext:value-type="float">
            <text:p>-44.9782607601</text:p>
          </table:table-cell>
          <table:table-cell office:value-type="float" office:value="1.10249957391096" calcext:value-type="float">
            <text:p>1.1024995739</text:p>
          </table:table-cell>
          <table:table-cell office:value-type="float" office:value="0.611059939248282" calcext:value-type="float">
            <text:p>0.6110599392</text:p>
          </table:table-cell>
          <table:table-cell office:value-type="float" office:value="-4.73" calcext:value-type="float">
            <text:p>-4.73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3.809" calcext:value-type="float">
            <text:p>13.809</text:p>
          </table:table-cell>
          <table:table-cell/>
          <table:table-cell table:formula="of:=DEGREES(ACOS(COS(RADIANS([.B228]))*COS(RADIANS([.C228]))))" office:value-type="float" office:value="44.9888747859541" calcext:value-type="float">
            <text:p>44.99</text:p>
          </table:table-cell>
          <table:table-cell table:formula="of:=TAN((ACOS(COS(RADIANS([.B228]))*COS(RADIANS([.C228])))))" office:value-type="float" office:value="0.999611732155535" calcext:value-type="float">
            <text:p>0.9996</text:p>
          </table:table-cell>
          <table:table-cell table:formula="of:=SQRT([.E228]^2+[.F228]^2)" office:value-type="float" office:value="4.73270535740395" calcext:value-type="float">
            <text:p>4.73</text:p>
          </table:table-cell>
          <table:table-cell table:formula="of:=DEGREES(ATAN2([.F228]; [.E228]))" office:value-type="float" office:value="-91.9373848998506" calcext:value-type="float">
            <text:p>-91.94</text:p>
          </table:table-cell>
          <table:table-cell table:style-name="ce9" table:formula="of:=SQRT([.T228])" office:value-type="float" office:value="14.994175982333" calcext:value-type="float">
            <text:p>14.99</text:p>
          </table:table-cell>
          <table:table-cell table:style-name="ce8" table:formula="of:=DEGREES(ATAN( (-SIN (RADIANS ([.C228])) * COS(RADIANS([.B228]))) / (COS (RADIANS ([.C228])) * SIN(RADIANS([.B228]))) ))" office:value-type="float" office:value="1.1033363083634" calcext:value-type="float">
            <text:p>1.10</text:p>
          </table:table-cell>
          <table:table-cell table:style-name="ce11" table:formula="of:=SQRT([.U228]^2+[.V228]^2)" office:value-type="float" office:value="15.4820944724882" calcext:value-type="float">
            <text:p>15.48</text:p>
          </table:table-cell>
          <table:table-cell table:style-name="ce8" table:formula="of:=DEGREES(ATAN2([.V228];[.U228]))" office:value-type="float" office:value="106.670384840131" calcext:value-type="float">
            <text:p>106.67</text:p>
          </table:table-cell>
          <table:table-cell table:style-name="ce8"/>
          <table:table-cell table:style-name="ce13" table:formula="of:=[.K228]*15" office:value-type="float" office:value="14.994175982333" calcext:value-type="float">
            <text:p>14.99</text:p>
          </table:table-cell>
          <table:table-cell table:style-name="ce8" table:formula="of:=[.K228]^2*225" office:value-type="float" office:value="224.825313389173" calcext:value-type="float">
            <text:p>224.83</text:p>
          </table:table-cell>
          <table:table-cell table:style-name="ce8" table:formula="of:=[.L228]*COS(RADIANS([.M228]))+[.N228]*COS(RADIANS([.O228]))" office:value-type="float" office:value="14.8313959506674" calcext:value-type="float">
            <text:p>14.83</text:p>
          </table:table-cell>
          <table:table-cell table:style-name="ce8" table:formula="of:=[.L228]*SIN(RADIANS([.M228]))+[.N228]*SIN(RADIANS([.O228]))" office:value-type="float" office:value="-4.44127722728237" calcext:value-type="float">
            <text:p>-4.44</text:p>
          </table:table-cell>
          <table:table-cell office:value-type="float" office:value="13.4966624357862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7010" calcext:value-type="float">
            <text:p>857010</text:p>
          </table:table-cell>
          <table:table-cell office:value-type="float" office:value="-44.9782607601109" calcext:value-type="float">
            <text:p>-44.9782607601</text:p>
          </table:table-cell>
          <table:table-cell office:value-type="float" office:value="1.10249957391096" calcext:value-type="float">
            <text:p>1.1024995739</text:p>
          </table:table-cell>
          <table:table-cell office:value-type="float" office:value="0.611059939248282" calcext:value-type="float">
            <text:p>0.6110599392</text:p>
          </table:table-cell>
          <table:table-cell office:value-type="float" office:value="-4.73" calcext:value-type="float">
            <text:p>-4.73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3.809" calcext:value-type="float">
            <text:p>13.809</text:p>
          </table:table-cell>
          <table:table-cell/>
          <table:table-cell table:formula="of:=DEGREES(ACOS(COS(RADIANS([.B229]))*COS(RADIANS([.C229]))))" office:value-type="float" office:value="44.9888747859541" calcext:value-type="float">
            <text:p>44.99</text:p>
          </table:table-cell>
          <table:table-cell table:formula="of:=TAN((ACOS(COS(RADIANS([.B229]))*COS(RADIANS([.C229])))))" office:value-type="float" office:value="0.999611732155535" calcext:value-type="float">
            <text:p>0.9996</text:p>
          </table:table-cell>
          <table:table-cell table:formula="of:=SQRT([.E229]^2+[.F229]^2)" office:value-type="float" office:value="4.73270535740395" calcext:value-type="float">
            <text:p>4.73</text:p>
          </table:table-cell>
          <table:table-cell table:formula="of:=DEGREES(ATAN2([.F229]; [.E229]))" office:value-type="float" office:value="-91.9373848998506" calcext:value-type="float">
            <text:p>-91.94</text:p>
          </table:table-cell>
          <table:table-cell table:style-name="ce9" table:formula="of:=SQRT([.T229])" office:value-type="float" office:value="14.994175982333" calcext:value-type="float">
            <text:p>14.99</text:p>
          </table:table-cell>
          <table:table-cell table:style-name="ce8" table:formula="of:=DEGREES(ATAN( (-SIN (RADIANS ([.C229])) * COS(RADIANS([.B229]))) / (COS (RADIANS ([.C229])) * SIN(RADIANS([.B229]))) ))" office:value-type="float" office:value="1.1033363083634" calcext:value-type="float">
            <text:p>1.10</text:p>
          </table:table-cell>
          <table:table-cell table:style-name="ce11" table:formula="of:=SQRT([.U229]^2+[.V229]^2)" office:value-type="float" office:value="15.4820944724882" calcext:value-type="float">
            <text:p>15.48</text:p>
          </table:table-cell>
          <table:table-cell table:style-name="ce8" table:formula="of:=DEGREES(ATAN2([.V229];[.U229]))" office:value-type="float" office:value="106.670384840131" calcext:value-type="float">
            <text:p>106.67</text:p>
          </table:table-cell>
          <table:table-cell table:style-name="ce8"/>
          <table:table-cell table:style-name="ce13" table:formula="of:=[.K229]*15" office:value-type="float" office:value="14.994175982333" calcext:value-type="float">
            <text:p>14.99</text:p>
          </table:table-cell>
          <table:table-cell table:style-name="ce8" table:formula="of:=[.K229]^2*225" office:value-type="float" office:value="224.825313389173" calcext:value-type="float">
            <text:p>224.83</text:p>
          </table:table-cell>
          <table:table-cell table:style-name="ce8" table:formula="of:=[.L229]*COS(RADIANS([.M229]))+[.N229]*COS(RADIANS([.O229]))" office:value-type="float" office:value="14.8313959506674" calcext:value-type="float">
            <text:p>14.83</text:p>
          </table:table-cell>
          <table:table-cell table:style-name="ce8" table:formula="of:=[.L229]*SIN(RADIANS([.M229]))+[.N229]*SIN(RADIANS([.O229]))" office:value-type="float" office:value="-4.44127722728237" calcext:value-type="float">
            <text:p>-4.44</text:p>
          </table:table-cell>
          <table:table-cell office:value-type="float" office:value="13.4966624357862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7260" calcext:value-type="float">
            <text:p>857260</text:p>
          </table:table-cell>
          <table:table-cell office:value-type="float" office:value="-44.9776221374235" calcext:value-type="float">
            <text:p>-44.9776221374</text:p>
          </table:table-cell>
          <table:table-cell office:value-type="float" office:value="1.10698252588401" calcext:value-type="float">
            <text:p>1.1069825259</text:p>
          </table:table-cell>
          <table:table-cell office:value-type="float" office:value="0.609902595709935" calcext:value-type="float">
            <text:p>0.6099025957</text:p>
          </table:table-cell>
          <table:table-cell office:value-type="float" office:value="-4.74" calcext:value-type="float">
            <text:p>-4.74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3.843" calcext:value-type="float">
            <text:p>13.843</text:p>
          </table:table-cell>
          <table:table-cell/>
          <table:table-cell table:formula="of:=DEGREES(ACOS(COS(RADIANS([.B230]))*COS(RADIANS([.C230]))))" office:value-type="float" office:value="44.9883228833727" calcext:value-type="float">
            <text:p>44.99</text:p>
          </table:table-cell>
          <table:table-cell table:formula="of:=TAN((ACOS(COS(RADIANS([.B230]))*COS(RADIANS([.C230])))))" office:value-type="float" office:value="0.99959247478511" calcext:value-type="float">
            <text:p>0.9996</text:p>
          </table:table-cell>
          <table:table-cell table:formula="of:=SQRT([.E230]^2+[.F230]^2)" office:value-type="float" office:value="4.74269965315115" calcext:value-type="float">
            <text:p>4.74</text:p>
          </table:table-cell>
          <table:table-cell table:formula="of:=DEGREES(ATAN2([.F230]; [.E230]))" office:value-type="float" office:value="-91.9333006949185" calcext:value-type="float">
            <text:p>-91.93</text:p>
          </table:table-cell>
          <table:table-cell table:style-name="ce9" table:formula="of:=SQRT([.T230])" office:value-type="float" office:value="14.9938871217767" calcext:value-type="float">
            <text:p>14.99</text:p>
          </table:table-cell>
          <table:table-cell table:style-name="ce8" table:formula="of:=DEGREES(ATAN( (-SIN (RADIANS ([.C230])) * COS(RADIANS([.B230]))) / (COS (RADIANS ([.C230])) * SIN(RADIANS([.B230]))) ))" office:value-type="float" office:value="1.10784735081242" calcext:value-type="float">
            <text:p>1.11</text:p>
          </table:table-cell>
          <table:table-cell table:style-name="ce11" table:formula="of:=SQRT([.U230]^2+[.V230]^2)" office:value-type="float" office:value="15.4843300063692" calcext:value-type="float">
            <text:p>15.48</text:p>
          </table:table-cell>
          <table:table-cell table:style-name="ce8" table:formula="of:=DEGREES(ATAN2([.V230];[.U230]))" office:value-type="float" office:value="106.701998752237" calcext:value-type="float">
            <text:p>106.70</text:p>
          </table:table-cell>
          <table:table-cell table:style-name="ce8"/>
          <table:table-cell table:style-name="ce13" table:formula="of:=[.K230]*15" office:value-type="float" office:value="14.9938871217767" calcext:value-type="float">
            <text:p>14.99</text:p>
          </table:table-cell>
          <table:table-cell table:style-name="ce8" table:formula="of:=[.K230]^2*225" office:value-type="float" office:value="224.81665102058" calcext:value-type="float">
            <text:p>224.82</text:p>
          </table:table-cell>
          <table:table-cell table:style-name="ce8" table:formula="of:=[.L230]*COS(RADIANS([.M230]))+[.N230]*COS(RADIANS([.O230]))" office:value-type="float" office:value="14.8310843657641" calcext:value-type="float">
            <text:p>14.83</text:p>
          </table:table-cell>
          <table:table-cell table:style-name="ce8" table:formula="of:=[.L230]*SIN(RADIANS([.M230]))+[.N230]*SIN(RADIANS([.O230]))" office:value-type="float" office:value="-4.45010250238516" calcext:value-type="float">
            <text:p>-4.45</text:p>
          </table:table-cell>
          <table:table-cell office:value-type="float" office:value="13.4964968650118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7260" calcext:value-type="float">
            <text:p>857260</text:p>
          </table:table-cell>
          <table:table-cell office:value-type="float" office:value="-44.9776221374235" calcext:value-type="float">
            <text:p>-44.9776221374</text:p>
          </table:table-cell>
          <table:table-cell office:value-type="float" office:value="1.10698252588401" calcext:value-type="float">
            <text:p>1.1069825259</text:p>
          </table:table-cell>
          <table:table-cell office:value-type="float" office:value="0.609902595709935" calcext:value-type="float">
            <text:p>0.6099025957</text:p>
          </table:table-cell>
          <table:table-cell office:value-type="float" office:value="-4.74" calcext:value-type="float">
            <text:p>-4.74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3.843" calcext:value-type="float">
            <text:p>13.843</text:p>
          </table:table-cell>
          <table:table-cell/>
          <table:table-cell table:formula="of:=DEGREES(ACOS(COS(RADIANS([.B231]))*COS(RADIANS([.C231]))))" office:value-type="float" office:value="44.9883228833727" calcext:value-type="float">
            <text:p>44.99</text:p>
          </table:table-cell>
          <table:table-cell table:formula="of:=TAN((ACOS(COS(RADIANS([.B231]))*COS(RADIANS([.C231])))))" office:value-type="float" office:value="0.99959247478511" calcext:value-type="float">
            <text:p>0.9996</text:p>
          </table:table-cell>
          <table:table-cell table:formula="of:=SQRT([.E231]^2+[.F231]^2)" office:value-type="float" office:value="4.74269965315115" calcext:value-type="float">
            <text:p>4.74</text:p>
          </table:table-cell>
          <table:table-cell table:formula="of:=DEGREES(ATAN2([.F231]; [.E231]))" office:value-type="float" office:value="-91.9333006949185" calcext:value-type="float">
            <text:p>-91.93</text:p>
          </table:table-cell>
          <table:table-cell table:style-name="ce9" table:formula="of:=SQRT([.T231])" office:value-type="float" office:value="14.9938871217767" calcext:value-type="float">
            <text:p>14.99</text:p>
          </table:table-cell>
          <table:table-cell table:style-name="ce8" table:formula="of:=DEGREES(ATAN( (-SIN (RADIANS ([.C231])) * COS(RADIANS([.B231]))) / (COS (RADIANS ([.C231])) * SIN(RADIANS([.B231]))) ))" office:value-type="float" office:value="1.10784735081242" calcext:value-type="float">
            <text:p>1.11</text:p>
          </table:table-cell>
          <table:table-cell table:style-name="ce11" table:formula="of:=SQRT([.U231]^2+[.V231]^2)" office:value-type="float" office:value="15.4843300063692" calcext:value-type="float">
            <text:p>15.48</text:p>
          </table:table-cell>
          <table:table-cell table:style-name="ce8" table:formula="of:=DEGREES(ATAN2([.V231];[.U231]))" office:value-type="float" office:value="106.701998752237" calcext:value-type="float">
            <text:p>106.70</text:p>
          </table:table-cell>
          <table:table-cell table:style-name="ce8"/>
          <table:table-cell table:style-name="ce13" table:formula="of:=[.K231]*15" office:value-type="float" office:value="14.9938871217767" calcext:value-type="float">
            <text:p>14.99</text:p>
          </table:table-cell>
          <table:table-cell table:style-name="ce8" table:formula="of:=[.K231]^2*225" office:value-type="float" office:value="224.81665102058" calcext:value-type="float">
            <text:p>224.82</text:p>
          </table:table-cell>
          <table:table-cell table:style-name="ce8" table:formula="of:=[.L231]*COS(RADIANS([.M231]))+[.N231]*COS(RADIANS([.O231]))" office:value-type="float" office:value="14.8310843657641" calcext:value-type="float">
            <text:p>14.83</text:p>
          </table:table-cell>
          <table:table-cell table:style-name="ce8" table:formula="of:=[.L231]*SIN(RADIANS([.M231]))+[.N231]*SIN(RADIANS([.O231]))" office:value-type="float" office:value="-4.45010250238516" calcext:value-type="float">
            <text:p>-4.45</text:p>
          </table:table-cell>
          <table:table-cell office:value-type="float" office:value="13.4964968650118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7510" calcext:value-type="float">
            <text:p>857510</text:p>
          </table:table-cell>
          <table:table-cell office:value-type="float" office:value="-44.981354835805" calcext:value-type="float">
            <text:p>-44.9813548358</text:p>
          </table:table-cell>
          <table:table-cell office:value-type="float" office:value="1.09288714987122" calcext:value-type="float">
            <text:p>1.0928871499</text:p>
          </table:table-cell>
          <table:table-cell office:value-type="float" office:value="0.609991388169145" calcext:value-type="float">
            <text:p>0.6099913882</text:p>
          </table:table-cell>
          <table:table-cell office:value-type="float" office:value="-4.75" calcext:value-type="float">
            <text:p>-4.75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3.878" calcext:value-type="float">
            <text:p>13.878</text:p>
          </table:table-cell>
          <table:table-cell/>
          <table:table-cell table:formula="of:=DEGREES(ACOS(COS(RADIANS([.B232]))*COS(RADIANS([.C232]))))" office:value-type="float" office:value="44.9917834824814" calcext:value-type="float">
            <text:p>44.99</text:p>
          </table:table-cell>
          <table:table-cell table:formula="of:=TAN((ACOS(COS(RADIANS([.B232]))*COS(RADIANS([.C232])))))" office:value-type="float" office:value="0.999713230554792" calcext:value-type="float">
            <text:p>0.9997</text:p>
          </table:table-cell>
          <table:table-cell table:formula="of:=SQRT([.E232]^2+[.F232]^2)" office:value-type="float" office:value="4.75269397289579" calcext:value-type="float">
            <text:p>4.75</text:p>
          </table:table-cell>
          <table:table-cell table:formula="of:=DEGREES(ATAN2([.F232]; [.E232]))" office:value-type="float" office:value="-91.9292336671079" calcext:value-type="float">
            <text:p>-91.93</text:p>
          </table:table-cell>
          <table:table-cell table:style-name="ce9" table:formula="of:=SQRT([.T232])" office:value-type="float" office:value="14.9956984583219" calcext:value-type="float">
            <text:p>15.00</text:p>
          </table:table-cell>
          <table:table-cell table:style-name="ce8" table:formula="of:=DEGREES(ATAN( (-SIN (RADIANS ([.C232])) * COS(RADIANS([.B232]))) / (COS (RADIANS ([.C232])) * SIN(RADIANS([.B232]))) ))" office:value-type="float" office:value="1.09359850228919" calcext:value-type="float">
            <text:p>1.09</text:p>
          </table:table-cell>
          <table:table-cell table:style-name="ce11" table:formula="of:=SQRT([.U232]^2+[.V232]^2)" office:value-type="float" office:value="15.4900737704008" calcext:value-type="float">
            <text:p>15.49</text:p>
          </table:table-cell>
          <table:table-cell table:style-name="ce8" table:formula="of:=DEGREES(ATAN2([.V232];[.U232]))" office:value-type="float" office:value="106.748511333751" calcext:value-type="float">
            <text:p>106.75</text:p>
          </table:table-cell>
          <table:table-cell table:style-name="ce8"/>
          <table:table-cell table:style-name="ce13" table:formula="of:=[.K232]*15" office:value-type="float" office:value="14.9956984583219" calcext:value-type="float">
            <text:p>15.00</text:p>
          </table:table-cell>
          <table:table-cell table:style-name="ce8" table:formula="of:=[.K232]^2*225" office:value-type="float" office:value="224.870972252917" calcext:value-type="float">
            <text:p>224.87</text:p>
          </table:table-cell>
          <table:table-cell table:style-name="ce8" table:formula="of:=[.L232]*COS(RADIANS([.M232]))+[.N232]*COS(RADIANS([.O232]))" office:value-type="float" office:value="14.8329670032148" calcext:value-type="float">
            <text:p>14.83</text:p>
          </table:table-cell>
          <table:table-cell table:style-name="ce8" table:formula="of:=[.L232]*SIN(RADIANS([.M232]))+[.N232]*SIN(RADIANS([.O232]))" office:value-type="float" office:value="-4.46379606321799" calcext:value-type="float">
            <text:p>-4.46</text:p>
          </table:table-cell>
          <table:table-cell office:value-type="float" office:value="13.4975350447444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7510" calcext:value-type="float">
            <text:p>857510</text:p>
          </table:table-cell>
          <table:table-cell office:value-type="float" office:value="-44.981354835805" calcext:value-type="float">
            <text:p>-44.9813548358</text:p>
          </table:table-cell>
          <table:table-cell office:value-type="float" office:value="1.09288714987122" calcext:value-type="float">
            <text:p>1.0928871499</text:p>
          </table:table-cell>
          <table:table-cell office:value-type="float" office:value="0.609991388169145" calcext:value-type="float">
            <text:p>0.6099913882</text:p>
          </table:table-cell>
          <table:table-cell office:value-type="float" office:value="-4.75" calcext:value-type="float">
            <text:p>-4.75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3.878" calcext:value-type="float">
            <text:p>13.878</text:p>
          </table:table-cell>
          <table:table-cell/>
          <table:table-cell table:formula="of:=DEGREES(ACOS(COS(RADIANS([.B233]))*COS(RADIANS([.C233]))))" office:value-type="float" office:value="44.9917834824814" calcext:value-type="float">
            <text:p>44.99</text:p>
          </table:table-cell>
          <table:table-cell table:formula="of:=TAN((ACOS(COS(RADIANS([.B233]))*COS(RADIANS([.C233])))))" office:value-type="float" office:value="0.999713230554792" calcext:value-type="float">
            <text:p>0.9997</text:p>
          </table:table-cell>
          <table:table-cell table:formula="of:=SQRT([.E233]^2+[.F233]^2)" office:value-type="float" office:value="4.75269397289579" calcext:value-type="float">
            <text:p>4.75</text:p>
          </table:table-cell>
          <table:table-cell table:formula="of:=DEGREES(ATAN2([.F233]; [.E233]))" office:value-type="float" office:value="-91.9292336671079" calcext:value-type="float">
            <text:p>-91.93</text:p>
          </table:table-cell>
          <table:table-cell table:style-name="ce9" table:formula="of:=SQRT([.T233])" office:value-type="float" office:value="14.9956984583219" calcext:value-type="float">
            <text:p>15.00</text:p>
          </table:table-cell>
          <table:table-cell table:style-name="ce8" table:formula="of:=DEGREES(ATAN( (-SIN (RADIANS ([.C233])) * COS(RADIANS([.B233]))) / (COS (RADIANS ([.C233])) * SIN(RADIANS([.B233]))) ))" office:value-type="float" office:value="1.09359850228919" calcext:value-type="float">
            <text:p>1.09</text:p>
          </table:table-cell>
          <table:table-cell table:style-name="ce11" table:formula="of:=SQRT([.U233]^2+[.V233]^2)" office:value-type="float" office:value="15.4900737704008" calcext:value-type="float">
            <text:p>15.49</text:p>
          </table:table-cell>
          <table:table-cell table:style-name="ce8" table:formula="of:=DEGREES(ATAN2([.V233];[.U233]))" office:value-type="float" office:value="106.748511333751" calcext:value-type="float">
            <text:p>106.75</text:p>
          </table:table-cell>
          <table:table-cell table:style-name="ce8"/>
          <table:table-cell table:style-name="ce13" table:formula="of:=[.K233]*15" office:value-type="float" office:value="14.9956984583219" calcext:value-type="float">
            <text:p>15.00</text:p>
          </table:table-cell>
          <table:table-cell table:style-name="ce8" table:formula="of:=[.K233]^2*225" office:value-type="float" office:value="224.870972252917" calcext:value-type="float">
            <text:p>224.87</text:p>
          </table:table-cell>
          <table:table-cell table:style-name="ce8" table:formula="of:=[.L233]*COS(RADIANS([.M233]))+[.N233]*COS(RADIANS([.O233]))" office:value-type="float" office:value="14.8329670032148" calcext:value-type="float">
            <text:p>14.83</text:p>
          </table:table-cell>
          <table:table-cell table:style-name="ce8" table:formula="of:=[.L233]*SIN(RADIANS([.M233]))+[.N233]*SIN(RADIANS([.O233]))" office:value-type="float" office:value="-4.46379606321799" calcext:value-type="float">
            <text:p>-4.46</text:p>
          </table:table-cell>
          <table:table-cell office:value-type="float" office:value="13.4975350447444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7760" calcext:value-type="float">
            <text:p>857760</text:p>
          </table:table-cell>
          <table:table-cell office:value-type="float" office:value="-44.9823793641805" calcext:value-type="float">
            <text:p>-44.9823793642</text:p>
          </table:table-cell>
          <table:table-cell office:value-type="float" office:value="1.10702798933068" calcext:value-type="float">
            <text:p>1.1070279893</text:p>
          </table:table-cell>
          <table:table-cell office:value-type="float" office:value="0.609620530241554" calcext:value-type="float">
            <text:p>0.6096205302</text:p>
          </table:table-cell>
          <table:table-cell office:value-type="float" office:value="-4.76" calcext:value-type="float">
            <text:p>-4.76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3.913" calcext:value-type="float">
            <text:p>13.913</text:p>
          </table:table-cell>
          <table:table-cell/>
          <table:table-cell table:formula="of:=DEGREES(ACOS(COS(RADIANS([.B234]))*COS(RADIANS([.C234]))))" office:value-type="float" office:value="44.9930792123741" calcext:value-type="float">
            <text:p>44.99</text:p>
          </table:table-cell>
          <table:table-cell table:formula="of:=TAN((ACOS(COS(RADIANS([.B234]))*COS(RADIANS([.C234])))))" office:value-type="float" office:value="0.9997584481142" calcext:value-type="float">
            <text:p>0.9998</text:p>
          </table:table-cell>
          <table:table-cell table:formula="of:=SQRT([.E234]^2+[.F234]^2)" office:value-type="float" office:value="4.76236285891783" calcext:value-type="float">
            <text:p>4.76</text:p>
          </table:table-cell>
          <table:table-cell table:formula="of:=DEGREES(ATAN2([.F234]; [.E234]))" office:value-type="float" office:value="-91.8049419660735" calcext:value-type="float">
            <text:p>-91.80</text:p>
          </table:table-cell>
          <table:table-cell table:style-name="ce9" table:formula="of:=SQRT([.T234])" office:value-type="float" office:value="14.996376721713" calcext:value-type="float">
            <text:p>15.00</text:p>
          </table:table-cell>
          <table:table-cell table:style-name="ce8" table:formula="of:=DEGREES(ATAN( (-SIN (RADIANS ([.C234])) * COS(RADIANS([.B234]))) / (COS (RADIANS ([.C234])) * SIN(RADIANS([.B234]))) ))" office:value-type="float" office:value="1.1077089357591" calcext:value-type="float">
            <text:p>1.11</text:p>
          </table:table-cell>
          <table:table-cell table:style-name="ce11" table:formula="of:=SQRT([.U234]^2+[.V234]^2)" office:value-type="float" office:value="15.5020451852745" calcext:value-type="float">
            <text:p>15.50</text:p>
          </table:table-cell>
          <table:table-cell table:style-name="ce8" table:formula="of:=DEGREES(ATAN2([.V234];[.U234]))" office:value-type="float" office:value="106.759491504192" calcext:value-type="float">
            <text:p>106.76</text:p>
          </table:table-cell>
          <table:table-cell table:style-name="ce8"/>
          <table:table-cell table:style-name="ce13" table:formula="of:=[.K234]*15" office:value-type="float" office:value="14.996376721713" calcext:value-type="float">
            <text:p>15.00</text:p>
          </table:table-cell>
          <table:table-cell table:style-name="ce8" table:formula="of:=[.K234]^2*225" office:value-type="float" office:value="224.891314779536" calcext:value-type="float">
            <text:p>224.89</text:p>
          </table:table-cell>
          <table:table-cell table:style-name="ce8" table:formula="of:=[.L234]*COS(RADIANS([.M234]))+[.N234]*COS(RADIANS([.O234]))" office:value-type="float" office:value="14.8435742007345" calcext:value-type="float">
            <text:p>14.84</text:p>
          </table:table-cell>
          <table:table-cell table:style-name="ce8" table:formula="of:=[.L234]*SIN(RADIANS([.M234]))+[.N234]*SIN(RADIANS([.O234]))" office:value-type="float" office:value="-4.47009058896815" calcext:value-type="float">
            <text:p>-4.47</text:p>
          </table:table-cell>
          <table:table-cell office:value-type="float" office:value="13.4979237637122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7760" calcext:value-type="float">
            <text:p>857760</text:p>
          </table:table-cell>
          <table:table-cell office:value-type="float" office:value="-44.9823793641805" calcext:value-type="float">
            <text:p>-44.9823793642</text:p>
          </table:table-cell>
          <table:table-cell office:value-type="float" office:value="1.10702798933068" calcext:value-type="float">
            <text:p>1.1070279893</text:p>
          </table:table-cell>
          <table:table-cell office:value-type="float" office:value="0.609620530241554" calcext:value-type="float">
            <text:p>0.6096205302</text:p>
          </table:table-cell>
          <table:table-cell office:value-type="float" office:value="-4.76" calcext:value-type="float">
            <text:p>-4.76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3.913" calcext:value-type="float">
            <text:p>13.913</text:p>
          </table:table-cell>
          <table:table-cell/>
          <table:table-cell table:formula="of:=DEGREES(ACOS(COS(RADIANS([.B235]))*COS(RADIANS([.C235]))))" office:value-type="float" office:value="44.9930792123741" calcext:value-type="float">
            <text:p>44.99</text:p>
          </table:table-cell>
          <table:table-cell table:formula="of:=TAN((ACOS(COS(RADIANS([.B235]))*COS(RADIANS([.C235])))))" office:value-type="float" office:value="0.9997584481142" calcext:value-type="float">
            <text:p>0.9998</text:p>
          </table:table-cell>
          <table:table-cell table:formula="of:=SQRT([.E235]^2+[.F235]^2)" office:value-type="float" office:value="4.76236285891783" calcext:value-type="float">
            <text:p>4.76</text:p>
          </table:table-cell>
          <table:table-cell table:formula="of:=DEGREES(ATAN2([.F235]; [.E235]))" office:value-type="float" office:value="-91.8049419660735" calcext:value-type="float">
            <text:p>-91.80</text:p>
          </table:table-cell>
          <table:table-cell table:style-name="ce9" table:formula="of:=SQRT([.T235])" office:value-type="float" office:value="14.996376721713" calcext:value-type="float">
            <text:p>15.00</text:p>
          </table:table-cell>
          <table:table-cell table:style-name="ce8" table:formula="of:=DEGREES(ATAN( (-SIN (RADIANS ([.C235])) * COS(RADIANS([.B235]))) / (COS (RADIANS ([.C235])) * SIN(RADIANS([.B235]))) ))" office:value-type="float" office:value="1.1077089357591" calcext:value-type="float">
            <text:p>1.11</text:p>
          </table:table-cell>
          <table:table-cell table:style-name="ce11" table:formula="of:=SQRT([.U235]^2+[.V235]^2)" office:value-type="float" office:value="15.5020451852745" calcext:value-type="float">
            <text:p>15.50</text:p>
          </table:table-cell>
          <table:table-cell table:style-name="ce8" table:formula="of:=DEGREES(ATAN2([.V235];[.U235]))" office:value-type="float" office:value="106.759491504192" calcext:value-type="float">
            <text:p>106.76</text:p>
          </table:table-cell>
          <table:table-cell table:style-name="ce8"/>
          <table:table-cell table:style-name="ce13" table:formula="of:=[.K235]*15" office:value-type="float" office:value="14.996376721713" calcext:value-type="float">
            <text:p>15.00</text:p>
          </table:table-cell>
          <table:table-cell table:style-name="ce8" table:formula="of:=[.K235]^2*225" office:value-type="float" office:value="224.891314779536" calcext:value-type="float">
            <text:p>224.89</text:p>
          </table:table-cell>
          <table:table-cell table:style-name="ce8" table:formula="of:=[.L235]*COS(RADIANS([.M235]))+[.N235]*COS(RADIANS([.O235]))" office:value-type="float" office:value="14.8435742007345" calcext:value-type="float">
            <text:p>14.84</text:p>
          </table:table-cell>
          <table:table-cell table:style-name="ce8" table:formula="of:=[.L235]*SIN(RADIANS([.M235]))+[.N235]*SIN(RADIANS([.O235]))" office:value-type="float" office:value="-4.47009058896815" calcext:value-type="float">
            <text:p>-4.47</text:p>
          </table:table-cell>
          <table:table-cell office:value-type="float" office:value="13.4979237637122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8009" calcext:value-type="float">
            <text:p>858009</text:p>
          </table:table-cell>
          <table:table-cell office:value-type="float" office:value="-44.9919826101535" calcext:value-type="float">
            <text:p>-44.9919826102</text:p>
          </table:table-cell>
          <table:table-cell office:value-type="float" office:value="1.08759514064664" calcext:value-type="float">
            <text:p>1.0875951406</text:p>
          </table:table-cell>
          <table:table-cell office:value-type="float" office:value="0.609770847764148" calcext:value-type="float">
            <text:p>0.6097708478</text:p>
          </table:table-cell>
          <table:table-cell office:value-type="float" office:value="-4.77" calcext:value-type="float">
            <text:p>-4.7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3.948" calcext:value-type="float">
            <text:p>13.948</text:p>
          </table:table-cell>
          <table:table-cell/>
          <table:table-cell table:formula="of:=DEGREES(ACOS(COS(RADIANS([.B236]))*COS(RADIANS([.C236]))))" office:value-type="float" office:value="45.0023066876427" calcext:value-type="float">
            <text:p>45.00</text:p>
          </table:table-cell>
          <table:table-cell table:formula="of:=TAN((ACOS(COS(RADIANS([.B236]))*COS(RADIANS([.C236])))))" office:value-type="float" office:value="1.00008052183016" calcext:value-type="float">
            <text:p>1.0001</text:p>
          </table:table-cell>
          <table:table-cell table:formula="of:=SQRT([.E236]^2+[.F236]^2)" office:value-type="float" office:value="4.77235790778521" calcext:value-type="float">
            <text:p>4.77</text:p>
          </table:table-cell>
          <table:table-cell table:formula="of:=DEGREES(ATAN2([.F236]; [.E236]))" office:value-type="float" office:value="-91.8011605157224" calcext:value-type="float">
            <text:p>-91.80</text:p>
          </table:table-cell>
          <table:table-cell table:style-name="ce9" table:formula="of:=SQRT([.T236])" office:value-type="float" office:value="15.0012078274523" calcext:value-type="float">
            <text:p>15.00</text:p>
          </table:table-cell>
          <table:table-cell table:style-name="ce8" table:formula="of:=DEGREES(ATAN( (-SIN (RADIANS ([.C236])) * COS(RADIANS([.B236]))) / (COS (RADIANS ([.C236])) * SIN(RADIANS([.B236]))) ))" office:value-type="float" office:value="1.08789948414539" calcext:value-type="float">
            <text:p>1.09</text:p>
          </table:table-cell>
          <table:table-cell table:style-name="ce11" table:formula="of:=SQRT([.U236]^2+[.V236]^2)" office:value-type="float" office:value="15.5111227414657" calcext:value-type="float">
            <text:p>15.51</text:p>
          </table:table-cell>
          <table:table-cell table:style-name="ce8" table:formula="of:=DEGREES(ATAN2([.V236];[.U236]))" office:value-type="float" office:value="106.807621082689" calcext:value-type="float">
            <text:p>106.81</text:p>
          </table:table-cell>
          <table:table-cell table:style-name="ce8"/>
          <table:table-cell table:style-name="ce13" table:formula="of:=[.K236]*15" office:value-type="float" office:value="15.0012078274523" calcext:value-type="float">
            <text:p>15.00</text:p>
          </table:table-cell>
          <table:table-cell table:style-name="ce8" table:formula="of:=[.K236]^2*225" office:value-type="float" office:value="225.036236282417" calcext:value-type="float">
            <text:p>225.04</text:p>
          </table:table-cell>
          <table:table-cell table:style-name="ce8" table:formula="of:=[.L236]*COS(RADIANS([.M236]))+[.N236]*COS(RADIANS([.O236]))" office:value-type="float" office:value="14.8485037728235" calcext:value-type="float">
            <text:p>14.85</text:p>
          </table:table-cell>
          <table:table-cell table:style-name="ce8" table:formula="of:=[.L236]*SIN(RADIANS([.M236]))+[.N236]*SIN(RADIANS([.O236]))" office:value-type="float" office:value="-4.48518276208016" calcext:value-type="float">
            <text:p>-4.49</text:p>
          </table:table-cell>
          <table:table-cell office:value-type="float" office:value="13.5006920062928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8009" calcext:value-type="float">
            <text:p>858009</text:p>
          </table:table-cell>
          <table:table-cell office:value-type="float" office:value="-44.9919826101535" calcext:value-type="float">
            <text:p>-44.9919826102</text:p>
          </table:table-cell>
          <table:table-cell office:value-type="float" office:value="1.08759514064664" calcext:value-type="float">
            <text:p>1.0875951406</text:p>
          </table:table-cell>
          <table:table-cell office:value-type="float" office:value="0.609770847764148" calcext:value-type="float">
            <text:p>0.6097708478</text:p>
          </table:table-cell>
          <table:table-cell office:value-type="float" office:value="-4.77" calcext:value-type="float">
            <text:p>-4.7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3.948" calcext:value-type="float">
            <text:p>13.948</text:p>
          </table:table-cell>
          <table:table-cell/>
          <table:table-cell table:formula="of:=DEGREES(ACOS(COS(RADIANS([.B237]))*COS(RADIANS([.C237]))))" office:value-type="float" office:value="45.0023066876427" calcext:value-type="float">
            <text:p>45.00</text:p>
          </table:table-cell>
          <table:table-cell table:formula="of:=TAN((ACOS(COS(RADIANS([.B237]))*COS(RADIANS([.C237])))))" office:value-type="float" office:value="1.00008052183016" calcext:value-type="float">
            <text:p>1.0001</text:p>
          </table:table-cell>
          <table:table-cell table:formula="of:=SQRT([.E237]^2+[.F237]^2)" office:value-type="float" office:value="4.77235790778521" calcext:value-type="float">
            <text:p>4.77</text:p>
          </table:table-cell>
          <table:table-cell table:formula="of:=DEGREES(ATAN2([.F237]; [.E237]))" office:value-type="float" office:value="-91.8011605157224" calcext:value-type="float">
            <text:p>-91.80</text:p>
          </table:table-cell>
          <table:table-cell table:style-name="ce9" table:formula="of:=SQRT([.T237])" office:value-type="float" office:value="15.0012078274523" calcext:value-type="float">
            <text:p>15.00</text:p>
          </table:table-cell>
          <table:table-cell table:style-name="ce8" table:formula="of:=DEGREES(ATAN( (-SIN (RADIANS ([.C237])) * COS(RADIANS([.B237]))) / (COS (RADIANS ([.C237])) * SIN(RADIANS([.B237]))) ))" office:value-type="float" office:value="1.08789948414539" calcext:value-type="float">
            <text:p>1.09</text:p>
          </table:table-cell>
          <table:table-cell table:style-name="ce11" table:formula="of:=SQRT([.U237]^2+[.V237]^2)" office:value-type="float" office:value="15.5111227414657" calcext:value-type="float">
            <text:p>15.51</text:p>
          </table:table-cell>
          <table:table-cell table:style-name="ce8" table:formula="of:=DEGREES(ATAN2([.V237];[.U237]))" office:value-type="float" office:value="106.807621082689" calcext:value-type="float">
            <text:p>106.81</text:p>
          </table:table-cell>
          <table:table-cell table:style-name="ce8"/>
          <table:table-cell table:style-name="ce13" table:formula="of:=[.K237]*15" office:value-type="float" office:value="15.0012078274523" calcext:value-type="float">
            <text:p>15.00</text:p>
          </table:table-cell>
          <table:table-cell table:style-name="ce8" table:formula="of:=[.K237]^2*225" office:value-type="float" office:value="225.036236282417" calcext:value-type="float">
            <text:p>225.04</text:p>
          </table:table-cell>
          <table:table-cell table:style-name="ce8" table:formula="of:=[.L237]*COS(RADIANS([.M237]))+[.N237]*COS(RADIANS([.O237]))" office:value-type="float" office:value="14.8485037728235" calcext:value-type="float">
            <text:p>14.85</text:p>
          </table:table-cell>
          <table:table-cell table:style-name="ce8" table:formula="of:=[.L237]*SIN(RADIANS([.M237]))+[.N237]*SIN(RADIANS([.O237]))" office:value-type="float" office:value="-4.48518276208016" calcext:value-type="float">
            <text:p>-4.49</text:p>
          </table:table-cell>
          <table:table-cell office:value-type="float" office:value="13.5006920062928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8259" calcext:value-type="float">
            <text:p>858259</text:p>
          </table:table-cell>
          <table:table-cell office:value-type="float" office:value="-44.9903536100364" calcext:value-type="float">
            <text:p>-44.99035361</text:p>
          </table:table-cell>
          <table:table-cell office:value-type="float" office:value="1.07469003181843" calcext:value-type="float">
            <text:p>1.0746900318</text:p>
          </table:table-cell>
          <table:table-cell office:value-type="float" office:value="0.608462012764444" calcext:value-type="float">
            <text:p>0.6084620128</text:p>
          </table:table-cell>
          <table:table-cell office:value-type="float" office:value="-4.77" calcext:value-type="float">
            <text:p>-4.7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3.983" calcext:value-type="float">
            <text:p>13.983</text:p>
          </table:table-cell>
          <table:table-cell/>
          <table:table-cell table:formula="of:=DEGREES(ACOS(COS(RADIANS([.B238]))*COS(RADIANS([.C238]))))" office:value-type="float" office:value="45.0004347373942" calcext:value-type="float">
            <text:p>45.00</text:p>
          </table:table-cell>
          <table:table-cell table:formula="of:=TAN((ACOS(COS(RADIANS([.B238]))*COS(RADIANS([.C238])))))" office:value-type="float" office:value="1.00001517531297" calcext:value-type="float">
            <text:p>1.0000</text:p>
          </table:table-cell>
          <table:table-cell table:formula="of:=SQRT([.E238]^2+[.F238]^2)" office:value-type="float" office:value="4.77235790778521" calcext:value-type="float">
            <text:p>4.77</text:p>
          </table:table-cell>
          <table:table-cell table:formula="of:=DEGREES(ATAN2([.F238]; [.E238]))" office:value-type="float" office:value="-91.8011605157224" calcext:value-type="float">
            <text:p>-91.80</text:p>
          </table:table-cell>
          <table:table-cell table:style-name="ce9" table:formula="of:=SQRT([.T238])" office:value-type="float" office:value="15.0002276296945" calcext:value-type="float">
            <text:p>15.00</text:p>
          </table:table-cell>
          <table:table-cell table:style-name="ce8" table:formula="of:=DEGREES(ATAN( (-SIN (RADIANS ([.C238])) * COS(RADIANS([.B238]))) / (COS (RADIANS ([.C238])) * SIN(RADIANS([.B238]))) ))" office:value-type="float" office:value="1.07505188017831" calcext:value-type="float">
            <text:p>1.08</text:p>
          </table:table-cell>
          <table:table-cell table:style-name="ce11" table:formula="of:=SQRT([.U238]^2+[.V238]^2)" office:value-type="float" office:value="15.5112235615477" calcext:value-type="float">
            <text:p>15.51</text:p>
          </table:table-cell>
          <table:table-cell table:style-name="ce8" table:formula="of:=DEGREES(ATAN2([.V238];[.U238]))" office:value-type="float" office:value="106.820557329088" calcext:value-type="float">
            <text:p>106.82</text:p>
          </table:table-cell>
          <table:table-cell table:style-name="ce8"/>
          <table:table-cell table:style-name="ce13" table:formula="of:=[.K238]*15" office:value-type="float" office:value="15.0002276296945" calcext:value-type="float">
            <text:p>15.00</text:p>
          </table:table-cell>
          <table:table-cell table:style-name="ce8" table:formula="of:=[.K238]^2*225" office:value-type="float" office:value="225.00682894265" calcext:value-type="float">
            <text:p>225.01</text:p>
          </table:table-cell>
          <table:table-cell table:style-name="ce8" table:formula="of:=[.L238]*COS(RADIANS([.M238]))+[.N238]*COS(RADIANS([.O238]))" office:value-type="float" office:value="14.8475872359583" calcext:value-type="float">
            <text:p>14.85</text:p>
          </table:table-cell>
          <table:table-cell table:style-name="ce8" table:formula="of:=[.L238]*SIN(RADIANS([.M238]))+[.N238]*SIN(RADIANS([.O238]))" office:value-type="float" office:value="-4.48856431912459" calcext:value-type="float">
            <text:p>-4.49</text:p>
          </table:table-cell>
          <table:table-cell office:value-type="float" office:value="13.5001304212183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8259" calcext:value-type="float">
            <text:p>858259</text:p>
          </table:table-cell>
          <table:table-cell office:value-type="float" office:value="-44.9903536100364" calcext:value-type="float">
            <text:p>-44.99035361</text:p>
          </table:table-cell>
          <table:table-cell office:value-type="float" office:value="1.07469003181843" calcext:value-type="float">
            <text:p>1.0746900318</text:p>
          </table:table-cell>
          <table:table-cell office:value-type="float" office:value="0.608462012764444" calcext:value-type="float">
            <text:p>0.6084620128</text:p>
          </table:table-cell>
          <table:table-cell office:value-type="float" office:value="-4.77" calcext:value-type="float">
            <text:p>-4.7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3.983" calcext:value-type="float">
            <text:p>13.983</text:p>
          </table:table-cell>
          <table:table-cell/>
          <table:table-cell table:formula="of:=DEGREES(ACOS(COS(RADIANS([.B239]))*COS(RADIANS([.C239]))))" office:value-type="float" office:value="45.0004347373942" calcext:value-type="float">
            <text:p>45.00</text:p>
          </table:table-cell>
          <table:table-cell table:formula="of:=TAN((ACOS(COS(RADIANS([.B239]))*COS(RADIANS([.C239])))))" office:value-type="float" office:value="1.00001517531297" calcext:value-type="float">
            <text:p>1.0000</text:p>
          </table:table-cell>
          <table:table-cell table:formula="of:=SQRT([.E239]^2+[.F239]^2)" office:value-type="float" office:value="4.77235790778521" calcext:value-type="float">
            <text:p>4.77</text:p>
          </table:table-cell>
          <table:table-cell table:formula="of:=DEGREES(ATAN2([.F239]; [.E239]))" office:value-type="float" office:value="-91.8011605157224" calcext:value-type="float">
            <text:p>-91.80</text:p>
          </table:table-cell>
          <table:table-cell table:style-name="ce9" table:formula="of:=SQRT([.T239])" office:value-type="float" office:value="15.0002276296945" calcext:value-type="float">
            <text:p>15.00</text:p>
          </table:table-cell>
          <table:table-cell table:style-name="ce8" table:formula="of:=DEGREES(ATAN( (-SIN (RADIANS ([.C239])) * COS(RADIANS([.B239]))) / (COS (RADIANS ([.C239])) * SIN(RADIANS([.B239]))) ))" office:value-type="float" office:value="1.07505188017831" calcext:value-type="float">
            <text:p>1.08</text:p>
          </table:table-cell>
          <table:table-cell table:style-name="ce11" table:formula="of:=SQRT([.U239]^2+[.V239]^2)" office:value-type="float" office:value="15.5112235615477" calcext:value-type="float">
            <text:p>15.51</text:p>
          </table:table-cell>
          <table:table-cell table:style-name="ce8" table:formula="of:=DEGREES(ATAN2([.V239];[.U239]))" office:value-type="float" office:value="106.820557329088" calcext:value-type="float">
            <text:p>106.82</text:p>
          </table:table-cell>
          <table:table-cell table:style-name="ce8"/>
          <table:table-cell table:style-name="ce13" table:formula="of:=[.K239]*15" office:value-type="float" office:value="15.0002276296945" calcext:value-type="float">
            <text:p>15.00</text:p>
          </table:table-cell>
          <table:table-cell table:style-name="ce8" table:formula="of:=[.K239]^2*225" office:value-type="float" office:value="225.00682894265" calcext:value-type="float">
            <text:p>225.01</text:p>
          </table:table-cell>
          <table:table-cell table:style-name="ce8" table:formula="of:=[.L239]*COS(RADIANS([.M239]))+[.N239]*COS(RADIANS([.O239]))" office:value-type="float" office:value="14.8475872359583" calcext:value-type="float">
            <text:p>14.85</text:p>
          </table:table-cell>
          <table:table-cell table:style-name="ce8" table:formula="of:=[.L239]*SIN(RADIANS([.M239]))+[.N239]*SIN(RADIANS([.O239]))" office:value-type="float" office:value="-4.48856431912459" calcext:value-type="float">
            <text:p>-4.49</text:p>
          </table:table-cell>
          <table:table-cell office:value-type="float" office:value="13.5001304212183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8509" calcext:value-type="float">
            <text:p>858509</text:p>
          </table:table-cell>
          <table:table-cell office:value-type="float" office:value="-44.9810508923869" calcext:value-type="float">
            <text:p>-44.9810508924</text:p>
          </table:table-cell>
          <table:table-cell office:value-type="float" office:value="1.10436816425748" calcext:value-type="float">
            <text:p>1.1043681643</text:p>
          </table:table-cell>
          <table:table-cell office:value-type="float" office:value="0.608669960008159" calcext:value-type="float">
            <text:p>0.60866996</text:p>
          </table:table-cell>
          <table:table-cell office:value-type="float" office:value="-4.77" calcext:value-type="float">
            <text:p>-4.7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018" calcext:value-type="float">
            <text:p>14.018</text:p>
          </table:table-cell>
          <table:table-cell/>
          <table:table-cell table:formula="of:=DEGREES(ACOS(COS(RADIANS([.B240]))*COS(RADIANS([.C240]))))" office:value-type="float" office:value="44.991699885979" calcext:value-type="float">
            <text:p>44.99</text:p>
          </table:table-cell>
          <table:table-cell table:formula="of:=TAN((ACOS(COS(RADIANS([.B240]))*COS(RADIANS([.C240])))))" office:value-type="float" office:value="0.999710313327322" calcext:value-type="float">
            <text:p>0.9997</text:p>
          </table:table-cell>
          <table:table-cell table:formula="of:=SQRT([.E240]^2+[.F240]^2)" office:value-type="float" office:value="4.7726826837744" calcext:value-type="float">
            <text:p>4.77</text:p>
          </table:table-cell>
          <table:table-cell table:formula="of:=DEGREES(ATAN2([.F240]; [.E240]))" office:value-type="float" office:value="-91.9211507113732" calcext:value-type="float">
            <text:p>-91.92</text:p>
          </table:table-cell>
          <table:table-cell table:style-name="ce9" table:formula="of:=SQRT([.T240])" office:value-type="float" office:value="14.9956546999098" calcext:value-type="float">
            <text:p>15.00</text:p>
          </table:table-cell>
          <table:table-cell table:style-name="ce8" table:formula="of:=DEGREES(ATAN( (-SIN (RADIANS ([.C240])) * COS(RADIANS([.B240]))) / (COS (RADIANS ([.C240])) * SIN(RADIANS([.B240]))) ))" office:value-type="float" office:value="1.10509870761662" calcext:value-type="float">
            <text:p>1.11</text:p>
          </table:table-cell>
          <table:table-cell table:style-name="ce11" table:formula="of:=SQRT([.U240]^2+[.V240]^2)" office:value-type="float" office:value="15.4948816197536" calcext:value-type="float">
            <text:p>15.49</text:p>
          </table:table-cell>
          <table:table-cell table:style-name="ce8" table:formula="of:=DEGREES(ATAN2([.V240];[.U240]))" office:value-type="float" office:value="106.808784095569" calcext:value-type="float">
            <text:p>106.81</text:p>
          </table:table-cell>
          <table:table-cell table:style-name="ce8"/>
          <table:table-cell table:style-name="ce13" table:formula="of:=[.K240]*15" office:value-type="float" office:value="14.9956546999098" calcext:value-type="float">
            <text:p>15.00</text:p>
          </table:table-cell>
          <table:table-cell table:style-name="ce8" table:formula="of:=[.K240]^2*225" office:value-type="float" office:value="224.869659878928" calcext:value-type="float">
            <text:p>224.87</text:p>
          </table:table-cell>
          <table:table-cell table:style-name="ce8" table:formula="of:=[.L240]*COS(RADIANS([.M240]))+[.N240]*COS(RADIANS([.O240]))" office:value-type="float" office:value="14.8328655050932" calcext:value-type="float">
            <text:p>14.83</text:p>
          </table:table-cell>
          <table:table-cell table:style-name="ce8" table:formula="of:=[.L240]*SIN(RADIANS([.M240]))+[.N240]*SIN(RADIANS([.O240]))" office:value-type="float" office:value="-4.48078757787011" calcext:value-type="float">
            <text:p>-4.48</text:p>
          </table:table-cell>
          <table:table-cell office:value-type="float" office:value="13.4975099657937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8509" calcext:value-type="float">
            <text:p>858509</text:p>
          </table:table-cell>
          <table:table-cell office:value-type="float" office:value="-44.9810508923869" calcext:value-type="float">
            <text:p>-44.9810508924</text:p>
          </table:table-cell>
          <table:table-cell office:value-type="float" office:value="1.10436816425748" calcext:value-type="float">
            <text:p>1.1043681643</text:p>
          </table:table-cell>
          <table:table-cell office:value-type="float" office:value="0.608669960008159" calcext:value-type="float">
            <text:p>0.60866996</text:p>
          </table:table-cell>
          <table:table-cell office:value-type="float" office:value="-4.77" calcext:value-type="float">
            <text:p>-4.7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018" calcext:value-type="float">
            <text:p>14.018</text:p>
          </table:table-cell>
          <table:table-cell/>
          <table:table-cell table:formula="of:=DEGREES(ACOS(COS(RADIANS([.B241]))*COS(RADIANS([.C241]))))" office:value-type="float" office:value="44.991699885979" calcext:value-type="float">
            <text:p>44.99</text:p>
          </table:table-cell>
          <table:table-cell table:formula="of:=TAN((ACOS(COS(RADIANS([.B241]))*COS(RADIANS([.C241])))))" office:value-type="float" office:value="0.999710313327322" calcext:value-type="float">
            <text:p>0.9997</text:p>
          </table:table-cell>
          <table:table-cell table:formula="of:=SQRT([.E241]^2+[.F241]^2)" office:value-type="float" office:value="4.7726826837744" calcext:value-type="float">
            <text:p>4.77</text:p>
          </table:table-cell>
          <table:table-cell table:formula="of:=DEGREES(ATAN2([.F241]; [.E241]))" office:value-type="float" office:value="-91.9211507113732" calcext:value-type="float">
            <text:p>-91.92</text:p>
          </table:table-cell>
          <table:table-cell table:style-name="ce9" table:formula="of:=SQRT([.T241])" office:value-type="float" office:value="14.9956546999098" calcext:value-type="float">
            <text:p>15.00</text:p>
          </table:table-cell>
          <table:table-cell table:style-name="ce8" table:formula="of:=DEGREES(ATAN( (-SIN (RADIANS ([.C241])) * COS(RADIANS([.B241]))) / (COS (RADIANS ([.C241])) * SIN(RADIANS([.B241]))) ))" office:value-type="float" office:value="1.10509870761662" calcext:value-type="float">
            <text:p>1.11</text:p>
          </table:table-cell>
          <table:table-cell table:style-name="ce11" table:formula="of:=SQRT([.U241]^2+[.V241]^2)" office:value-type="float" office:value="15.4948816197536" calcext:value-type="float">
            <text:p>15.49</text:p>
          </table:table-cell>
          <table:table-cell table:style-name="ce8" table:formula="of:=DEGREES(ATAN2([.V241];[.U241]))" office:value-type="float" office:value="106.808784095569" calcext:value-type="float">
            <text:p>106.81</text:p>
          </table:table-cell>
          <table:table-cell table:style-name="ce8"/>
          <table:table-cell table:style-name="ce13" table:formula="of:=[.K241]*15" office:value-type="float" office:value="14.9956546999098" calcext:value-type="float">
            <text:p>15.00</text:p>
          </table:table-cell>
          <table:table-cell table:style-name="ce8" table:formula="of:=[.K241]^2*225" office:value-type="float" office:value="224.869659878928" calcext:value-type="float">
            <text:p>224.87</text:p>
          </table:table-cell>
          <table:table-cell table:style-name="ce8" table:formula="of:=[.L241]*COS(RADIANS([.M241]))+[.N241]*COS(RADIANS([.O241]))" office:value-type="float" office:value="14.8328655050932" calcext:value-type="float">
            <text:p>14.83</text:p>
          </table:table-cell>
          <table:table-cell table:style-name="ce8" table:formula="of:=[.L241]*SIN(RADIANS([.M241]))+[.N241]*SIN(RADIANS([.O241]))" office:value-type="float" office:value="-4.48078757787011" calcext:value-type="float">
            <text:p>-4.48</text:p>
          </table:table-cell>
          <table:table-cell office:value-type="float" office:value="13.4975099657937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8759" calcext:value-type="float">
            <text:p>858759</text:p>
          </table:table-cell>
          <table:table-cell office:value-type="float" office:value="-44.9779090053687" calcext:value-type="float">
            <text:p>-44.9779090054</text:p>
          </table:table-cell>
          <table:table-cell office:value-type="float" office:value="1.12936783055849" calcext:value-type="float">
            <text:p>1.1293678306</text:p>
          </table:table-cell>
          <table:table-cell office:value-type="float" office:value="0.607527504147769" calcext:value-type="float">
            <text:p>0.6075275041</text:p>
          </table:table-cell>
          <table:table-cell office:value-type="float" office:value="-4.77" calcext:value-type="float">
            <text:p>-4.7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053" calcext:value-type="float">
            <text:p>14.053</text:p>
          </table:table-cell>
          <table:table-cell/>
          <table:table-cell table:formula="of:=DEGREES(ACOS(COS(RADIANS([.B242]))*COS(RADIANS([.C242]))))" office:value-type="float" office:value="44.989046738073" calcext:value-type="float">
            <text:p>44.99</text:p>
          </table:table-cell>
          <table:table-cell table:formula="of:=TAN((ACOS(COS(RADIANS([.B242]))*COS(RADIANS([.C242])))))" office:value-type="float" office:value="0.999617732104764" calcext:value-type="float">
            <text:p>0.9996</text:p>
          </table:table-cell>
          <table:table-cell table:formula="of:=SQRT([.E242]^2+[.F242]^2)" office:value-type="float" office:value="4.7726826837744" calcext:value-type="float">
            <text:p>4.77</text:p>
          </table:table-cell>
          <table:table-cell table:formula="of:=DEGREES(ATAN2([.F242]; [.E242]))" office:value-type="float" office:value="-91.9211507113732" calcext:value-type="float">
            <text:p>-91.92</text:p>
          </table:table-cell>
          <table:table-cell table:style-name="ce9" table:formula="of:=SQRT([.T242])" office:value-type="float" office:value="14.9942659815715" calcext:value-type="float">
            <text:p>14.99</text:p>
          </table:table-cell>
          <table:table-cell table:style-name="ce8" table:formula="of:=DEGREES(ATAN( (-SIN (RADIANS ([.C242])) * COS(RADIANS([.B242]))) / (COS (RADIANS ([.C242])) * SIN(RADIANS([.B242]))) ))" office:value-type="float" office:value="1.13023882005892" calcext:value-type="float">
            <text:p>1.13</text:p>
          </table:table-cell>
          <table:table-cell table:style-name="ce11" table:formula="of:=SQRT([.U242]^2+[.V242]^2)" office:value-type="float" office:value="15.4915362890289" calcext:value-type="float">
            <text:p>15.49</text:p>
          </table:table-cell>
          <table:table-cell table:style-name="ce8" table:formula="of:=DEGREES(ATAN2([.V242];[.U242]))" office:value-type="float" office:value="106.787212113083" calcext:value-type="float">
            <text:p>106.79</text:p>
          </table:table-cell>
          <table:table-cell table:style-name="ce8"/>
          <table:table-cell table:style-name="ce13" table:formula="of:=[.K242]*15" office:value-type="float" office:value="14.9942659815715" calcext:value-type="float">
            <text:p>14.99</text:p>
          </table:table-cell>
          <table:table-cell table:style-name="ce8" table:formula="of:=[.K242]^2*225" office:value-type="float" office:value="224.828012326111" calcext:value-type="float">
            <text:p>224.83</text:p>
          </table:table-cell>
          <table:table-cell table:style-name="ce8" table:formula="of:=[.L242]*COS(RADIANS([.M242]))+[.N242]*COS(RADIANS([.O242]))" office:value-type="float" office:value="14.831348713717" calcext:value-type="float">
            <text:p>14.83</text:p>
          </table:table-cell>
          <table:table-cell table:style-name="ce8" table:formula="of:=[.L242]*SIN(RADIANS([.M242]))+[.N242]*SIN(RADIANS([.O242]))" office:value-type="float" office:value="-4.47423646295373" calcext:value-type="float">
            <text:p>-4.47</text:p>
          </table:table-cell>
          <table:table-cell office:value-type="float" office:value="13.4967140214219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8759" calcext:value-type="float">
            <text:p>858759</text:p>
          </table:table-cell>
          <table:table-cell office:value-type="float" office:value="-44.9779090053687" calcext:value-type="float">
            <text:p>-44.9779090054</text:p>
          </table:table-cell>
          <table:table-cell office:value-type="float" office:value="1.12936783055849" calcext:value-type="float">
            <text:p>1.1293678306</text:p>
          </table:table-cell>
          <table:table-cell office:value-type="float" office:value="0.607527504147769" calcext:value-type="float">
            <text:p>0.6075275041</text:p>
          </table:table-cell>
          <table:table-cell office:value-type="float" office:value="-4.77" calcext:value-type="float">
            <text:p>-4.7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053" calcext:value-type="float">
            <text:p>14.053</text:p>
          </table:table-cell>
          <table:table-cell/>
          <table:table-cell table:formula="of:=DEGREES(ACOS(COS(RADIANS([.B243]))*COS(RADIANS([.C243]))))" office:value-type="float" office:value="44.989046738073" calcext:value-type="float">
            <text:p>44.99</text:p>
          </table:table-cell>
          <table:table-cell table:formula="of:=TAN((ACOS(COS(RADIANS([.B243]))*COS(RADIANS([.C243])))))" office:value-type="float" office:value="0.999617732104764" calcext:value-type="float">
            <text:p>0.9996</text:p>
          </table:table-cell>
          <table:table-cell table:formula="of:=SQRT([.E243]^2+[.F243]^2)" office:value-type="float" office:value="4.7726826837744" calcext:value-type="float">
            <text:p>4.77</text:p>
          </table:table-cell>
          <table:table-cell table:formula="of:=DEGREES(ATAN2([.F243]; [.E243]))" office:value-type="float" office:value="-91.9211507113732" calcext:value-type="float">
            <text:p>-91.92</text:p>
          </table:table-cell>
          <table:table-cell table:style-name="ce9" table:formula="of:=SQRT([.T243])" office:value-type="float" office:value="14.9942659815715" calcext:value-type="float">
            <text:p>14.99</text:p>
          </table:table-cell>
          <table:table-cell table:style-name="ce8" table:formula="of:=DEGREES(ATAN( (-SIN (RADIANS ([.C243])) * COS(RADIANS([.B243]))) / (COS (RADIANS ([.C243])) * SIN(RADIANS([.B243]))) ))" office:value-type="float" office:value="1.13023882005892" calcext:value-type="float">
            <text:p>1.13</text:p>
          </table:table-cell>
          <table:table-cell table:style-name="ce11" table:formula="of:=SQRT([.U243]^2+[.V243]^2)" office:value-type="float" office:value="15.4915362890289" calcext:value-type="float">
            <text:p>15.49</text:p>
          </table:table-cell>
          <table:table-cell table:style-name="ce8" table:formula="of:=DEGREES(ATAN2([.V243];[.U243]))" office:value-type="float" office:value="106.787212113083" calcext:value-type="float">
            <text:p>106.79</text:p>
          </table:table-cell>
          <table:table-cell table:style-name="ce8"/>
          <table:table-cell table:style-name="ce13" table:formula="of:=[.K243]*15" office:value-type="float" office:value="14.9942659815715" calcext:value-type="float">
            <text:p>14.99</text:p>
          </table:table-cell>
          <table:table-cell table:style-name="ce8" table:formula="of:=[.K243]^2*225" office:value-type="float" office:value="224.828012326111" calcext:value-type="float">
            <text:p>224.83</text:p>
          </table:table-cell>
          <table:table-cell table:style-name="ce8" table:formula="of:=[.L243]*COS(RADIANS([.M243]))+[.N243]*COS(RADIANS([.O243]))" office:value-type="float" office:value="14.831348713717" calcext:value-type="float">
            <text:p>14.83</text:p>
          </table:table-cell>
          <table:table-cell table:style-name="ce8" table:formula="of:=[.L243]*SIN(RADIANS([.M243]))+[.N243]*SIN(RADIANS([.O243]))" office:value-type="float" office:value="-4.47423646295373" calcext:value-type="float">
            <text:p>-4.47</text:p>
          </table:table-cell>
          <table:table-cell office:value-type="float" office:value="13.4967140214219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9009" calcext:value-type="float">
            <text:p>859009</text:p>
          </table:table-cell>
          <table:table-cell office:value-type="float" office:value="-44.9806888923609" calcext:value-type="float">
            <text:p>-44.9806888924</text:p>
          </table:table-cell>
          <table:table-cell office:value-type="float" office:value="1.15273017244941" calcext:value-type="float">
            <text:p>1.1527301724</text:p>
          </table:table-cell>
          <table:table-cell office:value-type="float" office:value="0.606214933888363" calcext:value-type="float">
            <text:p>0.6062149339</text:p>
          </table:table-cell>
          <table:table-cell office:value-type="float" office:value="-4.77" calcext:value-type="float">
            <text:p>-4.7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089" calcext:value-type="float">
            <text:p>14.089</text:p>
          </table:table-cell>
          <table:table-cell/>
          <table:table-cell table:formula="of:=DEGREES(ACOS(COS(RADIANS([.B244]))*COS(RADIANS([.C244]))))" office:value-type="float" office:value="44.9922909975895" calcext:value-type="float">
            <text:p>44.99</text:p>
          </table:table-cell>
          <table:table-cell table:formula="of:=TAN((ACOS(COS(RADIANS([.B244]))*COS(RADIANS([.C244])))))" office:value-type="float" office:value="0.999730941251338" calcext:value-type="float">
            <text:p>0.9997</text:p>
          </table:table-cell>
          <table:table-cell table:formula="of:=SQRT([.E244]^2+[.F244]^2)" office:value-type="float" office:value="4.7726826837744" calcext:value-type="float">
            <text:p>4.77</text:p>
          </table:table-cell>
          <table:table-cell table:formula="of:=DEGREES(ATAN2([.F244]; [.E244]))" office:value-type="float" office:value="-91.9211507113732" calcext:value-type="float">
            <text:p>-91.92</text:p>
          </table:table-cell>
          <table:table-cell table:style-name="ce9" table:formula="of:=SQRT([.T244])" office:value-type="float" office:value="14.9959641187701" calcext:value-type="float">
            <text:p>15.00</text:p>
          </table:table-cell>
          <table:table-cell table:style-name="ce8" table:formula="of:=DEGREES(ATAN( (-SIN (RADIANS ([.C244])) * COS(RADIANS([.B244]))) / (COS (RADIANS ([.C244])) * SIN(RADIANS([.B244]))) ))" office:value-type="float" office:value="1.15350726242608" calcext:value-type="float">
            <text:p>1.15</text:p>
          </table:table-cell>
          <table:table-cell table:style-name="ce11" table:formula="of:=SQRT([.U244]^2+[.V244]^2)" office:value-type="float" office:value="15.4912786046266" calcext:value-type="float">
            <text:p>15.49</text:p>
          </table:table-cell>
          <table:table-cell table:style-name="ce8" table:formula="of:=DEGREES(ATAN2([.V244];[.U244]))" office:value-type="float" office:value="106.76384924167" calcext:value-type="float">
            <text:p>106.76</text:p>
          </table:table-cell>
          <table:table-cell table:style-name="ce8"/>
          <table:table-cell table:style-name="ce13" table:formula="of:=[.K244]*15" office:value-type="float" office:value="14.9959641187701" calcext:value-type="float">
            <text:p>15.00</text:p>
          </table:table-cell>
          <table:table-cell table:style-name="ce8" table:formula="of:=[.K244]^2*225" office:value-type="float" office:value="224.878939851439" calcext:value-type="float">
            <text:p>224.88</text:p>
          </table:table-cell>
          <table:table-cell table:style-name="ce8" table:formula="of:=[.L244]*COS(RADIANS([.M244]))+[.N244]*COS(RADIANS([.O244]))" office:value-type="float" office:value="14.8329251577505" calcext:value-type="float">
            <text:p>14.83</text:p>
          </table:table-cell>
          <table:table-cell table:style-name="ce8" table:formula="of:=[.L244]*SIN(RADIANS([.M244]))+[.N244]*SIN(RADIANS([.O244]))" office:value-type="float" office:value="-4.46811415148865" calcext:value-type="float">
            <text:p>-4.47</text:p>
          </table:table-cell>
          <table:table-cell office:value-type="float" office:value="13.4976872992769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9009" calcext:value-type="float">
            <text:p>859009</text:p>
          </table:table-cell>
          <table:table-cell office:value-type="float" office:value="-44.9806888923609" calcext:value-type="float">
            <text:p>-44.9806888924</text:p>
          </table:table-cell>
          <table:table-cell office:value-type="float" office:value="1.15273017244941" calcext:value-type="float">
            <text:p>1.1527301724</text:p>
          </table:table-cell>
          <table:table-cell office:value-type="float" office:value="0.606214933888363" calcext:value-type="float">
            <text:p>0.6062149339</text:p>
          </table:table-cell>
          <table:table-cell office:value-type="float" office:value="-4.77" calcext:value-type="float">
            <text:p>-4.7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089" calcext:value-type="float">
            <text:p>14.089</text:p>
          </table:table-cell>
          <table:table-cell/>
          <table:table-cell table:formula="of:=DEGREES(ACOS(COS(RADIANS([.B245]))*COS(RADIANS([.C245]))))" office:value-type="float" office:value="44.9922909975895" calcext:value-type="float">
            <text:p>44.99</text:p>
          </table:table-cell>
          <table:table-cell table:formula="of:=TAN((ACOS(COS(RADIANS([.B245]))*COS(RADIANS([.C245])))))" office:value-type="float" office:value="0.999730941251338" calcext:value-type="float">
            <text:p>0.9997</text:p>
          </table:table-cell>
          <table:table-cell table:formula="of:=SQRT([.E245]^2+[.F245]^2)" office:value-type="float" office:value="4.7726826837744" calcext:value-type="float">
            <text:p>4.77</text:p>
          </table:table-cell>
          <table:table-cell table:formula="of:=DEGREES(ATAN2([.F245]; [.E245]))" office:value-type="float" office:value="-91.9211507113732" calcext:value-type="float">
            <text:p>-91.92</text:p>
          </table:table-cell>
          <table:table-cell table:style-name="ce9" table:formula="of:=SQRT([.T245])" office:value-type="float" office:value="14.9959641187701" calcext:value-type="float">
            <text:p>15.00</text:p>
          </table:table-cell>
          <table:table-cell table:style-name="ce8" table:formula="of:=DEGREES(ATAN( (-SIN (RADIANS ([.C245])) * COS(RADIANS([.B245]))) / (COS (RADIANS ([.C245])) * SIN(RADIANS([.B245]))) ))" office:value-type="float" office:value="1.15350726242608" calcext:value-type="float">
            <text:p>1.15</text:p>
          </table:table-cell>
          <table:table-cell table:style-name="ce11" table:formula="of:=SQRT([.U245]^2+[.V245]^2)" office:value-type="float" office:value="15.4912786046266" calcext:value-type="float">
            <text:p>15.49</text:p>
          </table:table-cell>
          <table:table-cell table:style-name="ce8" table:formula="of:=DEGREES(ATAN2([.V245];[.U245]))" office:value-type="float" office:value="106.76384924167" calcext:value-type="float">
            <text:p>106.76</text:p>
          </table:table-cell>
          <table:table-cell table:style-name="ce8"/>
          <table:table-cell table:style-name="ce13" table:formula="of:=[.K245]*15" office:value-type="float" office:value="14.9959641187701" calcext:value-type="float">
            <text:p>15.00</text:p>
          </table:table-cell>
          <table:table-cell table:style-name="ce8" table:formula="of:=[.K245]^2*225" office:value-type="float" office:value="224.878939851439" calcext:value-type="float">
            <text:p>224.88</text:p>
          </table:table-cell>
          <table:table-cell table:style-name="ce8" table:formula="of:=[.L245]*COS(RADIANS([.M245]))+[.N245]*COS(RADIANS([.O245]))" office:value-type="float" office:value="14.8329251577505" calcext:value-type="float">
            <text:p>14.83</text:p>
          </table:table-cell>
          <table:table-cell table:style-name="ce8" table:formula="of:=[.L245]*SIN(RADIANS([.M245]))+[.N245]*SIN(RADIANS([.O245]))" office:value-type="float" office:value="-4.46811415148865" calcext:value-type="float">
            <text:p>-4.47</text:p>
          </table:table-cell>
          <table:table-cell office:value-type="float" office:value="13.4976872992769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9260" calcext:value-type="float">
            <text:p>859260</text:p>
          </table:table-cell>
          <table:table-cell office:value-type="float" office:value="-44.9879630438269" calcext:value-type="float">
            <text:p>-44.9879630438</text:p>
          </table:table-cell>
          <table:table-cell office:value-type="float" office:value="1.14940771230502" calcext:value-type="float">
            <text:p>1.1494077123</text:p>
          </table:table-cell>
          <table:table-cell office:value-type="float" office:value="0.605136831216558" calcext:value-type="float">
            <text:p>0.6051368312</text:p>
          </table:table-cell>
          <table:table-cell office:value-type="float" office:value="-4.78" calcext:value-type="float">
            <text:p>-4.7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4.124" calcext:value-type="float">
            <text:p>14.124</text:p>
          </table:table-cell>
          <table:table-cell/>
          <table:table-cell table:formula="of:=DEGREES(ACOS(COS(RADIANS([.B246]))*COS(RADIANS([.C246]))))" office:value-type="float" office:value="44.9994954459537" calcext:value-type="float">
            <text:p>45.00</text:p>
          </table:table-cell>
          <table:table-cell table:formula="of:=TAN((ACOS(COS(RADIANS([.B246]))*COS(RADIANS([.C246])))))" office:value-type="float" office:value="0.999982387896371" calcext:value-type="float">
            <text:p>1.0000</text:p>
          </table:table-cell>
          <table:table-cell table:formula="of:=SQRT([.E246]^2+[.F246]^2)" office:value-type="float" office:value="4.7823529773533" calcext:value-type="float">
            <text:p>4.78</text:p>
          </table:table-cell>
          <table:table-cell table:formula="of:=DEGREES(ATAN2([.F246]; [.E246]))" office:value-type="float" office:value="-91.7973948717413" calcext:value-type="float">
            <text:p>-91.80</text:p>
          </table:table-cell>
          <table:table-cell table:style-name="ce9" table:formula="of:=SQRT([.T246])" office:value-type="float" office:value="14.9997358184456" calcext:value-type="float">
            <text:p>15.00</text:p>
          </table:table-cell>
          <table:table-cell table:style-name="ce8" table:formula="of:=DEGREES(ATAN( (-SIN (RADIANS ([.C246])) * COS(RADIANS([.B246]))) / (COS (RADIANS ([.C246])) * SIN(RADIANS([.B246]))) ))" office:value-type="float" office:value="1.14989062965121" calcext:value-type="float">
            <text:p>1.15</text:p>
          </table:table-cell>
          <table:table-cell table:style-name="ce11" table:formula="of:=SQRT([.U246]^2+[.V246]^2)" office:value-type="float" office:value="15.5076192636081" calcext:value-type="float">
            <text:p>15.51</text:p>
          </table:table-cell>
          <table:table-cell table:style-name="ce8" table:formula="of:=DEGREES(ATAN2([.V246];[.U246]))" office:value-type="float" office:value="106.787610877865" calcext:value-type="float">
            <text:p>106.79</text:p>
          </table:table-cell>
          <table:table-cell table:style-name="ce8"/>
          <table:table-cell table:style-name="ce13" table:formula="of:=[.K246]*15" office:value-type="float" office:value="14.9997358184456" calcext:value-type="float">
            <text:p>15.00</text:p>
          </table:table-cell>
          <table:table-cell table:style-name="ce8" table:formula="of:=[.K246]^2*225" office:value-type="float" office:value="224.992074623159" calcext:value-type="float">
            <text:p>224.99</text:p>
          </table:table-cell>
          <table:table-cell table:style-name="ce8" table:formula="of:=[.L246]*COS(RADIANS([.M246]))+[.N246]*COS(RADIANS([.O246]))" office:value-type="float" office:value="14.8467151236838" calcext:value-type="float">
            <text:p>14.85</text:p>
          </table:table-cell>
          <table:table-cell table:style-name="ce8" table:formula="of:=[.L246]*SIN(RADIANS([.M246]))+[.N246]*SIN(RADIANS([.O246]))" office:value-type="float" office:value="-4.47898484717319" calcext:value-type="float">
            <text:p>-4.48</text:p>
          </table:table-cell>
          <table:table-cell office:value-type="float" office:value="13.4998486337861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9260" calcext:value-type="float">
            <text:p>859260</text:p>
          </table:table-cell>
          <table:table-cell office:value-type="float" office:value="-44.9879630438269" calcext:value-type="float">
            <text:p>-44.9879630438</text:p>
          </table:table-cell>
          <table:table-cell office:value-type="float" office:value="1.14940771230502" calcext:value-type="float">
            <text:p>1.1494077123</text:p>
          </table:table-cell>
          <table:table-cell office:value-type="float" office:value="0.605136831216558" calcext:value-type="float">
            <text:p>0.6051368312</text:p>
          </table:table-cell>
          <table:table-cell office:value-type="float" office:value="-4.78" calcext:value-type="float">
            <text:p>-4.7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4.124" calcext:value-type="float">
            <text:p>14.124</text:p>
          </table:table-cell>
          <table:table-cell/>
          <table:table-cell table:formula="of:=DEGREES(ACOS(COS(RADIANS([.B247]))*COS(RADIANS([.C247]))))" office:value-type="float" office:value="44.9994954459537" calcext:value-type="float">
            <text:p>45.00</text:p>
          </table:table-cell>
          <table:table-cell table:formula="of:=TAN((ACOS(COS(RADIANS([.B247]))*COS(RADIANS([.C247])))))" office:value-type="float" office:value="0.999982387896371" calcext:value-type="float">
            <text:p>1.0000</text:p>
          </table:table-cell>
          <table:table-cell table:formula="of:=SQRT([.E247]^2+[.F247]^2)" office:value-type="float" office:value="4.7823529773533" calcext:value-type="float">
            <text:p>4.78</text:p>
          </table:table-cell>
          <table:table-cell table:formula="of:=DEGREES(ATAN2([.F247]; [.E247]))" office:value-type="float" office:value="-91.7973948717413" calcext:value-type="float">
            <text:p>-91.80</text:p>
          </table:table-cell>
          <table:table-cell table:style-name="ce9" table:formula="of:=SQRT([.T247])" office:value-type="float" office:value="14.9997358184456" calcext:value-type="float">
            <text:p>15.00</text:p>
          </table:table-cell>
          <table:table-cell table:style-name="ce8" table:formula="of:=DEGREES(ATAN( (-SIN (RADIANS ([.C247])) * COS(RADIANS([.B247]))) / (COS (RADIANS ([.C247])) * SIN(RADIANS([.B247]))) ))" office:value-type="float" office:value="1.14989062965121" calcext:value-type="float">
            <text:p>1.15</text:p>
          </table:table-cell>
          <table:table-cell table:style-name="ce11" table:formula="of:=SQRT([.U247]^2+[.V247]^2)" office:value-type="float" office:value="15.5076192636081" calcext:value-type="float">
            <text:p>15.51</text:p>
          </table:table-cell>
          <table:table-cell table:style-name="ce8" table:formula="of:=DEGREES(ATAN2([.V247];[.U247]))" office:value-type="float" office:value="106.787610877865" calcext:value-type="float">
            <text:p>106.79</text:p>
          </table:table-cell>
          <table:table-cell table:style-name="ce8"/>
          <table:table-cell table:style-name="ce13" table:formula="of:=[.K247]*15" office:value-type="float" office:value="14.9997358184456" calcext:value-type="float">
            <text:p>15.00</text:p>
          </table:table-cell>
          <table:table-cell table:style-name="ce8" table:formula="of:=[.K247]^2*225" office:value-type="float" office:value="224.992074623159" calcext:value-type="float">
            <text:p>224.99</text:p>
          </table:table-cell>
          <table:table-cell table:style-name="ce8" table:formula="of:=[.L247]*COS(RADIANS([.M247]))+[.N247]*COS(RADIANS([.O247]))" office:value-type="float" office:value="14.8467151236838" calcext:value-type="float">
            <text:p>14.85</text:p>
          </table:table-cell>
          <table:table-cell table:style-name="ce8" table:formula="of:=[.L247]*SIN(RADIANS([.M247]))+[.N247]*SIN(RADIANS([.O247]))" office:value-type="float" office:value="-4.47898484717319" calcext:value-type="float">
            <text:p>-4.48</text:p>
          </table:table-cell>
          <table:table-cell office:value-type="float" office:value="13.4998486337861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9510" calcext:value-type="float">
            <text:p>859510</text:p>
          </table:table-cell>
          <table:table-cell office:value-type="float" office:value="-44.9889021948378" calcext:value-type="float">
            <text:p>-44.9889021948</text:p>
          </table:table-cell>
          <table:table-cell office:value-type="float" office:value="1.10846851891531" calcext:value-type="float">
            <text:p>1.1084685189</text:p>
          </table:table-cell>
          <table:table-cell office:value-type="float" office:value="0.603043324875097" calcext:value-type="float">
            <text:p>0.6030433249</text:p>
          </table:table-cell>
          <table:table-cell office:value-type="float" office:value="-4.77" calcext:value-type="float">
            <text:p>-4.7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158" calcext:value-type="float">
            <text:p>14.158</text:p>
          </table:table-cell>
          <table:table-cell/>
          <table:table-cell table:formula="of:=DEGREES(ACOS(COS(RADIANS([.B248]))*COS(RADIANS([.C248]))))" office:value-type="float" office:value="44.9996274623534" calcext:value-type="float">
            <text:p>45.00</text:p>
          </table:table-cell>
          <table:table-cell table:formula="of:=TAN((ACOS(COS(RADIANS([.B248]))*COS(RADIANS([.C248])))))" office:value-type="float" office:value="0.999986996067509" calcext:value-type="float">
            <text:p>1.0000</text:p>
          </table:table-cell>
          <table:table-cell table:formula="of:=SQRT([.E248]^2+[.F248]^2)" office:value-type="float" office:value="4.7726826837744" calcext:value-type="float">
            <text:p>4.77</text:p>
          </table:table-cell>
          <table:table-cell table:formula="of:=DEGREES(ATAN2([.F248]; [.E248]))" office:value-type="float" office:value="-91.9211507113732" calcext:value-type="float">
            <text:p>-91.92</text:p>
          </table:table-cell>
          <table:table-cell table:style-name="ce9" table:formula="of:=SQRT([.T248])" office:value-type="float" office:value="14.9998049410126" calcext:value-type="float">
            <text:p>15.00</text:p>
          </table:table-cell>
          <table:table-cell table:style-name="ce8" table:formula="of:=DEGREES(ATAN( (-SIN (RADIANS ([.C248])) * COS(RADIANS([.B248]))) / (COS (RADIANS ([.C248])) * SIN(RADIANS([.B248]))) ))" office:value-type="float" office:value="1.10889790060561" calcext:value-type="float">
            <text:p>1.11</text:p>
          </table:table-cell>
          <table:table-cell table:style-name="ce11" table:formula="of:=SQRT([.U248]^2+[.V248]^2)" office:value-type="float" office:value="15.498524854456" calcext:value-type="float">
            <text:p>15.50</text:p>
          </table:table-cell>
          <table:table-cell table:style-name="ce8" table:formula="of:=DEGREES(ATAN2([.V248];[.U248]))" office:value-type="float" office:value="106.800566191814" calcext:value-type="float">
            <text:p>106.80</text:p>
          </table:table-cell>
          <table:table-cell table:style-name="ce8"/>
          <table:table-cell table:style-name="ce13" table:formula="of:=[.K248]*15" office:value-type="float" office:value="14.9998049410126" calcext:value-type="float">
            <text:p>15.00</text:p>
          </table:table-cell>
          <table:table-cell table:style-name="ce8" table:formula="of:=[.K248]^2*225" office:value-type="float" office:value="224.994148268427" calcext:value-type="float">
            <text:p>224.99</text:p>
          </table:table-cell>
          <table:table-cell table:style-name="ce8" table:formula="of:=[.L248]*COS(RADIANS([.M248]))+[.N248]*COS(RADIANS([.O248]))" office:value-type="float" office:value="14.8369957587526" calcext:value-type="float">
            <text:p>14.84</text:p>
          </table:table-cell>
          <table:table-cell table:style-name="ce8" table:formula="of:=[.L248]*SIN(RADIANS([.M248]))+[.N248]*SIN(RADIANS([.O248]))" office:value-type="float" office:value="-4.47971310676761" calcext:value-type="float">
            <text:p>-4.48</text:p>
          </table:table-cell>
          <table:table-cell office:value-type="float" office:value="13.499888238706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9510" calcext:value-type="float">
            <text:p>859510</text:p>
          </table:table-cell>
          <table:table-cell office:value-type="float" office:value="-44.9889021948378" calcext:value-type="float">
            <text:p>-44.9889021948</text:p>
          </table:table-cell>
          <table:table-cell office:value-type="float" office:value="1.10846851891531" calcext:value-type="float">
            <text:p>1.1084685189</text:p>
          </table:table-cell>
          <table:table-cell office:value-type="float" office:value="0.603043324875097" calcext:value-type="float">
            <text:p>0.6030433249</text:p>
          </table:table-cell>
          <table:table-cell office:value-type="float" office:value="-4.77" calcext:value-type="float">
            <text:p>-4.7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158" calcext:value-type="float">
            <text:p>14.158</text:p>
          </table:table-cell>
          <table:table-cell/>
          <table:table-cell table:formula="of:=DEGREES(ACOS(COS(RADIANS([.B249]))*COS(RADIANS([.C249]))))" office:value-type="float" office:value="44.9996274623534" calcext:value-type="float">
            <text:p>45.00</text:p>
          </table:table-cell>
          <table:table-cell table:formula="of:=TAN((ACOS(COS(RADIANS([.B249]))*COS(RADIANS([.C249])))))" office:value-type="float" office:value="0.999986996067509" calcext:value-type="float">
            <text:p>1.0000</text:p>
          </table:table-cell>
          <table:table-cell table:formula="of:=SQRT([.E249]^2+[.F249]^2)" office:value-type="float" office:value="4.7726826837744" calcext:value-type="float">
            <text:p>4.77</text:p>
          </table:table-cell>
          <table:table-cell table:formula="of:=DEGREES(ATAN2([.F249]; [.E249]))" office:value-type="float" office:value="-91.9211507113732" calcext:value-type="float">
            <text:p>-91.92</text:p>
          </table:table-cell>
          <table:table-cell table:style-name="ce9" table:formula="of:=SQRT([.T249])" office:value-type="float" office:value="14.9998049410126" calcext:value-type="float">
            <text:p>15.00</text:p>
          </table:table-cell>
          <table:table-cell table:style-name="ce8" table:formula="of:=DEGREES(ATAN( (-SIN (RADIANS ([.C249])) * COS(RADIANS([.B249]))) / (COS (RADIANS ([.C249])) * SIN(RADIANS([.B249]))) ))" office:value-type="float" office:value="1.10889790060561" calcext:value-type="float">
            <text:p>1.11</text:p>
          </table:table-cell>
          <table:table-cell table:style-name="ce11" table:formula="of:=SQRT([.U249]^2+[.V249]^2)" office:value-type="float" office:value="15.498524854456" calcext:value-type="float">
            <text:p>15.50</text:p>
          </table:table-cell>
          <table:table-cell table:style-name="ce8" table:formula="of:=DEGREES(ATAN2([.V249];[.U249]))" office:value-type="float" office:value="106.800566191814" calcext:value-type="float">
            <text:p>106.80</text:p>
          </table:table-cell>
          <table:table-cell table:style-name="ce8"/>
          <table:table-cell table:style-name="ce13" table:formula="of:=[.K249]*15" office:value-type="float" office:value="14.9998049410126" calcext:value-type="float">
            <text:p>15.00</text:p>
          </table:table-cell>
          <table:table-cell table:style-name="ce8" table:formula="of:=[.K249]^2*225" office:value-type="float" office:value="224.994148268427" calcext:value-type="float">
            <text:p>224.99</text:p>
          </table:table-cell>
          <table:table-cell table:style-name="ce8" table:formula="of:=[.L249]*COS(RADIANS([.M249]))+[.N249]*COS(RADIANS([.O249]))" office:value-type="float" office:value="14.8369957587526" calcext:value-type="float">
            <text:p>14.84</text:p>
          </table:table-cell>
          <table:table-cell table:style-name="ce8" table:formula="of:=[.L249]*SIN(RADIANS([.M249]))+[.N249]*SIN(RADIANS([.O249]))" office:value-type="float" office:value="-4.47971310676761" calcext:value-type="float">
            <text:p>-4.48</text:p>
          </table:table-cell>
          <table:table-cell office:value-type="float" office:value="13.499888238706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9760" calcext:value-type="float">
            <text:p>859760</text:p>
          </table:table-cell>
          <table:table-cell office:value-type="float" office:value="-44.9837590623928" calcext:value-type="float">
            <text:p>-44.9837590624</text:p>
          </table:table-cell>
          <table:table-cell office:value-type="float" office:value="1.14725748337693" calcext:value-type="float">
            <text:p>1.1472574834</text:p>
          </table:table-cell>
          <table:table-cell office:value-type="float" office:value="0.599398938705219" calcext:value-type="float">
            <text:p>0.5993989387</text:p>
          </table:table-cell>
          <table:table-cell office:value-type="float" office:value="-4.77" calcext:value-type="float">
            <text:p>-4.7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193" calcext:value-type="float">
            <text:p>14.193</text:p>
          </table:table-cell>
          <table:table-cell/>
          <table:table-cell table:formula="of:=DEGREES(ACOS(COS(RADIANS([.B250]))*COS(RADIANS([.C250]))))" office:value-type="float" office:value="44.9952500484733" calcext:value-type="float">
            <text:p>45.00</text:p>
          </table:table-cell>
          <table:table-cell table:formula="of:=TAN((ACOS(COS(RADIANS([.B250]))*COS(RADIANS([.C250])))))" office:value-type="float" office:value="0.999834209157157" calcext:value-type="float">
            <text:p>0.9998</text:p>
          </table:table-cell>
          <table:table-cell table:formula="of:=SQRT([.E250]^2+[.F250]^2)" office:value-type="float" office:value="4.7726826837744" calcext:value-type="float">
            <text:p>4.77</text:p>
          </table:table-cell>
          <table:table-cell table:formula="of:=DEGREES(ATAN2([.F250]; [.E250]))" office:value-type="float" office:value="-91.9211507113732" calcext:value-type="float">
            <text:p>-91.92</text:p>
          </table:table-cell>
          <table:table-cell table:style-name="ce9" table:formula="of:=SQRT([.T250])" office:value-type="float" office:value="14.9975131373574" calcext:value-type="float">
            <text:p>15.00</text:p>
          </table:table-cell>
          <table:table-cell table:style-name="ce8" table:formula="of:=DEGREES(ATAN( (-SIN (RADIANS ([.C250])) * COS(RADIANS([.B250]))) / (COS (RADIANS ([.C250])) * SIN(RADIANS([.B250]))) ))" office:value-type="float" office:value="1.14790789202242" calcext:value-type="float">
            <text:p>1.15</text:p>
          </table:table-cell>
          <table:table-cell table:style-name="ce11" table:formula="of:=SQRT([.U250]^2+[.V250]^2)" office:value-type="float" office:value="15.4932033622656" calcext:value-type="float">
            <text:p>15.49</text:p>
          </table:table-cell>
          <table:table-cell table:style-name="ce8" table:formula="of:=DEGREES(ATAN2([.V250];[.U250]))" office:value-type="float" office:value="106.767244341028" calcext:value-type="float">
            <text:p>106.77</text:p>
          </table:table-cell>
          <table:table-cell table:style-name="ce8"/>
          <table:table-cell table:style-name="ce13" table:formula="of:=[.K250]*15" office:value-type="float" office:value="14.9975131373574" calcext:value-type="float">
            <text:p>15.00</text:p>
          </table:table-cell>
          <table:table-cell table:style-name="ce8" table:formula="of:=[.K250]^2*225" office:value-type="float" office:value="224.925400305207" calcext:value-type="float">
            <text:p>224.93</text:p>
          </table:table-cell>
          <table:table-cell table:style-name="ce8" table:formula="of:=[.L250]*COS(RADIANS([.M250]))+[.N250]*COS(RADIANS([.O250]))" office:value-type="float" office:value="14.8345032964042" calcext:value-type="float">
            <text:p>14.83</text:p>
          </table:table-cell>
          <table:table-cell table:style-name="ce8" table:formula="of:=[.L250]*SIN(RADIANS([.M250]))+[.N250]*SIN(RADIANS([.O250]))" office:value-type="float" office:value="-4.46954834110691" calcext:value-type="float">
            <text:p>-4.47</text:p>
          </table:table-cell>
          <table:table-cell office:value-type="float" office:value="13.498575014542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59760" calcext:value-type="float">
            <text:p>859760</text:p>
          </table:table-cell>
          <table:table-cell office:value-type="float" office:value="-44.9837590623928" calcext:value-type="float">
            <text:p>-44.9837590624</text:p>
          </table:table-cell>
          <table:table-cell office:value-type="float" office:value="1.14725748337693" calcext:value-type="float">
            <text:p>1.1472574834</text:p>
          </table:table-cell>
          <table:table-cell office:value-type="float" office:value="0.599398938705219" calcext:value-type="float">
            <text:p>0.5993989387</text:p>
          </table:table-cell>
          <table:table-cell office:value-type="float" office:value="-4.77" calcext:value-type="float">
            <text:p>-4.7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193" calcext:value-type="float">
            <text:p>14.193</text:p>
          </table:table-cell>
          <table:table-cell/>
          <table:table-cell table:formula="of:=DEGREES(ACOS(COS(RADIANS([.B251]))*COS(RADIANS([.C251]))))" office:value-type="float" office:value="44.9952500484733" calcext:value-type="float">
            <text:p>45.00</text:p>
          </table:table-cell>
          <table:table-cell table:formula="of:=TAN((ACOS(COS(RADIANS([.B251]))*COS(RADIANS([.C251])))))" office:value-type="float" office:value="0.999834209157157" calcext:value-type="float">
            <text:p>0.9998</text:p>
          </table:table-cell>
          <table:table-cell table:formula="of:=SQRT([.E251]^2+[.F251]^2)" office:value-type="float" office:value="4.7726826837744" calcext:value-type="float">
            <text:p>4.77</text:p>
          </table:table-cell>
          <table:table-cell table:formula="of:=DEGREES(ATAN2([.F251]; [.E251]))" office:value-type="float" office:value="-91.9211507113732" calcext:value-type="float">
            <text:p>-91.92</text:p>
          </table:table-cell>
          <table:table-cell table:style-name="ce9" table:formula="of:=SQRT([.T251])" office:value-type="float" office:value="14.9975131373574" calcext:value-type="float">
            <text:p>15.00</text:p>
          </table:table-cell>
          <table:table-cell table:style-name="ce8" table:formula="of:=DEGREES(ATAN( (-SIN (RADIANS ([.C251])) * COS(RADIANS([.B251]))) / (COS (RADIANS ([.C251])) * SIN(RADIANS([.B251]))) ))" office:value-type="float" office:value="1.14790789202242" calcext:value-type="float">
            <text:p>1.15</text:p>
          </table:table-cell>
          <table:table-cell table:style-name="ce11" table:formula="of:=SQRT([.U251]^2+[.V251]^2)" office:value-type="float" office:value="15.4932033622656" calcext:value-type="float">
            <text:p>15.49</text:p>
          </table:table-cell>
          <table:table-cell table:style-name="ce8" table:formula="of:=DEGREES(ATAN2([.V251];[.U251]))" office:value-type="float" office:value="106.767244341028" calcext:value-type="float">
            <text:p>106.77</text:p>
          </table:table-cell>
          <table:table-cell table:style-name="ce8"/>
          <table:table-cell table:style-name="ce13" table:formula="of:=[.K251]*15" office:value-type="float" office:value="14.9975131373574" calcext:value-type="float">
            <text:p>15.00</text:p>
          </table:table-cell>
          <table:table-cell table:style-name="ce8" table:formula="of:=[.K251]^2*225" office:value-type="float" office:value="224.925400305207" calcext:value-type="float">
            <text:p>224.93</text:p>
          </table:table-cell>
          <table:table-cell table:style-name="ce8" table:formula="of:=[.L251]*COS(RADIANS([.M251]))+[.N251]*COS(RADIANS([.O251]))" office:value-type="float" office:value="14.8345032964042" calcext:value-type="float">
            <text:p>14.83</text:p>
          </table:table-cell>
          <table:table-cell table:style-name="ce8" table:formula="of:=[.L251]*SIN(RADIANS([.M251]))+[.N251]*SIN(RADIANS([.O251]))" office:value-type="float" office:value="-4.46954834110691" calcext:value-type="float">
            <text:p>-4.47</text:p>
          </table:table-cell>
          <table:table-cell office:value-type="float" office:value="13.498575014542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60010" calcext:value-type="float">
            <text:p>860010</text:p>
          </table:table-cell>
          <table:table-cell office:value-type="float" office:value="-44.9833185151913" calcext:value-type="float">
            <text:p>-44.9833185152</text:p>
          </table:table-cell>
          <table:table-cell office:value-type="float" office:value="1.17314635493051" calcext:value-type="float">
            <text:p>1.1731463549</text:p>
          </table:table-cell>
          <table:table-cell office:value-type="float" office:value="0.598950440736672" calcext:value-type="float">
            <text:p>0.5989504407</text:p>
          </table:table-cell>
          <table:table-cell office:value-type="float" office:value="-4.77" calcext:value-type="float">
            <text:p>-4.7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228" calcext:value-type="float">
            <text:p>14.228</text:p>
          </table:table-cell>
          <table:table-cell/>
          <table:table-cell table:formula="of:=DEGREES(ACOS(COS(RADIANS([.B252]))*COS(RADIANS([.C252]))))" office:value-type="float" office:value="44.9953340724712" calcext:value-type="float">
            <text:p>45.00</text:p>
          </table:table-cell>
          <table:table-cell table:formula="of:=TAN((ACOS(COS(RADIANS([.B252]))*COS(RADIANS([.C252])))))" office:value-type="float" office:value="0.999837141666063" calcext:value-type="float">
            <text:p>0.9998</text:p>
          </table:table-cell>
          <table:table-cell table:formula="of:=SQRT([.E252]^2+[.F252]^2)" office:value-type="float" office:value="4.7726826837744" calcext:value-type="float">
            <text:p>4.77</text:p>
          </table:table-cell>
          <table:table-cell table:formula="of:=DEGREES(ATAN2([.F252]; [.E252]))" office:value-type="float" office:value="-91.9211507113732" calcext:value-type="float">
            <text:p>-91.92</text:p>
          </table:table-cell>
          <table:table-cell table:style-name="ce9" table:formula="of:=SQRT([.T252])" office:value-type="float" office:value="14.9975571249909" calcext:value-type="float">
            <text:p>15.00</text:p>
          </table:table-cell>
          <table:table-cell table:style-name="ce8" table:formula="of:=DEGREES(ATAN( (-SIN (RADIANS ([.C252])) * COS(RADIANS([.B252]))) / (COS (RADIANS ([.C252])) * SIN(RADIANS([.B252]))) ))" office:value-type="float" office:value="1.17382947845779" calcext:value-type="float">
            <text:p>1.17</text:p>
          </table:table-cell>
          <table:table-cell table:style-name="ce11" table:formula="of:=SQRT([.U252]^2+[.V252]^2)" office:value-type="float" office:value="15.4911579392226" calcext:value-type="float">
            <text:p>15.49</text:p>
          </table:table-cell>
          <table:table-cell table:style-name="ce8" table:formula="of:=DEGREES(ATAN2([.V252];[.U252]))" office:value-type="float" office:value="106.743317214748" calcext:value-type="float">
            <text:p>106.74</text:p>
          </table:table-cell>
          <table:table-cell table:style-name="ce8"/>
          <table:table-cell table:style-name="ce13" table:formula="of:=[.K252]*15" office:value-type="float" office:value="14.9975571249909" calcext:value-type="float">
            <text:p>15.00</text:p>
          </table:table-cell>
          <table:table-cell table:style-name="ce8" table:formula="of:=[.K252]^2*225" office:value-type="float" office:value="224.926719717367" calcext:value-type="float">
            <text:p>224.93</text:p>
          </table:table-cell>
          <table:table-cell table:style-name="ce8" table:formula="of:=[.L252]*COS(RADIANS([.M252]))+[.N252]*COS(RADIANS([.O252]))" office:value-type="float" office:value="14.8344098108178" calcext:value-type="float">
            <text:p>14.83</text:p>
          </table:table-cell>
          <table:table-cell table:style-name="ce8" table:formula="of:=[.L252]*SIN(RADIANS([.M252]))+[.N252]*SIN(RADIANS([.O252]))" office:value-type="float" office:value="-4.46276370230955" calcext:value-type="float">
            <text:p>-4.46</text:p>
          </table:table-cell>
          <table:table-cell office:value-type="float" office:value="13.4986002217414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60010" calcext:value-type="float">
            <text:p>860010</text:p>
          </table:table-cell>
          <table:table-cell office:value-type="float" office:value="-44.9833185151913" calcext:value-type="float">
            <text:p>-44.9833185152</text:p>
          </table:table-cell>
          <table:table-cell office:value-type="float" office:value="1.17314635493051" calcext:value-type="float">
            <text:p>1.1731463549</text:p>
          </table:table-cell>
          <table:table-cell office:value-type="float" office:value="0.598950440736672" calcext:value-type="float">
            <text:p>0.5989504407</text:p>
          </table:table-cell>
          <table:table-cell office:value-type="float" office:value="-4.77" calcext:value-type="float">
            <text:p>-4.7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228" calcext:value-type="float">
            <text:p>14.228</text:p>
          </table:table-cell>
          <table:table-cell/>
          <table:table-cell table:formula="of:=DEGREES(ACOS(COS(RADIANS([.B253]))*COS(RADIANS([.C253]))))" office:value-type="float" office:value="44.9953340724712" calcext:value-type="float">
            <text:p>45.00</text:p>
          </table:table-cell>
          <table:table-cell table:formula="of:=TAN((ACOS(COS(RADIANS([.B253]))*COS(RADIANS([.C253])))))" office:value-type="float" office:value="0.999837141666063" calcext:value-type="float">
            <text:p>0.9998</text:p>
          </table:table-cell>
          <table:table-cell table:formula="of:=SQRT([.E253]^2+[.F253]^2)" office:value-type="float" office:value="4.7726826837744" calcext:value-type="float">
            <text:p>4.77</text:p>
          </table:table-cell>
          <table:table-cell table:formula="of:=DEGREES(ATAN2([.F253]; [.E253]))" office:value-type="float" office:value="-91.9211507113732" calcext:value-type="float">
            <text:p>-91.92</text:p>
          </table:table-cell>
          <table:table-cell table:style-name="ce9" table:formula="of:=SQRT([.T253])" office:value-type="float" office:value="14.9975571249909" calcext:value-type="float">
            <text:p>15.00</text:p>
          </table:table-cell>
          <table:table-cell table:style-name="ce8" table:formula="of:=DEGREES(ATAN( (-SIN (RADIANS ([.C253])) * COS(RADIANS([.B253]))) / (COS (RADIANS ([.C253])) * SIN(RADIANS([.B253]))) ))" office:value-type="float" office:value="1.17382947845779" calcext:value-type="float">
            <text:p>1.17</text:p>
          </table:table-cell>
          <table:table-cell table:style-name="ce11" table:formula="of:=SQRT([.U253]^2+[.V253]^2)" office:value-type="float" office:value="15.4911579392226" calcext:value-type="float">
            <text:p>15.49</text:p>
          </table:table-cell>
          <table:table-cell table:style-name="ce8" table:formula="of:=DEGREES(ATAN2([.V253];[.U253]))" office:value-type="float" office:value="106.743317214748" calcext:value-type="float">
            <text:p>106.74</text:p>
          </table:table-cell>
          <table:table-cell table:style-name="ce8"/>
          <table:table-cell table:style-name="ce13" table:formula="of:=[.K253]*15" office:value-type="float" office:value="14.9975571249909" calcext:value-type="float">
            <text:p>15.00</text:p>
          </table:table-cell>
          <table:table-cell table:style-name="ce8" table:formula="of:=[.K253]^2*225" office:value-type="float" office:value="224.926719717367" calcext:value-type="float">
            <text:p>224.93</text:p>
          </table:table-cell>
          <table:table-cell table:style-name="ce8" table:formula="of:=[.L253]*COS(RADIANS([.M253]))+[.N253]*COS(RADIANS([.O253]))" office:value-type="float" office:value="14.8344098108178" calcext:value-type="float">
            <text:p>14.83</text:p>
          </table:table-cell>
          <table:table-cell table:style-name="ce8" table:formula="of:=[.L253]*SIN(RADIANS([.M253]))+[.N253]*SIN(RADIANS([.O253]))" office:value-type="float" office:value="-4.46276370230955" calcext:value-type="float">
            <text:p>-4.46</text:p>
          </table:table-cell>
          <table:table-cell office:value-type="float" office:value="13.4986002217414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60259" calcext:value-type="float">
            <text:p>860259</text:p>
          </table:table-cell>
          <table:table-cell office:value-type="float" office:value="-44.9907087798733" calcext:value-type="float">
            <text:p>-44.9907087799</text:p>
          </table:table-cell>
          <table:table-cell office:value-type="float" office:value="1.16556633905568" calcext:value-type="float">
            <text:p>1.1655663391</text:p>
          </table:table-cell>
          <table:table-cell office:value-type="float" office:value="0.599051879718017" calcext:value-type="float">
            <text:p>0.5990518797</text:p>
          </table:table-cell>
          <table:table-cell office:value-type="float" office:value="-4.78" calcext:value-type="float">
            <text:p>-4.78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263" calcext:value-type="float">
            <text:p>14.263</text:p>
          </table:table-cell>
          <table:table-cell/>
          <table:table-cell table:formula="of:=DEGREES(ACOS(COS(RADIANS([.B254]))*COS(RADIANS([.C254]))))" office:value-type="float" office:value="45.0025665299164" calcext:value-type="float">
            <text:p>45.00</text:p>
          </table:table-cell>
          <table:table-cell table:formula="of:=TAN((ACOS(COS(RADIANS([.B254]))*COS(RADIANS([.C254])))))" office:value-type="float" office:value="1.0000895928081" calcext:value-type="float">
            <text:p>1.0001</text:p>
          </table:table-cell>
          <table:table-cell table:formula="of:=SQRT([.E254]^2+[.F254]^2)" office:value-type="float" office:value="4.78267707460999" calcext:value-type="float">
            <text:p>4.78</text:p>
          </table:table-cell>
          <table:table-cell table:formula="of:=DEGREES(ATAN2([.F254]; [.E254]))" office:value-type="float" office:value="-91.9171345699624" calcext:value-type="float">
            <text:p>-91.92</text:p>
          </table:table-cell>
          <table:table-cell table:style-name="ce9" table:formula="of:=SQRT([.T254])" office:value-type="float" office:value="15.0013438921215" calcext:value-type="float">
            <text:p>15.00</text:p>
          </table:table-cell>
          <table:table-cell table:style-name="ce8" table:formula="of:=DEGREES(ATAN( (-SIN (RADIANS ([.C254])) * COS(RADIANS([.B254]))) / (COS (RADIANS ([.C254])) * SIN(RADIANS([.B254]))) ))" office:value-type="float" office:value="1.16594431804757" calcext:value-type="float">
            <text:p>1.17</text:p>
          </table:table-cell>
          <table:table-cell table:style-name="ce11" table:formula="of:=SQRT([.U254]^2+[.V254]^2)" office:value-type="float" office:value="15.4982803710673" calcext:value-type="float">
            <text:p>15.50</text:p>
          </table:table-cell>
          <table:table-cell table:style-name="ce8" table:formula="of:=DEGREES(ATAN2([.V254];[.U254]))" office:value-type="float" office:value="106.78167459572" calcext:value-type="float">
            <text:p>106.78</text:p>
          </table:table-cell>
          <table:table-cell table:style-name="ce8"/>
          <table:table-cell table:style-name="ce13" table:formula="of:=[.K254]*15" office:value-type="float" office:value="15.0013438921215" calcext:value-type="float">
            <text:p>15.00</text:p>
          </table:table-cell>
          <table:table-cell table:style-name="ce8" table:formula="of:=[.K254]^2*225" office:value-type="float" office:value="225.040318569691" calcext:value-type="float">
            <text:p>225.04</text:p>
          </table:table-cell>
          <table:table-cell table:style-name="ce8" table:formula="of:=[.L254]*COS(RADIANS([.M254]))+[.N254]*COS(RADIANS([.O254]))" office:value-type="float" office:value="14.8382379343974" calcext:value-type="float">
            <text:p>14.84</text:p>
          </table:table-cell>
          <table:table-cell table:style-name="ce8" table:formula="of:=[.L254]*SIN(RADIANS([.M254]))+[.N254]*SIN(RADIANS([.O254]))" office:value-type="float" office:value="-4.4747502122935" calcext:value-type="float">
            <text:p>-4.47</text:p>
          </table:table-cell>
          <table:table-cell office:value-type="float" office:value="13.5007699589749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60259" calcext:value-type="float">
            <text:p>860259</text:p>
          </table:table-cell>
          <table:table-cell office:value-type="float" office:value="-44.9907087798733" calcext:value-type="float">
            <text:p>-44.9907087799</text:p>
          </table:table-cell>
          <table:table-cell office:value-type="float" office:value="1.16556633905568" calcext:value-type="float">
            <text:p>1.1655663391</text:p>
          </table:table-cell>
          <table:table-cell office:value-type="float" office:value="0.599051879718017" calcext:value-type="float">
            <text:p>0.5990518797</text:p>
          </table:table-cell>
          <table:table-cell office:value-type="float" office:value="-4.78" calcext:value-type="float">
            <text:p>-4.78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263" calcext:value-type="float">
            <text:p>14.263</text:p>
          </table:table-cell>
          <table:table-cell/>
          <table:table-cell table:formula="of:=DEGREES(ACOS(COS(RADIANS([.B255]))*COS(RADIANS([.C255]))))" office:value-type="float" office:value="45.0025665299164" calcext:value-type="float">
            <text:p>45.00</text:p>
          </table:table-cell>
          <table:table-cell table:formula="of:=TAN((ACOS(COS(RADIANS([.B255]))*COS(RADIANS([.C255])))))" office:value-type="float" office:value="1.0000895928081" calcext:value-type="float">
            <text:p>1.0001</text:p>
          </table:table-cell>
          <table:table-cell table:formula="of:=SQRT([.E255]^2+[.F255]^2)" office:value-type="float" office:value="4.78267707460999" calcext:value-type="float">
            <text:p>4.78</text:p>
          </table:table-cell>
          <table:table-cell table:formula="of:=DEGREES(ATAN2([.F255]; [.E255]))" office:value-type="float" office:value="-91.9171345699624" calcext:value-type="float">
            <text:p>-91.92</text:p>
          </table:table-cell>
          <table:table-cell table:style-name="ce9" table:formula="of:=SQRT([.T255])" office:value-type="float" office:value="15.0013438921215" calcext:value-type="float">
            <text:p>15.00</text:p>
          </table:table-cell>
          <table:table-cell table:style-name="ce8" table:formula="of:=DEGREES(ATAN( (-SIN (RADIANS ([.C255])) * COS(RADIANS([.B255]))) / (COS (RADIANS ([.C255])) * SIN(RADIANS([.B255]))) ))" office:value-type="float" office:value="1.16594431804757" calcext:value-type="float">
            <text:p>1.17</text:p>
          </table:table-cell>
          <table:table-cell table:style-name="ce11" table:formula="of:=SQRT([.U255]^2+[.V255]^2)" office:value-type="float" office:value="15.4982803710673" calcext:value-type="float">
            <text:p>15.50</text:p>
          </table:table-cell>
          <table:table-cell table:style-name="ce8" table:formula="of:=DEGREES(ATAN2([.V255];[.U255]))" office:value-type="float" office:value="106.78167459572" calcext:value-type="float">
            <text:p>106.78</text:p>
          </table:table-cell>
          <table:table-cell table:style-name="ce8"/>
          <table:table-cell table:style-name="ce13" table:formula="of:=[.K255]*15" office:value-type="float" office:value="15.0013438921215" calcext:value-type="float">
            <text:p>15.00</text:p>
          </table:table-cell>
          <table:table-cell table:style-name="ce8" table:formula="of:=[.K255]^2*225" office:value-type="float" office:value="225.040318569691" calcext:value-type="float">
            <text:p>225.04</text:p>
          </table:table-cell>
          <table:table-cell table:style-name="ce8" table:formula="of:=[.L255]*COS(RADIANS([.M255]))+[.N255]*COS(RADIANS([.O255]))" office:value-type="float" office:value="14.8382379343974" calcext:value-type="float">
            <text:p>14.84</text:p>
          </table:table-cell>
          <table:table-cell table:style-name="ce8" table:formula="of:=[.L255]*SIN(RADIANS([.M255]))+[.N255]*SIN(RADIANS([.O255]))" office:value-type="float" office:value="-4.4747502122935" calcext:value-type="float">
            <text:p>-4.47</text:p>
          </table:table-cell>
          <table:table-cell office:value-type="float" office:value="13.5007699589749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60509" calcext:value-type="float">
            <text:p>860509</text:p>
          </table:table-cell>
          <table:table-cell office:value-type="float" office:value="-44.9888714589866" calcext:value-type="float">
            <text:p>-44.988871459</text:p>
          </table:table-cell>
          <table:table-cell office:value-type="float" office:value="1.17248307952908" calcext:value-type="float">
            <text:p>1.1724830795</text:p>
          </table:table-cell>
          <table:table-cell office:value-type="float" office:value="0.601543244578633" calcext:value-type="float">
            <text:p>0.6015432446</text:p>
          </table:table-cell>
          <table:table-cell office:value-type="float" office:value="-4.78" calcext:value-type="float">
            <text:p>-4.78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298" calcext:value-type="float">
            <text:p>14.298</text:p>
          </table:table-cell>
          <table:table-cell/>
          <table:table-cell table:formula="of:=DEGREES(ACOS(COS(RADIANS([.B256]))*COS(RADIANS([.C256]))))" office:value-type="float" office:value="45.0008711095711" calcext:value-type="float">
            <text:p>45.00</text:p>
          </table:table-cell>
          <table:table-cell table:formula="of:=TAN((ACOS(COS(RADIANS([.B256]))*COS(RADIANS([.C256])))))" office:value-type="float" office:value="1.00003040792264" calcext:value-type="float">
            <text:p>1.0000</text:p>
          </table:table-cell>
          <table:table-cell table:formula="of:=SQRT([.E256]^2+[.F256]^2)" office:value-type="float" office:value="4.78267707460999" calcext:value-type="float">
            <text:p>4.78</text:p>
          </table:table-cell>
          <table:table-cell table:formula="of:=DEGREES(ATAN2([.F256]; [.E256]))" office:value-type="float" office:value="-91.9171345699624" calcext:value-type="float">
            <text:p>-91.92</text:p>
          </table:table-cell>
          <table:table-cell table:style-name="ce9" table:formula="of:=SQRT([.T256])" office:value-type="float" office:value="15.0004561188396" calcext:value-type="float">
            <text:p>15.00</text:p>
          </table:table-cell>
          <table:table-cell table:style-name="ce8" table:formula="of:=DEGREES(ATAN( (-SIN (RADIANS ([.C256])) * COS(RADIANS([.B256]))) / (COS (RADIANS ([.C256])) * SIN(RADIANS([.B256]))) ))" office:value-type="float" office:value="1.17293850280495" calcext:value-type="float">
            <text:p>1.17</text:p>
          </table:table-cell>
          <table:table-cell table:style-name="ce11" table:formula="of:=SQRT([.U256]^2+[.V256]^2)" office:value-type="float" office:value="15.4968715036886" calcext:value-type="float">
            <text:p>15.50</text:p>
          </table:table-cell>
          <table:table-cell table:style-name="ce8" table:formula="of:=DEGREES(ATAN2([.V256];[.U256]))" office:value-type="float" office:value="106.776245466837" calcext:value-type="float">
            <text:p>106.78</text:p>
          </table:table-cell>
          <table:table-cell table:style-name="ce8"/>
          <table:table-cell table:style-name="ce13" table:formula="of:=[.K256]*15" office:value-type="float" office:value="15.0004561188396" calcext:value-type="float">
            <text:p>15.00</text:p>
          </table:table-cell>
          <table:table-cell table:style-name="ce8" table:formula="of:=[.K256]^2*225" office:value-type="float" office:value="225.013683773232" calcext:value-type="float">
            <text:p>225.01</text:p>
          </table:table-cell>
          <table:table-cell table:style-name="ce8" table:formula="of:=[.L256]*COS(RADIANS([.M256]))+[.N256]*COS(RADIANS([.O256]))" office:value-type="float" office:value="14.8373129730733" calcext:value-type="float">
            <text:p>14.84</text:p>
          </table:table-cell>
          <table:table-cell table:style-name="ce8" table:formula="of:=[.L256]*SIN(RADIANS([.M256]))+[.N256]*SIN(RADIANS([.O256]))" office:value-type="float" office:value="-4.47293752928738" calcext:value-type="float">
            <text:p>-4.47</text:p>
          </table:table-cell>
          <table:table-cell office:value-type="float" office:value="13.5002613328713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60509" calcext:value-type="float">
            <text:p>860509</text:p>
          </table:table-cell>
          <table:table-cell office:value-type="float" office:value="-44.9888714589866" calcext:value-type="float">
            <text:p>-44.988871459</text:p>
          </table:table-cell>
          <table:table-cell office:value-type="float" office:value="1.17248307952908" calcext:value-type="float">
            <text:p>1.1724830795</text:p>
          </table:table-cell>
          <table:table-cell office:value-type="float" office:value="0.601543244578633" calcext:value-type="float">
            <text:p>0.6015432446</text:p>
          </table:table-cell>
          <table:table-cell office:value-type="float" office:value="-4.78" calcext:value-type="float">
            <text:p>-4.78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298" calcext:value-type="float">
            <text:p>14.298</text:p>
          </table:table-cell>
          <table:table-cell/>
          <table:table-cell table:formula="of:=DEGREES(ACOS(COS(RADIANS([.B257]))*COS(RADIANS([.C257]))))" office:value-type="float" office:value="45.0008711095711" calcext:value-type="float">
            <text:p>45.00</text:p>
          </table:table-cell>
          <table:table-cell table:formula="of:=TAN((ACOS(COS(RADIANS([.B257]))*COS(RADIANS([.C257])))))" office:value-type="float" office:value="1.00003040792264" calcext:value-type="float">
            <text:p>1.0000</text:p>
          </table:table-cell>
          <table:table-cell table:formula="of:=SQRT([.E257]^2+[.F257]^2)" office:value-type="float" office:value="4.78267707460999" calcext:value-type="float">
            <text:p>4.78</text:p>
          </table:table-cell>
          <table:table-cell table:formula="of:=DEGREES(ATAN2([.F257]; [.E257]))" office:value-type="float" office:value="-91.9171345699624" calcext:value-type="float">
            <text:p>-91.92</text:p>
          </table:table-cell>
          <table:table-cell table:style-name="ce9" table:formula="of:=SQRT([.T257])" office:value-type="float" office:value="15.0004561188396" calcext:value-type="float">
            <text:p>15.00</text:p>
          </table:table-cell>
          <table:table-cell table:style-name="ce8" table:formula="of:=DEGREES(ATAN( (-SIN (RADIANS ([.C257])) * COS(RADIANS([.B257]))) / (COS (RADIANS ([.C257])) * SIN(RADIANS([.B257]))) ))" office:value-type="float" office:value="1.17293850280495" calcext:value-type="float">
            <text:p>1.17</text:p>
          </table:table-cell>
          <table:table-cell table:style-name="ce11" table:formula="of:=SQRT([.U257]^2+[.V257]^2)" office:value-type="float" office:value="15.4968715036886" calcext:value-type="float">
            <text:p>15.50</text:p>
          </table:table-cell>
          <table:table-cell table:style-name="ce8" table:formula="of:=DEGREES(ATAN2([.V257];[.U257]))" office:value-type="float" office:value="106.776245466837" calcext:value-type="float">
            <text:p>106.78</text:p>
          </table:table-cell>
          <table:table-cell table:style-name="ce8"/>
          <table:table-cell table:style-name="ce13" table:formula="of:=[.K257]*15" office:value-type="float" office:value="15.0004561188396" calcext:value-type="float">
            <text:p>15.00</text:p>
          </table:table-cell>
          <table:table-cell table:style-name="ce8" table:formula="of:=[.K257]^2*225" office:value-type="float" office:value="225.013683773232" calcext:value-type="float">
            <text:p>225.01</text:p>
          </table:table-cell>
          <table:table-cell table:style-name="ce8" table:formula="of:=[.L257]*COS(RADIANS([.M257]))+[.N257]*COS(RADIANS([.O257]))" office:value-type="float" office:value="14.8373129730733" calcext:value-type="float">
            <text:p>14.84</text:p>
          </table:table-cell>
          <table:table-cell table:style-name="ce8" table:formula="of:=[.L257]*SIN(RADIANS([.M257]))+[.N257]*SIN(RADIANS([.O257]))" office:value-type="float" office:value="-4.47293752928738" calcext:value-type="float">
            <text:p>-4.47</text:p>
          </table:table-cell>
          <table:table-cell office:value-type="float" office:value="13.5002613328713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60759" calcext:value-type="float">
            <text:p>860759</text:p>
          </table:table-cell>
          <table:table-cell office:value-type="float" office:value="-44.9857295719683" calcext:value-type="float">
            <text:p>-44.985729572</text:p>
          </table:table-cell>
          <table:table-cell office:value-type="float" office:value="1.18939452119233" calcext:value-type="float">
            <text:p>1.1893945212</text:p>
          </table:table-cell>
          <table:table-cell office:value-type="float" office:value="0.603765350575561" calcext:value-type="float">
            <text:p>0.6037653506</text:p>
          </table:table-cell>
          <table:table-cell office:value-type="float" office:value="-3.63" calcext:value-type="float">
            <text:p>-3.6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4.333" calcext:value-type="float">
            <text:p>14.333</text:p>
          </table:table-cell>
          <table:table-cell/>
          <table:table-cell table:formula="of:=DEGREES(ACOS(COS(RADIANS([.B258]))*COS(RADIANS([.C258]))))" office:value-type="float" office:value="44.9980791795449" calcext:value-type="float">
            <text:p>45.00</text:p>
          </table:table-cell>
          <table:table-cell table:formula="of:=TAN((ACOS(COS(RADIANS([.B258]))*COS(RADIANS([.C258])))))" office:value-type="float" office:value="0.999932952965142" calcext:value-type="float">
            <text:p>0.9999</text:p>
          </table:table-cell>
          <table:table-cell table:formula="of:=SQRT([.E258]^2+[.F258]^2)" office:value-type="float" office:value="3.63166628422822" calcext:value-type="float">
            <text:p>3.63</text:p>
          </table:table-cell>
          <table:table-cell table:formula="of:=DEGREES(ATAN2([.F258]; [.E258]))" office:value-type="float" office:value="-91.7357045889284" calcext:value-type="float">
            <text:p>-91.74</text:p>
          </table:table-cell>
          <table:table-cell table:style-name="ce9" table:formula="of:=SQRT([.T258])" office:value-type="float" office:value="14.9989942944771" calcext:value-type="float">
            <text:p>15.00</text:p>
          </table:table-cell>
          <table:table-cell table:style-name="ce8" table:formula="of:=DEGREES(ATAN( (-SIN (RADIANS ([.C258])) * COS(RADIANS([.B258]))) / (COS (RADIANS ([.C258])) * SIN(RADIANS([.B258]))) ))" office:value-type="float" office:value="1.18998697380578" calcext:value-type="float">
            <text:p>1.19</text:p>
          </table:table-cell>
          <table:table-cell table:style-name="ce11" table:formula="of:=SQRT([.U258]^2+[.V258]^2)" office:value-type="float" office:value="15.2511741231197" calcext:value-type="float">
            <text:p>15.25</text:p>
          </table:table-cell>
          <table:table-cell table:style-name="ce8" table:formula="of:=DEGREES(ATAN2([.V258];[.U258]))" office:value-type="float" office:value="102.567530828836" calcext:value-type="float">
            <text:p>102.57</text:p>
          </table:table-cell>
          <table:table-cell table:style-name="ce8"/>
          <table:table-cell table:style-name="ce13" table:formula="of:=[.K258]*15" office:value-type="float" office:value="14.9989942944771" calcext:value-type="float">
            <text:p>15.00</text:p>
          </table:table-cell>
          <table:table-cell table:style-name="ce8" table:formula="of:=[.K258]^2*225" office:value-type="float" office:value="224.969829845757" calcext:value-type="float">
            <text:p>224.97</text:p>
          </table:table-cell>
          <table:table-cell table:style-name="ce8" table:formula="of:=[.L258]*COS(RADIANS([.M258]))+[.N258]*COS(RADIANS([.O258]))" office:value-type="float" office:value="14.8857594330395" calcext:value-type="float">
            <text:p>14.89</text:p>
          </table:table-cell>
          <table:table-cell table:style-name="ce8" table:formula="of:=[.L258]*SIN(RADIANS([.M258]))+[.N258]*SIN(RADIANS([.O258]))" office:value-type="float" office:value="-3.31850542193196" calcext:value-type="float">
            <text:p>-3.32</text:p>
          </table:table-cell>
          <table:table-cell office:value-type="float" office:value="13.4994237538635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60759" calcext:value-type="float">
            <text:p>860759</text:p>
          </table:table-cell>
          <table:table-cell office:value-type="float" office:value="-44.9857295719683" calcext:value-type="float">
            <text:p>-44.985729572</text:p>
          </table:table-cell>
          <table:table-cell office:value-type="float" office:value="1.18939452119233" calcext:value-type="float">
            <text:p>1.1893945212</text:p>
          </table:table-cell>
          <table:table-cell office:value-type="float" office:value="0.603765350575561" calcext:value-type="float">
            <text:p>0.6037653506</text:p>
          </table:table-cell>
          <table:table-cell office:value-type="float" office:value="-3.63" calcext:value-type="float">
            <text:p>-3.6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4.333" calcext:value-type="float">
            <text:p>14.333</text:p>
          </table:table-cell>
          <table:table-cell/>
          <table:table-cell table:formula="of:=DEGREES(ACOS(COS(RADIANS([.B259]))*COS(RADIANS([.C259]))))" office:value-type="float" office:value="44.9980791795449" calcext:value-type="float">
            <text:p>45.00</text:p>
          </table:table-cell>
          <table:table-cell table:formula="of:=TAN((ACOS(COS(RADIANS([.B259]))*COS(RADIANS([.C259])))))" office:value-type="float" office:value="0.999932952965142" calcext:value-type="float">
            <text:p>0.9999</text:p>
          </table:table-cell>
          <table:table-cell table:formula="of:=SQRT([.E259]^2+[.F259]^2)" office:value-type="float" office:value="3.63166628422822" calcext:value-type="float">
            <text:p>3.63</text:p>
          </table:table-cell>
          <table:table-cell table:formula="of:=DEGREES(ATAN2([.F259]; [.E259]))" office:value-type="float" office:value="-91.7357045889284" calcext:value-type="float">
            <text:p>-91.74</text:p>
          </table:table-cell>
          <table:table-cell table:style-name="ce9" table:formula="of:=SQRT([.T259])" office:value-type="float" office:value="14.9989942944771" calcext:value-type="float">
            <text:p>15.00</text:p>
          </table:table-cell>
          <table:table-cell table:style-name="ce8" table:formula="of:=DEGREES(ATAN( (-SIN (RADIANS ([.C259])) * COS(RADIANS([.B259]))) / (COS (RADIANS ([.C259])) * SIN(RADIANS([.B259]))) ))" office:value-type="float" office:value="1.18998697380578" calcext:value-type="float">
            <text:p>1.19</text:p>
          </table:table-cell>
          <table:table-cell table:style-name="ce11" table:formula="of:=SQRT([.U259]^2+[.V259]^2)" office:value-type="float" office:value="15.2511741231197" calcext:value-type="float">
            <text:p>15.25</text:p>
          </table:table-cell>
          <table:table-cell table:style-name="ce8" table:formula="of:=DEGREES(ATAN2([.V259];[.U259]))" office:value-type="float" office:value="102.567530828836" calcext:value-type="float">
            <text:p>102.57</text:p>
          </table:table-cell>
          <table:table-cell table:style-name="ce8"/>
          <table:table-cell table:style-name="ce13" table:formula="of:=[.K259]*15" office:value-type="float" office:value="14.9989942944771" calcext:value-type="float">
            <text:p>15.00</text:p>
          </table:table-cell>
          <table:table-cell table:style-name="ce8" table:formula="of:=[.K259]^2*225" office:value-type="float" office:value="224.969829845757" calcext:value-type="float">
            <text:p>224.97</text:p>
          </table:table-cell>
          <table:table-cell table:style-name="ce8" table:formula="of:=[.L259]*COS(RADIANS([.M259]))+[.N259]*COS(RADIANS([.O259]))" office:value-type="float" office:value="14.8857594330395" calcext:value-type="float">
            <text:p>14.89</text:p>
          </table:table-cell>
          <table:table-cell table:style-name="ce8" table:formula="of:=[.L259]*SIN(RADIANS([.M259]))+[.N259]*SIN(RADIANS([.O259]))" office:value-type="float" office:value="-3.31850542193196" calcext:value-type="float">
            <text:p>-3.32</text:p>
          </table:table-cell>
          <table:table-cell office:value-type="float" office:value="13.4994237538635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61009" calcext:value-type="float">
            <text:p>861009</text:p>
          </table:table-cell>
          <table:table-cell office:value-type="float" office:value="-44.9801390621327" calcext:value-type="float">
            <text:p>-44.9801390621</text:p>
          </table:table-cell>
          <table:table-cell office:value-type="float" office:value="1.10436869786601" calcext:value-type="float">
            <text:p>1.1043686979</text:p>
          </table:table-cell>
          <table:table-cell office:value-type="float" office:value="0.609188787580816" calcext:value-type="float">
            <text:p>0.6091887876</text:p>
          </table:table-cell>
          <table:table-cell office:value-type="float" office:value="-2.31" calcext:value-type="float">
            <text:p>-2.3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4" calcext:value-type="float">
            <text:p>-0.14</text:p>
          </table:table-cell>
          <table:table-cell office:value-type="float" office:value="14.369" calcext:value-type="float">
            <text:p>14.369</text:p>
          </table:table-cell>
          <table:table-cell/>
          <table:table-cell table:formula="of:=DEGREES(ACOS(COS(RADIANS([.B260]))*COS(RADIANS([.C260]))))" office:value-type="float" office:value="44.9907884049026" calcext:value-type="float">
            <text:p>44.99</text:p>
          </table:table-cell>
          <table:table-cell table:formula="of:=TAN((ACOS(COS(RADIANS([.B260]))*COS(RADIANS([.C260])))))" office:value-type="float" office:value="0.999678506357" calcext:value-type="float">
            <text:p>0.9997</text:p>
          </table:table-cell>
          <table:table-cell table:formula="of:=SQRT([.E260]^2+[.F260]^2)" office:value-type="float" office:value="2.3105410621757" calcext:value-type="float">
            <text:p>2.31</text:p>
          </table:table-cell>
          <table:table-cell table:formula="of:=DEGREES(ATAN2([.F260]; [.E260]))" office:value-type="float" office:value="-91.2399747663127" calcext:value-type="float">
            <text:p>-91.24</text:p>
          </table:table-cell>
          <table:table-cell table:style-name="ce9" table:formula="of:=SQRT([.T260])" office:value-type="float" office:value="14.995177595355" calcext:value-type="float">
            <text:p>15.00</text:p>
          </table:table-cell>
          <table:table-cell table:style-name="ce8" table:formula="of:=DEGREES(ATAN( (-SIN (RADIANS ([.C260])) * COS(RADIANS([.B260]))) / (COS (RADIANS ([.C260])) * SIN(RADIANS([.B260]))) ))" office:value-type="float" office:value="1.10513440749393" calcext:value-type="float">
            <text:p>1.11</text:p>
          </table:table-cell>
          <table:table-cell table:style-name="ce11" table:formula="of:=SQRT([.U260]^2+[.V260]^2)" office:value-type="float" office:value="15.0784133863311" calcext:value-type="float">
            <text:p>15.08</text:p>
          </table:table-cell>
          <table:table-cell table:style-name="ce8" table:formula="of:=DEGREES(ATAN2([.V260];[.U260]))" office:value-type="float" office:value="97.7018725331306" calcext:value-type="float">
            <text:p>97.70</text:p>
          </table:table-cell>
          <table:table-cell table:style-name="ce8"/>
          <table:table-cell table:style-name="ce13" table:formula="of:=[.K260]*15" office:value-type="float" office:value="14.995177595355" calcext:value-type="float">
            <text:p>15.00</text:p>
          </table:table-cell>
          <table:table-cell table:style-name="ce8" table:formula="of:=[.K260]^2*225" office:value-type="float" office:value="224.855351116237" calcext:value-type="float">
            <text:p>224.86</text:p>
          </table:table-cell>
          <table:table-cell table:style-name="ce8" table:formula="of:=[.L260]*COS(RADIANS([.M260]))+[.N260]*COS(RADIANS([.O260]))" office:value-type="float" office:value="14.9423883090801" calcext:value-type="float">
            <text:p>14.94</text:p>
          </table:table-cell>
          <table:table-cell table:style-name="ce8" table:formula="of:=[.L260]*SIN(RADIANS([.M260]))+[.N260]*SIN(RADIANS([.O260]))" office:value-type="float" office:value="-2.02078743804324" calcext:value-type="float">
            <text:p>-2.02</text:p>
          </table:table-cell>
          <table:table-cell office:value-type="float" office:value="13.4972365214708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61009" calcext:value-type="float">
            <text:p>861009</text:p>
          </table:table-cell>
          <table:table-cell office:value-type="float" office:value="-44.9801390621327" calcext:value-type="float">
            <text:p>-44.9801390621</text:p>
          </table:table-cell>
          <table:table-cell office:value-type="float" office:value="1.10436869786601" calcext:value-type="float">
            <text:p>1.1043686979</text:p>
          </table:table-cell>
          <table:table-cell office:value-type="float" office:value="0.609188787580816" calcext:value-type="float">
            <text:p>0.6091887876</text:p>
          </table:table-cell>
          <table:table-cell office:value-type="float" office:value="-2.31" calcext:value-type="float">
            <text:p>-2.3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4" calcext:value-type="float">
            <text:p>-0.14</text:p>
          </table:table-cell>
          <table:table-cell office:value-type="float" office:value="14.369" calcext:value-type="float">
            <text:p>14.369</text:p>
          </table:table-cell>
          <table:table-cell/>
          <table:table-cell table:formula="of:=DEGREES(ACOS(COS(RADIANS([.B261]))*COS(RADIANS([.C261]))))" office:value-type="float" office:value="44.9907884049026" calcext:value-type="float">
            <text:p>44.99</text:p>
          </table:table-cell>
          <table:table-cell table:formula="of:=TAN((ACOS(COS(RADIANS([.B261]))*COS(RADIANS([.C261])))))" office:value-type="float" office:value="0.999678506357" calcext:value-type="float">
            <text:p>0.9997</text:p>
          </table:table-cell>
          <table:table-cell table:formula="of:=SQRT([.E261]^2+[.F261]^2)" office:value-type="float" office:value="2.3105410621757" calcext:value-type="float">
            <text:p>2.31</text:p>
          </table:table-cell>
          <table:table-cell table:formula="of:=DEGREES(ATAN2([.F261]; [.E261]))" office:value-type="float" office:value="-91.2399747663127" calcext:value-type="float">
            <text:p>-91.24</text:p>
          </table:table-cell>
          <table:table-cell table:style-name="ce9" table:formula="of:=SQRT([.T261])" office:value-type="float" office:value="14.995177595355" calcext:value-type="float">
            <text:p>15.00</text:p>
          </table:table-cell>
          <table:table-cell table:style-name="ce8" table:formula="of:=DEGREES(ATAN( (-SIN (RADIANS ([.C261])) * COS(RADIANS([.B261]))) / (COS (RADIANS ([.C261])) * SIN(RADIANS([.B261]))) ))" office:value-type="float" office:value="1.10513440749393" calcext:value-type="float">
            <text:p>1.11</text:p>
          </table:table-cell>
          <table:table-cell table:style-name="ce11" table:formula="of:=SQRT([.U261]^2+[.V261]^2)" office:value-type="float" office:value="15.0784133863311" calcext:value-type="float">
            <text:p>15.08</text:p>
          </table:table-cell>
          <table:table-cell table:style-name="ce8" table:formula="of:=DEGREES(ATAN2([.V261];[.U261]))" office:value-type="float" office:value="97.7018725331306" calcext:value-type="float">
            <text:p>97.70</text:p>
          </table:table-cell>
          <table:table-cell table:style-name="ce8"/>
          <table:table-cell table:style-name="ce13" table:formula="of:=[.K261]*15" office:value-type="float" office:value="14.995177595355" calcext:value-type="float">
            <text:p>15.00</text:p>
          </table:table-cell>
          <table:table-cell table:style-name="ce8" table:formula="of:=[.K261]^2*225" office:value-type="float" office:value="224.855351116237" calcext:value-type="float">
            <text:p>224.86</text:p>
          </table:table-cell>
          <table:table-cell table:style-name="ce8" table:formula="of:=[.L261]*COS(RADIANS([.M261]))+[.N261]*COS(RADIANS([.O261]))" office:value-type="float" office:value="14.9423883090801" calcext:value-type="float">
            <text:p>14.94</text:p>
          </table:table-cell>
          <table:table-cell table:style-name="ce8" table:formula="of:=[.L261]*SIN(RADIANS([.M261]))+[.N261]*SIN(RADIANS([.O261]))" office:value-type="float" office:value="-2.02078743804324" calcext:value-type="float">
            <text:p>-2.02</text:p>
          </table:table-cell>
          <table:table-cell office:value-type="float" office:value="13.4972365214708" calcext:value-type="float">
            <text:p>13.50</text:p>
          </table:table-cell>
          <table:table-cell table:number-columns-repeated="1001"/>
        </table:table-row>
        <table:table-row table:style-name="ro1">
          <table:table-cell office:value-type="float" office:value="861260" calcext:value-type="float">
            <text:p>861260</text:p>
          </table:table-cell>
          <table:table-cell office:value-type="float" office:value="-44.9706177784297" calcext:value-type="float">
            <text:p>-44.9706177784</text:p>
          </table:table-cell>
          <table:table-cell office:value-type="float" office:value="1.01049447119165" calcext:value-type="float">
            <text:p>1.0104944712</text:p>
          </table:table-cell>
          <table:table-cell office:value-type="float" office:value="0.606794432750756" calcext:value-type="float">
            <text:p>0.6067944328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14.405" calcext:value-type="float">
            <text:p>14.405</text:p>
          </table:table-cell>
          <table:table-cell/>
          <table:table-cell table:formula="of:=DEGREES(ACOS(COS(RADIANS([.B262]))*COS(RADIANS([.C262]))))" office:value-type="float" office:value="44.9795367666635" calcext:value-type="float">
            <text:p>44.98</text:p>
          </table:table-cell>
          <table:table-cell table:formula="of:=TAN((ACOS(COS(RADIANS([.B262]))*COS(RADIANS([.C262])))))" office:value-type="float" office:value="0.999285953397301" calcext:value-type="float">
            <text:p>0.9993</text:p>
          </table:table-cell>
          <table:table-cell table:formula="of:=SQRT([.E262]^2+[.F262]^2)" office:value-type="float" office:value="1.2" calcext:value-type="float">
            <text:p>1.20</text:p>
          </table:table-cell>
          <table:table-cell table:formula="of:=DEGREES(ATAN2([.F262]; [.E262]))" office:value-type="float" office:value="-90" calcext:value-type="float">
            <text:p>-90.00</text:p>
          </table:table-cell>
          <table:table-cell table:style-name="ce9" table:formula="of:=SQRT([.T262])" office:value-type="float" office:value="14.9892893009595" calcext:value-type="float">
            <text:p>14.99</text:p>
          </table:table-cell>
          <table:table-cell table:style-name="ce8" table:formula="of:=DEGREES(ATAN( (-SIN (RADIANS ([.C262])) * COS(RADIANS([.B262]))) / (COS (RADIANS ([.C262])) * SIN(RADIANS([.B262]))) ))" office:value-type="float" office:value="1.01153118419034" calcext:value-type="float">
            <text:p>1.01</text:p>
          </table:table-cell>
          <table:table-cell table:style-name="ce11" table:formula="of:=SQRT([.U262]^2+[.V262]^2)" office:value-type="float" office:value="15.0161152357812" calcext:value-type="float">
            <text:p>15.02</text:p>
          </table:table-cell>
          <table:table-cell table:style-name="ce8" table:formula="of:=DEGREES(ATAN2([.V262];[.U262]))" office:value-type="float" office:value="93.5713837539363" calcext:value-type="float">
            <text:p>93.57</text:p>
          </table:table-cell>
          <table:table-cell table:style-name="ce8"/>
          <table:table-cell table:style-name="ce13" table:formula="of:=[.K262]*15" office:value-type="float" office:value="14.9892893009595" calcext:value-type="float">
            <text:p>14.99</text:p>
          </table:table-cell>
          <table:table-cell table:style-name="ce8" table:formula="of:=[.K262]^2*225" office:value-type="float" office:value="224.678793747859" calcext:value-type="float">
            <text:p>224.68</text:p>
          </table:table-cell>
          <table:table-cell table:style-name="ce8" table:formula="of:=[.L262]*COS(RADIANS([.M262]))+[.N262]*COS(RADIANS([.O262]))" office:value-type="float" office:value="14.9869534073788" calcext:value-type="float">
            <text:p>14.99</text:p>
          </table:table-cell>
          <table:table-cell table:style-name="ce8" table:formula="of:=[.L262]*SIN(RADIANS([.M262]))+[.N262]*SIN(RADIANS([.O262]))" office:value-type="float" office:value="-0.935384594333109" calcext:value-type="float">
            <text:p>-0.94</text:p>
          </table:table-cell>
          <table:table-cell office:value-type="float" office:value="13.493861029999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61260" calcext:value-type="float">
            <text:p>861260</text:p>
          </table:table-cell>
          <table:table-cell office:value-type="float" office:value="-44.9706177784297" calcext:value-type="float">
            <text:p>-44.9706177784</text:p>
          </table:table-cell>
          <table:table-cell office:value-type="float" office:value="1.01049447119165" calcext:value-type="float">
            <text:p>1.0104944712</text:p>
          </table:table-cell>
          <table:table-cell office:value-type="float" office:value="0.606794432750756" calcext:value-type="float">
            <text:p>0.6067944328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14.405" calcext:value-type="float">
            <text:p>14.405</text:p>
          </table:table-cell>
          <table:table-cell/>
          <table:table-cell table:formula="of:=DEGREES(ACOS(COS(RADIANS([.B263]))*COS(RADIANS([.C263]))))" office:value-type="float" office:value="44.9795367666635" calcext:value-type="float">
            <text:p>44.98</text:p>
          </table:table-cell>
          <table:table-cell table:formula="of:=TAN((ACOS(COS(RADIANS([.B263]))*COS(RADIANS([.C263])))))" office:value-type="float" office:value="0.999285953397301" calcext:value-type="float">
            <text:p>0.9993</text:p>
          </table:table-cell>
          <table:table-cell table:formula="of:=SQRT([.E263]^2+[.F263]^2)" office:value-type="float" office:value="1.2" calcext:value-type="float">
            <text:p>1.20</text:p>
          </table:table-cell>
          <table:table-cell table:formula="of:=DEGREES(ATAN2([.F263]; [.E263]))" office:value-type="float" office:value="-90" calcext:value-type="float">
            <text:p>-90.00</text:p>
          </table:table-cell>
          <table:table-cell table:style-name="ce9" table:formula="of:=SQRT([.T263])" office:value-type="float" office:value="14.9892893009595" calcext:value-type="float">
            <text:p>14.99</text:p>
          </table:table-cell>
          <table:table-cell table:style-name="ce8" table:formula="of:=DEGREES(ATAN( (-SIN (RADIANS ([.C263])) * COS(RADIANS([.B263]))) / (COS (RADIANS ([.C263])) * SIN(RADIANS([.B263]))) ))" office:value-type="float" office:value="1.01153118419034" calcext:value-type="float">
            <text:p>1.01</text:p>
          </table:table-cell>
          <table:table-cell table:style-name="ce11" table:formula="of:=SQRT([.U263]^2+[.V263]^2)" office:value-type="float" office:value="15.0161152357812" calcext:value-type="float">
            <text:p>15.02</text:p>
          </table:table-cell>
          <table:table-cell table:style-name="ce8" table:formula="of:=DEGREES(ATAN2([.V263];[.U263]))" office:value-type="float" office:value="93.5713837539363" calcext:value-type="float">
            <text:p>93.57</text:p>
          </table:table-cell>
          <table:table-cell table:style-name="ce8"/>
          <table:table-cell table:style-name="ce13" table:formula="of:=[.K263]*15" office:value-type="float" office:value="14.9892893009595" calcext:value-type="float">
            <text:p>14.99</text:p>
          </table:table-cell>
          <table:table-cell table:style-name="ce8" table:formula="of:=[.K263]^2*225" office:value-type="float" office:value="224.678793747859" calcext:value-type="float">
            <text:p>224.68</text:p>
          </table:table-cell>
          <table:table-cell table:style-name="ce8" table:formula="of:=[.L263]*COS(RADIANS([.M263]))+[.N263]*COS(RADIANS([.O263]))" office:value-type="float" office:value="14.9869534073788" calcext:value-type="float">
            <text:p>14.99</text:p>
          </table:table-cell>
          <table:table-cell table:style-name="ce8" table:formula="of:=[.L263]*SIN(RADIANS([.M263]))+[.N263]*SIN(RADIANS([.O263]))" office:value-type="float" office:value="-0.935384594333109" calcext:value-type="float">
            <text:p>-0.94</text:p>
          </table:table-cell>
          <table:table-cell office:value-type="float" office:value="13.493861029999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61510" calcext:value-type="float">
            <text:p>861510</text:p>
          </table:table-cell>
          <table:table-cell office:value-type="float" office:value="-44.9551473999596" calcext:value-type="float">
            <text:p>-44.9551474</text:p>
          </table:table-cell>
          <table:table-cell office:value-type="float" office:value="1.12734235930447" calcext:value-type="float">
            <text:p>1.1273423593</text:p>
          </table:table-cell>
          <table:table-cell office:value-type="float" office:value="0.592099440834032" calcext:value-type="float">
            <text:p>0.5920994408</text:p>
          </table:table-cell>
          <table:table-cell office:value-type="float" office:value="-0.28" calcext:value-type="float">
            <text:p>-0.28</text:p>
          </table:table-cell>
          <table:table-cell office:value-type="float" office:value="0.01" calcext:value-type="float">
            <text:p>0.01</text:p>
          </table:table-cell>
          <table:table-cell office:value-type="float" office:value="-0.13" calcext:value-type="float">
            <text:p>-0.13</text:p>
          </table:table-cell>
          <table:table-cell office:value-type="float" office:value="14.439" calcext:value-type="float">
            <text:p>14.439</text:p>
          </table:table-cell>
          <table:table-cell/>
          <table:table-cell table:formula="of:=DEGREES(ACOS(COS(RADIANS([.B264]))*COS(RADIANS([.C264]))))" office:value-type="float" office:value="44.9662540429326" calcext:value-type="float">
            <text:p>44.97</text:p>
          </table:table-cell>
          <table:table-cell table:formula="of:=TAN((ACOS(COS(RADIANS([.B264]))*COS(RADIANS([.C264])))))" office:value-type="float" office:value="0.998822737125749" calcext:value-type="float">
            <text:p>0.9988</text:p>
          </table:table-cell>
          <table:table-cell table:formula="of:=SQRT([.E264]^2+[.F264]^2)" office:value-type="float" office:value="0.280178514522438" calcext:value-type="float">
            <text:p>0.28</text:p>
          </table:table-cell>
          <table:table-cell table:formula="of:=DEGREES(ATAN2([.F264]; [.E264]))" office:value-type="float" office:value="-87.9545915111128" calcext:value-type="float">
            <text:p>-87.95</text:p>
          </table:table-cell>
          <table:table-cell table:style-name="ce9" table:formula="of:=SQRT([.T264])" office:value-type="float" office:value="14.9823410568862" calcext:value-type="float">
            <text:p>14.98</text:p>
          </table:table-cell>
          <table:table-cell table:style-name="ce8" table:formula="of:=DEGREES(ATAN( (-SIN (RADIANS ([.C264])) * COS(RADIANS([.B264]))) / (COS (RADIANS ([.C264])) * SIN(RADIANS([.B264]))) ))" office:value-type="float" office:value="1.12910831032403" calcext:value-type="float">
            <text:p>1.13</text:p>
          </table:table-cell>
          <table:table-cell table:style-name="ce11" table:formula="of:=SQRT([.U264]^2+[.V264]^2)" office:value-type="float" office:value="14.9894396773327" calcext:value-type="float">
            <text:p>14.99</text:p>
          </table:table-cell>
          <table:table-cell table:style-name="ce8" table:formula="of:=DEGREES(ATAN2([.V264];[.U264]))" office:value-type="float" office:value="89.9417741568117" calcext:value-type="float">
            <text:p>89.94</text:p>
          </table:table-cell>
          <table:table-cell table:style-name="ce8"/>
          <table:table-cell table:style-name="ce13" table:formula="of:=[.K264]*15" office:value-type="float" office:value="14.9823410568862" calcext:value-type="float">
            <text:p>14.98</text:p>
          </table:table-cell>
          <table:table-cell table:style-name="ce8" table:formula="of:=[.K264]^2*225" office:value-type="float" office:value="224.470543544859" calcext:value-type="float">
            <text:p>224.47</text:p>
          </table:table-cell>
          <table:table-cell table:style-name="ce8" table:formula="of:=[.L264]*COS(RADIANS([.M264]))+[.N264]*COS(RADIANS([.O264]))" office:value-type="float" office:value="14.9894319373199" calcext:value-type="float">
            <text:p>14.99</text:p>
          </table:table-cell>
          <table:table-cell table:style-name="ce8" table:formula="of:=[.L264]*SIN(RADIANS([.M264]))+[.N264]*SIN(RADIANS([.O264]))" office:value-type="float" office:value="0.0152327557339604" calcext:value-type="float">
            <text:p>0.02</text:p>
          </table:table-cell>
          <table:table-cell office:value-type="float" office:value="13.4898762128798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61510" calcext:value-type="float">
            <text:p>861510</text:p>
          </table:table-cell>
          <table:table-cell office:value-type="float" office:value="-44.9551473999596" calcext:value-type="float">
            <text:p>-44.9551474</text:p>
          </table:table-cell>
          <table:table-cell office:value-type="float" office:value="1.12734235930447" calcext:value-type="float">
            <text:p>1.1273423593</text:p>
          </table:table-cell>
          <table:table-cell office:value-type="float" office:value="0.592099440834032" calcext:value-type="float">
            <text:p>0.5920994408</text:p>
          </table:table-cell>
          <table:table-cell office:value-type="float" office:value="-0.28" calcext:value-type="float">
            <text:p>-0.28</text:p>
          </table:table-cell>
          <table:table-cell office:value-type="float" office:value="0.01" calcext:value-type="float">
            <text:p>0.01</text:p>
          </table:table-cell>
          <table:table-cell office:value-type="float" office:value="-0.13" calcext:value-type="float">
            <text:p>-0.13</text:p>
          </table:table-cell>
          <table:table-cell office:value-type="float" office:value="14.439" calcext:value-type="float">
            <text:p>14.439</text:p>
          </table:table-cell>
          <table:table-cell/>
          <table:table-cell table:formula="of:=DEGREES(ACOS(COS(RADIANS([.B265]))*COS(RADIANS([.C265]))))" office:value-type="float" office:value="44.9662540429326" calcext:value-type="float">
            <text:p>44.97</text:p>
          </table:table-cell>
          <table:table-cell table:formula="of:=TAN((ACOS(COS(RADIANS([.B265]))*COS(RADIANS([.C265])))))" office:value-type="float" office:value="0.998822737125749" calcext:value-type="float">
            <text:p>0.9988</text:p>
          </table:table-cell>
          <table:table-cell table:formula="of:=SQRT([.E265]^2+[.F265]^2)" office:value-type="float" office:value="0.280178514522438" calcext:value-type="float">
            <text:p>0.28</text:p>
          </table:table-cell>
          <table:table-cell table:formula="of:=DEGREES(ATAN2([.F265]; [.E265]))" office:value-type="float" office:value="-87.9545915111128" calcext:value-type="float">
            <text:p>-87.95</text:p>
          </table:table-cell>
          <table:table-cell table:style-name="ce9" table:formula="of:=SQRT([.T265])" office:value-type="float" office:value="14.9823410568862" calcext:value-type="float">
            <text:p>14.98</text:p>
          </table:table-cell>
          <table:table-cell table:style-name="ce8" table:formula="of:=DEGREES(ATAN( (-SIN (RADIANS ([.C265])) * COS(RADIANS([.B265]))) / (COS (RADIANS ([.C265])) * SIN(RADIANS([.B265]))) ))" office:value-type="float" office:value="1.12910831032403" calcext:value-type="float">
            <text:p>1.13</text:p>
          </table:table-cell>
          <table:table-cell table:style-name="ce11" table:formula="of:=SQRT([.U265]^2+[.V265]^2)" office:value-type="float" office:value="14.9894396773327" calcext:value-type="float">
            <text:p>14.99</text:p>
          </table:table-cell>
          <table:table-cell table:style-name="ce8" table:formula="of:=DEGREES(ATAN2([.V265];[.U265]))" office:value-type="float" office:value="89.9417741568117" calcext:value-type="float">
            <text:p>89.94</text:p>
          </table:table-cell>
          <table:table-cell table:style-name="ce8"/>
          <table:table-cell table:style-name="ce13" table:formula="of:=[.K265]*15" office:value-type="float" office:value="14.9823410568862" calcext:value-type="float">
            <text:p>14.98</text:p>
          </table:table-cell>
          <table:table-cell table:style-name="ce8" table:formula="of:=[.K265]^2*225" office:value-type="float" office:value="224.470543544859" calcext:value-type="float">
            <text:p>224.47</text:p>
          </table:table-cell>
          <table:table-cell table:style-name="ce8" table:formula="of:=[.L265]*COS(RADIANS([.M265]))+[.N265]*COS(RADIANS([.O265]))" office:value-type="float" office:value="14.9894319373199" calcext:value-type="float">
            <text:p>14.99</text:p>
          </table:table-cell>
          <table:table-cell table:style-name="ce8" table:formula="of:=[.L265]*SIN(RADIANS([.M265]))+[.N265]*SIN(RADIANS([.O265]))" office:value-type="float" office:value="0.0152327557339604" calcext:value-type="float">
            <text:p>0.02</text:p>
          </table:table-cell>
          <table:table-cell office:value-type="float" office:value="13.4898762128798" calcext:value-type="float">
            <text:p>13.49</text:p>
          </table:table-cell>
          <table:table-cell table:number-columns-repeated="1001"/>
        </table:table-row>
        <table:table-row table:style-name="ro1">
          <table:table-cell office:value-type="float" office:value="861760" calcext:value-type="float">
            <text:p>861760</text:p>
          </table:table-cell>
          <table:table-cell office:value-type="float" office:value="-43.9403042327008" calcext:value-type="float">
            <text:p>-43.9403042327</text:p>
          </table:table-cell>
          <table:table-cell office:value-type="float" office:value="1.5325345806356" calcext:value-type="float">
            <text:p>1.5325345806</text:p>
          </table:table-cell>
          <table:table-cell office:value-type="float" office:value="0.598086581889224" calcext:value-type="float">
            <text:p>0.5980865819</text:p>
          </table:table-cell>
          <table:table-cell office:value-type="float" office:value="0.48" calcext:value-type="float">
            <text:p>0.48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4.472" calcext:value-type="float">
            <text:p>14.472</text:p>
          </table:table-cell>
          <table:table-cell/>
          <table:table-cell table:formula="of:=DEGREES(ACOS(COS(RADIANS([.B266]))*COS(RADIANS([.C266]))))" office:value-type="float" office:value="43.9615673440629" calcext:value-type="float">
            <text:p>43.96</text:p>
          </table:table-cell>
          <table:table-cell table:formula="of:=TAN((ACOS(COS(RADIANS([.B266]))*COS(RADIANS([.C266])))))" office:value-type="float" office:value="0.964393301638261" calcext:value-type="float">
            <text:p>0.9644</text:p>
          </table:table-cell>
          <table:table-cell table:formula="of:=SQRT([.E266]^2+[.F266]^2)" office:value-type="float" office:value="0.481663783151692" calcext:value-type="float">
            <text:p>0.48</text:p>
          </table:table-cell>
          <table:table-cell table:formula="of:=DEGREES(ATAN2([.F266]; [.E266]))" office:value-type="float" office:value="85.2363583092738" calcext:value-type="float">
            <text:p>85.24</text:p>
          </table:table-cell>
          <table:table-cell table:style-name="ce9" table:formula="of:=SQRT([.T266])" office:value-type="float" office:value="14.4658995245739" calcext:value-type="float">
            <text:p>14.47</text:p>
          </table:table-cell>
          <table:table-cell table:style-name="ce8" table:formula="of:=DEGREES(ATAN( (-SIN (RADIANS ([.C266])) * COS(RADIANS([.B266]))) / (COS (RADIANS ([.C266])) * SIN(RADIANS([.B266]))) ))" office:value-type="float" office:value="1.59026940501992" calcext:value-type="float">
            <text:p>1.59</text:p>
          </table:table-cell>
          <table:table-cell table:style-name="ce11" table:formula="of:=SQRT([.U266]^2+[.V266]^2)" office:value-type="float" office:value="14.5270944399726" calcext:value-type="float">
            <text:p>14.53</text:p>
          </table:table-cell>
          <table:table-cell table:style-name="ce8" table:formula="of:=DEGREES(ATAN2([.V266];[.U266]))" office:value-type="float" office:value="86.5213457325135" calcext:value-type="float">
            <text:p>86.52</text:p>
          </table:table-cell>
          <table:table-cell table:style-name="ce8"/>
          <table:table-cell table:style-name="ce13" table:formula="of:=[.K266]*15" office:value-type="float" office:value="14.4658995245739" calcext:value-type="float">
            <text:p>14.47</text:p>
          </table:table-cell>
          <table:table-cell table:style-name="ce8" table:formula="of:=[.K266]^2*225" office:value-type="float" office:value="209.262249055068" calcext:value-type="float">
            <text:p>209.26</text:p>
          </table:table-cell>
          <table:table-cell table:style-name="ce8" table:formula="of:=[.L266]*COS(RADIANS([.M266]))+[.N266]*COS(RADIANS([.O266]))" office:value-type="float" office:value="14.5003278760682" calcext:value-type="float">
            <text:p>14.50</text:p>
          </table:table-cell>
          <table:table-cell table:style-name="ce8" table:formula="of:=[.L266]*SIN(RADIANS([.M266]))+[.N266]*SIN(RADIANS([.O266]))" office:value-type="float" office:value="0.881455815342821" calcext:value-type="float">
            <text:p>0.88</text:p>
          </table:table-cell>
          <table:table-cell office:value-type="float" office:value="13.1884702032189" calcext:value-type="float">
            <text:p>13.19</text:p>
          </table:table-cell>
          <table:table-cell table:number-columns-repeated="1001"/>
        </table:table-row>
        <table:table-row table:style-name="ro1">
          <table:table-cell office:value-type="float" office:value="861760" calcext:value-type="float">
            <text:p>861760</text:p>
          </table:table-cell>
          <table:table-cell office:value-type="float" office:value="-43.9403042327008" calcext:value-type="float">
            <text:p>-43.9403042327</text:p>
          </table:table-cell>
          <table:table-cell office:value-type="float" office:value="1.5325345806356" calcext:value-type="float">
            <text:p>1.5325345806</text:p>
          </table:table-cell>
          <table:table-cell office:value-type="float" office:value="0.598086581889224" calcext:value-type="float">
            <text:p>0.5980865819</text:p>
          </table:table-cell>
          <table:table-cell office:value-type="float" office:value="0.48" calcext:value-type="float">
            <text:p>0.48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4.472" calcext:value-type="float">
            <text:p>14.472</text:p>
          </table:table-cell>
          <table:table-cell/>
          <table:table-cell table:formula="of:=DEGREES(ACOS(COS(RADIANS([.B267]))*COS(RADIANS([.C267]))))" office:value-type="float" office:value="43.9615673440629" calcext:value-type="float">
            <text:p>43.96</text:p>
          </table:table-cell>
          <table:table-cell table:formula="of:=TAN((ACOS(COS(RADIANS([.B267]))*COS(RADIANS([.C267])))))" office:value-type="float" office:value="0.964393301638261" calcext:value-type="float">
            <text:p>0.9644</text:p>
          </table:table-cell>
          <table:table-cell table:formula="of:=SQRT([.E267]^2+[.F267]^2)" office:value-type="float" office:value="0.481663783151692" calcext:value-type="float">
            <text:p>0.48</text:p>
          </table:table-cell>
          <table:table-cell table:formula="of:=DEGREES(ATAN2([.F267]; [.E267]))" office:value-type="float" office:value="85.2363583092738" calcext:value-type="float">
            <text:p>85.24</text:p>
          </table:table-cell>
          <table:table-cell table:style-name="ce9" table:formula="of:=SQRT([.T267])" office:value-type="float" office:value="14.4658995245739" calcext:value-type="float">
            <text:p>14.47</text:p>
          </table:table-cell>
          <table:table-cell table:style-name="ce8" table:formula="of:=DEGREES(ATAN( (-SIN (RADIANS ([.C267])) * COS(RADIANS([.B267]))) / (COS (RADIANS ([.C267])) * SIN(RADIANS([.B267]))) ))" office:value-type="float" office:value="1.59026940501992" calcext:value-type="float">
            <text:p>1.59</text:p>
          </table:table-cell>
          <table:table-cell table:style-name="ce11" table:formula="of:=SQRT([.U267]^2+[.V267]^2)" office:value-type="float" office:value="14.5270944399726" calcext:value-type="float">
            <text:p>14.53</text:p>
          </table:table-cell>
          <table:table-cell table:style-name="ce8" table:formula="of:=DEGREES(ATAN2([.V267];[.U267]))" office:value-type="float" office:value="86.5213457325135" calcext:value-type="float">
            <text:p>86.52</text:p>
          </table:table-cell>
          <table:table-cell table:style-name="ce8"/>
          <table:table-cell table:style-name="ce13" table:formula="of:=[.K267]*15" office:value-type="float" office:value="14.4658995245739" calcext:value-type="float">
            <text:p>14.47</text:p>
          </table:table-cell>
          <table:table-cell table:style-name="ce8" table:formula="of:=[.K267]^2*225" office:value-type="float" office:value="209.262249055068" calcext:value-type="float">
            <text:p>209.26</text:p>
          </table:table-cell>
          <table:table-cell table:style-name="ce8" table:formula="of:=[.L267]*COS(RADIANS([.M267]))+[.N267]*COS(RADIANS([.O267]))" office:value-type="float" office:value="14.5003278760682" calcext:value-type="float">
            <text:p>14.50</text:p>
          </table:table-cell>
          <table:table-cell table:style-name="ce8" table:formula="of:=[.L267]*SIN(RADIANS([.M267]))+[.N267]*SIN(RADIANS([.O267]))" office:value-type="float" office:value="0.881455815342821" calcext:value-type="float">
            <text:p>0.88</text:p>
          </table:table-cell>
          <table:table-cell office:value-type="float" office:value="13.1884702032189" calcext:value-type="float">
            <text:p>13.19</text:p>
          </table:table-cell>
          <table:table-cell table:number-columns-repeated="1001"/>
        </table:table-row>
        <table:table-row table:style-name="ro1">
          <table:table-cell office:value-type="float" office:value="862010" calcext:value-type="float">
            <text:p>862010</text:p>
          </table:table-cell>
          <table:table-cell office:value-type="float" office:value="-40.7285546245694" calcext:value-type="float">
            <text:p>-40.7285546246</text:p>
          </table:table-cell>
          <table:table-cell office:value-type="float" office:value="1.91136974228989" calcext:value-type="float">
            <text:p>1.9113697423</text:p>
          </table:table-cell>
          <table:table-cell office:value-type="float" office:value="0.654909486915499" calcext:value-type="float">
            <text:p>0.6549094869</text:p>
          </table:table-cell>
          <table:table-cell office:value-type="float" office:value="0.99" calcext:value-type="float">
            <text:p>0.99</text:p>
          </table:table-cell>
          <table:table-cell office:value-type="float" office:value="0.07" calcext:value-type="float">
            <text:p>0.07</text:p>
          </table:table-cell>
          <table:table-cell office:value-type="float" office:value="-0.16" calcext:value-type="float">
            <text:p>-0.16</text:p>
          </table:table-cell>
          <table:table-cell office:value-type="float" office:value="14.507" calcext:value-type="float">
            <text:p>14.507</text:p>
          </table:table-cell>
          <table:table-cell/>
          <table:table-cell table:formula="of:=DEGREES(ACOS(COS(RADIANS([.B268]))*COS(RADIANS([.C268]))))" office:value-type="float" office:value="40.7655654623251" calcext:value-type="float">
            <text:p>40.77</text:p>
          </table:table-cell>
          <table:table-cell table:formula="of:=TAN((ACOS(COS(RADIANS([.B268]))*COS(RADIANS([.C268])))))" office:value-type="float" office:value="0.862128606135401" calcext:value-type="float">
            <text:p>0.8621</text:p>
          </table:table-cell>
          <table:table-cell table:formula="of:=SQRT([.E268]^2+[.F268]^2)" office:value-type="float" office:value="0.99247166206396" calcext:value-type="float">
            <text:p>0.99</text:p>
          </table:table-cell>
          <table:table-cell table:formula="of:=DEGREES(ATAN2([.F268]; [.E268]))" office:value-type="float" office:value="85.9555144258189" calcext:value-type="float">
            <text:p>85.96</text:p>
          </table:table-cell>
          <table:table-cell table:style-name="ce9" table:formula="of:=SQRT([.T268])" office:value-type="float" office:value="12.931929092031" calcext:value-type="float">
            <text:p>12.93</text:p>
          </table:table-cell>
          <table:table-cell table:style-name="ce8" table:formula="of:=DEGREES(ATAN( (-SIN (RADIANS ([.C268])) * COS(RADIANS([.B268]))) / (COS (RADIANS ([.C268])) * SIN(RADIANS([.B268]))) ))" office:value-type="float" office:value="2.21964628876455" calcext:value-type="float">
            <text:p>2.22</text:p>
          </table:table-cell>
          <table:table-cell table:style-name="ce11" table:formula="of:=SQRT([.U268]^2+[.V268]^2)" office:value-type="float" office:value="13.0774845936515" calcext:value-type="float">
            <text:p>13.08</text:p>
          </table:table-cell>
          <table:table-cell table:style-name="ce8" table:formula="of:=DEGREES(ATAN2([.V268];[.U268]))" office:value-type="float" office:value="83.4539347517356" calcext:value-type="float">
            <text:p>83.45</text:p>
          </table:table-cell>
          <table:table-cell table:style-name="ce8"/>
          <table:table-cell table:style-name="ce13" table:formula="of:=[.K268]*15" office:value-type="float" office:value="12.931929092031" calcext:value-type="float">
            <text:p>12.93</text:p>
          </table:table-cell>
          <table:table-cell table:style-name="ce8" table:formula="of:=[.K268]^2*225" office:value-type="float" office:value="167.234790041318" calcext:value-type="float">
            <text:p>167.23</text:p>
          </table:table-cell>
          <table:table-cell table:style-name="ce8" table:formula="of:=[.L268]*COS(RADIANS([.M268]))+[.N268]*COS(RADIANS([.O268]))" office:value-type="float" office:value="12.9922261980984" calcext:value-type="float">
            <text:p>12.99</text:p>
          </table:table-cell>
          <table:table-cell table:style-name="ce8" table:formula="of:=[.L268]*SIN(RADIANS([.M268]))+[.N268]*SIN(RADIANS([.O268]))" office:value-type="float" office:value="1.49085938794982" calcext:value-type="float">
            <text:p>1.49</text:p>
          </table:table-cell>
          <table:table-cell office:value-type="float" office:value="12.2296696386975" calcext:value-type="float">
            <text:p>12.23</text:p>
          </table:table-cell>
          <table:table-cell table:number-columns-repeated="1001"/>
        </table:table-row>
        <table:table-row table:style-name="ro1">
          <table:table-cell office:value-type="float" office:value="862010" calcext:value-type="float">
            <text:p>862010</text:p>
          </table:table-cell>
          <table:table-cell office:value-type="float" office:value="-40.7285546245694" calcext:value-type="float">
            <text:p>-40.7285546246</text:p>
          </table:table-cell>
          <table:table-cell office:value-type="float" office:value="1.91136974228989" calcext:value-type="float">
            <text:p>1.9113697423</text:p>
          </table:table-cell>
          <table:table-cell office:value-type="float" office:value="0.654909486915499" calcext:value-type="float">
            <text:p>0.6549094869</text:p>
          </table:table-cell>
          <table:table-cell office:value-type="float" office:value="0.99" calcext:value-type="float">
            <text:p>0.99</text:p>
          </table:table-cell>
          <table:table-cell office:value-type="float" office:value="0.07" calcext:value-type="float">
            <text:p>0.07</text:p>
          </table:table-cell>
          <table:table-cell office:value-type="float" office:value="-0.16" calcext:value-type="float">
            <text:p>-0.16</text:p>
          </table:table-cell>
          <table:table-cell office:value-type="float" office:value="14.507" calcext:value-type="float">
            <text:p>14.507</text:p>
          </table:table-cell>
          <table:table-cell/>
          <table:table-cell table:formula="of:=DEGREES(ACOS(COS(RADIANS([.B269]))*COS(RADIANS([.C269]))))" office:value-type="float" office:value="40.7655654623251" calcext:value-type="float">
            <text:p>40.77</text:p>
          </table:table-cell>
          <table:table-cell table:formula="of:=TAN((ACOS(COS(RADIANS([.B269]))*COS(RADIANS([.C269])))))" office:value-type="float" office:value="0.862128606135401" calcext:value-type="float">
            <text:p>0.8621</text:p>
          </table:table-cell>
          <table:table-cell table:formula="of:=SQRT([.E269]^2+[.F269]^2)" office:value-type="float" office:value="0.99247166206396" calcext:value-type="float">
            <text:p>0.99</text:p>
          </table:table-cell>
          <table:table-cell table:formula="of:=DEGREES(ATAN2([.F269]; [.E269]))" office:value-type="float" office:value="85.9555144258189" calcext:value-type="float">
            <text:p>85.96</text:p>
          </table:table-cell>
          <table:table-cell table:style-name="ce9" table:formula="of:=SQRT([.T269])" office:value-type="float" office:value="12.931929092031" calcext:value-type="float">
            <text:p>12.93</text:p>
          </table:table-cell>
          <table:table-cell table:style-name="ce8" table:formula="of:=DEGREES(ATAN( (-SIN (RADIANS ([.C269])) * COS(RADIANS([.B269]))) / (COS (RADIANS ([.C269])) * SIN(RADIANS([.B269]))) ))" office:value-type="float" office:value="2.21964628876455" calcext:value-type="float">
            <text:p>2.22</text:p>
          </table:table-cell>
          <table:table-cell table:style-name="ce11" table:formula="of:=SQRT([.U269]^2+[.V269]^2)" office:value-type="float" office:value="13.0774845936515" calcext:value-type="float">
            <text:p>13.08</text:p>
          </table:table-cell>
          <table:table-cell table:style-name="ce8" table:formula="of:=DEGREES(ATAN2([.V269];[.U269]))" office:value-type="float" office:value="83.4539347517356" calcext:value-type="float">
            <text:p>83.45</text:p>
          </table:table-cell>
          <table:table-cell table:style-name="ce8"/>
          <table:table-cell table:style-name="ce13" table:formula="of:=[.K269]*15" office:value-type="float" office:value="12.931929092031" calcext:value-type="float">
            <text:p>12.93</text:p>
          </table:table-cell>
          <table:table-cell table:style-name="ce8" table:formula="of:=[.K269]^2*225" office:value-type="float" office:value="167.234790041318" calcext:value-type="float">
            <text:p>167.23</text:p>
          </table:table-cell>
          <table:table-cell table:style-name="ce8" table:formula="of:=[.L269]*COS(RADIANS([.M269]))+[.N269]*COS(RADIANS([.O269]))" office:value-type="float" office:value="12.9922261980984" calcext:value-type="float">
            <text:p>12.99</text:p>
          </table:table-cell>
          <table:table-cell table:style-name="ce8" table:formula="of:=[.L269]*SIN(RADIANS([.M269]))+[.N269]*SIN(RADIANS([.O269]))" office:value-type="float" office:value="1.49085938794982" calcext:value-type="float">
            <text:p>1.49</text:p>
          </table:table-cell>
          <table:table-cell office:value-type="float" office:value="12.2296696386975" calcext:value-type="float">
            <text:p>12.23</text:p>
          </table:table-cell>
          <table:table-cell table:number-columns-repeated="1001"/>
        </table:table-row>
        <table:table-row table:style-name="ro1">
          <table:table-cell office:value-type="float" office:value="862259" calcext:value-type="float">
            <text:p>862259</text:p>
          </table:table-cell>
          <table:table-cell office:value-type="float" office:value="-37.4770396550903" calcext:value-type="float">
            <text:p>-37.4770396551</text:p>
          </table:table-cell>
          <table:table-cell office:value-type="float" office:value="2.21345065314616" calcext:value-type="float">
            <text:p>2.2134506531</text:p>
          </table:table-cell>
          <table:table-cell office:value-type="float" office:value="0.656618314868472" calcext:value-type="float">
            <text:p>0.6566183149</text:p>
          </table:table-cell>
          <table:table-cell office:value-type="float" office:value="1.18" calcext:value-type="float">
            <text:p>1.18</text:p>
          </table:table-cell>
          <table:table-cell office:value-type="float" office:value="0.1" calcext:value-type="float">
            <text:p>0.1</text:p>
          </table:table-cell>
          <table:table-cell office:value-type="float" office:value="-0.18" calcext:value-type="float">
            <text:p>-0.18</text:p>
          </table:table-cell>
          <table:table-cell office:value-type="float" office:value="14.547" calcext:value-type="float">
            <text:p>14.547</text:p>
          </table:table-cell>
          <table:table-cell/>
          <table:table-cell table:formula="of:=DEGREES(ACOS(COS(RADIANS([.B270]))*COS(RADIANS([.C270]))))" office:value-type="float" office:value="37.532763062547" calcext:value-type="float">
            <text:p>37.53</text:p>
          </table:table-cell>
          <table:table-cell table:formula="of:=TAN((ACOS(COS(RADIANS([.B270]))*COS(RADIANS([.C270])))))" office:value-type="float" office:value="0.768235894451681" calcext:value-type="float">
            <text:p>0.7682</text:p>
          </table:table-cell>
          <table:table-cell table:formula="of:=SQRT([.E270]^2+[.F270]^2)" office:value-type="float" office:value="1.184229707447" calcext:value-type="float">
            <text:p>1.18</text:p>
          </table:table-cell>
          <table:table-cell table:formula="of:=DEGREES(ATAN2([.F270]; [.E270]))" office:value-type="float" office:value="85.1559996249193" calcext:value-type="float">
            <text:p>85.16</text:p>
          </table:table-cell>
          <table:table-cell table:style-name="ce9" table:formula="of:=SQRT([.T270])" office:value-type="float" office:value="11.5235384167752" calcext:value-type="float">
            <text:p>11.52</text:p>
          </table:table-cell>
          <table:table-cell table:style-name="ce8" table:formula="of:=DEGREES(ATAN( (-SIN (RADIANS ([.C270])) * COS(RADIANS([.B270]))) / (COS (RADIANS ([.C270])) * SIN(RADIANS([.B270]))) ))" office:value-type="float" office:value="2.88601361700466" calcext:value-type="float">
            <text:p>2.89</text:p>
          </table:table-cell>
          <table:table-cell table:style-name="ce11" table:formula="of:=SQRT([.U270]^2+[.V270]^2)" office:value-type="float" office:value="11.7416095522069" calcext:value-type="float">
            <text:p>11.74</text:p>
          </table:table-cell>
          <table:table-cell table:style-name="ce8" table:formula="of:=DEGREES(ATAN2([.V270];[.U270]))" office:value-type="float" office:value="81.37821207693" calcext:value-type="float">
            <text:p>81.38</text:p>
          </table:table-cell>
          <table:table-cell table:style-name="ce8"/>
          <table:table-cell table:style-name="ce13" table:formula="of:=[.K270]*15" office:value-type="float" office:value="11.5235384167752" calcext:value-type="float">
            <text:p>11.52</text:p>
          </table:table-cell>
          <table:table-cell table:style-name="ce8" table:formula="of:=[.K270]^2*225" office:value-type="float" office:value="132.791937642894" calcext:value-type="float">
            <text:p>132.79</text:p>
          </table:table-cell>
          <table:table-cell table:style-name="ce8" table:formula="of:=[.L270]*COS(RADIANS([.M270]))+[.N270]*COS(RADIANS([.O270]))" office:value-type="float" office:value="11.6089228547716" calcext:value-type="float">
            <text:p>11.61</text:p>
          </table:table-cell>
          <table:table-cell table:style-name="ce8" table:formula="of:=[.L270]*SIN(RADIANS([.M270]))+[.N270]*SIN(RADIANS([.O270]))" office:value-type="float" office:value="1.76020028077446" calcext:value-type="float">
            <text:p>1.76</text:p>
          </table:table-cell>
          <table:table-cell office:value-type="float" office:value="11.2598289187641" calcext:value-type="float">
            <text:p>11.26</text:p>
          </table:table-cell>
          <table:table-cell table:number-columns-repeated="1001"/>
        </table:table-row>
        <table:table-row table:style-name="ro1">
          <table:table-cell office:value-type="float" office:value="862259" calcext:value-type="float">
            <text:p>862259</text:p>
          </table:table-cell>
          <table:table-cell office:value-type="float" office:value="-37.4770396550903" calcext:value-type="float">
            <text:p>-37.4770396551</text:p>
          </table:table-cell>
          <table:table-cell office:value-type="float" office:value="2.21345065314616" calcext:value-type="float">
            <text:p>2.2134506531</text:p>
          </table:table-cell>
          <table:table-cell office:value-type="float" office:value="0.656618314868472" calcext:value-type="float">
            <text:p>0.6566183149</text:p>
          </table:table-cell>
          <table:table-cell office:value-type="float" office:value="1.18" calcext:value-type="float">
            <text:p>1.18</text:p>
          </table:table-cell>
          <table:table-cell office:value-type="float" office:value="0.1" calcext:value-type="float">
            <text:p>0.1</text:p>
          </table:table-cell>
          <table:table-cell office:value-type="float" office:value="-0.18" calcext:value-type="float">
            <text:p>-0.18</text:p>
          </table:table-cell>
          <table:table-cell office:value-type="float" office:value="14.547" calcext:value-type="float">
            <text:p>14.547</text:p>
          </table:table-cell>
          <table:table-cell/>
          <table:table-cell table:formula="of:=DEGREES(ACOS(COS(RADIANS([.B271]))*COS(RADIANS([.C271]))))" office:value-type="float" office:value="37.532763062547" calcext:value-type="float">
            <text:p>37.53</text:p>
          </table:table-cell>
          <table:table-cell table:formula="of:=TAN((ACOS(COS(RADIANS([.B271]))*COS(RADIANS([.C271])))))" office:value-type="float" office:value="0.768235894451681" calcext:value-type="float">
            <text:p>0.7682</text:p>
          </table:table-cell>
          <table:table-cell table:formula="of:=SQRT([.E271]^2+[.F271]^2)" office:value-type="float" office:value="1.184229707447" calcext:value-type="float">
            <text:p>1.18</text:p>
          </table:table-cell>
          <table:table-cell table:formula="of:=DEGREES(ATAN2([.F271]; [.E271]))" office:value-type="float" office:value="85.1559996249193" calcext:value-type="float">
            <text:p>85.16</text:p>
          </table:table-cell>
          <table:table-cell table:style-name="ce9" table:formula="of:=SQRT([.T271])" office:value-type="float" office:value="11.5235384167752" calcext:value-type="float">
            <text:p>11.52</text:p>
          </table:table-cell>
          <table:table-cell table:style-name="ce8" table:formula="of:=DEGREES(ATAN( (-SIN (RADIANS ([.C271])) * COS(RADIANS([.B271]))) / (COS (RADIANS ([.C271])) * SIN(RADIANS([.B271]))) ))" office:value-type="float" office:value="2.88601361700466" calcext:value-type="float">
            <text:p>2.89</text:p>
          </table:table-cell>
          <table:table-cell table:style-name="ce11" table:formula="of:=SQRT([.U271]^2+[.V271]^2)" office:value-type="float" office:value="11.7416095522069" calcext:value-type="float">
            <text:p>11.74</text:p>
          </table:table-cell>
          <table:table-cell table:style-name="ce8" table:formula="of:=DEGREES(ATAN2([.V271];[.U271]))" office:value-type="float" office:value="81.37821207693" calcext:value-type="float">
            <text:p>81.38</text:p>
          </table:table-cell>
          <table:table-cell table:style-name="ce8"/>
          <table:table-cell table:style-name="ce13" table:formula="of:=[.K271]*15" office:value-type="float" office:value="11.5235384167752" calcext:value-type="float">
            <text:p>11.52</text:p>
          </table:table-cell>
          <table:table-cell table:style-name="ce8" table:formula="of:=[.K271]^2*225" office:value-type="float" office:value="132.791937642894" calcext:value-type="float">
            <text:p>132.79</text:p>
          </table:table-cell>
          <table:table-cell table:style-name="ce8" table:formula="of:=[.L271]*COS(RADIANS([.M271]))+[.N271]*COS(RADIANS([.O271]))" office:value-type="float" office:value="11.6089228547716" calcext:value-type="float">
            <text:p>11.61</text:p>
          </table:table-cell>
          <table:table-cell table:style-name="ce8" table:formula="of:=[.L271]*SIN(RADIANS([.M271]))+[.N271]*SIN(RADIANS([.O271]))" office:value-type="float" office:value="1.76020028077446" calcext:value-type="float">
            <text:p>1.76</text:p>
          </table:table-cell>
          <table:table-cell office:value-type="float" office:value="11.2598289187641" calcext:value-type="float">
            <text:p>11.26</text:p>
          </table:table-cell>
          <table:table-cell table:number-columns-repeated="1001"/>
        </table:table-row>
        <table:table-row table:style-name="ro1">
          <table:table-cell office:value-type="float" office:value="862509" calcext:value-type="float">
            <text:p>862509</text:p>
          </table:table-cell>
          <table:table-cell office:value-type="float" office:value="-35.5495841769748" calcext:value-type="float">
            <text:p>-35.549584177</text:p>
          </table:table-cell>
          <table:table-cell office:value-type="float" office:value="2.49030340652934" calcext:value-type="float">
            <text:p>2.4903034065</text:p>
          </table:table-cell>
          <table:table-cell office:value-type="float" office:value="0.576308310277227" calcext:value-type="float">
            <text:p>0.5763083103</text:p>
          </table:table-cell>
          <table:table-cell office:value-type="float" office:value="1.17" calcext:value-type="float">
            <text:p>1.17</text:p>
          </table:table-cell>
          <table:table-cell office:value-type="float" office:value="0.14" calcext:value-type="float">
            <text:p>0.14</text:p>
          </table:table-cell>
          <table:table-cell office:value-type="float" office:value="-0.18" calcext:value-type="float">
            <text:p>-0.18</text:p>
          </table:table-cell>
          <table:table-cell office:value-type="float" office:value="14.589" calcext:value-type="float">
            <text:p>14.589</text:p>
          </table:table-cell>
          <table:table-cell/>
          <table:table-cell table:formula="of:=DEGREES(ACOS(COS(RADIANS([.B272]))*COS(RADIANS([.C272]))))" office:value-type="float" office:value="35.6252360787066" calcext:value-type="float">
            <text:p>35.63</text:p>
          </table:table-cell>
          <table:table-cell table:formula="of:=TAN((ACOS(COS(RADIANS([.B272]))*COS(RADIANS([.C272])))))" office:value-type="float" office:value="0.716596102269158" calcext:value-type="float">
            <text:p>0.7166</text:p>
          </table:table-cell>
          <table:table-cell table:formula="of:=SQRT([.E272]^2+[.F272]^2)" office:value-type="float" office:value="1.17834629884427" calcext:value-type="float">
            <text:p>1.18</text:p>
          </table:table-cell>
          <table:table-cell table:formula="of:=DEGREES(ATAN2([.F272]; [.E272]))" office:value-type="float" office:value="83.1765376009665" calcext:value-type="float">
            <text:p>83.18</text:p>
          </table:table-cell>
          <table:table-cell table:style-name="ce9" table:formula="of:=SQRT([.T272])" office:value-type="float" office:value="10.7489415340374" calcext:value-type="float">
            <text:p>10.75</text:p>
          </table:table-cell>
          <table:table-cell table:style-name="ce8" table:formula="of:=DEGREES(ATAN( (-SIN (RADIANS ([.C272])) * COS(RADIANS([.B272]))) / (COS (RADIANS ([.C272])) * SIN(RADIANS([.B272]))) ))" office:value-type="float" office:value="3.48279358774464" calcext:value-type="float">
            <text:p>3.48</text:p>
          </table:table-cell>
          <table:table-cell table:style-name="ce11" table:formula="of:=SQRT([.U272]^2+[.V272]^2)" office:value-type="float" office:value="11.020906241264" calcext:value-type="float">
            <text:p>11.02</text:p>
          </table:table-cell>
          <table:table-cell table:style-name="ce8" table:formula="of:=DEGREES(ATAN2([.V272];[.U272]))" office:value-type="float" office:value="80.4788569767649" calcext:value-type="float">
            <text:p>80.48</text:p>
          </table:table-cell>
          <table:table-cell table:style-name="ce8"/>
          <table:table-cell table:style-name="ce13" table:formula="of:=[.K272]*15" office:value-type="float" office:value="10.7489415340374" calcext:value-type="float">
            <text:p>10.75</text:p>
          </table:table-cell>
          <table:table-cell table:style-name="ce8" table:formula="of:=[.K272]^2*225" office:value-type="float" office:value="115.539744102154" calcext:value-type="float">
            <text:p>115.54</text:p>
          </table:table-cell>
          <table:table-cell table:style-name="ce8" table:formula="of:=[.L272]*COS(RADIANS([.M272]))+[.N272]*COS(RADIANS([.O272]))" office:value-type="float" office:value="10.869089172153" calcext:value-type="float">
            <text:p>10.87</text:p>
          </table:table-cell>
          <table:table-cell table:style-name="ce8" table:formula="of:=[.L272]*SIN(RADIANS([.M272]))+[.N272]*SIN(RADIANS([.O272]))" office:value-type="float" office:value="1.82298517451925" calcext:value-type="float">
            <text:p>1.82</text:p>
          </table:table-cell>
          <table:table-cell office:value-type="float" office:value="10.687570823612" calcext:value-type="float">
            <text:p>10.69</text:p>
          </table:table-cell>
          <table:table-cell table:number-columns-repeated="1001"/>
        </table:table-row>
        <table:table-row table:style-name="ro1">
          <table:table-cell office:value-type="float" office:value="862509" calcext:value-type="float">
            <text:p>862509</text:p>
          </table:table-cell>
          <table:table-cell office:value-type="float" office:value="-35.5495841769748" calcext:value-type="float">
            <text:p>-35.549584177</text:p>
          </table:table-cell>
          <table:table-cell office:value-type="float" office:value="2.49030340652934" calcext:value-type="float">
            <text:p>2.4903034065</text:p>
          </table:table-cell>
          <table:table-cell office:value-type="float" office:value="0.576308310277227" calcext:value-type="float">
            <text:p>0.5763083103</text:p>
          </table:table-cell>
          <table:table-cell office:value-type="float" office:value="1.17" calcext:value-type="float">
            <text:p>1.17</text:p>
          </table:table-cell>
          <table:table-cell office:value-type="float" office:value="0.14" calcext:value-type="float">
            <text:p>0.14</text:p>
          </table:table-cell>
          <table:table-cell office:value-type="float" office:value="-0.18" calcext:value-type="float">
            <text:p>-0.18</text:p>
          </table:table-cell>
          <table:table-cell office:value-type="float" office:value="14.589" calcext:value-type="float">
            <text:p>14.589</text:p>
          </table:table-cell>
          <table:table-cell/>
          <table:table-cell table:formula="of:=DEGREES(ACOS(COS(RADIANS([.B273]))*COS(RADIANS([.C273]))))" office:value-type="float" office:value="35.6252360787066" calcext:value-type="float">
            <text:p>35.63</text:p>
          </table:table-cell>
          <table:table-cell table:formula="of:=TAN((ACOS(COS(RADIANS([.B273]))*COS(RADIANS([.C273])))))" office:value-type="float" office:value="0.716596102269158" calcext:value-type="float">
            <text:p>0.7166</text:p>
          </table:table-cell>
          <table:table-cell table:formula="of:=SQRT([.E273]^2+[.F273]^2)" office:value-type="float" office:value="1.17834629884427" calcext:value-type="float">
            <text:p>1.18</text:p>
          </table:table-cell>
          <table:table-cell table:formula="of:=DEGREES(ATAN2([.F273]; [.E273]))" office:value-type="float" office:value="83.1765376009665" calcext:value-type="float">
            <text:p>83.18</text:p>
          </table:table-cell>
          <table:table-cell table:style-name="ce9" table:formula="of:=SQRT([.T273])" office:value-type="float" office:value="10.7489415340374" calcext:value-type="float">
            <text:p>10.75</text:p>
          </table:table-cell>
          <table:table-cell table:style-name="ce8" table:formula="of:=DEGREES(ATAN( (-SIN (RADIANS ([.C273])) * COS(RADIANS([.B273]))) / (COS (RADIANS ([.C273])) * SIN(RADIANS([.B273]))) ))" office:value-type="float" office:value="3.48279358774464" calcext:value-type="float">
            <text:p>3.48</text:p>
          </table:table-cell>
          <table:table-cell table:style-name="ce11" table:formula="of:=SQRT([.U273]^2+[.V273]^2)" office:value-type="float" office:value="11.020906241264" calcext:value-type="float">
            <text:p>11.02</text:p>
          </table:table-cell>
          <table:table-cell table:style-name="ce8" table:formula="of:=DEGREES(ATAN2([.V273];[.U273]))" office:value-type="float" office:value="80.4788569767649" calcext:value-type="float">
            <text:p>80.48</text:p>
          </table:table-cell>
          <table:table-cell table:style-name="ce8"/>
          <table:table-cell table:style-name="ce13" table:formula="of:=[.K273]*15" office:value-type="float" office:value="10.7489415340374" calcext:value-type="float">
            <text:p>10.75</text:p>
          </table:table-cell>
          <table:table-cell table:style-name="ce8" table:formula="of:=[.K273]^2*225" office:value-type="float" office:value="115.539744102154" calcext:value-type="float">
            <text:p>115.54</text:p>
          </table:table-cell>
          <table:table-cell table:style-name="ce8" table:formula="of:=[.L273]*COS(RADIANS([.M273]))+[.N273]*COS(RADIANS([.O273]))" office:value-type="float" office:value="10.869089172153" calcext:value-type="float">
            <text:p>10.87</text:p>
          </table:table-cell>
          <table:table-cell table:style-name="ce8" table:formula="of:=[.L273]*SIN(RADIANS([.M273]))+[.N273]*SIN(RADIANS([.O273]))" office:value-type="float" office:value="1.82298517451925" calcext:value-type="float">
            <text:p>1.82</text:p>
          </table:table-cell>
          <table:table-cell office:value-type="float" office:value="10.687570823612" calcext:value-type="float">
            <text:p>10.69</text:p>
          </table:table-cell>
          <table:table-cell table:number-columns-repeated="1001"/>
        </table:table-row>
        <table:table-row table:style-name="ro1">
          <table:table-cell office:value-type="float" office:value="862759" calcext:value-type="float">
            <text:p>862759</text:p>
          </table:table-cell>
          <table:table-cell office:value-type="float" office:value="-34.3484066189688" calcext:value-type="float">
            <text:p>-34.348406619</text:p>
          </table:table-cell>
          <table:table-cell office:value-type="float" office:value="2.70908098239061" calcext:value-type="float">
            <text:p>2.7090809824</text:p>
          </table:table-cell>
          <table:table-cell office:value-type="float" office:value="0.500319200748809" calcext:value-type="float">
            <text:p>0.5003192007</text:p>
          </table:table-cell>
          <table:table-cell office:value-type="float" office:value="1.07" calcext:value-type="float">
            <text:p>1.07</text:p>
          </table:table-cell>
          <table:table-cell office:value-type="float" office:value="0.17" calcext:value-type="float">
            <text:p>0.17</text:p>
          </table:table-cell>
          <table:table-cell office:value-type="float" office:value="-0.16" calcext:value-type="float">
            <text:p>-0.16</text:p>
          </table:table-cell>
          <table:table-cell office:value-type="float" office:value="14.626" calcext:value-type="float">
            <text:p>14.626</text:p>
          </table:table-cell>
          <table:table-cell/>
          <table:table-cell table:formula="of:=DEGREES(ACOS(COS(RADIANS([.B274]))*COS(RADIANS([.C274]))))" office:value-type="float" office:value="34.44199495765" calcext:value-type="float">
            <text:p>34.44</text:p>
          </table:table-cell>
          <table:table-cell table:formula="of:=TAN((ACOS(COS(RADIANS([.B274]))*COS(RADIANS([.C274])))))" office:value-type="float" office:value="0.685791413143293" calcext:value-type="float">
            <text:p>0.6858</text:p>
          </table:table-cell>
          <table:table-cell table:formula="of:=SQRT([.E274]^2+[.F274]^2)" office:value-type="float" office:value="1.08342050931298" calcext:value-type="float">
            <text:p>1.08</text:p>
          </table:table-cell>
          <table:table-cell table:formula="of:=DEGREES(ATAN2([.F274]; [.E274]))" office:value-type="float" office:value="80.9723870492849" calcext:value-type="float">
            <text:p>80.97</text:p>
          </table:table-cell>
          <table:table-cell table:style-name="ce9" table:formula="of:=SQRT([.T274])" office:value-type="float" office:value="10.2868711971494" calcext:value-type="float">
            <text:p>10.29</text:p>
          </table:table-cell>
          <table:table-cell table:style-name="ce8" table:formula="of:=DEGREES(ATAN( (-SIN (RADIANS ([.C274])) * COS(RADIANS([.B274]))) / (COS (RADIANS ([.C274])) * SIN(RADIANS([.B274]))) ))" office:value-type="float" office:value="3.96080112755068" calcext:value-type="float">
            <text:p>3.96</text:p>
          </table:table-cell>
          <table:table-cell table:style-name="ce11" table:formula="of:=SQRT([.U274]^2+[.V274]^2)" office:value-type="float" office:value="10.5831606518226" calcext:value-type="float">
            <text:p>10.58</text:p>
          </table:table-cell>
          <table:table-cell table:style-name="ce8" table:formula="of:=DEGREES(ATAN2([.V274];[.U274]))" office:value-type="float" office:value="80.3142529403909" calcext:value-type="float">
            <text:p>80.31</text:p>
          </table:table-cell>
          <table:table-cell table:style-name="ce8"/>
          <table:table-cell table:style-name="ce13" table:formula="of:=[.K274]*15" office:value-type="float" office:value="10.2868711971494" calcext:value-type="float">
            <text:p>10.29</text:p>
          </table:table-cell>
          <table:table-cell table:style-name="ce8" table:formula="of:=[.K274]^2*225" office:value-type="float" office:value="105.819719026742" calcext:value-type="float">
            <text:p>105.82</text:p>
          </table:table-cell>
          <table:table-cell table:style-name="ce8" table:formula="of:=[.L274]*COS(RADIANS([.M274]))+[.N274]*COS(RADIANS([.O274]))" office:value-type="float" office:value="10.4323014234026" calcext:value-type="float">
            <text:p>10.43</text:p>
          </table:table-cell>
          <table:table-cell table:style-name="ce8" table:formula="of:=[.L274]*SIN(RADIANS([.M274]))+[.N274]*SIN(RADIANS([.O274]))" office:value-type="float" office:value="1.78055508018098" calcext:value-type="float">
            <text:p>1.78</text:p>
          </table:table-cell>
          <table:table-cell office:value-type="float" office:value="10.332598487295" calcext:value-type="float">
            <text:p>10.33</text:p>
          </table:table-cell>
          <table:table-cell table:number-columns-repeated="1001"/>
        </table:table-row>
        <table:table-row table:style-name="ro1">
          <table:table-cell office:value-type="float" office:value="862759" calcext:value-type="float">
            <text:p>862759</text:p>
          </table:table-cell>
          <table:table-cell office:value-type="float" office:value="-34.3484066189688" calcext:value-type="float">
            <text:p>-34.348406619</text:p>
          </table:table-cell>
          <table:table-cell office:value-type="float" office:value="2.70908098239061" calcext:value-type="float">
            <text:p>2.7090809824</text:p>
          </table:table-cell>
          <table:table-cell office:value-type="float" office:value="0.500319200748809" calcext:value-type="float">
            <text:p>0.5003192007</text:p>
          </table:table-cell>
          <table:table-cell office:value-type="float" office:value="1.07" calcext:value-type="float">
            <text:p>1.07</text:p>
          </table:table-cell>
          <table:table-cell office:value-type="float" office:value="0.17" calcext:value-type="float">
            <text:p>0.17</text:p>
          </table:table-cell>
          <table:table-cell office:value-type="float" office:value="-0.16" calcext:value-type="float">
            <text:p>-0.16</text:p>
          </table:table-cell>
          <table:table-cell office:value-type="float" office:value="14.626" calcext:value-type="float">
            <text:p>14.626</text:p>
          </table:table-cell>
          <table:table-cell/>
          <table:table-cell table:formula="of:=DEGREES(ACOS(COS(RADIANS([.B275]))*COS(RADIANS([.C275]))))" office:value-type="float" office:value="34.44199495765" calcext:value-type="float">
            <text:p>34.44</text:p>
          </table:table-cell>
          <table:table-cell table:formula="of:=TAN((ACOS(COS(RADIANS([.B275]))*COS(RADIANS([.C275])))))" office:value-type="float" office:value="0.685791413143293" calcext:value-type="float">
            <text:p>0.6858</text:p>
          </table:table-cell>
          <table:table-cell table:formula="of:=SQRT([.E275]^2+[.F275]^2)" office:value-type="float" office:value="1.08342050931298" calcext:value-type="float">
            <text:p>1.08</text:p>
          </table:table-cell>
          <table:table-cell table:formula="of:=DEGREES(ATAN2([.F275]; [.E275]))" office:value-type="float" office:value="80.9723870492849" calcext:value-type="float">
            <text:p>80.97</text:p>
          </table:table-cell>
          <table:table-cell table:style-name="ce9" table:formula="of:=SQRT([.T275])" office:value-type="float" office:value="10.2868711971494" calcext:value-type="float">
            <text:p>10.29</text:p>
          </table:table-cell>
          <table:table-cell table:style-name="ce8" table:formula="of:=DEGREES(ATAN( (-SIN (RADIANS ([.C275])) * COS(RADIANS([.B275]))) / (COS (RADIANS ([.C275])) * SIN(RADIANS([.B275]))) ))" office:value-type="float" office:value="3.96080112755068" calcext:value-type="float">
            <text:p>3.96</text:p>
          </table:table-cell>
          <table:table-cell table:style-name="ce11" table:formula="of:=SQRT([.U275]^2+[.V275]^2)" office:value-type="float" office:value="10.5831606518226" calcext:value-type="float">
            <text:p>10.58</text:p>
          </table:table-cell>
          <table:table-cell table:style-name="ce8" table:formula="of:=DEGREES(ATAN2([.V275];[.U275]))" office:value-type="float" office:value="80.3142529403909" calcext:value-type="float">
            <text:p>80.31</text:p>
          </table:table-cell>
          <table:table-cell table:style-name="ce8"/>
          <table:table-cell table:style-name="ce13" table:formula="of:=[.K275]*15" office:value-type="float" office:value="10.2868711971494" calcext:value-type="float">
            <text:p>10.29</text:p>
          </table:table-cell>
          <table:table-cell table:style-name="ce8" table:formula="of:=[.K275]^2*225" office:value-type="float" office:value="105.819719026742" calcext:value-type="float">
            <text:p>105.82</text:p>
          </table:table-cell>
          <table:table-cell table:style-name="ce8" table:formula="of:=[.L275]*COS(RADIANS([.M275]))+[.N275]*COS(RADIANS([.O275]))" office:value-type="float" office:value="10.4323014234026" calcext:value-type="float">
            <text:p>10.43</text:p>
          </table:table-cell>
          <table:table-cell table:style-name="ce8" table:formula="of:=[.L275]*SIN(RADIANS([.M275]))+[.N275]*SIN(RADIANS([.O275]))" office:value-type="float" office:value="1.78055508018098" calcext:value-type="float">
            <text:p>1.78</text:p>
          </table:table-cell>
          <table:table-cell office:value-type="float" office:value="10.332598487295" calcext:value-type="float">
            <text:p>10.33</text:p>
          </table:table-cell>
          <table:table-cell table:number-columns-repeated="1001"/>
        </table:table-row>
        <table:table-row table:style-name="ro1">
          <table:table-cell office:value-type="float" office:value="863009" calcext:value-type="float">
            <text:p>863009</text:p>
          </table:table-cell>
          <table:table-cell office:value-type="float" office:value="-33.1762471196517" calcext:value-type="float">
            <text:p>-33.1762471197</text:p>
          </table:table-cell>
          <table:table-cell office:value-type="float" office:value="2.70703982304583" calcext:value-type="float">
            <text:p>2.707039823</text:p>
          </table:table-cell>
          <table:table-cell office:value-type="float" office:value="0.496902665420775" calcext:value-type="float">
            <text:p>0.4969026654</text:p>
          </table:table-cell>
          <table:table-cell office:value-type="float" office:value="0.92" calcext:value-type="float">
            <text:p>0.92</text:p>
          </table:table-cell>
          <table:table-cell office:value-type="float" office:value="0.2" calcext:value-type="float">
            <text:p>0.2</text:p>
          </table:table-cell>
          <table:table-cell office:value-type="float" office:value="-0.15" calcext:value-type="float">
            <text:p>-0.15</text:p>
          </table:table-cell>
          <table:table-cell office:value-type="float" office:value="14.659" calcext:value-type="float">
            <text:p>14.659</text:p>
          </table:table-cell>
          <table:table-cell/>
          <table:table-cell table:formula="of:=DEGREES(ACOS(COS(RADIANS([.B276]))*COS(RADIANS([.C276]))))" office:value-type="float" office:value="33.273915094965" calcext:value-type="float">
            <text:p>33.27</text:p>
          </table:table-cell>
          <table:table-cell table:formula="of:=TAN((ACOS(COS(RADIANS([.B276]))*COS(RADIANS([.C276])))))" office:value-type="float" office:value="0.656225707406797" calcext:value-type="float">
            <text:p>0.6562</text:p>
          </table:table-cell>
          <table:table-cell table:formula="of:=SQRT([.E276]^2+[.F276]^2)" office:value-type="float" office:value="0.941488183675186" calcext:value-type="float">
            <text:p>0.94</text:p>
          </table:table-cell>
          <table:table-cell table:formula="of:=DEGREES(ATAN2([.F276]; [.E276]))" office:value-type="float" office:value="77.7352262721076" calcext:value-type="float">
            <text:p>77.74</text:p>
          </table:table-cell>
          <table:table-cell table:style-name="ce9" table:formula="of:=SQRT([.T276])" office:value-type="float" office:value="9.84338561110195" calcext:value-type="float">
            <text:p>9.84</text:p>
          </table:table-cell>
          <table:table-cell table:style-name="ce8" table:formula="of:=DEGREES(ATAN( (-SIN (RADIANS ([.C276])) * COS(RADIANS([.B276]))) / (COS (RADIANS ([.C276])) * SIN(RADIANS([.B276]))) ))" office:value-type="float" office:value="4.13641816004739" calcext:value-type="float">
            <text:p>4.14</text:p>
          </table:table-cell>
          <table:table-cell table:style-name="ce11" table:formula="of:=SQRT([.U276]^2+[.V276]^2)" office:value-type="float" office:value="10.149491132298" calcext:value-type="float">
            <text:p>10.15</text:p>
          </table:table-cell>
          <table:table-cell table:style-name="ce8" table:formula="of:=DEGREES(ATAN2([.V276];[.U276]))" office:value-type="float" office:value="80.7582238499183" calcext:value-type="float">
            <text:p>80.76</text:p>
          </table:table-cell>
          <table:table-cell table:style-name="ce8"/>
          <table:table-cell table:style-name="ce13" table:formula="of:=[.K276]*15" office:value-type="float" office:value="9.84338561110195" calcext:value-type="float">
            <text:p>9.84</text:p>
          </table:table-cell>
          <table:table-cell table:style-name="ce8" table:formula="of:=[.K276]^2*225" office:value-type="float" office:value="96.8922402888489" calcext:value-type="float">
            <text:p>96.89</text:p>
          </table:table-cell>
          <table:table-cell table:style-name="ce8" table:formula="of:=[.L276]*COS(RADIANS([.M276]))+[.N276]*COS(RADIANS([.O276]))" office:value-type="float" office:value="10.0177449349101" calcext:value-type="float">
            <text:p>10.02</text:p>
          </table:table-cell>
          <table:table-cell table:style-name="ce8" table:formula="of:=[.L276]*SIN(RADIANS([.M276]))+[.N276]*SIN(RADIANS([.O276]))" office:value-type="float" office:value="1.63001738140347" calcext:value-type="float">
            <text:p>1.63</text:p>
          </table:table-cell>
          <table:table-cell office:value-type="float" office:value="9.9821745284895" calcext:value-type="float">
            <text:p>9.98</text:p>
          </table:table-cell>
          <table:table-cell table:number-columns-repeated="1001"/>
        </table:table-row>
        <table:table-row table:style-name="ro1">
          <table:table-cell office:value-type="float" office:value="863009" calcext:value-type="float">
            <text:p>863009</text:p>
          </table:table-cell>
          <table:table-cell office:value-type="float" office:value="-33.1762471196517" calcext:value-type="float">
            <text:p>-33.1762471197</text:p>
          </table:table-cell>
          <table:table-cell office:value-type="float" office:value="2.70703982304583" calcext:value-type="float">
            <text:p>2.707039823</text:p>
          </table:table-cell>
          <table:table-cell office:value-type="float" office:value="0.496902665420775" calcext:value-type="float">
            <text:p>0.4969026654</text:p>
          </table:table-cell>
          <table:table-cell office:value-type="float" office:value="0.92" calcext:value-type="float">
            <text:p>0.92</text:p>
          </table:table-cell>
          <table:table-cell office:value-type="float" office:value="0.2" calcext:value-type="float">
            <text:p>0.2</text:p>
          </table:table-cell>
          <table:table-cell office:value-type="float" office:value="-0.15" calcext:value-type="float">
            <text:p>-0.15</text:p>
          </table:table-cell>
          <table:table-cell office:value-type="float" office:value="14.659" calcext:value-type="float">
            <text:p>14.659</text:p>
          </table:table-cell>
          <table:table-cell/>
          <table:table-cell table:formula="of:=DEGREES(ACOS(COS(RADIANS([.B277]))*COS(RADIANS([.C277]))))" office:value-type="float" office:value="33.273915094965" calcext:value-type="float">
            <text:p>33.27</text:p>
          </table:table-cell>
          <table:table-cell table:formula="of:=TAN((ACOS(COS(RADIANS([.B277]))*COS(RADIANS([.C277])))))" office:value-type="float" office:value="0.656225707406797" calcext:value-type="float">
            <text:p>0.6562</text:p>
          </table:table-cell>
          <table:table-cell table:formula="of:=SQRT([.E277]^2+[.F277]^2)" office:value-type="float" office:value="0.941488183675186" calcext:value-type="float">
            <text:p>0.94</text:p>
          </table:table-cell>
          <table:table-cell table:formula="of:=DEGREES(ATAN2([.F277]; [.E277]))" office:value-type="float" office:value="77.7352262721076" calcext:value-type="float">
            <text:p>77.74</text:p>
          </table:table-cell>
          <table:table-cell table:style-name="ce9" table:formula="of:=SQRT([.T277])" office:value-type="float" office:value="9.84338561110195" calcext:value-type="float">
            <text:p>9.84</text:p>
          </table:table-cell>
          <table:table-cell table:style-name="ce8" table:formula="of:=DEGREES(ATAN( (-SIN (RADIANS ([.C277])) * COS(RADIANS([.B277]))) / (COS (RADIANS ([.C277])) * SIN(RADIANS([.B277]))) ))" office:value-type="float" office:value="4.13641816004739" calcext:value-type="float">
            <text:p>4.14</text:p>
          </table:table-cell>
          <table:table-cell table:style-name="ce11" table:formula="of:=SQRT([.U277]^2+[.V277]^2)" office:value-type="float" office:value="10.149491132298" calcext:value-type="float">
            <text:p>10.15</text:p>
          </table:table-cell>
          <table:table-cell table:style-name="ce8" table:formula="of:=DEGREES(ATAN2([.V277];[.U277]))" office:value-type="float" office:value="80.7582238499183" calcext:value-type="float">
            <text:p>80.76</text:p>
          </table:table-cell>
          <table:table-cell table:style-name="ce8"/>
          <table:table-cell table:style-name="ce13" table:formula="of:=[.K277]*15" office:value-type="float" office:value="9.84338561110195" calcext:value-type="float">
            <text:p>9.84</text:p>
          </table:table-cell>
          <table:table-cell table:style-name="ce8" table:formula="of:=[.K277]^2*225" office:value-type="float" office:value="96.8922402888489" calcext:value-type="float">
            <text:p>96.89</text:p>
          </table:table-cell>
          <table:table-cell table:style-name="ce8" table:formula="of:=[.L277]*COS(RADIANS([.M277]))+[.N277]*COS(RADIANS([.O277]))" office:value-type="float" office:value="10.0177449349101" calcext:value-type="float">
            <text:p>10.02</text:p>
          </table:table-cell>
          <table:table-cell table:style-name="ce8" table:formula="of:=[.L277]*SIN(RADIANS([.M277]))+[.N277]*SIN(RADIANS([.O277]))" office:value-type="float" office:value="1.63001738140347" calcext:value-type="float">
            <text:p>1.63</text:p>
          </table:table-cell>
          <table:table-cell office:value-type="float" office:value="9.9821745284895" calcext:value-type="float">
            <text:p>9.98</text:p>
          </table:table-cell>
          <table:table-cell table:number-columns-repeated="1001"/>
        </table:table-row>
        <table:table-row table:style-name="ro1">
          <table:table-cell office:value-type="float" office:value="863260" calcext:value-type="float">
            <text:p>863260</text:p>
          </table:table-cell>
          <table:table-cell office:value-type="float" office:value="-32.0899772491474" calcext:value-type="float">
            <text:p>-32.0899772491</text:p>
          </table:table-cell>
          <table:table-cell office:value-type="float" office:value="2.53867523311819" calcext:value-type="float">
            <text:p>2.5386752331</text:p>
          </table:table-cell>
          <table:table-cell office:value-type="float" office:value="0.539324116582077" calcext:value-type="float">
            <text:p>0.5393241166</text:p>
          </table:table-cell>
          <table:table-cell office:value-type="float" office:value="0.73" calcext:value-type="float">
            <text:p>0.73</text:p>
          </table:table-cell>
          <table:table-cell office:value-type="float" office:value="0.22" calcext:value-type="float">
            <text:p>0.22</text:p>
          </table:table-cell>
          <table:table-cell office:value-type="float" office:value="-0.15" calcext:value-type="float">
            <text:p>-0.15</text:p>
          </table:table-cell>
          <table:table-cell office:value-type="float" office:value="14.69" calcext:value-type="float">
            <text:p>14.69</text:p>
          </table:table-cell>
          <table:table-cell/>
          <table:table-cell table:formula="of:=DEGREES(ACOS(COS(RADIANS([.B278]))*COS(RADIANS([.C278]))))" office:value-type="float" office:value="32.1795434382442" calcext:value-type="float">
            <text:p>32.18</text:p>
          </table:table-cell>
          <table:table-cell table:formula="of:=TAN((ACOS(COS(RADIANS([.B278]))*COS(RADIANS([.C278])))))" office:value-type="float" office:value="0.62923509917525" calcext:value-type="float">
            <text:p>0.6292</text:p>
          </table:table-cell>
          <table:table-cell table:formula="of:=SQRT([.E278]^2+[.F278]^2)" office:value-type="float" office:value="0.762430324685476" calcext:value-type="float">
            <text:p>0.76</text:p>
          </table:table-cell>
          <table:table-cell table:formula="of:=DEGREES(ATAN2([.F278]; [.E278]))" office:value-type="float" office:value="73.2287761813696" calcext:value-type="float">
            <text:p>73.23</text:p>
          </table:table-cell>
          <table:table-cell table:style-name="ce9" table:formula="of:=SQRT([.T278])" office:value-type="float" office:value="9.43852648762876" calcext:value-type="float">
            <text:p>9.44</text:p>
          </table:table-cell>
          <table:table-cell table:style-name="ce8" table:formula="of:=DEGREES(ATAN( (-SIN (RADIANS ([.C278])) * COS(RADIANS([.B278]))) / (COS (RADIANS ([.C278])) * SIN(RADIANS([.B278]))) ))" office:value-type="float" office:value="4.04448849080708" calcext:value-type="float">
            <text:p>4.04</text:p>
          </table:table-cell>
          <table:table-cell table:style-name="ce11" table:formula="of:=SQRT([.U278]^2+[.V278]^2)" office:value-type="float" office:value="9.7355855755998" calcext:value-type="float">
            <text:p>9.74</text:p>
          </table:table-cell>
          <table:table-cell table:style-name="ce8" table:formula="of:=DEGREES(ATAN2([.V278];[.U278]))" office:value-type="float" office:value="81.7575861048793" calcext:value-type="float">
            <text:p>81.76</text:p>
          </table:table-cell>
          <table:table-cell table:style-name="ce8"/>
          <table:table-cell table:style-name="ce13" table:formula="of:=[.K278]*15" office:value-type="float" office:value="9.43852648762876" calcext:value-type="float">
            <text:p>9.44</text:p>
          </table:table-cell>
          <table:table-cell table:style-name="ce8" table:formula="of:=[.K278]^2*225" office:value-type="float" office:value="89.0857822576696" calcext:value-type="float">
            <text:p>89.09</text:p>
          </table:table-cell>
          <table:table-cell table:style-name="ce8" table:formula="of:=[.L278]*COS(RADIANS([.M278]))+[.N278]*COS(RADIANS([.O278]))" office:value-type="float" office:value="9.6350206462194" calcext:value-type="float">
            <text:p>9.64</text:p>
          </table:table-cell>
          <table:table-cell table:style-name="ce8" table:formula="of:=[.L278]*SIN(RADIANS([.M278]))+[.N278]*SIN(RADIANS([.O278]))" office:value-type="float" office:value="1.39570901220592" calcext:value-type="float">
            <text:p>1.40</text:p>
          </table:table-cell>
          <table:table-cell office:value-type="float" office:value="9.65386303147326" calcext:value-type="float">
            <text:p>9.65</text:p>
          </table:table-cell>
          <table:table-cell table:number-columns-repeated="1001"/>
        </table:table-row>
        <table:table-row table:style-name="ro1">
          <table:table-cell office:value-type="float" office:value="863260" calcext:value-type="float">
            <text:p>863260</text:p>
          </table:table-cell>
          <table:table-cell office:value-type="float" office:value="-32.0899772491474" calcext:value-type="float">
            <text:p>-32.0899772491</text:p>
          </table:table-cell>
          <table:table-cell office:value-type="float" office:value="2.53867523311819" calcext:value-type="float">
            <text:p>2.5386752331</text:p>
          </table:table-cell>
          <table:table-cell office:value-type="float" office:value="0.539324116582077" calcext:value-type="float">
            <text:p>0.5393241166</text:p>
          </table:table-cell>
          <table:table-cell office:value-type="float" office:value="0.73" calcext:value-type="float">
            <text:p>0.73</text:p>
          </table:table-cell>
          <table:table-cell office:value-type="float" office:value="0.22" calcext:value-type="float">
            <text:p>0.22</text:p>
          </table:table-cell>
          <table:table-cell office:value-type="float" office:value="-0.15" calcext:value-type="float">
            <text:p>-0.15</text:p>
          </table:table-cell>
          <table:table-cell office:value-type="float" office:value="14.69" calcext:value-type="float">
            <text:p>14.69</text:p>
          </table:table-cell>
          <table:table-cell/>
          <table:table-cell table:formula="of:=DEGREES(ACOS(COS(RADIANS([.B279]))*COS(RADIANS([.C279]))))" office:value-type="float" office:value="32.1795434382442" calcext:value-type="float">
            <text:p>32.18</text:p>
          </table:table-cell>
          <table:table-cell table:formula="of:=TAN((ACOS(COS(RADIANS([.B279]))*COS(RADIANS([.C279])))))" office:value-type="float" office:value="0.62923509917525" calcext:value-type="float">
            <text:p>0.6292</text:p>
          </table:table-cell>
          <table:table-cell table:formula="of:=SQRT([.E279]^2+[.F279]^2)" office:value-type="float" office:value="0.762430324685476" calcext:value-type="float">
            <text:p>0.76</text:p>
          </table:table-cell>
          <table:table-cell table:formula="of:=DEGREES(ATAN2([.F279]; [.E279]))" office:value-type="float" office:value="73.2287761813696" calcext:value-type="float">
            <text:p>73.23</text:p>
          </table:table-cell>
          <table:table-cell table:style-name="ce9" table:formula="of:=SQRT([.T279])" office:value-type="float" office:value="9.43852648762876" calcext:value-type="float">
            <text:p>9.44</text:p>
          </table:table-cell>
          <table:table-cell table:style-name="ce8" table:formula="of:=DEGREES(ATAN( (-SIN (RADIANS ([.C279])) * COS(RADIANS([.B279]))) / (COS (RADIANS ([.C279])) * SIN(RADIANS([.B279]))) ))" office:value-type="float" office:value="4.04448849080708" calcext:value-type="float">
            <text:p>4.04</text:p>
          </table:table-cell>
          <table:table-cell table:style-name="ce11" table:formula="of:=SQRT([.U279]^2+[.V279]^2)" office:value-type="float" office:value="9.7355855755998" calcext:value-type="float">
            <text:p>9.74</text:p>
          </table:table-cell>
          <table:table-cell table:style-name="ce8" table:formula="of:=DEGREES(ATAN2([.V279];[.U279]))" office:value-type="float" office:value="81.7575861048793" calcext:value-type="float">
            <text:p>81.76</text:p>
          </table:table-cell>
          <table:table-cell table:style-name="ce8"/>
          <table:table-cell table:style-name="ce13" table:formula="of:=[.K279]*15" office:value-type="float" office:value="9.43852648762876" calcext:value-type="float">
            <text:p>9.44</text:p>
          </table:table-cell>
          <table:table-cell table:style-name="ce8" table:formula="of:=[.K279]^2*225" office:value-type="float" office:value="89.0857822576696" calcext:value-type="float">
            <text:p>89.09</text:p>
          </table:table-cell>
          <table:table-cell table:style-name="ce8" table:formula="of:=[.L279]*COS(RADIANS([.M279]))+[.N279]*COS(RADIANS([.O279]))" office:value-type="float" office:value="9.6350206462194" calcext:value-type="float">
            <text:p>9.64</text:p>
          </table:table-cell>
          <table:table-cell table:style-name="ce8" table:formula="of:=[.L279]*SIN(RADIANS([.M279]))+[.N279]*SIN(RADIANS([.O279]))" office:value-type="float" office:value="1.39570901220592" calcext:value-type="float">
            <text:p>1.40</text:p>
          </table:table-cell>
          <table:table-cell office:value-type="float" office:value="9.65386303147326" calcext:value-type="float">
            <text:p>9.65</text:p>
          </table:table-cell>
          <table:table-cell table:number-columns-repeated="1001"/>
        </table:table-row>
        <table:table-row table:style-name="ro1">
          <table:table-cell office:value-type="float" office:value="863510" calcext:value-type="float">
            <text:p>863510</text:p>
          </table:table-cell>
          <table:table-cell office:value-type="float" office:value="-31.4749118841986" calcext:value-type="float">
            <text:p>-31.4749118842</text:p>
          </table:table-cell>
          <table:table-cell office:value-type="float" office:value="2.29869162743133" calcext:value-type="float">
            <text:p>2.2986916274</text:p>
          </table:table-cell>
          <table:table-cell office:value-type="float" office:value="0.577016942403616" calcext:value-type="float">
            <text:p>0.5770169424</text:p>
          </table:table-cell>
          <table:table-cell office:value-type="float" office:value="0.53" calcext:value-type="float">
            <text:p>0.53</text:p>
          </table:table-cell>
          <table:table-cell office:value-type="float" office:value="0.23" calcext:value-type="float">
            <text:p>0.23</text:p>
          </table:table-cell>
          <table:table-cell office:value-type="float" office:value="-0.14" calcext:value-type="float">
            <text:p>-0.14</text:p>
          </table:table-cell>
          <table:table-cell office:value-type="float" office:value="14.72" calcext:value-type="float">
            <text:p>14.72</text:p>
          </table:table-cell>
          <table:table-cell/>
          <table:table-cell table:formula="of:=DEGREES(ACOS(COS(RADIANS([.B280]))*COS(RADIANS([.C280]))))" office:value-type="float" office:value="31.5501421898146" calcext:value-type="float">
            <text:p>31.55</text:p>
          </table:table-cell>
          <table:table-cell table:formula="of:=TAN((ACOS(COS(RADIANS([.B280]))*COS(RADIANS([.C280])))))" office:value-type="float" office:value="0.614005219825821" calcext:value-type="float">
            <text:p>0.6140</text:p>
          </table:table-cell>
          <table:table-cell table:formula="of:=SQRT([.E280]^2+[.F280]^2)" office:value-type="float" office:value="0.577754273026172" calcext:value-type="float">
            <text:p>0.58</text:p>
          </table:table-cell>
          <table:table-cell table:formula="of:=DEGREES(ATAN2([.F280]; [.E280]))" office:value-type="float" office:value="66.5409759185384" calcext:value-type="float">
            <text:p>66.54</text:p>
          </table:table-cell>
          <table:table-cell table:style-name="ce9" table:formula="of:=SQRT([.T280])" office:value-type="float" office:value="9.21007829738731" calcext:value-type="float">
            <text:p>9.21</text:p>
          </table:table-cell>
          <table:table-cell table:style-name="ce8" table:formula="of:=DEGREES(ATAN( (-SIN (RADIANS ([.C280])) * COS(RADIANS([.B280]))) / (COS (RADIANS ([.C280])) * SIN(RADIANS([.B280]))) ))" office:value-type="float" office:value="3.7514591081646" calcext:value-type="float">
            <text:p>3.75</text:p>
          </table:table-cell>
          <table:table-cell table:style-name="ce11" table:formula="of:=SQRT([.U280]^2+[.V280]^2)" office:value-type="float" office:value="9.48818519760144" calcext:value-type="float">
            <text:p>9.49</text:p>
          </table:table-cell>
          <table:table-cell table:style-name="ce8" table:formula="of:=DEGREES(ATAN2([.V280];[.U280]))" office:value-type="float" office:value="83.1442714181467" calcext:value-type="float">
            <text:p>83.14</text:p>
          </table:table-cell>
          <table:table-cell table:style-name="ce8"/>
          <table:table-cell table:style-name="ce13" table:formula="of:=[.K280]*15" office:value-type="float" office:value="9.21007829738731" calcext:value-type="float">
            <text:p>9.21</text:p>
          </table:table-cell>
          <table:table-cell table:style-name="ce8" table:formula="of:=[.K280]^2*225" office:value-type="float" office:value="84.8255422440048" calcext:value-type="float">
            <text:p>84.83</text:p>
          </table:table-cell>
          <table:table-cell table:style-name="ce8" table:formula="of:=[.L280]*COS(RADIANS([.M280]))+[.N280]*COS(RADIANS([.O280]))" office:value-type="float" office:value="9.4203434697465" calcext:value-type="float">
            <text:p>9.42</text:p>
          </table:table-cell>
          <table:table-cell table:style-name="ce8" table:formula="of:=[.L280]*SIN(RADIANS([.M280]))+[.N280]*SIN(RADIANS([.O280]))" office:value-type="float" office:value="1.13260198480646" calcext:value-type="float">
            <text:p>1.13</text:p>
          </table:table-cell>
          <table:table-cell office:value-type="float" office:value="9.46504265694439" calcext:value-type="float">
            <text:p>9.47</text:p>
          </table:table-cell>
          <table:table-cell table:number-columns-repeated="1001"/>
        </table:table-row>
        <table:table-row table:style-name="ro1">
          <table:table-cell office:value-type="float" office:value="863510" calcext:value-type="float">
            <text:p>863510</text:p>
          </table:table-cell>
          <table:table-cell office:value-type="float" office:value="-31.4749118841986" calcext:value-type="float">
            <text:p>-31.4749118842</text:p>
          </table:table-cell>
          <table:table-cell office:value-type="float" office:value="2.29869162743133" calcext:value-type="float">
            <text:p>2.2986916274</text:p>
          </table:table-cell>
          <table:table-cell office:value-type="float" office:value="0.577016942403616" calcext:value-type="float">
            <text:p>0.5770169424</text:p>
          </table:table-cell>
          <table:table-cell office:value-type="float" office:value="0.53" calcext:value-type="float">
            <text:p>0.53</text:p>
          </table:table-cell>
          <table:table-cell office:value-type="float" office:value="0.23" calcext:value-type="float">
            <text:p>0.23</text:p>
          </table:table-cell>
          <table:table-cell office:value-type="float" office:value="-0.14" calcext:value-type="float">
            <text:p>-0.14</text:p>
          </table:table-cell>
          <table:table-cell office:value-type="float" office:value="14.72" calcext:value-type="float">
            <text:p>14.72</text:p>
          </table:table-cell>
          <table:table-cell/>
          <table:table-cell table:formula="of:=DEGREES(ACOS(COS(RADIANS([.B281]))*COS(RADIANS([.C281]))))" office:value-type="float" office:value="31.5501421898146" calcext:value-type="float">
            <text:p>31.55</text:p>
          </table:table-cell>
          <table:table-cell table:formula="of:=TAN((ACOS(COS(RADIANS([.B281]))*COS(RADIANS([.C281])))))" office:value-type="float" office:value="0.614005219825821" calcext:value-type="float">
            <text:p>0.6140</text:p>
          </table:table-cell>
          <table:table-cell table:formula="of:=SQRT([.E281]^2+[.F281]^2)" office:value-type="float" office:value="0.577754273026172" calcext:value-type="float">
            <text:p>0.58</text:p>
          </table:table-cell>
          <table:table-cell table:formula="of:=DEGREES(ATAN2([.F281]; [.E281]))" office:value-type="float" office:value="66.5409759185384" calcext:value-type="float">
            <text:p>66.54</text:p>
          </table:table-cell>
          <table:table-cell table:style-name="ce9" table:formula="of:=SQRT([.T281])" office:value-type="float" office:value="9.21007829738731" calcext:value-type="float">
            <text:p>9.21</text:p>
          </table:table-cell>
          <table:table-cell table:style-name="ce8" table:formula="of:=DEGREES(ATAN( (-SIN (RADIANS ([.C281])) * COS(RADIANS([.B281]))) / (COS (RADIANS ([.C281])) * SIN(RADIANS([.B281]))) ))" office:value-type="float" office:value="3.7514591081646" calcext:value-type="float">
            <text:p>3.75</text:p>
          </table:table-cell>
          <table:table-cell table:style-name="ce11" table:formula="of:=SQRT([.U281]^2+[.V281]^2)" office:value-type="float" office:value="9.48818519760144" calcext:value-type="float">
            <text:p>9.49</text:p>
          </table:table-cell>
          <table:table-cell table:style-name="ce8" table:formula="of:=DEGREES(ATAN2([.V281];[.U281]))" office:value-type="float" office:value="83.1442714181467" calcext:value-type="float">
            <text:p>83.14</text:p>
          </table:table-cell>
          <table:table-cell table:style-name="ce8"/>
          <table:table-cell table:style-name="ce13" table:formula="of:=[.K281]*15" office:value-type="float" office:value="9.21007829738731" calcext:value-type="float">
            <text:p>9.21</text:p>
          </table:table-cell>
          <table:table-cell table:style-name="ce8" table:formula="of:=[.K281]^2*225" office:value-type="float" office:value="84.8255422440048" calcext:value-type="float">
            <text:p>84.83</text:p>
          </table:table-cell>
          <table:table-cell table:style-name="ce8" table:formula="of:=[.L281]*COS(RADIANS([.M281]))+[.N281]*COS(RADIANS([.O281]))" office:value-type="float" office:value="9.4203434697465" calcext:value-type="float">
            <text:p>9.42</text:p>
          </table:table-cell>
          <table:table-cell table:style-name="ce8" table:formula="of:=[.L281]*SIN(RADIANS([.M281]))+[.N281]*SIN(RADIANS([.O281]))" office:value-type="float" office:value="1.13260198480646" calcext:value-type="float">
            <text:p>1.13</text:p>
          </table:table-cell>
          <table:table-cell office:value-type="float" office:value="9.46504265694439" calcext:value-type="float">
            <text:p>9.47</text:p>
          </table:table-cell>
          <table:table-cell table:number-columns-repeated="1001"/>
        </table:table-row>
        <table:table-row table:style-name="ro1">
          <table:table-cell office:value-type="float" office:value="863760" calcext:value-type="float">
            <text:p>863760</text:p>
          </table:table-cell>
          <table:table-cell office:value-type="float" office:value="-31.1693018999756" calcext:value-type="float">
            <text:p>-31.1693019</text:p>
          </table:table-cell>
          <table:table-cell office:value-type="float" office:value="2.05892637435449" calcext:value-type="float">
            <text:p>2.0589263744</text:p>
          </table:table-cell>
          <table:table-cell office:value-type="float" office:value="0.598089730179545" calcext:value-type="float">
            <text:p>0.5980897302</text:p>
          </table:table-cell>
          <table:table-cell office:value-type="float" office:value="0.34" calcext:value-type="float">
            <text:p>0.34</text:p>
          </table:table-cell>
          <table:table-cell office:value-type="float" office:value="0.23" calcext:value-type="float">
            <text:p>0.23</text:p>
          </table:table-cell>
          <table:table-cell office:value-type="float" office:value="-0.14" calcext:value-type="float">
            <text:p>-0.14</text:p>
          </table:table-cell>
          <table:table-cell office:value-type="float" office:value="14.75" calcext:value-type="float">
            <text:p>14.75</text:p>
          </table:table-cell>
          <table:table-cell/>
          <table:table-cell table:formula="of:=DEGREES(ACOS(COS(RADIANS([.B282]))*COS(RADIANS([.C282]))))" office:value-type="float" office:value="31.2303994353589" calcext:value-type="float">
            <text:p>31.23</text:p>
          </table:table-cell>
          <table:table-cell table:formula="of:=TAN((ACOS(COS(RADIANS([.B282]))*COS(RADIANS([.C282])))))" office:value-type="float" office:value="0.606346931579021" calcext:value-type="float">
            <text:p>0.6063</text:p>
          </table:table-cell>
          <table:table-cell table:formula="of:=SQRT([.E282]^2+[.F282]^2)" office:value-type="float" office:value="0.410487515035476" calcext:value-type="float">
            <text:p>0.41</text:p>
          </table:table-cell>
          <table:table-cell table:formula="of:=DEGREES(ATAN2([.F282]; [.E282]))" office:value-type="float" office:value="55.9228047198693" calcext:value-type="float">
            <text:p>55.92</text:p>
          </table:table-cell>
          <table:table-cell table:style-name="ce9" table:formula="of:=SQRT([.T282])" office:value-type="float" office:value="9.09520397368532" calcext:value-type="float">
            <text:p>9.10</text:p>
          </table:table-cell>
          <table:table-cell table:style-name="ce8" table:formula="of:=DEGREES(ATAN( (-SIN (RADIANS ([.C282])) * COS(RADIANS([.B282]))) / (COS (RADIANS ([.C282])) * SIN(RADIANS([.B282]))) ))" office:value-type="float" office:value="3.40127084291883" calcext:value-type="float">
            <text:p>3.40</text:p>
          </table:table-cell>
          <table:table-cell table:style-name="ce11" table:formula="of:=SQRT([.U282]^2+[.V282]^2)" office:value-type="float" office:value="9.35064654510793" calcext:value-type="float">
            <text:p>9.35</text:p>
          </table:table-cell>
          <table:table-cell table:style-name="ce8" table:formula="of:=DEGREES(ATAN2([.V282];[.U282]))" office:value-type="float" office:value="84.6022688344153" calcext:value-type="float">
            <text:p>84.60</text:p>
          </table:table-cell>
          <table:table-cell table:style-name="ce8"/>
          <table:table-cell table:style-name="ce13" table:formula="of:=[.K282]*15" office:value-type="float" office:value="9.09520397368532" calcext:value-type="float">
            <text:p>9.10</text:p>
          </table:table-cell>
          <table:table-cell table:style-name="ce8" table:formula="of:=[.K282]^2*225" office:value-type="float" office:value="82.7227353229412" calcext:value-type="float">
            <text:p>82.72</text:p>
          </table:table-cell>
          <table:table-cell table:style-name="ce8" table:formula="of:=[.L282]*COS(RADIANS([.M282]))+[.N282]*COS(RADIANS([.O282]))" office:value-type="float" office:value="9.30918288320667" calcext:value-type="float">
            <text:p>9.31</text:p>
          </table:table-cell>
          <table:table-cell table:style-name="ce8" table:formula="of:=[.L282]*SIN(RADIANS([.M282]))+[.N282]*SIN(RADIANS([.O282]))" office:value-type="float" office:value="0.879604944592039" calcext:value-type="float">
            <text:p>0.88</text:p>
          </table:table-cell>
          <table:table-cell office:value-type="float" office:value="9.36911983060768" calcext:value-type="float">
            <text:p>9.37</text:p>
          </table:table-cell>
          <table:table-cell table:number-columns-repeated="1001"/>
        </table:table-row>
        <table:table-row table:style-name="ro1">
          <table:table-cell office:value-type="float" office:value="863760" calcext:value-type="float">
            <text:p>863760</text:p>
          </table:table-cell>
          <table:table-cell office:value-type="float" office:value="-31.1693018999756" calcext:value-type="float">
            <text:p>-31.1693019</text:p>
          </table:table-cell>
          <table:table-cell office:value-type="float" office:value="2.05892637435449" calcext:value-type="float">
            <text:p>2.0589263744</text:p>
          </table:table-cell>
          <table:table-cell office:value-type="float" office:value="0.598089730179545" calcext:value-type="float">
            <text:p>0.5980897302</text:p>
          </table:table-cell>
          <table:table-cell office:value-type="float" office:value="0.34" calcext:value-type="float">
            <text:p>0.34</text:p>
          </table:table-cell>
          <table:table-cell office:value-type="float" office:value="0.23" calcext:value-type="float">
            <text:p>0.23</text:p>
          </table:table-cell>
          <table:table-cell office:value-type="float" office:value="-0.14" calcext:value-type="float">
            <text:p>-0.14</text:p>
          </table:table-cell>
          <table:table-cell office:value-type="float" office:value="14.75" calcext:value-type="float">
            <text:p>14.75</text:p>
          </table:table-cell>
          <table:table-cell/>
          <table:table-cell table:formula="of:=DEGREES(ACOS(COS(RADIANS([.B283]))*COS(RADIANS([.C283]))))" office:value-type="float" office:value="31.2303994353589" calcext:value-type="float">
            <text:p>31.23</text:p>
          </table:table-cell>
          <table:table-cell table:formula="of:=TAN((ACOS(COS(RADIANS([.B283]))*COS(RADIANS([.C283])))))" office:value-type="float" office:value="0.606346931579021" calcext:value-type="float">
            <text:p>0.6063</text:p>
          </table:table-cell>
          <table:table-cell table:formula="of:=SQRT([.E283]^2+[.F283]^2)" office:value-type="float" office:value="0.410487515035476" calcext:value-type="float">
            <text:p>0.41</text:p>
          </table:table-cell>
          <table:table-cell table:formula="of:=DEGREES(ATAN2([.F283]; [.E283]))" office:value-type="float" office:value="55.9228047198693" calcext:value-type="float">
            <text:p>55.92</text:p>
          </table:table-cell>
          <table:table-cell table:style-name="ce9" table:formula="of:=SQRT([.T283])" office:value-type="float" office:value="9.09520397368532" calcext:value-type="float">
            <text:p>9.10</text:p>
          </table:table-cell>
          <table:table-cell table:style-name="ce8" table:formula="of:=DEGREES(ATAN( (-SIN (RADIANS ([.C283])) * COS(RADIANS([.B283]))) / (COS (RADIANS ([.C283])) * SIN(RADIANS([.B283]))) ))" office:value-type="float" office:value="3.40127084291883" calcext:value-type="float">
            <text:p>3.40</text:p>
          </table:table-cell>
          <table:table-cell table:style-name="ce11" table:formula="of:=SQRT([.U283]^2+[.V283]^2)" office:value-type="float" office:value="9.35064654510793" calcext:value-type="float">
            <text:p>9.35</text:p>
          </table:table-cell>
          <table:table-cell table:style-name="ce8" table:formula="of:=DEGREES(ATAN2([.V283];[.U283]))" office:value-type="float" office:value="84.6022688344153" calcext:value-type="float">
            <text:p>84.60</text:p>
          </table:table-cell>
          <table:table-cell table:style-name="ce8"/>
          <table:table-cell table:style-name="ce13" table:formula="of:=[.K283]*15" office:value-type="float" office:value="9.09520397368532" calcext:value-type="float">
            <text:p>9.10</text:p>
          </table:table-cell>
          <table:table-cell table:style-name="ce8" table:formula="of:=[.K283]^2*225" office:value-type="float" office:value="82.7227353229412" calcext:value-type="float">
            <text:p>82.72</text:p>
          </table:table-cell>
          <table:table-cell table:style-name="ce8" table:formula="of:=[.L283]*COS(RADIANS([.M283]))+[.N283]*COS(RADIANS([.O283]))" office:value-type="float" office:value="9.30918288320667" calcext:value-type="float">
            <text:p>9.31</text:p>
          </table:table-cell>
          <table:table-cell table:style-name="ce8" table:formula="of:=[.L283]*SIN(RADIANS([.M283]))+[.N283]*SIN(RADIANS([.O283]))" office:value-type="float" office:value="0.879604944592039" calcext:value-type="float">
            <text:p>0.88</text:p>
          </table:table-cell>
          <table:table-cell office:value-type="float" office:value="9.36911983060768" calcext:value-type="float">
            <text:p>9.37</text:p>
          </table:table-cell>
          <table:table-cell table:number-columns-repeated="1001"/>
        </table:table-row>
        <table:table-row table:style-name="ro1">
          <table:table-cell office:value-type="float" office:value="864010" calcext:value-type="float">
            <text:p>864010</text:p>
          </table:table-cell>
          <table:table-cell office:value-type="float" office:value="-31.0683380436644" calcext:value-type="float">
            <text:p>-31.0683380437</text:p>
          </table:table-cell>
          <table:table-cell office:value-type="float" office:value="1.80482924996486" calcext:value-type="float">
            <text:p>1.80482925</text:p>
          </table:table-cell>
          <table:table-cell office:value-type="float" office:value="0.60360788269868" calcext:value-type="float">
            <text:p>0.6036078827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-0.14" calcext:value-type="float">
            <text:p>-0.14</text:p>
          </table:table-cell>
          <table:table-cell office:value-type="float" office:value="14.781" calcext:value-type="float">
            <text:p>14.781</text:p>
          </table:table-cell>
          <table:table-cell/>
          <table:table-cell table:formula="of:=DEGREES(ACOS(COS(RADIANS([.B284]))*COS(RADIANS([.C284]))))" office:value-type="float" office:value="31.1154836208088" calcext:value-type="float">
            <text:p>31.12</text:p>
          </table:table-cell>
          <table:table-cell table:formula="of:=TAN((ACOS(COS(RADIANS([.B284]))*COS(RADIANS([.C284])))))" office:value-type="float" office:value="0.603607206536372" calcext:value-type="float">
            <text:p>0.6036</text:p>
          </table:table-cell>
          <table:table-cell table:formula="of:=SQRT([.E284]^2+[.F284]^2)" office:value-type="float" office:value="0.278028775489157" calcext:value-type="float">
            <text:p>0.28</text:p>
          </table:table-cell>
          <table:table-cell table:formula="of:=DEGREES(ATAN2([.F284]; [.E284]))" office:value-type="float" office:value="37.6942404666892" calcext:value-type="float">
            <text:p>37.69</text:p>
          </table:table-cell>
          <table:table-cell table:style-name="ce9" table:formula="of:=SQRT([.T284])" office:value-type="float" office:value="9.05410809804558" calcext:value-type="float">
            <text:p>9.05</text:p>
          </table:table-cell>
          <table:table-cell table:style-name="ce8" table:formula="of:=DEGREES(ATAN( (-SIN (RADIANS ([.C284])) * COS(RADIANS([.B284]))) / (COS (RADIANS ([.C284])) * SIN(RADIANS([.B284]))) ))" office:value-type="float" office:value="2.99390455397155" calcext:value-type="float">
            <text:p>2.99</text:p>
          </table:table-cell>
          <table:table-cell table:style-name="ce11" table:formula="of:=SQRT([.U284]^2+[.V284]^2)" office:value-type="float" office:value="9.28403615307072" calcext:value-type="float">
            <text:p>9.28</text:p>
          </table:table-cell>
          <table:table-cell table:style-name="ce8" table:formula="of:=DEGREES(ATAN2([.V284];[.U284]))" office:value-type="float" office:value="86.0292500448784" calcext:value-type="float">
            <text:p>86.03</text:p>
          </table:table-cell>
          <table:table-cell table:style-name="ce8"/>
          <table:table-cell table:style-name="ce13" table:formula="of:=[.K284]*15" office:value-type="float" office:value="9.05410809804558" calcext:value-type="float">
            <text:p>9.05</text:p>
          </table:table-cell>
          <table:table-cell table:style-name="ce8" table:formula="of:=[.K284]^2*225" office:value-type="float" office:value="81.9768734510946" calcext:value-type="float">
            <text:p>81.98</text:p>
          </table:table-cell>
          <table:table-cell table:style-name="ce8" table:formula="of:=[.L284]*COS(RADIANS([.M284]))+[.N284]*COS(RADIANS([.O284]))" office:value-type="float" office:value="9.26175011779509" calcext:value-type="float">
            <text:p>9.26</text:p>
          </table:table-cell>
          <table:table-cell table:style-name="ce8" table:formula="of:=[.L284]*SIN(RADIANS([.M284]))+[.N284]*SIN(RADIANS([.O284]))" office:value-type="float" office:value="0.642893495881485" calcext:value-type="float">
            <text:p>0.64</text:p>
          </table:table-cell>
          <table:table-cell office:value-type="float" office:value="9.33464508624265" calcext:value-type="float">
            <text:p>9.33</text:p>
          </table:table-cell>
          <table:table-cell table:number-columns-repeated="1001"/>
        </table:table-row>
        <table:table-row table:style-name="ro1">
          <table:table-cell office:value-type="float" office:value="864010" calcext:value-type="float">
            <text:p>864010</text:p>
          </table:table-cell>
          <table:table-cell office:value-type="float" office:value="-31.0683380436644" calcext:value-type="float">
            <text:p>-31.0683380437</text:p>
          </table:table-cell>
          <table:table-cell office:value-type="float" office:value="1.80482924996486" calcext:value-type="float">
            <text:p>1.80482925</text:p>
          </table:table-cell>
          <table:table-cell office:value-type="float" office:value="0.60360788269868" calcext:value-type="float">
            <text:p>0.6036078827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-0.14" calcext:value-type="float">
            <text:p>-0.14</text:p>
          </table:table-cell>
          <table:table-cell office:value-type="float" office:value="14.781" calcext:value-type="float">
            <text:p>14.781</text:p>
          </table:table-cell>
          <table:table-cell/>
          <table:table-cell table:formula="of:=DEGREES(ACOS(COS(RADIANS([.B285]))*COS(RADIANS([.C285]))))" office:value-type="float" office:value="31.1154836208088" calcext:value-type="float">
            <text:p>31.12</text:p>
          </table:table-cell>
          <table:table-cell table:formula="of:=TAN((ACOS(COS(RADIANS([.B285]))*COS(RADIANS([.C285])))))" office:value-type="float" office:value="0.603607206536372" calcext:value-type="float">
            <text:p>0.6036</text:p>
          </table:table-cell>
          <table:table-cell table:formula="of:=SQRT([.E285]^2+[.F285]^2)" office:value-type="float" office:value="0.278028775489157" calcext:value-type="float">
            <text:p>0.28</text:p>
          </table:table-cell>
          <table:table-cell table:formula="of:=DEGREES(ATAN2([.F285]; [.E285]))" office:value-type="float" office:value="37.6942404666892" calcext:value-type="float">
            <text:p>37.69</text:p>
          </table:table-cell>
          <table:table-cell table:style-name="ce9" table:formula="of:=SQRT([.T285])" office:value-type="float" office:value="9.05410809804558" calcext:value-type="float">
            <text:p>9.05</text:p>
          </table:table-cell>
          <table:table-cell table:style-name="ce8" table:formula="of:=DEGREES(ATAN( (-SIN (RADIANS ([.C285])) * COS(RADIANS([.B285]))) / (COS (RADIANS ([.C285])) * SIN(RADIANS([.B285]))) ))" office:value-type="float" office:value="2.99390455397155" calcext:value-type="float">
            <text:p>2.99</text:p>
          </table:table-cell>
          <table:table-cell table:style-name="ce11" table:formula="of:=SQRT([.U285]^2+[.V285]^2)" office:value-type="float" office:value="9.28403615307072" calcext:value-type="float">
            <text:p>9.28</text:p>
          </table:table-cell>
          <table:table-cell table:style-name="ce8" table:formula="of:=DEGREES(ATAN2([.V285];[.U285]))" office:value-type="float" office:value="86.0292500448784" calcext:value-type="float">
            <text:p>86.03</text:p>
          </table:table-cell>
          <table:table-cell table:style-name="ce8"/>
          <table:table-cell table:style-name="ce13" table:formula="of:=[.K285]*15" office:value-type="float" office:value="9.05410809804558" calcext:value-type="float">
            <text:p>9.05</text:p>
          </table:table-cell>
          <table:table-cell table:style-name="ce8" table:formula="of:=[.K285]^2*225" office:value-type="float" office:value="81.9768734510946" calcext:value-type="float">
            <text:p>81.98</text:p>
          </table:table-cell>
          <table:table-cell table:style-name="ce8" table:formula="of:=[.L285]*COS(RADIANS([.M285]))+[.N285]*COS(RADIANS([.O285]))" office:value-type="float" office:value="9.26175011779509" calcext:value-type="float">
            <text:p>9.26</text:p>
          </table:table-cell>
          <table:table-cell table:style-name="ce8" table:formula="of:=[.L285]*SIN(RADIANS([.M285]))+[.N285]*SIN(RADIANS([.O285]))" office:value-type="float" office:value="0.642893495881485" calcext:value-type="float">
            <text:p>0.64</text:p>
          </table:table-cell>
          <table:table-cell office:value-type="float" office:value="9.33464508624265" calcext:value-type="float">
            <text:p>9.33</text:p>
          </table:table-cell>
          <table:table-cell table:number-columns-repeated="1001"/>
        </table:table-row>
        <table:table-row table:style-name="ro1">
          <table:table-cell office:value-type="float" office:value="864259" calcext:value-type="float">
            <text:p>864259</text:p>
          </table:table-cell>
          <table:table-cell office:value-type="float" office:value="-31.1114262920435" calcext:value-type="float">
            <text:p>-31.111426292</text:p>
          </table:table-cell>
          <table:table-cell office:value-type="float" office:value="1.56764751594158" calcext:value-type="float">
            <text:p>1.5676475159</text:p>
          </table:table-cell>
          <table:table-cell office:value-type="float" office:value="0.601745535571941" calcext:value-type="float">
            <text:p>0.6017455356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-0.14" calcext:value-type="float">
            <text:p>-0.14</text:p>
          </table:table-cell>
          <table:table-cell office:value-type="float" office:value="14.813" calcext:value-type="float">
            <text:p>14.813</text:p>
          </table:table-cell>
          <table:table-cell/>
          <table:table-cell table:formula="of:=DEGREES(ACOS(COS(RADIANS([.B286]))*COS(RADIANS([.C286]))))" office:value-type="float" office:value="31.1469410840056" calcext:value-type="float">
            <text:p>31.15</text:p>
          </table:table-cell>
          <table:table-cell table:formula="of:=TAN((ACOS(COS(RADIANS([.B286]))*COS(RADIANS([.C286])))))" office:value-type="float" office:value="0.604356528045037" calcext:value-type="float">
            <text:p>0.6044</text:p>
          </table:table-cell>
          <table:table-cell table:formula="of:=SQRT([.E286]^2+[.F286]^2)" office:value-type="float" office:value="0.200997512422418" calcext:value-type="float">
            <text:p>0.20</text:p>
          </table:table-cell>
          <table:table-cell table:formula="of:=DEGREES(ATAN2([.F286]; [.E286]))" office:value-type="float" office:value="5.71059313749964" calcext:value-type="float">
            <text:p>5.71</text:p>
          </table:table-cell>
          <table:table-cell table:style-name="ce9" table:formula="of:=SQRT([.T286])" office:value-type="float" office:value="9.06534792067555" calcext:value-type="float">
            <text:p>9.07</text:p>
          </table:table-cell>
          <table:table-cell table:style-name="ce8" table:formula="of:=DEGREES(ATAN( (-SIN (RADIANS ([.C286])) * COS(RADIANS([.B286]))) / (COS (RADIANS ([.C286])) * SIN(RADIANS([.B286]))) ))" office:value-type="float" office:value="2.5964172497476" calcext:value-type="float">
            <text:p>2.60</text:p>
          </table:table-cell>
          <table:table-cell table:style-name="ce11" table:formula="of:=SQRT([.U286]^2+[.V286]^2)" office:value-type="float" office:value="9.26605504582766" calcext:value-type="float">
            <text:p>9.27</text:p>
          </table:table-cell>
          <table:table-cell table:style-name="ce8" table:formula="of:=DEGREES(ATAN2([.V286];[.U286]))" office:value-type="float" office:value="87.3360638762184" calcext:value-type="float">
            <text:p>87.34</text:p>
          </table:table-cell>
          <table:table-cell table:style-name="ce8"/>
          <table:table-cell table:style-name="ce13" table:formula="of:=[.K286]*15" office:value-type="float" office:value="9.06534792067555" calcext:value-type="float">
            <text:p>9.07</text:p>
          </table:table-cell>
          <table:table-cell table:style-name="ce8" table:formula="of:=[.K286]^2*225" office:value-type="float" office:value="82.1805329228966" calcext:value-type="float">
            <text:p>82.18</text:p>
          </table:table-cell>
          <table:table-cell table:style-name="ce8" table:formula="of:=[.L286]*COS(RADIANS([.M286]))+[.N286]*COS(RADIANS([.O286]))" office:value-type="float" office:value="9.25604147457879" calcext:value-type="float">
            <text:p>9.26</text:p>
          </table:table-cell>
          <table:table-cell table:style-name="ce8" table:formula="of:=[.L286]*SIN(RADIANS([.M286]))+[.N286]*SIN(RADIANS([.O286]))" office:value-type="float" office:value="0.430664989505194" calcext:value-type="float">
            <text:p>0.43</text:p>
          </table:table-cell>
          <table:table-cell office:value-type="float" office:value="9.34408232520169" calcext:value-type="float">
            <text:p>9.34</text:p>
          </table:table-cell>
          <table:table-cell table:number-columns-repeated="1001"/>
        </table:table-row>
        <table:table-row table:style-name="ro1">
          <table:table-cell office:value-type="float" office:value="864259" calcext:value-type="float">
            <text:p>864259</text:p>
          </table:table-cell>
          <table:table-cell office:value-type="float" office:value="-31.1114262920435" calcext:value-type="float">
            <text:p>-31.111426292</text:p>
          </table:table-cell>
          <table:table-cell office:value-type="float" office:value="1.56764751594158" calcext:value-type="float">
            <text:p>1.5676475159</text:p>
          </table:table-cell>
          <table:table-cell office:value-type="float" office:value="0.601745535571941" calcext:value-type="float">
            <text:p>0.6017455356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-0.14" calcext:value-type="float">
            <text:p>-0.14</text:p>
          </table:table-cell>
          <table:table-cell office:value-type="float" office:value="14.813" calcext:value-type="float">
            <text:p>14.813</text:p>
          </table:table-cell>
          <table:table-cell/>
          <table:table-cell table:formula="of:=DEGREES(ACOS(COS(RADIANS([.B287]))*COS(RADIANS([.C287]))))" office:value-type="float" office:value="31.1469410840056" calcext:value-type="float">
            <text:p>31.15</text:p>
          </table:table-cell>
          <table:table-cell table:formula="of:=TAN((ACOS(COS(RADIANS([.B287]))*COS(RADIANS([.C287])))))" office:value-type="float" office:value="0.604356528045037" calcext:value-type="float">
            <text:p>0.6044</text:p>
          </table:table-cell>
          <table:table-cell table:formula="of:=SQRT([.E287]^2+[.F287]^2)" office:value-type="float" office:value="0.200997512422418" calcext:value-type="float">
            <text:p>0.20</text:p>
          </table:table-cell>
          <table:table-cell table:formula="of:=DEGREES(ATAN2([.F287]; [.E287]))" office:value-type="float" office:value="5.71059313749964" calcext:value-type="float">
            <text:p>5.71</text:p>
          </table:table-cell>
          <table:table-cell table:style-name="ce9" table:formula="of:=SQRT([.T287])" office:value-type="float" office:value="9.06534792067555" calcext:value-type="float">
            <text:p>9.07</text:p>
          </table:table-cell>
          <table:table-cell table:style-name="ce8" table:formula="of:=DEGREES(ATAN( (-SIN (RADIANS ([.C287])) * COS(RADIANS([.B287]))) / (COS (RADIANS ([.C287])) * SIN(RADIANS([.B287]))) ))" office:value-type="float" office:value="2.5964172497476" calcext:value-type="float">
            <text:p>2.60</text:p>
          </table:table-cell>
          <table:table-cell table:style-name="ce11" table:formula="of:=SQRT([.U287]^2+[.V287]^2)" office:value-type="float" office:value="9.26605504582766" calcext:value-type="float">
            <text:p>9.27</text:p>
          </table:table-cell>
          <table:table-cell table:style-name="ce8" table:formula="of:=DEGREES(ATAN2([.V287];[.U287]))" office:value-type="float" office:value="87.3360638762184" calcext:value-type="float">
            <text:p>87.34</text:p>
          </table:table-cell>
          <table:table-cell table:style-name="ce8"/>
          <table:table-cell table:style-name="ce13" table:formula="of:=[.K287]*15" office:value-type="float" office:value="9.06534792067555" calcext:value-type="float">
            <text:p>9.07</text:p>
          </table:table-cell>
          <table:table-cell table:style-name="ce8" table:formula="of:=[.K287]^2*225" office:value-type="float" office:value="82.1805329228966" calcext:value-type="float">
            <text:p>82.18</text:p>
          </table:table-cell>
          <table:table-cell table:style-name="ce8" table:formula="of:=[.L287]*COS(RADIANS([.M287]))+[.N287]*COS(RADIANS([.O287]))" office:value-type="float" office:value="9.25604147457879" calcext:value-type="float">
            <text:p>9.26</text:p>
          </table:table-cell>
          <table:table-cell table:style-name="ce8" table:formula="of:=[.L287]*SIN(RADIANS([.M287]))+[.N287]*SIN(RADIANS([.O287]))" office:value-type="float" office:value="0.430664989505194" calcext:value-type="float">
            <text:p>0.43</text:p>
          </table:table-cell>
          <table:table-cell office:value-type="float" office:value="9.34408232520169" calcext:value-type="float">
            <text:p>9.34</text:p>
          </table:table-cell>
          <table:table-cell table:number-columns-repeated="1001"/>
        </table:table-row>
        <table:table-row table:style-name="ro1">
          <table:table-cell office:value-type="float" office:value="864509" calcext:value-type="float">
            <text:p>864509</text:p>
          </table:table-cell>
          <table:table-cell office:value-type="float" office:value="-31.2680766806577" calcext:value-type="float">
            <text:p>-31.2680766807</text:p>
          </table:table-cell>
          <table:table-cell office:value-type="float" office:value="1.34857517472894" calcext:value-type="float">
            <text:p>1.3485751747</text:p>
          </table:table-cell>
          <table:table-cell office:value-type="float" office:value="0.591716256549424" calcext:value-type="float">
            <text:p>0.5917162565</text:p>
          </table:table-cell>
          <table:table-cell office:value-type="float" office:value="-0.08" calcext:value-type="float">
            <text:p>-0.08</text:p>
          </table:table-cell>
          <table:table-cell office:value-type="float" office:value="0.18" calcext:value-type="float">
            <text:p>0.18</text:p>
          </table:table-cell>
          <table:table-cell office:value-type="float" office:value="-0.14" calcext:value-type="float">
            <text:p>-0.14</text:p>
          </table:table-cell>
          <table:table-cell office:value-type="float" office:value="14.846" calcext:value-type="float">
            <text:p>14.846</text:p>
          </table:table-cell>
          <table:table-cell/>
          <table:table-cell table:formula="of:=DEGREES(ACOS(COS(RADIANS([.B288]))*COS(RADIANS([.C288]))))" office:value-type="float" office:value="31.2942012724412" calcext:value-type="float">
            <text:p>31.29</text:p>
          </table:table-cell>
          <table:table-cell table:formula="of:=TAN((ACOS(COS(RADIANS([.B288]))*COS(RADIANS([.C288])))))" office:value-type="float" office:value="0.60787091811903" calcext:value-type="float">
            <text:p>0.6079</text:p>
          </table:table-cell>
          <table:table-cell table:formula="of:=SQRT([.E288]^2+[.F288]^2)" office:value-type="float" office:value="0.196977156035922" calcext:value-type="float">
            <text:p>0.20</text:p>
          </table:table-cell>
          <table:table-cell table:formula="of:=DEGREES(ATAN2([.F288]; [.E288]))" office:value-type="float" office:value="-23.9624889745782" calcext:value-type="float">
            <text:p>-23.96</text:p>
          </table:table-cell>
          <table:table-cell table:style-name="ce9" table:formula="of:=SQRT([.T288])" office:value-type="float" office:value="9.11806377178545" calcext:value-type="float">
            <text:p>9.12</text:p>
          </table:table-cell>
          <table:table-cell table:style-name="ce8" table:formula="of:=DEGREES(ATAN( (-SIN (RADIANS ([.C288])) * COS(RADIANS([.B288]))) / (COS (RADIANS ([.C288])) * SIN(RADIANS([.B288]))) ))" office:value-type="float" office:value="2.22010141638899" calcext:value-type="float">
            <text:p>2.22</text:p>
          </table:table-cell>
          <table:table-cell table:style-name="ce11" table:formula="of:=SQRT([.U288]^2+[.V288]^2)" office:value-type="float" office:value="9.29523592848229" calcext:value-type="float">
            <text:p>9.30</text:p>
          </table:table-cell>
          <table:table-cell table:style-name="ce8" table:formula="of:=DEGREES(ATAN2([.V288];[.U288]))" office:value-type="float" office:value="88.3156367478407" calcext:value-type="float">
            <text:p>88.32</text:p>
          </table:table-cell>
          <table:table-cell table:style-name="ce8"/>
          <table:table-cell table:style-name="ce13" table:formula="of:=[.K288]*15" office:value-type="float" office:value="9.11806377178545" calcext:value-type="float">
            <text:p>9.12</text:p>
          </table:table-cell>
          <table:table-cell table:style-name="ce8" table:formula="of:=[.K288]^2*225" office:value-type="float" office:value="83.1390869463463" calcext:value-type="float">
            <text:p>83.14</text:p>
          </table:table-cell>
          <table:table-cell table:style-name="ce8" table:formula="of:=[.L288]*COS(RADIANS([.M288]))+[.N288]*COS(RADIANS([.O288]))" office:value-type="float" office:value="9.29121963542041" calcext:value-type="float">
            <text:p>9.29</text:p>
          </table:table-cell>
          <table:table-cell table:style-name="ce8" table:formula="of:=[.L288]*SIN(RADIANS([.M288]))+[.N288]*SIN(RADIANS([.O288]))" office:value-type="float" office:value="0.273219055935331" calcext:value-type="float">
            <text:p>0.27</text:p>
          </table:table-cell>
          <table:table-cell office:value-type="float" office:value="9.38826038173235" calcext:value-type="float">
            <text:p>9.39</text:p>
          </table:table-cell>
          <table:table-cell table:number-columns-repeated="1001"/>
        </table:table-row>
        <table:table-row table:style-name="ro1">
          <table:table-cell office:value-type="float" office:value="864509" calcext:value-type="float">
            <text:p>864509</text:p>
          </table:table-cell>
          <table:table-cell office:value-type="float" office:value="-31.2680766806577" calcext:value-type="float">
            <text:p>-31.2680766807</text:p>
          </table:table-cell>
          <table:table-cell office:value-type="float" office:value="1.34857517472894" calcext:value-type="float">
            <text:p>1.3485751747</text:p>
          </table:table-cell>
          <table:table-cell office:value-type="float" office:value="0.591716256549424" calcext:value-type="float">
            <text:p>0.5917162565</text:p>
          </table:table-cell>
          <table:table-cell office:value-type="float" office:value="-0.08" calcext:value-type="float">
            <text:p>-0.08</text:p>
          </table:table-cell>
          <table:table-cell office:value-type="float" office:value="0.18" calcext:value-type="float">
            <text:p>0.18</text:p>
          </table:table-cell>
          <table:table-cell office:value-type="float" office:value="-0.14" calcext:value-type="float">
            <text:p>-0.14</text:p>
          </table:table-cell>
          <table:table-cell office:value-type="float" office:value="14.846" calcext:value-type="float">
            <text:p>14.846</text:p>
          </table:table-cell>
          <table:table-cell/>
          <table:table-cell table:formula="of:=DEGREES(ACOS(COS(RADIANS([.B289]))*COS(RADIANS([.C289]))))" office:value-type="float" office:value="31.2942012724412" calcext:value-type="float">
            <text:p>31.29</text:p>
          </table:table-cell>
          <table:table-cell table:formula="of:=TAN((ACOS(COS(RADIANS([.B289]))*COS(RADIANS([.C289])))))" office:value-type="float" office:value="0.60787091811903" calcext:value-type="float">
            <text:p>0.6079</text:p>
          </table:table-cell>
          <table:table-cell table:formula="of:=SQRT([.E289]^2+[.F289]^2)" office:value-type="float" office:value="0.196977156035922" calcext:value-type="float">
            <text:p>0.20</text:p>
          </table:table-cell>
          <table:table-cell table:formula="of:=DEGREES(ATAN2([.F289]; [.E289]))" office:value-type="float" office:value="-23.9624889745782" calcext:value-type="float">
            <text:p>-23.96</text:p>
          </table:table-cell>
          <table:table-cell table:style-name="ce9" table:formula="of:=SQRT([.T289])" office:value-type="float" office:value="9.11806377178545" calcext:value-type="float">
            <text:p>9.12</text:p>
          </table:table-cell>
          <table:table-cell table:style-name="ce8" table:formula="of:=DEGREES(ATAN( (-SIN (RADIANS ([.C289])) * COS(RADIANS([.B289]))) / (COS (RADIANS ([.C289])) * SIN(RADIANS([.B289]))) ))" office:value-type="float" office:value="2.22010141638899" calcext:value-type="float">
            <text:p>2.22</text:p>
          </table:table-cell>
          <table:table-cell table:style-name="ce11" table:formula="of:=SQRT([.U289]^2+[.V289]^2)" office:value-type="float" office:value="9.29523592848229" calcext:value-type="float">
            <text:p>9.30</text:p>
          </table:table-cell>
          <table:table-cell table:style-name="ce8" table:formula="of:=DEGREES(ATAN2([.V289];[.U289]))" office:value-type="float" office:value="88.3156367478407" calcext:value-type="float">
            <text:p>88.32</text:p>
          </table:table-cell>
          <table:table-cell table:style-name="ce8"/>
          <table:table-cell table:style-name="ce13" table:formula="of:=[.K289]*15" office:value-type="float" office:value="9.11806377178545" calcext:value-type="float">
            <text:p>9.12</text:p>
          </table:table-cell>
          <table:table-cell table:style-name="ce8" table:formula="of:=[.K289]^2*225" office:value-type="float" office:value="83.1390869463463" calcext:value-type="float">
            <text:p>83.14</text:p>
          </table:table-cell>
          <table:table-cell table:style-name="ce8" table:formula="of:=[.L289]*COS(RADIANS([.M289]))+[.N289]*COS(RADIANS([.O289]))" office:value-type="float" office:value="9.29121963542041" calcext:value-type="float">
            <text:p>9.29</text:p>
          </table:table-cell>
          <table:table-cell table:style-name="ce8" table:formula="of:=[.L289]*SIN(RADIANS([.M289]))+[.N289]*SIN(RADIANS([.O289]))" office:value-type="float" office:value="0.273219055935331" calcext:value-type="float">
            <text:p>0.27</text:p>
          </table:table-cell>
          <table:table-cell office:value-type="float" office:value="9.38826038173235" calcext:value-type="float">
            <text:p>9.39</text:p>
          </table:table-cell>
          <table:table-cell table:number-columns-repeated="1001"/>
        </table:table-row>
        <table:table-row table:style-name="ro1">
          <table:table-cell office:value-type="float" office:value="864759" calcext:value-type="float">
            <text:p>864759</text:p>
          </table:table-cell>
          <table:table-cell office:value-type="float" office:value="-31.472777450083" calcext:value-type="float">
            <text:p>-31.4727774501</text:p>
          </table:table-cell>
          <table:table-cell office:value-type="float" office:value="1.11616518161457" calcext:value-type="float">
            <text:p>1.1161651816</text:p>
          </table:table-cell>
          <table:table-cell office:value-type="float" office:value="0.589301357791001" calcext:value-type="float">
            <text:p>0.5893013578</text:p>
          </table:table-cell>
          <table:table-cell office:value-type="float" office:value="-0.18" calcext:value-type="float">
            <text:p>-0.18</text:p>
          </table:table-cell>
          <table:table-cell office:value-type="float" office:value="0.15" calcext:value-type="float">
            <text:p>0.15</text:p>
          </table:table-cell>
          <table:table-cell office:value-type="float" office:value="-0.14" calcext:value-type="float">
            <text:p>-0.14</text:p>
          </table:table-cell>
          <table:table-cell office:value-type="float" office:value="14.88" calcext:value-type="float">
            <text:p>14.88</text:p>
          </table:table-cell>
          <table:table-cell/>
          <table:table-cell table:formula="of:=DEGREES(ACOS(COS(RADIANS([.B290]))*COS(RADIANS([.C290]))))" office:value-type="float" office:value="31.4905326121088" calcext:value-type="float">
            <text:p>31.49</text:p>
          </table:table-cell>
          <table:table-cell table:formula="of:=TAN((ACOS(COS(RADIANS([.B290]))*COS(RADIANS([.C290])))))" office:value-type="float" office:value="0.61257352343358" calcext:value-type="float">
            <text:p>0.6126</text:p>
          </table:table-cell>
          <table:table-cell table:formula="of:=SQRT([.E290]^2+[.F290]^2)" office:value-type="float" office:value="0.2343074902772" calcext:value-type="float">
            <text:p>0.23</text:p>
          </table:table-cell>
          <table:table-cell table:formula="of:=DEGREES(ATAN2([.F290]; [.E290]))" office:value-type="float" office:value="-50.1944289077348" calcext:value-type="float">
            <text:p>-50.19</text:p>
          </table:table-cell>
          <table:table-cell table:style-name="ce9" table:formula="of:=SQRT([.T290])" office:value-type="float" office:value="9.18860285150369" calcext:value-type="float">
            <text:p>9.19</text:p>
          </table:table-cell>
          <table:table-cell table:style-name="ce8" table:formula="of:=DEGREES(ATAN( (-SIN (RADIANS ([.C290])) * COS(RADIANS([.B290]))) / (COS (RADIANS ([.C290])) * SIN(RADIANS([.B290]))) ))" office:value-type="float" office:value="1.82297535551435" calcext:value-type="float">
            <text:p>1.82</text:p>
          </table:table-cell>
          <table:table-cell table:style-name="ce11" table:formula="of:=SQRT([.U290]^2+[.V290]^2)" office:value-type="float" office:value="9.33462793708603" calcext:value-type="float">
            <text:p>9.33</text:p>
          </table:table-cell>
          <table:table-cell table:style-name="ce8" table:formula="of:=DEGREES(ATAN2([.V290];[.U290]))" office:value-type="float" office:value="89.3106650305188" calcext:value-type="float">
            <text:p>89.31</text:p>
          </table:table-cell>
          <table:table-cell table:style-name="ce8"/>
          <table:table-cell table:style-name="ce13" table:formula="of:=[.K290]*15" office:value-type="float" office:value="9.18860285150369" calcext:value-type="float">
            <text:p>9.19</text:p>
          </table:table-cell>
          <table:table-cell table:style-name="ce8" table:formula="of:=[.K290]^2*225" office:value-type="float" office:value="84.4304223626618" calcext:value-type="float">
            <text:p>84.43</text:p>
          </table:table-cell>
          <table:table-cell table:style-name="ce8" table:formula="of:=[.L290]*COS(RADIANS([.M290]))+[.N290]*COS(RADIANS([.O290]))" office:value-type="float" office:value="9.33395235654141" calcext:value-type="float">
            <text:p>9.33</text:p>
          </table:table-cell>
          <table:table-cell table:style-name="ce8" table:formula="of:=[.L290]*SIN(RADIANS([.M290]))+[.N290]*SIN(RADIANS([.O290]))" office:value-type="float" office:value="0.112303738325898" calcext:value-type="float">
            <text:p>0.11</text:p>
          </table:table-cell>
          <table:table-cell office:value-type="float" office:value="9.44715978363264" calcext:value-type="float">
            <text:p>9.45</text:p>
          </table:table-cell>
          <table:table-cell table:number-columns-repeated="1001"/>
        </table:table-row>
        <table:table-row table:style-name="ro1">
          <table:table-cell office:value-type="float" office:value="864759" calcext:value-type="float">
            <text:p>864759</text:p>
          </table:table-cell>
          <table:table-cell office:value-type="float" office:value="-31.472777450083" calcext:value-type="float">
            <text:p>-31.4727774501</text:p>
          </table:table-cell>
          <table:table-cell office:value-type="float" office:value="1.11616518161457" calcext:value-type="float">
            <text:p>1.1161651816</text:p>
          </table:table-cell>
          <table:table-cell office:value-type="float" office:value="0.589301357791001" calcext:value-type="float">
            <text:p>0.5893013578</text:p>
          </table:table-cell>
          <table:table-cell office:value-type="float" office:value="-0.18" calcext:value-type="float">
            <text:p>-0.18</text:p>
          </table:table-cell>
          <table:table-cell office:value-type="float" office:value="0.15" calcext:value-type="float">
            <text:p>0.15</text:p>
          </table:table-cell>
          <table:table-cell office:value-type="float" office:value="-0.14" calcext:value-type="float">
            <text:p>-0.14</text:p>
          </table:table-cell>
          <table:table-cell office:value-type="float" office:value="14.88" calcext:value-type="float">
            <text:p>14.88</text:p>
          </table:table-cell>
          <table:table-cell/>
          <table:table-cell table:formula="of:=DEGREES(ACOS(COS(RADIANS([.B291]))*COS(RADIANS([.C291]))))" office:value-type="float" office:value="31.4905326121088" calcext:value-type="float">
            <text:p>31.49</text:p>
          </table:table-cell>
          <table:table-cell table:formula="of:=TAN((ACOS(COS(RADIANS([.B291]))*COS(RADIANS([.C291])))))" office:value-type="float" office:value="0.61257352343358" calcext:value-type="float">
            <text:p>0.6126</text:p>
          </table:table-cell>
          <table:table-cell table:formula="of:=SQRT([.E291]^2+[.F291]^2)" office:value-type="float" office:value="0.2343074902772" calcext:value-type="float">
            <text:p>0.23</text:p>
          </table:table-cell>
          <table:table-cell table:formula="of:=DEGREES(ATAN2([.F291]; [.E291]))" office:value-type="float" office:value="-50.1944289077348" calcext:value-type="float">
            <text:p>-50.19</text:p>
          </table:table-cell>
          <table:table-cell table:style-name="ce9" table:formula="of:=SQRT([.T291])" office:value-type="float" office:value="9.18860285150369" calcext:value-type="float">
            <text:p>9.19</text:p>
          </table:table-cell>
          <table:table-cell table:style-name="ce8" table:formula="of:=DEGREES(ATAN( (-SIN (RADIANS ([.C291])) * COS(RADIANS([.B291]))) / (COS (RADIANS ([.C291])) * SIN(RADIANS([.B291]))) ))" office:value-type="float" office:value="1.82297535551435" calcext:value-type="float">
            <text:p>1.82</text:p>
          </table:table-cell>
          <table:table-cell table:style-name="ce11" table:formula="of:=SQRT([.U291]^2+[.V291]^2)" office:value-type="float" office:value="9.33462793708603" calcext:value-type="float">
            <text:p>9.33</text:p>
          </table:table-cell>
          <table:table-cell table:style-name="ce8" table:formula="of:=DEGREES(ATAN2([.V291];[.U291]))" office:value-type="float" office:value="89.3106650305188" calcext:value-type="float">
            <text:p>89.31</text:p>
          </table:table-cell>
          <table:table-cell table:style-name="ce8"/>
          <table:table-cell table:style-name="ce13" table:formula="of:=[.K291]*15" office:value-type="float" office:value="9.18860285150369" calcext:value-type="float">
            <text:p>9.19</text:p>
          </table:table-cell>
          <table:table-cell table:style-name="ce8" table:formula="of:=[.K291]^2*225" office:value-type="float" office:value="84.4304223626618" calcext:value-type="float">
            <text:p>84.43</text:p>
          </table:table-cell>
          <table:table-cell table:style-name="ce8" table:formula="of:=[.L291]*COS(RADIANS([.M291]))+[.N291]*COS(RADIANS([.O291]))" office:value-type="float" office:value="9.33395235654141" calcext:value-type="float">
            <text:p>9.33</text:p>
          </table:table-cell>
          <table:table-cell table:style-name="ce8" table:formula="of:=[.L291]*SIN(RADIANS([.M291]))+[.N291]*SIN(RADIANS([.O291]))" office:value-type="float" office:value="0.112303738325898" calcext:value-type="float">
            <text:p>0.11</text:p>
          </table:table-cell>
          <table:table-cell office:value-type="float" office:value="9.44715978363264" calcext:value-type="float">
            <text:p>9.45</text:p>
          </table:table-cell>
          <table:table-cell table:number-columns-repeated="1001"/>
        </table:table-row>
        <table:table-row table:style-name="ro1">
          <table:table-cell office:value-type="float" office:value="865009" calcext:value-type="float">
            <text:p>865009</text:p>
          </table:table-cell>
          <table:table-cell office:value-type="float" office:value="-31.8030136813585" calcext:value-type="float">
            <text:p>-31.8030136814</text:p>
          </table:table-cell>
          <table:table-cell office:value-type="float" office:value="0.92895641993198" calcext:value-type="float">
            <text:p>0.9289564199</text:p>
          </table:table-cell>
          <table:table-cell office:value-type="float" office:value="0.595567736189371" calcext:value-type="float">
            <text:p>0.5955677362</text:p>
          </table:table-cell>
          <table:table-cell office:value-type="float" office:value="-0.24" calcext:value-type="float">
            <text:p>-0.24</text:p>
          </table:table-cell>
          <table:table-cell office:value-type="float" office:value="0.12" calcext:value-type="float">
            <text:p>0.12</text:p>
          </table:table-cell>
          <table:table-cell office:value-type="float" office:value="-0.14" calcext:value-type="float">
            <text:p>-0.14</text:p>
          </table:table-cell>
          <table:table-cell office:value-type="float" office:value="14.915" calcext:value-type="float">
            <text:p>14.915</text:p>
          </table:table-cell>
          <table:table-cell/>
          <table:table-cell table:formula="of:=DEGREES(ACOS(COS(RADIANS([.B292]))*COS(RADIANS([.C292]))))" office:value-type="float" office:value="31.8151557656641" calcext:value-type="float">
            <text:p>31.82</text:p>
          </table:table-cell>
          <table:table-cell table:formula="of:=TAN((ACOS(COS(RADIANS([.B292]))*COS(RADIANS([.C292])))))" office:value-type="float" office:value="0.620392536447059" calcext:value-type="float">
            <text:p>0.6204</text:p>
          </table:table-cell>
          <table:table-cell table:formula="of:=SQRT([.E292]^2+[.F292]^2)" office:value-type="float" office:value="0.268328157299975" calcext:value-type="float">
            <text:p>0.27</text:p>
          </table:table-cell>
          <table:table-cell table:formula="of:=DEGREES(ATAN2([.F292]; [.E292]))" office:value-type="float" office:value="-63.434948822922" calcext:value-type="float">
            <text:p>-63.43</text:p>
          </table:table-cell>
          <table:table-cell table:style-name="ce9" table:formula="of:=SQRT([.T292])" office:value-type="float" office:value="9.30588804670588" calcext:value-type="float">
            <text:p>9.31</text:p>
          </table:table-cell>
          <table:table-cell table:style-name="ce8" table:formula="of:=DEGREES(ATAN( (-SIN (RADIANS ([.C292])) * COS(RADIANS([.B292]))) / (COS (RADIANS ([.C292])) * SIN(RADIANS([.B292]))) ))" office:value-type="float" office:value="1.49786733146281" calcext:value-type="float">
            <text:p>1.50</text:p>
          </table:table-cell>
          <table:table-cell table:style-name="ce11" table:formula="of:=SQRT([.U292]^2+[.V292]^2)" office:value-type="float" office:value="9.42270877382246" calcext:value-type="float">
            <text:p>9.42</text:p>
          </table:table-cell>
          <table:table-cell table:style-name="ce8" table:formula="of:=DEGREES(ATAN2([.V292];[.U292]))" office:value-type="float" office:value="89.980216843425" calcext:value-type="float">
            <text:p>89.98</text:p>
          </table:table-cell>
          <table:table-cell table:style-name="ce8"/>
          <table:table-cell table:style-name="ce13" table:formula="of:=[.K292]*15" office:value-type="float" office:value="9.30588804670588" calcext:value-type="float">
            <text:p>9.31</text:p>
          </table:table-cell>
          <table:table-cell table:style-name="ce8" table:formula="of:=[.K292]^2*225" office:value-type="float" office:value="86.5995523378234" calcext:value-type="float">
            <text:p>86.60</text:p>
          </table:table-cell>
          <table:table-cell table:style-name="ce8" table:formula="of:=[.L292]*COS(RADIANS([.M292]))+[.N292]*COS(RADIANS([.O292]))" office:value-type="float" office:value="9.42270821213895" calcext:value-type="float">
            <text:p>9.42</text:p>
          </table:table-cell>
          <table:table-cell table:style-name="ce8" table:formula="of:=[.L292]*SIN(RADIANS([.M292]))+[.N292]*SIN(RADIANS([.O292]))" office:value-type="float" office:value="0.00325348430395889" calcext:value-type="float">
            <text:p>0.00</text:p>
          </table:table-cell>
          <table:table-cell office:value-type="float" office:value="9.54454672969924" calcext:value-type="float">
            <text:p>9.54</text:p>
          </table:table-cell>
          <table:table-cell table:number-columns-repeated="1001"/>
        </table:table-row>
        <table:table-row table:style-name="ro1">
          <table:table-cell office:value-type="float" office:value="865009" calcext:value-type="float">
            <text:p>865009</text:p>
          </table:table-cell>
          <table:table-cell office:value-type="float" office:value="-31.8030136813585" calcext:value-type="float">
            <text:p>-31.8030136814</text:p>
          </table:table-cell>
          <table:table-cell office:value-type="float" office:value="0.92895641993198" calcext:value-type="float">
            <text:p>0.9289564199</text:p>
          </table:table-cell>
          <table:table-cell office:value-type="float" office:value="0.595567736189371" calcext:value-type="float">
            <text:p>0.5955677362</text:p>
          </table:table-cell>
          <table:table-cell office:value-type="float" office:value="-0.24" calcext:value-type="float">
            <text:p>-0.24</text:p>
          </table:table-cell>
          <table:table-cell office:value-type="float" office:value="0.12" calcext:value-type="float">
            <text:p>0.12</text:p>
          </table:table-cell>
          <table:table-cell office:value-type="float" office:value="-0.14" calcext:value-type="float">
            <text:p>-0.14</text:p>
          </table:table-cell>
          <table:table-cell office:value-type="float" office:value="14.915" calcext:value-type="float">
            <text:p>14.915</text:p>
          </table:table-cell>
          <table:table-cell/>
          <table:table-cell table:formula="of:=DEGREES(ACOS(COS(RADIANS([.B293]))*COS(RADIANS([.C293]))))" office:value-type="float" office:value="31.8151557656641" calcext:value-type="float">
            <text:p>31.82</text:p>
          </table:table-cell>
          <table:table-cell table:formula="of:=TAN((ACOS(COS(RADIANS([.B293]))*COS(RADIANS([.C293])))))" office:value-type="float" office:value="0.620392536447059" calcext:value-type="float">
            <text:p>0.6204</text:p>
          </table:table-cell>
          <table:table-cell table:formula="of:=SQRT([.E293]^2+[.F293]^2)" office:value-type="float" office:value="0.268328157299975" calcext:value-type="float">
            <text:p>0.27</text:p>
          </table:table-cell>
          <table:table-cell table:formula="of:=DEGREES(ATAN2([.F293]; [.E293]))" office:value-type="float" office:value="-63.434948822922" calcext:value-type="float">
            <text:p>-63.43</text:p>
          </table:table-cell>
          <table:table-cell table:style-name="ce9" table:formula="of:=SQRT([.T293])" office:value-type="float" office:value="9.30588804670588" calcext:value-type="float">
            <text:p>9.31</text:p>
          </table:table-cell>
          <table:table-cell table:style-name="ce8" table:formula="of:=DEGREES(ATAN( (-SIN (RADIANS ([.C293])) * COS(RADIANS([.B293]))) / (COS (RADIANS ([.C293])) * SIN(RADIANS([.B293]))) ))" office:value-type="float" office:value="1.49786733146281" calcext:value-type="float">
            <text:p>1.50</text:p>
          </table:table-cell>
          <table:table-cell table:style-name="ce11" table:formula="of:=SQRT([.U293]^2+[.V293]^2)" office:value-type="float" office:value="9.42270877382246" calcext:value-type="float">
            <text:p>9.42</text:p>
          </table:table-cell>
          <table:table-cell table:style-name="ce8" table:formula="of:=DEGREES(ATAN2([.V293];[.U293]))" office:value-type="float" office:value="89.980216843425" calcext:value-type="float">
            <text:p>89.98</text:p>
          </table:table-cell>
          <table:table-cell table:style-name="ce8"/>
          <table:table-cell table:style-name="ce13" table:formula="of:=[.K293]*15" office:value-type="float" office:value="9.30588804670588" calcext:value-type="float">
            <text:p>9.31</text:p>
          </table:table-cell>
          <table:table-cell table:style-name="ce8" table:formula="of:=[.K293]^2*225" office:value-type="float" office:value="86.5995523378234" calcext:value-type="float">
            <text:p>86.60</text:p>
          </table:table-cell>
          <table:table-cell table:style-name="ce8" table:formula="of:=[.L293]*COS(RADIANS([.M293]))+[.N293]*COS(RADIANS([.O293]))" office:value-type="float" office:value="9.42270821213895" calcext:value-type="float">
            <text:p>9.42</text:p>
          </table:table-cell>
          <table:table-cell table:style-name="ce8" table:formula="of:=[.L293]*SIN(RADIANS([.M293]))+[.N293]*SIN(RADIANS([.O293]))" office:value-type="float" office:value="0.00325348430395889" calcext:value-type="float">
            <text:p>0.00</text:p>
          </table:table-cell>
          <table:table-cell office:value-type="float" office:value="9.54454672969924" calcext:value-type="float">
            <text:p>9.54</text:p>
          </table:table-cell>
          <table:table-cell table:number-columns-repeated="1001"/>
        </table:table-row>
        <table:table-row table:style-name="ro1">
          <table:table-cell office:value-type="float" office:value="865260" calcext:value-type="float">
            <text:p>865260</text:p>
          </table:table-cell>
          <table:table-cell office:value-type="float" office:value="-32.0834988147197" calcext:value-type="float">
            <text:p>-32.0834988147</text:p>
          </table:table-cell>
          <table:table-cell office:value-type="float" office:value="0.862641099424122" calcext:value-type="float">
            <text:p>0.8626410994</text:p>
          </table:table-cell>
          <table:table-cell office:value-type="float" office:value="0.600962304973211" calcext:value-type="float">
            <text:p>0.600962305</text:p>
          </table:table-cell>
          <table:table-cell office:value-type="float" office:value="-0.28" calcext:value-type="float">
            <text:p>-0.28</text:p>
          </table:table-cell>
          <table:table-cell office:value-type="float" office:value="0.08" calcext:value-type="float">
            <text:p>0.08</text:p>
          </table:table-cell>
          <table:table-cell office:value-type="float" office:value="-0.14" calcext:value-type="float">
            <text:p>-0.14</text:p>
          </table:table-cell>
          <table:table-cell office:value-type="float" office:value="14.951" calcext:value-type="float">
            <text:p>14.951</text:p>
          </table:table-cell>
          <table:table-cell/>
          <table:table-cell table:formula="of:=DEGREES(ACOS(COS(RADIANS([.B294]))*COS(RADIANS([.C294]))))" office:value-type="float" office:value="32.0938559648545" calcext:value-type="float">
            <text:p>32.09</text:p>
          </table:table-cell>
          <table:table-cell table:formula="of:=TAN((ACOS(COS(RADIANS([.B294]))*COS(RADIANS([.C294])))))" office:value-type="float" office:value="0.627149397010304" calcext:value-type="float">
            <text:p>0.6271</text:p>
          </table:table-cell>
          <table:table-cell table:formula="of:=SQRT([.E294]^2+[.F294]^2)" office:value-type="float" office:value="0.291204395571221" calcext:value-type="float">
            <text:p>0.29</text:p>
          </table:table-cell>
          <table:table-cell table:formula="of:=DEGREES(ATAN2([.F294]; [.E294]))" office:value-type="float" office:value="-74.0546040990772" calcext:value-type="float">
            <text:p>-74.05</text:p>
          </table:table-cell>
          <table:table-cell table:style-name="ce9" table:formula="of:=SQRT([.T294])" office:value-type="float" office:value="9.40724095515456" calcext:value-type="float">
            <text:p>9.41</text:p>
          </table:table-cell>
          <table:table-cell table:style-name="ce8" table:formula="of:=DEGREES(ATAN( (-SIN (RADIANS ([.C294])) * COS(RADIANS([.B294]))) / (COS (RADIANS ([.C294])) * SIN(RADIANS([.B294]))) ))" office:value-type="float" office:value="1.37588739316147" calcext:value-type="float">
            <text:p>1.38</text:p>
          </table:table-cell>
          <table:table-cell table:style-name="ce11" table:formula="of:=SQRT([.U294]^2+[.V294]^2)" office:value-type="float" office:value="9.48468308922951" calcext:value-type="float">
            <text:p>9.48</text:p>
          </table:table-cell>
          <table:table-cell table:style-name="ce8" table:formula="of:=DEGREES(ATAN2([.V294];[.U294]))" office:value-type="float" office:value="90.3269244499195" calcext:value-type="float">
            <text:p>90.33</text:p>
          </table:table-cell>
          <table:table-cell table:style-name="ce8"/>
          <table:table-cell table:style-name="ce13" table:formula="of:=[.K294]*15" office:value-type="float" office:value="9.40724095515456" calcext:value-type="float">
            <text:p>9.41</text:p>
          </table:table-cell>
          <table:table-cell table:style-name="ce8" table:formula="of:=[.K294]^2*225" office:value-type="float" office:value="88.4961823883373" calcext:value-type="float">
            <text:p>88.50</text:p>
          </table:table-cell>
          <table:table-cell table:style-name="ce8" table:formula="of:=[.L294]*COS(RADIANS([.M294]))+[.N294]*COS(RADIANS([.O294]))" office:value-type="float" office:value="9.48452869140065" calcext:value-type="float">
            <text:p>9.48</text:p>
          </table:table-cell>
          <table:table-cell table:style-name="ce8" table:formula="of:=[.L294]*SIN(RADIANS([.M294]))+[.N294]*SIN(RADIANS([.O294]))" office:value-type="float" office:value="-0.0541184359906559" calcext:value-type="float">
            <text:p>-0.05</text:p>
          </table:table-cell>
          <table:table-cell office:value-type="float" office:value="9.62815678945634" calcext:value-type="float">
            <text:p>9.63</text:p>
          </table:table-cell>
          <table:table-cell table:number-columns-repeated="1001"/>
        </table:table-row>
        <table:table-row table:style-name="ro1">
          <table:table-cell office:value-type="float" office:value="865260" calcext:value-type="float">
            <text:p>865260</text:p>
          </table:table-cell>
          <table:table-cell office:value-type="float" office:value="-32.0834988147197" calcext:value-type="float">
            <text:p>-32.0834988147</text:p>
          </table:table-cell>
          <table:table-cell office:value-type="float" office:value="0.862641099424122" calcext:value-type="float">
            <text:p>0.8626410994</text:p>
          </table:table-cell>
          <table:table-cell office:value-type="float" office:value="0.600962304973211" calcext:value-type="float">
            <text:p>0.600962305</text:p>
          </table:table-cell>
          <table:table-cell office:value-type="float" office:value="-0.28" calcext:value-type="float">
            <text:p>-0.28</text:p>
          </table:table-cell>
          <table:table-cell office:value-type="float" office:value="0.08" calcext:value-type="float">
            <text:p>0.08</text:p>
          </table:table-cell>
          <table:table-cell office:value-type="float" office:value="-0.14" calcext:value-type="float">
            <text:p>-0.14</text:p>
          </table:table-cell>
          <table:table-cell office:value-type="float" office:value="14.951" calcext:value-type="float">
            <text:p>14.951</text:p>
          </table:table-cell>
          <table:table-cell/>
          <table:table-cell table:formula="of:=DEGREES(ACOS(COS(RADIANS([.B295]))*COS(RADIANS([.C295]))))" office:value-type="float" office:value="32.0938559648545" calcext:value-type="float">
            <text:p>32.09</text:p>
          </table:table-cell>
          <table:table-cell table:formula="of:=TAN((ACOS(COS(RADIANS([.B295]))*COS(RADIANS([.C295])))))" office:value-type="float" office:value="0.627149397010304" calcext:value-type="float">
            <text:p>0.6271</text:p>
          </table:table-cell>
          <table:table-cell table:formula="of:=SQRT([.E295]^2+[.F295]^2)" office:value-type="float" office:value="0.291204395571221" calcext:value-type="float">
            <text:p>0.29</text:p>
          </table:table-cell>
          <table:table-cell table:formula="of:=DEGREES(ATAN2([.F295]; [.E295]))" office:value-type="float" office:value="-74.0546040990772" calcext:value-type="float">
            <text:p>-74.05</text:p>
          </table:table-cell>
          <table:table-cell table:style-name="ce9" table:formula="of:=SQRT([.T295])" office:value-type="float" office:value="9.40724095515456" calcext:value-type="float">
            <text:p>9.41</text:p>
          </table:table-cell>
          <table:table-cell table:style-name="ce8" table:formula="of:=DEGREES(ATAN( (-SIN (RADIANS ([.C295])) * COS(RADIANS([.B295]))) / (COS (RADIANS ([.C295])) * SIN(RADIANS([.B295]))) ))" office:value-type="float" office:value="1.37588739316147" calcext:value-type="float">
            <text:p>1.38</text:p>
          </table:table-cell>
          <table:table-cell table:style-name="ce11" table:formula="of:=SQRT([.U295]^2+[.V295]^2)" office:value-type="float" office:value="9.48468308922951" calcext:value-type="float">
            <text:p>9.48</text:p>
          </table:table-cell>
          <table:table-cell table:style-name="ce8" table:formula="of:=DEGREES(ATAN2([.V295];[.U295]))" office:value-type="float" office:value="90.3269244499195" calcext:value-type="float">
            <text:p>90.33</text:p>
          </table:table-cell>
          <table:table-cell table:style-name="ce8"/>
          <table:table-cell table:style-name="ce13" table:formula="of:=[.K295]*15" office:value-type="float" office:value="9.40724095515456" calcext:value-type="float">
            <text:p>9.41</text:p>
          </table:table-cell>
          <table:table-cell table:style-name="ce8" table:formula="of:=[.K295]^2*225" office:value-type="float" office:value="88.4961823883373" calcext:value-type="float">
            <text:p>88.50</text:p>
          </table:table-cell>
          <table:table-cell table:style-name="ce8" table:formula="of:=[.L295]*COS(RADIANS([.M295]))+[.N295]*COS(RADIANS([.O295]))" office:value-type="float" office:value="9.48452869140065" calcext:value-type="float">
            <text:p>9.48</text:p>
          </table:table-cell>
          <table:table-cell table:style-name="ce8" table:formula="of:=[.L295]*SIN(RADIANS([.M295]))+[.N295]*SIN(RADIANS([.O295]))" office:value-type="float" office:value="-0.0541184359906559" calcext:value-type="float">
            <text:p>-0.05</text:p>
          </table:table-cell>
          <table:table-cell office:value-type="float" office:value="9.62815678945634" calcext:value-type="float">
            <text:p>9.63</text:p>
          </table:table-cell>
          <table:table-cell table:number-columns-repeated="1001"/>
        </table:table-row>
        <table:table-row table:style-name="ro1">
          <table:table-cell office:value-type="float" office:value="865510" calcext:value-type="float">
            <text:p>865510</text:p>
          </table:table-cell>
          <table:table-cell office:value-type="float" office:value="-32.3247854924341" calcext:value-type="float">
            <text:p>-32.3247854924</text:p>
          </table:table-cell>
          <table:table-cell office:value-type="float" office:value="0.844087317430605" calcext:value-type="float">
            <text:p>0.8440873174</text:p>
          </table:table-cell>
          <table:table-cell office:value-type="float" office:value="0.600277898674035" calcext:value-type="float">
            <text:p>0.6002778987</text:p>
          </table:table-cell>
          <table:table-cell office:value-type="float" office:value="-0.3" calcext:value-type="float">
            <text:p>-0.3</text:p>
          </table:table-cell>
          <table:table-cell office:value-type="float" office:value="0.05" calcext:value-type="float">
            <text:p>0.05</text:p>
          </table:table-cell>
          <table:table-cell office:value-type="float" office:value="-0.14" calcext:value-type="float">
            <text:p>-0.14</text:p>
          </table:table-cell>
          <table:table-cell office:value-type="float" office:value="14.987" calcext:value-type="float">
            <text:p>14.987</text:p>
          </table:table-cell>
          <table:table-cell/>
          <table:table-cell table:formula="of:=DEGREES(ACOS(COS(RADIANS([.B296]))*COS(RADIANS([.C296]))))" office:value-type="float" office:value="32.334609826104" calcext:value-type="float">
            <text:p>32.33</text:p>
          </table:table-cell>
          <table:table-cell table:formula="of:=TAN((ACOS(COS(RADIANS([.B296]))*COS(RADIANS([.C296])))))" office:value-type="float" office:value="0.633019543167995" calcext:value-type="float">
            <text:p>0.6330</text:p>
          </table:table-cell>
          <table:table-cell table:formula="of:=SQRT([.E296]^2+[.F296]^2)" office:value-type="float" office:value="0.304138126514911" calcext:value-type="float">
            <text:p>0.30</text:p>
          </table:table-cell>
          <table:table-cell table:formula="of:=DEGREES(ATAN2([.F296]; [.E296]))" office:value-type="float" office:value="-80.5376777919744" calcext:value-type="float">
            <text:p>-80.54</text:p>
          </table:table-cell>
          <table:table-cell table:style-name="ce9" table:formula="of:=SQRT([.T296])" office:value-type="float" office:value="9.49529314751992" calcext:value-type="float">
            <text:p>9.50</text:p>
          </table:table-cell>
          <table:table-cell table:style-name="ce8" table:formula="of:=DEGREES(ATAN( (-SIN (RADIANS ([.C296])) * COS(RADIANS([.B296]))) / (COS (RADIANS ([.C296])) * SIN(RADIANS([.B296]))) ))" office:value-type="float" office:value="1.33379169183372" calcext:value-type="float">
            <text:p>1.33</text:p>
          </table:table-cell>
          <table:table-cell table:style-name="ce11" table:formula="of:=SQRT([.U296]^2+[.V296]^2)" office:value-type="float" office:value="9.5430472649134" calcext:value-type="float">
            <text:p>9.54</text:p>
          </table:table-cell>
          <table:table-cell table:style-name="ce8" table:formula="of:=DEGREES(ATAN2([.V296];[.U296]))" office:value-type="float" office:value="90.4741867153662" calcext:value-type="float">
            <text:p>90.47</text:p>
          </table:table-cell>
          <table:table-cell table:style-name="ce8"/>
          <table:table-cell table:style-name="ce13" table:formula="of:=[.K296]*15" office:value-type="float" office:value="9.49529314751992" calcext:value-type="float">
            <text:p>9.50</text:p>
          </table:table-cell>
          <table:table-cell table:style-name="ce8" table:formula="of:=[.K296]^2*225" office:value-type="float" office:value="90.1605919573388" calcext:value-type="float">
            <text:p>90.16</text:p>
          </table:table-cell>
          <table:table-cell table:style-name="ce8" table:formula="of:=[.L296]*COS(RADIANS([.M296]))+[.N296]*COS(RADIANS([.O296]))" office:value-type="float" office:value="9.54272044530821" calcext:value-type="float">
            <text:p>9.54</text:p>
          </table:table-cell>
          <table:table-cell table:style-name="ce8" table:formula="of:=[.L296]*SIN(RADIANS([.M296]))+[.N296]*SIN(RADIANS([.O296]))" office:value-type="float" office:value="-0.0789784975024974" calcext:value-type="float">
            <text:p>-0.08</text:p>
          </table:table-cell>
          <table:table-cell office:value-type="float" office:value="9.70038294783121" calcext:value-type="float">
            <text:p>9.70</text:p>
          </table:table-cell>
          <table:table-cell table:number-columns-repeated="1001"/>
        </table:table-row>
        <table:table-row table:style-name="ro1">
          <table:table-cell office:value-type="float" office:value="865510" calcext:value-type="float">
            <text:p>865510</text:p>
          </table:table-cell>
          <table:table-cell office:value-type="float" office:value="-32.3247854924341" calcext:value-type="float">
            <text:p>-32.3247854924</text:p>
          </table:table-cell>
          <table:table-cell office:value-type="float" office:value="0.844087317430605" calcext:value-type="float">
            <text:p>0.8440873174</text:p>
          </table:table-cell>
          <table:table-cell office:value-type="float" office:value="0.600277898674035" calcext:value-type="float">
            <text:p>0.6002778987</text:p>
          </table:table-cell>
          <table:table-cell office:value-type="float" office:value="-0.3" calcext:value-type="float">
            <text:p>-0.3</text:p>
          </table:table-cell>
          <table:table-cell office:value-type="float" office:value="0.05" calcext:value-type="float">
            <text:p>0.05</text:p>
          </table:table-cell>
          <table:table-cell office:value-type="float" office:value="-0.14" calcext:value-type="float">
            <text:p>-0.14</text:p>
          </table:table-cell>
          <table:table-cell office:value-type="float" office:value="14.987" calcext:value-type="float">
            <text:p>14.987</text:p>
          </table:table-cell>
          <table:table-cell/>
          <table:table-cell table:formula="of:=DEGREES(ACOS(COS(RADIANS([.B297]))*COS(RADIANS([.C297]))))" office:value-type="float" office:value="32.334609826104" calcext:value-type="float">
            <text:p>32.33</text:p>
          </table:table-cell>
          <table:table-cell table:formula="of:=TAN((ACOS(COS(RADIANS([.B297]))*COS(RADIANS([.C297])))))" office:value-type="float" office:value="0.633019543167995" calcext:value-type="float">
            <text:p>0.6330</text:p>
          </table:table-cell>
          <table:table-cell table:formula="of:=SQRT([.E297]^2+[.F297]^2)" office:value-type="float" office:value="0.304138126514911" calcext:value-type="float">
            <text:p>0.30</text:p>
          </table:table-cell>
          <table:table-cell table:formula="of:=DEGREES(ATAN2([.F297]; [.E297]))" office:value-type="float" office:value="-80.5376777919744" calcext:value-type="float">
            <text:p>-80.54</text:p>
          </table:table-cell>
          <table:table-cell table:style-name="ce9" table:formula="of:=SQRT([.T297])" office:value-type="float" office:value="9.49529314751992" calcext:value-type="float">
            <text:p>9.50</text:p>
          </table:table-cell>
          <table:table-cell table:style-name="ce8" table:formula="of:=DEGREES(ATAN( (-SIN (RADIANS ([.C297])) * COS(RADIANS([.B297]))) / (COS (RADIANS ([.C297])) * SIN(RADIANS([.B297]))) ))" office:value-type="float" office:value="1.33379169183372" calcext:value-type="float">
            <text:p>1.33</text:p>
          </table:table-cell>
          <table:table-cell table:style-name="ce11" table:formula="of:=SQRT([.U297]^2+[.V297]^2)" office:value-type="float" office:value="9.5430472649134" calcext:value-type="float">
            <text:p>9.54</text:p>
          </table:table-cell>
          <table:table-cell table:style-name="ce8" table:formula="of:=DEGREES(ATAN2([.V297];[.U297]))" office:value-type="float" office:value="90.4741867153662" calcext:value-type="float">
            <text:p>90.47</text:p>
          </table:table-cell>
          <table:table-cell table:style-name="ce8"/>
          <table:table-cell table:style-name="ce13" table:formula="of:=[.K297]*15" office:value-type="float" office:value="9.49529314751992" calcext:value-type="float">
            <text:p>9.50</text:p>
          </table:table-cell>
          <table:table-cell table:style-name="ce8" table:formula="of:=[.K297]^2*225" office:value-type="float" office:value="90.1605919573388" calcext:value-type="float">
            <text:p>90.16</text:p>
          </table:table-cell>
          <table:table-cell table:style-name="ce8" table:formula="of:=[.L297]*COS(RADIANS([.M297]))+[.N297]*COS(RADIANS([.O297]))" office:value-type="float" office:value="9.54272044530821" calcext:value-type="float">
            <text:p>9.54</text:p>
          </table:table-cell>
          <table:table-cell table:style-name="ce8" table:formula="of:=[.L297]*SIN(RADIANS([.M297]))+[.N297]*SIN(RADIANS([.O297]))" office:value-type="float" office:value="-0.0789784975024974" calcext:value-type="float">
            <text:p>-0.08</text:p>
          </table:table-cell>
          <table:table-cell office:value-type="float" office:value="9.70038294783121" calcext:value-type="float">
            <text:p>9.70</text:p>
          </table:table-cell>
          <table:table-cell table:number-columns-repeated="1001"/>
        </table:table-row>
        <table:table-row table:style-name="ro1">
          <table:table-cell office:value-type="float" office:value="865760" calcext:value-type="float">
            <text:p>865760</text:p>
          </table:table-cell>
          <table:table-cell office:value-type="float" office:value="-32.5986692479625" calcext:value-type="float">
            <text:p>-32.598669248</text:p>
          </table:table-cell>
          <table:table-cell office:value-type="float" office:value="0.720994875508252" calcext:value-type="float">
            <text:p>0.7209948755</text:p>
          </table:table-cell>
          <table:table-cell office:value-type="float" office:value="0.597361247815881" calcext:value-type="float">
            <text:p>0.5973612478</text:p>
          </table:table-cell>
          <table:table-cell office:value-type="float" office:value="-0.31" calcext:value-type="float">
            <text:p>-0.31</text:p>
          </table:table-cell>
          <table:table-cell office:value-type="float" office:value="0.03" calcext:value-type="float">
            <text:p>0.03</text:p>
          </table:table-cell>
          <table:table-cell office:value-type="float" office:value="-0.14" calcext:value-type="float">
            <text:p>-0.14</text:p>
          </table:table-cell>
          <table:table-cell office:value-type="float" office:value="15.024" calcext:value-type="float">
            <text:p>15.024</text:p>
          </table:table-cell>
          <table:table-cell/>
          <table:table-cell table:formula="of:=DEGREES(ACOS(COS(RADIANS([.B298]))*COS(RADIANS([.C298]))))" office:value-type="float" office:value="32.6057622081131" calcext:value-type="float">
            <text:p>32.61</text:p>
          </table:table-cell>
          <table:table-cell table:formula="of:=TAN((ACOS(COS(RADIANS([.B298]))*COS(RADIANS([.C298])))))" office:value-type="float" office:value="0.63966839156263" calcext:value-type="float">
            <text:p>0.6397</text:p>
          </table:table-cell>
          <table:table-cell table:formula="of:=SQRT([.E298]^2+[.F298]^2)" office:value-type="float" office:value="0.311448230047949" calcext:value-type="float">
            <text:p>0.31</text:p>
          </table:table-cell>
          <table:table-cell table:formula="of:=DEGREES(ATAN2([.F298]; [.E298]))" office:value-type="float" office:value="-84.4724598483438" calcext:value-type="float">
            <text:p>-84.47</text:p>
          </table:table-cell>
          <table:table-cell table:style-name="ce9" table:formula="of:=SQRT([.T298])" office:value-type="float" office:value="9.59502587343944" calcext:value-type="float">
            <text:p>9.60</text:p>
          </table:table-cell>
          <table:table-cell table:style-name="ce8" table:formula="of:=DEGREES(ATAN( (-SIN (RADIANS ([.C298])) * COS(RADIANS([.B298]))) / (COS (RADIANS ([.C298])) * SIN(RADIANS([.B298]))) ))" office:value-type="float" office:value="1.12735996357762" calcext:value-type="float">
            <text:p>1.13</text:p>
          </table:table-cell>
          <table:table-cell table:style-name="ce11" table:formula="of:=SQRT([.U298]^2+[.V298]^2)" office:value-type="float" office:value="9.62393201633114" calcext:value-type="float">
            <text:p>9.62</text:p>
          </table:table-cell>
          <table:table-cell table:style-name="ce8" table:formula="of:=DEGREES(ATAN2([.V298];[.U298]))" office:value-type="float" office:value="90.7216930911231" calcext:value-type="float">
            <text:p>90.72</text:p>
          </table:table-cell>
          <table:table-cell table:style-name="ce8"/>
          <table:table-cell table:style-name="ce13" table:formula="of:=[.K298]*15" office:value-type="float" office:value="9.59502587343944" calcext:value-type="float">
            <text:p>9.60</text:p>
          </table:table-cell>
          <table:table-cell table:style-name="ce8" table:formula="of:=[.K298]^2*225" office:value-type="float" office:value="92.0645215119724" calcext:value-type="float">
            <text:p>92.06</text:p>
          </table:table-cell>
          <table:table-cell table:style-name="ce8" table:formula="of:=[.L298]*COS(RADIANS([.M298]))+[.N298]*COS(RADIANS([.O298]))" office:value-type="float" office:value="9.62316857329233" calcext:value-type="float">
            <text:p>9.62</text:p>
          </table:table-cell>
          <table:table-cell table:style-name="ce8" table:formula="of:=[.L298]*SIN(RADIANS([.M298]))+[.N298]*SIN(RADIANS([.O298]))" office:value-type="float" office:value="-0.121219078376944" calcext:value-type="float">
            <text:p>-0.12</text:p>
          </table:table-cell>
          <table:table-cell office:value-type="float" office:value="9.78172866243394" calcext:value-type="float">
            <text:p>9.78</text:p>
          </table:table-cell>
          <table:table-cell table:number-columns-repeated="1001"/>
        </table:table-row>
        <table:table-row table:style-name="ro1">
          <table:table-cell office:value-type="float" office:value="865760" calcext:value-type="float">
            <text:p>865760</text:p>
          </table:table-cell>
          <table:table-cell office:value-type="float" office:value="-32.5986692479625" calcext:value-type="float">
            <text:p>-32.598669248</text:p>
          </table:table-cell>
          <table:table-cell office:value-type="float" office:value="0.720994875508252" calcext:value-type="float">
            <text:p>0.7209948755</text:p>
          </table:table-cell>
          <table:table-cell office:value-type="float" office:value="0.597361247815881" calcext:value-type="float">
            <text:p>0.5973612478</text:p>
          </table:table-cell>
          <table:table-cell office:value-type="float" office:value="-0.31" calcext:value-type="float">
            <text:p>-0.31</text:p>
          </table:table-cell>
          <table:table-cell office:value-type="float" office:value="0.03" calcext:value-type="float">
            <text:p>0.03</text:p>
          </table:table-cell>
          <table:table-cell office:value-type="float" office:value="-0.14" calcext:value-type="float">
            <text:p>-0.14</text:p>
          </table:table-cell>
          <table:table-cell office:value-type="float" office:value="15.024" calcext:value-type="float">
            <text:p>15.024</text:p>
          </table:table-cell>
          <table:table-cell/>
          <table:table-cell table:formula="of:=DEGREES(ACOS(COS(RADIANS([.B299]))*COS(RADIANS([.C299]))))" office:value-type="float" office:value="32.6057622081131" calcext:value-type="float">
            <text:p>32.61</text:p>
          </table:table-cell>
          <table:table-cell table:formula="of:=TAN((ACOS(COS(RADIANS([.B299]))*COS(RADIANS([.C299])))))" office:value-type="float" office:value="0.63966839156263" calcext:value-type="float">
            <text:p>0.6397</text:p>
          </table:table-cell>
          <table:table-cell table:formula="of:=SQRT([.E299]^2+[.F299]^2)" office:value-type="float" office:value="0.311448230047949" calcext:value-type="float">
            <text:p>0.31</text:p>
          </table:table-cell>
          <table:table-cell table:formula="of:=DEGREES(ATAN2([.F299]; [.E299]))" office:value-type="float" office:value="-84.4724598483438" calcext:value-type="float">
            <text:p>-84.47</text:p>
          </table:table-cell>
          <table:table-cell table:style-name="ce9" table:formula="of:=SQRT([.T299])" office:value-type="float" office:value="9.59502587343944" calcext:value-type="float">
            <text:p>9.60</text:p>
          </table:table-cell>
          <table:table-cell table:style-name="ce8" table:formula="of:=DEGREES(ATAN( (-SIN (RADIANS ([.C299])) * COS(RADIANS([.B299]))) / (COS (RADIANS ([.C299])) * SIN(RADIANS([.B299]))) ))" office:value-type="float" office:value="1.12735996357762" calcext:value-type="float">
            <text:p>1.13</text:p>
          </table:table-cell>
          <table:table-cell table:style-name="ce11" table:formula="of:=SQRT([.U299]^2+[.V299]^2)" office:value-type="float" office:value="9.62393201633114" calcext:value-type="float">
            <text:p>9.62</text:p>
          </table:table-cell>
          <table:table-cell table:style-name="ce8" table:formula="of:=DEGREES(ATAN2([.V299];[.U299]))" office:value-type="float" office:value="90.7216930911231" calcext:value-type="float">
            <text:p>90.72</text:p>
          </table:table-cell>
          <table:table-cell table:style-name="ce8"/>
          <table:table-cell table:style-name="ce13" table:formula="of:=[.K299]*15" office:value-type="float" office:value="9.59502587343944" calcext:value-type="float">
            <text:p>9.60</text:p>
          </table:table-cell>
          <table:table-cell table:style-name="ce8" table:formula="of:=[.K299]^2*225" office:value-type="float" office:value="92.0645215119724" calcext:value-type="float">
            <text:p>92.06</text:p>
          </table:table-cell>
          <table:table-cell table:style-name="ce8" table:formula="of:=[.L299]*COS(RADIANS([.M299]))+[.N299]*COS(RADIANS([.O299]))" office:value-type="float" office:value="9.62316857329233" calcext:value-type="float">
            <text:p>9.62</text:p>
          </table:table-cell>
          <table:table-cell table:style-name="ce8" table:formula="of:=[.L299]*SIN(RADIANS([.M299]))+[.N299]*SIN(RADIANS([.O299]))" office:value-type="float" office:value="-0.121219078376944" calcext:value-type="float">
            <text:p>-0.12</text:p>
          </table:table-cell>
          <table:table-cell office:value-type="float" office:value="9.78172866243394" calcext:value-type="float">
            <text:p>9.78</text:p>
          </table:table-cell>
          <table:table-cell table:number-columns-repeated="1001"/>
        </table:table-row>
        <table:table-row table:style-name="ro1">
          <table:table-cell office:value-type="float" office:value="866010" calcext:value-type="float">
            <text:p>866010</text:p>
          </table:table-cell>
          <table:table-cell office:value-type="float" office:value="-32.7787881665649" calcext:value-type="float">
            <text:p>-32.7787881666</text:p>
          </table:table-cell>
          <table:table-cell office:value-type="float" office:value="0.639638891478643" calcext:value-type="float">
            <text:p>0.6396388915</text:p>
          </table:table-cell>
          <table:table-cell office:value-type="float" office:value="0.600277898674035" calcext:value-type="float">
            <text:p>0.6002778987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15.06" calcext:value-type="float">
            <text:p>15.06</text:p>
          </table:table-cell>
          <table:table-cell/>
          <table:table-cell table:formula="of:=DEGREES(ACOS(COS(RADIANS([.B300]))*COS(RADIANS([.C300]))))" office:value-type="float" office:value="32.7843323786144" calcext:value-type="float">
            <text:p>32.78</text:p>
          </table:table-cell>
          <table:table-cell table:formula="of:=TAN((ACOS(COS(RADIANS([.B300]))*COS(RADIANS([.C300])))))" office:value-type="float" office:value="0.644069068631887" calcext:value-type="float">
            <text:p>0.6441</text:p>
          </table:table-cell>
          <table:table-cell table:formula="of:=SQRT([.E300]^2+[.F300]^2)" office:value-type="float" office:value="0.3" calcext:value-type="float">
            <text:p>0.30</text:p>
          </table:table-cell>
          <table:table-cell table:formula="of:=DEGREES(ATAN2([.F300]; [.E300]))" office:value-type="float" office:value="-90" calcext:value-type="float">
            <text:p>-90.00</text:p>
          </table:table-cell>
          <table:table-cell table:style-name="ce9" table:formula="of:=SQRT([.T300])" office:value-type="float" office:value="9.6610360294783" calcext:value-type="float">
            <text:p>9.66</text:p>
          </table:table-cell>
          <table:table-cell table:style-name="ce8" table:formula="of:=DEGREES(ATAN( (-SIN (RADIANS ([.C300])) * COS(RADIANS([.B300]))) / (COS (RADIANS ([.C300])) * SIN(RADIANS([.B300]))) ))" office:value-type="float" office:value="0.993274465613691" calcext:value-type="float">
            <text:p>0.99</text:p>
          </table:table-cell>
          <table:table-cell table:style-name="ce11" table:formula="of:=SQRT([.U300]^2+[.V300]^2)" office:value-type="float" office:value="9.66049338733343" calcext:value-type="float">
            <text:p>9.66</text:p>
          </table:table-cell>
          <table:table-cell table:style-name="ce8" table:formula="of:=DEGREES(ATAN2([.V300];[.U300]))" office:value-type="float" office:value="90.786025307522" calcext:value-type="float">
            <text:p>90.79</text:p>
          </table:table-cell>
          <table:table-cell table:style-name="ce8"/>
          <table:table-cell table:style-name="ce13" table:formula="of:=[.K300]*15" office:value-type="float" office:value="9.6610360294783" calcext:value-type="float">
            <text:p>9.66</text:p>
          </table:table-cell>
          <table:table-cell table:style-name="ce8" table:formula="of:=[.K300]^2*225" office:value-type="float" office:value="93.3356171628778" calcext:value-type="float">
            <text:p>93.34</text:p>
          </table:table-cell>
          <table:table-cell table:style-name="ce8" table:formula="of:=[.L300]*COS(RADIANS([.M300]))+[.N300]*COS(RADIANS([.O300]))" office:value-type="float" office:value="9.65958433205246" calcext:value-type="float">
            <text:p>9.66</text:p>
          </table:table-cell>
          <table:table-cell table:style-name="ce8" table:formula="of:=[.L300]*SIN(RADIANS([.M300]))+[.N300]*SIN(RADIANS([.O300]))" office:value-type="float" office:value="-0.13252553972519" calcext:value-type="float">
            <text:p>-0.13</text:p>
          </table:table-cell>
          <table:table-cell office:value-type="float" office:value="9.83529971358433" calcext:value-type="float">
            <text:p>9.84</text:p>
          </table:table-cell>
          <table:table-cell table:number-columns-repeated="1001"/>
        </table:table-row>
        <table:table-row table:style-name="ro1">
          <table:table-cell office:value-type="float" office:value="866010" calcext:value-type="float">
            <text:p>866010</text:p>
          </table:table-cell>
          <table:table-cell office:value-type="float" office:value="-32.7787881665649" calcext:value-type="float">
            <text:p>-32.7787881666</text:p>
          </table:table-cell>
          <table:table-cell office:value-type="float" office:value="0.639638891478643" calcext:value-type="float">
            <text:p>0.6396388915</text:p>
          </table:table-cell>
          <table:table-cell office:value-type="float" office:value="0.600277898674035" calcext:value-type="float">
            <text:p>0.6002778987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15.06" calcext:value-type="float">
            <text:p>15.06</text:p>
          </table:table-cell>
          <table:table-cell/>
          <table:table-cell table:formula="of:=DEGREES(ACOS(COS(RADIANS([.B301]))*COS(RADIANS([.C301]))))" office:value-type="float" office:value="32.7843323786144" calcext:value-type="float">
            <text:p>32.78</text:p>
          </table:table-cell>
          <table:table-cell table:formula="of:=TAN((ACOS(COS(RADIANS([.B301]))*COS(RADIANS([.C301])))))" office:value-type="float" office:value="0.644069068631887" calcext:value-type="float">
            <text:p>0.6441</text:p>
          </table:table-cell>
          <table:table-cell table:formula="of:=SQRT([.E301]^2+[.F301]^2)" office:value-type="float" office:value="0.3" calcext:value-type="float">
            <text:p>0.30</text:p>
          </table:table-cell>
          <table:table-cell table:formula="of:=DEGREES(ATAN2([.F301]; [.E301]))" office:value-type="float" office:value="-90" calcext:value-type="float">
            <text:p>-90.00</text:p>
          </table:table-cell>
          <table:table-cell table:style-name="ce9" table:formula="of:=SQRT([.T301])" office:value-type="float" office:value="9.6610360294783" calcext:value-type="float">
            <text:p>9.66</text:p>
          </table:table-cell>
          <table:table-cell table:style-name="ce8" table:formula="of:=DEGREES(ATAN( (-SIN (RADIANS ([.C301])) * COS(RADIANS([.B301]))) / (COS (RADIANS ([.C301])) * SIN(RADIANS([.B301]))) ))" office:value-type="float" office:value="0.993274465613691" calcext:value-type="float">
            <text:p>0.99</text:p>
          </table:table-cell>
          <table:table-cell table:style-name="ce11" table:formula="of:=SQRT([.U301]^2+[.V301]^2)" office:value-type="float" office:value="9.66049338733343" calcext:value-type="float">
            <text:p>9.66</text:p>
          </table:table-cell>
          <table:table-cell table:style-name="ce8" table:formula="of:=DEGREES(ATAN2([.V301];[.U301]))" office:value-type="float" office:value="90.786025307522" calcext:value-type="float">
            <text:p>90.79</text:p>
          </table:table-cell>
          <table:table-cell table:style-name="ce8"/>
          <table:table-cell table:style-name="ce13" table:formula="of:=[.K301]*15" office:value-type="float" office:value="9.6610360294783" calcext:value-type="float">
            <text:p>9.66</text:p>
          </table:table-cell>
          <table:table-cell table:style-name="ce8" table:formula="of:=[.K301]^2*225" office:value-type="float" office:value="93.3356171628778" calcext:value-type="float">
            <text:p>93.34</text:p>
          </table:table-cell>
          <table:table-cell table:style-name="ce8" table:formula="of:=[.L301]*COS(RADIANS([.M301]))+[.N301]*COS(RADIANS([.O301]))" office:value-type="float" office:value="9.65958433205246" calcext:value-type="float">
            <text:p>9.66</text:p>
          </table:table-cell>
          <table:table-cell table:style-name="ce8" table:formula="of:=[.L301]*SIN(RADIANS([.M301]))+[.N301]*SIN(RADIANS([.O301]))" office:value-type="float" office:value="-0.13252553972519" calcext:value-type="float">
            <text:p>-0.13</text:p>
          </table:table-cell>
          <table:table-cell office:value-type="float" office:value="9.83529971358433" calcext:value-type="float">
            <text:p>9.84</text:p>
          </table:table-cell>
          <table:table-cell table:number-columns-repeated="1001"/>
        </table:table-row>
        <table:table-row table:style-name="ro1">
          <table:table-cell office:value-type="float" office:value="866260" calcext:value-type="float">
            <text:p>866260</text:p>
          </table:table-cell>
          <table:table-cell office:value-type="float" office:value="-32.9073698927849" calcext:value-type="float">
            <text:p>-32.9073698928</text:p>
          </table:table-cell>
          <table:table-cell office:value-type="float" office:value="0.679562200951014" calcext:value-type="float">
            <text:p>0.679562201</text:p>
          </table:table-cell>
          <table:table-cell office:value-type="float" office:value="0.603749075515429" calcext:value-type="float">
            <text:p>0.6037490755</text:p>
          </table:table-cell>
          <table:table-cell office:value-type="float" office:value="-0.27" calcext:value-type="float">
            <text:p>-0.2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4" calcext:value-type="float">
            <text:p>-0.14</text:p>
          </table:table-cell>
          <table:table-cell office:value-type="float" office:value="15.096" calcext:value-type="float">
            <text:p>15.096</text:p>
          </table:table-cell>
          <table:table-cell/>
          <table:table-cell table:formula="of:=DEGREES(ACOS(COS(RADIANS([.B302]))*COS(RADIANS([.C302]))))" office:value-type="float" office:value="32.9135969826082" calcext:value-type="float">
            <text:p>32.91</text:p>
          </table:table-cell>
          <table:table-cell table:formula="of:=TAN((ACOS(COS(RADIANS([.B302]))*COS(RADIANS([.C302])))))" office:value-type="float" office:value="0.647265695632908" calcext:value-type="float">
            <text:p>0.6473</text:p>
          </table:table-cell>
          <table:table-cell table:formula="of:=SQRT([.E302]^2+[.F302]^2)" office:value-type="float" office:value="0.270185121722126" calcext:value-type="float">
            <text:p>0.27</text:p>
          </table:table-cell>
          <table:table-cell table:formula="of:=DEGREES(ATAN2([.F302]; [.E302]))" office:value-type="float" office:value="-92.1210963966615" calcext:value-type="float">
            <text:p>-92.12</text:p>
          </table:table-cell>
          <table:table-cell table:style-name="ce9" table:formula="of:=SQRT([.T302])" office:value-type="float" office:value="9.70898543449362" calcext:value-type="float">
            <text:p>9.71</text:p>
          </table:table-cell>
          <table:table-cell table:style-name="ce8" table:formula="of:=DEGREES(ATAN( (-SIN (RADIANS ([.C302])) * COS(RADIANS([.B302]))) / (COS (RADIANS ([.C302])) * SIN(RADIANS([.B302]))) ))" office:value-type="float" office:value="1.05007867593166" calcext:value-type="float">
            <text:p>1.05</text:p>
          </table:table-cell>
          <table:table-cell table:style-name="ce11" table:formula="of:=SQRT([.U302]^2+[.V302]^2)" office:value-type="float" office:value="9.69779196340573" calcext:value-type="float">
            <text:p>9.70</text:p>
          </table:table-cell>
          <table:table-cell table:style-name="ce8" table:formula="of:=DEGREES(ATAN2([.V302];[.U302]))" office:value-type="float" office:value="90.5439704115434" calcext:value-type="float">
            <text:p>90.54</text:p>
          </table:table-cell>
          <table:table-cell table:style-name="ce8"/>
          <table:table-cell table:style-name="ce13" table:formula="of:=[.K302]*15" office:value-type="float" office:value="9.70898543449362" calcext:value-type="float">
            <text:p>9.71</text:p>
          </table:table-cell>
          <table:table-cell table:style-name="ce8" table:formula="of:=[.K302]^2*225" office:value-type="float" office:value="94.2643981672092" calcext:value-type="float">
            <text:p>94.26</text:p>
          </table:table-cell>
          <table:table-cell table:style-name="ce8" table:formula="of:=[.L302]*COS(RADIANS([.M302]))+[.N302]*COS(RADIANS([.O302]))" office:value-type="float" office:value="9.69735489954687" calcext:value-type="float">
            <text:p>9.70</text:p>
          </table:table-cell>
          <table:table-cell table:style-name="ce8" table:formula="of:=[.L302]*SIN(RADIANS([.M302]))+[.N302]*SIN(RADIANS([.O302]))" office:value-type="float" office:value="-0.092070178293285" calcext:value-type="float">
            <text:p>-0.09</text:p>
          </table:table-cell>
          <table:table-cell office:value-type="float" office:value="9.87407909478245" calcext:value-type="float">
            <text:p>9.87</text:p>
          </table:table-cell>
          <table:table-cell table:number-columns-repeated="1001"/>
        </table:table-row>
        <table:table-row table:style-name="ro1">
          <table:table-cell office:value-type="float" office:value="866260" calcext:value-type="float">
            <text:p>866260</text:p>
          </table:table-cell>
          <table:table-cell office:value-type="float" office:value="-32.9073698927849" calcext:value-type="float">
            <text:p>-32.9073698928</text:p>
          </table:table-cell>
          <table:table-cell office:value-type="float" office:value="0.679562200951014" calcext:value-type="float">
            <text:p>0.679562201</text:p>
          </table:table-cell>
          <table:table-cell office:value-type="float" office:value="0.603749075515429" calcext:value-type="float">
            <text:p>0.6037490755</text:p>
          </table:table-cell>
          <table:table-cell office:value-type="float" office:value="-0.27" calcext:value-type="float">
            <text:p>-0.2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4" calcext:value-type="float">
            <text:p>-0.14</text:p>
          </table:table-cell>
          <table:table-cell office:value-type="float" office:value="15.096" calcext:value-type="float">
            <text:p>15.096</text:p>
          </table:table-cell>
          <table:table-cell/>
          <table:table-cell table:formula="of:=DEGREES(ACOS(COS(RADIANS([.B303]))*COS(RADIANS([.C303]))))" office:value-type="float" office:value="32.9135969826082" calcext:value-type="float">
            <text:p>32.91</text:p>
          </table:table-cell>
          <table:table-cell table:formula="of:=TAN((ACOS(COS(RADIANS([.B303]))*COS(RADIANS([.C303])))))" office:value-type="float" office:value="0.647265695632908" calcext:value-type="float">
            <text:p>0.6473</text:p>
          </table:table-cell>
          <table:table-cell table:formula="of:=SQRT([.E303]^2+[.F303]^2)" office:value-type="float" office:value="0.270185121722126" calcext:value-type="float">
            <text:p>0.27</text:p>
          </table:table-cell>
          <table:table-cell table:formula="of:=DEGREES(ATAN2([.F303]; [.E303]))" office:value-type="float" office:value="-92.1210963966615" calcext:value-type="float">
            <text:p>-92.12</text:p>
          </table:table-cell>
          <table:table-cell table:style-name="ce9" table:formula="of:=SQRT([.T303])" office:value-type="float" office:value="9.70898543449362" calcext:value-type="float">
            <text:p>9.71</text:p>
          </table:table-cell>
          <table:table-cell table:style-name="ce8" table:formula="of:=DEGREES(ATAN( (-SIN (RADIANS ([.C303])) * COS(RADIANS([.B303]))) / (COS (RADIANS ([.C303])) * SIN(RADIANS([.B303]))) ))" office:value-type="float" office:value="1.05007867593166" calcext:value-type="float">
            <text:p>1.05</text:p>
          </table:table-cell>
          <table:table-cell table:style-name="ce11" table:formula="of:=SQRT([.U303]^2+[.V303]^2)" office:value-type="float" office:value="9.69779196340573" calcext:value-type="float">
            <text:p>9.70</text:p>
          </table:table-cell>
          <table:table-cell table:style-name="ce8" table:formula="of:=DEGREES(ATAN2([.V303];[.U303]))" office:value-type="float" office:value="90.5439704115434" calcext:value-type="float">
            <text:p>90.54</text:p>
          </table:table-cell>
          <table:table-cell table:style-name="ce8"/>
          <table:table-cell table:style-name="ce13" table:formula="of:=[.K303]*15" office:value-type="float" office:value="9.70898543449362" calcext:value-type="float">
            <text:p>9.71</text:p>
          </table:table-cell>
          <table:table-cell table:style-name="ce8" table:formula="of:=[.K303]^2*225" office:value-type="float" office:value="94.2643981672092" calcext:value-type="float">
            <text:p>94.26</text:p>
          </table:table-cell>
          <table:table-cell table:style-name="ce8" table:formula="of:=[.L303]*COS(RADIANS([.M303]))+[.N303]*COS(RADIANS([.O303]))" office:value-type="float" office:value="9.69735489954687" calcext:value-type="float">
            <text:p>9.70</text:p>
          </table:table-cell>
          <table:table-cell table:style-name="ce8" table:formula="of:=[.L303]*SIN(RADIANS([.M303]))+[.N303]*SIN(RADIANS([.O303]))" office:value-type="float" office:value="-0.092070178293285" calcext:value-type="float">
            <text:p>-0.09</text:p>
          </table:table-cell>
          <table:table-cell office:value-type="float" office:value="9.87407909478245" calcext:value-type="float">
            <text:p>9.87</text:p>
          </table:table-cell>
          <table:table-cell table:number-columns-repeated="1001"/>
        </table:table-row>
        <table:table-row table:style-name="ro1">
          <table:table-cell office:value-type="float" office:value="866509" calcext:value-type="float">
            <text:p>866509</text:p>
          </table:table-cell>
          <table:table-cell office:value-type="float" office:value="-32.9063453644094" calcext:value-type="float">
            <text:p>-32.9063453644</text:p>
          </table:table-cell>
          <table:table-cell office:value-type="float" office:value="0.757464136973006" calcext:value-type="float">
            <text:p>0.757464137</text:p>
          </table:table-cell>
          <table:table-cell office:value-type="float" office:value="0.605081175846993" calcext:value-type="float">
            <text:p>0.6050811758</text:p>
          </table:table-cell>
          <table:table-cell office:value-type="float" office:value="-0.24" calcext:value-type="float">
            <text:p>-0.2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" calcext:value-type="float">
            <text:p>-0.13</text:p>
          </table:table-cell>
          <table:table-cell office:value-type="float" office:value="15.133" calcext:value-type="float">
            <text:p>15.133</text:p>
          </table:table-cell>
          <table:table-cell/>
          <table:table-cell table:formula="of:=DEGREES(ACOS(COS(RADIANS([.B304]))*COS(RADIANS([.C304]))))" office:value-type="float" office:value="32.9140821008548" calcext:value-type="float">
            <text:p>32.91</text:p>
          </table:table-cell>
          <table:table-cell table:formula="of:=TAN((ACOS(COS(RADIANS([.B304]))*COS(RADIANS([.C304])))))" office:value-type="float" office:value="0.64727770984603" calcext:value-type="float">
            <text:p>0.6473</text:p>
          </table:table-cell>
          <table:table-cell table:formula="of:=SQRT([.E304]^2+[.F304]^2)" office:value-type="float" office:value="0.240831891575846" calcext:value-type="float">
            <text:p>0.24</text:p>
          </table:table-cell>
          <table:table-cell table:formula="of:=DEGREES(ATAN2([.F304]; [.E304]))" office:value-type="float" office:value="-94.7636416907262" calcext:value-type="float">
            <text:p>-94.76</text:p>
          </table:table-cell>
          <table:table-cell table:style-name="ce9" table:formula="of:=SQRT([.T304])" office:value-type="float" office:value="9.70916564769045" calcext:value-type="float">
            <text:p>9.71</text:p>
          </table:table-cell>
          <table:table-cell table:style-name="ce8" table:formula="of:=DEGREES(ATAN( (-SIN (RADIANS ([.C304])) * COS(RADIANS([.B304]))) / (COS (RADIANS ([.C304])) * SIN(RADIANS([.B304]))) ))" office:value-type="float" office:value="1.17048235590827" calcext:value-type="float">
            <text:p>1.17</text:p>
          </table:table-cell>
          <table:table-cell table:style-name="ce11" table:formula="of:=SQRT([.U304]^2+[.V304]^2)" office:value-type="float" office:value="9.68722934449646" calcext:value-type="float">
            <text:p>9.69</text:p>
          </table:table-cell>
          <table:table-cell table:style-name="ce8" table:formula="of:=DEGREES(ATAN2([.V304];[.U304]))" office:value-type="float" office:value="90.2464458848093" calcext:value-type="float">
            <text:p>90.25</text:p>
          </table:table-cell>
          <table:table-cell table:style-name="ce8"/>
          <table:table-cell table:style-name="ce13" table:formula="of:=[.K304]*15" office:value-type="float" office:value="9.70916564769045" calcext:value-type="float">
            <text:p>9.71</text:p>
          </table:table-cell>
          <table:table-cell table:style-name="ce8" table:formula="of:=[.K304]^2*225" office:value-type="float" office:value="94.2678975742923" calcext:value-type="float">
            <text:p>94.27</text:p>
          </table:table-cell>
          <table:table-cell table:style-name="ce8" table:formula="of:=[.L304]*COS(RADIANS([.M304]))+[.N304]*COS(RADIANS([.O304]))" office:value-type="float" office:value="9.68713973236796" calcext:value-type="float">
            <text:p>9.69</text:p>
          </table:table-cell>
          <table:table-cell table:style-name="ce8" table:formula="of:=[.L304]*SIN(RADIANS([.M304]))+[.N304]*SIN(RADIANS([.O304]))" office:value-type="float" office:value="-0.0416674747411626" calcext:value-type="float">
            <text:p>-0.04</text:p>
          </table:table-cell>
          <table:table-cell office:value-type="float" office:value="9.87422463025644" calcext:value-type="float">
            <text:p>9.87</text:p>
          </table:table-cell>
          <table:table-cell table:number-columns-repeated="1001"/>
        </table:table-row>
        <table:table-row table:style-name="ro1">
          <table:table-cell office:value-type="float" office:value="866509" calcext:value-type="float">
            <text:p>866509</text:p>
          </table:table-cell>
          <table:table-cell office:value-type="float" office:value="-32.9063453644094" calcext:value-type="float">
            <text:p>-32.9063453644</text:p>
          </table:table-cell>
          <table:table-cell office:value-type="float" office:value="0.757464136973006" calcext:value-type="float">
            <text:p>0.757464137</text:p>
          </table:table-cell>
          <table:table-cell office:value-type="float" office:value="0.605081175846993" calcext:value-type="float">
            <text:p>0.6050811758</text:p>
          </table:table-cell>
          <table:table-cell office:value-type="float" office:value="-0.24" calcext:value-type="float">
            <text:p>-0.2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" calcext:value-type="float">
            <text:p>-0.13</text:p>
          </table:table-cell>
          <table:table-cell office:value-type="float" office:value="15.133" calcext:value-type="float">
            <text:p>15.133</text:p>
          </table:table-cell>
          <table:table-cell/>
          <table:table-cell table:formula="of:=DEGREES(ACOS(COS(RADIANS([.B305]))*COS(RADIANS([.C305]))))" office:value-type="float" office:value="32.9140821008548" calcext:value-type="float">
            <text:p>32.91</text:p>
          </table:table-cell>
          <table:table-cell table:formula="of:=TAN((ACOS(COS(RADIANS([.B305]))*COS(RADIANS([.C305])))))" office:value-type="float" office:value="0.64727770984603" calcext:value-type="float">
            <text:p>0.6473</text:p>
          </table:table-cell>
          <table:table-cell table:formula="of:=SQRT([.E305]^2+[.F305]^2)" office:value-type="float" office:value="0.240831891575846" calcext:value-type="float">
            <text:p>0.24</text:p>
          </table:table-cell>
          <table:table-cell table:formula="of:=DEGREES(ATAN2([.F305]; [.E305]))" office:value-type="float" office:value="-94.7636416907262" calcext:value-type="float">
            <text:p>-94.76</text:p>
          </table:table-cell>
          <table:table-cell table:style-name="ce9" table:formula="of:=SQRT([.T305])" office:value-type="float" office:value="9.70916564769045" calcext:value-type="float">
            <text:p>9.71</text:p>
          </table:table-cell>
          <table:table-cell table:style-name="ce8" table:formula="of:=DEGREES(ATAN( (-SIN (RADIANS ([.C305])) * COS(RADIANS([.B305]))) / (COS (RADIANS ([.C305])) * SIN(RADIANS([.B305]))) ))" office:value-type="float" office:value="1.17048235590827" calcext:value-type="float">
            <text:p>1.17</text:p>
          </table:table-cell>
          <table:table-cell table:style-name="ce11" table:formula="of:=SQRT([.U305]^2+[.V305]^2)" office:value-type="float" office:value="9.68722934449646" calcext:value-type="float">
            <text:p>9.69</text:p>
          </table:table-cell>
          <table:table-cell table:style-name="ce8" table:formula="of:=DEGREES(ATAN2([.V305];[.U305]))" office:value-type="float" office:value="90.2464458848093" calcext:value-type="float">
            <text:p>90.25</text:p>
          </table:table-cell>
          <table:table-cell table:style-name="ce8"/>
          <table:table-cell table:style-name="ce13" table:formula="of:=[.K305]*15" office:value-type="float" office:value="9.70916564769045" calcext:value-type="float">
            <text:p>9.71</text:p>
          </table:table-cell>
          <table:table-cell table:style-name="ce8" table:formula="of:=[.K305]^2*225" office:value-type="float" office:value="94.2678975742923" calcext:value-type="float">
            <text:p>94.27</text:p>
          </table:table-cell>
          <table:table-cell table:style-name="ce8" table:formula="of:=[.L305]*COS(RADIANS([.M305]))+[.N305]*COS(RADIANS([.O305]))" office:value-type="float" office:value="9.68713973236796" calcext:value-type="float">
            <text:p>9.69</text:p>
          </table:table-cell>
          <table:table-cell table:style-name="ce8" table:formula="of:=[.L305]*SIN(RADIANS([.M305]))+[.N305]*SIN(RADIANS([.O305]))" office:value-type="float" office:value="-0.0416674747411626" calcext:value-type="float">
            <text:p>-0.04</text:p>
          </table:table-cell>
          <table:table-cell office:value-type="float" office:value="9.87422463025644" calcext:value-type="float">
            <text:p>9.87</text:p>
          </table:table-cell>
          <table:table-cell table:number-columns-repeated="1001"/>
        </table:table-row>
        <table:table-row table:style-name="ro1">
          <table:table-cell office:value-type="float" office:value="866759" calcext:value-type="float">
            <text:p>866759</text:p>
          </table:table-cell>
          <table:table-cell office:value-type="float" office:value="-33.0314539394366" calcext:value-type="float">
            <text:p>-33.0314539394</text:p>
          </table:table-cell>
          <table:table-cell office:value-type="float" office:value="0.747671246528794" calcext:value-type="float">
            <text:p>0.7476712465</text:p>
          </table:table-cell>
          <table:table-cell office:value-type="float" office:value="0.595818799002221" calcext:value-type="float">
            <text:p>0.595818799</text:p>
          </table:table-cell>
          <table:table-cell office:value-type="float" office:value="-0.23" calcext:value-type="float">
            <text:p>-0.2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3" calcext:value-type="float">
            <text:p>-0.13</text:p>
          </table:table-cell>
          <table:table-cell office:value-type="float" office:value="15.169" calcext:value-type="float">
            <text:p>15.169</text:p>
          </table:table-cell>
          <table:table-cell/>
          <table:table-cell table:formula="of:=DEGREES(ACOS(COS(RADIANS([.B306]))*COS(RADIANS([.C306]))))" office:value-type="float" office:value="33.0389559841362" calcext:value-type="float">
            <text:p>33.04</text:p>
          </table:table-cell>
          <table:table-cell table:formula="of:=TAN((ACOS(COS(RADIANS([.B306]))*COS(RADIANS([.C306])))))" office:value-type="float" office:value="0.650374669208656" calcext:value-type="float">
            <text:p>0.6504</text:p>
          </table:table-cell>
          <table:table-cell table:formula="of:=SQRT([.E306]^2+[.F306]^2)" office:value-type="float" office:value="0.231948270094864" calcext:value-type="float">
            <text:p>0.23</text:p>
          </table:table-cell>
          <table:table-cell table:formula="of:=DEGREES(ATAN2([.F306]; [.E306]))" office:value-type="float" office:value="-97.4314079711725" calcext:value-type="float">
            <text:p>-97.43</text:p>
          </table:table-cell>
          <table:table-cell table:style-name="ce9" table:formula="of:=SQRT([.T306])" office:value-type="float" office:value="9.75562003812984" calcext:value-type="float">
            <text:p>9.76</text:p>
          </table:table-cell>
          <table:table-cell table:style-name="ce8" table:formula="of:=DEGREES(ATAN( (-SIN (RADIANS ([.C306])) * COS(RADIANS([.B306]))) / (COS (RADIANS ([.C306])) * SIN(RADIANS([.B306]))) ))" office:value-type="float" office:value="1.14984110117817" calcext:value-type="float">
            <text:p>1.15</text:p>
          </table:table-cell>
          <table:table-cell table:style-name="ce11" table:formula="of:=SQRT([.U306]^2+[.V306]^2)" office:value-type="float" office:value="9.72371584711019" calcext:value-type="float">
            <text:p>9.72</text:p>
          </table:table-cell>
          <table:table-cell table:style-name="ce8" table:formula="of:=DEGREES(ATAN2([.V306];[.U306]))" office:value-type="float" office:value="90.2017102749402" calcext:value-type="float">
            <text:p>90.20</text:p>
          </table:table-cell>
          <table:table-cell table:style-name="ce8"/>
          <table:table-cell table:style-name="ce13" table:formula="of:=[.K306]*15" office:value-type="float" office:value="9.75562003812984" calcext:value-type="float">
            <text:p>9.76</text:p>
          </table:table-cell>
          <table:table-cell table:style-name="ce8" table:formula="of:=[.K306]^2*225" office:value-type="float" office:value="95.1721223283604" calcext:value-type="float">
            <text:p>95.17</text:p>
          </table:table-cell>
          <table:table-cell table:style-name="ce8" table:formula="of:=[.L306]*COS(RADIANS([.M306]))+[.N306]*COS(RADIANS([.O306]))" office:value-type="float" office:value="9.72365558940438" calcext:value-type="float">
            <text:p>9.72</text:p>
          </table:table-cell>
          <table:table-cell table:style-name="ce8" table:formula="of:=[.L306]*SIN(RADIANS([.M306]))+[.N306]*SIN(RADIANS([.O306]))" office:value-type="float" office:value="-0.0342323529253813" calcext:value-type="float">
            <text:p>-0.03</text:p>
          </table:table-cell>
          <table:table-cell office:value-type="float" office:value="9.91168679524087" calcext:value-type="float">
            <text:p>9.91</text:p>
          </table:table-cell>
          <table:table-cell table:number-columns-repeated="1001"/>
        </table:table-row>
        <table:table-row table:style-name="ro1">
          <table:table-cell office:value-type="float" office:value="866759" calcext:value-type="float">
            <text:p>866759</text:p>
          </table:table-cell>
          <table:table-cell office:value-type="float" office:value="-33.0314539394366" calcext:value-type="float">
            <text:p>-33.0314539394</text:p>
          </table:table-cell>
          <table:table-cell office:value-type="float" office:value="0.747671246528794" calcext:value-type="float">
            <text:p>0.7476712465</text:p>
          </table:table-cell>
          <table:table-cell office:value-type="float" office:value="0.595818799002221" calcext:value-type="float">
            <text:p>0.595818799</text:p>
          </table:table-cell>
          <table:table-cell office:value-type="float" office:value="-0.23" calcext:value-type="float">
            <text:p>-0.2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3" calcext:value-type="float">
            <text:p>-0.13</text:p>
          </table:table-cell>
          <table:table-cell office:value-type="float" office:value="15.169" calcext:value-type="float">
            <text:p>15.169</text:p>
          </table:table-cell>
          <table:table-cell/>
          <table:table-cell table:formula="of:=DEGREES(ACOS(COS(RADIANS([.B307]))*COS(RADIANS([.C307]))))" office:value-type="float" office:value="33.0389559841362" calcext:value-type="float">
            <text:p>33.04</text:p>
          </table:table-cell>
          <table:table-cell table:formula="of:=TAN((ACOS(COS(RADIANS([.B307]))*COS(RADIANS([.C307])))))" office:value-type="float" office:value="0.650374669208656" calcext:value-type="float">
            <text:p>0.6504</text:p>
          </table:table-cell>
          <table:table-cell table:formula="of:=SQRT([.E307]^2+[.F307]^2)" office:value-type="float" office:value="0.231948270094864" calcext:value-type="float">
            <text:p>0.23</text:p>
          </table:table-cell>
          <table:table-cell table:formula="of:=DEGREES(ATAN2([.F307]; [.E307]))" office:value-type="float" office:value="-97.4314079711725" calcext:value-type="float">
            <text:p>-97.43</text:p>
          </table:table-cell>
          <table:table-cell table:style-name="ce9" table:formula="of:=SQRT([.T307])" office:value-type="float" office:value="9.75562003812984" calcext:value-type="float">
            <text:p>9.76</text:p>
          </table:table-cell>
          <table:table-cell table:style-name="ce8" table:formula="of:=DEGREES(ATAN( (-SIN (RADIANS ([.C307])) * COS(RADIANS([.B307]))) / (COS (RADIANS ([.C307])) * SIN(RADIANS([.B307]))) ))" office:value-type="float" office:value="1.14984110117817" calcext:value-type="float">
            <text:p>1.15</text:p>
          </table:table-cell>
          <table:table-cell table:style-name="ce11" table:formula="of:=SQRT([.U307]^2+[.V307]^2)" office:value-type="float" office:value="9.72371584711019" calcext:value-type="float">
            <text:p>9.72</text:p>
          </table:table-cell>
          <table:table-cell table:style-name="ce8" table:formula="of:=DEGREES(ATAN2([.V307];[.U307]))" office:value-type="float" office:value="90.2017102749402" calcext:value-type="float">
            <text:p>90.20</text:p>
          </table:table-cell>
          <table:table-cell table:style-name="ce8"/>
          <table:table-cell table:style-name="ce13" table:formula="of:=[.K307]*15" office:value-type="float" office:value="9.75562003812984" calcext:value-type="float">
            <text:p>9.76</text:p>
          </table:table-cell>
          <table:table-cell table:style-name="ce8" table:formula="of:=[.K307]^2*225" office:value-type="float" office:value="95.1721223283604" calcext:value-type="float">
            <text:p>95.17</text:p>
          </table:table-cell>
          <table:table-cell table:style-name="ce8" table:formula="of:=[.L307]*COS(RADIANS([.M307]))+[.N307]*COS(RADIANS([.O307]))" office:value-type="float" office:value="9.72365558940438" calcext:value-type="float">
            <text:p>9.72</text:p>
          </table:table-cell>
          <table:table-cell table:style-name="ce8" table:formula="of:=[.L307]*SIN(RADIANS([.M307]))+[.N307]*SIN(RADIANS([.O307]))" office:value-type="float" office:value="-0.0342323529253813" calcext:value-type="float">
            <text:p>-0.03</text:p>
          </table:table-cell>
          <table:table-cell office:value-type="float" office:value="9.91168679524087" calcext:value-type="float">
            <text:p>9.91</text:p>
          </table:table-cell>
          <table:table-cell table:number-columns-repeated="1001"/>
        </table:table-row>
        <table:table-row table:style-name="ro1">
          <table:table-cell office:value-type="float" office:value="867009" calcext:value-type="float">
            <text:p>867009</text:p>
          </table:table-cell>
          <table:table-cell office:value-type="float" office:value="-33.2308032556471" calcext:value-type="float">
            <text:p>-33.2308032556</text:p>
          </table:table-cell>
          <table:table-cell office:value-type="float" office:value="0.805488317605276" calcext:value-type="float">
            <text:p>0.8054883176</text:p>
          </table:table-cell>
          <table:table-cell office:value-type="float" office:value="0.58816941401863" calcext:value-type="float">
            <text:p>0.588169414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3" calcext:value-type="float">
            <text:p>-0.13</text:p>
          </table:table-cell>
          <table:table-cell office:value-type="float" office:value="15.204" calcext:value-type="float">
            <text:p>15.204</text:p>
          </table:table-cell>
          <table:table-cell/>
          <table:table-cell table:formula="of:=DEGREES(ACOS(COS(RADIANS([.B308]))*COS(RADIANS([.C308]))))" office:value-type="float" office:value="33.2394443378478" calcext:value-type="float">
            <text:p>33.24</text:p>
          </table:table-cell>
          <table:table-cell table:formula="of:=TAN((ACOS(COS(RADIANS([.B308]))*COS(RADIANS([.C308])))))" office:value-type="float" office:value="0.655365338306797" calcext:value-type="float">
            <text:p>0.6554</text:p>
          </table:table-cell>
          <table:table-cell table:formula="of:=SQRT([.E308]^2+[.F308]^2)" office:value-type="float" office:value="0.213775583264319" calcext:value-type="float">
            <text:p>0.21</text:p>
          </table:table-cell>
          <table:table-cell table:formula="of:=DEGREES(ATAN2([.F308]; [.E308]))" office:value-type="float" office:value="-100.784297867563" calcext:value-type="float">
            <text:p>-100.78</text:p>
          </table:table-cell>
          <table:table-cell table:style-name="ce9" table:formula="of:=SQRT([.T308])" office:value-type="float" office:value="9.83048007460195" calcext:value-type="float">
            <text:p>9.83</text:p>
          </table:table-cell>
          <table:table-cell table:style-name="ce8" table:formula="of:=DEGREES(ATAN( (-SIN (RADIANS ([.C308])) * COS(RADIANS([.B308]))) / (COS (RADIANS ([.C308])) * SIN(RADIANS([.B308]))) ))" office:value-type="float" office:value="1.22936434358573" calcext:value-type="float">
            <text:p>1.23</text:p>
          </table:table-cell>
          <table:table-cell table:style-name="ce11" table:formula="of:=SQRT([.U308]^2+[.V308]^2)" office:value-type="float" office:value="9.78821732815073" calcext:value-type="float">
            <text:p>9.79</text:p>
          </table:table-cell>
          <table:table-cell table:style-name="ce8" table:formula="of:=DEGREES(ATAN2([.V308];[.U308]))" office:value-type="float" office:value="89.9946669851704" calcext:value-type="float">
            <text:p>89.99</text:p>
          </table:table-cell>
          <table:table-cell table:style-name="ce8"/>
          <table:table-cell table:style-name="ce13" table:formula="of:=[.K308]*15" office:value-type="float" office:value="9.83048007460195" calcext:value-type="float">
            <text:p>9.83</text:p>
          </table:table-cell>
          <table:table-cell table:style-name="ce8" table:formula="of:=[.K308]^2*225" office:value-type="float" office:value="96.6383384971459" calcext:value-type="float">
            <text:p>96.64</text:p>
          </table:table-cell>
          <table:table-cell table:style-name="ce8" table:formula="of:=[.L308]*COS(RADIANS([.M308]))+[.N308]*COS(RADIANS([.O308]))" office:value-type="float" office:value="9.78821728574994" calcext:value-type="float">
            <text:p>9.79</text:p>
          </table:table-cell>
          <table:table-cell table:style-name="ce8" table:formula="of:=[.L308]*SIN(RADIANS([.M308]))+[.N308]*SIN(RADIANS([.O308]))" office:value-type="float" office:value="0.000911074228062664" calcext:value-type="float">
            <text:p>0.00</text:p>
          </table:table-cell>
          <table:table-cell office:value-type="float" office:value="9.97183330135433" calcext:value-type="float">
            <text:p>9.97</text:p>
          </table:table-cell>
          <table:table-cell table:number-columns-repeated="1001"/>
        </table:table-row>
        <table:table-row table:style-name="ro1">
          <table:table-cell office:value-type="float" office:value="867009" calcext:value-type="float">
            <text:p>867009</text:p>
          </table:table-cell>
          <table:table-cell office:value-type="float" office:value="-33.2308032556471" calcext:value-type="float">
            <text:p>-33.2308032556</text:p>
          </table:table-cell>
          <table:table-cell office:value-type="float" office:value="0.805488317605276" calcext:value-type="float">
            <text:p>0.8054883176</text:p>
          </table:table-cell>
          <table:table-cell office:value-type="float" office:value="0.58816941401863" calcext:value-type="float">
            <text:p>0.588169414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3" calcext:value-type="float">
            <text:p>-0.13</text:p>
          </table:table-cell>
          <table:table-cell office:value-type="float" office:value="15.204" calcext:value-type="float">
            <text:p>15.204</text:p>
          </table:table-cell>
          <table:table-cell/>
          <table:table-cell table:formula="of:=DEGREES(ACOS(COS(RADIANS([.B309]))*COS(RADIANS([.C309]))))" office:value-type="float" office:value="33.2394443378478" calcext:value-type="float">
            <text:p>33.24</text:p>
          </table:table-cell>
          <table:table-cell table:formula="of:=TAN((ACOS(COS(RADIANS([.B309]))*COS(RADIANS([.C309])))))" office:value-type="float" office:value="0.655365338306797" calcext:value-type="float">
            <text:p>0.6554</text:p>
          </table:table-cell>
          <table:table-cell table:formula="of:=SQRT([.E309]^2+[.F309]^2)" office:value-type="float" office:value="0.213775583264319" calcext:value-type="float">
            <text:p>0.21</text:p>
          </table:table-cell>
          <table:table-cell table:formula="of:=DEGREES(ATAN2([.F309]; [.E309]))" office:value-type="float" office:value="-100.784297867563" calcext:value-type="float">
            <text:p>-100.78</text:p>
          </table:table-cell>
          <table:table-cell table:style-name="ce9" table:formula="of:=SQRT([.T309])" office:value-type="float" office:value="9.83048007460195" calcext:value-type="float">
            <text:p>9.83</text:p>
          </table:table-cell>
          <table:table-cell table:style-name="ce8" table:formula="of:=DEGREES(ATAN( (-SIN (RADIANS ([.C309])) * COS(RADIANS([.B309]))) / (COS (RADIANS ([.C309])) * SIN(RADIANS([.B309]))) ))" office:value-type="float" office:value="1.22936434358573" calcext:value-type="float">
            <text:p>1.23</text:p>
          </table:table-cell>
          <table:table-cell table:style-name="ce11" table:formula="of:=SQRT([.U309]^2+[.V309]^2)" office:value-type="float" office:value="9.78821732815073" calcext:value-type="float">
            <text:p>9.79</text:p>
          </table:table-cell>
          <table:table-cell table:style-name="ce8" table:formula="of:=DEGREES(ATAN2([.V309];[.U309]))" office:value-type="float" office:value="89.9946669851704" calcext:value-type="float">
            <text:p>89.99</text:p>
          </table:table-cell>
          <table:table-cell table:style-name="ce8"/>
          <table:table-cell table:style-name="ce13" table:formula="of:=[.K309]*15" office:value-type="float" office:value="9.83048007460195" calcext:value-type="float">
            <text:p>9.83</text:p>
          </table:table-cell>
          <table:table-cell table:style-name="ce8" table:formula="of:=[.K309]^2*225" office:value-type="float" office:value="96.6383384971459" calcext:value-type="float">
            <text:p>96.64</text:p>
          </table:table-cell>
          <table:table-cell table:style-name="ce8" table:formula="of:=[.L309]*COS(RADIANS([.M309]))+[.N309]*COS(RADIANS([.O309]))" office:value-type="float" office:value="9.78821728574994" calcext:value-type="float">
            <text:p>9.79</text:p>
          </table:table-cell>
          <table:table-cell table:style-name="ce8" table:formula="of:=[.L309]*SIN(RADIANS([.M309]))+[.N309]*SIN(RADIANS([.O309]))" office:value-type="float" office:value="0.000911074228062664" calcext:value-type="float">
            <text:p>0.00</text:p>
          </table:table-cell>
          <table:table-cell office:value-type="float" office:value="9.97183330135433" calcext:value-type="float">
            <text:p>9.97</text:p>
          </table:table-cell>
          <table:table-cell table:number-columns-repeated="1001"/>
        </table:table-row>
        <table:table-row table:style-name="ro1">
          <table:table-cell office:value-type="float" office:value="867259" calcext:value-type="float">
            <text:p>867259</text:p>
          </table:table-cell>
          <table:table-cell office:value-type="float" office:value="-33.3255755454757" calcext:value-type="float">
            <text:p>-33.3255755455</text:p>
          </table:table-cell>
          <table:table-cell office:value-type="float" office:value="0.874021475241832" calcext:value-type="float">
            <text:p>0.8740214752</text:p>
          </table:table-cell>
          <table:table-cell office:value-type="float" office:value="0.587313292494852" calcext:value-type="float">
            <text:p>0.5873132925</text:p>
          </table:table-cell>
          <table:table-cell office:value-type="float" office:value="-0.19" calcext:value-type="float">
            <text:p>-0.1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3" calcext:value-type="float">
            <text:p>-0.13</text:p>
          </table:table-cell>
          <table:table-cell office:value-type="float" office:value="15.24" calcext:value-type="float">
            <text:p>15.24</text:p>
          </table:table-cell>
          <table:table-cell/>
          <table:table-cell table:formula="of:=DEGREES(ACOS(COS(RADIANS([.B310]))*COS(RADIANS([.C310]))))" office:value-type="float" office:value="33.3357127485634" calcext:value-type="float">
            <text:p>33.34</text:p>
          </table:table-cell>
          <table:table-cell table:formula="of:=TAN((ACOS(COS(RADIANS([.B310]))*COS(RADIANS([.C310])))))" office:value-type="float" office:value="0.65776984148577" calcext:value-type="float">
            <text:p>0.6578</text:p>
          </table:table-cell>
          <table:table-cell table:formula="of:=SQRT([.E310]^2+[.F310]^2)" office:value-type="float" office:value="0.194164878389476" calcext:value-type="float">
            <text:p>0.19</text:p>
          </table:table-cell>
          <table:table-cell table:formula="of:=DEGREES(ATAN2([.F310]; [.E310]))" office:value-type="float" office:value="-101.888658039628" calcext:value-type="float">
            <text:p>-101.89</text:p>
          </table:table-cell>
          <table:table-cell table:style-name="ce9" table:formula="of:=SQRT([.T310])" office:value-type="float" office:value="9.86654762228655" calcext:value-type="float">
            <text:p>9.87</text:p>
          </table:table-cell>
          <table:table-cell table:style-name="ce8" table:formula="of:=DEGREES(ATAN( (-SIN (RADIANS ([.C310])) * COS(RADIANS([.B310]))) / (COS (RADIANS ([.C310])) * SIN(RADIANS([.B310]))) ))" office:value-type="float" office:value="1.32914172898795" calcext:value-type="float">
            <text:p>1.33</text:p>
          </table:table-cell>
          <table:table-cell table:style-name="ce11" table:formula="of:=SQRT([.U310]^2+[.V310]^2)" office:value-type="float" office:value="9.82396980555715" calcext:value-type="float">
            <text:p>9.82</text:p>
          </table:table-cell>
          <table:table-cell table:style-name="ce8" table:formula="of:=DEGREES(ATAN2([.V310];[.U310]))" office:value-type="float" office:value="89.7733429827383" calcext:value-type="float">
            <text:p>89.77</text:p>
          </table:table-cell>
          <table:table-cell table:style-name="ce8"/>
          <table:table-cell table:style-name="ce13" table:formula="of:=[.K310]*15" office:value-type="float" office:value="9.86654762228655" calcext:value-type="float">
            <text:p>9.87</text:p>
          </table:table-cell>
          <table:table-cell table:style-name="ce8" table:formula="of:=[.K310]^2*225" office:value-type="float" office:value="97.3487619828484" calcext:value-type="float">
            <text:p>97.35</text:p>
          </table:table-cell>
          <table:table-cell table:style-name="ce8" table:formula="of:=[.L310]*COS(RADIANS([.M310]))+[.N310]*COS(RADIANS([.O310]))" office:value-type="float" office:value="9.82389293685815" calcext:value-type="float">
            <text:p>9.82</text:p>
          </table:table-cell>
          <table:table-cell table:style-name="ce8" table:formula="of:=[.L310]*SIN(RADIANS([.M310]))+[.N310]*SIN(RADIANS([.O310]))" office:value-type="float" office:value="0.0388626510557464" calcext:value-type="float">
            <text:p>0.04</text:p>
          </table:table-cell>
          <table:table-cell office:value-type="float" office:value="10.000713824569" calcext:value-type="float">
            <text:p>10.00</text:p>
          </table:table-cell>
          <table:table-cell table:number-columns-repeated="1001"/>
        </table:table-row>
        <table:table-row table:style-name="ro1">
          <table:table-cell office:value-type="float" office:value="867259" calcext:value-type="float">
            <text:p>867259</text:p>
          </table:table-cell>
          <table:table-cell office:value-type="float" office:value="-33.3255755454757" calcext:value-type="float">
            <text:p>-33.3255755455</text:p>
          </table:table-cell>
          <table:table-cell office:value-type="float" office:value="0.874021475241832" calcext:value-type="float">
            <text:p>0.8740214752</text:p>
          </table:table-cell>
          <table:table-cell office:value-type="float" office:value="0.587313292494852" calcext:value-type="float">
            <text:p>0.5873132925</text:p>
          </table:table-cell>
          <table:table-cell office:value-type="float" office:value="-0.19" calcext:value-type="float">
            <text:p>-0.1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3" calcext:value-type="float">
            <text:p>-0.13</text:p>
          </table:table-cell>
          <table:table-cell office:value-type="float" office:value="15.24" calcext:value-type="float">
            <text:p>15.24</text:p>
          </table:table-cell>
          <table:table-cell/>
          <table:table-cell table:formula="of:=DEGREES(ACOS(COS(RADIANS([.B311]))*COS(RADIANS([.C311]))))" office:value-type="float" office:value="33.3357127485634" calcext:value-type="float">
            <text:p>33.34</text:p>
          </table:table-cell>
          <table:table-cell table:formula="of:=TAN((ACOS(COS(RADIANS([.B311]))*COS(RADIANS([.C311])))))" office:value-type="float" office:value="0.65776984148577" calcext:value-type="float">
            <text:p>0.6578</text:p>
          </table:table-cell>
          <table:table-cell table:formula="of:=SQRT([.E311]^2+[.F311]^2)" office:value-type="float" office:value="0.194164878389476" calcext:value-type="float">
            <text:p>0.19</text:p>
          </table:table-cell>
          <table:table-cell table:formula="of:=DEGREES(ATAN2([.F311]; [.E311]))" office:value-type="float" office:value="-101.888658039628" calcext:value-type="float">
            <text:p>-101.89</text:p>
          </table:table-cell>
          <table:table-cell table:style-name="ce9" table:formula="of:=SQRT([.T311])" office:value-type="float" office:value="9.86654762228655" calcext:value-type="float">
            <text:p>9.87</text:p>
          </table:table-cell>
          <table:table-cell table:style-name="ce8" table:formula="of:=DEGREES(ATAN( (-SIN (RADIANS ([.C311])) * COS(RADIANS([.B311]))) / (COS (RADIANS ([.C311])) * SIN(RADIANS([.B311]))) ))" office:value-type="float" office:value="1.32914172898795" calcext:value-type="float">
            <text:p>1.33</text:p>
          </table:table-cell>
          <table:table-cell table:style-name="ce11" table:formula="of:=SQRT([.U311]^2+[.V311]^2)" office:value-type="float" office:value="9.82396980555715" calcext:value-type="float">
            <text:p>9.82</text:p>
          </table:table-cell>
          <table:table-cell table:style-name="ce8" table:formula="of:=DEGREES(ATAN2([.V311];[.U311]))" office:value-type="float" office:value="89.7733429827383" calcext:value-type="float">
            <text:p>89.77</text:p>
          </table:table-cell>
          <table:table-cell table:style-name="ce8"/>
          <table:table-cell table:style-name="ce13" table:formula="of:=[.K311]*15" office:value-type="float" office:value="9.86654762228655" calcext:value-type="float">
            <text:p>9.87</text:p>
          </table:table-cell>
          <table:table-cell table:style-name="ce8" table:formula="of:=[.K311]^2*225" office:value-type="float" office:value="97.3487619828484" calcext:value-type="float">
            <text:p>97.35</text:p>
          </table:table-cell>
          <table:table-cell table:style-name="ce8" table:formula="of:=[.L311]*COS(RADIANS([.M311]))+[.N311]*COS(RADIANS([.O311]))" office:value-type="float" office:value="9.82389293685815" calcext:value-type="float">
            <text:p>9.82</text:p>
          </table:table-cell>
          <table:table-cell table:style-name="ce8" table:formula="of:=[.L311]*SIN(RADIANS([.M311]))+[.N311]*SIN(RADIANS([.O311]))" office:value-type="float" office:value="0.0388626510557464" calcext:value-type="float">
            <text:p>0.04</text:p>
          </table:table-cell>
          <table:table-cell office:value-type="float" office:value="10.000713824569" calcext:value-type="float">
            <text:p>10.00</text:p>
          </table:table-cell>
          <table:table-cell table:number-columns-repeated="1001"/>
        </table:table-row>
        <table:table-row table:style-name="ro1">
          <table:table-cell office:value-type="float" office:value="867510" calcext:value-type="float">
            <text:p>867510</text:p>
          </table:table-cell>
          <table:table-cell office:value-type="float" office:value="-33.3315895270398" calcext:value-type="float">
            <text:p>-33.331589527</text:p>
          </table:table-cell>
          <table:table-cell office:value-type="float" office:value="0.922566030911493" calcext:value-type="float">
            <text:p>0.9225660309</text:p>
          </table:table-cell>
          <table:table-cell office:value-type="float" office:value="0.593292376061257" calcext:value-type="float">
            <text:p>0.593292376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3" calcext:value-type="float">
            <text:p>-0.13</text:p>
          </table:table-cell>
          <table:table-cell office:value-type="float" office:value="15.275" calcext:value-type="float">
            <text:p>15.275</text:p>
          </table:table-cell>
          <table:table-cell/>
          <table:table-cell table:formula="of:=DEGREES(ACOS(COS(RADIANS([.B312]))*COS(RADIANS([.C312]))))" office:value-type="float" office:value="33.3428812954269" calcext:value-type="float">
            <text:p>33.34</text:p>
          </table:table-cell>
          <table:table-cell table:formula="of:=TAN((ACOS(COS(RADIANS([.B312]))*COS(RADIANS([.C312])))))" office:value-type="float" office:value="0.657949103276116" calcext:value-type="float">
            <text:p>0.6579</text:p>
          </table:table-cell>
          <table:table-cell table:formula="of:=SQRT([.E312]^2+[.F312]^2)" office:value-type="float" office:value="0.164924225024706" calcext:value-type="float">
            <text:p>0.16</text:p>
          </table:table-cell>
          <table:table-cell table:formula="of:=DEGREES(ATAN2([.F312]; [.E312]))" office:value-type="float" office:value="-104.036243467926" calcext:value-type="float">
            <text:p>-104.04</text:p>
          </table:table-cell>
          <table:table-cell table:style-name="ce9" table:formula="of:=SQRT([.T312])" office:value-type="float" office:value="9.86923654914173" calcext:value-type="float">
            <text:p>9.87</text:p>
          </table:table-cell>
          <table:table-cell table:style-name="ce8" table:formula="of:=DEGREES(ATAN( (-SIN (RADIANS ([.C312])) * COS(RADIANS([.B312]))) / (COS (RADIANS ([.C312])) * SIN(RADIANS([.B312]))) ))" office:value-type="float" office:value="1.40262747885253" calcext:value-type="float">
            <text:p>1.40</text:p>
          </table:table-cell>
          <table:table-cell table:style-name="ce11" table:formula="of:=SQRT([.U312]^2+[.V312]^2)" office:value-type="float" office:value="9.82661805014236" calcext:value-type="float">
            <text:p>9.83</text:p>
          </table:table-cell>
          <table:table-cell table:style-name="ce8" table:formula="of:=DEGREES(ATAN2([.V312];[.U312]))" office:value-type="float" office:value="89.5243319001622" calcext:value-type="float">
            <text:p>89.52</text:p>
          </table:table-cell>
          <table:table-cell table:style-name="ce8"/>
          <table:table-cell table:style-name="ce13" table:formula="of:=[.K312]*15" office:value-type="float" office:value="9.86923654914173" calcext:value-type="float">
            <text:p>9.87</text:p>
          </table:table-cell>
          <table:table-cell table:style-name="ce8" table:formula="of:=[.K312]^2*225" office:value-type="float" office:value="97.401830062915" calcext:value-type="float">
            <text:p>97.40</text:p>
          </table:table-cell>
          <table:table-cell table:style-name="ce8" table:formula="of:=[.L312]*COS(RADIANS([.M312]))+[.N312]*COS(RADIANS([.O312]))" office:value-type="float" office:value="9.82627941316831" calcext:value-type="float">
            <text:p>9.83</text:p>
          </table:table-cell>
          <table:table-cell table:style-name="ce8" table:formula="of:=[.L312]*SIN(RADIANS([.M312]))+[.N312]*SIN(RADIANS([.O312]))" office:value-type="float" office:value="0.0815793952435317" calcext:value-type="float">
            <text:p>0.08</text:p>
          </table:table-cell>
          <table:table-cell office:value-type="float" office:value="10.0028643886281" calcext:value-type="float">
            <text:p>10.00</text:p>
          </table:table-cell>
          <table:table-cell table:number-columns-repeated="1001"/>
        </table:table-row>
        <table:table-row table:style-name="ro1">
          <table:table-cell office:value-type="float" office:value="867510" calcext:value-type="float">
            <text:p>867510</text:p>
          </table:table-cell>
          <table:table-cell office:value-type="float" office:value="-33.3315895270398" calcext:value-type="float">
            <text:p>-33.331589527</text:p>
          </table:table-cell>
          <table:table-cell office:value-type="float" office:value="0.922566030911493" calcext:value-type="float">
            <text:p>0.9225660309</text:p>
          </table:table-cell>
          <table:table-cell office:value-type="float" office:value="0.593292376061257" calcext:value-type="float">
            <text:p>0.593292376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3" calcext:value-type="float">
            <text:p>-0.13</text:p>
          </table:table-cell>
          <table:table-cell office:value-type="float" office:value="15.275" calcext:value-type="float">
            <text:p>15.275</text:p>
          </table:table-cell>
          <table:table-cell/>
          <table:table-cell table:formula="of:=DEGREES(ACOS(COS(RADIANS([.B313]))*COS(RADIANS([.C313]))))" office:value-type="float" office:value="33.3428812954269" calcext:value-type="float">
            <text:p>33.34</text:p>
          </table:table-cell>
          <table:table-cell table:formula="of:=TAN((ACOS(COS(RADIANS([.B313]))*COS(RADIANS([.C313])))))" office:value-type="float" office:value="0.657949103276116" calcext:value-type="float">
            <text:p>0.6579</text:p>
          </table:table-cell>
          <table:table-cell table:formula="of:=SQRT([.E313]^2+[.F313]^2)" office:value-type="float" office:value="0.164924225024706" calcext:value-type="float">
            <text:p>0.16</text:p>
          </table:table-cell>
          <table:table-cell table:formula="of:=DEGREES(ATAN2([.F313]; [.E313]))" office:value-type="float" office:value="-104.036243467926" calcext:value-type="float">
            <text:p>-104.04</text:p>
          </table:table-cell>
          <table:table-cell table:style-name="ce9" table:formula="of:=SQRT([.T313])" office:value-type="float" office:value="9.86923654914173" calcext:value-type="float">
            <text:p>9.87</text:p>
          </table:table-cell>
          <table:table-cell table:style-name="ce8" table:formula="of:=DEGREES(ATAN( (-SIN (RADIANS ([.C313])) * COS(RADIANS([.B313]))) / (COS (RADIANS ([.C313])) * SIN(RADIANS([.B313]))) ))" office:value-type="float" office:value="1.40262747885253" calcext:value-type="float">
            <text:p>1.40</text:p>
          </table:table-cell>
          <table:table-cell table:style-name="ce11" table:formula="of:=SQRT([.U313]^2+[.V313]^2)" office:value-type="float" office:value="9.82661805014236" calcext:value-type="float">
            <text:p>9.83</text:p>
          </table:table-cell>
          <table:table-cell table:style-name="ce8" table:formula="of:=DEGREES(ATAN2([.V313];[.U313]))" office:value-type="float" office:value="89.5243319001622" calcext:value-type="float">
            <text:p>89.52</text:p>
          </table:table-cell>
          <table:table-cell table:style-name="ce8"/>
          <table:table-cell table:style-name="ce13" table:formula="of:=[.K313]*15" office:value-type="float" office:value="9.86923654914173" calcext:value-type="float">
            <text:p>9.87</text:p>
          </table:table-cell>
          <table:table-cell table:style-name="ce8" table:formula="of:=[.K313]^2*225" office:value-type="float" office:value="97.401830062915" calcext:value-type="float">
            <text:p>97.40</text:p>
          </table:table-cell>
          <table:table-cell table:style-name="ce8" table:formula="of:=[.L313]*COS(RADIANS([.M313]))+[.N313]*COS(RADIANS([.O313]))" office:value-type="float" office:value="9.82627941316831" calcext:value-type="float">
            <text:p>9.83</text:p>
          </table:table-cell>
          <table:table-cell table:style-name="ce8" table:formula="of:=[.L313]*SIN(RADIANS([.M313]))+[.N313]*SIN(RADIANS([.O313]))" office:value-type="float" office:value="0.0815793952435317" calcext:value-type="float">
            <text:p>0.08</text:p>
          </table:table-cell>
          <table:table-cell office:value-type="float" office:value="10.0028643886281" calcext:value-type="float">
            <text:p>10.00</text:p>
          </table:table-cell>
          <table:table-cell table:number-columns-repeated="1001"/>
        </table:table-row>
        <table:table-row table:style-name="ro1">
          <table:table-cell office:value-type="float" office:value="867760" calcext:value-type="float">
            <text:p>867760</text:p>
          </table:table-cell>
          <table:table-cell office:value-type="float" office:value="-34.4552854191012" calcext:value-type="float">
            <text:p>-34.4552854191</text:p>
          </table:table-cell>
          <table:table-cell office:value-type="float" office:value="1.06031216345043" calcext:value-type="float">
            <text:p>1.0603121635</text:p>
          </table:table-cell>
          <table:table-cell office:value-type="float" office:value="0.578423908011786" calcext:value-type="float">
            <text:p>0.578423908</text:p>
          </table:table-cell>
          <table:table-cell office:value-type="float" office:value="-0.6" calcext:value-type="float">
            <text:p>-0.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3" calcext:value-type="float">
            <text:p>-0.13</text:p>
          </table:table-cell>
          <table:table-cell office:value-type="float" office:value="15.31" calcext:value-type="float">
            <text:p>15.31</text:p>
          </table:table-cell>
          <table:table-cell/>
          <table:table-cell table:formula="of:=DEGREES(ACOS(COS(RADIANS([.B314]))*COS(RADIANS([.C314]))))" office:value-type="float" office:value="34.4695814508562" calcext:value-type="float">
            <text:p>34.47</text:p>
          </table:table-cell>
          <table:table-cell table:formula="of:=TAN((ACOS(COS(RADIANS([.B314]))*COS(RADIANS([.C314])))))" office:value-type="float" office:value="0.686499564663876" calcext:value-type="float">
            <text:p>0.6865</text:p>
          </table:table-cell>
          <table:table-cell table:formula="of:=SQRT([.E314]^2+[.F314]^2)" office:value-type="float" office:value="0.602992537267253" calcext:value-type="float">
            <text:p>0.60</text:p>
          </table:table-cell>
          <table:table-cell table:formula="of:=DEGREES(ATAN2([.F314]; [.E314]))" office:value-type="float" office:value="-95.7105931374997" calcext:value-type="float">
            <text:p>-95.71</text:p>
          </table:table-cell>
          <table:table-cell table:style-name="ce9" table:formula="of:=SQRT([.T314])" office:value-type="float" office:value="10.2974934699581" calcext:value-type="float">
            <text:p>10.30</text:p>
          </table:table-cell>
          <table:table-cell table:style-name="ce8" table:formula="of:=DEGREES(ATAN( (-SIN (RADIANS ([.C314])) * COS(RADIANS([.B314]))) / (COS (RADIANS ([.C314])) * SIN(RADIANS([.B314]))) ))" office:value-type="float" office:value="1.54514776526878" calcext:value-type="float">
            <text:p>1.55</text:p>
          </table:table-cell>
          <table:table-cell table:style-name="ce11" table:formula="of:=SQRT([.U314]^2+[.V314]^2)" office:value-type="float" office:value="10.2388241477324" calcext:value-type="float">
            <text:p>10.24</text:p>
          </table:table-cell>
          <table:table-cell table:style-name="ce8" table:formula="of:=DEGREES(ATAN2([.V314];[.U314]))" office:value-type="float" office:value="91.8040449653132" calcext:value-type="float">
            <text:p>91.80</text:p>
          </table:table-cell>
          <table:table-cell table:style-name="ce8"/>
          <table:table-cell table:style-name="ce13" table:formula="of:=[.K314]*15" office:value-type="float" office:value="10.2974934699581" calcext:value-type="float">
            <text:p>10.30</text:p>
          </table:table-cell>
          <table:table-cell table:style-name="ce8" table:formula="of:=[.K314]^2*225" office:value-type="float" office:value="106.03837176383" calcext:value-type="float">
            <text:p>106.04</text:p>
          </table:table-cell>
          <table:table-cell table:style-name="ce8" table:formula="of:=[.L314]*COS(RADIANS([.M314]))+[.N314]*COS(RADIANS([.O314]))" office:value-type="float" office:value="10.2337491756296" calcext:value-type="float">
            <text:p>10.23</text:p>
          </table:table-cell>
          <table:table-cell table:style-name="ce8" table:formula="of:=[.L314]*SIN(RADIANS([.M314]))+[.N314]*SIN(RADIANS([.O314]))" office:value-type="float" office:value="-0.322331721194472" calcext:value-type="float">
            <text:p>-0.32</text:p>
          </table:table-cell>
          <table:table-cell office:value-type="float" office:value="10.3408744352569" calcext:value-type="float">
            <text:p>10.34</text:p>
          </table:table-cell>
          <table:table-cell table:number-columns-repeated="1001"/>
        </table:table-row>
        <table:table-row table:style-name="ro1">
          <table:table-cell office:value-type="float" office:value="867760" calcext:value-type="float">
            <text:p>867760</text:p>
          </table:table-cell>
          <table:table-cell office:value-type="float" office:value="-34.4552854191012" calcext:value-type="float">
            <text:p>-34.4552854191</text:p>
          </table:table-cell>
          <table:table-cell office:value-type="float" office:value="1.06031216345043" calcext:value-type="float">
            <text:p>1.0603121635</text:p>
          </table:table-cell>
          <table:table-cell office:value-type="float" office:value="0.578423908011786" calcext:value-type="float">
            <text:p>0.578423908</text:p>
          </table:table-cell>
          <table:table-cell office:value-type="float" office:value="-0.6" calcext:value-type="float">
            <text:p>-0.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3" calcext:value-type="float">
            <text:p>-0.13</text:p>
          </table:table-cell>
          <table:table-cell office:value-type="float" office:value="15.31" calcext:value-type="float">
            <text:p>15.31</text:p>
          </table:table-cell>
          <table:table-cell/>
          <table:table-cell table:formula="of:=DEGREES(ACOS(COS(RADIANS([.B315]))*COS(RADIANS([.C315]))))" office:value-type="float" office:value="34.4695814508562" calcext:value-type="float">
            <text:p>34.47</text:p>
          </table:table-cell>
          <table:table-cell table:formula="of:=TAN((ACOS(COS(RADIANS([.B315]))*COS(RADIANS([.C315])))))" office:value-type="float" office:value="0.686499564663876" calcext:value-type="float">
            <text:p>0.6865</text:p>
          </table:table-cell>
          <table:table-cell table:formula="of:=SQRT([.E315]^2+[.F315]^2)" office:value-type="float" office:value="0.602992537267253" calcext:value-type="float">
            <text:p>0.60</text:p>
          </table:table-cell>
          <table:table-cell table:formula="of:=DEGREES(ATAN2([.F315]; [.E315]))" office:value-type="float" office:value="-95.7105931374997" calcext:value-type="float">
            <text:p>-95.71</text:p>
          </table:table-cell>
          <table:table-cell table:style-name="ce9" table:formula="of:=SQRT([.T315])" office:value-type="float" office:value="10.2974934699581" calcext:value-type="float">
            <text:p>10.30</text:p>
          </table:table-cell>
          <table:table-cell table:style-name="ce8" table:formula="of:=DEGREES(ATAN( (-SIN (RADIANS ([.C315])) * COS(RADIANS([.B315]))) / (COS (RADIANS ([.C315])) * SIN(RADIANS([.B315]))) ))" office:value-type="float" office:value="1.54514776526878" calcext:value-type="float">
            <text:p>1.55</text:p>
          </table:table-cell>
          <table:table-cell table:style-name="ce11" table:formula="of:=SQRT([.U315]^2+[.V315]^2)" office:value-type="float" office:value="10.2388241477324" calcext:value-type="float">
            <text:p>10.24</text:p>
          </table:table-cell>
          <table:table-cell table:style-name="ce8" table:formula="of:=DEGREES(ATAN2([.V315];[.U315]))" office:value-type="float" office:value="91.8040449653132" calcext:value-type="float">
            <text:p>91.80</text:p>
          </table:table-cell>
          <table:table-cell table:style-name="ce8"/>
          <table:table-cell table:style-name="ce13" table:formula="of:=[.K315]*15" office:value-type="float" office:value="10.2974934699581" calcext:value-type="float">
            <text:p>10.30</text:p>
          </table:table-cell>
          <table:table-cell table:style-name="ce8" table:formula="of:=[.K315]^2*225" office:value-type="float" office:value="106.03837176383" calcext:value-type="float">
            <text:p>106.04</text:p>
          </table:table-cell>
          <table:table-cell table:style-name="ce8" table:formula="of:=[.L315]*COS(RADIANS([.M315]))+[.N315]*COS(RADIANS([.O315]))" office:value-type="float" office:value="10.2337491756296" calcext:value-type="float">
            <text:p>10.23</text:p>
          </table:table-cell>
          <table:table-cell table:style-name="ce8" table:formula="of:=[.L315]*SIN(RADIANS([.M315]))+[.N315]*SIN(RADIANS([.O315]))" office:value-type="float" office:value="-0.322331721194472" calcext:value-type="float">
            <text:p>-0.32</text:p>
          </table:table-cell>
          <table:table-cell office:value-type="float" office:value="10.3408744352569" calcext:value-type="float">
            <text:p>10.34</text:p>
          </table:table-cell>
          <table:table-cell table:number-columns-repeated="1001"/>
        </table:table-row>
        <table:table-row table:style-name="ro1">
          <table:table-cell office:value-type="float" office:value="868010" calcext:value-type="float">
            <text:p>868010</text:p>
          </table:table-cell>
          <table:table-cell office:value-type="float" office:value="-40.1788985662073" calcext:value-type="float">
            <text:p>-40.1788985662</text:p>
          </table:table-cell>
          <table:table-cell office:value-type="float" office:value="1.42564489488925" calcext:value-type="float">
            <text:p>1.4256448949</text:p>
          </table:table-cell>
          <table:table-cell office:value-type="float" office:value="0.487764566002385" calcext:value-type="float">
            <text:p>0.487764566</text:p>
          </table:table-cell>
          <table:table-cell office:value-type="float" office:value="-0.89" calcext:value-type="float">
            <text:p>-0.8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9" calcext:value-type="float">
            <text:p>-0.09</text:p>
          </table:table-cell>
          <table:table-cell office:value-type="float" office:value="15.34" calcext:value-type="float">
            <text:p>15.34</text:p>
          </table:table-cell>
          <table:table-cell/>
          <table:table-cell table:formula="of:=DEGREES(ACOS(COS(RADIANS([.B316]))*COS(RADIANS([.C316]))))" office:value-type="float" office:value="40.1998970308541" calcext:value-type="float">
            <text:p>40.20</text:p>
          </table:table-cell>
          <table:table-cell table:formula="of:=TAN((ACOS(COS(RADIANS([.B316]))*COS(RADIANS([.C316])))))" office:value-type="float" office:value="0.845062438936435" calcext:value-type="float">
            <text:p>0.8451</text:p>
          </table:table-cell>
          <table:table-cell table:formula="of:=SQRT([.E316]^2+[.F316]^2)" office:value-type="float" office:value="0.892748564826626" calcext:value-type="float">
            <text:p>0.89</text:p>
          </table:table-cell>
          <table:table-cell table:formula="of:=DEGREES(ATAN2([.F316]; [.E316]))" office:value-type="float" office:value="-94.4971516146678" calcext:value-type="float">
            <text:p>-94.50</text:p>
          </table:table-cell>
          <table:table-cell table:style-name="ce9" table:formula="of:=SQRT([.T316])" office:value-type="float" office:value="12.6759365840465" calcext:value-type="float">
            <text:p>12.68</text:p>
          </table:table-cell>
          <table:table-cell table:style-name="ce8" table:formula="of:=DEGREES(ATAN( (-SIN (RADIANS ([.C316])) * COS(RADIANS([.B316]))) / (COS (RADIANS ([.C316])) * SIN(RADIANS([.B316]))) ))" office:value-type="float" office:value="1.68814357641597" calcext:value-type="float">
            <text:p>1.69</text:p>
          </table:table-cell>
          <table:table-cell table:style-name="ce11" table:formula="of:=SQRT([.U316]^2+[.V316]^2)" office:value-type="float" office:value="12.6110193880096" calcext:value-type="float">
            <text:p>12.61</text:p>
          </table:table-cell>
          <table:table-cell table:style-name="ce8" table:formula="of:=DEGREES(ATAN2([.V316];[.U316]))" office:value-type="float" office:value="92.3476152938862" calcext:value-type="float">
            <text:p>92.35</text:p>
          </table:table-cell>
          <table:table-cell table:style-name="ce8"/>
          <table:table-cell table:style-name="ce13" table:formula="of:=[.K316]*15" office:value-type="float" office:value="12.6759365840465" calcext:value-type="float">
            <text:p>12.68</text:p>
          </table:table-cell>
          <table:table-cell table:style-name="ce8" table:formula="of:=[.K316]^2*225" office:value-type="float" office:value="160.679368282769" calcext:value-type="float">
            <text:p>160.68</text:p>
          </table:table-cell>
          <table:table-cell table:style-name="ce8" table:formula="of:=[.L316]*COS(RADIANS([.M316]))+[.N316]*COS(RADIANS([.O316]))" office:value-type="float" office:value="12.6004349444083" calcext:value-type="float">
            <text:p>12.60</text:p>
          </table:table-cell>
          <table:table-cell table:style-name="ce8" table:formula="of:=[.L316]*SIN(RADIANS([.M316]))+[.N316]*SIN(RADIANS([.O316]))" office:value-type="float" office:value="-0.516574502360973" calcext:value-type="float">
            <text:p>-0.52</text:p>
          </table:table-cell>
          <table:table-cell office:value-type="float" office:value="12.0599691092562" calcext:value-type="float">
            <text:p>12.06</text:p>
          </table:table-cell>
          <table:table-cell table:number-columns-repeated="1001"/>
        </table:table-row>
        <table:table-row table:style-name="ro1">
          <table:table-cell office:value-type="float" office:value="868010" calcext:value-type="float">
            <text:p>868010</text:p>
          </table:table-cell>
          <table:table-cell office:value-type="float" office:value="-40.1788985662073" calcext:value-type="float">
            <text:p>-40.1788985662</text:p>
          </table:table-cell>
          <table:table-cell office:value-type="float" office:value="1.42564489488925" calcext:value-type="float">
            <text:p>1.4256448949</text:p>
          </table:table-cell>
          <table:table-cell office:value-type="float" office:value="0.487764566002385" calcext:value-type="float">
            <text:p>0.487764566</text:p>
          </table:table-cell>
          <table:table-cell office:value-type="float" office:value="-0.89" calcext:value-type="float">
            <text:p>-0.8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9" calcext:value-type="float">
            <text:p>-0.09</text:p>
          </table:table-cell>
          <table:table-cell office:value-type="float" office:value="15.34" calcext:value-type="float">
            <text:p>15.34</text:p>
          </table:table-cell>
          <table:table-cell/>
          <table:table-cell table:formula="of:=DEGREES(ACOS(COS(RADIANS([.B317]))*COS(RADIANS([.C317]))))" office:value-type="float" office:value="40.1998970308541" calcext:value-type="float">
            <text:p>40.20</text:p>
          </table:table-cell>
          <table:table-cell table:formula="of:=TAN((ACOS(COS(RADIANS([.B317]))*COS(RADIANS([.C317])))))" office:value-type="float" office:value="0.845062438936435" calcext:value-type="float">
            <text:p>0.8451</text:p>
          </table:table-cell>
          <table:table-cell table:formula="of:=SQRT([.E317]^2+[.F317]^2)" office:value-type="float" office:value="0.892748564826626" calcext:value-type="float">
            <text:p>0.89</text:p>
          </table:table-cell>
          <table:table-cell table:formula="of:=DEGREES(ATAN2([.F317]; [.E317]))" office:value-type="float" office:value="-94.4971516146678" calcext:value-type="float">
            <text:p>-94.50</text:p>
          </table:table-cell>
          <table:table-cell table:style-name="ce9" table:formula="of:=SQRT([.T317])" office:value-type="float" office:value="12.6759365840465" calcext:value-type="float">
            <text:p>12.68</text:p>
          </table:table-cell>
          <table:table-cell table:style-name="ce8" table:formula="of:=DEGREES(ATAN( (-SIN (RADIANS ([.C317])) * COS(RADIANS([.B317]))) / (COS (RADIANS ([.C317])) * SIN(RADIANS([.B317]))) ))" office:value-type="float" office:value="1.68814357641597" calcext:value-type="float">
            <text:p>1.69</text:p>
          </table:table-cell>
          <table:table-cell table:style-name="ce11" table:formula="of:=SQRT([.U317]^2+[.V317]^2)" office:value-type="float" office:value="12.6110193880096" calcext:value-type="float">
            <text:p>12.61</text:p>
          </table:table-cell>
          <table:table-cell table:style-name="ce8" table:formula="of:=DEGREES(ATAN2([.V317];[.U317]))" office:value-type="float" office:value="92.3476152938862" calcext:value-type="float">
            <text:p>92.35</text:p>
          </table:table-cell>
          <table:table-cell table:style-name="ce8"/>
          <table:table-cell table:style-name="ce13" table:formula="of:=[.K317]*15" office:value-type="float" office:value="12.6759365840465" calcext:value-type="float">
            <text:p>12.68</text:p>
          </table:table-cell>
          <table:table-cell table:style-name="ce8" table:formula="of:=[.K317]^2*225" office:value-type="float" office:value="160.679368282769" calcext:value-type="float">
            <text:p>160.68</text:p>
          </table:table-cell>
          <table:table-cell table:style-name="ce8" table:formula="of:=[.L317]*COS(RADIANS([.M317]))+[.N317]*COS(RADIANS([.O317]))" office:value-type="float" office:value="12.6004349444083" calcext:value-type="float">
            <text:p>12.60</text:p>
          </table:table-cell>
          <table:table-cell table:style-name="ce8" table:formula="of:=[.L317]*SIN(RADIANS([.M317]))+[.N317]*SIN(RADIANS([.O317]))" office:value-type="float" office:value="-0.516574502360973" calcext:value-type="float">
            <text:p>-0.52</text:p>
          </table:table-cell>
          <table:table-cell office:value-type="float" office:value="12.0599691092562" calcext:value-type="float">
            <text:p>12.06</text:p>
          </table:table-cell>
          <table:table-cell table:number-columns-repeated="1001"/>
        </table:table-row>
        <table:table-row table:style-name="ro1">
          <table:table-cell office:value-type="float" office:value="868260" calcext:value-type="float">
            <text:p>868260</text:p>
          </table:table-cell>
          <table:table-cell office:value-type="float" office:value="-43.5086157865885" calcext:value-type="float">
            <text:p>-43.5086157866</text:p>
          </table:table-cell>
          <table:table-cell office:value-type="float" office:value="1.51602697390703" calcext:value-type="float">
            <text:p>1.5160269739</text:p>
          </table:table-cell>
          <table:table-cell office:value-type="float" office:value="0.517215594651539" calcext:value-type="float">
            <text:p>0.5172155947</text:p>
          </table:table-cell>
          <table:table-cell office:value-type="float" office:value="-0.8" calcext:value-type="float">
            <text:p>-0.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15.361" calcext:value-type="float">
            <text:p>15.361</text:p>
          </table:table-cell>
          <table:table-cell/>
          <table:table-cell table:formula="of:=DEGREES(ACOS(COS(RADIANS([.B318]))*COS(RADIANS([.C318]))))" office:value-type="float" office:value="43.529739525127" calcext:value-type="float">
            <text:p>43.53</text:p>
          </table:table-cell>
          <table:table-cell table:formula="of:=TAN((ACOS(COS(RADIANS([.B318]))*COS(RADIANS([.C318])))))" office:value-type="float" office:value="0.949951529988175" calcext:value-type="float">
            <text:p>0.9500</text:p>
          </table:table-cell>
          <table:table-cell table:formula="of:=SQRT([.E318]^2+[.F318]^2)" office:value-type="float" office:value="0.80156097709407" calcext:value-type="float">
            <text:p>0.80</text:p>
          </table:table-cell>
          <table:table-cell table:formula="of:=DEGREES(ATAN2([.F318]; [.E318]))" office:value-type="float" office:value="-93.5763343749974" calcext:value-type="float">
            <text:p>-93.58</text:p>
          </table:table-cell>
          <table:table-cell table:style-name="ce9" table:formula="of:=SQRT([.T318])" office:value-type="float" office:value="14.2492729498226" calcext:value-type="float">
            <text:p>14.25</text:p>
          </table:table-cell>
          <table:table-cell table:style-name="ce8" table:formula="of:=DEGREES(ATAN( (-SIN (RADIANS ([.C318])) * COS(RADIANS([.B318]))) / (COS (RADIANS ([.C318])) * SIN(RADIANS([.B318]))) ))" office:value-type="float" office:value="1.59703713897793" calcext:value-type="float">
            <text:p>1.60</text:p>
          </table:table-cell>
          <table:table-cell table:style-name="ce11" table:formula="of:=SQRT([.U318]^2+[.V318]^2)" office:value-type="float" office:value="14.1994543356746" calcext:value-type="float">
            <text:p>14.20</text:p>
          </table:table-cell>
          <table:table-cell table:style-name="ce8" table:formula="of:=DEGREES(ATAN2([.V318];[.U318]))" office:value-type="float" office:value="91.6258406594113" calcext:value-type="float">
            <text:p>91.63</text:p>
          </table:table-cell>
          <table:table-cell table:style-name="ce8"/>
          <table:table-cell table:style-name="ce13" table:formula="of:=[.K318]*15" office:value-type="float" office:value="14.2492729498226" calcext:value-type="float">
            <text:p>14.25</text:p>
          </table:table-cell>
          <table:table-cell table:style-name="ce8" table:formula="of:=[.K318]^2*225" office:value-type="float" office:value="203.041779598547" calcext:value-type="float">
            <text:p>203.04</text:p>
          </table:table-cell>
          <table:table-cell table:style-name="ce8" table:formula="of:=[.L318]*COS(RADIANS([.M318]))+[.N318]*COS(RADIANS([.O318]))" office:value-type="float" office:value="14.1937379277359" calcext:value-type="float">
            <text:p>14.19</text:p>
          </table:table-cell>
          <table:table-cell table:style-name="ce8" table:formula="of:=[.L318]*SIN(RADIANS([.M318]))+[.N318]*SIN(RADIANS([.O318]))" office:value-type="float" office:value="-0.402873515709574" calcext:value-type="float">
            <text:p>-0.40</text:p>
          </table:table-cell>
          <table:table-cell office:value-type="float" office:value="13.0589218575381" calcext:value-type="float">
            <text:p>13.06</text:p>
          </table:table-cell>
          <table:table-cell table:number-columns-repeated="1001"/>
        </table:table-row>
        <table:table-row table:style-name="ro1">
          <table:table-cell office:value-type="float" office:value="868260" calcext:value-type="float">
            <text:p>868260</text:p>
          </table:table-cell>
          <table:table-cell office:value-type="float" office:value="-43.5086157865885" calcext:value-type="float">
            <text:p>-43.5086157866</text:p>
          </table:table-cell>
          <table:table-cell office:value-type="float" office:value="1.51602697390703" calcext:value-type="float">
            <text:p>1.5160269739</text:p>
          </table:table-cell>
          <table:table-cell office:value-type="float" office:value="0.517215594651539" calcext:value-type="float">
            <text:p>0.5172155947</text:p>
          </table:table-cell>
          <table:table-cell office:value-type="float" office:value="-0.8" calcext:value-type="float">
            <text:p>-0.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15.361" calcext:value-type="float">
            <text:p>15.361</text:p>
          </table:table-cell>
          <table:table-cell/>
          <table:table-cell table:formula="of:=DEGREES(ACOS(COS(RADIANS([.B319]))*COS(RADIANS([.C319]))))" office:value-type="float" office:value="43.529739525127" calcext:value-type="float">
            <text:p>43.53</text:p>
          </table:table-cell>
          <table:table-cell table:formula="of:=TAN((ACOS(COS(RADIANS([.B319]))*COS(RADIANS([.C319])))))" office:value-type="float" office:value="0.949951529988175" calcext:value-type="float">
            <text:p>0.9500</text:p>
          </table:table-cell>
          <table:table-cell table:formula="of:=SQRT([.E319]^2+[.F319]^2)" office:value-type="float" office:value="0.80156097709407" calcext:value-type="float">
            <text:p>0.80</text:p>
          </table:table-cell>
          <table:table-cell table:formula="of:=DEGREES(ATAN2([.F319]; [.E319]))" office:value-type="float" office:value="-93.5763343749974" calcext:value-type="float">
            <text:p>-93.58</text:p>
          </table:table-cell>
          <table:table-cell table:style-name="ce9" table:formula="of:=SQRT([.T319])" office:value-type="float" office:value="14.2492729498226" calcext:value-type="float">
            <text:p>14.25</text:p>
          </table:table-cell>
          <table:table-cell table:style-name="ce8" table:formula="of:=DEGREES(ATAN( (-SIN (RADIANS ([.C319])) * COS(RADIANS([.B319]))) / (COS (RADIANS ([.C319])) * SIN(RADIANS([.B319]))) ))" office:value-type="float" office:value="1.59703713897793" calcext:value-type="float">
            <text:p>1.60</text:p>
          </table:table-cell>
          <table:table-cell table:style-name="ce11" table:formula="of:=SQRT([.U319]^2+[.V319]^2)" office:value-type="float" office:value="14.1994543356746" calcext:value-type="float">
            <text:p>14.20</text:p>
          </table:table-cell>
          <table:table-cell table:style-name="ce8" table:formula="of:=DEGREES(ATAN2([.V319];[.U319]))" office:value-type="float" office:value="91.6258406594113" calcext:value-type="float">
            <text:p>91.63</text:p>
          </table:table-cell>
          <table:table-cell table:style-name="ce8"/>
          <table:table-cell table:style-name="ce13" table:formula="of:=[.K319]*15" office:value-type="float" office:value="14.2492729498226" calcext:value-type="float">
            <text:p>14.25</text:p>
          </table:table-cell>
          <table:table-cell table:style-name="ce8" table:formula="of:=[.K319]^2*225" office:value-type="float" office:value="203.041779598547" calcext:value-type="float">
            <text:p>203.04</text:p>
          </table:table-cell>
          <table:table-cell table:style-name="ce8" table:formula="of:=[.L319]*COS(RADIANS([.M319]))+[.N319]*COS(RADIANS([.O319]))" office:value-type="float" office:value="14.1937379277359" calcext:value-type="float">
            <text:p>14.19</text:p>
          </table:table-cell>
          <table:table-cell table:style-name="ce8" table:formula="of:=[.L319]*SIN(RADIANS([.M319]))+[.N319]*SIN(RADIANS([.O319]))" office:value-type="float" office:value="-0.402873515709574" calcext:value-type="float">
            <text:p>-0.40</text:p>
          </table:table-cell>
          <table:table-cell office:value-type="float" office:value="13.0589218575381" calcext:value-type="float">
            <text:p>13.06</text:p>
          </table:table-cell>
          <table:table-cell table:number-columns-repeated="1001"/>
        </table:table-row>
        <table:table-row table:style-name="ro1">
          <table:table-cell office:value-type="float" office:value="868509" calcext:value-type="float">
            <text:p>868509</text:p>
          </table:table-cell>
          <table:table-cell office:value-type="float" office:value="-43.3632283799156" calcext:value-type="float">
            <text:p>-43.3632283799</text:p>
          </table:table-cell>
          <table:table-cell office:value-type="float" office:value="1.32533833756403" calcext:value-type="float">
            <text:p>1.3253383376</text:p>
          </table:table-cell>
          <table:table-cell office:value-type="float" office:value="0.657664774554512" calcext:value-type="float">
            <text:p>0.6576647746</text:p>
          </table:table-cell>
          <table:table-cell office:value-type="float" office:value="-0.59" calcext:value-type="float">
            <text:p>-0.5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" calcext:value-type="float">
            <text:p>-0.1</text:p>
          </table:table-cell>
          <table:table-cell office:value-type="float" office:value="15.384" calcext:value-type="float">
            <text:p>15.384</text:p>
          </table:table-cell>
          <table:table-cell/>
          <table:table-cell table:formula="of:=DEGREES(ACOS(COS(RADIANS([.B320]))*COS(RADIANS([.C320]))))" office:value-type="float" office:value="43.3794555564084" calcext:value-type="float">
            <text:p>43.38</text:p>
          </table:table-cell>
          <table:table-cell table:formula="of:=TAN((ACOS(COS(RADIANS([.B320]))*COS(RADIANS([.C320])))))" office:value-type="float" office:value="0.944974000008973" calcext:value-type="float">
            <text:p>0.9450</text:p>
          </table:table-cell>
          <table:table-cell table:formula="of:=SQRT([.E320]^2+[.F320]^2)" office:value-type="float" office:value="0.591354377678901" calcext:value-type="float">
            <text:p>0.59</text:p>
          </table:table-cell>
          <table:table-cell table:formula="of:=DEGREES(ATAN2([.F320]; [.E320]))" office:value-type="float" office:value="-93.8785245028477" calcext:value-type="float">
            <text:p>-93.88</text:p>
          </table:table-cell>
          <table:table-cell table:style-name="ce9" table:formula="of:=SQRT([.T320])" office:value-type="float" office:value="14.1746100001346" calcext:value-type="float">
            <text:p>14.17</text:p>
          </table:table-cell>
          <table:table-cell table:style-name="ce8" table:formula="of:=DEGREES(ATAN( (-SIN (RADIANS ([.C320])) * COS(RADIANS([.B320]))) / (COS (RADIANS ([.C320])) * SIN(RADIANS([.B320]))) ))" office:value-type="float" office:value="1.40327865205019" calcext:value-type="float">
            <text:p>1.40</text:p>
          </table:table-cell>
          <table:table-cell table:style-name="ce11" table:formula="of:=SQRT([.U320]^2+[.V320]^2)" office:value-type="float" office:value="14.1324459853159" calcext:value-type="float">
            <text:p>14.13</text:p>
          </table:table-cell>
          <table:table-cell table:style-name="ce8" table:formula="of:=DEGREES(ATAN2([.V320];[.U320]))" office:value-type="float" office:value="90.9847025709403" calcext:value-type="float">
            <text:p>90.98</text:p>
          </table:table-cell>
          <table:table-cell table:style-name="ce8"/>
          <table:table-cell table:style-name="ce13" table:formula="of:=[.K320]*15" office:value-type="float" office:value="14.1746100001346" calcext:value-type="float">
            <text:p>14.17</text:p>
          </table:table-cell>
          <table:table-cell table:style-name="ce8" table:formula="of:=[.K320]^2*225" office:value-type="float" office:value="200.919568655916" calcext:value-type="float">
            <text:p>200.92</text:p>
          </table:table-cell>
          <table:table-cell table:style-name="ce8" table:formula="of:=[.L320]*COS(RADIANS([.M320]))+[.N320]*COS(RADIANS([.O320]))" office:value-type="float" office:value="14.1303588936321" calcext:value-type="float">
            <text:p>14.13</text:p>
          </table:table-cell>
          <table:table-cell table:style-name="ce8" table:formula="of:=[.L320]*SIN(RADIANS([.M320]))+[.N320]*SIN(RADIANS([.O320]))" office:value-type="float" office:value="-0.242872528344666" calcext:value-type="float">
            <text:p>-0.24</text:p>
          </table:table-cell>
          <table:table-cell office:value-type="float" office:value="13.0138366669225" calcext:value-type="float">
            <text:p>13.01</text:p>
          </table:table-cell>
          <table:table-cell table:number-columns-repeated="1001"/>
        </table:table-row>
        <table:table-row table:style-name="ro1">
          <table:table-cell office:value-type="float" office:value="868509" calcext:value-type="float">
            <text:p>868509</text:p>
          </table:table-cell>
          <table:table-cell office:value-type="float" office:value="-43.3632283799156" calcext:value-type="float">
            <text:p>-43.3632283799</text:p>
          </table:table-cell>
          <table:table-cell office:value-type="float" office:value="1.32533833756403" calcext:value-type="float">
            <text:p>1.3253383376</text:p>
          </table:table-cell>
          <table:table-cell office:value-type="float" office:value="0.657664774554512" calcext:value-type="float">
            <text:p>0.6576647746</text:p>
          </table:table-cell>
          <table:table-cell office:value-type="float" office:value="-0.59" calcext:value-type="float">
            <text:p>-0.5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" calcext:value-type="float">
            <text:p>-0.1</text:p>
          </table:table-cell>
          <table:table-cell office:value-type="float" office:value="15.384" calcext:value-type="float">
            <text:p>15.384</text:p>
          </table:table-cell>
          <table:table-cell/>
          <table:table-cell table:formula="of:=DEGREES(ACOS(COS(RADIANS([.B321]))*COS(RADIANS([.C321]))))" office:value-type="float" office:value="43.3794555564084" calcext:value-type="float">
            <text:p>43.38</text:p>
          </table:table-cell>
          <table:table-cell table:formula="of:=TAN((ACOS(COS(RADIANS([.B321]))*COS(RADIANS([.C321])))))" office:value-type="float" office:value="0.944974000008973" calcext:value-type="float">
            <text:p>0.9450</text:p>
          </table:table-cell>
          <table:table-cell table:formula="of:=SQRT([.E321]^2+[.F321]^2)" office:value-type="float" office:value="0.591354377678901" calcext:value-type="float">
            <text:p>0.59</text:p>
          </table:table-cell>
          <table:table-cell table:formula="of:=DEGREES(ATAN2([.F321]; [.E321]))" office:value-type="float" office:value="-93.8785245028477" calcext:value-type="float">
            <text:p>-93.88</text:p>
          </table:table-cell>
          <table:table-cell table:style-name="ce9" table:formula="of:=SQRT([.T321])" office:value-type="float" office:value="14.1746100001346" calcext:value-type="float">
            <text:p>14.17</text:p>
          </table:table-cell>
          <table:table-cell table:style-name="ce8" table:formula="of:=DEGREES(ATAN( (-SIN (RADIANS ([.C321])) * COS(RADIANS([.B321]))) / (COS (RADIANS ([.C321])) * SIN(RADIANS([.B321]))) ))" office:value-type="float" office:value="1.40327865205019" calcext:value-type="float">
            <text:p>1.40</text:p>
          </table:table-cell>
          <table:table-cell table:style-name="ce11" table:formula="of:=SQRT([.U321]^2+[.V321]^2)" office:value-type="float" office:value="14.1324459853159" calcext:value-type="float">
            <text:p>14.13</text:p>
          </table:table-cell>
          <table:table-cell table:style-name="ce8" table:formula="of:=DEGREES(ATAN2([.V321];[.U321]))" office:value-type="float" office:value="90.9847025709403" calcext:value-type="float">
            <text:p>90.98</text:p>
          </table:table-cell>
          <table:table-cell table:style-name="ce8"/>
          <table:table-cell table:style-name="ce13" table:formula="of:=[.K321]*15" office:value-type="float" office:value="14.1746100001346" calcext:value-type="float">
            <text:p>14.17</text:p>
          </table:table-cell>
          <table:table-cell table:style-name="ce8" table:formula="of:=[.K321]^2*225" office:value-type="float" office:value="200.919568655916" calcext:value-type="float">
            <text:p>200.92</text:p>
          </table:table-cell>
          <table:table-cell table:style-name="ce8" table:formula="of:=[.L321]*COS(RADIANS([.M321]))+[.N321]*COS(RADIANS([.O321]))" office:value-type="float" office:value="14.1303588936321" calcext:value-type="float">
            <text:p>14.13</text:p>
          </table:table-cell>
          <table:table-cell table:style-name="ce8" table:formula="of:=[.L321]*SIN(RADIANS([.M321]))+[.N321]*SIN(RADIANS([.O321]))" office:value-type="float" office:value="-0.242872528344666" calcext:value-type="float">
            <text:p>-0.24</text:p>
          </table:table-cell>
          <table:table-cell office:value-type="float" office:value="13.0138366669225" calcext:value-type="float">
            <text:p>13.01</text:p>
          </table:table-cell>
          <table:table-cell table:number-columns-repeated="1001"/>
        </table:table-row>
        <table:table-row table:style-name="ro1">
          <table:table-cell office:value-type="float" office:value="868759" calcext:value-type="float">
            <text:p>868759</text:p>
          </table:table-cell>
          <table:table-cell office:value-type="float" office:value="-42.7765424509682" calcext:value-type="float">
            <text:p>-42.776542451</text:p>
          </table:table-cell>
          <table:table-cell office:value-type="float" office:value="1.15416942137357" calcext:value-type="float">
            <text:p>1.1541694214</text:p>
          </table:table-cell>
          <table:table-cell office:value-type="float" office:value="0.731632468253723" calcext:value-type="float">
            <text:p>0.7316324683</text:p>
          </table:table-cell>
          <table:table-cell office:value-type="float" office:value="-0.44" calcext:value-type="float">
            <text:p>-0.4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3" calcext:value-type="float">
            <text:p>-0.13</text:p>
          </table:table-cell>
          <table:table-cell office:value-type="float" office:value="15.416" calcext:value-type="float">
            <text:p>15.416</text:p>
          </table:table-cell>
          <table:table-cell/>
          <table:table-cell table:formula="of:=DEGREES(ACOS(COS(RADIANS([.B322]))*COS(RADIANS([.C322]))))" office:value-type="float" office:value="42.7891045232757" calcext:value-type="float">
            <text:p>42.79</text:p>
          </table:table-cell>
          <table:table-cell table:formula="of:=TAN((ACOS(COS(RADIANS([.B322]))*COS(RADIANS([.C322])))))" office:value-type="float" office:value="0.925656990600041" calcext:value-type="float">
            <text:p>0.9257</text:p>
          </table:table-cell>
          <table:table-cell table:formula="of:=SQRT([.E322]^2+[.F322]^2)" office:value-type="float" office:value="0.441021541423999" calcext:value-type="float">
            <text:p>0.44</text:p>
          </table:table-cell>
          <table:table-cell table:formula="of:=DEGREES(ATAN2([.F322]; [.E322]))" office:value-type="float" office:value="-93.9004937423819" calcext:value-type="float">
            <text:p>-93.90</text:p>
          </table:table-cell>
          <table:table-cell table:style-name="ce9" table:formula="of:=SQRT([.T322])" office:value-type="float" office:value="13.8848548590006" calcext:value-type="float">
            <text:p>13.88</text:p>
          </table:table-cell>
          <table:table-cell table:style-name="ce8" table:formula="of:=DEGREES(ATAN( (-SIN (RADIANS ([.C322])) * COS(RADIANS([.B322]))) / (COS (RADIANS ([.C322])) * SIN(RADIANS([.B322]))) ))" office:value-type="float" office:value="1.24738527832442" calcext:value-type="float">
            <text:p>1.25</text:p>
          </table:table-cell>
          <table:table-cell table:style-name="ce11" table:formula="of:=SQRT([.U322]^2+[.V322]^2)" office:value-type="float" office:value="13.8522492444546" calcext:value-type="float">
            <text:p>13.85</text:p>
          </table:table-cell>
          <table:table-cell table:style-name="ce8" table:formula="of:=DEGREES(ATAN2([.V322];[.U322]))" office:value-type="float" office:value="90.5697181381537" calcext:value-type="float">
            <text:p>90.57</text:p>
          </table:table-cell>
          <table:table-cell table:style-name="ce8"/>
          <table:table-cell table:style-name="ce13" table:formula="of:=[.K322]*15" office:value-type="float" office:value="13.8848548590006" calcext:value-type="float">
            <text:p>13.88</text:p>
          </table:table-cell>
          <table:table-cell table:style-name="ce8" table:formula="of:=[.K322]^2*225" office:value-type="float" office:value="192.789194455513" calcext:value-type="float">
            <text:p>192.79</text:p>
          </table:table-cell>
          <table:table-cell table:style-name="ce8" table:formula="of:=[.L322]*COS(RADIANS([.M322]))+[.N322]*COS(RADIANS([.O322]))" office:value-type="float" office:value="13.8515644479244" calcext:value-type="float">
            <text:p>13.85</text:p>
          </table:table-cell>
          <table:table-cell table:style-name="ce8" table:formula="of:=[.L322]*SIN(RADIANS([.M322]))+[.N322]*SIN(RADIANS([.O322]))" office:value-type="float" office:value="-0.137736979380133" calcext:value-type="float">
            <text:p>-0.14</text:p>
          </table:table-cell>
          <table:table-cell office:value-type="float" office:value="12.8367313569827" calcext:value-type="float">
            <text:p>12.84</text:p>
          </table:table-cell>
          <table:table-cell table:number-columns-repeated="1001"/>
        </table:table-row>
        <table:table-row table:style-name="ro1">
          <table:table-cell office:value-type="float" office:value="868759" calcext:value-type="float">
            <text:p>868759</text:p>
          </table:table-cell>
          <table:table-cell office:value-type="float" office:value="-42.7765424509682" calcext:value-type="float">
            <text:p>-42.776542451</text:p>
          </table:table-cell>
          <table:table-cell office:value-type="float" office:value="1.15416942137357" calcext:value-type="float">
            <text:p>1.1541694214</text:p>
          </table:table-cell>
          <table:table-cell office:value-type="float" office:value="0.731632468253723" calcext:value-type="float">
            <text:p>0.7316324683</text:p>
          </table:table-cell>
          <table:table-cell office:value-type="float" office:value="-0.44" calcext:value-type="float">
            <text:p>-0.4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3" calcext:value-type="float">
            <text:p>-0.13</text:p>
          </table:table-cell>
          <table:table-cell office:value-type="float" office:value="15.416" calcext:value-type="float">
            <text:p>15.416</text:p>
          </table:table-cell>
          <table:table-cell/>
          <table:table-cell table:formula="of:=DEGREES(ACOS(COS(RADIANS([.B323]))*COS(RADIANS([.C323]))))" office:value-type="float" office:value="42.7891045232757" calcext:value-type="float">
            <text:p>42.79</text:p>
          </table:table-cell>
          <table:table-cell table:formula="of:=TAN((ACOS(COS(RADIANS([.B323]))*COS(RADIANS([.C323])))))" office:value-type="float" office:value="0.925656990600041" calcext:value-type="float">
            <text:p>0.9257</text:p>
          </table:table-cell>
          <table:table-cell table:formula="of:=SQRT([.E323]^2+[.F323]^2)" office:value-type="float" office:value="0.441021541423999" calcext:value-type="float">
            <text:p>0.44</text:p>
          </table:table-cell>
          <table:table-cell table:formula="of:=DEGREES(ATAN2([.F323]; [.E323]))" office:value-type="float" office:value="-93.9004937423819" calcext:value-type="float">
            <text:p>-93.90</text:p>
          </table:table-cell>
          <table:table-cell table:style-name="ce9" table:formula="of:=SQRT([.T323])" office:value-type="float" office:value="13.8848548590006" calcext:value-type="float">
            <text:p>13.88</text:p>
          </table:table-cell>
          <table:table-cell table:style-name="ce8" table:formula="of:=DEGREES(ATAN( (-SIN (RADIANS ([.C323])) * COS(RADIANS([.B323]))) / (COS (RADIANS ([.C323])) * SIN(RADIANS([.B323]))) ))" office:value-type="float" office:value="1.24738527832442" calcext:value-type="float">
            <text:p>1.25</text:p>
          </table:table-cell>
          <table:table-cell table:style-name="ce11" table:formula="of:=SQRT([.U323]^2+[.V323]^2)" office:value-type="float" office:value="13.8522492444546" calcext:value-type="float">
            <text:p>13.85</text:p>
          </table:table-cell>
          <table:table-cell table:style-name="ce8" table:formula="of:=DEGREES(ATAN2([.V323];[.U323]))" office:value-type="float" office:value="90.5697181381537" calcext:value-type="float">
            <text:p>90.57</text:p>
          </table:table-cell>
          <table:table-cell table:style-name="ce8"/>
          <table:table-cell table:style-name="ce13" table:formula="of:=[.K323]*15" office:value-type="float" office:value="13.8848548590006" calcext:value-type="float">
            <text:p>13.88</text:p>
          </table:table-cell>
          <table:table-cell table:style-name="ce8" table:formula="of:=[.K323]^2*225" office:value-type="float" office:value="192.789194455513" calcext:value-type="float">
            <text:p>192.79</text:p>
          </table:table-cell>
          <table:table-cell table:style-name="ce8" table:formula="of:=[.L323]*COS(RADIANS([.M323]))+[.N323]*COS(RADIANS([.O323]))" office:value-type="float" office:value="13.8515644479244" calcext:value-type="float">
            <text:p>13.85</text:p>
          </table:table-cell>
          <table:table-cell table:style-name="ce8" table:formula="of:=[.L323]*SIN(RADIANS([.M323]))+[.N323]*SIN(RADIANS([.O323]))" office:value-type="float" office:value="-0.137736979380133" calcext:value-type="float">
            <text:p>-0.14</text:p>
          </table:table-cell>
          <table:table-cell office:value-type="float" office:value="12.8367313569827" calcext:value-type="float">
            <text:p>12.84</text:p>
          </table:table-cell>
          <table:table-cell table:number-columns-repeated="1001"/>
        </table:table-row>
        <table:table-row table:style-name="ro1">
          <table:table-cell office:value-type="float" office:value="869009" calcext:value-type="float">
            <text:p>869009</text:p>
          </table:table-cell>
          <table:table-cell office:value-type="float" office:value="-43.1941163111606" calcext:value-type="float">
            <text:p>-43.1941163112</text:p>
          </table:table-cell>
          <table:table-cell office:value-type="float" office:value="1.22630881217019" calcext:value-type="float">
            <text:p>1.2263088122</text:p>
          </table:table-cell>
          <table:table-cell office:value-type="float" office:value="0.701437696036978" calcext:value-type="float">
            <text:p>0.701437696</text:p>
          </table:table-cell>
          <table:table-cell office:value-type="float" office:value="-0.35" calcext:value-type="float">
            <text:p>-0.3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4" calcext:value-type="float">
            <text:p>-0.14</text:p>
          </table:table-cell>
          <table:table-cell office:value-type="float" office:value="15.453" calcext:value-type="float">
            <text:p>15.453</text:p>
          </table:table-cell>
          <table:table-cell/>
          <table:table-cell table:formula="of:=DEGREES(ACOS(COS(RADIANS([.B324]))*COS(RADIANS([.C324]))))" office:value-type="float" office:value="43.2080918626732" calcext:value-type="float">
            <text:p>43.21</text:p>
          </table:table-cell>
          <table:table-cell table:formula="of:=TAN((ACOS(COS(RADIANS([.B324]))*COS(RADIANS([.C324])))))" office:value-type="float" office:value="0.93932831244158" calcext:value-type="float">
            <text:p>0.9393</text:p>
          </table:table-cell>
          <table:table-cell table:formula="of:=SQRT([.E324]^2+[.F324]^2)" office:value-type="float" office:value="0.350570962859162" calcext:value-type="float">
            <text:p>0.35</text:p>
          </table:table-cell>
          <table:table-cell table:formula="of:=DEGREES(ATAN2([.F324]; [.E324]))" office:value-type="float" office:value="-93.2704879231836" calcext:value-type="float">
            <text:p>-93.27</text:p>
          </table:table-cell>
          <table:table-cell table:style-name="ce9" table:formula="of:=SQRT([.T324])" office:value-type="float" office:value="14.0899246866237" calcext:value-type="float">
            <text:p>14.09</text:p>
          </table:table-cell>
          <table:table-cell table:style-name="ce8" table:formula="of:=DEGREES(ATAN( (-SIN (RADIANS ([.C324])) * COS(RADIANS([.B324]))) / (COS (RADIANS ([.C324])) * SIN(RADIANS([.B324]))) ))" office:value-type="float" office:value="1.30612819520729" calcext:value-type="float">
            <text:p>1.31</text:p>
          </table:table-cell>
          <table:table-cell table:style-name="ce11" table:formula="of:=SQRT([.U324]^2+[.V324]^2)" office:value-type="float" office:value="14.066293346418" calcext:value-type="float">
            <text:p>14.07</text:p>
          </table:table-cell>
          <table:table-cell table:style-name="ce8" table:formula="of:=DEGREES(ATAN2([.V324];[.U324]))" office:value-type="float" office:value="90.1174346314057" calcext:value-type="float">
            <text:p>90.12</text:p>
          </table:table-cell>
          <table:table-cell table:style-name="ce8"/>
          <table:table-cell table:style-name="ce13" table:formula="of:=[.K324]*15" office:value-type="float" office:value="14.0899246866237" calcext:value-type="float">
            <text:p>14.09</text:p>
          </table:table-cell>
          <table:table-cell table:style-name="ce8" table:formula="of:=[.K324]^2*225" office:value-type="float" office:value="198.525977674728" calcext:value-type="float">
            <text:p>198.53</text:p>
          </table:table-cell>
          <table:table-cell table:style-name="ce8" table:formula="of:=[.L324]*COS(RADIANS([.M324]))+[.N324]*COS(RADIANS([.O324]))" office:value-type="float" office:value="14.066263800558" calcext:value-type="float">
            <text:p>14.07</text:p>
          </table:table-cell>
          <table:table-cell table:style-name="ce8" table:formula="of:=[.L324]*SIN(RADIANS([.M324]))+[.N324]*SIN(RADIANS([.O324]))" office:value-type="float" office:value="-0.0288305496818482" calcext:value-type="float">
            <text:p>-0.03</text:p>
          </table:table-cell>
          <table:table-cell office:value-type="float" office:value="12.9624275588019" calcext:value-type="float">
            <text:p>12.96</text:p>
          </table:table-cell>
          <table:table-cell table:number-columns-repeated="1001"/>
        </table:table-row>
        <table:table-row table:style-name="ro1">
          <table:table-cell office:value-type="float" office:value="869009" calcext:value-type="float">
            <text:p>869009</text:p>
          </table:table-cell>
          <table:table-cell office:value-type="float" office:value="-43.1941163111606" calcext:value-type="float">
            <text:p>-43.1941163112</text:p>
          </table:table-cell>
          <table:table-cell office:value-type="float" office:value="1.22630881217019" calcext:value-type="float">
            <text:p>1.2263088122</text:p>
          </table:table-cell>
          <table:table-cell office:value-type="float" office:value="0.701437696036978" calcext:value-type="float">
            <text:p>0.701437696</text:p>
          </table:table-cell>
          <table:table-cell office:value-type="float" office:value="-0.35" calcext:value-type="float">
            <text:p>-0.3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4" calcext:value-type="float">
            <text:p>-0.14</text:p>
          </table:table-cell>
          <table:table-cell office:value-type="float" office:value="15.453" calcext:value-type="float">
            <text:p>15.453</text:p>
          </table:table-cell>
          <table:table-cell/>
          <table:table-cell table:formula="of:=DEGREES(ACOS(COS(RADIANS([.B325]))*COS(RADIANS([.C325]))))" office:value-type="float" office:value="43.2080918626732" calcext:value-type="float">
            <text:p>43.21</text:p>
          </table:table-cell>
          <table:table-cell table:formula="of:=TAN((ACOS(COS(RADIANS([.B325]))*COS(RADIANS([.C325])))))" office:value-type="float" office:value="0.93932831244158" calcext:value-type="float">
            <text:p>0.9393</text:p>
          </table:table-cell>
          <table:table-cell table:formula="of:=SQRT([.E325]^2+[.F325]^2)" office:value-type="float" office:value="0.350570962859162" calcext:value-type="float">
            <text:p>0.35</text:p>
          </table:table-cell>
          <table:table-cell table:formula="of:=DEGREES(ATAN2([.F325]; [.E325]))" office:value-type="float" office:value="-93.2704879231836" calcext:value-type="float">
            <text:p>-93.27</text:p>
          </table:table-cell>
          <table:table-cell table:style-name="ce9" table:formula="of:=SQRT([.T325])" office:value-type="float" office:value="14.0899246866237" calcext:value-type="float">
            <text:p>14.09</text:p>
          </table:table-cell>
          <table:table-cell table:style-name="ce8" table:formula="of:=DEGREES(ATAN( (-SIN (RADIANS ([.C325])) * COS(RADIANS([.B325]))) / (COS (RADIANS ([.C325])) * SIN(RADIANS([.B325]))) ))" office:value-type="float" office:value="1.30612819520729" calcext:value-type="float">
            <text:p>1.31</text:p>
          </table:table-cell>
          <table:table-cell table:style-name="ce11" table:formula="of:=SQRT([.U325]^2+[.V325]^2)" office:value-type="float" office:value="14.066293346418" calcext:value-type="float">
            <text:p>14.07</text:p>
          </table:table-cell>
          <table:table-cell table:style-name="ce8" table:formula="of:=DEGREES(ATAN2([.V325];[.U325]))" office:value-type="float" office:value="90.1174346314057" calcext:value-type="float">
            <text:p>90.12</text:p>
          </table:table-cell>
          <table:table-cell table:style-name="ce8"/>
          <table:table-cell table:style-name="ce13" table:formula="of:=[.K325]*15" office:value-type="float" office:value="14.0899246866237" calcext:value-type="float">
            <text:p>14.09</text:p>
          </table:table-cell>
          <table:table-cell table:style-name="ce8" table:formula="of:=[.K325]^2*225" office:value-type="float" office:value="198.525977674728" calcext:value-type="float">
            <text:p>198.53</text:p>
          </table:table-cell>
          <table:table-cell table:style-name="ce8" table:formula="of:=[.L325]*COS(RADIANS([.M325]))+[.N325]*COS(RADIANS([.O325]))" office:value-type="float" office:value="14.066263800558" calcext:value-type="float">
            <text:p>14.07</text:p>
          </table:table-cell>
          <table:table-cell table:style-name="ce8" table:formula="of:=[.L325]*SIN(RADIANS([.M325]))+[.N325]*SIN(RADIANS([.O325]))" office:value-type="float" office:value="-0.0288305496818482" calcext:value-type="float">
            <text:p>-0.03</text:p>
          </table:table-cell>
          <table:table-cell office:value-type="float" office:value="12.9624275588019" calcext:value-type="float">
            <text:p>12.96</text:p>
          </table:table-cell>
          <table:table-cell table:number-columns-repeated="1001"/>
        </table:table-row>
        <table:table-row table:style-name="ro1">
          <table:table-cell office:value-type="float" office:value="869259" calcext:value-type="float">
            <text:p>869259</text:p>
          </table:table-cell>
          <table:table-cell office:value-type="float" office:value="-43.8829613795239" calcext:value-type="float">
            <text:p>-43.8829613795</text:p>
          </table:table-cell>
          <table:table-cell office:value-type="float" office:value="1.41896774464533" calcext:value-type="float">
            <text:p>1.4189677446</text:p>
          </table:table-cell>
          <table:table-cell office:value-type="float" office:value="0.627713327826948" calcext:value-type="float">
            <text:p>0.6277133278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5" calcext:value-type="float">
            <text:p>-0.15</text:p>
          </table:table-cell>
          <table:table-cell office:value-type="float" office:value="15.491" calcext:value-type="float">
            <text:p>15.491</text:p>
          </table:table-cell>
          <table:table-cell/>
          <table:table-cell table:formula="of:=DEGREES(ACOS(COS(RADIANS([.B326]))*COS(RADIANS([.C326]))))" office:value-type="float" office:value="43.9012270895991" calcext:value-type="float">
            <text:p>43.90</text:p>
          </table:table-cell>
          <table:table-cell table:formula="of:=TAN((ACOS(COS(RADIANS([.B326]))*COS(RADIANS([.C326])))))" office:value-type="float" office:value="0.962362753159647" calcext:value-type="float">
            <text:p>0.9624</text:p>
          </table:table-cell>
          <table:table-cell table:formula="of:=SQRT([.E326]^2+[.F326]^2)" office:value-type="float" office:value="0.220227155455452" calcext:value-type="float">
            <text:p>0.22</text:p>
          </table:table-cell>
          <table:table-cell table:formula="of:=DEGREES(ATAN2([.F326]; [.E326]))" office:value-type="float" office:value="-92.6025622024998" calcext:value-type="float">
            <text:p>-92.60</text:p>
          </table:table-cell>
          <table:table-cell table:style-name="ce9" table:formula="of:=SQRT([.T326])" office:value-type="float" office:value="14.4354412973947" calcext:value-type="float">
            <text:p>14.44</text:p>
          </table:table-cell>
          <table:table-cell table:style-name="ce8" table:formula="of:=DEGREES(ATAN( (-SIN (RADIANS ([.C326])) * COS(RADIANS([.B326]))) / (COS (RADIANS ([.C326])) * SIN(RADIANS([.B326]))) ))" office:value-type="float" office:value="1.47537909600022" calcext:value-type="float">
            <text:p>1.48</text:p>
          </table:table-cell>
          <table:table-cell table:style-name="ce11" table:formula="of:=SQRT([.U326]^2+[.V326]^2)" office:value-type="float" office:value="14.4214533055883" calcext:value-type="float">
            <text:p>14.42</text:p>
          </table:table-cell>
          <table:table-cell table:style-name="ce8" table:formula="of:=DEGREES(ATAN2([.V326];[.U326]))" office:value-type="float" office:value="89.3973919765072" calcext:value-type="float">
            <text:p>89.40</text:p>
          </table:table-cell>
          <table:table-cell table:style-name="ce8"/>
          <table:table-cell table:style-name="ce13" table:formula="of:=[.K326]*15" office:value-type="float" office:value="14.4354412973947" calcext:value-type="float">
            <text:p>14.44</text:p>
          </table:table-cell>
          <table:table-cell table:style-name="ce8" table:formula="of:=[.K326]^2*225" office:value-type="float" office:value="208.381965450529" calcext:value-type="float">
            <text:p>208.38</text:p>
          </table:table-cell>
          <table:table-cell table:style-name="ce8" table:formula="of:=[.L326]*COS(RADIANS([.M326]))+[.N326]*COS(RADIANS([.O326]))" office:value-type="float" office:value="14.4206556790707" calcext:value-type="float">
            <text:p>14.42</text:p>
          </table:table-cell>
          <table:table-cell table:style-name="ce8" table:formula="of:=[.L326]*SIN(RADIANS([.M326]))+[.N326]*SIN(RADIANS([.O326]))" office:value-type="float" office:value="0.151674753828706" calcext:value-type="float">
            <text:p>0.15</text:p>
          </table:table-cell>
          <table:table-cell office:value-type="float" office:value="13.1703681268797" calcext:value-type="float">
            <text:p>13.17</text:p>
          </table:table-cell>
          <table:table-cell table:number-columns-repeated="1001"/>
        </table:table-row>
        <table:table-row table:style-name="ro1">
          <table:table-cell office:value-type="float" office:value="869259" calcext:value-type="float">
            <text:p>869259</text:p>
          </table:table-cell>
          <table:table-cell office:value-type="float" office:value="-43.8829613795239" calcext:value-type="float">
            <text:p>-43.8829613795</text:p>
          </table:table-cell>
          <table:table-cell office:value-type="float" office:value="1.41896774464533" calcext:value-type="float">
            <text:p>1.4189677446</text:p>
          </table:table-cell>
          <table:table-cell office:value-type="float" office:value="0.627713327826948" calcext:value-type="float">
            <text:p>0.6277133278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5" calcext:value-type="float">
            <text:p>-0.15</text:p>
          </table:table-cell>
          <table:table-cell office:value-type="float" office:value="15.491" calcext:value-type="float">
            <text:p>15.491</text:p>
          </table:table-cell>
          <table:table-cell/>
          <table:table-cell table:formula="of:=DEGREES(ACOS(COS(RADIANS([.B327]))*COS(RADIANS([.C327]))))" office:value-type="float" office:value="43.9012270895991" calcext:value-type="float">
            <text:p>43.90</text:p>
          </table:table-cell>
          <table:table-cell table:formula="of:=TAN((ACOS(COS(RADIANS([.B327]))*COS(RADIANS([.C327])))))" office:value-type="float" office:value="0.962362753159647" calcext:value-type="float">
            <text:p>0.9624</text:p>
          </table:table-cell>
          <table:table-cell table:formula="of:=SQRT([.E327]^2+[.F327]^2)" office:value-type="float" office:value="0.220227155455452" calcext:value-type="float">
            <text:p>0.22</text:p>
          </table:table-cell>
          <table:table-cell table:formula="of:=DEGREES(ATAN2([.F327]; [.E327]))" office:value-type="float" office:value="-92.6025622024998" calcext:value-type="float">
            <text:p>-92.60</text:p>
          </table:table-cell>
          <table:table-cell table:style-name="ce9" table:formula="of:=SQRT([.T327])" office:value-type="float" office:value="14.4354412973947" calcext:value-type="float">
            <text:p>14.44</text:p>
          </table:table-cell>
          <table:table-cell table:style-name="ce8" table:formula="of:=DEGREES(ATAN( (-SIN (RADIANS ([.C327])) * COS(RADIANS([.B327]))) / (COS (RADIANS ([.C327])) * SIN(RADIANS([.B327]))) ))" office:value-type="float" office:value="1.47537909600022" calcext:value-type="float">
            <text:p>1.48</text:p>
          </table:table-cell>
          <table:table-cell table:style-name="ce11" table:formula="of:=SQRT([.U327]^2+[.V327]^2)" office:value-type="float" office:value="14.4214533055883" calcext:value-type="float">
            <text:p>14.42</text:p>
          </table:table-cell>
          <table:table-cell table:style-name="ce8" table:formula="of:=DEGREES(ATAN2([.V327];[.U327]))" office:value-type="float" office:value="89.3973919765072" calcext:value-type="float">
            <text:p>89.40</text:p>
          </table:table-cell>
          <table:table-cell table:style-name="ce8"/>
          <table:table-cell table:style-name="ce13" table:formula="of:=[.K327]*15" office:value-type="float" office:value="14.4354412973947" calcext:value-type="float">
            <text:p>14.44</text:p>
          </table:table-cell>
          <table:table-cell table:style-name="ce8" table:formula="of:=[.K327]^2*225" office:value-type="float" office:value="208.381965450529" calcext:value-type="float">
            <text:p>208.38</text:p>
          </table:table-cell>
          <table:table-cell table:style-name="ce8" table:formula="of:=[.L327]*COS(RADIANS([.M327]))+[.N327]*COS(RADIANS([.O327]))" office:value-type="float" office:value="14.4206556790707" calcext:value-type="float">
            <text:p>14.42</text:p>
          </table:table-cell>
          <table:table-cell table:style-name="ce8" table:formula="of:=[.L327]*SIN(RADIANS([.M327]))+[.N327]*SIN(RADIANS([.O327]))" office:value-type="float" office:value="0.151674753828706" calcext:value-type="float">
            <text:p>0.15</text:p>
          </table:table-cell>
          <table:table-cell office:value-type="float" office:value="13.1703681268797" calcext:value-type="float">
            <text:p>13.17</text:p>
          </table:table-cell>
          <table:table-cell table:number-columns-repeated="1001"/>
        </table:table-row>
        <table:table-row table:style-name="ro1">
          <table:table-cell office:value-type="float" office:value="869510" calcext:value-type="float">
            <text:p>869510</text:p>
          </table:table-cell>
          <table:table-cell office:value-type="float" office:value="-43.951222290089" calcext:value-type="float">
            <text:p>-43.9512222901</text:p>
          </table:table-cell>
          <table:table-cell office:value-type="float" office:value="1.56777131312028" calcext:value-type="float">
            <text:p>1.5677713131</text:p>
          </table:table-cell>
          <table:table-cell office:value-type="float" office:value="0.579955631294014" calcext:value-type="float">
            <text:p>0.5799556313</text:p>
          </table:table-cell>
          <table:table-cell office:value-type="float" office:value="-0.08" calcext:value-type="float">
            <text:p>-0.08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15.53" calcext:value-type="float">
            <text:p>15.53</text:p>
          </table:table-cell>
          <table:table-cell/>
          <table:table-cell table:formula="of:=DEGREES(ACOS(COS(RADIANS([.B328]))*COS(RADIANS([.C328]))))" office:value-type="float" office:value="43.9734656824924" calcext:value-type="float">
            <text:p>43.97</text:p>
          </table:table-cell>
          <table:table-cell table:formula="of:=TAN((ACOS(COS(RADIANS([.B328]))*COS(RADIANS([.C328])))))" office:value-type="float" office:value="0.964794187034594" calcext:value-type="float">
            <text:p>0.9648</text:p>
          </table:table-cell>
          <table:table-cell table:formula="of:=SQRT([.E328]^2+[.F328]^2)" office:value-type="float" office:value="0.08" calcext:value-type="float">
            <text:p>0.08</text:p>
          </table:table-cell>
          <table:table-cell table:formula="of:=DEGREES(ATAN2([.F328]; [.E328]))" office:value-type="float" office:value="-90" calcext:value-type="float">
            <text:p>-90.00</text:p>
          </table:table-cell>
          <table:table-cell table:style-name="ce9" table:formula="of:=SQRT([.T328])" office:value-type="float" office:value="14.4719128055189" calcext:value-type="float">
            <text:p>14.47</text:p>
          </table:table-cell>
          <table:table-cell table:style-name="ce8" table:formula="of:=DEGREES(ATAN( (-SIN (RADIANS ([.C328])) * COS(RADIANS([.B328]))) / (COS (RADIANS ([.C328])) * SIN(RADIANS([.B328]))) ))" office:value-type="float" office:value="1.62621224328253" calcext:value-type="float">
            <text:p>1.63</text:p>
          </table:table-cell>
          <table:table-cell table:style-name="ce11" table:formula="of:=SQRT([.U328]^2+[.V328]^2)" office:value-type="float" office:value="14.4698634625989" calcext:value-type="float">
            <text:p>14.47</text:p>
          </table:table-cell>
          <table:table-cell table:style-name="ce8" table:formula="of:=DEGREES(ATAN2([.V328];[.U328]))" office:value-type="float" office:value="88.6904348048932" calcext:value-type="float">
            <text:p>88.69</text:p>
          </table:table-cell>
          <table:table-cell table:style-name="ce8"/>
          <table:table-cell table:style-name="ce13" table:formula="of:=[.K328]*15" office:value-type="float" office:value="14.4719128055189" calcext:value-type="float">
            <text:p>14.47</text:p>
          </table:table-cell>
          <table:table-cell table:style-name="ce8" table:formula="of:=[.K328]^2*225" office:value-type="float" office:value="209.436260250542" calcext:value-type="float">
            <text:p>209.44</text:p>
          </table:table-cell>
          <table:table-cell table:style-name="ce8" table:formula="of:=[.L328]*COS(RADIANS([.M328]))+[.N328]*COS(RADIANS([.O328]))" office:value-type="float" office:value="14.4660840481916" calcext:value-type="float">
            <text:p>14.47</text:p>
          </table:table-cell>
          <table:table-cell table:style-name="ce8" table:formula="of:=[.L328]*SIN(RADIANS([.M328]))+[.N328]*SIN(RADIANS([.O328]))" office:value-type="float" office:value="0.330697651805052" calcext:value-type="float">
            <text:p>0.33</text:p>
          </table:table-cell>
          <table:table-cell office:value-type="float" office:value="13.1920397047477" calcext:value-type="float">
            <text:p>13.19</text:p>
          </table:table-cell>
          <table:table-cell table:number-columns-repeated="1001"/>
        </table:table-row>
        <table:table-row table:style-name="ro1">
          <table:table-cell office:value-type="float" office:value="869510" calcext:value-type="float">
            <text:p>869510</text:p>
          </table:table-cell>
          <table:table-cell office:value-type="float" office:value="-43.951222290089" calcext:value-type="float">
            <text:p>-43.9512222901</text:p>
          </table:table-cell>
          <table:table-cell office:value-type="float" office:value="1.56777131312028" calcext:value-type="float">
            <text:p>1.5677713131</text:p>
          </table:table-cell>
          <table:table-cell office:value-type="float" office:value="0.579955631294014" calcext:value-type="float">
            <text:p>0.5799556313</text:p>
          </table:table-cell>
          <table:table-cell office:value-type="float" office:value="-0.08" calcext:value-type="float">
            <text:p>-0.08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15.53" calcext:value-type="float">
            <text:p>15.53</text:p>
          </table:table-cell>
          <table:table-cell/>
          <table:table-cell table:formula="of:=DEGREES(ACOS(COS(RADIANS([.B329]))*COS(RADIANS([.C329]))))" office:value-type="float" office:value="43.9734656824924" calcext:value-type="float">
            <text:p>43.97</text:p>
          </table:table-cell>
          <table:table-cell table:formula="of:=TAN((ACOS(COS(RADIANS([.B329]))*COS(RADIANS([.C329])))))" office:value-type="float" office:value="0.964794187034594" calcext:value-type="float">
            <text:p>0.9648</text:p>
          </table:table-cell>
          <table:table-cell table:formula="of:=SQRT([.E329]^2+[.F329]^2)" office:value-type="float" office:value="0.08" calcext:value-type="float">
            <text:p>0.08</text:p>
          </table:table-cell>
          <table:table-cell table:formula="of:=DEGREES(ATAN2([.F329]; [.E329]))" office:value-type="float" office:value="-90" calcext:value-type="float">
            <text:p>-90.00</text:p>
          </table:table-cell>
          <table:table-cell table:style-name="ce9" table:formula="of:=SQRT([.T329])" office:value-type="float" office:value="14.4719128055189" calcext:value-type="float">
            <text:p>14.47</text:p>
          </table:table-cell>
          <table:table-cell table:style-name="ce8" table:formula="of:=DEGREES(ATAN( (-SIN (RADIANS ([.C329])) * COS(RADIANS([.B329]))) / (COS (RADIANS ([.C329])) * SIN(RADIANS([.B329]))) ))" office:value-type="float" office:value="1.62621224328253" calcext:value-type="float">
            <text:p>1.63</text:p>
          </table:table-cell>
          <table:table-cell table:style-name="ce11" table:formula="of:=SQRT([.U329]^2+[.V329]^2)" office:value-type="float" office:value="14.4698634625989" calcext:value-type="float">
            <text:p>14.47</text:p>
          </table:table-cell>
          <table:table-cell table:style-name="ce8" table:formula="of:=DEGREES(ATAN2([.V329];[.U329]))" office:value-type="float" office:value="88.6904348048932" calcext:value-type="float">
            <text:p>88.69</text:p>
          </table:table-cell>
          <table:table-cell table:style-name="ce8"/>
          <table:table-cell table:style-name="ce13" table:formula="of:=[.K329]*15" office:value-type="float" office:value="14.4719128055189" calcext:value-type="float">
            <text:p>14.47</text:p>
          </table:table-cell>
          <table:table-cell table:style-name="ce8" table:formula="of:=[.K329]^2*225" office:value-type="float" office:value="209.436260250542" calcext:value-type="float">
            <text:p>209.44</text:p>
          </table:table-cell>
          <table:table-cell table:style-name="ce8" table:formula="of:=[.L329]*COS(RADIANS([.M329]))+[.N329]*COS(RADIANS([.O329]))" office:value-type="float" office:value="14.4660840481916" calcext:value-type="float">
            <text:p>14.47</text:p>
          </table:table-cell>
          <table:table-cell table:style-name="ce8" table:formula="of:=[.L329]*SIN(RADIANS([.M329]))+[.N329]*SIN(RADIANS([.O329]))" office:value-type="float" office:value="0.330697651805052" calcext:value-type="float">
            <text:p>0.33</text:p>
          </table:table-cell>
          <table:table-cell office:value-type="float" office:value="13.1920397047477" calcext:value-type="float">
            <text:p>13.19</text:p>
          </table:table-cell>
          <table:table-cell table:number-columns-repeated="1001"/>
        </table:table-row>
        <table:table-row table:style-name="ro1">
          <table:table-cell office:value-type="float" office:value="869760" calcext:value-type="float">
            <text:p>869760</text:p>
          </table:table-cell>
          <table:table-cell office:value-type="float" office:value="-43.6468451550112" calcext:value-type="float">
            <text:p>-43.646845155</text:p>
          </table:table-cell>
          <table:table-cell office:value-type="float" office:value="1.65104914162761" calcext:value-type="float">
            <text:p>1.6510491416</text:p>
          </table:table-cell>
          <table:table-cell office:value-type="float" office:value="0.566938304592175" calcext:value-type="float">
            <text:p>0.566938304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15.57" calcext:value-type="float">
            <text:p>15.57</text:p>
          </table:table-cell>
          <table:table-cell/>
          <table:table-cell table:formula="of:=DEGREES(ACOS(COS(RADIANS([.B330]))*COS(RADIANS([.C330]))))" office:value-type="float" office:value="43.6717772851257" calcext:value-type="float">
            <text:p>43.67</text:p>
          </table:table-cell>
          <table:table-cell table:formula="of:=TAN((ACOS(COS(RADIANS([.B330]))*COS(RADIANS([.C330])))))" office:value-type="float" office:value="0.954678791923697" calcext:value-type="float">
            <text:p>0.9547</text:p>
          </table:table-cell>
          <table:table-cell table:formula="of:=SQRT([.E330]^2+[.F330]^2)" office:value-type="float" office:value="0.01" calcext:value-type="float">
            <text:p>0.01</text:p>
          </table:table-cell>
          <table:table-cell table:formula="of:=DEGREES(ATAN2([.F330]; [.E330]))" office:value-type="float" office:value="90" calcext:value-type="float">
            <text:p>90.00</text:p>
          </table:table-cell>
          <table:table-cell table:style-name="ce9" table:formula="of:=SQRT([.T330])" office:value-type="float" office:value="14.3201818788555" calcext:value-type="float">
            <text:p>14.32</text:p>
          </table:table-cell>
          <table:table-cell table:style-name="ce8" table:formula="of:=DEGREES(ATAN( (-SIN (RADIANS ([.C330])) * COS(RADIANS([.B330]))) / (COS (RADIANS ([.C330])) * SIN(RADIANS([.B330]))) ))" office:value-type="float" office:value="1.73088889600132" calcext:value-type="float">
            <text:p>1.73</text:p>
          </table:table-cell>
          <table:table-cell table:style-name="ce11" table:formula="of:=SQRT([.U330]^2+[.V330]^2)" office:value-type="float" office:value="14.3204874183257" calcext:value-type="float">
            <text:p>14.32</text:p>
          </table:table-cell>
          <table:table-cell table:style-name="ce8" table:formula="of:=DEGREES(ATAN2([.V330];[.U330]))" office:value-type="float" office:value="88.2291196989211" calcext:value-type="float">
            <text:p>88.23</text:p>
          </table:table-cell>
          <table:table-cell table:style-name="ce8"/>
          <table:table-cell table:style-name="ce13" table:formula="of:=[.K330]*15" office:value-type="float" office:value="14.3201818788555" calcext:value-type="float">
            <text:p>14.32</text:p>
          </table:table-cell>
          <table:table-cell table:style-name="ce8" table:formula="of:=[.K330]^2*225" office:value-type="float" office:value="205.0676090435" calcext:value-type="float">
            <text:p>205.07</text:p>
          </table:table-cell>
          <table:table-cell table:style-name="ce8" table:formula="of:=[.L330]*COS(RADIANS([.M330]))+[.N330]*COS(RADIANS([.O330]))" office:value-type="float" office:value="14.3136478864127" calcext:value-type="float">
            <text:p>14.31</text:p>
          </table:table-cell>
          <table:table-cell table:style-name="ce8" table:formula="of:=[.L330]*SIN(RADIANS([.M330]))+[.N330]*SIN(RADIANS([.O330]))" office:value-type="float" office:value="0.442542746204015" calcext:value-type="float">
            <text:p>0.44</text:p>
          </table:table-cell>
          <table:table-cell office:value-type="float" office:value="13.1015331855377" calcext:value-type="float">
            <text:p>13.10</text:p>
          </table:table-cell>
          <table:table-cell table:number-columns-repeated="1001"/>
        </table:table-row>
        <table:table-row table:style-name="ro1">
          <table:table-cell office:value-type="float" office:value="869760" calcext:value-type="float">
            <text:p>869760</text:p>
          </table:table-cell>
          <table:table-cell office:value-type="float" office:value="-43.6468451550112" calcext:value-type="float">
            <text:p>-43.646845155</text:p>
          </table:table-cell>
          <table:table-cell office:value-type="float" office:value="1.65104914162761" calcext:value-type="float">
            <text:p>1.6510491416</text:p>
          </table:table-cell>
          <table:table-cell office:value-type="float" office:value="0.566938304592175" calcext:value-type="float">
            <text:p>0.566938304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15.57" calcext:value-type="float">
            <text:p>15.57</text:p>
          </table:table-cell>
          <table:table-cell/>
          <table:table-cell table:formula="of:=DEGREES(ACOS(COS(RADIANS([.B331]))*COS(RADIANS([.C331]))))" office:value-type="float" office:value="43.6717772851257" calcext:value-type="float">
            <text:p>43.67</text:p>
          </table:table-cell>
          <table:table-cell table:formula="of:=TAN((ACOS(COS(RADIANS([.B331]))*COS(RADIANS([.C331])))))" office:value-type="float" office:value="0.954678791923697" calcext:value-type="float">
            <text:p>0.9547</text:p>
          </table:table-cell>
          <table:table-cell table:formula="of:=SQRT([.E331]^2+[.F331]^2)" office:value-type="float" office:value="0.01" calcext:value-type="float">
            <text:p>0.01</text:p>
          </table:table-cell>
          <table:table-cell table:formula="of:=DEGREES(ATAN2([.F331]; [.E331]))" office:value-type="float" office:value="90" calcext:value-type="float">
            <text:p>90.00</text:p>
          </table:table-cell>
          <table:table-cell table:style-name="ce9" table:formula="of:=SQRT([.T331])" office:value-type="float" office:value="14.3201818788555" calcext:value-type="float">
            <text:p>14.32</text:p>
          </table:table-cell>
          <table:table-cell table:style-name="ce8" table:formula="of:=DEGREES(ATAN( (-SIN (RADIANS ([.C331])) * COS(RADIANS([.B331]))) / (COS (RADIANS ([.C331])) * SIN(RADIANS([.B331]))) ))" office:value-type="float" office:value="1.73088889600132" calcext:value-type="float">
            <text:p>1.73</text:p>
          </table:table-cell>
          <table:table-cell table:style-name="ce11" table:formula="of:=SQRT([.U331]^2+[.V331]^2)" office:value-type="float" office:value="14.3204874183257" calcext:value-type="float">
            <text:p>14.32</text:p>
          </table:table-cell>
          <table:table-cell table:style-name="ce8" table:formula="of:=DEGREES(ATAN2([.V331];[.U331]))" office:value-type="float" office:value="88.2291196989211" calcext:value-type="float">
            <text:p>88.23</text:p>
          </table:table-cell>
          <table:table-cell table:style-name="ce8"/>
          <table:table-cell table:style-name="ce13" table:formula="of:=[.K331]*15" office:value-type="float" office:value="14.3201818788555" calcext:value-type="float">
            <text:p>14.32</text:p>
          </table:table-cell>
          <table:table-cell table:style-name="ce8" table:formula="of:=[.K331]^2*225" office:value-type="float" office:value="205.0676090435" calcext:value-type="float">
            <text:p>205.07</text:p>
          </table:table-cell>
          <table:table-cell table:style-name="ce8" table:formula="of:=[.L331]*COS(RADIANS([.M331]))+[.N331]*COS(RADIANS([.O331]))" office:value-type="float" office:value="14.3136478864127" calcext:value-type="float">
            <text:p>14.31</text:p>
          </table:table-cell>
          <table:table-cell table:style-name="ce8" table:formula="of:=[.L331]*SIN(RADIANS([.M331]))+[.N331]*SIN(RADIANS([.O331]))" office:value-type="float" office:value="0.442542746204015" calcext:value-type="float">
            <text:p>0.44</text:p>
          </table:table-cell>
          <table:table-cell office:value-type="float" office:value="13.1015331855377" calcext:value-type="float">
            <text:p>13.10</text:p>
          </table:table-cell>
          <table:table-cell table:number-columns-repeated="1001"/>
        </table:table-row>
        <table:table-row table:style-name="ro1">
          <table:table-cell office:value-type="float" office:value="870010" calcext:value-type="float">
            <text:p>870010</text:p>
          </table:table-cell>
          <table:table-cell office:value-type="float" office:value="-43.4530351222175" calcext:value-type="float">
            <text:p>-43.4530351222</text:p>
          </table:table-cell>
          <table:table-cell office:value-type="float" office:value="1.69463652742457" calcext:value-type="float">
            <text:p>1.6946365274</text:p>
          </table:table-cell>
          <table:table-cell office:value-type="float" office:value="0.570764064301028" calcext:value-type="float">
            <text:p>0.5707640643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15" calcext:value-type="float">
            <text:p>-0.15</text:p>
          </table:table-cell>
          <table:table-cell office:value-type="float" office:value="15.61" calcext:value-type="float">
            <text:p>15.61</text:p>
          </table:table-cell>
          <table:table-cell/>
          <table:table-cell table:formula="of:=DEGREES(ACOS(COS(RADIANS([.B332]))*COS(RADIANS([.C332]))))" office:value-type="float" office:value="43.4794790564834" calcext:value-type="float">
            <text:p>43.48</text:p>
          </table:table-cell>
          <table:table-cell table:formula="of:=TAN((ACOS(COS(RADIANS([.B332]))*COS(RADIANS([.C332])))))" office:value-type="float" office:value="0.94828410653669" calcext:value-type="float">
            <text:p>0.9483</text:p>
          </table:table-cell>
          <table:table-cell table:formula="of:=SQRT([.E332]^2+[.F332]^2)" office:value-type="float" office:value="0.0707106781186548" calcext:value-type="float">
            <text:p>0.07</text:p>
          </table:table-cell>
          <table:table-cell table:formula="of:=DEGREES(ATAN2([.F332]; [.E332]))" office:value-type="float" office:value="81.869897645844" calcext:value-type="float">
            <text:p>81.87</text:p>
          </table:table-cell>
          <table:table-cell table:style-name="ce9" table:formula="of:=SQRT([.T332])" office:value-type="float" office:value="14.2242615980504" calcext:value-type="float">
            <text:p>14.22</text:p>
          </table:table-cell>
          <table:table-cell table:style-name="ce8" table:formula="of:=DEGREES(ATAN( (-SIN (RADIANS ([.C332])) * COS(RADIANS([.B332]))) / (COS (RADIANS ([.C332])) * SIN(RADIANS([.B332]))) ))" office:value-type="float" office:value="1.78864891237336" calcext:value-type="float">
            <text:p>1.79</text:p>
          </table:table-cell>
          <table:table-cell table:style-name="ce11" table:formula="of:=SQRT([.U332]^2+[.V332]^2)" office:value-type="float" office:value="14.2366120119906" calcext:value-type="float">
            <text:p>14.24</text:p>
          </table:table-cell>
          <table:table-cell table:style-name="ce8" table:formula="of:=DEGREES(ATAN2([.V332];[.U332]))" office:value-type="float" office:value="87.9310257729068" calcext:value-type="float">
            <text:p>87.93</text:p>
          </table:table-cell>
          <table:table-cell table:style-name="ce8"/>
          <table:table-cell table:style-name="ce13" table:formula="of:=[.K332]*15" office:value-type="float" office:value="14.2242615980504" calcext:value-type="float">
            <text:p>14.22</text:p>
          </table:table-cell>
          <table:table-cell table:style-name="ce8" table:formula="of:=[.K332]^2*225" office:value-type="float" office:value="202.32961800977" calcext:value-type="float">
            <text:p>202.33</text:p>
          </table:table-cell>
          <table:table-cell table:style-name="ce8" table:formula="of:=[.L332]*COS(RADIANS([.M332]))+[.N332]*COS(RADIANS([.O332]))" office:value-type="float" office:value="14.2273310208521" calcext:value-type="float">
            <text:p>14.23</text:p>
          </table:table-cell>
          <table:table-cell table:style-name="ce8" table:formula="of:=[.L332]*SIN(RADIANS([.M332]))+[.N332]*SIN(RADIANS([.O332]))" office:value-type="float" office:value="0.51397821262732" calcext:value-type="float">
            <text:p>0.51</text:p>
          </table:table-cell>
          <table:table-cell office:value-type="float" office:value="13.043843716945" calcext:value-type="float">
            <text:p>13.04</text:p>
          </table:table-cell>
          <table:table-cell table:number-columns-repeated="1001"/>
        </table:table-row>
        <table:table-row table:style-name="ro1">
          <table:table-cell office:value-type="float" office:value="870010" calcext:value-type="float">
            <text:p>870010</text:p>
          </table:table-cell>
          <table:table-cell office:value-type="float" office:value="-43.4530351222175" calcext:value-type="float">
            <text:p>-43.4530351222</text:p>
          </table:table-cell>
          <table:table-cell office:value-type="float" office:value="1.69463652742457" calcext:value-type="float">
            <text:p>1.6946365274</text:p>
          </table:table-cell>
          <table:table-cell office:value-type="float" office:value="0.570764064301028" calcext:value-type="float">
            <text:p>0.5707640643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15" calcext:value-type="float">
            <text:p>-0.15</text:p>
          </table:table-cell>
          <table:table-cell office:value-type="float" office:value="15.61" calcext:value-type="float">
            <text:p>15.61</text:p>
          </table:table-cell>
          <table:table-cell/>
          <table:table-cell table:formula="of:=DEGREES(ACOS(COS(RADIANS([.B333]))*COS(RADIANS([.C333]))))" office:value-type="float" office:value="43.4794790564834" calcext:value-type="float">
            <text:p>43.48</text:p>
          </table:table-cell>
          <table:table-cell table:formula="of:=TAN((ACOS(COS(RADIANS([.B333]))*COS(RADIANS([.C333])))))" office:value-type="float" office:value="0.94828410653669" calcext:value-type="float">
            <text:p>0.9483</text:p>
          </table:table-cell>
          <table:table-cell table:formula="of:=SQRT([.E333]^2+[.F333]^2)" office:value-type="float" office:value="0.0707106781186548" calcext:value-type="float">
            <text:p>0.07</text:p>
          </table:table-cell>
          <table:table-cell table:formula="of:=DEGREES(ATAN2([.F333]; [.E333]))" office:value-type="float" office:value="81.869897645844" calcext:value-type="float">
            <text:p>81.87</text:p>
          </table:table-cell>
          <table:table-cell table:style-name="ce9" table:formula="of:=SQRT([.T333])" office:value-type="float" office:value="14.2242615980504" calcext:value-type="float">
            <text:p>14.22</text:p>
          </table:table-cell>
          <table:table-cell table:style-name="ce8" table:formula="of:=DEGREES(ATAN( (-SIN (RADIANS ([.C333])) * COS(RADIANS([.B333]))) / (COS (RADIANS ([.C333])) * SIN(RADIANS([.B333]))) ))" office:value-type="float" office:value="1.78864891237336" calcext:value-type="float">
            <text:p>1.79</text:p>
          </table:table-cell>
          <table:table-cell table:style-name="ce11" table:formula="of:=SQRT([.U333]^2+[.V333]^2)" office:value-type="float" office:value="14.2366120119906" calcext:value-type="float">
            <text:p>14.24</text:p>
          </table:table-cell>
          <table:table-cell table:style-name="ce8" table:formula="of:=DEGREES(ATAN2([.V333];[.U333]))" office:value-type="float" office:value="87.9310257729068" calcext:value-type="float">
            <text:p>87.93</text:p>
          </table:table-cell>
          <table:table-cell table:style-name="ce8"/>
          <table:table-cell table:style-name="ce13" table:formula="of:=[.K333]*15" office:value-type="float" office:value="14.2242615980504" calcext:value-type="float">
            <text:p>14.22</text:p>
          </table:table-cell>
          <table:table-cell table:style-name="ce8" table:formula="of:=[.K333]^2*225" office:value-type="float" office:value="202.32961800977" calcext:value-type="float">
            <text:p>202.33</text:p>
          </table:table-cell>
          <table:table-cell table:style-name="ce8" table:formula="of:=[.L333]*COS(RADIANS([.M333]))+[.N333]*COS(RADIANS([.O333]))" office:value-type="float" office:value="14.2273310208521" calcext:value-type="float">
            <text:p>14.23</text:p>
          </table:table-cell>
          <table:table-cell table:style-name="ce8" table:formula="of:=[.L333]*SIN(RADIANS([.M333]))+[.N333]*SIN(RADIANS([.O333]))" office:value-type="float" office:value="0.51397821262732" calcext:value-type="float">
            <text:p>0.51</text:p>
          </table:table-cell>
          <table:table-cell office:value-type="float" office:value="13.043843716945" calcext:value-type="float">
            <text:p>13.04</text:p>
          </table:table-cell>
          <table:table-cell table:number-columns-repeated="1001"/>
        </table:table-row>
        <table:table-row table:style-name="ro1">
          <table:table-cell office:value-type="float" office:value="870260" calcext:value-type="float">
            <text:p>870260</text:p>
          </table:table-cell>
          <table:table-cell office:value-type="float" office:value="-43.4047320244072" calcext:value-type="float">
            <text:p>-43.4047320244</text:p>
          </table:table-cell>
          <table:table-cell office:value-type="float" office:value="1.69849494397539" calcext:value-type="float">
            <text:p>1.698494944</text:p>
          </table:table-cell>
          <table:table-cell office:value-type="float" office:value="0.587633991220725" calcext:value-type="float">
            <text:p>0.5876339912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15.651" calcext:value-type="float">
            <text:p>15.651</text:p>
          </table:table-cell>
          <table:table-cell/>
          <table:table-cell table:formula="of:=DEGREES(ACOS(COS(RADIANS([.B334]))*COS(RADIANS([.C334]))))" office:value-type="float" office:value="43.4313413482302" calcext:value-type="float">
            <text:p>43.43</text:p>
          </table:table-cell>
          <table:table-cell table:formula="of:=TAN((ACOS(COS(RADIANS([.B334]))*COS(RADIANS([.C334])))))" office:value-type="float" office:value="0.946689705798059" calcext:value-type="float">
            <text:p>0.9467</text:p>
          </table:table-cell>
          <table:table-cell table:formula="of:=SQRT([.E334]^2+[.F334]^2)" office:value-type="float" office:value="0.121655250605964" calcext:value-type="float">
            <text:p>0.12</text:p>
          </table:table-cell>
          <table:table-cell table:formula="of:=DEGREES(ATAN2([.F334]; [.E334]))" office:value-type="float" office:value="80.5376777919744" calcext:value-type="float">
            <text:p>80.54</text:p>
          </table:table-cell>
          <table:table-cell table:style-name="ce9" table:formula="of:=SQRT([.T334])" office:value-type="float" office:value="14.2003455869709" calcext:value-type="float">
            <text:p>14.20</text:p>
          </table:table-cell>
          <table:table-cell table:style-name="ce8" table:formula="of:=DEGREES(ATAN( (-SIN (RADIANS ([.C334])) * COS(RADIANS([.B334]))) / (COS (RADIANS ([.C334])) * SIN(RADIANS([.B334]))) ))" office:value-type="float" office:value="1.79574893557455" calcext:value-type="float">
            <text:p>1.80</text:p>
          </table:table-cell>
          <table:table-cell table:style-name="ce11" table:formula="of:=SQRT([.U334]^2+[.V334]^2)" office:value-type="float" office:value="14.2245965632862" calcext:value-type="float">
            <text:p>14.22</text:p>
          </table:table-cell>
          <table:table-cell table:style-name="ce8" table:formula="of:=DEGREES(ATAN2([.V334];[.U334]))" office:value-type="float" office:value="87.7236548000386" calcext:value-type="float">
            <text:p>87.72</text:p>
          </table:table-cell>
          <table:table-cell table:style-name="ce8"/>
          <table:table-cell table:style-name="ce13" table:formula="of:=[.K334]*15" office:value-type="float" office:value="14.2003455869709" calcext:value-type="float">
            <text:p>14.20</text:p>
          </table:table-cell>
          <table:table-cell table:style-name="ce8" table:formula="of:=[.K334]^2*225" office:value-type="float" office:value="201.649814789403" calcext:value-type="float">
            <text:p>201.65</text:p>
          </table:table-cell>
          <table:table-cell table:style-name="ce8" table:formula="of:=[.L334]*COS(RADIANS([.M334]))+[.N334]*COS(RADIANS([.O334]))" office:value-type="float" office:value="14.2133716288105" calcext:value-type="float">
            <text:p>14.21</text:p>
          </table:table-cell>
          <table:table-cell table:style-name="ce8" table:formula="of:=[.L334]*SIN(RADIANS([.M334]))+[.N334]*SIN(RADIANS([.O334]))" office:value-type="float" office:value="0.564990557069432" calcext:value-type="float">
            <text:p>0.56</text:p>
          </table:table-cell>
          <table:table-cell office:value-type="float" office:value="13.0294024044691" calcext:value-type="float">
            <text:p>13.03</text:p>
          </table:table-cell>
          <table:table-cell table:number-columns-repeated="1001"/>
        </table:table-row>
        <table:table-row table:style-name="ro1">
          <table:table-cell office:value-type="float" office:value="870260" calcext:value-type="float">
            <text:p>870260</text:p>
          </table:table-cell>
          <table:table-cell office:value-type="float" office:value="-43.4047320244072" calcext:value-type="float">
            <text:p>-43.4047320244</text:p>
          </table:table-cell>
          <table:table-cell office:value-type="float" office:value="1.69849494397539" calcext:value-type="float">
            <text:p>1.698494944</text:p>
          </table:table-cell>
          <table:table-cell office:value-type="float" office:value="0.587633991220725" calcext:value-type="float">
            <text:p>0.5876339912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15.651" calcext:value-type="float">
            <text:p>15.651</text:p>
          </table:table-cell>
          <table:table-cell/>
          <table:table-cell table:formula="of:=DEGREES(ACOS(COS(RADIANS([.B335]))*COS(RADIANS([.C335]))))" office:value-type="float" office:value="43.4313413482302" calcext:value-type="float">
            <text:p>43.43</text:p>
          </table:table-cell>
          <table:table-cell table:formula="of:=TAN((ACOS(COS(RADIANS([.B335]))*COS(RADIANS([.C335])))))" office:value-type="float" office:value="0.946689705798059" calcext:value-type="float">
            <text:p>0.9467</text:p>
          </table:table-cell>
          <table:table-cell table:formula="of:=SQRT([.E335]^2+[.F335]^2)" office:value-type="float" office:value="0.121655250605964" calcext:value-type="float">
            <text:p>0.12</text:p>
          </table:table-cell>
          <table:table-cell table:formula="of:=DEGREES(ATAN2([.F335]; [.E335]))" office:value-type="float" office:value="80.5376777919744" calcext:value-type="float">
            <text:p>80.54</text:p>
          </table:table-cell>
          <table:table-cell table:style-name="ce9" table:formula="of:=SQRT([.T335])" office:value-type="float" office:value="14.2003455869709" calcext:value-type="float">
            <text:p>14.20</text:p>
          </table:table-cell>
          <table:table-cell table:style-name="ce8" table:formula="of:=DEGREES(ATAN( (-SIN (RADIANS ([.C335])) * COS(RADIANS([.B335]))) / (COS (RADIANS ([.C335])) * SIN(RADIANS([.B335]))) ))" office:value-type="float" office:value="1.79574893557455" calcext:value-type="float">
            <text:p>1.80</text:p>
          </table:table-cell>
          <table:table-cell table:style-name="ce11" table:formula="of:=SQRT([.U335]^2+[.V335]^2)" office:value-type="float" office:value="14.2245965632862" calcext:value-type="float">
            <text:p>14.22</text:p>
          </table:table-cell>
          <table:table-cell table:style-name="ce8" table:formula="of:=DEGREES(ATAN2([.V335];[.U335]))" office:value-type="float" office:value="87.7236548000386" calcext:value-type="float">
            <text:p>87.72</text:p>
          </table:table-cell>
          <table:table-cell table:style-name="ce8"/>
          <table:table-cell table:style-name="ce13" table:formula="of:=[.K335]*15" office:value-type="float" office:value="14.2003455869709" calcext:value-type="float">
            <text:p>14.20</text:p>
          </table:table-cell>
          <table:table-cell table:style-name="ce8" table:formula="of:=[.K335]^2*225" office:value-type="float" office:value="201.649814789403" calcext:value-type="float">
            <text:p>201.65</text:p>
          </table:table-cell>
          <table:table-cell table:style-name="ce8" table:formula="of:=[.L335]*COS(RADIANS([.M335]))+[.N335]*COS(RADIANS([.O335]))" office:value-type="float" office:value="14.2133716288105" calcext:value-type="float">
            <text:p>14.21</text:p>
          </table:table-cell>
          <table:table-cell table:style-name="ce8" table:formula="of:=[.L335]*SIN(RADIANS([.M335]))+[.N335]*SIN(RADIANS([.O335]))" office:value-type="float" office:value="0.564990557069432" calcext:value-type="float">
            <text:p>0.56</text:p>
          </table:table-cell>
          <table:table-cell office:value-type="float" office:value="13.0294024044691" calcext:value-type="float">
            <text:p>13.03</text:p>
          </table:table-cell>
          <table:table-cell table:number-columns-repeated="1001"/>
        </table:table-row>
        <table:table-row table:style-name="ro1">
          <table:table-cell office:value-type="float" office:value="870509" calcext:value-type="float">
            <text:p>870509</text:p>
          </table:table-cell>
          <table:table-cell office:value-type="float" office:value="-43.2410636164207" calcext:value-type="float">
            <text:p>-43.2410636164</text:p>
          </table:table-cell>
          <table:table-cell office:value-type="float" office:value="1.73063109074201" calcext:value-type="float">
            <text:p>1.7306310907</text:p>
          </table:table-cell>
          <table:table-cell office:value-type="float" office:value="0.617813235429279" calcext:value-type="float">
            <text:p>0.6178132354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15.69" calcext:value-type="float">
            <text:p>15.69</text:p>
          </table:table-cell>
          <table:table-cell/>
          <table:table-cell table:formula="of:=DEGREES(ACOS(COS(RADIANS([.B336]))*COS(RADIANS([.C336]))))" office:value-type="float" office:value="43.2688475158612" calcext:value-type="float">
            <text:p>43.27</text:p>
          </table:table-cell>
          <table:table-cell table:formula="of:=TAN((ACOS(COS(RADIANS([.B336]))*COS(RADIANS([.C336])))))" office:value-type="float" office:value="0.941326308169854" calcext:value-type="float">
            <text:p>0.9413</text:p>
          </table:table-cell>
          <table:table-cell table:formula="of:=SQRT([.E336]^2+[.F336]^2)" office:value-type="float" office:value="0.1552417469626" calcext:value-type="float">
            <text:p>0.16</text:p>
          </table:table-cell>
          <table:table-cell table:formula="of:=DEGREES(ATAN2([.F336]; [.E336]))" office:value-type="float" office:value="75.0685828218624" calcext:value-type="float">
            <text:p>75.07</text:p>
          </table:table-cell>
          <table:table-cell table:style-name="ce9" table:formula="of:=SQRT([.T336])" office:value-type="float" office:value="14.1198946225478" calcext:value-type="float">
            <text:p>14.12</text:p>
          </table:table-cell>
          <table:table-cell table:style-name="ce8" table:formula="of:=DEGREES(ATAN( (-SIN (RADIANS ([.C336])) * COS(RADIANS([.B336]))) / (COS (RADIANS ([.C336])) * SIN(RADIANS([.B336]))) ))" office:value-type="float" office:value="1.84021692332076" calcext:value-type="float">
            <text:p>1.84</text:p>
          </table:table-cell>
          <table:table-cell table:style-name="ce11" table:formula="of:=SQRT([.U336]^2+[.V336]^2)" office:value-type="float" office:value="14.1654706923879" calcext:value-type="float">
            <text:p>14.17</text:p>
          </table:table-cell>
          <table:table-cell table:style-name="ce8" table:formula="of:=DEGREES(ATAN2([.V336];[.U336]))" office:value-type="float" office:value="87.5585679831495" calcext:value-type="float">
            <text:p>87.56</text:p>
          </table:table-cell>
          <table:table-cell table:style-name="ce8"/>
          <table:table-cell table:style-name="ce13" table:formula="of:=[.K336]*15" office:value-type="float" office:value="14.1198946225478" calcext:value-type="float">
            <text:p>14.12</text:p>
          </table:table-cell>
          <table:table-cell table:style-name="ce8" table:formula="of:=[.K336]^2*225" office:value-type="float" office:value="199.371424151855" calcext:value-type="float">
            <text:p>199.37</text:p>
          </table:table-cell>
          <table:table-cell table:style-name="ce8" table:formula="of:=[.L336]*COS(RADIANS([.M336]))+[.N336]*COS(RADIANS([.O336]))" office:value-type="float" office:value="14.1526125181271" calcext:value-type="float">
            <text:p>14.15</text:p>
          </table:table-cell>
          <table:table-cell table:style-name="ce8" table:formula="of:=[.L336]*SIN(RADIANS([.M336]))+[.N336]*SIN(RADIANS([.O336]))" office:value-type="float" office:value="0.603422611982359" calcext:value-type="float">
            <text:p>0.60</text:p>
          </table:table-cell>
          <table:table-cell office:value-type="float" office:value="12.9806542547584" calcext:value-type="float">
            <text:p>12.98</text:p>
          </table:table-cell>
          <table:table-cell table:number-columns-repeated="1001"/>
        </table:table-row>
        <table:table-row table:style-name="ro1">
          <table:table-cell office:value-type="float" office:value="870509" calcext:value-type="float">
            <text:p>870509</text:p>
          </table:table-cell>
          <table:table-cell office:value-type="float" office:value="-43.2410636164207" calcext:value-type="float">
            <text:p>-43.2410636164</text:p>
          </table:table-cell>
          <table:table-cell office:value-type="float" office:value="1.73063109074201" calcext:value-type="float">
            <text:p>1.7306310907</text:p>
          </table:table-cell>
          <table:table-cell office:value-type="float" office:value="0.617813235429279" calcext:value-type="float">
            <text:p>0.6178132354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15.69" calcext:value-type="float">
            <text:p>15.69</text:p>
          </table:table-cell>
          <table:table-cell/>
          <table:table-cell table:formula="of:=DEGREES(ACOS(COS(RADIANS([.B337]))*COS(RADIANS([.C337]))))" office:value-type="float" office:value="43.2688475158612" calcext:value-type="float">
            <text:p>43.27</text:p>
          </table:table-cell>
          <table:table-cell table:formula="of:=TAN((ACOS(COS(RADIANS([.B337]))*COS(RADIANS([.C337])))))" office:value-type="float" office:value="0.941326308169854" calcext:value-type="float">
            <text:p>0.9413</text:p>
          </table:table-cell>
          <table:table-cell table:formula="of:=SQRT([.E337]^2+[.F337]^2)" office:value-type="float" office:value="0.1552417469626" calcext:value-type="float">
            <text:p>0.16</text:p>
          </table:table-cell>
          <table:table-cell table:formula="of:=DEGREES(ATAN2([.F337]; [.E337]))" office:value-type="float" office:value="75.0685828218624" calcext:value-type="float">
            <text:p>75.07</text:p>
          </table:table-cell>
          <table:table-cell table:style-name="ce9" table:formula="of:=SQRT([.T337])" office:value-type="float" office:value="14.1198946225478" calcext:value-type="float">
            <text:p>14.12</text:p>
          </table:table-cell>
          <table:table-cell table:style-name="ce8" table:formula="of:=DEGREES(ATAN( (-SIN (RADIANS ([.C337])) * COS(RADIANS([.B337]))) / (COS (RADIANS ([.C337])) * SIN(RADIANS([.B337]))) ))" office:value-type="float" office:value="1.84021692332076" calcext:value-type="float">
            <text:p>1.84</text:p>
          </table:table-cell>
          <table:table-cell table:style-name="ce11" table:formula="of:=SQRT([.U337]^2+[.V337]^2)" office:value-type="float" office:value="14.1654706923879" calcext:value-type="float">
            <text:p>14.17</text:p>
          </table:table-cell>
          <table:table-cell table:style-name="ce8" table:formula="of:=DEGREES(ATAN2([.V337];[.U337]))" office:value-type="float" office:value="87.5585679831495" calcext:value-type="float">
            <text:p>87.56</text:p>
          </table:table-cell>
          <table:table-cell table:style-name="ce8"/>
          <table:table-cell table:style-name="ce13" table:formula="of:=[.K337]*15" office:value-type="float" office:value="14.1198946225478" calcext:value-type="float">
            <text:p>14.12</text:p>
          </table:table-cell>
          <table:table-cell table:style-name="ce8" table:formula="of:=[.K337]^2*225" office:value-type="float" office:value="199.371424151855" calcext:value-type="float">
            <text:p>199.37</text:p>
          </table:table-cell>
          <table:table-cell table:style-name="ce8" table:formula="of:=[.L337]*COS(RADIANS([.M337]))+[.N337]*COS(RADIANS([.O337]))" office:value-type="float" office:value="14.1526125181271" calcext:value-type="float">
            <text:p>14.15</text:p>
          </table:table-cell>
          <table:table-cell table:style-name="ce8" table:formula="of:=[.L337]*SIN(RADIANS([.M337]))+[.N337]*SIN(RADIANS([.O337]))" office:value-type="float" office:value="0.603422611982359" calcext:value-type="float">
            <text:p>0.60</text:p>
          </table:table-cell>
          <table:table-cell office:value-type="float" office:value="12.9806542547584" calcext:value-type="float">
            <text:p>12.98</text:p>
          </table:table-cell>
          <table:table-cell table:number-columns-repeated="1001"/>
        </table:table-row>
        <table:table-row table:style-name="ro1">
          <table:table-cell office:value-type="float" office:value="870759" calcext:value-type="float">
            <text:p>870759</text:p>
          </table:table-cell>
          <table:table-cell office:value-type="float" office:value="-43.0525230745717" calcext:value-type="float">
            <text:p>-43.0525230746</text:p>
          </table:table-cell>
          <table:table-cell office:value-type="float" office:value="1.70117291173857" calcext:value-type="float">
            <text:p>1.7011729117</text:p>
          </table:table-cell>
          <table:table-cell office:value-type="float" office:value="0.638171094498178" calcext:value-type="float">
            <text:p>0.6381710945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5.728" calcext:value-type="float">
            <text:p>15.728</text:p>
          </table:table-cell>
          <table:table-cell/>
          <table:table-cell table:formula="of:=DEGREES(ACOS(COS(RADIANS([.B338]))*COS(RADIANS([.C338]))))" office:value-type="float" office:value="43.0795470220978" calcext:value-type="float">
            <text:p>43.08</text:p>
          </table:table-cell>
          <table:table-cell table:formula="of:=TAN((ACOS(COS(RADIANS([.B338]))*COS(RADIANS([.C338])))))" office:value-type="float" office:value="0.935114104065804" calcext:value-type="float">
            <text:p>0.9351</text:p>
          </table:table-cell>
          <table:table-cell table:formula="of:=SQRT([.E338]^2+[.F338]^2)" office:value-type="float" office:value="0.164924225024706" calcext:value-type="float">
            <text:p>0.16</text:p>
          </table:table-cell>
          <table:table-cell table:formula="of:=DEGREES(ATAN2([.F338]; [.E338]))" office:value-type="float" office:value="75.9637565320735" calcext:value-type="float">
            <text:p>75.96</text:p>
          </table:table-cell>
          <table:table-cell table:style-name="ce9" table:formula="of:=SQRT([.T338])" office:value-type="float" office:value="14.0267115609871" calcext:value-type="float">
            <text:p>14.03</text:p>
          </table:table-cell>
          <table:table-cell table:style-name="ce8" table:formula="of:=DEGREES(ATAN( (-SIN (RADIANS ([.C338])) * COS(RADIANS([.B338]))) / (COS (RADIANS ([.C338])) * SIN(RADIANS([.B338]))) ))" office:value-type="float" office:value="1.82085710758789" calcext:value-type="float">
            <text:p>1.82</text:p>
          </table:table-cell>
          <table:table-cell table:style-name="ce11" table:formula="of:=SQRT([.U338]^2+[.V338]^2)" office:value-type="float" office:value="14.0726695885054" calcext:value-type="float">
            <text:p>14.07</text:p>
          </table:table-cell>
          <table:table-cell table:style-name="ce8" table:formula="of:=DEGREES(ATAN2([.V338];[.U338]))" office:value-type="float" office:value="87.5332053009743" calcext:value-type="float">
            <text:p>87.53</text:p>
          </table:table-cell>
          <table:table-cell table:style-name="ce8"/>
          <table:table-cell table:style-name="ce13" table:formula="of:=[.K338]*15" office:value-type="float" office:value="14.0267115609871" calcext:value-type="float">
            <text:p>14.03</text:p>
          </table:table-cell>
          <table:table-cell table:style-name="ce8" table:formula="of:=[.K338]^2*225" office:value-type="float" office:value="196.748637215128" calcext:value-type="float">
            <text:p>196.75</text:p>
          </table:table-cell>
          <table:table-cell table:style-name="ce8" table:formula="of:=[.L338]*COS(RADIANS([.M338]))+[.N338]*COS(RADIANS([.O338]))" office:value-type="float" office:value="14.0596289109182" calcext:value-type="float">
            <text:p>14.06</text:p>
          </table:table-cell>
          <table:table-cell table:style-name="ce8" table:formula="of:=[.L338]*SIN(RADIANS([.M338]))+[.N338]*SIN(RADIANS([.O338]))" office:value-type="float" office:value="0.605693185134356" calcext:value-type="float">
            <text:p>0.61</text:p>
          </table:table-cell>
          <table:table-cell office:value-type="float" office:value="12.9238641066293" calcext:value-type="float">
            <text:p>12.92</text:p>
          </table:table-cell>
          <table:table-cell table:number-columns-repeated="1001"/>
        </table:table-row>
        <table:table-row table:style-name="ro1">
          <table:table-cell office:value-type="float" office:value="870759" calcext:value-type="float">
            <text:p>870759</text:p>
          </table:table-cell>
          <table:table-cell office:value-type="float" office:value="-43.0525230745717" calcext:value-type="float">
            <text:p>-43.0525230746</text:p>
          </table:table-cell>
          <table:table-cell office:value-type="float" office:value="1.70117291173857" calcext:value-type="float">
            <text:p>1.7011729117</text:p>
          </table:table-cell>
          <table:table-cell office:value-type="float" office:value="0.638171094498178" calcext:value-type="float">
            <text:p>0.6381710945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5.728" calcext:value-type="float">
            <text:p>15.728</text:p>
          </table:table-cell>
          <table:table-cell/>
          <table:table-cell table:formula="of:=DEGREES(ACOS(COS(RADIANS([.B339]))*COS(RADIANS([.C339]))))" office:value-type="float" office:value="43.0795470220978" calcext:value-type="float">
            <text:p>43.08</text:p>
          </table:table-cell>
          <table:table-cell table:formula="of:=TAN((ACOS(COS(RADIANS([.B339]))*COS(RADIANS([.C339])))))" office:value-type="float" office:value="0.935114104065804" calcext:value-type="float">
            <text:p>0.9351</text:p>
          </table:table-cell>
          <table:table-cell table:formula="of:=SQRT([.E339]^2+[.F339]^2)" office:value-type="float" office:value="0.164924225024706" calcext:value-type="float">
            <text:p>0.16</text:p>
          </table:table-cell>
          <table:table-cell table:formula="of:=DEGREES(ATAN2([.F339]; [.E339]))" office:value-type="float" office:value="75.9637565320735" calcext:value-type="float">
            <text:p>75.96</text:p>
          </table:table-cell>
          <table:table-cell table:style-name="ce9" table:formula="of:=SQRT([.T339])" office:value-type="float" office:value="14.0267115609871" calcext:value-type="float">
            <text:p>14.03</text:p>
          </table:table-cell>
          <table:table-cell table:style-name="ce8" table:formula="of:=DEGREES(ATAN( (-SIN (RADIANS ([.C339])) * COS(RADIANS([.B339]))) / (COS (RADIANS ([.C339])) * SIN(RADIANS([.B339]))) ))" office:value-type="float" office:value="1.82085710758789" calcext:value-type="float">
            <text:p>1.82</text:p>
          </table:table-cell>
          <table:table-cell table:style-name="ce11" table:formula="of:=SQRT([.U339]^2+[.V339]^2)" office:value-type="float" office:value="14.0726695885054" calcext:value-type="float">
            <text:p>14.07</text:p>
          </table:table-cell>
          <table:table-cell table:style-name="ce8" table:formula="of:=DEGREES(ATAN2([.V339];[.U339]))" office:value-type="float" office:value="87.5332053009743" calcext:value-type="float">
            <text:p>87.53</text:p>
          </table:table-cell>
          <table:table-cell table:style-name="ce8"/>
          <table:table-cell table:style-name="ce13" table:formula="of:=[.K339]*15" office:value-type="float" office:value="14.0267115609871" calcext:value-type="float">
            <text:p>14.03</text:p>
          </table:table-cell>
          <table:table-cell table:style-name="ce8" table:formula="of:=[.K339]^2*225" office:value-type="float" office:value="196.748637215128" calcext:value-type="float">
            <text:p>196.75</text:p>
          </table:table-cell>
          <table:table-cell table:style-name="ce8" table:formula="of:=[.L339]*COS(RADIANS([.M339]))+[.N339]*COS(RADIANS([.O339]))" office:value-type="float" office:value="14.0596289109182" calcext:value-type="float">
            <text:p>14.06</text:p>
          </table:table-cell>
          <table:table-cell table:style-name="ce8" table:formula="of:=[.L339]*SIN(RADIANS([.M339]))+[.N339]*SIN(RADIANS([.O339]))" office:value-type="float" office:value="0.605693185134356" calcext:value-type="float">
            <text:p>0.61</text:p>
          </table:table-cell>
          <table:table-cell office:value-type="float" office:value="12.9238641066293" calcext:value-type="float">
            <text:p>12.92</text:p>
          </table:table-cell>
          <table:table-cell table:number-columns-repeated="1001"/>
        </table:table-row>
        <table:table-row table:style-name="ro1">
          <table:table-cell office:value-type="float" office:value="871009" calcext:value-type="float">
            <text:p>871009</text:p>
          </table:table-cell>
          <table:table-cell office:value-type="float" office:value="-42.8729061748733" calcext:value-type="float">
            <text:p>-42.8729061749</text:p>
          </table:table-cell>
          <table:table-cell office:value-type="float" office:value="1.73069117506236" calcext:value-type="float">
            <text:p>1.7306911751</text:p>
          </table:table-cell>
          <table:table-cell office:value-type="float" office:value="0.637919551437651" calcext:value-type="float">
            <text:p>0.6379195514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14" calcext:value-type="float">
            <text:p>-0.14</text:p>
          </table:table-cell>
          <table:table-cell office:value-type="float" office:value="15.766" calcext:value-type="float">
            <text:p>15.766</text:p>
          </table:table-cell>
          <table:table-cell/>
          <table:table-cell table:formula="of:=DEGREES(ACOS(COS(RADIANS([.B340]))*COS(RADIANS([.C340]))))" office:value-type="float" office:value="42.9010520329833" calcext:value-type="float">
            <text:p>42.90</text:p>
          </table:table-cell>
          <table:table-cell table:formula="of:=TAN((ACOS(COS(RADIANS([.B340]))*COS(RADIANS([.C340])))))" office:value-type="float" office:value="0.929291562114654" calcext:value-type="float">
            <text:p>0.9293</text:p>
          </table:table-cell>
          <table:table-cell table:formula="of:=SQRT([.E340]^2+[.F340]^2)" office:value-type="float" office:value="0.158113883008419" calcext:value-type="float">
            <text:p>0.16</text:p>
          </table:table-cell>
          <table:table-cell table:formula="of:=DEGREES(ATAN2([.F340]; [.E340]))" office:value-type="float" office:value="71.565051177078" calcext:value-type="float">
            <text:p>71.57</text:p>
          </table:table-cell>
          <table:table-cell table:style-name="ce9" table:formula="of:=SQRT([.T340])" office:value-type="float" office:value="13.9393734317198" calcext:value-type="float">
            <text:p>13.94</text:p>
          </table:table-cell>
          <table:table-cell table:style-name="ce8" table:formula="of:=DEGREES(ATAN( (-SIN (RADIANS ([.C340])) * COS(RADIANS([.B340]))) / (COS (RADIANS ([.C340])) * SIN(RADIANS([.B340]))) ))" office:value-type="float" office:value="1.8641217377607" calcext:value-type="float">
            <text:p>1.86</text:p>
          </table:table-cell>
          <table:table-cell table:style-name="ce11" table:formula="of:=SQRT([.U340]^2+[.V340]^2)" office:value-type="float" office:value="13.995012069536" calcext:value-type="float">
            <text:p>14.00</text:p>
          </table:table-cell>
          <table:table-cell table:style-name="ce8" table:formula="of:=DEGREES(ATAN2([.V340];[.U340]))" office:value-type="float" office:value="87.5287485255143" calcext:value-type="float">
            <text:p>87.53</text:p>
          </table:table-cell>
          <table:table-cell table:style-name="ce8"/>
          <table:table-cell table:style-name="ce13" table:formula="of:=[.K340]*15" office:value-type="float" office:value="13.9393734317198" calcext:value-type="float">
            <text:p>13.94</text:p>
          </table:table-cell>
          <table:table-cell table:style-name="ce8" table:formula="of:=[.K340]^2*225" office:value-type="float" office:value="194.306131668936" calcext:value-type="float">
            <text:p>194.31</text:p>
          </table:table-cell>
          <table:table-cell table:style-name="ce8" table:formula="of:=[.L340]*COS(RADIANS([.M340]))+[.N340]*COS(RADIANS([.O340]))" office:value-type="float" office:value="13.9819964582047" calcext:value-type="float">
            <text:p>13.98</text:p>
          </table:table-cell>
          <table:table-cell table:style-name="ce8" table:formula="of:=[.L340]*SIN(RADIANS([.M340]))+[.N340]*SIN(RADIANS([.O340]))" office:value-type="float" office:value="0.603438372337009" calcext:value-type="float">
            <text:p>0.60</text:p>
          </table:table-cell>
          <table:table-cell office:value-type="float" office:value="12.870315609895" calcext:value-type="float">
            <text:p>12.87</text:p>
          </table:table-cell>
          <table:table-cell table:number-columns-repeated="1001"/>
        </table:table-row>
        <table:table-row table:style-name="ro1">
          <table:table-cell office:value-type="float" office:value="871009" calcext:value-type="float">
            <text:p>871009</text:p>
          </table:table-cell>
          <table:table-cell office:value-type="float" office:value="-42.8729061748733" calcext:value-type="float">
            <text:p>-42.8729061749</text:p>
          </table:table-cell>
          <table:table-cell office:value-type="float" office:value="1.73069117506236" calcext:value-type="float">
            <text:p>1.7306911751</text:p>
          </table:table-cell>
          <table:table-cell office:value-type="float" office:value="0.637919551437651" calcext:value-type="float">
            <text:p>0.6379195514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14" calcext:value-type="float">
            <text:p>-0.14</text:p>
          </table:table-cell>
          <table:table-cell office:value-type="float" office:value="15.766" calcext:value-type="float">
            <text:p>15.766</text:p>
          </table:table-cell>
          <table:table-cell/>
          <table:table-cell table:formula="of:=DEGREES(ACOS(COS(RADIANS([.B341]))*COS(RADIANS([.C341]))))" office:value-type="float" office:value="42.9010520329833" calcext:value-type="float">
            <text:p>42.90</text:p>
          </table:table-cell>
          <table:table-cell table:formula="of:=TAN((ACOS(COS(RADIANS([.B341]))*COS(RADIANS([.C341])))))" office:value-type="float" office:value="0.929291562114654" calcext:value-type="float">
            <text:p>0.9293</text:p>
          </table:table-cell>
          <table:table-cell table:formula="of:=SQRT([.E341]^2+[.F341]^2)" office:value-type="float" office:value="0.158113883008419" calcext:value-type="float">
            <text:p>0.16</text:p>
          </table:table-cell>
          <table:table-cell table:formula="of:=DEGREES(ATAN2([.F341]; [.E341]))" office:value-type="float" office:value="71.565051177078" calcext:value-type="float">
            <text:p>71.57</text:p>
          </table:table-cell>
          <table:table-cell table:style-name="ce9" table:formula="of:=SQRT([.T341])" office:value-type="float" office:value="13.9393734317198" calcext:value-type="float">
            <text:p>13.94</text:p>
          </table:table-cell>
          <table:table-cell table:style-name="ce8" table:formula="of:=DEGREES(ATAN( (-SIN (RADIANS ([.C341])) * COS(RADIANS([.B341]))) / (COS (RADIANS ([.C341])) * SIN(RADIANS([.B341]))) ))" office:value-type="float" office:value="1.8641217377607" calcext:value-type="float">
            <text:p>1.86</text:p>
          </table:table-cell>
          <table:table-cell table:style-name="ce11" table:formula="of:=SQRT([.U341]^2+[.V341]^2)" office:value-type="float" office:value="13.995012069536" calcext:value-type="float">
            <text:p>14.00</text:p>
          </table:table-cell>
          <table:table-cell table:style-name="ce8" table:formula="of:=DEGREES(ATAN2([.V341];[.U341]))" office:value-type="float" office:value="87.5287485255143" calcext:value-type="float">
            <text:p>87.53</text:p>
          </table:table-cell>
          <table:table-cell table:style-name="ce8"/>
          <table:table-cell table:style-name="ce13" table:formula="of:=[.K341]*15" office:value-type="float" office:value="13.9393734317198" calcext:value-type="float">
            <text:p>13.94</text:p>
          </table:table-cell>
          <table:table-cell table:style-name="ce8" table:formula="of:=[.K341]^2*225" office:value-type="float" office:value="194.306131668936" calcext:value-type="float">
            <text:p>194.31</text:p>
          </table:table-cell>
          <table:table-cell table:style-name="ce8" table:formula="of:=[.L341]*COS(RADIANS([.M341]))+[.N341]*COS(RADIANS([.O341]))" office:value-type="float" office:value="13.9819964582047" calcext:value-type="float">
            <text:p>13.98</text:p>
          </table:table-cell>
          <table:table-cell table:style-name="ce8" table:formula="of:=[.L341]*SIN(RADIANS([.M341]))+[.N341]*SIN(RADIANS([.O341]))" office:value-type="float" office:value="0.603438372337009" calcext:value-type="float">
            <text:p>0.60</text:p>
          </table:table-cell>
          <table:table-cell office:value-type="float" office:value="12.870315609895" calcext:value-type="float">
            <text:p>12.87</text:p>
          </table:table-cell>
          <table:table-cell table:number-columns-repeated="1001"/>
        </table:table-row>
        <table:table-row table:style-name="ro1">
          <table:table-cell office:value-type="float" office:value="871259" calcext:value-type="float">
            <text:p>871259</text:p>
          </table:table-cell>
          <table:table-cell office:value-type="float" office:value="-42.7354554480159" calcext:value-type="float">
            <text:p>-42.735455448</text:p>
          </table:table-cell>
          <table:table-cell office:value-type="float" office:value="1.77149291089502" calcext:value-type="float">
            <text:p>1.7714929109</text:p>
          </table:table-cell>
          <table:table-cell office:value-type="float" office:value="0.628005691939936" calcext:value-type="float">
            <text:p>0.6280056919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-0.14" calcext:value-type="float">
            <text:p>-0.14</text:p>
          </table:table-cell>
          <table:table-cell office:value-type="float" office:value="15.803" calcext:value-type="float">
            <text:p>15.803</text:p>
          </table:table-cell>
          <table:table-cell/>
          <table:table-cell table:formula="of:=DEGREES(ACOS(COS(RADIANS([.B342]))*COS(RADIANS([.C342]))))" office:value-type="float" office:value="42.7650857319305" calcext:value-type="float">
            <text:p>42.77</text:p>
          </table:table-cell>
          <table:table-cell table:formula="of:=TAN((ACOS(COS(RADIANS([.B342]))*COS(RADIANS([.C342])))))" office:value-type="float" office:value="0.92487889181731" calcext:value-type="float">
            <text:p>0.9249</text:p>
          </table:table-cell>
          <table:table-cell table:formula="of:=SQRT([.E342]^2+[.F342]^2)" office:value-type="float" office:value="0.152315462117278" calcext:value-type="float">
            <text:p>0.15</text:p>
          </table:table-cell>
          <table:table-cell table:formula="of:=DEGREES(ATAN2([.F342]; [.E342]))" office:value-type="float" office:value="66.8014094863518" calcext:value-type="float">
            <text:p>66.80</text:p>
          </table:table-cell>
          <table:table-cell table:style-name="ce9" table:formula="of:=SQRT([.T342])" office:value-type="float" office:value="13.8731833772596" calcext:value-type="float">
            <text:p>13.87</text:p>
          </table:table-cell>
          <table:table-cell table:style-name="ce8" table:formula="of:=DEGREES(ATAN( (-SIN (RADIANS ([.C342])) * COS(RADIANS([.B342]))) / (COS (RADIANS ([.C342])) * SIN(RADIANS([.B342]))) ))" office:value-type="float" office:value="1.91726173100504" calcext:value-type="float">
            <text:p>1.92</text:p>
          </table:table-cell>
          <table:table-cell table:style-name="ce11" table:formula="of:=SQRT([.U342]^2+[.V342]^2)" office:value-type="float" office:value="13.9385159791028" calcext:value-type="float">
            <text:p>13.94</text:p>
          </table:table-cell>
          <table:table-cell table:style-name="ce8" table:formula="of:=DEGREES(ATAN2([.V342];[.U342]))" office:value-type="float" office:value="87.5158175641483" calcext:value-type="float">
            <text:p>87.52</text:p>
          </table:table-cell>
          <table:table-cell table:style-name="ce8"/>
          <table:table-cell table:style-name="ce13" table:formula="of:=[.K342]*15" office:value-type="float" office:value="13.8731833772596" calcext:value-type="float">
            <text:p>13.87</text:p>
          </table:table-cell>
          <table:table-cell table:style-name="ce8" table:formula="of:=[.K342]^2*225" office:value-type="float" office:value="192.465217019073" calcext:value-type="float">
            <text:p>192.47</text:p>
          </table:table-cell>
          <table:table-cell table:style-name="ce8" table:formula="of:=[.L342]*COS(RADIANS([.M342]))+[.N342]*COS(RADIANS([.O342]))" office:value-type="float" office:value="13.9254169165643" calcext:value-type="float">
            <text:p>13.93</text:p>
          </table:table-cell>
          <table:table-cell table:style-name="ce8" table:formula="of:=[.L342]*SIN(RADIANS([.M342]))+[.N342]*SIN(RADIANS([.O342]))" office:value-type="float" office:value="0.604145180870393" calcext:value-type="float">
            <text:p>0.60</text:p>
          </table:table-cell>
          <table:table-cell office:value-type="float" office:value="12.8295257195792" calcext:value-type="float">
            <text:p>12.83</text:p>
          </table:table-cell>
          <table:table-cell table:number-columns-repeated="1001"/>
        </table:table-row>
        <table:table-row table:style-name="ro1">
          <table:table-cell office:value-type="float" office:value="871259" calcext:value-type="float">
            <text:p>871259</text:p>
          </table:table-cell>
          <table:table-cell office:value-type="float" office:value="-42.7354554480159" calcext:value-type="float">
            <text:p>-42.735455448</text:p>
          </table:table-cell>
          <table:table-cell office:value-type="float" office:value="1.77149291089502" calcext:value-type="float">
            <text:p>1.7714929109</text:p>
          </table:table-cell>
          <table:table-cell office:value-type="float" office:value="0.628005691939936" calcext:value-type="float">
            <text:p>0.6280056919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-0.14" calcext:value-type="float">
            <text:p>-0.14</text:p>
          </table:table-cell>
          <table:table-cell office:value-type="float" office:value="15.803" calcext:value-type="float">
            <text:p>15.803</text:p>
          </table:table-cell>
          <table:table-cell/>
          <table:table-cell table:formula="of:=DEGREES(ACOS(COS(RADIANS([.B343]))*COS(RADIANS([.C343]))))" office:value-type="float" office:value="42.7650857319305" calcext:value-type="float">
            <text:p>42.77</text:p>
          </table:table-cell>
          <table:table-cell table:formula="of:=TAN((ACOS(COS(RADIANS([.B343]))*COS(RADIANS([.C343])))))" office:value-type="float" office:value="0.92487889181731" calcext:value-type="float">
            <text:p>0.9249</text:p>
          </table:table-cell>
          <table:table-cell table:formula="of:=SQRT([.E343]^2+[.F343]^2)" office:value-type="float" office:value="0.152315462117278" calcext:value-type="float">
            <text:p>0.15</text:p>
          </table:table-cell>
          <table:table-cell table:formula="of:=DEGREES(ATAN2([.F343]; [.E343]))" office:value-type="float" office:value="66.8014094863518" calcext:value-type="float">
            <text:p>66.80</text:p>
          </table:table-cell>
          <table:table-cell table:style-name="ce9" table:formula="of:=SQRT([.T343])" office:value-type="float" office:value="13.8731833772596" calcext:value-type="float">
            <text:p>13.87</text:p>
          </table:table-cell>
          <table:table-cell table:style-name="ce8" table:formula="of:=DEGREES(ATAN( (-SIN (RADIANS ([.C343])) * COS(RADIANS([.B343]))) / (COS (RADIANS ([.C343])) * SIN(RADIANS([.B343]))) ))" office:value-type="float" office:value="1.91726173100504" calcext:value-type="float">
            <text:p>1.92</text:p>
          </table:table-cell>
          <table:table-cell table:style-name="ce11" table:formula="of:=SQRT([.U343]^2+[.V343]^2)" office:value-type="float" office:value="13.9385159791028" calcext:value-type="float">
            <text:p>13.94</text:p>
          </table:table-cell>
          <table:table-cell table:style-name="ce8" table:formula="of:=DEGREES(ATAN2([.V343];[.U343]))" office:value-type="float" office:value="87.5158175641483" calcext:value-type="float">
            <text:p>87.52</text:p>
          </table:table-cell>
          <table:table-cell table:style-name="ce8"/>
          <table:table-cell table:style-name="ce13" table:formula="of:=[.K343]*15" office:value-type="float" office:value="13.8731833772596" calcext:value-type="float">
            <text:p>13.87</text:p>
          </table:table-cell>
          <table:table-cell table:style-name="ce8" table:formula="of:=[.K343]^2*225" office:value-type="float" office:value="192.465217019073" calcext:value-type="float">
            <text:p>192.47</text:p>
          </table:table-cell>
          <table:table-cell table:style-name="ce8" table:formula="of:=[.L343]*COS(RADIANS([.M343]))+[.N343]*COS(RADIANS([.O343]))" office:value-type="float" office:value="13.9254169165643" calcext:value-type="float">
            <text:p>13.93</text:p>
          </table:table-cell>
          <table:table-cell table:style-name="ce8" table:formula="of:=[.L343]*SIN(RADIANS([.M343]))+[.N343]*SIN(RADIANS([.O343]))" office:value-type="float" office:value="0.604145180870393" calcext:value-type="float">
            <text:p>0.60</text:p>
          </table:table-cell>
          <table:table-cell office:value-type="float" office:value="12.8295257195792" calcext:value-type="float">
            <text:p>12.83</text:p>
          </table:table-cell>
          <table:table-cell table:number-columns-repeated="1001"/>
        </table:table-row>
        <table:table-row table:style-name="ro1">
          <table:table-cell office:value-type="float" office:value="871510" calcext:value-type="float">
            <text:p>871510</text:p>
          </table:table-cell>
          <table:table-cell office:value-type="float" office:value="-42.6083627030349" calcext:value-type="float">
            <text:p>-42.608362703</text:p>
          </table:table-cell>
          <table:table-cell office:value-type="float" office:value="1.7636473714162" calcext:value-type="float">
            <text:p>1.7636473714</text:p>
          </table:table-cell>
          <table:table-cell office:value-type="float" office:value="0.611522844647109" calcext:value-type="float">
            <text:p>0.6115228446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5.839" calcext:value-type="float">
            <text:p>15.839</text:p>
          </table:table-cell>
          <table:table-cell/>
          <table:table-cell table:formula="of:=DEGREES(ACOS(COS(RADIANS([.B344]))*COS(RADIANS([.C344]))))" office:value-type="float" office:value="42.6378621492103" calcext:value-type="float">
            <text:p>42.64</text:p>
          </table:table-cell>
          <table:table-cell table:formula="of:=TAN((ACOS(COS(RADIANS([.B344]))*COS(RADIANS([.C344])))))" office:value-type="float" office:value="0.920767465626726" calcext:value-type="float">
            <text:p>0.9208</text:p>
          </table:table-cell>
          <table:table-cell table:formula="of:=SQRT([.E344]^2+[.F344]^2)" office:value-type="float" office:value="0.138924439894498" calcext:value-type="float">
            <text:p>0.14</text:p>
          </table:table-cell>
          <table:table-cell table:formula="of:=DEGREES(ATAN2([.F344]; [.E344]))" office:value-type="float" office:value="59.7435628364707" calcext:value-type="float">
            <text:p>59.74</text:p>
          </table:table-cell>
          <table:table-cell table:style-name="ce9" table:formula="of:=SQRT([.T344])" office:value-type="float" office:value="13.8115119844009" calcext:value-type="float">
            <text:p>13.81</text:p>
          </table:table-cell>
          <table:table-cell table:style-name="ce8" table:formula="of:=DEGREES(ATAN( (-SIN (RADIANS ([.C344])) * COS(RADIANS([.B344]))) / (COS (RADIANS ([.C344])) * SIN(RADIANS([.B344]))) ))" office:value-type="float" office:value="1.91728020114762" calcext:value-type="float">
            <text:p>1.92</text:p>
          </table:table-cell>
          <table:table-cell table:style-name="ce11" table:formula="of:=SQRT([.U344]^2+[.V344]^2)" office:value-type="float" office:value="13.8859854962327" calcext:value-type="float">
            <text:p>13.89</text:p>
          </table:table-cell>
          <table:table-cell table:style-name="ce8" table:formula="of:=DEGREES(ATAN2([.V344];[.U344]))" office:value-type="float" office:value="87.5975154607459" calcext:value-type="float">
            <text:p>87.60</text:p>
          </table:table-cell>
          <table:table-cell table:style-name="ce8"/>
          <table:table-cell table:style-name="ce13" table:formula="of:=[.K344]*15" office:value-type="float" office:value="13.8115119844009" calcext:value-type="float">
            <text:p>13.81</text:p>
          </table:table-cell>
          <table:table-cell table:style-name="ce8" table:formula="of:=[.K344]^2*225" office:value-type="float" office:value="190.75786329525" calcext:value-type="float">
            <text:p>190.76</text:p>
          </table:table-cell>
          <table:table-cell table:style-name="ce8" table:formula="of:=[.L344]*COS(RADIANS([.M344]))+[.N344]*COS(RADIANS([.O344]))" office:value-type="float" office:value="13.8737798995147" calcext:value-type="float">
            <text:p>13.87</text:p>
          </table:table-cell>
          <table:table-cell table:style-name="ce8" table:formula="of:=[.L344]*SIN(RADIANS([.M344]))+[.N344]*SIN(RADIANS([.O344]))" office:value-type="float" office:value="0.582086335009822" calcext:value-type="float">
            <text:p>0.58</text:p>
          </table:table-cell>
          <table:table-cell office:value-type="float" office:value="12.7913586447631" calcext:value-type="float">
            <text:p>12.79</text:p>
          </table:table-cell>
          <table:table-cell table:number-columns-repeated="1001"/>
        </table:table-row>
        <table:table-row table:style-name="ro1">
          <table:table-cell office:value-type="float" office:value="871510" calcext:value-type="float">
            <text:p>871510</text:p>
          </table:table-cell>
          <table:table-cell office:value-type="float" office:value="-42.6083627030349" calcext:value-type="float">
            <text:p>-42.608362703</text:p>
          </table:table-cell>
          <table:table-cell office:value-type="float" office:value="1.7636473714162" calcext:value-type="float">
            <text:p>1.7636473714</text:p>
          </table:table-cell>
          <table:table-cell office:value-type="float" office:value="0.611522844647109" calcext:value-type="float">
            <text:p>0.6115228446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5.839" calcext:value-type="float">
            <text:p>15.839</text:p>
          </table:table-cell>
          <table:table-cell/>
          <table:table-cell table:formula="of:=DEGREES(ACOS(COS(RADIANS([.B345]))*COS(RADIANS([.C345]))))" office:value-type="float" office:value="42.6378621492103" calcext:value-type="float">
            <text:p>42.64</text:p>
          </table:table-cell>
          <table:table-cell table:formula="of:=TAN((ACOS(COS(RADIANS([.B345]))*COS(RADIANS([.C345])))))" office:value-type="float" office:value="0.920767465626726" calcext:value-type="float">
            <text:p>0.9208</text:p>
          </table:table-cell>
          <table:table-cell table:formula="of:=SQRT([.E345]^2+[.F345]^2)" office:value-type="float" office:value="0.138924439894498" calcext:value-type="float">
            <text:p>0.14</text:p>
          </table:table-cell>
          <table:table-cell table:formula="of:=DEGREES(ATAN2([.F345]; [.E345]))" office:value-type="float" office:value="59.7435628364707" calcext:value-type="float">
            <text:p>59.74</text:p>
          </table:table-cell>
          <table:table-cell table:style-name="ce9" table:formula="of:=SQRT([.T345])" office:value-type="float" office:value="13.8115119844009" calcext:value-type="float">
            <text:p>13.81</text:p>
          </table:table-cell>
          <table:table-cell table:style-name="ce8" table:formula="of:=DEGREES(ATAN( (-SIN (RADIANS ([.C345])) * COS(RADIANS([.B345]))) / (COS (RADIANS ([.C345])) * SIN(RADIANS([.B345]))) ))" office:value-type="float" office:value="1.91728020114762" calcext:value-type="float">
            <text:p>1.92</text:p>
          </table:table-cell>
          <table:table-cell table:style-name="ce11" table:formula="of:=SQRT([.U345]^2+[.V345]^2)" office:value-type="float" office:value="13.8859854962327" calcext:value-type="float">
            <text:p>13.89</text:p>
          </table:table-cell>
          <table:table-cell table:style-name="ce8" table:formula="of:=DEGREES(ATAN2([.V345];[.U345]))" office:value-type="float" office:value="87.5975154607459" calcext:value-type="float">
            <text:p>87.60</text:p>
          </table:table-cell>
          <table:table-cell table:style-name="ce8"/>
          <table:table-cell table:style-name="ce13" table:formula="of:=[.K345]*15" office:value-type="float" office:value="13.8115119844009" calcext:value-type="float">
            <text:p>13.81</text:p>
          </table:table-cell>
          <table:table-cell table:style-name="ce8" table:formula="of:=[.K345]^2*225" office:value-type="float" office:value="190.75786329525" calcext:value-type="float">
            <text:p>190.76</text:p>
          </table:table-cell>
          <table:table-cell table:style-name="ce8" table:formula="of:=[.L345]*COS(RADIANS([.M345]))+[.N345]*COS(RADIANS([.O345]))" office:value-type="float" office:value="13.8737798995147" calcext:value-type="float">
            <text:p>13.87</text:p>
          </table:table-cell>
          <table:table-cell table:style-name="ce8" table:formula="of:=[.L345]*SIN(RADIANS([.M345]))+[.N345]*SIN(RADIANS([.O345]))" office:value-type="float" office:value="0.582086335009822" calcext:value-type="float">
            <text:p>0.58</text:p>
          </table:table-cell>
          <table:table-cell office:value-type="float" office:value="12.7913586447631" calcext:value-type="float">
            <text:p>12.79</text:p>
          </table:table-cell>
          <table:table-cell table:number-columns-repeated="1001"/>
        </table:table-row>
        <table:table-row table:style-name="ro1">
          <table:table-cell office:value-type="float" office:value="871760" calcext:value-type="float">
            <text:p>871760</text:p>
          </table:table-cell>
          <table:table-cell office:value-type="float" office:value="-42.4970169591854" calcext:value-type="float">
            <text:p>-42.4970169592</text:p>
          </table:table-cell>
          <table:table-cell office:value-type="float" office:value="1.76212317201423" calcext:value-type="float">
            <text:p>1.762123172</text:p>
          </table:table-cell>
          <table:table-cell office:value-type="float" office:value="0.596696851836538" calcext:value-type="float">
            <text:p>0.5966968518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5.874" calcext:value-type="float">
            <text:p>15.874</text:p>
          </table:table-cell>
          <table:table-cell/>
          <table:table-cell table:formula="of:=DEGREES(ACOS(COS(RADIANS([.B346]))*COS(RADIANS([.C346]))))" office:value-type="float" office:value="42.5265804931086" calcext:value-type="float">
            <text:p>42.53</text:p>
          </table:table-cell>
          <table:table-cell table:formula="of:=TAN((ACOS(COS(RADIANS([.B346]))*COS(RADIANS([.C346])))))" office:value-type="float" office:value="0.917184988116812" calcext:value-type="float">
            <text:p>0.9172</text:p>
          </table:table-cell>
          <table:table-cell table:formula="of:=SQRT([.E346]^2+[.F346]^2)" office:value-type="float" office:value="0.114017542509914" calcext:value-type="float">
            <text:p>0.11</text:p>
          </table:table-cell>
          <table:table-cell table:formula="of:=DEGREES(ATAN2([.F346]; [.E346]))" office:value-type="float" office:value="52.1250163489018" calcext:value-type="float">
            <text:p>52.13</text:p>
          </table:table-cell>
          <table:table-cell table:style-name="ce9" table:formula="of:=SQRT([.T346])" office:value-type="float" office:value="13.7577748217522" calcext:value-type="float">
            <text:p>13.76</text:p>
          </table:table-cell>
          <table:table-cell table:style-name="ce8" table:formula="of:=DEGREES(ATAN( (-SIN (RADIANS ([.C346])) * COS(RADIANS([.B346]))) / (COS (RADIANS ([.C346])) * SIN(RADIANS([.B346]))) ))" office:value-type="float" office:value="1.92310510889823" calcext:value-type="float">
            <text:p>1.92</text:p>
          </table:table-cell>
          <table:table-cell table:style-name="ce11" table:formula="of:=SQRT([.U346]^2+[.V346]^2)" office:value-type="float" office:value="13.8310330497578" calcext:value-type="float">
            <text:p>13.83</text:p>
          </table:table-cell>
          <table:table-cell table:style-name="ce8" table:formula="of:=DEGREES(ATAN2([.V346];[.U346]))" office:value-type="float" office:value="87.7140039037877" calcext:value-type="float">
            <text:p>87.71</text:p>
          </table:table-cell>
          <table:table-cell table:style-name="ce8"/>
          <table:table-cell table:style-name="ce13" table:formula="of:=[.K346]*15" office:value-type="float" office:value="13.7577748217522" calcext:value-type="float">
            <text:p>13.76</text:p>
          </table:table-cell>
          <table:table-cell table:style-name="ce8" table:formula="of:=[.K346]^2*225" office:value-type="float" office:value="189.276368046038" calcext:value-type="float">
            <text:p>189.28</text:p>
          </table:table-cell>
          <table:table-cell table:style-name="ce8" table:formula="of:=[.L346]*COS(RADIANS([.M346]))+[.N346]*COS(RADIANS([.O346]))" office:value-type="float" office:value="13.8200259547469" calcext:value-type="float">
            <text:p>13.82</text:p>
          </table:table-cell>
          <table:table-cell table:style-name="ce8" table:formula="of:=[.L346]*SIN(RADIANS([.M346]))+[.N346]*SIN(RADIANS([.O346]))" office:value-type="float" office:value="0.551686354384253" calcext:value-type="float">
            <text:p>0.55</text:p>
          </table:table-cell>
          <table:table-cell office:value-type="float" office:value="12.7579741479326" calcext:value-type="float">
            <text:p>12.76</text:p>
          </table:table-cell>
          <table:table-cell table:number-columns-repeated="1001"/>
        </table:table-row>
        <table:table-row table:style-name="ro1">
          <table:table-cell office:value-type="float" office:value="871760" calcext:value-type="float">
            <text:p>871760</text:p>
          </table:table-cell>
          <table:table-cell office:value-type="float" office:value="-42.4970169591854" calcext:value-type="float">
            <text:p>-42.4970169592</text:p>
          </table:table-cell>
          <table:table-cell office:value-type="float" office:value="1.76212317201423" calcext:value-type="float">
            <text:p>1.762123172</text:p>
          </table:table-cell>
          <table:table-cell office:value-type="float" office:value="0.596696851836538" calcext:value-type="float">
            <text:p>0.5966968518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5.874" calcext:value-type="float">
            <text:p>15.874</text:p>
          </table:table-cell>
          <table:table-cell/>
          <table:table-cell table:formula="of:=DEGREES(ACOS(COS(RADIANS([.B347]))*COS(RADIANS([.C347]))))" office:value-type="float" office:value="42.5265804931086" calcext:value-type="float">
            <text:p>42.53</text:p>
          </table:table-cell>
          <table:table-cell table:formula="of:=TAN((ACOS(COS(RADIANS([.B347]))*COS(RADIANS([.C347])))))" office:value-type="float" office:value="0.917184988116812" calcext:value-type="float">
            <text:p>0.9172</text:p>
          </table:table-cell>
          <table:table-cell table:formula="of:=SQRT([.E347]^2+[.F347]^2)" office:value-type="float" office:value="0.114017542509914" calcext:value-type="float">
            <text:p>0.11</text:p>
          </table:table-cell>
          <table:table-cell table:formula="of:=DEGREES(ATAN2([.F347]; [.E347]))" office:value-type="float" office:value="52.1250163489018" calcext:value-type="float">
            <text:p>52.13</text:p>
          </table:table-cell>
          <table:table-cell table:style-name="ce9" table:formula="of:=SQRT([.T347])" office:value-type="float" office:value="13.7577748217522" calcext:value-type="float">
            <text:p>13.76</text:p>
          </table:table-cell>
          <table:table-cell table:style-name="ce8" table:formula="of:=DEGREES(ATAN( (-SIN (RADIANS ([.C347])) * COS(RADIANS([.B347]))) / (COS (RADIANS ([.C347])) * SIN(RADIANS([.B347]))) ))" office:value-type="float" office:value="1.92310510889823" calcext:value-type="float">
            <text:p>1.92</text:p>
          </table:table-cell>
          <table:table-cell table:style-name="ce11" table:formula="of:=SQRT([.U347]^2+[.V347]^2)" office:value-type="float" office:value="13.8310330497578" calcext:value-type="float">
            <text:p>13.83</text:p>
          </table:table-cell>
          <table:table-cell table:style-name="ce8" table:formula="of:=DEGREES(ATAN2([.V347];[.U347]))" office:value-type="float" office:value="87.7140039037877" calcext:value-type="float">
            <text:p>87.71</text:p>
          </table:table-cell>
          <table:table-cell table:style-name="ce8"/>
          <table:table-cell table:style-name="ce13" table:formula="of:=[.K347]*15" office:value-type="float" office:value="13.7577748217522" calcext:value-type="float">
            <text:p>13.76</text:p>
          </table:table-cell>
          <table:table-cell table:style-name="ce8" table:formula="of:=[.K347]^2*225" office:value-type="float" office:value="189.276368046038" calcext:value-type="float">
            <text:p>189.28</text:p>
          </table:table-cell>
          <table:table-cell table:style-name="ce8" table:formula="of:=[.L347]*COS(RADIANS([.M347]))+[.N347]*COS(RADIANS([.O347]))" office:value-type="float" office:value="13.8200259547469" calcext:value-type="float">
            <text:p>13.82</text:p>
          </table:table-cell>
          <table:table-cell table:style-name="ce8" table:formula="of:=[.L347]*SIN(RADIANS([.M347]))+[.N347]*SIN(RADIANS([.O347]))" office:value-type="float" office:value="0.551686354384253" calcext:value-type="float">
            <text:p>0.55</text:p>
          </table:table-cell>
          <table:table-cell office:value-type="float" office:value="12.7579741479326" calcext:value-type="float">
            <text:p>12.76</text:p>
          </table:table-cell>
          <table:table-cell table:number-columns-repeated="1001"/>
        </table:table-row>
        <table:table-row table:style-name="ro1">
          <table:table-cell office:value-type="float" office:value="872010" calcext:value-type="float">
            <text:p>872010</text:p>
          </table:table-cell>
          <table:table-cell office:value-type="float" office:value="-42.4542428995082" calcext:value-type="float">
            <text:p>-42.4542428995</text:p>
          </table:table-cell>
          <table:table-cell office:value-type="float" office:value="1.84262837060535" calcext:value-type="float">
            <text:p>1.8426283706</text:p>
          </table:table-cell>
          <table:table-cell office:value-type="float" office:value="0.594747473158734" calcext:value-type="float">
            <text:p>0.5947474732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5.909" calcext:value-type="float">
            <text:p>15.909</text:p>
          </table:table-cell>
          <table:table-cell/>
          <table:table-cell table:formula="of:=DEGREES(ACOS(COS(RADIANS([.B348]))*COS(RADIANS([.C348]))))" office:value-type="float" office:value="42.4866168189022" calcext:value-type="float">
            <text:p>42.49</text:p>
          </table:table-cell>
          <table:table-cell table:formula="of:=TAN((ACOS(COS(RADIANS([.B348]))*COS(RADIANS([.C348])))))" office:value-type="float" office:value="0.915901556465152" calcext:value-type="float">
            <text:p>0.9159</text:p>
          </table:table-cell>
          <table:table-cell table:formula="of:=SQRT([.E348]^2+[.F348]^2)" office:value-type="float" office:value="0.0921954445729289" calcext:value-type="float">
            <text:p>0.09</text:p>
          </table:table-cell>
          <table:table-cell table:formula="of:=DEGREES(ATAN2([.F348]; [.E348]))" office:value-type="float" office:value="40.6012946450045" calcext:value-type="float">
            <text:p>40.60</text:p>
          </table:table-cell>
          <table:table-cell table:style-name="ce9" table:formula="of:=SQRT([.T348])" office:value-type="float" office:value="13.7385233469773" calcext:value-type="float">
            <text:p>13.74</text:p>
          </table:table-cell>
          <table:table-cell table:style-name="ce8" table:formula="of:=DEGREES(ATAN( (-SIN (RADIANS ([.C348])) * COS(RADIANS([.B348]))) / (COS (RADIANS ([.C348])) * SIN(RADIANS([.B348]))) ))" office:value-type="float" office:value="2.01396770175653" calcext:value-type="float">
            <text:p>2.01</text:p>
          </table:table-cell>
          <table:table-cell table:style-name="ce11" table:formula="of:=SQRT([.U348]^2+[.V348]^2)" office:value-type="float" office:value="13.8107084064637" calcext:value-type="float">
            <text:p>13.81</text:p>
          </table:table-cell>
          <table:table-cell table:style-name="ce8" table:formula="of:=DEGREES(ATAN2([.V348];[.U348]))" office:value-type="float" office:value="87.7474721932376" calcext:value-type="float">
            <text:p>87.75</text:p>
          </table:table-cell>
          <table:table-cell table:style-name="ce8"/>
          <table:table-cell table:style-name="ce13" table:formula="of:=[.K348]*15" office:value-type="float" office:value="13.7385233469773" calcext:value-type="float">
            <text:p>13.74</text:p>
          </table:table-cell>
          <table:table-cell table:style-name="ce8" table:formula="of:=[.K348]^2*225" office:value-type="float" office:value="188.74702375544" calcext:value-type="float">
            <text:p>188.75</text:p>
          </table:table-cell>
          <table:table-cell table:style-name="ce8" table:formula="of:=[.L348]*COS(RADIANS([.M348]))+[.N348]*COS(RADIANS([.O348]))" office:value-type="float" office:value="13.8000369160247" calcext:value-type="float">
            <text:p>13.80</text:p>
          </table:table-cell>
          <table:table-cell table:style-name="ce8" table:formula="of:=[.L348]*SIN(RADIANS([.M348]))+[.N348]*SIN(RADIANS([.O348]))" office:value-type="float" office:value="0.542814705698586" calcext:value-type="float">
            <text:p>0.54</text:p>
          </table:table-cell>
          <table:table-cell office:value-type="float" office:value="12.7459850456707" calcext:value-type="float">
            <text:p>12.75</text:p>
          </table:table-cell>
          <table:table-cell table:number-columns-repeated="1001"/>
        </table:table-row>
        <table:table-row table:style-name="ro1">
          <table:table-cell office:value-type="float" office:value="872010" calcext:value-type="float">
            <text:p>872010</text:p>
          </table:table-cell>
          <table:table-cell office:value-type="float" office:value="-42.4542428995082" calcext:value-type="float">
            <text:p>-42.4542428995</text:p>
          </table:table-cell>
          <table:table-cell office:value-type="float" office:value="1.84262837060535" calcext:value-type="float">
            <text:p>1.8426283706</text:p>
          </table:table-cell>
          <table:table-cell office:value-type="float" office:value="0.594747473158734" calcext:value-type="float">
            <text:p>0.5947474732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5.909" calcext:value-type="float">
            <text:p>15.909</text:p>
          </table:table-cell>
          <table:table-cell/>
          <table:table-cell table:formula="of:=DEGREES(ACOS(COS(RADIANS([.B349]))*COS(RADIANS([.C349]))))" office:value-type="float" office:value="42.4866168189022" calcext:value-type="float">
            <text:p>42.49</text:p>
          </table:table-cell>
          <table:table-cell table:formula="of:=TAN((ACOS(COS(RADIANS([.B349]))*COS(RADIANS([.C349])))))" office:value-type="float" office:value="0.915901556465152" calcext:value-type="float">
            <text:p>0.9159</text:p>
          </table:table-cell>
          <table:table-cell table:formula="of:=SQRT([.E349]^2+[.F349]^2)" office:value-type="float" office:value="0.0921954445729289" calcext:value-type="float">
            <text:p>0.09</text:p>
          </table:table-cell>
          <table:table-cell table:formula="of:=DEGREES(ATAN2([.F349]; [.E349]))" office:value-type="float" office:value="40.6012946450045" calcext:value-type="float">
            <text:p>40.60</text:p>
          </table:table-cell>
          <table:table-cell table:style-name="ce9" table:formula="of:=SQRT([.T349])" office:value-type="float" office:value="13.7385233469773" calcext:value-type="float">
            <text:p>13.74</text:p>
          </table:table-cell>
          <table:table-cell table:style-name="ce8" table:formula="of:=DEGREES(ATAN( (-SIN (RADIANS ([.C349])) * COS(RADIANS([.B349]))) / (COS (RADIANS ([.C349])) * SIN(RADIANS([.B349]))) ))" office:value-type="float" office:value="2.01396770175653" calcext:value-type="float">
            <text:p>2.01</text:p>
          </table:table-cell>
          <table:table-cell table:style-name="ce11" table:formula="of:=SQRT([.U349]^2+[.V349]^2)" office:value-type="float" office:value="13.8107084064637" calcext:value-type="float">
            <text:p>13.81</text:p>
          </table:table-cell>
          <table:table-cell table:style-name="ce8" table:formula="of:=DEGREES(ATAN2([.V349];[.U349]))" office:value-type="float" office:value="87.7474721932376" calcext:value-type="float">
            <text:p>87.75</text:p>
          </table:table-cell>
          <table:table-cell table:style-name="ce8"/>
          <table:table-cell table:style-name="ce13" table:formula="of:=[.K349]*15" office:value-type="float" office:value="13.7385233469773" calcext:value-type="float">
            <text:p>13.74</text:p>
          </table:table-cell>
          <table:table-cell table:style-name="ce8" table:formula="of:=[.K349]^2*225" office:value-type="float" office:value="188.74702375544" calcext:value-type="float">
            <text:p>188.75</text:p>
          </table:table-cell>
          <table:table-cell table:style-name="ce8" table:formula="of:=[.L349]*COS(RADIANS([.M349]))+[.N349]*COS(RADIANS([.O349]))" office:value-type="float" office:value="13.8000369160247" calcext:value-type="float">
            <text:p>13.80</text:p>
          </table:table-cell>
          <table:table-cell table:style-name="ce8" table:formula="of:=[.L349]*SIN(RADIANS([.M349]))+[.N349]*SIN(RADIANS([.O349]))" office:value-type="float" office:value="0.542814705698586" calcext:value-type="float">
            <text:p>0.54</text:p>
          </table:table-cell>
          <table:table-cell office:value-type="float" office:value="12.7459850456707" calcext:value-type="float">
            <text:p>12.75</text:p>
          </table:table-cell>
          <table:table-cell table:number-columns-repeated="1001"/>
        </table:table-row>
        <table:table-row table:style-name="ro1">
          <table:table-cell office:value-type="float" office:value="872260" calcext:value-type="float">
            <text:p>872260</text:p>
          </table:table-cell>
          <table:table-cell office:value-type="float" office:value="-42.4020397636818" calcext:value-type="float">
            <text:p>-42.4020397637</text:p>
          </table:table-cell>
          <table:table-cell office:value-type="float" office:value="1.88746279953437" calcext:value-type="float">
            <text:p>1.8874627995</text:p>
          </table:table-cell>
          <table:table-cell office:value-type="float" office:value="0.599251395946976" calcext:value-type="float">
            <text:p>0.5992513959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5.944" calcext:value-type="float">
            <text:p>15.944</text:p>
          </table:table-cell>
          <table:table-cell/>
          <table:table-cell table:formula="of:=DEGREES(ACOS(COS(RADIANS([.B350]))*COS(RADIANS([.C350]))))" office:value-type="float" office:value="42.4360697836004" calcext:value-type="float">
            <text:p>42.44</text:p>
          </table:table-cell>
          <table:table-cell table:formula="of:=TAN((ACOS(COS(RADIANS([.B350]))*COS(RADIANS([.C350])))))" office:value-type="float" office:value="0.914280587289437" calcext:value-type="float">
            <text:p>0.9143</text:p>
          </table:table-cell>
          <table:table-cell table:formula="of:=SQRT([.E350]^2+[.F350]^2)" office:value-type="float" office:value="0.0894427190999916" calcext:value-type="float">
            <text:p>0.09</text:p>
          </table:table-cell>
          <table:table-cell table:formula="of:=DEGREES(ATAN2([.F350]; [.E350]))" office:value-type="float" office:value="26.565051177078" calcext:value-type="float">
            <text:p>26.57</text:p>
          </table:table-cell>
          <table:table-cell table:style-name="ce9" table:formula="of:=SQRT([.T350])" office:value-type="float" office:value="13.7142088093416" calcext:value-type="float">
            <text:p>13.71</text:p>
          </table:table-cell>
          <table:table-cell table:style-name="ce8" table:formula="of:=DEGREES(ATAN( (-SIN (RADIANS ([.C350])) * COS(RADIANS([.B350]))) / (COS (RADIANS ([.C350])) * SIN(RADIANS([.B350]))) ))" office:value-type="float" office:value="2.06673888641818" calcext:value-type="float">
            <text:p>2.07</text:p>
          </table:table-cell>
          <table:table-cell table:style-name="ce11" table:formula="of:=SQRT([.U350]^2+[.V350]^2)" office:value-type="float" office:value="13.7956491680959" calcext:value-type="float">
            <text:p>13.80</text:p>
          </table:table-cell>
          <table:table-cell table:style-name="ce8" table:formula="of:=DEGREES(ATAN2([.V350];[.U350]))" office:value-type="float" office:value="87.7792241694161" calcext:value-type="float">
            <text:p>87.78</text:p>
          </table:table-cell>
          <table:table-cell table:style-name="ce8"/>
          <table:table-cell table:style-name="ce13" table:formula="of:=[.K350]*15" office:value-type="float" office:value="13.7142088093416" calcext:value-type="float">
            <text:p>13.71</text:p>
          </table:table-cell>
          <table:table-cell table:style-name="ce8" table:formula="of:=[.K350]^2*225" office:value-type="float" office:value="188.079523266222" calcext:value-type="float">
            <text:p>188.08</text:p>
          </table:table-cell>
          <table:table-cell table:style-name="ce8" table:formula="of:=[.L350]*COS(RADIANS([.M350]))+[.N350]*COS(RADIANS([.O350]))" office:value-type="float" office:value="13.7852876842612" calcext:value-type="float">
            <text:p>13.79</text:p>
          </table:table-cell>
          <table:table-cell table:style-name="ce8" table:formula="of:=[.L350]*SIN(RADIANS([.M350]))+[.N350]*SIN(RADIANS([.O350]))" office:value-type="float" office:value="0.53458341850435" calcext:value-type="float">
            <text:p>0.53</text:p>
          </table:table-cell>
          <table:table-cell office:value-type="float" office:value="12.7308209350801" calcext:value-type="float">
            <text:p>12.73</text:p>
          </table:table-cell>
          <table:table-cell table:number-columns-repeated="1001"/>
        </table:table-row>
        <table:table-row table:style-name="ro1">
          <table:table-cell office:value-type="float" office:value="872260" calcext:value-type="float">
            <text:p>872260</text:p>
          </table:table-cell>
          <table:table-cell office:value-type="float" office:value="-42.4020397636818" calcext:value-type="float">
            <text:p>-42.4020397637</text:p>
          </table:table-cell>
          <table:table-cell office:value-type="float" office:value="1.88746279953437" calcext:value-type="float">
            <text:p>1.8874627995</text:p>
          </table:table-cell>
          <table:table-cell office:value-type="float" office:value="0.599251395946976" calcext:value-type="float">
            <text:p>0.5992513959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5.944" calcext:value-type="float">
            <text:p>15.944</text:p>
          </table:table-cell>
          <table:table-cell/>
          <table:table-cell table:formula="of:=DEGREES(ACOS(COS(RADIANS([.B351]))*COS(RADIANS([.C351]))))" office:value-type="float" office:value="42.4360697836004" calcext:value-type="float">
            <text:p>42.44</text:p>
          </table:table-cell>
          <table:table-cell table:formula="of:=TAN((ACOS(COS(RADIANS([.B351]))*COS(RADIANS([.C351])))))" office:value-type="float" office:value="0.914280587289437" calcext:value-type="float">
            <text:p>0.9143</text:p>
          </table:table-cell>
          <table:table-cell table:formula="of:=SQRT([.E351]^2+[.F351]^2)" office:value-type="float" office:value="0.0894427190999916" calcext:value-type="float">
            <text:p>0.09</text:p>
          </table:table-cell>
          <table:table-cell table:formula="of:=DEGREES(ATAN2([.F351]; [.E351]))" office:value-type="float" office:value="26.565051177078" calcext:value-type="float">
            <text:p>26.57</text:p>
          </table:table-cell>
          <table:table-cell table:style-name="ce9" table:formula="of:=SQRT([.T351])" office:value-type="float" office:value="13.7142088093416" calcext:value-type="float">
            <text:p>13.71</text:p>
          </table:table-cell>
          <table:table-cell table:style-name="ce8" table:formula="of:=DEGREES(ATAN( (-SIN (RADIANS ([.C351])) * COS(RADIANS([.B351]))) / (COS (RADIANS ([.C351])) * SIN(RADIANS([.B351]))) ))" office:value-type="float" office:value="2.06673888641818" calcext:value-type="float">
            <text:p>2.07</text:p>
          </table:table-cell>
          <table:table-cell table:style-name="ce11" table:formula="of:=SQRT([.U351]^2+[.V351]^2)" office:value-type="float" office:value="13.7956491680959" calcext:value-type="float">
            <text:p>13.80</text:p>
          </table:table-cell>
          <table:table-cell table:style-name="ce8" table:formula="of:=DEGREES(ATAN2([.V351];[.U351]))" office:value-type="float" office:value="87.7792241694161" calcext:value-type="float">
            <text:p>87.78</text:p>
          </table:table-cell>
          <table:table-cell table:style-name="ce8"/>
          <table:table-cell table:style-name="ce13" table:formula="of:=[.K351]*15" office:value-type="float" office:value="13.7142088093416" calcext:value-type="float">
            <text:p>13.71</text:p>
          </table:table-cell>
          <table:table-cell table:style-name="ce8" table:formula="of:=[.K351]^2*225" office:value-type="float" office:value="188.079523266222" calcext:value-type="float">
            <text:p>188.08</text:p>
          </table:table-cell>
          <table:table-cell table:style-name="ce8" table:formula="of:=[.L351]*COS(RADIANS([.M351]))+[.N351]*COS(RADIANS([.O351]))" office:value-type="float" office:value="13.7852876842612" calcext:value-type="float">
            <text:p>13.79</text:p>
          </table:table-cell>
          <table:table-cell table:style-name="ce8" table:formula="of:=[.L351]*SIN(RADIANS([.M351]))+[.N351]*SIN(RADIANS([.O351]))" office:value-type="float" office:value="0.53458341850435" calcext:value-type="float">
            <text:p>0.53</text:p>
          </table:table-cell>
          <table:table-cell office:value-type="float" office:value="12.7308209350801" calcext:value-type="float">
            <text:p>12.73</text:p>
          </table:table-cell>
          <table:table-cell table:number-columns-repeated="1001"/>
        </table:table-row>
        <table:table-row table:style-name="ro1">
          <table:table-cell office:value-type="float" office:value="872510" calcext:value-type="float">
            <text:p>872510</text:p>
          </table:table-cell>
          <table:table-cell office:value-type="float" office:value="-42.334393570142" calcext:value-type="float">
            <text:p>-42.3343935701</text:p>
          </table:table-cell>
          <table:table-cell office:value-type="float" office:value="1.84904341233988" calcext:value-type="float">
            <text:p>1.8490434123</text:p>
          </table:table-cell>
          <table:table-cell office:value-type="float" office:value="0.600141775138311" calcext:value-type="float">
            <text:p>0.600141775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5.979" calcext:value-type="float">
            <text:p>15.979</text:p>
          </table:table-cell>
          <table:table-cell/>
          <table:table-cell table:formula="of:=DEGREES(ACOS(COS(RADIANS([.B352]))*COS(RADIANS([.C352]))))" office:value-type="float" office:value="42.3671303593804" calcext:value-type="float">
            <text:p>42.37</text:p>
          </table:table-cell>
          <table:table-cell table:formula="of:=TAN((ACOS(COS(RADIANS([.B352]))*COS(RADIANS([.C352])))))" office:value-type="float" office:value="0.912074011333888" calcext:value-type="float">
            <text:p>0.9121</text:p>
          </table:table-cell>
          <table:table-cell table:formula="of:=SQRT([.E352]^2+[.F352]^2)" office:value-type="float" office:value="0.08" calcext:value-type="float">
            <text:p>0.08</text:p>
          </table:table-cell>
          <table:table-cell table:formula="of:=DEGREES(ATAN2([.F352]; [.E352]))" office:value-type="float" office:value="0" calcext:value-type="float">
            <text:p>0.00</text:p>
          </table:table-cell>
          <table:table-cell table:style-name="ce9" table:formula="of:=SQRT([.T352])" office:value-type="float" office:value="13.6811101700083" calcext:value-type="float">
            <text:p>13.68</text:p>
          </table:table-cell>
          <table:table-cell table:style-name="ce8" table:formula="of:=DEGREES(ATAN( (-SIN (RADIANS ([.C352])) * COS(RADIANS([.B352]))) / (COS (RADIANS ([.C352])) * SIN(RADIANS([.B352]))) ))" office:value-type="float" office:value="2.02947899225897" calcext:value-type="float">
            <text:p>2.03</text:p>
          </table:table-cell>
          <table:table-cell table:style-name="ce11" table:formula="of:=SQRT([.U352]^2+[.V352]^2)" office:value-type="float" office:value="13.7610602807446" calcext:value-type="float">
            <text:p>13.76</text:p>
          </table:table-cell>
          <table:table-cell table:style-name="ce8" table:formula="of:=DEGREES(ATAN2([.V352];[.U352]))" office:value-type="float" office:value="87.9823169281693" calcext:value-type="float">
            <text:p>87.98</text:p>
          </table:table-cell>
          <table:table-cell table:style-name="ce8"/>
          <table:table-cell table:style-name="ce13" table:formula="of:=[.K352]*15" office:value-type="float" office:value="13.6811101700083" calcext:value-type="float">
            <text:p>13.68</text:p>
          </table:table-cell>
          <table:table-cell table:style-name="ce8" table:formula="of:=[.K352]^2*225" office:value-type="float" office:value="187.172775483905" calcext:value-type="float">
            <text:p>187.17</text:p>
          </table:table-cell>
          <table:table-cell table:style-name="ce8" table:formula="of:=[.L352]*COS(RADIANS([.M352]))+[.N352]*COS(RADIANS([.O352]))" office:value-type="float" office:value="13.7525285398846" calcext:value-type="float">
            <text:p>13.75</text:p>
          </table:table-cell>
          <table:table-cell table:style-name="ce8" table:formula="of:=[.L352]*SIN(RADIANS([.M352]))+[.N352]*SIN(RADIANS([.O352]))" office:value-type="float" office:value="0.484498513873702" calcext:value-type="float">
            <text:p>0.48</text:p>
          </table:table-cell>
          <table:table-cell office:value-type="float" office:value="12.7101391078141" calcext:value-type="float">
            <text:p>12.71</text:p>
          </table:table-cell>
          <table:table-cell table:number-columns-repeated="1001"/>
        </table:table-row>
        <table:table-row table:style-name="ro1">
          <table:table-cell office:value-type="float" office:value="872510" calcext:value-type="float">
            <text:p>872510</text:p>
          </table:table-cell>
          <table:table-cell office:value-type="float" office:value="-42.334393570142" calcext:value-type="float">
            <text:p>-42.3343935701</text:p>
          </table:table-cell>
          <table:table-cell office:value-type="float" office:value="1.84904341233988" calcext:value-type="float">
            <text:p>1.8490434123</text:p>
          </table:table-cell>
          <table:table-cell office:value-type="float" office:value="0.600141775138311" calcext:value-type="float">
            <text:p>0.600141775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5.979" calcext:value-type="float">
            <text:p>15.979</text:p>
          </table:table-cell>
          <table:table-cell/>
          <table:table-cell table:formula="of:=DEGREES(ACOS(COS(RADIANS([.B353]))*COS(RADIANS([.C353]))))" office:value-type="float" office:value="42.3671303593804" calcext:value-type="float">
            <text:p>42.37</text:p>
          </table:table-cell>
          <table:table-cell table:formula="of:=TAN((ACOS(COS(RADIANS([.B353]))*COS(RADIANS([.C353])))))" office:value-type="float" office:value="0.912074011333888" calcext:value-type="float">
            <text:p>0.9121</text:p>
          </table:table-cell>
          <table:table-cell table:formula="of:=SQRT([.E353]^2+[.F353]^2)" office:value-type="float" office:value="0.08" calcext:value-type="float">
            <text:p>0.08</text:p>
          </table:table-cell>
          <table:table-cell table:formula="of:=DEGREES(ATAN2([.F353]; [.E353]))" office:value-type="float" office:value="0" calcext:value-type="float">
            <text:p>0.00</text:p>
          </table:table-cell>
          <table:table-cell table:style-name="ce9" table:formula="of:=SQRT([.T353])" office:value-type="float" office:value="13.6811101700083" calcext:value-type="float">
            <text:p>13.68</text:p>
          </table:table-cell>
          <table:table-cell table:style-name="ce8" table:formula="of:=DEGREES(ATAN( (-SIN (RADIANS ([.C353])) * COS(RADIANS([.B353]))) / (COS (RADIANS ([.C353])) * SIN(RADIANS([.B353]))) ))" office:value-type="float" office:value="2.02947899225897" calcext:value-type="float">
            <text:p>2.03</text:p>
          </table:table-cell>
          <table:table-cell table:style-name="ce11" table:formula="of:=SQRT([.U353]^2+[.V353]^2)" office:value-type="float" office:value="13.7610602807446" calcext:value-type="float">
            <text:p>13.76</text:p>
          </table:table-cell>
          <table:table-cell table:style-name="ce8" table:formula="of:=DEGREES(ATAN2([.V353];[.U353]))" office:value-type="float" office:value="87.9823169281693" calcext:value-type="float">
            <text:p>87.98</text:p>
          </table:table-cell>
          <table:table-cell table:style-name="ce8"/>
          <table:table-cell table:style-name="ce13" table:formula="of:=[.K353]*15" office:value-type="float" office:value="13.6811101700083" calcext:value-type="float">
            <text:p>13.68</text:p>
          </table:table-cell>
          <table:table-cell table:style-name="ce8" table:formula="of:=[.K353]^2*225" office:value-type="float" office:value="187.172775483905" calcext:value-type="float">
            <text:p>187.17</text:p>
          </table:table-cell>
          <table:table-cell table:style-name="ce8" table:formula="of:=[.L353]*COS(RADIANS([.M353]))+[.N353]*COS(RADIANS([.O353]))" office:value-type="float" office:value="13.7525285398846" calcext:value-type="float">
            <text:p>13.75</text:p>
          </table:table-cell>
          <table:table-cell table:style-name="ce8" table:formula="of:=[.L353]*SIN(RADIANS([.M353]))+[.N353]*SIN(RADIANS([.O353]))" office:value-type="float" office:value="0.484498513873702" calcext:value-type="float">
            <text:p>0.48</text:p>
          </table:table-cell>
          <table:table-cell office:value-type="float" office:value="12.7101391078141" calcext:value-type="float">
            <text:p>12.71</text:p>
          </table:table-cell>
          <table:table-cell table:number-columns-repeated="1001"/>
        </table:table-row>
        <table:table-row table:style-name="ro1">
          <table:table-cell office:value-type="float" office:value="872759" calcext:value-type="float">
            <text:p>872759</text:p>
          </table:table-cell>
          <table:table-cell office:value-type="float" office:value="-42.3213342484489" calcext:value-type="float">
            <text:p>-42.3213342484</text:p>
          </table:table-cell>
          <table:table-cell office:value-type="float" office:value="1.86004513954547" calcext:value-type="float">
            <text:p>1.8600451395</text:p>
          </table:table-cell>
          <table:table-cell office:value-type="float" office:value="0.600801048475776" calcext:value-type="float">
            <text:p>0.600801048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6.013" calcext:value-type="float">
            <text:p>16.013</text:p>
          </table:table-cell>
          <table:table-cell/>
          <table:table-cell table:formula="of:=DEGREES(ACOS(COS(RADIANS([.B354]))*COS(RADIANS([.C354]))))" office:value-type="float" office:value="42.3544767644768" calcext:value-type="float">
            <text:p>42.35</text:p>
          </table:table-cell>
          <table:table-cell table:formula="of:=TAN((ACOS(COS(RADIANS([.B354]))*COS(RADIANS([.C354])))))" office:value-type="float" office:value="0.911669528015373" calcext:value-type="float">
            <text:p>0.9117</text:p>
          </table:table-cell>
          <table:table-cell table:formula="of:=SQRT([.E354]^2+[.F354]^2)" office:value-type="float" office:value="0.0806225774829855" calcext:value-type="float">
            <text:p>0.08</text:p>
          </table:table-cell>
          <table:table-cell table:formula="of:=DEGREES(ATAN2([.F354]; [.E354]))" office:value-type="float" office:value="-7.1250163489018" calcext:value-type="float">
            <text:p>-7.13</text:p>
          </table:table-cell>
          <table:table-cell table:style-name="ce9" table:formula="of:=SQRT([.T354])" office:value-type="float" office:value="13.6750429202306" calcext:value-type="float">
            <text:p>13.68</text:p>
          </table:table-cell>
          <table:table-cell table:style-name="ce8" table:formula="of:=DEGREES(ATAN( (-SIN (RADIANS ([.C354])) * COS(RADIANS([.B354]))) / (COS (RADIANS ([.C354])) * SIN(RADIANS([.B354]))) ))" office:value-type="float" office:value="2.04248671155124" calcext:value-type="float">
            <text:p>2.04</text:p>
          </table:table-cell>
          <table:table-cell table:style-name="ce11" table:formula="of:=SQRT([.U354]^2+[.V354]^2)" office:value-type="float" office:value="13.754641686056" calcext:value-type="float">
            <text:p>13.75</text:p>
          </table:table-cell>
          <table:table-cell table:style-name="ce8" table:formula="of:=DEGREES(ATAN2([.V354];[.U354]))" office:value-type="float" office:value="88.0110194600351" calcext:value-type="float">
            <text:p>88.01</text:p>
          </table:table-cell>
          <table:table-cell table:style-name="ce8"/>
          <table:table-cell table:style-name="ce13" table:formula="of:=[.K354]*15" office:value-type="float" office:value="13.6750429202306" calcext:value-type="float">
            <text:p>13.68</text:p>
          </table:table-cell>
          <table:table-cell table:style-name="ce8" table:formula="of:=[.K354]^2*225" office:value-type="float" office:value="187.006798870149" calcext:value-type="float">
            <text:p>187.01</text:p>
          </table:table-cell>
          <table:table-cell table:style-name="ce8" table:formula="of:=[.L354]*COS(RADIANS([.M354]))+[.N354]*COS(RADIANS([.O354]))" office:value-type="float" office:value="13.7463547979426" calcext:value-type="float">
            <text:p>13.75</text:p>
          </table:table-cell>
          <table:table-cell table:style-name="ce8" table:formula="of:=[.L354]*SIN(RADIANS([.M354]))+[.N354]*SIN(RADIANS([.O354]))" office:value-type="float" office:value="0.47738630151179" calcext:value-type="float">
            <text:p>0.48</text:p>
          </table:table-cell>
          <table:table-cell office:value-type="float" office:value="12.7063430293431" calcext:value-type="float">
            <text:p>12.71</text:p>
          </table:table-cell>
          <table:table-cell table:number-columns-repeated="1001"/>
        </table:table-row>
        <table:table-row table:style-name="ro1">
          <table:table-cell office:value-type="float" office:value="872759" calcext:value-type="float">
            <text:p>872759</text:p>
          </table:table-cell>
          <table:table-cell office:value-type="float" office:value="-42.3213342484489" calcext:value-type="float">
            <text:p>-42.3213342484</text:p>
          </table:table-cell>
          <table:table-cell office:value-type="float" office:value="1.86004513954547" calcext:value-type="float">
            <text:p>1.8600451395</text:p>
          </table:table-cell>
          <table:table-cell office:value-type="float" office:value="0.600801048475776" calcext:value-type="float">
            <text:p>0.600801048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6.013" calcext:value-type="float">
            <text:p>16.013</text:p>
          </table:table-cell>
          <table:table-cell/>
          <table:table-cell table:formula="of:=DEGREES(ACOS(COS(RADIANS([.B355]))*COS(RADIANS([.C355]))))" office:value-type="float" office:value="42.3544767644768" calcext:value-type="float">
            <text:p>42.35</text:p>
          </table:table-cell>
          <table:table-cell table:formula="of:=TAN((ACOS(COS(RADIANS([.B355]))*COS(RADIANS([.C355])))))" office:value-type="float" office:value="0.911669528015373" calcext:value-type="float">
            <text:p>0.9117</text:p>
          </table:table-cell>
          <table:table-cell table:formula="of:=SQRT([.E355]^2+[.F355]^2)" office:value-type="float" office:value="0.0806225774829855" calcext:value-type="float">
            <text:p>0.08</text:p>
          </table:table-cell>
          <table:table-cell table:formula="of:=DEGREES(ATAN2([.F355]; [.E355]))" office:value-type="float" office:value="-7.1250163489018" calcext:value-type="float">
            <text:p>-7.13</text:p>
          </table:table-cell>
          <table:table-cell table:style-name="ce9" table:formula="of:=SQRT([.T355])" office:value-type="float" office:value="13.6750429202306" calcext:value-type="float">
            <text:p>13.68</text:p>
          </table:table-cell>
          <table:table-cell table:style-name="ce8" table:formula="of:=DEGREES(ATAN( (-SIN (RADIANS ([.C355])) * COS(RADIANS([.B355]))) / (COS (RADIANS ([.C355])) * SIN(RADIANS([.B355]))) ))" office:value-type="float" office:value="2.04248671155124" calcext:value-type="float">
            <text:p>2.04</text:p>
          </table:table-cell>
          <table:table-cell table:style-name="ce11" table:formula="of:=SQRT([.U355]^2+[.V355]^2)" office:value-type="float" office:value="13.754641686056" calcext:value-type="float">
            <text:p>13.75</text:p>
          </table:table-cell>
          <table:table-cell table:style-name="ce8" table:formula="of:=DEGREES(ATAN2([.V355];[.U355]))" office:value-type="float" office:value="88.0110194600351" calcext:value-type="float">
            <text:p>88.01</text:p>
          </table:table-cell>
          <table:table-cell table:style-name="ce8"/>
          <table:table-cell table:style-name="ce13" table:formula="of:=[.K355]*15" office:value-type="float" office:value="13.6750429202306" calcext:value-type="float">
            <text:p>13.68</text:p>
          </table:table-cell>
          <table:table-cell table:style-name="ce8" table:formula="of:=[.K355]^2*225" office:value-type="float" office:value="187.006798870149" calcext:value-type="float">
            <text:p>187.01</text:p>
          </table:table-cell>
          <table:table-cell table:style-name="ce8" table:formula="of:=[.L355]*COS(RADIANS([.M355]))+[.N355]*COS(RADIANS([.O355]))" office:value-type="float" office:value="13.7463547979426" calcext:value-type="float">
            <text:p>13.75</text:p>
          </table:table-cell>
          <table:table-cell table:style-name="ce8" table:formula="of:=[.L355]*SIN(RADIANS([.M355]))+[.N355]*SIN(RADIANS([.O355]))" office:value-type="float" office:value="0.47738630151179" calcext:value-type="float">
            <text:p>0.48</text:p>
          </table:table-cell>
          <table:table-cell office:value-type="float" office:value="12.7063430293431" calcext:value-type="float">
            <text:p>12.71</text:p>
          </table:table-cell>
          <table:table-cell table:number-columns-repeated="1001"/>
        </table:table-row>
        <table:table-row table:style-name="ro1">
          <table:table-cell office:value-type="float" office:value="873009" calcext:value-type="float">
            <text:p>873009</text:p>
          </table:table-cell>
          <table:table-cell office:value-type="float" office:value="-42.3147567762782" calcext:value-type="float">
            <text:p>-42.3147567763</text:p>
          </table:table-cell>
          <table:table-cell office:value-type="float" office:value="1.85817174672219" calcext:value-type="float">
            <text:p>1.8581717467</text:p>
          </table:table-cell>
          <table:table-cell office:value-type="float" office:value="0.601000778148145" calcext:value-type="float">
            <text:p>0.60100077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6.047" calcext:value-type="float">
            <text:p>16.047</text:p>
          </table:table-cell>
          <table:table-cell/>
          <table:table-cell table:formula="of:=DEGREES(ACOS(COS(RADIANS([.B356]))*COS(RADIANS([.C356]))))" office:value-type="float" office:value="42.3478402157668" calcext:value-type="float">
            <text:p>42.35</text:p>
          </table:table-cell>
          <table:table-cell table:formula="of:=TAN((ACOS(COS(RADIANS([.B356]))*COS(RADIANS([.C356])))))" office:value-type="float" office:value="0.911457449994375" calcext:value-type="float">
            <text:p>0.9115</text:p>
          </table:table-cell>
          <table:table-cell table:formula="of:=SQRT([.E356]^2+[.F356]^2)" office:value-type="float" office:value="0.0728010988928052" calcext:value-type="float">
            <text:p>0.07</text:p>
          </table:table-cell>
          <table:table-cell table:formula="of:=DEGREES(ATAN2([.F356]; [.E356]))" office:value-type="float" office:value="-15.9453959009229" calcext:value-type="float">
            <text:p>-15.95</text:p>
          </table:table-cell>
          <table:table-cell table:style-name="ce9" table:formula="of:=SQRT([.T356])" office:value-type="float" office:value="13.6718617499156" calcext:value-type="float">
            <text:p>13.67</text:p>
          </table:table-cell>
          <table:table-cell table:style-name="ce8" table:formula="of:=DEGREES(ATAN( (-SIN (RADIANS ([.C356])) * COS(RADIANS([.B356]))) / (COS (RADIANS ([.C356])) * SIN(RADIANS([.B356]))) ))" office:value-type="float" office:value="2.04090005858384" calcext:value-type="float">
            <text:p>2.04</text:p>
          </table:table-cell>
          <table:table-cell table:style-name="ce11" table:formula="of:=SQRT([.U356]^2+[.V356]^2)" office:value-type="float" office:value="13.741123476838" calcext:value-type="float">
            <text:p>13.74</text:p>
          </table:table-cell>
          <table:table-cell table:style-name="ce8" table:formula="of:=DEGREES(ATAN2([.V356];[.U356]))" office:value-type="float" office:value="88.0528347849653" calcext:value-type="float">
            <text:p>88.05</text:p>
          </table:table-cell>
          <table:table-cell table:style-name="ce8"/>
          <table:table-cell table:style-name="ce13" table:formula="of:=[.K356]*15" office:value-type="float" office:value="13.6718617499156" calcext:value-type="float">
            <text:p>13.67</text:p>
          </table:table-cell>
          <table:table-cell table:style-name="ce8" table:formula="of:=[.K356]^2*225" office:value-type="float" office:value="186.919803708806" calcext:value-type="float">
            <text:p>186.92</text:p>
          </table:table-cell>
          <table:table-cell table:style-name="ce8" table:formula="of:=[.L356]*COS(RADIANS([.M356]))+[.N356]*COS(RADIANS([.O356]))" office:value-type="float" office:value="13.7331891371886" calcext:value-type="float">
            <text:p>13.73</text:p>
          </table:table-cell>
          <table:table-cell table:style-name="ce8" table:formula="of:=[.L356]*SIN(RADIANS([.M356]))+[.N356]*SIN(RADIANS([.O356]))" office:value-type="float" office:value="0.466894557597068" calcext:value-type="float">
            <text:p>0.47</text:p>
          </table:table-cell>
          <table:table-cell office:value-type="float" office:value="12.70435206473" calcext:value-type="float">
            <text:p>12.70</text:p>
          </table:table-cell>
          <table:table-cell table:number-columns-repeated="1001"/>
        </table:table-row>
        <table:table-row table:style-name="ro1">
          <table:table-cell office:value-type="float" office:value="873009" calcext:value-type="float">
            <text:p>873009</text:p>
          </table:table-cell>
          <table:table-cell office:value-type="float" office:value="-42.3147567762782" calcext:value-type="float">
            <text:p>-42.3147567763</text:p>
          </table:table-cell>
          <table:table-cell office:value-type="float" office:value="1.85817174672219" calcext:value-type="float">
            <text:p>1.8581717467</text:p>
          </table:table-cell>
          <table:table-cell office:value-type="float" office:value="0.601000778148145" calcext:value-type="float">
            <text:p>0.60100077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6.047" calcext:value-type="float">
            <text:p>16.047</text:p>
          </table:table-cell>
          <table:table-cell/>
          <table:table-cell table:formula="of:=DEGREES(ACOS(COS(RADIANS([.B357]))*COS(RADIANS([.C357]))))" office:value-type="float" office:value="42.3478402157668" calcext:value-type="float">
            <text:p>42.35</text:p>
          </table:table-cell>
          <table:table-cell table:formula="of:=TAN((ACOS(COS(RADIANS([.B357]))*COS(RADIANS([.C357])))))" office:value-type="float" office:value="0.911457449994375" calcext:value-type="float">
            <text:p>0.9115</text:p>
          </table:table-cell>
          <table:table-cell table:formula="of:=SQRT([.E357]^2+[.F357]^2)" office:value-type="float" office:value="0.0728010988928052" calcext:value-type="float">
            <text:p>0.07</text:p>
          </table:table-cell>
          <table:table-cell table:formula="of:=DEGREES(ATAN2([.F357]; [.E357]))" office:value-type="float" office:value="-15.9453959009229" calcext:value-type="float">
            <text:p>-15.95</text:p>
          </table:table-cell>
          <table:table-cell table:style-name="ce9" table:formula="of:=SQRT([.T357])" office:value-type="float" office:value="13.6718617499156" calcext:value-type="float">
            <text:p>13.67</text:p>
          </table:table-cell>
          <table:table-cell table:style-name="ce8" table:formula="of:=DEGREES(ATAN( (-SIN (RADIANS ([.C357])) * COS(RADIANS([.B357]))) / (COS (RADIANS ([.C357])) * SIN(RADIANS([.B357]))) ))" office:value-type="float" office:value="2.04090005858384" calcext:value-type="float">
            <text:p>2.04</text:p>
          </table:table-cell>
          <table:table-cell table:style-name="ce11" table:formula="of:=SQRT([.U357]^2+[.V357]^2)" office:value-type="float" office:value="13.741123476838" calcext:value-type="float">
            <text:p>13.74</text:p>
          </table:table-cell>
          <table:table-cell table:style-name="ce8" table:formula="of:=DEGREES(ATAN2([.V357];[.U357]))" office:value-type="float" office:value="88.0528347849653" calcext:value-type="float">
            <text:p>88.05</text:p>
          </table:table-cell>
          <table:table-cell table:style-name="ce8"/>
          <table:table-cell table:style-name="ce13" table:formula="of:=[.K357]*15" office:value-type="float" office:value="13.6718617499156" calcext:value-type="float">
            <text:p>13.67</text:p>
          </table:table-cell>
          <table:table-cell table:style-name="ce8" table:formula="of:=[.K357]^2*225" office:value-type="float" office:value="186.919803708806" calcext:value-type="float">
            <text:p>186.92</text:p>
          </table:table-cell>
          <table:table-cell table:style-name="ce8" table:formula="of:=[.L357]*COS(RADIANS([.M357]))+[.N357]*COS(RADIANS([.O357]))" office:value-type="float" office:value="13.7331891371886" calcext:value-type="float">
            <text:p>13.73</text:p>
          </table:table-cell>
          <table:table-cell table:style-name="ce8" table:formula="of:=[.L357]*SIN(RADIANS([.M357]))+[.N357]*SIN(RADIANS([.O357]))" office:value-type="float" office:value="0.466894557597068" calcext:value-type="float">
            <text:p>0.47</text:p>
          </table:table-cell>
          <table:table-cell office:value-type="float" office:value="12.70435206473" calcext:value-type="float">
            <text:p>12.70</text:p>
          </table:table-cell>
          <table:table-cell table:number-columns-repeated="1001"/>
        </table:table-row>
        <table:table-row table:style-name="ro1">
          <table:table-cell office:value-type="float" office:value="873259" calcext:value-type="float">
            <text:p>873259</text:p>
          </table:table-cell>
          <table:table-cell office:value-type="float" office:value="-42.2431559032089" calcext:value-type="float">
            <text:p>-42.2431559032</text:p>
          </table:table-cell>
          <table:table-cell office:value-type="float" office:value="1.8218347134509" calcext:value-type="float">
            <text:p>1.8218347135</text:p>
          </table:table-cell>
          <table:table-cell office:value-type="float" office:value="0.602967819268256" calcext:value-type="float">
            <text:p>0.602967819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6.082" calcext:value-type="float">
            <text:p>16.082</text:p>
          </table:table-cell>
          <table:table-cell/>
          <table:table-cell table:formula="of:=DEGREES(ACOS(COS(RADIANS([.B358]))*COS(RADIANS([.C358]))))" office:value-type="float" office:value="42.2750384787429" calcext:value-type="float">
            <text:p>42.28</text:p>
          </table:table-cell>
          <table:table-cell table:formula="of:=TAN((ACOS(COS(RADIANS([.B358]))*COS(RADIANS([.C358])))))" office:value-type="float" office:value="0.909133927828028" calcext:value-type="float">
            <text:p>0.9091</text:p>
          </table:table-cell>
          <table:table-cell table:formula="of:=SQRT([.E358]^2+[.F358]^2)" office:value-type="float" office:value="0.094339811320566" calcext:value-type="float">
            <text:p>0.09</text:p>
          </table:table-cell>
          <table:table-cell table:formula="of:=DEGREES(ATAN2([.F358]; [.E358]))" office:value-type="float" office:value="-32.0053832080835" calcext:value-type="float">
            <text:p>-32.01</text:p>
          </table:table-cell>
          <table:table-cell table:style-name="ce9" table:formula="of:=SQRT([.T358])" office:value-type="float" office:value="13.6370089174204" calcext:value-type="float">
            <text:p>13.64</text:p>
          </table:table-cell>
          <table:table-cell table:style-name="ce8" table:formula="of:=DEGREES(ATAN( (-SIN (RADIANS ([.C358])) * COS(RADIANS([.B358]))) / (COS (RADIANS ([.C358])) * SIN(RADIANS([.B358]))) ))" office:value-type="float" office:value="2.00602135789925" calcext:value-type="float">
            <text:p>2.01</text:p>
          </table:table-cell>
          <table:table-cell table:style-name="ce11" table:formula="of:=SQRT([.U358]^2+[.V358]^2)" office:value-type="float" office:value="13.7153111797151" calcext:value-type="float">
            <text:p>13.72</text:p>
          </table:table-cell>
          <table:table-cell table:style-name="ce8" table:formula="of:=DEGREES(ATAN2([.V358];[.U358]))" office:value-type="float" office:value="88.2144249480181" calcext:value-type="float">
            <text:p>88.21</text:p>
          </table:table-cell>
          <table:table-cell table:style-name="ce8"/>
          <table:table-cell table:style-name="ce13" table:formula="of:=[.K358]*15" office:value-type="float" office:value="13.6370089174204" calcext:value-type="float">
            <text:p>13.64</text:p>
          </table:table-cell>
          <table:table-cell table:style-name="ce8" table:formula="of:=[.K358]^2*225" office:value-type="float" office:value="185.968012213804" calcext:value-type="float">
            <text:p>185.97</text:p>
          </table:table-cell>
          <table:table-cell table:style-name="ce8" table:formula="of:=[.L358]*COS(RADIANS([.M358]))+[.N358]*COS(RADIANS([.O358]))" office:value-type="float" office:value="13.7086515286556" calcext:value-type="float">
            <text:p>13.71</text:p>
          </table:table-cell>
          <table:table-cell table:style-name="ce8" table:formula="of:=[.L358]*SIN(RADIANS([.M358]))+[.N358]*SIN(RADIANS([.O358]))" office:value-type="float" office:value="0.427357019722941" calcext:value-type="float">
            <text:p>0.43</text:p>
          </table:table-cell>
          <table:table-cell office:value-type="float" office:value="12.6825115436229" calcext:value-type="float">
            <text:p>12.68</text:p>
          </table:table-cell>
          <table:table-cell table:number-columns-repeated="1001"/>
        </table:table-row>
        <table:table-row table:style-name="ro1">
          <table:table-cell office:value-type="float" office:value="873259" calcext:value-type="float">
            <text:p>873259</text:p>
          </table:table-cell>
          <table:table-cell office:value-type="float" office:value="-42.2431559032089" calcext:value-type="float">
            <text:p>-42.2431559032</text:p>
          </table:table-cell>
          <table:table-cell office:value-type="float" office:value="1.8218347134509" calcext:value-type="float">
            <text:p>1.8218347135</text:p>
          </table:table-cell>
          <table:table-cell office:value-type="float" office:value="0.602967819268256" calcext:value-type="float">
            <text:p>0.602967819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6.082" calcext:value-type="float">
            <text:p>16.082</text:p>
          </table:table-cell>
          <table:table-cell/>
          <table:table-cell table:formula="of:=DEGREES(ACOS(COS(RADIANS([.B359]))*COS(RADIANS([.C359]))))" office:value-type="float" office:value="42.2750384787429" calcext:value-type="float">
            <text:p>42.28</text:p>
          </table:table-cell>
          <table:table-cell table:formula="of:=TAN((ACOS(COS(RADIANS([.B359]))*COS(RADIANS([.C359])))))" office:value-type="float" office:value="0.909133927828028" calcext:value-type="float">
            <text:p>0.9091</text:p>
          </table:table-cell>
          <table:table-cell table:formula="of:=SQRT([.E359]^2+[.F359]^2)" office:value-type="float" office:value="0.094339811320566" calcext:value-type="float">
            <text:p>0.09</text:p>
          </table:table-cell>
          <table:table-cell table:formula="of:=DEGREES(ATAN2([.F359]; [.E359]))" office:value-type="float" office:value="-32.0053832080835" calcext:value-type="float">
            <text:p>-32.01</text:p>
          </table:table-cell>
          <table:table-cell table:style-name="ce9" table:formula="of:=SQRT([.T359])" office:value-type="float" office:value="13.6370089174204" calcext:value-type="float">
            <text:p>13.64</text:p>
          </table:table-cell>
          <table:table-cell table:style-name="ce8" table:formula="of:=DEGREES(ATAN( (-SIN (RADIANS ([.C359])) * COS(RADIANS([.B359]))) / (COS (RADIANS ([.C359])) * SIN(RADIANS([.B359]))) ))" office:value-type="float" office:value="2.00602135789925" calcext:value-type="float">
            <text:p>2.01</text:p>
          </table:table-cell>
          <table:table-cell table:style-name="ce11" table:formula="of:=SQRT([.U359]^2+[.V359]^2)" office:value-type="float" office:value="13.7153111797151" calcext:value-type="float">
            <text:p>13.72</text:p>
          </table:table-cell>
          <table:table-cell table:style-name="ce8" table:formula="of:=DEGREES(ATAN2([.V359];[.U359]))" office:value-type="float" office:value="88.2144249480181" calcext:value-type="float">
            <text:p>88.21</text:p>
          </table:table-cell>
          <table:table-cell table:style-name="ce8"/>
          <table:table-cell table:style-name="ce13" table:formula="of:=[.K359]*15" office:value-type="float" office:value="13.6370089174204" calcext:value-type="float">
            <text:p>13.64</text:p>
          </table:table-cell>
          <table:table-cell table:style-name="ce8" table:formula="of:=[.K359]^2*225" office:value-type="float" office:value="185.968012213804" calcext:value-type="float">
            <text:p>185.97</text:p>
          </table:table-cell>
          <table:table-cell table:style-name="ce8" table:formula="of:=[.L359]*COS(RADIANS([.M359]))+[.N359]*COS(RADIANS([.O359]))" office:value-type="float" office:value="13.7086515286556" calcext:value-type="float">
            <text:p>13.71</text:p>
          </table:table-cell>
          <table:table-cell table:style-name="ce8" table:formula="of:=[.L359]*SIN(RADIANS([.M359]))+[.N359]*SIN(RADIANS([.O359]))" office:value-type="float" office:value="0.427357019722941" calcext:value-type="float">
            <text:p>0.43</text:p>
          </table:table-cell>
          <table:table-cell office:value-type="float" office:value="12.6825115436229" calcext:value-type="float">
            <text:p>12.68</text:p>
          </table:table-cell>
          <table:table-cell table:number-columns-repeated="1001"/>
        </table:table-row>
        <table:table-row table:style-name="ro1">
          <table:table-cell office:value-type="float" office:value="873509" calcext:value-type="float">
            <text:p>873509</text:p>
          </table:table-cell>
          <table:table-cell office:value-type="float" office:value="-42.2172831466329" calcext:value-type="float">
            <text:p>-42.2172831466</text:p>
          </table:table-cell>
          <table:table-cell office:value-type="float" office:value="1.77839129523503" calcext:value-type="float">
            <text:p>1.7783912952</text:p>
          </table:table-cell>
          <table:table-cell office:value-type="float" office:value="0.603132704303689" calcext:value-type="float">
            <text:p>0.6031327043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office:value-type="float" office:value="-0.14" calcext:value-type="float">
            <text:p>-0.14</text:p>
          </table:table-cell>
          <table:table-cell office:value-type="float" office:value="16.117" calcext:value-type="float">
            <text:p>16.117</text:p>
          </table:table-cell>
          <table:table-cell/>
          <table:table-cell table:formula="of:=DEGREES(ACOS(COS(RADIANS([.B360]))*COS(RADIANS([.C360]))))" office:value-type="float" office:value="42.2476914312791" calcext:value-type="float">
            <text:p>42.25</text:p>
          </table:table-cell>
          <table:table-cell table:formula="of:=TAN((ACOS(COS(RADIANS([.B360]))*COS(RADIANS([.C360])))))" office:value-type="float" office:value="0.908262513019657" calcext:value-type="float">
            <text:p>0.9083</text:p>
          </table:table-cell>
          <table:table-cell table:formula="of:=SQRT([.E360]^2+[.F360]^2)" office:value-type="float" office:value="0.0989949493661167" calcext:value-type="float">
            <text:p>0.10</text:p>
          </table:table-cell>
          <table:table-cell table:formula="of:=DEGREES(ATAN2([.F360]; [.E360]))" office:value-type="float" office:value="-45" calcext:value-type="float">
            <text:p>-45.00</text:p>
          </table:table-cell>
          <table:table-cell table:style-name="ce9" table:formula="of:=SQRT([.T360])" office:value-type="float" office:value="13.6239376952949" calcext:value-type="float">
            <text:p>13.62</text:p>
          </table:table-cell>
          <table:table-cell table:style-name="ce8" table:formula="of:=DEGREES(ATAN( (-SIN (RADIANS ([.C360])) * COS(RADIANS([.B360]))) / (COS (RADIANS ([.C360])) * SIN(RADIANS([.B360]))) ))" office:value-type="float" office:value="1.95996865799477" calcext:value-type="float">
            <text:p>1.96</text:p>
          </table:table-cell>
          <table:table-cell table:style-name="ce11" table:formula="of:=SQRT([.U360]^2+[.V360]^2)" office:value-type="float" office:value="13.6916938312592" calcext:value-type="float">
            <text:p>13.69</text:p>
          </table:table-cell>
          <table:table-cell table:style-name="ce8" table:formula="of:=DEGREES(ATAN2([.V360];[.U360]))" office:value-type="float" office:value="88.3428096954685" calcext:value-type="float">
            <text:p>88.34</text:p>
          </table:table-cell>
          <table:table-cell table:style-name="ce8"/>
          <table:table-cell table:style-name="ce13" table:formula="of:=[.K360]*15" office:value-type="float" office:value="13.6239376952949" calcext:value-type="float">
            <text:p>13.62</text:p>
          </table:table-cell>
          <table:table-cell table:style-name="ce8" table:formula="of:=[.K360]^2*225" office:value-type="float" office:value="185.611678325276" calcext:value-type="float">
            <text:p>185.61</text:p>
          </table:table-cell>
          <table:table-cell table:style-name="ce8" table:formula="of:=[.L360]*COS(RADIANS([.M360]))+[.N360]*COS(RADIANS([.O360]))" office:value-type="float" office:value="13.6859672370521" calcext:value-type="float">
            <text:p>13.69</text:p>
          </table:table-cell>
          <table:table-cell table:style-name="ce8" table:formula="of:=[.L360]*SIN(RADIANS([.M360]))+[.N360]*SIN(RADIANS([.O360]))" office:value-type="float" office:value="0.395955496586792" calcext:value-type="float">
            <text:p>0.40</text:p>
          </table:table-cell>
          <table:table-cell office:value-type="float" office:value="12.6743074293837" calcext:value-type="float">
            <text:p>12.67</text:p>
          </table:table-cell>
          <table:table-cell table:number-columns-repeated="1001"/>
        </table:table-row>
        <table:table-row table:style-name="ro1">
          <table:table-cell office:value-type="float" office:value="873509" calcext:value-type="float">
            <text:p>873509</text:p>
          </table:table-cell>
          <table:table-cell office:value-type="float" office:value="-42.2172831466329" calcext:value-type="float">
            <text:p>-42.2172831466</text:p>
          </table:table-cell>
          <table:table-cell office:value-type="float" office:value="1.77839129523503" calcext:value-type="float">
            <text:p>1.7783912952</text:p>
          </table:table-cell>
          <table:table-cell office:value-type="float" office:value="0.603132704303689" calcext:value-type="float">
            <text:p>0.6031327043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office:value-type="float" office:value="-0.14" calcext:value-type="float">
            <text:p>-0.14</text:p>
          </table:table-cell>
          <table:table-cell office:value-type="float" office:value="16.117" calcext:value-type="float">
            <text:p>16.117</text:p>
          </table:table-cell>
          <table:table-cell/>
          <table:table-cell table:formula="of:=DEGREES(ACOS(COS(RADIANS([.B361]))*COS(RADIANS([.C361]))))" office:value-type="float" office:value="42.2476914312791" calcext:value-type="float">
            <text:p>42.25</text:p>
          </table:table-cell>
          <table:table-cell table:formula="of:=TAN((ACOS(COS(RADIANS([.B361]))*COS(RADIANS([.C361])))))" office:value-type="float" office:value="0.908262513019657" calcext:value-type="float">
            <text:p>0.9083</text:p>
          </table:table-cell>
          <table:table-cell table:formula="of:=SQRT([.E361]^2+[.F361]^2)" office:value-type="float" office:value="0.0989949493661167" calcext:value-type="float">
            <text:p>0.10</text:p>
          </table:table-cell>
          <table:table-cell table:formula="of:=DEGREES(ATAN2([.F361]; [.E361]))" office:value-type="float" office:value="-45" calcext:value-type="float">
            <text:p>-45.00</text:p>
          </table:table-cell>
          <table:table-cell table:style-name="ce9" table:formula="of:=SQRT([.T361])" office:value-type="float" office:value="13.6239376952949" calcext:value-type="float">
            <text:p>13.62</text:p>
          </table:table-cell>
          <table:table-cell table:style-name="ce8" table:formula="of:=DEGREES(ATAN( (-SIN (RADIANS ([.C361])) * COS(RADIANS([.B361]))) / (COS (RADIANS ([.C361])) * SIN(RADIANS([.B361]))) ))" office:value-type="float" office:value="1.95996865799477" calcext:value-type="float">
            <text:p>1.96</text:p>
          </table:table-cell>
          <table:table-cell table:style-name="ce11" table:formula="of:=SQRT([.U361]^2+[.V361]^2)" office:value-type="float" office:value="13.6916938312592" calcext:value-type="float">
            <text:p>13.69</text:p>
          </table:table-cell>
          <table:table-cell table:style-name="ce8" table:formula="of:=DEGREES(ATAN2([.V361];[.U361]))" office:value-type="float" office:value="88.3428096954685" calcext:value-type="float">
            <text:p>88.34</text:p>
          </table:table-cell>
          <table:table-cell table:style-name="ce8"/>
          <table:table-cell table:style-name="ce13" table:formula="of:=[.K361]*15" office:value-type="float" office:value="13.6239376952949" calcext:value-type="float">
            <text:p>13.62</text:p>
          </table:table-cell>
          <table:table-cell table:style-name="ce8" table:formula="of:=[.K361]^2*225" office:value-type="float" office:value="185.611678325276" calcext:value-type="float">
            <text:p>185.61</text:p>
          </table:table-cell>
          <table:table-cell table:style-name="ce8" table:formula="of:=[.L361]*COS(RADIANS([.M361]))+[.N361]*COS(RADIANS([.O361]))" office:value-type="float" office:value="13.6859672370521" calcext:value-type="float">
            <text:p>13.69</text:p>
          </table:table-cell>
          <table:table-cell table:style-name="ce8" table:formula="of:=[.L361]*SIN(RADIANS([.M361]))+[.N361]*SIN(RADIANS([.O361]))" office:value-type="float" office:value="0.395955496586792" calcext:value-type="float">
            <text:p>0.40</text:p>
          </table:table-cell>
          <table:table-cell office:value-type="float" office:value="12.6743074293837" calcext:value-type="float">
            <text:p>12.67</text:p>
          </table:table-cell>
          <table:table-cell table:number-columns-repeated="1001"/>
        </table:table-row>
        <table:table-row table:style-name="ro1">
          <table:table-cell office:value-type="float" office:value="873760" calcext:value-type="float">
            <text:p>873760</text:p>
          </table:table-cell>
          <table:table-cell office:value-type="float" office:value="-42.2453039977029" calcext:value-type="float">
            <text:p>-42.2453039977</text:p>
          </table:table-cell>
          <table:table-cell office:value-type="float" office:value="1.77449509920036" calcext:value-type="float">
            <text:p>1.7744950992</text:p>
          </table:table-cell>
          <table:table-cell office:value-type="float" office:value="0.599715368562861" calcext:value-type="float">
            <text:p>0.599715368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6.153" calcext:value-type="float">
            <text:p>16.153</text:p>
          </table:table-cell>
          <table:table-cell/>
          <table:table-cell table:formula="of:=DEGREES(ACOS(COS(RADIANS([.B362]))*COS(RADIANS([.C362]))))" office:value-type="float" office:value="42.2755495178978" calcext:value-type="float">
            <text:p>42.28</text:p>
          </table:table-cell>
          <table:table-cell table:formula="of:=TAN((ACOS(COS(RADIANS([.B362]))*COS(RADIANS([.C362])))))" office:value-type="float" office:value="0.909150219309062" calcext:value-type="float">
            <text:p>0.9092</text:p>
          </table:table-cell>
          <table:table-cell table:formula="of:=SQRT([.E362]^2+[.F362]^2)" office:value-type="float" office:value="0.114017542509914" calcext:value-type="float">
            <text:p>0.11</text:p>
          </table:table-cell>
          <table:table-cell table:formula="of:=DEGREES(ATAN2([.F362]; [.E362]))" office:value-type="float" office:value="-52.1250163489018" calcext:value-type="float">
            <text:p>-52.13</text:p>
          </table:table-cell>
          <table:table-cell table:style-name="ce9" table:formula="of:=SQRT([.T362])" office:value-type="float" office:value="13.6372532896359" calcext:value-type="float">
            <text:p>13.64</text:p>
          </table:table-cell>
          <table:table-cell table:style-name="ce8" table:formula="of:=DEGREES(ATAN( (-SIN (RADIANS ([.C362])) * COS(RADIANS([.B362]))) / (COS (RADIANS ([.C362])) * SIN(RADIANS([.B362]))) ))" office:value-type="float" office:value="1.9537558375766" calcext:value-type="float">
            <text:p>1.95</text:p>
          </table:table-cell>
          <table:table-cell table:style-name="ce11" table:formula="of:=SQRT([.U362]^2+[.V362]^2)" office:value-type="float" office:value="13.7044552944046" calcext:value-type="float">
            <text:p>13.70</text:p>
          </table:table-cell>
          <table:table-cell table:style-name="ce8" table:formula="of:=DEGREES(ATAN2([.V362];[.U362]))" office:value-type="float" office:value="88.4322791250241" calcext:value-type="float">
            <text:p>88.43</text:p>
          </table:table-cell>
          <table:table-cell table:style-name="ce8"/>
          <table:table-cell table:style-name="ce13" table:formula="of:=[.K362]*15" office:value-type="float" office:value="13.6372532896359" calcext:value-type="float">
            <text:p>13.64</text:p>
          </table:table-cell>
          <table:table-cell table:style-name="ce8" table:formula="of:=[.K362]^2*225" office:value-type="float" office:value="185.974677285686" calcext:value-type="float">
            <text:p>185.97</text:p>
          </table:table-cell>
          <table:table-cell table:style-name="ce8" table:formula="of:=[.L362]*COS(RADIANS([.M362]))+[.N362]*COS(RADIANS([.O362]))" office:value-type="float" office:value="13.6993255360802" calcext:value-type="float">
            <text:p>13.70</text:p>
          </table:table-cell>
          <table:table-cell table:style-name="ce8" table:formula="of:=[.L362]*SIN(RADIANS([.M362]))+[.N362]*SIN(RADIANS([.O362]))" office:value-type="float" office:value="0.374933024464823" calcext:value-type="float">
            <text:p>0.37</text:p>
          </table:table-cell>
          <table:table-cell office:value-type="float" office:value="12.6826648553693" calcext:value-type="float">
            <text:p>12.68</text:p>
          </table:table-cell>
          <table:table-cell table:number-columns-repeated="1001"/>
        </table:table-row>
        <table:table-row table:style-name="ro1">
          <table:table-cell office:value-type="float" office:value="873760" calcext:value-type="float">
            <text:p>873760</text:p>
          </table:table-cell>
          <table:table-cell office:value-type="float" office:value="-42.2453039977029" calcext:value-type="float">
            <text:p>-42.2453039977</text:p>
          </table:table-cell>
          <table:table-cell office:value-type="float" office:value="1.77449509920036" calcext:value-type="float">
            <text:p>1.7744950992</text:p>
          </table:table-cell>
          <table:table-cell office:value-type="float" office:value="0.599715368562861" calcext:value-type="float">
            <text:p>0.599715368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6.153" calcext:value-type="float">
            <text:p>16.153</text:p>
          </table:table-cell>
          <table:table-cell/>
          <table:table-cell table:formula="of:=DEGREES(ACOS(COS(RADIANS([.B363]))*COS(RADIANS([.C363]))))" office:value-type="float" office:value="42.2755495178978" calcext:value-type="float">
            <text:p>42.28</text:p>
          </table:table-cell>
          <table:table-cell table:formula="of:=TAN((ACOS(COS(RADIANS([.B363]))*COS(RADIANS([.C363])))))" office:value-type="float" office:value="0.909150219309062" calcext:value-type="float">
            <text:p>0.9092</text:p>
          </table:table-cell>
          <table:table-cell table:formula="of:=SQRT([.E363]^2+[.F363]^2)" office:value-type="float" office:value="0.114017542509914" calcext:value-type="float">
            <text:p>0.11</text:p>
          </table:table-cell>
          <table:table-cell table:formula="of:=DEGREES(ATAN2([.F363]; [.E363]))" office:value-type="float" office:value="-52.1250163489018" calcext:value-type="float">
            <text:p>-52.13</text:p>
          </table:table-cell>
          <table:table-cell table:style-name="ce9" table:formula="of:=SQRT([.T363])" office:value-type="float" office:value="13.6372532896359" calcext:value-type="float">
            <text:p>13.64</text:p>
          </table:table-cell>
          <table:table-cell table:style-name="ce8" table:formula="of:=DEGREES(ATAN( (-SIN (RADIANS ([.C363])) * COS(RADIANS([.B363]))) / (COS (RADIANS ([.C363])) * SIN(RADIANS([.B363]))) ))" office:value-type="float" office:value="1.9537558375766" calcext:value-type="float">
            <text:p>1.95</text:p>
          </table:table-cell>
          <table:table-cell table:style-name="ce11" table:formula="of:=SQRT([.U363]^2+[.V363]^2)" office:value-type="float" office:value="13.7044552944046" calcext:value-type="float">
            <text:p>13.70</text:p>
          </table:table-cell>
          <table:table-cell table:style-name="ce8" table:formula="of:=DEGREES(ATAN2([.V363];[.U363]))" office:value-type="float" office:value="88.4322791250241" calcext:value-type="float">
            <text:p>88.43</text:p>
          </table:table-cell>
          <table:table-cell table:style-name="ce8"/>
          <table:table-cell table:style-name="ce13" table:formula="of:=[.K363]*15" office:value-type="float" office:value="13.6372532896359" calcext:value-type="float">
            <text:p>13.64</text:p>
          </table:table-cell>
          <table:table-cell table:style-name="ce8" table:formula="of:=[.K363]^2*225" office:value-type="float" office:value="185.974677285686" calcext:value-type="float">
            <text:p>185.97</text:p>
          </table:table-cell>
          <table:table-cell table:style-name="ce8" table:formula="of:=[.L363]*COS(RADIANS([.M363]))+[.N363]*COS(RADIANS([.O363]))" office:value-type="float" office:value="13.6993255360802" calcext:value-type="float">
            <text:p>13.70</text:p>
          </table:table-cell>
          <table:table-cell table:style-name="ce8" table:formula="of:=[.L363]*SIN(RADIANS([.M363]))+[.N363]*SIN(RADIANS([.O363]))" office:value-type="float" office:value="0.374933024464823" calcext:value-type="float">
            <text:p>0.37</text:p>
          </table:table-cell>
          <table:table-cell office:value-type="float" office:value="12.6826648553693" calcext:value-type="float">
            <text:p>12.68</text:p>
          </table:table-cell>
          <table:table-cell table:number-columns-repeated="1001"/>
        </table:table-row>
        <table:table-row table:style-name="ro1">
          <table:table-cell office:value-type="float" office:value="874010" calcext:value-type="float">
            <text:p>874010</text:p>
          </table:table-cell>
          <table:table-cell office:value-type="float" office:value="-42.2712450561706" calcext:value-type="float">
            <text:p>-42.2712450562</text:p>
          </table:table-cell>
          <table:table-cell office:value-type="float" office:value="1.73183309731423" calcext:value-type="float">
            <text:p>1.7318330973</text:p>
          </table:table-cell>
          <table:table-cell office:value-type="float" office:value="0.597061679987752" calcext:value-type="float">
            <text:p>0.59706168</text:p>
          </table:table-cell>
          <table:table-cell office:value-type="float" office:value="-0.1" calcext:value-type="float">
            <text:p>-0.1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6.187" calcext:value-type="float">
            <text:p>16.187</text:p>
          </table:table-cell>
          <table:table-cell/>
          <table:table-cell table:formula="of:=DEGREES(ACOS(COS(RADIANS([.B364]))*COS(RADIANS([.C364]))))" office:value-type="float" office:value="42.3000280729372" calcext:value-type="float">
            <text:p>42.30</text:p>
          </table:table-cell>
          <table:table-cell table:formula="of:=TAN((ACOS(COS(RADIANS([.B364]))*COS(RADIANS([.C364])))))" office:value-type="float" office:value="0.909930883821063" calcext:value-type="float">
            <text:p>0.9099</text:p>
          </table:table-cell>
          <table:table-cell table:formula="of:=SQRT([.E364]^2+[.F364]^2)" office:value-type="float" office:value="0.122065556157337" calcext:value-type="float">
            <text:p>0.12</text:p>
          </table:table-cell>
          <table:table-cell table:formula="of:=DEGREES(ATAN2([.F364]; [.E364]))" office:value-type="float" office:value="-55.0079798014413" calcext:value-type="float">
            <text:p>-55.01</text:p>
          </table:table-cell>
          <table:table-cell table:style-name="ce9" table:formula="of:=SQRT([.T364])" office:value-type="float" office:value="13.6489632573159" calcext:value-type="float">
            <text:p>13.65</text:p>
          </table:table-cell>
          <table:table-cell table:style-name="ce8" table:formula="of:=DEGREES(ATAN( (-SIN (RADIANS ([.C364])) * COS(RADIANS([.B364]))) / (COS (RADIANS ([.C364])) * SIN(RADIANS([.B364]))) ))" office:value-type="float" office:value="1.90505774320018" calcext:value-type="float">
            <text:p>1.91</text:p>
          </table:table-cell>
          <table:table-cell table:style-name="ce11" table:formula="of:=SQRT([.U364]^2+[.V364]^2)" office:value-type="float" office:value="13.7159815214977" calcext:value-type="float">
            <text:p>13.72</text:p>
          </table:table-cell>
          <table:table-cell table:style-name="ce8" table:formula="of:=DEGREES(ATAN2([.V364];[.U364]))" office:value-type="float" office:value="88.5221661409857" calcext:value-type="float">
            <text:p>88.52</text:p>
          </table:table-cell>
          <table:table-cell table:style-name="ce8"/>
          <table:table-cell table:style-name="ce13" table:formula="of:=[.K364]*15" office:value-type="float" office:value="13.6489632573159" calcext:value-type="float">
            <text:p>13.65</text:p>
          </table:table-cell>
          <table:table-cell table:style-name="ce8" table:formula="of:=[.K364]^2*225" office:value-type="float" office:value="186.294197999561" calcext:value-type="float">
            <text:p>186.29</text:p>
          </table:table-cell>
          <table:table-cell table:style-name="ce8" table:formula="of:=[.L364]*COS(RADIANS([.M364]))+[.N364]*COS(RADIANS([.O364]))" office:value-type="float" office:value="13.7114192746635" calcext:value-type="float">
            <text:p>13.71</text:p>
          </table:table-cell>
          <table:table-cell table:style-name="ce8" table:formula="of:=[.L364]*SIN(RADIANS([.M364]))+[.N364]*SIN(RADIANS([.O364]))" office:value-type="float" office:value="0.353737999730593" calcext:value-type="float">
            <text:p>0.35</text:p>
          </table:table-cell>
          <table:table-cell office:value-type="float" office:value="12.6900084218812" calcext:value-type="float">
            <text:p>12.69</text:p>
          </table:table-cell>
          <table:table-cell table:number-columns-repeated="1001"/>
        </table:table-row>
        <table:table-row table:style-name="ro1">
          <table:table-cell office:value-type="float" office:value="874010" calcext:value-type="float">
            <text:p>874010</text:p>
          </table:table-cell>
          <table:table-cell office:value-type="float" office:value="-42.2712450561706" calcext:value-type="float">
            <text:p>-42.2712450562</text:p>
          </table:table-cell>
          <table:table-cell office:value-type="float" office:value="1.73183309731423" calcext:value-type="float">
            <text:p>1.7318330973</text:p>
          </table:table-cell>
          <table:table-cell office:value-type="float" office:value="0.597061679987752" calcext:value-type="float">
            <text:p>0.59706168</text:p>
          </table:table-cell>
          <table:table-cell office:value-type="float" office:value="-0.1" calcext:value-type="float">
            <text:p>-0.1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6.187" calcext:value-type="float">
            <text:p>16.187</text:p>
          </table:table-cell>
          <table:table-cell/>
          <table:table-cell table:formula="of:=DEGREES(ACOS(COS(RADIANS([.B365]))*COS(RADIANS([.C365]))))" office:value-type="float" office:value="42.3000280729372" calcext:value-type="float">
            <text:p>42.30</text:p>
          </table:table-cell>
          <table:table-cell table:formula="of:=TAN((ACOS(COS(RADIANS([.B365]))*COS(RADIANS([.C365])))))" office:value-type="float" office:value="0.909930883821063" calcext:value-type="float">
            <text:p>0.9099</text:p>
          </table:table-cell>
          <table:table-cell table:formula="of:=SQRT([.E365]^2+[.F365]^2)" office:value-type="float" office:value="0.122065556157337" calcext:value-type="float">
            <text:p>0.12</text:p>
          </table:table-cell>
          <table:table-cell table:formula="of:=DEGREES(ATAN2([.F365]; [.E365]))" office:value-type="float" office:value="-55.0079798014413" calcext:value-type="float">
            <text:p>-55.01</text:p>
          </table:table-cell>
          <table:table-cell table:style-name="ce9" table:formula="of:=SQRT([.T365])" office:value-type="float" office:value="13.6489632573159" calcext:value-type="float">
            <text:p>13.65</text:p>
          </table:table-cell>
          <table:table-cell table:style-name="ce8" table:formula="of:=DEGREES(ATAN( (-SIN (RADIANS ([.C365])) * COS(RADIANS([.B365]))) / (COS (RADIANS ([.C365])) * SIN(RADIANS([.B365]))) ))" office:value-type="float" office:value="1.90505774320018" calcext:value-type="float">
            <text:p>1.91</text:p>
          </table:table-cell>
          <table:table-cell table:style-name="ce11" table:formula="of:=SQRT([.U365]^2+[.V365]^2)" office:value-type="float" office:value="13.7159815214977" calcext:value-type="float">
            <text:p>13.72</text:p>
          </table:table-cell>
          <table:table-cell table:style-name="ce8" table:formula="of:=DEGREES(ATAN2([.V365];[.U365]))" office:value-type="float" office:value="88.5221661409857" calcext:value-type="float">
            <text:p>88.52</text:p>
          </table:table-cell>
          <table:table-cell table:style-name="ce8"/>
          <table:table-cell table:style-name="ce13" table:formula="of:=[.K365]*15" office:value-type="float" office:value="13.6489632573159" calcext:value-type="float">
            <text:p>13.65</text:p>
          </table:table-cell>
          <table:table-cell table:style-name="ce8" table:formula="of:=[.K365]^2*225" office:value-type="float" office:value="186.294197999561" calcext:value-type="float">
            <text:p>186.29</text:p>
          </table:table-cell>
          <table:table-cell table:style-name="ce8" table:formula="of:=[.L365]*COS(RADIANS([.M365]))+[.N365]*COS(RADIANS([.O365]))" office:value-type="float" office:value="13.7114192746635" calcext:value-type="float">
            <text:p>13.71</text:p>
          </table:table-cell>
          <table:table-cell table:style-name="ce8" table:formula="of:=[.L365]*SIN(RADIANS([.M365]))+[.N365]*SIN(RADIANS([.O365]))" office:value-type="float" office:value="0.353737999730593" calcext:value-type="float">
            <text:p>0.35</text:p>
          </table:table-cell>
          <table:table-cell office:value-type="float" office:value="12.6900084218812" calcext:value-type="float">
            <text:p>12.69</text:p>
          </table:table-cell>
          <table:table-cell table:number-columns-repeated="1001"/>
        </table:table-row>
        <table:table-row table:style-name="ro1">
          <table:table-cell office:value-type="float" office:value="874260" calcext:value-type="float">
            <text:p>874260</text:p>
          </table:table-cell>
          <table:table-cell office:value-type="float" office:value="-42.2719553958443" calcext:value-type="float">
            <text:p>-42.2719553958</text:p>
          </table:table-cell>
          <table:table-cell office:value-type="float" office:value="1.72796785057423" calcext:value-type="float">
            <text:p>1.7279678506</text:p>
          </table:table-cell>
          <table:table-cell office:value-type="float" office:value="0.596518466505325" calcext:value-type="float">
            <text:p>0.596518466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6.22" calcext:value-type="float">
            <text:p>16.22</text:p>
          </table:table-cell>
          <table:table-cell/>
          <table:table-cell table:formula="of:=DEGREES(ACOS(COS(RADIANS([.B366]))*COS(RADIANS([.C366]))))" office:value-type="float" office:value="42.3006094070626" calcext:value-type="float">
            <text:p>42.30</text:p>
          </table:table-cell>
          <table:table-cell table:formula="of:=TAN((ACOS(COS(RADIANS([.B366]))*COS(RADIANS([.C366])))))" office:value-type="float" office:value="0.909949430974283" calcext:value-type="float">
            <text:p>0.9099</text:p>
          </table:table-cell>
          <table:table-cell table:formula="of:=SQRT([.E366]^2+[.F366]^2)" office:value-type="float" office:value="0.130384048104053" calcext:value-type="float">
            <text:p>0.13</text:p>
          </table:table-cell>
          <table:table-cell table:formula="of:=DEGREES(ATAN2([.F366]; [.E366]))" office:value-type="float" office:value="-57.5288077091515" calcext:value-type="float">
            <text:p>-57.53</text:p>
          </table:table-cell>
          <table:table-cell table:style-name="ce9" table:formula="of:=SQRT([.T366])" office:value-type="float" office:value="13.6492414646142" calcext:value-type="float">
            <text:p>13.65</text:p>
          </table:table-cell>
          <table:table-cell table:style-name="ce8" table:formula="of:=DEGREES(ATAN( (-SIN (RADIANS ([.C366])) * COS(RADIANS([.B366]))) / (COS (RADIANS ([.C366])) * SIN(RADIANS([.B366]))) ))" office:value-type="float" office:value="1.9007591110499" calcext:value-type="float">
            <text:p>1.90</text:p>
          </table:table-cell>
          <table:table-cell table:style-name="ce11" table:formula="of:=SQRT([.U366]^2+[.V366]^2)" office:value-type="float" office:value="13.7160138420539" calcext:value-type="float">
            <text:p>13.72</text:p>
          </table:table-cell>
          <table:table-cell table:style-name="ce8" table:formula="of:=DEGREES(ATAN2([.V366];[.U366]))" office:value-type="float" office:value="88.5681940824348" calcext:value-type="float">
            <text:p>88.57</text:p>
          </table:table-cell>
          <table:table-cell table:style-name="ce8"/>
          <table:table-cell table:style-name="ce13" table:formula="of:=[.K366]*15" office:value-type="float" office:value="13.6492414646142" calcext:value-type="float">
            <text:p>13.65</text:p>
          </table:table-cell>
          <table:table-cell table:style-name="ce8" table:formula="of:=[.K366]^2*225" office:value-type="float" office:value="186.301792559345" calcext:value-type="float">
            <text:p>186.30</text:p>
          </table:table-cell>
          <table:table-cell table:style-name="ce8" table:formula="of:=[.L366]*COS(RADIANS([.M366]))+[.N366]*COS(RADIANS([.O366]))" office:value-type="float" office:value="13.7117313323157" calcext:value-type="float">
            <text:p>13.71</text:p>
          </table:table-cell>
          <table:table-cell table:style-name="ce8" table:formula="of:=[.L366]*SIN(RADIANS([.M366]))+[.N366]*SIN(RADIANS([.O366]))" office:value-type="float" office:value="0.342723774791014" calcext:value-type="float">
            <text:p>0.34</text:p>
          </table:table-cell>
          <table:table-cell office:value-type="float" office:value="12.6901828221188" calcext:value-type="float">
            <text:p>12.69</text:p>
          </table:table-cell>
          <table:table-cell table:number-columns-repeated="1001"/>
        </table:table-row>
        <table:table-row table:style-name="ro1">
          <table:table-cell office:value-type="float" office:value="874260" calcext:value-type="float">
            <text:p>874260</text:p>
          </table:table-cell>
          <table:table-cell office:value-type="float" office:value="-42.2719553958443" calcext:value-type="float">
            <text:p>-42.2719553958</text:p>
          </table:table-cell>
          <table:table-cell office:value-type="float" office:value="1.72796785057423" calcext:value-type="float">
            <text:p>1.7279678506</text:p>
          </table:table-cell>
          <table:table-cell office:value-type="float" office:value="0.596518466505325" calcext:value-type="float">
            <text:p>0.596518466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16.22" calcext:value-type="float">
            <text:p>16.22</text:p>
          </table:table-cell>
          <table:table-cell/>
          <table:table-cell table:formula="of:=DEGREES(ACOS(COS(RADIANS([.B367]))*COS(RADIANS([.C367]))))" office:value-type="float" office:value="42.3006094070626" calcext:value-type="float">
            <text:p>42.30</text:p>
          </table:table-cell>
          <table:table-cell table:formula="of:=TAN((ACOS(COS(RADIANS([.B367]))*COS(RADIANS([.C367])))))" office:value-type="float" office:value="0.909949430974283" calcext:value-type="float">
            <text:p>0.9099</text:p>
          </table:table-cell>
          <table:table-cell table:formula="of:=SQRT([.E367]^2+[.F367]^2)" office:value-type="float" office:value="0.130384048104053" calcext:value-type="float">
            <text:p>0.13</text:p>
          </table:table-cell>
          <table:table-cell table:formula="of:=DEGREES(ATAN2([.F367]; [.E367]))" office:value-type="float" office:value="-57.5288077091515" calcext:value-type="float">
            <text:p>-57.53</text:p>
          </table:table-cell>
          <table:table-cell table:style-name="ce9" table:formula="of:=SQRT([.T367])" office:value-type="float" office:value="13.6492414646142" calcext:value-type="float">
            <text:p>13.65</text:p>
          </table:table-cell>
          <table:table-cell table:style-name="ce8" table:formula="of:=DEGREES(ATAN( (-SIN (RADIANS ([.C367])) * COS(RADIANS([.B367]))) / (COS (RADIANS ([.C367])) * SIN(RADIANS([.B367]))) ))" office:value-type="float" office:value="1.9007591110499" calcext:value-type="float">
            <text:p>1.90</text:p>
          </table:table-cell>
          <table:table-cell table:style-name="ce11" table:formula="of:=SQRT([.U367]^2+[.V367]^2)" office:value-type="float" office:value="13.7160138420539" calcext:value-type="float">
            <text:p>13.72</text:p>
          </table:table-cell>
          <table:table-cell table:style-name="ce8" table:formula="of:=DEGREES(ATAN2([.V367];[.U367]))" office:value-type="float" office:value="88.5681940824348" calcext:value-type="float">
            <text:p>88.57</text:p>
          </table:table-cell>
          <table:table-cell table:style-name="ce8"/>
          <table:table-cell table:style-name="ce13" table:formula="of:=[.K367]*15" office:value-type="float" office:value="13.6492414646142" calcext:value-type="float">
            <text:p>13.65</text:p>
          </table:table-cell>
          <table:table-cell table:style-name="ce8" table:formula="of:=[.K367]^2*225" office:value-type="float" office:value="186.301792559345" calcext:value-type="float">
            <text:p>186.30</text:p>
          </table:table-cell>
          <table:table-cell table:style-name="ce8" table:formula="of:=[.L367]*COS(RADIANS([.M367]))+[.N367]*COS(RADIANS([.O367]))" office:value-type="float" office:value="13.7117313323157" calcext:value-type="float">
            <text:p>13.71</text:p>
          </table:table-cell>
          <table:table-cell table:style-name="ce8" table:formula="of:=[.L367]*SIN(RADIANS([.M367]))+[.N367]*SIN(RADIANS([.O367]))" office:value-type="float" office:value="0.342723774791014" calcext:value-type="float">
            <text:p>0.34</text:p>
          </table:table-cell>
          <table:table-cell office:value-type="float" office:value="12.6901828221188" calcext:value-type="float">
            <text:p>12.69</text:p>
          </table:table-cell>
          <table:table-cell table:number-columns-repeated="1001"/>
        </table:table-row>
        <table:table-row table:style-name="ro1">
          <table:table-cell office:value-type="float" office:value="874510" calcext:value-type="float">
            <text:p>874510</text:p>
          </table:table-cell>
          <table:table-cell office:value-type="float" office:value="-42.254767224798" calcext:value-type="float">
            <text:p>-42.2547672248</text:p>
          </table:table-cell>
          <table:table-cell office:value-type="float" office:value="1.69454431987078" calcext:value-type="float">
            <text:p>1.6945443199</text:p>
          </table:table-cell>
          <table:table-cell office:value-type="float" office:value="0.598892490850433" calcext:value-type="float">
            <text:p>0.5988924909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" calcext:value-type="float">
            <text:p>0.06</text:p>
          </table:table-cell>
          <table:table-cell office:value-type="float" office:value="-0.14" calcext:value-type="float">
            <text:p>-0.14</text:p>
          </table:table-cell>
          <table:table-cell office:value-type="float" office:value="16.255" calcext:value-type="float">
            <text:p>16.255</text:p>
          </table:table-cell>
          <table:table-cell/>
          <table:table-cell table:formula="of:=DEGREES(ACOS(COS(RADIANS([.B368]))*COS(RADIANS([.C368]))))" office:value-type="float" office:value="42.2823404413432" calcext:value-type="float">
            <text:p>42.28</text:p>
          </table:table-cell>
          <table:table-cell table:formula="of:=TAN((ACOS(COS(RADIANS([.B368]))*COS(RADIANS([.C368])))))" office:value-type="float" office:value="0.90936673309279" calcext:value-type="float">
            <text:p>0.9094</text:p>
          </table:table-cell>
          <table:table-cell table:formula="of:=SQRT([.E368]^2+[.F368]^2)" office:value-type="float" office:value="0.125299640861417" calcext:value-type="float">
            <text:p>0.13</text:p>
          </table:table-cell>
          <table:table-cell table:formula="of:=DEGREES(ATAN2([.F368]; [.E368]))" office:value-type="float" office:value="-61.3895403340348" calcext:value-type="float">
            <text:p>-61.39</text:p>
          </table:table-cell>
          <table:table-cell table:style-name="ce9" table:formula="of:=SQRT([.T368])" office:value-type="float" office:value="13.6405009963918" calcext:value-type="float">
            <text:p>13.64</text:p>
          </table:table-cell>
          <table:table-cell table:style-name="ce8" table:formula="of:=DEGREES(ATAN( (-SIN (RADIANS ([.C368])) * COS(RADIANS([.B368]))) / (COS (RADIANS ([.C368])) * SIN(RADIANS([.B368]))) ))" office:value-type="float" office:value="1.86512091110624" calcext:value-type="float">
            <text:p>1.87</text:p>
          </table:table-cell>
          <table:table-cell table:style-name="ce11" table:formula="of:=SQRT([.U368]^2+[.V368]^2)" office:value-type="float" office:value="13.6973461110544" calcext:value-type="float">
            <text:p>13.70</text:p>
          </table:table-cell>
          <table:table-cell table:style-name="ce8" table:formula="of:=DEGREES(ATAN2([.V368];[.U368]))" office:value-type="float" office:value="88.6029373170882" calcext:value-type="float">
            <text:p>88.60</text:p>
          </table:table-cell>
          <table:table-cell table:style-name="ce8"/>
          <table:table-cell table:style-name="ce13" table:formula="of:=[.K368]*15" office:value-type="float" office:value="13.6405009963918" calcext:value-type="float">
            <text:p>13.64</text:p>
          </table:table-cell>
          <table:table-cell table:style-name="ce8" table:formula="of:=[.K368]^2*225" office:value-type="float" office:value="186.063267432567" calcext:value-type="float">
            <text:p>186.06</text:p>
          </table:table-cell>
          <table:table-cell table:style-name="ce8" table:formula="of:=[.L368]*COS(RADIANS([.M368]))+[.N368]*COS(RADIANS([.O368]))" office:value-type="float" office:value="13.6932744517011" calcext:value-type="float">
            <text:p>13.69</text:p>
          </table:table-cell>
          <table:table-cell table:style-name="ce8" table:formula="of:=[.L368]*SIN(RADIANS([.M368]))+[.N368]*SIN(RADIANS([.O368]))" office:value-type="float" office:value="0.333954003429185" calcext:value-type="float">
            <text:p>0.33</text:p>
          </table:table-cell>
          <table:table-cell office:value-type="float" office:value="12.6847021324029" calcext:value-type="float">
            <text:p>12.68</text:p>
          </table:table-cell>
          <table:table-cell table:number-columns-repeated="1001"/>
        </table:table-row>
        <table:table-row table:style-name="ro1">
          <table:table-cell office:value-type="float" office:value="874510" calcext:value-type="float">
            <text:p>874510</text:p>
          </table:table-cell>
          <table:table-cell office:value-type="float" office:value="-42.254767224798" calcext:value-type="float">
            <text:p>-42.2547672248</text:p>
          </table:table-cell>
          <table:table-cell office:value-type="float" office:value="1.69454431987078" calcext:value-type="float">
            <text:p>1.6945443199</text:p>
          </table:table-cell>
          <table:table-cell office:value-type="float" office:value="0.598892490850433" calcext:value-type="float">
            <text:p>0.5988924909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" calcext:value-type="float">
            <text:p>0.06</text:p>
          </table:table-cell>
          <table:table-cell office:value-type="float" office:value="-0.14" calcext:value-type="float">
            <text:p>-0.14</text:p>
          </table:table-cell>
          <table:table-cell office:value-type="float" office:value="16.255" calcext:value-type="float">
            <text:p>16.255</text:p>
          </table:table-cell>
          <table:table-cell/>
          <table:table-cell table:formula="of:=DEGREES(ACOS(COS(RADIANS([.B369]))*COS(RADIANS([.C369]))))" office:value-type="float" office:value="42.2823404413432" calcext:value-type="float">
            <text:p>42.28</text:p>
          </table:table-cell>
          <table:table-cell table:formula="of:=TAN((ACOS(COS(RADIANS([.B369]))*COS(RADIANS([.C369])))))" office:value-type="float" office:value="0.90936673309279" calcext:value-type="float">
            <text:p>0.9094</text:p>
          </table:table-cell>
          <table:table-cell table:formula="of:=SQRT([.E369]^2+[.F369]^2)" office:value-type="float" office:value="0.125299640861417" calcext:value-type="float">
            <text:p>0.13</text:p>
          </table:table-cell>
          <table:table-cell table:formula="of:=DEGREES(ATAN2([.F369]; [.E369]))" office:value-type="float" office:value="-61.3895403340348" calcext:value-type="float">
            <text:p>-61.39</text:p>
          </table:table-cell>
          <table:table-cell table:style-name="ce9" table:formula="of:=SQRT([.T369])" office:value-type="float" office:value="13.6405009963918" calcext:value-type="float">
            <text:p>13.64</text:p>
          </table:table-cell>
          <table:table-cell table:style-name="ce8" table:formula="of:=DEGREES(ATAN( (-SIN (RADIANS ([.C369])) * COS(RADIANS([.B369]))) / (COS (RADIANS ([.C369])) * SIN(RADIANS([.B369]))) ))" office:value-type="float" office:value="1.86512091110624" calcext:value-type="float">
            <text:p>1.87</text:p>
          </table:table-cell>
          <table:table-cell table:style-name="ce11" table:formula="of:=SQRT([.U369]^2+[.V369]^2)" office:value-type="float" office:value="13.6973461110544" calcext:value-type="float">
            <text:p>13.70</text:p>
          </table:table-cell>
          <table:table-cell table:style-name="ce8" table:formula="of:=DEGREES(ATAN2([.V369];[.U369]))" office:value-type="float" office:value="88.6029373170882" calcext:value-type="float">
            <text:p>88.60</text:p>
          </table:table-cell>
          <table:table-cell table:style-name="ce8"/>
          <table:table-cell table:style-name="ce13" table:formula="of:=[.K369]*15" office:value-type="float" office:value="13.6405009963918" calcext:value-type="float">
            <text:p>13.64</text:p>
          </table:table-cell>
          <table:table-cell table:style-name="ce8" table:formula="of:=[.K369]^2*225" office:value-type="float" office:value="186.063267432567" calcext:value-type="float">
            <text:p>186.06</text:p>
          </table:table-cell>
          <table:table-cell table:style-name="ce8" table:formula="of:=[.L369]*COS(RADIANS([.M369]))+[.N369]*COS(RADIANS([.O369]))" office:value-type="float" office:value="13.6932744517011" calcext:value-type="float">
            <text:p>13.69</text:p>
          </table:table-cell>
          <table:table-cell table:style-name="ce8" table:formula="of:=[.L369]*SIN(RADIANS([.M369]))+[.N369]*SIN(RADIANS([.O369]))" office:value-type="float" office:value="0.333954003429185" calcext:value-type="float">
            <text:p>0.33</text:p>
          </table:table-cell>
          <table:table-cell office:value-type="float" office:value="12.6847021324029" calcext:value-type="float">
            <text:p>12.68</text:p>
          </table:table-cell>
          <table:table-cell table:number-columns-repeated="1001"/>
        </table:table-row>
        <table:table-row table:style-name="ro1">
          <table:table-cell office:value-type="float" office:value="874759" calcext:value-type="float">
            <text:p>874759</text:p>
          </table:table-cell>
          <table:table-cell office:value-type="float" office:value="-42.2759134904683" calcext:value-type="float">
            <text:p>-42.2759134905</text:p>
          </table:table-cell>
          <table:table-cell office:value-type="float" office:value="1.68248487383918" calcext:value-type="float">
            <text:p>1.6824848738</text:p>
          </table:table-cell>
          <table:table-cell office:value-type="float" office:value="0.602057856643911" calcext:value-type="float">
            <text:p>0.602057856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6" calcext:value-type="float">
            <text:p>0.06</text:p>
          </table:table-cell>
          <table:table-cell office:value-type="float" office:value="-0.14" calcext:value-type="float">
            <text:p>-0.14</text:p>
          </table:table-cell>
          <table:table-cell office:value-type="float" office:value="16.289" calcext:value-type="float">
            <text:p>16.289</text:p>
          </table:table-cell>
          <table:table-cell/>
          <table:table-cell table:formula="of:=DEGREES(ACOS(COS(RADIANS([.B370]))*COS(RADIANS([.C370]))))" office:value-type="float" office:value="42.3030756385923" calcext:value-type="float">
            <text:p>42.30</text:p>
          </table:table-cell>
          <table:table-cell table:formula="of:=TAN((ACOS(COS(RADIANS([.B370]))*COS(RADIANS([.C370])))))" office:value-type="float" office:value="0.91002811857592" calcext:value-type="float">
            <text:p>0.9100</text:p>
          </table:table-cell>
          <table:table-cell table:formula="of:=SQRT([.E370]^2+[.F370]^2)" office:value-type="float" office:value="0.134164078649987" calcext:value-type="float">
            <text:p>0.13</text:p>
          </table:table-cell>
          <table:table-cell table:formula="of:=DEGREES(ATAN2([.F370]; [.E370]))" office:value-type="float" office:value="-63.434948822922" calcext:value-type="float">
            <text:p>-63.43</text:p>
          </table:table-cell>
          <table:table-cell table:style-name="ce9" table:formula="of:=SQRT([.T370])" office:value-type="float" office:value="13.6504217786388" calcext:value-type="float">
            <text:p>13.65</text:p>
          </table:table-cell>
          <table:table-cell table:style-name="ce8" table:formula="of:=DEGREES(ATAN( (-SIN (RADIANS ([.C370])) * COS(RADIANS([.B370]))) / (COS (RADIANS ([.C370])) * SIN(RADIANS([.B370]))) ))" office:value-type="float" office:value="1.85047743498052" calcext:value-type="float">
            <text:p>1.85</text:p>
          </table:table-cell>
          <table:table-cell table:style-name="ce11" table:formula="of:=SQRT([.U370]^2+[.V370]^2)" office:value-type="float" office:value="13.707057361287" calcext:value-type="float">
            <text:p>13.71</text:p>
          </table:table-cell>
          <table:table-cell table:style-name="ce8" table:formula="of:=DEGREES(ATAN2([.V370];[.U370]))" office:value-type="float" office:value="88.658968840883" calcext:value-type="float">
            <text:p>88.66</text:p>
          </table:table-cell>
          <table:table-cell table:style-name="ce8"/>
          <table:table-cell table:style-name="ce13" table:formula="of:=[.K370]*15" office:value-type="float" office:value="13.6504217786388" calcext:value-type="float">
            <text:p>13.65</text:p>
          </table:table-cell>
          <table:table-cell table:style-name="ce8" table:formula="of:=[.K370]^2*225" office:value-type="float" office:value="186.334014734736" calcext:value-type="float">
            <text:p>186.33</text:p>
          </table:table-cell>
          <table:table-cell table:style-name="ce8" table:formula="of:=[.L370]*COS(RADIANS([.M370]))+[.N370]*COS(RADIANS([.O370]))" office:value-type="float" office:value="13.7033030793718" calcext:value-type="float">
            <text:p>13.70</text:p>
          </table:table-cell>
          <table:table-cell table:style-name="ce8" table:formula="of:=[.L370]*SIN(RADIANS([.M370]))+[.N370]*SIN(RADIANS([.O370]))" office:value-type="float" office:value="0.320789994373642" calcext:value-type="float">
            <text:p>0.32</text:p>
          </table:table-cell>
          <table:table-cell office:value-type="float" office:value="12.6909226915777" calcext:value-type="float">
            <text:p>12.69</text:p>
          </table:table-cell>
          <table:table-cell table:number-columns-repeated="1001"/>
        </table:table-row>
        <table:table-row table:style-name="ro1">
          <table:table-cell office:value-type="float" office:value="874759" calcext:value-type="float">
            <text:p>874759</text:p>
          </table:table-cell>
          <table:table-cell office:value-type="float" office:value="-42.2759134904683" calcext:value-type="float">
            <text:p>-42.2759134905</text:p>
          </table:table-cell>
          <table:table-cell office:value-type="float" office:value="1.68248487383918" calcext:value-type="float">
            <text:p>1.6824848738</text:p>
          </table:table-cell>
          <table:table-cell office:value-type="float" office:value="0.602057856643911" calcext:value-type="float">
            <text:p>0.602057856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6" calcext:value-type="float">
            <text:p>0.06</text:p>
          </table:table-cell>
          <table:table-cell office:value-type="float" office:value="-0.14" calcext:value-type="float">
            <text:p>-0.14</text:p>
          </table:table-cell>
          <table:table-cell office:value-type="float" office:value="16.289" calcext:value-type="float">
            <text:p>16.289</text:p>
          </table:table-cell>
          <table:table-cell/>
          <table:table-cell table:formula="of:=DEGREES(ACOS(COS(RADIANS([.B371]))*COS(RADIANS([.C371]))))" office:value-type="float" office:value="42.3030756385923" calcext:value-type="float">
            <text:p>42.30</text:p>
          </table:table-cell>
          <table:table-cell table:formula="of:=TAN((ACOS(COS(RADIANS([.B371]))*COS(RADIANS([.C371])))))" office:value-type="float" office:value="0.91002811857592" calcext:value-type="float">
            <text:p>0.9100</text:p>
          </table:table-cell>
          <table:table-cell table:formula="of:=SQRT([.E371]^2+[.F371]^2)" office:value-type="float" office:value="0.134164078649987" calcext:value-type="float">
            <text:p>0.13</text:p>
          </table:table-cell>
          <table:table-cell table:formula="of:=DEGREES(ATAN2([.F371]; [.E371]))" office:value-type="float" office:value="-63.434948822922" calcext:value-type="float">
            <text:p>-63.43</text:p>
          </table:table-cell>
          <table:table-cell table:style-name="ce9" table:formula="of:=SQRT([.T371])" office:value-type="float" office:value="13.6504217786388" calcext:value-type="float">
            <text:p>13.65</text:p>
          </table:table-cell>
          <table:table-cell table:style-name="ce8" table:formula="of:=DEGREES(ATAN( (-SIN (RADIANS ([.C371])) * COS(RADIANS([.B371]))) / (COS (RADIANS ([.C371])) * SIN(RADIANS([.B371]))) ))" office:value-type="float" office:value="1.85047743498052" calcext:value-type="float">
            <text:p>1.85</text:p>
          </table:table-cell>
          <table:table-cell table:style-name="ce11" table:formula="of:=SQRT([.U371]^2+[.V371]^2)" office:value-type="float" office:value="13.707057361287" calcext:value-type="float">
            <text:p>13.71</text:p>
          </table:table-cell>
          <table:table-cell table:style-name="ce8" table:formula="of:=DEGREES(ATAN2([.V371];[.U371]))" office:value-type="float" office:value="88.658968840883" calcext:value-type="float">
            <text:p>88.66</text:p>
          </table:table-cell>
          <table:table-cell table:style-name="ce8"/>
          <table:table-cell table:style-name="ce13" table:formula="of:=[.K371]*15" office:value-type="float" office:value="13.6504217786388" calcext:value-type="float">
            <text:p>13.65</text:p>
          </table:table-cell>
          <table:table-cell table:style-name="ce8" table:formula="of:=[.K371]^2*225" office:value-type="float" office:value="186.334014734736" calcext:value-type="float">
            <text:p>186.33</text:p>
          </table:table-cell>
          <table:table-cell table:style-name="ce8" table:formula="of:=[.L371]*COS(RADIANS([.M371]))+[.N371]*COS(RADIANS([.O371]))" office:value-type="float" office:value="13.7033030793718" calcext:value-type="float">
            <text:p>13.70</text:p>
          </table:table-cell>
          <table:table-cell table:style-name="ce8" table:formula="of:=[.L371]*SIN(RADIANS([.M371]))+[.N371]*SIN(RADIANS([.O371]))" office:value-type="float" office:value="0.320789994373642" calcext:value-type="float">
            <text:p>0.32</text:p>
          </table:table-cell>
          <table:table-cell office:value-type="float" office:value="12.6909226915777" calcext:value-type="float">
            <text:p>12.69</text:p>
          </table:table-cell>
          <table:table-cell table:number-columns-repeated="1001"/>
        </table:table-row>
        <table:table-row table:style-name="ro1">
          <table:table-cell office:value-type="float" office:value="875009" calcext:value-type="float">
            <text:p>875009</text:p>
          </table:table-cell>
          <table:table-cell office:value-type="float" office:value="-42.3198691728719" calcext:value-type="float">
            <text:p>-42.3198691729</text:p>
          </table:table-cell>
          <table:table-cell office:value-type="float" office:value="1.69556874152457" calcext:value-type="float">
            <text:p>1.6955687415</text:p>
          </table:table-cell>
          <table:table-cell office:value-type="float" office:value="0.602925717555326" calcext:value-type="float">
            <text:p>0.6029257176</text:p>
          </table:table-cell>
          <table:table-cell office:value-type="float" office:value="-0.13" calcext:value-type="float">
            <text:p>-0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14" calcext:value-type="float">
            <text:p>-0.14</text:p>
          </table:table-cell>
          <table:table-cell office:value-type="float" office:value="16.324" calcext:value-type="float">
            <text:p>16.324</text:p>
          </table:table-cell>
          <table:table-cell/>
          <table:table-cell table:formula="of:=DEGREES(ACOS(COS(RADIANS([.B372]))*COS(RADIANS([.C372]))))" office:value-type="float" office:value="42.3474128137818" calcext:value-type="float">
            <text:p>42.35</text:p>
          </table:table-cell>
          <table:table-cell table:formula="of:=TAN((ACOS(COS(RADIANS([.B372]))*COS(RADIANS([.C372])))))" office:value-type="float" office:value="0.911443793441094" calcext:value-type="float">
            <text:p>0.9114</text:p>
          </table:table-cell>
          <table:table-cell table:formula="of:=SQRT([.E372]^2+[.F372]^2)" office:value-type="float" office:value="0.139283882771841" calcext:value-type="float">
            <text:p>0.14</text:p>
          </table:table-cell>
          <table:table-cell table:formula="of:=DEGREES(ATAN2([.F372]; [.E372]))" office:value-type="float" office:value="-68.9624889745782" calcext:value-type="float">
            <text:p>-68.96</text:p>
          </table:table-cell>
          <table:table-cell table:style-name="ce9" table:formula="of:=SQRT([.T372])" office:value-type="float" office:value="13.6716569016164" calcext:value-type="float">
            <text:p>13.67</text:p>
          </table:table-cell>
          <table:table-cell table:style-name="ce8" table:formula="of:=DEGREES(ATAN( (-SIN (RADIANS ([.C372])) * COS(RADIANS([.B372]))) / (COS (RADIANS ([.C372])) * SIN(RADIANS([.B372]))) ))" office:value-type="float" office:value="1.86199606176592" calcext:value-type="float">
            <text:p>1.86</text:p>
          </table:table-cell>
          <table:table-cell table:style-name="ce11" table:formula="of:=SQRT([.U372]^2+[.V372]^2)" office:value-type="float" office:value="13.7180373348935" calcext:value-type="float">
            <text:p>13.72</text:p>
          </table:table-cell>
          <table:table-cell table:style-name="ce8" table:formula="of:=DEGREES(ATAN2([.V372];[.U372]))" office:value-type="float" office:value="88.687478854845" calcext:value-type="float">
            <text:p>88.69</text:p>
          </table:table-cell>
          <table:table-cell table:style-name="ce8"/>
          <table:table-cell table:style-name="ce13" table:formula="of:=[.K372]*15" office:value-type="float" office:value="13.6716569016164" calcext:value-type="float">
            <text:p>13.67</text:p>
          </table:table-cell>
          <table:table-cell table:style-name="ce8" table:formula="of:=[.K372]^2*225" office:value-type="float" office:value="186.914202435516" calcext:value-type="float">
            <text:p>186.91</text:p>
          </table:table-cell>
          <table:table-cell table:style-name="ce8" table:formula="of:=[.L372]*COS(RADIANS([.M372]))+[.N372]*COS(RADIANS([.O372]))" office:value-type="float" office:value="13.714438098716" calcext:value-type="float">
            <text:p>13.71</text:p>
          </table:table-cell>
          <table:table-cell table:style-name="ce8" table:formula="of:=[.L372]*SIN(RADIANS([.M372]))+[.N372]*SIN(RADIANS([.O372]))" office:value-type="float" office:value="0.314222784057249" calcext:value-type="float">
            <text:p>0.31</text:p>
          </table:table-cell>
          <table:table-cell office:value-type="float" office:value="12.7042238441345" calcext:value-type="float">
            <text:p>12.70</text:p>
          </table:table-cell>
          <table:table-cell table:number-columns-repeated="1001"/>
        </table:table-row>
        <table:table-row table:style-name="ro1">
          <table:table-cell office:value-type="float" office:value="875009" calcext:value-type="float">
            <text:p>875009</text:p>
          </table:table-cell>
          <table:table-cell office:value-type="float" office:value="-42.3198691728719" calcext:value-type="float">
            <text:p>-42.3198691729</text:p>
          </table:table-cell>
          <table:table-cell office:value-type="float" office:value="1.69556874152457" calcext:value-type="float">
            <text:p>1.6955687415</text:p>
          </table:table-cell>
          <table:table-cell office:value-type="float" office:value="0.602925717555326" calcext:value-type="float">
            <text:p>0.6029257176</text:p>
          </table:table-cell>
          <table:table-cell office:value-type="float" office:value="-0.13" calcext:value-type="float">
            <text:p>-0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14" calcext:value-type="float">
            <text:p>-0.14</text:p>
          </table:table-cell>
          <table:table-cell office:value-type="float" office:value="16.324" calcext:value-type="float">
            <text:p>16.324</text:p>
          </table:table-cell>
          <table:table-cell/>
          <table:table-cell table:formula="of:=DEGREES(ACOS(COS(RADIANS([.B373]))*COS(RADIANS([.C373]))))" office:value-type="float" office:value="42.3474128137818" calcext:value-type="float">
            <text:p>42.35</text:p>
          </table:table-cell>
          <table:table-cell table:formula="of:=TAN((ACOS(COS(RADIANS([.B373]))*COS(RADIANS([.C373])))))" office:value-type="float" office:value="0.911443793441094" calcext:value-type="float">
            <text:p>0.9114</text:p>
          </table:table-cell>
          <table:table-cell table:formula="of:=SQRT([.E373]^2+[.F373]^2)" office:value-type="float" office:value="0.139283882771841" calcext:value-type="float">
            <text:p>0.14</text:p>
          </table:table-cell>
          <table:table-cell table:formula="of:=DEGREES(ATAN2([.F373]; [.E373]))" office:value-type="float" office:value="-68.9624889745782" calcext:value-type="float">
            <text:p>-68.96</text:p>
          </table:table-cell>
          <table:table-cell table:style-name="ce9" table:formula="of:=SQRT([.T373])" office:value-type="float" office:value="13.6716569016164" calcext:value-type="float">
            <text:p>13.67</text:p>
          </table:table-cell>
          <table:table-cell table:style-name="ce8" table:formula="of:=DEGREES(ATAN( (-SIN (RADIANS ([.C373])) * COS(RADIANS([.B373]))) / (COS (RADIANS ([.C373])) * SIN(RADIANS([.B373]))) ))" office:value-type="float" office:value="1.86199606176592" calcext:value-type="float">
            <text:p>1.86</text:p>
          </table:table-cell>
          <table:table-cell table:style-name="ce11" table:formula="of:=SQRT([.U373]^2+[.V373]^2)" office:value-type="float" office:value="13.7180373348935" calcext:value-type="float">
            <text:p>13.72</text:p>
          </table:table-cell>
          <table:table-cell table:style-name="ce8" table:formula="of:=DEGREES(ATAN2([.V373];[.U373]))" office:value-type="float" office:value="88.687478854845" calcext:value-type="float">
            <text:p>88.69</text:p>
          </table:table-cell>
          <table:table-cell table:style-name="ce8"/>
          <table:table-cell table:style-name="ce13" table:formula="of:=[.K373]*15" office:value-type="float" office:value="13.6716569016164" calcext:value-type="float">
            <text:p>13.67</text:p>
          </table:table-cell>
          <table:table-cell table:style-name="ce8" table:formula="of:=[.K373]^2*225" office:value-type="float" office:value="186.914202435516" calcext:value-type="float">
            <text:p>186.91</text:p>
          </table:table-cell>
          <table:table-cell table:style-name="ce8" table:formula="of:=[.L373]*COS(RADIANS([.M373]))+[.N373]*COS(RADIANS([.O373]))" office:value-type="float" office:value="13.714438098716" calcext:value-type="float">
            <text:p>13.71</text:p>
          </table:table-cell>
          <table:table-cell table:style-name="ce8" table:formula="of:=[.L373]*SIN(RADIANS([.M373]))+[.N373]*SIN(RADIANS([.O373]))" office:value-type="float" office:value="0.314222784057249" calcext:value-type="float">
            <text:p>0.31</text:p>
          </table:table-cell>
          <table:table-cell office:value-type="float" office:value="12.7042238441345" calcext:value-type="float">
            <text:p>12.70</text:p>
          </table:table-cell>
          <table:table-cell table:number-columns-repeated="1001"/>
        </table:table-row>
        <table:table-row table:style-name="ro1">
          <table:table-cell office:value-type="float" office:value="875259" calcext:value-type="float">
            <text:p>875259</text:p>
          </table:table-cell>
          <table:table-cell office:value-type="float" office:value="-42.4265464824238" calcext:value-type="float">
            <text:p>-42.4265464824</text:p>
          </table:table-cell>
          <table:table-cell office:value-type="float" office:value="1.73210075535233" calcext:value-type="float">
            <text:p>1.7321007554</text:p>
          </table:table-cell>
          <table:table-cell office:value-type="float" office:value="0.600441876574968" calcext:value-type="float">
            <text:p>0.6004418766</text:p>
          </table:table-cell>
          <table:table-cell office:value-type="float" office:value="-0.14" calcext:value-type="float">
            <text:p>-0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13" calcext:value-type="float">
            <text:p>-0.13</text:p>
          </table:table-cell>
          <table:table-cell office:value-type="float" office:value="16.359" calcext:value-type="float">
            <text:p>16.359</text:p>
          </table:table-cell>
          <table:table-cell/>
          <table:table-cell table:formula="of:=DEGREES(ACOS(COS(RADIANS([.B374]))*COS(RADIANS([.C374]))))" office:value-type="float" office:value="42.4551821521816" calcext:value-type="float">
            <text:p>42.46</text:p>
          </table:table-cell>
          <table:table-cell table:formula="of:=TAN((ACOS(COS(RADIANS([.B374]))*COS(RADIANS([.C374])))))" office:value-type="float" office:value="0.914893185207116" calcext:value-type="float">
            <text:p>0.9149</text:p>
          </table:table-cell>
          <table:table-cell table:formula="of:=SQRT([.E374]^2+[.F374]^2)" office:value-type="float" office:value="0.148660687473185" calcext:value-type="float">
            <text:p>0.15</text:p>
          </table:table-cell>
          <table:table-cell table:formula="of:=DEGREES(ATAN2([.F374]; [.E374]))" office:value-type="float" office:value="-70.3461759419467" calcext:value-type="float">
            <text:p>-70.35</text:p>
          </table:table-cell>
          <table:table-cell table:style-name="ce9" table:formula="of:=SQRT([.T374])" office:value-type="float" office:value="13.7233977781067" calcext:value-type="float">
            <text:p>13.72</text:p>
          </table:table-cell>
          <table:table-cell table:style-name="ce8" table:formula="of:=DEGREES(ATAN( (-SIN (RADIANS ([.C374])) * COS(RADIANS([.B374]))) / (COS (RADIANS ([.C374])) * SIN(RADIANS([.B374]))) ))" office:value-type="float" office:value="1.89501449210975" calcext:value-type="float">
            <text:p>1.90</text:p>
          </table:table-cell>
          <table:table-cell table:style-name="ce11" table:formula="of:=SQRT([.U374]^2+[.V374]^2)" office:value-type="float" office:value="13.7694687447109" calcext:value-type="float">
            <text:p>13.77</text:p>
          </table:table-cell>
          <table:table-cell table:style-name="ce8" table:formula="of:=DEGREES(ATAN2([.V374];[.U374]))" office:value-type="float" office:value="88.6941076254392" calcext:value-type="float">
            <text:p>88.69</text:p>
          </table:table-cell>
          <table:table-cell table:style-name="ce8"/>
          <table:table-cell table:style-name="ce13" table:formula="of:=[.K374]*15" office:value-type="float" office:value="13.7233977781067" calcext:value-type="float">
            <text:p>13.72</text:p>
          </table:table-cell>
          <table:table-cell table:style-name="ce8" table:formula="of:=[.K374]^2*225" office:value-type="float" office:value="188.331646576145" calcext:value-type="float">
            <text:p>188.33</text:p>
          </table:table-cell>
          <table:table-cell table:style-name="ce8" table:formula="of:=[.L374]*COS(RADIANS([.M374]))+[.N374]*COS(RADIANS([.O374]))" office:value-type="float" office:value="13.7658924121627" calcext:value-type="float">
            <text:p>13.77</text:p>
          </table:table-cell>
          <table:table-cell table:style-name="ce8" table:formula="of:=[.L374]*SIN(RADIANS([.M374]))+[.N374]*SIN(RADIANS([.O374]))" office:value-type="float" office:value="0.313808234966771" calcext:value-type="float">
            <text:p>0.31</text:p>
          </table:table-cell>
          <table:table-cell office:value-type="float" office:value="12.7365546456545" calcext:value-type="float">
            <text:p>12.74</text:p>
          </table:table-cell>
          <table:table-cell table:number-columns-repeated="1001"/>
        </table:table-row>
        <table:table-row table:style-name="ro1">
          <table:table-cell office:value-type="float" office:value="875259" calcext:value-type="float">
            <text:p>875259</text:p>
          </table:table-cell>
          <table:table-cell office:value-type="float" office:value="-42.4265464824238" calcext:value-type="float">
            <text:p>-42.4265464824</text:p>
          </table:table-cell>
          <table:table-cell office:value-type="float" office:value="1.73210075535233" calcext:value-type="float">
            <text:p>1.7321007554</text:p>
          </table:table-cell>
          <table:table-cell office:value-type="float" office:value="0.600441876574968" calcext:value-type="float">
            <text:p>0.6004418766</text:p>
          </table:table-cell>
          <table:table-cell office:value-type="float" office:value="-0.14" calcext:value-type="float">
            <text:p>-0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13" calcext:value-type="float">
            <text:p>-0.13</text:p>
          </table:table-cell>
          <table:table-cell office:value-type="float" office:value="16.359" calcext:value-type="float">
            <text:p>16.359</text:p>
          </table:table-cell>
          <table:table-cell/>
          <table:table-cell table:formula="of:=DEGREES(ACOS(COS(RADIANS([.B375]))*COS(RADIANS([.C375]))))" office:value-type="float" office:value="42.4551821521816" calcext:value-type="float">
            <text:p>42.46</text:p>
          </table:table-cell>
          <table:table-cell table:formula="of:=TAN((ACOS(COS(RADIANS([.B375]))*COS(RADIANS([.C375])))))" office:value-type="float" office:value="0.914893185207116" calcext:value-type="float">
            <text:p>0.9149</text:p>
          </table:table-cell>
          <table:table-cell table:formula="of:=SQRT([.E375]^2+[.F375]^2)" office:value-type="float" office:value="0.148660687473185" calcext:value-type="float">
            <text:p>0.15</text:p>
          </table:table-cell>
          <table:table-cell table:formula="of:=DEGREES(ATAN2([.F375]; [.E375]))" office:value-type="float" office:value="-70.3461759419467" calcext:value-type="float">
            <text:p>-70.35</text:p>
          </table:table-cell>
          <table:table-cell table:style-name="ce9" table:formula="of:=SQRT([.T375])" office:value-type="float" office:value="13.7233977781067" calcext:value-type="float">
            <text:p>13.72</text:p>
          </table:table-cell>
          <table:table-cell table:style-name="ce8" table:formula="of:=DEGREES(ATAN( (-SIN (RADIANS ([.C375])) * COS(RADIANS([.B375]))) / (COS (RADIANS ([.C375])) * SIN(RADIANS([.B375]))) ))" office:value-type="float" office:value="1.89501449210975" calcext:value-type="float">
            <text:p>1.90</text:p>
          </table:table-cell>
          <table:table-cell table:style-name="ce11" table:formula="of:=SQRT([.U375]^2+[.V375]^2)" office:value-type="float" office:value="13.7694687447109" calcext:value-type="float">
            <text:p>13.77</text:p>
          </table:table-cell>
          <table:table-cell table:style-name="ce8" table:formula="of:=DEGREES(ATAN2([.V375];[.U375]))" office:value-type="float" office:value="88.6941076254392" calcext:value-type="float">
            <text:p>88.69</text:p>
          </table:table-cell>
          <table:table-cell table:style-name="ce8"/>
          <table:table-cell table:style-name="ce13" table:formula="of:=[.K375]*15" office:value-type="float" office:value="13.7233977781067" calcext:value-type="float">
            <text:p>13.72</text:p>
          </table:table-cell>
          <table:table-cell table:style-name="ce8" table:formula="of:=[.K375]^2*225" office:value-type="float" office:value="188.331646576145" calcext:value-type="float">
            <text:p>188.33</text:p>
          </table:table-cell>
          <table:table-cell table:style-name="ce8" table:formula="of:=[.L375]*COS(RADIANS([.M375]))+[.N375]*COS(RADIANS([.O375]))" office:value-type="float" office:value="13.7658924121627" calcext:value-type="float">
            <text:p>13.77</text:p>
          </table:table-cell>
          <table:table-cell table:style-name="ce8" table:formula="of:=[.L375]*SIN(RADIANS([.M375]))+[.N375]*SIN(RADIANS([.O375]))" office:value-type="float" office:value="0.313808234966771" calcext:value-type="float">
            <text:p>0.31</text:p>
          </table:table-cell>
          <table:table-cell office:value-type="float" office:value="12.7365546456545" calcext:value-type="float">
            <text:p>12.74</text:p>
          </table:table-cell>
          <table:table-cell table:number-columns-repeated="1001"/>
        </table:table-row>
        <table:table-row table:style-name="ro1">
          <table:table-cell office:value-type="float" office:value="875509" calcext:value-type="float">
            <text:p>875509</text:p>
          </table:table-cell>
          <table:table-cell office:value-type="float" office:value="-42.4460193517475" calcext:value-type="float">
            <text:p>-42.4460193517</text:p>
          </table:table-cell>
          <table:table-cell office:value-type="float" office:value="1.75752506732064" calcext:value-type="float">
            <text:p>1.7575250673</text:p>
          </table:table-cell>
          <table:table-cell office:value-type="float" office:value="0.604431560823902" calcext:value-type="float">
            <text:p>0.6044315608</text:p>
          </table:table-cell>
          <table:table-cell office:value-type="float" office:value="-0.13" calcext:value-type="float">
            <text:p>-0.13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6.393" calcext:value-type="float">
            <text:p>16.393</text:p>
          </table:table-cell>
          <table:table-cell/>
          <table:table-cell table:formula="of:=DEGREES(ACOS(COS(RADIANS([.B376]))*COS(RADIANS([.C376]))))" office:value-type="float" office:value="42.4754814307584" calcext:value-type="float">
            <text:p>42.48</text:p>
          </table:table-cell>
          <table:table-cell table:formula="of:=TAN((ACOS(COS(RADIANS([.B376]))*COS(RADIANS([.C376])))))" office:value-type="float" office:value="0.915544236076376" calcext:value-type="float">
            <text:p>0.9155</text:p>
          </table:table-cell>
          <table:table-cell table:formula="of:=SQRT([.E376]^2+[.F376]^2)" office:value-type="float" office:value="0.136014705087354" calcext:value-type="float">
            <text:p>0.14</text:p>
          </table:table-cell>
          <table:table-cell table:formula="of:=DEGREES(ATAN2([.F376]; [.E376]))" office:value-type="float" office:value="-72.8972710309476" calcext:value-type="float">
            <text:p>-72.90</text:p>
          </table:table-cell>
          <table:table-cell table:style-name="ce9" table:formula="of:=SQRT([.T376])" office:value-type="float" office:value="13.7331635411456" calcext:value-type="float">
            <text:p>13.73</text:p>
          </table:table-cell>
          <table:table-cell table:style-name="ce8" table:formula="of:=DEGREES(ATAN( (-SIN (RADIANS ([.C376])) * COS(RADIANS([.B376]))) / (COS (RADIANS ([.C376])) * SIN(RADIANS([.B376]))) ))" office:value-type="float" office:value="1.92151586462327" calcext:value-type="float">
            <text:p>1.92</text:p>
          </table:table-cell>
          <table:table-cell table:style-name="ce11" table:formula="of:=SQRT([.U376]^2+[.V376]^2)" office:value-type="float" office:value="13.7694078094215" calcext:value-type="float">
            <text:p>13.77</text:p>
          </table:table-cell>
          <table:table-cell table:style-name="ce8" table:formula="of:=DEGREES(ATAN2([.V376];[.U376]))" office:value-type="float" office:value="88.6247111987504" calcext:value-type="float">
            <text:p>88.62</text:p>
          </table:table-cell>
          <table:table-cell table:style-name="ce8"/>
          <table:table-cell table:style-name="ce13" table:formula="of:=[.K376]*15" office:value-type="float" office:value="13.7331635411456" calcext:value-type="float">
            <text:p>13.73</text:p>
          </table:table-cell>
          <table:table-cell table:style-name="ce8" table:formula="of:=[.K376]^2*225" office:value-type="float" office:value="188.599780847852" calcext:value-type="float">
            <text:p>188.60</text:p>
          </table:table-cell>
          <table:table-cell table:style-name="ce8" table:formula="of:=[.L376]*COS(RADIANS([.M376]))+[.N376]*COS(RADIANS([.O376]))" office:value-type="float" office:value="13.7654413139444" calcext:value-type="float">
            <text:p>13.77</text:p>
          </table:table-cell>
          <table:table-cell table:style-name="ce8" table:formula="of:=[.L376]*SIN(RADIANS([.M376]))+[.N376]*SIN(RADIANS([.O376]))" office:value-type="float" office:value="0.330479733886047" calcext:value-type="float">
            <text:p>0.33</text:p>
          </table:table-cell>
          <table:table-cell office:value-type="float" office:value="12.7426444292275" calcext:value-type="float">
            <text:p>12.74</text:p>
          </table:table-cell>
          <table:table-cell table:number-columns-repeated="1001"/>
        </table:table-row>
        <table:table-row table:style-name="ro1">
          <table:table-cell office:value-type="float" office:value="875509" calcext:value-type="float">
            <text:p>875509</text:p>
          </table:table-cell>
          <table:table-cell office:value-type="float" office:value="-42.4460193517475" calcext:value-type="float">
            <text:p>-42.4460193517</text:p>
          </table:table-cell>
          <table:table-cell office:value-type="float" office:value="1.75752506732064" calcext:value-type="float">
            <text:p>1.7575250673</text:p>
          </table:table-cell>
          <table:table-cell office:value-type="float" office:value="0.604431560823902" calcext:value-type="float">
            <text:p>0.6044315608</text:p>
          </table:table-cell>
          <table:table-cell office:value-type="float" office:value="-0.13" calcext:value-type="float">
            <text:p>-0.13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6.393" calcext:value-type="float">
            <text:p>16.393</text:p>
          </table:table-cell>
          <table:table-cell/>
          <table:table-cell table:formula="of:=DEGREES(ACOS(COS(RADIANS([.B377]))*COS(RADIANS([.C377]))))" office:value-type="float" office:value="42.4754814307584" calcext:value-type="float">
            <text:p>42.48</text:p>
          </table:table-cell>
          <table:table-cell table:formula="of:=TAN((ACOS(COS(RADIANS([.B377]))*COS(RADIANS([.C377])))))" office:value-type="float" office:value="0.915544236076376" calcext:value-type="float">
            <text:p>0.9155</text:p>
          </table:table-cell>
          <table:table-cell table:formula="of:=SQRT([.E377]^2+[.F377]^2)" office:value-type="float" office:value="0.136014705087354" calcext:value-type="float">
            <text:p>0.14</text:p>
          </table:table-cell>
          <table:table-cell table:formula="of:=DEGREES(ATAN2([.F377]; [.E377]))" office:value-type="float" office:value="-72.8972710309476" calcext:value-type="float">
            <text:p>-72.90</text:p>
          </table:table-cell>
          <table:table-cell table:style-name="ce9" table:formula="of:=SQRT([.T377])" office:value-type="float" office:value="13.7331635411456" calcext:value-type="float">
            <text:p>13.73</text:p>
          </table:table-cell>
          <table:table-cell table:style-name="ce8" table:formula="of:=DEGREES(ATAN( (-SIN (RADIANS ([.C377])) * COS(RADIANS([.B377]))) / (COS (RADIANS ([.C377])) * SIN(RADIANS([.B377]))) ))" office:value-type="float" office:value="1.92151586462327" calcext:value-type="float">
            <text:p>1.92</text:p>
          </table:table-cell>
          <table:table-cell table:style-name="ce11" table:formula="of:=SQRT([.U377]^2+[.V377]^2)" office:value-type="float" office:value="13.7694078094215" calcext:value-type="float">
            <text:p>13.77</text:p>
          </table:table-cell>
          <table:table-cell table:style-name="ce8" table:formula="of:=DEGREES(ATAN2([.V377];[.U377]))" office:value-type="float" office:value="88.6247111987504" calcext:value-type="float">
            <text:p>88.62</text:p>
          </table:table-cell>
          <table:table-cell table:style-name="ce8"/>
          <table:table-cell table:style-name="ce13" table:formula="of:=[.K377]*15" office:value-type="float" office:value="13.7331635411456" calcext:value-type="float">
            <text:p>13.73</text:p>
          </table:table-cell>
          <table:table-cell table:style-name="ce8" table:formula="of:=[.K377]^2*225" office:value-type="float" office:value="188.599780847852" calcext:value-type="float">
            <text:p>188.60</text:p>
          </table:table-cell>
          <table:table-cell table:style-name="ce8" table:formula="of:=[.L377]*COS(RADIANS([.M377]))+[.N377]*COS(RADIANS([.O377]))" office:value-type="float" office:value="13.7654413139444" calcext:value-type="float">
            <text:p>13.77</text:p>
          </table:table-cell>
          <table:table-cell table:style-name="ce8" table:formula="of:=[.L377]*SIN(RADIANS([.M377]))+[.N377]*SIN(RADIANS([.O377]))" office:value-type="float" office:value="0.330479733886047" calcext:value-type="float">
            <text:p>0.33</text:p>
          </table:table-cell>
          <table:table-cell office:value-type="float" office:value="12.7426444292275" calcext:value-type="float">
            <text:p>12.74</text:p>
          </table:table-cell>
          <table:table-cell table:number-columns-repeated="1001"/>
        </table:table-row>
        <table:table-row table:style-name="ro1">
          <table:table-cell office:value-type="float" office:value="875760" calcext:value-type="float">
            <text:p>875760</text:p>
          </table:table-cell>
          <table:table-cell office:value-type="float" office:value="-42.394738291459" calcext:value-type="float">
            <text:p>-42.3947382915</text:p>
          </table:table-cell>
          <table:table-cell office:value-type="float" office:value="1.77586284458166" calcext:value-type="float">
            <text:p>1.7758628446</text:p>
          </table:table-cell>
          <table:table-cell office:value-type="float" office:value="0.609935252551904" calcext:value-type="float">
            <text:p>0.609935252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4" calcext:value-type="float">
            <text:p>0.04</text:p>
          </table:table-cell>
          <table:table-cell office:value-type="float" office:value="-0.13" calcext:value-type="float">
            <text:p>-0.13</text:p>
          </table:table-cell>
          <table:table-cell office:value-type="float" office:value="16.428" calcext:value-type="float">
            <text:p>16.428</text:p>
          </table:table-cell>
          <table:table-cell/>
          <table:table-cell table:formula="of:=DEGREES(ACOS(COS(RADIANS([.B378]))*COS(RADIANS([.C378]))))" office:value-type="float" office:value="42.424872238733" calcext:value-type="float">
            <text:p>42.42</text:p>
          </table:table-cell>
          <table:table-cell table:formula="of:=TAN((ACOS(COS(RADIANS([.B378]))*COS(RADIANS([.C378])))))" office:value-type="float" office:value="0.913921852298317" calcext:value-type="float">
            <text:p>0.9139</text:p>
          </table:table-cell>
          <table:table-cell table:formula="of:=SQRT([.E378]^2+[.F378]^2)" office:value-type="float" office:value="0.117046999107196" calcext:value-type="float">
            <text:p>0.12</text:p>
          </table:table-cell>
          <table:table-cell table:formula="of:=DEGREES(ATAN2([.F378]; [.E378]))" office:value-type="float" office:value="-70.0168934781" calcext:value-type="float">
            <text:p>-70.02</text:p>
          </table:table-cell>
          <table:table-cell table:style-name="ce9" table:formula="of:=SQRT([.T378])" office:value-type="float" office:value="13.7088277844748" calcext:value-type="float">
            <text:p>13.71</text:p>
          </table:table-cell>
          <table:table-cell table:style-name="ce8" table:formula="of:=DEGREES(ATAN( (-SIN (RADIANS ([.C378])) * COS(RADIANS([.B378]))) / (COS (RADIANS ([.C378])) * SIN(RADIANS([.B378]))) ))" office:value-type="float" office:value="1.94505228671479" calcext:value-type="float">
            <text:p>1.95</text:p>
          </table:table-cell>
          <table:table-cell table:style-name="ce11" table:formula="of:=SQRT([.U378]^2+[.V378]^2)" office:value-type="float" office:value="13.74552179198" calcext:value-type="float">
            <text:p>13.75</text:p>
          </table:table-cell>
          <table:table-cell table:style-name="ce8" table:formula="of:=DEGREES(ATAN2([.V378];[.U378]))" office:value-type="float" office:value="88.5188632617307" calcext:value-type="float">
            <text:p>88.52</text:p>
          </table:table-cell>
          <table:table-cell table:style-name="ce8"/>
          <table:table-cell table:style-name="ce13" table:formula="of:=[.K378]*15" office:value-type="float" office:value="13.7088277844748" calcext:value-type="float">
            <text:p>13.71</text:p>
          </table:table-cell>
          <table:table-cell table:style-name="ce8" table:formula="of:=[.K378]^2*225" office:value-type="float" office:value="187.931959224387" calcext:value-type="float">
            <text:p>187.93</text:p>
          </table:table-cell>
          <table:table-cell table:style-name="ce8" table:formula="of:=[.L378]*COS(RADIANS([.M378]))+[.N378]*COS(RADIANS([.O378]))" office:value-type="float" office:value="13.74092926101" calcext:value-type="float">
            <text:p>13.74</text:p>
          </table:table-cell>
          <table:table-cell table:style-name="ce8" table:formula="of:=[.L378]*SIN(RADIANS([.M378]))+[.N378]*SIN(RADIANS([.O378]))" office:value-type="float" office:value="0.355291961231564" calcext:value-type="float">
            <text:p>0.36</text:p>
          </table:table-cell>
          <table:table-cell office:value-type="float" office:value="12.7274616716199" calcext:value-type="float">
            <text:p>12.73</text:p>
          </table:table-cell>
          <table:table-cell table:number-columns-repeated="1001"/>
        </table:table-row>
        <table:table-row table:style-name="ro1">
          <table:table-cell office:value-type="float" office:value="875760" calcext:value-type="float">
            <text:p>875760</text:p>
          </table:table-cell>
          <table:table-cell office:value-type="float" office:value="-42.394738291459" calcext:value-type="float">
            <text:p>-42.3947382915</text:p>
          </table:table-cell>
          <table:table-cell office:value-type="float" office:value="1.77586284458166" calcext:value-type="float">
            <text:p>1.7758628446</text:p>
          </table:table-cell>
          <table:table-cell office:value-type="float" office:value="0.609935252551904" calcext:value-type="float">
            <text:p>0.609935252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4" calcext:value-type="float">
            <text:p>0.04</text:p>
          </table:table-cell>
          <table:table-cell office:value-type="float" office:value="-0.13" calcext:value-type="float">
            <text:p>-0.13</text:p>
          </table:table-cell>
          <table:table-cell office:value-type="float" office:value="16.428" calcext:value-type="float">
            <text:p>16.428</text:p>
          </table:table-cell>
          <table:table-cell/>
          <table:table-cell table:formula="of:=DEGREES(ACOS(COS(RADIANS([.B379]))*COS(RADIANS([.C379]))))" office:value-type="float" office:value="42.424872238733" calcext:value-type="float">
            <text:p>42.42</text:p>
          </table:table-cell>
          <table:table-cell table:formula="of:=TAN((ACOS(COS(RADIANS([.B379]))*COS(RADIANS([.C379])))))" office:value-type="float" office:value="0.913921852298317" calcext:value-type="float">
            <text:p>0.9139</text:p>
          </table:table-cell>
          <table:table-cell table:formula="of:=SQRT([.E379]^2+[.F379]^2)" office:value-type="float" office:value="0.117046999107196" calcext:value-type="float">
            <text:p>0.12</text:p>
          </table:table-cell>
          <table:table-cell table:formula="of:=DEGREES(ATAN2([.F379]; [.E379]))" office:value-type="float" office:value="-70.0168934781" calcext:value-type="float">
            <text:p>-70.02</text:p>
          </table:table-cell>
          <table:table-cell table:style-name="ce9" table:formula="of:=SQRT([.T379])" office:value-type="float" office:value="13.7088277844748" calcext:value-type="float">
            <text:p>13.71</text:p>
          </table:table-cell>
          <table:table-cell table:style-name="ce8" table:formula="of:=DEGREES(ATAN( (-SIN (RADIANS ([.C379])) * COS(RADIANS([.B379]))) / (COS (RADIANS ([.C379])) * SIN(RADIANS([.B379]))) ))" office:value-type="float" office:value="1.94505228671479" calcext:value-type="float">
            <text:p>1.95</text:p>
          </table:table-cell>
          <table:table-cell table:style-name="ce11" table:formula="of:=SQRT([.U379]^2+[.V379]^2)" office:value-type="float" office:value="13.74552179198" calcext:value-type="float">
            <text:p>13.75</text:p>
          </table:table-cell>
          <table:table-cell table:style-name="ce8" table:formula="of:=DEGREES(ATAN2([.V379];[.U379]))" office:value-type="float" office:value="88.5188632617307" calcext:value-type="float">
            <text:p>88.52</text:p>
          </table:table-cell>
          <table:table-cell table:style-name="ce8"/>
          <table:table-cell table:style-name="ce13" table:formula="of:=[.K379]*15" office:value-type="float" office:value="13.7088277844748" calcext:value-type="float">
            <text:p>13.71</text:p>
          </table:table-cell>
          <table:table-cell table:style-name="ce8" table:formula="of:=[.K379]^2*225" office:value-type="float" office:value="187.931959224387" calcext:value-type="float">
            <text:p>187.93</text:p>
          </table:table-cell>
          <table:table-cell table:style-name="ce8" table:formula="of:=[.L379]*COS(RADIANS([.M379]))+[.N379]*COS(RADIANS([.O379]))" office:value-type="float" office:value="13.74092926101" calcext:value-type="float">
            <text:p>13.74</text:p>
          </table:table-cell>
          <table:table-cell table:style-name="ce8" table:formula="of:=[.L379]*SIN(RADIANS([.M379]))+[.N379]*SIN(RADIANS([.O379]))" office:value-type="float" office:value="0.355291961231564" calcext:value-type="float">
            <text:p>0.36</text:p>
          </table:table-cell>
          <table:table-cell office:value-type="float" office:value="12.7274616716199" calcext:value-type="float">
            <text:p>12.73</text:p>
          </table:table-cell>
          <table:table-cell table:number-columns-repeated="1001"/>
        </table:table-row>
        <table:table-row table:style-name="ro1">
          <table:table-cell office:value-type="float" office:value="876010" calcext:value-type="float">
            <text:p>876010</text:p>
          </table:table-cell>
          <table:table-cell office:value-type="float" office:value="-37.590202229259" calcext:value-type="float">
            <text:p>-37.5902022293</text:p>
          </table:table-cell>
          <table:table-cell office:value-type="float" office:value="1.48501642097129" calcext:value-type="float">
            <text:p>1.485016421</text:p>
          </table:table-cell>
          <table:table-cell office:value-type="float" office:value="0.76834542873363" calcext:value-type="float">
            <text:p>0.7683454287</text:p>
          </table:table-cell>
          <table:table-cell office:value-type="float" office:value="1.13" calcext:value-type="float">
            <text:p>1.13</text:p>
          </table:table-cell>
          <table:table-cell office:value-type="float" office:value="0.11" calcext:value-type="float">
            <text:p>0.11</text:p>
          </table:table-cell>
          <table:table-cell office:value-type="float" office:value="-0.17" calcext:value-type="float">
            <text:p>-0.17</text:p>
          </table:table-cell>
          <table:table-cell office:value-type="float" office:value="16.464" calcext:value-type="float">
            <text:p>16.464</text:p>
          </table:table-cell>
          <table:table-cell/>
          <table:table-cell table:formula="of:=DEGREES(ACOS(COS(RADIANS([.B380]))*COS(RADIANS([.C380]))))" office:value-type="float" office:value="37.6151922730017" calcext:value-type="float">
            <text:p>37.62</text:p>
          </table:table-cell>
          <table:table-cell table:formula="of:=TAN((ACOS(COS(RADIANS([.B380]))*COS(RADIANS([.C380])))))" office:value-type="float" office:value="0.77052616664761" calcext:value-type="float">
            <text:p>0.7705</text:p>
          </table:table-cell>
          <table:table-cell table:formula="of:=SQRT([.E380]^2+[.F380]^2)" office:value-type="float" office:value="1.1353413583588" calcext:value-type="float">
            <text:p>1.14</text:p>
          </table:table-cell>
          <table:table-cell table:formula="of:=DEGREES(ATAN2([.F380]; [.E380]))" office:value-type="float" office:value="84.4400527366905" calcext:value-type="float">
            <text:p>84.44</text:p>
          </table:table-cell>
          <table:table-cell table:style-name="ce9" table:formula="of:=SQRT([.T380])" office:value-type="float" office:value="11.5578924997141" calcext:value-type="float">
            <text:p>11.56</text:p>
          </table:table-cell>
          <table:table-cell table:style-name="ce8" table:formula="of:=DEGREES(ATAN( (-SIN (RADIANS ([.C380])) * COS(RADIANS([.B380]))) / (COS (RADIANS ([.C380])) * SIN(RADIANS([.B380]))) ))" office:value-type="float" office:value="1.92871862644028" calcext:value-type="float">
            <text:p>1.93</text:p>
          </table:table-cell>
          <table:table-cell table:style-name="ce11" table:formula="of:=SQRT([.U380]^2+[.V380]^2)" office:value-type="float" office:value="11.7598597451146" calcext:value-type="float">
            <text:p>11.76</text:p>
          </table:table-cell>
          <table:table-cell table:style-name="ce8" table:formula="of:=DEGREES(ATAN2([.V380];[.U380]))" office:value-type="float" office:value="82.5785007818578" calcext:value-type="float">
            <text:p>82.58</text:p>
          </table:table-cell>
          <table:table-cell table:style-name="ce8"/>
          <table:table-cell table:style-name="ce13" table:formula="of:=[.K380]*15" office:value-type="float" office:value="11.5578924997141" calcext:value-type="float">
            <text:p>11.56</text:p>
          </table:table-cell>
          <table:table-cell table:style-name="ce8" table:formula="of:=[.K380]^2*225" office:value-type="float" office:value="133.584879034948" calcext:value-type="float">
            <text:p>133.58</text:p>
          </table:table-cell>
          <table:table-cell table:style-name="ce8" table:formula="of:=[.L380]*COS(RADIANS([.M380]))+[.N380]*COS(RADIANS([.O380]))" office:value-type="float" office:value="11.6613446285044" calcext:value-type="float">
            <text:p>11.66</text:p>
          </table:table-cell>
          <table:table-cell table:style-name="ce8" table:formula="of:=[.L380]*SIN(RADIANS([.M380]))+[.N380]*SIN(RADIANS([.O380]))" office:value-type="float" office:value="1.51899396971175" calcext:value-type="float">
            <text:p>1.52</text:p>
          </table:table-cell>
          <table:table-cell office:value-type="float" office:value="11.2845576819005" calcext:value-type="float">
            <text:p>11.28</text:p>
          </table:table-cell>
          <table:table-cell table:number-columns-repeated="1001"/>
        </table:table-row>
        <table:table-row table:style-name="ro1">
          <table:table-cell office:value-type="float" office:value="876010" calcext:value-type="float">
            <text:p>876010</text:p>
          </table:table-cell>
          <table:table-cell office:value-type="float" office:value="-37.590202229259" calcext:value-type="float">
            <text:p>-37.5902022293</text:p>
          </table:table-cell>
          <table:table-cell office:value-type="float" office:value="1.48501642097129" calcext:value-type="float">
            <text:p>1.485016421</text:p>
          </table:table-cell>
          <table:table-cell office:value-type="float" office:value="0.76834542873363" calcext:value-type="float">
            <text:p>0.7683454287</text:p>
          </table:table-cell>
          <table:table-cell office:value-type="float" office:value="1.13" calcext:value-type="float">
            <text:p>1.13</text:p>
          </table:table-cell>
          <table:table-cell office:value-type="float" office:value="0.11" calcext:value-type="float">
            <text:p>0.11</text:p>
          </table:table-cell>
          <table:table-cell office:value-type="float" office:value="-0.17" calcext:value-type="float">
            <text:p>-0.17</text:p>
          </table:table-cell>
          <table:table-cell office:value-type="float" office:value="16.464" calcext:value-type="float">
            <text:p>16.464</text:p>
          </table:table-cell>
          <table:table-cell/>
          <table:table-cell table:formula="of:=DEGREES(ACOS(COS(RADIANS([.B381]))*COS(RADIANS([.C381]))))" office:value-type="float" office:value="37.6151922730017" calcext:value-type="float">
            <text:p>37.62</text:p>
          </table:table-cell>
          <table:table-cell table:formula="of:=TAN((ACOS(COS(RADIANS([.B381]))*COS(RADIANS([.C381])))))" office:value-type="float" office:value="0.77052616664761" calcext:value-type="float">
            <text:p>0.7705</text:p>
          </table:table-cell>
          <table:table-cell table:formula="of:=SQRT([.E381]^2+[.F381]^2)" office:value-type="float" office:value="1.1353413583588" calcext:value-type="float">
            <text:p>1.14</text:p>
          </table:table-cell>
          <table:table-cell table:formula="of:=DEGREES(ATAN2([.F381]; [.E381]))" office:value-type="float" office:value="84.4400527366905" calcext:value-type="float">
            <text:p>84.44</text:p>
          </table:table-cell>
          <table:table-cell table:style-name="ce9" table:formula="of:=SQRT([.T381])" office:value-type="float" office:value="11.5578924997141" calcext:value-type="float">
            <text:p>11.56</text:p>
          </table:table-cell>
          <table:table-cell table:style-name="ce8" table:formula="of:=DEGREES(ATAN( (-SIN (RADIANS ([.C381])) * COS(RADIANS([.B381]))) / (COS (RADIANS ([.C381])) * SIN(RADIANS([.B381]))) ))" office:value-type="float" office:value="1.92871862644028" calcext:value-type="float">
            <text:p>1.93</text:p>
          </table:table-cell>
          <table:table-cell table:style-name="ce11" table:formula="of:=SQRT([.U381]^2+[.V381]^2)" office:value-type="float" office:value="11.7598597451146" calcext:value-type="float">
            <text:p>11.76</text:p>
          </table:table-cell>
          <table:table-cell table:style-name="ce8" table:formula="of:=DEGREES(ATAN2([.V381];[.U381]))" office:value-type="float" office:value="82.5785007818578" calcext:value-type="float">
            <text:p>82.58</text:p>
          </table:table-cell>
          <table:table-cell table:style-name="ce8"/>
          <table:table-cell table:style-name="ce13" table:formula="of:=[.K381]*15" office:value-type="float" office:value="11.5578924997141" calcext:value-type="float">
            <text:p>11.56</text:p>
          </table:table-cell>
          <table:table-cell table:style-name="ce8" table:formula="of:=[.K381]^2*225" office:value-type="float" office:value="133.584879034948" calcext:value-type="float">
            <text:p>133.58</text:p>
          </table:table-cell>
          <table:table-cell table:style-name="ce8" table:formula="of:=[.L381]*COS(RADIANS([.M381]))+[.N381]*COS(RADIANS([.O381]))" office:value-type="float" office:value="11.6613446285044" calcext:value-type="float">
            <text:p>11.66</text:p>
          </table:table-cell>
          <table:table-cell table:style-name="ce8" table:formula="of:=[.L381]*SIN(RADIANS([.M381]))+[.N381]*SIN(RADIANS([.O381]))" office:value-type="float" office:value="1.51899396971175" calcext:value-type="float">
            <text:p>1.52</text:p>
          </table:table-cell>
          <table:table-cell office:value-type="float" office:value="11.2845576819005" calcext:value-type="float">
            <text:p>11.28</text:p>
          </table:table-cell>
          <table:table-cell table:number-columns-repeated="1001"/>
        </table:table-row>
        <table:table-row table:style-name="ro1">
          <table:table-cell office:value-type="float" office:value="876260" calcext:value-type="float">
            <text:p>876260</text:p>
          </table:table-cell>
          <table:table-cell office:value-type="float" office:value="-22.3858186462171" calcext:value-type="float">
            <text:p>-22.3858186462</text:p>
          </table:table-cell>
          <table:table-cell office:value-type="float" office:value="0.797103033099469" calcext:value-type="float">
            <text:p>0.7971030331</text:p>
          </table:table-cell>
          <table:table-cell office:value-type="float" office:value="0.896994549710906" calcext:value-type="float">
            <text:p>0.8969945497</text:p>
          </table:table-cell>
          <table:table-cell office:value-type="float" office:value="1.55" calcext:value-type="float">
            <text:p>1.55</text:p>
          </table:table-cell>
          <table:table-cell office:value-type="float" office:value="0.13" calcext:value-type="float">
            <text:p>0.13</text:p>
          </table:table-cell>
          <table:table-cell office:value-type="float" office:value="-0.25" calcext:value-type="float">
            <text:p>-0.25</text:p>
          </table:table-cell>
          <table:table-cell office:value-type="float" office:value="16.517" calcext:value-type="float">
            <text:p>16.517</text:p>
          </table:table-cell>
          <table:table-cell/>
          <table:table-cell table:formula="of:=DEGREES(ACOS(COS(RADIANS([.B382]))*COS(RADIANS([.C382]))))" office:value-type="float" office:value="22.3992764443402" calcext:value-type="float">
            <text:p>22.40</text:p>
          </table:table-cell>
          <table:table-cell table:formula="of:=TAN((ACOS(COS(RADIANS([.B382]))*COS(RADIANS([.C382])))))" office:value-type="float" office:value="0.412155483349801" calcext:value-type="float">
            <text:p>0.4122</text:p>
          </table:table-cell>
          <table:table-cell table:formula="of:=SQRT([.E382]^2+[.F382]^2)" office:value-type="float" office:value="1.55544205935162" calcext:value-type="float">
            <text:p>1.56</text:p>
          </table:table-cell>
          <table:table-cell table:formula="of:=DEGREES(ATAN2([.F382]; [.E382]))" office:value-type="float" office:value="85.2057679333694" calcext:value-type="float">
            <text:p>85.21</text:p>
          </table:table-cell>
          <table:table-cell table:style-name="ce9" table:formula="of:=SQRT([.T382])" office:value-type="float" office:value="6.18233225024702" calcext:value-type="float">
            <text:p>6.18</text:p>
          </table:table-cell>
          <table:table-cell table:style-name="ce8" table:formula="of:=DEGREES(ATAN( (-SIN (RADIANS ([.C382])) * COS(RADIANS([.B382]))) / (COS (RADIANS ([.C382])) * SIN(RADIANS([.B382]))) ))" office:value-type="float" office:value="1.93466560920386" calcext:value-type="float">
            <text:p>1.93</text:p>
          </table:table-cell>
          <table:table-cell table:style-name="ce11" table:formula="of:=SQRT([.U382]^2+[.V382]^2)" office:value-type="float" office:value="6.54936163451605" calcext:value-type="float">
            <text:p>6.55</text:p>
          </table:table-cell>
          <table:table-cell table:style-name="ce8" table:formula="of:=DEGREES(ATAN2([.V382];[.U382]))" office:value-type="float" office:value="74.4230549964025" calcext:value-type="float">
            <text:p>74.42</text:p>
          </table:table-cell>
          <table:table-cell table:style-name="ce8"/>
          <table:table-cell table:style-name="ce13" table:formula="of:=[.K382]*15" office:value-type="float" office:value="6.18233225024702" calcext:value-type="float">
            <text:p>6.18</text:p>
          </table:table-cell>
          <table:table-cell table:style-name="ce8" table:formula="of:=[.K382]^2*225" office:value-type="float" office:value="38.2212320524444" calcext:value-type="float">
            <text:p>38.22</text:p>
          </table:table-cell>
          <table:table-cell table:style-name="ce8" table:formula="of:=[.L382]*COS(RADIANS([.M382]))+[.N382]*COS(RADIANS([.O382]))" office:value-type="float" office:value="6.30880815498339" calcext:value-type="float">
            <text:p>6.31</text:p>
          </table:table-cell>
          <table:table-cell table:style-name="ce8" table:formula="of:=[.L382]*SIN(RADIANS([.M382]))+[.N382]*SIN(RADIANS([.O382]))" office:value-type="float" office:value="1.75871472481636" calcext:value-type="float">
            <text:p>1.76</text:p>
          </table:table-cell>
          <table:table-cell office:value-type="float" office:value="6.71978293330206" calcext:value-type="float">
            <text:p>6.72</text:p>
          </table:table-cell>
          <table:table-cell table:number-columns-repeated="1001"/>
        </table:table-row>
        <table:table-row table:style-name="ro1">
          <table:table-cell office:value-type="float" office:value="876260" calcext:value-type="float">
            <text:p>876260</text:p>
          </table:table-cell>
          <table:table-cell office:value-type="float" office:value="-22.3858186462171" calcext:value-type="float">
            <text:p>-22.3858186462</text:p>
          </table:table-cell>
          <table:table-cell office:value-type="float" office:value="0.797103033099469" calcext:value-type="float">
            <text:p>0.7971030331</text:p>
          </table:table-cell>
          <table:table-cell office:value-type="float" office:value="0.896994549710906" calcext:value-type="float">
            <text:p>0.8969945497</text:p>
          </table:table-cell>
          <table:table-cell office:value-type="float" office:value="1.55" calcext:value-type="float">
            <text:p>1.55</text:p>
          </table:table-cell>
          <table:table-cell office:value-type="float" office:value="0.13" calcext:value-type="float">
            <text:p>0.13</text:p>
          </table:table-cell>
          <table:table-cell office:value-type="float" office:value="-0.25" calcext:value-type="float">
            <text:p>-0.25</text:p>
          </table:table-cell>
          <table:table-cell office:value-type="float" office:value="16.517" calcext:value-type="float">
            <text:p>16.517</text:p>
          </table:table-cell>
          <table:table-cell/>
          <table:table-cell table:formula="of:=DEGREES(ACOS(COS(RADIANS([.B383]))*COS(RADIANS([.C383]))))" office:value-type="float" office:value="22.3992764443402" calcext:value-type="float">
            <text:p>22.40</text:p>
          </table:table-cell>
          <table:table-cell table:formula="of:=TAN((ACOS(COS(RADIANS([.B383]))*COS(RADIANS([.C383])))))" office:value-type="float" office:value="0.412155483349801" calcext:value-type="float">
            <text:p>0.4122</text:p>
          </table:table-cell>
          <table:table-cell table:formula="of:=SQRT([.E383]^2+[.F383]^2)" office:value-type="float" office:value="1.55544205935162" calcext:value-type="float">
            <text:p>1.56</text:p>
          </table:table-cell>
          <table:table-cell table:formula="of:=DEGREES(ATAN2([.F383]; [.E383]))" office:value-type="float" office:value="85.2057679333694" calcext:value-type="float">
            <text:p>85.21</text:p>
          </table:table-cell>
          <table:table-cell table:style-name="ce9" table:formula="of:=SQRT([.T383])" office:value-type="float" office:value="6.18233225024702" calcext:value-type="float">
            <text:p>6.18</text:p>
          </table:table-cell>
          <table:table-cell table:style-name="ce8" table:formula="of:=DEGREES(ATAN( (-SIN (RADIANS ([.C383])) * COS(RADIANS([.B383]))) / (COS (RADIANS ([.C383])) * SIN(RADIANS([.B383]))) ))" office:value-type="float" office:value="1.93466560920386" calcext:value-type="float">
            <text:p>1.93</text:p>
          </table:table-cell>
          <table:table-cell table:style-name="ce11" table:formula="of:=SQRT([.U383]^2+[.V383]^2)" office:value-type="float" office:value="6.54936163451605" calcext:value-type="float">
            <text:p>6.55</text:p>
          </table:table-cell>
          <table:table-cell table:style-name="ce8" table:formula="of:=DEGREES(ATAN2([.V383];[.U383]))" office:value-type="float" office:value="74.4230549964025" calcext:value-type="float">
            <text:p>74.42</text:p>
          </table:table-cell>
          <table:table-cell table:style-name="ce8"/>
          <table:table-cell table:style-name="ce13" table:formula="of:=[.K383]*15" office:value-type="float" office:value="6.18233225024702" calcext:value-type="float">
            <text:p>6.18</text:p>
          </table:table-cell>
          <table:table-cell table:style-name="ce8" table:formula="of:=[.K383]^2*225" office:value-type="float" office:value="38.2212320524444" calcext:value-type="float">
            <text:p>38.22</text:p>
          </table:table-cell>
          <table:table-cell table:style-name="ce8" table:formula="of:=[.L383]*COS(RADIANS([.M383]))+[.N383]*COS(RADIANS([.O383]))" office:value-type="float" office:value="6.30880815498339" calcext:value-type="float">
            <text:p>6.31</text:p>
          </table:table-cell>
          <table:table-cell table:style-name="ce8" table:formula="of:=[.L383]*SIN(RADIANS([.M383]))+[.N383]*SIN(RADIANS([.O383]))" office:value-type="float" office:value="1.75871472481636" calcext:value-type="float">
            <text:p>1.76</text:p>
          </table:table-cell>
          <table:table-cell office:value-type="float" office:value="6.71978293330206" calcext:value-type="float">
            <text:p>6.72</text:p>
          </table:table-cell>
          <table:table-cell table:number-columns-repeated="1001"/>
        </table:table-row>
        <table:table-row table:style-name="ro1">
          <table:table-cell office:value-type="float" office:value="876510" calcext:value-type="float">
            <text:p>876510</text:p>
          </table:table-cell>
          <table:table-cell office:value-type="float" office:value="-15.6632305688415" calcext:value-type="float">
            <text:p>-15.6632305688</text:p>
          </table:table-cell>
          <table:table-cell office:value-type="float" office:value="0.857224812773154" calcext:value-type="float">
            <text:p>0.8572248128</text:p>
          </table:table-cell>
          <table:table-cell office:value-type="float" office:value="0.646347631347477" calcext:value-type="float">
            <text:p>0.6463476313</text:p>
          </table:table-cell>
          <table:table-cell office:value-type="float" office:value="1.28" calcext:value-type="float">
            <text:p>1.28</text:p>
          </table:table-cell>
          <table:table-cell office:value-type="float" office:value="0.11" calcext:value-type="float">
            <text:p>0.11</text:p>
          </table:table-cell>
          <table:table-cell office:value-type="float" office:value="-0.24" calcext:value-type="float">
            <text:p>-0.24</text:p>
          </table:table-cell>
          <table:table-cell office:value-type="float" office:value="16.578" calcext:value-type="float">
            <text:p>16.578</text:p>
          </table:table-cell>
          <table:table-cell/>
          <table:table-cell table:formula="of:=DEGREES(ACOS(COS(RADIANS([.B384]))*COS(RADIANS([.C384]))))" office:value-type="float" office:value="15.686083910126" calcext:value-type="float">
            <text:p>15.69</text:p>
          </table:table-cell>
          <table:table-cell table:formula="of:=TAN((ACOS(COS(RADIANS([.B384]))*COS(RADIANS([.C384])))))" office:value-type="float" office:value="0.28082526930625" calcext:value-type="float">
            <text:p>0.2808</text:p>
          </table:table-cell>
          <table:table-cell table:formula="of:=SQRT([.E384]^2+[.F384]^2)" office:value-type="float" office:value="1.28471786786049" calcext:value-type="float">
            <text:p>1.28</text:p>
          </table:table-cell>
          <table:table-cell table:formula="of:=DEGREES(ATAN2([.F384]; [.E384]))" office:value-type="float" office:value="85.088211827494" calcext:value-type="float">
            <text:p>85.09</text:p>
          </table:table-cell>
          <table:table-cell table:style-name="ce9" table:formula="of:=SQRT([.T384])" office:value-type="float" office:value="4.21237903959375" calcext:value-type="float">
            <text:p>4.21</text:p>
          </table:table-cell>
          <table:table-cell table:style-name="ce8" table:formula="of:=DEGREES(ATAN( (-SIN (RADIANS ([.C384])) * COS(RADIANS([.B384]))) / (COS (RADIANS ([.C384])) * SIN(RADIANS([.B384]))) ))" office:value-type="float" office:value="3.05453542857909" calcext:value-type="float">
            <text:p>3.05</text:p>
          </table:table-cell>
          <table:table-cell table:style-name="ce11" table:formula="of:=SQRT([.U384]^2+[.V384]^2)" office:value-type="float" office:value="4.5710686409601" calcext:value-type="float">
            <text:p>4.57</text:p>
          </table:table-cell>
          <table:table-cell table:style-name="ce8" table:formula="of:=DEGREES(ATAN2([.V384];[.U384]))" office:value-type="float" office:value="70.7841952563648" calcext:value-type="float">
            <text:p>70.78</text:p>
          </table:table-cell>
          <table:table-cell table:style-name="ce8"/>
          <table:table-cell table:style-name="ce13" table:formula="of:=[.K384]*15" office:value-type="float" office:value="4.21237903959375" calcext:value-type="float">
            <text:p>4.21</text:p>
          </table:table-cell>
          <table:table-cell table:style-name="ce8" table:formula="of:=[.K384]^2*225" office:value-type="float" office:value="17.7441371732088" calcext:value-type="float">
            <text:p>17.74</text:p>
          </table:table-cell>
          <table:table-cell table:style-name="ce8" table:formula="of:=[.L384]*COS(RADIANS([.M384]))+[.N384]*COS(RADIANS([.O384]))" office:value-type="float" office:value="4.31639437723831" calcext:value-type="float">
            <text:p>4.32</text:p>
          </table:table-cell>
          <table:table-cell table:style-name="ce8" table:formula="of:=[.L384]*SIN(RADIANS([.M384]))+[.N384]*SIN(RADIANS([.O384]))" office:value-type="float" office:value="1.50446272819046" calcext:value-type="float">
            <text:p>1.50</text:p>
          </table:table-cell>
          <table:table-cell office:value-type="float" office:value="4.7058251730378" calcext:value-type="float">
            <text:p>4.71</text:p>
          </table:table-cell>
          <table:table-cell table:number-columns-repeated="1001"/>
        </table:table-row>
        <table:table-row table:style-name="ro1">
          <table:table-cell office:value-type="float" office:value="876510" calcext:value-type="float">
            <text:p>876510</text:p>
          </table:table-cell>
          <table:table-cell office:value-type="float" office:value="-15.6632305688415" calcext:value-type="float">
            <text:p>-15.6632305688</text:p>
          </table:table-cell>
          <table:table-cell office:value-type="float" office:value="0.857224812773154" calcext:value-type="float">
            <text:p>0.8572248128</text:p>
          </table:table-cell>
          <table:table-cell office:value-type="float" office:value="0.646347631347477" calcext:value-type="float">
            <text:p>0.6463476313</text:p>
          </table:table-cell>
          <table:table-cell office:value-type="float" office:value="1.28" calcext:value-type="float">
            <text:p>1.28</text:p>
          </table:table-cell>
          <table:table-cell office:value-type="float" office:value="0.11" calcext:value-type="float">
            <text:p>0.11</text:p>
          </table:table-cell>
          <table:table-cell office:value-type="float" office:value="-0.24" calcext:value-type="float">
            <text:p>-0.24</text:p>
          </table:table-cell>
          <table:table-cell office:value-type="float" office:value="16.578" calcext:value-type="float">
            <text:p>16.578</text:p>
          </table:table-cell>
          <table:table-cell/>
          <table:table-cell table:formula="of:=DEGREES(ACOS(COS(RADIANS([.B385]))*COS(RADIANS([.C385]))))" office:value-type="float" office:value="15.686083910126" calcext:value-type="float">
            <text:p>15.69</text:p>
          </table:table-cell>
          <table:table-cell table:formula="of:=TAN((ACOS(COS(RADIANS([.B385]))*COS(RADIANS([.C385])))))" office:value-type="float" office:value="0.28082526930625" calcext:value-type="float">
            <text:p>0.2808</text:p>
          </table:table-cell>
          <table:table-cell table:formula="of:=SQRT([.E385]^2+[.F385]^2)" office:value-type="float" office:value="1.28471786786049" calcext:value-type="float">
            <text:p>1.28</text:p>
          </table:table-cell>
          <table:table-cell table:formula="of:=DEGREES(ATAN2([.F385]; [.E385]))" office:value-type="float" office:value="85.088211827494" calcext:value-type="float">
            <text:p>85.09</text:p>
          </table:table-cell>
          <table:table-cell table:style-name="ce9" table:formula="of:=SQRT([.T385])" office:value-type="float" office:value="4.21237903959375" calcext:value-type="float">
            <text:p>4.21</text:p>
          </table:table-cell>
          <table:table-cell table:style-name="ce8" table:formula="of:=DEGREES(ATAN( (-SIN (RADIANS ([.C385])) * COS(RADIANS([.B385]))) / (COS (RADIANS ([.C385])) * SIN(RADIANS([.B385]))) ))" office:value-type="float" office:value="3.05453542857909" calcext:value-type="float">
            <text:p>3.05</text:p>
          </table:table-cell>
          <table:table-cell table:style-name="ce11" table:formula="of:=SQRT([.U385]^2+[.V385]^2)" office:value-type="float" office:value="4.5710686409601" calcext:value-type="float">
            <text:p>4.57</text:p>
          </table:table-cell>
          <table:table-cell table:style-name="ce8" table:formula="of:=DEGREES(ATAN2([.V385];[.U385]))" office:value-type="float" office:value="70.7841952563648" calcext:value-type="float">
            <text:p>70.78</text:p>
          </table:table-cell>
          <table:table-cell table:style-name="ce8"/>
          <table:table-cell table:style-name="ce13" table:formula="of:=[.K385]*15" office:value-type="float" office:value="4.21237903959375" calcext:value-type="float">
            <text:p>4.21</text:p>
          </table:table-cell>
          <table:table-cell table:style-name="ce8" table:formula="of:=[.K385]^2*225" office:value-type="float" office:value="17.7441371732088" calcext:value-type="float">
            <text:p>17.74</text:p>
          </table:table-cell>
          <table:table-cell table:style-name="ce8" table:formula="of:=[.L385]*COS(RADIANS([.M385]))+[.N385]*COS(RADIANS([.O385]))" office:value-type="float" office:value="4.31639437723831" calcext:value-type="float">
            <text:p>4.32</text:p>
          </table:table-cell>
          <table:table-cell table:style-name="ce8" table:formula="of:=[.L385]*SIN(RADIANS([.M385]))+[.N385]*SIN(RADIANS([.O385]))" office:value-type="float" office:value="1.50446272819046" calcext:value-type="float">
            <text:p>1.50</text:p>
          </table:table-cell>
          <table:table-cell office:value-type="float" office:value="4.7058251730378" calcext:value-type="float">
            <text:p>4.71</text:p>
          </table:table-cell>
          <table:table-cell table:number-columns-repeated="1001"/>
        </table:table-row>
        <table:table-row table:style-name="ro1">
          <table:table-cell office:value-type="float" office:value="876759" calcext:value-type="float">
            <text:p>876759</text:p>
          </table:table-cell>
          <table:table-cell office:value-type="float" office:value="-15.9706642135729" calcext:value-type="float">
            <text:p>-15.9706642136</text:p>
          </table:table-cell>
          <table:table-cell office:value-type="float" office:value="1.31854261950499" calcext:value-type="float">
            <text:p>1.3185426195</text:p>
          </table:table-cell>
          <table:table-cell office:value-type="float" office:value="0.397898859958028" calcext:value-type="float">
            <text:p>0.39789886</text:p>
          </table:table-cell>
          <table:table-cell office:value-type="float" office:value="0.95" calcext:value-type="float">
            <text:p>0.95</text:p>
          </table:table-cell>
          <table:table-cell office:value-type="float" office:value="0.09" calcext:value-type="float">
            <text:p>0.09</text:p>
          </table:table-cell>
          <table:table-cell office:value-type="float" office:value="-0.17" calcext:value-type="float">
            <text:p>-0.17</text:p>
          </table:table-cell>
          <table:table-cell office:value-type="float" office:value="16.629" calcext:value-type="float">
            <text:p>16.629</text:p>
          </table:table-cell>
          <table:table-cell/>
          <table:table-cell table:formula="of:=DEGREES(ACOS(COS(RADIANS([.B386]))*COS(RADIANS([.C386]))))" office:value-type="float" office:value="16.0235890821376" calcext:value-type="float">
            <text:p>16.02</text:p>
          </table:table-cell>
          <table:table-cell table:formula="of:=TAN((ACOS(COS(RADIANS([.B386]))*COS(RADIANS([.C386])))))" office:value-type="float" office:value="0.287190997304121" calcext:value-type="float">
            <text:p>0.2872</text:p>
          </table:table-cell>
          <table:table-cell table:formula="of:=SQRT([.E386]^2+[.F386]^2)" office:value-type="float" office:value="0.954253635046783" calcext:value-type="float">
            <text:p>0.95</text:p>
          </table:table-cell>
          <table:table-cell table:formula="of:=DEGREES(ATAN2([.F386]; [.E386]))" office:value-type="float" office:value="84.588130847683" calcext:value-type="float">
            <text:p>84.59</text:p>
          </table:table-cell>
          <table:table-cell table:style-name="ce9" table:formula="of:=SQRT([.T386])" office:value-type="float" office:value="4.30786495956182" calcext:value-type="float">
            <text:p>4.31</text:p>
          </table:table-cell>
          <table:table-cell table:style-name="ce8" table:formula="of:=DEGREES(ATAN( (-SIN (RADIANS ([.C386])) * COS(RADIANS([.B386]))) / (COS (RADIANS ([.C386])) * SIN(RADIANS([.B386]))) ))" office:value-type="float" office:value="4.59812287426638" calcext:value-type="float">
            <text:p>4.60</text:p>
          </table:table-cell>
          <table:table-cell table:style-name="ce11" table:formula="of:=SQRT([.U386]^2+[.V386]^2)" office:value-type="float" office:value="4.57136488345048" calcext:value-type="float">
            <text:p>4.57</text:p>
          </table:table-cell>
          <table:table-cell table:style-name="ce8" table:formula="of:=DEGREES(ATAN2([.V386];[.U386]))" office:value-type="float" office:value="73.5391114155814" calcext:value-type="float">
            <text:p>73.54</text:p>
          </table:table-cell>
          <table:table-cell table:style-name="ce8"/>
          <table:table-cell table:style-name="ce13" table:formula="of:=[.K386]*15" office:value-type="float" office:value="4.30786495956182" calcext:value-type="float">
            <text:p>4.31</text:p>
          </table:table-cell>
          <table:table-cell table:style-name="ce8" table:formula="of:=[.K386]^2*225" office:value-type="float" office:value="18.5577005098205" calcext:value-type="float">
            <text:p>18.56</text:p>
          </table:table-cell>
          <table:table-cell table:style-name="ce8" table:formula="of:=[.L386]*COS(RADIANS([.M386]))+[.N386]*COS(RADIANS([.O386]))" office:value-type="float" office:value="4.38400011945377" calcext:value-type="float">
            <text:p>4.38</text:p>
          </table:table-cell>
          <table:table-cell table:style-name="ce8" table:formula="of:=[.L386]*SIN(RADIANS([.M386]))+[.N386]*SIN(RADIANS([.O386]))" office:value-type="float" office:value="1.29534545595898" calcext:value-type="float">
            <text:p>1.30</text:p>
          </table:table-cell>
          <table:table-cell office:value-type="float" office:value="4.80707672464129" calcext:value-type="float">
            <text:p>4.81</text:p>
          </table:table-cell>
          <table:table-cell table:number-columns-repeated="1001"/>
        </table:table-row>
        <table:table-row table:style-name="ro1">
          <table:table-cell office:value-type="float" office:value="876759" calcext:value-type="float">
            <text:p>876759</text:p>
          </table:table-cell>
          <table:table-cell office:value-type="float" office:value="-15.9706642135729" calcext:value-type="float">
            <text:p>-15.9706642136</text:p>
          </table:table-cell>
          <table:table-cell office:value-type="float" office:value="1.31854261950499" calcext:value-type="float">
            <text:p>1.3185426195</text:p>
          </table:table-cell>
          <table:table-cell office:value-type="float" office:value="0.397898859958028" calcext:value-type="float">
            <text:p>0.39789886</text:p>
          </table:table-cell>
          <table:table-cell office:value-type="float" office:value="0.95" calcext:value-type="float">
            <text:p>0.95</text:p>
          </table:table-cell>
          <table:table-cell office:value-type="float" office:value="0.09" calcext:value-type="float">
            <text:p>0.09</text:p>
          </table:table-cell>
          <table:table-cell office:value-type="float" office:value="-0.17" calcext:value-type="float">
            <text:p>-0.17</text:p>
          </table:table-cell>
          <table:table-cell office:value-type="float" office:value="16.629" calcext:value-type="float">
            <text:p>16.629</text:p>
          </table:table-cell>
          <table:table-cell/>
          <table:table-cell table:formula="of:=DEGREES(ACOS(COS(RADIANS([.B387]))*COS(RADIANS([.C387]))))" office:value-type="float" office:value="16.0235890821376" calcext:value-type="float">
            <text:p>16.02</text:p>
          </table:table-cell>
          <table:table-cell table:formula="of:=TAN((ACOS(COS(RADIANS([.B387]))*COS(RADIANS([.C387])))))" office:value-type="float" office:value="0.287190997304121" calcext:value-type="float">
            <text:p>0.2872</text:p>
          </table:table-cell>
          <table:table-cell table:formula="of:=SQRT([.E387]^2+[.F387]^2)" office:value-type="float" office:value="0.954253635046783" calcext:value-type="float">
            <text:p>0.95</text:p>
          </table:table-cell>
          <table:table-cell table:formula="of:=DEGREES(ATAN2([.F387]; [.E387]))" office:value-type="float" office:value="84.588130847683" calcext:value-type="float">
            <text:p>84.59</text:p>
          </table:table-cell>
          <table:table-cell table:style-name="ce9" table:formula="of:=SQRT([.T387])" office:value-type="float" office:value="4.30786495956182" calcext:value-type="float">
            <text:p>4.31</text:p>
          </table:table-cell>
          <table:table-cell table:style-name="ce8" table:formula="of:=DEGREES(ATAN( (-SIN (RADIANS ([.C387])) * COS(RADIANS([.B387]))) / (COS (RADIANS ([.C387])) * SIN(RADIANS([.B387]))) ))" office:value-type="float" office:value="4.59812287426638" calcext:value-type="float">
            <text:p>4.60</text:p>
          </table:table-cell>
          <table:table-cell table:style-name="ce11" table:formula="of:=SQRT([.U387]^2+[.V387]^2)" office:value-type="float" office:value="4.57136488345048" calcext:value-type="float">
            <text:p>4.57</text:p>
          </table:table-cell>
          <table:table-cell table:style-name="ce8" table:formula="of:=DEGREES(ATAN2([.V387];[.U387]))" office:value-type="float" office:value="73.5391114155814" calcext:value-type="float">
            <text:p>73.54</text:p>
          </table:table-cell>
          <table:table-cell table:style-name="ce8"/>
          <table:table-cell table:style-name="ce13" table:formula="of:=[.K387]*15" office:value-type="float" office:value="4.30786495956182" calcext:value-type="float">
            <text:p>4.31</text:p>
          </table:table-cell>
          <table:table-cell table:style-name="ce8" table:formula="of:=[.K387]^2*225" office:value-type="float" office:value="18.5577005098205" calcext:value-type="float">
            <text:p>18.56</text:p>
          </table:table-cell>
          <table:table-cell table:style-name="ce8" table:formula="of:=[.L387]*COS(RADIANS([.M387]))+[.N387]*COS(RADIANS([.O387]))" office:value-type="float" office:value="4.38400011945377" calcext:value-type="float">
            <text:p>4.38</text:p>
          </table:table-cell>
          <table:table-cell table:style-name="ce8" table:formula="of:=[.L387]*SIN(RADIANS([.M387]))+[.N387]*SIN(RADIANS([.O387]))" office:value-type="float" office:value="1.29534545595898" calcext:value-type="float">
            <text:p>1.30</text:p>
          </table:table-cell>
          <table:table-cell office:value-type="float" office:value="4.80707672464129" calcext:value-type="float">
            <text:p>4.81</text:p>
          </table:table-cell>
          <table:table-cell table:number-columns-repeated="1001"/>
        </table:table-row>
        <table:table-row table:style-name="ro1">
          <table:table-cell office:value-type="float" office:value="877009" calcext:value-type="float">
            <text:p>877009</text:p>
          </table:table-cell>
          <table:table-cell office:value-type="float" office:value="-14.8706212666074" calcext:value-type="float">
            <text:p>-14.8706212666</text:p>
          </table:table-cell>
          <table:table-cell office:value-type="float" office:value="1.46767072868722" calcext:value-type="float">
            <text:p>1.4676707287</text:p>
          </table:table-cell>
          <table:table-cell office:value-type="float" office:value="0.384754347663324" calcext:value-type="float">
            <text:p>0.3847543477</text:p>
          </table:table-cell>
          <table:table-cell office:value-type="float" office:value="0.68" calcext:value-type="float">
            <text:p>0.68</text:p>
          </table:table-cell>
          <table:table-cell office:value-type="float" office:value="0.09" calcext:value-type="float">
            <text:p>0.09</text:p>
          </table:table-cell>
          <table:table-cell office:value-type="float" office:value="-0.13" calcext:value-type="float">
            <text:p>-0.13</text:p>
          </table:table-cell>
          <table:table-cell office:value-type="float" office:value="16.666" calcext:value-type="float">
            <text:p>16.666</text:p>
          </table:table-cell>
          <table:table-cell/>
          <table:table-cell table:formula="of:=DEGREES(ACOS(COS(RADIANS([.B388]))*COS(RADIANS([.C388]))))" office:value-type="float" office:value="14.9412464856872" calcext:value-type="float">
            <text:p>14.94</text:p>
          </table:table-cell>
          <table:table-cell table:formula="of:=TAN((ACOS(COS(RADIANS([.B388]))*COS(RADIANS([.C388])))))" office:value-type="float" office:value="0.266850428234973" calcext:value-type="float">
            <text:p>0.2669</text:p>
          </table:table-cell>
          <table:table-cell table:formula="of:=SQRT([.E388]^2+[.F388]^2)" office:value-type="float" office:value="0.685930025585701" calcext:value-type="float">
            <text:p>0.69</text:p>
          </table:table-cell>
          <table:table-cell table:formula="of:=DEGREES(ATAN2([.F388]; [.E388]))" office:value-type="float" office:value="82.4605548604907" calcext:value-type="float">
            <text:p>82.46</text:p>
          </table:table-cell>
          <table:table-cell table:style-name="ce9" table:formula="of:=SQRT([.T388])" office:value-type="float" office:value="4.0027564235246" calcext:value-type="float">
            <text:p>4.00</text:p>
          </table:table-cell>
          <table:table-cell table:style-name="ce8" table:formula="of:=DEGREES(ATAN( (-SIN (RADIANS ([.C388])) * COS(RADIANS([.B388]))) / (COS (RADIANS ([.C388])) * SIN(RADIANS([.B388]))) ))" office:value-type="float" office:value="5.51146290197096" calcext:value-type="float">
            <text:p>5.51</text:p>
          </table:table-cell>
          <table:table-cell table:style-name="ce11" table:formula="of:=SQRT([.U388]^2+[.V388]^2)" office:value-type="float" office:value="4.21100564783247" calcext:value-type="float">
            <text:p>4.21</text:p>
          </table:table-cell>
          <table:table-cell table:style-name="ce8" table:formula="of:=DEGREES(ATAN2([.V388];[.U388]))" office:value-type="float" office:value="75.3581130344429" calcext:value-type="float">
            <text:p>75.36</text:p>
          </table:table-cell>
          <table:table-cell table:style-name="ce8"/>
          <table:table-cell table:style-name="ce13" table:formula="of:=[.K388]*15" office:value-type="float" office:value="4.0027564235246" calcext:value-type="float">
            <text:p>4.00</text:p>
          </table:table-cell>
          <table:table-cell table:style-name="ce8" table:formula="of:=[.K388]^2*225" office:value-type="float" office:value="16.0220589860674" calcext:value-type="float">
            <text:p>16.02</text:p>
          </table:table-cell>
          <table:table-cell table:style-name="ce8" table:formula="of:=[.L388]*COS(RADIANS([.M388]))+[.N388]*COS(RADIANS([.O388]))" office:value-type="float" office:value="4.07425169270438" calcext:value-type="float">
            <text:p>4.07</text:p>
          </table:table-cell>
          <table:table-cell table:style-name="ce8" table:formula="of:=[.L388]*SIN(RADIANS([.M388]))+[.N388]*SIN(RADIANS([.O388]))" office:value-type="float" office:value="1.06444432009028" calcext:value-type="float">
            <text:p>1.06</text:p>
          </table:table-cell>
          <table:table-cell office:value-type="float" office:value="4.48237394570617" calcext:value-type="float">
            <text:p>4.48</text:p>
          </table:table-cell>
          <table:table-cell table:number-columns-repeated="1001"/>
        </table:table-row>
        <table:table-row table:style-name="ro1">
          <table:table-cell office:value-type="float" office:value="877009" calcext:value-type="float">
            <text:p>877009</text:p>
          </table:table-cell>
          <table:table-cell office:value-type="float" office:value="-14.8706212666074" calcext:value-type="float">
            <text:p>-14.8706212666</text:p>
          </table:table-cell>
          <table:table-cell office:value-type="float" office:value="1.46767072868722" calcext:value-type="float">
            <text:p>1.4676707287</text:p>
          </table:table-cell>
          <table:table-cell office:value-type="float" office:value="0.384754347663324" calcext:value-type="float">
            <text:p>0.3847543477</text:p>
          </table:table-cell>
          <table:table-cell office:value-type="float" office:value="0.68" calcext:value-type="float">
            <text:p>0.68</text:p>
          </table:table-cell>
          <table:table-cell office:value-type="float" office:value="0.09" calcext:value-type="float">
            <text:p>0.09</text:p>
          </table:table-cell>
          <table:table-cell office:value-type="float" office:value="-0.13" calcext:value-type="float">
            <text:p>-0.13</text:p>
          </table:table-cell>
          <table:table-cell office:value-type="float" office:value="16.666" calcext:value-type="float">
            <text:p>16.666</text:p>
          </table:table-cell>
          <table:table-cell/>
          <table:table-cell table:formula="of:=DEGREES(ACOS(COS(RADIANS([.B389]))*COS(RADIANS([.C389]))))" office:value-type="float" office:value="14.9412464856872" calcext:value-type="float">
            <text:p>14.94</text:p>
          </table:table-cell>
          <table:table-cell table:formula="of:=TAN((ACOS(COS(RADIANS([.B389]))*COS(RADIANS([.C389])))))" office:value-type="float" office:value="0.266850428234973" calcext:value-type="float">
            <text:p>0.2669</text:p>
          </table:table-cell>
          <table:table-cell table:formula="of:=SQRT([.E389]^2+[.F389]^2)" office:value-type="float" office:value="0.685930025585701" calcext:value-type="float">
            <text:p>0.69</text:p>
          </table:table-cell>
          <table:table-cell table:formula="of:=DEGREES(ATAN2([.F389]; [.E389]))" office:value-type="float" office:value="82.4605548604907" calcext:value-type="float">
            <text:p>82.46</text:p>
          </table:table-cell>
          <table:table-cell table:style-name="ce9" table:formula="of:=SQRT([.T389])" office:value-type="float" office:value="4.0027564235246" calcext:value-type="float">
            <text:p>4.00</text:p>
          </table:table-cell>
          <table:table-cell table:style-name="ce8" table:formula="of:=DEGREES(ATAN( (-SIN (RADIANS ([.C389])) * COS(RADIANS([.B389]))) / (COS (RADIANS ([.C389])) * SIN(RADIANS([.B389]))) ))" office:value-type="float" office:value="5.51146290197096" calcext:value-type="float">
            <text:p>5.51</text:p>
          </table:table-cell>
          <table:table-cell table:style-name="ce11" table:formula="of:=SQRT([.U389]^2+[.V389]^2)" office:value-type="float" office:value="4.21100564783247" calcext:value-type="float">
            <text:p>4.21</text:p>
          </table:table-cell>
          <table:table-cell table:style-name="ce8" table:formula="of:=DEGREES(ATAN2([.V389];[.U389]))" office:value-type="float" office:value="75.3581130344429" calcext:value-type="float">
            <text:p>75.36</text:p>
          </table:table-cell>
          <table:table-cell table:style-name="ce8"/>
          <table:table-cell table:style-name="ce13" table:formula="of:=[.K389]*15" office:value-type="float" office:value="4.0027564235246" calcext:value-type="float">
            <text:p>4.00</text:p>
          </table:table-cell>
          <table:table-cell table:style-name="ce8" table:formula="of:=[.K389]^2*225" office:value-type="float" office:value="16.0220589860674" calcext:value-type="float">
            <text:p>16.02</text:p>
          </table:table-cell>
          <table:table-cell table:style-name="ce8" table:formula="of:=[.L389]*COS(RADIANS([.M389]))+[.N389]*COS(RADIANS([.O389]))" office:value-type="float" office:value="4.07425169270438" calcext:value-type="float">
            <text:p>4.07</text:p>
          </table:table-cell>
          <table:table-cell table:style-name="ce8" table:formula="of:=[.L389]*SIN(RADIANS([.M389]))+[.N389]*SIN(RADIANS([.O389]))" office:value-type="float" office:value="1.06444432009028" calcext:value-type="float">
            <text:p>1.06</text:p>
          </table:table-cell>
          <table:table-cell office:value-type="float" office:value="4.48237394570617" calcext:value-type="float">
            <text:p>4.48</text:p>
          </table:table-cell>
          <table:table-cell table:number-columns-repeated="1001"/>
        </table:table-row>
        <table:table-row table:style-name="ro1">
          <table:table-cell office:value-type="float" office:value="877259" calcext:value-type="float">
            <text:p>877259</text:p>
          </table:table-cell>
          <table:table-cell office:value-type="float" office:value="-12.6730471747435" calcext:value-type="float">
            <text:p>-12.6730471747</text:p>
          </table:table-cell>
          <table:table-cell office:value-type="float" office:value="1.35780009225499" calcext:value-type="float">
            <text:p>1.3578000923</text:p>
          </table:table-cell>
          <table:table-cell office:value-type="float" office:value="0.516263690396822" calcext:value-type="float">
            <text:p>0.5162636904</text:p>
          </table:table-cell>
          <table:table-cell office:value-type="float" office:value="0.38" calcext:value-type="float">
            <text:p>0.38</text:p>
          </table:table-cell>
          <table:table-cell office:value-type="float" office:value="0.09" calcext:value-type="float">
            <text:p>0.09</text:p>
          </table:table-cell>
          <table:table-cell office:value-type="float" office:value="-0.11" calcext:value-type="float">
            <text:p>-0.11</text:p>
          </table:table-cell>
          <table:table-cell office:value-type="float" office:value="16.696" calcext:value-type="float">
            <text:p>16.696</text:p>
          </table:table-cell>
          <table:table-cell/>
          <table:table-cell table:formula="of:=DEGREES(ACOS(COS(RADIANS([.B390]))*COS(RADIANS([.C390]))))" office:value-type="float" office:value="12.7443940903843" calcext:value-type="float">
            <text:p>12.74</text:p>
          </table:table-cell>
          <table:table-cell table:formula="of:=TAN((ACOS(COS(RADIANS([.B390]))*COS(RADIANS([.C390])))))" office:value-type="float" office:value="0.226174049341593" calcext:value-type="float">
            <text:p>0.2262</text:p>
          </table:table-cell>
          <table:table-cell table:formula="of:=SQRT([.E390]^2+[.F390]^2)" office:value-type="float" office:value="0.390512483795333" calcext:value-type="float">
            <text:p>0.39</text:p>
          </table:table-cell>
          <table:table-cell table:formula="of:=DEGREES(ATAN2([.F390]; [.E390]))" office:value-type="float" office:value="76.6754687381092" calcext:value-type="float">
            <text:p>76.68</text:p>
          </table:table-cell>
          <table:table-cell table:style-name="ce9" table:formula="of:=SQRT([.T390])" office:value-type="float" office:value="3.39261074012389" calcext:value-type="float">
            <text:p>3.39</text:p>
          </table:table-cell>
          <table:table-cell table:style-name="ce8" table:formula="of:=DEGREES(ATAN( (-SIN (RADIANS ([.C390])) * COS(RADIANS([.B390]))) / (COS (RADIANS ([.C390])) * SIN(RADIANS([.B390]))) ))" office:value-type="float" office:value="6.01718829525497" calcext:value-type="float">
            <text:p>6.02</text:p>
          </table:table-cell>
          <table:table-cell table:style-name="ce11" table:formula="of:=SQRT([.U390]^2+[.V390]^2)" office:value-type="float" office:value="3.54117167858076" calcext:value-type="float">
            <text:p>3.54</text:p>
          </table:table-cell>
          <table:table-cell table:style-name="ce8" table:formula="of:=DEGREES(ATAN2([.V390];[.U390]))" office:value-type="float" office:value="78.0101634519318" calcext:value-type="float">
            <text:p>78.01</text:p>
          </table:table-cell>
          <table:table-cell table:style-name="ce8"/>
          <table:table-cell table:style-name="ce13" table:formula="of:=[.K390]*15" office:value-type="float" office:value="3.39261074012389" calcext:value-type="float">
            <text:p>3.39</text:p>
          </table:table-cell>
          <table:table-cell table:style-name="ce8" table:formula="of:=[.K390]^2*225" office:value-type="float" office:value="11.509807634004" calcext:value-type="float">
            <text:p>11.51</text:p>
          </table:table-cell>
          <table:table-cell table:style-name="ce8" table:formula="of:=[.L390]*COS(RADIANS([.M390]))+[.N390]*COS(RADIANS([.O390]))" office:value-type="float" office:value="3.46391912709148" calcext:value-type="float">
            <text:p>3.46</text:p>
          </table:table-cell>
          <table:table-cell table:style-name="ce8" table:formula="of:=[.L390]*SIN(RADIANS([.M390]))+[.N390]*SIN(RADIANS([.O390]))" office:value-type="float" office:value="0.735636553028924" calcext:value-type="float">
            <text:p>0.74</text:p>
          </table:table-cell>
          <table:table-cell office:value-type="float" office:value="3.82331822711529" calcext:value-type="float">
            <text:p>3.82</text:p>
          </table:table-cell>
          <table:table-cell table:number-columns-repeated="1001"/>
        </table:table-row>
        <table:table-row table:style-name="ro1">
          <table:table-cell office:value-type="float" office:value="877259" calcext:value-type="float">
            <text:p>877259</text:p>
          </table:table-cell>
          <table:table-cell office:value-type="float" office:value="-12.6730471747435" calcext:value-type="float">
            <text:p>-12.6730471747</text:p>
          </table:table-cell>
          <table:table-cell office:value-type="float" office:value="1.35780009225499" calcext:value-type="float">
            <text:p>1.3578000923</text:p>
          </table:table-cell>
          <table:table-cell office:value-type="float" office:value="0.516263690396822" calcext:value-type="float">
            <text:p>0.5162636904</text:p>
          </table:table-cell>
          <table:table-cell office:value-type="float" office:value="0.38" calcext:value-type="float">
            <text:p>0.38</text:p>
          </table:table-cell>
          <table:table-cell office:value-type="float" office:value="0.09" calcext:value-type="float">
            <text:p>0.09</text:p>
          </table:table-cell>
          <table:table-cell office:value-type="float" office:value="-0.11" calcext:value-type="float">
            <text:p>-0.11</text:p>
          </table:table-cell>
          <table:table-cell office:value-type="float" office:value="16.696" calcext:value-type="float">
            <text:p>16.696</text:p>
          </table:table-cell>
          <table:table-cell/>
          <table:table-cell table:formula="of:=DEGREES(ACOS(COS(RADIANS([.B391]))*COS(RADIANS([.C391]))))" office:value-type="float" office:value="12.7443940903843" calcext:value-type="float">
            <text:p>12.74</text:p>
          </table:table-cell>
          <table:table-cell table:formula="of:=TAN((ACOS(COS(RADIANS([.B391]))*COS(RADIANS([.C391])))))" office:value-type="float" office:value="0.226174049341593" calcext:value-type="float">
            <text:p>0.2262</text:p>
          </table:table-cell>
          <table:table-cell table:formula="of:=SQRT([.E391]^2+[.F391]^2)" office:value-type="float" office:value="0.390512483795333" calcext:value-type="float">
            <text:p>0.39</text:p>
          </table:table-cell>
          <table:table-cell table:formula="of:=DEGREES(ATAN2([.F391]; [.E391]))" office:value-type="float" office:value="76.6754687381092" calcext:value-type="float">
            <text:p>76.68</text:p>
          </table:table-cell>
          <table:table-cell table:style-name="ce9" table:formula="of:=SQRT([.T391])" office:value-type="float" office:value="3.39261074012389" calcext:value-type="float">
            <text:p>3.39</text:p>
          </table:table-cell>
          <table:table-cell table:style-name="ce8" table:formula="of:=DEGREES(ATAN( (-SIN (RADIANS ([.C391])) * COS(RADIANS([.B391]))) / (COS (RADIANS ([.C391])) * SIN(RADIANS([.B391]))) ))" office:value-type="float" office:value="6.01718829525497" calcext:value-type="float">
            <text:p>6.02</text:p>
          </table:table-cell>
          <table:table-cell table:style-name="ce11" table:formula="of:=SQRT([.U391]^2+[.V391]^2)" office:value-type="float" office:value="3.54117167858076" calcext:value-type="float">
            <text:p>3.54</text:p>
          </table:table-cell>
          <table:table-cell table:style-name="ce8" table:formula="of:=DEGREES(ATAN2([.V391];[.U391]))" office:value-type="float" office:value="78.0101634519318" calcext:value-type="float">
            <text:p>78.01</text:p>
          </table:table-cell>
          <table:table-cell table:style-name="ce8"/>
          <table:table-cell table:style-name="ce13" table:formula="of:=[.K391]*15" office:value-type="float" office:value="3.39261074012389" calcext:value-type="float">
            <text:p>3.39</text:p>
          </table:table-cell>
          <table:table-cell table:style-name="ce8" table:formula="of:=[.K391]^2*225" office:value-type="float" office:value="11.509807634004" calcext:value-type="float">
            <text:p>11.51</text:p>
          </table:table-cell>
          <table:table-cell table:style-name="ce8" table:formula="of:=[.L391]*COS(RADIANS([.M391]))+[.N391]*COS(RADIANS([.O391]))" office:value-type="float" office:value="3.46391912709148" calcext:value-type="float">
            <text:p>3.46</text:p>
          </table:table-cell>
          <table:table-cell table:style-name="ce8" table:formula="of:=[.L391]*SIN(RADIANS([.M391]))+[.N391]*SIN(RADIANS([.O391]))" office:value-type="float" office:value="0.735636553028924" calcext:value-type="float">
            <text:p>0.74</text:p>
          </table:table-cell>
          <table:table-cell office:value-type="float" office:value="3.82331822711529" calcext:value-type="float">
            <text:p>3.82</text:p>
          </table:table-cell>
          <table:table-cell table:number-columns-repeated="1001"/>
        </table:table-row>
        <table:table-row table:style-name="ro1">
          <table:table-cell office:value-type="float" office:value="877509" calcext:value-type="float">
            <text:p>877509</text:p>
          </table:table-cell>
          <table:table-cell office:value-type="float" office:value="-11.7501853112636" calcext:value-type="float">
            <text:p>-11.7501853113</text:p>
          </table:table-cell>
          <table:table-cell office:value-type="float" office:value="1.1183642890839" calcext:value-type="float">
            <text:p>1.1183642891</text:p>
          </table:table-cell>
          <table:table-cell office:value-type="float" office:value="0.620258229708732" calcext:value-type="float">
            <text:p>0.620258229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-0.1" calcext:value-type="float">
            <text:p>-0.1</text:p>
          </table:table-cell>
          <table:table-cell office:value-type="float" office:value="16.722" calcext:value-type="float">
            <text:p>16.722</text:p>
          </table:table-cell>
          <table:table-cell/>
          <table:table-cell table:formula="of:=DEGREES(ACOS(COS(RADIANS([.B392]))*COS(RADIANS([.C392]))))" office:value-type="float" office:value="11.8025424966949" calcext:value-type="float">
            <text:p>11.80</text:p>
          </table:table-cell>
          <table:table-cell table:formula="of:=TAN((ACOS(COS(RADIANS([.B392]))*COS(RADIANS([.C392])))))" office:value-type="float" office:value="0.208957196401056" calcext:value-type="float">
            <text:p>0.2090</text:p>
          </table:table-cell>
          <table:table-cell table:formula="of:=SQRT([.E392]^2+[.F392]^2)" office:value-type="float" office:value="0.094339811320566" calcext:value-type="float">
            <text:p>0.09</text:p>
          </table:table-cell>
          <table:table-cell table:formula="of:=DEGREES(ATAN2([.F392]; [.E392]))" office:value-type="float" office:value="32.0053832080835" calcext:value-type="float">
            <text:p>32.01</text:p>
          </table:table-cell>
          <table:table-cell table:style-name="ce9" table:formula="of:=SQRT([.T392])" office:value-type="float" office:value="3.13435794601585" calcext:value-type="float">
            <text:p>3.13</text:p>
          </table:table-cell>
          <table:table-cell table:style-name="ce8" table:formula="of:=DEGREES(ATAN( (-SIN (RADIANS ([.C392])) * COS(RADIANS([.B392]))) / (COS (RADIANS ([.C392])) * SIN(RADIANS([.B392]))) ))" office:value-type="float" office:value="5.36163397258517" calcext:value-type="float">
            <text:p>5.36</text:p>
          </table:table-cell>
          <table:table-cell table:style-name="ce11" table:formula="of:=SQRT([.U392]^2+[.V392]^2)" office:value-type="float" office:value="3.21895802876883" calcext:value-type="float">
            <text:p>3.22</text:p>
          </table:table-cell>
          <table:table-cell table:style-name="ce8" table:formula="of:=DEGREES(ATAN2([.V392];[.U392]))" office:value-type="float" office:value="83.88532121641" calcext:value-type="float">
            <text:p>83.89</text:p>
          </table:table-cell>
          <table:table-cell table:style-name="ce8"/>
          <table:table-cell table:style-name="ce13" table:formula="of:=[.K392]*15" office:value-type="float" office:value="3.13435794601585" calcext:value-type="float">
            <text:p>3.13</text:p>
          </table:table-cell>
          <table:table-cell table:style-name="ce8" table:formula="of:=[.K392]^2*225" office:value-type="float" office:value="9.82419973375268" calcext:value-type="float">
            <text:p>9.82</text:p>
          </table:table-cell>
          <table:table-cell table:style-name="ce8" table:formula="of:=[.L392]*COS(RADIANS([.M392]))+[.N392]*COS(RADIANS([.O392]))" office:value-type="float" office:value="3.20064437023122" calcext:value-type="float">
            <text:p>3.20</text:p>
          </table:table-cell>
          <table:table-cell table:style-name="ce8" table:formula="of:=[.L392]*SIN(RADIANS([.M392]))+[.N392]*SIN(RADIANS([.O392]))" office:value-type="float" office:value="0.342879579856373" calcext:value-type="float">
            <text:p>0.34</text:p>
          </table:table-cell>
          <table:table-cell office:value-type="float" office:value="3.54076274900846" calcext:value-type="float">
            <text:p>3.54</text:p>
          </table:table-cell>
          <table:table-cell table:number-columns-repeated="1001"/>
        </table:table-row>
        <table:table-row table:style-name="ro1">
          <table:table-cell office:value-type="float" office:value="877509" calcext:value-type="float">
            <text:p>877509</text:p>
          </table:table-cell>
          <table:table-cell office:value-type="float" office:value="-11.7501853112636" calcext:value-type="float">
            <text:p>-11.7501853113</text:p>
          </table:table-cell>
          <table:table-cell office:value-type="float" office:value="1.1183642890839" calcext:value-type="float">
            <text:p>1.1183642891</text:p>
          </table:table-cell>
          <table:table-cell office:value-type="float" office:value="0.620258229708732" calcext:value-type="float">
            <text:p>0.620258229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-0.1" calcext:value-type="float">
            <text:p>-0.1</text:p>
          </table:table-cell>
          <table:table-cell office:value-type="float" office:value="16.722" calcext:value-type="float">
            <text:p>16.722</text:p>
          </table:table-cell>
          <table:table-cell/>
          <table:table-cell table:formula="of:=DEGREES(ACOS(COS(RADIANS([.B393]))*COS(RADIANS([.C393]))))" office:value-type="float" office:value="11.8025424966949" calcext:value-type="float">
            <text:p>11.80</text:p>
          </table:table-cell>
          <table:table-cell table:formula="of:=TAN((ACOS(COS(RADIANS([.B393]))*COS(RADIANS([.C393])))))" office:value-type="float" office:value="0.208957196401056" calcext:value-type="float">
            <text:p>0.2090</text:p>
          </table:table-cell>
          <table:table-cell table:formula="of:=SQRT([.E393]^2+[.F393]^2)" office:value-type="float" office:value="0.094339811320566" calcext:value-type="float">
            <text:p>0.09</text:p>
          </table:table-cell>
          <table:table-cell table:formula="of:=DEGREES(ATAN2([.F393]; [.E393]))" office:value-type="float" office:value="32.0053832080835" calcext:value-type="float">
            <text:p>32.01</text:p>
          </table:table-cell>
          <table:table-cell table:style-name="ce9" table:formula="of:=SQRT([.T393])" office:value-type="float" office:value="3.13435794601585" calcext:value-type="float">
            <text:p>3.13</text:p>
          </table:table-cell>
          <table:table-cell table:style-name="ce8" table:formula="of:=DEGREES(ATAN( (-SIN (RADIANS ([.C393])) * COS(RADIANS([.B393]))) / (COS (RADIANS ([.C393])) * SIN(RADIANS([.B393]))) ))" office:value-type="float" office:value="5.36163397258517" calcext:value-type="float">
            <text:p>5.36</text:p>
          </table:table-cell>
          <table:table-cell table:style-name="ce11" table:formula="of:=SQRT([.U393]^2+[.V393]^2)" office:value-type="float" office:value="3.21895802876883" calcext:value-type="float">
            <text:p>3.22</text:p>
          </table:table-cell>
          <table:table-cell table:style-name="ce8" table:formula="of:=DEGREES(ATAN2([.V393];[.U393]))" office:value-type="float" office:value="83.88532121641" calcext:value-type="float">
            <text:p>83.89</text:p>
          </table:table-cell>
          <table:table-cell table:style-name="ce8"/>
          <table:table-cell table:style-name="ce13" table:formula="of:=[.K393]*15" office:value-type="float" office:value="3.13435794601585" calcext:value-type="float">
            <text:p>3.13</text:p>
          </table:table-cell>
          <table:table-cell table:style-name="ce8" table:formula="of:=[.K393]^2*225" office:value-type="float" office:value="9.82419973375268" calcext:value-type="float">
            <text:p>9.82</text:p>
          </table:table-cell>
          <table:table-cell table:style-name="ce8" table:formula="of:=[.L393]*COS(RADIANS([.M393]))+[.N393]*COS(RADIANS([.O393]))" office:value-type="float" office:value="3.20064437023122" calcext:value-type="float">
            <text:p>3.20</text:p>
          </table:table-cell>
          <table:table-cell table:style-name="ce8" table:formula="of:=[.L393]*SIN(RADIANS([.M393]))+[.N393]*SIN(RADIANS([.O393]))" office:value-type="float" office:value="0.342879579856373" calcext:value-type="float">
            <text:p>0.34</text:p>
          </table:table-cell>
          <table:table-cell office:value-type="float" office:value="3.54076274900846" calcext:value-type="float">
            <text:p>3.54</text:p>
          </table:table-cell>
          <table:table-cell table:number-columns-repeated="1001"/>
        </table:table-row>
        <table:table-row table:style-name="ro1">
          <table:table-cell office:value-type="float" office:value="877760" calcext:value-type="float">
            <text:p>877760</text:p>
          </table:table-cell>
          <table:table-cell office:value-type="float" office:value="-12.0821009153013" calcext:value-type="float">
            <text:p>-12.0821009153</text:p>
          </table:table-cell>
          <table:table-cell office:value-type="float" office:value="1.01194375195616" calcext:value-type="float">
            <text:p>1.011943752</text:p>
          </table:table-cell>
          <table:table-cell office:value-type="float" office:value="0.658954399647175" calcext:value-type="float">
            <text:p>0.6589543996</text:p>
          </table:table-cell>
          <table:table-cell office:value-type="float" office:value="-0.21" calcext:value-type="float">
            <text:p>-0.21</text:p>
          </table:table-cell>
          <table:table-cell office:value-type="float" office:value="0.07" calcext:value-type="float">
            <text:p>0.07</text:p>
          </table:table-cell>
          <table:table-cell office:value-type="float" office:value="-0.1" calcext:value-type="float">
            <text:p>-0.1</text:p>
          </table:table-cell>
          <table:table-cell office:value-type="float" office:value="16.748" calcext:value-type="float">
            <text:p>16.748</text:p>
          </table:table-cell>
          <table:table-cell/>
          <table:table-cell table:formula="of:=DEGREES(ACOS(COS(RADIANS([.B394]))*COS(RADIANS([.C394]))))" office:value-type="float" office:value="12.1237769941414" calcext:value-type="float">
            <text:p>12.12</text:p>
          </table:table-cell>
          <table:table-cell table:formula="of:=TAN((ACOS(COS(RADIANS([.B394]))*COS(RADIANS([.C394])))))" office:value-type="float" office:value="0.214815522272229" calcext:value-type="float">
            <text:p>0.2148</text:p>
          </table:table-cell>
          <table:table-cell table:formula="of:=SQRT([.E394]^2+[.F394]^2)" office:value-type="float" office:value="0.221359436211787" calcext:value-type="float">
            <text:p>0.22</text:p>
          </table:table-cell>
          <table:table-cell table:formula="of:=DEGREES(ATAN2([.F394]; [.E394]))" office:value-type="float" office:value="-71.565051177078" calcext:value-type="float">
            <text:p>-71.57</text:p>
          </table:table-cell>
          <table:table-cell table:style-name="ce9" table:formula="of:=SQRT([.T394])" office:value-type="float" office:value="3.22223283408343" calcext:value-type="float">
            <text:p>3.22</text:p>
          </table:table-cell>
          <table:table-cell table:style-name="ce8" table:formula="of:=DEGREES(ATAN( (-SIN (RADIANS ([.C394])) * COS(RADIANS([.B394]))) / (COS (RADIANS ([.C394])) * SIN(RADIANS([.B394]))) ))" office:value-type="float" office:value="4.71730461757296" calcext:value-type="float">
            <text:p>4.72</text:p>
          </table:table-cell>
          <table:table-cell table:style-name="ce11" table:formula="of:=SQRT([.U394]^2+[.V394]^2)" office:value-type="float" office:value="3.2817786477895" calcext:value-type="float">
            <text:p>3.28</text:p>
          </table:table-cell>
          <table:table-cell table:style-name="ce8" table:formula="of:=DEGREES(ATAN2([.V394];[.U394]))" office:value-type="float" office:value="89.0398131808601" calcext:value-type="float">
            <text:p>89.04</text:p>
          </table:table-cell>
          <table:table-cell table:style-name="ce8"/>
          <table:table-cell table:style-name="ce13" table:formula="of:=[.K394]*15" office:value-type="float" office:value="3.22223283408343" calcext:value-type="float">
            <text:p>3.22</text:p>
          </table:table-cell>
          <table:table-cell table:style-name="ce8" table:formula="of:=[.K394]^2*225" office:value-type="float" office:value="10.3827844370453" calcext:value-type="float">
            <text:p>10.38</text:p>
          </table:table-cell>
          <table:table-cell table:style-name="ce8" table:formula="of:=[.L394]*COS(RADIANS([.M394]))+[.N394]*COS(RADIANS([.O394]))" office:value-type="float" office:value="3.28131782352319" calcext:value-type="float">
            <text:p>3.28</text:p>
          </table:table-cell>
          <table:table-cell table:style-name="ce8" table:formula="of:=[.L394]*SIN(RADIANS([.M394]))+[.N394]*SIN(RADIANS([.O394]))" office:value-type="float" office:value="0.0549948553606791" calcext:value-type="float">
            <text:p>0.05</text:p>
          </table:table-cell>
          <table:table-cell office:value-type="float" office:value="3.63713309824242" calcext:value-type="float">
            <text:p>3.64</text:p>
          </table:table-cell>
          <table:table-cell table:number-columns-repeated="1001"/>
        </table:table-row>
        <table:table-row table:style-name="ro1">
          <table:table-cell office:value-type="float" office:value="877760" calcext:value-type="float">
            <text:p>877760</text:p>
          </table:table-cell>
          <table:table-cell office:value-type="float" office:value="-12.0821009153013" calcext:value-type="float">
            <text:p>-12.0821009153</text:p>
          </table:table-cell>
          <table:table-cell office:value-type="float" office:value="1.01194375195616" calcext:value-type="float">
            <text:p>1.011943752</text:p>
          </table:table-cell>
          <table:table-cell office:value-type="float" office:value="0.658954399647175" calcext:value-type="float">
            <text:p>0.6589543996</text:p>
          </table:table-cell>
          <table:table-cell office:value-type="float" office:value="-0.21" calcext:value-type="float">
            <text:p>-0.21</text:p>
          </table:table-cell>
          <table:table-cell office:value-type="float" office:value="0.07" calcext:value-type="float">
            <text:p>0.07</text:p>
          </table:table-cell>
          <table:table-cell office:value-type="float" office:value="-0.1" calcext:value-type="float">
            <text:p>-0.1</text:p>
          </table:table-cell>
          <table:table-cell office:value-type="float" office:value="16.748" calcext:value-type="float">
            <text:p>16.748</text:p>
          </table:table-cell>
          <table:table-cell/>
          <table:table-cell table:formula="of:=DEGREES(ACOS(COS(RADIANS([.B395]))*COS(RADIANS([.C395]))))" office:value-type="float" office:value="12.1237769941414" calcext:value-type="float">
            <text:p>12.12</text:p>
          </table:table-cell>
          <table:table-cell table:formula="of:=TAN((ACOS(COS(RADIANS([.B395]))*COS(RADIANS([.C395])))))" office:value-type="float" office:value="0.214815522272229" calcext:value-type="float">
            <text:p>0.2148</text:p>
          </table:table-cell>
          <table:table-cell table:formula="of:=SQRT([.E395]^2+[.F395]^2)" office:value-type="float" office:value="0.221359436211787" calcext:value-type="float">
            <text:p>0.22</text:p>
          </table:table-cell>
          <table:table-cell table:formula="of:=DEGREES(ATAN2([.F395]; [.E395]))" office:value-type="float" office:value="-71.565051177078" calcext:value-type="float">
            <text:p>-71.57</text:p>
          </table:table-cell>
          <table:table-cell table:style-name="ce9" table:formula="of:=SQRT([.T395])" office:value-type="float" office:value="3.22223283408343" calcext:value-type="float">
            <text:p>3.22</text:p>
          </table:table-cell>
          <table:table-cell table:style-name="ce8" table:formula="of:=DEGREES(ATAN( (-SIN (RADIANS ([.C395])) * COS(RADIANS([.B395]))) / (COS (RADIANS ([.C395])) * SIN(RADIANS([.B395]))) ))" office:value-type="float" office:value="4.71730461757296" calcext:value-type="float">
            <text:p>4.72</text:p>
          </table:table-cell>
          <table:table-cell table:style-name="ce11" table:formula="of:=SQRT([.U395]^2+[.V395]^2)" office:value-type="float" office:value="3.2817786477895" calcext:value-type="float">
            <text:p>3.28</text:p>
          </table:table-cell>
          <table:table-cell table:style-name="ce8" table:formula="of:=DEGREES(ATAN2([.V395];[.U395]))" office:value-type="float" office:value="89.0398131808601" calcext:value-type="float">
            <text:p>89.04</text:p>
          </table:table-cell>
          <table:table-cell table:style-name="ce8"/>
          <table:table-cell table:style-name="ce13" table:formula="of:=[.K395]*15" office:value-type="float" office:value="3.22223283408343" calcext:value-type="float">
            <text:p>3.22</text:p>
          </table:table-cell>
          <table:table-cell table:style-name="ce8" table:formula="of:=[.K395]^2*225" office:value-type="float" office:value="10.3827844370453" calcext:value-type="float">
            <text:p>10.38</text:p>
          </table:table-cell>
          <table:table-cell table:style-name="ce8" table:formula="of:=[.L395]*COS(RADIANS([.M395]))+[.N395]*COS(RADIANS([.O395]))" office:value-type="float" office:value="3.28131782352319" calcext:value-type="float">
            <text:p>3.28</text:p>
          </table:table-cell>
          <table:table-cell table:style-name="ce8" table:formula="of:=[.L395]*SIN(RADIANS([.M395]))+[.N395]*SIN(RADIANS([.O395]))" office:value-type="float" office:value="0.0549948553606791" calcext:value-type="float">
            <text:p>0.05</text:p>
          </table:table-cell>
          <table:table-cell office:value-type="float" office:value="3.63713309824242" calcext:value-type="float">
            <text:p>3.64</text:p>
          </table:table-cell>
          <table:table-cell table:number-columns-repeated="1001"/>
        </table:table-row>
        <table:table-row table:style-name="ro1">
          <table:table-cell office:value-type="float" office:value="878010" calcext:value-type="float">
            <text:p>878010</text:p>
          </table:table-cell>
          <table:table-cell office:value-type="float" office:value="-12.5767415074463" calcext:value-type="float">
            <text:p>-12.5767415074</text:p>
          </table:table-cell>
          <table:table-cell office:value-type="float" office:value="1.01329314120406" calcext:value-type="float">
            <text:p>1.0132931412</text:p>
          </table:table-cell>
          <table:table-cell office:value-type="float" office:value="0.651821120832743" calcext:value-type="float">
            <text:p>0.6518211208</text:p>
          </table:table-cell>
          <table:table-cell office:value-type="float" office:value="-0.42" calcext:value-type="float">
            <text:p>-0.42</text:p>
          </table:table-cell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16.775" calcext:value-type="float">
            <text:p>16.775</text:p>
          </table:table-cell>
          <table:table-cell/>
          <table:table-cell table:formula="of:=DEGREES(ACOS(COS(RADIANS([.B396]))*COS(RADIANS([.C396]))))" office:value-type="float" office:value="12.6168397646232" calcext:value-type="float">
            <text:p>12.62</text:p>
          </table:table-cell>
          <table:table-cell table:formula="of:=TAN((ACOS(COS(RADIANS([.B396]))*COS(RADIANS([.C396])))))" office:value-type="float" office:value="0.223835097431061" calcext:value-type="float">
            <text:p>0.2238</text:p>
          </table:table-cell>
          <table:table-cell table:formula="of:=SQRT([.E396]^2+[.F396]^2)" office:value-type="float" office:value="0.424264068711928" calcext:value-type="float">
            <text:p>0.42</text:p>
          </table:table-cell>
          <table:table-cell table:formula="of:=DEGREES(ATAN2([.F396]; [.E396]))" office:value-type="float" office:value="-81.869897645844" calcext:value-type="float">
            <text:p>-81.87</text:p>
          </table:table-cell>
          <table:table-cell table:style-name="ce9" table:formula="of:=SQRT([.T396])" office:value-type="float" office:value="3.35752646146591" calcext:value-type="float">
            <text:p>3.36</text:p>
          </table:table-cell>
          <table:table-cell table:style-name="ce8" table:formula="of:=DEGREES(ATAN( (-SIN (RADIANS ([.C396])) * COS(RADIANS([.B396]))) / (COS (RADIANS ([.C396])) * SIN(RADIANS([.B396]))) ))" office:value-type="float" office:value="4.53286544099976" calcext:value-type="float">
            <text:p>4.53</text:p>
          </table:table-cell>
          <table:table-cell table:style-name="ce11" table:formula="of:=SQRT([.U396]^2+[.V396]^2)" office:value-type="float" office:value="3.41053283615532" calcext:value-type="float">
            <text:p>3.41</text:p>
          </table:table-cell>
          <table:table-cell table:style-name="ce8" table:formula="of:=DEGREES(ATAN2([.V396];[.U396]))" office:value-type="float" office:value="92.5989845666258" calcext:value-type="float">
            <text:p>92.60</text:p>
          </table:table-cell>
          <table:table-cell table:style-name="ce8"/>
          <table:table-cell table:style-name="ce13" table:formula="of:=[.K396]*15" office:value-type="float" office:value="3.35752646146591" calcext:value-type="float">
            <text:p>3.36</text:p>
          </table:table-cell>
          <table:table-cell table:style-name="ce8" table:formula="of:=[.K396]^2*225" office:value-type="float" office:value="11.2729839394438" calcext:value-type="float">
            <text:p>11.27</text:p>
          </table:table-cell>
          <table:table-cell table:style-name="ce8" table:formula="of:=[.L396]*COS(RADIANS([.M396]))+[.N396]*COS(RADIANS([.O396]))" office:value-type="float" office:value="3.40702467199577" calcext:value-type="float">
            <text:p>3.41</text:p>
          </table:table-cell>
          <table:table-cell table:style-name="ce8" table:formula="of:=[.L396]*SIN(RADIANS([.M396]))+[.N396]*SIN(RADIANS([.O396]))" office:value-type="float" office:value="-0.154651579059961" calcext:value-type="float">
            <text:p>-0.15</text:p>
          </table:table-cell>
          <table:table-cell office:value-type="float" office:value="3.78505192938696" calcext:value-type="float">
            <text:p>3.79</text:p>
          </table:table-cell>
          <table:table-cell table:number-columns-repeated="1001"/>
        </table:table-row>
        <table:table-row table:style-name="ro1">
          <table:table-cell office:value-type="float" office:value="878010" calcext:value-type="float">
            <text:p>878010</text:p>
          </table:table-cell>
          <table:table-cell office:value-type="float" office:value="-12.5767415074463" calcext:value-type="float">
            <text:p>-12.5767415074</text:p>
          </table:table-cell>
          <table:table-cell office:value-type="float" office:value="1.01329314120406" calcext:value-type="float">
            <text:p>1.0132931412</text:p>
          </table:table-cell>
          <table:table-cell office:value-type="float" office:value="0.651821120832743" calcext:value-type="float">
            <text:p>0.6518211208</text:p>
          </table:table-cell>
          <table:table-cell office:value-type="float" office:value="-0.42" calcext:value-type="float">
            <text:p>-0.42</text:p>
          </table:table-cell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16.775" calcext:value-type="float">
            <text:p>16.775</text:p>
          </table:table-cell>
          <table:table-cell/>
          <table:table-cell table:formula="of:=DEGREES(ACOS(COS(RADIANS([.B397]))*COS(RADIANS([.C397]))))" office:value-type="float" office:value="12.6168397646232" calcext:value-type="float">
            <text:p>12.62</text:p>
          </table:table-cell>
          <table:table-cell table:formula="of:=TAN((ACOS(COS(RADIANS([.B397]))*COS(RADIANS([.C397])))))" office:value-type="float" office:value="0.223835097431061" calcext:value-type="float">
            <text:p>0.2238</text:p>
          </table:table-cell>
          <table:table-cell table:formula="of:=SQRT([.E397]^2+[.F397]^2)" office:value-type="float" office:value="0.424264068711928" calcext:value-type="float">
            <text:p>0.42</text:p>
          </table:table-cell>
          <table:table-cell table:formula="of:=DEGREES(ATAN2([.F397]; [.E397]))" office:value-type="float" office:value="-81.869897645844" calcext:value-type="float">
            <text:p>-81.87</text:p>
          </table:table-cell>
          <table:table-cell table:style-name="ce9" table:formula="of:=SQRT([.T397])" office:value-type="float" office:value="3.35752646146591" calcext:value-type="float">
            <text:p>3.36</text:p>
          </table:table-cell>
          <table:table-cell table:style-name="ce8" table:formula="of:=DEGREES(ATAN( (-SIN (RADIANS ([.C397])) * COS(RADIANS([.B397]))) / (COS (RADIANS ([.C397])) * SIN(RADIANS([.B397]))) ))" office:value-type="float" office:value="4.53286544099976" calcext:value-type="float">
            <text:p>4.53</text:p>
          </table:table-cell>
          <table:table-cell table:style-name="ce11" table:formula="of:=SQRT([.U397]^2+[.V397]^2)" office:value-type="float" office:value="3.41053283615532" calcext:value-type="float">
            <text:p>3.41</text:p>
          </table:table-cell>
          <table:table-cell table:style-name="ce8" table:formula="of:=DEGREES(ATAN2([.V397];[.U397]))" office:value-type="float" office:value="92.5989845666258" calcext:value-type="float">
            <text:p>92.60</text:p>
          </table:table-cell>
          <table:table-cell table:style-name="ce8"/>
          <table:table-cell table:style-name="ce13" table:formula="of:=[.K397]*15" office:value-type="float" office:value="3.35752646146591" calcext:value-type="float">
            <text:p>3.36</text:p>
          </table:table-cell>
          <table:table-cell table:style-name="ce8" table:formula="of:=[.K397]^2*225" office:value-type="float" office:value="11.2729839394438" calcext:value-type="float">
            <text:p>11.27</text:p>
          </table:table-cell>
          <table:table-cell table:style-name="ce8" table:formula="of:=[.L397]*COS(RADIANS([.M397]))+[.N397]*COS(RADIANS([.O397]))" office:value-type="float" office:value="3.40702467199577" calcext:value-type="float">
            <text:p>3.41</text:p>
          </table:table-cell>
          <table:table-cell table:style-name="ce8" table:formula="of:=[.L397]*SIN(RADIANS([.M397]))+[.N397]*SIN(RADIANS([.O397]))" office:value-type="float" office:value="-0.154651579059961" calcext:value-type="float">
            <text:p>-0.15</text:p>
          </table:table-cell>
          <table:table-cell office:value-type="float" office:value="3.78505192938696" calcext:value-type="float">
            <text:p>3.79</text:p>
          </table:table-cell>
          <table:table-cell table:number-columns-repeated="1001"/>
        </table:table-row>
        <table:table-row table:style-name="ro1">
          <table:table-cell office:value-type="float" office:value="878260" calcext:value-type="float">
            <text:p>878260</text:p>
          </table:table-cell>
          <table:table-cell office:value-type="float" office:value="-13.1404626328568" calcext:value-type="float">
            <text:p>-13.1404626329</text:p>
          </table:table-cell>
          <table:table-cell office:value-type="float" office:value="0.902382501748988" calcext:value-type="float">
            <text:p>0.9023825017</text:p>
          </table:table-cell>
          <table:table-cell office:value-type="float" office:value="0.619378095801152" calcext:value-type="float">
            <text:p>0.6193780958</text:p>
          </table:table-cell>
          <table:table-cell office:value-type="float" office:value="-0.58" calcext:value-type="float">
            <text:p>-0.58</text:p>
          </table:table-cell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16.803" calcext:value-type="float">
            <text:p>16.803</text:p>
          </table:table-cell>
          <table:table-cell/>
          <table:table-cell table:formula="of:=DEGREES(ACOS(COS(RADIANS([.B398]))*COS(RADIANS([.C398]))))" office:value-type="float" office:value="13.1708665190723" calcext:value-type="float">
            <text:p>13.17</text:p>
          </table:table-cell>
          <table:table-cell table:formula="of:=TAN((ACOS(COS(RADIANS([.B398]))*COS(RADIANS([.C398])))))" office:value-type="float" office:value="0.234011498657689" calcext:value-type="float">
            <text:p>0.2340</text:p>
          </table:table-cell>
          <table:table-cell table:formula="of:=SQRT([.E398]^2+[.F398]^2)" office:value-type="float" office:value="0.582151183113115" calcext:value-type="float">
            <text:p>0.58</text:p>
          </table:table-cell>
          <table:table-cell table:formula="of:=DEGREES(ATAN2([.F398]; [.E398]))" office:value-type="float" office:value="-85.072890052351" calcext:value-type="float">
            <text:p>-85.07</text:p>
          </table:table-cell>
          <table:table-cell table:style-name="ce9" table:formula="of:=SQRT([.T398])" office:value-type="float" office:value="3.51017247986534" calcext:value-type="float">
            <text:p>3.51</text:p>
          </table:table-cell>
          <table:table-cell table:style-name="ce8" table:formula="of:=DEGREES(ATAN( (-SIN (RADIANS ([.C398])) * COS(RADIANS([.B398]))) / (COS (RADIANS ([.C398])) * SIN(RADIANS([.B398]))) ))" office:value-type="float" office:value="3.85985993546764" calcext:value-type="float">
            <text:p>3.86</text:p>
          </table:table-cell>
          <table:table-cell table:style-name="ce11" table:formula="of:=SQRT([.U398]^2+[.V398]^2)" office:value-type="float" office:value="3.56879997632858" calcext:value-type="float">
            <text:p>3.57</text:p>
          </table:table-cell>
          <table:table-cell table:style-name="ce8" table:formula="of:=DEGREES(ATAN2([.V398];[.U398]))" office:value-type="float" office:value="95.5266743369736" calcext:value-type="float">
            <text:p>95.53</text:p>
          </table:table-cell>
          <table:table-cell table:style-name="ce8"/>
          <table:table-cell table:style-name="ce13" table:formula="of:=[.K398]*15" office:value-type="float" office:value="3.51017247986534" calcext:value-type="float">
            <text:p>3.51</text:p>
          </table:table-cell>
          <table:table-cell table:style-name="ce8" table:formula="of:=[.K398]^2*225" office:value-type="float" office:value="12.321310838404" calcext:value-type="float">
            <text:p>12.32</text:p>
          </table:table-cell>
          <table:table-cell table:style-name="ce8" table:formula="of:=[.L398]*COS(RADIANS([.M398]))+[.N398]*COS(RADIANS([.O398]))" office:value-type="float" office:value="3.5522102991025" calcext:value-type="float">
            <text:p>3.55</text:p>
          </table:table-cell>
          <table:table-cell table:style-name="ce8" table:formula="of:=[.L398]*SIN(RADIANS([.M398]))+[.N398]*SIN(RADIANS([.O398]))" office:value-type="float" office:value="-0.343708105800553" calcext:value-type="float">
            <text:p>-0.34</text:p>
          </table:table-cell>
          <table:table-cell office:value-type="float" office:value="3.95125995572169" calcext:value-type="float">
            <text:p>3.95</text:p>
          </table:table-cell>
          <table:table-cell table:number-columns-repeated="1001"/>
        </table:table-row>
        <table:table-row table:style-name="ro1">
          <table:table-cell office:value-type="float" office:value="878260" calcext:value-type="float">
            <text:p>878260</text:p>
          </table:table-cell>
          <table:table-cell office:value-type="float" office:value="-13.1404626328568" calcext:value-type="float">
            <text:p>-13.1404626329</text:p>
          </table:table-cell>
          <table:table-cell office:value-type="float" office:value="0.902382501748988" calcext:value-type="float">
            <text:p>0.9023825017</text:p>
          </table:table-cell>
          <table:table-cell office:value-type="float" office:value="0.619378095801152" calcext:value-type="float">
            <text:p>0.6193780958</text:p>
          </table:table-cell>
          <table:table-cell office:value-type="float" office:value="-0.58" calcext:value-type="float">
            <text:p>-0.58</text:p>
          </table:table-cell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16.803" calcext:value-type="float">
            <text:p>16.803</text:p>
          </table:table-cell>
          <table:table-cell/>
          <table:table-cell table:formula="of:=DEGREES(ACOS(COS(RADIANS([.B399]))*COS(RADIANS([.C399]))))" office:value-type="float" office:value="13.1708665190723" calcext:value-type="float">
            <text:p>13.17</text:p>
          </table:table-cell>
          <table:table-cell table:formula="of:=TAN((ACOS(COS(RADIANS([.B399]))*COS(RADIANS([.C399])))))" office:value-type="float" office:value="0.234011498657689" calcext:value-type="float">
            <text:p>0.2340</text:p>
          </table:table-cell>
          <table:table-cell table:formula="of:=SQRT([.E399]^2+[.F399]^2)" office:value-type="float" office:value="0.582151183113115" calcext:value-type="float">
            <text:p>0.58</text:p>
          </table:table-cell>
          <table:table-cell table:formula="of:=DEGREES(ATAN2([.F399]; [.E399]))" office:value-type="float" office:value="-85.072890052351" calcext:value-type="float">
            <text:p>-85.07</text:p>
          </table:table-cell>
          <table:table-cell table:style-name="ce9" table:formula="of:=SQRT([.T399])" office:value-type="float" office:value="3.51017247986534" calcext:value-type="float">
            <text:p>3.51</text:p>
          </table:table-cell>
          <table:table-cell table:style-name="ce8" table:formula="of:=DEGREES(ATAN( (-SIN (RADIANS ([.C399])) * COS(RADIANS([.B399]))) / (COS (RADIANS ([.C399])) * SIN(RADIANS([.B399]))) ))" office:value-type="float" office:value="3.85985993546764" calcext:value-type="float">
            <text:p>3.86</text:p>
          </table:table-cell>
          <table:table-cell table:style-name="ce11" table:formula="of:=SQRT([.U399]^2+[.V399]^2)" office:value-type="float" office:value="3.56879997632858" calcext:value-type="float">
            <text:p>3.57</text:p>
          </table:table-cell>
          <table:table-cell table:style-name="ce8" table:formula="of:=DEGREES(ATAN2([.V399];[.U399]))" office:value-type="float" office:value="95.5266743369736" calcext:value-type="float">
            <text:p>95.53</text:p>
          </table:table-cell>
          <table:table-cell table:style-name="ce8"/>
          <table:table-cell table:style-name="ce13" table:formula="of:=[.K399]*15" office:value-type="float" office:value="3.51017247986534" calcext:value-type="float">
            <text:p>3.51</text:p>
          </table:table-cell>
          <table:table-cell table:style-name="ce8" table:formula="of:=[.K399]^2*225" office:value-type="float" office:value="12.321310838404" calcext:value-type="float">
            <text:p>12.32</text:p>
          </table:table-cell>
          <table:table-cell table:style-name="ce8" table:formula="of:=[.L399]*COS(RADIANS([.M399]))+[.N399]*COS(RADIANS([.O399]))" office:value-type="float" office:value="3.5522102991025" calcext:value-type="float">
            <text:p>3.55</text:p>
          </table:table-cell>
          <table:table-cell table:style-name="ce8" table:formula="of:=[.L399]*SIN(RADIANS([.M399]))+[.N399]*SIN(RADIANS([.O399]))" office:value-type="float" office:value="-0.343708105800553" calcext:value-type="float">
            <text:p>-0.34</text:p>
          </table:table-cell>
          <table:table-cell office:value-type="float" office:value="3.95125995572169" calcext:value-type="float">
            <text:p>3.95</text:p>
          </table:table-cell>
          <table:table-cell table:number-columns-repeated="1001"/>
        </table:table-row>
        <table:table-row table:style-name="ro1">
          <table:table-cell office:value-type="float" office:value="878510" calcext:value-type="float">
            <text:p>878510</text:p>
          </table:table-cell>
          <table:table-cell office:value-type="float" office:value="-13.8719092986208" calcext:value-type="float">
            <text:p>-13.8719092986</text:p>
          </table:table-cell>
          <table:table-cell office:value-type="float" office:value="0.804500875022533" calcext:value-type="float">
            <text:p>0.804500875</text:p>
          </table:table-cell>
          <table:table-cell office:value-type="float" office:value="0.5945105509719" calcext:value-type="float">
            <text:p>0.594510551</text:p>
          </table:table-cell>
          <table:table-cell office:value-type="float" office:value="-0.69" calcext:value-type="float">
            <text:p>-0.69</text:p>
          </table:table-cell>
          <table:table-cell office:value-type="float" office:value="0.04" calcext:value-type="float">
            <text:p>0.04</text:p>
          </table:table-cell>
          <table:table-cell office:value-type="float" office:value="-0.11" calcext:value-type="float">
            <text:p>-0.11</text:p>
          </table:table-cell>
          <table:table-cell office:value-type="float" office:value="16.833" calcext:value-type="float">
            <text:p>16.833</text:p>
          </table:table-cell>
          <table:table-cell/>
          <table:table-cell table:formula="of:=DEGREES(ACOS(COS(RADIANS([.B400]))*COS(RADIANS([.C400]))))" office:value-type="float" office:value="13.8947613587451" calcext:value-type="float">
            <text:p>13.89</text:p>
          </table:table-cell>
          <table:table-cell table:formula="of:=TAN((ACOS(COS(RADIANS([.B400]))*COS(RADIANS([.C400])))))" office:value-type="float" office:value="0.247377951667622" calcext:value-type="float">
            <text:p>0.2474</text:p>
          </table:table-cell>
          <table:table-cell table:formula="of:=SQRT([.E400]^2+[.F400]^2)" office:value-type="float" office:value="0.691158447825099" calcext:value-type="float">
            <text:p>0.69</text:p>
          </table:table-cell>
          <table:table-cell table:formula="of:=DEGREES(ATAN2([.F400]; [.E400]))" office:value-type="float" office:value="-86.6822188316652" calcext:value-type="float">
            <text:p>-86.68</text:p>
          </table:table-cell>
          <table:table-cell table:style-name="ce9" table:formula="of:=SQRT([.T400])" office:value-type="float" office:value="3.71066927501433" calcext:value-type="float">
            <text:p>3.71</text:p>
          </table:table-cell>
          <table:table-cell table:style-name="ce8" table:formula="of:=DEGREES(ATAN( (-SIN (RADIANS ([.C400])) * COS(RADIANS([.B400]))) / (COS (RADIANS ([.C400])) * SIN(RADIANS([.B400]))) ))" office:value-type="float" office:value="3.25439524425498" calcext:value-type="float">
            <text:p>3.25</text:p>
          </table:table-cell>
          <table:table-cell table:style-name="ce11" table:formula="of:=SQRT([.U400]^2+[.V400]^2)" office:value-type="float" office:value="3.77524052207179" calcext:value-type="float">
            <text:p>3.78</text:p>
          </table:table-cell>
          <table:table-cell table:style-name="ce8" table:formula="of:=DEGREES(ATAN2([.V400];[.U400]))" office:value-type="float" office:value="97.294616668293" calcext:value-type="float">
            <text:p>97.29</text:p>
          </table:table-cell>
          <table:table-cell table:style-name="ce8"/>
          <table:table-cell table:style-name="ce13" table:formula="of:=[.K400]*15" office:value-type="float" office:value="3.71066927501433" calcext:value-type="float">
            <text:p>3.71</text:p>
          </table:table-cell>
          <table:table-cell table:style-name="ce8" table:formula="of:=[.K400]^2*225" office:value-type="float" office:value="13.7690664685353" calcext:value-type="float">
            <text:p>13.77</text:p>
          </table:table-cell>
          <table:table-cell table:style-name="ce8" table:formula="of:=[.L400]*COS(RADIANS([.M400]))+[.N400]*COS(RADIANS([.O400]))" office:value-type="float" office:value="3.74468514781137" calcext:value-type="float">
            <text:p>3.74</text:p>
          </table:table-cell>
          <table:table-cell table:style-name="ce8" table:formula="of:=[.L400]*SIN(RADIANS([.M400]))+[.N400]*SIN(RADIANS([.O400]))" office:value-type="float" office:value="-0.479347622559881" calcext:value-type="float">
            <text:p>-0.48</text:p>
          </table:table-cell>
          <table:table-cell office:value-type="float" office:value="4.16842840762353" calcext:value-type="float">
            <text:p>4.17</text:p>
          </table:table-cell>
          <table:table-cell table:number-columns-repeated="1001"/>
        </table:table-row>
        <table:table-row table:style-name="ro1">
          <table:table-cell office:value-type="float" office:value="878510" calcext:value-type="float">
            <text:p>878510</text:p>
          </table:table-cell>
          <table:table-cell office:value-type="float" office:value="-13.8719092986208" calcext:value-type="float">
            <text:p>-13.8719092986</text:p>
          </table:table-cell>
          <table:table-cell office:value-type="float" office:value="0.804500875022533" calcext:value-type="float">
            <text:p>0.804500875</text:p>
          </table:table-cell>
          <table:table-cell office:value-type="float" office:value="0.5945105509719" calcext:value-type="float">
            <text:p>0.594510551</text:p>
          </table:table-cell>
          <table:table-cell office:value-type="float" office:value="-0.69" calcext:value-type="float">
            <text:p>-0.69</text:p>
          </table:table-cell>
          <table:table-cell office:value-type="float" office:value="0.04" calcext:value-type="float">
            <text:p>0.04</text:p>
          </table:table-cell>
          <table:table-cell office:value-type="float" office:value="-0.11" calcext:value-type="float">
            <text:p>-0.11</text:p>
          </table:table-cell>
          <table:table-cell office:value-type="float" office:value="16.833" calcext:value-type="float">
            <text:p>16.833</text:p>
          </table:table-cell>
          <table:table-cell/>
          <table:table-cell table:formula="of:=DEGREES(ACOS(COS(RADIANS([.B401]))*COS(RADIANS([.C401]))))" office:value-type="float" office:value="13.8947613587451" calcext:value-type="float">
            <text:p>13.89</text:p>
          </table:table-cell>
          <table:table-cell table:formula="of:=TAN((ACOS(COS(RADIANS([.B401]))*COS(RADIANS([.C401])))))" office:value-type="float" office:value="0.247377951667622" calcext:value-type="float">
            <text:p>0.2474</text:p>
          </table:table-cell>
          <table:table-cell table:formula="of:=SQRT([.E401]^2+[.F401]^2)" office:value-type="float" office:value="0.691158447825099" calcext:value-type="float">
            <text:p>0.69</text:p>
          </table:table-cell>
          <table:table-cell table:formula="of:=DEGREES(ATAN2([.F401]; [.E401]))" office:value-type="float" office:value="-86.6822188316652" calcext:value-type="float">
            <text:p>-86.68</text:p>
          </table:table-cell>
          <table:table-cell table:style-name="ce9" table:formula="of:=SQRT([.T401])" office:value-type="float" office:value="3.71066927501433" calcext:value-type="float">
            <text:p>3.71</text:p>
          </table:table-cell>
          <table:table-cell table:style-name="ce8" table:formula="of:=DEGREES(ATAN( (-SIN (RADIANS ([.C401])) * COS(RADIANS([.B401]))) / (COS (RADIANS ([.C401])) * SIN(RADIANS([.B401]))) ))" office:value-type="float" office:value="3.25439524425498" calcext:value-type="float">
            <text:p>3.25</text:p>
          </table:table-cell>
          <table:table-cell table:style-name="ce11" table:formula="of:=SQRT([.U401]^2+[.V401]^2)" office:value-type="float" office:value="3.77524052207179" calcext:value-type="float">
            <text:p>3.78</text:p>
          </table:table-cell>
          <table:table-cell table:style-name="ce8" table:formula="of:=DEGREES(ATAN2([.V401];[.U401]))" office:value-type="float" office:value="97.294616668293" calcext:value-type="float">
            <text:p>97.29</text:p>
          </table:table-cell>
          <table:table-cell table:style-name="ce8"/>
          <table:table-cell table:style-name="ce13" table:formula="of:=[.K401]*15" office:value-type="float" office:value="3.71066927501433" calcext:value-type="float">
            <text:p>3.71</text:p>
          </table:table-cell>
          <table:table-cell table:style-name="ce8" table:formula="of:=[.K401]^2*225" office:value-type="float" office:value="13.7690664685353" calcext:value-type="float">
            <text:p>13.77</text:p>
          </table:table-cell>
          <table:table-cell table:style-name="ce8" table:formula="of:=[.L401]*COS(RADIANS([.M401]))+[.N401]*COS(RADIANS([.O401]))" office:value-type="float" office:value="3.74468514781137" calcext:value-type="float">
            <text:p>3.74</text:p>
          </table:table-cell>
          <table:table-cell table:style-name="ce8" table:formula="of:=[.L401]*SIN(RADIANS([.M401]))+[.N401]*SIN(RADIANS([.O401]))" office:value-type="float" office:value="-0.479347622559881" calcext:value-type="float">
            <text:p>-0.48</text:p>
          </table:table-cell>
          <table:table-cell office:value-type="float" office:value="4.16842840762353" calcext:value-type="float">
            <text:p>4.17</text:p>
          </table:table-cell>
          <table:table-cell table:number-columns-repeated="1001"/>
        </table:table-row>
        <table:table-row table:style-name="ro1">
          <table:table-cell office:value-type="float" office:value="878760" calcext:value-type="float">
            <text:p>878760</text:p>
          </table:table-cell>
          <table:table-cell office:value-type="float" office:value="-14.7161599536221" calcext:value-type="float">
            <text:p>-14.7161599536</text:p>
          </table:table-cell>
          <table:table-cell office:value-type="float" office:value="0.691721912025194" calcext:value-type="float">
            <text:p>0.691721912</text:p>
          </table:table-cell>
          <table:table-cell office:value-type="float" office:value="0.583135404517772" calcext:value-type="float">
            <text:p>0.5831354045</text:p>
          </table:table-cell>
          <table:table-cell office:value-type="float" office:value="-0.76" calcext:value-type="float">
            <text:p>-0.76</text:p>
          </table:table-cell>
          <table:table-cell office:value-type="float" office:value="0.04" calcext:value-type="float">
            <text:p>0.04</text:p>
          </table:table-cell>
          <table:table-cell office:value-type="float" office:value="-0.12" calcext:value-type="float">
            <text:p>-0.12</text:p>
          </table:table-cell>
          <table:table-cell office:value-type="float" office:value="16.864" calcext:value-type="float">
            <text:p>16.864</text:p>
          </table:table-cell>
          <table:table-cell/>
          <table:table-cell table:formula="of:=DEGREES(ACOS(COS(RADIANS([.B402]))*COS(RADIANS([.C402]))))" office:value-type="float" office:value="14.7320492337419" calcext:value-type="float">
            <text:p>14.73</text:p>
          </table:table-cell>
          <table:table-cell table:formula="of:=TAN((ACOS(COS(RADIANS([.B402]))*COS(RADIANS([.C402])))))" office:value-type="float" office:value="0.262943039595334" calcext:value-type="float">
            <text:p>0.2629</text:p>
          </table:table-cell>
          <table:table-cell table:formula="of:=SQRT([.E402]^2+[.F402]^2)" office:value-type="float" office:value="0.761051903617618" calcext:value-type="float">
            <text:p>0.76</text:p>
          </table:table-cell>
          <table:table-cell table:formula="of:=DEGREES(ATAN2([.F402]; [.E402]))" office:value-type="float" office:value="-86.9872124958167" calcext:value-type="float">
            <text:p>-86.99</text:p>
          </table:table-cell>
          <table:table-cell table:style-name="ce9" table:formula="of:=SQRT([.T402])" office:value-type="float" office:value="3.94414559393002" calcext:value-type="float">
            <text:p>3.94</text:p>
          </table:table-cell>
          <table:table-cell table:style-name="ce8" table:formula="of:=DEGREES(ATAN( (-SIN (RADIANS ([.C402])) * COS(RADIANS([.B402]))) / (COS (RADIANS ([.C402])) * SIN(RADIANS([.B402]))) ))" office:value-type="float" office:value="2.63193575761785" calcext:value-type="float">
            <text:p>2.63</text:p>
          </table:table-cell>
          <table:table-cell table:style-name="ce11" table:formula="of:=SQRT([.U402]^2+[.V402]^2)" office:value-type="float" office:value="4.02186392952412" calcext:value-type="float">
            <text:p>4.02</text:p>
          </table:table-cell>
          <table:table-cell table:style-name="ce8" table:formula="of:=DEGREES(ATAN2([.V402];[.U402]))" office:value-type="float" office:value="98.27559315501" calcext:value-type="float">
            <text:p>98.28</text:p>
          </table:table-cell>
          <table:table-cell table:style-name="ce8"/>
          <table:table-cell table:style-name="ce13" table:formula="of:=[.K402]*15" office:value-type="float" office:value="3.94414559393002" calcext:value-type="float">
            <text:p>3.94</text:p>
          </table:table-cell>
          <table:table-cell table:style-name="ce8" table:formula="of:=[.K402]^2*225" office:value-type="float" office:value="15.5562844661176" calcext:value-type="float">
            <text:p>15.56</text:p>
          </table:table-cell>
          <table:table-cell table:style-name="ce8" table:formula="of:=[.L402]*COS(RADIANS([.M402]))+[.N402]*COS(RADIANS([.O402]))" office:value-type="float" office:value="3.97998503308396" calcext:value-type="float">
            <text:p>3.98</text:p>
          </table:table-cell>
          <table:table-cell table:style-name="ce8" table:formula="of:=[.L402]*SIN(RADIANS([.M402]))+[.N402]*SIN(RADIANS([.O402]))" office:value-type="float" office:value="-0.578885657133475" calcext:value-type="float">
            <text:p>-0.58</text:p>
          </table:table-cell>
          <table:table-cell office:value-type="float" office:value="4.41961477012258" calcext:value-type="float">
            <text:p>4.42</text:p>
          </table:table-cell>
          <table:table-cell table:number-columns-repeated="1001"/>
        </table:table-row>
        <table:table-row table:style-name="ro1">
          <table:table-cell office:value-type="float" office:value="878760" calcext:value-type="float">
            <text:p>878760</text:p>
          </table:table-cell>
          <table:table-cell office:value-type="float" office:value="-14.7161599536221" calcext:value-type="float">
            <text:p>-14.7161599536</text:p>
          </table:table-cell>
          <table:table-cell office:value-type="float" office:value="0.691721912025194" calcext:value-type="float">
            <text:p>0.691721912</text:p>
          </table:table-cell>
          <table:table-cell office:value-type="float" office:value="0.583135404517772" calcext:value-type="float">
            <text:p>0.5831354045</text:p>
          </table:table-cell>
          <table:table-cell office:value-type="float" office:value="-0.76" calcext:value-type="float">
            <text:p>-0.76</text:p>
          </table:table-cell>
          <table:table-cell office:value-type="float" office:value="0.04" calcext:value-type="float">
            <text:p>0.04</text:p>
          </table:table-cell>
          <table:table-cell office:value-type="float" office:value="-0.12" calcext:value-type="float">
            <text:p>-0.12</text:p>
          </table:table-cell>
          <table:table-cell office:value-type="float" office:value="16.864" calcext:value-type="float">
            <text:p>16.864</text:p>
          </table:table-cell>
          <table:table-cell/>
          <table:table-cell table:formula="of:=DEGREES(ACOS(COS(RADIANS([.B403]))*COS(RADIANS([.C403]))))" office:value-type="float" office:value="14.7320492337419" calcext:value-type="float">
            <text:p>14.73</text:p>
          </table:table-cell>
          <table:table-cell table:formula="of:=TAN((ACOS(COS(RADIANS([.B403]))*COS(RADIANS([.C403])))))" office:value-type="float" office:value="0.262943039595334" calcext:value-type="float">
            <text:p>0.2629</text:p>
          </table:table-cell>
          <table:table-cell table:formula="of:=SQRT([.E403]^2+[.F403]^2)" office:value-type="float" office:value="0.761051903617618" calcext:value-type="float">
            <text:p>0.76</text:p>
          </table:table-cell>
          <table:table-cell table:formula="of:=DEGREES(ATAN2([.F403]; [.E403]))" office:value-type="float" office:value="-86.9872124958167" calcext:value-type="float">
            <text:p>-86.99</text:p>
          </table:table-cell>
          <table:table-cell table:style-name="ce9" table:formula="of:=SQRT([.T403])" office:value-type="float" office:value="3.94414559393002" calcext:value-type="float">
            <text:p>3.94</text:p>
          </table:table-cell>
          <table:table-cell table:style-name="ce8" table:formula="of:=DEGREES(ATAN( (-SIN (RADIANS ([.C403])) * COS(RADIANS([.B403]))) / (COS (RADIANS ([.C403])) * SIN(RADIANS([.B403]))) ))" office:value-type="float" office:value="2.63193575761785" calcext:value-type="float">
            <text:p>2.63</text:p>
          </table:table-cell>
          <table:table-cell table:style-name="ce11" table:formula="of:=SQRT([.U403]^2+[.V403]^2)" office:value-type="float" office:value="4.02186392952412" calcext:value-type="float">
            <text:p>4.02</text:p>
          </table:table-cell>
          <table:table-cell table:style-name="ce8" table:formula="of:=DEGREES(ATAN2([.V403];[.U403]))" office:value-type="float" office:value="98.27559315501" calcext:value-type="float">
            <text:p>98.28</text:p>
          </table:table-cell>
          <table:table-cell table:style-name="ce8"/>
          <table:table-cell table:style-name="ce13" table:formula="of:=[.K403]*15" office:value-type="float" office:value="3.94414559393002" calcext:value-type="float">
            <text:p>3.94</text:p>
          </table:table-cell>
          <table:table-cell table:style-name="ce8" table:formula="of:=[.K403]^2*225" office:value-type="float" office:value="15.5562844661176" calcext:value-type="float">
            <text:p>15.56</text:p>
          </table:table-cell>
          <table:table-cell table:style-name="ce8" table:formula="of:=[.L403]*COS(RADIANS([.M403]))+[.N403]*COS(RADIANS([.O403]))" office:value-type="float" office:value="3.97998503308396" calcext:value-type="float">
            <text:p>3.98</text:p>
          </table:table-cell>
          <table:table-cell table:style-name="ce8" table:formula="of:=[.L403]*SIN(RADIANS([.M403]))+[.N403]*SIN(RADIANS([.O403]))" office:value-type="float" office:value="-0.578885657133475" calcext:value-type="float">
            <text:p>-0.58</text:p>
          </table:table-cell>
          <table:table-cell office:value-type="float" office:value="4.41961477012258" calcext:value-type="float">
            <text:p>4.42</text:p>
          </table:table-cell>
          <table:table-cell table:number-columns-repeated="1001"/>
        </table:table-row>
        <table:table-row table:style-name="ro1">
          <table:table-cell office:value-type="float" office:value="879009" calcext:value-type="float">
            <text:p>879009</text:p>
          </table:table-cell>
          <table:table-cell office:value-type="float" office:value="-15.4675285736477" calcext:value-type="float">
            <text:p>-15.4675285736</text:p>
          </table:table-cell>
          <table:table-cell office:value-type="float" office:value="0.595856578486068" calcext:value-type="float">
            <text:p>0.5958565785</text:p>
          </table:table-cell>
          <table:table-cell office:value-type="float" office:value="0.591841281027747" calcext:value-type="float">
            <text:p>0.591841281</text:p>
          </table:table-cell>
          <table:table-cell office:value-type="float" office:value="-0.77" calcext:value-type="float">
            <text:p>-0.77</text:p>
          </table:table-cell>
          <table:table-cell office:value-type="float" office:value="0.03" calcext:value-type="float">
            <text:p>0.03</text:p>
          </table:table-cell>
          <table:table-cell office:value-type="float" office:value="-0.12" calcext:value-type="float">
            <text:p>-0.12</text:p>
          </table:table-cell>
          <table:table-cell office:value-type="float" office:value="16.896" calcext:value-type="float">
            <text:p>16.896</text:p>
          </table:table-cell>
          <table:table-cell/>
          <table:table-cell table:formula="of:=DEGREES(ACOS(COS(RADIANS([.B404]))*COS(RADIANS([.C404]))))" office:value-type="float" office:value="15.4787214583572" calcext:value-type="float">
            <text:p>15.48</text:p>
          </table:table-cell>
          <table:table-cell table:formula="of:=TAN((ACOS(COS(RADIANS([.B404]))*COS(RADIANS([.C404])))))" office:value-type="float" office:value="0.276924642141503" calcext:value-type="float">
            <text:p>0.2769</text:p>
          </table:table-cell>
          <table:table-cell table:formula="of:=SQRT([.E404]^2+[.F404]^2)" office:value-type="float" office:value="0.770584193972339" calcext:value-type="float">
            <text:p>0.77</text:p>
          </table:table-cell>
          <table:table-cell table:formula="of:=DEGREES(ATAN2([.F404]; [.E404]))" office:value-type="float" office:value="-87.7688253919688" calcext:value-type="float">
            <text:p>-87.77</text:p>
          </table:table-cell>
          <table:table-cell table:style-name="ce9" table:formula="of:=SQRT([.T404])" office:value-type="float" office:value="4.15386963212254" calcext:value-type="float">
            <text:p>4.15</text:p>
          </table:table-cell>
          <table:table-cell table:style-name="ce8" table:formula="of:=DEGREES(ATAN( (-SIN (RADIANS ([.C404])) * COS(RADIANS([.B404]))) / (COS (RADIANS ([.C404])) * SIN(RADIANS([.B404]))) ))" office:value-type="float" office:value="2.15239214194488" calcext:value-type="float">
            <text:p>2.15</text:p>
          </table:table-cell>
          <table:table-cell table:style-name="ce11" table:formula="of:=SQRT([.U404]^2+[.V404]^2)" office:value-type="float" office:value="4.22578223482038" calcext:value-type="float">
            <text:p>4.23</text:p>
          </table:table-cell>
          <table:table-cell table:style-name="ce8" table:formula="of:=DEGREES(ATAN2([.V404];[.U404]))" office:value-type="float" office:value="98.3544450482487" calcext:value-type="float">
            <text:p>98.35</text:p>
          </table:table-cell>
          <table:table-cell table:style-name="ce8"/>
          <table:table-cell table:style-name="ce13" table:formula="of:=[.K404]*15" office:value-type="float" office:value="4.15386963212254" calcext:value-type="float">
            <text:p>4.15</text:p>
          </table:table-cell>
          <table:table-cell table:style-name="ce8" table:formula="of:=[.K404]^2*225" office:value-type="float" office:value="17.2546329206698" calcext:value-type="float">
            <text:p>17.25</text:p>
          </table:table-cell>
          <table:table-cell table:style-name="ce8" table:formula="of:=[.L404]*COS(RADIANS([.M404]))+[.N404]*COS(RADIANS([.O404]))" office:value-type="float" office:value="4.18093894589962" calcext:value-type="float">
            <text:p>4.18</text:p>
          </table:table-cell>
          <table:table-cell table:style-name="ce8" table:formula="of:=[.L404]*SIN(RADIANS([.M404]))+[.N404]*SIN(RADIANS([.O404]))" office:value-type="float" office:value="-0.613991064090716" calcext:value-type="float">
            <text:p>-0.61</text:p>
          </table:table-cell>
          <table:table-cell office:value-type="float" office:value="4.64361643750717" calcext:value-type="float">
            <text:p>4.64</text:p>
          </table:table-cell>
          <table:table-cell table:number-columns-repeated="1001"/>
        </table:table-row>
        <table:table-row table:style-name="ro1">
          <table:table-cell office:value-type="float" office:value="879009" calcext:value-type="float">
            <text:p>879009</text:p>
          </table:table-cell>
          <table:table-cell office:value-type="float" office:value="-15.4675285736477" calcext:value-type="float">
            <text:p>-15.4675285736</text:p>
          </table:table-cell>
          <table:table-cell office:value-type="float" office:value="0.595856578486068" calcext:value-type="float">
            <text:p>0.5958565785</text:p>
          </table:table-cell>
          <table:table-cell office:value-type="float" office:value="0.591841281027747" calcext:value-type="float">
            <text:p>0.591841281</text:p>
          </table:table-cell>
          <table:table-cell office:value-type="float" office:value="-0.77" calcext:value-type="float">
            <text:p>-0.77</text:p>
          </table:table-cell>
          <table:table-cell office:value-type="float" office:value="0.03" calcext:value-type="float">
            <text:p>0.03</text:p>
          </table:table-cell>
          <table:table-cell office:value-type="float" office:value="-0.12" calcext:value-type="float">
            <text:p>-0.12</text:p>
          </table:table-cell>
          <table:table-cell office:value-type="float" office:value="16.896" calcext:value-type="float">
            <text:p>16.896</text:p>
          </table:table-cell>
          <table:table-cell/>
          <table:table-cell table:formula="of:=DEGREES(ACOS(COS(RADIANS([.B405]))*COS(RADIANS([.C405]))))" office:value-type="float" office:value="15.4787214583572" calcext:value-type="float">
            <text:p>15.48</text:p>
          </table:table-cell>
          <table:table-cell table:formula="of:=TAN((ACOS(COS(RADIANS([.B405]))*COS(RADIANS([.C405])))))" office:value-type="float" office:value="0.276924642141503" calcext:value-type="float">
            <text:p>0.2769</text:p>
          </table:table-cell>
          <table:table-cell table:formula="of:=SQRT([.E405]^2+[.F405]^2)" office:value-type="float" office:value="0.770584193972339" calcext:value-type="float">
            <text:p>0.77</text:p>
          </table:table-cell>
          <table:table-cell table:formula="of:=DEGREES(ATAN2([.F405]; [.E405]))" office:value-type="float" office:value="-87.7688253919688" calcext:value-type="float">
            <text:p>-87.77</text:p>
          </table:table-cell>
          <table:table-cell table:style-name="ce9" table:formula="of:=SQRT([.T405])" office:value-type="float" office:value="4.15386963212254" calcext:value-type="float">
            <text:p>4.15</text:p>
          </table:table-cell>
          <table:table-cell table:style-name="ce8" table:formula="of:=DEGREES(ATAN( (-SIN (RADIANS ([.C405])) * COS(RADIANS([.B405]))) / (COS (RADIANS ([.C405])) * SIN(RADIANS([.B405]))) ))" office:value-type="float" office:value="2.15239214194488" calcext:value-type="float">
            <text:p>2.15</text:p>
          </table:table-cell>
          <table:table-cell table:style-name="ce11" table:formula="of:=SQRT([.U405]^2+[.V405]^2)" office:value-type="float" office:value="4.22578223482038" calcext:value-type="float">
            <text:p>4.23</text:p>
          </table:table-cell>
          <table:table-cell table:style-name="ce8" table:formula="of:=DEGREES(ATAN2([.V405];[.U405]))" office:value-type="float" office:value="98.3544450482487" calcext:value-type="float">
            <text:p>98.35</text:p>
          </table:table-cell>
          <table:table-cell table:style-name="ce8"/>
          <table:table-cell table:style-name="ce13" table:formula="of:=[.K405]*15" office:value-type="float" office:value="4.15386963212254" calcext:value-type="float">
            <text:p>4.15</text:p>
          </table:table-cell>
          <table:table-cell table:style-name="ce8" table:formula="of:=[.K405]^2*225" office:value-type="float" office:value="17.2546329206698" calcext:value-type="float">
            <text:p>17.25</text:p>
          </table:table-cell>
          <table:table-cell table:style-name="ce8" table:formula="of:=[.L405]*COS(RADIANS([.M405]))+[.N405]*COS(RADIANS([.O405]))" office:value-type="float" office:value="4.18093894589962" calcext:value-type="float">
            <text:p>4.18</text:p>
          </table:table-cell>
          <table:table-cell table:style-name="ce8" table:formula="of:=[.L405]*SIN(RADIANS([.M405]))+[.N405]*SIN(RADIANS([.O405]))" office:value-type="float" office:value="-0.613991064090716" calcext:value-type="float">
            <text:p>-0.61</text:p>
          </table:table-cell>
          <table:table-cell office:value-type="float" office:value="4.64361643750717" calcext:value-type="float">
            <text:p>4.64</text:p>
          </table:table-cell>
          <table:table-cell table:number-columns-repeated="1001"/>
        </table:table-row>
        <table:table-row table:style-name="ro1">
          <table:table-cell office:value-type="float" office:value="879259" calcext:value-type="float">
            <text:p>879259</text:p>
          </table:table-cell>
          <table:table-cell office:value-type="float" office:value="-16.0569482858104" calcext:value-type="float">
            <text:p>-16.0569482858</text:p>
          </table:table-cell>
          <table:table-cell office:value-type="float" office:value="0.561161405297372" calcext:value-type="float">
            <text:p>0.5611614053</text:p>
          </table:table-cell>
          <table:table-cell office:value-type="float" office:value="0.608983881905715" calcext:value-type="float">
            <text:p>0.6089838819</text:p>
          </table:table-cell>
          <table:table-cell office:value-type="float" office:value="-0.76" calcext:value-type="float">
            <text:p>-0.76</text:p>
          </table:table-cell>
          <table:table-cell office:value-type="float" office:value="0.02" calcext:value-type="float">
            <text:p>0.02</text:p>
          </table:table-cell>
          <table:table-cell office:value-type="float" office:value="-0.12" calcext:value-type="float">
            <text:p>-0.12</text:p>
          </table:table-cell>
          <table:table-cell office:value-type="float" office:value="16.929" calcext:value-type="float">
            <text:p>16.929</text:p>
          </table:table-cell>
          <table:table-cell/>
          <table:table-cell table:formula="of:=DEGREES(ACOS(COS(RADIANS([.B406]))*COS(RADIANS([.C406]))))" office:value-type="float" office:value="16.0664931733517" calcext:value-type="float">
            <text:p>16.07</text:p>
          </table:table-cell>
          <table:table-cell table:formula="of:=TAN((ACOS(COS(RADIANS([.B406]))*COS(RADIANS([.C406])))))" office:value-type="float" office:value="0.288001750948879" calcext:value-type="float">
            <text:p>0.2880</text:p>
          </table:table-cell>
          <table:table-cell table:formula="of:=SQRT([.E406]^2+[.F406]^2)" office:value-type="float" office:value="0.760263112349928" calcext:value-type="float">
            <text:p>0.76</text:p>
          </table:table-cell>
          <table:table-cell table:formula="of:=DEGREES(ATAN2([.F406]; [.E406]))" office:value-type="float" office:value="-88.4925642412251" calcext:value-type="float">
            <text:p>-88.49</text:p>
          </table:table-cell>
          <table:table-cell table:style-name="ce9" table:formula="of:=SQRT([.T406])" office:value-type="float" office:value="4.32002626423319" calcext:value-type="float">
            <text:p>4.32</text:p>
          </table:table-cell>
          <table:table-cell table:style-name="ce8" table:formula="of:=DEGREES(ATAN( (-SIN (RADIANS ([.C406])) * COS(RADIANS([.B406]))) / (COS (RADIANS ([.C406])) * SIN(RADIANS([.B406]))) ))" office:value-type="float" office:value="1.94899675913616" calcext:value-type="float">
            <text:p>1.95</text:p>
          </table:table-cell>
          <table:table-cell table:style-name="ce11" table:formula="of:=SQRT([.U406]^2+[.V406]^2)" office:value-type="float" office:value="4.38063972115178" calcext:value-type="float">
            <text:p>4.38</text:p>
          </table:table-cell>
          <table:table-cell table:style-name="ce8" table:formula="of:=DEGREES(ATAN2([.V406];[.U406]))" office:value-type="float" office:value="98.0450325260978" calcext:value-type="float">
            <text:p>98.05</text:p>
          </table:table-cell>
          <table:table-cell table:style-name="ce8"/>
          <table:table-cell table:style-name="ce13" table:formula="of:=[.K406]*15" office:value-type="float" office:value="4.32002626423319" calcext:value-type="float">
            <text:p>4.32</text:p>
          </table:table-cell>
          <table:table-cell table:style-name="ce8" table:formula="of:=[.K406]^2*225" office:value-type="float" office:value="18.6626269236646" calcext:value-type="float">
            <text:p>18.66</text:p>
          </table:table-cell>
          <table:table-cell table:style-name="ce8" table:formula="of:=[.L406]*COS(RADIANS([.M406]))+[.N406]*COS(RADIANS([.O406]))" office:value-type="float" office:value="4.33752711907078" calcext:value-type="float">
            <text:p>4.34</text:p>
          </table:table-cell>
          <table:table-cell table:style-name="ce8" table:formula="of:=[.L406]*SIN(RADIANS([.M406]))+[.N406]*SIN(RADIANS([.O406]))" office:value-type="float" office:value="-0.613076551385115" calcext:value-type="float">
            <text:p>-0.61</text:p>
          </table:table-cell>
          <table:table-cell office:value-type="float" office:value="4.81994795200552" calcext:value-type="float">
            <text:p>4.82</text:p>
          </table:table-cell>
          <table:table-cell table:number-columns-repeated="1001"/>
        </table:table-row>
        <table:table-row table:style-name="ro1">
          <table:table-cell office:value-type="float" office:value="879259" calcext:value-type="float">
            <text:p>879259</text:p>
          </table:table-cell>
          <table:table-cell office:value-type="float" office:value="-16.0569482858104" calcext:value-type="float">
            <text:p>-16.0569482858</text:p>
          </table:table-cell>
          <table:table-cell office:value-type="float" office:value="0.561161405297372" calcext:value-type="float">
            <text:p>0.5611614053</text:p>
          </table:table-cell>
          <table:table-cell office:value-type="float" office:value="0.608983881905715" calcext:value-type="float">
            <text:p>0.6089838819</text:p>
          </table:table-cell>
          <table:table-cell office:value-type="float" office:value="-0.76" calcext:value-type="float">
            <text:p>-0.76</text:p>
          </table:table-cell>
          <table:table-cell office:value-type="float" office:value="0.02" calcext:value-type="float">
            <text:p>0.02</text:p>
          </table:table-cell>
          <table:table-cell office:value-type="float" office:value="-0.12" calcext:value-type="float">
            <text:p>-0.12</text:p>
          </table:table-cell>
          <table:table-cell office:value-type="float" office:value="16.929" calcext:value-type="float">
            <text:p>16.929</text:p>
          </table:table-cell>
          <table:table-cell/>
          <table:table-cell table:formula="of:=DEGREES(ACOS(COS(RADIANS([.B407]))*COS(RADIANS([.C407]))))" office:value-type="float" office:value="16.0664931733517" calcext:value-type="float">
            <text:p>16.07</text:p>
          </table:table-cell>
          <table:table-cell table:formula="of:=TAN((ACOS(COS(RADIANS([.B407]))*COS(RADIANS([.C407])))))" office:value-type="float" office:value="0.288001750948879" calcext:value-type="float">
            <text:p>0.2880</text:p>
          </table:table-cell>
          <table:table-cell table:formula="of:=SQRT([.E407]^2+[.F407]^2)" office:value-type="float" office:value="0.760263112349928" calcext:value-type="float">
            <text:p>0.76</text:p>
          </table:table-cell>
          <table:table-cell table:formula="of:=DEGREES(ATAN2([.F407]; [.E407]))" office:value-type="float" office:value="-88.4925642412251" calcext:value-type="float">
            <text:p>-88.49</text:p>
          </table:table-cell>
          <table:table-cell table:style-name="ce9" table:formula="of:=SQRT([.T407])" office:value-type="float" office:value="4.32002626423319" calcext:value-type="float">
            <text:p>4.32</text:p>
          </table:table-cell>
          <table:table-cell table:style-name="ce8" table:formula="of:=DEGREES(ATAN( (-SIN (RADIANS ([.C407])) * COS(RADIANS([.B407]))) / (COS (RADIANS ([.C407])) * SIN(RADIANS([.B407]))) ))" office:value-type="float" office:value="1.94899675913616" calcext:value-type="float">
            <text:p>1.95</text:p>
          </table:table-cell>
          <table:table-cell table:style-name="ce11" table:formula="of:=SQRT([.U407]^2+[.V407]^2)" office:value-type="float" office:value="4.38063972115178" calcext:value-type="float">
            <text:p>4.38</text:p>
          </table:table-cell>
          <table:table-cell table:style-name="ce8" table:formula="of:=DEGREES(ATAN2([.V407];[.U407]))" office:value-type="float" office:value="98.0450325260978" calcext:value-type="float">
            <text:p>98.05</text:p>
          </table:table-cell>
          <table:table-cell table:style-name="ce8"/>
          <table:table-cell table:style-name="ce13" table:formula="of:=[.K407]*15" office:value-type="float" office:value="4.32002626423319" calcext:value-type="float">
            <text:p>4.32</text:p>
          </table:table-cell>
          <table:table-cell table:style-name="ce8" table:formula="of:=[.K407]^2*225" office:value-type="float" office:value="18.6626269236646" calcext:value-type="float">
            <text:p>18.66</text:p>
          </table:table-cell>
          <table:table-cell table:style-name="ce8" table:formula="of:=[.L407]*COS(RADIANS([.M407]))+[.N407]*COS(RADIANS([.O407]))" office:value-type="float" office:value="4.33752711907078" calcext:value-type="float">
            <text:p>4.34</text:p>
          </table:table-cell>
          <table:table-cell table:style-name="ce8" table:formula="of:=[.L407]*SIN(RADIANS([.M407]))+[.N407]*SIN(RADIANS([.O407]))" office:value-type="float" office:value="-0.613076551385115" calcext:value-type="float">
            <text:p>-0.61</text:p>
          </table:table-cell>
          <table:table-cell office:value-type="float" office:value="4.81994795200552" calcext:value-type="float">
            <text:p>4.82</text:p>
          </table:table-cell>
          <table:table-cell table:number-columns-repeated="1001"/>
        </table:table-row>
        <table:table-row table:style-name="ro1">
          <table:table-cell office:value-type="float" office:value="879509" calcext:value-type="float">
            <text:p>879509</text:p>
          </table:table-cell>
          <table:table-cell office:value-type="float" office:value="-16.6520302247951" calcext:value-type="float">
            <text:p>-16.6520302248</text:p>
          </table:table-cell>
          <table:table-cell office:value-type="float" office:value="0.536017931497821" calcext:value-type="float">
            <text:p>0.5360179315</text:p>
          </table:table-cell>
          <table:table-cell office:value-type="float" office:value="0.615084681577565" calcext:value-type="float">
            <text:p>0.6150846816</text:p>
          </table:table-cell>
          <table:table-cell office:value-type="float" office:value="-0.72" calcext:value-type="float">
            <text:p>-0.72</text:p>
          </table:table-cell>
          <table:table-cell office:value-type="float" office:value="0.01" calcext:value-type="float">
            <text:p>0.01</text:p>
          </table:table-cell>
          <table:table-cell office:value-type="float" office:value="-0.13" calcext:value-type="float">
            <text:p>-0.13</text:p>
          </table:table-cell>
          <table:table-cell office:value-type="float" office:value="16.963" calcext:value-type="float">
            <text:p>16.963</text:p>
          </table:table-cell>
          <table:table-cell/>
          <table:table-cell table:formula="of:=DEGREES(ACOS(COS(RADIANS([.B408]))*COS(RADIANS([.C408]))))" office:value-type="float" office:value="16.6604108674076" calcext:value-type="float">
            <text:p>16.66</text:p>
          </table:table-cell>
          <table:table-cell table:formula="of:=TAN((ACOS(COS(RADIANS([.B408]))*COS(RADIANS([.C408])))))" office:value-type="float" office:value="0.299261380654984" calcext:value-type="float">
            <text:p>0.2993</text:p>
          </table:table-cell>
          <table:table-cell table:formula="of:=SQRT([.E408]^2+[.F408]^2)" office:value-type="float" office:value="0.720069441095788" calcext:value-type="float">
            <text:p>0.72</text:p>
          </table:table-cell>
          <table:table-cell table:formula="of:=DEGREES(ATAN2([.F408]; [.E408]))" office:value-type="float" office:value="-89.2042764472607" calcext:value-type="float">
            <text:p>-89.20</text:p>
          </table:table-cell>
          <table:table-cell table:style-name="ce9" table:formula="of:=SQRT([.T408])" office:value-type="float" office:value="4.48892070982475" calcext:value-type="float">
            <text:p>4.49</text:p>
          </table:table-cell>
          <table:table-cell table:style-name="ce8" table:formula="of:=DEGREES(ATAN( (-SIN (RADIANS ([.C408])) * COS(RADIANS([.B408]))) / (COS (RADIANS ([.C408])) * SIN(RADIANS([.B408]))) ))" office:value-type="float" office:value="1.79155882501208" calcext:value-type="float">
            <text:p>1.79</text:p>
          </table:table-cell>
          <table:table-cell table:style-name="ce11" table:formula="of:=SQRT([.U408]^2+[.V408]^2)" office:value-type="float" office:value="4.53393371563545" calcext:value-type="float">
            <text:p>4.53</text:p>
          </table:table-cell>
          <table:table-cell table:style-name="ce8" table:formula="of:=DEGREES(ATAN2([.V408];[.U408]))" office:value-type="float" office:value="97.3453336987944" calcext:value-type="float">
            <text:p>97.35</text:p>
          </table:table-cell>
          <table:table-cell table:style-name="ce8"/>
          <table:table-cell table:style-name="ce13" table:formula="of:=[.K408]*15" office:value-type="float" office:value="4.48892070982475" calcext:value-type="float">
            <text:p>4.49</text:p>
          </table:table-cell>
          <table:table-cell table:style-name="ce8" table:formula="of:=[.K408]^2*225" office:value-type="float" office:value="20.1504091390936" calcext:value-type="float">
            <text:p>20.15</text:p>
          </table:table-cell>
          <table:table-cell table:style-name="ce8" table:formula="of:=[.L408]*COS(RADIANS([.M408]))+[.N408]*COS(RADIANS([.O408]))" office:value-type="float" office:value="4.49672642280703" calcext:value-type="float">
            <text:p>4.50</text:p>
          </table:table-cell>
          <table:table-cell table:style-name="ce8" table:formula="of:=[.L408]*SIN(RADIANS([.M408]))+[.N408]*SIN(RADIANS([.O408]))" office:value-type="float" office:value="-0.579660604323724" calcext:value-type="float">
            <text:p>-0.58</text:p>
          </table:table-cell>
          <table:table-cell office:value-type="float" office:value="4.99812326022229" calcext:value-type="float">
            <text:p>5.00</text:p>
          </table:table-cell>
          <table:table-cell table:number-columns-repeated="1001"/>
        </table:table-row>
        <table:table-row table:style-name="ro1">
          <table:table-cell office:value-type="float" office:value="879509" calcext:value-type="float">
            <text:p>879509</text:p>
          </table:table-cell>
          <table:table-cell office:value-type="float" office:value="-16.6520302247951" calcext:value-type="float">
            <text:p>-16.6520302248</text:p>
          </table:table-cell>
          <table:table-cell office:value-type="float" office:value="0.536017931497821" calcext:value-type="float">
            <text:p>0.5360179315</text:p>
          </table:table-cell>
          <table:table-cell office:value-type="float" office:value="0.615084681577565" calcext:value-type="float">
            <text:p>0.6150846816</text:p>
          </table:table-cell>
          <table:table-cell office:value-type="float" office:value="-0.72" calcext:value-type="float">
            <text:p>-0.72</text:p>
          </table:table-cell>
          <table:table-cell office:value-type="float" office:value="0.01" calcext:value-type="float">
            <text:p>0.01</text:p>
          </table:table-cell>
          <table:table-cell office:value-type="float" office:value="-0.13" calcext:value-type="float">
            <text:p>-0.13</text:p>
          </table:table-cell>
          <table:table-cell office:value-type="float" office:value="16.963" calcext:value-type="float">
            <text:p>16.963</text:p>
          </table:table-cell>
          <table:table-cell/>
          <table:table-cell table:formula="of:=DEGREES(ACOS(COS(RADIANS([.B409]))*COS(RADIANS([.C409]))))" office:value-type="float" office:value="16.6604108674076" calcext:value-type="float">
            <text:p>16.66</text:p>
          </table:table-cell>
          <table:table-cell table:formula="of:=TAN((ACOS(COS(RADIANS([.B409]))*COS(RADIANS([.C409])))))" office:value-type="float" office:value="0.299261380654984" calcext:value-type="float">
            <text:p>0.2993</text:p>
          </table:table-cell>
          <table:table-cell table:formula="of:=SQRT([.E409]^2+[.F409]^2)" office:value-type="float" office:value="0.720069441095788" calcext:value-type="float">
            <text:p>0.72</text:p>
          </table:table-cell>
          <table:table-cell table:formula="of:=DEGREES(ATAN2([.F409]; [.E409]))" office:value-type="float" office:value="-89.2042764472607" calcext:value-type="float">
            <text:p>-89.20</text:p>
          </table:table-cell>
          <table:table-cell table:style-name="ce9" table:formula="of:=SQRT([.T409])" office:value-type="float" office:value="4.48892070982475" calcext:value-type="float">
            <text:p>4.49</text:p>
          </table:table-cell>
          <table:table-cell table:style-name="ce8" table:formula="of:=DEGREES(ATAN( (-SIN (RADIANS ([.C409])) * COS(RADIANS([.B409]))) / (COS (RADIANS ([.C409])) * SIN(RADIANS([.B409]))) ))" office:value-type="float" office:value="1.79155882501208" calcext:value-type="float">
            <text:p>1.79</text:p>
          </table:table-cell>
          <table:table-cell table:style-name="ce11" table:formula="of:=SQRT([.U409]^2+[.V409]^2)" office:value-type="float" office:value="4.53393371563545" calcext:value-type="float">
            <text:p>4.53</text:p>
          </table:table-cell>
          <table:table-cell table:style-name="ce8" table:formula="of:=DEGREES(ATAN2([.V409];[.U409]))" office:value-type="float" office:value="97.3453336987944" calcext:value-type="float">
            <text:p>97.35</text:p>
          </table:table-cell>
          <table:table-cell table:style-name="ce8"/>
          <table:table-cell table:style-name="ce13" table:formula="of:=[.K409]*15" office:value-type="float" office:value="4.48892070982475" calcext:value-type="float">
            <text:p>4.49</text:p>
          </table:table-cell>
          <table:table-cell table:style-name="ce8" table:formula="of:=[.K409]^2*225" office:value-type="float" office:value="20.1504091390936" calcext:value-type="float">
            <text:p>20.15</text:p>
          </table:table-cell>
          <table:table-cell table:style-name="ce8" table:formula="of:=[.L409]*COS(RADIANS([.M409]))+[.N409]*COS(RADIANS([.O409]))" office:value-type="float" office:value="4.49672642280703" calcext:value-type="float">
            <text:p>4.50</text:p>
          </table:table-cell>
          <table:table-cell table:style-name="ce8" table:formula="of:=[.L409]*SIN(RADIANS([.M409]))+[.N409]*SIN(RADIANS([.O409]))" office:value-type="float" office:value="-0.579660604323724" calcext:value-type="float">
            <text:p>-0.58</text:p>
          </table:table-cell>
          <table:table-cell office:value-type="float" office:value="4.99812326022229" calcext:value-type="float">
            <text:p>5.00</text:p>
          </table:table-cell>
          <table:table-cell table:number-columns-repeated="1001"/>
        </table:table-row>
        <table:table-row table:style-name="ro1">
          <table:table-cell office:value-type="float" office:value="879759" calcext:value-type="float">
            <text:p>879759</text:p>
          </table:table-cell>
          <table:table-cell office:value-type="float" office:value="-17.236658559255" calcext:value-type="float">
            <text:p>-17.2366585593</text:p>
          </table:table-cell>
          <table:table-cell office:value-type="float" office:value="0.535128886327809" calcext:value-type="float">
            <text:p>0.5351288863</text:p>
          </table:table-cell>
          <table:table-cell office:value-type="float" office:value="0.610070148788012" calcext:value-type="float">
            <text:p>0.6100701488</text:p>
          </table:table-cell>
          <table:table-cell office:value-type="float" office:value="-0.67" calcext:value-type="float">
            <text:p>-0.67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16.996" calcext:value-type="float">
            <text:p>16.996</text:p>
          </table:table-cell>
          <table:table-cell/>
          <table:table-cell table:formula="of:=DEGREES(ACOS(COS(RADIANS([.B410]))*COS(RADIANS([.C410]))))" office:value-type="float" office:value="17.2447113553162" calcext:value-type="float">
            <text:p>17.24</text:p>
          </table:table-cell>
          <table:table-cell table:formula="of:=TAN((ACOS(COS(RADIANS([.B410]))*COS(RADIANS([.C410])))))" office:value-type="float" office:value="0.31040705255024" calcext:value-type="float">
            <text:p>0.3104</text:p>
          </table:table-cell>
          <table:table-cell table:formula="of:=SQRT([.E410]^2+[.F410]^2)" office:value-type="float" office:value="0.67" calcext:value-type="float">
            <text:p>0.67</text:p>
          </table:table-cell>
          <table:table-cell table:formula="of:=DEGREES(ATAN2([.F410]; [.E410]))" office:value-type="float" office:value="-90" calcext:value-type="float">
            <text:p>-90.00</text:p>
          </table:table-cell>
          <table:table-cell table:style-name="ce9" table:formula="of:=SQRT([.T410])" office:value-type="float" office:value="4.6561057882536" calcext:value-type="float">
            <text:p>4.66</text:p>
          </table:table-cell>
          <table:table-cell table:style-name="ce8" table:formula="of:=DEGREES(ATAN( (-SIN (RADIANS ([.C410])) * COS(RADIANS([.B410]))) / (COS (RADIANS ([.C410])) * SIN(RADIANS([.B410]))) ))" office:value-type="float" office:value="1.72434407751138" calcext:value-type="float">
            <text:p>1.72</text:p>
          </table:table-cell>
          <table:table-cell table:style-name="ce11" table:formula="of:=SQRT([.U410]^2+[.V410]^2)" office:value-type="float" office:value="4.68406642520076" calcext:value-type="float">
            <text:p>4.68</text:p>
          </table:table-cell>
          <table:table-cell table:style-name="ce8" table:formula="of:=DEGREES(ATAN2([.V410];[.U410]))" office:value-type="float" office:value="96.4955930210674" calcext:value-type="float">
            <text:p>96.50</text:p>
          </table:table-cell>
          <table:table-cell table:style-name="ce8"/>
          <table:table-cell table:style-name="ce13" table:formula="of:=[.K410]*15" office:value-type="float" office:value="4.6561057882536" calcext:value-type="float">
            <text:p>4.66</text:p>
          </table:table-cell>
          <table:table-cell table:style-name="ce8" table:formula="of:=[.K410]^2*225" office:value-type="float" office:value="21.6793211114087" calcext:value-type="float">
            <text:p>21.68</text:p>
          </table:table-cell>
          <table:table-cell table:style-name="ce8" table:formula="of:=[.L410]*COS(RADIANS([.M410]))+[.N410]*COS(RADIANS([.O410]))" office:value-type="float" office:value="4.65399734140207" calcext:value-type="float">
            <text:p>4.65</text:p>
          </table:table-cell>
          <table:table-cell table:style-name="ce8" table:formula="of:=[.L410]*SIN(RADIANS([.M410]))+[.N410]*SIN(RADIANS([.O410]))" office:value-type="float" office:value="-0.529893406182358" calcext:value-type="float">
            <text:p>-0.53</text:p>
          </table:table-cell>
          <table:table-cell office:value-type="float" office:value="5.17341340659485" calcext:value-type="float">
            <text:p>5.17</text:p>
          </table:table-cell>
          <table:table-cell table:number-columns-repeated="1001"/>
        </table:table-row>
        <table:table-row table:style-name="ro1">
          <table:table-cell office:value-type="float" office:value="879759" calcext:value-type="float">
            <text:p>879759</text:p>
          </table:table-cell>
          <table:table-cell office:value-type="float" office:value="-17.236658559255" calcext:value-type="float">
            <text:p>-17.2366585593</text:p>
          </table:table-cell>
          <table:table-cell office:value-type="float" office:value="0.535128886327809" calcext:value-type="float">
            <text:p>0.5351288863</text:p>
          </table:table-cell>
          <table:table-cell office:value-type="float" office:value="0.610070148788012" calcext:value-type="float">
            <text:p>0.6100701488</text:p>
          </table:table-cell>
          <table:table-cell office:value-type="float" office:value="-0.67" calcext:value-type="float">
            <text:p>-0.67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16.996" calcext:value-type="float">
            <text:p>16.996</text:p>
          </table:table-cell>
          <table:table-cell/>
          <table:table-cell table:formula="of:=DEGREES(ACOS(COS(RADIANS([.B411]))*COS(RADIANS([.C411]))))" office:value-type="float" office:value="17.2447113553162" calcext:value-type="float">
            <text:p>17.24</text:p>
          </table:table-cell>
          <table:table-cell table:formula="of:=TAN((ACOS(COS(RADIANS([.B411]))*COS(RADIANS([.C411])))))" office:value-type="float" office:value="0.31040705255024" calcext:value-type="float">
            <text:p>0.3104</text:p>
          </table:table-cell>
          <table:table-cell table:formula="of:=SQRT([.E411]^2+[.F411]^2)" office:value-type="float" office:value="0.67" calcext:value-type="float">
            <text:p>0.67</text:p>
          </table:table-cell>
          <table:table-cell table:formula="of:=DEGREES(ATAN2([.F411]; [.E411]))" office:value-type="float" office:value="-90" calcext:value-type="float">
            <text:p>-90.00</text:p>
          </table:table-cell>
          <table:table-cell table:style-name="ce9" table:formula="of:=SQRT([.T411])" office:value-type="float" office:value="4.6561057882536" calcext:value-type="float">
            <text:p>4.66</text:p>
          </table:table-cell>
          <table:table-cell table:style-name="ce8" table:formula="of:=DEGREES(ATAN( (-SIN (RADIANS ([.C411])) * COS(RADIANS([.B411]))) / (COS (RADIANS ([.C411])) * SIN(RADIANS([.B411]))) ))" office:value-type="float" office:value="1.72434407751138" calcext:value-type="float">
            <text:p>1.72</text:p>
          </table:table-cell>
          <table:table-cell table:style-name="ce11" table:formula="of:=SQRT([.U411]^2+[.V411]^2)" office:value-type="float" office:value="4.68406642520076" calcext:value-type="float">
            <text:p>4.68</text:p>
          </table:table-cell>
          <table:table-cell table:style-name="ce8" table:formula="of:=DEGREES(ATAN2([.V411];[.U411]))" office:value-type="float" office:value="96.4955930210674" calcext:value-type="float">
            <text:p>96.50</text:p>
          </table:table-cell>
          <table:table-cell table:style-name="ce8"/>
          <table:table-cell table:style-name="ce13" table:formula="of:=[.K411]*15" office:value-type="float" office:value="4.6561057882536" calcext:value-type="float">
            <text:p>4.66</text:p>
          </table:table-cell>
          <table:table-cell table:style-name="ce8" table:formula="of:=[.K411]^2*225" office:value-type="float" office:value="21.6793211114087" calcext:value-type="float">
            <text:p>21.68</text:p>
          </table:table-cell>
          <table:table-cell table:style-name="ce8" table:formula="of:=[.L411]*COS(RADIANS([.M411]))+[.N411]*COS(RADIANS([.O411]))" office:value-type="float" office:value="4.65399734140207" calcext:value-type="float">
            <text:p>4.65</text:p>
          </table:table-cell>
          <table:table-cell table:style-name="ce8" table:formula="of:=[.L411]*SIN(RADIANS([.M411]))+[.N411]*SIN(RADIANS([.O411]))" office:value-type="float" office:value="-0.529893406182358" calcext:value-type="float">
            <text:p>-0.53</text:p>
          </table:table-cell>
          <table:table-cell office:value-type="float" office:value="5.17341340659485" calcext:value-type="float">
            <text:p>5.17</text:p>
          </table:table-cell>
          <table:table-cell table:number-columns-repeated="1001"/>
        </table:table-row>
        <table:table-row table:style-name="ro1">
          <table:table-cell office:value-type="float" office:value="880010" calcext:value-type="float">
            <text:p>880010</text:p>
          </table:table-cell>
          <table:table-cell office:value-type="float" office:value="-17.6278371534" calcext:value-type="float">
            <text:p>-17.6278371534</text:p>
          </table:table-cell>
          <table:table-cell office:value-type="float" office:value="0.57269754144467" calcext:value-type="float">
            <text:p>0.5726975414</text:p>
          </table:table-cell>
          <table:table-cell office:value-type="float" office:value="0.597551105730466" calcext:value-type="float">
            <text:p>0.5975511057</text:p>
          </table:table-cell>
          <table:table-cell office:value-type="float" office:value="-0.61" calcext:value-type="float">
            <text:p>-0.61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17.031" calcext:value-type="float">
            <text:p>17.031</text:p>
          </table:table-cell>
          <table:table-cell/>
          <table:table-cell table:formula="of:=DEGREES(ACOS(COS(RADIANS([.B412]))*COS(RADIANS([.C412]))))" office:value-type="float" office:value="17.6368424214889" calcext:value-type="float">
            <text:p>17.64</text:p>
          </table:table-cell>
          <table:table-cell table:formula="of:=TAN((ACOS(COS(RADIANS([.B412]))*COS(RADIANS([.C412])))))" office:value-type="float" office:value="0.317926557410918" calcext:value-type="float">
            <text:p>0.3179</text:p>
          </table:table-cell>
          <table:table-cell table:formula="of:=SQRT([.E412]^2+[.F412]^2)" office:value-type="float" office:value="0.61" calcext:value-type="float">
            <text:p>0.61</text:p>
          </table:table-cell>
          <table:table-cell table:formula="of:=DEGREES(ATAN2([.F412]; [.E412]))" office:value-type="float" office:value="-90" calcext:value-type="float">
            <text:p>-90.00</text:p>
          </table:table-cell>
          <table:table-cell table:style-name="ce9" table:formula="of:=SQRT([.T412])" office:value-type="float" office:value="4.76889836116376" calcext:value-type="float">
            <text:p>4.77</text:p>
          </table:table-cell>
          <table:table-cell table:style-name="ce8" table:formula="of:=DEGREES(ATAN( (-SIN (RADIANS ([.C412])) * COS(RADIANS([.B412]))) / (COS (RADIANS ([.C412])) * SIN(RADIANS([.B412]))) ))" office:value-type="float" office:value="1.80179854822316" calcext:value-type="float">
            <text:p>1.80</text:p>
          </table:table-cell>
          <table:table-cell table:style-name="ce11" table:formula="of:=SQRT([.U412]^2+[.V412]^2)" office:value-type="float" office:value="4.78869078995289" calcext:value-type="float">
            <text:p>4.79</text:p>
          </table:table-cell>
          <table:table-cell table:style-name="ce8" table:formula="of:=DEGREES(ATAN2([.V412];[.U412]))" office:value-type="float" office:value="95.5129817295087" calcext:value-type="float">
            <text:p>95.51</text:p>
          </table:table-cell>
          <table:table-cell table:style-name="ce8"/>
          <table:table-cell table:style-name="ce13" table:formula="of:=[.K412]*15" office:value-type="float" office:value="4.76889836116376" calcext:value-type="float">
            <text:p>4.77</text:p>
          </table:table-cell>
          <table:table-cell table:style-name="ce8" table:formula="of:=[.K412]^2*225" office:value-type="float" office:value="22.7423915791104" calcext:value-type="float">
            <text:p>22.74</text:p>
          </table:table-cell>
          <table:table-cell table:style-name="ce8" table:formula="of:=[.L412]*COS(RADIANS([.M412]))+[.N412]*COS(RADIANS([.O412]))" office:value-type="float" office:value="4.76654049320787" calcext:value-type="float">
            <text:p>4.77</text:p>
          </table:table-cell>
          <table:table-cell table:style-name="ce8" table:formula="of:=[.L412]*SIN(RADIANS([.M412]))+[.N412]*SIN(RADIANS([.O412]))" office:value-type="float" office:value="-0.460055657925554" calcext:value-type="float">
            <text:p>-0.46</text:p>
          </table:table-cell>
          <table:table-cell office:value-type="float" office:value="5.29105272644667" calcext:value-type="float">
            <text:p>5.29</text:p>
          </table:table-cell>
          <table:table-cell table:number-columns-repeated="1001"/>
        </table:table-row>
        <table:table-row table:style-name="ro1">
          <table:table-cell office:value-type="float" office:value="880010" calcext:value-type="float">
            <text:p>880010</text:p>
          </table:table-cell>
          <table:table-cell office:value-type="float" office:value="-17.6278371534" calcext:value-type="float">
            <text:p>-17.6278371534</text:p>
          </table:table-cell>
          <table:table-cell office:value-type="float" office:value="0.57269754144467" calcext:value-type="float">
            <text:p>0.5726975414</text:p>
          </table:table-cell>
          <table:table-cell office:value-type="float" office:value="0.597551105730466" calcext:value-type="float">
            <text:p>0.5975511057</text:p>
          </table:table-cell>
          <table:table-cell office:value-type="float" office:value="-0.61" calcext:value-type="float">
            <text:p>-0.61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17.031" calcext:value-type="float">
            <text:p>17.031</text:p>
          </table:table-cell>
          <table:table-cell/>
          <table:table-cell table:formula="of:=DEGREES(ACOS(COS(RADIANS([.B413]))*COS(RADIANS([.C413]))))" office:value-type="float" office:value="17.6368424214889" calcext:value-type="float">
            <text:p>17.64</text:p>
          </table:table-cell>
          <table:table-cell table:formula="of:=TAN((ACOS(COS(RADIANS([.B413]))*COS(RADIANS([.C413])))))" office:value-type="float" office:value="0.317926557410918" calcext:value-type="float">
            <text:p>0.3179</text:p>
          </table:table-cell>
          <table:table-cell table:formula="of:=SQRT([.E413]^2+[.F413]^2)" office:value-type="float" office:value="0.61" calcext:value-type="float">
            <text:p>0.61</text:p>
          </table:table-cell>
          <table:table-cell table:formula="of:=DEGREES(ATAN2([.F413]; [.E413]))" office:value-type="float" office:value="-90" calcext:value-type="float">
            <text:p>-90.00</text:p>
          </table:table-cell>
          <table:table-cell table:style-name="ce9" table:formula="of:=SQRT([.T413])" office:value-type="float" office:value="4.76889836116376" calcext:value-type="float">
            <text:p>4.77</text:p>
          </table:table-cell>
          <table:table-cell table:style-name="ce8" table:formula="of:=DEGREES(ATAN( (-SIN (RADIANS ([.C413])) * COS(RADIANS([.B413]))) / (COS (RADIANS ([.C413])) * SIN(RADIANS([.B413]))) ))" office:value-type="float" office:value="1.80179854822316" calcext:value-type="float">
            <text:p>1.80</text:p>
          </table:table-cell>
          <table:table-cell table:style-name="ce11" table:formula="of:=SQRT([.U413]^2+[.V413]^2)" office:value-type="float" office:value="4.78869078995289" calcext:value-type="float">
            <text:p>4.79</text:p>
          </table:table-cell>
          <table:table-cell table:style-name="ce8" table:formula="of:=DEGREES(ATAN2([.V413];[.U413]))" office:value-type="float" office:value="95.5129817295087" calcext:value-type="float">
            <text:p>95.51</text:p>
          </table:table-cell>
          <table:table-cell table:style-name="ce8"/>
          <table:table-cell table:style-name="ce13" table:formula="of:=[.K413]*15" office:value-type="float" office:value="4.76889836116376" calcext:value-type="float">
            <text:p>4.77</text:p>
          </table:table-cell>
          <table:table-cell table:style-name="ce8" table:formula="of:=[.K413]^2*225" office:value-type="float" office:value="22.7423915791104" calcext:value-type="float">
            <text:p>22.74</text:p>
          </table:table-cell>
          <table:table-cell table:style-name="ce8" table:formula="of:=[.L413]*COS(RADIANS([.M413]))+[.N413]*COS(RADIANS([.O413]))" office:value-type="float" office:value="4.76654049320787" calcext:value-type="float">
            <text:p>4.77</text:p>
          </table:table-cell>
          <table:table-cell table:style-name="ce8" table:formula="of:=[.L413]*SIN(RADIANS([.M413]))+[.N413]*SIN(RADIANS([.O413]))" office:value-type="float" office:value="-0.460055657925554" calcext:value-type="float">
            <text:p>-0.46</text:p>
          </table:table-cell>
          <table:table-cell office:value-type="float" office:value="5.29105272644667" calcext:value-type="float">
            <text:p>5.29</text:p>
          </table:table-cell>
          <table:table-cell table:number-columns-repeated="1001"/>
        </table:table-row>
        <table:table-row table:style-name="ro1">
          <table:table-cell office:value-type="float" office:value="880260" calcext:value-type="float">
            <text:p>880260</text:p>
          </table:table-cell>
          <table:table-cell office:value-type="float" office:value="-17.8709287086026" calcext:value-type="float">
            <text:p>-17.8709287086</text:p>
          </table:table-cell>
          <table:table-cell office:value-type="float" office:value="0.689437213747824" calcext:value-type="float">
            <text:p>0.6894372137</text:p>
          </table:table-cell>
          <table:table-cell office:value-type="float" office:value="0.585883435080792" calcext:value-type="float">
            <text:p>0.5858834351</text:p>
          </table:table-cell>
          <table:table-cell office:value-type="float" office:value="-0.54" calcext:value-type="float">
            <text:p>-0.54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17.066" calcext:value-type="float">
            <text:p>17.066</text:p>
          </table:table-cell>
          <table:table-cell/>
          <table:table-cell table:formula="of:=DEGREES(ACOS(COS(RADIANS([.B414]))*COS(RADIANS([.C414]))))" office:value-type="float" office:value="17.8837887893691" calcext:value-type="float">
            <text:p>17.88</text:p>
          </table:table-cell>
          <table:table-cell table:formula="of:=TAN((ACOS(COS(RADIANS([.B414]))*COS(RADIANS([.C414])))))" office:value-type="float" office:value="0.322678771753506" calcext:value-type="float">
            <text:p>0.3227</text:p>
          </table:table-cell>
          <table:table-cell table:formula="of:=SQRT([.E414]^2+[.F414]^2)" office:value-type="float" office:value="0.54" calcext:value-type="float">
            <text:p>0.54</text:p>
          </table:table-cell>
          <table:table-cell table:formula="of:=DEGREES(ATAN2([.F414]; [.E414]))" office:value-type="float" office:value="-90" calcext:value-type="float">
            <text:p>-90.00</text:p>
          </table:table-cell>
          <table:table-cell table:style-name="ce9" table:formula="of:=SQRT([.T414])" office:value-type="float" office:value="4.84018157630259" calcext:value-type="float">
            <text:p>4.84</text:p>
          </table:table-cell>
          <table:table-cell table:style-name="ce8" table:formula="of:=DEGREES(ATAN( (-SIN (RADIANS ([.C414])) * COS(RADIANS([.B414]))) / (COS (RADIANS ([.C414])) * SIN(RADIANS([.B414]))) ))" office:value-type="float" office:value="2.13735871829769" calcext:value-type="float">
            <text:p>2.14</text:p>
          </table:table-cell>
          <table:table-cell table:style-name="ce11" table:formula="of:=SQRT([.U414]^2+[.V414]^2)" office:value-type="float" office:value="4.85015467884475" calcext:value-type="float">
            <text:p>4.85</text:p>
          </table:table-cell>
          <table:table-cell table:style-name="ce8" table:formula="of:=DEGREES(ATAN2([.V414];[.U414]))" office:value-type="float" office:value="94.2505491327629" calcext:value-type="float">
            <text:p>94.25</text:p>
          </table:table-cell>
          <table:table-cell table:style-name="ce8"/>
          <table:table-cell table:style-name="ce13" table:formula="of:=[.K414]*15" office:value-type="float" office:value="4.84018157630259" calcext:value-type="float">
            <text:p>4.84</text:p>
          </table:table-cell>
          <table:table-cell table:style-name="ce8" table:formula="of:=[.K414]^2*225" office:value-type="float" office:value="23.4273576915791" calcext:value-type="float">
            <text:p>23.43</text:p>
          </table:table-cell>
          <table:table-cell table:style-name="ce8" table:formula="of:=[.L414]*COS(RADIANS([.M414]))+[.N414]*COS(RADIANS([.O414]))" office:value-type="float" office:value="4.83681420610376" calcext:value-type="float">
            <text:p>4.84</text:p>
          </table:table-cell>
          <table:table-cell table:style-name="ce8" table:formula="of:=[.L414]*SIN(RADIANS([.M414]))+[.N414]*SIN(RADIANS([.O414]))" office:value-type="float" office:value="-0.359483997352399" calcext:value-type="float">
            <text:p>-0.36</text:p>
          </table:table-cell>
          <table:table-cell office:value-type="float" office:value="5.36513663681074" calcext:value-type="float">
            <text:p>5.37</text:p>
          </table:table-cell>
          <table:table-cell table:number-columns-repeated="1001"/>
        </table:table-row>
        <table:table-row table:style-name="ro1">
          <table:table-cell office:value-type="float" office:value="880260" calcext:value-type="float">
            <text:p>880260</text:p>
          </table:table-cell>
          <table:table-cell office:value-type="float" office:value="-17.8709287086026" calcext:value-type="float">
            <text:p>-17.8709287086</text:p>
          </table:table-cell>
          <table:table-cell office:value-type="float" office:value="0.689437213747824" calcext:value-type="float">
            <text:p>0.6894372137</text:p>
          </table:table-cell>
          <table:table-cell office:value-type="float" office:value="0.585883435080792" calcext:value-type="float">
            <text:p>0.5858834351</text:p>
          </table:table-cell>
          <table:table-cell office:value-type="float" office:value="-0.54" calcext:value-type="float">
            <text:p>-0.54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17.066" calcext:value-type="float">
            <text:p>17.066</text:p>
          </table:table-cell>
          <table:table-cell/>
          <table:table-cell table:formula="of:=DEGREES(ACOS(COS(RADIANS([.B415]))*COS(RADIANS([.C415]))))" office:value-type="float" office:value="17.8837887893691" calcext:value-type="float">
            <text:p>17.88</text:p>
          </table:table-cell>
          <table:table-cell table:formula="of:=TAN((ACOS(COS(RADIANS([.B415]))*COS(RADIANS([.C415])))))" office:value-type="float" office:value="0.322678771753506" calcext:value-type="float">
            <text:p>0.3227</text:p>
          </table:table-cell>
          <table:table-cell table:formula="of:=SQRT([.E415]^2+[.F415]^2)" office:value-type="float" office:value="0.54" calcext:value-type="float">
            <text:p>0.54</text:p>
          </table:table-cell>
          <table:table-cell table:formula="of:=DEGREES(ATAN2([.F415]; [.E415]))" office:value-type="float" office:value="-90" calcext:value-type="float">
            <text:p>-90.00</text:p>
          </table:table-cell>
          <table:table-cell table:style-name="ce9" table:formula="of:=SQRT([.T415])" office:value-type="float" office:value="4.84018157630259" calcext:value-type="float">
            <text:p>4.84</text:p>
          </table:table-cell>
          <table:table-cell table:style-name="ce8" table:formula="of:=DEGREES(ATAN( (-SIN (RADIANS ([.C415])) * COS(RADIANS([.B415]))) / (COS (RADIANS ([.C415])) * SIN(RADIANS([.B415]))) ))" office:value-type="float" office:value="2.13735871829769" calcext:value-type="float">
            <text:p>2.14</text:p>
          </table:table-cell>
          <table:table-cell table:style-name="ce11" table:formula="of:=SQRT([.U415]^2+[.V415]^2)" office:value-type="float" office:value="4.85015467884475" calcext:value-type="float">
            <text:p>4.85</text:p>
          </table:table-cell>
          <table:table-cell table:style-name="ce8" table:formula="of:=DEGREES(ATAN2([.V415];[.U415]))" office:value-type="float" office:value="94.2505491327629" calcext:value-type="float">
            <text:p>94.25</text:p>
          </table:table-cell>
          <table:table-cell table:style-name="ce8"/>
          <table:table-cell table:style-name="ce13" table:formula="of:=[.K415]*15" office:value-type="float" office:value="4.84018157630259" calcext:value-type="float">
            <text:p>4.84</text:p>
          </table:table-cell>
          <table:table-cell table:style-name="ce8" table:formula="of:=[.K415]^2*225" office:value-type="float" office:value="23.4273576915791" calcext:value-type="float">
            <text:p>23.43</text:p>
          </table:table-cell>
          <table:table-cell table:style-name="ce8" table:formula="of:=[.L415]*COS(RADIANS([.M415]))+[.N415]*COS(RADIANS([.O415]))" office:value-type="float" office:value="4.83681420610376" calcext:value-type="float">
            <text:p>4.84</text:p>
          </table:table-cell>
          <table:table-cell table:style-name="ce8" table:formula="of:=[.L415]*SIN(RADIANS([.M415]))+[.N415]*SIN(RADIANS([.O415]))" office:value-type="float" office:value="-0.359483997352399" calcext:value-type="float">
            <text:p>-0.36</text:p>
          </table:table-cell>
          <table:table-cell office:value-type="float" office:value="5.36513663681074" calcext:value-type="float">
            <text:p>5.37</text:p>
          </table:table-cell>
          <table:table-cell table:number-columns-repeated="1001"/>
        </table:table-row>
        <table:table-row table:style-name="ro1">
          <table:table-cell office:value-type="float" office:value="880510" calcext:value-type="float">
            <text:p>880510</text:p>
          </table:table-cell>
          <table:table-cell office:value-type="float" office:value="-18.1049361122091" calcext:value-type="float">
            <text:p>-18.1049361122</text:p>
          </table:table-cell>
          <table:table-cell office:value-type="float" office:value="0.779422341380951" calcext:value-type="float">
            <text:p>0.7794223414</text:p>
          </table:table-cell>
          <table:table-cell office:value-type="float" office:value="0.583019558106146" calcext:value-type="float">
            <text:p>0.5830195581</text:p>
          </table:table-cell>
          <table:table-cell office:value-type="float" office:value="-0.47" calcext:value-type="float">
            <text:p>-0.47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17.101" calcext:value-type="float">
            <text:p>17.101</text:p>
          </table:table-cell>
          <table:table-cell/>
          <table:table-cell table:formula="of:=DEGREES(ACOS(COS(RADIANS([.B416]))*COS(RADIANS([.C416]))))" office:value-type="float" office:value="18.121143867092" calcext:value-type="float">
            <text:p>18.12</text:p>
          </table:table-cell>
          <table:table-cell table:formula="of:=TAN((ACOS(COS(RADIANS([.B416]))*COS(RADIANS([.C416])))))" office:value-type="float" office:value="0.327258884939419" calcext:value-type="float">
            <text:p>0.3273</text:p>
          </table:table-cell>
          <table:table-cell table:formula="of:=SQRT([.E416]^2+[.F416]^2)" office:value-type="float" office:value="0.47" calcext:value-type="float">
            <text:p>0.47</text:p>
          </table:table-cell>
          <table:table-cell table:formula="of:=DEGREES(ATAN2([.F416]; [.E416]))" office:value-type="float" office:value="-90" calcext:value-type="float">
            <text:p>-90.00</text:p>
          </table:table-cell>
          <table:table-cell table:style-name="ce9" table:formula="of:=SQRT([.T416])" office:value-type="float" office:value="4.90888327409128" calcext:value-type="float">
            <text:p>4.91</text:p>
          </table:table-cell>
          <table:table-cell table:style-name="ce8" table:formula="of:=DEGREES(ATAN( (-SIN (RADIANS ([.C416])) * COS(RADIANS([.B416]))) / (COS (RADIANS ([.C416])) * SIN(RADIANS([.B416]))) ))" office:value-type="float" office:value="2.38272267442328" calcext:value-type="float">
            <text:p>2.38</text:p>
          </table:table-cell>
          <table:table-cell table:style-name="ce11" table:formula="of:=SQRT([.U416]^2+[.V416]^2)" office:value-type="float" office:value="4.91184245394205" calcext:value-type="float">
            <text:p>4.91</text:p>
          </table:table-cell>
          <table:table-cell table:style-name="ce8" table:formula="of:=DEGREES(ATAN2([.V416];[.U416]))" office:value-type="float" office:value="93.1033837948214" calcext:value-type="float">
            <text:p>93.10</text:p>
          </table:table-cell>
          <table:table-cell table:style-name="ce8"/>
          <table:table-cell table:style-name="ce13" table:formula="of:=[.K416]*15" office:value-type="float" office:value="4.90888327409128" calcext:value-type="float">
            <text:p>4.91</text:p>
          </table:table-cell>
          <table:table-cell table:style-name="ce8" table:formula="of:=[.K416]^2*225" office:value-type="float" office:value="24.0971349986531" calcext:value-type="float">
            <text:p>24.10</text:p>
          </table:table-cell>
          <table:table-cell table:style-name="ce8" table:formula="of:=[.L416]*COS(RADIANS([.M416]))+[.N416]*COS(RADIANS([.O416]))" office:value-type="float" office:value="4.90463911310063" calcext:value-type="float">
            <text:p>4.90</text:p>
          </table:table-cell>
          <table:table-cell table:style-name="ce8" table:formula="of:=[.L416]*SIN(RADIANS([.M416]))+[.N416]*SIN(RADIANS([.O416]))" office:value-type="float" office:value="-0.265916269887547" calcext:value-type="float">
            <text:p>-0.27</text:p>
          </table:table-cell>
          <table:table-cell office:value-type="float" office:value="5.43634316012759" calcext:value-type="float">
            <text:p>5.44</text:p>
          </table:table-cell>
          <table:table-cell table:number-columns-repeated="1001"/>
        </table:table-row>
        <table:table-row table:style-name="ro1">
          <table:table-cell office:value-type="float" office:value="880510" calcext:value-type="float">
            <text:p>880510</text:p>
          </table:table-cell>
          <table:table-cell office:value-type="float" office:value="-18.1049361122091" calcext:value-type="float">
            <text:p>-18.1049361122</text:p>
          </table:table-cell>
          <table:table-cell office:value-type="float" office:value="0.779422341380951" calcext:value-type="float">
            <text:p>0.7794223414</text:p>
          </table:table-cell>
          <table:table-cell office:value-type="float" office:value="0.583019558106146" calcext:value-type="float">
            <text:p>0.5830195581</text:p>
          </table:table-cell>
          <table:table-cell office:value-type="float" office:value="-0.47" calcext:value-type="float">
            <text:p>-0.47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17.101" calcext:value-type="float">
            <text:p>17.101</text:p>
          </table:table-cell>
          <table:table-cell/>
          <table:table-cell table:formula="of:=DEGREES(ACOS(COS(RADIANS([.B417]))*COS(RADIANS([.C417]))))" office:value-type="float" office:value="18.121143867092" calcext:value-type="float">
            <text:p>18.12</text:p>
          </table:table-cell>
          <table:table-cell table:formula="of:=TAN((ACOS(COS(RADIANS([.B417]))*COS(RADIANS([.C417])))))" office:value-type="float" office:value="0.327258884939419" calcext:value-type="float">
            <text:p>0.3273</text:p>
          </table:table-cell>
          <table:table-cell table:formula="of:=SQRT([.E417]^2+[.F417]^2)" office:value-type="float" office:value="0.47" calcext:value-type="float">
            <text:p>0.47</text:p>
          </table:table-cell>
          <table:table-cell table:formula="of:=DEGREES(ATAN2([.F417]; [.E417]))" office:value-type="float" office:value="-90" calcext:value-type="float">
            <text:p>-90.00</text:p>
          </table:table-cell>
          <table:table-cell table:style-name="ce9" table:formula="of:=SQRT([.T417])" office:value-type="float" office:value="4.90888327409128" calcext:value-type="float">
            <text:p>4.91</text:p>
          </table:table-cell>
          <table:table-cell table:style-name="ce8" table:formula="of:=DEGREES(ATAN( (-SIN (RADIANS ([.C417])) * COS(RADIANS([.B417]))) / (COS (RADIANS ([.C417])) * SIN(RADIANS([.B417]))) ))" office:value-type="float" office:value="2.38272267442328" calcext:value-type="float">
            <text:p>2.38</text:p>
          </table:table-cell>
          <table:table-cell table:style-name="ce11" table:formula="of:=SQRT([.U417]^2+[.V417]^2)" office:value-type="float" office:value="4.91184245394205" calcext:value-type="float">
            <text:p>4.91</text:p>
          </table:table-cell>
          <table:table-cell table:style-name="ce8" table:formula="of:=DEGREES(ATAN2([.V417];[.U417]))" office:value-type="float" office:value="93.1033837948214" calcext:value-type="float">
            <text:p>93.10</text:p>
          </table:table-cell>
          <table:table-cell table:style-name="ce8"/>
          <table:table-cell table:style-name="ce13" table:formula="of:=[.K417]*15" office:value-type="float" office:value="4.90888327409128" calcext:value-type="float">
            <text:p>4.91</text:p>
          </table:table-cell>
          <table:table-cell table:style-name="ce8" table:formula="of:=[.K417]^2*225" office:value-type="float" office:value="24.0971349986531" calcext:value-type="float">
            <text:p>24.10</text:p>
          </table:table-cell>
          <table:table-cell table:style-name="ce8" table:formula="of:=[.L417]*COS(RADIANS([.M417]))+[.N417]*COS(RADIANS([.O417]))" office:value-type="float" office:value="4.90463911310063" calcext:value-type="float">
            <text:p>4.90</text:p>
          </table:table-cell>
          <table:table-cell table:style-name="ce8" table:formula="of:=[.L417]*SIN(RADIANS([.M417]))+[.N417]*SIN(RADIANS([.O417]))" office:value-type="float" office:value="-0.265916269887547" calcext:value-type="float">
            <text:p>-0.27</text:p>
          </table:table-cell>
          <table:table-cell office:value-type="float" office:value="5.43634316012759" calcext:value-type="float">
            <text:p>5.44</text:p>
          </table:table-cell>
          <table:table-cell table:number-columns-repeated="1001"/>
        </table:table-row>
        <table:table-row table:style-name="ro1">
          <table:table-cell office:value-type="float" office:value="880760" calcext:value-type="float">
            <text:p>880760</text:p>
          </table:table-cell>
          <table:table-cell office:value-type="float" office:value="-18.2112360538093" calcext:value-type="float">
            <text:p>-18.2112360538</text:p>
          </table:table-cell>
          <table:table-cell office:value-type="float" office:value="0.795194101948156" calcext:value-type="float">
            <text:p>0.7951941019</text:p>
          </table:table-cell>
          <table:table-cell office:value-type="float" office:value="0.589707060355529" calcext:value-type="float">
            <text:p>0.5897070604</text:p>
          </table:table-cell>
          <table:table-cell office:value-type="float" office:value="-0.41" calcext:value-type="float">
            <text:p>-0.41</text:p>
          </table:table-cell>
          <table:table-cell office:value-type="float" office:value="0.01" calcext:value-type="float">
            <text:p>0.01</text:p>
          </table:table-cell>
          <table:table-cell office:value-type="float" office:value="-0.13" calcext:value-type="float">
            <text:p>-0.13</text:p>
          </table:table-cell>
          <table:table-cell office:value-type="float" office:value="17.135" calcext:value-type="float">
            <text:p>17.135</text:p>
          </table:table-cell>
          <table:table-cell/>
          <table:table-cell table:formula="of:=DEGREES(ACOS(COS(RADIANS([.B418]))*COS(RADIANS([.C418]))))" office:value-type="float" office:value="18.2280007987881" calcext:value-type="float">
            <text:p>18.23</text:p>
          </table:table-cell>
          <table:table-cell table:formula="of:=TAN((ACOS(COS(RADIANS([.B418]))*COS(RADIANS([.C418])))))" office:value-type="float" office:value="0.329324892628399" calcext:value-type="float">
            <text:p>0.3293</text:p>
          </table:table-cell>
          <table:table-cell table:formula="of:=SQRT([.E418]^2+[.F418]^2)" office:value-type="float" office:value="0.410121933088198" calcext:value-type="float">
            <text:p>0.41</text:p>
          </table:table-cell>
          <table:table-cell table:formula="of:=DEGREES(ATAN2([.F418]; [.E418]))" office:value-type="float" office:value="-88.6028189727036" calcext:value-type="float">
            <text:p>-88.60</text:p>
          </table:table-cell>
          <table:table-cell table:style-name="ce9" table:formula="of:=SQRT([.T418])" office:value-type="float" office:value="4.93987338942599" calcext:value-type="float">
            <text:p>4.94</text:p>
          </table:table-cell>
          <table:table-cell table:style-name="ce8" table:formula="of:=DEGREES(ATAN( (-SIN (RADIANS ([.C418])) * COS(RADIANS([.B418]))) / (COS (RADIANS ([.C418])) * SIN(RADIANS([.B418]))) ))" office:value-type="float" office:value="2.41572175236416" calcext:value-type="float">
            <text:p>2.42</text:p>
          </table:table-cell>
          <table:table-cell table:style-name="ce11" table:formula="of:=SQRT([.U418]^2+[.V418]^2)" office:value-type="float" office:value="4.94959823670735" calcext:value-type="float">
            <text:p>4.95</text:p>
          </table:table-cell>
          <table:table-cell table:style-name="ce8" table:formula="of:=DEGREES(ATAN2([.V418];[.U418]))" office:value-type="float" office:value="92.3364826162899" calcext:value-type="float">
            <text:p>92.34</text:p>
          </table:table-cell>
          <table:table-cell table:style-name="ce8"/>
          <table:table-cell table:style-name="ce13" table:formula="of:=[.K418]*15" office:value-type="float" office:value="4.93987338942599" calcext:value-type="float">
            <text:p>4.94</text:p>
          </table:table-cell>
          <table:table-cell table:style-name="ce8" table:formula="of:=[.K418]^2*225" office:value-type="float" office:value="24.402349103559" calcext:value-type="float">
            <text:p>24.40</text:p>
          </table:table-cell>
          <table:table-cell table:style-name="ce8" table:formula="of:=[.L418]*COS(RADIANS([.M418]))+[.N418]*COS(RADIANS([.O418]))" office:value-type="float" office:value="4.94548333362255" calcext:value-type="float">
            <text:p>4.95</text:p>
          </table:table-cell>
          <table:table-cell table:style-name="ce8" table:formula="of:=[.L418]*SIN(RADIANS([.M418]))+[.N418]*SIN(RADIANS([.O418]))" office:value-type="float" office:value="-0.201785286079336" calcext:value-type="float">
            <text:p>-0.20</text:p>
          </table:table-cell>
          <table:table-cell office:value-type="float" office:value="5.46840023963644" calcext:value-type="float">
            <text:p>5.47</text:p>
          </table:table-cell>
          <table:table-cell table:number-columns-repeated="1001"/>
        </table:table-row>
        <table:table-row table:style-name="ro1">
          <table:table-cell office:value-type="float" office:value="880760" calcext:value-type="float">
            <text:p>880760</text:p>
          </table:table-cell>
          <table:table-cell office:value-type="float" office:value="-18.2112360538093" calcext:value-type="float">
            <text:p>-18.2112360538</text:p>
          </table:table-cell>
          <table:table-cell office:value-type="float" office:value="0.795194101948156" calcext:value-type="float">
            <text:p>0.7951941019</text:p>
          </table:table-cell>
          <table:table-cell office:value-type="float" office:value="0.589707060355529" calcext:value-type="float">
            <text:p>0.5897070604</text:p>
          </table:table-cell>
          <table:table-cell office:value-type="float" office:value="-0.41" calcext:value-type="float">
            <text:p>-0.41</text:p>
          </table:table-cell>
          <table:table-cell office:value-type="float" office:value="0.01" calcext:value-type="float">
            <text:p>0.01</text:p>
          </table:table-cell>
          <table:table-cell office:value-type="float" office:value="-0.13" calcext:value-type="float">
            <text:p>-0.13</text:p>
          </table:table-cell>
          <table:table-cell office:value-type="float" office:value="17.135" calcext:value-type="float">
            <text:p>17.135</text:p>
          </table:table-cell>
          <table:table-cell/>
          <table:table-cell table:formula="of:=DEGREES(ACOS(COS(RADIANS([.B419]))*COS(RADIANS([.C419]))))" office:value-type="float" office:value="18.2280007987881" calcext:value-type="float">
            <text:p>18.23</text:p>
          </table:table-cell>
          <table:table-cell table:formula="of:=TAN((ACOS(COS(RADIANS([.B419]))*COS(RADIANS([.C419])))))" office:value-type="float" office:value="0.329324892628399" calcext:value-type="float">
            <text:p>0.3293</text:p>
          </table:table-cell>
          <table:table-cell table:formula="of:=SQRT([.E419]^2+[.F419]^2)" office:value-type="float" office:value="0.410121933088198" calcext:value-type="float">
            <text:p>0.41</text:p>
          </table:table-cell>
          <table:table-cell table:formula="of:=DEGREES(ATAN2([.F419]; [.E419]))" office:value-type="float" office:value="-88.6028189727036" calcext:value-type="float">
            <text:p>-88.60</text:p>
          </table:table-cell>
          <table:table-cell table:style-name="ce9" table:formula="of:=SQRT([.T419])" office:value-type="float" office:value="4.93987338942599" calcext:value-type="float">
            <text:p>4.94</text:p>
          </table:table-cell>
          <table:table-cell table:style-name="ce8" table:formula="of:=DEGREES(ATAN( (-SIN (RADIANS ([.C419])) * COS(RADIANS([.B419]))) / (COS (RADIANS ([.C419])) * SIN(RADIANS([.B419]))) ))" office:value-type="float" office:value="2.41572175236416" calcext:value-type="float">
            <text:p>2.42</text:p>
          </table:table-cell>
          <table:table-cell table:style-name="ce11" table:formula="of:=SQRT([.U419]^2+[.V419]^2)" office:value-type="float" office:value="4.94959823670735" calcext:value-type="float">
            <text:p>4.95</text:p>
          </table:table-cell>
          <table:table-cell table:style-name="ce8" table:formula="of:=DEGREES(ATAN2([.V419];[.U419]))" office:value-type="float" office:value="92.3364826162899" calcext:value-type="float">
            <text:p>92.34</text:p>
          </table:table-cell>
          <table:table-cell table:style-name="ce8"/>
          <table:table-cell table:style-name="ce13" table:formula="of:=[.K419]*15" office:value-type="float" office:value="4.93987338942599" calcext:value-type="float">
            <text:p>4.94</text:p>
          </table:table-cell>
          <table:table-cell table:style-name="ce8" table:formula="of:=[.K419]^2*225" office:value-type="float" office:value="24.402349103559" calcext:value-type="float">
            <text:p>24.40</text:p>
          </table:table-cell>
          <table:table-cell table:style-name="ce8" table:formula="of:=[.L419]*COS(RADIANS([.M419]))+[.N419]*COS(RADIANS([.O419]))" office:value-type="float" office:value="4.94548333362255" calcext:value-type="float">
            <text:p>4.95</text:p>
          </table:table-cell>
          <table:table-cell table:style-name="ce8" table:formula="of:=[.L419]*SIN(RADIANS([.M419]))+[.N419]*SIN(RADIANS([.O419]))" office:value-type="float" office:value="-0.201785286079336" calcext:value-type="float">
            <text:p>-0.20</text:p>
          </table:table-cell>
          <table:table-cell office:value-type="float" office:value="5.46840023963644" calcext:value-type="float">
            <text:p>5.47</text:p>
          </table:table-cell>
          <table:table-cell table:number-columns-repeated="1001"/>
        </table:table-row>
        <table:table-row table:style-name="ro1">
          <table:table-cell office:value-type="float" office:value="881009" calcext:value-type="float">
            <text:p>881009</text:p>
          </table:table-cell>
          <table:table-cell office:value-type="float" office:value="-18.326324741324" calcext:value-type="float">
            <text:p>-18.3263247413</text:p>
          </table:table-cell>
          <table:table-cell office:value-type="float" office:value="0.841952456428153" calcext:value-type="float">
            <text:p>0.8419524564</text:p>
          </table:table-cell>
          <table:table-cell office:value-type="float" office:value="0.594783705177847" calcext:value-type="float">
            <text:p>0.5947837052</text:p>
          </table:table-cell>
          <table:table-cell office:value-type="float" office:value="-0.35" calcext:value-type="float">
            <text:p>-0.35</text:p>
          </table:table-cell>
          <table:table-cell office:value-type="float" office:value="0.01" calcext:value-type="float">
            <text:p>0.01</text:p>
          </table:table-cell>
          <table:table-cell office:value-type="float" office:value="-0.13" calcext:value-type="float">
            <text:p>-0.13</text:p>
          </table:table-cell>
          <table:table-cell office:value-type="float" office:value="17.17" calcext:value-type="float">
            <text:p>17.17</text:p>
          </table:table-cell>
          <table:table-cell/>
          <table:table-cell table:formula="of:=DEGREES(ACOS(COS(RADIANS([.B420]))*COS(RADIANS([.C420]))))" office:value-type="float" office:value="18.34499171471" calcext:value-type="float">
            <text:p>18.34</text:p>
          </table:table-cell>
          <table:table-cell table:formula="of:=TAN((ACOS(COS(RADIANS([.B420]))*COS(RADIANS([.C420])))))" office:value-type="float" office:value="0.331589746934307" calcext:value-type="float">
            <text:p>0.3316</text:p>
          </table:table-cell>
          <table:table-cell table:formula="of:=SQRT([.E420]^2+[.F420]^2)" office:value-type="float" office:value="0.350142828000232" calcext:value-type="float">
            <text:p>0.35</text:p>
          </table:table-cell>
          <table:table-cell table:formula="of:=DEGREES(ATAN2([.F420]; [.E420]))" office:value-type="float" office:value="-88.3634229583833" calcext:value-type="float">
            <text:p>-88.36</text:p>
          </table:table-cell>
          <table:table-cell table:style-name="ce9" table:formula="of:=SQRT([.T420])" office:value-type="float" office:value="4.97384620401461" calcext:value-type="float">
            <text:p>4.97</text:p>
          </table:table-cell>
          <table:table-cell table:style-name="ce8" table:formula="of:=DEGREES(ATAN( (-SIN (RADIANS ([.C420])) * COS(RADIANS([.B420]))) / (COS (RADIANS ([.C420])) * SIN(RADIANS([.B420]))) ))" office:value-type="float" office:value="2.54042773287997" calcext:value-type="float">
            <text:p>2.54</text:p>
          </table:table-cell>
          <table:table-cell table:style-name="ce11" table:formula="of:=SQRT([.U420]^2+[.V420]^2)" office:value-type="float" office:value="4.9806426930929" calcext:value-type="float">
            <text:p>4.98</text:p>
          </table:table-cell>
          <table:table-cell table:style-name="ce8" table:formula="of:=DEGREES(ATAN2([.V420];[.U420]))" office:value-type="float" office:value="91.4903303027337" calcext:value-type="float">
            <text:p>91.49</text:p>
          </table:table-cell>
          <table:table-cell table:style-name="ce8"/>
          <table:table-cell table:style-name="ce13" table:formula="of:=[.K420]*15" office:value-type="float" office:value="4.97384620401461" calcext:value-type="float">
            <text:p>4.97</text:p>
          </table:table-cell>
          <table:table-cell table:style-name="ce8" table:formula="of:=[.K420]^2*225" office:value-type="float" office:value="24.7391460611906" calcext:value-type="float">
            <text:p>24.74</text:p>
          </table:table-cell>
          <table:table-cell table:style-name="ce8" table:formula="of:=[.L420]*COS(RADIANS([.M420]))+[.N420]*COS(RADIANS([.O420]))" office:value-type="float" office:value="4.97895788397545" calcext:value-type="float">
            <text:p>4.98</text:p>
          </table:table-cell>
          <table:table-cell table:style-name="ce8" table:formula="of:=[.L420]*SIN(RADIANS([.M420]))+[.N420]*SIN(RADIANS([.O420]))" office:value-type="float" office:value="-0.129537739128012" calcext:value-type="float">
            <text:p>-0.13</text:p>
          </table:table-cell>
          <table:table-cell office:value-type="float" office:value="5.50349751441301" calcext:value-type="float">
            <text:p>5.50</text:p>
          </table:table-cell>
          <table:table-cell table:number-columns-repeated="1001"/>
        </table:table-row>
        <table:table-row table:style-name="ro1">
          <table:table-cell office:value-type="float" office:value="881009" calcext:value-type="float">
            <text:p>881009</text:p>
          </table:table-cell>
          <table:table-cell office:value-type="float" office:value="-18.326324741324" calcext:value-type="float">
            <text:p>-18.3263247413</text:p>
          </table:table-cell>
          <table:table-cell office:value-type="float" office:value="0.841952456428153" calcext:value-type="float">
            <text:p>0.8419524564</text:p>
          </table:table-cell>
          <table:table-cell office:value-type="float" office:value="0.594783705177847" calcext:value-type="float">
            <text:p>0.5947837052</text:p>
          </table:table-cell>
          <table:table-cell office:value-type="float" office:value="-0.35" calcext:value-type="float">
            <text:p>-0.35</text:p>
          </table:table-cell>
          <table:table-cell office:value-type="float" office:value="0.01" calcext:value-type="float">
            <text:p>0.01</text:p>
          </table:table-cell>
          <table:table-cell office:value-type="float" office:value="-0.13" calcext:value-type="float">
            <text:p>-0.13</text:p>
          </table:table-cell>
          <table:table-cell office:value-type="float" office:value="17.17" calcext:value-type="float">
            <text:p>17.17</text:p>
          </table:table-cell>
          <table:table-cell/>
          <table:table-cell table:formula="of:=DEGREES(ACOS(COS(RADIANS([.B421]))*COS(RADIANS([.C421]))))" office:value-type="float" office:value="18.34499171471" calcext:value-type="float">
            <text:p>18.34</text:p>
          </table:table-cell>
          <table:table-cell table:formula="of:=TAN((ACOS(COS(RADIANS([.B421]))*COS(RADIANS([.C421])))))" office:value-type="float" office:value="0.331589746934307" calcext:value-type="float">
            <text:p>0.3316</text:p>
          </table:table-cell>
          <table:table-cell table:formula="of:=SQRT([.E421]^2+[.F421]^2)" office:value-type="float" office:value="0.350142828000232" calcext:value-type="float">
            <text:p>0.35</text:p>
          </table:table-cell>
          <table:table-cell table:formula="of:=DEGREES(ATAN2([.F421]; [.E421]))" office:value-type="float" office:value="-88.3634229583833" calcext:value-type="float">
            <text:p>-88.36</text:p>
          </table:table-cell>
          <table:table-cell table:style-name="ce9" table:formula="of:=SQRT([.T421])" office:value-type="float" office:value="4.97384620401461" calcext:value-type="float">
            <text:p>4.97</text:p>
          </table:table-cell>
          <table:table-cell table:style-name="ce8" table:formula="of:=DEGREES(ATAN( (-SIN (RADIANS ([.C421])) * COS(RADIANS([.B421]))) / (COS (RADIANS ([.C421])) * SIN(RADIANS([.B421]))) ))" office:value-type="float" office:value="2.54042773287997" calcext:value-type="float">
            <text:p>2.54</text:p>
          </table:table-cell>
          <table:table-cell table:style-name="ce11" table:formula="of:=SQRT([.U421]^2+[.V421]^2)" office:value-type="float" office:value="4.9806426930929" calcext:value-type="float">
            <text:p>4.98</text:p>
          </table:table-cell>
          <table:table-cell table:style-name="ce8" table:formula="of:=DEGREES(ATAN2([.V421];[.U421]))" office:value-type="float" office:value="91.4903303027337" calcext:value-type="float">
            <text:p>91.49</text:p>
          </table:table-cell>
          <table:table-cell table:style-name="ce8"/>
          <table:table-cell table:style-name="ce13" table:formula="of:=[.K421]*15" office:value-type="float" office:value="4.97384620401461" calcext:value-type="float">
            <text:p>4.97</text:p>
          </table:table-cell>
          <table:table-cell table:style-name="ce8" table:formula="of:=[.K421]^2*225" office:value-type="float" office:value="24.7391460611906" calcext:value-type="float">
            <text:p>24.74</text:p>
          </table:table-cell>
          <table:table-cell table:style-name="ce8" table:formula="of:=[.L421]*COS(RADIANS([.M421]))+[.N421]*COS(RADIANS([.O421]))" office:value-type="float" office:value="4.97895788397545" calcext:value-type="float">
            <text:p>4.98</text:p>
          </table:table-cell>
          <table:table-cell table:style-name="ce8" table:formula="of:=[.L421]*SIN(RADIANS([.M421]))+[.N421]*SIN(RADIANS([.O421]))" office:value-type="float" office:value="-0.129537739128012" calcext:value-type="float">
            <text:p>-0.13</text:p>
          </table:table-cell>
          <table:table-cell office:value-type="float" office:value="5.50349751441301" calcext:value-type="float">
            <text:p>5.50</text:p>
          </table:table-cell>
          <table:table-cell table:number-columns-repeated="1001"/>
        </table:table-row>
        <table:table-row table:style-name="ro1">
          <table:table-cell office:value-type="float" office:value="881259" calcext:value-type="float">
            <text:p>881259</text:p>
          </table:table-cell>
          <table:table-cell office:value-type="float" office:value="-18.244649339229" calcext:value-type="float">
            <text:p>-18.2446493392</text:p>
          </table:table-cell>
          <table:table-cell office:value-type="float" office:value="0.980318908881947" calcext:value-type="float">
            <text:p>0.9803189089</text:p>
          </table:table-cell>
          <table:table-cell office:value-type="float" office:value="0.603733280702974" calcext:value-type="float">
            <text:p>0.6037332807</text:p>
          </table:table-cell>
          <table:table-cell office:value-type="float" office:value="-0.29" calcext:value-type="float">
            <text:p>-0.29</text:p>
          </table:table-cell>
          <table:table-cell office:value-type="float" office:value="0.02" calcext:value-type="float">
            <text:p>0.02</text:p>
          </table:table-cell>
          <table:table-cell office:value-type="float" office:value="-0.13" calcext:value-type="float">
            <text:p>-0.13</text:p>
          </table:table-cell>
          <table:table-cell office:value-type="float" office:value="17.204" calcext:value-type="float">
            <text:p>17.204</text:p>
          </table:table-cell>
          <table:table-cell/>
          <table:table-cell table:formula="of:=DEGREES(ACOS(COS(RADIANS([.B422]))*COS(RADIANS([.C422]))))" office:value-type="float" office:value="18.2700725395671" calcext:value-type="float">
            <text:p>18.27</text:p>
          </table:table-cell>
          <table:table-cell table:formula="of:=TAN((ACOS(COS(RADIANS([.B422]))*COS(RADIANS([.C422])))))" office:value-type="float" office:value="0.330139017425774" calcext:value-type="float">
            <text:p>0.3301</text:p>
          </table:table-cell>
          <table:table-cell table:formula="of:=SQRT([.E422]^2+[.F422]^2)" office:value-type="float" office:value="0.290688837074973" calcext:value-type="float">
            <text:p>0.29</text:p>
          </table:table-cell>
          <table:table-cell table:formula="of:=DEGREES(ATAN2([.F422]; [.E422]))" office:value-type="float" office:value="-86.0548137709624" calcext:value-type="float">
            <text:p>-86.05</text:p>
          </table:table-cell>
          <table:table-cell table:style-name="ce9" table:formula="of:=SQRT([.T422])" office:value-type="float" office:value="4.95208526138662" calcext:value-type="float">
            <text:p>4.95</text:p>
          </table:table-cell>
          <table:table-cell table:style-name="ce8" table:formula="of:=DEGREES(ATAN( (-SIN (RADIANS ([.C422])) * COS(RADIANS([.B422]))) / (COS (RADIANS ([.C422])) * SIN(RADIANS([.B422]))) ))" office:value-type="float" office:value="2.9714676712734" calcext:value-type="float">
            <text:p>2.97</text:p>
          </table:table-cell>
          <table:table-cell table:style-name="ce11" table:formula="of:=SQRT([.U422]^2+[.V422]^2)" office:value-type="float" office:value="4.96553864751742" calcext:value-type="float">
            <text:p>4.97</text:p>
          </table:table-cell>
          <table:table-cell table:style-name="ce8" table:formula="of:=DEGREES(ATAN2([.V422];[.U422]))" office:value-type="float" office:value="90.3841324579468" calcext:value-type="float">
            <text:p>90.38</text:p>
          </table:table-cell>
          <table:table-cell table:style-name="ce8"/>
          <table:table-cell table:style-name="ce13" table:formula="of:=[.K422]*15" office:value-type="float" office:value="4.95208526138662" calcext:value-type="float">
            <text:p>4.95</text:p>
          </table:table-cell>
          <table:table-cell table:style-name="ce8" table:formula="of:=[.K422]^2*225" office:value-type="float" office:value="24.5231484360426" calcext:value-type="float">
            <text:p>24.52</text:p>
          </table:table-cell>
          <table:table-cell table:style-name="ce8" table:formula="of:=[.L422]*COS(RADIANS([.M422]))+[.N422]*COS(RADIANS([.O422]))" office:value-type="float" office:value="4.96542705078216" calcext:value-type="float">
            <text:p>4.97</text:p>
          </table:table-cell>
          <table:table-cell table:style-name="ce8" table:formula="of:=[.L422]*SIN(RADIANS([.M422]))+[.N422]*SIN(RADIANS([.O422]))" office:value-type="float" office:value="-0.0332905895090296" calcext:value-type="float">
            <text:p>-0.03</text:p>
          </table:table-cell>
          <table:table-cell office:value-type="float" office:value="5.48102176187013" calcext:value-type="float">
            <text:p>5.48</text:p>
          </table:table-cell>
          <table:table-cell table:number-columns-repeated="1001"/>
        </table:table-row>
        <table:table-row table:style-name="ro1">
          <table:table-cell office:value-type="float" office:value="881259" calcext:value-type="float">
            <text:p>881259</text:p>
          </table:table-cell>
          <table:table-cell office:value-type="float" office:value="-18.244649339229" calcext:value-type="float">
            <text:p>-18.2446493392</text:p>
          </table:table-cell>
          <table:table-cell office:value-type="float" office:value="0.980318908881947" calcext:value-type="float">
            <text:p>0.9803189089</text:p>
          </table:table-cell>
          <table:table-cell office:value-type="float" office:value="0.603733280702974" calcext:value-type="float">
            <text:p>0.6037332807</text:p>
          </table:table-cell>
          <table:table-cell office:value-type="float" office:value="-0.29" calcext:value-type="float">
            <text:p>-0.29</text:p>
          </table:table-cell>
          <table:table-cell office:value-type="float" office:value="0.02" calcext:value-type="float">
            <text:p>0.02</text:p>
          </table:table-cell>
          <table:table-cell office:value-type="float" office:value="-0.13" calcext:value-type="float">
            <text:p>-0.13</text:p>
          </table:table-cell>
          <table:table-cell office:value-type="float" office:value="17.204" calcext:value-type="float">
            <text:p>17.204</text:p>
          </table:table-cell>
          <table:table-cell/>
          <table:table-cell table:formula="of:=DEGREES(ACOS(COS(RADIANS([.B423]))*COS(RADIANS([.C423]))))" office:value-type="float" office:value="18.2700725395671" calcext:value-type="float">
            <text:p>18.27</text:p>
          </table:table-cell>
          <table:table-cell table:formula="of:=TAN((ACOS(COS(RADIANS([.B423]))*COS(RADIANS([.C423])))))" office:value-type="float" office:value="0.330139017425774" calcext:value-type="float">
            <text:p>0.3301</text:p>
          </table:table-cell>
          <table:table-cell table:formula="of:=SQRT([.E423]^2+[.F423]^2)" office:value-type="float" office:value="0.290688837074973" calcext:value-type="float">
            <text:p>0.29</text:p>
          </table:table-cell>
          <table:table-cell table:formula="of:=DEGREES(ATAN2([.F423]; [.E423]))" office:value-type="float" office:value="-86.0548137709624" calcext:value-type="float">
            <text:p>-86.05</text:p>
          </table:table-cell>
          <table:table-cell table:style-name="ce9" table:formula="of:=SQRT([.T423])" office:value-type="float" office:value="4.95208526138662" calcext:value-type="float">
            <text:p>4.95</text:p>
          </table:table-cell>
          <table:table-cell table:style-name="ce8" table:formula="of:=DEGREES(ATAN( (-SIN (RADIANS ([.C423])) * COS(RADIANS([.B423]))) / (COS (RADIANS ([.C423])) * SIN(RADIANS([.B423]))) ))" office:value-type="float" office:value="2.9714676712734" calcext:value-type="float">
            <text:p>2.97</text:p>
          </table:table-cell>
          <table:table-cell table:style-name="ce11" table:formula="of:=SQRT([.U423]^2+[.V423]^2)" office:value-type="float" office:value="4.96553864751742" calcext:value-type="float">
            <text:p>4.97</text:p>
          </table:table-cell>
          <table:table-cell table:style-name="ce8" table:formula="of:=DEGREES(ATAN2([.V423];[.U423]))" office:value-type="float" office:value="90.3841324579468" calcext:value-type="float">
            <text:p>90.38</text:p>
          </table:table-cell>
          <table:table-cell table:style-name="ce8"/>
          <table:table-cell table:style-name="ce13" table:formula="of:=[.K423]*15" office:value-type="float" office:value="4.95208526138662" calcext:value-type="float">
            <text:p>4.95</text:p>
          </table:table-cell>
          <table:table-cell table:style-name="ce8" table:formula="of:=[.K423]^2*225" office:value-type="float" office:value="24.5231484360426" calcext:value-type="float">
            <text:p>24.52</text:p>
          </table:table-cell>
          <table:table-cell table:style-name="ce8" table:formula="of:=[.L423]*COS(RADIANS([.M423]))+[.N423]*COS(RADIANS([.O423]))" office:value-type="float" office:value="4.96542705078216" calcext:value-type="float">
            <text:p>4.97</text:p>
          </table:table-cell>
          <table:table-cell table:style-name="ce8" table:formula="of:=[.L423]*SIN(RADIANS([.M423]))+[.N423]*SIN(RADIANS([.O423]))" office:value-type="float" office:value="-0.0332905895090296" calcext:value-type="float">
            <text:p>-0.03</text:p>
          </table:table-cell>
          <table:table-cell office:value-type="float" office:value="5.48102176187013" calcext:value-type="float">
            <text:p>5.48</text:p>
          </table:table-cell>
          <table:table-cell table:number-columns-repeated="1001"/>
        </table:table-row>
        <table:table-row table:style-name="ro1">
          <table:table-cell office:value-type="float" office:value="881509" calcext:value-type="float">
            <text:p>881509</text:p>
          </table:table-cell>
          <table:table-cell office:value-type="float" office:value="-18.3494261486443" calcext:value-type="float">
            <text:p>-18.3494261486</text:p>
          </table:table-cell>
          <table:table-cell office:value-type="float" office:value="1.16313713958868" calcext:value-type="float">
            <text:p>1.1631371396</text:p>
          </table:table-cell>
          <table:table-cell office:value-type="float" office:value="0.595698950526629" calcext:value-type="float">
            <text:p>0.5956989505</text:p>
          </table:table-cell>
          <table:table-cell office:value-type="float" office:value="-0.27" calcext:value-type="float">
            <text:p>-0.27</text:p>
          </table:table-cell>
          <table:table-cell office:value-type="float" office:value="0.03" calcext:value-type="float">
            <text:p>0.03</text:p>
          </table:table-cell>
          <table:table-cell office:value-type="float" office:value="-0.13" calcext:value-type="float">
            <text:p>-0.13</text:p>
          </table:table-cell>
          <table:table-cell office:value-type="float" office:value="17.239" calcext:value-type="float">
            <text:p>17.239</text:p>
          </table:table-cell>
          <table:table-cell/>
          <table:table-cell table:formula="of:=DEGREES(ACOS(COS(RADIANS([.B424]))*COS(RADIANS([.C424]))))" office:value-type="float" office:value="18.3849871992941" calcext:value-type="float">
            <text:p>18.38</text:p>
          </table:table-cell>
          <table:table-cell table:formula="of:=TAN((ACOS(COS(RADIANS([.B424]))*COS(RADIANS([.C424])))))" office:value-type="float" office:value="0.332364731479827" calcext:value-type="float">
            <text:p>0.3324</text:p>
          </table:table-cell>
          <table:table-cell table:formula="of:=SQRT([.E424]^2+[.F424]^2)" office:value-type="float" office:value="0.271661554144123" calcext:value-type="float">
            <text:p>0.27</text:p>
          </table:table-cell>
          <table:table-cell table:formula="of:=DEGREES(ATAN2([.F424]; [.E424]))" office:value-type="float" office:value="-83.6598082540901" calcext:value-type="float">
            <text:p>-83.66</text:p>
          </table:table-cell>
          <table:table-cell table:style-name="ce9" table:formula="of:=SQRT([.T424])" office:value-type="float" office:value="4.9854709721974" calcext:value-type="float">
            <text:p>4.99</text:p>
          </table:table-cell>
          <table:table-cell table:style-name="ce8" table:formula="of:=DEGREES(ATAN( (-SIN (RADIANS ([.C424])) * COS(RADIANS([.B424]))) / (COS (RADIANS ([.C424])) * SIN(RADIANS([.B424]))) ))" office:value-type="float" office:value="3.50296185013461" calcext:value-type="float">
            <text:p>3.50</text:p>
          </table:table-cell>
          <table:table-cell table:style-name="ce11" table:formula="of:=SQRT([.U424]^2+[.V424]^2)" office:value-type="float" office:value="5.0062759807848" calcext:value-type="float">
            <text:p>5.01</text:p>
          </table:table-cell>
          <table:table-cell table:style-name="ce8" table:formula="of:=DEGREES(ATAN2([.V424];[.U424]))" office:value-type="float" office:value="89.603858772718" calcext:value-type="float">
            <text:p>89.60</text:p>
          </table:table-cell>
          <table:table-cell table:style-name="ce8"/>
          <table:table-cell table:style-name="ce13" table:formula="of:=[.K424]*15" office:value-type="float" office:value="4.9854709721974" calcext:value-type="float">
            <text:p>4.99</text:p>
          </table:table-cell>
          <table:table-cell table:style-name="ce8" table:formula="of:=[.K424]^2*225" office:value-type="float" office:value="24.8549208146229" calcext:value-type="float">
            <text:p>24.85</text:p>
          </table:table-cell>
          <table:table-cell table:style-name="ce8" table:formula="of:=[.L424]*COS(RADIANS([.M424]))+[.N424]*COS(RADIANS([.O424]))" office:value-type="float" office:value="5.0061563238476" calcext:value-type="float">
            <text:p>5.01</text:p>
          </table:table-cell>
          <table:table-cell table:style-name="ce8" table:formula="of:=[.L424]*SIN(RADIANS([.M424]))+[.N424]*SIN(RADIANS([.O424]))" office:value-type="float" office:value="0.0346129597610898" calcext:value-type="float">
            <text:p>0.03</text:p>
          </table:table-cell>
          <table:table-cell office:value-type="float" office:value="5.51549615978824" calcext:value-type="float">
            <text:p>5.52</text:p>
          </table:table-cell>
          <table:table-cell table:number-columns-repeated="1001"/>
        </table:table-row>
        <table:table-row table:style-name="ro1">
          <table:table-cell office:value-type="float" office:value="881509" calcext:value-type="float">
            <text:p>881509</text:p>
          </table:table-cell>
          <table:table-cell office:value-type="float" office:value="-18.3494261486443" calcext:value-type="float">
            <text:p>-18.3494261486</text:p>
          </table:table-cell>
          <table:table-cell office:value-type="float" office:value="1.16313713958868" calcext:value-type="float">
            <text:p>1.1631371396</text:p>
          </table:table-cell>
          <table:table-cell office:value-type="float" office:value="0.595698950526629" calcext:value-type="float">
            <text:p>0.5956989505</text:p>
          </table:table-cell>
          <table:table-cell office:value-type="float" office:value="-0.27" calcext:value-type="float">
            <text:p>-0.27</text:p>
          </table:table-cell>
          <table:table-cell office:value-type="float" office:value="0.03" calcext:value-type="float">
            <text:p>0.03</text:p>
          </table:table-cell>
          <table:table-cell office:value-type="float" office:value="-0.13" calcext:value-type="float">
            <text:p>-0.13</text:p>
          </table:table-cell>
          <table:table-cell office:value-type="float" office:value="17.239" calcext:value-type="float">
            <text:p>17.239</text:p>
          </table:table-cell>
          <table:table-cell/>
          <table:table-cell table:formula="of:=DEGREES(ACOS(COS(RADIANS([.B425]))*COS(RADIANS([.C425]))))" office:value-type="float" office:value="18.3849871992941" calcext:value-type="float">
            <text:p>18.38</text:p>
          </table:table-cell>
          <table:table-cell table:formula="of:=TAN((ACOS(COS(RADIANS([.B425]))*COS(RADIANS([.C425])))))" office:value-type="float" office:value="0.332364731479827" calcext:value-type="float">
            <text:p>0.3324</text:p>
          </table:table-cell>
          <table:table-cell table:formula="of:=SQRT([.E425]^2+[.F425]^2)" office:value-type="float" office:value="0.271661554144123" calcext:value-type="float">
            <text:p>0.27</text:p>
          </table:table-cell>
          <table:table-cell table:formula="of:=DEGREES(ATAN2([.F425]; [.E425]))" office:value-type="float" office:value="-83.6598082540901" calcext:value-type="float">
            <text:p>-83.66</text:p>
          </table:table-cell>
          <table:table-cell table:style-name="ce9" table:formula="of:=SQRT([.T425])" office:value-type="float" office:value="4.9854709721974" calcext:value-type="float">
            <text:p>4.99</text:p>
          </table:table-cell>
          <table:table-cell table:style-name="ce8" table:formula="of:=DEGREES(ATAN( (-SIN (RADIANS ([.C425])) * COS(RADIANS([.B425]))) / (COS (RADIANS ([.C425])) * SIN(RADIANS([.B425]))) ))" office:value-type="float" office:value="3.50296185013461" calcext:value-type="float">
            <text:p>3.50</text:p>
          </table:table-cell>
          <table:table-cell table:style-name="ce11" table:formula="of:=SQRT([.U425]^2+[.V425]^2)" office:value-type="float" office:value="5.0062759807848" calcext:value-type="float">
            <text:p>5.01</text:p>
          </table:table-cell>
          <table:table-cell table:style-name="ce8" table:formula="of:=DEGREES(ATAN2([.V425];[.U425]))" office:value-type="float" office:value="89.603858772718" calcext:value-type="float">
            <text:p>89.60</text:p>
          </table:table-cell>
          <table:table-cell table:style-name="ce8"/>
          <table:table-cell table:style-name="ce13" table:formula="of:=[.K425]*15" office:value-type="float" office:value="4.9854709721974" calcext:value-type="float">
            <text:p>4.99</text:p>
          </table:table-cell>
          <table:table-cell table:style-name="ce8" table:formula="of:=[.K425]^2*225" office:value-type="float" office:value="24.8549208146229" calcext:value-type="float">
            <text:p>24.85</text:p>
          </table:table-cell>
          <table:table-cell table:style-name="ce8" table:formula="of:=[.L425]*COS(RADIANS([.M425]))+[.N425]*COS(RADIANS([.O425]))" office:value-type="float" office:value="5.0061563238476" calcext:value-type="float">
            <text:p>5.01</text:p>
          </table:table-cell>
          <table:table-cell table:style-name="ce8" table:formula="of:=[.L425]*SIN(RADIANS([.M425]))+[.N425]*SIN(RADIANS([.O425]))" office:value-type="float" office:value="0.0346129597610898" calcext:value-type="float">
            <text:p>0.03</text:p>
          </table:table-cell>
          <table:table-cell office:value-type="float" office:value="5.51549615978824" calcext:value-type="float">
            <text:p>5.52</text:p>
          </table:table-cell>
          <table:table-cell table:number-columns-repeated="1001"/>
        </table:table-row>
        <table:table-row table:style-name="ro1">
          <table:table-cell office:value-type="float" office:value="881759" calcext:value-type="float">
            <text:p>881759</text:p>
          </table:table-cell>
          <table:table-cell office:value-type="float" office:value="-18.47888726172" calcext:value-type="float">
            <text:p>-18.4788872617</text:p>
          </table:table-cell>
          <table:table-cell office:value-type="float" office:value="1.19930416518266" calcext:value-type="float">
            <text:p>1.1993041652</text:p>
          </table:table-cell>
          <table:table-cell office:value-type="float" office:value="0.584784841841477" calcext:value-type="float">
            <text:p>0.5847848418</text:p>
          </table:table-cell>
          <table:table-cell office:value-type="float" office:value="-0.21" calcext:value-type="float">
            <text:p>-0.21</text:p>
          </table:table-cell>
          <table:table-cell office:value-type="float" office:value="0.05" calcext:value-type="float">
            <text:p>0.05</text:p>
          </table:table-cell>
          <table:table-cell office:value-type="float" office:value="-0.13" calcext:value-type="float">
            <text:p>-0.13</text:p>
          </table:table-cell>
          <table:table-cell office:value-type="float" office:value="17.273" calcext:value-type="float">
            <text:p>17.273</text:p>
          </table:table-cell>
          <table:table-cell/>
          <table:table-cell table:formula="of:=DEGREES(ACOS(COS(RADIANS([.B426]))*COS(RADIANS([.C426]))))" office:value-type="float" office:value="18.5164084986134" calcext:value-type="float">
            <text:p>18.52</text:p>
          </table:table-cell>
          <table:table-cell table:formula="of:=TAN((ACOS(COS(RADIANS([.B426]))*COS(RADIANS([.C426])))))" office:value-type="float" office:value="0.334913794008724" calcext:value-type="float">
            <text:p>0.3349</text:p>
          </table:table-cell>
          <table:table-cell table:formula="of:=SQRT([.E426]^2+[.F426]^2)" office:value-type="float" office:value="0.215870331449229" calcext:value-type="float">
            <text:p>0.22</text:p>
          </table:table-cell>
          <table:table-cell table:formula="of:=DEGREES(ATAN2([.F426]; [.E426]))" office:value-type="float" office:value="-76.6075022462489" calcext:value-type="float">
            <text:p>-76.61</text:p>
          </table:table-cell>
          <table:table-cell table:style-name="ce9" table:formula="of:=SQRT([.T426])" office:value-type="float" office:value="5.02370691013085" calcext:value-type="float">
            <text:p>5.02</text:p>
          </table:table-cell>
          <table:table-cell table:style-name="ce8" table:formula="of:=DEGREES(ATAN( (-SIN (RADIANS ([.C426])) * COS(RADIANS([.B426]))) / (COS (RADIANS ([.C426])) * SIN(RADIANS([.B426]))) ))" office:value-type="float" office:value="3.58457659550855" calcext:value-type="float">
            <text:p>3.58</text:p>
          </table:table-cell>
          <table:table-cell table:style-name="ce11" table:formula="of:=SQRT([.U426]^2+[.V426]^2)" office:value-type="float" office:value="5.06494822686354" calcext:value-type="float">
            <text:p>5.06</text:p>
          </table:table-cell>
          <table:table-cell table:style-name="ce8" table:formula="of:=DEGREES(ATAN2([.V426];[.U426]))" office:value-type="float" office:value="88.8224117877045" calcext:value-type="float">
            <text:p>88.82</text:p>
          </table:table-cell>
          <table:table-cell table:style-name="ce8"/>
          <table:table-cell table:style-name="ce13" table:formula="of:=[.K426]*15" office:value-type="float" office:value="5.02370691013085" calcext:value-type="float">
            <text:p>5.02</text:p>
          </table:table-cell>
          <table:table-cell table:style-name="ce8" table:formula="of:=[.K426]^2*225" office:value-type="float" office:value="25.2376311188965" calcext:value-type="float">
            <text:p>25.24</text:p>
          </table:table-cell>
          <table:table-cell table:style-name="ce8" table:formula="of:=[.L426]*COS(RADIANS([.M426]))+[.N426]*COS(RADIANS([.O426]))" office:value-type="float" office:value="5.06387850379483" calcext:value-type="float">
            <text:p>5.06</text:p>
          </table:table-cell>
          <table:table-cell table:style-name="ce8" table:formula="of:=[.L426]*SIN(RADIANS([.M426]))+[.N426]*SIN(RADIANS([.O426]))" office:value-type="float" office:value="0.104091496351985" calcext:value-type="float">
            <text:p>0.10</text:p>
          </table:table-cell>
          <table:table-cell office:value-type="float" office:value="5.55492254958401" calcext:value-type="float">
            <text:p>5.55</text:p>
          </table:table-cell>
          <table:table-cell table:number-columns-repeated="1001"/>
        </table:table-row>
        <table:table-row table:style-name="ro1">
          <table:table-cell office:value-type="float" office:value="881759" calcext:value-type="float">
            <text:p>881759</text:p>
          </table:table-cell>
          <table:table-cell office:value-type="float" office:value="-18.47888726172" calcext:value-type="float">
            <text:p>-18.4788872617</text:p>
          </table:table-cell>
          <table:table-cell office:value-type="float" office:value="1.19930416518266" calcext:value-type="float">
            <text:p>1.1993041652</text:p>
          </table:table-cell>
          <table:table-cell office:value-type="float" office:value="0.584784841841477" calcext:value-type="float">
            <text:p>0.5847848418</text:p>
          </table:table-cell>
          <table:table-cell office:value-type="float" office:value="-0.21" calcext:value-type="float">
            <text:p>-0.21</text:p>
          </table:table-cell>
          <table:table-cell office:value-type="float" office:value="0.05" calcext:value-type="float">
            <text:p>0.05</text:p>
          </table:table-cell>
          <table:table-cell office:value-type="float" office:value="-0.13" calcext:value-type="float">
            <text:p>-0.13</text:p>
          </table:table-cell>
          <table:table-cell office:value-type="float" office:value="17.273" calcext:value-type="float">
            <text:p>17.273</text:p>
          </table:table-cell>
          <table:table-cell/>
          <table:table-cell table:formula="of:=DEGREES(ACOS(COS(RADIANS([.B427]))*COS(RADIANS([.C427]))))" office:value-type="float" office:value="18.5164084986134" calcext:value-type="float">
            <text:p>18.52</text:p>
          </table:table-cell>
          <table:table-cell table:formula="of:=TAN((ACOS(COS(RADIANS([.B427]))*COS(RADIANS([.C427])))))" office:value-type="float" office:value="0.334913794008724" calcext:value-type="float">
            <text:p>0.3349</text:p>
          </table:table-cell>
          <table:table-cell table:formula="of:=SQRT([.E427]^2+[.F427]^2)" office:value-type="float" office:value="0.215870331449229" calcext:value-type="float">
            <text:p>0.22</text:p>
          </table:table-cell>
          <table:table-cell table:formula="of:=DEGREES(ATAN2([.F427]; [.E427]))" office:value-type="float" office:value="-76.6075022462489" calcext:value-type="float">
            <text:p>-76.61</text:p>
          </table:table-cell>
          <table:table-cell table:style-name="ce9" table:formula="of:=SQRT([.T427])" office:value-type="float" office:value="5.02370691013085" calcext:value-type="float">
            <text:p>5.02</text:p>
          </table:table-cell>
          <table:table-cell table:style-name="ce8" table:formula="of:=DEGREES(ATAN( (-SIN (RADIANS ([.C427])) * COS(RADIANS([.B427]))) / (COS (RADIANS ([.C427])) * SIN(RADIANS([.B427]))) ))" office:value-type="float" office:value="3.58457659550855" calcext:value-type="float">
            <text:p>3.58</text:p>
          </table:table-cell>
          <table:table-cell table:style-name="ce11" table:formula="of:=SQRT([.U427]^2+[.V427]^2)" office:value-type="float" office:value="5.06494822686354" calcext:value-type="float">
            <text:p>5.06</text:p>
          </table:table-cell>
          <table:table-cell table:style-name="ce8" table:formula="of:=DEGREES(ATAN2([.V427];[.U427]))" office:value-type="float" office:value="88.8224117877045" calcext:value-type="float">
            <text:p>88.82</text:p>
          </table:table-cell>
          <table:table-cell table:style-name="ce8"/>
          <table:table-cell table:style-name="ce13" table:formula="of:=[.K427]*15" office:value-type="float" office:value="5.02370691013085" calcext:value-type="float">
            <text:p>5.02</text:p>
          </table:table-cell>
          <table:table-cell table:style-name="ce8" table:formula="of:=[.K427]^2*225" office:value-type="float" office:value="25.2376311188965" calcext:value-type="float">
            <text:p>25.24</text:p>
          </table:table-cell>
          <table:table-cell table:style-name="ce8" table:formula="of:=[.L427]*COS(RADIANS([.M427]))+[.N427]*COS(RADIANS([.O427]))" office:value-type="float" office:value="5.06387850379483" calcext:value-type="float">
            <text:p>5.06</text:p>
          </table:table-cell>
          <table:table-cell table:style-name="ce8" table:formula="of:=[.L427]*SIN(RADIANS([.M427]))+[.N427]*SIN(RADIANS([.O427]))" office:value-type="float" office:value="0.104091496351985" calcext:value-type="float">
            <text:p>0.10</text:p>
          </table:table-cell>
          <table:table-cell office:value-type="float" office:value="5.55492254958401" calcext:value-type="float">
            <text:p>5.55</text:p>
          </table:table-cell>
          <table:table-cell table:number-columns-repeated="1001"/>
        </table:table-row>
        <table:table-row table:style-name="ro1">
          <table:table-cell office:value-type="float" office:value="882010" calcext:value-type="float">
            <text:p>882010</text:p>
          </table:table-cell>
          <table:table-cell office:value-type="float" office:value="-17.8858185209932" calcext:value-type="float">
            <text:p>-17.885818521</text:p>
          </table:table-cell>
          <table:table-cell office:value-type="float" office:value="1.14093464919621" calcext:value-type="float">
            <text:p>1.1409346492</text:p>
          </table:table-cell>
          <table:table-cell office:value-type="float" office:value="0.59120911500355" calcext:value-type="float">
            <text:p>0.591209115</text:p>
          </table:table-cell>
          <table:table-cell office:value-type="float" office:value="-0.17" calcext:value-type="float">
            <text:p>-0.17</text:p>
          </table:table-cell>
          <table:table-cell office:value-type="float" office:value="0.06" calcext:value-type="float">
            <text:p>0.06</text:p>
          </table:table-cell>
          <table:table-cell office:value-type="float" office:value="-0.13" calcext:value-type="float">
            <text:p>-0.13</text:p>
          </table:table-cell>
          <table:table-cell office:value-type="float" office:value="17.308" calcext:value-type="float">
            <text:p>17.308</text:p>
          </table:table-cell>
          <table:table-cell/>
          <table:table-cell table:formula="of:=DEGREES(ACOS(COS(RADIANS([.B428]))*COS(RADIANS([.C428]))))" office:value-type="float" office:value="17.9209841806537" calcext:value-type="float">
            <text:p>17.92</text:p>
          </table:table-cell>
          <table:table-cell table:formula="of:=TAN((ACOS(COS(RADIANS([.B428]))*COS(RADIANS([.C428])))))" office:value-type="float" office:value="0.323395697944943" calcext:value-type="float">
            <text:p>0.3234</text:p>
          </table:table-cell>
          <table:table-cell table:formula="of:=SQRT([.E428]^2+[.F428]^2)" office:value-type="float" office:value="0.180277563773199" calcext:value-type="float">
            <text:p>0.18</text:p>
          </table:table-cell>
          <table:table-cell table:formula="of:=DEGREES(ATAN2([.F428]; [.E428]))" office:value-type="float" office:value="-70.5599651718238" calcext:value-type="float">
            <text:p>-70.56</text:p>
          </table:table-cell>
          <table:table-cell table:style-name="ce9" table:formula="of:=SQRT([.T428])" office:value-type="float" office:value="4.85093546917414" calcext:value-type="float">
            <text:p>4.85</text:p>
          </table:table-cell>
          <table:table-cell table:style-name="ce8" table:formula="of:=DEGREES(ATAN( (-SIN (RADIANS ([.C428])) * COS(RADIANS([.B428]))) / (COS (RADIANS ([.C428])) * SIN(RADIANS([.B428]))) ))" office:value-type="float" office:value="3.53138220583718" calcext:value-type="float">
            <text:p>3.53</text:p>
          </table:table-cell>
          <table:table-cell table:style-name="ce11" table:formula="of:=SQRT([.U428]^2+[.V428]^2)" office:value-type="float" office:value="4.90341633417702" calcext:value-type="float">
            <text:p>4.90</text:p>
          </table:table-cell>
          <table:table-cell table:style-name="ce8" table:formula="of:=DEGREES(ATAN2([.V428];[.U428]))" office:value-type="float" office:value="88.4948800614124" calcext:value-type="float">
            <text:p>88.49</text:p>
          </table:table-cell>
          <table:table-cell table:style-name="ce8"/>
          <table:table-cell table:style-name="ce13" table:formula="of:=[.K428]*15" office:value-type="float" office:value="4.85093546917414" calcext:value-type="float">
            <text:p>4.85</text:p>
          </table:table-cell>
          <table:table-cell table:style-name="ce8" table:formula="of:=[.K428]^2*225" office:value-type="float" office:value="23.5315749260917" calcext:value-type="float">
            <text:p>23.53</text:p>
          </table:table-cell>
          <table:table-cell table:style-name="ce8" table:formula="of:=[.L428]*COS(RADIANS([.M428]))+[.N428]*COS(RADIANS([.O428]))" office:value-type="float" office:value="4.90172456638706" calcext:value-type="float">
            <text:p>4.90</text:p>
          </table:table-cell>
          <table:table-cell table:style-name="ce8" table:formula="of:=[.L428]*SIN(RADIANS([.M428]))+[.N428]*SIN(RADIANS([.O428]))" office:value-type="float" office:value="0.128794493482942" calcext:value-type="float">
            <text:p>0.13</text:p>
          </table:table-cell>
          <table:table-cell office:value-type="float" office:value="5.37629525419611" calcext:value-type="float">
            <text:p>5.38</text:p>
          </table:table-cell>
          <table:table-cell table:number-columns-repeated="1001"/>
        </table:table-row>
        <table:table-row table:style-name="ro1">
          <table:table-cell office:value-type="float" office:value="882010" calcext:value-type="float">
            <text:p>882010</text:p>
          </table:table-cell>
          <table:table-cell office:value-type="float" office:value="-17.8858185209932" calcext:value-type="float">
            <text:p>-17.885818521</text:p>
          </table:table-cell>
          <table:table-cell office:value-type="float" office:value="1.14093464919621" calcext:value-type="float">
            <text:p>1.1409346492</text:p>
          </table:table-cell>
          <table:table-cell office:value-type="float" office:value="0.59120911500355" calcext:value-type="float">
            <text:p>0.591209115</text:p>
          </table:table-cell>
          <table:table-cell office:value-type="float" office:value="-0.17" calcext:value-type="float">
            <text:p>-0.17</text:p>
          </table:table-cell>
          <table:table-cell office:value-type="float" office:value="0.06" calcext:value-type="float">
            <text:p>0.06</text:p>
          </table:table-cell>
          <table:table-cell office:value-type="float" office:value="-0.13" calcext:value-type="float">
            <text:p>-0.13</text:p>
          </table:table-cell>
          <table:table-cell office:value-type="float" office:value="17.308" calcext:value-type="float">
            <text:p>17.308</text:p>
          </table:table-cell>
          <table:table-cell/>
          <table:table-cell table:formula="of:=DEGREES(ACOS(COS(RADIANS([.B429]))*COS(RADIANS([.C429]))))" office:value-type="float" office:value="17.9209841806537" calcext:value-type="float">
            <text:p>17.92</text:p>
          </table:table-cell>
          <table:table-cell table:formula="of:=TAN((ACOS(COS(RADIANS([.B429]))*COS(RADIANS([.C429])))))" office:value-type="float" office:value="0.323395697944943" calcext:value-type="float">
            <text:p>0.3234</text:p>
          </table:table-cell>
          <table:table-cell table:formula="of:=SQRT([.E429]^2+[.F429]^2)" office:value-type="float" office:value="0.180277563773199" calcext:value-type="float">
            <text:p>0.18</text:p>
          </table:table-cell>
          <table:table-cell table:formula="of:=DEGREES(ATAN2([.F429]; [.E429]))" office:value-type="float" office:value="-70.5599651718238" calcext:value-type="float">
            <text:p>-70.56</text:p>
          </table:table-cell>
          <table:table-cell table:style-name="ce9" table:formula="of:=SQRT([.T429])" office:value-type="float" office:value="4.85093546917414" calcext:value-type="float">
            <text:p>4.85</text:p>
          </table:table-cell>
          <table:table-cell table:style-name="ce8" table:formula="of:=DEGREES(ATAN( (-SIN (RADIANS ([.C429])) * COS(RADIANS([.B429]))) / (COS (RADIANS ([.C429])) * SIN(RADIANS([.B429]))) ))" office:value-type="float" office:value="3.53138220583718" calcext:value-type="float">
            <text:p>3.53</text:p>
          </table:table-cell>
          <table:table-cell table:style-name="ce11" table:formula="of:=SQRT([.U429]^2+[.V429]^2)" office:value-type="float" office:value="4.90341633417702" calcext:value-type="float">
            <text:p>4.90</text:p>
          </table:table-cell>
          <table:table-cell table:style-name="ce8" table:formula="of:=DEGREES(ATAN2([.V429];[.U429]))" office:value-type="float" office:value="88.4948800614124" calcext:value-type="float">
            <text:p>88.49</text:p>
          </table:table-cell>
          <table:table-cell table:style-name="ce8"/>
          <table:table-cell table:style-name="ce13" table:formula="of:=[.K429]*15" office:value-type="float" office:value="4.85093546917414" calcext:value-type="float">
            <text:p>4.85</text:p>
          </table:table-cell>
          <table:table-cell table:style-name="ce8" table:formula="of:=[.K429]^2*225" office:value-type="float" office:value="23.5315749260917" calcext:value-type="float">
            <text:p>23.53</text:p>
          </table:table-cell>
          <table:table-cell table:style-name="ce8" table:formula="of:=[.L429]*COS(RADIANS([.M429]))+[.N429]*COS(RADIANS([.O429]))" office:value-type="float" office:value="4.90172456638706" calcext:value-type="float">
            <text:p>4.90</text:p>
          </table:table-cell>
          <table:table-cell table:style-name="ce8" table:formula="of:=[.L429]*SIN(RADIANS([.M429]))+[.N429]*SIN(RADIANS([.O429]))" office:value-type="float" office:value="0.128794493482942" calcext:value-type="float">
            <text:p>0.13</text:p>
          </table:table-cell>
          <table:table-cell office:value-type="float" office:value="5.37629525419611" calcext:value-type="float">
            <text:p>5.38</text:p>
          </table:table-cell>
          <table:table-cell table:number-columns-repeated="1001"/>
        </table:table-row>
        <table:table-row table:style-name="ro1">
          <table:table-cell office:value-type="float" office:value="882260" calcext:value-type="float">
            <text:p>882260</text:p>
          </table:table-cell>
          <table:table-cell office:value-type="float" office:value="-17.7353921422602" calcext:value-type="float">
            <text:p>-17.7353921423</text:p>
          </table:table-cell>
          <table:table-cell office:value-type="float" office:value="1.10410658935661" calcext:value-type="float">
            <text:p>1.1041065894</text:p>
          </table:table-cell>
          <table:table-cell office:value-type="float" office:value="0.586933683387387" calcext:value-type="float">
            <text:p>0.5869336834</text:p>
          </table:table-cell>
          <table:table-cell office:value-type="float" office:value="-0.17" calcext:value-type="float">
            <text:p>-0.17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7.344" calcext:value-type="float">
            <text:p>17.344</text:p>
          </table:table-cell>
          <table:table-cell/>
          <table:table-cell table:formula="of:=DEGREES(ACOS(COS(RADIANS([.B430]))*COS(RADIANS([.C430]))))" office:value-type="float" office:value="17.7686240080016" calcext:value-type="float">
            <text:p>17.77</text:p>
          </table:table-cell>
          <table:table-cell table:formula="of:=TAN((ACOS(COS(RADIANS([.B430]))*COS(RADIANS([.C430])))))" office:value-type="float" office:value="0.320460917742042" calcext:value-type="float">
            <text:p>0.3205</text:p>
          </table:table-cell>
          <table:table-cell table:formula="of:=SQRT([.E430]^2+[.F430]^2)" office:value-type="float" office:value="0.187882942280559" calcext:value-type="float">
            <text:p>0.19</text:p>
          </table:table-cell>
          <table:table-cell table:formula="of:=DEGREES(ATAN2([.F430]; [.E430]))" office:value-type="float" office:value="-64.7988763545249" calcext:value-type="float">
            <text:p>-64.80</text:p>
          </table:table-cell>
          <table:table-cell table:style-name="ce9" table:formula="of:=SQRT([.T430])" office:value-type="float" office:value="4.80691376613063" calcext:value-type="float">
            <text:p>4.81</text:p>
          </table:table-cell>
          <table:table-cell table:style-name="ce8" table:formula="of:=DEGREES(ATAN( (-SIN (RADIANS ([.C430])) * COS(RADIANS([.B430]))) / (COS (RADIANS ([.C430])) * SIN(RADIANS([.B430]))) ))" office:value-type="float" office:value="3.44851631617828" calcext:value-type="float">
            <text:p>3.45</text:p>
          </table:table-cell>
          <table:table-cell table:style-name="ce11" table:formula="of:=SQRT([.U430]^2+[.V430]^2)" office:value-type="float" office:value="4.87966439830455" calcext:value-type="float">
            <text:p>4.88</text:p>
          </table:table-cell>
          <table:table-cell table:style-name="ce8" table:formula="of:=DEGREES(ATAN2([.V430];[.U430]))" office:value-type="float" office:value="88.6009058615396" calcext:value-type="float">
            <text:p>88.60</text:p>
          </table:table-cell>
          <table:table-cell table:style-name="ce8"/>
          <table:table-cell table:style-name="ce13" table:formula="of:=[.K430]*15" office:value-type="float" office:value="4.80691376613063" calcext:value-type="float">
            <text:p>4.81</text:p>
          </table:table-cell>
          <table:table-cell table:style-name="ce8" table:formula="of:=[.K430]^2*225" office:value-type="float" office:value="23.1064199550161" calcext:value-type="float">
            <text:p>23.11</text:p>
          </table:table-cell>
          <table:table-cell table:style-name="ce8" table:formula="of:=[.L430]*COS(RADIANS([.M430]))+[.N430]*COS(RADIANS([.O430]))" office:value-type="float" office:value="4.87820965292065" calcext:value-type="float">
            <text:p>4.88</text:p>
          </table:table-cell>
          <table:table-cell table:style-name="ce8" table:formula="of:=[.L430]*SIN(RADIANS([.M430]))+[.N430]*SIN(RADIANS([.O430]))" office:value-type="float" office:value="0.119143704125098" calcext:value-type="float">
            <text:p>0.12</text:p>
          </table:table-cell>
          <table:table-cell office:value-type="float" office:value="5.33058720240049" calcext:value-type="float">
            <text:p>5.33</text:p>
          </table:table-cell>
          <table:table-cell table:number-columns-repeated="1001"/>
        </table:table-row>
        <table:table-row table:style-name="ro1">
          <table:table-cell office:value-type="float" office:value="882260" calcext:value-type="float">
            <text:p>882260</text:p>
          </table:table-cell>
          <table:table-cell office:value-type="float" office:value="-17.7353921422602" calcext:value-type="float">
            <text:p>-17.7353921423</text:p>
          </table:table-cell>
          <table:table-cell office:value-type="float" office:value="1.10410658935661" calcext:value-type="float">
            <text:p>1.1041065894</text:p>
          </table:table-cell>
          <table:table-cell office:value-type="float" office:value="0.586933683387387" calcext:value-type="float">
            <text:p>0.5869336834</text:p>
          </table:table-cell>
          <table:table-cell office:value-type="float" office:value="-0.17" calcext:value-type="float">
            <text:p>-0.17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7.344" calcext:value-type="float">
            <text:p>17.344</text:p>
          </table:table-cell>
          <table:table-cell/>
          <table:table-cell table:formula="of:=DEGREES(ACOS(COS(RADIANS([.B431]))*COS(RADIANS([.C431]))))" office:value-type="float" office:value="17.7686240080016" calcext:value-type="float">
            <text:p>17.77</text:p>
          </table:table-cell>
          <table:table-cell table:formula="of:=TAN((ACOS(COS(RADIANS([.B431]))*COS(RADIANS([.C431])))))" office:value-type="float" office:value="0.320460917742042" calcext:value-type="float">
            <text:p>0.3205</text:p>
          </table:table-cell>
          <table:table-cell table:formula="of:=SQRT([.E431]^2+[.F431]^2)" office:value-type="float" office:value="0.187882942280559" calcext:value-type="float">
            <text:p>0.19</text:p>
          </table:table-cell>
          <table:table-cell table:formula="of:=DEGREES(ATAN2([.F431]; [.E431]))" office:value-type="float" office:value="-64.7988763545249" calcext:value-type="float">
            <text:p>-64.80</text:p>
          </table:table-cell>
          <table:table-cell table:style-name="ce9" table:formula="of:=SQRT([.T431])" office:value-type="float" office:value="4.80691376613063" calcext:value-type="float">
            <text:p>4.81</text:p>
          </table:table-cell>
          <table:table-cell table:style-name="ce8" table:formula="of:=DEGREES(ATAN( (-SIN (RADIANS ([.C431])) * COS(RADIANS([.B431]))) / (COS (RADIANS ([.C431])) * SIN(RADIANS([.B431]))) ))" office:value-type="float" office:value="3.44851631617828" calcext:value-type="float">
            <text:p>3.45</text:p>
          </table:table-cell>
          <table:table-cell table:style-name="ce11" table:formula="of:=SQRT([.U431]^2+[.V431]^2)" office:value-type="float" office:value="4.87966439830455" calcext:value-type="float">
            <text:p>4.88</text:p>
          </table:table-cell>
          <table:table-cell table:style-name="ce8" table:formula="of:=DEGREES(ATAN2([.V431];[.U431]))" office:value-type="float" office:value="88.6009058615396" calcext:value-type="float">
            <text:p>88.60</text:p>
          </table:table-cell>
          <table:table-cell table:style-name="ce8"/>
          <table:table-cell table:style-name="ce13" table:formula="of:=[.K431]*15" office:value-type="float" office:value="4.80691376613063" calcext:value-type="float">
            <text:p>4.81</text:p>
          </table:table-cell>
          <table:table-cell table:style-name="ce8" table:formula="of:=[.K431]^2*225" office:value-type="float" office:value="23.1064199550161" calcext:value-type="float">
            <text:p>23.11</text:p>
          </table:table-cell>
          <table:table-cell table:style-name="ce8" table:formula="of:=[.L431]*COS(RADIANS([.M431]))+[.N431]*COS(RADIANS([.O431]))" office:value-type="float" office:value="4.87820965292065" calcext:value-type="float">
            <text:p>4.88</text:p>
          </table:table-cell>
          <table:table-cell table:style-name="ce8" table:formula="of:=[.L431]*SIN(RADIANS([.M431]))+[.N431]*SIN(RADIANS([.O431]))" office:value-type="float" office:value="0.119143704125098" calcext:value-type="float">
            <text:p>0.12</text:p>
          </table:table-cell>
          <table:table-cell office:value-type="float" office:value="5.33058720240049" calcext:value-type="float">
            <text:p>5.33</text:p>
          </table:table-cell>
          <table:table-cell table:number-columns-repeated="1001"/>
        </table:table-row>
        <table:table-row table:style-name="ro1">
          <table:table-cell office:value-type="float" office:value="882510" calcext:value-type="float">
            <text:p>882510</text:p>
          </table:table-cell>
          <table:table-cell office:value-type="float" office:value="-18.0427199190595" calcext:value-type="float">
            <text:p>-18.0427199191</text:p>
          </table:table-cell>
          <table:table-cell office:value-type="float" office:value="1.20068503733377" calcext:value-type="float">
            <text:p>1.2006850373</text:p>
          </table:table-cell>
          <table:table-cell office:value-type="float" office:value="0.581132504904519" calcext:value-type="float">
            <text:p>0.5811325049</text:p>
          </table:table-cell>
          <table:table-cell office:value-type="float" office:value="-0.17" calcext:value-type="float">
            <text:p>-0.17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7.379" calcext:value-type="float">
            <text:p>17.379</text:p>
          </table:table-cell>
          <table:table-cell/>
          <table:table-cell table:formula="of:=DEGREES(ACOS(COS(RADIANS([.B432]))*COS(RADIANS([.C432]))))" office:value-type="float" office:value="18.0813001088841" calcext:value-type="float">
            <text:p>18.08</text:p>
          </table:table-cell>
          <table:table-cell table:formula="of:=TAN((ACOS(COS(RADIANS([.B432]))*COS(RADIANS([.C432])))))" office:value-type="float" office:value="0.326489178493582" calcext:value-type="float">
            <text:p>0.3265</text:p>
          </table:table-cell>
          <table:table-cell table:formula="of:=SQRT([.E432]^2+[.F432]^2)" office:value-type="float" office:value="0.187882942280559" calcext:value-type="float">
            <text:p>0.19</text:p>
          </table:table-cell>
          <table:table-cell table:formula="of:=DEGREES(ATAN2([.F432]; [.E432]))" office:value-type="float" office:value="-64.7988763545249" calcext:value-type="float">
            <text:p>-64.80</text:p>
          </table:table-cell>
          <table:table-cell table:style-name="ce9" table:formula="of:=SQRT([.T432])" office:value-type="float" office:value="4.89733767740373" calcext:value-type="float">
            <text:p>4.90</text:p>
          </table:table-cell>
          <table:table-cell table:style-name="ce8" table:formula="of:=DEGREES(ATAN( (-SIN (RADIANS ([.C432])) * COS(RADIANS([.B432]))) / (COS (RADIANS ([.C432])) * SIN(RADIANS([.B432]))) ))" office:value-type="float" office:value="3.68144004493447" calcext:value-type="float">
            <text:p>3.68</text:p>
          </table:table-cell>
          <table:table-cell table:style-name="ce11" table:formula="of:=SQRT([.U432]^2+[.V432]^2)" office:value-type="float" office:value="4.96933187402714" calcext:value-type="float">
            <text:p>4.97</text:p>
          </table:table-cell>
          <table:table-cell table:style-name="ce8" table:formula="of:=DEGREES(ATAN2([.V432];[.U432]))" office:value-type="float" office:value="88.3342357101831" calcext:value-type="float">
            <text:p>88.33</text:p>
          </table:table-cell>
          <table:table-cell table:style-name="ce8"/>
          <table:table-cell table:style-name="ce13" table:formula="of:=[.K432]*15" office:value-type="float" office:value="4.89733767740373" calcext:value-type="float">
            <text:p>4.90</text:p>
          </table:table-cell>
          <table:table-cell table:style-name="ce8" table:formula="of:=[.K432]^2*225" office:value-type="float" office:value="23.9839163265182" calcext:value-type="float">
            <text:p>23.98</text:p>
          </table:table-cell>
          <table:table-cell table:style-name="ce8" table:formula="of:=[.L432]*COS(RADIANS([.M432]))+[.N432]*COS(RADIANS([.O432]))" office:value-type="float" office:value="4.96723187426337" calcext:value-type="float">
            <text:p>4.97</text:p>
          </table:table-cell>
          <table:table-cell table:style-name="ce8" table:formula="of:=[.L432]*SIN(RADIANS([.M432]))+[.N432]*SIN(RADIANS([.O432]))" office:value-type="float" office:value="0.144453388759432" calcext:value-type="float">
            <text:p>0.14</text:p>
          </table:table-cell>
          <table:table-cell office:value-type="float" office:value="5.42439003266524" calcext:value-type="float">
            <text:p>5.42</text:p>
          </table:table-cell>
          <table:table-cell table:number-columns-repeated="1001"/>
        </table:table-row>
        <table:table-row table:style-name="ro1">
          <table:table-cell office:value-type="float" office:value="882510" calcext:value-type="float">
            <text:p>882510</text:p>
          </table:table-cell>
          <table:table-cell office:value-type="float" office:value="-18.0427199190595" calcext:value-type="float">
            <text:p>-18.0427199191</text:p>
          </table:table-cell>
          <table:table-cell office:value-type="float" office:value="1.20068503733377" calcext:value-type="float">
            <text:p>1.2006850373</text:p>
          </table:table-cell>
          <table:table-cell office:value-type="float" office:value="0.581132504904519" calcext:value-type="float">
            <text:p>0.5811325049</text:p>
          </table:table-cell>
          <table:table-cell office:value-type="float" office:value="-0.17" calcext:value-type="float">
            <text:p>-0.17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7.379" calcext:value-type="float">
            <text:p>17.379</text:p>
          </table:table-cell>
          <table:table-cell/>
          <table:table-cell table:formula="of:=DEGREES(ACOS(COS(RADIANS([.B433]))*COS(RADIANS([.C433]))))" office:value-type="float" office:value="18.0813001088841" calcext:value-type="float">
            <text:p>18.08</text:p>
          </table:table-cell>
          <table:table-cell table:formula="of:=TAN((ACOS(COS(RADIANS([.B433]))*COS(RADIANS([.C433])))))" office:value-type="float" office:value="0.326489178493582" calcext:value-type="float">
            <text:p>0.3265</text:p>
          </table:table-cell>
          <table:table-cell table:formula="of:=SQRT([.E433]^2+[.F433]^2)" office:value-type="float" office:value="0.187882942280559" calcext:value-type="float">
            <text:p>0.19</text:p>
          </table:table-cell>
          <table:table-cell table:formula="of:=DEGREES(ATAN2([.F433]; [.E433]))" office:value-type="float" office:value="-64.7988763545249" calcext:value-type="float">
            <text:p>-64.80</text:p>
          </table:table-cell>
          <table:table-cell table:style-name="ce9" table:formula="of:=SQRT([.T433])" office:value-type="float" office:value="4.89733767740373" calcext:value-type="float">
            <text:p>4.90</text:p>
          </table:table-cell>
          <table:table-cell table:style-name="ce8" table:formula="of:=DEGREES(ATAN( (-SIN (RADIANS ([.C433])) * COS(RADIANS([.B433]))) / (COS (RADIANS ([.C433])) * SIN(RADIANS([.B433]))) ))" office:value-type="float" office:value="3.68144004493447" calcext:value-type="float">
            <text:p>3.68</text:p>
          </table:table-cell>
          <table:table-cell table:style-name="ce11" table:formula="of:=SQRT([.U433]^2+[.V433]^2)" office:value-type="float" office:value="4.96933187402714" calcext:value-type="float">
            <text:p>4.97</text:p>
          </table:table-cell>
          <table:table-cell table:style-name="ce8" table:formula="of:=DEGREES(ATAN2([.V433];[.U433]))" office:value-type="float" office:value="88.3342357101831" calcext:value-type="float">
            <text:p>88.33</text:p>
          </table:table-cell>
          <table:table-cell table:style-name="ce8"/>
          <table:table-cell table:style-name="ce13" table:formula="of:=[.K433]*15" office:value-type="float" office:value="4.89733767740373" calcext:value-type="float">
            <text:p>4.90</text:p>
          </table:table-cell>
          <table:table-cell table:style-name="ce8" table:formula="of:=[.K433]^2*225" office:value-type="float" office:value="23.9839163265182" calcext:value-type="float">
            <text:p>23.98</text:p>
          </table:table-cell>
          <table:table-cell table:style-name="ce8" table:formula="of:=[.L433]*COS(RADIANS([.M433]))+[.N433]*COS(RADIANS([.O433]))" office:value-type="float" office:value="4.96723187426337" calcext:value-type="float">
            <text:p>4.97</text:p>
          </table:table-cell>
          <table:table-cell table:style-name="ce8" table:formula="of:=[.L433]*SIN(RADIANS([.M433]))+[.N433]*SIN(RADIANS([.O433]))" office:value-type="float" office:value="0.144453388759432" calcext:value-type="float">
            <text:p>0.14</text:p>
          </table:table-cell>
          <table:table-cell office:value-type="float" office:value="5.42439003266524" calcext:value-type="float">
            <text:p>5.42</text:p>
          </table:table-cell>
          <table:table-cell table:number-columns-repeated="1001"/>
        </table:table-row>
        <table:table-row table:style-name="ro1">
          <table:table-cell office:value-type="float" office:value="882760" calcext:value-type="float">
            <text:p>882760</text:p>
          </table:table-cell>
          <table:table-cell office:value-type="float" office:value="-18.155069700717" calcext:value-type="float">
            <text:p>-18.1550697007</text:p>
          </table:table-cell>
          <table:table-cell office:value-type="float" office:value="1.3374193413802" calcext:value-type="float">
            <text:p>1.3374193414</text:p>
          </table:table-cell>
          <table:table-cell office:value-type="float" office:value="0.583396605892672" calcext:value-type="float">
            <text:p>0.5833966059</text:p>
          </table:table-cell>
          <table:table-cell office:value-type="float" office:value="-0.16" calcext:value-type="float">
            <text:p>-0.16</text:p>
          </table:table-cell>
          <table:table-cell office:value-type="float" office:value="0.09" calcext:value-type="float">
            <text:p>0.09</text:p>
          </table:table-cell>
          <table:table-cell office:value-type="float" office:value="-0.14" calcext:value-type="float">
            <text:p>-0.14</text:p>
          </table:table-cell>
          <table:table-cell office:value-type="float" office:value="17.414" calcext:value-type="float">
            <text:p>17.414</text:p>
          </table:table-cell>
          <table:table-cell/>
          <table:table-cell table:formula="of:=DEGREES(ACOS(COS(RADIANS([.B434]))*COS(RADIANS([.C434]))))" office:value-type="float" office:value="18.2026090380753" calcext:value-type="float">
            <text:p>18.20</text:p>
          </table:table-cell>
          <table:table-cell table:formula="of:=TAN((ACOS(COS(RADIANS([.B434]))*COS(RADIANS([.C434])))))" office:value-type="float" office:value="0.328833730519877" calcext:value-type="float">
            <text:p>0.3288</text:p>
          </table:table-cell>
          <table:table-cell table:formula="of:=SQRT([.E434]^2+[.F434]^2)" office:value-type="float" office:value="0.183575597506858" calcext:value-type="float">
            <text:p>0.18</text:p>
          </table:table-cell>
          <table:table-cell table:formula="of:=DEGREES(ATAN2([.F434]; [.E434]))" office:value-type="float" office:value="-60.6422464572087" calcext:value-type="float">
            <text:p>-60.64</text:p>
          </table:table-cell>
          <table:table-cell table:style-name="ce9" table:formula="of:=SQRT([.T434])" office:value-type="float" office:value="4.93250595779816" calcext:value-type="float">
            <text:p>4.93</text:p>
          </table:table-cell>
          <table:table-cell table:style-name="ce8" table:formula="of:=DEGREES(ATAN( (-SIN (RADIANS ([.C434])) * COS(RADIANS([.B434]))) / (COS (RADIANS ([.C434])) * SIN(RADIANS([.B434]))) ))" office:value-type="float" office:value="4.07242968354229" calcext:value-type="float">
            <text:p>4.07</text:p>
          </table:table-cell>
          <table:table-cell table:style-name="ce11" table:formula="of:=SQRT([.U434]^2+[.V434]^2)" office:value-type="float" office:value="5.01366435036338" calcext:value-type="float">
            <text:p>5.01</text:p>
          </table:table-cell>
          <table:table-cell table:style-name="ce8" table:formula="of:=DEGREES(ATAN2([.V434];[.U434]))" office:value-type="float" office:value="87.8248106518032" calcext:value-type="float">
            <text:p>87.82</text:p>
          </table:table-cell>
          <table:table-cell table:style-name="ce8"/>
          <table:table-cell table:style-name="ce13" table:formula="of:=[.K434]*15" office:value-type="float" office:value="4.93250595779816" calcext:value-type="float">
            <text:p>4.93</text:p>
          </table:table-cell>
          <table:table-cell table:style-name="ce8" table:formula="of:=[.K434]^2*225" office:value-type="float" office:value="24.3296150237143" calcext:value-type="float">
            <text:p>24.33</text:p>
          </table:table-cell>
          <table:table-cell table:style-name="ce8" table:formula="of:=[.L434]*COS(RADIANS([.M434]))+[.N434]*COS(RADIANS([.O434]))" office:value-type="float" office:value="5.01005173296807" calcext:value-type="float">
            <text:p>5.01</text:p>
          </table:table-cell>
          <table:table-cell table:style-name="ce8" table:formula="of:=[.L434]*SIN(RADIANS([.M434]))+[.N434]*SIN(RADIANS([.O434]))" office:value-type="float" office:value="0.190294117324658" calcext:value-type="float">
            <text:p>0.19</text:p>
          </table:table-cell>
          <table:table-cell office:value-type="float" office:value="5.46078271142259" calcext:value-type="float">
            <text:p>5.46</text:p>
          </table:table-cell>
          <table:table-cell table:number-columns-repeated="1001"/>
        </table:table-row>
        <table:table-row table:style-name="ro1">
          <table:table-cell office:value-type="float" office:value="882760" calcext:value-type="float">
            <text:p>882760</text:p>
          </table:table-cell>
          <table:table-cell office:value-type="float" office:value="-18.155069700717" calcext:value-type="float">
            <text:p>-18.1550697007</text:p>
          </table:table-cell>
          <table:table-cell office:value-type="float" office:value="1.3374193413802" calcext:value-type="float">
            <text:p>1.3374193414</text:p>
          </table:table-cell>
          <table:table-cell office:value-type="float" office:value="0.583396605892672" calcext:value-type="float">
            <text:p>0.5833966059</text:p>
          </table:table-cell>
          <table:table-cell office:value-type="float" office:value="-0.16" calcext:value-type="float">
            <text:p>-0.16</text:p>
          </table:table-cell>
          <table:table-cell office:value-type="float" office:value="0.09" calcext:value-type="float">
            <text:p>0.09</text:p>
          </table:table-cell>
          <table:table-cell office:value-type="float" office:value="-0.14" calcext:value-type="float">
            <text:p>-0.14</text:p>
          </table:table-cell>
          <table:table-cell office:value-type="float" office:value="17.414" calcext:value-type="float">
            <text:p>17.414</text:p>
          </table:table-cell>
          <table:table-cell/>
          <table:table-cell table:formula="of:=DEGREES(ACOS(COS(RADIANS([.B435]))*COS(RADIANS([.C435]))))" office:value-type="float" office:value="18.2026090380753" calcext:value-type="float">
            <text:p>18.20</text:p>
          </table:table-cell>
          <table:table-cell table:formula="of:=TAN((ACOS(COS(RADIANS([.B435]))*COS(RADIANS([.C435])))))" office:value-type="float" office:value="0.328833730519877" calcext:value-type="float">
            <text:p>0.3288</text:p>
          </table:table-cell>
          <table:table-cell table:formula="of:=SQRT([.E435]^2+[.F435]^2)" office:value-type="float" office:value="0.183575597506858" calcext:value-type="float">
            <text:p>0.18</text:p>
          </table:table-cell>
          <table:table-cell table:formula="of:=DEGREES(ATAN2([.F435]; [.E435]))" office:value-type="float" office:value="-60.6422464572087" calcext:value-type="float">
            <text:p>-60.64</text:p>
          </table:table-cell>
          <table:table-cell table:style-name="ce9" table:formula="of:=SQRT([.T435])" office:value-type="float" office:value="4.93250595779816" calcext:value-type="float">
            <text:p>4.93</text:p>
          </table:table-cell>
          <table:table-cell table:style-name="ce8" table:formula="of:=DEGREES(ATAN( (-SIN (RADIANS ([.C435])) * COS(RADIANS([.B435]))) / (COS (RADIANS ([.C435])) * SIN(RADIANS([.B435]))) ))" office:value-type="float" office:value="4.07242968354229" calcext:value-type="float">
            <text:p>4.07</text:p>
          </table:table-cell>
          <table:table-cell table:style-name="ce11" table:formula="of:=SQRT([.U435]^2+[.V435]^2)" office:value-type="float" office:value="5.01366435036338" calcext:value-type="float">
            <text:p>5.01</text:p>
          </table:table-cell>
          <table:table-cell table:style-name="ce8" table:formula="of:=DEGREES(ATAN2([.V435];[.U435]))" office:value-type="float" office:value="87.8248106518032" calcext:value-type="float">
            <text:p>87.82</text:p>
          </table:table-cell>
          <table:table-cell table:style-name="ce8"/>
          <table:table-cell table:style-name="ce13" table:formula="of:=[.K435]*15" office:value-type="float" office:value="4.93250595779816" calcext:value-type="float">
            <text:p>4.93</text:p>
          </table:table-cell>
          <table:table-cell table:style-name="ce8" table:formula="of:=[.K435]^2*225" office:value-type="float" office:value="24.3296150237143" calcext:value-type="float">
            <text:p>24.33</text:p>
          </table:table-cell>
          <table:table-cell table:style-name="ce8" table:formula="of:=[.L435]*COS(RADIANS([.M435]))+[.N435]*COS(RADIANS([.O435]))" office:value-type="float" office:value="5.01005173296807" calcext:value-type="float">
            <text:p>5.01</text:p>
          </table:table-cell>
          <table:table-cell table:style-name="ce8" table:formula="of:=[.L435]*SIN(RADIANS([.M435]))+[.N435]*SIN(RADIANS([.O435]))" office:value-type="float" office:value="0.190294117324658" calcext:value-type="float">
            <text:p>0.19</text:p>
          </table:table-cell>
          <table:table-cell office:value-type="float" office:value="5.46078271142259" calcext:value-type="float">
            <text:p>5.46</text:p>
          </table:table-cell>
          <table:table-cell table:number-columns-repeated="1001"/>
        </table:table-row>
        <table:table-row table:style-name="ro1">
          <table:table-cell office:value-type="float" office:value="883009" calcext:value-type="float">
            <text:p>883009</text:p>
          </table:table-cell>
          <table:table-cell office:value-type="float" office:value="-18.0053331710901" calcext:value-type="float">
            <text:p>-18.0053331711</text:p>
          </table:table-cell>
          <table:table-cell office:value-type="float" office:value="1.37480096670768" calcext:value-type="float">
            <text:p>1.3748009667</text:p>
          </table:table-cell>
          <table:table-cell office:value-type="float" office:value="0.587905971487909" calcext:value-type="float">
            <text:p>0.5879059715</text:p>
          </table:table-cell>
          <table:table-cell office:value-type="float" office:value="-0.15" calcext:value-type="float">
            <text:p>-0.15</text:p>
          </table:table-cell>
          <table:table-cell office:value-type="float" office:value="0.1" calcext:value-type="float">
            <text:p>0.1</text:p>
          </table:table-cell>
          <table:table-cell office:value-type="float" office:value="-0.13" calcext:value-type="float">
            <text:p>-0.13</text:p>
          </table:table-cell>
          <table:table-cell office:value-type="float" office:value="17.45" calcext:value-type="float">
            <text:p>17.45</text:p>
          </table:table-cell>
          <table:table-cell/>
          <table:table-cell table:formula="of:=DEGREES(ACOS(COS(RADIANS([.B436]))*COS(RADIANS([.C436]))))" office:value-type="float" office:value="18.0560091529256" calcext:value-type="float">
            <text:p>18.06</text:p>
          </table:table-cell>
          <table:table-cell table:formula="of:=TAN((ACOS(COS(RADIANS([.B436]))*COS(RADIANS([.C436])))))" office:value-type="float" office:value="0.326000786166173" calcext:value-type="float">
            <text:p>0.3260</text:p>
          </table:table-cell>
          <table:table-cell table:formula="of:=SQRT([.E436]^2+[.F436]^2)" office:value-type="float" office:value="0.180277563773199" calcext:value-type="float">
            <text:p>0.18</text:p>
          </table:table-cell>
          <table:table-cell table:formula="of:=DEGREES(ATAN2([.F436]; [.E436]))" office:value-type="float" office:value="-56.3099324740202" calcext:value-type="float">
            <text:p>-56.31</text:p>
          </table:table-cell>
          <table:table-cell table:style-name="ce9" table:formula="of:=SQRT([.T436])" office:value-type="float" office:value="4.8900117924926" calcext:value-type="float">
            <text:p>4.89</text:p>
          </table:table-cell>
          <table:table-cell table:style-name="ce8" table:formula="of:=DEGREES(ATAN( (-SIN (RADIANS ([.C436])) * COS(RADIANS([.B436]))) / (COS (RADIANS ([.C436])) * SIN(RADIANS([.B436]))) ))" office:value-type="float" office:value="4.22301074104856" calcext:value-type="float">
            <text:p>4.22</text:p>
          </table:table-cell>
          <table:table-cell table:style-name="ce11" table:formula="of:=SQRT([.U436]^2+[.V436]^2)" office:value-type="float" office:value="4.98116794790031" calcext:value-type="float">
            <text:p>4.98</text:p>
          </table:table-cell>
          <table:table-cell table:style-name="ce8" table:formula="of:=DEGREES(ATAN2([.V436];[.U436]))" office:value-type="float" office:value="87.5826783687016" calcext:value-type="float">
            <text:p>87.58</text:p>
          </table:table-cell>
          <table:table-cell table:style-name="ce8"/>
          <table:table-cell table:style-name="ce13" table:formula="of:=[.K436]*15" office:value-type="float" office:value="4.8900117924926" calcext:value-type="float">
            <text:p>4.89</text:p>
          </table:table-cell>
          <table:table-cell table:style-name="ce8" table:formula="of:=[.K436]^2*225" office:value-type="float" office:value="23.9122153307167" calcext:value-type="float">
            <text:p>23.91</text:p>
          </table:table-cell>
          <table:table-cell table:style-name="ce8" table:formula="of:=[.L436]*COS(RADIANS([.M436]))+[.N436]*COS(RADIANS([.O436]))" office:value-type="float" office:value="4.97673532914987" calcext:value-type="float">
            <text:p>4.98</text:p>
          </table:table-cell>
          <table:table-cell table:style-name="ce8" table:formula="of:=[.L436]*SIN(RADIANS([.M436]))+[.N436]*SIN(RADIANS([.O436]))" office:value-type="float" office:value="0.210094237857596" calcext:value-type="float">
            <text:p>0.21</text:p>
          </table:table-cell>
          <table:table-cell office:value-type="float" office:value="5.41680274587768" calcext:value-type="float">
            <text:p>5.42</text:p>
          </table:table-cell>
          <table:table-cell table:number-columns-repeated="1001"/>
        </table:table-row>
        <table:table-row table:style-name="ro1">
          <table:table-cell office:value-type="float" office:value="883009" calcext:value-type="float">
            <text:p>883009</text:p>
          </table:table-cell>
          <table:table-cell office:value-type="float" office:value="-18.0053331710901" calcext:value-type="float">
            <text:p>-18.0053331711</text:p>
          </table:table-cell>
          <table:table-cell office:value-type="float" office:value="1.37480096670768" calcext:value-type="float">
            <text:p>1.3748009667</text:p>
          </table:table-cell>
          <table:table-cell office:value-type="float" office:value="0.587905971487909" calcext:value-type="float">
            <text:p>0.5879059715</text:p>
          </table:table-cell>
          <table:table-cell office:value-type="float" office:value="-0.15" calcext:value-type="float">
            <text:p>-0.15</text:p>
          </table:table-cell>
          <table:table-cell office:value-type="float" office:value="0.1" calcext:value-type="float">
            <text:p>0.1</text:p>
          </table:table-cell>
          <table:table-cell office:value-type="float" office:value="-0.13" calcext:value-type="float">
            <text:p>-0.13</text:p>
          </table:table-cell>
          <table:table-cell office:value-type="float" office:value="17.45" calcext:value-type="float">
            <text:p>17.45</text:p>
          </table:table-cell>
          <table:table-cell/>
          <table:table-cell table:formula="of:=DEGREES(ACOS(COS(RADIANS([.B437]))*COS(RADIANS([.C437]))))" office:value-type="float" office:value="18.0560091529256" calcext:value-type="float">
            <text:p>18.06</text:p>
          </table:table-cell>
          <table:table-cell table:formula="of:=TAN((ACOS(COS(RADIANS([.B437]))*COS(RADIANS([.C437])))))" office:value-type="float" office:value="0.326000786166173" calcext:value-type="float">
            <text:p>0.3260</text:p>
          </table:table-cell>
          <table:table-cell table:formula="of:=SQRT([.E437]^2+[.F437]^2)" office:value-type="float" office:value="0.180277563773199" calcext:value-type="float">
            <text:p>0.18</text:p>
          </table:table-cell>
          <table:table-cell table:formula="of:=DEGREES(ATAN2([.F437]; [.E437]))" office:value-type="float" office:value="-56.3099324740202" calcext:value-type="float">
            <text:p>-56.31</text:p>
          </table:table-cell>
          <table:table-cell table:style-name="ce9" table:formula="of:=SQRT([.T437])" office:value-type="float" office:value="4.8900117924926" calcext:value-type="float">
            <text:p>4.89</text:p>
          </table:table-cell>
          <table:table-cell table:style-name="ce8" table:formula="of:=DEGREES(ATAN( (-SIN (RADIANS ([.C437])) * COS(RADIANS([.B437]))) / (COS (RADIANS ([.C437])) * SIN(RADIANS([.B437]))) ))" office:value-type="float" office:value="4.22301074104856" calcext:value-type="float">
            <text:p>4.22</text:p>
          </table:table-cell>
          <table:table-cell table:style-name="ce11" table:formula="of:=SQRT([.U437]^2+[.V437]^2)" office:value-type="float" office:value="4.98116794790031" calcext:value-type="float">
            <text:p>4.98</text:p>
          </table:table-cell>
          <table:table-cell table:style-name="ce8" table:formula="of:=DEGREES(ATAN2([.V437];[.U437]))" office:value-type="float" office:value="87.5826783687016" calcext:value-type="float">
            <text:p>87.58</text:p>
          </table:table-cell>
          <table:table-cell table:style-name="ce8"/>
          <table:table-cell table:style-name="ce13" table:formula="of:=[.K437]*15" office:value-type="float" office:value="4.8900117924926" calcext:value-type="float">
            <text:p>4.89</text:p>
          </table:table-cell>
          <table:table-cell table:style-name="ce8" table:formula="of:=[.K437]^2*225" office:value-type="float" office:value="23.9122153307167" calcext:value-type="float">
            <text:p>23.91</text:p>
          </table:table-cell>
          <table:table-cell table:style-name="ce8" table:formula="of:=[.L437]*COS(RADIANS([.M437]))+[.N437]*COS(RADIANS([.O437]))" office:value-type="float" office:value="4.97673532914987" calcext:value-type="float">
            <text:p>4.98</text:p>
          </table:table-cell>
          <table:table-cell table:style-name="ce8" table:formula="of:=[.L437]*SIN(RADIANS([.M437]))+[.N437]*SIN(RADIANS([.O437]))" office:value-type="float" office:value="0.210094237857596" calcext:value-type="float">
            <text:p>0.21</text:p>
          </table:table-cell>
          <table:table-cell office:value-type="float" office:value="5.41680274587768" calcext:value-type="float">
            <text:p>5.42</text:p>
          </table:table-cell>
          <table:table-cell table:number-columns-repeated="1001"/>
        </table:table-row>
        <table:table-row table:style-name="ro1">
          <table:table-cell office:value-type="float" office:value="883259" calcext:value-type="float">
            <text:p>883259</text:p>
          </table:table-cell>
          <table:table-cell office:value-type="float" office:value="-17.9126884851881" calcext:value-type="float">
            <text:p>-17.9126884852</text:p>
          </table:table-cell>
          <table:table-cell office:value-type="float" office:value="1.3049789310304" calcext:value-type="float">
            <text:p>1.304978931</text:p>
          </table:table-cell>
          <table:table-cell office:value-type="float" office:value="0.592434760433597" calcext:value-type="float">
            <text:p>0.5924347604</text:p>
          </table:table-cell>
          <table:table-cell office:value-type="float" office:value="-0.14" calcext:value-type="float">
            <text:p>-0.14</text:p>
          </table:table-cell>
          <table:table-cell office:value-type="float" office:value="0.11" calcext:value-type="float">
            <text:p>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7.485" calcext:value-type="float">
            <text:p>17.485</text:p>
          </table:table-cell>
          <table:table-cell/>
          <table:table-cell table:formula="of:=DEGREES(ACOS(COS(RADIANS([.B438]))*COS(RADIANS([.C438]))))" office:value-type="float" office:value="17.9586059786818" calcext:value-type="float">
            <text:p>17.96</text:p>
          </table:table-cell>
          <table:table-cell table:formula="of:=TAN((ACOS(COS(RADIANS([.B438]))*COS(RADIANS([.C438])))))" office:value-type="float" office:value="0.324121149245151" calcext:value-type="float">
            <text:p>0.3241</text:p>
          </table:table-cell>
          <table:table-cell table:formula="of:=SQRT([.E438]^2+[.F438]^2)" office:value-type="float" office:value="0.178044938147649" calcext:value-type="float">
            <text:p>0.18</text:p>
          </table:table-cell>
          <table:table-cell table:formula="of:=DEGREES(ATAN2([.F438]; [.E438]))" office:value-type="float" office:value="-51.842773412631" calcext:value-type="float">
            <text:p>-51.84</text:p>
          </table:table-cell>
          <table:table-cell table:style-name="ce9" table:formula="of:=SQRT([.T438])" office:value-type="float" office:value="4.86181723867726" calcext:value-type="float">
            <text:p>4.86</text:p>
          </table:table-cell>
          <table:table-cell table:style-name="ce8" table:formula="of:=DEGREES(ATAN( (-SIN (RADIANS ([.C438])) * COS(RADIANS([.B438]))) / (COS (RADIANS ([.C438])) * SIN(RADIANS([.B438]))) ))" office:value-type="float" office:value="4.03126840555584" calcext:value-type="float">
            <text:p>4.03</text:p>
          </table:table-cell>
          <table:table-cell table:style-name="ce11" table:formula="of:=SQRT([.U438]^2+[.V438]^2)" office:value-type="float" office:value="4.96389152688764" calcext:value-type="float">
            <text:p>4.96</text:p>
          </table:table-cell>
          <table:table-cell table:style-name="ce8" table:formula="of:=DEGREES(ATAN2([.V438];[.U438]))" office:value-type="float" office:value="87.670194614549" calcext:value-type="float">
            <text:p>87.67</text:p>
          </table:table-cell>
          <table:table-cell table:style-name="ce8"/>
          <table:table-cell table:style-name="ce13" table:formula="of:=[.K438]*15" office:value-type="float" office:value="4.86181723867726" calcext:value-type="float">
            <text:p>4.86</text:p>
          </table:table-cell>
          <table:table-cell table:style-name="ce8" table:formula="of:=[.K438]^2*225" office:value-type="float" office:value="23.6372668622994" calcext:value-type="float">
            <text:p>23.64</text:p>
          </table:table-cell>
          <table:table-cell table:style-name="ce8" table:formula="of:=[.L438]*COS(RADIANS([.M438]))+[.N438]*COS(RADIANS([.O438]))" office:value-type="float" office:value="4.95978829113581" calcext:value-type="float">
            <text:p>4.96</text:p>
          </table:table-cell>
          <table:table-cell table:style-name="ce8" table:formula="of:=[.L438]*SIN(RADIANS([.M438]))+[.N438]*SIN(RADIANS([.O438]))" office:value-type="float" office:value="0.201789984436931" calcext:value-type="float">
            <text:p>0.20</text:p>
          </table:table-cell>
          <table:table-cell office:value-type="float" office:value="5.38758179360454" calcext:value-type="float">
            <text:p>5.39</text:p>
          </table:table-cell>
          <table:table-cell table:number-columns-repeated="1001"/>
        </table:table-row>
        <table:table-row table:style-name="ro1">
          <table:table-cell office:value-type="float" office:value="883259" calcext:value-type="float">
            <text:p>883259</text:p>
          </table:table-cell>
          <table:table-cell office:value-type="float" office:value="-17.9126884851881" calcext:value-type="float">
            <text:p>-17.9126884852</text:p>
          </table:table-cell>
          <table:table-cell office:value-type="float" office:value="1.3049789310304" calcext:value-type="float">
            <text:p>1.304978931</text:p>
          </table:table-cell>
          <table:table-cell office:value-type="float" office:value="0.592434760433597" calcext:value-type="float">
            <text:p>0.5924347604</text:p>
          </table:table-cell>
          <table:table-cell office:value-type="float" office:value="-0.14" calcext:value-type="float">
            <text:p>-0.14</text:p>
          </table:table-cell>
          <table:table-cell office:value-type="float" office:value="0.11" calcext:value-type="float">
            <text:p>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17.485" calcext:value-type="float">
            <text:p>17.485</text:p>
          </table:table-cell>
          <table:table-cell/>
          <table:table-cell table:formula="of:=DEGREES(ACOS(COS(RADIANS([.B439]))*COS(RADIANS([.C439]))))" office:value-type="float" office:value="17.9586059786818" calcext:value-type="float">
            <text:p>17.96</text:p>
          </table:table-cell>
          <table:table-cell table:formula="of:=TAN((ACOS(COS(RADIANS([.B439]))*COS(RADIANS([.C439])))))" office:value-type="float" office:value="0.324121149245151" calcext:value-type="float">
            <text:p>0.3241</text:p>
          </table:table-cell>
          <table:table-cell table:formula="of:=SQRT([.E439]^2+[.F439]^2)" office:value-type="float" office:value="0.178044938147649" calcext:value-type="float">
            <text:p>0.18</text:p>
          </table:table-cell>
          <table:table-cell table:formula="of:=DEGREES(ATAN2([.F439]; [.E439]))" office:value-type="float" office:value="-51.842773412631" calcext:value-type="float">
            <text:p>-51.84</text:p>
          </table:table-cell>
          <table:table-cell table:style-name="ce9" table:formula="of:=SQRT([.T439])" office:value-type="float" office:value="4.86181723867726" calcext:value-type="float">
            <text:p>4.86</text:p>
          </table:table-cell>
          <table:table-cell table:style-name="ce8" table:formula="of:=DEGREES(ATAN( (-SIN (RADIANS ([.C439])) * COS(RADIANS([.B439]))) / (COS (RADIANS ([.C439])) * SIN(RADIANS([.B439]))) ))" office:value-type="float" office:value="4.03126840555584" calcext:value-type="float">
            <text:p>4.03</text:p>
          </table:table-cell>
          <table:table-cell table:style-name="ce11" table:formula="of:=SQRT([.U439]^2+[.V439]^2)" office:value-type="float" office:value="4.96389152688764" calcext:value-type="float">
            <text:p>4.96</text:p>
          </table:table-cell>
          <table:table-cell table:style-name="ce8" table:formula="of:=DEGREES(ATAN2([.V439];[.U439]))" office:value-type="float" office:value="87.670194614549" calcext:value-type="float">
            <text:p>87.67</text:p>
          </table:table-cell>
          <table:table-cell table:style-name="ce8"/>
          <table:table-cell table:style-name="ce13" table:formula="of:=[.K439]*15" office:value-type="float" office:value="4.86181723867726" calcext:value-type="float">
            <text:p>4.86</text:p>
          </table:table-cell>
          <table:table-cell table:style-name="ce8" table:formula="of:=[.K439]^2*225" office:value-type="float" office:value="23.6372668622994" calcext:value-type="float">
            <text:p>23.64</text:p>
          </table:table-cell>
          <table:table-cell table:style-name="ce8" table:formula="of:=[.L439]*COS(RADIANS([.M439]))+[.N439]*COS(RADIANS([.O439]))" office:value-type="float" office:value="4.95978829113581" calcext:value-type="float">
            <text:p>4.96</text:p>
          </table:table-cell>
          <table:table-cell table:style-name="ce8" table:formula="of:=[.L439]*SIN(RADIANS([.M439]))+[.N439]*SIN(RADIANS([.O439]))" office:value-type="float" office:value="0.201789984436931" calcext:value-type="float">
            <text:p>0.20</text:p>
          </table:table-cell>
          <table:table-cell office:value-type="float" office:value="5.38758179360454" calcext:value-type="float">
            <text:p>5.39</text:p>
          </table:table-cell>
          <table:table-cell table:number-columns-repeated="1001"/>
        </table:table-row>
        <table:table-row table:style-name="ro1">
          <table:table-cell office:value-type="float" office:value="883509" calcext:value-type="float">
            <text:p>883509</text:p>
          </table:table-cell>
          <table:table-cell office:value-type="float" office:value="-17.9062066356657" calcext:value-type="float">
            <text:p>-17.9062066357</text:p>
          </table:table-cell>
          <table:table-cell office:value-type="float" office:value="1.2377518336292" calcext:value-type="float">
            <text:p>1.2377518336</text:p>
          </table:table-cell>
          <table:table-cell office:value-type="float" office:value="0.596028133628112" calcext:value-type="float">
            <text:p>0.5960281336</text:p>
          </table:table-cell>
          <table:table-cell office:value-type="float" office:value="-0.14" calcext:value-type="float">
            <text:p>-0.14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7.521" calcext:value-type="float">
            <text:p>17.521</text:p>
          </table:table-cell>
          <table:table-cell/>
          <table:table-cell table:formula="of:=DEGREES(ACOS(COS(RADIANS([.B440]))*COS(RADIANS([.C440]))))" office:value-type="float" office:value="17.9475362786873" calcext:value-type="float">
            <text:p>17.95</text:p>
          </table:table-cell>
          <table:table-cell table:formula="of:=TAN((ACOS(COS(RADIANS([.B440]))*COS(RADIANS([.C440])))))" office:value-type="float" office:value="0.323907663081051" calcext:value-type="float">
            <text:p>0.3239</text:p>
          </table:table-cell>
          <table:table-cell table:formula="of:=SQRT([.E440]^2+[.F440]^2)" office:value-type="float" office:value="0.184390889145858" calcext:value-type="float">
            <text:p>0.18</text:p>
          </table:table-cell>
          <table:table-cell table:formula="of:=DEGREES(ATAN2([.F440]; [.E440]))" office:value-type="float" office:value="-49.3987053549955" calcext:value-type="float">
            <text:p>-49.40</text:p>
          </table:table-cell>
          <table:table-cell table:style-name="ce9" table:formula="of:=SQRT([.T440])" office:value-type="float" office:value="4.85861494621577" calcext:value-type="float">
            <text:p>4.86</text:p>
          </table:table-cell>
          <table:table-cell table:style-name="ce8" table:formula="of:=DEGREES(ATAN( (-SIN (RADIANS ([.C440])) * COS(RADIANS([.B440]))) / (COS (RADIANS ([.C440])) * SIN(RADIANS([.B440]))) ))" office:value-type="float" office:value="3.82563527192665" calcext:value-type="float">
            <text:p>3.83</text:p>
          </table:table-cell>
          <table:table-cell table:style-name="ce11" table:formula="of:=SQRT([.U440]^2+[.V440]^2)" office:value-type="float" office:value="4.97120119319536" calcext:value-type="float">
            <text:p>4.97</text:p>
          </table:table-cell>
          <table:table-cell table:style-name="ce8" table:formula="of:=DEGREES(ATAN2([.V440];[.U440]))" office:value-type="float" office:value="87.8768739284368" calcext:value-type="float">
            <text:p>87.88</text:p>
          </table:table-cell>
          <table:table-cell table:style-name="ce8"/>
          <table:table-cell table:style-name="ce13" table:formula="of:=[.K440]*15" office:value-type="float" office:value="4.85861494621577" calcext:value-type="float">
            <text:p>4.86</text:p>
          </table:table-cell>
          <table:table-cell table:style-name="ce8" table:formula="of:=[.K440]^2*225" office:value-type="float" office:value="23.6061391955913" calcext:value-type="float">
            <text:p>23.61</text:p>
          </table:table-cell>
          <table:table-cell table:style-name="ce8" table:formula="of:=[.L440]*COS(RADIANS([.M440]))+[.N440]*COS(RADIANS([.O440]))" office:value-type="float" office:value="4.96778857304119" calcext:value-type="float">
            <text:p>4.97</text:p>
          </table:table-cell>
          <table:table-cell table:style-name="ce8" table:formula="of:=[.L440]*SIN(RADIANS([.M440]))+[.N440]*SIN(RADIANS([.O440]))" office:value-type="float" office:value="0.184168392479271" calcext:value-type="float">
            <text:p>0.18</text:p>
          </table:table-cell>
          <table:table-cell office:value-type="float" office:value="5.38426088360618" calcext:value-type="float">
            <text:p>5.38</text:p>
          </table:table-cell>
          <table:table-cell table:number-columns-repeated="1001"/>
        </table:table-row>
        <table:table-row table:style-name="ro1">
          <table:table-cell office:value-type="float" office:value="883509" calcext:value-type="float">
            <text:p>883509</text:p>
          </table:table-cell>
          <table:table-cell office:value-type="float" office:value="-17.9062066356657" calcext:value-type="float">
            <text:p>-17.9062066357</text:p>
          </table:table-cell>
          <table:table-cell office:value-type="float" office:value="1.2377518336292" calcext:value-type="float">
            <text:p>1.2377518336</text:p>
          </table:table-cell>
          <table:table-cell office:value-type="float" office:value="0.596028133628112" calcext:value-type="float">
            <text:p>0.5960281336</text:p>
          </table:table-cell>
          <table:table-cell office:value-type="float" office:value="-0.14" calcext:value-type="float">
            <text:p>-0.14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7.521" calcext:value-type="float">
            <text:p>17.521</text:p>
          </table:table-cell>
          <table:table-cell/>
          <table:table-cell table:formula="of:=DEGREES(ACOS(COS(RADIANS([.B441]))*COS(RADIANS([.C441]))))" office:value-type="float" office:value="17.9475362786873" calcext:value-type="float">
            <text:p>17.95</text:p>
          </table:table-cell>
          <table:table-cell table:formula="of:=TAN((ACOS(COS(RADIANS([.B441]))*COS(RADIANS([.C441])))))" office:value-type="float" office:value="0.323907663081051" calcext:value-type="float">
            <text:p>0.3239</text:p>
          </table:table-cell>
          <table:table-cell table:formula="of:=SQRT([.E441]^2+[.F441]^2)" office:value-type="float" office:value="0.184390889145858" calcext:value-type="float">
            <text:p>0.18</text:p>
          </table:table-cell>
          <table:table-cell table:formula="of:=DEGREES(ATAN2([.F441]; [.E441]))" office:value-type="float" office:value="-49.3987053549955" calcext:value-type="float">
            <text:p>-49.40</text:p>
          </table:table-cell>
          <table:table-cell table:style-name="ce9" table:formula="of:=SQRT([.T441])" office:value-type="float" office:value="4.85861494621577" calcext:value-type="float">
            <text:p>4.86</text:p>
          </table:table-cell>
          <table:table-cell table:style-name="ce8" table:formula="of:=DEGREES(ATAN( (-SIN (RADIANS ([.C441])) * COS(RADIANS([.B441]))) / (COS (RADIANS ([.C441])) * SIN(RADIANS([.B441]))) ))" office:value-type="float" office:value="3.82563527192665" calcext:value-type="float">
            <text:p>3.83</text:p>
          </table:table-cell>
          <table:table-cell table:style-name="ce11" table:formula="of:=SQRT([.U441]^2+[.V441]^2)" office:value-type="float" office:value="4.97120119319536" calcext:value-type="float">
            <text:p>4.97</text:p>
          </table:table-cell>
          <table:table-cell table:style-name="ce8" table:formula="of:=DEGREES(ATAN2([.V441];[.U441]))" office:value-type="float" office:value="87.8768739284368" calcext:value-type="float">
            <text:p>87.88</text:p>
          </table:table-cell>
          <table:table-cell table:style-name="ce8"/>
          <table:table-cell table:style-name="ce13" table:formula="of:=[.K441]*15" office:value-type="float" office:value="4.85861494621577" calcext:value-type="float">
            <text:p>4.86</text:p>
          </table:table-cell>
          <table:table-cell table:style-name="ce8" table:formula="of:=[.K441]^2*225" office:value-type="float" office:value="23.6061391955913" calcext:value-type="float">
            <text:p>23.61</text:p>
          </table:table-cell>
          <table:table-cell table:style-name="ce8" table:formula="of:=[.L441]*COS(RADIANS([.M441]))+[.N441]*COS(RADIANS([.O441]))" office:value-type="float" office:value="4.96778857304119" calcext:value-type="float">
            <text:p>4.97</text:p>
          </table:table-cell>
          <table:table-cell table:style-name="ce8" table:formula="of:=[.L441]*SIN(RADIANS([.M441]))+[.N441]*SIN(RADIANS([.O441]))" office:value-type="float" office:value="0.184168392479271" calcext:value-type="float">
            <text:p>0.18</text:p>
          </table:table-cell>
          <table:table-cell office:value-type="float" office:value="5.38426088360618" calcext:value-type="float">
            <text:p>5.38</text:p>
          </table:table-cell>
          <table:table-cell table:number-columns-repeated="1001"/>
        </table:table-row>
        <table:table-row table:style-name="ro1">
          <table:table-cell office:value-type="float" office:value="883759" calcext:value-type="float">
            <text:p>883759</text:p>
          </table:table-cell>
          <table:table-cell office:value-type="float" office:value="-15.4044620219464" calcext:value-type="float">
            <text:p>-15.4044620219</text:p>
          </table:table-cell>
          <table:table-cell office:value-type="float" office:value="1.17043508999514" calcext:value-type="float">
            <text:p>1.17043509</text:p>
          </table:table-cell>
          <table:table-cell office:value-type="float" office:value="0.649552804337211" calcext:value-type="float">
            <text:p>0.6495528043</text:p>
          </table:table-cell>
          <table:table-cell office:value-type="float" office:value="0.44" calcext:value-type="float">
            <text:p>0.44</text:p>
          </table:table-cell>
          <table:table-cell office:value-type="float" office:value="0.16" calcext:value-type="float">
            <text:p>0.16</text:p>
          </table:table-cell>
          <table:table-cell office:value-type="float" office:value="-0.14" calcext:value-type="float">
            <text:p>-0.14</text:p>
          </table:table-cell>
          <table:table-cell office:value-type="float" office:value="17.557" calcext:value-type="float">
            <text:p>17.557</text:p>
          </table:table-cell>
          <table:table-cell/>
          <table:table-cell table:formula="of:=DEGREES(ACOS(COS(RADIANS([.B442]))*COS(RADIANS([.C442]))))" office:value-type="float" office:value="15.4477894618681" calcext:value-type="float">
            <text:p>15.45</text:p>
          </table:table-cell>
          <table:table-cell table:formula="of:=TAN((ACOS(COS(RADIANS([.B442]))*COS(RADIANS([.C442])))))" office:value-type="float" office:value="0.276343463009256" calcext:value-type="float">
            <text:p>0.2763</text:p>
          </table:table-cell>
          <table:table-cell table:formula="of:=SQRT([.E442]^2+[.F442]^2)" office:value-type="float" office:value="0.468187996428785" calcext:value-type="float">
            <text:p>0.47</text:p>
          </table:table-cell>
          <table:table-cell table:formula="of:=DEGREES(ATAN2([.F442]; [.E442]))" office:value-type="float" office:value="70.0168934781" calcext:value-type="float">
            <text:p>70.02</text:p>
          </table:table-cell>
          <table:table-cell table:style-name="ce9" table:formula="of:=SQRT([.T442])" office:value-type="float" office:value="4.14515194513884" calcext:value-type="float">
            <text:p>4.15</text:p>
          </table:table-cell>
          <table:table-cell table:style-name="ce8" table:formula="of:=DEGREES(ATAN( (-SIN (RADIANS ([.C442])) * COS(RADIANS([.B442]))) / (COS (RADIANS ([.C442])) * SIN(RADIANS([.B442]))) ))" office:value-type="float" office:value="4.24077553198143" calcext:value-type="float">
            <text:p>4.24</text:p>
          </table:table-cell>
          <table:table-cell table:style-name="ce11" table:formula="of:=SQRT([.U442]^2+[.V442]^2)" office:value-type="float" office:value="4.35821568598975" calcext:value-type="float">
            <text:p>4.36</text:p>
          </table:table-cell>
          <table:table-cell table:style-name="ce8" table:formula="of:=DEGREES(ATAN2([.V442];[.U442]))" office:value-type="float" office:value="80.1370802804774" calcext:value-type="float">
            <text:p>80.14</text:p>
          </table:table-cell>
          <table:table-cell table:style-name="ce8"/>
          <table:table-cell table:style-name="ce13" table:formula="of:=[.K442]*15" office:value-type="float" office:value="4.14515194513884" calcext:value-type="float">
            <text:p>4.15</text:p>
          </table:table-cell>
          <table:table-cell table:style-name="ce8" table:formula="of:=[.K442]^2*225" office:value-type="float" office:value="17.1822846482883" calcext:value-type="float">
            <text:p>17.18</text:p>
          </table:table-cell>
          <table:table-cell table:style-name="ce8" table:formula="of:=[.L442]*COS(RADIANS([.M442]))+[.N442]*COS(RADIANS([.O442]))" office:value-type="float" office:value="4.29380294790702" calcext:value-type="float">
            <text:p>4.29</text:p>
          </table:table-cell>
          <table:table-cell table:style-name="ce8" table:formula="of:=[.L442]*SIN(RADIANS([.M442]))+[.N442]*SIN(RADIANS([.O442]))" office:value-type="float" office:value="0.746525424987033" calcext:value-type="float">
            <text:p>0.75</text:p>
          </table:table-cell>
          <table:table-cell office:value-type="float" office:value="4.63433683856042" calcext:value-type="float">
            <text:p>4.63</text:p>
          </table:table-cell>
          <table:table-cell table:number-columns-repeated="1001"/>
        </table:table-row>
        <table:table-row table:style-name="ro1">
          <table:table-cell office:value-type="float" office:value="883759" calcext:value-type="float">
            <text:p>883759</text:p>
          </table:table-cell>
          <table:table-cell office:value-type="float" office:value="-15.4044620219464" calcext:value-type="float">
            <text:p>-15.4044620219</text:p>
          </table:table-cell>
          <table:table-cell office:value-type="float" office:value="1.17043508999514" calcext:value-type="float">
            <text:p>1.17043509</text:p>
          </table:table-cell>
          <table:table-cell office:value-type="float" office:value="0.649552804337211" calcext:value-type="float">
            <text:p>0.6495528043</text:p>
          </table:table-cell>
          <table:table-cell office:value-type="float" office:value="0.44" calcext:value-type="float">
            <text:p>0.44</text:p>
          </table:table-cell>
          <table:table-cell office:value-type="float" office:value="0.16" calcext:value-type="float">
            <text:p>0.16</text:p>
          </table:table-cell>
          <table:table-cell office:value-type="float" office:value="-0.14" calcext:value-type="float">
            <text:p>-0.14</text:p>
          </table:table-cell>
          <table:table-cell office:value-type="float" office:value="17.557" calcext:value-type="float">
            <text:p>17.557</text:p>
          </table:table-cell>
          <table:table-cell/>
          <table:table-cell table:formula="of:=DEGREES(ACOS(COS(RADIANS([.B443]))*COS(RADIANS([.C443]))))" office:value-type="float" office:value="15.4477894618681" calcext:value-type="float">
            <text:p>15.45</text:p>
          </table:table-cell>
          <table:table-cell table:formula="of:=TAN((ACOS(COS(RADIANS([.B443]))*COS(RADIANS([.C443])))))" office:value-type="float" office:value="0.276343463009256" calcext:value-type="float">
            <text:p>0.2763</text:p>
          </table:table-cell>
          <table:table-cell table:formula="of:=SQRT([.E443]^2+[.F443]^2)" office:value-type="float" office:value="0.468187996428785" calcext:value-type="float">
            <text:p>0.47</text:p>
          </table:table-cell>
          <table:table-cell table:formula="of:=DEGREES(ATAN2([.F443]; [.E443]))" office:value-type="float" office:value="70.0168934781" calcext:value-type="float">
            <text:p>70.02</text:p>
          </table:table-cell>
          <table:table-cell table:style-name="ce9" table:formula="of:=SQRT([.T443])" office:value-type="float" office:value="4.14515194513884" calcext:value-type="float">
            <text:p>4.15</text:p>
          </table:table-cell>
          <table:table-cell table:style-name="ce8" table:formula="of:=DEGREES(ATAN( (-SIN (RADIANS ([.C443])) * COS(RADIANS([.B443]))) / (COS (RADIANS ([.C443])) * SIN(RADIANS([.B443]))) ))" office:value-type="float" office:value="4.24077553198143" calcext:value-type="float">
            <text:p>4.24</text:p>
          </table:table-cell>
          <table:table-cell table:style-name="ce11" table:formula="of:=SQRT([.U443]^2+[.V443]^2)" office:value-type="float" office:value="4.35821568598975" calcext:value-type="float">
            <text:p>4.36</text:p>
          </table:table-cell>
          <table:table-cell table:style-name="ce8" table:formula="of:=DEGREES(ATAN2([.V443];[.U443]))" office:value-type="float" office:value="80.1370802804774" calcext:value-type="float">
            <text:p>80.14</text:p>
          </table:table-cell>
          <table:table-cell table:style-name="ce8"/>
          <table:table-cell table:style-name="ce13" table:formula="of:=[.K443]*15" office:value-type="float" office:value="4.14515194513884" calcext:value-type="float">
            <text:p>4.15</text:p>
          </table:table-cell>
          <table:table-cell table:style-name="ce8" table:formula="of:=[.K443]^2*225" office:value-type="float" office:value="17.1822846482883" calcext:value-type="float">
            <text:p>17.18</text:p>
          </table:table-cell>
          <table:table-cell table:style-name="ce8" table:formula="of:=[.L443]*COS(RADIANS([.M443]))+[.N443]*COS(RADIANS([.O443]))" office:value-type="float" office:value="4.29380294790702" calcext:value-type="float">
            <text:p>4.29</text:p>
          </table:table-cell>
          <table:table-cell table:style-name="ce8" table:formula="of:=[.L443]*SIN(RADIANS([.M443]))+[.N443]*SIN(RADIANS([.O443]))" office:value-type="float" office:value="0.746525424987033" calcext:value-type="float">
            <text:p>0.75</text:p>
          </table:table-cell>
          <table:table-cell office:value-type="float" office:value="4.63433683856042" calcext:value-type="float">
            <text:p>4.63</text:p>
          </table:table-cell>
          <table:table-cell table:number-columns-repeated="1001"/>
        </table:table-row>
        <table:table-row table:style-name="ro1">
          <table:table-cell office:value-type="float" office:value="884010" calcext:value-type="float">
            <text:p>884010</text:p>
          </table:table-cell>
          <table:table-cell office:value-type="float" office:value="-4.4134663241949" calcext:value-type="float">
            <text:p>-4.4134663242</text:p>
          </table:table-cell>
          <table:table-cell office:value-type="float" office:value="0.664652698405669" calcext:value-type="float">
            <text:p>0.6646526984</text:p>
          </table:table-cell>
          <table:table-cell office:value-type="float" office:value="0.734392611730349" calcext:value-type="float">
            <text:p>0.7343926117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  <table:table-cell office:value-type="float" office:value="-0.15" calcext:value-type="float">
            <text:p>-0.15</text:p>
          </table:table-cell>
          <table:table-cell office:value-type="float" office:value="17.597" calcext:value-type="float">
            <text:p>17.597</text:p>
          </table:table-cell>
          <table:table-cell/>
          <table:table-cell table:formula="of:=DEGREES(ACOS(COS(RADIANS([.B444]))*COS(RADIANS([.C444]))))" office:value-type="float" office:value="4.46313500913452" calcext:value-type="float">
            <text:p>4.46</text:p>
          </table:table-cell>
          <table:table-cell table:formula="of:=TAN((ACOS(COS(RADIANS([.B444]))*COS(RADIANS([.C444])))))" office:value-type="float" office:value="0.0780543387585052" calcext:value-type="float">
            <text:p>0.0781</text:p>
          </table:table-cell>
          <table:table-cell table:formula="of:=SQRT([.E444]^2+[.F444]^2)" office:value-type="float" office:value="0.781024967590665" calcext:value-type="float">
            <text:p>0.78</text:p>
          </table:table-cell>
          <table:table-cell table:formula="of:=DEGREES(ATAN2([.F444]; [.E444]))" office:value-type="float" office:value="76.6754687381092" calcext:value-type="float">
            <text:p>76.68</text:p>
          </table:table-cell>
          <table:table-cell table:style-name="ce9" table:formula="of:=SQRT([.T444])" office:value-type="float" office:value="1.17081508137758" calcext:value-type="float">
            <text:p>1.17</text:p>
          </table:table-cell>
          <table:table-cell table:style-name="ce8" table:formula="of:=DEGREES(ATAN( (-SIN (RADIANS ([.C444])) * COS(RADIANS([.B444]))) / (COS (RADIANS ([.C444])) * SIN(RADIANS([.B444]))) ))" office:value-type="float" office:value="8.54787197124019" calcext:value-type="float">
            <text:p>8.55</text:p>
          </table:table-cell>
          <table:table-cell table:style-name="ce11" table:formula="of:=SQRT([.U444]^2+[.V444]^2)" office:value-type="float" office:value="1.6316057521158" calcext:value-type="float">
            <text:p>1.63</text:p>
          </table:table-cell>
          <table:table-cell table:style-name="ce8" table:formula="of:=DEGREES(ATAN2([.V444];[.U444]))" office:value-type="float" office:value="55.0782279331947" calcext:value-type="float">
            <text:p>55.08</text:p>
          </table:table-cell>
          <table:table-cell table:style-name="ce8"/>
          <table:table-cell table:style-name="ce13" table:formula="of:=[.K444]*15" office:value-type="float" office:value="1.17081508137758" calcext:value-type="float">
            <text:p>1.17</text:p>
          </table:table-cell>
          <table:table-cell table:style-name="ce8" table:formula="of:=[.K444]^2*225" office:value-type="float" office:value="1.37080795478118" calcext:value-type="float">
            <text:p>1.37</text:p>
          </table:table-cell>
          <table:table-cell table:style-name="ce8" table:formula="of:=[.L444]*COS(RADIANS([.M444]))+[.N444]*COS(RADIANS([.O444]))" office:value-type="float" office:value="1.33780969077794" calcext:value-type="float">
            <text:p>1.34</text:p>
          </table:table-cell>
          <table:table-cell table:style-name="ce8" table:formula="of:=[.L444]*SIN(RADIANS([.M444]))+[.N444]*SIN(RADIANS([.O444]))" office:value-type="float" office:value="0.934024925576395" calcext:value-type="float">
            <text:p>0.93</text:p>
          </table:table-cell>
          <table:table-cell office:value-type="float" office:value="1.33894050274036" calcext:value-type="float">
            <text:p>1.34</text:p>
          </table:table-cell>
          <table:table-cell table:number-columns-repeated="1001"/>
        </table:table-row>
        <table:table-row table:style-name="ro1">
          <table:table-cell office:value-type="float" office:value="884010" calcext:value-type="float">
            <text:p>884010</text:p>
          </table:table-cell>
          <table:table-cell office:value-type="float" office:value="-4.4134663241949" calcext:value-type="float">
            <text:p>-4.4134663242</text:p>
          </table:table-cell>
          <table:table-cell office:value-type="float" office:value="0.664652698405669" calcext:value-type="float">
            <text:p>0.6646526984</text:p>
          </table:table-cell>
          <table:table-cell office:value-type="float" office:value="0.734392611730349" calcext:value-type="float">
            <text:p>0.7343926117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  <table:table-cell office:value-type="float" office:value="-0.15" calcext:value-type="float">
            <text:p>-0.15</text:p>
          </table:table-cell>
          <table:table-cell office:value-type="float" office:value="17.597" calcext:value-type="float">
            <text:p>17.597</text:p>
          </table:table-cell>
          <table:table-cell/>
          <table:table-cell table:formula="of:=DEGREES(ACOS(COS(RADIANS([.B445]))*COS(RADIANS([.C445]))))" office:value-type="float" office:value="4.46313500913452" calcext:value-type="float">
            <text:p>4.46</text:p>
          </table:table-cell>
          <table:table-cell table:formula="of:=TAN((ACOS(COS(RADIANS([.B445]))*COS(RADIANS([.C445])))))" office:value-type="float" office:value="0.0780543387585052" calcext:value-type="float">
            <text:p>0.0781</text:p>
          </table:table-cell>
          <table:table-cell table:formula="of:=SQRT([.E445]^2+[.F445]^2)" office:value-type="float" office:value="0.781024967590665" calcext:value-type="float">
            <text:p>0.78</text:p>
          </table:table-cell>
          <table:table-cell table:formula="of:=DEGREES(ATAN2([.F445]; [.E445]))" office:value-type="float" office:value="76.6754687381092" calcext:value-type="float">
            <text:p>76.68</text:p>
          </table:table-cell>
          <table:table-cell table:style-name="ce9" table:formula="of:=SQRT([.T445])" office:value-type="float" office:value="1.17081508137758" calcext:value-type="float">
            <text:p>1.17</text:p>
          </table:table-cell>
          <table:table-cell table:style-name="ce8" table:formula="of:=DEGREES(ATAN( (-SIN (RADIANS ([.C445])) * COS(RADIANS([.B445]))) / (COS (RADIANS ([.C445])) * SIN(RADIANS([.B445]))) ))" office:value-type="float" office:value="8.54787197124019" calcext:value-type="float">
            <text:p>8.55</text:p>
          </table:table-cell>
          <table:table-cell table:style-name="ce11" table:formula="of:=SQRT([.U445]^2+[.V445]^2)" office:value-type="float" office:value="1.6316057521158" calcext:value-type="float">
            <text:p>1.63</text:p>
          </table:table-cell>
          <table:table-cell table:style-name="ce8" table:formula="of:=DEGREES(ATAN2([.V445];[.U445]))" office:value-type="float" office:value="55.0782279331947" calcext:value-type="float">
            <text:p>55.08</text:p>
          </table:table-cell>
          <table:table-cell table:style-name="ce8"/>
          <table:table-cell table:style-name="ce13" table:formula="of:=[.K445]*15" office:value-type="float" office:value="1.17081508137758" calcext:value-type="float">
            <text:p>1.17</text:p>
          </table:table-cell>
          <table:table-cell table:style-name="ce8" table:formula="of:=[.K445]^2*225" office:value-type="float" office:value="1.37080795478118" calcext:value-type="float">
            <text:p>1.37</text:p>
          </table:table-cell>
          <table:table-cell table:style-name="ce8" table:formula="of:=[.L445]*COS(RADIANS([.M445]))+[.N445]*COS(RADIANS([.O445]))" office:value-type="float" office:value="1.33780969077794" calcext:value-type="float">
            <text:p>1.34</text:p>
          </table:table-cell>
          <table:table-cell table:style-name="ce8" table:formula="of:=[.L445]*SIN(RADIANS([.M445]))+[.N445]*SIN(RADIANS([.O445]))" office:value-type="float" office:value="0.934024925576395" calcext:value-type="float">
            <text:p>0.93</text:p>
          </table:table-cell>
          <table:table-cell office:value-type="float" office:value="1.33894050274036" calcext:value-type="float">
            <text:p>1.34</text:p>
          </table:table-cell>
          <table:table-cell table:number-columns-repeated="1001"/>
        </table:table-row>
        <table:table-row table:style-name="ro1">
          <table:table-cell office:value-type="float" office:value="884260" calcext:value-type="float">
            <text:p>884260</text:p>
          </table:table-cell>
          <table:table-cell office:value-type="float" office:value="1.1509450384768" calcext:value-type="float">
            <text:p>1.1509450385</text:p>
          </table:table-cell>
          <table:table-cell office:value-type="float" office:value="0.512059442158415" calcext:value-type="float">
            <text:p>0.5120594422</text:p>
          </table:table-cell>
          <table:table-cell office:value-type="float" office:value="0.612525281629514" calcext:value-type="float">
            <text:p>0.6125252816</text:p>
          </table:table-cell>
          <table:table-cell office:value-type="float" office:value="0.66" calcext:value-type="float">
            <text:p>0.66</text:p>
          </table:table-cell>
          <table:table-cell office:value-type="float" office:value="0.17" calcext:value-type="float">
            <text:p>0.17</text:p>
          </table:table-cell>
          <table:table-cell office:value-type="float" office:value="-0.15" calcext:value-type="float">
            <text:p>-0.15</text:p>
          </table:table-cell>
          <table:table-cell office:value-type="float" office:value="17.637" calcext:value-type="float">
            <text:p>17.637</text:p>
          </table:table-cell>
          <table:table-cell/>
          <table:table-cell table:formula="of:=DEGREES(ACOS(COS(RADIANS([.B446]))*COS(RADIANS([.C446]))))" office:value-type="float" office:value="1.2596999978374" calcext:value-type="float">
            <text:p>1.26</text:p>
          </table:table-cell>
          <table:table-cell table:formula="of:=TAN((ACOS(COS(RADIANS([.B446]))*COS(RADIANS([.C446])))))" office:value-type="float" office:value="0.0219894557540883" calcext:value-type="float">
            <text:p>0.0220</text:p>
          </table:table-cell>
          <table:table-cell table:formula="of:=SQRT([.E446]^2+[.F446]^2)" office:value-type="float" office:value="0.68154236845555" calcext:value-type="float">
            <text:p>0.68</text:p>
          </table:table-cell>
          <table:table-cell table:formula="of:=DEGREES(ATAN2([.F446]; [.E446]))" office:value-type="float" office:value="75.5559642755078" calcext:value-type="float">
            <text:p>75.56</text:p>
          </table:table-cell>
          <table:table-cell table:style-name="ce9" table:formula="of:=SQRT([.T446])" office:value-type="float" office:value="0.329841836311325" calcext:value-type="float">
            <text:p>0.33</text:p>
          </table:table-cell>
          <table:table-cell table:style-name="ce8" table:formula="of:=DEGREES(ATAN( (-SIN (RADIANS ([.C446])) * COS(RADIANS([.B446]))) / (COS (RADIANS ([.C446])) * SIN(RADIANS([.B446]))) ))" office:value-type="float" office:value="-23.9821514940453" calcext:value-type="float">
            <text:p>-23.98</text:p>
          </table:table-cell>
          <table:table-cell table:style-name="ce11" table:formula="of:=SQRT([.U446]^2+[.V446]^2)" office:value-type="float" office:value="0.706254107324254" calcext:value-type="float">
            <text:p>0.71</text:p>
          </table:table-cell>
          <table:table-cell table:style-name="ce8" table:formula="of:=DEGREES(ATAN2([.V446];[.U446]))" office:value-type="float" office:value="41.8681599958282" calcext:value-type="float">
            <text:p>41.87</text:p>
          </table:table-cell>
          <table:table-cell table:style-name="ce8"/>
          <table:table-cell table:style-name="ce13" table:formula="of:=[.K446]*15" office:value-type="float" office:value="0.329841836311325" calcext:value-type="float">
            <text:p>0.33</text:p>
          </table:table-cell>
          <table:table-cell table:style-name="ce8" table:formula="of:=[.K446]^2*225" office:value-type="float" office:value="0.108795636981227" calcext:value-type="float">
            <text:p>0.11</text:p>
          </table:table-cell>
          <table:table-cell table:style-name="ce8" table:formula="of:=[.L446]*COS(RADIANS([.M446]))+[.N446]*COS(RADIANS([.O446]))" office:value-type="float" office:value="0.471367289174191" calcext:value-type="float">
            <text:p>0.47</text:p>
          </table:table-cell>
          <table:table-cell table:style-name="ce8" table:formula="of:=[.L446]*SIN(RADIANS([.M446]))+[.N446]*SIN(RADIANS([.O446]))" office:value-type="float" office:value="0.525935112736308" calcext:value-type="float">
            <text:p>0.53</text:p>
          </table:table-cell>
          <table:table-cell office:value-type="float" office:value="0.377909999351221" calcext:value-type="float">
            <text:p>0.38</text:p>
          </table:table-cell>
          <table:table-cell table:number-columns-repeated="1001"/>
        </table:table-row>
        <table:table-row table:style-name="ro1">
          <table:table-cell office:value-type="float" office:value="884260" calcext:value-type="float">
            <text:p>884260</text:p>
          </table:table-cell>
          <table:table-cell office:value-type="float" office:value="1.1509450384768" calcext:value-type="float">
            <text:p>1.1509450385</text:p>
          </table:table-cell>
          <table:table-cell office:value-type="float" office:value="0.512059442158415" calcext:value-type="float">
            <text:p>0.5120594422</text:p>
          </table:table-cell>
          <table:table-cell office:value-type="float" office:value="0.612525281629514" calcext:value-type="float">
            <text:p>0.6125252816</text:p>
          </table:table-cell>
          <table:table-cell office:value-type="float" office:value="0.66" calcext:value-type="float">
            <text:p>0.66</text:p>
          </table:table-cell>
          <table:table-cell office:value-type="float" office:value="0.17" calcext:value-type="float">
            <text:p>0.17</text:p>
          </table:table-cell>
          <table:table-cell office:value-type="float" office:value="-0.15" calcext:value-type="float">
            <text:p>-0.15</text:p>
          </table:table-cell>
          <table:table-cell office:value-type="float" office:value="17.637" calcext:value-type="float">
            <text:p>17.637</text:p>
          </table:table-cell>
          <table:table-cell/>
          <table:table-cell table:formula="of:=DEGREES(ACOS(COS(RADIANS([.B447]))*COS(RADIANS([.C447]))))" office:value-type="float" office:value="1.2596999978374" calcext:value-type="float">
            <text:p>1.26</text:p>
          </table:table-cell>
          <table:table-cell table:formula="of:=TAN((ACOS(COS(RADIANS([.B447]))*COS(RADIANS([.C447])))))" office:value-type="float" office:value="0.0219894557540883" calcext:value-type="float">
            <text:p>0.0220</text:p>
          </table:table-cell>
          <table:table-cell table:formula="of:=SQRT([.E447]^2+[.F447]^2)" office:value-type="float" office:value="0.68154236845555" calcext:value-type="float">
            <text:p>0.68</text:p>
          </table:table-cell>
          <table:table-cell table:formula="of:=DEGREES(ATAN2([.F447]; [.E447]))" office:value-type="float" office:value="75.5559642755078" calcext:value-type="float">
            <text:p>75.56</text:p>
          </table:table-cell>
          <table:table-cell table:style-name="ce9" table:formula="of:=SQRT([.T447])" office:value-type="float" office:value="0.329841836311325" calcext:value-type="float">
            <text:p>0.33</text:p>
          </table:table-cell>
          <table:table-cell table:style-name="ce8" table:formula="of:=DEGREES(ATAN( (-SIN (RADIANS ([.C447])) * COS(RADIANS([.B447]))) / (COS (RADIANS ([.C447])) * SIN(RADIANS([.B447]))) ))" office:value-type="float" office:value="-23.9821514940453" calcext:value-type="float">
            <text:p>-23.98</text:p>
          </table:table-cell>
          <table:table-cell table:style-name="ce11" table:formula="of:=SQRT([.U447]^2+[.V447]^2)" office:value-type="float" office:value="0.706254107324254" calcext:value-type="float">
            <text:p>0.71</text:p>
          </table:table-cell>
          <table:table-cell table:style-name="ce8" table:formula="of:=DEGREES(ATAN2([.V447];[.U447]))" office:value-type="float" office:value="41.8681599958282" calcext:value-type="float">
            <text:p>41.87</text:p>
          </table:table-cell>
          <table:table-cell table:style-name="ce8"/>
          <table:table-cell table:style-name="ce13" table:formula="of:=[.K447]*15" office:value-type="float" office:value="0.329841836311325" calcext:value-type="float">
            <text:p>0.33</text:p>
          </table:table-cell>
          <table:table-cell table:style-name="ce8" table:formula="of:=[.K447]^2*225" office:value-type="float" office:value="0.108795636981227" calcext:value-type="float">
            <text:p>0.11</text:p>
          </table:table-cell>
          <table:table-cell table:style-name="ce8" table:formula="of:=[.L447]*COS(RADIANS([.M447]))+[.N447]*COS(RADIANS([.O447]))" office:value-type="float" office:value="0.471367289174191" calcext:value-type="float">
            <text:p>0.47</text:p>
          </table:table-cell>
          <table:table-cell table:style-name="ce8" table:formula="of:=[.L447]*SIN(RADIANS([.M447]))+[.N447]*SIN(RADIANS([.O447]))" office:value-type="float" office:value="0.525935112736308" calcext:value-type="float">
            <text:p>0.53</text:p>
          </table:table-cell>
          <table:table-cell office:value-type="float" office:value="0.377909999351221" calcext:value-type="float">
            <text:p>0.38</text:p>
          </table:table-cell>
          <table:table-cell table:number-columns-repeated="1001"/>
        </table:table-row>
        <table:table-row table:style-name="ro1">
          <table:table-cell office:value-type="float" office:value="884510" calcext:value-type="float">
            <text:p>884510</text:p>
          </table:table-cell>
          <table:table-cell office:value-type="float" office:value="1.47680002356489" calcext:value-type="float">
            <text:p>1.4768000236</text:p>
          </table:table-cell>
          <table:table-cell office:value-type="float" office:value="0.641335072909481" calcext:value-type="float">
            <text:p>0.6413350729</text:p>
          </table:table-cell>
          <table:table-cell office:value-type="float" office:value="0.48059745640722" calcext:value-type="float">
            <text:p>0.4805974564</text:p>
          </table:table-cell>
          <table:table-cell office:value-type="float" office:value="0.5" calcext:value-type="float">
            <text:p>0.5</text:p>
          </table:table-cell>
          <table:table-cell office:value-type="float" office:value="0.17" calcext:value-type="float">
            <text:p>0.17</text:p>
          </table:table-cell>
          <table:table-cell office:value-type="float" office:value="-0.13" calcext:value-type="float">
            <text:p>-0.13</text:p>
          </table:table-cell>
          <table:table-cell office:value-type="float" office:value="17.674" calcext:value-type="float">
            <text:p>17.674</text:p>
          </table:table-cell>
          <table:table-cell/>
          <table:table-cell table:formula="of:=DEGREES(ACOS(COS(RADIANS([.B448]))*COS(RADIANS([.C448]))))" office:value-type="float" office:value="1.61001797988519" calcext:value-type="float">
            <text:p>1.61</text:p>
          </table:table-cell>
          <table:table-cell table:formula="of:=TAN((ACOS(COS(RADIANS([.B448]))*COS(RADIANS([.C448])))))" office:value-type="float" office:value="0.0281075132063723" calcext:value-type="float">
            <text:p>0.0281</text:p>
          </table:table-cell>
          <table:table-cell table:formula="of:=SQRT([.E448]^2+[.F448]^2)" office:value-type="float" office:value="0.528109837060436" calcext:value-type="float">
            <text:p>0.53</text:p>
          </table:table-cell>
          <table:table-cell table:formula="of:=DEGREES(ATAN2([.F448]; [.E448]))" office:value-type="float" office:value="71.2219667775545" calcext:value-type="float">
            <text:p>71.22</text:p>
          </table:table-cell>
          <table:table-cell table:style-name="ce9" table:formula="of:=SQRT([.T448])" office:value-type="float" office:value="0.421612698095585" calcext:value-type="float">
            <text:p>0.42</text:p>
          </table:table-cell>
          <table:table-cell table:style-name="ce8" table:formula="of:=DEGREES(ATAN( (-SIN (RADIANS ([.C448])) * COS(RADIANS([.B448]))) / (COS (RADIANS ([.C448])) * SIN(RADIANS([.B448]))) ))" office:value-type="float" office:value="-23.4702654176942" calcext:value-type="float">
            <text:p>-23.47</text:p>
          </table:table-cell>
          <table:table-cell table:style-name="ce11" table:formula="of:=SQRT([.U448]^2+[.V448]^2)" office:value-type="float" office:value="0.648250676300913" calcext:value-type="float">
            <text:p>0.65</text:p>
          </table:table-cell>
          <table:table-cell table:style-name="ce8" table:formula="of:=DEGREES(ATAN2([.V448];[.U448]))" office:value-type="float" office:value="59.1844741508693" calcext:value-type="float">
            <text:p>59.18</text:p>
          </table:table-cell>
          <table:table-cell table:style-name="ce8"/>
          <table:table-cell table:style-name="ce13" table:formula="of:=[.K448]*15" office:value-type="float" office:value="0.421612698095585" calcext:value-type="float">
            <text:p>0.42</text:p>
          </table:table-cell>
          <table:table-cell table:style-name="ce8" table:formula="of:=[.K448]^2*225" office:value-type="float" office:value="0.177757267195439" calcext:value-type="float">
            <text:p>0.18</text:p>
          </table:table-cell>
          <table:table-cell table:style-name="ce8" table:formula="of:=[.L448]*COS(RADIANS([.M448]))+[.N448]*COS(RADIANS([.O448]))" office:value-type="float" office:value="0.556731367622822" calcext:value-type="float">
            <text:p>0.56</text:p>
          </table:table-cell>
          <table:table-cell table:style-name="ce8" table:formula="of:=[.L448]*SIN(RADIANS([.M448]))+[.N448]*SIN(RADIANS([.O448]))" office:value-type="float" office:value="0.332083007137393" calcext:value-type="float">
            <text:p>0.33</text:p>
          </table:table-cell>
          <table:table-cell office:value-type="float" office:value="0.483005393965556" calcext:value-type="float">
            <text:p>0.48</text:p>
          </table:table-cell>
          <table:table-cell table:number-columns-repeated="1001"/>
        </table:table-row>
        <table:table-row table:style-name="ro1">
          <table:table-cell office:value-type="float" office:value="884510" calcext:value-type="float">
            <text:p>884510</text:p>
          </table:table-cell>
          <table:table-cell office:value-type="float" office:value="1.47680002356489" calcext:value-type="float">
            <text:p>1.4768000236</text:p>
          </table:table-cell>
          <table:table-cell office:value-type="float" office:value="0.641335072909481" calcext:value-type="float">
            <text:p>0.6413350729</text:p>
          </table:table-cell>
          <table:table-cell office:value-type="float" office:value="0.48059745640722" calcext:value-type="float">
            <text:p>0.4805974564</text:p>
          </table:table-cell>
          <table:table-cell office:value-type="float" office:value="0.5" calcext:value-type="float">
            <text:p>0.5</text:p>
          </table:table-cell>
          <table:table-cell office:value-type="float" office:value="0.17" calcext:value-type="float">
            <text:p>0.17</text:p>
          </table:table-cell>
          <table:table-cell office:value-type="float" office:value="-0.13" calcext:value-type="float">
            <text:p>-0.13</text:p>
          </table:table-cell>
          <table:table-cell office:value-type="float" office:value="17.674" calcext:value-type="float">
            <text:p>17.674</text:p>
          </table:table-cell>
          <table:table-cell/>
          <table:table-cell table:formula="of:=DEGREES(ACOS(COS(RADIANS([.B449]))*COS(RADIANS([.C449]))))" office:value-type="float" office:value="1.61001797988519" calcext:value-type="float">
            <text:p>1.61</text:p>
          </table:table-cell>
          <table:table-cell table:formula="of:=TAN((ACOS(COS(RADIANS([.B449]))*COS(RADIANS([.C449])))))" office:value-type="float" office:value="0.0281075132063723" calcext:value-type="float">
            <text:p>0.0281</text:p>
          </table:table-cell>
          <table:table-cell table:formula="of:=SQRT([.E449]^2+[.F449]^2)" office:value-type="float" office:value="0.528109837060436" calcext:value-type="float">
            <text:p>0.53</text:p>
          </table:table-cell>
          <table:table-cell table:formula="of:=DEGREES(ATAN2([.F449]; [.E449]))" office:value-type="float" office:value="71.2219667775545" calcext:value-type="float">
            <text:p>71.22</text:p>
          </table:table-cell>
          <table:table-cell table:style-name="ce9" table:formula="of:=SQRT([.T449])" office:value-type="float" office:value="0.421612698095585" calcext:value-type="float">
            <text:p>0.42</text:p>
          </table:table-cell>
          <table:table-cell table:style-name="ce8" table:formula="of:=DEGREES(ATAN( (-SIN (RADIANS ([.C449])) * COS(RADIANS([.B449]))) / (COS (RADIANS ([.C449])) * SIN(RADIANS([.B449]))) ))" office:value-type="float" office:value="-23.4702654176942" calcext:value-type="float">
            <text:p>-23.47</text:p>
          </table:table-cell>
          <table:table-cell table:style-name="ce11" table:formula="of:=SQRT([.U449]^2+[.V449]^2)" office:value-type="float" office:value="0.648250676300913" calcext:value-type="float">
            <text:p>0.65</text:p>
          </table:table-cell>
          <table:table-cell table:style-name="ce8" table:formula="of:=DEGREES(ATAN2([.V449];[.U449]))" office:value-type="float" office:value="59.1844741508693" calcext:value-type="float">
            <text:p>59.18</text:p>
          </table:table-cell>
          <table:table-cell table:style-name="ce8"/>
          <table:table-cell table:style-name="ce13" table:formula="of:=[.K449]*15" office:value-type="float" office:value="0.421612698095585" calcext:value-type="float">
            <text:p>0.42</text:p>
          </table:table-cell>
          <table:table-cell table:style-name="ce8" table:formula="of:=[.K449]^2*225" office:value-type="float" office:value="0.177757267195439" calcext:value-type="float">
            <text:p>0.18</text:p>
          </table:table-cell>
          <table:table-cell table:style-name="ce8" table:formula="of:=[.L449]*COS(RADIANS([.M449]))+[.N449]*COS(RADIANS([.O449]))" office:value-type="float" office:value="0.556731367622822" calcext:value-type="float">
            <text:p>0.56</text:p>
          </table:table-cell>
          <table:table-cell table:style-name="ce8" table:formula="of:=[.L449]*SIN(RADIANS([.M449]))+[.N449]*SIN(RADIANS([.O449]))" office:value-type="float" office:value="0.332083007137393" calcext:value-type="float">
            <text:p>0.33</text:p>
          </table:table-cell>
          <table:table-cell office:value-type="float" office:value="0.483005393965556" calcext:value-type="float">
            <text:p>0.48</text:p>
          </table:table-cell>
          <table:table-cell table:number-columns-repeated="1001"/>
        </table:table-row>
        <table:table-row table:style-name="ro1">
          <table:table-cell office:value-type="float" office:value="884760" calcext:value-type="float">
            <text:p>884760</text:p>
          </table:table-cell>
          <table:table-cell office:value-type="float" office:value="2.1415855371334" calcext:value-type="float">
            <text:p>2.1415855371</text:p>
          </table:table-cell>
          <table:table-cell office:value-type="float" office:value="0.705396324269529" calcext:value-type="float">
            <text:p>0.7053963243</text:p>
          </table:table-cell>
          <table:table-cell office:value-type="float" office:value="0.457558961532503" calcext:value-type="float">
            <text:p>0.4575589615</text:p>
          </table:table-cell>
          <table:table-cell office:value-type="float" office:value="0.35" calcext:value-type="float">
            <text:p>0.35</text:p>
          </table:table-cell>
          <table:table-cell office:value-type="float" office:value="0.17" calcext:value-type="float">
            <text:p>0.17</text:p>
          </table:table-cell>
          <table:table-cell office:value-type="float" office:value="-0.13" calcext:value-type="float">
            <text:p>-0.13</text:p>
          </table:table-cell>
          <table:table-cell office:value-type="float" office:value="17.709" calcext:value-type="float">
            <text:p>17.709</text:p>
          </table:table-cell>
          <table:table-cell/>
          <table:table-cell table:formula="of:=DEGREES(ACOS(COS(RADIANS([.B450]))*COS(RADIANS([.C450]))))" office:value-type="float" office:value="2.25471524574295" calcext:value-type="float">
            <text:p>2.25</text:p>
          </table:table-cell>
          <table:table-cell table:formula="of:=TAN((ACOS(COS(RADIANS([.B450]))*COS(RADIANS([.C450])))))" office:value-type="float" office:value="0.0393725308798577" calcext:value-type="float">
            <text:p>0.0394</text:p>
          </table:table-cell>
          <table:table-cell table:formula="of:=SQRT([.E450]^2+[.F450]^2)" office:value-type="float" office:value="0.389101529166874" calcext:value-type="float">
            <text:p>0.39</text:p>
          </table:table-cell>
          <table:table-cell table:formula="of:=DEGREES(ATAN2([.F450]; [.E450]))" office:value-type="float" office:value="64.0934920004856" calcext:value-type="float">
            <text:p>64.09</text:p>
          </table:table-cell>
          <table:table-cell table:style-name="ce9" table:formula="of:=SQRT([.T450])" office:value-type="float" office:value="0.590587963197866" calcext:value-type="float">
            <text:p>0.59</text:p>
          </table:table-cell>
          <table:table-cell table:style-name="ce8" table:formula="of:=DEGREES(ATAN( (-SIN (RADIANS ([.C450])) * COS(RADIANS([.B450]))) / (COS (RADIANS ([.C450])) * SIN(RADIANS([.B450]))) ))" office:value-type="float" office:value="-18.2238007581264" calcext:value-type="float">
            <text:p>-18.22</text:p>
          </table:table-cell>
          <table:table-cell table:style-name="ce11" table:formula="of:=SQRT([.U450]^2+[.V450]^2)" office:value-type="float" office:value="0.749424027882758" calcext:value-type="float">
            <text:p>0.75</text:p>
          </table:table-cell>
          <table:table-cell table:style-name="ce8" table:formula="of:=DEGREES(ATAN2([.V450];[.U450]))" office:value-type="float" office:value="77.2570739073602" calcext:value-type="float">
            <text:p>77.26</text:p>
          </table:table-cell>
          <table:table-cell table:style-name="ce8"/>
          <table:table-cell table:style-name="ce13" table:formula="of:=[.K450]*15" office:value-type="float" office:value="0.590587963197866" calcext:value-type="float">
            <text:p>0.59</text:p>
          </table:table-cell>
          <table:table-cell table:style-name="ce8" table:formula="of:=[.K450]^2*225" office:value-type="float" office:value="0.348794142274204" calcext:value-type="float">
            <text:p>0.35</text:p>
          </table:table-cell>
          <table:table-cell table:style-name="ce8" table:formula="of:=[.L450]*COS(RADIANS([.M450]))+[.N450]*COS(RADIANS([.O450]))" office:value-type="float" office:value="0.730965385106282" calcext:value-type="float">
            <text:p>0.73</text:p>
          </table:table-cell>
          <table:table-cell table:style-name="ce8" table:formula="of:=[.L450]*SIN(RADIANS([.M450]))+[.N450]*SIN(RADIANS([.O450]))" office:value-type="float" office:value="0.165305714796681" calcext:value-type="float">
            <text:p>0.17</text:p>
          </table:table-cell>
          <table:table-cell office:value-type="float" office:value="0.676414573722886" calcext:value-type="float">
            <text:p>0.68</text:p>
          </table:table-cell>
          <table:table-cell table:number-columns-repeated="1001"/>
        </table:table-row>
        <table:table-row table:style-name="ro1">
          <table:table-cell office:value-type="float" office:value="884760" calcext:value-type="float">
            <text:p>884760</text:p>
          </table:table-cell>
          <table:table-cell office:value-type="float" office:value="2.1415855371334" calcext:value-type="float">
            <text:p>2.1415855371</text:p>
          </table:table-cell>
          <table:table-cell office:value-type="float" office:value="0.705396324269529" calcext:value-type="float">
            <text:p>0.7053963243</text:p>
          </table:table-cell>
          <table:table-cell office:value-type="float" office:value="0.457558961532503" calcext:value-type="float">
            <text:p>0.4575589615</text:p>
          </table:table-cell>
          <table:table-cell office:value-type="float" office:value="0.35" calcext:value-type="float">
            <text:p>0.35</text:p>
          </table:table-cell>
          <table:table-cell office:value-type="float" office:value="0.17" calcext:value-type="float">
            <text:p>0.17</text:p>
          </table:table-cell>
          <table:table-cell office:value-type="float" office:value="-0.13" calcext:value-type="float">
            <text:p>-0.13</text:p>
          </table:table-cell>
          <table:table-cell office:value-type="float" office:value="17.709" calcext:value-type="float">
            <text:p>17.709</text:p>
          </table:table-cell>
          <table:table-cell/>
          <table:table-cell table:formula="of:=DEGREES(ACOS(COS(RADIANS([.B451]))*COS(RADIANS([.C451]))))" office:value-type="float" office:value="2.25471524574295" calcext:value-type="float">
            <text:p>2.25</text:p>
          </table:table-cell>
          <table:table-cell table:formula="of:=TAN((ACOS(COS(RADIANS([.B451]))*COS(RADIANS([.C451])))))" office:value-type="float" office:value="0.0393725308798577" calcext:value-type="float">
            <text:p>0.0394</text:p>
          </table:table-cell>
          <table:table-cell table:formula="of:=SQRT([.E451]^2+[.F451]^2)" office:value-type="float" office:value="0.389101529166874" calcext:value-type="float">
            <text:p>0.39</text:p>
          </table:table-cell>
          <table:table-cell table:formula="of:=DEGREES(ATAN2([.F451]; [.E451]))" office:value-type="float" office:value="64.0934920004856" calcext:value-type="float">
            <text:p>64.09</text:p>
          </table:table-cell>
          <table:table-cell table:style-name="ce9" table:formula="of:=SQRT([.T451])" office:value-type="float" office:value="0.590587963197866" calcext:value-type="float">
            <text:p>0.59</text:p>
          </table:table-cell>
          <table:table-cell table:style-name="ce8" table:formula="of:=DEGREES(ATAN( (-SIN (RADIANS ([.C451])) * COS(RADIANS([.B451]))) / (COS (RADIANS ([.C451])) * SIN(RADIANS([.B451]))) ))" office:value-type="float" office:value="-18.2238007581264" calcext:value-type="float">
            <text:p>-18.22</text:p>
          </table:table-cell>
          <table:table-cell table:style-name="ce11" table:formula="of:=SQRT([.U451]^2+[.V451]^2)" office:value-type="float" office:value="0.749424027882758" calcext:value-type="float">
            <text:p>0.75</text:p>
          </table:table-cell>
          <table:table-cell table:style-name="ce8" table:formula="of:=DEGREES(ATAN2([.V451];[.U451]))" office:value-type="float" office:value="77.2570739073602" calcext:value-type="float">
            <text:p>77.26</text:p>
          </table:table-cell>
          <table:table-cell table:style-name="ce8"/>
          <table:table-cell table:style-name="ce13" table:formula="of:=[.K451]*15" office:value-type="float" office:value="0.590587963197866" calcext:value-type="float">
            <text:p>0.59</text:p>
          </table:table-cell>
          <table:table-cell table:style-name="ce8" table:formula="of:=[.K451]^2*225" office:value-type="float" office:value="0.348794142274204" calcext:value-type="float">
            <text:p>0.35</text:p>
          </table:table-cell>
          <table:table-cell table:style-name="ce8" table:formula="of:=[.L451]*COS(RADIANS([.M451]))+[.N451]*COS(RADIANS([.O451]))" office:value-type="float" office:value="0.730965385106282" calcext:value-type="float">
            <text:p>0.73</text:p>
          </table:table-cell>
          <table:table-cell table:style-name="ce8" table:formula="of:=[.L451]*SIN(RADIANS([.M451]))+[.N451]*SIN(RADIANS([.O451]))" office:value-type="float" office:value="0.165305714796681" calcext:value-type="float">
            <text:p>0.17</text:p>
          </table:table-cell>
          <table:table-cell office:value-type="float" office:value="0.676414573722886" calcext:value-type="float">
            <text:p>0.68</text:p>
          </table:table-cell>
          <table:table-cell table:number-columns-repeated="1001"/>
        </table:table-row>
        <table:table-row table:style-name="ro1">
          <table:table-cell office:value-type="float" office:value="885010" calcext:value-type="float">
            <text:p>885010</text:p>
          </table:table-cell>
          <table:table-cell office:value-type="float" office:value="3.45872540653759" calcext:value-type="float">
            <text:p>3.4587254065</text:p>
          </table:table-cell>
          <table:table-cell office:value-type="float" office:value="0.692926266474937" calcext:value-type="float">
            <text:p>0.6929262665</text:p>
          </table:table-cell>
          <table:table-cell office:value-type="float" office:value="0.520800430109591" calcext:value-type="float">
            <text:p>0.5208004301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17.742" calcext:value-type="float">
            <text:p>17.742</text:p>
          </table:table-cell>
          <table:table-cell/>
          <table:table-cell table:formula="of:=DEGREES(ACOS(COS(RADIANS([.B452]))*COS(RADIANS([.C452]))))" office:value-type="float" office:value="3.5273708156913" calcext:value-type="float">
            <text:p>3.53</text:p>
          </table:table-cell>
          <table:table-cell table:formula="of:=TAN((ACOS(COS(RADIANS([.B452]))*COS(RADIANS([.C452])))))" office:value-type="float" office:value="0.0616421321024695" calcext:value-type="float">
            <text:p>0.0616</text:p>
          </table:table-cell>
          <table:table-cell table:formula="of:=SQRT([.E452]^2+[.F452]^2)" office:value-type="float" office:value="0.240831891575846" calcext:value-type="float">
            <text:p>0.24</text:p>
          </table:table-cell>
          <table:table-cell table:formula="of:=DEGREES(ATAN2([.F452]; [.E452]))" office:value-type="float" office:value="48.3664606634298" calcext:value-type="float">
            <text:p>48.37</text:p>
          </table:table-cell>
          <table:table-cell table:style-name="ce9" table:formula="of:=SQRT([.T452])" office:value-type="float" office:value="0.924631981537043" calcext:value-type="float">
            <text:p>0.92</text:p>
          </table:table-cell>
          <table:table-cell table:style-name="ce8" table:formula="of:=DEGREES(ATAN( (-SIN (RADIANS ([.C452])) * COS(RADIANS([.B452]))) / (COS (RADIANS ([.C452])) * SIN(RADIANS([.B452]))) ))" office:value-type="float" office:value="-11.3158741885331" calcext:value-type="float">
            <text:p>-11.32</text:p>
          </table:table-cell>
          <table:table-cell table:style-name="ce11" table:formula="of:=SQRT([.U452]^2+[.V452]^2)" office:value-type="float" office:value="1.06665840101231" calcext:value-type="float">
            <text:p>1.07</text:p>
          </table:table-cell>
          <table:table-cell table:style-name="ce8" table:formula="of:=DEGREES(ATAN2([.V452];[.U452]))" office:value-type="float" office:value="90.0767737885991" calcext:value-type="float">
            <text:p>90.08</text:p>
          </table:table-cell>
          <table:table-cell table:style-name="ce8"/>
          <table:table-cell table:style-name="ce13" table:formula="of:=[.K452]*15" office:value-type="float" office:value="0.924631981537043" calcext:value-type="float">
            <text:p>0.92</text:p>
          </table:table-cell>
          <table:table-cell table:style-name="ce8" table:formula="of:=[.K452]^2*225" office:value-type="float" office:value="0.854944301281118" calcext:value-type="float">
            <text:p>0.85</text:p>
          </table:table-cell>
          <table:table-cell table:style-name="ce8" table:formula="of:=[.L452]*COS(RADIANS([.M452]))+[.N452]*COS(RADIANS([.O452]))" office:value-type="float" office:value="1.0666574434303" calcext:value-type="float">
            <text:p>1.07</text:p>
          </table:table-cell>
          <table:table-cell table:style-name="ce8" table:formula="of:=[.L452]*SIN(RADIANS([.M452]))+[.N452]*SIN(RADIANS([.O452]))" office:value-type="float" office:value="-0.00142927424632255" calcext:value-type="float">
            <text:p>0.00</text:p>
          </table:table-cell>
          <table:table-cell office:value-type="float" office:value="1.05821124470739" calcext:value-type="float">
            <text:p>1.06</text:p>
          </table:table-cell>
          <table:table-cell table:number-columns-repeated="1001"/>
        </table:table-row>
        <table:table-row table:style-name="ro1">
          <table:table-cell office:value-type="float" office:value="885010" calcext:value-type="float">
            <text:p>885010</text:p>
          </table:table-cell>
          <table:table-cell office:value-type="float" office:value="3.45872540653759" calcext:value-type="float">
            <text:p>3.4587254065</text:p>
          </table:table-cell>
          <table:table-cell office:value-type="float" office:value="0.692926266474937" calcext:value-type="float">
            <text:p>0.6929262665</text:p>
          </table:table-cell>
          <table:table-cell office:value-type="float" office:value="0.520800430109591" calcext:value-type="float">
            <text:p>0.5208004301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17.742" calcext:value-type="float">
            <text:p>17.742</text:p>
          </table:table-cell>
          <table:table-cell/>
          <table:table-cell table:formula="of:=DEGREES(ACOS(COS(RADIANS([.B453]))*COS(RADIANS([.C453]))))" office:value-type="float" office:value="3.5273708156913" calcext:value-type="float">
            <text:p>3.53</text:p>
          </table:table-cell>
          <table:table-cell table:formula="of:=TAN((ACOS(COS(RADIANS([.B453]))*COS(RADIANS([.C453])))))" office:value-type="float" office:value="0.0616421321024695" calcext:value-type="float">
            <text:p>0.0616</text:p>
          </table:table-cell>
          <table:table-cell table:formula="of:=SQRT([.E453]^2+[.F453]^2)" office:value-type="float" office:value="0.240831891575846" calcext:value-type="float">
            <text:p>0.24</text:p>
          </table:table-cell>
          <table:table-cell table:formula="of:=DEGREES(ATAN2([.F453]; [.E453]))" office:value-type="float" office:value="48.3664606634298" calcext:value-type="float">
            <text:p>48.37</text:p>
          </table:table-cell>
          <table:table-cell table:style-name="ce9" table:formula="of:=SQRT([.T453])" office:value-type="float" office:value="0.924631981537043" calcext:value-type="float">
            <text:p>0.92</text:p>
          </table:table-cell>
          <table:table-cell table:style-name="ce8" table:formula="of:=DEGREES(ATAN( (-SIN (RADIANS ([.C453])) * COS(RADIANS([.B453]))) / (COS (RADIANS ([.C453])) * SIN(RADIANS([.B453]))) ))" office:value-type="float" office:value="-11.3158741885331" calcext:value-type="float">
            <text:p>-11.32</text:p>
          </table:table-cell>
          <table:table-cell table:style-name="ce11" table:formula="of:=SQRT([.U453]^2+[.V453]^2)" office:value-type="float" office:value="1.06665840101231" calcext:value-type="float">
            <text:p>1.07</text:p>
          </table:table-cell>
          <table:table-cell table:style-name="ce8" table:formula="of:=DEGREES(ATAN2([.V453];[.U453]))" office:value-type="float" office:value="90.0767737885991" calcext:value-type="float">
            <text:p>90.08</text:p>
          </table:table-cell>
          <table:table-cell table:style-name="ce8"/>
          <table:table-cell table:style-name="ce13" table:formula="of:=[.K453]*15" office:value-type="float" office:value="0.924631981537043" calcext:value-type="float">
            <text:p>0.92</text:p>
          </table:table-cell>
          <table:table-cell table:style-name="ce8" table:formula="of:=[.K453]^2*225" office:value-type="float" office:value="0.854944301281118" calcext:value-type="float">
            <text:p>0.85</text:p>
          </table:table-cell>
          <table:table-cell table:style-name="ce8" table:formula="of:=[.L453]*COS(RADIANS([.M453]))+[.N453]*COS(RADIANS([.O453]))" office:value-type="float" office:value="1.0666574434303" calcext:value-type="float">
            <text:p>1.07</text:p>
          </table:table-cell>
          <table:table-cell table:style-name="ce8" table:formula="of:=[.L453]*SIN(RADIANS([.M453]))+[.N453]*SIN(RADIANS([.O453]))" office:value-type="float" office:value="-0.00142927424632255" calcext:value-type="float">
            <text:p>0.00</text:p>
          </table:table-cell>
          <table:table-cell office:value-type="float" office:value="1.05821124470739" calcext:value-type="float">
            <text:p>1.06</text:p>
          </table:table-cell>
          <table:table-cell table:number-columns-repeated="1001"/>
        </table:table-row>
        <table:table-row table:style-name="ro1">
          <table:table-cell office:value-type="float" office:value="885259" calcext:value-type="float">
            <text:p>885259</text:p>
          </table:table-cell>
          <table:table-cell office:value-type="float" office:value="4.11313095355839" calcext:value-type="float">
            <text:p>4.1131309536</text:p>
          </table:table-cell>
          <table:table-cell office:value-type="float" office:value="0.650719165859696" calcext:value-type="float">
            <text:p>0.6507191659</text:p>
          </table:table-cell>
          <table:table-cell office:value-type="float" office:value="0.587833614171389" calcext:value-type="float">
            <text:p>0.587833614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17.774" calcext:value-type="float">
            <text:p>17.774</text:p>
          </table:table-cell>
          <table:table-cell/>
          <table:table-cell table:formula="of:=DEGREES(ACOS(COS(RADIANS([.B454]))*COS(RADIANS([.C454]))))" office:value-type="float" office:value="4.16419908629494" calcext:value-type="float">
            <text:p>4.16</text:p>
          </table:table-cell>
          <table:table-cell table:formula="of:=TAN((ACOS(COS(RADIANS([.B454]))*COS(RADIANS([.C454])))))" office:value-type="float" office:value="0.072807224883796" calcext:value-type="float">
            <text:p>0.0728</text:p>
          </table:table-cell>
          <table:table-cell table:formula="of:=SQRT([.E454]^2+[.F454]^2)" office:value-type="float" office:value="0.16" calcext:value-type="float">
            <text:p>0.16</text:p>
          </table:table-cell>
          <table:table-cell table:formula="of:=DEGREES(ATAN2([.F454]; [.E454]))" office:value-type="float" office:value="0" calcext:value-type="float">
            <text:p>0.00</text:p>
          </table:table-cell>
          <table:table-cell table:style-name="ce9" table:formula="of:=SQRT([.T454])" office:value-type="float" office:value="1.09210837325694" calcext:value-type="float">
            <text:p>1.09</text:p>
          </table:table-cell>
          <table:table-cell table:style-name="ce8" table:formula="of:=DEGREES(ATAN( (-SIN (RADIANS ([.C454])) * COS(RADIANS([.B454]))) / (COS (RADIANS ([.C454])) * SIN(RADIANS([.B454]))) ))" office:value-type="float" office:value="-8.97517034854567" calcext:value-type="float">
            <text:p>-8.98</text:p>
          </table:table-cell>
          <table:table-cell table:style-name="ce11" table:formula="of:=SQRT([.U454]^2+[.V454]^2)" office:value-type="float" office:value="1.25039850625294" calcext:value-type="float">
            <text:p>1.25</text:p>
          </table:table-cell>
          <table:table-cell table:style-name="ce8" table:formula="of:=DEGREES(ATAN2([.V454];[.U454]))" office:value-type="float" office:value="97.8313297509735" calcext:value-type="float">
            <text:p>97.83</text:p>
          </table:table-cell>
          <table:table-cell table:style-name="ce8"/>
          <table:table-cell table:style-name="ce13" table:formula="of:=[.K454]*15" office:value-type="float" office:value="1.09210837325694" calcext:value-type="float">
            <text:p>1.09</text:p>
          </table:table-cell>
          <table:table-cell table:style-name="ce8" table:formula="of:=[.K454]^2*225" office:value-type="float" office:value="1.19270069893792" calcext:value-type="float">
            <text:p>1.19</text:p>
          </table:table-cell>
          <table:table-cell table:style-name="ce8" table:formula="of:=[.L454]*COS(RADIANS([.M454]))+[.N454]*COS(RADIANS([.O454]))" office:value-type="float" office:value="1.23873664219268" calcext:value-type="float">
            <text:p>1.24</text:p>
          </table:table-cell>
          <table:table-cell table:style-name="ce8" table:formula="of:=[.L454]*SIN(RADIANS([.M454]))+[.N454]*SIN(RADIANS([.O454]))" office:value-type="float" office:value="-0.170375924733442" calcext:value-type="float">
            <text:p>-0.17</text:p>
          </table:table-cell>
          <table:table-cell office:value-type="float" office:value="1.24925972588848" calcext:value-type="float">
            <text:p>1.25</text:p>
          </table:table-cell>
          <table:table-cell table:number-columns-repeated="1001"/>
        </table:table-row>
        <table:table-row table:style-name="ro1">
          <table:table-cell office:value-type="float" office:value="885259" calcext:value-type="float">
            <text:p>885259</text:p>
          </table:table-cell>
          <table:table-cell office:value-type="float" office:value="4.11313095355839" calcext:value-type="float">
            <text:p>4.1131309536</text:p>
          </table:table-cell>
          <table:table-cell office:value-type="float" office:value="0.650719165859696" calcext:value-type="float">
            <text:p>0.6507191659</text:p>
          </table:table-cell>
          <table:table-cell office:value-type="float" office:value="0.587833614171389" calcext:value-type="float">
            <text:p>0.587833614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17.774" calcext:value-type="float">
            <text:p>17.774</text:p>
          </table:table-cell>
          <table:table-cell/>
          <table:table-cell table:formula="of:=DEGREES(ACOS(COS(RADIANS([.B455]))*COS(RADIANS([.C455]))))" office:value-type="float" office:value="4.16419908629494" calcext:value-type="float">
            <text:p>4.16</text:p>
          </table:table-cell>
          <table:table-cell table:formula="of:=TAN((ACOS(COS(RADIANS([.B455]))*COS(RADIANS([.C455])))))" office:value-type="float" office:value="0.072807224883796" calcext:value-type="float">
            <text:p>0.0728</text:p>
          </table:table-cell>
          <table:table-cell table:formula="of:=SQRT([.E455]^2+[.F455]^2)" office:value-type="float" office:value="0.16" calcext:value-type="float">
            <text:p>0.16</text:p>
          </table:table-cell>
          <table:table-cell table:formula="of:=DEGREES(ATAN2([.F455]; [.E455]))" office:value-type="float" office:value="0" calcext:value-type="float">
            <text:p>0.00</text:p>
          </table:table-cell>
          <table:table-cell table:style-name="ce9" table:formula="of:=SQRT([.T455])" office:value-type="float" office:value="1.09210837325694" calcext:value-type="float">
            <text:p>1.09</text:p>
          </table:table-cell>
          <table:table-cell table:style-name="ce8" table:formula="of:=DEGREES(ATAN( (-SIN (RADIANS ([.C455])) * COS(RADIANS([.B455]))) / (COS (RADIANS ([.C455])) * SIN(RADIANS([.B455]))) ))" office:value-type="float" office:value="-8.97517034854567" calcext:value-type="float">
            <text:p>-8.98</text:p>
          </table:table-cell>
          <table:table-cell table:style-name="ce11" table:formula="of:=SQRT([.U455]^2+[.V455]^2)" office:value-type="float" office:value="1.25039850625294" calcext:value-type="float">
            <text:p>1.25</text:p>
          </table:table-cell>
          <table:table-cell table:style-name="ce8" table:formula="of:=DEGREES(ATAN2([.V455];[.U455]))" office:value-type="float" office:value="97.8313297509735" calcext:value-type="float">
            <text:p>97.83</text:p>
          </table:table-cell>
          <table:table-cell table:style-name="ce8"/>
          <table:table-cell table:style-name="ce13" table:formula="of:=[.K455]*15" office:value-type="float" office:value="1.09210837325694" calcext:value-type="float">
            <text:p>1.09</text:p>
          </table:table-cell>
          <table:table-cell table:style-name="ce8" table:formula="of:=[.K455]^2*225" office:value-type="float" office:value="1.19270069893792" calcext:value-type="float">
            <text:p>1.19</text:p>
          </table:table-cell>
          <table:table-cell table:style-name="ce8" table:formula="of:=[.L455]*COS(RADIANS([.M455]))+[.N455]*COS(RADIANS([.O455]))" office:value-type="float" office:value="1.23873664219268" calcext:value-type="float">
            <text:p>1.24</text:p>
          </table:table-cell>
          <table:table-cell table:style-name="ce8" table:formula="of:=[.L455]*SIN(RADIANS([.M455]))+[.N455]*SIN(RADIANS([.O455]))" office:value-type="float" office:value="-0.170375924733442" calcext:value-type="float">
            <text:p>-0.17</text:p>
          </table:table-cell>
          <table:table-cell office:value-type="float" office:value="1.24925972588848" calcext:value-type="float">
            <text:p>1.25</text:p>
          </table:table-cell>
          <table:table-cell table:number-columns-repeated="1001"/>
        </table:table-row>
        <table:table-row table:style-name="ro1">
          <table:table-cell office:value-type="float" office:value="885509" calcext:value-type="float">
            <text:p>885509</text:p>
          </table:table-cell>
          <table:table-cell office:value-type="float" office:value="4.08192211169331" calcext:value-type="float">
            <text:p>4.0819221117</text:p>
          </table:table-cell>
          <table:table-cell office:value-type="float" office:value="0.606521545349073" calcext:value-type="float">
            <text:p>0.6065215453</text:p>
          </table:table-cell>
          <table:table-cell office:value-type="float" office:value="0.618467759650837" calcext:value-type="float">
            <text:p>0.6184677597</text:p>
          </table:table-cell>
          <table:table-cell office:value-type="float" office:value="-0.16" calcext:value-type="float">
            <text:p>-0.16</text:p>
          </table:table-cell>
          <table:table-cell office:value-type="float" office:value="0.16" calcext:value-type="float">
            <text:p>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17.807" calcext:value-type="float">
            <text:p>17.807</text:p>
          </table:table-cell>
          <table:table-cell/>
          <table:table-cell table:formula="of:=DEGREES(ACOS(COS(RADIANS([.B456]))*COS(RADIANS([.C456]))))" office:value-type="float" office:value="4.12666135222245" calcext:value-type="float">
            <text:p>4.13</text:p>
          </table:table-cell>
          <table:table-cell table:formula="of:=TAN((ACOS(COS(RADIANS([.B456]))*COS(RADIANS([.C456])))))" office:value-type="float" office:value="0.0721486262347489" calcext:value-type="float">
            <text:p>0.0721</text:p>
          </table:table-cell>
          <table:table-cell table:formula="of:=SQRT([.E456]^2+[.F456]^2)" office:value-type="float" office:value="0.226274169979695" calcext:value-type="float">
            <text:p>0.23</text:p>
          </table:table-cell>
          <table:table-cell table:formula="of:=DEGREES(ATAN2([.F456]; [.E456]))" office:value-type="float" office:value="-45" calcext:value-type="float">
            <text:p>-45.00</text:p>
          </table:table-cell>
          <table:table-cell table:style-name="ce9" table:formula="of:=SQRT([.T456])" office:value-type="float" office:value="1.08222939352123" calcext:value-type="float">
            <text:p>1.08</text:p>
          </table:table-cell>
          <table:table-cell table:style-name="ce8" table:formula="of:=DEGREES(ATAN( (-SIN (RADIANS ([.C456])) * COS(RADIANS([.B456]))) / (COS (RADIANS ([.C456])) * SIN(RADIANS([.B456]))) ))" office:value-type="float" office:value="-8.43779834381649" calcext:value-type="float">
            <text:p>-8.44</text:p>
          </table:table-cell>
          <table:table-cell table:style-name="ce11" table:formula="of:=SQRT([.U456]^2+[.V456]^2)" office:value-type="float" office:value="1.27114192596837" calcext:value-type="float">
            <text:p>1.27</text:p>
          </table:table-cell>
          <table:table-cell table:style-name="ce8" table:formula="of:=DEGREES(ATAN2([.V456];[.U456]))" office:value-type="float" office:value="104.524820393915" calcext:value-type="float">
            <text:p>104.52</text:p>
          </table:table-cell>
          <table:table-cell table:style-name="ce8"/>
          <table:table-cell table:style-name="ce13" table:formula="of:=[.K456]*15" office:value-type="float" office:value="1.08222939352123" calcext:value-type="float">
            <text:p>1.08</text:p>
          </table:table-cell>
          <table:table-cell table:style-name="ce8" table:formula="of:=[.K456]^2*225" office:value-type="float" office:value="1.17122046020134" calcext:value-type="float">
            <text:p>1.17</text:p>
          </table:table-cell>
          <table:table-cell table:style-name="ce8" table:formula="of:=[.L456]*COS(RADIANS([.M456]))+[.N456]*COS(RADIANS([.O456]))" office:value-type="float" office:value="1.23051506758618" calcext:value-type="float">
            <text:p>1.23</text:p>
          </table:table-cell>
          <table:table-cell table:style-name="ce8" table:formula="of:=[.L456]*SIN(RADIANS([.M456]))+[.N456]*SIN(RADIANS([.O456]))" office:value-type="float" office:value="-0.318801606642695" calcext:value-type="float">
            <text:p>-0.32</text:p>
          </table:table-cell>
          <table:table-cell office:value-type="float" office:value="1.23799840566674" calcext:value-type="float">
            <text:p>1.24</text:p>
          </table:table-cell>
          <table:table-cell table:number-columns-repeated="1001"/>
        </table:table-row>
        <table:table-row table:style-name="ro1">
          <table:table-cell office:value-type="float" office:value="885509" calcext:value-type="float">
            <text:p>885509</text:p>
          </table:table-cell>
          <table:table-cell office:value-type="float" office:value="4.08192211169331" calcext:value-type="float">
            <text:p>4.0819221117</text:p>
          </table:table-cell>
          <table:table-cell office:value-type="float" office:value="0.606521545349073" calcext:value-type="float">
            <text:p>0.6065215453</text:p>
          </table:table-cell>
          <table:table-cell office:value-type="float" office:value="0.618467759650837" calcext:value-type="float">
            <text:p>0.6184677597</text:p>
          </table:table-cell>
          <table:table-cell office:value-type="float" office:value="-0.16" calcext:value-type="float">
            <text:p>-0.16</text:p>
          </table:table-cell>
          <table:table-cell office:value-type="float" office:value="0.16" calcext:value-type="float">
            <text:p>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17.807" calcext:value-type="float">
            <text:p>17.807</text:p>
          </table:table-cell>
          <table:table-cell/>
          <table:table-cell table:formula="of:=DEGREES(ACOS(COS(RADIANS([.B457]))*COS(RADIANS([.C457]))))" office:value-type="float" office:value="4.12666135222245" calcext:value-type="float">
            <text:p>4.13</text:p>
          </table:table-cell>
          <table:table-cell table:formula="of:=TAN((ACOS(COS(RADIANS([.B457]))*COS(RADIANS([.C457])))))" office:value-type="float" office:value="0.0721486262347489" calcext:value-type="float">
            <text:p>0.0721</text:p>
          </table:table-cell>
          <table:table-cell table:formula="of:=SQRT([.E457]^2+[.F457]^2)" office:value-type="float" office:value="0.226274169979695" calcext:value-type="float">
            <text:p>0.23</text:p>
          </table:table-cell>
          <table:table-cell table:formula="of:=DEGREES(ATAN2([.F457]; [.E457]))" office:value-type="float" office:value="-45" calcext:value-type="float">
            <text:p>-45.00</text:p>
          </table:table-cell>
          <table:table-cell table:style-name="ce9" table:formula="of:=SQRT([.T457])" office:value-type="float" office:value="1.08222939352123" calcext:value-type="float">
            <text:p>1.08</text:p>
          </table:table-cell>
          <table:table-cell table:style-name="ce8" table:formula="of:=DEGREES(ATAN( (-SIN (RADIANS ([.C457])) * COS(RADIANS([.B457]))) / (COS (RADIANS ([.C457])) * SIN(RADIANS([.B457]))) ))" office:value-type="float" office:value="-8.43779834381649" calcext:value-type="float">
            <text:p>-8.44</text:p>
          </table:table-cell>
          <table:table-cell table:style-name="ce11" table:formula="of:=SQRT([.U457]^2+[.V457]^2)" office:value-type="float" office:value="1.27114192596837" calcext:value-type="float">
            <text:p>1.27</text:p>
          </table:table-cell>
          <table:table-cell table:style-name="ce8" table:formula="of:=DEGREES(ATAN2([.V457];[.U457]))" office:value-type="float" office:value="104.524820393915" calcext:value-type="float">
            <text:p>104.52</text:p>
          </table:table-cell>
          <table:table-cell table:style-name="ce8"/>
          <table:table-cell table:style-name="ce13" table:formula="of:=[.K457]*15" office:value-type="float" office:value="1.08222939352123" calcext:value-type="float">
            <text:p>1.08</text:p>
          </table:table-cell>
          <table:table-cell table:style-name="ce8" table:formula="of:=[.K457]^2*225" office:value-type="float" office:value="1.17122046020134" calcext:value-type="float">
            <text:p>1.17</text:p>
          </table:table-cell>
          <table:table-cell table:style-name="ce8" table:formula="of:=[.L457]*COS(RADIANS([.M457]))+[.N457]*COS(RADIANS([.O457]))" office:value-type="float" office:value="1.23051506758618" calcext:value-type="float">
            <text:p>1.23</text:p>
          </table:table-cell>
          <table:table-cell table:style-name="ce8" table:formula="of:=[.L457]*SIN(RADIANS([.M457]))+[.N457]*SIN(RADIANS([.O457]))" office:value-type="float" office:value="-0.318801606642695" calcext:value-type="float">
            <text:p>-0.32</text:p>
          </table:table-cell>
          <table:table-cell office:value-type="float" office:value="1.23799840566674" calcext:value-type="float">
            <text:p>1.24</text:p>
          </table:table-cell>
          <table:table-cell table:number-columns-repeated="1001"/>
        </table:table-row>
        <table:table-row table:style-name="ro1">
          <table:table-cell office:value-type="float" office:value="885759" calcext:value-type="float">
            <text:p>885759</text:p>
          </table:table-cell>
          <table:table-cell office:value-type="float" office:value="3.71960832386764" calcext:value-type="float">
            <text:p>3.7196083239</text:p>
          </table:table-cell>
          <table:table-cell office:value-type="float" office:value="0.546020903619863" calcext:value-type="float">
            <text:p>0.5460209036</text:p>
          </table:table-cell>
          <table:table-cell office:value-type="float" office:value="0.621256824709729" calcext:value-type="float">
            <text:p>0.6212568247</text:p>
          </table:table-cell>
          <table:table-cell office:value-type="float" office:value="-0.29" calcext:value-type="float">
            <text:p>-0.29</text:p>
          </table:table-cell>
          <table:table-cell office:value-type="float" office:value="0.16" calcext:value-type="float">
            <text:p>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7.841" calcext:value-type="float">
            <text:p>17.841</text:p>
          </table:table-cell>
          <table:table-cell/>
          <table:table-cell table:formula="of:=DEGREES(ACOS(COS(RADIANS([.B458]))*COS(RADIANS([.C458]))))" office:value-type="float" office:value="3.75941563963898" calcext:value-type="float">
            <text:p>3.76</text:p>
          </table:table-cell>
          <table:table-cell table:formula="of:=TAN((ACOS(COS(RADIANS([.B458]))*COS(RADIANS([.C458])))))" office:value-type="float" office:value="0.0657085044768078" calcext:value-type="float">
            <text:p>0.0657</text:p>
          </table:table-cell>
          <table:table-cell table:formula="of:=SQRT([.E458]^2+[.F458]^2)" office:value-type="float" office:value="0.331209903233584" calcext:value-type="float">
            <text:p>0.33</text:p>
          </table:table-cell>
          <table:table-cell table:formula="of:=DEGREES(ATAN2([.F458]; [.E458]))" office:value-type="float" office:value="-61.1134182330893" calcext:value-type="float">
            <text:p>-61.11</text:p>
          </table:table-cell>
          <table:table-cell table:style-name="ce9" table:formula="of:=SQRT([.T458])" office:value-type="float" office:value="0.985627567152117" calcext:value-type="float">
            <text:p>0.99</text:p>
          </table:table-cell>
          <table:table-cell table:style-name="ce8" table:formula="of:=DEGREES(ATAN( (-SIN (RADIANS ([.C458])) * COS(RADIANS([.B458]))) / (COS (RADIANS ([.C458])) * SIN(RADIANS([.B458]))) ))" office:value-type="float" office:value="-8.33978343008106" calcext:value-type="float">
            <text:p>-8.34</text:p>
          </table:table-cell>
          <table:table-cell table:style-name="ce11" table:formula="of:=SQRT([.U458]^2+[.V458]^2)" office:value-type="float" office:value="1.21496636121849" calcext:value-type="float">
            <text:p>1.21</text:p>
          </table:table-cell>
          <table:table-cell table:style-name="ce8" table:formula="of:=DEGREES(ATAN2([.V458];[.U458]))" office:value-type="float" office:value="110.876475895958" calcext:value-type="float">
            <text:p>110.88</text:p>
          </table:table-cell>
          <table:table-cell table:style-name="ce8"/>
          <table:table-cell table:style-name="ce13" table:formula="of:=[.K458]*15" office:value-type="float" office:value="0.985627567152117" calcext:value-type="float">
            <text:p>0.99</text:p>
          </table:table-cell>
          <table:table-cell table:style-name="ce8" table:formula="of:=[.K458]^2*225" office:value-type="float" office:value="0.971461701130202" calcext:value-type="float">
            <text:p>0.97</text:p>
          </table:table-cell>
          <table:table-cell table:style-name="ce8" table:formula="of:=[.L458]*COS(RADIANS([.M458]))+[.N458]*COS(RADIANS([.O458]))" office:value-type="float" office:value="1.13520486762552" calcext:value-type="float">
            <text:p>1.14</text:p>
          </table:table-cell>
          <table:table-cell table:style-name="ce8" table:formula="of:=[.L458]*SIN(RADIANS([.M458]))+[.N458]*SIN(RADIANS([.O458]))" office:value-type="float" office:value="-0.432958620900223" calcext:value-type="float">
            <text:p>-0.43</text:p>
          </table:table-cell>
          <table:table-cell office:value-type="float" office:value="1.12782469189169" calcext:value-type="float">
            <text:p>1.13</text:p>
          </table:table-cell>
          <table:table-cell table:number-columns-repeated="1001"/>
        </table:table-row>
        <table:table-row table:style-name="ro1">
          <table:table-cell office:value-type="float" office:value="885759" calcext:value-type="float">
            <text:p>885759</text:p>
          </table:table-cell>
          <table:table-cell office:value-type="float" office:value="3.71960832386764" calcext:value-type="float">
            <text:p>3.7196083239</text:p>
          </table:table-cell>
          <table:table-cell office:value-type="float" office:value="0.546020903619863" calcext:value-type="float">
            <text:p>0.5460209036</text:p>
          </table:table-cell>
          <table:table-cell office:value-type="float" office:value="0.621256824709729" calcext:value-type="float">
            <text:p>0.6212568247</text:p>
          </table:table-cell>
          <table:table-cell office:value-type="float" office:value="-0.29" calcext:value-type="float">
            <text:p>-0.29</text:p>
          </table:table-cell>
          <table:table-cell office:value-type="float" office:value="0.16" calcext:value-type="float">
            <text:p>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17.841" calcext:value-type="float">
            <text:p>17.841</text:p>
          </table:table-cell>
          <table:table-cell/>
          <table:table-cell table:formula="of:=DEGREES(ACOS(COS(RADIANS([.B459]))*COS(RADIANS([.C459]))))" office:value-type="float" office:value="3.75941563963898" calcext:value-type="float">
            <text:p>3.76</text:p>
          </table:table-cell>
          <table:table-cell table:formula="of:=TAN((ACOS(COS(RADIANS([.B459]))*COS(RADIANS([.C459])))))" office:value-type="float" office:value="0.0657085044768078" calcext:value-type="float">
            <text:p>0.0657</text:p>
          </table:table-cell>
          <table:table-cell table:formula="of:=SQRT([.E459]^2+[.F459]^2)" office:value-type="float" office:value="0.331209903233584" calcext:value-type="float">
            <text:p>0.33</text:p>
          </table:table-cell>
          <table:table-cell table:formula="of:=DEGREES(ATAN2([.F459]; [.E459]))" office:value-type="float" office:value="-61.1134182330893" calcext:value-type="float">
            <text:p>-61.11</text:p>
          </table:table-cell>
          <table:table-cell table:style-name="ce9" table:formula="of:=SQRT([.T459])" office:value-type="float" office:value="0.985627567152117" calcext:value-type="float">
            <text:p>0.99</text:p>
          </table:table-cell>
          <table:table-cell table:style-name="ce8" table:formula="of:=DEGREES(ATAN( (-SIN (RADIANS ([.C459])) * COS(RADIANS([.B459]))) / (COS (RADIANS ([.C459])) * SIN(RADIANS([.B459]))) ))" office:value-type="float" office:value="-8.33978343008106" calcext:value-type="float">
            <text:p>-8.34</text:p>
          </table:table-cell>
          <table:table-cell table:style-name="ce11" table:formula="of:=SQRT([.U459]^2+[.V459]^2)" office:value-type="float" office:value="1.21496636121849" calcext:value-type="float">
            <text:p>1.21</text:p>
          </table:table-cell>
          <table:table-cell table:style-name="ce8" table:formula="of:=DEGREES(ATAN2([.V459];[.U459]))" office:value-type="float" office:value="110.876475895958" calcext:value-type="float">
            <text:p>110.88</text:p>
          </table:table-cell>
          <table:table-cell table:style-name="ce8"/>
          <table:table-cell table:style-name="ce13" table:formula="of:=[.K459]*15" office:value-type="float" office:value="0.985627567152117" calcext:value-type="float">
            <text:p>0.99</text:p>
          </table:table-cell>
          <table:table-cell table:style-name="ce8" table:formula="of:=[.K459]^2*225" office:value-type="float" office:value="0.971461701130202" calcext:value-type="float">
            <text:p>0.97</text:p>
          </table:table-cell>
          <table:table-cell table:style-name="ce8" table:formula="of:=[.L459]*COS(RADIANS([.M459]))+[.N459]*COS(RADIANS([.O459]))" office:value-type="float" office:value="1.13520486762552" calcext:value-type="float">
            <text:p>1.14</text:p>
          </table:table-cell>
          <table:table-cell table:style-name="ce8" table:formula="of:=[.L459]*SIN(RADIANS([.M459]))+[.N459]*SIN(RADIANS([.O459]))" office:value-type="float" office:value="-0.432958620900223" calcext:value-type="float">
            <text:p>-0.43</text:p>
          </table:table-cell>
          <table:table-cell office:value-type="float" office:value="1.12782469189169" calcext:value-type="float">
            <text:p>1.13</text:p>
          </table:table-cell>
          <table:table-cell table:number-columns-repeated="1001"/>
        </table:table-row>
        <table:table-row table:style-name="ro1">
          <table:table-cell office:value-type="float" office:value="886009" calcext:value-type="float">
            <text:p>886009</text:p>
          </table:table-cell>
          <table:table-cell office:value-type="float" office:value="3.36708177023577" calcext:value-type="float">
            <text:p>3.3670817702</text:p>
          </table:table-cell>
          <table:table-cell office:value-type="float" office:value="0.403466371266088" calcext:value-type="float">
            <text:p>0.4034663713</text:p>
          </table:table-cell>
          <table:table-cell office:value-type="float" office:value="0.611355184847326" calcext:value-type="float">
            <text:p>0.6113551848</text:p>
          </table:table-cell>
          <table:table-cell office:value-type="float" office:value="-0.38" calcext:value-type="float">
            <text:p>-0.38</text:p>
          </table:table-cell>
          <table:table-cell office:value-type="float" office:value="0.15" calcext:value-type="float">
            <text:p>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7.876" calcext:value-type="float">
            <text:p>17.876</text:p>
          </table:table-cell>
          <table:table-cell/>
          <table:table-cell table:formula="of:=DEGREES(ACOS(COS(RADIANS([.B460]))*COS(RADIANS([.C460]))))" office:value-type="float" office:value="3.39114100598906" calcext:value-type="float">
            <text:p>3.39</text:p>
          </table:table-cell>
          <table:table-cell table:formula="of:=TAN((ACOS(COS(RADIANS([.B460]))*COS(RADIANS([.C460])))))" office:value-type="float" office:value="0.0592557841249664" calcext:value-type="float">
            <text:p>0.0593</text:p>
          </table:table-cell>
          <table:table-cell table:formula="of:=SQRT([.E460]^2+[.F460]^2)" office:value-type="float" office:value="0.40853396431631" calcext:value-type="float">
            <text:p>0.41</text:p>
          </table:table-cell>
          <table:table-cell table:formula="of:=DEGREES(ATAN2([.F460]; [.E460]))" office:value-type="float" office:value="-68.4590240814616" calcext:value-type="float">
            <text:p>-68.46</text:p>
          </table:table-cell>
          <table:table-cell table:style-name="ce9" table:formula="of:=SQRT([.T460])" office:value-type="float" office:value="0.888836761874495" calcext:value-type="float">
            <text:p>0.89</text:p>
          </table:table-cell>
          <table:table-cell table:style-name="ce8" table:formula="of:=DEGREES(ATAN( (-SIN (RADIANS ([.C460])) * COS(RADIANS([.B460]))) / (COS (RADIANS ([.C460])) * SIN(RADIANS([.B460]))) ))" office:value-type="float" office:value="-6.82530429782606" calcext:value-type="float">
            <text:p>-6.83</text:p>
          </table:table-cell>
          <table:table-cell table:style-name="ce11" table:formula="of:=SQRT([.U460]^2+[.V460]^2)" office:value-type="float" office:value="1.14103991699322" calcext:value-type="float">
            <text:p>1.14</text:p>
          </table:table-cell>
          <table:table-cell table:style-name="ce8" table:formula="of:=DEGREES(ATAN2([.V460];[.U460]))" office:value-type="float" office:value="115.188924164827" calcext:value-type="float">
            <text:p>115.19</text:p>
          </table:table-cell>
          <table:table-cell table:style-name="ce8"/>
          <table:table-cell table:style-name="ce13" table:formula="of:=[.K460]*15" office:value-type="float" office:value="0.888836761874495" calcext:value-type="float">
            <text:p>0.89</text:p>
          </table:table-cell>
          <table:table-cell table:style-name="ce8" table:formula="of:=[.K460]^2*225" office:value-type="float" office:value="0.790030789259539" calcext:value-type="float">
            <text:p>0.79</text:p>
          </table:table-cell>
          <table:table-cell table:style-name="ce8" table:formula="of:=[.L460]*COS(RADIANS([.M460]))+[.N460]*COS(RADIANS([.O460]))" office:value-type="float" office:value="1.03253768146947" calcext:value-type="float">
            <text:p>1.03</text:p>
          </table:table-cell>
          <table:table-cell table:style-name="ce8" table:formula="of:=[.L460]*SIN(RADIANS([.M460]))+[.N460]*SIN(RADIANS([.O460]))" office:value-type="float" office:value="-0.485631576936209" calcext:value-type="float">
            <text:p>-0.49</text:p>
          </table:table-cell>
          <table:table-cell office:value-type="float" office:value="1.01734230179672" calcext:value-type="float">
            <text:p>1.02</text:p>
          </table:table-cell>
          <table:table-cell table:number-columns-repeated="1001"/>
        </table:table-row>
        <table:table-row table:style-name="ro1">
          <table:table-cell office:value-type="float" office:value="886009" calcext:value-type="float">
            <text:p>886009</text:p>
          </table:table-cell>
          <table:table-cell office:value-type="float" office:value="3.36708177023577" calcext:value-type="float">
            <text:p>3.3670817702</text:p>
          </table:table-cell>
          <table:table-cell office:value-type="float" office:value="0.403466371266088" calcext:value-type="float">
            <text:p>0.4034663713</text:p>
          </table:table-cell>
          <table:table-cell office:value-type="float" office:value="0.611355184847326" calcext:value-type="float">
            <text:p>0.6113551848</text:p>
          </table:table-cell>
          <table:table-cell office:value-type="float" office:value="-0.38" calcext:value-type="float">
            <text:p>-0.38</text:p>
          </table:table-cell>
          <table:table-cell office:value-type="float" office:value="0.15" calcext:value-type="float">
            <text:p>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7.876" calcext:value-type="float">
            <text:p>17.876</text:p>
          </table:table-cell>
          <table:table-cell/>
          <table:table-cell table:formula="of:=DEGREES(ACOS(COS(RADIANS([.B461]))*COS(RADIANS([.C461]))))" office:value-type="float" office:value="3.39114100598906" calcext:value-type="float">
            <text:p>3.39</text:p>
          </table:table-cell>
          <table:table-cell table:formula="of:=TAN((ACOS(COS(RADIANS([.B461]))*COS(RADIANS([.C461])))))" office:value-type="float" office:value="0.0592557841249664" calcext:value-type="float">
            <text:p>0.0593</text:p>
          </table:table-cell>
          <table:table-cell table:formula="of:=SQRT([.E461]^2+[.F461]^2)" office:value-type="float" office:value="0.40853396431631" calcext:value-type="float">
            <text:p>0.41</text:p>
          </table:table-cell>
          <table:table-cell table:formula="of:=DEGREES(ATAN2([.F461]; [.E461]))" office:value-type="float" office:value="-68.4590240814616" calcext:value-type="float">
            <text:p>-68.46</text:p>
          </table:table-cell>
          <table:table-cell table:style-name="ce9" table:formula="of:=SQRT([.T461])" office:value-type="float" office:value="0.888836761874495" calcext:value-type="float">
            <text:p>0.89</text:p>
          </table:table-cell>
          <table:table-cell table:style-name="ce8" table:formula="of:=DEGREES(ATAN( (-SIN (RADIANS ([.C461])) * COS(RADIANS([.B461]))) / (COS (RADIANS ([.C461])) * SIN(RADIANS([.B461]))) ))" office:value-type="float" office:value="-6.82530429782606" calcext:value-type="float">
            <text:p>-6.83</text:p>
          </table:table-cell>
          <table:table-cell table:style-name="ce11" table:formula="of:=SQRT([.U461]^2+[.V461]^2)" office:value-type="float" office:value="1.14103991699322" calcext:value-type="float">
            <text:p>1.14</text:p>
          </table:table-cell>
          <table:table-cell table:style-name="ce8" table:formula="of:=DEGREES(ATAN2([.V461];[.U461]))" office:value-type="float" office:value="115.188924164827" calcext:value-type="float">
            <text:p>115.19</text:p>
          </table:table-cell>
          <table:table-cell table:style-name="ce8"/>
          <table:table-cell table:style-name="ce13" table:formula="of:=[.K461]*15" office:value-type="float" office:value="0.888836761874495" calcext:value-type="float">
            <text:p>0.89</text:p>
          </table:table-cell>
          <table:table-cell table:style-name="ce8" table:formula="of:=[.K461]^2*225" office:value-type="float" office:value="0.790030789259539" calcext:value-type="float">
            <text:p>0.79</text:p>
          </table:table-cell>
          <table:table-cell table:style-name="ce8" table:formula="of:=[.L461]*COS(RADIANS([.M461]))+[.N461]*COS(RADIANS([.O461]))" office:value-type="float" office:value="1.03253768146947" calcext:value-type="float">
            <text:p>1.03</text:p>
          </table:table-cell>
          <table:table-cell table:style-name="ce8" table:formula="of:=[.L461]*SIN(RADIANS([.M461]))+[.N461]*SIN(RADIANS([.O461]))" office:value-type="float" office:value="-0.485631576936209" calcext:value-type="float">
            <text:p>-0.49</text:p>
          </table:table-cell>
          <table:table-cell office:value-type="float" office:value="1.01734230179672" calcext:value-type="float">
            <text:p>1.02</text:p>
          </table:table-cell>
          <table:table-cell table:number-columns-repeated="1001"/>
        </table:table-row>
        <table:table-row table:style-name="ro1">
          <table:table-cell office:value-type="float" office:value="886260" calcext:value-type="float">
            <text:p>886260</text:p>
          </table:table-cell>
          <table:table-cell office:value-type="float" office:value="3.00116548450974" calcext:value-type="float">
            <text:p>3.0011654845</text:p>
          </table:table-cell>
          <table:table-cell office:value-type="float" office:value="0.296915046687919" calcext:value-type="float">
            <text:p>0.2969150467</text:p>
          </table:table-cell>
          <table:table-cell office:value-type="float" office:value="0.595174680146978" calcext:value-type="float">
            <text:p>0.5951746801</text:p>
          </table:table-cell>
          <table:table-cell office:value-type="float" office:value="-0.45" calcext:value-type="float">
            <text:p>-0.45</text:p>
          </table:table-cell>
          <table:table-cell office:value-type="float" office:value="0.15" calcext:value-type="float">
            <text:p>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7.912" calcext:value-type="float">
            <text:p>17.912</text:p>
          </table:table-cell>
          <table:table-cell/>
          <table:table-cell table:formula="of:=DEGREES(ACOS(COS(RADIANS([.B462]))*COS(RADIANS([.C462]))))" office:value-type="float" office:value="3.01580373515455" calcext:value-type="float">
            <text:p>3.02</text:p>
          </table:table-cell>
          <table:table-cell table:formula="of:=TAN((ACOS(COS(RADIANS([.B462]))*COS(RADIANS([.C462])))))" office:value-type="float" office:value="0.0526843680810598" calcext:value-type="float">
            <text:p>0.0527</text:p>
          </table:table-cell>
          <table:table-cell table:formula="of:=SQRT([.E462]^2+[.F462]^2)" office:value-type="float" office:value="0.474341649025257" calcext:value-type="float">
            <text:p>0.47</text:p>
          </table:table-cell>
          <table:table-cell table:formula="of:=DEGREES(ATAN2([.F462]; [.E462]))" office:value-type="float" office:value="-71.565051177078" calcext:value-type="float">
            <text:p>-71.57</text:p>
          </table:table-cell>
          <table:table-cell table:style-name="ce9" table:formula="of:=SQRT([.T462])" office:value-type="float" office:value="0.790265521215897" calcext:value-type="float">
            <text:p>0.79</text:p>
          </table:table-cell>
          <table:table-cell table:style-name="ce8" table:formula="of:=DEGREES(ATAN( (-SIN (RADIANS ([.C462])) * COS(RADIANS([.B462]))) / (COS (RADIANS ([.C462])) * SIN(RADIANS([.B462]))) ))" office:value-type="float" office:value="-5.64498679730817" calcext:value-type="float">
            <text:p>-5.64</text:p>
          </table:table-cell>
          <table:table-cell table:style-name="ce11" table:formula="of:=SQRT([.U462]^2+[.V462]^2)" office:value-type="float" office:value="1.07490001522876" calcext:value-type="float">
            <text:p>1.07</text:p>
          </table:table-cell>
          <table:table-cell table:style-name="ce8" table:formula="of:=DEGREES(ATAN2([.V462];[.U462]))" office:value-type="float" office:value="119.403760044242" calcext:value-type="float">
            <text:p>119.40</text:p>
          </table:table-cell>
          <table:table-cell table:style-name="ce8"/>
          <table:table-cell table:style-name="ce13" table:formula="of:=[.K462]*15" office:value-type="float" office:value="0.790265521215897" calcext:value-type="float">
            <text:p>0.79</text:p>
          </table:table-cell>
          <table:table-cell table:style-name="ce8" table:formula="of:=[.K462]^2*225" office:value-type="float" office:value="0.624519594022634" calcext:value-type="float">
            <text:p>0.62</text:p>
          </table:table-cell>
          <table:table-cell table:style-name="ce8" table:formula="of:=[.L462]*COS(RADIANS([.M462]))+[.N462]*COS(RADIANS([.O462]))" office:value-type="float" office:value="0.936433108239191" calcext:value-type="float">
            <text:p>0.94</text:p>
          </table:table-cell>
          <table:table-cell table:style-name="ce8" table:formula="of:=[.L462]*SIN(RADIANS([.M462]))+[.N462]*SIN(RADIANS([.O462]))" office:value-type="float" office:value="-0.527733906938218" calcext:value-type="float">
            <text:p>-0.53</text:p>
          </table:table-cell>
          <table:table-cell office:value-type="float" office:value="0.904741120546364" calcext:value-type="float">
            <text:p>0.90</text:p>
          </table:table-cell>
          <table:table-cell table:number-columns-repeated="1001"/>
        </table:table-row>
        <table:table-row table:style-name="ro1">
          <table:table-cell office:value-type="float" office:value="886260" calcext:value-type="float">
            <text:p>886260</text:p>
          </table:table-cell>
          <table:table-cell office:value-type="float" office:value="3.00116548450974" calcext:value-type="float">
            <text:p>3.0011654845</text:p>
          </table:table-cell>
          <table:table-cell office:value-type="float" office:value="0.296915046687919" calcext:value-type="float">
            <text:p>0.2969150467</text:p>
          </table:table-cell>
          <table:table-cell office:value-type="float" office:value="0.595174680146978" calcext:value-type="float">
            <text:p>0.5951746801</text:p>
          </table:table-cell>
          <table:table-cell office:value-type="float" office:value="-0.45" calcext:value-type="float">
            <text:p>-0.45</text:p>
          </table:table-cell>
          <table:table-cell office:value-type="float" office:value="0.15" calcext:value-type="float">
            <text:p>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7.912" calcext:value-type="float">
            <text:p>17.912</text:p>
          </table:table-cell>
          <table:table-cell/>
          <table:table-cell table:formula="of:=DEGREES(ACOS(COS(RADIANS([.B463]))*COS(RADIANS([.C463]))))" office:value-type="float" office:value="3.01580373515455" calcext:value-type="float">
            <text:p>3.02</text:p>
          </table:table-cell>
          <table:table-cell table:formula="of:=TAN((ACOS(COS(RADIANS([.B463]))*COS(RADIANS([.C463])))))" office:value-type="float" office:value="0.0526843680810598" calcext:value-type="float">
            <text:p>0.0527</text:p>
          </table:table-cell>
          <table:table-cell table:formula="of:=SQRT([.E463]^2+[.F463]^2)" office:value-type="float" office:value="0.474341649025257" calcext:value-type="float">
            <text:p>0.47</text:p>
          </table:table-cell>
          <table:table-cell table:formula="of:=DEGREES(ATAN2([.F463]; [.E463]))" office:value-type="float" office:value="-71.565051177078" calcext:value-type="float">
            <text:p>-71.57</text:p>
          </table:table-cell>
          <table:table-cell table:style-name="ce9" table:formula="of:=SQRT([.T463])" office:value-type="float" office:value="0.790265521215897" calcext:value-type="float">
            <text:p>0.79</text:p>
          </table:table-cell>
          <table:table-cell table:style-name="ce8" table:formula="of:=DEGREES(ATAN( (-SIN (RADIANS ([.C463])) * COS(RADIANS([.B463]))) / (COS (RADIANS ([.C463])) * SIN(RADIANS([.B463]))) ))" office:value-type="float" office:value="-5.64498679730817" calcext:value-type="float">
            <text:p>-5.64</text:p>
          </table:table-cell>
          <table:table-cell table:style-name="ce11" table:formula="of:=SQRT([.U463]^2+[.V463]^2)" office:value-type="float" office:value="1.07490001522876" calcext:value-type="float">
            <text:p>1.07</text:p>
          </table:table-cell>
          <table:table-cell table:style-name="ce8" table:formula="of:=DEGREES(ATAN2([.V463];[.U463]))" office:value-type="float" office:value="119.403760044242" calcext:value-type="float">
            <text:p>119.40</text:p>
          </table:table-cell>
          <table:table-cell table:style-name="ce8"/>
          <table:table-cell table:style-name="ce13" table:formula="of:=[.K463]*15" office:value-type="float" office:value="0.790265521215897" calcext:value-type="float">
            <text:p>0.79</text:p>
          </table:table-cell>
          <table:table-cell table:style-name="ce8" table:formula="of:=[.K463]^2*225" office:value-type="float" office:value="0.624519594022634" calcext:value-type="float">
            <text:p>0.62</text:p>
          </table:table-cell>
          <table:table-cell table:style-name="ce8" table:formula="of:=[.L463]*COS(RADIANS([.M463]))+[.N463]*COS(RADIANS([.O463]))" office:value-type="float" office:value="0.936433108239191" calcext:value-type="float">
            <text:p>0.94</text:p>
          </table:table-cell>
          <table:table-cell table:style-name="ce8" table:formula="of:=[.L463]*SIN(RADIANS([.M463]))+[.N463]*SIN(RADIANS([.O463]))" office:value-type="float" office:value="-0.527733906938218" calcext:value-type="float">
            <text:p>-0.53</text:p>
          </table:table-cell>
          <table:table-cell office:value-type="float" office:value="0.904741120546364" calcext:value-type="float">
            <text:p>0.90</text:p>
          </table:table-cell>
          <table:table-cell table:number-columns-repeated="1001"/>
        </table:table-row>
        <table:table-row table:style-name="ro1">
          <table:table-cell office:value-type="float" office:value="886510" calcext:value-type="float">
            <text:p>886510</text:p>
          </table:table-cell>
          <table:table-cell office:value-type="float" office:value="2.51524768426505" calcext:value-type="float">
            <text:p>2.5152476843</text:p>
          </table:table-cell>
          <table:table-cell office:value-type="float" office:value="0.244865723519969" calcext:value-type="float">
            <text:p>0.2448657235</text:p>
          </table:table-cell>
          <table:table-cell office:value-type="float" office:value="0.5829688652959" calcext:value-type="float">
            <text:p>0.5829688653</text:p>
          </table:table-cell>
          <table:table-cell office:value-type="float" office:value="-0.49" calcext:value-type="float">
            <text:p>-0.49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7.948" calcext:value-type="float">
            <text:p>17.948</text:p>
          </table:table-cell>
          <table:table-cell/>
          <table:table-cell table:formula="of:=DEGREES(ACOS(COS(RADIANS([.B464]))*COS(RADIANS([.C464]))))" office:value-type="float" office:value="2.52713110342339" calcext:value-type="float">
            <text:p>2.53</text:p>
          </table:table-cell>
          <table:table-cell table:formula="of:=TAN((ACOS(COS(RADIANS([.B464]))*COS(RADIANS([.C464])))))" office:value-type="float" office:value="0.0441353825115107" calcext:value-type="float">
            <text:p>0.0441</text:p>
          </table:table-cell>
          <table:table-cell table:formula="of:=SQRT([.E464]^2+[.F464]^2)" office:value-type="float" office:value="0.509607692249636" calcext:value-type="float">
            <text:p>0.51</text:p>
          </table:table-cell>
          <table:table-cell table:formula="of:=DEGREES(ATAN2([.F464]; [.E464]))" office:value-type="float" office:value="-74.0546040990772" calcext:value-type="float">
            <text:p>-74.05</text:p>
          </table:table-cell>
          <table:table-cell table:style-name="ce9" table:formula="of:=SQRT([.T464])" office:value-type="float" office:value="0.66203073767266" calcext:value-type="float">
            <text:p>0.66</text:p>
          </table:table-cell>
          <table:table-cell table:style-name="ce8" table:formula="of:=DEGREES(ATAN( (-SIN (RADIANS ([.C464])) * COS(RADIANS([.B464]))) / (COS (RADIANS ([.C464])) * SIN(RADIANS([.B464]))) ))" office:value-type="float" office:value="-5.55685070176079" calcext:value-type="float">
            <text:p>-5.56</text:p>
          </table:table-cell>
          <table:table-cell table:style-name="ce11" table:formula="of:=SQRT([.U464]^2+[.V464]^2)" office:value-type="float" office:value="0.972268850519397" calcext:value-type="float">
            <text:p>0.97</text:p>
          </table:table-cell>
          <table:table-cell table:style-name="ce8" table:formula="of:=DEGREES(ATAN2([.V464];[.U464]))" office:value-type="float" office:value="124.744016439395" calcext:value-type="float">
            <text:p>124.74</text:p>
          </table:table-cell>
          <table:table-cell table:style-name="ce8"/>
          <table:table-cell table:style-name="ce13" table:formula="of:=[.K464]*15" office:value-type="float" office:value="0.66203073767266" calcext:value-type="float">
            <text:p>0.66</text:p>
          </table:table-cell>
          <table:table-cell table:style-name="ce8" table:formula="of:=[.K464]^2*225" office:value-type="float" office:value="0.438284697623407" calcext:value-type="float">
            <text:p>0.44</text:p>
          </table:table-cell>
          <table:table-cell table:style-name="ce8" table:formula="of:=[.L464]*COS(RADIANS([.M464]))+[.N464]*COS(RADIANS([.O464]))" office:value-type="float" office:value="0.798919595171601" calcext:value-type="float">
            <text:p>0.80</text:p>
          </table:table-cell>
          <table:table-cell table:style-name="ce8" table:formula="of:=[.L464]*SIN(RADIANS([.M464]))+[.N464]*SIN(RADIANS([.O464]))" office:value-type="float" office:value="-0.554106666753934" calcext:value-type="float">
            <text:p>-0.55</text:p>
          </table:table-cell>
          <table:table-cell office:value-type="float" office:value="0.758139331027017" calcext:value-type="float">
            <text:p>0.76</text:p>
          </table:table-cell>
          <table:table-cell table:number-columns-repeated="1001"/>
        </table:table-row>
        <table:table-row table:style-name="ro1">
          <table:table-cell office:value-type="float" office:value="886510" calcext:value-type="float">
            <text:p>886510</text:p>
          </table:table-cell>
          <table:table-cell office:value-type="float" office:value="2.51524768426505" calcext:value-type="float">
            <text:p>2.5152476843</text:p>
          </table:table-cell>
          <table:table-cell office:value-type="float" office:value="0.244865723519969" calcext:value-type="float">
            <text:p>0.2448657235</text:p>
          </table:table-cell>
          <table:table-cell office:value-type="float" office:value="0.5829688652959" calcext:value-type="float">
            <text:p>0.5829688653</text:p>
          </table:table-cell>
          <table:table-cell office:value-type="float" office:value="-0.49" calcext:value-type="float">
            <text:p>-0.49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7.948" calcext:value-type="float">
            <text:p>17.948</text:p>
          </table:table-cell>
          <table:table-cell/>
          <table:table-cell table:formula="of:=DEGREES(ACOS(COS(RADIANS([.B465]))*COS(RADIANS([.C465]))))" office:value-type="float" office:value="2.52713110342339" calcext:value-type="float">
            <text:p>2.53</text:p>
          </table:table-cell>
          <table:table-cell table:formula="of:=TAN((ACOS(COS(RADIANS([.B465]))*COS(RADIANS([.C465])))))" office:value-type="float" office:value="0.0441353825115107" calcext:value-type="float">
            <text:p>0.0441</text:p>
          </table:table-cell>
          <table:table-cell table:formula="of:=SQRT([.E465]^2+[.F465]^2)" office:value-type="float" office:value="0.509607692249636" calcext:value-type="float">
            <text:p>0.51</text:p>
          </table:table-cell>
          <table:table-cell table:formula="of:=DEGREES(ATAN2([.F465]; [.E465]))" office:value-type="float" office:value="-74.0546040990772" calcext:value-type="float">
            <text:p>-74.05</text:p>
          </table:table-cell>
          <table:table-cell table:style-name="ce9" table:formula="of:=SQRT([.T465])" office:value-type="float" office:value="0.66203073767266" calcext:value-type="float">
            <text:p>0.66</text:p>
          </table:table-cell>
          <table:table-cell table:style-name="ce8" table:formula="of:=DEGREES(ATAN( (-SIN (RADIANS ([.C465])) * COS(RADIANS([.B465]))) / (COS (RADIANS ([.C465])) * SIN(RADIANS([.B465]))) ))" office:value-type="float" office:value="-5.55685070176079" calcext:value-type="float">
            <text:p>-5.56</text:p>
          </table:table-cell>
          <table:table-cell table:style-name="ce11" table:formula="of:=SQRT([.U465]^2+[.V465]^2)" office:value-type="float" office:value="0.972268850519397" calcext:value-type="float">
            <text:p>0.97</text:p>
          </table:table-cell>
          <table:table-cell table:style-name="ce8" table:formula="of:=DEGREES(ATAN2([.V465];[.U465]))" office:value-type="float" office:value="124.744016439395" calcext:value-type="float">
            <text:p>124.74</text:p>
          </table:table-cell>
          <table:table-cell table:style-name="ce8"/>
          <table:table-cell table:style-name="ce13" table:formula="of:=[.K465]*15" office:value-type="float" office:value="0.66203073767266" calcext:value-type="float">
            <text:p>0.66</text:p>
          </table:table-cell>
          <table:table-cell table:style-name="ce8" table:formula="of:=[.K465]^2*225" office:value-type="float" office:value="0.438284697623407" calcext:value-type="float">
            <text:p>0.44</text:p>
          </table:table-cell>
          <table:table-cell table:style-name="ce8" table:formula="of:=[.L465]*COS(RADIANS([.M465]))+[.N465]*COS(RADIANS([.O465]))" office:value-type="float" office:value="0.798919595171601" calcext:value-type="float">
            <text:p>0.80</text:p>
          </table:table-cell>
          <table:table-cell table:style-name="ce8" table:formula="of:=[.L465]*SIN(RADIANS([.M465]))+[.N465]*SIN(RADIANS([.O465]))" office:value-type="float" office:value="-0.554106666753934" calcext:value-type="float">
            <text:p>-0.55</text:p>
          </table:table-cell>
          <table:table-cell office:value-type="float" office:value="0.758139331027017" calcext:value-type="float">
            <text:p>0.76</text:p>
          </table:table-cell>
          <table:table-cell table:number-columns-repeated="1001"/>
        </table:table-row>
        <table:table-row table:style-name="ro1">
          <table:table-cell office:value-type="float" office:value="886760" calcext:value-type="float">
            <text:p>886760</text:p>
          </table:table-cell>
          <table:table-cell office:value-type="float" office:value="2.00493991882448" calcext:value-type="float">
            <text:p>2.0049399188</text:p>
          </table:table-cell>
          <table:table-cell office:value-type="float" office:value="0.228523081868111" calcext:value-type="float">
            <text:p>0.2285230819</text:p>
          </table:table-cell>
          <table:table-cell office:value-type="float" office:value="0.58098853732342" calcext:value-type="float">
            <text:p>0.5809885373</text:p>
          </table:table-cell>
          <table:table-cell office:value-type="float" office:value="-0.51" calcext:value-type="float">
            <text:p>-0.51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7.984" calcext:value-type="float">
            <text:p>17.984</text:p>
          </table:table-cell>
          <table:table-cell/>
          <table:table-cell table:formula="of:=DEGREES(ACOS(COS(RADIANS([.B466]))*COS(RADIANS([.C466]))))" office:value-type="float" office:value="2.01791614289067" calcext:value-type="float">
            <text:p>2.02</text:p>
          </table:table-cell>
          <table:table-cell table:formula="of:=TAN((ACOS(COS(RADIANS([.B466]))*COS(RADIANS([.C466])))))" office:value-type="float" office:value="0.0352338499232783" calcext:value-type="float">
            <text:p>0.0352</text:p>
          </table:table-cell>
          <table:table-cell table:formula="of:=SQRT([.E466]^2+[.F466]^2)" office:value-type="float" office:value="0.526307894677631" calcext:value-type="float">
            <text:p>0.53</text:p>
          </table:table-cell>
          <table:table-cell table:formula="of:=DEGREES(ATAN2([.F466]; [.E466]))" office:value-type="float" office:value="-75.6997225508144" calcext:value-type="float">
            <text:p>-75.70</text:p>
          </table:table-cell>
          <table:table-cell table:style-name="ce9" table:formula="of:=SQRT([.T466])" office:value-type="float" office:value="0.528507748849174" calcext:value-type="float">
            <text:p>0.53</text:p>
          </table:table-cell>
          <table:table-cell table:style-name="ce8" table:formula="of:=DEGREES(ATAN( (-SIN (RADIANS ([.C466])) * COS(RADIANS([.B466]))) / (COS (RADIANS ([.C466])) * SIN(RADIANS([.B466]))) ))" office:value-type="float" office:value="-6.49991426837875" calcext:value-type="float">
            <text:p>-6.50</text:p>
          </table:table-cell>
          <table:table-cell table:style-name="ce11" table:formula="of:=SQRT([.U466]^2+[.V466]^2)" office:value-type="float" office:value="0.868259018988733" calcext:value-type="float">
            <text:p>0.87</text:p>
          </table:table-cell>
          <table:table-cell table:style-name="ce8" table:formula="of:=DEGREES(ATAN2([.V466];[.U466]))" office:value-type="float" office:value="131.017386537261" calcext:value-type="float">
            <text:p>131.02</text:p>
          </table:table-cell>
          <table:table-cell table:style-name="ce8"/>
          <table:table-cell table:style-name="ce13" table:formula="of:=[.K466]*15" office:value-type="float" office:value="0.528507748849174" calcext:value-type="float">
            <text:p>0.53</text:p>
          </table:table-cell>
          <table:table-cell table:style-name="ce8" table:formula="of:=[.K466]^2*225" office:value-type="float" office:value="0.279320440593622" calcext:value-type="float">
            <text:p>0.28</text:p>
          </table:table-cell>
          <table:table-cell table:style-name="ce8" table:formula="of:=[.L466]*COS(RADIANS([.M466]))+[.N466]*COS(RADIANS([.O466]))" office:value-type="float" office:value="0.655110514284683" calcext:value-type="float">
            <text:p>0.66</text:p>
          </table:table-cell>
          <table:table-cell table:style-name="ce8" table:formula="of:=[.L466]*SIN(RADIANS([.M466]))+[.N466]*SIN(RADIANS([.O466]))" office:value-type="float" office:value="-0.569827989948664" calcext:value-type="float">
            <text:p>-0.57</text:p>
          </table:table-cell>
          <table:table-cell office:value-type="float" office:value="0.6053748428672" calcext:value-type="float">
            <text:p>0.61</text:p>
          </table:table-cell>
          <table:table-cell table:number-columns-repeated="1001"/>
        </table:table-row>
        <table:table-row table:style-name="ro1">
          <table:table-cell office:value-type="float" office:value="886760" calcext:value-type="float">
            <text:p>886760</text:p>
          </table:table-cell>
          <table:table-cell office:value-type="float" office:value="2.00493991882448" calcext:value-type="float">
            <text:p>2.0049399188</text:p>
          </table:table-cell>
          <table:table-cell office:value-type="float" office:value="0.228523081868111" calcext:value-type="float">
            <text:p>0.2285230819</text:p>
          </table:table-cell>
          <table:table-cell office:value-type="float" office:value="0.58098853732342" calcext:value-type="float">
            <text:p>0.5809885373</text:p>
          </table:table-cell>
          <table:table-cell office:value-type="float" office:value="-0.51" calcext:value-type="float">
            <text:p>-0.51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7.984" calcext:value-type="float">
            <text:p>17.984</text:p>
          </table:table-cell>
          <table:table-cell/>
          <table:table-cell table:formula="of:=DEGREES(ACOS(COS(RADIANS([.B467]))*COS(RADIANS([.C467]))))" office:value-type="float" office:value="2.01791614289067" calcext:value-type="float">
            <text:p>2.02</text:p>
          </table:table-cell>
          <table:table-cell table:formula="of:=TAN((ACOS(COS(RADIANS([.B467]))*COS(RADIANS([.C467])))))" office:value-type="float" office:value="0.0352338499232783" calcext:value-type="float">
            <text:p>0.0352</text:p>
          </table:table-cell>
          <table:table-cell table:formula="of:=SQRT([.E467]^2+[.F467]^2)" office:value-type="float" office:value="0.526307894677631" calcext:value-type="float">
            <text:p>0.53</text:p>
          </table:table-cell>
          <table:table-cell table:formula="of:=DEGREES(ATAN2([.F467]; [.E467]))" office:value-type="float" office:value="-75.6997225508144" calcext:value-type="float">
            <text:p>-75.70</text:p>
          </table:table-cell>
          <table:table-cell table:style-name="ce9" table:formula="of:=SQRT([.T467])" office:value-type="float" office:value="0.528507748849174" calcext:value-type="float">
            <text:p>0.53</text:p>
          </table:table-cell>
          <table:table-cell table:style-name="ce8" table:formula="of:=DEGREES(ATAN( (-SIN (RADIANS ([.C467])) * COS(RADIANS([.B467]))) / (COS (RADIANS ([.C467])) * SIN(RADIANS([.B467]))) ))" office:value-type="float" office:value="-6.49991426837875" calcext:value-type="float">
            <text:p>-6.50</text:p>
          </table:table-cell>
          <table:table-cell table:style-name="ce11" table:formula="of:=SQRT([.U467]^2+[.V467]^2)" office:value-type="float" office:value="0.868259018988733" calcext:value-type="float">
            <text:p>0.87</text:p>
          </table:table-cell>
          <table:table-cell table:style-name="ce8" table:formula="of:=DEGREES(ATAN2([.V467];[.U467]))" office:value-type="float" office:value="131.017386537261" calcext:value-type="float">
            <text:p>131.02</text:p>
          </table:table-cell>
          <table:table-cell table:style-name="ce8"/>
          <table:table-cell table:style-name="ce13" table:formula="of:=[.K467]*15" office:value-type="float" office:value="0.528507748849174" calcext:value-type="float">
            <text:p>0.53</text:p>
          </table:table-cell>
          <table:table-cell table:style-name="ce8" table:formula="of:=[.K467]^2*225" office:value-type="float" office:value="0.279320440593622" calcext:value-type="float">
            <text:p>0.28</text:p>
          </table:table-cell>
          <table:table-cell table:style-name="ce8" table:formula="of:=[.L467]*COS(RADIANS([.M467]))+[.N467]*COS(RADIANS([.O467]))" office:value-type="float" office:value="0.655110514284683" calcext:value-type="float">
            <text:p>0.66</text:p>
          </table:table-cell>
          <table:table-cell table:style-name="ce8" table:formula="of:=[.L467]*SIN(RADIANS([.M467]))+[.N467]*SIN(RADIANS([.O467]))" office:value-type="float" office:value="-0.569827989948664" calcext:value-type="float">
            <text:p>-0.57</text:p>
          </table:table-cell>
          <table:table-cell office:value-type="float" office:value="0.6053748428672" calcext:value-type="float">
            <text:p>0.61</text:p>
          </table:table-cell>
          <table:table-cell table:number-columns-repeated="1001"/>
        </table:table-row>
        <table:table-row table:style-name="ro1">
          <table:table-cell office:value-type="float" office:value="887010" calcext:value-type="float">
            <text:p>887010</text:p>
          </table:table-cell>
          <table:table-cell office:value-type="float" office:value="1.54306257018923" calcext:value-type="float">
            <text:p>1.5430625702</text:p>
          </table:table-cell>
          <table:table-cell office:value-type="float" office:value="0.195626996515052" calcext:value-type="float">
            <text:p>0.1956269965</text:p>
          </table:table-cell>
          <table:table-cell office:value-type="float" office:value="0.584877156116978" calcext:value-type="float">
            <text:p>0.5848771561</text:p>
          </table:table-cell>
          <table:table-cell office:value-type="float" office:value="-0.5" calcext:value-type="float">
            <text:p>-0.5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8.02" calcext:value-type="float">
            <text:p>18.02</text:p>
          </table:table-cell>
          <table:table-cell/>
          <table:table-cell table:formula="of:=DEGREES(ACOS(COS(RADIANS([.B468]))*COS(RADIANS([.C468]))))" office:value-type="float" office:value="1.55541080244123" calcext:value-type="float">
            <text:p>1.56</text:p>
          </table:table-cell>
          <table:table-cell table:formula="of:=TAN((ACOS(COS(RADIANS([.B468]))*COS(RADIANS([.C468])))))" office:value-type="float" office:value="0.0271537104669031" calcext:value-type="float">
            <text:p>0.0272</text:p>
          </table:table-cell>
          <table:table-cell table:formula="of:=SQRT([.E468]^2+[.F468]^2)" office:value-type="float" office:value="0.514198405287298" calcext:value-type="float">
            <text:p>0.51</text:p>
          </table:table-cell>
          <table:table-cell table:formula="of:=DEGREES(ATAN2([.F468]; [.E468]))" office:value-type="float" office:value="-76.5042667192042" calcext:value-type="float">
            <text:p>-76.50</text:p>
          </table:table-cell>
          <table:table-cell table:style-name="ce9" table:formula="of:=SQRT([.T468])" office:value-type="float" office:value="0.407305657003547" calcext:value-type="float">
            <text:p>0.41</text:p>
          </table:table-cell>
          <table:table-cell table:style-name="ce8" table:formula="of:=DEGREES(ATAN( (-SIN (RADIANS ([.C468])) * COS(RADIANS([.B468]))) / (COS (RADIANS ([.C468])) * SIN(RADIANS([.B468]))) ))" office:value-type="float" office:value="-7.22362051509959" calcext:value-type="float">
            <text:p>-7.22</text:p>
          </table:table-cell>
          <table:table-cell table:style-name="ce11" table:formula="of:=SQRT([.U468]^2+[.V468]^2)" office:value-type="float" office:value="0.760585894649923" calcext:value-type="float">
            <text:p>0.76</text:p>
          </table:table-cell>
          <table:table-cell table:style-name="ce8" table:formula="of:=DEGREES(ATAN2([.V468];[.U468]))" office:value-type="float" office:value="136.44596585099" calcext:value-type="float">
            <text:p>136.45</text:p>
          </table:table-cell>
          <table:table-cell table:style-name="ce8"/>
          <table:table-cell table:style-name="ce13" table:formula="of:=[.K468]*15" office:value-type="float" office:value="0.407305657003547" calcext:value-type="float">
            <text:p>0.41</text:p>
          </table:table-cell>
          <table:table-cell table:style-name="ce8" table:formula="of:=[.K468]^2*225" office:value-type="float" office:value="0.165897898227091" calcext:value-type="float">
            <text:p>0.17</text:p>
          </table:table-cell>
          <table:table-cell table:style-name="ce8" table:formula="of:=[.L468]*COS(RADIANS([.M468]))+[.N468]*COS(RADIANS([.O468]))" office:value-type="float" office:value="0.524072850686027" calcext:value-type="float">
            <text:p>0.52</text:p>
          </table:table-cell>
          <table:table-cell table:style-name="ce8" table:formula="of:=[.L468]*SIN(RADIANS([.M468]))+[.N468]*SIN(RADIANS([.O468]))" office:value-type="float" office:value="-0.551215520748686" calcext:value-type="float">
            <text:p>-0.55</text:p>
          </table:table-cell>
          <table:table-cell office:value-type="float" office:value="0.466623240732369" calcext:value-type="float">
            <text:p>0.47</text:p>
          </table:table-cell>
          <table:table-cell table:number-columns-repeated="1001"/>
        </table:table-row>
        <table:table-row table:style-name="ro1">
          <table:table-cell office:value-type="float" office:value="887010" calcext:value-type="float">
            <text:p>887010</text:p>
          </table:table-cell>
          <table:table-cell office:value-type="float" office:value="1.54306257018923" calcext:value-type="float">
            <text:p>1.5430625702</text:p>
          </table:table-cell>
          <table:table-cell office:value-type="float" office:value="0.195626996515052" calcext:value-type="float">
            <text:p>0.1956269965</text:p>
          </table:table-cell>
          <table:table-cell office:value-type="float" office:value="0.584877156116978" calcext:value-type="float">
            <text:p>0.5848771561</text:p>
          </table:table-cell>
          <table:table-cell office:value-type="float" office:value="-0.5" calcext:value-type="float">
            <text:p>-0.5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8.02" calcext:value-type="float">
            <text:p>18.02</text:p>
          </table:table-cell>
          <table:table-cell/>
          <table:table-cell table:formula="of:=DEGREES(ACOS(COS(RADIANS([.B469]))*COS(RADIANS([.C469]))))" office:value-type="float" office:value="1.55541080244123" calcext:value-type="float">
            <text:p>1.56</text:p>
          </table:table-cell>
          <table:table-cell table:formula="of:=TAN((ACOS(COS(RADIANS([.B469]))*COS(RADIANS([.C469])))))" office:value-type="float" office:value="0.0271537104669031" calcext:value-type="float">
            <text:p>0.0272</text:p>
          </table:table-cell>
          <table:table-cell table:formula="of:=SQRT([.E469]^2+[.F469]^2)" office:value-type="float" office:value="0.514198405287298" calcext:value-type="float">
            <text:p>0.51</text:p>
          </table:table-cell>
          <table:table-cell table:formula="of:=DEGREES(ATAN2([.F469]; [.E469]))" office:value-type="float" office:value="-76.5042667192042" calcext:value-type="float">
            <text:p>-76.50</text:p>
          </table:table-cell>
          <table:table-cell table:style-name="ce9" table:formula="of:=SQRT([.T469])" office:value-type="float" office:value="0.407305657003547" calcext:value-type="float">
            <text:p>0.41</text:p>
          </table:table-cell>
          <table:table-cell table:style-name="ce8" table:formula="of:=DEGREES(ATAN( (-SIN (RADIANS ([.C469])) * COS(RADIANS([.B469]))) / (COS (RADIANS ([.C469])) * SIN(RADIANS([.B469]))) ))" office:value-type="float" office:value="-7.22362051509959" calcext:value-type="float">
            <text:p>-7.22</text:p>
          </table:table-cell>
          <table:table-cell table:style-name="ce11" table:formula="of:=SQRT([.U469]^2+[.V469]^2)" office:value-type="float" office:value="0.760585894649923" calcext:value-type="float">
            <text:p>0.76</text:p>
          </table:table-cell>
          <table:table-cell table:style-name="ce8" table:formula="of:=DEGREES(ATAN2([.V469];[.U469]))" office:value-type="float" office:value="136.44596585099" calcext:value-type="float">
            <text:p>136.45</text:p>
          </table:table-cell>
          <table:table-cell table:style-name="ce8"/>
          <table:table-cell table:style-name="ce13" table:formula="of:=[.K469]*15" office:value-type="float" office:value="0.407305657003547" calcext:value-type="float">
            <text:p>0.41</text:p>
          </table:table-cell>
          <table:table-cell table:style-name="ce8" table:formula="of:=[.K469]^2*225" office:value-type="float" office:value="0.165897898227091" calcext:value-type="float">
            <text:p>0.17</text:p>
          </table:table-cell>
          <table:table-cell table:style-name="ce8" table:formula="of:=[.L469]*COS(RADIANS([.M469]))+[.N469]*COS(RADIANS([.O469]))" office:value-type="float" office:value="0.524072850686027" calcext:value-type="float">
            <text:p>0.52</text:p>
          </table:table-cell>
          <table:table-cell table:style-name="ce8" table:formula="of:=[.L469]*SIN(RADIANS([.M469]))+[.N469]*SIN(RADIANS([.O469]))" office:value-type="float" office:value="-0.551215520748686" calcext:value-type="float">
            <text:p>-0.55</text:p>
          </table:table-cell>
          <table:table-cell office:value-type="float" office:value="0.466623240732369" calcext:value-type="float">
            <text:p>0.47</text:p>
          </table:table-cell>
          <table:table-cell table:number-columns-repeated="1001"/>
        </table:table-row>
        <table:table-row table:style-name="ro1">
          <table:table-cell office:value-type="float" office:value="887259" calcext:value-type="float">
            <text:p>887259</text:p>
          </table:table-cell>
          <table:table-cell office:value-type="float" office:value="1.20270122379939" calcext:value-type="float">
            <text:p>1.2027012238</text:p>
          </table:table-cell>
          <table:table-cell office:value-type="float" office:value="0.189519540076805" calcext:value-type="float">
            <text:p>0.1895195401</text:p>
          </table:table-cell>
          <table:table-cell office:value-type="float" office:value="0.592236044617432" calcext:value-type="float">
            <text:p>0.5922360446</text:p>
          </table:table-cell>
          <table:table-cell office:value-type="float" office:value="-0.48" calcext:value-type="float">
            <text:p>-0.48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8.056" calcext:value-type="float">
            <text:p>18.056</text:p>
          </table:table-cell>
          <table:table-cell/>
          <table:table-cell table:formula="of:=DEGREES(ACOS(COS(RADIANS([.B470]))*COS(RADIANS([.C470]))))" office:value-type="float" office:value="1.21753957398601" calcext:value-type="float">
            <text:p>1.22</text:p>
          </table:table-cell>
          <table:table-cell table:formula="of:=TAN((ACOS(COS(RADIANS([.B470]))*COS(RADIANS([.C470])))))" office:value-type="float" office:value="0.0212532735185194" calcext:value-type="float">
            <text:p>0.0213</text:p>
          </table:table-cell>
          <table:table-cell table:formula="of:=SQRT([.E470]^2+[.F470]^2)" office:value-type="float" office:value="0.494772675074119" calcext:value-type="float">
            <text:p>0.49</text:p>
          </table:table-cell>
          <table:table-cell table:formula="of:=DEGREES(ATAN2([.F470]; [.E470]))" office:value-type="float" office:value="-75.9637565320735" calcext:value-type="float">
            <text:p>-75.96</text:p>
          </table:table-cell>
          <table:table-cell table:style-name="ce9" table:formula="of:=SQRT([.T470])" office:value-type="float" office:value="0.318799102777791" calcext:value-type="float">
            <text:p>0.32</text:p>
          </table:table-cell>
          <table:table-cell table:style-name="ce8" table:formula="of:=DEGREES(ATAN( (-SIN (RADIANS ([.C470])) * COS(RADIANS([.B470]))) / (COS (RADIANS ([.C470])) * SIN(RADIANS([.B470]))) ))" office:value-type="float" office:value="-8.95367095980831" calcext:value-type="float">
            <text:p>-8.95</text:p>
          </table:table-cell>
          <table:table-cell table:style-name="ce11" table:formula="of:=SQRT([.U470]^2+[.V470]^2)" office:value-type="float" office:value="0.685305918952586" calcext:value-type="float">
            <text:p>0.69</text:p>
          </table:table-cell>
          <table:table-cell table:style-name="ce8" table:formula="of:=DEGREES(ATAN2([.V470];[.U470]))" office:value-type="float" office:value="140.607594704765" calcext:value-type="float">
            <text:p>140.61</text:p>
          </table:table-cell>
          <table:table-cell table:style-name="ce8"/>
          <table:table-cell table:style-name="ce13" table:formula="of:=[.K470]*15" office:value-type="float" office:value="0.318799102777791" calcext:value-type="float">
            <text:p>0.32</text:p>
          </table:table-cell>
          <table:table-cell table:style-name="ce8" table:formula="of:=[.K470]^2*225" office:value-type="float" office:value="0.101632867931925" calcext:value-type="float">
            <text:p>0.10</text:p>
          </table:table-cell>
          <table:table-cell table:style-name="ce8" table:formula="of:=[.L470]*COS(RADIANS([.M470]))+[.N470]*COS(RADIANS([.O470]))" office:value-type="float" office:value="0.434914379406155" calcext:value-type="float">
            <text:p>0.43</text:p>
          </table:table-cell>
          <table:table-cell table:style-name="ce8" table:formula="of:=[.L470]*SIN(RADIANS([.M470]))+[.N470]*SIN(RADIANS([.O470]))" office:value-type="float" office:value="-0.529616545377132" calcext:value-type="float">
            <text:p>-0.53</text:p>
          </table:table-cell>
          <table:table-cell office:value-type="float" office:value="0.365261872195804" calcext:value-type="float">
            <text:p>0.37</text:p>
          </table:table-cell>
          <table:table-cell table:number-columns-repeated="1001"/>
        </table:table-row>
        <table:table-row table:style-name="ro1">
          <table:table-cell office:value-type="float" office:value="887259" calcext:value-type="float">
            <text:p>887259</text:p>
          </table:table-cell>
          <table:table-cell office:value-type="float" office:value="1.20270122379939" calcext:value-type="float">
            <text:p>1.2027012238</text:p>
          </table:table-cell>
          <table:table-cell office:value-type="float" office:value="0.189519540076805" calcext:value-type="float">
            <text:p>0.1895195401</text:p>
          </table:table-cell>
          <table:table-cell office:value-type="float" office:value="0.592236044617432" calcext:value-type="float">
            <text:p>0.5922360446</text:p>
          </table:table-cell>
          <table:table-cell office:value-type="float" office:value="-0.48" calcext:value-type="float">
            <text:p>-0.48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8.056" calcext:value-type="float">
            <text:p>18.056</text:p>
          </table:table-cell>
          <table:table-cell/>
          <table:table-cell table:formula="of:=DEGREES(ACOS(COS(RADIANS([.B471]))*COS(RADIANS([.C471]))))" office:value-type="float" office:value="1.21753957398601" calcext:value-type="float">
            <text:p>1.22</text:p>
          </table:table-cell>
          <table:table-cell table:formula="of:=TAN((ACOS(COS(RADIANS([.B471]))*COS(RADIANS([.C471])))))" office:value-type="float" office:value="0.0212532735185194" calcext:value-type="float">
            <text:p>0.0213</text:p>
          </table:table-cell>
          <table:table-cell table:formula="of:=SQRT([.E471]^2+[.F471]^2)" office:value-type="float" office:value="0.494772675074119" calcext:value-type="float">
            <text:p>0.49</text:p>
          </table:table-cell>
          <table:table-cell table:formula="of:=DEGREES(ATAN2([.F471]; [.E471]))" office:value-type="float" office:value="-75.9637565320735" calcext:value-type="float">
            <text:p>-75.96</text:p>
          </table:table-cell>
          <table:table-cell table:style-name="ce9" table:formula="of:=SQRT([.T471])" office:value-type="float" office:value="0.318799102777791" calcext:value-type="float">
            <text:p>0.32</text:p>
          </table:table-cell>
          <table:table-cell table:style-name="ce8" table:formula="of:=DEGREES(ATAN( (-SIN (RADIANS ([.C471])) * COS(RADIANS([.B471]))) / (COS (RADIANS ([.C471])) * SIN(RADIANS([.B471]))) ))" office:value-type="float" office:value="-8.95367095980831" calcext:value-type="float">
            <text:p>-8.95</text:p>
          </table:table-cell>
          <table:table-cell table:style-name="ce11" table:formula="of:=SQRT([.U471]^2+[.V471]^2)" office:value-type="float" office:value="0.685305918952586" calcext:value-type="float">
            <text:p>0.69</text:p>
          </table:table-cell>
          <table:table-cell table:style-name="ce8" table:formula="of:=DEGREES(ATAN2([.V471];[.U471]))" office:value-type="float" office:value="140.607594704765" calcext:value-type="float">
            <text:p>140.61</text:p>
          </table:table-cell>
          <table:table-cell table:style-name="ce8"/>
          <table:table-cell table:style-name="ce13" table:formula="of:=[.K471]*15" office:value-type="float" office:value="0.318799102777791" calcext:value-type="float">
            <text:p>0.32</text:p>
          </table:table-cell>
          <table:table-cell table:style-name="ce8" table:formula="of:=[.K471]^2*225" office:value-type="float" office:value="0.101632867931925" calcext:value-type="float">
            <text:p>0.10</text:p>
          </table:table-cell>
          <table:table-cell table:style-name="ce8" table:formula="of:=[.L471]*COS(RADIANS([.M471]))+[.N471]*COS(RADIANS([.O471]))" office:value-type="float" office:value="0.434914379406155" calcext:value-type="float">
            <text:p>0.43</text:p>
          </table:table-cell>
          <table:table-cell table:style-name="ce8" table:formula="of:=[.L471]*SIN(RADIANS([.M471]))+[.N471]*SIN(RADIANS([.O471]))" office:value-type="float" office:value="-0.529616545377132" calcext:value-type="float">
            <text:p>-0.53</text:p>
          </table:table-cell>
          <table:table-cell office:value-type="float" office:value="0.365261872195804" calcext:value-type="float">
            <text:p>0.37</text:p>
          </table:table-cell>
          <table:table-cell table:number-columns-repeated="1001"/>
        </table:table-row>
        <table:table-row table:style-name="ro1">
          <table:table-cell office:value-type="float" office:value="887509" calcext:value-type="float">
            <text:p>887509</text:p>
          </table:table-cell>
          <table:table-cell office:value-type="float" office:value="0.974896699176309" calcext:value-type="float">
            <text:p>0.9748966992</text:p>
          </table:table-cell>
          <table:table-cell office:value-type="float" office:value="0.237807496745127" calcext:value-type="float">
            <text:p>0.2378074967</text:p>
          </table:table-cell>
          <table:table-cell office:value-type="float" office:value="0.594600837534991" calcext:value-type="float">
            <text:p>0.5946008375</text:p>
          </table:table-cell>
          <table:table-cell office:value-type="float" office:value="-0.45" calcext:value-type="float">
            <text:p>-0.45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8.092" calcext:value-type="float">
            <text:p>18.092</text:p>
          </table:table-cell>
          <table:table-cell/>
          <table:table-cell table:formula="of:=DEGREES(ACOS(COS(RADIANS([.B472]))*COS(RADIANS([.C472]))))" office:value-type="float" office:value="1.00347920848428" calcext:value-type="float">
            <text:p>1.00</text:p>
          </table:table-cell>
          <table:table-cell table:formula="of:=TAN((ACOS(COS(RADIANS([.B472]))*COS(RADIANS([.C472])))))" office:value-type="float" office:value="0.0175158071373257" calcext:value-type="float">
            <text:p>0.0175</text:p>
          </table:table-cell>
          <table:table-cell table:formula="of:=SQRT([.E472]^2+[.F472]^2)" office:value-type="float" office:value="0.463249392876019" calcext:value-type="float">
            <text:p>0.46</text:p>
          </table:table-cell>
          <table:table-cell table:formula="of:=DEGREES(ATAN2([.F472]; [.E472]))" office:value-type="float" office:value="-76.2637316943774" calcext:value-type="float">
            <text:p>-76.26</text:p>
          </table:table-cell>
          <table:table-cell table:style-name="ce9" table:formula="of:=SQRT([.T472])" office:value-type="float" office:value="0.262737107059885" calcext:value-type="float">
            <text:p>0.26</text:p>
          </table:table-cell>
          <table:table-cell table:style-name="ce8" table:formula="of:=DEGREES(ATAN( (-SIN (RADIANS ([.C472])) * COS(RADIANS([.B472]))) / (COS (RADIANS ([.C472])) * SIN(RADIANS([.B472]))) ))" office:value-type="float" office:value="-13.7073065534973" calcext:value-type="float">
            <text:p>-13.71</text:p>
          </table:table-cell>
          <table:table-cell table:style-name="ce11" table:formula="of:=SQRT([.U472]^2+[.V472]^2)" office:value-type="float" office:value="0.629141900514407" calcext:value-type="float">
            <text:p>0.63</text:p>
          </table:table-cell>
          <table:table-cell table:style-name="ce8" table:formula="of:=DEGREES(ATAN2([.V472];[.U472]))" office:value-type="float" office:value="144.510122261601" calcext:value-type="float">
            <text:p>144.51</text:p>
          </table:table-cell>
          <table:table-cell table:style-name="ce8"/>
          <table:table-cell table:style-name="ce13" table:formula="of:=[.K472]*15" office:value-type="float" office:value="0.262737107059885" calcext:value-type="float">
            <text:p>0.26</text:p>
          </table:table-cell>
          <table:table-cell table:style-name="ce8" table:formula="of:=[.K472]^2*225" office:value-type="float" office:value="0.0690307874261977" calcext:value-type="float">
            <text:p>0.07</text:p>
          </table:table-cell>
          <table:table-cell table:style-name="ce8" table:formula="of:=[.L472]*COS(RADIANS([.M472]))+[.N472]*COS(RADIANS([.O472]))" office:value-type="float" office:value="0.365254067785569" calcext:value-type="float">
            <text:p>0.37</text:p>
          </table:table-cell>
          <table:table-cell table:style-name="ce8" table:formula="of:=[.L472]*SIN(RADIANS([.M472]))+[.N472]*SIN(RADIANS([.O472]))" office:value-type="float" office:value="-0.512258720715396" calcext:value-type="float">
            <text:p>-0.51</text:p>
          </table:table-cell>
          <table:table-cell office:value-type="float" office:value="0.301043762545284" calcext:value-type="float">
            <text:p>0.30</text:p>
          </table:table-cell>
          <table:table-cell table:number-columns-repeated="1001"/>
        </table:table-row>
        <table:table-row table:style-name="ro1">
          <table:table-cell office:value-type="float" office:value="887509" calcext:value-type="float">
            <text:p>887509</text:p>
          </table:table-cell>
          <table:table-cell office:value-type="float" office:value="0.974896699176309" calcext:value-type="float">
            <text:p>0.9748966992</text:p>
          </table:table-cell>
          <table:table-cell office:value-type="float" office:value="0.237807496745127" calcext:value-type="float">
            <text:p>0.2378074967</text:p>
          </table:table-cell>
          <table:table-cell office:value-type="float" office:value="0.594600837534991" calcext:value-type="float">
            <text:p>0.5946008375</text:p>
          </table:table-cell>
          <table:table-cell office:value-type="float" office:value="-0.45" calcext:value-type="float">
            <text:p>-0.45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8.092" calcext:value-type="float">
            <text:p>18.092</text:p>
          </table:table-cell>
          <table:table-cell/>
          <table:table-cell table:formula="of:=DEGREES(ACOS(COS(RADIANS([.B473]))*COS(RADIANS([.C473]))))" office:value-type="float" office:value="1.00347920848428" calcext:value-type="float">
            <text:p>1.00</text:p>
          </table:table-cell>
          <table:table-cell table:formula="of:=TAN((ACOS(COS(RADIANS([.B473]))*COS(RADIANS([.C473])))))" office:value-type="float" office:value="0.0175158071373257" calcext:value-type="float">
            <text:p>0.0175</text:p>
          </table:table-cell>
          <table:table-cell table:formula="of:=SQRT([.E473]^2+[.F473]^2)" office:value-type="float" office:value="0.463249392876019" calcext:value-type="float">
            <text:p>0.46</text:p>
          </table:table-cell>
          <table:table-cell table:formula="of:=DEGREES(ATAN2([.F473]; [.E473]))" office:value-type="float" office:value="-76.2637316943774" calcext:value-type="float">
            <text:p>-76.26</text:p>
          </table:table-cell>
          <table:table-cell table:style-name="ce9" table:formula="of:=SQRT([.T473])" office:value-type="float" office:value="0.262737107059885" calcext:value-type="float">
            <text:p>0.26</text:p>
          </table:table-cell>
          <table:table-cell table:style-name="ce8" table:formula="of:=DEGREES(ATAN( (-SIN (RADIANS ([.C473])) * COS(RADIANS([.B473]))) / (COS (RADIANS ([.C473])) * SIN(RADIANS([.B473]))) ))" office:value-type="float" office:value="-13.7073065534973" calcext:value-type="float">
            <text:p>-13.71</text:p>
          </table:table-cell>
          <table:table-cell table:style-name="ce11" table:formula="of:=SQRT([.U473]^2+[.V473]^2)" office:value-type="float" office:value="0.629141900514407" calcext:value-type="float">
            <text:p>0.63</text:p>
          </table:table-cell>
          <table:table-cell table:style-name="ce8" table:formula="of:=DEGREES(ATAN2([.V473];[.U473]))" office:value-type="float" office:value="144.510122261601" calcext:value-type="float">
            <text:p>144.51</text:p>
          </table:table-cell>
          <table:table-cell table:style-name="ce8"/>
          <table:table-cell table:style-name="ce13" table:formula="of:=[.K473]*15" office:value-type="float" office:value="0.262737107059885" calcext:value-type="float">
            <text:p>0.26</text:p>
          </table:table-cell>
          <table:table-cell table:style-name="ce8" table:formula="of:=[.K473]^2*225" office:value-type="float" office:value="0.0690307874261977" calcext:value-type="float">
            <text:p>0.07</text:p>
          </table:table-cell>
          <table:table-cell table:style-name="ce8" table:formula="of:=[.L473]*COS(RADIANS([.M473]))+[.N473]*COS(RADIANS([.O473]))" office:value-type="float" office:value="0.365254067785569" calcext:value-type="float">
            <text:p>0.37</text:p>
          </table:table-cell>
          <table:table-cell table:style-name="ce8" table:formula="of:=[.L473]*SIN(RADIANS([.M473]))+[.N473]*SIN(RADIANS([.O473]))" office:value-type="float" office:value="-0.512258720715396" calcext:value-type="float">
            <text:p>-0.51</text:p>
          </table:table-cell>
          <table:table-cell office:value-type="float" office:value="0.301043762545284" calcext:value-type="float">
            <text:p>0.30</text:p>
          </table:table-cell>
          <table:table-cell table:number-columns-repeated="1001"/>
        </table:table-row>
        <table:table-row table:style-name="ro1">
          <table:table-cell office:value-type="float" office:value="887759" calcext:value-type="float">
            <text:p>887759</text:p>
          </table:table-cell>
          <table:table-cell office:value-type="float" office:value="0.712269362204413" calcext:value-type="float">
            <text:p>0.7122693622</text:p>
          </table:table-cell>
          <table:table-cell office:value-type="float" office:value="0.209739861547378" calcext:value-type="float">
            <text:p>0.2097398615</text:p>
          </table:table-cell>
          <table:table-cell office:value-type="float" office:value="0.593292162617846" calcext:value-type="float">
            <text:p>0.5932921626</text:p>
          </table:table-cell>
          <table:table-cell office:value-type="float" office:value="-0.42" calcext:value-type="float">
            <text:p>-0.42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8.127" calcext:value-type="float">
            <text:p>18.127</text:p>
          </table:table-cell>
          <table:table-cell/>
          <table:table-cell table:formula="of:=DEGREES(ACOS(COS(RADIANS([.B474]))*COS(RADIANS([.C474]))))" office:value-type="float" office:value="0.742506692027712" calcext:value-type="float">
            <text:p>0.74</text:p>
          </table:table-cell>
          <table:table-cell table:formula="of:=TAN((ACOS(COS(RADIANS([.B474]))*COS(RADIANS([.C474])))))" office:value-type="float" office:value="0.0129599120001947" calcext:value-type="float">
            <text:p>0.0130</text:p>
          </table:table-cell>
          <table:table-cell table:formula="of:=SQRT([.E474]^2+[.F474]^2)" office:value-type="float" office:value="0.434165866921848" calcext:value-type="float">
            <text:p>0.43</text:p>
          </table:table-cell>
          <table:table-cell table:formula="of:=DEGREES(ATAN2([.F474]; [.E474]))" office:value-type="float" office:value="-75.32360686255" calcext:value-type="float">
            <text:p>-75.32</text:p>
          </table:table-cell>
          <table:table-cell table:style-name="ce9" table:formula="of:=SQRT([.T474])" office:value-type="float" office:value="0.194398680002921" calcext:value-type="float">
            <text:p>0.19</text:p>
          </table:table-cell>
          <table:table-cell table:style-name="ce8" table:formula="of:=DEGREES(ATAN( (-SIN (RADIANS ([.C474])) * COS(RADIANS([.B474]))) / (COS (RADIANS ([.C474])) * SIN(RADIANS([.B474]))) ))" office:value-type="float" office:value="-16.4072338415169" calcext:value-type="float">
            <text:p>-16.41</text:p>
          </table:table-cell>
          <table:table-cell table:style-name="ce11" table:formula="of:=SQRT([.U474]^2+[.V474]^2)" office:value-type="float" office:value="0.559858623577701" calcext:value-type="float">
            <text:p>0.56</text:p>
          </table:table-cell>
          <table:table-cell table:style-name="ce8" table:formula="of:=DEGREES(ATAN2([.V474];[.U474]))" office:value-type="float" office:value="148.02382221152" calcext:value-type="float">
            <text:p>148.02</text:p>
          </table:table-cell>
          <table:table-cell table:style-name="ce8"/>
          <table:table-cell table:style-name="ce13" table:formula="of:=[.K474]*15" office:value-type="float" office:value="0.194398680002921" calcext:value-type="float">
            <text:p>0.19</text:p>
          </table:table-cell>
          <table:table-cell table:style-name="ce8" table:formula="of:=[.K474]^2*225" office:value-type="float" office:value="0.037790846786878" calcext:value-type="float">
            <text:p>0.04</text:p>
          </table:table-cell>
          <table:table-cell table:style-name="ce8" table:formula="of:=[.L474]*COS(RADIANS([.M474]))+[.N474]*COS(RADIANS([.O474]))" office:value-type="float" office:value="0.296482439174433" calcext:value-type="float">
            <text:p>0.30</text:p>
          </table:table-cell>
          <table:table-cell table:style-name="ce8" table:formula="of:=[.L474]*SIN(RADIANS([.M474]))+[.N474]*SIN(RADIANS([.O474]))" office:value-type="float" office:value="-0.474910351177459" calcext:value-type="float">
            <text:p>-0.47</text:p>
          </table:table-cell>
          <table:table-cell office:value-type="float" office:value="0.222752007608314" calcext:value-type="float">
            <text:p>0.22</text:p>
          </table:table-cell>
          <table:table-cell table:number-columns-repeated="1001"/>
        </table:table-row>
        <table:table-row table:style-name="ro1">
          <table:table-cell office:value-type="float" office:value="887759" calcext:value-type="float">
            <text:p>887759</text:p>
          </table:table-cell>
          <table:table-cell office:value-type="float" office:value="0.712269362204413" calcext:value-type="float">
            <text:p>0.7122693622</text:p>
          </table:table-cell>
          <table:table-cell office:value-type="float" office:value="0.209739861547378" calcext:value-type="float">
            <text:p>0.2097398615</text:p>
          </table:table-cell>
          <table:table-cell office:value-type="float" office:value="0.593292162617846" calcext:value-type="float">
            <text:p>0.5932921626</text:p>
          </table:table-cell>
          <table:table-cell office:value-type="float" office:value="-0.42" calcext:value-type="float">
            <text:p>-0.42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8.127" calcext:value-type="float">
            <text:p>18.127</text:p>
          </table:table-cell>
          <table:table-cell/>
          <table:table-cell table:formula="of:=DEGREES(ACOS(COS(RADIANS([.B475]))*COS(RADIANS([.C475]))))" office:value-type="float" office:value="0.742506692027712" calcext:value-type="float">
            <text:p>0.74</text:p>
          </table:table-cell>
          <table:table-cell table:formula="of:=TAN((ACOS(COS(RADIANS([.B475]))*COS(RADIANS([.C475])))))" office:value-type="float" office:value="0.0129599120001947" calcext:value-type="float">
            <text:p>0.0130</text:p>
          </table:table-cell>
          <table:table-cell table:formula="of:=SQRT([.E475]^2+[.F475]^2)" office:value-type="float" office:value="0.434165866921848" calcext:value-type="float">
            <text:p>0.43</text:p>
          </table:table-cell>
          <table:table-cell table:formula="of:=DEGREES(ATAN2([.F475]; [.E475]))" office:value-type="float" office:value="-75.32360686255" calcext:value-type="float">
            <text:p>-75.32</text:p>
          </table:table-cell>
          <table:table-cell table:style-name="ce9" table:formula="of:=SQRT([.T475])" office:value-type="float" office:value="0.194398680002921" calcext:value-type="float">
            <text:p>0.19</text:p>
          </table:table-cell>
          <table:table-cell table:style-name="ce8" table:formula="of:=DEGREES(ATAN( (-SIN (RADIANS ([.C475])) * COS(RADIANS([.B475]))) / (COS (RADIANS ([.C475])) * SIN(RADIANS([.B475]))) ))" office:value-type="float" office:value="-16.4072338415169" calcext:value-type="float">
            <text:p>-16.41</text:p>
          </table:table-cell>
          <table:table-cell table:style-name="ce11" table:formula="of:=SQRT([.U475]^2+[.V475]^2)" office:value-type="float" office:value="0.559858623577701" calcext:value-type="float">
            <text:p>0.56</text:p>
          </table:table-cell>
          <table:table-cell table:style-name="ce8" table:formula="of:=DEGREES(ATAN2([.V475];[.U475]))" office:value-type="float" office:value="148.02382221152" calcext:value-type="float">
            <text:p>148.02</text:p>
          </table:table-cell>
          <table:table-cell table:style-name="ce8"/>
          <table:table-cell table:style-name="ce13" table:formula="of:=[.K475]*15" office:value-type="float" office:value="0.194398680002921" calcext:value-type="float">
            <text:p>0.19</text:p>
          </table:table-cell>
          <table:table-cell table:style-name="ce8" table:formula="of:=[.K475]^2*225" office:value-type="float" office:value="0.037790846786878" calcext:value-type="float">
            <text:p>0.04</text:p>
          </table:table-cell>
          <table:table-cell table:style-name="ce8" table:formula="of:=[.L475]*COS(RADIANS([.M475]))+[.N475]*COS(RADIANS([.O475]))" office:value-type="float" office:value="0.296482439174433" calcext:value-type="float">
            <text:p>0.30</text:p>
          </table:table-cell>
          <table:table-cell table:style-name="ce8" table:formula="of:=[.L475]*SIN(RADIANS([.M475]))+[.N475]*SIN(RADIANS([.O475]))" office:value-type="float" office:value="-0.474910351177459" calcext:value-type="float">
            <text:p>-0.47</text:p>
          </table:table-cell>
          <table:table-cell office:value-type="float" office:value="0.222752007608314" calcext:value-type="float">
            <text:p>0.22</text:p>
          </table:table-cell>
          <table:table-cell table:number-columns-repeated="1001"/>
        </table:table-row>
        <table:table-row table:style-name="ro1">
          <table:table-cell office:value-type="float" office:value="888009" calcext:value-type="float">
            <text:p>888009</text:p>
          </table:table-cell>
          <table:table-cell office:value-type="float" office:value="0.49386787363432" calcext:value-type="float">
            <text:p>0.4938678736</text:p>
          </table:table-cell>
          <table:table-cell office:value-type="float" office:value="0.136164997106935" calcext:value-type="float">
            <text:p>0.1361649971</text:p>
          </table:table-cell>
          <table:table-cell office:value-type="float" office:value="0.591870255970867" calcext:value-type="float">
            <text:p>0.591870256</text:p>
          </table:table-cell>
          <table:table-cell office:value-type="float" office:value="-0.38" calcext:value-type="float">
            <text:p>-0.38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8.163" calcext:value-type="float">
            <text:p>18.163</text:p>
          </table:table-cell>
          <table:table-cell/>
          <table:table-cell table:formula="of:=DEGREES(ACOS(COS(RADIANS([.B476]))*COS(RADIANS([.C476]))))" office:value-type="float" office:value="0.51229476266977" calcext:value-type="float">
            <text:p>0.51</text:p>
          </table:table-cell>
          <table:table-cell table:formula="of:=TAN((ACOS(COS(RADIANS([.B476]))*COS(RADIANS([.C476])))))" office:value-type="float" office:value="0.00894146862760562" calcext:value-type="float">
            <text:p>0.0089</text:p>
          </table:table-cell>
          <table:table-cell table:formula="of:=SQRT([.E476]^2+[.F476]^2)" office:value-type="float" office:value="0.39560080889705" calcext:value-type="float">
            <text:p>0.40</text:p>
          </table:table-cell>
          <table:table-cell table:formula="of:=DEGREES(ATAN2([.F476]; [.E476]))" office:value-type="float" office:value="-73.8556612197165" calcext:value-type="float">
            <text:p>-73.86</text:p>
          </table:table-cell>
          <table:table-cell table:style-name="ce9" table:formula="of:=SQRT([.T476])" office:value-type="float" office:value="0.134122029414084" calcext:value-type="float">
            <text:p>0.13</text:p>
          </table:table-cell>
          <table:table-cell table:style-name="ce8" table:formula="of:=DEGREES(ATAN( (-SIN (RADIANS ([.C476])) * COS(RADIANS([.B476]))) / (COS (RADIANS ([.C476])) * SIN(RADIANS([.B476]))) ))" office:value-type="float" office:value="-15.413802227253" calcext:value-type="float">
            <text:p>-15.41</text:p>
          </table:table-cell>
          <table:table-cell table:style-name="ce11" table:formula="of:=SQRT([.U476]^2+[.V476]^2)" office:value-type="float" office:value="0.479611072997964" calcext:value-type="float">
            <text:p>0.48</text:p>
          </table:table-cell>
          <table:table-cell table:style-name="ce8" table:formula="of:=DEGREES(ATAN2([.V476];[.U476]))" office:value-type="float" office:value="150.070007835098" calcext:value-type="float">
            <text:p>150.07</text:p>
          </table:table-cell>
          <table:table-cell table:style-name="ce8"/>
          <table:table-cell table:style-name="ce13" table:formula="of:=[.K476]*15" office:value-type="float" office:value="0.134122029414084" calcext:value-type="float">
            <text:p>0.13</text:p>
          </table:table-cell>
          <table:table-cell table:style-name="ce8" table:formula="of:=[.K476]^2*225" office:value-type="float" office:value="0.0179887187741525" calcext:value-type="float">
            <text:p>0.02</text:p>
          </table:table-cell>
          <table:table-cell table:style-name="ce8" table:formula="of:=[.L476]*COS(RADIANS([.M476]))+[.N476]*COS(RADIANS([.O476]))" office:value-type="float" office:value="0.239297848498266" calcext:value-type="float">
            <text:p>0.24</text:p>
          </table:table-cell>
          <table:table-cell table:style-name="ce8" table:formula="of:=[.L476]*SIN(RADIANS([.M476]))+[.N476]*SIN(RADIANS([.O476]))" office:value-type="float" office:value="-0.415648073550641" calcext:value-type="float">
            <text:p>-0.42</text:p>
          </table:table-cell>
          <table:table-cell office:value-type="float" office:value="0.153688428800931" calcext:value-type="float">
            <text:p>0.15</text:p>
          </table:table-cell>
          <table:table-cell table:number-columns-repeated="1001"/>
        </table:table-row>
        <table:table-row table:style-name="ro1">
          <table:table-cell office:value-type="float" office:value="888009" calcext:value-type="float">
            <text:p>888009</text:p>
          </table:table-cell>
          <table:table-cell office:value-type="float" office:value="0.49386787363432" calcext:value-type="float">
            <text:p>0.4938678736</text:p>
          </table:table-cell>
          <table:table-cell office:value-type="float" office:value="0.136164997106935" calcext:value-type="float">
            <text:p>0.1361649971</text:p>
          </table:table-cell>
          <table:table-cell office:value-type="float" office:value="0.591870255970867" calcext:value-type="float">
            <text:p>0.591870256</text:p>
          </table:table-cell>
          <table:table-cell office:value-type="float" office:value="-0.38" calcext:value-type="float">
            <text:p>-0.38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8.163" calcext:value-type="float">
            <text:p>18.163</text:p>
          </table:table-cell>
          <table:table-cell/>
          <table:table-cell table:formula="of:=DEGREES(ACOS(COS(RADIANS([.B477]))*COS(RADIANS([.C477]))))" office:value-type="float" office:value="0.51229476266977" calcext:value-type="float">
            <text:p>0.51</text:p>
          </table:table-cell>
          <table:table-cell table:formula="of:=TAN((ACOS(COS(RADIANS([.B477]))*COS(RADIANS([.C477])))))" office:value-type="float" office:value="0.00894146862760562" calcext:value-type="float">
            <text:p>0.0089</text:p>
          </table:table-cell>
          <table:table-cell table:formula="of:=SQRT([.E477]^2+[.F477]^2)" office:value-type="float" office:value="0.39560080889705" calcext:value-type="float">
            <text:p>0.40</text:p>
          </table:table-cell>
          <table:table-cell table:formula="of:=DEGREES(ATAN2([.F477]; [.E477]))" office:value-type="float" office:value="-73.8556612197165" calcext:value-type="float">
            <text:p>-73.86</text:p>
          </table:table-cell>
          <table:table-cell table:style-name="ce9" table:formula="of:=SQRT([.T477])" office:value-type="float" office:value="0.134122029414084" calcext:value-type="float">
            <text:p>0.13</text:p>
          </table:table-cell>
          <table:table-cell table:style-name="ce8" table:formula="of:=DEGREES(ATAN( (-SIN (RADIANS ([.C477])) * COS(RADIANS([.B477]))) / (COS (RADIANS ([.C477])) * SIN(RADIANS([.B477]))) ))" office:value-type="float" office:value="-15.413802227253" calcext:value-type="float">
            <text:p>-15.41</text:p>
          </table:table-cell>
          <table:table-cell table:style-name="ce11" table:formula="of:=SQRT([.U477]^2+[.V477]^2)" office:value-type="float" office:value="0.479611072997964" calcext:value-type="float">
            <text:p>0.48</text:p>
          </table:table-cell>
          <table:table-cell table:style-name="ce8" table:formula="of:=DEGREES(ATAN2([.V477];[.U477]))" office:value-type="float" office:value="150.070007835098" calcext:value-type="float">
            <text:p>150.07</text:p>
          </table:table-cell>
          <table:table-cell table:style-name="ce8"/>
          <table:table-cell table:style-name="ce13" table:formula="of:=[.K477]*15" office:value-type="float" office:value="0.134122029414084" calcext:value-type="float">
            <text:p>0.13</text:p>
          </table:table-cell>
          <table:table-cell table:style-name="ce8" table:formula="of:=[.K477]^2*225" office:value-type="float" office:value="0.0179887187741525" calcext:value-type="float">
            <text:p>0.02</text:p>
          </table:table-cell>
          <table:table-cell table:style-name="ce8" table:formula="of:=[.L477]*COS(RADIANS([.M477]))+[.N477]*COS(RADIANS([.O477]))" office:value-type="float" office:value="0.239297848498266" calcext:value-type="float">
            <text:p>0.24</text:p>
          </table:table-cell>
          <table:table-cell table:style-name="ce8" table:formula="of:=[.L477]*SIN(RADIANS([.M477]))+[.N477]*SIN(RADIANS([.O477]))" office:value-type="float" office:value="-0.415648073550641" calcext:value-type="float">
            <text:p>-0.42</text:p>
          </table:table-cell>
          <table:table-cell office:value-type="float" office:value="0.153688428800931" calcext:value-type="float">
            <text:p>0.15</text:p>
          </table:table-cell>
          <table:table-cell table:number-columns-repeated="1001"/>
        </table:table-row>
        <table:table-row table:style-name="ro1">
          <table:table-cell office:value-type="float" office:value="888260" calcext:value-type="float">
            <text:p>888260</text:p>
          </table:table-cell>
          <table:table-cell office:value-type="float" office:value="0.365619572703533" calcext:value-type="float">
            <text:p>0.3656195727</text:p>
          </table:table-cell>
          <table:table-cell office:value-type="float" office:value="0.22576117748334" calcext:value-type="float">
            <text:p>0.2257611775</text:p>
          </table:table-cell>
          <table:table-cell office:value-type="float" office:value="0.588974255762781" calcext:value-type="float">
            <text:p>0.5889742558</text:p>
          </table:table-cell>
          <table:table-cell office:value-type="float" office:value="-0.34" calcext:value-type="float">
            <text:p>-0.34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8.198" calcext:value-type="float">
            <text:p>18.198</text:p>
          </table:table-cell>
          <table:table-cell/>
          <table:table-cell table:formula="of:=DEGREES(ACOS(COS(RADIANS([.B478]))*COS(RADIANS([.C478]))))" office:value-type="float" office:value="0.429703490076223" calcext:value-type="float">
            <text:p>0.43</text:p>
          </table:table-cell>
          <table:table-cell table:formula="of:=TAN((ACOS(COS(RADIANS([.B478]))*COS(RADIANS([.C478])))))" office:value-type="float" office:value="0.00749988132271985" calcext:value-type="float">
            <text:p>0.0075</text:p>
          </table:table-cell>
          <table:table-cell table:formula="of:=SQRT([.E478]^2+[.F478]^2)" office:value-type="float" office:value="0.357351367704113" calcext:value-type="float">
            <text:p>0.36</text:p>
          </table:table-cell>
          <table:table-cell table:formula="of:=DEGREES(ATAN2([.F478]; [.E478]))" office:value-type="float" office:value="-72.0720802379928" calcext:value-type="float">
            <text:p>-72.07</text:p>
          </table:table-cell>
          <table:table-cell table:style-name="ce9" table:formula="of:=SQRT([.T478])" office:value-type="float" office:value="0.112498219840798" calcext:value-type="float">
            <text:p>0.11</text:p>
          </table:table-cell>
          <table:table-cell table:style-name="ce8" table:formula="of:=DEGREES(ATAN( (-SIN (RADIANS ([.C478])) * COS(RADIANS([.B478]))) / (COS (RADIANS ([.C478])) * SIN(RADIANS([.B478]))) ))" office:value-type="float" office:value="-31.6941043527237" calcext:value-type="float">
            <text:p>-31.69</text:p>
          </table:table-cell>
          <table:table-cell table:style-name="ce11" table:formula="of:=SQRT([.U478]^2+[.V478]^2)" office:value-type="float" office:value="0.449005208298258" calcext:value-type="float">
            <text:p>0.45</text:p>
          </table:table-cell>
          <table:table-cell table:style-name="ce8" table:formula="of:=DEGREES(ATAN2([.V478];[.U478]))" office:value-type="float" office:value="152.730901615719" calcext:value-type="float">
            <text:p>152.73</text:p>
          </table:table-cell>
          <table:table-cell table:style-name="ce8"/>
          <table:table-cell table:style-name="ce13" table:formula="of:=[.K478]*15" office:value-type="float" office:value="0.112498219840798" calcext:value-type="float">
            <text:p>0.11</text:p>
          </table:table-cell>
          <table:table-cell table:style-name="ce8" table:formula="of:=[.K478]^2*225" office:value-type="float" office:value="0.0126558494673485" calcext:value-type="float">
            <text:p>0.01</text:p>
          </table:table-cell>
          <table:table-cell table:style-name="ce8" table:formula="of:=[.L478]*COS(RADIANS([.M478]))+[.N478]*COS(RADIANS([.O478]))" office:value-type="float" office:value="0.205720817527954" calcext:value-type="float">
            <text:p>0.21</text:p>
          </table:table-cell>
          <table:table-cell table:style-name="ce8" table:formula="of:=[.L478]*SIN(RADIANS([.M478]))+[.N478]*SIN(RADIANS([.O478]))" office:value-type="float" office:value="-0.399104776110976" calcext:value-type="float">
            <text:p>-0.40</text:p>
          </table:table-cell>
          <table:table-cell office:value-type="float" office:value="0.128911047022867" calcext:value-type="float">
            <text:p>0.13</text:p>
          </table:table-cell>
          <table:table-cell table:number-columns-repeated="1001"/>
        </table:table-row>
        <table:table-row table:style-name="ro1">
          <table:table-cell office:value-type="float" office:value="888260" calcext:value-type="float">
            <text:p>888260</text:p>
          </table:table-cell>
          <table:table-cell office:value-type="float" office:value="0.365619572703533" calcext:value-type="float">
            <text:p>0.3656195727</text:p>
          </table:table-cell>
          <table:table-cell office:value-type="float" office:value="0.22576117748334" calcext:value-type="float">
            <text:p>0.2257611775</text:p>
          </table:table-cell>
          <table:table-cell office:value-type="float" office:value="0.588974255762781" calcext:value-type="float">
            <text:p>0.5889742558</text:p>
          </table:table-cell>
          <table:table-cell office:value-type="float" office:value="-0.34" calcext:value-type="float">
            <text:p>-0.34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8.198" calcext:value-type="float">
            <text:p>18.198</text:p>
          </table:table-cell>
          <table:table-cell/>
          <table:table-cell table:formula="of:=DEGREES(ACOS(COS(RADIANS([.B479]))*COS(RADIANS([.C479]))))" office:value-type="float" office:value="0.429703490076223" calcext:value-type="float">
            <text:p>0.43</text:p>
          </table:table-cell>
          <table:table-cell table:formula="of:=TAN((ACOS(COS(RADIANS([.B479]))*COS(RADIANS([.C479])))))" office:value-type="float" office:value="0.00749988132271985" calcext:value-type="float">
            <text:p>0.0075</text:p>
          </table:table-cell>
          <table:table-cell table:formula="of:=SQRT([.E479]^2+[.F479]^2)" office:value-type="float" office:value="0.357351367704113" calcext:value-type="float">
            <text:p>0.36</text:p>
          </table:table-cell>
          <table:table-cell table:formula="of:=DEGREES(ATAN2([.F479]; [.E479]))" office:value-type="float" office:value="-72.0720802379928" calcext:value-type="float">
            <text:p>-72.07</text:p>
          </table:table-cell>
          <table:table-cell table:style-name="ce9" table:formula="of:=SQRT([.T479])" office:value-type="float" office:value="0.112498219840798" calcext:value-type="float">
            <text:p>0.11</text:p>
          </table:table-cell>
          <table:table-cell table:style-name="ce8" table:formula="of:=DEGREES(ATAN( (-SIN (RADIANS ([.C479])) * COS(RADIANS([.B479]))) / (COS (RADIANS ([.C479])) * SIN(RADIANS([.B479]))) ))" office:value-type="float" office:value="-31.6941043527237" calcext:value-type="float">
            <text:p>-31.69</text:p>
          </table:table-cell>
          <table:table-cell table:style-name="ce11" table:formula="of:=SQRT([.U479]^2+[.V479]^2)" office:value-type="float" office:value="0.449005208298258" calcext:value-type="float">
            <text:p>0.45</text:p>
          </table:table-cell>
          <table:table-cell table:style-name="ce8" table:formula="of:=DEGREES(ATAN2([.V479];[.U479]))" office:value-type="float" office:value="152.730901615719" calcext:value-type="float">
            <text:p>152.73</text:p>
          </table:table-cell>
          <table:table-cell table:style-name="ce8"/>
          <table:table-cell table:style-name="ce13" table:formula="of:=[.K479]*15" office:value-type="float" office:value="0.112498219840798" calcext:value-type="float">
            <text:p>0.11</text:p>
          </table:table-cell>
          <table:table-cell table:style-name="ce8" table:formula="of:=[.K479]^2*225" office:value-type="float" office:value="0.0126558494673485" calcext:value-type="float">
            <text:p>0.01</text:p>
          </table:table-cell>
          <table:table-cell table:style-name="ce8" table:formula="of:=[.L479]*COS(RADIANS([.M479]))+[.N479]*COS(RADIANS([.O479]))" office:value-type="float" office:value="0.205720817527954" calcext:value-type="float">
            <text:p>0.21</text:p>
          </table:table-cell>
          <table:table-cell table:style-name="ce8" table:formula="of:=[.L479]*SIN(RADIANS([.M479]))+[.N479]*SIN(RADIANS([.O479]))" office:value-type="float" office:value="-0.399104776110976" calcext:value-type="float">
            <text:p>-0.40</text:p>
          </table:table-cell>
          <table:table-cell office:value-type="float" office:value="0.128911047022867" calcext:value-type="float">
            <text:p>0.13</text:p>
          </table:table-cell>
          <table:table-cell table:number-columns-repeated="1001"/>
        </table:table-row>
        <table:table-row table:style-name="ro1">
          <table:table-cell office:value-type="float" office:value="888510" calcext:value-type="float">
            <text:p>888510</text:p>
          </table:table-cell>
          <table:table-cell office:value-type="float" office:value="0.286934806289208" calcext:value-type="float">
            <text:p>0.2869348063</text:p>
          </table:table-cell>
          <table:table-cell office:value-type="float" office:value="0.331790659600665" calcext:value-type="float">
            <text:p>0.3317906596</text:p>
          </table:table-cell>
          <table:table-cell office:value-type="float" office:value="0.586295487586814" calcext:value-type="float">
            <text:p>0.5862954876</text:p>
          </table:table-cell>
          <table:table-cell office:value-type="float" office:value="-0.31" calcext:value-type="float">
            <text:p>-0.31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8.234" calcext:value-type="float">
            <text:p>18.234</text:p>
          </table:table-cell>
          <table:table-cell/>
          <table:table-cell table:formula="of:=DEGREES(ACOS(COS(RADIANS([.B480]))*COS(RADIANS([.C480]))))" office:value-type="float" office:value="0.438652145278722" calcext:value-type="float">
            <text:p>0.44</text:p>
          </table:table-cell>
          <table:table-cell table:formula="of:=TAN((ACOS(COS(RADIANS([.B480]))*COS(RADIANS([.C480])))))" office:value-type="float" office:value="0.00765607378890012" calcext:value-type="float">
            <text:p>0.0077</text:p>
          </table:table-cell>
          <table:table-cell table:formula="of:=SQRT([.E480]^2+[.F480]^2)" office:value-type="float" office:value="0.328937684067971" calcext:value-type="float">
            <text:p>0.33</text:p>
          </table:table-cell>
          <table:table-cell table:formula="of:=DEGREES(ATAN2([.F480]; [.E480]))" office:value-type="float" office:value="-70.4633450618716" calcext:value-type="float">
            <text:p>-70.46</text:p>
          </table:table-cell>
          <table:table-cell table:style-name="ce9" table:formula="of:=SQRT([.T480])" office:value-type="float" office:value="0.114841106833502" calcext:value-type="float">
            <text:p>0.11</text:p>
          </table:table-cell>
          <table:table-cell table:style-name="ce8" table:formula="of:=DEGREES(ATAN( (-SIN (RADIANS ([.C480])) * COS(RADIANS([.B480]))) / (COS (RADIANS ([.C480])) * SIN(RADIANS([.B480]))) ))" office:value-type="float" office:value="-49.1466081546182" calcext:value-type="float">
            <text:p>-49.15</text:p>
          </table:table-cell>
          <table:table-cell table:style-name="ce11" table:formula="of:=SQRT([.U480]^2+[.V480]^2)" office:value-type="float" office:value="0.437916419127918" calcext:value-type="float">
            <text:p>0.44</text:p>
          </table:table-cell>
          <table:table-cell table:style-name="ce8" table:formula="of:=DEGREES(ATAN2([.V480];[.U480]))" office:value-type="float" office:value="154.992919123503" calcext:value-type="float">
            <text:p>154.99</text:p>
          </table:table-cell>
          <table:table-cell table:style-name="ce8"/>
          <table:table-cell table:style-name="ce13" table:formula="of:=[.K480]*15" office:value-type="float" office:value="0.114841106833502" calcext:value-type="float">
            <text:p>0.11</text:p>
          </table:table-cell>
          <table:table-cell table:style-name="ce8" table:formula="of:=[.K480]^2*225" office:value-type="float" office:value="0.0131884798187438" calcext:value-type="float">
            <text:p>0.01</text:p>
          </table:table-cell>
          <table:table-cell table:style-name="ce8" table:formula="of:=[.L480]*COS(RADIANS([.M480]))+[.N480]*COS(RADIANS([.O480]))" office:value-type="float" office:value="0.185120523558251" calcext:value-type="float">
            <text:p>0.19</text:p>
          </table:table-cell>
          <table:table-cell table:style-name="ce8" table:formula="of:=[.L480]*SIN(RADIANS([.M480]))+[.N480]*SIN(RADIANS([.O480]))" office:value-type="float" office:value="-0.396864185710096" calcext:value-type="float">
            <text:p>-0.40</text:p>
          </table:table-cell>
          <table:table-cell office:value-type="float" office:value="0.131595643583617" calcext:value-type="float">
            <text:p>0.13</text:p>
          </table:table-cell>
          <table:table-cell table:number-columns-repeated="1001"/>
        </table:table-row>
        <table:table-row table:style-name="ro1">
          <table:table-cell office:value-type="float" office:value="888510" calcext:value-type="float">
            <text:p>888510</text:p>
          </table:table-cell>
          <table:table-cell office:value-type="float" office:value="0.286934806289208" calcext:value-type="float">
            <text:p>0.2869348063</text:p>
          </table:table-cell>
          <table:table-cell office:value-type="float" office:value="0.331790659600665" calcext:value-type="float">
            <text:p>0.3317906596</text:p>
          </table:table-cell>
          <table:table-cell office:value-type="float" office:value="0.586295487586814" calcext:value-type="float">
            <text:p>0.5862954876</text:p>
          </table:table-cell>
          <table:table-cell office:value-type="float" office:value="-0.31" calcext:value-type="float">
            <text:p>-0.31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8.234" calcext:value-type="float">
            <text:p>18.234</text:p>
          </table:table-cell>
          <table:table-cell/>
          <table:table-cell table:formula="of:=DEGREES(ACOS(COS(RADIANS([.B481]))*COS(RADIANS([.C481]))))" office:value-type="float" office:value="0.438652145278722" calcext:value-type="float">
            <text:p>0.44</text:p>
          </table:table-cell>
          <table:table-cell table:formula="of:=TAN((ACOS(COS(RADIANS([.B481]))*COS(RADIANS([.C481])))))" office:value-type="float" office:value="0.00765607378890012" calcext:value-type="float">
            <text:p>0.0077</text:p>
          </table:table-cell>
          <table:table-cell table:formula="of:=SQRT([.E481]^2+[.F481]^2)" office:value-type="float" office:value="0.328937684067971" calcext:value-type="float">
            <text:p>0.33</text:p>
          </table:table-cell>
          <table:table-cell table:formula="of:=DEGREES(ATAN2([.F481]; [.E481]))" office:value-type="float" office:value="-70.4633450618716" calcext:value-type="float">
            <text:p>-70.46</text:p>
          </table:table-cell>
          <table:table-cell table:style-name="ce9" table:formula="of:=SQRT([.T481])" office:value-type="float" office:value="0.114841106833502" calcext:value-type="float">
            <text:p>0.11</text:p>
          </table:table-cell>
          <table:table-cell table:style-name="ce8" table:formula="of:=DEGREES(ATAN( (-SIN (RADIANS ([.C481])) * COS(RADIANS([.B481]))) / (COS (RADIANS ([.C481])) * SIN(RADIANS([.B481]))) ))" office:value-type="float" office:value="-49.1466081546182" calcext:value-type="float">
            <text:p>-49.15</text:p>
          </table:table-cell>
          <table:table-cell table:style-name="ce11" table:formula="of:=SQRT([.U481]^2+[.V481]^2)" office:value-type="float" office:value="0.437916419127918" calcext:value-type="float">
            <text:p>0.44</text:p>
          </table:table-cell>
          <table:table-cell table:style-name="ce8" table:formula="of:=DEGREES(ATAN2([.V481];[.U481]))" office:value-type="float" office:value="154.992919123503" calcext:value-type="float">
            <text:p>154.99</text:p>
          </table:table-cell>
          <table:table-cell table:style-name="ce8"/>
          <table:table-cell table:style-name="ce13" table:formula="of:=[.K481]*15" office:value-type="float" office:value="0.114841106833502" calcext:value-type="float">
            <text:p>0.11</text:p>
          </table:table-cell>
          <table:table-cell table:style-name="ce8" table:formula="of:=[.K481]^2*225" office:value-type="float" office:value="0.0131884798187438" calcext:value-type="float">
            <text:p>0.01</text:p>
          </table:table-cell>
          <table:table-cell table:style-name="ce8" table:formula="of:=[.L481]*COS(RADIANS([.M481]))+[.N481]*COS(RADIANS([.O481]))" office:value-type="float" office:value="0.185120523558251" calcext:value-type="float">
            <text:p>0.19</text:p>
          </table:table-cell>
          <table:table-cell table:style-name="ce8" table:formula="of:=[.L481]*SIN(RADIANS([.M481]))+[.N481]*SIN(RADIANS([.O481]))" office:value-type="float" office:value="-0.396864185710096" calcext:value-type="float">
            <text:p>-0.40</text:p>
          </table:table-cell>
          <table:table-cell office:value-type="float" office:value="0.131595643583617" calcext:value-type="float">
            <text:p>0.13</text:p>
          </table:table-cell>
          <table:table-cell table:number-columns-repeated="1001"/>
        </table:table-row>
        <table:table-row table:style-name="ro1">
          <table:table-cell office:value-type="float" office:value="888760" calcext:value-type="float">
            <text:p>888760</text:p>
          </table:table-cell>
          <table:table-cell office:value-type="float" office:value="0.238323256068743" calcext:value-type="float">
            <text:p>0.2383232561</text:p>
          </table:table-cell>
          <table:table-cell office:value-type="float" office:value="0.332230486430617" calcext:value-type="float">
            <text:p>0.3322304864</text:p>
          </table:table-cell>
          <table:table-cell office:value-type="float" office:value="0.58202854034626" calcext:value-type="float">
            <text:p>0.5820285403</text:p>
          </table:table-cell>
          <table:table-cell office:value-type="float" office:value="-0.27" calcext:value-type="float">
            <text:p>-0.27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8.269" calcext:value-type="float">
            <text:p>18.269</text:p>
          </table:table-cell>
          <table:table-cell/>
          <table:table-cell table:formula="of:=DEGREES(ACOS(COS(RADIANS([.B482]))*COS(RADIANS([.C482]))))" office:value-type="float" office:value="0.408869702871105" calcext:value-type="float">
            <text:p>0.41</text:p>
          </table:table-cell>
          <table:table-cell table:formula="of:=TAN((ACOS(COS(RADIANS([.B482]))*COS(RADIANS([.C482])))))" office:value-type="float" office:value="0.00713624366310251" calcext:value-type="float">
            <text:p>0.0071</text:p>
          </table:table-cell>
          <table:table-cell table:formula="of:=SQRT([.E482]^2+[.F482]^2)" office:value-type="float" office:value="0.291547594742265" calcext:value-type="float">
            <text:p>0.29</text:p>
          </table:table-cell>
          <table:table-cell table:formula="of:=DEGREES(ATAN2([.F482]; [.E482]))" office:value-type="float" office:value="-67.8336541779176" calcext:value-type="float">
            <text:p>-67.83</text:p>
          </table:table-cell>
          <table:table-cell table:style-name="ce9" table:formula="of:=SQRT([.T482])" office:value-type="float" office:value="0.107043654946538" calcext:value-type="float">
            <text:p>0.11</text:p>
          </table:table-cell>
          <table:table-cell table:style-name="ce8" table:formula="of:=DEGREES(ATAN( (-SIN (RADIANS ([.C482])) * COS(RADIANS([.B482]))) / (COS (RADIANS ([.C482])) * SIN(RADIANS([.B482]))) ))" office:value-type="float" office:value="-54.3466420133878" calcext:value-type="float">
            <text:p>-54.35</text:p>
          </table:table-cell>
          <table:table-cell table:style-name="ce11" table:formula="of:=SQRT([.U482]^2+[.V482]^2)" office:value-type="float" office:value="0.396426170885979" calcext:value-type="float">
            <text:p>0.40</text:p>
          </table:table-cell>
          <table:table-cell table:style-name="ce8" table:formula="of:=DEGREES(ATAN2([.V482];[.U482]))" office:value-type="float" office:value="154.223018089" calcext:value-type="float">
            <text:p>154.22</text:p>
          </table:table-cell>
          <table:table-cell table:style-name="ce8"/>
          <table:table-cell table:style-name="ce13" table:formula="of:=[.K482]*15" office:value-type="float" office:value="0.107043654946538" calcext:value-type="float">
            <text:p>0.11</text:p>
          </table:table-cell>
          <table:table-cell table:style-name="ce8" table:formula="of:=[.K482]^2*225" office:value-type="float" office:value="0.0114583440643134" calcext:value-type="float">
            <text:p>0.01</text:p>
          </table:table-cell>
          <table:table-cell table:style-name="ce8" table:formula="of:=[.L482]*COS(RADIANS([.M482]))+[.N482]*COS(RADIANS([.O482]))" office:value-type="float" office:value="0.172393598748448" calcext:value-type="float">
            <text:p>0.17</text:p>
          </table:table-cell>
          <table:table-cell table:style-name="ce8" table:formula="of:=[.L482]*SIN(RADIANS([.M482]))+[.N482]*SIN(RADIANS([.O482]))" office:value-type="float" office:value="-0.356979209582124" calcext:value-type="float">
            <text:p>-0.36</text:p>
          </table:table-cell>
          <table:table-cell office:value-type="float" office:value="0.122660910861332" calcext:value-type="float">
            <text:p>0.12</text:p>
          </table:table-cell>
          <table:table-cell table:number-columns-repeated="1001"/>
        </table:table-row>
        <table:table-row table:style-name="ro1">
          <table:table-cell office:value-type="float" office:value="888760" calcext:value-type="float">
            <text:p>888760</text:p>
          </table:table-cell>
          <table:table-cell office:value-type="float" office:value="0.238323256068743" calcext:value-type="float">
            <text:p>0.2383232561</text:p>
          </table:table-cell>
          <table:table-cell office:value-type="float" office:value="0.332230486430617" calcext:value-type="float">
            <text:p>0.3322304864</text:p>
          </table:table-cell>
          <table:table-cell office:value-type="float" office:value="0.58202854034626" calcext:value-type="float">
            <text:p>0.5820285403</text:p>
          </table:table-cell>
          <table:table-cell office:value-type="float" office:value="-0.27" calcext:value-type="float">
            <text:p>-0.27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18.269" calcext:value-type="float">
            <text:p>18.269</text:p>
          </table:table-cell>
          <table:table-cell/>
          <table:table-cell table:formula="of:=DEGREES(ACOS(COS(RADIANS([.B483]))*COS(RADIANS([.C483]))))" office:value-type="float" office:value="0.408869702871105" calcext:value-type="float">
            <text:p>0.41</text:p>
          </table:table-cell>
          <table:table-cell table:formula="of:=TAN((ACOS(COS(RADIANS([.B483]))*COS(RADIANS([.C483])))))" office:value-type="float" office:value="0.00713624366310251" calcext:value-type="float">
            <text:p>0.0071</text:p>
          </table:table-cell>
          <table:table-cell table:formula="of:=SQRT([.E483]^2+[.F483]^2)" office:value-type="float" office:value="0.291547594742265" calcext:value-type="float">
            <text:p>0.29</text:p>
          </table:table-cell>
          <table:table-cell table:formula="of:=DEGREES(ATAN2([.F483]; [.E483]))" office:value-type="float" office:value="-67.8336541779176" calcext:value-type="float">
            <text:p>-67.83</text:p>
          </table:table-cell>
          <table:table-cell table:style-name="ce9" table:formula="of:=SQRT([.T483])" office:value-type="float" office:value="0.107043654946538" calcext:value-type="float">
            <text:p>0.11</text:p>
          </table:table-cell>
          <table:table-cell table:style-name="ce8" table:formula="of:=DEGREES(ATAN( (-SIN (RADIANS ([.C483])) * COS(RADIANS([.B483]))) / (COS (RADIANS ([.C483])) * SIN(RADIANS([.B483]))) ))" office:value-type="float" office:value="-54.3466420133878" calcext:value-type="float">
            <text:p>-54.35</text:p>
          </table:table-cell>
          <table:table-cell table:style-name="ce11" table:formula="of:=SQRT([.U483]^2+[.V483]^2)" office:value-type="float" office:value="0.396426170885979" calcext:value-type="float">
            <text:p>0.40</text:p>
          </table:table-cell>
          <table:table-cell table:style-name="ce8" table:formula="of:=DEGREES(ATAN2([.V483];[.U483]))" office:value-type="float" office:value="154.223018089" calcext:value-type="float">
            <text:p>154.22</text:p>
          </table:table-cell>
          <table:table-cell table:style-name="ce8"/>
          <table:table-cell table:style-name="ce13" table:formula="of:=[.K483]*15" office:value-type="float" office:value="0.107043654946538" calcext:value-type="float">
            <text:p>0.11</text:p>
          </table:table-cell>
          <table:table-cell table:style-name="ce8" table:formula="of:=[.K483]^2*225" office:value-type="float" office:value="0.0114583440643134" calcext:value-type="float">
            <text:p>0.01</text:p>
          </table:table-cell>
          <table:table-cell table:style-name="ce8" table:formula="of:=[.L483]*COS(RADIANS([.M483]))+[.N483]*COS(RADIANS([.O483]))" office:value-type="float" office:value="0.172393598748448" calcext:value-type="float">
            <text:p>0.17</text:p>
          </table:table-cell>
          <table:table-cell table:style-name="ce8" table:formula="of:=[.L483]*SIN(RADIANS([.M483]))+[.N483]*SIN(RADIANS([.O483]))" office:value-type="float" office:value="-0.356979209582124" calcext:value-type="float">
            <text:p>-0.36</text:p>
          </table:table-cell>
          <table:table-cell office:value-type="float" office:value="0.122660910861332" calcext:value-type="float">
            <text:p>0.12</text:p>
          </table:table-cell>
          <table:table-cell table:number-columns-repeated="1001"/>
        </table:table-row>
        <table:table-row table:style-name="ro1">
          <table:table-cell office:value-type="float" office:value="889010" calcext:value-type="float">
            <text:p>889010</text:p>
          </table:table-cell>
          <table:table-cell office:value-type="float" office:value="0.189821549163953" calcext:value-type="float">
            <text:p>0.1898215492</text:p>
          </table:table-cell>
          <table:table-cell office:value-type="float" office:value="0.320098336236955" calcext:value-type="float">
            <text:p>0.3200983362</text:p>
          </table:table-cell>
          <table:table-cell office:value-type="float" office:value="0.581730093096042" calcext:value-type="float">
            <text:p>0.5817300931</text:p>
          </table:table-cell>
          <table:table-cell office:value-type="float" office:value="-0.25" calcext:value-type="float">
            <text:p>-0.25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8.304" calcext:value-type="float">
            <text:p>18.304</text:p>
          </table:table-cell>
          <table:table-cell/>
          <table:table-cell table:formula="of:=DEGREES(ACOS(COS(RADIANS([.B484]))*COS(RADIANS([.C484]))))" office:value-type="float" office:value="0.372148882180873" calcext:value-type="float">
            <text:p>0.37</text:p>
          </table:table-cell>
          <table:table-cell table:formula="of:=TAN((ACOS(COS(RADIANS([.B484]))*COS(RADIANS([.C484])))))" office:value-type="float" office:value="0.00649531464321352" calcext:value-type="float">
            <text:p>0.0065</text:p>
          </table:table-cell>
          <table:table-cell table:formula="of:=SQRT([.E484]^2+[.F484]^2)" office:value-type="float" office:value="0.277308492477241" calcext:value-type="float">
            <text:p>0.28</text:p>
          </table:table-cell>
          <table:table-cell table:formula="of:=DEGREES(ATAN2([.F484]; [.E484]))" office:value-type="float" office:value="-64.3589941756947" calcext:value-type="float">
            <text:p>-64.36</text:p>
          </table:table-cell>
          <table:table-cell table:style-name="ce9" table:formula="of:=SQRT([.T484])" office:value-type="float" office:value="0.0974297196482028" calcext:value-type="float">
            <text:p>0.10</text:p>
          </table:table-cell>
          <table:table-cell table:style-name="ce8" table:formula="of:=DEGREES(ATAN( (-SIN (RADIANS ([.C484])) * COS(RADIANS([.B484]))) / (COS (RADIANS ([.C484])) * SIN(RADIANS([.B484]))) ))" office:value-type="float" office:value="-59.3318002024248" calcext:value-type="float">
            <text:p>-59.33</text:p>
          </table:table-cell>
          <table:table-cell table:style-name="ce11" table:formula="of:=SQRT([.U484]^2+[.V484]^2)" office:value-type="float" office:value="0.374460762058772" calcext:value-type="float">
            <text:p>0.37</text:p>
          </table:table-cell>
          <table:table-cell table:style-name="ce8" table:formula="of:=DEGREES(ATAN2([.V484];[.U484]))" office:value-type="float" office:value="153.052549469011" calcext:value-type="float">
            <text:p>153.05</text:p>
          </table:table-cell>
          <table:table-cell table:style-name="ce8"/>
          <table:table-cell table:style-name="ce13" table:formula="of:=[.K484]*15" office:value-type="float" office:value="0.0974297196482028" calcext:value-type="float">
            <text:p>0.10</text:p>
          </table:table-cell>
          <table:table-cell table:style-name="ce8" table:formula="of:=[.K484]^2*225" office:value-type="float" office:value="0.0094925502707274" calcext:value-type="float">
            <text:p>0.01</text:p>
          </table:table-cell>
          <table:table-cell table:style-name="ce8" table:formula="of:=[.L484]*COS(RADIANS([.M484]))+[.N484]*COS(RADIANS([.O484]))" office:value-type="float" office:value="0.169695548956842" calcext:value-type="float">
            <text:p>0.17</text:p>
          </table:table-cell>
          <table:table-cell table:style-name="ce8" table:formula="of:=[.L484]*SIN(RADIANS([.M484]))+[.N484]*SIN(RADIANS([.O484]))" office:value-type="float" office:value="-0.333802760602533" calcext:value-type="float">
            <text:p>-0.33</text:p>
          </table:table-cell>
          <table:table-cell office:value-type="float" office:value="0.111644664654262" calcext:value-type="float">
            <text:p>0.11</text:p>
          </table:table-cell>
          <table:table-cell table:number-columns-repeated="1001"/>
        </table:table-row>
        <table:table-row table:style-name="ro1">
          <table:table-cell office:value-type="float" office:value="889010" calcext:value-type="float">
            <text:p>889010</text:p>
          </table:table-cell>
          <table:table-cell office:value-type="float" office:value="0.189821549163953" calcext:value-type="float">
            <text:p>0.1898215492</text:p>
          </table:table-cell>
          <table:table-cell office:value-type="float" office:value="0.320098336236955" calcext:value-type="float">
            <text:p>0.3200983362</text:p>
          </table:table-cell>
          <table:table-cell office:value-type="float" office:value="0.581730093096042" calcext:value-type="float">
            <text:p>0.5817300931</text:p>
          </table:table-cell>
          <table:table-cell office:value-type="float" office:value="-0.25" calcext:value-type="float">
            <text:p>-0.25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8.304" calcext:value-type="float">
            <text:p>18.304</text:p>
          </table:table-cell>
          <table:table-cell/>
          <table:table-cell table:formula="of:=DEGREES(ACOS(COS(RADIANS([.B485]))*COS(RADIANS([.C485]))))" office:value-type="float" office:value="0.372148882180873" calcext:value-type="float">
            <text:p>0.37</text:p>
          </table:table-cell>
          <table:table-cell table:formula="of:=TAN((ACOS(COS(RADIANS([.B485]))*COS(RADIANS([.C485])))))" office:value-type="float" office:value="0.00649531464321352" calcext:value-type="float">
            <text:p>0.0065</text:p>
          </table:table-cell>
          <table:table-cell table:formula="of:=SQRT([.E485]^2+[.F485]^2)" office:value-type="float" office:value="0.277308492477241" calcext:value-type="float">
            <text:p>0.28</text:p>
          </table:table-cell>
          <table:table-cell table:formula="of:=DEGREES(ATAN2([.F485]; [.E485]))" office:value-type="float" office:value="-64.3589941756947" calcext:value-type="float">
            <text:p>-64.36</text:p>
          </table:table-cell>
          <table:table-cell table:style-name="ce9" table:formula="of:=SQRT([.T485])" office:value-type="float" office:value="0.0974297196482028" calcext:value-type="float">
            <text:p>0.10</text:p>
          </table:table-cell>
          <table:table-cell table:style-name="ce8" table:formula="of:=DEGREES(ATAN( (-SIN (RADIANS ([.C485])) * COS(RADIANS([.B485]))) / (COS (RADIANS ([.C485])) * SIN(RADIANS([.B485]))) ))" office:value-type="float" office:value="-59.3318002024248" calcext:value-type="float">
            <text:p>-59.33</text:p>
          </table:table-cell>
          <table:table-cell table:style-name="ce11" table:formula="of:=SQRT([.U485]^2+[.V485]^2)" office:value-type="float" office:value="0.374460762058772" calcext:value-type="float">
            <text:p>0.37</text:p>
          </table:table-cell>
          <table:table-cell table:style-name="ce8" table:formula="of:=DEGREES(ATAN2([.V485];[.U485]))" office:value-type="float" office:value="153.052549469011" calcext:value-type="float">
            <text:p>153.05</text:p>
          </table:table-cell>
          <table:table-cell table:style-name="ce8"/>
          <table:table-cell table:style-name="ce13" table:formula="of:=[.K485]*15" office:value-type="float" office:value="0.0974297196482028" calcext:value-type="float">
            <text:p>0.10</text:p>
          </table:table-cell>
          <table:table-cell table:style-name="ce8" table:formula="of:=[.K485]^2*225" office:value-type="float" office:value="0.0094925502707274" calcext:value-type="float">
            <text:p>0.01</text:p>
          </table:table-cell>
          <table:table-cell table:style-name="ce8" table:formula="of:=[.L485]*COS(RADIANS([.M485]))+[.N485]*COS(RADIANS([.O485]))" office:value-type="float" office:value="0.169695548956842" calcext:value-type="float">
            <text:p>0.17</text:p>
          </table:table-cell>
          <table:table-cell table:style-name="ce8" table:formula="of:=[.L485]*SIN(RADIANS([.M485]))+[.N485]*SIN(RADIANS([.O485]))" office:value-type="float" office:value="-0.333802760602533" calcext:value-type="float">
            <text:p>-0.33</text:p>
          </table:table-cell>
          <table:table-cell office:value-type="float" office:value="0.111644664654262" calcext:value-type="float">
            <text:p>0.11</text:p>
          </table:table-cell>
          <table:table-cell table:number-columns-repeated="1001"/>
        </table:table-row>
        <table:table-row table:style-name="ro1">
          <table:table-cell office:value-type="float" office:value="889259" calcext:value-type="float">
            <text:p>889259</text:p>
          </table:table-cell>
          <table:table-cell office:value-type="float" office:value="0.103579118402049" calcext:value-type="float">
            <text:p>0.1035791184</text:p>
          </table:table-cell>
          <table:table-cell office:value-type="float" office:value="0.381378046418369" calcext:value-type="float">
            <text:p>0.3813780464</text:p>
          </table:table-cell>
          <table:table-cell office:value-type="float" office:value="0.588969186481756" calcext:value-type="float">
            <text:p>0.5889691865</text:p>
          </table:table-cell>
          <table:table-cell office:value-type="float" office:value="-0.22" calcext:value-type="float">
            <text:p>-0.22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8.339" calcext:value-type="float">
            <text:p>18.339</text:p>
          </table:table-cell>
          <table:table-cell/>
          <table:table-cell table:formula="of:=DEGREES(ACOS(COS(RADIANS([.B486]))*COS(RADIANS([.C486]))))" office:value-type="float" office:value="0.395193230723096" calcext:value-type="float">
            <text:p>0.40</text:p>
          </table:table-cell>
          <table:table-cell table:formula="of:=TAN((ACOS(COS(RADIANS([.B486]))*COS(RADIANS([.C486])))))" office:value-type="float" office:value="0.00689753244015076" calcext:value-type="float">
            <text:p>0.0069</text:p>
          </table:table-cell>
          <table:table-cell table:formula="of:=SQRT([.E486]^2+[.F486]^2)" office:value-type="float" office:value="0.250599281722833" calcext:value-type="float">
            <text:p>0.25</text:p>
          </table:table-cell>
          <table:table-cell table:formula="of:=DEGREES(ATAN2([.F486]; [.E486]))" office:value-type="float" office:value="-61.3895403340348" calcext:value-type="float">
            <text:p>-61.39</text:p>
          </table:table-cell>
          <table:table-cell table:style-name="ce9" table:formula="of:=SQRT([.T486])" office:value-type="float" office:value="0.103462986602261" calcext:value-type="float">
            <text:p>0.10</text:p>
          </table:table-cell>
          <table:table-cell table:style-name="ce8" table:formula="of:=DEGREES(ATAN( (-SIN (RADIANS ([.C486])) * COS(RADIANS([.B486]))) / (COS (RADIANS ([.C486])) * SIN(RADIANS([.B486]))) ))" office:value-type="float" office:value="-74.8056552072979" calcext:value-type="float">
            <text:p>-74.81</text:p>
          </table:table-cell>
          <table:table-cell table:style-name="ce11" table:formula="of:=SQRT([.U486]^2+[.V486]^2)" office:value-type="float" office:value="0.352058215947143" calcext:value-type="float">
            <text:p>0.35</text:p>
          </table:table-cell>
          <table:table-cell table:style-name="ce8" table:formula="of:=DEGREES(ATAN2([.V486];[.U486]))" office:value-type="float" office:value="155.299375877854" calcext:value-type="float">
            <text:p>155.30</text:p>
          </table:table-cell>
          <table:table-cell table:style-name="ce8"/>
          <table:table-cell table:style-name="ce13" table:formula="of:=[.K486]*15" office:value-type="float" office:value="0.103462986602261" calcext:value-type="float">
            <text:p>0.10</text:p>
          </table:table-cell>
          <table:table-cell table:style-name="ce8" table:formula="of:=[.K486]^2*225" office:value-type="float" office:value="0.0107045895966597" calcext:value-type="float">
            <text:p>0.01</text:p>
          </table:table-cell>
          <table:table-cell table:style-name="ce8" table:formula="of:=[.L486]*COS(RADIANS([.M486]))+[.N486]*COS(RADIANS([.O486]))" office:value-type="float" office:value="0.147117020594117" calcext:value-type="float">
            <text:p>0.15</text:p>
          </table:table-cell>
          <table:table-cell table:style-name="ce8" table:formula="of:=[.L486]*SIN(RADIANS([.M486]))+[.N486]*SIN(RADIANS([.O486]))" office:value-type="float" office:value="-0.319846165628721" calcext:value-type="float">
            <text:p>-0.32</text:p>
          </table:table-cell>
          <table:table-cell office:value-type="float" office:value="0.118557969216929" calcext:value-type="float">
            <text:p>0.12</text:p>
          </table:table-cell>
          <table:table-cell table:number-columns-repeated="1001"/>
        </table:table-row>
        <table:table-row table:style-name="ro1">
          <table:table-cell office:value-type="float" office:value="889259" calcext:value-type="float">
            <text:p>889259</text:p>
          </table:table-cell>
          <table:table-cell office:value-type="float" office:value="0.103579118402049" calcext:value-type="float">
            <text:p>0.1035791184</text:p>
          </table:table-cell>
          <table:table-cell office:value-type="float" office:value="0.381378046418369" calcext:value-type="float">
            <text:p>0.3813780464</text:p>
          </table:table-cell>
          <table:table-cell office:value-type="float" office:value="0.588969186481756" calcext:value-type="float">
            <text:p>0.5889691865</text:p>
          </table:table-cell>
          <table:table-cell office:value-type="float" office:value="-0.22" calcext:value-type="float">
            <text:p>-0.22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8.339" calcext:value-type="float">
            <text:p>18.339</text:p>
          </table:table-cell>
          <table:table-cell/>
          <table:table-cell table:formula="of:=DEGREES(ACOS(COS(RADIANS([.B487]))*COS(RADIANS([.C487]))))" office:value-type="float" office:value="0.395193230723096" calcext:value-type="float">
            <text:p>0.40</text:p>
          </table:table-cell>
          <table:table-cell table:formula="of:=TAN((ACOS(COS(RADIANS([.B487]))*COS(RADIANS([.C487])))))" office:value-type="float" office:value="0.00689753244015076" calcext:value-type="float">
            <text:p>0.0069</text:p>
          </table:table-cell>
          <table:table-cell table:formula="of:=SQRT([.E487]^2+[.F487]^2)" office:value-type="float" office:value="0.250599281722833" calcext:value-type="float">
            <text:p>0.25</text:p>
          </table:table-cell>
          <table:table-cell table:formula="of:=DEGREES(ATAN2([.F487]; [.E487]))" office:value-type="float" office:value="-61.3895403340348" calcext:value-type="float">
            <text:p>-61.39</text:p>
          </table:table-cell>
          <table:table-cell table:style-name="ce9" table:formula="of:=SQRT([.T487])" office:value-type="float" office:value="0.103462986602261" calcext:value-type="float">
            <text:p>0.10</text:p>
          </table:table-cell>
          <table:table-cell table:style-name="ce8" table:formula="of:=DEGREES(ATAN( (-SIN (RADIANS ([.C487])) * COS(RADIANS([.B487]))) / (COS (RADIANS ([.C487])) * SIN(RADIANS([.B487]))) ))" office:value-type="float" office:value="-74.8056552072979" calcext:value-type="float">
            <text:p>-74.81</text:p>
          </table:table-cell>
          <table:table-cell table:style-name="ce11" table:formula="of:=SQRT([.U487]^2+[.V487]^2)" office:value-type="float" office:value="0.352058215947143" calcext:value-type="float">
            <text:p>0.35</text:p>
          </table:table-cell>
          <table:table-cell table:style-name="ce8" table:formula="of:=DEGREES(ATAN2([.V487];[.U487]))" office:value-type="float" office:value="155.299375877854" calcext:value-type="float">
            <text:p>155.30</text:p>
          </table:table-cell>
          <table:table-cell table:style-name="ce8"/>
          <table:table-cell table:style-name="ce13" table:formula="of:=[.K487]*15" office:value-type="float" office:value="0.103462986602261" calcext:value-type="float">
            <text:p>0.10</text:p>
          </table:table-cell>
          <table:table-cell table:style-name="ce8" table:formula="of:=[.K487]^2*225" office:value-type="float" office:value="0.0107045895966597" calcext:value-type="float">
            <text:p>0.01</text:p>
          </table:table-cell>
          <table:table-cell table:style-name="ce8" table:formula="of:=[.L487]*COS(RADIANS([.M487]))+[.N487]*COS(RADIANS([.O487]))" office:value-type="float" office:value="0.147117020594117" calcext:value-type="float">
            <text:p>0.15</text:p>
          </table:table-cell>
          <table:table-cell table:style-name="ce8" table:formula="of:=[.L487]*SIN(RADIANS([.M487]))+[.N487]*SIN(RADIANS([.O487]))" office:value-type="float" office:value="-0.319846165628721" calcext:value-type="float">
            <text:p>-0.32</text:p>
          </table:table-cell>
          <table:table-cell office:value-type="float" office:value="0.118557969216929" calcext:value-type="float">
            <text:p>0.12</text:p>
          </table:table-cell>
          <table:table-cell table:number-columns-repeated="1001"/>
        </table:table-row>
        <table:table-row table:style-name="ro1">
          <table:table-cell office:value-type="float" office:value="889509" calcext:value-type="float">
            <text:p>889509</text:p>
          </table:table-cell>
          <table:table-cell office:value-type="float" office:value="0.154884251105265" calcext:value-type="float">
            <text:p>0.1548842511</text:p>
          </table:table-cell>
          <table:table-cell office:value-type="float" office:value="0.480184977014375" calcext:value-type="float">
            <text:p>0.480184977</text:p>
          </table:table-cell>
          <table:table-cell office:value-type="float" office:value="0.597145883413614" calcext:value-type="float">
            <text:p>0.5971458834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8.373" calcext:value-type="float">
            <text:p>18.373</text:p>
          </table:table-cell>
          <table:table-cell/>
          <table:table-cell table:formula="of:=DEGREES(ACOS(COS(RADIANS([.B488]))*COS(RADIANS([.C488]))))" office:value-type="float" office:value="0.504545519987135" calcext:value-type="float">
            <text:p>0.50</text:p>
          </table:table-cell>
          <table:table-cell table:formula="of:=TAN((ACOS(COS(RADIANS([.B488]))*COS(RADIANS([.C488])))))" office:value-type="float" office:value="0.0088062081778049" calcext:value-type="float">
            <text:p>0.0088</text:p>
          </table:table-cell>
          <table:table-cell table:formula="of:=SQRT([.E488]^2+[.F488]^2)" office:value-type="float" office:value="0.238537208837531" calcext:value-type="float">
            <text:p>0.24</text:p>
          </table:table-cell>
          <table:table-cell table:formula="of:=DEGREES(ATAN2([.F488]; [.E488]))" office:value-type="float" office:value="-56.9761324442034" calcext:value-type="float">
            <text:p>-56.98</text:p>
          </table:table-cell>
          <table:table-cell table:style-name="ce9" table:formula="of:=SQRT([.T488])" office:value-type="float" office:value="0.132093122667074" calcext:value-type="float">
            <text:p>0.13</text:p>
          </table:table-cell>
          <table:table-cell table:style-name="ce8" table:formula="of:=DEGREES(ATAN( (-SIN (RADIANS ([.C488])) * COS(RADIANS([.B488]))) / (COS (RADIANS ([.C488])) * SIN(RADIANS([.B488]))) ))" office:value-type="float" office:value="-72.123181492242" calcext:value-type="float">
            <text:p>-72.12</text:p>
          </table:table-cell>
          <table:table-cell table:style-name="ce11" table:formula="of:=SQRT([.U488]^2+[.V488]^2)" office:value-type="float" office:value="0.367664911485401" calcext:value-type="float">
            <text:p>0.37</text:p>
          </table:table-cell>
          <table:table-cell table:style-name="ce8" table:formula="of:=DEGREES(ATAN2([.V488];[.U488]))" office:value-type="float" office:value="152.362865317068" calcext:value-type="float">
            <text:p>152.36</text:p>
          </table:table-cell>
          <table:table-cell table:style-name="ce8"/>
          <table:table-cell table:style-name="ce13" table:formula="of:=[.K488]*15" office:value-type="float" office:value="0.132093122667074" calcext:value-type="float">
            <text:p>0.13</text:p>
          </table:table-cell>
          <table:table-cell table:style-name="ce8" table:formula="of:=[.K488]^2*225" office:value-type="float" office:value="0.0174485930559385" calcext:value-type="float">
            <text:p>0.02</text:p>
          </table:table-cell>
          <table:table-cell table:style-name="ce8" table:formula="of:=[.L488]*COS(RADIANS([.M488]))+[.N488]*COS(RADIANS([.O488]))" office:value-type="float" office:value="0.17054883508367" calcext:value-type="float">
            <text:p>0.17</text:p>
          </table:table-cell>
          <table:table-cell table:style-name="ce8" table:formula="of:=[.L488]*SIN(RADIANS([.M488]))+[.N488]*SIN(RADIANS([.O488]))" office:value-type="float" office:value="-0.325715492399687" calcext:value-type="float">
            <text:p>-0.33</text:p>
          </table:table-cell>
          <table:table-cell office:value-type="float" office:value="0.151363655996141" calcext:value-type="float">
            <text:p>0.15</text:p>
          </table:table-cell>
          <table:table-cell table:number-columns-repeated="1001"/>
        </table:table-row>
        <table:table-row table:style-name="ro1">
          <table:table-cell office:value-type="float" office:value="889509" calcext:value-type="float">
            <text:p>889509</text:p>
          </table:table-cell>
          <table:table-cell office:value-type="float" office:value="0.154884251105265" calcext:value-type="float">
            <text:p>0.1548842511</text:p>
          </table:table-cell>
          <table:table-cell office:value-type="float" office:value="0.480184977014375" calcext:value-type="float">
            <text:p>0.480184977</text:p>
          </table:table-cell>
          <table:table-cell office:value-type="float" office:value="0.597145883413614" calcext:value-type="float">
            <text:p>0.5971458834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8.373" calcext:value-type="float">
            <text:p>18.373</text:p>
          </table:table-cell>
          <table:table-cell/>
          <table:table-cell table:formula="of:=DEGREES(ACOS(COS(RADIANS([.B489]))*COS(RADIANS([.C489]))))" office:value-type="float" office:value="0.504545519987135" calcext:value-type="float">
            <text:p>0.50</text:p>
          </table:table-cell>
          <table:table-cell table:formula="of:=TAN((ACOS(COS(RADIANS([.B489]))*COS(RADIANS([.C489])))))" office:value-type="float" office:value="0.0088062081778049" calcext:value-type="float">
            <text:p>0.0088</text:p>
          </table:table-cell>
          <table:table-cell table:formula="of:=SQRT([.E489]^2+[.F489]^2)" office:value-type="float" office:value="0.238537208837531" calcext:value-type="float">
            <text:p>0.24</text:p>
          </table:table-cell>
          <table:table-cell table:formula="of:=DEGREES(ATAN2([.F489]; [.E489]))" office:value-type="float" office:value="-56.9761324442034" calcext:value-type="float">
            <text:p>-56.98</text:p>
          </table:table-cell>
          <table:table-cell table:style-name="ce9" table:formula="of:=SQRT([.T489])" office:value-type="float" office:value="0.132093122667074" calcext:value-type="float">
            <text:p>0.13</text:p>
          </table:table-cell>
          <table:table-cell table:style-name="ce8" table:formula="of:=DEGREES(ATAN( (-SIN (RADIANS ([.C489])) * COS(RADIANS([.B489]))) / (COS (RADIANS ([.C489])) * SIN(RADIANS([.B489]))) ))" office:value-type="float" office:value="-72.123181492242" calcext:value-type="float">
            <text:p>-72.12</text:p>
          </table:table-cell>
          <table:table-cell table:style-name="ce11" table:formula="of:=SQRT([.U489]^2+[.V489]^2)" office:value-type="float" office:value="0.367664911485401" calcext:value-type="float">
            <text:p>0.37</text:p>
          </table:table-cell>
          <table:table-cell table:style-name="ce8" table:formula="of:=DEGREES(ATAN2([.V489];[.U489]))" office:value-type="float" office:value="152.362865317068" calcext:value-type="float">
            <text:p>152.36</text:p>
          </table:table-cell>
          <table:table-cell table:style-name="ce8"/>
          <table:table-cell table:style-name="ce13" table:formula="of:=[.K489]*15" office:value-type="float" office:value="0.132093122667074" calcext:value-type="float">
            <text:p>0.13</text:p>
          </table:table-cell>
          <table:table-cell table:style-name="ce8" table:formula="of:=[.K489]^2*225" office:value-type="float" office:value="0.0174485930559385" calcext:value-type="float">
            <text:p>0.02</text:p>
          </table:table-cell>
          <table:table-cell table:style-name="ce8" table:formula="of:=[.L489]*COS(RADIANS([.M489]))+[.N489]*COS(RADIANS([.O489]))" office:value-type="float" office:value="0.17054883508367" calcext:value-type="float">
            <text:p>0.17</text:p>
          </table:table-cell>
          <table:table-cell table:style-name="ce8" table:formula="of:=[.L489]*SIN(RADIANS([.M489]))+[.N489]*SIN(RADIANS([.O489]))" office:value-type="float" office:value="-0.325715492399687" calcext:value-type="float">
            <text:p>-0.33</text:p>
          </table:table-cell>
          <table:table-cell office:value-type="float" office:value="0.151363655996141" calcext:value-type="float">
            <text:p>0.15</text:p>
          </table:table-cell>
          <table:table-cell table:number-columns-repeated="1001"/>
        </table:table-row>
        <table:table-row table:style-name="ro1">
          <table:table-cell office:value-type="float" office:value="889759" calcext:value-type="float">
            <text:p>889759</text:p>
          </table:table-cell>
          <table:table-cell office:value-type="float" office:value="0.164088171135695" calcext:value-type="float">
            <text:p>0.1640881711</text:p>
          </table:table-cell>
          <table:table-cell office:value-type="float" office:value="0.50121118076573" calcext:value-type="float">
            <text:p>0.5012111808</text:p>
          </table:table-cell>
          <table:table-cell office:value-type="float" office:value="0.598022602226608" calcext:value-type="float">
            <text:p>0.5980226022</text:p>
          </table:table-cell>
          <table:table-cell office:value-type="float" office:value="-0.18" calcext:value-type="float">
            <text:p>-0.18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8.408" calcext:value-type="float">
            <text:p>18.408</text:p>
          </table:table-cell>
          <table:table-cell/>
          <table:table-cell table:formula="of:=DEGREES(ACOS(COS(RADIANS([.B490]))*COS(RADIANS([.C490]))))" office:value-type="float" office:value="0.527386849313575" calcext:value-type="float">
            <text:p>0.53</text:p>
          </table:table-cell>
          <table:table-cell table:formula="of:=TAN((ACOS(COS(RADIANS([.B490]))*COS(RADIANS([.C490])))))" office:value-type="float" office:value="0.00920489691638746" calcext:value-type="float">
            <text:p>0.0092</text:p>
          </table:table-cell>
          <table:table-cell table:formula="of:=SQRT([.E490]^2+[.F490]^2)" office:value-type="float" office:value="0.222036033111745" calcext:value-type="float">
            <text:p>0.22</text:p>
          </table:table-cell>
          <table:table-cell table:formula="of:=DEGREES(ATAN2([.F490]; [.E490]))" office:value-type="float" office:value="-54.1623470457217" calcext:value-type="float">
            <text:p>-54.16</text:p>
          </table:table-cell>
          <table:table-cell table:style-name="ce9" table:formula="of:=SQRT([.T490])" office:value-type="float" office:value="0.138073453745812" calcext:value-type="float">
            <text:p>0.14</text:p>
          </table:table-cell>
          <table:table-cell table:style-name="ce8" table:formula="of:=DEGREES(ATAN( (-SIN (RADIANS ([.C490])) * COS(RADIANS([.B490]))) / (COS (RADIANS ([.C490])) * SIN(RADIANS([.B490]))) ))" office:value-type="float" office:value="-71.8728032610448" calcext:value-type="float">
            <text:p>-71.87</text:p>
          </table:table-cell>
          <table:table-cell table:style-name="ce11" table:formula="of:=SQRT([.U490]^2+[.V490]^2)" office:value-type="float" office:value="0.356051820531543" calcext:value-type="float">
            <text:p>0.36</text:p>
          </table:table-cell>
          <table:table-cell table:style-name="ce8" table:formula="of:=DEGREES(ATAN2([.V490];[.U490]))" office:value-type="float" office:value="150.937220420542" calcext:value-type="float">
            <text:p>150.94</text:p>
          </table:table-cell>
          <table:table-cell table:style-name="ce8"/>
          <table:table-cell table:style-name="ce13" table:formula="of:=[.K490]*15" office:value-type="float" office:value="0.138073453745812" calcext:value-type="float">
            <text:p>0.14</text:p>
          </table:table-cell>
          <table:table-cell table:style-name="ce8" table:formula="of:=[.K490]^2*225" office:value-type="float" office:value="0.0190642786292968" calcext:value-type="float">
            <text:p>0.02</text:p>
          </table:table-cell>
          <table:table-cell table:style-name="ce8" table:formula="of:=[.L490]*COS(RADIANS([.M490]))+[.N490]*COS(RADIANS([.O490]))" office:value-type="float" office:value="0.172958459308868" calcext:value-type="float">
            <text:p>0.17</text:p>
          </table:table-cell>
          <table:table-cell table:style-name="ce8" table:formula="of:=[.L490]*SIN(RADIANS([.M490]))+[.N490]*SIN(RADIANS([.O490]))" office:value-type="float" office:value="-0.311220613483954" calcext:value-type="float">
            <text:p>-0.31</text:p>
          </table:table-cell>
          <table:table-cell office:value-type="float" office:value="0.158216054794073" calcext:value-type="float">
            <text:p>0.16</text:p>
          </table:table-cell>
          <table:table-cell table:number-columns-repeated="1001"/>
        </table:table-row>
        <table:table-row table:style-name="ro1">
          <table:table-cell office:value-type="float" office:value="889759" calcext:value-type="float">
            <text:p>889759</text:p>
          </table:table-cell>
          <table:table-cell office:value-type="float" office:value="0.164088171135695" calcext:value-type="float">
            <text:p>0.1640881711</text:p>
          </table:table-cell>
          <table:table-cell office:value-type="float" office:value="0.50121118076573" calcext:value-type="float">
            <text:p>0.5012111808</text:p>
          </table:table-cell>
          <table:table-cell office:value-type="float" office:value="0.598022602226608" calcext:value-type="float">
            <text:p>0.5980226022</text:p>
          </table:table-cell>
          <table:table-cell office:value-type="float" office:value="-0.18" calcext:value-type="float">
            <text:p>-0.18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18.408" calcext:value-type="float">
            <text:p>18.408</text:p>
          </table:table-cell>
          <table:table-cell/>
          <table:table-cell table:formula="of:=DEGREES(ACOS(COS(RADIANS([.B491]))*COS(RADIANS([.C491]))))" office:value-type="float" office:value="0.527386849313575" calcext:value-type="float">
            <text:p>0.53</text:p>
          </table:table-cell>
          <table:table-cell table:formula="of:=TAN((ACOS(COS(RADIANS([.B491]))*COS(RADIANS([.C491])))))" office:value-type="float" office:value="0.00920489691638746" calcext:value-type="float">
            <text:p>0.0092</text:p>
          </table:table-cell>
          <table:table-cell table:formula="of:=SQRT([.E491]^2+[.F491]^2)" office:value-type="float" office:value="0.222036033111745" calcext:value-type="float">
            <text:p>0.22</text:p>
          </table:table-cell>
          <table:table-cell table:formula="of:=DEGREES(ATAN2([.F491]; [.E491]))" office:value-type="float" office:value="-54.1623470457217" calcext:value-type="float">
            <text:p>-54.16</text:p>
          </table:table-cell>
          <table:table-cell table:style-name="ce9" table:formula="of:=SQRT([.T491])" office:value-type="float" office:value="0.138073453745812" calcext:value-type="float">
            <text:p>0.14</text:p>
          </table:table-cell>
          <table:table-cell table:style-name="ce8" table:formula="of:=DEGREES(ATAN( (-SIN (RADIANS ([.C491])) * COS(RADIANS([.B491]))) / (COS (RADIANS ([.C491])) * SIN(RADIANS([.B491]))) ))" office:value-type="float" office:value="-71.8728032610448" calcext:value-type="float">
            <text:p>-71.87</text:p>
          </table:table-cell>
          <table:table-cell table:style-name="ce11" table:formula="of:=SQRT([.U491]^2+[.V491]^2)" office:value-type="float" office:value="0.356051820531543" calcext:value-type="float">
            <text:p>0.36</text:p>
          </table:table-cell>
          <table:table-cell table:style-name="ce8" table:formula="of:=DEGREES(ATAN2([.V491];[.U491]))" office:value-type="float" office:value="150.937220420542" calcext:value-type="float">
            <text:p>150.94</text:p>
          </table:table-cell>
          <table:table-cell table:style-name="ce8"/>
          <table:table-cell table:style-name="ce13" table:formula="of:=[.K491]*15" office:value-type="float" office:value="0.138073453745812" calcext:value-type="float">
            <text:p>0.14</text:p>
          </table:table-cell>
          <table:table-cell table:style-name="ce8" table:formula="of:=[.K491]^2*225" office:value-type="float" office:value="0.0190642786292968" calcext:value-type="float">
            <text:p>0.02</text:p>
          </table:table-cell>
          <table:table-cell table:style-name="ce8" table:formula="of:=[.L491]*COS(RADIANS([.M491]))+[.N491]*COS(RADIANS([.O491]))" office:value-type="float" office:value="0.172958459308868" calcext:value-type="float">
            <text:p>0.17</text:p>
          </table:table-cell>
          <table:table-cell table:style-name="ce8" table:formula="of:=[.L491]*SIN(RADIANS([.M491]))+[.N491]*SIN(RADIANS([.O491]))" office:value-type="float" office:value="-0.311220613483954" calcext:value-type="float">
            <text:p>-0.31</text:p>
          </table:table-cell>
          <table:table-cell office:value-type="float" office:value="0.158216054794073" calcext:value-type="float">
            <text:p>0.16</text:p>
          </table:table-cell>
          <table:table-cell table:number-columns-repeated="1001"/>
        </table:table-row>
        <table:table-row table:style-name="ro1">
          <table:table-cell office:value-type="float" office:value="890009" calcext:value-type="float">
            <text:p>890009</text:p>
          </table:table-cell>
          <table:table-cell office:value-type="float" office:value="0.187327409538988" calcext:value-type="float">
            <text:p>0.1873274095</text:p>
          </table:table-cell>
          <table:table-cell office:value-type="float" office:value="0.513964157802349" calcext:value-type="float">
            <text:p>0.5139641578</text:p>
          </table:table-cell>
          <table:table-cell office:value-type="float" office:value="0.594179446879713" calcext:value-type="float">
            <text:p>0.5941794469</text:p>
          </table:table-cell>
          <table:table-cell office:value-type="float" office:value="-0.16" calcext:value-type="float">
            <text:p>-0.16</text:p>
          </table:table-cell>
          <table:table-cell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8.443" calcext:value-type="float">
            <text:p>18.443</text:p>
          </table:table-cell>
          <table:table-cell/>
          <table:table-cell table:formula="of:=DEGREES(ACOS(COS(RADIANS([.B492]))*COS(RADIANS([.C492]))))" office:value-type="float" office:value="0.547037268036851" calcext:value-type="float">
            <text:p>0.55</text:p>
          </table:table-cell>
          <table:table-cell table:formula="of:=TAN((ACOS(COS(RADIANS([.B492]))*COS(RADIANS([.C492])))))" office:value-type="float" office:value="0.00954789157819661" calcext:value-type="float">
            <text:p>0.0095</text:p>
          </table:table-cell>
          <table:table-cell table:formula="of:=SQRT([.E492]^2+[.F492]^2)" office:value-type="float" office:value="0.212602916254693" calcext:value-type="float">
            <text:p>0.21</text:p>
          </table:table-cell>
          <table:table-cell table:formula="of:=DEGREES(ATAN2([.F492]; [.E492]))" office:value-type="float" office:value="-48.8140748342904" calcext:value-type="float">
            <text:p>-48.81</text:p>
          </table:table-cell>
          <table:table-cell table:style-name="ce9" table:formula="of:=SQRT([.T492])" office:value-type="float" office:value="0.143218373672949" calcext:value-type="float">
            <text:p>0.14</text:p>
          </table:table-cell>
          <table:table-cell table:style-name="ce8" table:formula="of:=DEGREES(ATAN( (-SIN (RADIANS ([.C492])) * COS(RADIANS([.B492]))) / (COS (RADIANS ([.C492])) * SIN(RADIANS([.B492]))) ))" office:value-type="float" office:value="-69.974863278306" calcext:value-type="float">
            <text:p>-69.97</text:p>
          </table:table-cell>
          <table:table-cell table:style-name="ce11" table:formula="of:=SQRT([.U492]^2+[.V492]^2)" office:value-type="float" office:value="0.350003644689478" calcext:value-type="float">
            <text:p>0.35</text:p>
          </table:table-cell>
          <table:table-cell table:style-name="ce8" table:formula="of:=DEGREES(ATAN2([.V492];[.U492]))" office:value-type="float" office:value="147.308456652879" calcext:value-type="float">
            <text:p>147.31</text:p>
          </table:table-cell>
          <table:table-cell table:style-name="ce8"/>
          <table:table-cell table:style-name="ce13" table:formula="of:=[.K492]*15" office:value-type="float" office:value="0.143218373672949" calcext:value-type="float">
            <text:p>0.14</text:p>
          </table:table-cell>
          <table:table-cell table:style-name="ce8" table:formula="of:=[.K492]^2*225" office:value-type="float" office:value="0.0205115025575245" calcext:value-type="float">
            <text:p>0.02</text:p>
          </table:table-cell>
          <table:table-cell table:style-name="ce8" table:formula="of:=[.L492]*COS(RADIANS([.M492]))+[.N492]*COS(RADIANS([.O492]))" office:value-type="float" office:value="0.189042607265846" calcext:value-type="float">
            <text:p>0.19</text:p>
          </table:table-cell>
          <table:table-cell table:style-name="ce8" table:formula="of:=[.L492]*SIN(RADIANS([.M492]))+[.N492]*SIN(RADIANS([.O492]))" office:value-type="float" office:value="-0.294559745949866" calcext:value-type="float">
            <text:p>-0.29</text:p>
          </table:table-cell>
          <table:table-cell office:value-type="float" office:value="0.164111180411055" calcext:value-type="float">
            <text:p>0.16</text:p>
          </table:table-cell>
          <table:table-cell table:number-columns-repeated="1001"/>
        </table:table-row>
        <table:table-row table:style-name="ro1">
          <table:table-cell office:value-type="float" office:value="890009" calcext:value-type="float">
            <text:p>890009</text:p>
          </table:table-cell>
          <table:table-cell office:value-type="float" office:value="0.187327409538988" calcext:value-type="float">
            <text:p>0.1873274095</text:p>
          </table:table-cell>
          <table:table-cell office:value-type="float" office:value="0.513964157802349" calcext:value-type="float">
            <text:p>0.5139641578</text:p>
          </table:table-cell>
          <table:table-cell office:value-type="float" office:value="0.594179446879713" calcext:value-type="float">
            <text:p>0.5941794469</text:p>
          </table:table-cell>
          <table:table-cell office:value-type="float" office:value="-0.16" calcext:value-type="float">
            <text:p>-0.16</text:p>
          </table:table-cell>
          <table:table-cell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18.443" calcext:value-type="float">
            <text:p>18.443</text:p>
          </table:table-cell>
          <table:table-cell/>
          <table:table-cell table:formula="of:=DEGREES(ACOS(COS(RADIANS([.B493]))*COS(RADIANS([.C493]))))" office:value-type="float" office:value="0.547037268036851" calcext:value-type="float">
            <text:p>0.55</text:p>
          </table:table-cell>
          <table:table-cell table:formula="of:=TAN((ACOS(COS(RADIANS([.B493]))*COS(RADIANS([.C493])))))" office:value-type="float" office:value="0.00954789157819661" calcext:value-type="float">
            <text:p>0.0095</text:p>
          </table:table-cell>
          <table:table-cell table:formula="of:=SQRT([.E493]^2+[.F493]^2)" office:value-type="float" office:value="0.212602916254693" calcext:value-type="float">
            <text:p>0.21</text:p>
          </table:table-cell>
          <table:table-cell table:formula="of:=DEGREES(ATAN2([.F493]; [.E493]))" office:value-type="float" office:value="-48.8140748342904" calcext:value-type="float">
            <text:p>-48.81</text:p>
          </table:table-cell>
          <table:table-cell table:style-name="ce9" table:formula="of:=SQRT([.T493])" office:value-type="float" office:value="0.143218373672949" calcext:value-type="float">
            <text:p>0.14</text:p>
          </table:table-cell>
          <table:table-cell table:style-name="ce8" table:formula="of:=DEGREES(ATAN( (-SIN (RADIANS ([.C493])) * COS(RADIANS([.B493]))) / (COS (RADIANS ([.C493])) * SIN(RADIANS([.B493]))) ))" office:value-type="float" office:value="-69.974863278306" calcext:value-type="float">
            <text:p>-69.97</text:p>
          </table:table-cell>
          <table:table-cell table:style-name="ce11" table:formula="of:=SQRT([.U493]^2+[.V493]^2)" office:value-type="float" office:value="0.350003644689478" calcext:value-type="float">
            <text:p>0.35</text:p>
          </table:table-cell>
          <table:table-cell table:style-name="ce8" table:formula="of:=DEGREES(ATAN2([.V493];[.U493]))" office:value-type="float" office:value="147.308456652879" calcext:value-type="float">
            <text:p>147.31</text:p>
          </table:table-cell>
          <table:table-cell table:style-name="ce8"/>
          <table:table-cell table:style-name="ce13" table:formula="of:=[.K493]*15" office:value-type="float" office:value="0.143218373672949" calcext:value-type="float">
            <text:p>0.14</text:p>
          </table:table-cell>
          <table:table-cell table:style-name="ce8" table:formula="of:=[.K493]^2*225" office:value-type="float" office:value="0.0205115025575245" calcext:value-type="float">
            <text:p>0.02</text:p>
          </table:table-cell>
          <table:table-cell table:style-name="ce8" table:formula="of:=[.L493]*COS(RADIANS([.M493]))+[.N493]*COS(RADIANS([.O493]))" office:value-type="float" office:value="0.189042607265846" calcext:value-type="float">
            <text:p>0.19</text:p>
          </table:table-cell>
          <table:table-cell table:style-name="ce8" table:formula="of:=[.L493]*SIN(RADIANS([.M493]))+[.N493]*SIN(RADIANS([.O493]))" office:value-type="float" office:value="-0.294559745949866" calcext:value-type="float">
            <text:p>-0.29</text:p>
          </table:table-cell>
          <table:table-cell office:value-type="float" office:value="0.164111180411055" calcext:value-type="float">
            <text:p>0.16</text:p>
          </table:table-cell>
          <table:table-cell table:number-columns-repeated="1001"/>
        </table:table-row>
        <table:table-row table:style-name="ro1">
          <table:table-cell office:value-type="float" office:value="890260" calcext:value-type="float">
            <text:p>890260</text:p>
          </table:table-cell>
          <table:table-cell office:value-type="float" office:value="0.2673543881665" calcext:value-type="float">
            <text:p>0.2673543882</text:p>
          </table:table-cell>
          <table:table-cell office:value-type="float" office:value="0.607595112348381" calcext:value-type="float">
            <text:p>0.6075951123</text:p>
          </table:table-cell>
          <table:table-cell office:value-type="float" office:value="0.591611936082022" calcext:value-type="float">
            <text:p>0.5916119361</text:p>
          </table:table-cell>
          <table:table-cell office:value-type="float" office:value="-0.15" calcext:value-type="float">
            <text:p>-0.15</text:p>
          </table:table-cell>
          <table:table-cell office:value-type="float" office:value="0.15" calcext:value-type="float">
            <text:p>0.15</text:p>
          </table:table-cell>
          <table:table-cell office:value-type="float" office:value="-0.12" calcext:value-type="float">
            <text:p>-0.12</text:p>
          </table:table-cell>
          <table:table-cell office:value-type="float" office:value="18.477" calcext:value-type="float">
            <text:p>18.477</text:p>
          </table:table-cell>
          <table:table-cell/>
          <table:table-cell table:formula="of:=DEGREES(ACOS(COS(RADIANS([.B494]))*COS(RADIANS([.C494]))))" office:value-type="float" office:value="0.663812857666946" calcext:value-type="float">
            <text:p>0.66</text:p>
          </table:table-cell>
          <table:table-cell table:formula="of:=TAN((ACOS(COS(RADIANS([.B494]))*COS(RADIANS([.C494])))))" office:value-type="float" office:value="0.0115862383907069" calcext:value-type="float">
            <text:p>0.0116</text:p>
          </table:table-cell>
          <table:table-cell table:formula="of:=SQRT([.E494]^2+[.F494]^2)" office:value-type="float" office:value="0.212132034355964" calcext:value-type="float">
            <text:p>0.21</text:p>
          </table:table-cell>
          <table:table-cell table:formula="of:=DEGREES(ATAN2([.F494]; [.E494]))" office:value-type="float" office:value="-45" calcext:value-type="float">
            <text:p>-45.00</text:p>
          </table:table-cell>
          <table:table-cell table:style-name="ce9" table:formula="of:=SQRT([.T494])" office:value-type="float" office:value="0.173793575860604" calcext:value-type="float">
            <text:p>0.17</text:p>
          </table:table-cell>
          <table:table-cell table:style-name="ce8" table:formula="of:=DEGREES(ATAN( (-SIN (RADIANS ([.C494])) * COS(RADIANS([.B494]))) / (COS (RADIANS ([.C494])) * SIN(RADIANS([.B494]))) ))" office:value-type="float" office:value="-66.2501533760079" calcext:value-type="float">
            <text:p>-66.25</text:p>
          </table:table-cell>
          <table:table-cell table:style-name="ce11" table:formula="of:=SQRT([.U494]^2+[.V494]^2)" office:value-type="float" office:value="0.379374680475096" calcext:value-type="float">
            <text:p>0.38</text:p>
          </table:table-cell>
          <table:table-cell table:style-name="ce8" table:formula="of:=DEGREES(ATAN2([.V494];[.U494]))" office:value-type="float" office:value="144.557420315318" calcext:value-type="float">
            <text:p>144.56</text:p>
          </table:table-cell>
          <table:table-cell table:style-name="ce8"/>
          <table:table-cell table:style-name="ce13" table:formula="of:=[.K494]*15" office:value-type="float" office:value="0.173793575860604" calcext:value-type="float">
            <text:p>0.17</text:p>
          </table:table-cell>
          <table:table-cell table:style-name="ce8" table:formula="of:=[.K494]^2*225" office:value-type="float" office:value="0.0302042070104155" calcext:value-type="float">
            <text:p>0.03</text:p>
          </table:table-cell>
          <table:table-cell table:style-name="ce8" table:formula="of:=[.L494]*COS(RADIANS([.M494]))+[.N494]*COS(RADIANS([.O494]))" office:value-type="float" office:value="0.219994361565173" calcext:value-type="float">
            <text:p>0.22</text:p>
          </table:table-cell>
          <table:table-cell table:style-name="ce8" table:formula="of:=[.L494]*SIN(RADIANS([.M494]))+[.N494]*SIN(RADIANS([.O494]))" office:value-type="float" office:value="-0.309075442352047" calcext:value-type="float">
            <text:p>-0.31</text:p>
          </table:table-cell>
          <table:table-cell office:value-type="float" office:value="0.199143857300084" calcext:value-type="float">
            <text:p>0.20</text:p>
          </table:table-cell>
          <table:table-cell table:number-columns-repeated="1001"/>
        </table:table-row>
        <table:table-row table:style-name="ro1">
          <table:table-cell office:value-type="float" office:value="890260" calcext:value-type="float">
            <text:p>890260</text:p>
          </table:table-cell>
          <table:table-cell office:value-type="float" office:value="0.2673543881665" calcext:value-type="float">
            <text:p>0.2673543882</text:p>
          </table:table-cell>
          <table:table-cell office:value-type="float" office:value="0.607595112348381" calcext:value-type="float">
            <text:p>0.6075951123</text:p>
          </table:table-cell>
          <table:table-cell office:value-type="float" office:value="0.591611936082022" calcext:value-type="float">
            <text:p>0.5916119361</text:p>
          </table:table-cell>
          <table:table-cell office:value-type="float" office:value="-0.15" calcext:value-type="float">
            <text:p>-0.15</text:p>
          </table:table-cell>
          <table:table-cell office:value-type="float" office:value="0.15" calcext:value-type="float">
            <text:p>0.15</text:p>
          </table:table-cell>
          <table:table-cell office:value-type="float" office:value="-0.12" calcext:value-type="float">
            <text:p>-0.12</text:p>
          </table:table-cell>
          <table:table-cell office:value-type="float" office:value="18.477" calcext:value-type="float">
            <text:p>18.477</text:p>
          </table:table-cell>
          <table:table-cell/>
          <table:table-cell table:formula="of:=DEGREES(ACOS(COS(RADIANS([.B495]))*COS(RADIANS([.C495]))))" office:value-type="float" office:value="0.663812857666946" calcext:value-type="float">
            <text:p>0.66</text:p>
          </table:table-cell>
          <table:table-cell table:formula="of:=TAN((ACOS(COS(RADIANS([.B495]))*COS(RADIANS([.C495])))))" office:value-type="float" office:value="0.0115862383907069" calcext:value-type="float">
            <text:p>0.0116</text:p>
          </table:table-cell>
          <table:table-cell table:formula="of:=SQRT([.E495]^2+[.F495]^2)" office:value-type="float" office:value="0.212132034355964" calcext:value-type="float">
            <text:p>0.21</text:p>
          </table:table-cell>
          <table:table-cell table:formula="of:=DEGREES(ATAN2([.F495]; [.E495]))" office:value-type="float" office:value="-45" calcext:value-type="float">
            <text:p>-45.00</text:p>
          </table:table-cell>
          <table:table-cell table:style-name="ce9" table:formula="of:=SQRT([.T495])" office:value-type="float" office:value="0.173793575860604" calcext:value-type="float">
            <text:p>0.17</text:p>
          </table:table-cell>
          <table:table-cell table:style-name="ce8" table:formula="of:=DEGREES(ATAN( (-SIN (RADIANS ([.C495])) * COS(RADIANS([.B495]))) / (COS (RADIANS ([.C495])) * SIN(RADIANS([.B495]))) ))" office:value-type="float" office:value="-66.2501533760079" calcext:value-type="float">
            <text:p>-66.25</text:p>
          </table:table-cell>
          <table:table-cell table:style-name="ce11" table:formula="of:=SQRT([.U495]^2+[.V495]^2)" office:value-type="float" office:value="0.379374680475096" calcext:value-type="float">
            <text:p>0.38</text:p>
          </table:table-cell>
          <table:table-cell table:style-name="ce8" table:formula="of:=DEGREES(ATAN2([.V495];[.U495]))" office:value-type="float" office:value="144.557420315318" calcext:value-type="float">
            <text:p>144.56</text:p>
          </table:table-cell>
          <table:table-cell table:style-name="ce8"/>
          <table:table-cell table:style-name="ce13" table:formula="of:=[.K495]*15" office:value-type="float" office:value="0.173793575860604" calcext:value-type="float">
            <text:p>0.17</text:p>
          </table:table-cell>
          <table:table-cell table:style-name="ce8" table:formula="of:=[.K495]^2*225" office:value-type="float" office:value="0.0302042070104155" calcext:value-type="float">
            <text:p>0.03</text:p>
          </table:table-cell>
          <table:table-cell table:style-name="ce8" table:formula="of:=[.L495]*COS(RADIANS([.M495]))+[.N495]*COS(RADIANS([.O495]))" office:value-type="float" office:value="0.219994361565173" calcext:value-type="float">
            <text:p>0.22</text:p>
          </table:table-cell>
          <table:table-cell table:style-name="ce8" table:formula="of:=[.L495]*SIN(RADIANS([.M495]))+[.N495]*SIN(RADIANS([.O495]))" office:value-type="float" office:value="-0.309075442352047" calcext:value-type="float">
            <text:p>-0.31</text:p>
          </table:table-cell>
          <table:table-cell office:value-type="float" office:value="0.199143857300084" calcext:value-type="float">
            <text:p>0.20</text:p>
          </table:table-cell>
          <table:table-cell table:number-columns-repeated="1001"/>
        </table:table-row>
        <table:table-row table:style-name="ro1">
          <table:table-cell office:value-type="float" office:value="890510" calcext:value-type="float">
            <text:p>890510</text:p>
          </table:table-cell>
          <table:table-cell office:value-type="float" office:value="0.373021390010138" calcext:value-type="float">
            <text:p>0.37302139</text:p>
          </table:table-cell>
          <table:table-cell office:value-type="float" office:value="0.646541384604323" calcext:value-type="float">
            <text:p>0.6465413846</text:p>
          </table:table-cell>
          <table:table-cell office:value-type="float" office:value="0.588975589784103" calcext:value-type="float">
            <text:p>0.5889755898</text:p>
          </table:table-cell>
          <table:table-cell office:value-type="float" office:value="-0.14" calcext:value-type="float">
            <text:p>-0.14</text:p>
          </table:table-cell>
          <table:table-cell office:value-type="float" office:value="0.15" calcext:value-type="float">
            <text:p>0.15</text:p>
          </table:table-cell>
          <table:table-cell office:value-type="float" office:value="-0.12" calcext:value-type="float">
            <text:p>-0.12</text:p>
          </table:table-cell>
          <table:table-cell office:value-type="float" office:value="18.512" calcext:value-type="float">
            <text:p>18.512</text:p>
          </table:table-cell>
          <table:table-cell/>
          <table:table-cell table:formula="of:=DEGREES(ACOS(COS(RADIANS([.B496]))*COS(RADIANS([.C496]))))" office:value-type="float" office:value="0.746428036277961" calcext:value-type="float">
            <text:p>0.75</text:p>
          </table:table-cell>
          <table:table-cell table:formula="of:=TAN((ACOS(COS(RADIANS([.B496]))*COS(RADIANS([.C496])))))" office:value-type="float" office:value="0.0130283639244858" calcext:value-type="float">
            <text:p>0.0130</text:p>
          </table:table-cell>
          <table:table-cell table:formula="of:=SQRT([.E496]^2+[.F496]^2)" office:value-type="float" office:value="0.205182845286832" calcext:value-type="float">
            <text:p>0.21</text:p>
          </table:table-cell>
          <table:table-cell table:formula="of:=DEGREES(ATAN2([.F496]; [.E496]))" office:value-type="float" office:value="-43.025065989118" calcext:value-type="float">
            <text:p>-43.03</text:p>
          </table:table-cell>
          <table:table-cell table:style-name="ce9" table:formula="of:=SQRT([.T496])" office:value-type="float" office:value="0.195425458867287" calcext:value-type="float">
            <text:p>0.20</text:p>
          </table:table-cell>
          <table:table-cell table:style-name="ce8" table:formula="of:=DEGREES(ATAN( (-SIN (RADIANS ([.C496])) * COS(RADIANS([.B496]))) / (COS (RADIANS ([.C496])) * SIN(RADIANS([.B496]))) ))" office:value-type="float" office:value="-60.0179495866521" calcext:value-type="float">
            <text:p>-60.02</text:p>
          </table:table-cell>
          <table:table-cell table:style-name="ce11" table:formula="of:=SQRT([.U496]^2+[.V496]^2)" office:value-type="float" office:value="0.396214267063534" calcext:value-type="float">
            <text:p>0.40</text:p>
          </table:table-cell>
          <table:table-cell table:style-name="ce8" table:formula="of:=DEGREES(ATAN2([.V496];[.U496]))" office:value-type="float" office:value="141.313035386624" calcext:value-type="float">
            <text:p>141.31</text:p>
          </table:table-cell>
          <table:table-cell table:style-name="ce8"/>
          <table:table-cell table:style-name="ce13" table:formula="of:=[.K496]*15" office:value-type="float" office:value="0.195425458867287" calcext:value-type="float">
            <text:p>0.20</text:p>
          </table:table-cell>
          <table:table-cell table:style-name="ce8" table:formula="of:=[.K496]^2*225" office:value-type="float" office:value="0.0381911099734896" calcext:value-type="float">
            <text:p>0.04</text:p>
          </table:table-cell>
          <table:table-cell table:style-name="ce8" table:formula="of:=[.L496]*COS(RADIANS([.M496]))+[.N496]*COS(RADIANS([.O496]))" office:value-type="float" office:value="0.247659704167304" calcext:value-type="float">
            <text:p>0.25</text:p>
          </table:table-cell>
          <table:table-cell table:style-name="ce8" table:formula="of:=[.L496]*SIN(RADIANS([.M496]))+[.N496]*SIN(RADIANS([.O496]))" office:value-type="float" office:value="-0.309274015003616" calcext:value-type="float">
            <text:p>-0.31</text:p>
          </table:table-cell>
          <table:table-cell office:value-type="float" office:value="0.223928410883388" calcext:value-type="float">
            <text:p>0.22</text:p>
          </table:table-cell>
          <table:table-cell table:number-columns-repeated="1001"/>
        </table:table-row>
        <table:table-row table:style-name="ro1">
          <table:table-cell office:value-type="float" office:value="890510" calcext:value-type="float">
            <text:p>890510</text:p>
          </table:table-cell>
          <table:table-cell office:value-type="float" office:value="0.373021390010138" calcext:value-type="float">
            <text:p>0.37302139</text:p>
          </table:table-cell>
          <table:table-cell office:value-type="float" office:value="0.646541384604323" calcext:value-type="float">
            <text:p>0.6465413846</text:p>
          </table:table-cell>
          <table:table-cell office:value-type="float" office:value="0.588975589784103" calcext:value-type="float">
            <text:p>0.5889755898</text:p>
          </table:table-cell>
          <table:table-cell office:value-type="float" office:value="-0.14" calcext:value-type="float">
            <text:p>-0.14</text:p>
          </table:table-cell>
          <table:table-cell office:value-type="float" office:value="0.15" calcext:value-type="float">
            <text:p>0.15</text:p>
          </table:table-cell>
          <table:table-cell office:value-type="float" office:value="-0.12" calcext:value-type="float">
            <text:p>-0.12</text:p>
          </table:table-cell>
          <table:table-cell office:value-type="float" office:value="18.512" calcext:value-type="float">
            <text:p>18.512</text:p>
          </table:table-cell>
          <table:table-cell/>
          <table:table-cell table:formula="of:=DEGREES(ACOS(COS(RADIANS([.B497]))*COS(RADIANS([.C497]))))" office:value-type="float" office:value="0.746428036277961" calcext:value-type="float">
            <text:p>0.75</text:p>
          </table:table-cell>
          <table:table-cell table:formula="of:=TAN((ACOS(COS(RADIANS([.B497]))*COS(RADIANS([.C497])))))" office:value-type="float" office:value="0.0130283639244858" calcext:value-type="float">
            <text:p>0.0130</text:p>
          </table:table-cell>
          <table:table-cell table:formula="of:=SQRT([.E497]^2+[.F497]^2)" office:value-type="float" office:value="0.205182845286832" calcext:value-type="float">
            <text:p>0.21</text:p>
          </table:table-cell>
          <table:table-cell table:formula="of:=DEGREES(ATAN2([.F497]; [.E497]))" office:value-type="float" office:value="-43.025065989118" calcext:value-type="float">
            <text:p>-43.03</text:p>
          </table:table-cell>
          <table:table-cell table:style-name="ce9" table:formula="of:=SQRT([.T497])" office:value-type="float" office:value="0.195425458867287" calcext:value-type="float">
            <text:p>0.20</text:p>
          </table:table-cell>
          <table:table-cell table:style-name="ce8" table:formula="of:=DEGREES(ATAN( (-SIN (RADIANS ([.C497])) * COS(RADIANS([.B497]))) / (COS (RADIANS ([.C497])) * SIN(RADIANS([.B497]))) ))" office:value-type="float" office:value="-60.0179495866521" calcext:value-type="float">
            <text:p>-60.02</text:p>
          </table:table-cell>
          <table:table-cell table:style-name="ce11" table:formula="of:=SQRT([.U497]^2+[.V497]^2)" office:value-type="float" office:value="0.396214267063534" calcext:value-type="float">
            <text:p>0.40</text:p>
          </table:table-cell>
          <table:table-cell table:style-name="ce8" table:formula="of:=DEGREES(ATAN2([.V497];[.U497]))" office:value-type="float" office:value="141.313035386624" calcext:value-type="float">
            <text:p>141.31</text:p>
          </table:table-cell>
          <table:table-cell table:style-name="ce8"/>
          <table:table-cell table:style-name="ce13" table:formula="of:=[.K497]*15" office:value-type="float" office:value="0.195425458867287" calcext:value-type="float">
            <text:p>0.20</text:p>
          </table:table-cell>
          <table:table-cell table:style-name="ce8" table:formula="of:=[.K497]^2*225" office:value-type="float" office:value="0.0381911099734896" calcext:value-type="float">
            <text:p>0.04</text:p>
          </table:table-cell>
          <table:table-cell table:style-name="ce8" table:formula="of:=[.L497]*COS(RADIANS([.M497]))+[.N497]*COS(RADIANS([.O497]))" office:value-type="float" office:value="0.247659704167304" calcext:value-type="float">
            <text:p>0.25</text:p>
          </table:table-cell>
          <table:table-cell table:style-name="ce8" table:formula="of:=[.L497]*SIN(RADIANS([.M497]))+[.N497]*SIN(RADIANS([.O497]))" office:value-type="float" office:value="-0.309274015003616" calcext:value-type="float">
            <text:p>-0.31</text:p>
          </table:table-cell>
          <table:table-cell office:value-type="float" office:value="0.223928410883388" calcext:value-type="float">
            <text:p>0.22</text:p>
          </table:table-cell>
          <table:table-cell table:number-columns-repeated="1001"/>
        </table:table-row>
        <table:table-row table:style-name="ro1">
          <table:table-cell office:value-type="float" office:value="890760" calcext:value-type="float">
            <text:p>890760</text:p>
          </table:table-cell>
          <table:table-cell office:value-type="float" office:value="0.414271143563666" calcext:value-type="float">
            <text:p>0.4142711436</text:p>
          </table:table-cell>
          <table:table-cell office:value-type="float" office:value="0.613311073549183" calcext:value-type="float">
            <text:p>0.6133110735</text:p>
          </table:table-cell>
          <table:table-cell office:value-type="float" office:value="0.586265018539813" calcext:value-type="float">
            <text:p>0.5862650185</text:p>
          </table:table-cell>
          <table:table-cell office:value-type="float" office:value="-0.14" calcext:value-type="float">
            <text:p>-0.14</text:p>
          </table:table-cell>
          <table:table-cell office:value-type="float" office:value="0.16" calcext:value-type="float">
            <text:p>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18.547" calcext:value-type="float">
            <text:p>18.547</text:p>
          </table:table-cell>
          <table:table-cell/>
          <table:table-cell table:formula="of:=DEGREES(ACOS(COS(RADIANS([.B498]))*COS(RADIANS([.C498]))))" office:value-type="float" office:value="0.74011113920722" calcext:value-type="float">
            <text:p>0.74</text:p>
          </table:table-cell>
          <table:table-cell table:formula="of:=TAN((ACOS(COS(RADIANS([.B498]))*COS(RADIANS([.C498])))))" office:value-type="float" office:value="0.0129180947162795" calcext:value-type="float">
            <text:p>0.0129</text:p>
          </table:table-cell>
          <table:table-cell table:formula="of:=SQRT([.E498]^2+[.F498]^2)" office:value-type="float" office:value="0.212602916254693" calcext:value-type="float">
            <text:p>0.21</text:p>
          </table:table-cell>
          <table:table-cell table:formula="of:=DEGREES(ATAN2([.F498]; [.E498]))" office:value-type="float" office:value="-41.1859251657097" calcext:value-type="float">
            <text:p>-41.19</text:p>
          </table:table-cell>
          <table:table-cell table:style-name="ce9" table:formula="of:=SQRT([.T498])" office:value-type="float" office:value="0.193771420744192" calcext:value-type="float">
            <text:p>0.19</text:p>
          </table:table-cell>
          <table:table-cell table:style-name="ce8" table:formula="of:=DEGREES(ATAN( (-SIN (RADIANS ([.C498])) * COS(RADIANS([.B498]))) / (COS (RADIANS ([.C498])) * SIN(RADIANS([.B498]))) ))" office:value-type="float" office:value="-55.9628399186425" calcext:value-type="float">
            <text:p>-55.96</text:p>
          </table:table-cell>
          <table:table-cell table:style-name="ce11" table:formula="of:=SQRT([.U498]^2+[.V498]^2)" office:value-type="float" office:value="0.403007522904155" calcext:value-type="float">
            <text:p>0.40</text:p>
          </table:table-cell>
          <table:table-cell table:style-name="ce8" table:formula="of:=DEGREES(ATAN2([.V498];[.U498]))" office:value-type="float" office:value="138.230093072773" calcext:value-type="float">
            <text:p>138.23</text:p>
          </table:table-cell>
          <table:table-cell table:style-name="ce8"/>
          <table:table-cell table:style-name="ce13" table:formula="of:=[.K498]*15" office:value-type="float" office:value="0.193771420744192" calcext:value-type="float">
            <text:p>0.19</text:p>
          </table:table-cell>
          <table:table-cell table:style-name="ce8" table:formula="of:=[.K498]^2*225" office:value-type="float" office:value="0.0375473634972227" calcext:value-type="float">
            <text:p>0.04</text:p>
          </table:table-cell>
          <table:table-cell table:style-name="ce8" table:formula="of:=[.L498]*COS(RADIANS([.M498]))+[.N498]*COS(RADIANS([.O498]))" office:value-type="float" office:value="0.268459768641319" calcext:value-type="float">
            <text:p>0.27</text:p>
          </table:table-cell>
          <table:table-cell table:style-name="ce8" table:formula="of:=[.L498]*SIN(RADIANS([.M498]))+[.N498]*SIN(RADIANS([.O498]))" office:value-type="float" office:value="-0.300573478767492" calcext:value-type="float">
            <text:p>-0.30</text:p>
          </table:table-cell>
          <table:table-cell office:value-type="float" office:value="0.222033341762166" calcext:value-type="float">
            <text:p>0.22</text:p>
          </table:table-cell>
          <table:table-cell table:number-columns-repeated="1001"/>
        </table:table-row>
        <table:table-row table:style-name="ro1">
          <table:table-cell office:value-type="float" office:value="890760" calcext:value-type="float">
            <text:p>890760</text:p>
          </table:table-cell>
          <table:table-cell office:value-type="float" office:value="0.414271143563666" calcext:value-type="float">
            <text:p>0.4142711436</text:p>
          </table:table-cell>
          <table:table-cell office:value-type="float" office:value="0.613311073549183" calcext:value-type="float">
            <text:p>0.6133110735</text:p>
          </table:table-cell>
          <table:table-cell office:value-type="float" office:value="0.586265018539813" calcext:value-type="float">
            <text:p>0.5862650185</text:p>
          </table:table-cell>
          <table:table-cell office:value-type="float" office:value="-0.14" calcext:value-type="float">
            <text:p>-0.14</text:p>
          </table:table-cell>
          <table:table-cell office:value-type="float" office:value="0.16" calcext:value-type="float">
            <text:p>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18.547" calcext:value-type="float">
            <text:p>18.547</text:p>
          </table:table-cell>
          <table:table-cell/>
          <table:table-cell table:formula="of:=DEGREES(ACOS(COS(RADIANS([.B499]))*COS(RADIANS([.C499]))))" office:value-type="float" office:value="0.74011113920722" calcext:value-type="float">
            <text:p>0.74</text:p>
          </table:table-cell>
          <table:table-cell table:formula="of:=TAN((ACOS(COS(RADIANS([.B499]))*COS(RADIANS([.C499])))))" office:value-type="float" office:value="0.0129180947162795" calcext:value-type="float">
            <text:p>0.0129</text:p>
          </table:table-cell>
          <table:table-cell table:formula="of:=SQRT([.E499]^2+[.F499]^2)" office:value-type="float" office:value="0.212602916254693" calcext:value-type="float">
            <text:p>0.21</text:p>
          </table:table-cell>
          <table:table-cell table:formula="of:=DEGREES(ATAN2([.F499]; [.E499]))" office:value-type="float" office:value="-41.1859251657097" calcext:value-type="float">
            <text:p>-41.19</text:p>
          </table:table-cell>
          <table:table-cell table:style-name="ce9" table:formula="of:=SQRT([.T499])" office:value-type="float" office:value="0.193771420744192" calcext:value-type="float">
            <text:p>0.19</text:p>
          </table:table-cell>
          <table:table-cell table:style-name="ce8" table:formula="of:=DEGREES(ATAN( (-SIN (RADIANS ([.C499])) * COS(RADIANS([.B499]))) / (COS (RADIANS ([.C499])) * SIN(RADIANS([.B499]))) ))" office:value-type="float" office:value="-55.9628399186425" calcext:value-type="float">
            <text:p>-55.96</text:p>
          </table:table-cell>
          <table:table-cell table:style-name="ce11" table:formula="of:=SQRT([.U499]^2+[.V499]^2)" office:value-type="float" office:value="0.403007522904155" calcext:value-type="float">
            <text:p>0.40</text:p>
          </table:table-cell>
          <table:table-cell table:style-name="ce8" table:formula="of:=DEGREES(ATAN2([.V499];[.U499]))" office:value-type="float" office:value="138.230093072773" calcext:value-type="float">
            <text:p>138.23</text:p>
          </table:table-cell>
          <table:table-cell table:style-name="ce8"/>
          <table:table-cell table:style-name="ce13" table:formula="of:=[.K499]*15" office:value-type="float" office:value="0.193771420744192" calcext:value-type="float">
            <text:p>0.19</text:p>
          </table:table-cell>
          <table:table-cell table:style-name="ce8" table:formula="of:=[.K499]^2*225" office:value-type="float" office:value="0.0375473634972227" calcext:value-type="float">
            <text:p>0.04</text:p>
          </table:table-cell>
          <table:table-cell table:style-name="ce8" table:formula="of:=[.L499]*COS(RADIANS([.M499]))+[.N499]*COS(RADIANS([.O499]))" office:value-type="float" office:value="0.268459768641319" calcext:value-type="float">
            <text:p>0.27</text:p>
          </table:table-cell>
          <table:table-cell table:style-name="ce8" table:formula="of:=[.L499]*SIN(RADIANS([.M499]))+[.N499]*SIN(RADIANS([.O499]))" office:value-type="float" office:value="-0.300573478767492" calcext:value-type="float">
            <text:p>-0.30</text:p>
          </table:table-cell>
          <table:table-cell office:value-type="float" office:value="0.222033341762166" calcext:value-type="float">
            <text:p>0.22</text:p>
          </table:table-cell>
          <table:table-cell table:number-columns-repeated="1001"/>
        </table:table-row>
        <table:table-row table:style-name="ro1">
          <table:table-cell office:value-type="float" office:value="891010" calcext:value-type="float">
            <text:p>891010</text:p>
          </table:table-cell>
          <table:table-cell office:value-type="float" office:value="0.411178668695237" calcext:value-type="float">
            <text:p>0.4111786687</text:p>
          </table:table-cell>
          <table:table-cell office:value-type="float" office:value="0.608866274585944" calcext:value-type="float">
            <text:p>0.6088662746</text:p>
          </table:table-cell>
          <table:table-cell office:value-type="float" office:value="0.583613731203085" calcext:value-type="float">
            <text:p>0.5836137312</text:p>
          </table:table-cell>
          <table:table-cell office:value-type="float" office:value="-0.14" calcext:value-type="float">
            <text:p>-0.14</text:p>
          </table:table-cell>
          <table:table-cell office:value-type="float" office:value="0.16" calcext:value-type="float">
            <text:p>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18.582" calcext:value-type="float">
            <text:p>18.582</text:p>
          </table:table-cell>
          <table:table-cell/>
          <table:table-cell table:formula="of:=DEGREES(ACOS(COS(RADIANS([.B500]))*COS(RADIANS([.C500]))))" office:value-type="float" office:value="0.734696994499291" calcext:value-type="float">
            <text:p>0.73</text:p>
          </table:table-cell>
          <table:table-cell table:formula="of:=TAN((ACOS(COS(RADIANS([.B500]))*COS(RADIANS([.C500])))))" office:value-type="float" office:value="0.0128235844110332" calcext:value-type="float">
            <text:p>0.0128</text:p>
          </table:table-cell>
          <table:table-cell table:formula="of:=SQRT([.E500]^2+[.F500]^2)" office:value-type="float" office:value="0.212602916254693" calcext:value-type="float">
            <text:p>0.21</text:p>
          </table:table-cell>
          <table:table-cell table:formula="of:=DEGREES(ATAN2([.F500]; [.E500]))" office:value-type="float" office:value="-41.1859251657097" calcext:value-type="float">
            <text:p>-41.19</text:p>
          </table:table-cell>
          <table:table-cell table:style-name="ce9" table:formula="of:=SQRT([.T500])" office:value-type="float" office:value="0.192353766165497" calcext:value-type="float">
            <text:p>0.19</text:p>
          </table:table-cell>
          <table:table-cell table:style-name="ce8" table:formula="of:=DEGREES(ATAN( (-SIN (RADIANS ([.C500])) * COS(RADIANS([.B500]))) / (COS (RADIANS ([.C500])) * SIN(RADIANS([.B500]))) ))" office:value-type="float" office:value="-55.9686586984155" calcext:value-type="float">
            <text:p>-55.97</text:p>
          </table:table-cell>
          <table:table-cell table:style-name="ce11" table:formula="of:=SQRT([.U500]^2+[.V500]^2)" office:value-type="float" office:value="0.401600166951474" calcext:value-type="float">
            <text:p>0.40</text:p>
          </table:table-cell>
          <table:table-cell table:style-name="ce8" table:formula="of:=DEGREES(ATAN2([.V500];[.U500]))" office:value-type="float" office:value="138.205640800317" calcext:value-type="float">
            <text:p>138.21</text:p>
          </table:table-cell>
          <table:table-cell table:style-name="ce8"/>
          <table:table-cell table:style-name="ce13" table:formula="of:=[.K500]*15" office:value-type="float" office:value="0.192353766165497" calcext:value-type="float">
            <text:p>0.19</text:p>
          </table:table-cell>
          <table:table-cell table:style-name="ce8" table:formula="of:=[.K500]^2*225" office:value-type="float" office:value="0.0369999713580508" calcext:value-type="float">
            <text:p>0.04</text:p>
          </table:table-cell>
          <table:table-cell table:style-name="ce8" table:formula="of:=[.L500]*COS(RADIANS([.M500]))+[.N500]*COS(RADIANS([.O500]))" office:value-type="float" office:value="0.267650075588002" calcext:value-type="float">
            <text:p>0.27</text:p>
          </table:table-cell>
          <table:table-cell table:style-name="ce8" table:formula="of:=[.L500]*SIN(RADIANS([.M500]))+[.N500]*SIN(RADIANS([.O500]))" office:value-type="float" office:value="-0.299409637675858" calcext:value-type="float">
            <text:p>-0.30</text:p>
          </table:table-cell>
          <table:table-cell office:value-type="float" office:value="0.220409098349787" calcext:value-type="float">
            <text:p>0.22</text:p>
          </table:table-cell>
          <table:table-cell table:number-columns-repeated="1001"/>
        </table:table-row>
        <table:table-row table:style-name="ro1">
          <table:table-cell office:value-type="float" office:value="891010" calcext:value-type="float">
            <text:p>891010</text:p>
          </table:table-cell>
          <table:table-cell office:value-type="float" office:value="0.411178668695237" calcext:value-type="float">
            <text:p>0.4111786687</text:p>
          </table:table-cell>
          <table:table-cell office:value-type="float" office:value="0.608866274585944" calcext:value-type="float">
            <text:p>0.6088662746</text:p>
          </table:table-cell>
          <table:table-cell office:value-type="float" office:value="0.583613731203085" calcext:value-type="float">
            <text:p>0.5836137312</text:p>
          </table:table-cell>
          <table:table-cell office:value-type="float" office:value="-0.14" calcext:value-type="float">
            <text:p>-0.14</text:p>
          </table:table-cell>
          <table:table-cell office:value-type="float" office:value="0.16" calcext:value-type="float">
            <text:p>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18.582" calcext:value-type="float">
            <text:p>18.582</text:p>
          </table:table-cell>
          <table:table-cell/>
          <table:table-cell table:formula="of:=DEGREES(ACOS(COS(RADIANS([.B501]))*COS(RADIANS([.C501]))))" office:value-type="float" office:value="0.734696994499291" calcext:value-type="float">
            <text:p>0.73</text:p>
          </table:table-cell>
          <table:table-cell table:formula="of:=TAN((ACOS(COS(RADIANS([.B501]))*COS(RADIANS([.C501])))))" office:value-type="float" office:value="0.0128235844110332" calcext:value-type="float">
            <text:p>0.0128</text:p>
          </table:table-cell>
          <table:table-cell table:formula="of:=SQRT([.E501]^2+[.F501]^2)" office:value-type="float" office:value="0.212602916254693" calcext:value-type="float">
            <text:p>0.21</text:p>
          </table:table-cell>
          <table:table-cell table:formula="of:=DEGREES(ATAN2([.F501]; [.E501]))" office:value-type="float" office:value="-41.1859251657097" calcext:value-type="float">
            <text:p>-41.19</text:p>
          </table:table-cell>
          <table:table-cell table:style-name="ce9" table:formula="of:=SQRT([.T501])" office:value-type="float" office:value="0.192353766165497" calcext:value-type="float">
            <text:p>0.19</text:p>
          </table:table-cell>
          <table:table-cell table:style-name="ce8" table:formula="of:=DEGREES(ATAN( (-SIN (RADIANS ([.C501])) * COS(RADIANS([.B501]))) / (COS (RADIANS ([.C501])) * SIN(RADIANS([.B501]))) ))" office:value-type="float" office:value="-55.9686586984155" calcext:value-type="float">
            <text:p>-55.97</text:p>
          </table:table-cell>
          <table:table-cell table:style-name="ce11" table:formula="of:=SQRT([.U501]^2+[.V501]^2)" office:value-type="float" office:value="0.401600166951474" calcext:value-type="float">
            <text:p>0.40</text:p>
          </table:table-cell>
          <table:table-cell table:style-name="ce8" table:formula="of:=DEGREES(ATAN2([.V501];[.U501]))" office:value-type="float" office:value="138.205640800317" calcext:value-type="float">
            <text:p>138.21</text:p>
          </table:table-cell>
          <table:table-cell table:style-name="ce8"/>
          <table:table-cell table:style-name="ce13" table:formula="of:=[.K501]*15" office:value-type="float" office:value="0.192353766165497" calcext:value-type="float">
            <text:p>0.19</text:p>
          </table:table-cell>
          <table:table-cell table:style-name="ce8" table:formula="of:=[.K501]^2*225" office:value-type="float" office:value="0.0369999713580508" calcext:value-type="float">
            <text:p>0.04</text:p>
          </table:table-cell>
          <table:table-cell table:style-name="ce8" table:formula="of:=[.L501]*COS(RADIANS([.M501]))+[.N501]*COS(RADIANS([.O501]))" office:value-type="float" office:value="0.267650075588002" calcext:value-type="float">
            <text:p>0.27</text:p>
          </table:table-cell>
          <table:table-cell table:style-name="ce8" table:formula="of:=[.L501]*SIN(RADIANS([.M501]))+[.N501]*SIN(RADIANS([.O501]))" office:value-type="float" office:value="-0.299409637675858" calcext:value-type="float">
            <text:p>-0.30</text:p>
          </table:table-cell>
          <table:table-cell office:value-type="float" office:value="0.220409098349787" calcext:value-type="float">
            <text:p>0.22</text:p>
          </table:table-cell>
          <table:table-cell table:number-columns-repeated="1001"/>
        </table:table-row>
        <table:table-row table:style-name="ro1">
          <table:table-cell office:value-type="float" office:value="891260" calcext:value-type="float">
            <text:p>891260</text:p>
          </table:table-cell>
          <table:table-cell office:value-type="float" office:value="0.43295990183457" calcext:value-type="float">
            <text:p>0.4329599018</text:p>
          </table:table-cell>
          <table:table-cell office:value-type="float" office:value="0.69151177698651" calcext:value-type="float">
            <text:p>0.691511777</text:p>
          </table:table-cell>
          <table:table-cell office:value-type="float" office:value="0.583580807556851" calcext:value-type="float">
            <text:p>0.5835808076</text:p>
          </table:table-cell>
          <table:table-cell office:value-type="float" office:value="-0.14" calcext:value-type="float">
            <text:p>-0.14</text:p>
          </table:table-cell>
          <table:table-cell office:value-type="float" office:value="0.17" calcext:value-type="float">
            <text:p>0.17</text:p>
          </table:table-cell>
          <table:table-cell office:value-type="float" office:value="-0.12" calcext:value-type="float">
            <text:p>-0.12</text:p>
          </table:table-cell>
          <table:table-cell office:value-type="float" office:value="18.616" calcext:value-type="float">
            <text:p>18.616</text:p>
          </table:table-cell>
          <table:table-cell/>
          <table:table-cell table:formula="of:=DEGREES(ACOS(COS(RADIANS([.B502]))*COS(RADIANS([.C502]))))" office:value-type="float" office:value="0.815863782974848" calcext:value-type="float">
            <text:p>0.82</text:p>
          </table:table-cell>
          <table:table-cell table:formula="of:=TAN((ACOS(COS(RADIANS([.B502]))*COS(RADIANS([.C502])))))" office:value-type="float" office:value="0.0142404717569185" calcext:value-type="float">
            <text:p>0.0142</text:p>
          </table:table-cell>
          <table:table-cell table:formula="of:=SQRT([.E502]^2+[.F502]^2)" office:value-type="float" office:value="0.220227155455452" calcext:value-type="float">
            <text:p>0.22</text:p>
          </table:table-cell>
          <table:table-cell table:formula="of:=DEGREES(ATAN2([.F502]; [.E502]))" office:value-type="float" office:value="-39.4724598483438" calcext:value-type="float">
            <text:p>-39.47</text:p>
          </table:table-cell>
          <table:table-cell table:style-name="ce9" table:formula="of:=SQRT([.T502])" office:value-type="float" office:value="0.213607076353777" calcext:value-type="float">
            <text:p>0.21</text:p>
          </table:table-cell>
          <table:table-cell table:style-name="ce8" table:formula="of:=DEGREES(ATAN( (-SIN (RADIANS ([.C502])) * COS(RADIANS([.B502]))) / (COS (RADIANS ([.C502])) * SIN(RADIANS([.B502]))) ))" office:value-type="float" office:value="-57.9498177950756" calcext:value-type="float">
            <text:p>-57.95</text:p>
          </table:table-cell>
          <table:table-cell table:style-name="ce11" table:formula="of:=SQRT([.U502]^2+[.V502]^2)" office:value-type="float" office:value="0.428207900147372" calcext:value-type="float">
            <text:p>0.43</text:p>
          </table:table-cell>
          <table:table-cell table:style-name="ce8" table:formula="of:=DEGREES(ATAN2([.V502];[.U502]))" office:value-type="float" office:value="138.568927149143" calcext:value-type="float">
            <text:p>138.57</text:p>
          </table:table-cell>
          <table:table-cell table:style-name="ce8"/>
          <table:table-cell table:style-name="ce13" table:formula="of:=[.K502]*15" office:value-type="float" office:value="0.213607076353777" calcext:value-type="float">
            <text:p>0.21</text:p>
          </table:table-cell>
          <table:table-cell table:style-name="ce8" table:formula="of:=[.K502]^2*225" office:value-type="float" office:value="0.0456279830684084" calcext:value-type="float">
            <text:p>0.05</text:p>
          </table:table-cell>
          <table:table-cell table:style-name="ce8" table:formula="of:=[.L502]*COS(RADIANS([.M502]))+[.N502]*COS(RADIANS([.O502]))" office:value-type="float" office:value="0.283353119757223" calcext:value-type="float">
            <text:p>0.28</text:p>
          </table:table-cell>
          <table:table-cell table:style-name="ce8" table:formula="of:=[.L502]*SIN(RADIANS([.M502]))+[.N502]*SIN(RADIANS([.O502]))" office:value-type="float" office:value="-0.321049864152705" calcext:value-type="float">
            <text:p>-0.32</text:p>
          </table:table-cell>
          <table:table-cell office:value-type="float" office:value="0.244759134892454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1260" calcext:value-type="float">
            <text:p>891260</text:p>
          </table:table-cell>
          <table:table-cell office:value-type="float" office:value="0.43295990183457" calcext:value-type="float">
            <text:p>0.4329599018</text:p>
          </table:table-cell>
          <table:table-cell office:value-type="float" office:value="0.69151177698651" calcext:value-type="float">
            <text:p>0.691511777</text:p>
          </table:table-cell>
          <table:table-cell office:value-type="float" office:value="0.583580807556851" calcext:value-type="float">
            <text:p>0.5835808076</text:p>
          </table:table-cell>
          <table:table-cell office:value-type="float" office:value="-0.14" calcext:value-type="float">
            <text:p>-0.14</text:p>
          </table:table-cell>
          <table:table-cell office:value-type="float" office:value="0.17" calcext:value-type="float">
            <text:p>0.17</text:p>
          </table:table-cell>
          <table:table-cell office:value-type="float" office:value="-0.12" calcext:value-type="float">
            <text:p>-0.12</text:p>
          </table:table-cell>
          <table:table-cell office:value-type="float" office:value="18.616" calcext:value-type="float">
            <text:p>18.616</text:p>
          </table:table-cell>
          <table:table-cell/>
          <table:table-cell table:formula="of:=DEGREES(ACOS(COS(RADIANS([.B503]))*COS(RADIANS([.C503]))))" office:value-type="float" office:value="0.815863782974848" calcext:value-type="float">
            <text:p>0.82</text:p>
          </table:table-cell>
          <table:table-cell table:formula="of:=TAN((ACOS(COS(RADIANS([.B503]))*COS(RADIANS([.C503])))))" office:value-type="float" office:value="0.0142404717569185" calcext:value-type="float">
            <text:p>0.0142</text:p>
          </table:table-cell>
          <table:table-cell table:formula="of:=SQRT([.E503]^2+[.F503]^2)" office:value-type="float" office:value="0.220227155455452" calcext:value-type="float">
            <text:p>0.22</text:p>
          </table:table-cell>
          <table:table-cell table:formula="of:=DEGREES(ATAN2([.F503]; [.E503]))" office:value-type="float" office:value="-39.4724598483438" calcext:value-type="float">
            <text:p>-39.47</text:p>
          </table:table-cell>
          <table:table-cell table:style-name="ce9" table:formula="of:=SQRT([.T503])" office:value-type="float" office:value="0.213607076353777" calcext:value-type="float">
            <text:p>0.21</text:p>
          </table:table-cell>
          <table:table-cell table:style-name="ce8" table:formula="of:=DEGREES(ATAN( (-SIN (RADIANS ([.C503])) * COS(RADIANS([.B503]))) / (COS (RADIANS ([.C503])) * SIN(RADIANS([.B503]))) ))" office:value-type="float" office:value="-57.9498177950756" calcext:value-type="float">
            <text:p>-57.95</text:p>
          </table:table-cell>
          <table:table-cell table:style-name="ce11" table:formula="of:=SQRT([.U503]^2+[.V503]^2)" office:value-type="float" office:value="0.428207900147372" calcext:value-type="float">
            <text:p>0.43</text:p>
          </table:table-cell>
          <table:table-cell table:style-name="ce8" table:formula="of:=DEGREES(ATAN2([.V503];[.U503]))" office:value-type="float" office:value="138.568927149143" calcext:value-type="float">
            <text:p>138.57</text:p>
          </table:table-cell>
          <table:table-cell table:style-name="ce8"/>
          <table:table-cell table:style-name="ce13" table:formula="of:=[.K503]*15" office:value-type="float" office:value="0.213607076353777" calcext:value-type="float">
            <text:p>0.21</text:p>
          </table:table-cell>
          <table:table-cell table:style-name="ce8" table:formula="of:=[.K503]^2*225" office:value-type="float" office:value="0.0456279830684084" calcext:value-type="float">
            <text:p>0.05</text:p>
          </table:table-cell>
          <table:table-cell table:style-name="ce8" table:formula="of:=[.L503]*COS(RADIANS([.M503]))+[.N503]*COS(RADIANS([.O503]))" office:value-type="float" office:value="0.283353119757223" calcext:value-type="float">
            <text:p>0.28</text:p>
          </table:table-cell>
          <table:table-cell table:style-name="ce8" table:formula="of:=[.L503]*SIN(RADIANS([.M503]))+[.N503]*SIN(RADIANS([.O503]))" office:value-type="float" office:value="-0.321049864152705" calcext:value-type="float">
            <text:p>-0.32</text:p>
          </table:table-cell>
          <table:table-cell office:value-type="float" office:value="0.244759134892454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1509" calcext:value-type="float">
            <text:p>891509</text:p>
          </table:table-cell>
          <table:table-cell office:value-type="float" office:value="0.517929509502365" calcext:value-type="float">
            <text:p>0.5179295095</text:p>
          </table:table-cell>
          <table:table-cell office:value-type="float" office:value="0.695414696488643" calcext:value-type="float">
            <text:p>0.6954146965</text:p>
          </table:table-cell>
          <table:table-cell office:value-type="float" office:value="0.585723139078708" calcext:value-type="float">
            <text:p>0.5857231391</text:p>
          </table:table-cell>
          <table:table-cell office:value-type="float" office:value="-0.14" calcext:value-type="float">
            <text:p>-0.14</text:p>
          </table:table-cell>
          <table:table-cell office:value-type="float" office:value="0.18" calcext:value-type="float">
            <text:p>0.18</text:p>
          </table:table-cell>
          <table:table-cell office:value-type="float" office:value="-0.12" calcext:value-type="float">
            <text:p>-0.12</text:p>
          </table:table-cell>
          <table:table-cell office:value-type="float" office:value="18.651" calcext:value-type="float">
            <text:p>18.651</text:p>
          </table:table-cell>
          <table:table-cell/>
          <table:table-cell table:formula="of:=DEGREES(ACOS(COS(RADIANS([.B504]))*COS(RADIANS([.C504]))))" office:value-type="float" office:value="0.867086734056728" calcext:value-type="float">
            <text:p>0.87</text:p>
          </table:table-cell>
          <table:table-cell table:formula="of:=TAN((ACOS(COS(RADIANS([.B504]))*COS(RADIANS([.C504])))))" office:value-type="float" office:value="0.0151346738253444" calcext:value-type="float">
            <text:p>0.0151</text:p>
          </table:table-cell>
          <table:table-cell table:formula="of:=SQRT([.E504]^2+[.F504]^2)" office:value-type="float" office:value="0.228035085019828" calcext:value-type="float">
            <text:p>0.23</text:p>
          </table:table-cell>
          <table:table-cell table:formula="of:=DEGREES(ATAN2([.F504]; [.E504]))" office:value-type="float" office:value="-37.8749836510982" calcext:value-type="float">
            <text:p>-37.87</text:p>
          </table:table-cell>
          <table:table-cell table:style-name="ce9" table:formula="of:=SQRT([.T504])" office:value-type="float" office:value="0.227020107380166" calcext:value-type="float">
            <text:p>0.23</text:p>
          </table:table-cell>
          <table:table-cell table:style-name="ce8" table:formula="of:=DEGREES(ATAN( (-SIN (RADIANS ([.C504])) * COS(RADIANS([.B504]))) / (COS (RADIANS ([.C504])) * SIN(RADIANS([.B504]))) ))" office:value-type="float" office:value="-53.3226731459299" calcext:value-type="float">
            <text:p>-53.32</text:p>
          </table:table-cell>
          <table:table-cell table:style-name="ce11" table:formula="of:=SQRT([.U504]^2+[.V504]^2)" office:value-type="float" office:value="0.450926657886503" calcext:value-type="float">
            <text:p>0.45</text:p>
          </table:table-cell>
          <table:table-cell table:style-name="ce8" table:formula="of:=DEGREES(ATAN2([.V504];[.U504]))" office:value-type="float" office:value="135.581495630771" calcext:value-type="float">
            <text:p>135.58</text:p>
          </table:table-cell>
          <table:table-cell table:style-name="ce8"/>
          <table:table-cell table:style-name="ce13" table:formula="of:=[.K504]*15" office:value-type="float" office:value="0.227020107380166" calcext:value-type="float">
            <text:p>0.23</text:p>
          </table:table-cell>
          <table:table-cell table:style-name="ce8" table:formula="of:=[.K504]^2*225" office:value-type="float" office:value="0.0515381291549022" calcext:value-type="float">
            <text:p>0.05</text:p>
          </table:table-cell>
          <table:table-cell table:style-name="ce8" table:formula="of:=[.L504]*COS(RADIANS([.M504]))+[.N504]*COS(RADIANS([.O504]))" office:value-type="float" office:value="0.315600885592691" calcext:value-type="float">
            <text:p>0.32</text:p>
          </table:table-cell>
          <table:table-cell table:style-name="ce8" table:formula="of:=[.L504]*SIN(RADIANS([.M504]))+[.N504]*SIN(RADIANS([.O504]))" office:value-type="float" office:value="-0.322072867230074" calcext:value-type="float">
            <text:p>-0.32</text:p>
          </table:table-cell>
          <table:table-cell office:value-type="float" office:value="0.260126020217018" calcext:value-type="float">
            <text:p>0.26</text:p>
          </table:table-cell>
          <table:table-cell table:number-columns-repeated="1001"/>
        </table:table-row>
        <table:table-row table:style-name="ro1">
          <table:table-cell office:value-type="float" office:value="891509" calcext:value-type="float">
            <text:p>891509</text:p>
          </table:table-cell>
          <table:table-cell office:value-type="float" office:value="0.517929509502365" calcext:value-type="float">
            <text:p>0.5179295095</text:p>
          </table:table-cell>
          <table:table-cell office:value-type="float" office:value="0.695414696488643" calcext:value-type="float">
            <text:p>0.6954146965</text:p>
          </table:table-cell>
          <table:table-cell office:value-type="float" office:value="0.585723139078708" calcext:value-type="float">
            <text:p>0.5857231391</text:p>
          </table:table-cell>
          <table:table-cell office:value-type="float" office:value="-0.14" calcext:value-type="float">
            <text:p>-0.14</text:p>
          </table:table-cell>
          <table:table-cell office:value-type="float" office:value="0.18" calcext:value-type="float">
            <text:p>0.18</text:p>
          </table:table-cell>
          <table:table-cell office:value-type="float" office:value="-0.12" calcext:value-type="float">
            <text:p>-0.12</text:p>
          </table:table-cell>
          <table:table-cell office:value-type="float" office:value="18.651" calcext:value-type="float">
            <text:p>18.651</text:p>
          </table:table-cell>
          <table:table-cell/>
          <table:table-cell table:formula="of:=DEGREES(ACOS(COS(RADIANS([.B505]))*COS(RADIANS([.C505]))))" office:value-type="float" office:value="0.867086734056728" calcext:value-type="float">
            <text:p>0.87</text:p>
          </table:table-cell>
          <table:table-cell table:formula="of:=TAN((ACOS(COS(RADIANS([.B505]))*COS(RADIANS([.C505])))))" office:value-type="float" office:value="0.0151346738253444" calcext:value-type="float">
            <text:p>0.0151</text:p>
          </table:table-cell>
          <table:table-cell table:formula="of:=SQRT([.E505]^2+[.F505]^2)" office:value-type="float" office:value="0.228035085019828" calcext:value-type="float">
            <text:p>0.23</text:p>
          </table:table-cell>
          <table:table-cell table:formula="of:=DEGREES(ATAN2([.F505]; [.E505]))" office:value-type="float" office:value="-37.8749836510982" calcext:value-type="float">
            <text:p>-37.87</text:p>
          </table:table-cell>
          <table:table-cell table:style-name="ce9" table:formula="of:=SQRT([.T505])" office:value-type="float" office:value="0.227020107380166" calcext:value-type="float">
            <text:p>0.23</text:p>
          </table:table-cell>
          <table:table-cell table:style-name="ce8" table:formula="of:=DEGREES(ATAN( (-SIN (RADIANS ([.C505])) * COS(RADIANS([.B505]))) / (COS (RADIANS ([.C505])) * SIN(RADIANS([.B505]))) ))" office:value-type="float" office:value="-53.3226731459299" calcext:value-type="float">
            <text:p>-53.32</text:p>
          </table:table-cell>
          <table:table-cell table:style-name="ce11" table:formula="of:=SQRT([.U505]^2+[.V505]^2)" office:value-type="float" office:value="0.450926657886503" calcext:value-type="float">
            <text:p>0.45</text:p>
          </table:table-cell>
          <table:table-cell table:style-name="ce8" table:formula="of:=DEGREES(ATAN2([.V505];[.U505]))" office:value-type="float" office:value="135.581495630771" calcext:value-type="float">
            <text:p>135.58</text:p>
          </table:table-cell>
          <table:table-cell table:style-name="ce8"/>
          <table:table-cell table:style-name="ce13" table:formula="of:=[.K505]*15" office:value-type="float" office:value="0.227020107380166" calcext:value-type="float">
            <text:p>0.23</text:p>
          </table:table-cell>
          <table:table-cell table:style-name="ce8" table:formula="of:=[.K505]^2*225" office:value-type="float" office:value="0.0515381291549022" calcext:value-type="float">
            <text:p>0.05</text:p>
          </table:table-cell>
          <table:table-cell table:style-name="ce8" table:formula="of:=[.L505]*COS(RADIANS([.M505]))+[.N505]*COS(RADIANS([.O505]))" office:value-type="float" office:value="0.315600885592691" calcext:value-type="float">
            <text:p>0.32</text:p>
          </table:table-cell>
          <table:table-cell table:style-name="ce8" table:formula="of:=[.L505]*SIN(RADIANS([.M505]))+[.N505]*SIN(RADIANS([.O505]))" office:value-type="float" office:value="-0.322072867230074" calcext:value-type="float">
            <text:p>-0.32</text:p>
          </table:table-cell>
          <table:table-cell office:value-type="float" office:value="0.260126020217018" calcext:value-type="float">
            <text:p>0.26</text:p>
          </table:table-cell>
          <table:table-cell table:number-columns-repeated="1001"/>
        </table:table-row>
        <table:table-row table:style-name="ro1">
          <table:table-cell office:value-type="float" office:value="891759" calcext:value-type="float">
            <text:p>891759</text:p>
          </table:table-cell>
          <table:table-cell office:value-type="float" office:value="0.548341033503552" calcext:value-type="float">
            <text:p>0.5483410335</text:p>
          </table:table-cell>
          <table:table-cell office:value-type="float" office:value="0.628865548723417" calcext:value-type="float">
            <text:p>0.6288655487</text:p>
          </table:table-cell>
          <table:table-cell office:value-type="float" office:value="0.587642368874629" calcext:value-type="float">
            <text:p>0.5876423689</text:p>
          </table:table-cell>
          <table:table-cell office:value-type="float" office:value="-0.14" calcext:value-type="float">
            <text:p>-0.14</text:p>
          </table:table-cell>
          <table:table-cell office:value-type="float" office:value="0.18" calcext:value-type="float">
            <text:p>0.18</text:p>
          </table:table-cell>
          <table:table-cell office:value-type="float" office:value="-0.12" calcext:value-type="float">
            <text:p>-0.12</text:p>
          </table:table-cell>
          <table:table-cell office:value-type="float" office:value="18.686" calcext:value-type="float">
            <text:p>18.686</text:p>
          </table:table-cell>
          <table:table-cell/>
          <table:table-cell table:formula="of:=DEGREES(ACOS(COS(RADIANS([.B506]))*COS(RADIANS([.C506]))))" office:value-type="float" office:value="0.834348664073601" calcext:value-type="float">
            <text:p>0.83</text:p>
          </table:table-cell>
          <table:table-cell table:formula="of:=TAN((ACOS(COS(RADIANS([.B506]))*COS(RADIANS([.C506])))))" office:value-type="float" office:value="0.0145631607125108" calcext:value-type="float">
            <text:p>0.0146</text:p>
          </table:table-cell>
          <table:table-cell table:formula="of:=SQRT([.E506]^2+[.F506]^2)" office:value-type="float" office:value="0.228035085019828" calcext:value-type="float">
            <text:p>0.23</text:p>
          </table:table-cell>
          <table:table-cell table:formula="of:=DEGREES(ATAN2([.F506]; [.E506]))" office:value-type="float" office:value="-37.8749836510982" calcext:value-type="float">
            <text:p>-37.87</text:p>
          </table:table-cell>
          <table:table-cell table:style-name="ce9" table:formula="of:=SQRT([.T506])" office:value-type="float" office:value="0.218447410687662" calcext:value-type="float">
            <text:p>0.22</text:p>
          </table:table-cell>
          <table:table-cell table:style-name="ce8" table:formula="of:=DEGREES(ATAN( (-SIN (RADIANS ([.C506])) * COS(RADIANS([.B506]))) / (COS (RADIANS ([.C506])) * SIN(RADIANS([.B506]))) ))" office:value-type="float" office:value="-48.9133834726263" calcext:value-type="float">
            <text:p>-48.91</text:p>
          </table:table-cell>
          <table:table-cell table:style-name="ce11" table:formula="of:=SQRT([.U506]^2+[.V506]^2)" office:value-type="float" office:value="0.444413570449456" calcext:value-type="float">
            <text:p>0.44</text:p>
          </table:table-cell>
          <table:table-cell table:style-name="ce8" table:formula="of:=DEGREES(ATAN2([.V506];[.U506]))" office:value-type="float" office:value="133.275297608406" calcext:value-type="float">
            <text:p>133.28</text:p>
          </table:table-cell>
          <table:table-cell table:style-name="ce8"/>
          <table:table-cell table:style-name="ce13" table:formula="of:=[.K506]*15" office:value-type="float" office:value="0.218447410687662" calcext:value-type="float">
            <text:p>0.22</text:p>
          </table:table-cell>
          <table:table-cell table:style-name="ce8" table:formula="of:=[.K506]^2*225" office:value-type="float" office:value="0.0477192712361441" calcext:value-type="float">
            <text:p>0.05</text:p>
          </table:table-cell>
          <table:table-cell table:style-name="ce8" table:formula="of:=[.L506]*COS(RADIANS([.M506]))+[.N506]*COS(RADIANS([.O506]))" office:value-type="float" office:value="0.323563464912915" calcext:value-type="float">
            <text:p>0.32</text:p>
          </table:table-cell>
          <table:table-cell table:style-name="ce8" table:formula="of:=[.L506]*SIN(RADIANS([.M506]))+[.N506]*SIN(RADIANS([.O506]))" office:value-type="float" office:value="-0.304647510695857" calcext:value-type="float">
            <text:p>-0.30</text:p>
          </table:table-cell>
          <table:table-cell office:value-type="float" office:value="0.25030459922208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1759" calcext:value-type="float">
            <text:p>891759</text:p>
          </table:table-cell>
          <table:table-cell office:value-type="float" office:value="0.548341033503552" calcext:value-type="float">
            <text:p>0.5483410335</text:p>
          </table:table-cell>
          <table:table-cell office:value-type="float" office:value="0.628865548723417" calcext:value-type="float">
            <text:p>0.6288655487</text:p>
          </table:table-cell>
          <table:table-cell office:value-type="float" office:value="0.587642368874629" calcext:value-type="float">
            <text:p>0.5876423689</text:p>
          </table:table-cell>
          <table:table-cell office:value-type="float" office:value="-0.14" calcext:value-type="float">
            <text:p>-0.14</text:p>
          </table:table-cell>
          <table:table-cell office:value-type="float" office:value="0.18" calcext:value-type="float">
            <text:p>0.18</text:p>
          </table:table-cell>
          <table:table-cell office:value-type="float" office:value="-0.12" calcext:value-type="float">
            <text:p>-0.12</text:p>
          </table:table-cell>
          <table:table-cell office:value-type="float" office:value="18.686" calcext:value-type="float">
            <text:p>18.686</text:p>
          </table:table-cell>
          <table:table-cell/>
          <table:table-cell table:formula="of:=DEGREES(ACOS(COS(RADIANS([.B507]))*COS(RADIANS([.C507]))))" office:value-type="float" office:value="0.834348664073601" calcext:value-type="float">
            <text:p>0.83</text:p>
          </table:table-cell>
          <table:table-cell table:formula="of:=TAN((ACOS(COS(RADIANS([.B507]))*COS(RADIANS([.C507])))))" office:value-type="float" office:value="0.0145631607125108" calcext:value-type="float">
            <text:p>0.0146</text:p>
          </table:table-cell>
          <table:table-cell table:formula="of:=SQRT([.E507]^2+[.F507]^2)" office:value-type="float" office:value="0.228035085019828" calcext:value-type="float">
            <text:p>0.23</text:p>
          </table:table-cell>
          <table:table-cell table:formula="of:=DEGREES(ATAN2([.F507]; [.E507]))" office:value-type="float" office:value="-37.8749836510982" calcext:value-type="float">
            <text:p>-37.87</text:p>
          </table:table-cell>
          <table:table-cell table:style-name="ce9" table:formula="of:=SQRT([.T507])" office:value-type="float" office:value="0.218447410687662" calcext:value-type="float">
            <text:p>0.22</text:p>
          </table:table-cell>
          <table:table-cell table:style-name="ce8" table:formula="of:=DEGREES(ATAN( (-SIN (RADIANS ([.C507])) * COS(RADIANS([.B507]))) / (COS (RADIANS ([.C507])) * SIN(RADIANS([.B507]))) ))" office:value-type="float" office:value="-48.9133834726263" calcext:value-type="float">
            <text:p>-48.91</text:p>
          </table:table-cell>
          <table:table-cell table:style-name="ce11" table:formula="of:=SQRT([.U507]^2+[.V507]^2)" office:value-type="float" office:value="0.444413570449456" calcext:value-type="float">
            <text:p>0.44</text:p>
          </table:table-cell>
          <table:table-cell table:style-name="ce8" table:formula="of:=DEGREES(ATAN2([.V507];[.U507]))" office:value-type="float" office:value="133.275297608406" calcext:value-type="float">
            <text:p>133.28</text:p>
          </table:table-cell>
          <table:table-cell table:style-name="ce8"/>
          <table:table-cell table:style-name="ce13" table:formula="of:=[.K507]*15" office:value-type="float" office:value="0.218447410687662" calcext:value-type="float">
            <text:p>0.22</text:p>
          </table:table-cell>
          <table:table-cell table:style-name="ce8" table:formula="of:=[.K507]^2*225" office:value-type="float" office:value="0.0477192712361441" calcext:value-type="float">
            <text:p>0.05</text:p>
          </table:table-cell>
          <table:table-cell table:style-name="ce8" table:formula="of:=[.L507]*COS(RADIANS([.M507]))+[.N507]*COS(RADIANS([.O507]))" office:value-type="float" office:value="0.323563464912915" calcext:value-type="float">
            <text:p>0.32</text:p>
          </table:table-cell>
          <table:table-cell table:style-name="ce8" table:formula="of:=[.L507]*SIN(RADIANS([.M507]))+[.N507]*SIN(RADIANS([.O507]))" office:value-type="float" office:value="-0.304647510695857" calcext:value-type="float">
            <text:p>-0.30</text:p>
          </table:table-cell>
          <table:table-cell office:value-type="float" office:value="0.25030459922208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2009" calcext:value-type="float">
            <text:p>892009</text:p>
          </table:table-cell>
          <table:table-cell office:value-type="float" office:value="0.556991628169932" calcext:value-type="float">
            <text:p>0.5569916282</text:p>
          </table:table-cell>
          <table:table-cell office:value-type="float" office:value="0.62956964517731" calcext:value-type="float">
            <text:p>0.6295696452</text:p>
          </table:table-cell>
          <table:table-cell office:value-type="float" office:value="0.59202372178378" calcext:value-type="float">
            <text:p>0.5920237218</text:p>
          </table:table-cell>
          <table:table-cell office:value-type="float" office:value="-0.14" calcext:value-type="float">
            <text:p>-0.14</text:p>
          </table:table-cell>
          <table:table-cell office:value-type="float" office:value="0.18" calcext:value-type="float">
            <text:p>0.18</text:p>
          </table:table-cell>
          <table:table-cell office:value-type="float" office:value="-0.12" calcext:value-type="float">
            <text:p>-0.12</text:p>
          </table:table-cell>
          <table:table-cell office:value-type="float" office:value="18.721" calcext:value-type="float">
            <text:p>18.721</text:p>
          </table:table-cell>
          <table:table-cell/>
          <table:table-cell table:formula="of:=DEGREES(ACOS(COS(RADIANS([.B508]))*COS(RADIANS([.C508]))))" office:value-type="float" office:value="0.840586179962244" calcext:value-type="float">
            <text:p>0.84</text:p>
          </table:table-cell>
          <table:table-cell table:formula="of:=TAN((ACOS(COS(RADIANS([.B508]))*COS(RADIANS([.C508])))))" office:value-type="float" office:value="0.0146720491637218" calcext:value-type="float">
            <text:p>0.0147</text:p>
          </table:table-cell>
          <table:table-cell table:formula="of:=SQRT([.E508]^2+[.F508]^2)" office:value-type="float" office:value="0.228035085019828" calcext:value-type="float">
            <text:p>0.23</text:p>
          </table:table-cell>
          <table:table-cell table:formula="of:=DEGREES(ATAN2([.F508]; [.E508]))" office:value-type="float" office:value="-37.8749836510982" calcext:value-type="float">
            <text:p>-37.87</text:p>
          </table:table-cell>
          <table:table-cell table:style-name="ce9" table:formula="of:=SQRT([.T508])" office:value-type="float" office:value="0.220080737455826" calcext:value-type="float">
            <text:p>0.22</text:p>
          </table:table-cell>
          <table:table-cell table:style-name="ce8" table:formula="of:=DEGREES(ATAN( (-SIN (RADIANS ([.C508])) * COS(RADIANS([.B508]))) / (COS (RADIANS ([.C508])) * SIN(RADIANS([.B508]))) ))" office:value-type="float" office:value="-48.5004805567556" calcext:value-type="float">
            <text:p>-48.50</text:p>
          </table:table-cell>
          <table:table-cell table:style-name="ce11" table:formula="of:=SQRT([.U508]^2+[.V508]^2)" office:value-type="float" office:value="0.446191378922248" calcext:value-type="float">
            <text:p>0.45</text:p>
          </table:table-cell>
          <table:table-cell table:style-name="ce8" table:formula="of:=DEGREES(ATAN2([.V508];[.U508]))" office:value-type="float" office:value="133.093156238737" calcext:value-type="float">
            <text:p>133.09</text:p>
          </table:table-cell>
          <table:table-cell table:style-name="ce8"/>
          <table:table-cell table:style-name="ce13" table:formula="of:=[.K508]*15" office:value-type="float" office:value="0.220080737455826" calcext:value-type="float">
            <text:p>0.22</text:p>
          </table:table-cell>
          <table:table-cell table:style-name="ce8" table:formula="of:=[.K508]^2*225" office:value-type="float" office:value="0.0484355309991004" calcext:value-type="float">
            <text:p>0.05</text:p>
          </table:table-cell>
          <table:table-cell table:style-name="ce8" table:formula="of:=[.L508]*COS(RADIANS([.M508]))+[.N508]*COS(RADIANS([.O508]))" office:value-type="float" office:value="0.325828526374837" calcext:value-type="float">
            <text:p>0.33</text:p>
          </table:table-cell>
          <table:table-cell table:style-name="ce8" table:formula="of:=[.L508]*SIN(RADIANS([.M508]))+[.N508]*SIN(RADIANS([.O508]))" office:value-type="float" office:value="-0.304831950466055" calcext:value-type="float">
            <text:p>-0.30</text:p>
          </table:table-cell>
          <table:table-cell office:value-type="float" office:value="0.252175853988673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2009" calcext:value-type="float">
            <text:p>892009</text:p>
          </table:table-cell>
          <table:table-cell office:value-type="float" office:value="0.556991628169932" calcext:value-type="float">
            <text:p>0.5569916282</text:p>
          </table:table-cell>
          <table:table-cell office:value-type="float" office:value="0.62956964517731" calcext:value-type="float">
            <text:p>0.6295696452</text:p>
          </table:table-cell>
          <table:table-cell office:value-type="float" office:value="0.59202372178378" calcext:value-type="float">
            <text:p>0.5920237218</text:p>
          </table:table-cell>
          <table:table-cell office:value-type="float" office:value="-0.14" calcext:value-type="float">
            <text:p>-0.14</text:p>
          </table:table-cell>
          <table:table-cell office:value-type="float" office:value="0.18" calcext:value-type="float">
            <text:p>0.18</text:p>
          </table:table-cell>
          <table:table-cell office:value-type="float" office:value="-0.12" calcext:value-type="float">
            <text:p>-0.12</text:p>
          </table:table-cell>
          <table:table-cell office:value-type="float" office:value="18.721" calcext:value-type="float">
            <text:p>18.721</text:p>
          </table:table-cell>
          <table:table-cell/>
          <table:table-cell table:formula="of:=DEGREES(ACOS(COS(RADIANS([.B509]))*COS(RADIANS([.C509]))))" office:value-type="float" office:value="0.840586179962244" calcext:value-type="float">
            <text:p>0.84</text:p>
          </table:table-cell>
          <table:table-cell table:formula="of:=TAN((ACOS(COS(RADIANS([.B509]))*COS(RADIANS([.C509])))))" office:value-type="float" office:value="0.0146720491637218" calcext:value-type="float">
            <text:p>0.0147</text:p>
          </table:table-cell>
          <table:table-cell table:formula="of:=SQRT([.E509]^2+[.F509]^2)" office:value-type="float" office:value="0.228035085019828" calcext:value-type="float">
            <text:p>0.23</text:p>
          </table:table-cell>
          <table:table-cell table:formula="of:=DEGREES(ATAN2([.F509]; [.E509]))" office:value-type="float" office:value="-37.8749836510982" calcext:value-type="float">
            <text:p>-37.87</text:p>
          </table:table-cell>
          <table:table-cell table:style-name="ce9" table:formula="of:=SQRT([.T509])" office:value-type="float" office:value="0.220080737455826" calcext:value-type="float">
            <text:p>0.22</text:p>
          </table:table-cell>
          <table:table-cell table:style-name="ce8" table:formula="of:=DEGREES(ATAN( (-SIN (RADIANS ([.C509])) * COS(RADIANS([.B509]))) / (COS (RADIANS ([.C509])) * SIN(RADIANS([.B509]))) ))" office:value-type="float" office:value="-48.5004805567556" calcext:value-type="float">
            <text:p>-48.50</text:p>
          </table:table-cell>
          <table:table-cell table:style-name="ce11" table:formula="of:=SQRT([.U509]^2+[.V509]^2)" office:value-type="float" office:value="0.446191378922248" calcext:value-type="float">
            <text:p>0.45</text:p>
          </table:table-cell>
          <table:table-cell table:style-name="ce8" table:formula="of:=DEGREES(ATAN2([.V509];[.U509]))" office:value-type="float" office:value="133.093156238737" calcext:value-type="float">
            <text:p>133.09</text:p>
          </table:table-cell>
          <table:table-cell table:style-name="ce8"/>
          <table:table-cell table:style-name="ce13" table:formula="of:=[.K509]*15" office:value-type="float" office:value="0.220080737455826" calcext:value-type="float">
            <text:p>0.22</text:p>
          </table:table-cell>
          <table:table-cell table:style-name="ce8" table:formula="of:=[.K509]^2*225" office:value-type="float" office:value="0.0484355309991004" calcext:value-type="float">
            <text:p>0.05</text:p>
          </table:table-cell>
          <table:table-cell table:style-name="ce8" table:formula="of:=[.L509]*COS(RADIANS([.M509]))+[.N509]*COS(RADIANS([.O509]))" office:value-type="float" office:value="0.325828526374837" calcext:value-type="float">
            <text:p>0.33</text:p>
          </table:table-cell>
          <table:table-cell table:style-name="ce8" table:formula="of:=[.L509]*SIN(RADIANS([.M509]))+[.N509]*SIN(RADIANS([.O509]))" office:value-type="float" office:value="-0.304831950466055" calcext:value-type="float">
            <text:p>-0.30</text:p>
          </table:table-cell>
          <table:table-cell office:value-type="float" office:value="0.252175853988673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2259" calcext:value-type="float">
            <text:p>892259</text:p>
          </table:table-cell>
          <table:table-cell office:value-type="float" office:value="0.554404640660937" calcext:value-type="float">
            <text:p>0.5544046407</text:p>
          </table:table-cell>
          <table:table-cell office:value-type="float" office:value="0.68896550380827" calcext:value-type="float">
            <text:p>0.6889655038</text:p>
          </table:table-cell>
          <table:table-cell office:value-type="float" office:value="0.599415907456438" calcext:value-type="float">
            <text:p>0.5994159075</text:p>
          </table:table-cell>
          <table:table-cell office:value-type="float" office:value="-0.14" calcext:value-type="float">
            <text:p>-0.14</text:p>
          </table:table-cell>
          <table:table-cell office:value-type="float" office:value="0.18" calcext:value-type="float">
            <text:p>0.18</text:p>
          </table:table-cell>
          <table:table-cell office:value-type="float" office:value="-0.12" calcext:value-type="float">
            <text:p>-0.12</text:p>
          </table:table-cell>
          <table:table-cell office:value-type="float" office:value="18.756" calcext:value-type="float">
            <text:p>18.756</text:p>
          </table:table-cell>
          <table:table-cell/>
          <table:table-cell table:formula="of:=DEGREES(ACOS(COS(RADIANS([.B510]))*COS(RADIANS([.C510]))))" office:value-type="float" office:value="0.884320731666222" calcext:value-type="float">
            <text:p>0.88</text:p>
          </table:table-cell>
          <table:table-cell table:formula="of:=TAN((ACOS(COS(RADIANS([.B510]))*COS(RADIANS([.C510])))))" office:value-type="float" office:value="0.0154355341040702" calcext:value-type="float">
            <text:p>0.0154</text:p>
          </table:table-cell>
          <table:table-cell table:formula="of:=SQRT([.E510]^2+[.F510]^2)" office:value-type="float" office:value="0.228035085019828" calcext:value-type="float">
            <text:p>0.23</text:p>
          </table:table-cell>
          <table:table-cell table:formula="of:=DEGREES(ATAN2([.F510]; [.E510]))" office:value-type="float" office:value="-37.8749836510982" calcext:value-type="float">
            <text:p>-37.87</text:p>
          </table:table-cell>
          <table:table-cell table:style-name="ce9" table:formula="of:=SQRT([.T510])" office:value-type="float" office:value="0.231533011561053" calcext:value-type="float">
            <text:p>0.23</text:p>
          </table:table-cell>
          <table:table-cell table:style-name="ce8" table:formula="of:=DEGREES(ATAN( (-SIN (RADIANS ([.C510])) * COS(RADIANS([.B510]))) / (COS (RADIANS ([.C510])) * SIN(RADIANS([.B510]))) ))" office:value-type="float" office:value="-51.1771397378309" calcext:value-type="float">
            <text:p>-51.18</text:p>
          </table:table-cell>
          <table:table-cell table:style-name="ce11" table:formula="of:=SQRT([.U510]^2+[.V510]^2)" office:value-type="float" office:value="0.456475340203517" calcext:value-type="float">
            <text:p>0.46</text:p>
          </table:table-cell>
          <table:table-cell table:style-name="ce8" table:formula="of:=DEGREES(ATAN2([.V510];[.U510]))" office:value-type="float" office:value="134.576913883247" calcext:value-type="float">
            <text:p>134.58</text:p>
          </table:table-cell>
          <table:table-cell table:style-name="ce8"/>
          <table:table-cell table:style-name="ce13" table:formula="of:=[.K510]*15" office:value-type="float" office:value="0.231533011561053" calcext:value-type="float">
            <text:p>0.23</text:p>
          </table:table-cell>
          <table:table-cell table:style-name="ce8" table:formula="of:=[.K510]^2*225" office:value-type="float" office:value="0.0536075354425307" calcext:value-type="float">
            <text:p>0.05</text:p>
          </table:table-cell>
          <table:table-cell table:style-name="ce8" table:formula="of:=[.L510]*COS(RADIANS([.M510]))+[.N510]*COS(RADIANS([.O510]))" office:value-type="float" office:value="0.325151450121121" calcext:value-type="float">
            <text:p>0.33</text:p>
          </table:table-cell>
          <table:table-cell table:style-name="ce8" table:formula="of:=[.L510]*SIN(RADIANS([.M510]))+[.N510]*SIN(RADIANS([.O510]))" office:value-type="float" office:value="-0.320384566884938" calcext:value-type="float">
            <text:p>-0.32</text:p>
          </table:table-cell>
          <table:table-cell office:value-type="float" office:value="0.265296219499867" calcext:value-type="float">
            <text:p>0.27</text:p>
          </table:table-cell>
          <table:table-cell table:number-columns-repeated="1001"/>
        </table:table-row>
        <table:table-row table:style-name="ro1">
          <table:table-cell office:value-type="float" office:value="892259" calcext:value-type="float">
            <text:p>892259</text:p>
          </table:table-cell>
          <table:table-cell office:value-type="float" office:value="0.554404640660937" calcext:value-type="float">
            <text:p>0.5544046407</text:p>
          </table:table-cell>
          <table:table-cell office:value-type="float" office:value="0.68896550380827" calcext:value-type="float">
            <text:p>0.6889655038</text:p>
          </table:table-cell>
          <table:table-cell office:value-type="float" office:value="0.599415907456438" calcext:value-type="float">
            <text:p>0.5994159075</text:p>
          </table:table-cell>
          <table:table-cell office:value-type="float" office:value="-0.14" calcext:value-type="float">
            <text:p>-0.14</text:p>
          </table:table-cell>
          <table:table-cell office:value-type="float" office:value="0.18" calcext:value-type="float">
            <text:p>0.18</text:p>
          </table:table-cell>
          <table:table-cell office:value-type="float" office:value="-0.12" calcext:value-type="float">
            <text:p>-0.12</text:p>
          </table:table-cell>
          <table:table-cell office:value-type="float" office:value="18.756" calcext:value-type="float">
            <text:p>18.756</text:p>
          </table:table-cell>
          <table:table-cell/>
          <table:table-cell table:formula="of:=DEGREES(ACOS(COS(RADIANS([.B511]))*COS(RADIANS([.C511]))))" office:value-type="float" office:value="0.884320731666222" calcext:value-type="float">
            <text:p>0.88</text:p>
          </table:table-cell>
          <table:table-cell table:formula="of:=TAN((ACOS(COS(RADIANS([.B511]))*COS(RADIANS([.C511])))))" office:value-type="float" office:value="0.0154355341040702" calcext:value-type="float">
            <text:p>0.0154</text:p>
          </table:table-cell>
          <table:table-cell table:formula="of:=SQRT([.E511]^2+[.F511]^2)" office:value-type="float" office:value="0.228035085019828" calcext:value-type="float">
            <text:p>0.23</text:p>
          </table:table-cell>
          <table:table-cell table:formula="of:=DEGREES(ATAN2([.F511]; [.E511]))" office:value-type="float" office:value="-37.8749836510982" calcext:value-type="float">
            <text:p>-37.87</text:p>
          </table:table-cell>
          <table:table-cell table:style-name="ce9" table:formula="of:=SQRT([.T511])" office:value-type="float" office:value="0.231533011561053" calcext:value-type="float">
            <text:p>0.23</text:p>
          </table:table-cell>
          <table:table-cell table:style-name="ce8" table:formula="of:=DEGREES(ATAN( (-SIN (RADIANS ([.C511])) * COS(RADIANS([.B511]))) / (COS (RADIANS ([.C511])) * SIN(RADIANS([.B511]))) ))" office:value-type="float" office:value="-51.1771397378309" calcext:value-type="float">
            <text:p>-51.18</text:p>
          </table:table-cell>
          <table:table-cell table:style-name="ce11" table:formula="of:=SQRT([.U511]^2+[.V511]^2)" office:value-type="float" office:value="0.456475340203517" calcext:value-type="float">
            <text:p>0.46</text:p>
          </table:table-cell>
          <table:table-cell table:style-name="ce8" table:formula="of:=DEGREES(ATAN2([.V511];[.U511]))" office:value-type="float" office:value="134.576913883247" calcext:value-type="float">
            <text:p>134.58</text:p>
          </table:table-cell>
          <table:table-cell table:style-name="ce8"/>
          <table:table-cell table:style-name="ce13" table:formula="of:=[.K511]*15" office:value-type="float" office:value="0.231533011561053" calcext:value-type="float">
            <text:p>0.23</text:p>
          </table:table-cell>
          <table:table-cell table:style-name="ce8" table:formula="of:=[.K511]^2*225" office:value-type="float" office:value="0.0536075354425307" calcext:value-type="float">
            <text:p>0.05</text:p>
          </table:table-cell>
          <table:table-cell table:style-name="ce8" table:formula="of:=[.L511]*COS(RADIANS([.M511]))+[.N511]*COS(RADIANS([.O511]))" office:value-type="float" office:value="0.325151450121121" calcext:value-type="float">
            <text:p>0.33</text:p>
          </table:table-cell>
          <table:table-cell table:style-name="ce8" table:formula="of:=[.L511]*SIN(RADIANS([.M511]))+[.N511]*SIN(RADIANS([.O511]))" office:value-type="float" office:value="-0.320384566884938" calcext:value-type="float">
            <text:p>-0.32</text:p>
          </table:table-cell>
          <table:table-cell office:value-type="float" office:value="0.265296219499867" calcext:value-type="float">
            <text:p>0.27</text:p>
          </table:table-cell>
          <table:table-cell table:number-columns-repeated="1001"/>
        </table:table-row>
        <table:table-row table:style-name="ro1">
          <table:table-cell office:value-type="float" office:value="892510" calcext:value-type="float">
            <text:p>892510</text:p>
          </table:table-cell>
          <table:table-cell office:value-type="float" office:value="0.55498579370977" calcext:value-type="float">
            <text:p>0.5549857937</text:p>
          </table:table-cell>
          <table:table-cell office:value-type="float" office:value="0.649245232381149" calcext:value-type="float">
            <text:p>0.6492452324</text:p>
          </table:table-cell>
          <table:table-cell office:value-type="float" office:value="0.597673462166144" calcext:value-type="float">
            <text:p>0.5976734622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8.79" calcext:value-type="float">
            <text:p>18.79</text:p>
          </table:table-cell>
          <table:table-cell/>
          <table:table-cell table:formula="of:=DEGREES(ACOS(COS(RADIANS([.B512]))*COS(RADIANS([.C512]))))" office:value-type="float" office:value="0.854116748330468" calcext:value-type="float">
            <text:p>0.85</text:p>
          </table:table-cell>
          <table:table-cell table:formula="of:=TAN((ACOS(COS(RADIANS([.B512]))*COS(RADIANS([.C512])))))" office:value-type="float" office:value="0.014908253790637" calcext:value-type="float">
            <text:p>0.0149</text:p>
          </table:table-cell>
          <table:table-cell table:formula="of:=SQRT([.E512]^2+[.F512]^2)" office:value-type="float" office:value="0.242074368738204" calcext:value-type="float">
            <text:p>0.24</text:p>
          </table:table-cell>
          <table:table-cell table:formula="of:=DEGREES(ATAN2([.F512]; [.E512]))" office:value-type="float" office:value="-38.2901631922431" calcext:value-type="float">
            <text:p>-38.29</text:p>
          </table:table-cell>
          <table:table-cell table:style-name="ce9" table:formula="of:=SQRT([.T512])" office:value-type="float" office:value="0.223623806859555" calcext:value-type="float">
            <text:p>0.22</text:p>
          </table:table-cell>
          <table:table-cell table:style-name="ce8" table:formula="of:=DEGREES(ATAN( (-SIN (RADIANS ([.C512])) * COS(RADIANS([.B512]))) / (COS (RADIANS ([.C512])) * SIN(RADIANS([.B512]))) ))" office:value-type="float" office:value="-49.4759448596758" calcext:value-type="float">
            <text:p>-49.48</text:p>
          </table:table-cell>
          <table:table-cell table:style-name="ce11" table:formula="of:=SQRT([.U512]^2+[.V512]^2)" office:value-type="float" office:value="0.46348470776084" calcext:value-type="float">
            <text:p>0.46</text:p>
          </table:table-cell>
          <table:table-cell table:style-name="ce8" table:formula="of:=DEGREES(ATAN2([.V512];[.U512]))" office:value-type="float" office:value="133.660763118279" calcext:value-type="float">
            <text:p>133.66</text:p>
          </table:table-cell>
          <table:table-cell table:style-name="ce8"/>
          <table:table-cell table:style-name="ce13" table:formula="of:=[.K512]*15" office:value-type="float" office:value="0.223623806859555" calcext:value-type="float">
            <text:p>0.22</text:p>
          </table:table-cell>
          <table:table-cell table:style-name="ce8" table:formula="of:=[.K512]^2*225" office:value-type="float" office:value="0.0500076069943594" calcext:value-type="float">
            <text:p>0.05</text:p>
          </table:table-cell>
          <table:table-cell table:style-name="ce8" table:formula="of:=[.L512]*COS(RADIANS([.M512]))+[.N512]*COS(RADIANS([.O512]))" office:value-type="float" office:value="0.335303424002462" calcext:value-type="float">
            <text:p>0.34</text:p>
          </table:table-cell>
          <table:table-cell table:style-name="ce8" table:formula="of:=[.L512]*SIN(RADIANS([.M512]))+[.N512]*SIN(RADIANS([.O512]))" office:value-type="float" office:value="-0.319983887376187" calcext:value-type="float">
            <text:p>-0.32</text:p>
          </table:table-cell>
          <table:table-cell office:value-type="float" office:value="0.25623502449914" calcext:value-type="float">
            <text:p>0.26</text:p>
          </table:table-cell>
          <table:table-cell table:number-columns-repeated="1001"/>
        </table:table-row>
        <table:table-row table:style-name="ro1">
          <table:table-cell office:value-type="float" office:value="892510" calcext:value-type="float">
            <text:p>892510</text:p>
          </table:table-cell>
          <table:table-cell office:value-type="float" office:value="0.55498579370977" calcext:value-type="float">
            <text:p>0.5549857937</text:p>
          </table:table-cell>
          <table:table-cell office:value-type="float" office:value="0.649245232381149" calcext:value-type="float">
            <text:p>0.6492452324</text:p>
          </table:table-cell>
          <table:table-cell office:value-type="float" office:value="0.597673462166144" calcext:value-type="float">
            <text:p>0.5976734622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8.79" calcext:value-type="float">
            <text:p>18.79</text:p>
          </table:table-cell>
          <table:table-cell/>
          <table:table-cell table:formula="of:=DEGREES(ACOS(COS(RADIANS([.B513]))*COS(RADIANS([.C513]))))" office:value-type="float" office:value="0.854116748330468" calcext:value-type="float">
            <text:p>0.85</text:p>
          </table:table-cell>
          <table:table-cell table:formula="of:=TAN((ACOS(COS(RADIANS([.B513]))*COS(RADIANS([.C513])))))" office:value-type="float" office:value="0.014908253790637" calcext:value-type="float">
            <text:p>0.0149</text:p>
          </table:table-cell>
          <table:table-cell table:formula="of:=SQRT([.E513]^2+[.F513]^2)" office:value-type="float" office:value="0.242074368738204" calcext:value-type="float">
            <text:p>0.24</text:p>
          </table:table-cell>
          <table:table-cell table:formula="of:=DEGREES(ATAN2([.F513]; [.E513]))" office:value-type="float" office:value="-38.2901631922431" calcext:value-type="float">
            <text:p>-38.29</text:p>
          </table:table-cell>
          <table:table-cell table:style-name="ce9" table:formula="of:=SQRT([.T513])" office:value-type="float" office:value="0.223623806859555" calcext:value-type="float">
            <text:p>0.22</text:p>
          </table:table-cell>
          <table:table-cell table:style-name="ce8" table:formula="of:=DEGREES(ATAN( (-SIN (RADIANS ([.C513])) * COS(RADIANS([.B513]))) / (COS (RADIANS ([.C513])) * SIN(RADIANS([.B513]))) ))" office:value-type="float" office:value="-49.4759448596758" calcext:value-type="float">
            <text:p>-49.48</text:p>
          </table:table-cell>
          <table:table-cell table:style-name="ce11" table:formula="of:=SQRT([.U513]^2+[.V513]^2)" office:value-type="float" office:value="0.46348470776084" calcext:value-type="float">
            <text:p>0.46</text:p>
          </table:table-cell>
          <table:table-cell table:style-name="ce8" table:formula="of:=DEGREES(ATAN2([.V513];[.U513]))" office:value-type="float" office:value="133.660763118279" calcext:value-type="float">
            <text:p>133.66</text:p>
          </table:table-cell>
          <table:table-cell table:style-name="ce8"/>
          <table:table-cell table:style-name="ce13" table:formula="of:=[.K513]*15" office:value-type="float" office:value="0.223623806859555" calcext:value-type="float">
            <text:p>0.22</text:p>
          </table:table-cell>
          <table:table-cell table:style-name="ce8" table:formula="of:=[.K513]^2*225" office:value-type="float" office:value="0.0500076069943594" calcext:value-type="float">
            <text:p>0.05</text:p>
          </table:table-cell>
          <table:table-cell table:style-name="ce8" table:formula="of:=[.L513]*COS(RADIANS([.M513]))+[.N513]*COS(RADIANS([.O513]))" office:value-type="float" office:value="0.335303424002462" calcext:value-type="float">
            <text:p>0.34</text:p>
          </table:table-cell>
          <table:table-cell table:style-name="ce8" table:formula="of:=[.L513]*SIN(RADIANS([.M513]))+[.N513]*SIN(RADIANS([.O513]))" office:value-type="float" office:value="-0.319983887376187" calcext:value-type="float">
            <text:p>-0.32</text:p>
          </table:table-cell>
          <table:table-cell office:value-type="float" office:value="0.25623502449914" calcext:value-type="float">
            <text:p>0.26</text:p>
          </table:table-cell>
          <table:table-cell table:number-columns-repeated="1001"/>
        </table:table-row>
        <table:table-row table:style-name="ro1">
          <table:table-cell office:value-type="float" office:value="892760" calcext:value-type="float">
            <text:p>892760</text:p>
          </table:table-cell>
          <table:table-cell office:value-type="float" office:value="0.568354394906189" calcext:value-type="float">
            <text:p>0.5683543949</text:p>
          </table:table-cell>
          <table:table-cell office:value-type="float" office:value="0.544012241034498" calcext:value-type="float">
            <text:p>0.544012241</text:p>
          </table:table-cell>
          <table:table-cell office:value-type="float" office:value="0.593364626656071" calcext:value-type="float">
            <text:p>0.5933646267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8.824" calcext:value-type="float">
            <text:p>18.824</text:p>
          </table:table-cell>
          <table:table-cell/>
          <table:table-cell table:formula="of:=DEGREES(ACOS(COS(RADIANS([.B514]))*COS(RADIANS([.C514]))))" office:value-type="float" office:value="0.786744132095834" calcext:value-type="float">
            <text:p>0.79</text:p>
          </table:table-cell>
          <table:table-cell table:formula="of:=TAN((ACOS(COS(RADIANS([.B514]))*COS(RADIANS([.C514])))))" office:value-type="float" office:value="0.0137321385420809" calcext:value-type="float">
            <text:p>0.0137</text:p>
          </table:table-cell>
          <table:table-cell table:formula="of:=SQRT([.E514]^2+[.F514]^2)" office:value-type="float" office:value="0.242074368738204" calcext:value-type="float">
            <text:p>0.24</text:p>
          </table:table-cell>
          <table:table-cell table:formula="of:=DEGREES(ATAN2([.F514]; [.E514]))" office:value-type="float" office:value="-38.2901631922431" calcext:value-type="float">
            <text:p>-38.29</text:p>
          </table:table-cell>
          <table:table-cell table:style-name="ce9" table:formula="of:=SQRT([.T514])" office:value-type="float" office:value="0.205982078131214" calcext:value-type="float">
            <text:p>0.21</text:p>
          </table:table-cell>
          <table:table-cell table:style-name="ce8" table:formula="of:=DEGREES(ATAN( (-SIN (RADIANS ([.C514])) * COS(RADIANS([.B514]))) / (COS (RADIANS ([.C514])) * SIN(RADIANS([.B514]))) ))" office:value-type="float" office:value="-43.746305753786" calcext:value-type="float">
            <text:p>-43.75</text:p>
          </table:table-cell>
          <table:table-cell table:style-name="ce11" table:formula="of:=SQRT([.U514]^2+[.V514]^2)" office:value-type="float" office:value="0.447551950526353" calcext:value-type="float">
            <text:p>0.45</text:p>
          </table:table-cell>
          <table:table-cell table:style-name="ce8" table:formula="of:=DEGREES(ATAN2([.V514];[.U514]))" office:value-type="float" office:value="130.798315011972" calcext:value-type="float">
            <text:p>130.80</text:p>
          </table:table-cell>
          <table:table-cell table:style-name="ce8"/>
          <table:table-cell table:style-name="ce13" table:formula="of:=[.K514]*15" office:value-type="float" office:value="0.205982078131214" calcext:value-type="float">
            <text:p>0.21</text:p>
          </table:table-cell>
          <table:table-cell table:style-name="ce8" table:formula="of:=[.K514]^2*225" office:value-type="float" office:value="0.0424286165112536" calcext:value-type="float">
            <text:p>0.04</text:p>
          </table:table-cell>
          <table:table-cell table:style-name="ce8" table:formula="of:=[.L514]*COS(RADIANS([.M514]))+[.N514]*COS(RADIANS([.O514]))" office:value-type="float" office:value="0.338803213787167" calcext:value-type="float">
            <text:p>0.34</text:p>
          </table:table-cell>
          <table:table-cell table:style-name="ce8" table:formula="of:=[.L514]*SIN(RADIANS([.M514]))+[.N514]*SIN(RADIANS([.O514]))" office:value-type="float" office:value="-0.292429702231888" calcext:value-type="float">
            <text:p>-0.29</text:p>
          </table:table-cell>
          <table:table-cell office:value-type="float" office:value="0.23602323962875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2760" calcext:value-type="float">
            <text:p>892760</text:p>
          </table:table-cell>
          <table:table-cell office:value-type="float" office:value="0.568354394906189" calcext:value-type="float">
            <text:p>0.5683543949</text:p>
          </table:table-cell>
          <table:table-cell office:value-type="float" office:value="0.544012241034498" calcext:value-type="float">
            <text:p>0.544012241</text:p>
          </table:table-cell>
          <table:table-cell office:value-type="float" office:value="0.593364626656071" calcext:value-type="float">
            <text:p>0.5933646267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8.824" calcext:value-type="float">
            <text:p>18.824</text:p>
          </table:table-cell>
          <table:table-cell/>
          <table:table-cell table:formula="of:=DEGREES(ACOS(COS(RADIANS([.B515]))*COS(RADIANS([.C515]))))" office:value-type="float" office:value="0.786744132095834" calcext:value-type="float">
            <text:p>0.79</text:p>
          </table:table-cell>
          <table:table-cell table:formula="of:=TAN((ACOS(COS(RADIANS([.B515]))*COS(RADIANS([.C515])))))" office:value-type="float" office:value="0.0137321385420809" calcext:value-type="float">
            <text:p>0.0137</text:p>
          </table:table-cell>
          <table:table-cell table:formula="of:=SQRT([.E515]^2+[.F515]^2)" office:value-type="float" office:value="0.242074368738204" calcext:value-type="float">
            <text:p>0.24</text:p>
          </table:table-cell>
          <table:table-cell table:formula="of:=DEGREES(ATAN2([.F515]; [.E515]))" office:value-type="float" office:value="-38.2901631922431" calcext:value-type="float">
            <text:p>-38.29</text:p>
          </table:table-cell>
          <table:table-cell table:style-name="ce9" table:formula="of:=SQRT([.T515])" office:value-type="float" office:value="0.205982078131214" calcext:value-type="float">
            <text:p>0.21</text:p>
          </table:table-cell>
          <table:table-cell table:style-name="ce8" table:formula="of:=DEGREES(ATAN( (-SIN (RADIANS ([.C515])) * COS(RADIANS([.B515]))) / (COS (RADIANS ([.C515])) * SIN(RADIANS([.B515]))) ))" office:value-type="float" office:value="-43.746305753786" calcext:value-type="float">
            <text:p>-43.75</text:p>
          </table:table-cell>
          <table:table-cell table:style-name="ce11" table:formula="of:=SQRT([.U515]^2+[.V515]^2)" office:value-type="float" office:value="0.447551950526353" calcext:value-type="float">
            <text:p>0.45</text:p>
          </table:table-cell>
          <table:table-cell table:style-name="ce8" table:formula="of:=DEGREES(ATAN2([.V515];[.U515]))" office:value-type="float" office:value="130.798315011972" calcext:value-type="float">
            <text:p>130.80</text:p>
          </table:table-cell>
          <table:table-cell table:style-name="ce8"/>
          <table:table-cell table:style-name="ce13" table:formula="of:=[.K515]*15" office:value-type="float" office:value="0.205982078131214" calcext:value-type="float">
            <text:p>0.21</text:p>
          </table:table-cell>
          <table:table-cell table:style-name="ce8" table:formula="of:=[.K515]^2*225" office:value-type="float" office:value="0.0424286165112536" calcext:value-type="float">
            <text:p>0.04</text:p>
          </table:table-cell>
          <table:table-cell table:style-name="ce8" table:formula="of:=[.L515]*COS(RADIANS([.M515]))+[.N515]*COS(RADIANS([.O515]))" office:value-type="float" office:value="0.338803213787167" calcext:value-type="float">
            <text:p>0.34</text:p>
          </table:table-cell>
          <table:table-cell table:style-name="ce8" table:formula="of:=[.L515]*SIN(RADIANS([.M515]))+[.N515]*SIN(RADIANS([.O515]))" office:value-type="float" office:value="-0.292429702231888" calcext:value-type="float">
            <text:p>-0.29</text:p>
          </table:table-cell>
          <table:table-cell office:value-type="float" office:value="0.23602323962875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3010" calcext:value-type="float">
            <text:p>893010</text:p>
          </table:table-cell>
          <table:table-cell office:value-type="float" office:value="0.53188411958523" calcext:value-type="float">
            <text:p>0.5318841196</text:p>
          </table:table-cell>
          <table:table-cell office:value-type="float" office:value="0.588079287538098" calcext:value-type="float">
            <text:p>0.5880792875</text:p>
          </table:table-cell>
          <table:table-cell office:value-type="float" office:value="0.588839626330938" calcext:value-type="float">
            <text:p>0.5888396263</text:p>
          </table:table-cell>
          <table:table-cell office:value-type="float" office:value="-0.15" calcext:value-type="float">
            <text:p>-0.15</text:p>
          </table:table-cell>
          <table:table-cell office:value-type="float" office:value="0.18" calcext:value-type="float">
            <text:p>0.18</text:p>
          </table:table-cell>
          <table:table-cell office:value-type="float" office:value="-0.12" calcext:value-type="float">
            <text:p>-0.12</text:p>
          </table:table-cell>
          <table:table-cell office:value-type="float" office:value="18.859" calcext:value-type="float">
            <text:p>18.859</text:p>
          </table:table-cell>
          <table:table-cell/>
          <table:table-cell table:formula="of:=DEGREES(ACOS(COS(RADIANS([.B516]))*COS(RADIANS([.C516]))))" office:value-type="float" office:value="0.792923723081198" calcext:value-type="float">
            <text:p>0.79</text:p>
          </table:table-cell>
          <table:table-cell table:formula="of:=TAN((ACOS(COS(RADIANS([.B516]))*COS(RADIANS([.C516])))))" office:value-type="float" office:value="0.0138400132496342" calcext:value-type="float">
            <text:p>0.0138</text:p>
          </table:table-cell>
          <table:table-cell table:formula="of:=SQRT([.E516]^2+[.F516]^2)" office:value-type="float" office:value="0.2343074902772" calcext:value-type="float">
            <text:p>0.23</text:p>
          </table:table-cell>
          <table:table-cell table:formula="of:=DEGREES(ATAN2([.F516]; [.E516]))" office:value-type="float" office:value="-39.8055710922652" calcext:value-type="float">
            <text:p>-39.81</text:p>
          </table:table-cell>
          <table:table-cell table:style-name="ce9" table:formula="of:=SQRT([.T516])" office:value-type="float" office:value="0.207600198744513" calcext:value-type="float">
            <text:p>0.21</text:p>
          </table:table-cell>
          <table:table-cell table:style-name="ce8" table:formula="of:=DEGREES(ATAN( (-SIN (RADIANS ([.C516])) * COS(RADIANS([.B516]))) / (COS (RADIANS ([.C516])) * SIN(RADIANS([.B516]))) ))" office:value-type="float" office:value="-47.8726402935458" calcext:value-type="float">
            <text:p>-47.87</text:p>
          </table:table-cell>
          <table:table-cell table:style-name="ce11" table:formula="of:=SQRT([.U516]^2+[.V516]^2)" office:value-type="float" office:value="0.440817109483691" calcext:value-type="float">
            <text:p>0.44</text:p>
          </table:table-cell>
          <table:table-cell table:style-name="ce8" table:formula="of:=DEGREES(ATAN2([.V516];[.U516]))" office:value-type="float" office:value="133.594931520954" calcext:value-type="float">
            <text:p>133.59</text:p>
          </table:table-cell>
          <table:table-cell table:style-name="ce8"/>
          <table:table-cell table:style-name="ce13" table:formula="of:=[.K516]*15" office:value-type="float" office:value="0.207600198744513" calcext:value-type="float">
            <text:p>0.21</text:p>
          </table:table-cell>
          <table:table-cell table:style-name="ce8" table:formula="of:=[.K516]^2*225" office:value-type="float" office:value="0.0430978425187612" calcext:value-type="float">
            <text:p>0.04</text:p>
          </table:table-cell>
          <table:table-cell table:style-name="ce8" table:formula="of:=[.L516]*COS(RADIANS([.M516]))+[.N516]*COS(RADIANS([.O516]))" office:value-type="float" office:value="0.319254237474479" calcext:value-type="float">
            <text:p>0.32</text:p>
          </table:table-cell>
          <table:table-cell table:style-name="ce8" table:formula="of:=[.L516]*SIN(RADIANS([.M516]))+[.N516]*SIN(RADIANS([.O516]))" office:value-type="float" office:value="-0.303967853346608" calcext:value-type="float">
            <text:p>-0.30</text:p>
          </table:table-cell>
          <table:table-cell office:value-type="float" office:value="0.237877116924359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3010" calcext:value-type="float">
            <text:p>893010</text:p>
          </table:table-cell>
          <table:table-cell office:value-type="float" office:value="0.53188411958523" calcext:value-type="float">
            <text:p>0.5318841196</text:p>
          </table:table-cell>
          <table:table-cell office:value-type="float" office:value="0.588079287538098" calcext:value-type="float">
            <text:p>0.5880792875</text:p>
          </table:table-cell>
          <table:table-cell office:value-type="float" office:value="0.588839626330938" calcext:value-type="float">
            <text:p>0.5888396263</text:p>
          </table:table-cell>
          <table:table-cell office:value-type="float" office:value="-0.15" calcext:value-type="float">
            <text:p>-0.15</text:p>
          </table:table-cell>
          <table:table-cell office:value-type="float" office:value="0.18" calcext:value-type="float">
            <text:p>0.18</text:p>
          </table:table-cell>
          <table:table-cell office:value-type="float" office:value="-0.12" calcext:value-type="float">
            <text:p>-0.12</text:p>
          </table:table-cell>
          <table:table-cell office:value-type="float" office:value="18.859" calcext:value-type="float">
            <text:p>18.859</text:p>
          </table:table-cell>
          <table:table-cell/>
          <table:table-cell table:formula="of:=DEGREES(ACOS(COS(RADIANS([.B517]))*COS(RADIANS([.C517]))))" office:value-type="float" office:value="0.792923723081198" calcext:value-type="float">
            <text:p>0.79</text:p>
          </table:table-cell>
          <table:table-cell table:formula="of:=TAN((ACOS(COS(RADIANS([.B517]))*COS(RADIANS([.C517])))))" office:value-type="float" office:value="0.0138400132496342" calcext:value-type="float">
            <text:p>0.0138</text:p>
          </table:table-cell>
          <table:table-cell table:formula="of:=SQRT([.E517]^2+[.F517]^2)" office:value-type="float" office:value="0.2343074902772" calcext:value-type="float">
            <text:p>0.23</text:p>
          </table:table-cell>
          <table:table-cell table:formula="of:=DEGREES(ATAN2([.F517]; [.E517]))" office:value-type="float" office:value="-39.8055710922652" calcext:value-type="float">
            <text:p>-39.81</text:p>
          </table:table-cell>
          <table:table-cell table:style-name="ce9" table:formula="of:=SQRT([.T517])" office:value-type="float" office:value="0.207600198744513" calcext:value-type="float">
            <text:p>0.21</text:p>
          </table:table-cell>
          <table:table-cell table:style-name="ce8" table:formula="of:=DEGREES(ATAN( (-SIN (RADIANS ([.C517])) * COS(RADIANS([.B517]))) / (COS (RADIANS ([.C517])) * SIN(RADIANS([.B517]))) ))" office:value-type="float" office:value="-47.8726402935458" calcext:value-type="float">
            <text:p>-47.87</text:p>
          </table:table-cell>
          <table:table-cell table:style-name="ce11" table:formula="of:=SQRT([.U517]^2+[.V517]^2)" office:value-type="float" office:value="0.440817109483691" calcext:value-type="float">
            <text:p>0.44</text:p>
          </table:table-cell>
          <table:table-cell table:style-name="ce8" table:formula="of:=DEGREES(ATAN2([.V517];[.U517]))" office:value-type="float" office:value="133.594931520954" calcext:value-type="float">
            <text:p>133.59</text:p>
          </table:table-cell>
          <table:table-cell table:style-name="ce8"/>
          <table:table-cell table:style-name="ce13" table:formula="of:=[.K517]*15" office:value-type="float" office:value="0.207600198744513" calcext:value-type="float">
            <text:p>0.21</text:p>
          </table:table-cell>
          <table:table-cell table:style-name="ce8" table:formula="of:=[.K517]^2*225" office:value-type="float" office:value="0.0430978425187612" calcext:value-type="float">
            <text:p>0.04</text:p>
          </table:table-cell>
          <table:table-cell table:style-name="ce8" table:formula="of:=[.L517]*COS(RADIANS([.M517]))+[.N517]*COS(RADIANS([.O517]))" office:value-type="float" office:value="0.319254237474479" calcext:value-type="float">
            <text:p>0.32</text:p>
          </table:table-cell>
          <table:table-cell table:style-name="ce8" table:formula="of:=[.L517]*SIN(RADIANS([.M517]))+[.N517]*SIN(RADIANS([.O517]))" office:value-type="float" office:value="-0.303967853346608" calcext:value-type="float">
            <text:p>-0.30</text:p>
          </table:table-cell>
          <table:table-cell office:value-type="float" office:value="0.237877116924359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3260" calcext:value-type="float">
            <text:p>893260</text:p>
          </table:table-cell>
          <table:table-cell office:value-type="float" office:value="0.470644430043484" calcext:value-type="float">
            <text:p>0.47064443</text:p>
          </table:table-cell>
          <table:table-cell office:value-type="float" office:value="0.683781230145672" calcext:value-type="float">
            <text:p>0.6837812301</text:p>
          </table:table-cell>
          <table:table-cell office:value-type="float" office:value="0.587520599408332" calcext:value-type="float">
            <text:p>0.5875205994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8.894" calcext:value-type="float">
            <text:p>18.894</text:p>
          </table:table-cell>
          <table:table-cell/>
          <table:table-cell table:formula="of:=DEGREES(ACOS(COS(RADIANS([.B518]))*COS(RADIANS([.C518]))))" office:value-type="float" office:value="0.830091822636659" calcext:value-type="float">
            <text:p>0.83</text:p>
          </table:table-cell>
          <table:table-cell table:formula="of:=TAN((ACOS(COS(RADIANS([.B518]))*COS(RADIANS([.C518])))))" office:value-type="float" office:value="0.014488849136874" calcext:value-type="float">
            <text:p>0.0145</text:p>
          </table:table-cell>
          <table:table-cell table:formula="of:=SQRT([.E518]^2+[.F518]^2)" office:value-type="float" office:value="0.242074368738204" calcext:value-type="float">
            <text:p>0.24</text:p>
          </table:table-cell>
          <table:table-cell table:formula="of:=DEGREES(ATAN2([.F518]; [.E518]))" office:value-type="float" office:value="-38.2901631922431" calcext:value-type="float">
            <text:p>-38.29</text:p>
          </table:table-cell>
          <table:table-cell table:style-name="ce9" table:formula="of:=SQRT([.T518])" office:value-type="float" office:value="0.21733273705311" calcext:value-type="float">
            <text:p>0.22</text:p>
          </table:table-cell>
          <table:table-cell table:style-name="ce8" table:formula="of:=DEGREES(ATAN( (-SIN (RADIANS ([.C518])) * COS(RADIANS([.B518]))) / (COS (RADIANS ([.C518])) * SIN(RADIANS([.B518]))) ))" office:value-type="float" office:value="-55.4611566312214" calcext:value-type="float">
            <text:p>-55.46</text:p>
          </table:table-cell>
          <table:table-cell table:style-name="ce11" table:formula="of:=SQRT([.U518]^2+[.V518]^2)" office:value-type="float" office:value="0.45427409802217" calcext:value-type="float">
            <text:p>0.45</text:p>
          </table:table-cell>
          <table:table-cell table:style-name="ce8" table:formula="of:=DEGREES(ATAN2([.V518];[.U518]))" office:value-type="float" office:value="136.409801317218" calcext:value-type="float">
            <text:p>136.41</text:p>
          </table:table-cell>
          <table:table-cell table:style-name="ce8"/>
          <table:table-cell table:style-name="ce13" table:formula="of:=[.K518]*15" office:value-type="float" office:value="0.21733273705311" calcext:value-type="float">
            <text:p>0.22</text:p>
          </table:table-cell>
          <table:table-cell table:style-name="ce8" table:formula="of:=[.K518]^2*225" office:value-type="float" office:value="0.0472335185949962" calcext:value-type="float">
            <text:p>0.05</text:p>
          </table:table-cell>
          <table:table-cell table:style-name="ce8" table:formula="of:=[.L518]*COS(RADIANS([.M518]))+[.N518]*COS(RADIANS([.O518]))" office:value-type="float" office:value="0.313220015857134" calcext:value-type="float">
            <text:p>0.31</text:p>
          </table:table-cell>
          <table:table-cell table:style-name="ce8" table:formula="of:=[.L518]*SIN(RADIANS([.M518]))+[.N518]*SIN(RADIANS([.O518]))" office:value-type="float" office:value="-0.329026105043828" calcext:value-type="float">
            <text:p>-0.33</text:p>
          </table:table-cell>
          <table:table-cell office:value-type="float" office:value="0.249027546790998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3260" calcext:value-type="float">
            <text:p>893260</text:p>
          </table:table-cell>
          <table:table-cell office:value-type="float" office:value="0.470644430043484" calcext:value-type="float">
            <text:p>0.47064443</text:p>
          </table:table-cell>
          <table:table-cell office:value-type="float" office:value="0.683781230145672" calcext:value-type="float">
            <text:p>0.6837812301</text:p>
          </table:table-cell>
          <table:table-cell office:value-type="float" office:value="0.587520599408332" calcext:value-type="float">
            <text:p>0.5875205994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8.894" calcext:value-type="float">
            <text:p>18.894</text:p>
          </table:table-cell>
          <table:table-cell/>
          <table:table-cell table:formula="of:=DEGREES(ACOS(COS(RADIANS([.B519]))*COS(RADIANS([.C519]))))" office:value-type="float" office:value="0.830091822636659" calcext:value-type="float">
            <text:p>0.83</text:p>
          </table:table-cell>
          <table:table-cell table:formula="of:=TAN((ACOS(COS(RADIANS([.B519]))*COS(RADIANS([.C519])))))" office:value-type="float" office:value="0.014488849136874" calcext:value-type="float">
            <text:p>0.0145</text:p>
          </table:table-cell>
          <table:table-cell table:formula="of:=SQRT([.E519]^2+[.F519]^2)" office:value-type="float" office:value="0.242074368738204" calcext:value-type="float">
            <text:p>0.24</text:p>
          </table:table-cell>
          <table:table-cell table:formula="of:=DEGREES(ATAN2([.F519]; [.E519]))" office:value-type="float" office:value="-38.2901631922431" calcext:value-type="float">
            <text:p>-38.29</text:p>
          </table:table-cell>
          <table:table-cell table:style-name="ce9" table:formula="of:=SQRT([.T519])" office:value-type="float" office:value="0.21733273705311" calcext:value-type="float">
            <text:p>0.22</text:p>
          </table:table-cell>
          <table:table-cell table:style-name="ce8" table:formula="of:=DEGREES(ATAN( (-SIN (RADIANS ([.C519])) * COS(RADIANS([.B519]))) / (COS (RADIANS ([.C519])) * SIN(RADIANS([.B519]))) ))" office:value-type="float" office:value="-55.4611566312214" calcext:value-type="float">
            <text:p>-55.46</text:p>
          </table:table-cell>
          <table:table-cell table:style-name="ce11" table:formula="of:=SQRT([.U519]^2+[.V519]^2)" office:value-type="float" office:value="0.45427409802217" calcext:value-type="float">
            <text:p>0.45</text:p>
          </table:table-cell>
          <table:table-cell table:style-name="ce8" table:formula="of:=DEGREES(ATAN2([.V519];[.U519]))" office:value-type="float" office:value="136.409801317218" calcext:value-type="float">
            <text:p>136.41</text:p>
          </table:table-cell>
          <table:table-cell table:style-name="ce8"/>
          <table:table-cell table:style-name="ce13" table:formula="of:=[.K519]*15" office:value-type="float" office:value="0.21733273705311" calcext:value-type="float">
            <text:p>0.22</text:p>
          </table:table-cell>
          <table:table-cell table:style-name="ce8" table:formula="of:=[.K519]^2*225" office:value-type="float" office:value="0.0472335185949962" calcext:value-type="float">
            <text:p>0.05</text:p>
          </table:table-cell>
          <table:table-cell table:style-name="ce8" table:formula="of:=[.L519]*COS(RADIANS([.M519]))+[.N519]*COS(RADIANS([.O519]))" office:value-type="float" office:value="0.313220015857134" calcext:value-type="float">
            <text:p>0.31</text:p>
          </table:table-cell>
          <table:table-cell table:style-name="ce8" table:formula="of:=[.L519]*SIN(RADIANS([.M519]))+[.N519]*SIN(RADIANS([.O519]))" office:value-type="float" office:value="-0.329026105043828" calcext:value-type="float">
            <text:p>-0.33</text:p>
          </table:table-cell>
          <table:table-cell office:value-type="float" office:value="0.249027546790998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3509" calcext:value-type="float">
            <text:p>893509</text:p>
          </table:table-cell>
          <table:table-cell office:value-type="float" office:value="0.46814847614952" calcext:value-type="float">
            <text:p>0.4681484761</text:p>
          </table:table-cell>
          <table:table-cell office:value-type="float" office:value="0.634289786141465" calcext:value-type="float">
            <text:p>0.6342897861</text:p>
          </table:table-cell>
          <table:table-cell office:value-type="float" office:value="0.596166338237099" calcext:value-type="float">
            <text:p>0.5961663382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8.929" calcext:value-type="float">
            <text:p>18.929</text:p>
          </table:table-cell>
          <table:table-cell/>
          <table:table-cell table:formula="of:=DEGREES(ACOS(COS(RADIANS([.B520]))*COS(RADIANS([.C520]))))" office:value-type="float" office:value="0.788338490279149" calcext:value-type="float">
            <text:p>0.79</text:p>
          </table:table-cell>
          <table:table-cell table:formula="of:=TAN((ACOS(COS(RADIANS([.B520]))*COS(RADIANS([.C520])))))" office:value-type="float" office:value="0.0137599705998233" calcext:value-type="float">
            <text:p>0.0138</text:p>
          </table:table-cell>
          <table:table-cell table:formula="of:=SQRT([.E520]^2+[.F520]^2)" office:value-type="float" office:value="0.242074368738204" calcext:value-type="float">
            <text:p>0.24</text:p>
          </table:table-cell>
          <table:table-cell table:formula="of:=DEGREES(ATAN2([.F520]; [.E520]))" office:value-type="float" office:value="-38.2901631922431" calcext:value-type="float">
            <text:p>-38.29</text:p>
          </table:table-cell>
          <table:table-cell table:style-name="ce9" table:formula="of:=SQRT([.T520])" office:value-type="float" office:value="0.206399558997349" calcext:value-type="float">
            <text:p>0.21</text:p>
          </table:table-cell>
          <table:table-cell table:style-name="ce8" table:formula="of:=DEGREES(ATAN( (-SIN (RADIANS ([.C520])) * COS(RADIANS([.B520]))) / (COS (RADIANS ([.C520])) * SIN(RADIANS([.B520]))) ))" office:value-type="float" office:value="-53.570691573589" calcext:value-type="float">
            <text:p>-53.57</text:p>
          </table:table-cell>
          <table:table-cell table:style-name="ce11" table:formula="of:=SQRT([.U520]^2+[.V520]^2)" office:value-type="float" office:value="0.444517839995079" calcext:value-type="float">
            <text:p>0.44</text:p>
          </table:table-cell>
          <table:table-cell table:style-name="ce8" table:formula="of:=DEGREES(ATAN2([.V520];[.U520]))" office:value-type="float" office:value="135.319061433125" calcext:value-type="float">
            <text:p>135.32</text:p>
          </table:table-cell>
          <table:table-cell table:style-name="ce8"/>
          <table:table-cell table:style-name="ce13" table:formula="of:=[.K520]*15" office:value-type="float" office:value="0.206399558997349" calcext:value-type="float">
            <text:p>0.21</text:p>
          </table:table-cell>
          <table:table-cell table:style-name="ce8" table:formula="of:=[.K520]^2*225" office:value-type="float" office:value="0.0426007779543003" calcext:value-type="float">
            <text:p>0.04</text:p>
          </table:table-cell>
          <table:table-cell table:style-name="ce8" table:formula="of:=[.L520]*COS(RADIANS([.M520]))+[.N520]*COS(RADIANS([.O520]))" office:value-type="float" office:value="0.31256636056316" calcext:value-type="float">
            <text:p>0.31</text:p>
          </table:table-cell>
          <table:table-cell table:style-name="ce8" table:formula="of:=[.L520]*SIN(RADIANS([.M520]))+[.N520]*SIN(RADIANS([.O520]))" office:value-type="float" office:value="-0.316067050351964" calcext:value-type="float">
            <text:p>-0.32</text:p>
          </table:table-cell>
          <table:table-cell office:value-type="float" office:value="0.236501547083745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3509" calcext:value-type="float">
            <text:p>893509</text:p>
          </table:table-cell>
          <table:table-cell office:value-type="float" office:value="0.46814847614952" calcext:value-type="float">
            <text:p>0.4681484761</text:p>
          </table:table-cell>
          <table:table-cell office:value-type="float" office:value="0.634289786141465" calcext:value-type="float">
            <text:p>0.6342897861</text:p>
          </table:table-cell>
          <table:table-cell office:value-type="float" office:value="0.596166338237099" calcext:value-type="float">
            <text:p>0.5961663382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8.929" calcext:value-type="float">
            <text:p>18.929</text:p>
          </table:table-cell>
          <table:table-cell/>
          <table:table-cell table:formula="of:=DEGREES(ACOS(COS(RADIANS([.B521]))*COS(RADIANS([.C521]))))" office:value-type="float" office:value="0.788338490279149" calcext:value-type="float">
            <text:p>0.79</text:p>
          </table:table-cell>
          <table:table-cell table:formula="of:=TAN((ACOS(COS(RADIANS([.B521]))*COS(RADIANS([.C521])))))" office:value-type="float" office:value="0.0137599705998233" calcext:value-type="float">
            <text:p>0.0138</text:p>
          </table:table-cell>
          <table:table-cell table:formula="of:=SQRT([.E521]^2+[.F521]^2)" office:value-type="float" office:value="0.242074368738204" calcext:value-type="float">
            <text:p>0.24</text:p>
          </table:table-cell>
          <table:table-cell table:formula="of:=DEGREES(ATAN2([.F521]; [.E521]))" office:value-type="float" office:value="-38.2901631922431" calcext:value-type="float">
            <text:p>-38.29</text:p>
          </table:table-cell>
          <table:table-cell table:style-name="ce9" table:formula="of:=SQRT([.T521])" office:value-type="float" office:value="0.206399558997349" calcext:value-type="float">
            <text:p>0.21</text:p>
          </table:table-cell>
          <table:table-cell table:style-name="ce8" table:formula="of:=DEGREES(ATAN( (-SIN (RADIANS ([.C521])) * COS(RADIANS([.B521]))) / (COS (RADIANS ([.C521])) * SIN(RADIANS([.B521]))) ))" office:value-type="float" office:value="-53.570691573589" calcext:value-type="float">
            <text:p>-53.57</text:p>
          </table:table-cell>
          <table:table-cell table:style-name="ce11" table:formula="of:=SQRT([.U521]^2+[.V521]^2)" office:value-type="float" office:value="0.444517839995079" calcext:value-type="float">
            <text:p>0.44</text:p>
          </table:table-cell>
          <table:table-cell table:style-name="ce8" table:formula="of:=DEGREES(ATAN2([.V521];[.U521]))" office:value-type="float" office:value="135.319061433125" calcext:value-type="float">
            <text:p>135.32</text:p>
          </table:table-cell>
          <table:table-cell table:style-name="ce8"/>
          <table:table-cell table:style-name="ce13" table:formula="of:=[.K521]*15" office:value-type="float" office:value="0.206399558997349" calcext:value-type="float">
            <text:p>0.21</text:p>
          </table:table-cell>
          <table:table-cell table:style-name="ce8" table:formula="of:=[.K521]^2*225" office:value-type="float" office:value="0.0426007779543003" calcext:value-type="float">
            <text:p>0.04</text:p>
          </table:table-cell>
          <table:table-cell table:style-name="ce8" table:formula="of:=[.L521]*COS(RADIANS([.M521]))+[.N521]*COS(RADIANS([.O521]))" office:value-type="float" office:value="0.31256636056316" calcext:value-type="float">
            <text:p>0.31</text:p>
          </table:table-cell>
          <table:table-cell table:style-name="ce8" table:formula="of:=[.L521]*SIN(RADIANS([.M521]))+[.N521]*SIN(RADIANS([.O521]))" office:value-type="float" office:value="-0.316067050351964" calcext:value-type="float">
            <text:p>-0.32</text:p>
          </table:table-cell>
          <table:table-cell office:value-type="float" office:value="0.236501547083745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3759" calcext:value-type="float">
            <text:p>893759</text:p>
          </table:table-cell>
          <table:table-cell office:value-type="float" office:value="0.4690969119488" calcext:value-type="float">
            <text:p>0.4690969119</text:p>
          </table:table-cell>
          <table:table-cell office:value-type="float" office:value="0.600696888090933" calcext:value-type="float">
            <text:p>0.6006968881</text:p>
          </table:table-cell>
          <table:table-cell office:value-type="float" office:value="0.604256697308979" calcext:value-type="float">
            <text:p>0.6042566973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8.964" calcext:value-type="float">
            <text:p>18.964</text:p>
          </table:table-cell>
          <table:table-cell/>
          <table:table-cell table:formula="of:=DEGREES(ACOS(COS(RADIANS([.B522]))*COS(RADIANS([.C522]))))" office:value-type="float" office:value="0.762155234563834" calcext:value-type="float">
            <text:p>0.76</text:p>
          </table:table-cell>
          <table:table-cell table:formula="of:=TAN((ACOS(COS(RADIANS([.B522]))*COS(RADIANS([.C522])))))" office:value-type="float" office:value="0.0133029028970755" calcext:value-type="float">
            <text:p>0.0133</text:p>
          </table:table-cell>
          <table:table-cell table:formula="of:=SQRT([.E522]^2+[.F522]^2)" office:value-type="float" office:value="0.242074368738204" calcext:value-type="float">
            <text:p>0.24</text:p>
          </table:table-cell>
          <table:table-cell table:formula="of:=DEGREES(ATAN2([.F522]; [.E522]))" office:value-type="float" office:value="-38.2901631922431" calcext:value-type="float">
            <text:p>-38.29</text:p>
          </table:table-cell>
          <table:table-cell table:style-name="ce9" table:formula="of:=SQRT([.T522])" office:value-type="float" office:value="0.199543543456133" calcext:value-type="float">
            <text:p>0.20</text:p>
          </table:table-cell>
          <table:table-cell table:style-name="ce8" table:formula="of:=DEGREES(ATAN( (-SIN (RADIANS ([.C522])) * COS(RADIANS([.B522]))) / (COS (RADIANS ([.C522])) * SIN(RADIANS([.B522]))) ))" office:value-type="float" office:value="-52.0133666993994" calcext:value-type="float">
            <text:p>-52.01</text:p>
          </table:table-cell>
          <table:table-cell table:style-name="ce11" table:formula="of:=SQRT([.U522]^2+[.V522]^2)" office:value-type="float" office:value="0.438484324056185" calcext:value-type="float">
            <text:p>0.44</text:p>
          </table:table-cell>
          <table:table-cell table:style-name="ce8" table:formula="of:=DEGREES(ATAN2([.V522];[.U522]))" office:value-type="float" office:value="134.487798135635" calcext:value-type="float">
            <text:p>134.49</text:p>
          </table:table-cell>
          <table:table-cell table:style-name="ce8"/>
          <table:table-cell table:style-name="ce13" table:formula="of:=[.K522]*15" office:value-type="float" office:value="0.199543543456133" calcext:value-type="float">
            <text:p>0.20</text:p>
          </table:table-cell>
          <table:table-cell table:style-name="ce8" table:formula="of:=[.K522]^2*225" office:value-type="float" office:value="0.0398176257350296" calcext:value-type="float">
            <text:p>0.04</text:p>
          </table:table-cell>
          <table:table-cell table:style-name="ce8" table:formula="of:=[.L522]*COS(RADIANS([.M522]))+[.N522]*COS(RADIANS([.O522]))" office:value-type="float" office:value="0.312814585461773" calcext:value-type="float">
            <text:p>0.31</text:p>
          </table:table-cell>
          <table:table-cell table:style-name="ce8" table:formula="of:=[.L522]*SIN(RADIANS([.M522]))+[.N522]*SIN(RADIANS([.O522]))" office:value-type="float" office:value="-0.307271114108352" calcext:value-type="float">
            <text:p>-0.31</text:p>
          </table:table-cell>
          <table:table-cell office:value-type="float" office:value="0.22864657036915" calcext:value-type="float">
            <text:p>0.23</text:p>
          </table:table-cell>
          <table:table-cell table:number-columns-repeated="1001"/>
        </table:table-row>
        <table:table-row table:style-name="ro1">
          <table:table-cell office:value-type="float" office:value="893759" calcext:value-type="float">
            <text:p>893759</text:p>
          </table:table-cell>
          <table:table-cell office:value-type="float" office:value="0.4690969119488" calcext:value-type="float">
            <text:p>0.4690969119</text:p>
          </table:table-cell>
          <table:table-cell office:value-type="float" office:value="0.600696888090933" calcext:value-type="float">
            <text:p>0.6006968881</text:p>
          </table:table-cell>
          <table:table-cell office:value-type="float" office:value="0.604256697308979" calcext:value-type="float">
            <text:p>0.6042566973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8.964" calcext:value-type="float">
            <text:p>18.964</text:p>
          </table:table-cell>
          <table:table-cell/>
          <table:table-cell table:formula="of:=DEGREES(ACOS(COS(RADIANS([.B523]))*COS(RADIANS([.C523]))))" office:value-type="float" office:value="0.762155234563834" calcext:value-type="float">
            <text:p>0.76</text:p>
          </table:table-cell>
          <table:table-cell table:formula="of:=TAN((ACOS(COS(RADIANS([.B523]))*COS(RADIANS([.C523])))))" office:value-type="float" office:value="0.0133029028970755" calcext:value-type="float">
            <text:p>0.0133</text:p>
          </table:table-cell>
          <table:table-cell table:formula="of:=SQRT([.E523]^2+[.F523]^2)" office:value-type="float" office:value="0.242074368738204" calcext:value-type="float">
            <text:p>0.24</text:p>
          </table:table-cell>
          <table:table-cell table:formula="of:=DEGREES(ATAN2([.F523]; [.E523]))" office:value-type="float" office:value="-38.2901631922431" calcext:value-type="float">
            <text:p>-38.29</text:p>
          </table:table-cell>
          <table:table-cell table:style-name="ce9" table:formula="of:=SQRT([.T523])" office:value-type="float" office:value="0.199543543456133" calcext:value-type="float">
            <text:p>0.20</text:p>
          </table:table-cell>
          <table:table-cell table:style-name="ce8" table:formula="of:=DEGREES(ATAN( (-SIN (RADIANS ([.C523])) * COS(RADIANS([.B523]))) / (COS (RADIANS ([.C523])) * SIN(RADIANS([.B523]))) ))" office:value-type="float" office:value="-52.0133666993994" calcext:value-type="float">
            <text:p>-52.01</text:p>
          </table:table-cell>
          <table:table-cell table:style-name="ce11" table:formula="of:=SQRT([.U523]^2+[.V523]^2)" office:value-type="float" office:value="0.438484324056185" calcext:value-type="float">
            <text:p>0.44</text:p>
          </table:table-cell>
          <table:table-cell table:style-name="ce8" table:formula="of:=DEGREES(ATAN2([.V523];[.U523]))" office:value-type="float" office:value="134.487798135635" calcext:value-type="float">
            <text:p>134.49</text:p>
          </table:table-cell>
          <table:table-cell table:style-name="ce8"/>
          <table:table-cell table:style-name="ce13" table:formula="of:=[.K523]*15" office:value-type="float" office:value="0.199543543456133" calcext:value-type="float">
            <text:p>0.20</text:p>
          </table:table-cell>
          <table:table-cell table:style-name="ce8" table:formula="of:=[.K523]^2*225" office:value-type="float" office:value="0.0398176257350296" calcext:value-type="float">
            <text:p>0.04</text:p>
          </table:table-cell>
          <table:table-cell table:style-name="ce8" table:formula="of:=[.L523]*COS(RADIANS([.M523]))+[.N523]*COS(RADIANS([.O523]))" office:value-type="float" office:value="0.312814585461773" calcext:value-type="float">
            <text:p>0.31</text:p>
          </table:table-cell>
          <table:table-cell table:style-name="ce8" table:formula="of:=[.L523]*SIN(RADIANS([.M523]))+[.N523]*SIN(RADIANS([.O523]))" office:value-type="float" office:value="-0.307271114108352" calcext:value-type="float">
            <text:p>-0.31</text:p>
          </table:table-cell>
          <table:table-cell office:value-type="float" office:value="0.22864657036915" calcext:value-type="float">
            <text:p>0.23</text:p>
          </table:table-cell>
          <table:table-cell table:number-columns-repeated="1001"/>
        </table:table-row>
        <table:table-row table:style-name="ro1">
          <table:table-cell office:value-type="float" office:value="894009" calcext:value-type="float">
            <text:p>894009</text:p>
          </table:table-cell>
          <table:table-cell office:value-type="float" office:value="0.487762431568269" calcext:value-type="float">
            <text:p>0.4877624316</text:p>
          </table:table-cell>
          <table:table-cell office:value-type="float" office:value="0.594418930387486" calcext:value-type="float">
            <text:p>0.5944189304</text:p>
          </table:table-cell>
          <table:table-cell office:value-type="float" office:value="0.60343067130623" calcext:value-type="float">
            <text:p>0.6034306713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8.999" calcext:value-type="float">
            <text:p>18.999</text:p>
          </table:table-cell>
          <table:table-cell/>
          <table:table-cell table:formula="of:=DEGREES(ACOS(COS(RADIANS([.B524]))*COS(RADIANS([.C524]))))" office:value-type="float" office:value="0.768919708892353" calcext:value-type="float">
            <text:p>0.77</text:p>
          </table:table-cell>
          <table:table-cell table:formula="of:=TAN((ACOS(COS(RADIANS([.B524]))*COS(RADIANS([.C524])))))" office:value-type="float" office:value="0.0134209863254484" calcext:value-type="float">
            <text:p>0.0134</text:p>
          </table:table-cell>
          <table:table-cell table:formula="of:=SQRT([.E524]^2+[.F524]^2)" office:value-type="float" office:value="0.242074368738204" calcext:value-type="float">
            <text:p>0.24</text:p>
          </table:table-cell>
          <table:table-cell table:formula="of:=DEGREES(ATAN2([.F524]; [.E524]))" office:value-type="float" office:value="-38.2901631922431" calcext:value-type="float">
            <text:p>-38.29</text:p>
          </table:table-cell>
          <table:table-cell table:style-name="ce9" table:formula="of:=SQRT([.T524])" office:value-type="float" office:value="0.201314794881726" calcext:value-type="float">
            <text:p>0.20</text:p>
          </table:table-cell>
          <table:table-cell table:style-name="ce8" table:formula="of:=DEGREES(ATAN( (-SIN (RADIANS ([.C524])) * COS(RADIANS([.B524]))) / (COS (RADIANS ([.C524])) * SIN(RADIANS([.B524]))) ))" office:value-type="float" office:value="-50.6290489757296" calcext:value-type="float">
            <text:p>-50.63</text:p>
          </table:table-cell>
          <table:table-cell table:style-name="ce11" table:formula="of:=SQRT([.U524]^2+[.V524]^2)" office:value-type="float" office:value="0.440843003506897" calcext:value-type="float">
            <text:p>0.44</text:p>
          </table:table-cell>
          <table:table-cell table:style-name="ce8" table:formula="of:=DEGREES(ATAN2([.V524];[.U524]))" office:value-type="float" office:value="133.890282433567" calcext:value-type="float">
            <text:p>133.89</text:p>
          </table:table-cell>
          <table:table-cell table:style-name="ce8"/>
          <table:table-cell table:style-name="ce13" table:formula="of:=[.K524]*15" office:value-type="float" office:value="0.201314794881726" calcext:value-type="float">
            <text:p>0.20</text:p>
          </table:table-cell>
          <table:table-cell table:style-name="ce8" table:formula="of:=[.K524]^2*225" office:value-type="float" office:value="0.0405276466382713" calcext:value-type="float">
            <text:p>0.04</text:p>
          </table:table-cell>
          <table:table-cell table:style-name="ce8" table:formula="of:=[.L524]*COS(RADIANS([.M524]))+[.N524]*COS(RADIANS([.O524]))" office:value-type="float" office:value="0.317701756319448" calcext:value-type="float">
            <text:p>0.32</text:p>
          </table:table-cell>
          <table:table-cell table:style-name="ce8" table:formula="of:=[.L524]*SIN(RADIANS([.M524]))+[.N524]*SIN(RADIANS([.O524]))" office:value-type="float" office:value="-0.305627465671069" calcext:value-type="float">
            <text:p>-0.31</text:p>
          </table:table-cell>
          <table:table-cell office:value-type="float" office:value="0.230675912667706" calcext:value-type="float">
            <text:p>0.23</text:p>
          </table:table-cell>
          <table:table-cell table:number-columns-repeated="1001"/>
        </table:table-row>
        <table:table-row table:style-name="ro1">
          <table:table-cell office:value-type="float" office:value="894009" calcext:value-type="float">
            <text:p>894009</text:p>
          </table:table-cell>
          <table:table-cell office:value-type="float" office:value="0.487762431568269" calcext:value-type="float">
            <text:p>0.4877624316</text:p>
          </table:table-cell>
          <table:table-cell office:value-type="float" office:value="0.594418930387486" calcext:value-type="float">
            <text:p>0.5944189304</text:p>
          </table:table-cell>
          <table:table-cell office:value-type="float" office:value="0.60343067130623" calcext:value-type="float">
            <text:p>0.6034306713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8.999" calcext:value-type="float">
            <text:p>18.999</text:p>
          </table:table-cell>
          <table:table-cell/>
          <table:table-cell table:formula="of:=DEGREES(ACOS(COS(RADIANS([.B525]))*COS(RADIANS([.C525]))))" office:value-type="float" office:value="0.768919708892353" calcext:value-type="float">
            <text:p>0.77</text:p>
          </table:table-cell>
          <table:table-cell table:formula="of:=TAN((ACOS(COS(RADIANS([.B525]))*COS(RADIANS([.C525])))))" office:value-type="float" office:value="0.0134209863254484" calcext:value-type="float">
            <text:p>0.0134</text:p>
          </table:table-cell>
          <table:table-cell table:formula="of:=SQRT([.E525]^2+[.F525]^2)" office:value-type="float" office:value="0.242074368738204" calcext:value-type="float">
            <text:p>0.24</text:p>
          </table:table-cell>
          <table:table-cell table:formula="of:=DEGREES(ATAN2([.F525]; [.E525]))" office:value-type="float" office:value="-38.2901631922431" calcext:value-type="float">
            <text:p>-38.29</text:p>
          </table:table-cell>
          <table:table-cell table:style-name="ce9" table:formula="of:=SQRT([.T525])" office:value-type="float" office:value="0.201314794881726" calcext:value-type="float">
            <text:p>0.20</text:p>
          </table:table-cell>
          <table:table-cell table:style-name="ce8" table:formula="of:=DEGREES(ATAN( (-SIN (RADIANS ([.C525])) * COS(RADIANS([.B525]))) / (COS (RADIANS ([.C525])) * SIN(RADIANS([.B525]))) ))" office:value-type="float" office:value="-50.6290489757296" calcext:value-type="float">
            <text:p>-50.63</text:p>
          </table:table-cell>
          <table:table-cell table:style-name="ce11" table:formula="of:=SQRT([.U525]^2+[.V525]^2)" office:value-type="float" office:value="0.440843003506897" calcext:value-type="float">
            <text:p>0.44</text:p>
          </table:table-cell>
          <table:table-cell table:style-name="ce8" table:formula="of:=DEGREES(ATAN2([.V525];[.U525]))" office:value-type="float" office:value="133.890282433567" calcext:value-type="float">
            <text:p>133.89</text:p>
          </table:table-cell>
          <table:table-cell table:style-name="ce8"/>
          <table:table-cell table:style-name="ce13" table:formula="of:=[.K525]*15" office:value-type="float" office:value="0.201314794881726" calcext:value-type="float">
            <text:p>0.20</text:p>
          </table:table-cell>
          <table:table-cell table:style-name="ce8" table:formula="of:=[.K525]^2*225" office:value-type="float" office:value="0.0405276466382713" calcext:value-type="float">
            <text:p>0.04</text:p>
          </table:table-cell>
          <table:table-cell table:style-name="ce8" table:formula="of:=[.L525]*COS(RADIANS([.M525]))+[.N525]*COS(RADIANS([.O525]))" office:value-type="float" office:value="0.317701756319448" calcext:value-type="float">
            <text:p>0.32</text:p>
          </table:table-cell>
          <table:table-cell table:style-name="ce8" table:formula="of:=[.L525]*SIN(RADIANS([.M525]))+[.N525]*SIN(RADIANS([.O525]))" office:value-type="float" office:value="-0.305627465671069" calcext:value-type="float">
            <text:p>-0.31</text:p>
          </table:table-cell>
          <table:table-cell office:value-type="float" office:value="0.230675912667706" calcext:value-type="float">
            <text:p>0.23</text:p>
          </table:table-cell>
          <table:table-cell table:number-columns-repeated="1001"/>
        </table:table-row>
        <table:table-row table:style-name="ro1">
          <table:table-cell office:value-type="float" office:value="894259" calcext:value-type="float">
            <text:p>894259</text:p>
          </table:table-cell>
          <table:table-cell office:value-type="float" office:value="0.540694850171134" calcext:value-type="float">
            <text:p>0.5406948502</text:p>
          </table:table-cell>
          <table:table-cell office:value-type="float" office:value="0.603173258551885" calcext:value-type="float">
            <text:p>0.6031732586</text:p>
          </table:table-cell>
          <table:table-cell office:value-type="float" office:value="0.599723426051647" calcext:value-type="float">
            <text:p>0.5997234261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9.034" calcext:value-type="float">
            <text:p>19.034</text:p>
          </table:table-cell>
          <table:table-cell/>
          <table:table-cell table:formula="of:=DEGREES(ACOS(COS(RADIANS([.B526]))*COS(RADIANS([.C526]))))" office:value-type="float" office:value="0.810035863854326" calcext:value-type="float">
            <text:p>0.81</text:p>
          </table:table-cell>
          <table:table-cell table:formula="of:=TAN((ACOS(COS(RADIANS([.B526]))*COS(RADIANS([.C526])))))" office:value-type="float" office:value="0.0141387348995698" calcext:value-type="float">
            <text:p>0.0141</text:p>
          </table:table-cell>
          <table:table-cell table:formula="of:=SQRT([.E526]^2+[.F526]^2)" office:value-type="float" office:value="0.242074368738204" calcext:value-type="float">
            <text:p>0.24</text:p>
          </table:table-cell>
          <table:table-cell table:formula="of:=DEGREES(ATAN2([.F526]; [.E526]))" office:value-type="float" office:value="-38.2901631922431" calcext:value-type="float">
            <text:p>-38.29</text:p>
          </table:table-cell>
          <table:table-cell table:style-name="ce9" table:formula="of:=SQRT([.T526])" office:value-type="float" office:value="0.212081023493547" calcext:value-type="float">
            <text:p>0.21</text:p>
          </table:table-cell>
          <table:table-cell table:style-name="ce8" table:formula="of:=DEGREES(ATAN( (-SIN (RADIANS ([.C526])) * COS(RADIANS([.B526]))) / (COS (RADIANS ([.C526])) * SIN(RADIANS([.B526]))) ))" office:value-type="float" office:value="-48.1266121713595" calcext:value-type="float">
            <text:p>-48.13</text:p>
          </table:table-cell>
          <table:table-cell table:style-name="ce11" table:formula="of:=SQRT([.U526]^2+[.V526]^2)" office:value-type="float" office:value="0.452490533516622" calcext:value-type="float">
            <text:p>0.45</text:p>
          </table:table-cell>
          <table:table-cell table:style-name="ce8" table:formula="of:=DEGREES(ATAN2([.V526];[.U526]))" office:value-type="float" office:value="132.882781514034" calcext:value-type="float">
            <text:p>132.88</text:p>
          </table:table-cell>
          <table:table-cell table:style-name="ce8"/>
          <table:table-cell table:style-name="ce13" table:formula="of:=[.K526]*15" office:value-type="float" office:value="0.212081023493547" calcext:value-type="float">
            <text:p>0.21</text:p>
          </table:table-cell>
          <table:table-cell table:style-name="ce8" table:formula="of:=[.K526]^2*225" office:value-type="float" office:value="0.0449783605260706" calcext:value-type="float">
            <text:p>0.04</text:p>
          </table:table-cell>
          <table:table-cell table:style-name="ce8" table:formula="of:=[.L526]*COS(RADIANS([.M526]))+[.N526]*COS(RADIANS([.O526]))" office:value-type="float" office:value="0.331561277997827" calcext:value-type="float">
            <text:p>0.33</text:p>
          </table:table-cell>
          <table:table-cell table:style-name="ce8" table:formula="of:=[.L526]*SIN(RADIANS([.M526]))+[.N526]*SIN(RADIANS([.O526]))" office:value-type="float" office:value="-0.307920122523042" calcext:value-type="float">
            <text:p>-0.31</text:p>
          </table:table-cell>
          <table:table-cell office:value-type="float" office:value="0.243010759156298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4259" calcext:value-type="float">
            <text:p>894259</text:p>
          </table:table-cell>
          <table:table-cell office:value-type="float" office:value="0.540694850171134" calcext:value-type="float">
            <text:p>0.5406948502</text:p>
          </table:table-cell>
          <table:table-cell office:value-type="float" office:value="0.603173258551885" calcext:value-type="float">
            <text:p>0.6031732586</text:p>
          </table:table-cell>
          <table:table-cell office:value-type="float" office:value="0.599723426051647" calcext:value-type="float">
            <text:p>0.5997234261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9.034" calcext:value-type="float">
            <text:p>19.034</text:p>
          </table:table-cell>
          <table:table-cell/>
          <table:table-cell table:formula="of:=DEGREES(ACOS(COS(RADIANS([.B527]))*COS(RADIANS([.C527]))))" office:value-type="float" office:value="0.810035863854326" calcext:value-type="float">
            <text:p>0.81</text:p>
          </table:table-cell>
          <table:table-cell table:formula="of:=TAN((ACOS(COS(RADIANS([.B527]))*COS(RADIANS([.C527])))))" office:value-type="float" office:value="0.0141387348995698" calcext:value-type="float">
            <text:p>0.0141</text:p>
          </table:table-cell>
          <table:table-cell table:formula="of:=SQRT([.E527]^2+[.F527]^2)" office:value-type="float" office:value="0.242074368738204" calcext:value-type="float">
            <text:p>0.24</text:p>
          </table:table-cell>
          <table:table-cell table:formula="of:=DEGREES(ATAN2([.F527]; [.E527]))" office:value-type="float" office:value="-38.2901631922431" calcext:value-type="float">
            <text:p>-38.29</text:p>
          </table:table-cell>
          <table:table-cell table:style-name="ce9" table:formula="of:=SQRT([.T527])" office:value-type="float" office:value="0.212081023493547" calcext:value-type="float">
            <text:p>0.21</text:p>
          </table:table-cell>
          <table:table-cell table:style-name="ce8" table:formula="of:=DEGREES(ATAN( (-SIN (RADIANS ([.C527])) * COS(RADIANS([.B527]))) / (COS (RADIANS ([.C527])) * SIN(RADIANS([.B527]))) ))" office:value-type="float" office:value="-48.1266121713595" calcext:value-type="float">
            <text:p>-48.13</text:p>
          </table:table-cell>
          <table:table-cell table:style-name="ce11" table:formula="of:=SQRT([.U527]^2+[.V527]^2)" office:value-type="float" office:value="0.452490533516622" calcext:value-type="float">
            <text:p>0.45</text:p>
          </table:table-cell>
          <table:table-cell table:style-name="ce8" table:formula="of:=DEGREES(ATAN2([.V527];[.U527]))" office:value-type="float" office:value="132.882781514034" calcext:value-type="float">
            <text:p>132.88</text:p>
          </table:table-cell>
          <table:table-cell table:style-name="ce8"/>
          <table:table-cell table:style-name="ce13" table:formula="of:=[.K527]*15" office:value-type="float" office:value="0.212081023493547" calcext:value-type="float">
            <text:p>0.21</text:p>
          </table:table-cell>
          <table:table-cell table:style-name="ce8" table:formula="of:=[.K527]^2*225" office:value-type="float" office:value="0.0449783605260706" calcext:value-type="float">
            <text:p>0.04</text:p>
          </table:table-cell>
          <table:table-cell table:style-name="ce8" table:formula="of:=[.L527]*COS(RADIANS([.M527]))+[.N527]*COS(RADIANS([.O527]))" office:value-type="float" office:value="0.331561277997827" calcext:value-type="float">
            <text:p>0.33</text:p>
          </table:table-cell>
          <table:table-cell table:style-name="ce8" table:formula="of:=[.L527]*SIN(RADIANS([.M527]))+[.N527]*SIN(RADIANS([.O527]))" office:value-type="float" office:value="-0.307920122523042" calcext:value-type="float">
            <text:p>-0.31</text:p>
          </table:table-cell>
          <table:table-cell office:value-type="float" office:value="0.243010759156298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4510" calcext:value-type="float">
            <text:p>894510</text:p>
          </table:table-cell>
          <table:table-cell office:value-type="float" office:value="0.55728436580889" calcext:value-type="float">
            <text:p>0.5572843658</text:p>
          </table:table-cell>
          <table:table-cell office:value-type="float" office:value="0.587630255961022" calcext:value-type="float">
            <text:p>0.587630256</text:p>
          </table:table-cell>
          <table:table-cell office:value-type="float" office:value="0.592937259585269" calcext:value-type="float">
            <text:p>0.5929372596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069" calcext:value-type="float">
            <text:p>19.069</text:p>
          </table:table-cell>
          <table:table-cell/>
          <table:table-cell table:formula="of:=DEGREES(ACOS(COS(RADIANS([.B528]))*COS(RADIANS([.C528]))))" office:value-type="float" office:value="0.80985448863543" calcext:value-type="float">
            <text:p>0.81</text:p>
          </table:table-cell>
          <table:table-cell table:formula="of:=TAN((ACOS(COS(RADIANS([.B528]))*COS(RADIANS([.C528])))))" office:value-type="float" office:value="0.0141355686721458" calcext:value-type="float">
            <text:p>0.0141</text:p>
          </table:table-cell>
          <table:table-cell table:formula="of:=SQRT([.E528]^2+[.F528]^2)" office:value-type="float" office:value="0.242074368738204" calcext:value-type="float">
            <text:p>0.24</text:p>
          </table:table-cell>
          <table:table-cell table:formula="of:=DEGREES(ATAN2([.F528]; [.E528]))" office:value-type="float" office:value="-38.2901631922431" calcext:value-type="float">
            <text:p>-38.29</text:p>
          </table:table-cell>
          <table:table-cell table:style-name="ce9" table:formula="of:=SQRT([.T528])" office:value-type="float" office:value="0.212033530082186" calcext:value-type="float">
            <text:p>0.21</text:p>
          </table:table-cell>
          <table:table-cell table:style-name="ce8" table:formula="of:=DEGREES(ATAN( (-SIN (RADIANS ([.C528])) * COS(RADIANS([.B528]))) / (COS (RADIANS ([.C528])) * SIN(RADIANS([.B528]))) ))" office:value-type="float" office:value="-46.5183664988361" calcext:value-type="float">
            <text:p>-46.52</text:p>
          </table:table-cell>
          <table:table-cell table:style-name="ce11" table:formula="of:=SQRT([.U528]^2+[.V528]^2)" office:value-type="float" office:value="0.452942861060096" calcext:value-type="float">
            <text:p>0.45</text:p>
          </table:table-cell>
          <table:table-cell table:style-name="ce8" table:formula="of:=DEGREES(ATAN2([.V528];[.U528]))" office:value-type="float" office:value="132.131635858494" calcext:value-type="float">
            <text:p>132.13</text:p>
          </table:table-cell>
          <table:table-cell table:style-name="ce8"/>
          <table:table-cell table:style-name="ce13" table:formula="of:=[.K528]*15" office:value-type="float" office:value="0.212033530082186" calcext:value-type="float">
            <text:p>0.21</text:p>
          </table:table-cell>
          <table:table-cell table:style-name="ce8" table:formula="of:=[.K528]^2*225" office:value-type="float" office:value="0.0449582178791135" calcext:value-type="float">
            <text:p>0.04</text:p>
          </table:table-cell>
          <table:table-cell table:style-name="ce8" table:formula="of:=[.L528]*COS(RADIANS([.M528]))+[.N528]*COS(RADIANS([.O528]))" office:value-type="float" office:value="0.335904940458354" calcext:value-type="float">
            <text:p>0.34</text:p>
          </table:table-cell>
          <table:table-cell table:style-name="ce8" table:formula="of:=[.L528]*SIN(RADIANS([.M528]))+[.N528]*SIN(RADIANS([.O528]))" office:value-type="float" office:value="-0.303850467106726" calcext:value-type="float">
            <text:p>-0.30</text:p>
          </table:table-cell>
          <table:table-cell office:value-type="float" office:value="0.242956346590629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4510" calcext:value-type="float">
            <text:p>894510</text:p>
          </table:table-cell>
          <table:table-cell office:value-type="float" office:value="0.55728436580889" calcext:value-type="float">
            <text:p>0.5572843658</text:p>
          </table:table-cell>
          <table:table-cell office:value-type="float" office:value="0.587630255961022" calcext:value-type="float">
            <text:p>0.587630256</text:p>
          </table:table-cell>
          <table:table-cell office:value-type="float" office:value="0.592937259585269" calcext:value-type="float">
            <text:p>0.5929372596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069" calcext:value-type="float">
            <text:p>19.069</text:p>
          </table:table-cell>
          <table:table-cell/>
          <table:table-cell table:formula="of:=DEGREES(ACOS(COS(RADIANS([.B529]))*COS(RADIANS([.C529]))))" office:value-type="float" office:value="0.80985448863543" calcext:value-type="float">
            <text:p>0.81</text:p>
          </table:table-cell>
          <table:table-cell table:formula="of:=TAN((ACOS(COS(RADIANS([.B529]))*COS(RADIANS([.C529])))))" office:value-type="float" office:value="0.0141355686721458" calcext:value-type="float">
            <text:p>0.0141</text:p>
          </table:table-cell>
          <table:table-cell table:formula="of:=SQRT([.E529]^2+[.F529]^2)" office:value-type="float" office:value="0.242074368738204" calcext:value-type="float">
            <text:p>0.24</text:p>
          </table:table-cell>
          <table:table-cell table:formula="of:=DEGREES(ATAN2([.F529]; [.E529]))" office:value-type="float" office:value="-38.2901631922431" calcext:value-type="float">
            <text:p>-38.29</text:p>
          </table:table-cell>
          <table:table-cell table:style-name="ce9" table:formula="of:=SQRT([.T529])" office:value-type="float" office:value="0.212033530082186" calcext:value-type="float">
            <text:p>0.21</text:p>
          </table:table-cell>
          <table:table-cell table:style-name="ce8" table:formula="of:=DEGREES(ATAN( (-SIN (RADIANS ([.C529])) * COS(RADIANS([.B529]))) / (COS (RADIANS ([.C529])) * SIN(RADIANS([.B529]))) ))" office:value-type="float" office:value="-46.5183664988361" calcext:value-type="float">
            <text:p>-46.52</text:p>
          </table:table-cell>
          <table:table-cell table:style-name="ce11" table:formula="of:=SQRT([.U529]^2+[.V529]^2)" office:value-type="float" office:value="0.452942861060096" calcext:value-type="float">
            <text:p>0.45</text:p>
          </table:table-cell>
          <table:table-cell table:style-name="ce8" table:formula="of:=DEGREES(ATAN2([.V529];[.U529]))" office:value-type="float" office:value="132.131635858494" calcext:value-type="float">
            <text:p>132.13</text:p>
          </table:table-cell>
          <table:table-cell table:style-name="ce8"/>
          <table:table-cell table:style-name="ce13" table:formula="of:=[.K529]*15" office:value-type="float" office:value="0.212033530082186" calcext:value-type="float">
            <text:p>0.21</text:p>
          </table:table-cell>
          <table:table-cell table:style-name="ce8" table:formula="of:=[.K529]^2*225" office:value-type="float" office:value="0.0449582178791135" calcext:value-type="float">
            <text:p>0.04</text:p>
          </table:table-cell>
          <table:table-cell table:style-name="ce8" table:formula="of:=[.L529]*COS(RADIANS([.M529]))+[.N529]*COS(RADIANS([.O529]))" office:value-type="float" office:value="0.335904940458354" calcext:value-type="float">
            <text:p>0.34</text:p>
          </table:table-cell>
          <table:table-cell table:style-name="ce8" table:formula="of:=[.L529]*SIN(RADIANS([.M529]))+[.N529]*SIN(RADIANS([.O529]))" office:value-type="float" office:value="-0.303850467106726" calcext:value-type="float">
            <text:p>-0.30</text:p>
          </table:table-cell>
          <table:table-cell office:value-type="float" office:value="0.242956346590629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4760" calcext:value-type="float">
            <text:p>894760</text:p>
          </table:table-cell>
          <table:table-cell office:value-type="float" office:value="0.537717848188361" calcext:value-type="float">
            <text:p>0.5377178482</text:p>
          </table:table-cell>
          <table:table-cell office:value-type="float" office:value="0.634353392278111" calcext:value-type="float">
            <text:p>0.6343533923</text:p>
          </table:table-cell>
          <table:table-cell office:value-type="float" office:value="0.587072314883197" calcext:value-type="float">
            <text:p>0.5870723149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9.103" calcext:value-type="float">
            <text:p>19.103</text:p>
          </table:table-cell>
          <table:table-cell/>
          <table:table-cell table:formula="of:=DEGREES(ACOS(COS(RADIANS([.B530]))*COS(RADIANS([.C530]))))" office:value-type="float" office:value="0.831584569465376" calcext:value-type="float">
            <text:p>0.83</text:p>
          </table:table-cell>
          <table:table-cell table:formula="of:=TAN((ACOS(COS(RADIANS([.B530]))*COS(RADIANS([.C530])))))" office:value-type="float" office:value="0.0145149079630709" calcext:value-type="float">
            <text:p>0.0145</text:p>
          </table:table-cell>
          <table:table-cell table:formula="of:=SQRT([.E530]^2+[.F530]^2)" office:value-type="float" office:value="0.242074368738204" calcext:value-type="float">
            <text:p>0.24</text:p>
          </table:table-cell>
          <table:table-cell table:formula="of:=DEGREES(ATAN2([.F530]; [.E530]))" office:value-type="float" office:value="-38.2901631922431" calcext:value-type="float">
            <text:p>-38.29</text:p>
          </table:table-cell>
          <table:table-cell table:style-name="ce9" table:formula="of:=SQRT([.T530])" office:value-type="float" office:value="0.217723619446064" calcext:value-type="float">
            <text:p>0.22</text:p>
          </table:table-cell>
          <table:table-cell table:style-name="ce8" table:formula="of:=DEGREES(ATAN( (-SIN (RADIANS ([.C530])) * COS(RADIANS([.B530]))) / (COS (RADIANS ([.C530])) * SIN(RADIANS([.B530]))) ))" office:value-type="float" office:value="-49.7136168543568" calcext:value-type="float">
            <text:p>-49.71</text:p>
          </table:table-cell>
          <table:table-cell table:style-name="ce11" table:formula="of:=SQRT([.U530]^2+[.V530]^2)" office:value-type="float" office:value="0.457521611409516" calcext:value-type="float">
            <text:p>0.46</text:p>
          </table:table-cell>
          <table:table-cell table:style-name="ce8" table:formula="of:=DEGREES(ATAN2([.V530];[.U530]))" office:value-type="float" office:value="133.698395669055" calcext:value-type="float">
            <text:p>133.70</text:p>
          </table:table-cell>
          <table:table-cell table:style-name="ce8"/>
          <table:table-cell table:style-name="ce13" table:formula="of:=[.K530]*15" office:value-type="float" office:value="0.217723619446064" calcext:value-type="float">
            <text:p>0.22</text:p>
          </table:table-cell>
          <table:table-cell table:style-name="ce8" table:formula="of:=[.K530]^2*225" office:value-type="float" office:value="0.0474035744646944" calcext:value-type="float">
            <text:p>0.05</text:p>
          </table:table-cell>
          <table:table-cell table:style-name="ce8" table:formula="of:=[.L530]*COS(RADIANS([.M530]))+[.N530]*COS(RADIANS([.O530]))" office:value-type="float" office:value="0.330781944355747" calcext:value-type="float">
            <text:p>0.33</text:p>
          </table:table-cell>
          <table:table-cell table:style-name="ce8" table:formula="of:=[.L530]*SIN(RADIANS([.M530]))+[.N530]*SIN(RADIANS([.O530]))" office:value-type="float" office:value="-0.316084371956273" calcext:value-type="float">
            <text:p>-0.32</text:p>
          </table:table-cell>
          <table:table-cell office:value-type="float" office:value="0.249475370839613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4760" calcext:value-type="float">
            <text:p>894760</text:p>
          </table:table-cell>
          <table:table-cell office:value-type="float" office:value="0.537717848188361" calcext:value-type="float">
            <text:p>0.5377178482</text:p>
          </table:table-cell>
          <table:table-cell office:value-type="float" office:value="0.634353392278111" calcext:value-type="float">
            <text:p>0.6343533923</text:p>
          </table:table-cell>
          <table:table-cell office:value-type="float" office:value="0.587072314883197" calcext:value-type="float">
            <text:p>0.5870723149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9.103" calcext:value-type="float">
            <text:p>19.103</text:p>
          </table:table-cell>
          <table:table-cell/>
          <table:table-cell table:formula="of:=DEGREES(ACOS(COS(RADIANS([.B531]))*COS(RADIANS([.C531]))))" office:value-type="float" office:value="0.831584569465376" calcext:value-type="float">
            <text:p>0.83</text:p>
          </table:table-cell>
          <table:table-cell table:formula="of:=TAN((ACOS(COS(RADIANS([.B531]))*COS(RADIANS([.C531])))))" office:value-type="float" office:value="0.0145149079630709" calcext:value-type="float">
            <text:p>0.0145</text:p>
          </table:table-cell>
          <table:table-cell table:formula="of:=SQRT([.E531]^2+[.F531]^2)" office:value-type="float" office:value="0.242074368738204" calcext:value-type="float">
            <text:p>0.24</text:p>
          </table:table-cell>
          <table:table-cell table:formula="of:=DEGREES(ATAN2([.F531]; [.E531]))" office:value-type="float" office:value="-38.2901631922431" calcext:value-type="float">
            <text:p>-38.29</text:p>
          </table:table-cell>
          <table:table-cell table:style-name="ce9" table:formula="of:=SQRT([.T531])" office:value-type="float" office:value="0.217723619446064" calcext:value-type="float">
            <text:p>0.22</text:p>
          </table:table-cell>
          <table:table-cell table:style-name="ce8" table:formula="of:=DEGREES(ATAN( (-SIN (RADIANS ([.C531])) * COS(RADIANS([.B531]))) / (COS (RADIANS ([.C531])) * SIN(RADIANS([.B531]))) ))" office:value-type="float" office:value="-49.7136168543568" calcext:value-type="float">
            <text:p>-49.71</text:p>
          </table:table-cell>
          <table:table-cell table:style-name="ce11" table:formula="of:=SQRT([.U531]^2+[.V531]^2)" office:value-type="float" office:value="0.457521611409516" calcext:value-type="float">
            <text:p>0.46</text:p>
          </table:table-cell>
          <table:table-cell table:style-name="ce8" table:formula="of:=DEGREES(ATAN2([.V531];[.U531]))" office:value-type="float" office:value="133.698395669055" calcext:value-type="float">
            <text:p>133.70</text:p>
          </table:table-cell>
          <table:table-cell table:style-name="ce8"/>
          <table:table-cell table:style-name="ce13" table:formula="of:=[.K531]*15" office:value-type="float" office:value="0.217723619446064" calcext:value-type="float">
            <text:p>0.22</text:p>
          </table:table-cell>
          <table:table-cell table:style-name="ce8" table:formula="of:=[.K531]^2*225" office:value-type="float" office:value="0.0474035744646944" calcext:value-type="float">
            <text:p>0.05</text:p>
          </table:table-cell>
          <table:table-cell table:style-name="ce8" table:formula="of:=[.L531]*COS(RADIANS([.M531]))+[.N531]*COS(RADIANS([.O531]))" office:value-type="float" office:value="0.330781944355747" calcext:value-type="float">
            <text:p>0.33</text:p>
          </table:table-cell>
          <table:table-cell table:style-name="ce8" table:formula="of:=[.L531]*SIN(RADIANS([.M531]))+[.N531]*SIN(RADIANS([.O531]))" office:value-type="float" office:value="-0.316084371956273" calcext:value-type="float">
            <text:p>-0.32</text:p>
          </table:table-cell>
          <table:table-cell office:value-type="float" office:value="0.249475370839613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5010" calcext:value-type="float">
            <text:p>895010</text:p>
          </table:table-cell>
          <table:table-cell office:value-type="float" office:value="0.533750682219347" calcext:value-type="float">
            <text:p>0.5337506822</text:p>
          </table:table-cell>
          <table:table-cell office:value-type="float" office:value="0.652888818138233" calcext:value-type="float">
            <text:p>0.6528888181</text:p>
          </table:table-cell>
          <table:table-cell office:value-type="float" office:value="0.588710493066942" calcext:value-type="float">
            <text:p>0.5887104931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138" calcext:value-type="float">
            <text:p>19.138</text:p>
          </table:table-cell>
          <table:table-cell/>
          <table:table-cell table:formula="of:=DEGREES(ACOS(COS(RADIANS([.B532]))*COS(RADIANS([.C532]))))" office:value-type="float" office:value="0.843291923778541" calcext:value-type="float">
            <text:p>0.84</text:p>
          </table:table-cell>
          <table:table-cell table:formula="of:=TAN((ACOS(COS(RADIANS([.B532]))*COS(RADIANS([.C532])))))" office:value-type="float" office:value="0.0147192835006885" calcext:value-type="float">
            <text:p>0.0147</text:p>
          </table:table-cell>
          <table:table-cell table:formula="of:=SQRT([.E532]^2+[.F532]^2)" office:value-type="float" office:value="0.242074368738204" calcext:value-type="float">
            <text:p>0.24</text:p>
          </table:table-cell>
          <table:table-cell table:formula="of:=DEGREES(ATAN2([.F532]; [.E532]))" office:value-type="float" office:value="-38.2901631922431" calcext:value-type="float">
            <text:p>-38.29</text:p>
          </table:table-cell>
          <table:table-cell table:style-name="ce9" table:formula="of:=SQRT([.T532])" office:value-type="float" office:value="0.220789252510328" calcext:value-type="float">
            <text:p>0.22</text:p>
          </table:table-cell>
          <table:table-cell table:style-name="ce8" table:formula="of:=DEGREES(ATAN( (-SIN (RADIANS ([.C532])) * COS(RADIANS([.B532]))) / (COS (RADIANS ([.C532])) * SIN(RADIANS([.B532]))) ))" office:value-type="float" office:value="-50.7336642246449" calcext:value-type="float">
            <text:p>-50.73</text:p>
          </table:table-cell>
          <table:table-cell table:style-name="ce11" table:formula="of:=SQRT([.U532]^2+[.V532]^2)" office:value-type="float" office:value="0.460143087722121" calcext:value-type="float">
            <text:p>0.46</text:p>
          </table:table-cell>
          <table:table-cell table:style-name="ce8" table:formula="of:=DEGREES(ATAN2([.V532];[.U532]))" office:value-type="float" office:value="134.224674526675" calcext:value-type="float">
            <text:p>134.22</text:p>
          </table:table-cell>
          <table:table-cell table:style-name="ce8"/>
          <table:table-cell table:style-name="ce13" table:formula="of:=[.K532]*15" office:value-type="float" office:value="0.220789252510328" calcext:value-type="float">
            <text:p>0.22</text:p>
          </table:table-cell>
          <table:table-cell table:style-name="ce8" table:formula="of:=[.K532]^2*225" office:value-type="float" office:value="0.0487478940240692" calcext:value-type="float">
            <text:p>0.05</text:p>
          </table:table-cell>
          <table:table-cell table:style-name="ce8" table:formula="of:=[.L532]*COS(RADIANS([.M532]))+[.N532]*COS(RADIANS([.O532]))" office:value-type="float" office:value="0.329743278814146" calcext:value-type="float">
            <text:p>0.33</text:p>
          </table:table-cell>
          <table:table-cell table:style-name="ce8" table:formula="of:=[.L532]*SIN(RADIANS([.M532]))+[.N532]*SIN(RADIANS([.O532]))" office:value-type="float" office:value="-0.32093773735001" calcext:value-type="float">
            <text:p>-0.32</text:p>
          </table:table-cell>
          <table:table-cell office:value-type="float" office:value="0.252987577133562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5010" calcext:value-type="float">
            <text:p>895010</text:p>
          </table:table-cell>
          <table:table-cell office:value-type="float" office:value="0.533750682219347" calcext:value-type="float">
            <text:p>0.5337506822</text:p>
          </table:table-cell>
          <table:table-cell office:value-type="float" office:value="0.652888818138233" calcext:value-type="float">
            <text:p>0.6528888181</text:p>
          </table:table-cell>
          <table:table-cell office:value-type="float" office:value="0.588710493066942" calcext:value-type="float">
            <text:p>0.5887104931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138" calcext:value-type="float">
            <text:p>19.138</text:p>
          </table:table-cell>
          <table:table-cell/>
          <table:table-cell table:formula="of:=DEGREES(ACOS(COS(RADIANS([.B533]))*COS(RADIANS([.C533]))))" office:value-type="float" office:value="0.843291923778541" calcext:value-type="float">
            <text:p>0.84</text:p>
          </table:table-cell>
          <table:table-cell table:formula="of:=TAN((ACOS(COS(RADIANS([.B533]))*COS(RADIANS([.C533])))))" office:value-type="float" office:value="0.0147192835006885" calcext:value-type="float">
            <text:p>0.0147</text:p>
          </table:table-cell>
          <table:table-cell table:formula="of:=SQRT([.E533]^2+[.F533]^2)" office:value-type="float" office:value="0.242074368738204" calcext:value-type="float">
            <text:p>0.24</text:p>
          </table:table-cell>
          <table:table-cell table:formula="of:=DEGREES(ATAN2([.F533]; [.E533]))" office:value-type="float" office:value="-38.2901631922431" calcext:value-type="float">
            <text:p>-38.29</text:p>
          </table:table-cell>
          <table:table-cell table:style-name="ce9" table:formula="of:=SQRT([.T533])" office:value-type="float" office:value="0.220789252510328" calcext:value-type="float">
            <text:p>0.22</text:p>
          </table:table-cell>
          <table:table-cell table:style-name="ce8" table:formula="of:=DEGREES(ATAN( (-SIN (RADIANS ([.C533])) * COS(RADIANS([.B533]))) / (COS (RADIANS ([.C533])) * SIN(RADIANS([.B533]))) ))" office:value-type="float" office:value="-50.7336642246449" calcext:value-type="float">
            <text:p>-50.73</text:p>
          </table:table-cell>
          <table:table-cell table:style-name="ce11" table:formula="of:=SQRT([.U533]^2+[.V533]^2)" office:value-type="float" office:value="0.460143087722121" calcext:value-type="float">
            <text:p>0.46</text:p>
          </table:table-cell>
          <table:table-cell table:style-name="ce8" table:formula="of:=DEGREES(ATAN2([.V533];[.U533]))" office:value-type="float" office:value="134.224674526675" calcext:value-type="float">
            <text:p>134.22</text:p>
          </table:table-cell>
          <table:table-cell table:style-name="ce8"/>
          <table:table-cell table:style-name="ce13" table:formula="of:=[.K533]*15" office:value-type="float" office:value="0.220789252510328" calcext:value-type="float">
            <text:p>0.22</text:p>
          </table:table-cell>
          <table:table-cell table:style-name="ce8" table:formula="of:=[.K533]^2*225" office:value-type="float" office:value="0.0487478940240692" calcext:value-type="float">
            <text:p>0.05</text:p>
          </table:table-cell>
          <table:table-cell table:style-name="ce8" table:formula="of:=[.L533]*COS(RADIANS([.M533]))+[.N533]*COS(RADIANS([.O533]))" office:value-type="float" office:value="0.329743278814146" calcext:value-type="float">
            <text:p>0.33</text:p>
          </table:table-cell>
          <table:table-cell table:style-name="ce8" table:formula="of:=[.L533]*SIN(RADIANS([.M533]))+[.N533]*SIN(RADIANS([.O533]))" office:value-type="float" office:value="-0.32093773735001" calcext:value-type="float">
            <text:p>-0.32</text:p>
          </table:table-cell>
          <table:table-cell office:value-type="float" office:value="0.252987577133562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5260" calcext:value-type="float">
            <text:p>895260</text:p>
          </table:table-cell>
          <table:table-cell office:value-type="float" office:value="0.474115233358908" calcext:value-type="float">
            <text:p>0.4741152334</text:p>
          </table:table-cell>
          <table:table-cell office:value-type="float" office:value="0.623074562163452" calcext:value-type="float">
            <text:p>0.6230745622</text:p>
          </table:table-cell>
          <table:table-cell office:value-type="float" office:value="0.598246397643632" calcext:value-type="float">
            <text:p>0.5982463976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173" calcext:value-type="float">
            <text:p>19.173</text:p>
          </table:table-cell>
          <table:table-cell/>
          <table:table-cell table:formula="of:=DEGREES(ACOS(COS(RADIANS([.B534]))*COS(RADIANS([.C534]))))" office:value-type="float" office:value="0.782942081788739" calcext:value-type="float">
            <text:p>0.78</text:p>
          </table:table-cell>
          <table:table-cell table:formula="of:=TAN((ACOS(COS(RADIANS([.B534]))*COS(RADIANS([.C534])))))" office:value-type="float" office:value="0.013665767792986" calcext:value-type="float">
            <text:p>0.0137</text:p>
          </table:table-cell>
          <table:table-cell table:formula="of:=SQRT([.E534]^2+[.F534]^2)" office:value-type="float" office:value="0.242074368738204" calcext:value-type="float">
            <text:p>0.24</text:p>
          </table:table-cell>
          <table:table-cell table:formula="of:=DEGREES(ATAN2([.F534]; [.E534]))" office:value-type="float" office:value="-38.2901631922431" calcext:value-type="float">
            <text:p>-38.29</text:p>
          </table:table-cell>
          <table:table-cell table:style-name="ce9" table:formula="of:=SQRT([.T534])" office:value-type="float" office:value="0.20498651689479" calcext:value-type="float">
            <text:p>0.20</text:p>
          </table:table-cell>
          <table:table-cell table:style-name="ce8" table:formula="of:=DEGREES(ATAN( (-SIN (RADIANS ([.C534])) * COS(RADIANS([.B534]))) / (COS (RADIANS ([.C534])) * SIN(RADIANS([.B534]))) ))" office:value-type="float" office:value="-52.7319153586018" calcext:value-type="float">
            <text:p>-52.73</text:p>
          </table:table-cell>
          <table:table-cell table:style-name="ce11" table:formula="of:=SQRT([.U534]^2+[.V534]^2)" office:value-type="float" office:value="0.443539731025575" calcext:value-type="float">
            <text:p>0.44</text:p>
          </table:table-cell>
          <table:table-cell table:style-name="ce8" table:formula="of:=DEGREES(ATAN2([.V534];[.U534]))" office:value-type="float" office:value="134.908830923235" calcext:value-type="float">
            <text:p>134.91</text:p>
          </table:table-cell>
          <table:table-cell table:style-name="ce8"/>
          <table:table-cell table:style-name="ce13" table:formula="of:=[.K534]*15" office:value-type="float" office:value="0.20498651689479" calcext:value-type="float">
            <text:p>0.20</text:p>
          </table:table-cell>
          <table:table-cell table:style-name="ce8" table:formula="of:=[.K534]^2*225" office:value-type="float" office:value="0.0420194721086582" calcext:value-type="float">
            <text:p>0.04</text:p>
          </table:table-cell>
          <table:table-cell table:style-name="ce8" table:formula="of:=[.L534]*COS(RADIANS([.M534]))+[.N534]*COS(RADIANS([.O534]))" office:value-type="float" office:value="0.314128602436733" calcext:value-type="float">
            <text:p>0.31</text:p>
          </table:table-cell>
          <table:table-cell table:style-name="ce8" table:formula="of:=[.L534]*SIN(RADIANS([.M534]))+[.N534]*SIN(RADIANS([.O534]))" office:value-type="float" office:value="-0.313130506545409" calcext:value-type="float">
            <text:p>-0.31</text:p>
          </table:table-cell>
          <table:table-cell office:value-type="float" office:value="0.234882624536622" calcext:value-type="float">
            <text:p>0.23</text:p>
          </table:table-cell>
          <table:table-cell table:number-columns-repeated="1001"/>
        </table:table-row>
        <table:table-row table:style-name="ro1">
          <table:table-cell office:value-type="float" office:value="895260" calcext:value-type="float">
            <text:p>895260</text:p>
          </table:table-cell>
          <table:table-cell office:value-type="float" office:value="0.474115233358908" calcext:value-type="float">
            <text:p>0.4741152334</text:p>
          </table:table-cell>
          <table:table-cell office:value-type="float" office:value="0.623074562163452" calcext:value-type="float">
            <text:p>0.6230745622</text:p>
          </table:table-cell>
          <table:table-cell office:value-type="float" office:value="0.598246397643632" calcext:value-type="float">
            <text:p>0.5982463976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173" calcext:value-type="float">
            <text:p>19.173</text:p>
          </table:table-cell>
          <table:table-cell/>
          <table:table-cell table:formula="of:=DEGREES(ACOS(COS(RADIANS([.B535]))*COS(RADIANS([.C535]))))" office:value-type="float" office:value="0.782942081788739" calcext:value-type="float">
            <text:p>0.78</text:p>
          </table:table-cell>
          <table:table-cell table:formula="of:=TAN((ACOS(COS(RADIANS([.B535]))*COS(RADIANS([.C535])))))" office:value-type="float" office:value="0.013665767792986" calcext:value-type="float">
            <text:p>0.0137</text:p>
          </table:table-cell>
          <table:table-cell table:formula="of:=SQRT([.E535]^2+[.F535]^2)" office:value-type="float" office:value="0.242074368738204" calcext:value-type="float">
            <text:p>0.24</text:p>
          </table:table-cell>
          <table:table-cell table:formula="of:=DEGREES(ATAN2([.F535]; [.E535]))" office:value-type="float" office:value="-38.2901631922431" calcext:value-type="float">
            <text:p>-38.29</text:p>
          </table:table-cell>
          <table:table-cell table:style-name="ce9" table:formula="of:=SQRT([.T535])" office:value-type="float" office:value="0.20498651689479" calcext:value-type="float">
            <text:p>0.20</text:p>
          </table:table-cell>
          <table:table-cell table:style-name="ce8" table:formula="of:=DEGREES(ATAN( (-SIN (RADIANS ([.C535])) * COS(RADIANS([.B535]))) / (COS (RADIANS ([.C535])) * SIN(RADIANS([.B535]))) ))" office:value-type="float" office:value="-52.7319153586018" calcext:value-type="float">
            <text:p>-52.73</text:p>
          </table:table-cell>
          <table:table-cell table:style-name="ce11" table:formula="of:=SQRT([.U535]^2+[.V535]^2)" office:value-type="float" office:value="0.443539731025575" calcext:value-type="float">
            <text:p>0.44</text:p>
          </table:table-cell>
          <table:table-cell table:style-name="ce8" table:formula="of:=DEGREES(ATAN2([.V535];[.U535]))" office:value-type="float" office:value="134.908830923235" calcext:value-type="float">
            <text:p>134.91</text:p>
          </table:table-cell>
          <table:table-cell table:style-name="ce8"/>
          <table:table-cell table:style-name="ce13" table:formula="of:=[.K535]*15" office:value-type="float" office:value="0.20498651689479" calcext:value-type="float">
            <text:p>0.20</text:p>
          </table:table-cell>
          <table:table-cell table:style-name="ce8" table:formula="of:=[.K535]^2*225" office:value-type="float" office:value="0.0420194721086582" calcext:value-type="float">
            <text:p>0.04</text:p>
          </table:table-cell>
          <table:table-cell table:style-name="ce8" table:formula="of:=[.L535]*COS(RADIANS([.M535]))+[.N535]*COS(RADIANS([.O535]))" office:value-type="float" office:value="0.314128602436733" calcext:value-type="float">
            <text:p>0.31</text:p>
          </table:table-cell>
          <table:table-cell table:style-name="ce8" table:formula="of:=[.L535]*SIN(RADIANS([.M535]))+[.N535]*SIN(RADIANS([.O535]))" office:value-type="float" office:value="-0.313130506545409" calcext:value-type="float">
            <text:p>-0.31</text:p>
          </table:table-cell>
          <table:table-cell office:value-type="float" office:value="0.234882624536622" calcext:value-type="float">
            <text:p>0.23</text:p>
          </table:table-cell>
          <table:table-cell table:number-columns-repeated="1001"/>
        </table:table-row>
        <table:table-row table:style-name="ro1">
          <table:table-cell office:value-type="float" office:value="895509" calcext:value-type="float">
            <text:p>895509</text:p>
          </table:table-cell>
          <table:table-cell office:value-type="float" office:value="0.499552618736181" calcext:value-type="float">
            <text:p>0.4995526187</text:p>
          </table:table-cell>
          <table:table-cell office:value-type="float" office:value="0.650466608942965" calcext:value-type="float">
            <text:p>0.6504666089</text:p>
          </table:table-cell>
          <table:table-cell office:value-type="float" office:value="0.60554941733111" calcext:value-type="float">
            <text:p>0.6055494173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208" calcext:value-type="float">
            <text:p>19.208</text:p>
          </table:table-cell>
          <table:table-cell/>
          <table:table-cell table:formula="of:=DEGREES(ACOS(COS(RADIANS([.B536]))*COS(RADIANS([.C536]))))" office:value-type="float" office:value="0.820151758411765" calcext:value-type="float">
            <text:p>0.82</text:p>
          </table:table-cell>
          <table:table-cell table:formula="of:=TAN((ACOS(COS(RADIANS([.B536]))*COS(RADIANS([.C536])))))" office:value-type="float" office:value="0.0143153263031901" calcext:value-type="float">
            <text:p>0.0143</text:p>
          </table:table-cell>
          <table:table-cell table:formula="of:=SQRT([.E536]^2+[.F536]^2)" office:value-type="float" office:value="0.242074368738204" calcext:value-type="float">
            <text:p>0.24</text:p>
          </table:table-cell>
          <table:table-cell table:formula="of:=DEGREES(ATAN2([.F536]; [.E536]))" office:value-type="float" office:value="-38.2901631922431" calcext:value-type="float">
            <text:p>-38.29</text:p>
          </table:table-cell>
          <table:table-cell table:style-name="ce9" table:formula="of:=SQRT([.T536])" office:value-type="float" office:value="0.214729894547852" calcext:value-type="float">
            <text:p>0.21</text:p>
          </table:table-cell>
          <table:table-cell table:style-name="ce8" table:formula="of:=DEGREES(ATAN( (-SIN (RADIANS ([.C536])) * COS(RADIANS([.B536]))) / (COS (RADIANS ([.C536])) * SIN(RADIANS([.B536]))) ))" office:value-type="float" office:value="-52.4765430184076" calcext:value-type="float">
            <text:p>-52.48</text:p>
          </table:table-cell>
          <table:table-cell table:style-name="ce11" table:formula="of:=SQRT([.U536]^2+[.V536]^2)" office:value-type="float" office:value="0.453320743135618" calcext:value-type="float">
            <text:p>0.45</text:p>
          </table:table-cell>
          <table:table-cell table:style-name="ce8" table:formula="of:=DEGREES(ATAN2([.V536];[.U536]))" office:value-type="float" office:value="134.956577423333" calcext:value-type="float">
            <text:p>134.96</text:p>
          </table:table-cell>
          <table:table-cell table:style-name="ce8"/>
          <table:table-cell table:style-name="ce13" table:formula="of:=[.K536]*15" office:value-type="float" office:value="0.214729894547852" calcext:value-type="float">
            <text:p>0.21</text:p>
          </table:table-cell>
          <table:table-cell table:style-name="ce8" table:formula="of:=[.K536]^2*225" office:value-type="float" office:value="0.0461089276125316" calcext:value-type="float">
            <text:p>0.05</text:p>
          </table:table-cell>
          <table:table-cell table:style-name="ce8" table:formula="of:=[.L536]*COS(RADIANS([.M536]))+[.N536]*COS(RADIANS([.O536]))" office:value-type="float" office:value="0.320789010789402" calcext:value-type="float">
            <text:p>0.32</text:p>
          </table:table-cell>
          <table:table-cell table:style-name="ce8" table:formula="of:=[.L536]*SIN(RADIANS([.M536]))+[.N536]*SIN(RADIANS([.O536]))" office:value-type="float" office:value="-0.320303148148416" calcext:value-type="float">
            <text:p>-0.32</text:p>
          </table:table-cell>
          <table:table-cell office:value-type="float" office:value="0.246045527523529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5509" calcext:value-type="float">
            <text:p>895509</text:p>
          </table:table-cell>
          <table:table-cell office:value-type="float" office:value="0.499552618736181" calcext:value-type="float">
            <text:p>0.4995526187</text:p>
          </table:table-cell>
          <table:table-cell office:value-type="float" office:value="0.650466608942965" calcext:value-type="float">
            <text:p>0.6504666089</text:p>
          </table:table-cell>
          <table:table-cell office:value-type="float" office:value="0.60554941733111" calcext:value-type="float">
            <text:p>0.6055494173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208" calcext:value-type="float">
            <text:p>19.208</text:p>
          </table:table-cell>
          <table:table-cell/>
          <table:table-cell table:formula="of:=DEGREES(ACOS(COS(RADIANS([.B537]))*COS(RADIANS([.C537]))))" office:value-type="float" office:value="0.820151758411765" calcext:value-type="float">
            <text:p>0.82</text:p>
          </table:table-cell>
          <table:table-cell table:formula="of:=TAN((ACOS(COS(RADIANS([.B537]))*COS(RADIANS([.C537])))))" office:value-type="float" office:value="0.0143153263031901" calcext:value-type="float">
            <text:p>0.0143</text:p>
          </table:table-cell>
          <table:table-cell table:formula="of:=SQRT([.E537]^2+[.F537]^2)" office:value-type="float" office:value="0.242074368738204" calcext:value-type="float">
            <text:p>0.24</text:p>
          </table:table-cell>
          <table:table-cell table:formula="of:=DEGREES(ATAN2([.F537]; [.E537]))" office:value-type="float" office:value="-38.2901631922431" calcext:value-type="float">
            <text:p>-38.29</text:p>
          </table:table-cell>
          <table:table-cell table:style-name="ce9" table:formula="of:=SQRT([.T537])" office:value-type="float" office:value="0.214729894547852" calcext:value-type="float">
            <text:p>0.21</text:p>
          </table:table-cell>
          <table:table-cell table:style-name="ce8" table:formula="of:=DEGREES(ATAN( (-SIN (RADIANS ([.C537])) * COS(RADIANS([.B537]))) / (COS (RADIANS ([.C537])) * SIN(RADIANS([.B537]))) ))" office:value-type="float" office:value="-52.4765430184076" calcext:value-type="float">
            <text:p>-52.48</text:p>
          </table:table-cell>
          <table:table-cell table:style-name="ce11" table:formula="of:=SQRT([.U537]^2+[.V537]^2)" office:value-type="float" office:value="0.453320743135618" calcext:value-type="float">
            <text:p>0.45</text:p>
          </table:table-cell>
          <table:table-cell table:style-name="ce8" table:formula="of:=DEGREES(ATAN2([.V537];[.U537]))" office:value-type="float" office:value="134.956577423333" calcext:value-type="float">
            <text:p>134.96</text:p>
          </table:table-cell>
          <table:table-cell table:style-name="ce8"/>
          <table:table-cell table:style-name="ce13" table:formula="of:=[.K537]*15" office:value-type="float" office:value="0.214729894547852" calcext:value-type="float">
            <text:p>0.21</text:p>
          </table:table-cell>
          <table:table-cell table:style-name="ce8" table:formula="of:=[.K537]^2*225" office:value-type="float" office:value="0.0461089276125316" calcext:value-type="float">
            <text:p>0.05</text:p>
          </table:table-cell>
          <table:table-cell table:style-name="ce8" table:formula="of:=[.L537]*COS(RADIANS([.M537]))+[.N537]*COS(RADIANS([.O537]))" office:value-type="float" office:value="0.320789010789402" calcext:value-type="float">
            <text:p>0.32</text:p>
          </table:table-cell>
          <table:table-cell table:style-name="ce8" table:formula="of:=[.L537]*SIN(RADIANS([.M537]))+[.N537]*SIN(RADIANS([.O537]))" office:value-type="float" office:value="-0.320303148148416" calcext:value-type="float">
            <text:p>-0.32</text:p>
          </table:table-cell>
          <table:table-cell office:value-type="float" office:value="0.246045527523529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5759" calcext:value-type="float">
            <text:p>895759</text:p>
          </table:table-cell>
          <table:table-cell office:value-type="float" office:value="0.61364938135651" calcext:value-type="float">
            <text:p>0.6136493814</text:p>
          </table:table-cell>
          <table:table-cell office:value-type="float" office:value="0.647505401772647" calcext:value-type="float">
            <text:p>0.6475054018</text:p>
          </table:table-cell>
          <table:table-cell office:value-type="float" office:value="0.605510090382529" calcext:value-type="float">
            <text:p>0.6055100904</text:p>
          </table:table-cell>
          <table:table-cell office:value-type="float" office:value="-0.14" calcext:value-type="float">
            <text:p>-0.14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243" calcext:value-type="float">
            <text:p>19.243</text:p>
          </table:table-cell>
          <table:table-cell/>
          <table:table-cell table:formula="of:=DEGREES(ACOS(COS(RADIANS([.B538]))*COS(RADIANS([.C538]))))" office:value-type="float" office:value="0.892083391446798" calcext:value-type="float">
            <text:p>0.89</text:p>
          </table:table-cell>
          <table:table-cell table:formula="of:=TAN((ACOS(COS(RADIANS([.B538]))*COS(RADIANS([.C538])))))" office:value-type="float" office:value="0.0155710506400142" calcext:value-type="float">
            <text:p>0.0156</text:p>
          </table:table-cell>
          <table:table-cell table:formula="of:=SQRT([.E538]^2+[.F538]^2)" office:value-type="float" office:value="0.236008474424119" calcext:value-type="float">
            <text:p>0.24</text:p>
          </table:table-cell>
          <table:table-cell table:formula="of:=DEGREES(ATAN2([.F538]; [.E538]))" office:value-type="float" office:value="-36.3843518158359" calcext:value-type="float">
            <text:p>-36.38</text:p>
          </table:table-cell>
          <table:table-cell table:style-name="ce9" table:formula="of:=SQRT([.T538])" office:value-type="float" office:value="0.233565759600213" calcext:value-type="float">
            <text:p>0.23</text:p>
          </table:table-cell>
          <table:table-cell table:style-name="ce8" table:formula="of:=DEGREES(ATAN( (-SIN (RADIANS ([.C538])) * COS(RADIANS([.B538]))) / (COS (RADIANS ([.C538])) * SIN(RADIANS([.B538]))) ))" office:value-type="float" office:value="-46.5378744502315" calcext:value-type="float">
            <text:p>-46.54</text:p>
          </table:table-cell>
          <table:table-cell table:style-name="ce11" table:formula="of:=SQRT([.U538]^2+[.V538]^2)" office:value-type="float" office:value="0.467732162215757" calcext:value-type="float">
            <text:p>0.47</text:p>
          </table:table-cell>
          <table:table-cell table:style-name="ce8" table:formula="of:=DEGREES(ATAN2([.V538];[.U538]))" office:value-type="float" office:value="131.434634603221" calcext:value-type="float">
            <text:p>131.43</text:p>
          </table:table-cell>
          <table:table-cell table:style-name="ce8"/>
          <table:table-cell table:style-name="ce13" table:formula="of:=[.K538]*15" office:value-type="float" office:value="0.233565759600213" calcext:value-type="float">
            <text:p>0.23</text:p>
          </table:table-cell>
          <table:table-cell table:style-name="ce8" table:formula="of:=[.K538]^2*225" office:value-type="float" office:value="0.0545529640576246" calcext:value-type="float">
            <text:p>0.05</text:p>
          </table:table-cell>
          <table:table-cell table:style-name="ce8" table:formula="of:=[.L538]*COS(RADIANS([.M538]))+[.N538]*COS(RADIANS([.O538]))" office:value-type="float" office:value="0.350664030141918" calcext:value-type="float">
            <text:p>0.35</text:p>
          </table:table-cell>
          <table:table-cell table:style-name="ce8" table:formula="of:=[.L538]*SIN(RADIANS([.M538]))+[.N538]*SIN(RADIANS([.O538]))" office:value-type="float" office:value="-0.309528857355264" calcext:value-type="float">
            <text:p>-0.31</text:p>
          </table:table-cell>
          <table:table-cell office:value-type="float" office:value="0.267625017434039" calcext:value-type="float">
            <text:p>0.27</text:p>
          </table:table-cell>
          <table:table-cell table:number-columns-repeated="1001"/>
        </table:table-row>
        <table:table-row table:style-name="ro1">
          <table:table-cell office:value-type="float" office:value="895759" calcext:value-type="float">
            <text:p>895759</text:p>
          </table:table-cell>
          <table:table-cell office:value-type="float" office:value="0.61364938135651" calcext:value-type="float">
            <text:p>0.6136493814</text:p>
          </table:table-cell>
          <table:table-cell office:value-type="float" office:value="0.647505401772647" calcext:value-type="float">
            <text:p>0.6475054018</text:p>
          </table:table-cell>
          <table:table-cell office:value-type="float" office:value="0.605510090382529" calcext:value-type="float">
            <text:p>0.6055100904</text:p>
          </table:table-cell>
          <table:table-cell office:value-type="float" office:value="-0.14" calcext:value-type="float">
            <text:p>-0.14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243" calcext:value-type="float">
            <text:p>19.243</text:p>
          </table:table-cell>
          <table:table-cell/>
          <table:table-cell table:formula="of:=DEGREES(ACOS(COS(RADIANS([.B539]))*COS(RADIANS([.C539]))))" office:value-type="float" office:value="0.892083391446798" calcext:value-type="float">
            <text:p>0.89</text:p>
          </table:table-cell>
          <table:table-cell table:formula="of:=TAN((ACOS(COS(RADIANS([.B539]))*COS(RADIANS([.C539])))))" office:value-type="float" office:value="0.0155710506400142" calcext:value-type="float">
            <text:p>0.0156</text:p>
          </table:table-cell>
          <table:table-cell table:formula="of:=SQRT([.E539]^2+[.F539]^2)" office:value-type="float" office:value="0.236008474424119" calcext:value-type="float">
            <text:p>0.24</text:p>
          </table:table-cell>
          <table:table-cell table:formula="of:=DEGREES(ATAN2([.F539]; [.E539]))" office:value-type="float" office:value="-36.3843518158359" calcext:value-type="float">
            <text:p>-36.38</text:p>
          </table:table-cell>
          <table:table-cell table:style-name="ce9" table:formula="of:=SQRT([.T539])" office:value-type="float" office:value="0.233565759600213" calcext:value-type="float">
            <text:p>0.23</text:p>
          </table:table-cell>
          <table:table-cell table:style-name="ce8" table:formula="of:=DEGREES(ATAN( (-SIN (RADIANS ([.C539])) * COS(RADIANS([.B539]))) / (COS (RADIANS ([.C539])) * SIN(RADIANS([.B539]))) ))" office:value-type="float" office:value="-46.5378744502315" calcext:value-type="float">
            <text:p>-46.54</text:p>
          </table:table-cell>
          <table:table-cell table:style-name="ce11" table:formula="of:=SQRT([.U539]^2+[.V539]^2)" office:value-type="float" office:value="0.467732162215757" calcext:value-type="float">
            <text:p>0.47</text:p>
          </table:table-cell>
          <table:table-cell table:style-name="ce8" table:formula="of:=DEGREES(ATAN2([.V539];[.U539]))" office:value-type="float" office:value="131.434634603221" calcext:value-type="float">
            <text:p>131.43</text:p>
          </table:table-cell>
          <table:table-cell table:style-name="ce8"/>
          <table:table-cell table:style-name="ce13" table:formula="of:=[.K539]*15" office:value-type="float" office:value="0.233565759600213" calcext:value-type="float">
            <text:p>0.23</text:p>
          </table:table-cell>
          <table:table-cell table:style-name="ce8" table:formula="of:=[.K539]^2*225" office:value-type="float" office:value="0.0545529640576246" calcext:value-type="float">
            <text:p>0.05</text:p>
          </table:table-cell>
          <table:table-cell table:style-name="ce8" table:formula="of:=[.L539]*COS(RADIANS([.M539]))+[.N539]*COS(RADIANS([.O539]))" office:value-type="float" office:value="0.350664030141918" calcext:value-type="float">
            <text:p>0.35</text:p>
          </table:table-cell>
          <table:table-cell table:style-name="ce8" table:formula="of:=[.L539]*SIN(RADIANS([.M539]))+[.N539]*SIN(RADIANS([.O539]))" office:value-type="float" office:value="-0.309528857355264" calcext:value-type="float">
            <text:p>-0.31</text:p>
          </table:table-cell>
          <table:table-cell office:value-type="float" office:value="0.267625017434039" calcext:value-type="float">
            <text:p>0.27</text:p>
          </table:table-cell>
          <table:table-cell table:number-columns-repeated="1001"/>
        </table:table-row>
        <table:table-row table:style-name="ro1">
          <table:table-cell office:value-type="float" office:value="896009" calcext:value-type="float">
            <text:p>896009</text:p>
          </table:table-cell>
          <table:table-cell office:value-type="float" office:value="0.621634459465637" calcext:value-type="float">
            <text:p>0.6216344595</text:p>
          </table:table-cell>
          <table:table-cell office:value-type="float" office:value="0.646315241309772" calcext:value-type="float">
            <text:p>0.6463152413</text:p>
          </table:table-cell>
          <table:table-cell office:value-type="float" office:value="0.600745766632181" calcext:value-type="float">
            <text:p>0.6007457666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19.279" calcext:value-type="float">
            <text:p>19.279</text:p>
          </table:table-cell>
          <table:table-cell/>
          <table:table-cell table:formula="of:=DEGREES(ACOS(COS(RADIANS([.B540]))*COS(RADIANS([.C540]))))" office:value-type="float" office:value="0.8967365285123" calcext:value-type="float">
            <text:p>0.90</text:p>
          </table:table-cell>
          <table:table-cell table:formula="of:=TAN((ACOS(COS(RADIANS([.B540]))*COS(RADIANS([.C540])))))" office:value-type="float" office:value="0.0156522829958604" calcext:value-type="float">
            <text:p>0.0157</text:p>
          </table:table-cell>
          <table:table-cell table:formula="of:=SQRT([.E540]^2+[.F540]^2)" office:value-type="float" office:value="0.25" calcext:value-type="float">
            <text:p>0.25</text:p>
          </table:table-cell>
          <table:table-cell table:formula="of:=DEGREES(ATAN2([.F540]; [.E540]))" office:value-type="float" office:value="-36.869897645844" calcext:value-type="float">
            <text:p>-36.87</text:p>
          </table:table-cell>
          <table:table-cell table:style-name="ce9" table:formula="of:=SQRT([.T540])" office:value-type="float" office:value="0.234784244937906" calcext:value-type="float">
            <text:p>0.23</text:p>
          </table:table-cell>
          <table:table-cell table:style-name="ce8" table:formula="of:=DEGREES(ATAN( (-SIN (RADIANS ([.C540])) * COS(RADIANS([.B540]))) / (COS (RADIANS ([.C540])) * SIN(RADIANS([.B540]))) ))" office:value-type="float" office:value="-46.115218859864" calcext:value-type="float">
            <text:p>-46.12</text:p>
          </table:table-cell>
          <table:table-cell table:style-name="ce11" table:formula="of:=SQRT([.U540]^2+[.V540]^2)" office:value-type="float" office:value="0.483208837404159" calcext:value-type="float">
            <text:p>0.48</text:p>
          </table:table-cell>
          <table:table-cell table:style-name="ce8" table:formula="of:=DEGREES(ATAN2([.V540];[.U540]))" office:value-type="float" office:value="131.347153082615" calcext:value-type="float">
            <text:p>131.35</text:p>
          </table:table-cell>
          <table:table-cell table:style-name="ce8"/>
          <table:table-cell table:style-name="ce13" table:formula="of:=[.K540]*15" office:value-type="float" office:value="0.234784244937906" calcext:value-type="float">
            <text:p>0.23</text:p>
          </table:table-cell>
          <table:table-cell table:style-name="ce8" table:formula="of:=[.K540]^2*225" office:value-type="float" office:value="0.0551236416710627" calcext:value-type="float">
            <text:p>0.06</text:p>
          </table:table-cell>
          <table:table-cell table:style-name="ce8" table:formula="of:=[.L540]*COS(RADIANS([.M540]))+[.N540]*COS(RADIANS([.O540]))" office:value-type="float" office:value="0.362754883070096" calcext:value-type="float">
            <text:p>0.36</text:p>
          </table:table-cell>
          <table:table-cell table:style-name="ce8" table:formula="of:=[.L540]*SIN(RADIANS([.M540]))+[.N540]*SIN(RADIANS([.O540]))" office:value-type="float" office:value="-0.319217285487926" calcext:value-type="float">
            <text:p>-0.32</text:p>
          </table:table-cell>
          <table:table-cell office:value-type="float" office:value="0.26902095855369" calcext:value-type="float">
            <text:p>0.27</text:p>
          </table:table-cell>
          <table:table-cell table:number-columns-repeated="1001"/>
        </table:table-row>
        <table:table-row table:style-name="ro1">
          <table:table-cell office:value-type="float" office:value="896009" calcext:value-type="float">
            <text:p>896009</text:p>
          </table:table-cell>
          <table:table-cell office:value-type="float" office:value="0.621634459465637" calcext:value-type="float">
            <text:p>0.6216344595</text:p>
          </table:table-cell>
          <table:table-cell office:value-type="float" office:value="0.646315241309772" calcext:value-type="float">
            <text:p>0.6463152413</text:p>
          </table:table-cell>
          <table:table-cell office:value-type="float" office:value="0.600745766632181" calcext:value-type="float">
            <text:p>0.6007457666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19.279" calcext:value-type="float">
            <text:p>19.279</text:p>
          </table:table-cell>
          <table:table-cell/>
          <table:table-cell table:formula="of:=DEGREES(ACOS(COS(RADIANS([.B541]))*COS(RADIANS([.C541]))))" office:value-type="float" office:value="0.8967365285123" calcext:value-type="float">
            <text:p>0.90</text:p>
          </table:table-cell>
          <table:table-cell table:formula="of:=TAN((ACOS(COS(RADIANS([.B541]))*COS(RADIANS([.C541])))))" office:value-type="float" office:value="0.0156522829958604" calcext:value-type="float">
            <text:p>0.0157</text:p>
          </table:table-cell>
          <table:table-cell table:formula="of:=SQRT([.E541]^2+[.F541]^2)" office:value-type="float" office:value="0.25" calcext:value-type="float">
            <text:p>0.25</text:p>
          </table:table-cell>
          <table:table-cell table:formula="of:=DEGREES(ATAN2([.F541]; [.E541]))" office:value-type="float" office:value="-36.869897645844" calcext:value-type="float">
            <text:p>-36.87</text:p>
          </table:table-cell>
          <table:table-cell table:style-name="ce9" table:formula="of:=SQRT([.T541])" office:value-type="float" office:value="0.234784244937906" calcext:value-type="float">
            <text:p>0.23</text:p>
          </table:table-cell>
          <table:table-cell table:style-name="ce8" table:formula="of:=DEGREES(ATAN( (-SIN (RADIANS ([.C541])) * COS(RADIANS([.B541]))) / (COS (RADIANS ([.C541])) * SIN(RADIANS([.B541]))) ))" office:value-type="float" office:value="-46.115218859864" calcext:value-type="float">
            <text:p>-46.12</text:p>
          </table:table-cell>
          <table:table-cell table:style-name="ce11" table:formula="of:=SQRT([.U541]^2+[.V541]^2)" office:value-type="float" office:value="0.483208837404159" calcext:value-type="float">
            <text:p>0.48</text:p>
          </table:table-cell>
          <table:table-cell table:style-name="ce8" table:formula="of:=DEGREES(ATAN2([.V541];[.U541]))" office:value-type="float" office:value="131.347153082615" calcext:value-type="float">
            <text:p>131.35</text:p>
          </table:table-cell>
          <table:table-cell table:style-name="ce8"/>
          <table:table-cell table:style-name="ce13" table:formula="of:=[.K541]*15" office:value-type="float" office:value="0.234784244937906" calcext:value-type="float">
            <text:p>0.23</text:p>
          </table:table-cell>
          <table:table-cell table:style-name="ce8" table:formula="of:=[.K541]^2*225" office:value-type="float" office:value="0.0551236416710627" calcext:value-type="float">
            <text:p>0.06</text:p>
          </table:table-cell>
          <table:table-cell table:style-name="ce8" table:formula="of:=[.L541]*COS(RADIANS([.M541]))+[.N541]*COS(RADIANS([.O541]))" office:value-type="float" office:value="0.362754883070096" calcext:value-type="float">
            <text:p>0.36</text:p>
          </table:table-cell>
          <table:table-cell table:style-name="ce8" table:formula="of:=[.L541]*SIN(RADIANS([.M541]))+[.N541]*SIN(RADIANS([.O541]))" office:value-type="float" office:value="-0.319217285487926" calcext:value-type="float">
            <text:p>-0.32</text:p>
          </table:table-cell>
          <table:table-cell office:value-type="float" office:value="0.26902095855369" calcext:value-type="float">
            <text:p>0.27</text:p>
          </table:table-cell>
          <table:table-cell table:number-columns-repeated="1001"/>
        </table:table-row>
        <table:table-row table:style-name="ro1">
          <table:table-cell office:value-type="float" office:value="896259" calcext:value-type="float">
            <text:p>896259</text:p>
          </table:table-cell>
          <table:table-cell office:value-type="float" office:value="0.522707013383377" calcext:value-type="float">
            <text:p>0.5227070134</text:p>
          </table:table-cell>
          <table:table-cell office:value-type="float" office:value="0.594395985220743" calcext:value-type="float">
            <text:p>0.5943959852</text:p>
          </table:table-cell>
          <table:table-cell office:value-type="float" office:value="0.598330974595464" calcext:value-type="float">
            <text:p>0.5983309746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19.315" calcext:value-type="float">
            <text:p>19.315</text:p>
          </table:table-cell>
          <table:table-cell/>
          <table:table-cell table:formula="of:=DEGREES(ACOS(COS(RADIANS([.B542]))*COS(RADIANS([.C542]))))" office:value-type="float" office:value="0.791529789238025" calcext:value-type="float">
            <text:p>0.79</text:p>
          </table:table-cell>
          <table:table-cell table:formula="of:=TAN((ACOS(COS(RADIANS([.B542]))*COS(RADIANS([.C542])))))" office:value-type="float" office:value="0.0138156798626332" calcext:value-type="float">
            <text:p>0.0138</text:p>
          </table:table-cell>
          <table:table-cell table:formula="of:=SQRT([.E542]^2+[.F542]^2)" office:value-type="float" office:value="0.25" calcext:value-type="float">
            <text:p>0.25</text:p>
          </table:table-cell>
          <table:table-cell table:formula="of:=DEGREES(ATAN2([.F542]; [.E542]))" office:value-type="float" office:value="-36.869897645844" calcext:value-type="float">
            <text:p>-36.87</text:p>
          </table:table-cell>
          <table:table-cell table:style-name="ce9" table:formula="of:=SQRT([.T542])" office:value-type="float" office:value="0.207235197939499" calcext:value-type="float">
            <text:p>0.21</text:p>
          </table:table-cell>
          <table:table-cell table:style-name="ce8" table:formula="of:=DEGREES(ATAN( (-SIN (RADIANS ([.C542])) * COS(RADIANS([.B542]))) / (COS (RADIANS ([.C542])) * SIN(RADIANS([.B542]))) ))" office:value-type="float" office:value="-48.6720955212511" calcext:value-type="float">
            <text:p>-48.67</text:p>
          </table:table-cell>
          <table:table-cell table:style-name="ce11" table:formula="of:=SQRT([.U542]^2+[.V542]^2)" office:value-type="float" office:value="0.454833489197128" calcext:value-type="float">
            <text:p>0.45</text:p>
          </table:table-cell>
          <table:table-cell table:style-name="ce8" table:formula="of:=DEGREES(ATAN2([.V542];[.U542]))" office:value-type="float" office:value="132.217129429767" calcext:value-type="float">
            <text:p>132.22</text:p>
          </table:table-cell>
          <table:table-cell table:style-name="ce8"/>
          <table:table-cell table:style-name="ce13" table:formula="of:=[.K542]*15" office:value-type="float" office:value="0.207235197939499" calcext:value-type="float">
            <text:p>0.21</text:p>
          </table:table-cell>
          <table:table-cell table:style-name="ce8" table:formula="of:=[.K542]^2*225" office:value-type="float" office:value="0.0429464272650232" calcext:value-type="float">
            <text:p>0.04</text:p>
          </table:table-cell>
          <table:table-cell table:style-name="ce8" table:formula="of:=[.L542]*COS(RADIANS([.M542]))+[.N542]*COS(RADIANS([.O542]))" office:value-type="float" office:value="0.336851384209948" calcext:value-type="float">
            <text:p>0.34</text:p>
          </table:table-cell>
          <table:table-cell table:style-name="ce8" table:formula="of:=[.L542]*SIN(RADIANS([.M542]))+[.N542]*SIN(RADIANS([.O542]))" office:value-type="float" office:value="-0.305621739820773" calcext:value-type="float">
            <text:p>-0.31</text:p>
          </table:table-cell>
          <table:table-cell office:value-type="float" office:value="0.237458936771408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6259" calcext:value-type="float">
            <text:p>896259</text:p>
          </table:table-cell>
          <table:table-cell office:value-type="float" office:value="0.522707013383377" calcext:value-type="float">
            <text:p>0.5227070134</text:p>
          </table:table-cell>
          <table:table-cell office:value-type="float" office:value="0.594395985220743" calcext:value-type="float">
            <text:p>0.5943959852</text:p>
          </table:table-cell>
          <table:table-cell office:value-type="float" office:value="0.598330974595464" calcext:value-type="float">
            <text:p>0.5983309746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19.315" calcext:value-type="float">
            <text:p>19.315</text:p>
          </table:table-cell>
          <table:table-cell/>
          <table:table-cell table:formula="of:=DEGREES(ACOS(COS(RADIANS([.B543]))*COS(RADIANS([.C543]))))" office:value-type="float" office:value="0.791529789238025" calcext:value-type="float">
            <text:p>0.79</text:p>
          </table:table-cell>
          <table:table-cell table:formula="of:=TAN((ACOS(COS(RADIANS([.B543]))*COS(RADIANS([.C543])))))" office:value-type="float" office:value="0.0138156798626332" calcext:value-type="float">
            <text:p>0.0138</text:p>
          </table:table-cell>
          <table:table-cell table:formula="of:=SQRT([.E543]^2+[.F543]^2)" office:value-type="float" office:value="0.25" calcext:value-type="float">
            <text:p>0.25</text:p>
          </table:table-cell>
          <table:table-cell table:formula="of:=DEGREES(ATAN2([.F543]; [.E543]))" office:value-type="float" office:value="-36.869897645844" calcext:value-type="float">
            <text:p>-36.87</text:p>
          </table:table-cell>
          <table:table-cell table:style-name="ce9" table:formula="of:=SQRT([.T543])" office:value-type="float" office:value="0.207235197939499" calcext:value-type="float">
            <text:p>0.21</text:p>
          </table:table-cell>
          <table:table-cell table:style-name="ce8" table:formula="of:=DEGREES(ATAN( (-SIN (RADIANS ([.C543])) * COS(RADIANS([.B543]))) / (COS (RADIANS ([.C543])) * SIN(RADIANS([.B543]))) ))" office:value-type="float" office:value="-48.6720955212511" calcext:value-type="float">
            <text:p>-48.67</text:p>
          </table:table-cell>
          <table:table-cell table:style-name="ce11" table:formula="of:=SQRT([.U543]^2+[.V543]^2)" office:value-type="float" office:value="0.454833489197128" calcext:value-type="float">
            <text:p>0.45</text:p>
          </table:table-cell>
          <table:table-cell table:style-name="ce8" table:formula="of:=DEGREES(ATAN2([.V543];[.U543]))" office:value-type="float" office:value="132.217129429767" calcext:value-type="float">
            <text:p>132.22</text:p>
          </table:table-cell>
          <table:table-cell table:style-name="ce8"/>
          <table:table-cell table:style-name="ce13" table:formula="of:=[.K543]*15" office:value-type="float" office:value="0.207235197939499" calcext:value-type="float">
            <text:p>0.21</text:p>
          </table:table-cell>
          <table:table-cell table:style-name="ce8" table:formula="of:=[.K543]^2*225" office:value-type="float" office:value="0.0429464272650232" calcext:value-type="float">
            <text:p>0.04</text:p>
          </table:table-cell>
          <table:table-cell table:style-name="ce8" table:formula="of:=[.L543]*COS(RADIANS([.M543]))+[.N543]*COS(RADIANS([.O543]))" office:value-type="float" office:value="0.336851384209948" calcext:value-type="float">
            <text:p>0.34</text:p>
          </table:table-cell>
          <table:table-cell table:style-name="ce8" table:formula="of:=[.L543]*SIN(RADIANS([.M543]))+[.N543]*SIN(RADIANS([.O543]))" office:value-type="float" office:value="-0.305621739820773" calcext:value-type="float">
            <text:p>-0.31</text:p>
          </table:table-cell>
          <table:table-cell office:value-type="float" office:value="0.237458936771408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6510" calcext:value-type="float">
            <text:p>896510</text:p>
          </table:table-cell>
          <table:table-cell office:value-type="float" office:value="0.441053836083593" calcext:value-type="float">
            <text:p>0.4410538361</text:p>
          </table:table-cell>
          <table:table-cell office:value-type="float" office:value="0.632380908351005" calcext:value-type="float">
            <text:p>0.6323809084</text:p>
          </table:table-cell>
          <table:table-cell office:value-type="float" office:value="0.594900298641413" calcext:value-type="float">
            <text:p>0.5949002986</text:p>
          </table:table-cell>
          <table:table-cell office:value-type="float" office:value="-0.16" calcext:value-type="float">
            <text:p>-0.16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35" calcext:value-type="float">
            <text:p>19.35</text:p>
          </table:table-cell>
          <table:table-cell/>
          <table:table-cell table:formula="of:=DEGREES(ACOS(COS(RADIANS([.B544]))*COS(RADIANS([.C544]))))" office:value-type="float" office:value="0.770990402299411" calcext:value-type="float">
            <text:p>0.77</text:p>
          </table:table-cell>
          <table:table-cell table:formula="of:=TAN((ACOS(COS(RADIANS([.B544]))*COS(RADIANS([.C544])))))" office:value-type="float" office:value="0.0134571332704652" calcext:value-type="float">
            <text:p>0.0135</text:p>
          </table:table-cell>
          <table:table-cell table:formula="of:=SQRT([.E544]^2+[.F544]^2)" office:value-type="float" office:value="0.248394846967484" calcext:value-type="float">
            <text:p>0.25</text:p>
          </table:table-cell>
          <table:table-cell table:formula="of:=DEGREES(ATAN2([.F544]; [.E544]))" office:value-type="float" office:value="-40.1009075462122" calcext:value-type="float">
            <text:p>-40.10</text:p>
          </table:table-cell>
          <table:table-cell table:style-name="ce9" table:formula="of:=SQRT([.T544])" office:value-type="float" office:value="0.201856999056978" calcext:value-type="float">
            <text:p>0.20</text:p>
          </table:table-cell>
          <table:table-cell table:style-name="ce8" table:formula="of:=DEGREES(ATAN( (-SIN (RADIANS ([.C544])) * COS(RADIANS([.B544]))) / (COS (RADIANS ([.C544])) * SIN(RADIANS([.B544]))) ))" office:value-type="float" office:value="-55.1067284263417" calcext:value-type="float">
            <text:p>-55.11</text:p>
          </table:table-cell>
          <table:table-cell table:style-name="ce11" table:formula="of:=SQRT([.U544]^2+[.V544]^2)" office:value-type="float" office:value="0.446438252341928" calcext:value-type="float">
            <text:p>0.45</text:p>
          </table:table-cell>
          <table:table-cell table:style-name="ce8" table:formula="of:=DEGREES(ATAN2([.V544];[.U544]))" office:value-type="float" office:value="136.823905012947" calcext:value-type="float">
            <text:p>136.82</text:p>
          </table:table-cell>
          <table:table-cell table:style-name="ce8"/>
          <table:table-cell table:style-name="ce13" table:formula="of:=[.K544]*15" office:value-type="float" office:value="0.201856999056978" calcext:value-type="float">
            <text:p>0.20</text:p>
          </table:table-cell>
          <table:table-cell table:style-name="ce8" table:formula="of:=[.K544]^2*225" office:value-type="float" office:value="0.040746248068289" calcext:value-type="float">
            <text:p>0.04</text:p>
          </table:table-cell>
          <table:table-cell table:style-name="ce8" table:formula="of:=[.L544]*COS(RADIANS([.M544]))+[.N544]*COS(RADIANS([.O544]))" office:value-type="float" office:value="0.305472206776265" calcext:value-type="float">
            <text:p>0.31</text:p>
          </table:table-cell>
          <table:table-cell table:style-name="ce8" table:formula="of:=[.L544]*SIN(RADIANS([.M544]))+[.N544]*SIN(RADIANS([.O544]))" office:value-type="float" office:value="-0.325566957846391" calcext:value-type="float">
            <text:p>-0.33</text:p>
          </table:table-cell>
          <table:table-cell office:value-type="float" office:value="0.231297120689823" calcext:value-type="float">
            <text:p>0.23</text:p>
          </table:table-cell>
          <table:table-cell table:number-columns-repeated="1001"/>
        </table:table-row>
        <table:table-row table:style-name="ro1">
          <table:table-cell office:value-type="float" office:value="896510" calcext:value-type="float">
            <text:p>896510</text:p>
          </table:table-cell>
          <table:table-cell office:value-type="float" office:value="0.441053836083593" calcext:value-type="float">
            <text:p>0.4410538361</text:p>
          </table:table-cell>
          <table:table-cell office:value-type="float" office:value="0.632380908351005" calcext:value-type="float">
            <text:p>0.6323809084</text:p>
          </table:table-cell>
          <table:table-cell office:value-type="float" office:value="0.594900298641413" calcext:value-type="float">
            <text:p>0.5949002986</text:p>
          </table:table-cell>
          <table:table-cell office:value-type="float" office:value="-0.16" calcext:value-type="float">
            <text:p>-0.16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35" calcext:value-type="float">
            <text:p>19.35</text:p>
          </table:table-cell>
          <table:table-cell/>
          <table:table-cell table:formula="of:=DEGREES(ACOS(COS(RADIANS([.B545]))*COS(RADIANS([.C545]))))" office:value-type="float" office:value="0.770990402299411" calcext:value-type="float">
            <text:p>0.77</text:p>
          </table:table-cell>
          <table:table-cell table:formula="of:=TAN((ACOS(COS(RADIANS([.B545]))*COS(RADIANS([.C545])))))" office:value-type="float" office:value="0.0134571332704652" calcext:value-type="float">
            <text:p>0.0135</text:p>
          </table:table-cell>
          <table:table-cell table:formula="of:=SQRT([.E545]^2+[.F545]^2)" office:value-type="float" office:value="0.248394846967484" calcext:value-type="float">
            <text:p>0.25</text:p>
          </table:table-cell>
          <table:table-cell table:formula="of:=DEGREES(ATAN2([.F545]; [.E545]))" office:value-type="float" office:value="-40.1009075462122" calcext:value-type="float">
            <text:p>-40.10</text:p>
          </table:table-cell>
          <table:table-cell table:style-name="ce9" table:formula="of:=SQRT([.T545])" office:value-type="float" office:value="0.201856999056978" calcext:value-type="float">
            <text:p>0.20</text:p>
          </table:table-cell>
          <table:table-cell table:style-name="ce8" table:formula="of:=DEGREES(ATAN( (-SIN (RADIANS ([.C545])) * COS(RADIANS([.B545]))) / (COS (RADIANS ([.C545])) * SIN(RADIANS([.B545]))) ))" office:value-type="float" office:value="-55.1067284263417" calcext:value-type="float">
            <text:p>-55.11</text:p>
          </table:table-cell>
          <table:table-cell table:style-name="ce11" table:formula="of:=SQRT([.U545]^2+[.V545]^2)" office:value-type="float" office:value="0.446438252341928" calcext:value-type="float">
            <text:p>0.45</text:p>
          </table:table-cell>
          <table:table-cell table:style-name="ce8" table:formula="of:=DEGREES(ATAN2([.V545];[.U545]))" office:value-type="float" office:value="136.823905012947" calcext:value-type="float">
            <text:p>136.82</text:p>
          </table:table-cell>
          <table:table-cell table:style-name="ce8"/>
          <table:table-cell table:style-name="ce13" table:formula="of:=[.K545]*15" office:value-type="float" office:value="0.201856999056978" calcext:value-type="float">
            <text:p>0.20</text:p>
          </table:table-cell>
          <table:table-cell table:style-name="ce8" table:formula="of:=[.K545]^2*225" office:value-type="float" office:value="0.040746248068289" calcext:value-type="float">
            <text:p>0.04</text:p>
          </table:table-cell>
          <table:table-cell table:style-name="ce8" table:formula="of:=[.L545]*COS(RADIANS([.M545]))+[.N545]*COS(RADIANS([.O545]))" office:value-type="float" office:value="0.305472206776265" calcext:value-type="float">
            <text:p>0.31</text:p>
          </table:table-cell>
          <table:table-cell table:style-name="ce8" table:formula="of:=[.L545]*SIN(RADIANS([.M545]))+[.N545]*SIN(RADIANS([.O545]))" office:value-type="float" office:value="-0.325566957846391" calcext:value-type="float">
            <text:p>-0.33</text:p>
          </table:table-cell>
          <table:table-cell office:value-type="float" office:value="0.231297120689823" calcext:value-type="float">
            <text:p>0.23</text:p>
          </table:table-cell>
          <table:table-cell table:number-columns-repeated="1001"/>
        </table:table-row>
        <table:table-row table:style-name="ro1">
          <table:table-cell office:value-type="float" office:value="896760" calcext:value-type="float">
            <text:p>896760</text:p>
          </table:table-cell>
          <table:table-cell office:value-type="float" office:value="0.409547987711323" calcext:value-type="float">
            <text:p>0.4095479877</text:p>
          </table:table-cell>
          <table:table-cell office:value-type="float" office:value="0.67214941798914" calcext:value-type="float">
            <text:p>0.672149418</text:p>
          </table:table-cell>
          <table:table-cell office:value-type="float" office:value="0.59489026680107" calcext:value-type="float">
            <text:p>0.5948902668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385" calcext:value-type="float">
            <text:p>19.385</text:p>
          </table:table-cell>
          <table:table-cell/>
          <table:table-cell table:formula="of:=DEGREES(ACOS(COS(RADIANS([.B546]))*COS(RADIANS([.C546]))))" office:value-type="float" office:value="0.78708747915697" calcext:value-type="float">
            <text:p>0.79</text:p>
          </table:table-cell>
          <table:table-cell table:formula="of:=TAN((ACOS(COS(RADIANS([.B546]))*COS(RADIANS([.C546])))))" office:value-type="float" office:value="0.0137381322092905" calcext:value-type="float">
            <text:p>0.0137</text:p>
          </table:table-cell>
          <table:table-cell table:formula="of:=SQRT([.E546]^2+[.F546]^2)" office:value-type="float" office:value="0.242074368738204" calcext:value-type="float">
            <text:p>0.24</text:p>
          </table:table-cell>
          <table:table-cell table:formula="of:=DEGREES(ATAN2([.F546]; [.E546]))" office:value-type="float" office:value="-38.2901631922431" calcext:value-type="float">
            <text:p>-38.29</text:p>
          </table:table-cell>
          <table:table-cell table:style-name="ce9" table:formula="of:=SQRT([.T546])" office:value-type="float" office:value="0.206071983139358" calcext:value-type="float">
            <text:p>0.21</text:p>
          </table:table-cell>
          <table:table-cell table:style-name="ce8" table:formula="of:=DEGREES(ATAN( (-SIN (RADIANS ([.C546])) * COS(RADIANS([.B546]))) / (COS (RADIANS ([.C546])) * SIN(RADIANS([.B546]))) ))" office:value-type="float" office:value="-58.6463260462754" calcext:value-type="float">
            <text:p>-58.65</text:p>
          </table:table-cell>
          <table:table-cell table:style-name="ce11" table:formula="of:=SQRT([.U546]^2+[.V546]^2)" office:value-type="float" office:value="0.441139874911801" calcext:value-type="float">
            <text:p>0.44</text:p>
          </table:table-cell>
          <table:table-cell table:style-name="ce8" table:formula="of:=DEGREES(ATAN2([.V546];[.U546]))" office:value-type="float" office:value="137.641922442596" calcext:value-type="float">
            <text:p>137.64</text:p>
          </table:table-cell>
          <table:table-cell table:style-name="ce8"/>
          <table:table-cell table:style-name="ce13" table:formula="of:=[.K546]*15" office:value-type="float" office:value="0.206071983139358" calcext:value-type="float">
            <text:p>0.21</text:p>
          </table:table-cell>
          <table:table-cell table:style-name="ce8" table:formula="of:=[.K546]^2*225" office:value-type="float" office:value="0.0424656622349878" calcext:value-type="float">
            <text:p>0.04</text:p>
          </table:table-cell>
          <table:table-cell table:style-name="ce8" table:formula="of:=[.L546]*COS(RADIANS([.M546]))+[.N546]*COS(RADIANS([.O546]))" office:value-type="float" office:value="0.297223236180923" calcext:value-type="float">
            <text:p>0.30</text:p>
          </table:table-cell>
          <table:table-cell table:style-name="ce8" table:formula="of:=[.L546]*SIN(RADIANS([.M546]))+[.N546]*SIN(RADIANS([.O546]))" office:value-type="float" office:value="-0.325979657511537" calcext:value-type="float">
            <text:p>-0.33</text:p>
          </table:table-cell>
          <table:table-cell office:value-type="float" office:value="0.236126243747091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6760" calcext:value-type="float">
            <text:p>896760</text:p>
          </table:table-cell>
          <table:table-cell office:value-type="float" office:value="0.409547987711323" calcext:value-type="float">
            <text:p>0.4095479877</text:p>
          </table:table-cell>
          <table:table-cell office:value-type="float" office:value="0.67214941798914" calcext:value-type="float">
            <text:p>0.672149418</text:p>
          </table:table-cell>
          <table:table-cell office:value-type="float" office:value="0.59489026680107" calcext:value-type="float">
            <text:p>0.5948902668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385" calcext:value-type="float">
            <text:p>19.385</text:p>
          </table:table-cell>
          <table:table-cell/>
          <table:table-cell table:formula="of:=DEGREES(ACOS(COS(RADIANS([.B547]))*COS(RADIANS([.C547]))))" office:value-type="float" office:value="0.78708747915697" calcext:value-type="float">
            <text:p>0.79</text:p>
          </table:table-cell>
          <table:table-cell table:formula="of:=TAN((ACOS(COS(RADIANS([.B547]))*COS(RADIANS([.C547])))))" office:value-type="float" office:value="0.0137381322092905" calcext:value-type="float">
            <text:p>0.0137</text:p>
          </table:table-cell>
          <table:table-cell table:formula="of:=SQRT([.E547]^2+[.F547]^2)" office:value-type="float" office:value="0.242074368738204" calcext:value-type="float">
            <text:p>0.24</text:p>
          </table:table-cell>
          <table:table-cell table:formula="of:=DEGREES(ATAN2([.F547]; [.E547]))" office:value-type="float" office:value="-38.2901631922431" calcext:value-type="float">
            <text:p>-38.29</text:p>
          </table:table-cell>
          <table:table-cell table:style-name="ce9" table:formula="of:=SQRT([.T547])" office:value-type="float" office:value="0.206071983139358" calcext:value-type="float">
            <text:p>0.21</text:p>
          </table:table-cell>
          <table:table-cell table:style-name="ce8" table:formula="of:=DEGREES(ATAN( (-SIN (RADIANS ([.C547])) * COS(RADIANS([.B547]))) / (COS (RADIANS ([.C547])) * SIN(RADIANS([.B547]))) ))" office:value-type="float" office:value="-58.6463260462754" calcext:value-type="float">
            <text:p>-58.65</text:p>
          </table:table-cell>
          <table:table-cell table:style-name="ce11" table:formula="of:=SQRT([.U547]^2+[.V547]^2)" office:value-type="float" office:value="0.441139874911801" calcext:value-type="float">
            <text:p>0.44</text:p>
          </table:table-cell>
          <table:table-cell table:style-name="ce8" table:formula="of:=DEGREES(ATAN2([.V547];[.U547]))" office:value-type="float" office:value="137.641922442596" calcext:value-type="float">
            <text:p>137.64</text:p>
          </table:table-cell>
          <table:table-cell table:style-name="ce8"/>
          <table:table-cell table:style-name="ce13" table:formula="of:=[.K547]*15" office:value-type="float" office:value="0.206071983139358" calcext:value-type="float">
            <text:p>0.21</text:p>
          </table:table-cell>
          <table:table-cell table:style-name="ce8" table:formula="of:=[.K547]^2*225" office:value-type="float" office:value="0.0424656622349878" calcext:value-type="float">
            <text:p>0.04</text:p>
          </table:table-cell>
          <table:table-cell table:style-name="ce8" table:formula="of:=[.L547]*COS(RADIANS([.M547]))+[.N547]*COS(RADIANS([.O547]))" office:value-type="float" office:value="0.297223236180923" calcext:value-type="float">
            <text:p>0.30</text:p>
          </table:table-cell>
          <table:table-cell table:style-name="ce8" table:formula="of:=[.L547]*SIN(RADIANS([.M547]))+[.N547]*SIN(RADIANS([.O547]))" office:value-type="float" office:value="-0.325979657511537" calcext:value-type="float">
            <text:p>-0.33</text:p>
          </table:table-cell>
          <table:table-cell office:value-type="float" office:value="0.236126243747091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7010" calcext:value-type="float">
            <text:p>897010</text:p>
          </table:table-cell>
          <table:table-cell office:value-type="float" office:value="0.478200006647693" calcext:value-type="float">
            <text:p>0.4782000066</text:p>
          </table:table-cell>
          <table:table-cell office:value-type="float" office:value="0.653206208491227" calcext:value-type="float">
            <text:p>0.6532062085</text:p>
          </table:table-cell>
          <table:table-cell office:value-type="float" office:value="0.598956630595608" calcext:value-type="float">
            <text:p>0.5989566306</text:p>
          </table:table-cell>
          <table:table-cell office:value-type="float" office:value="-0.14" calcext:value-type="float">
            <text:p>-0.14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9.42" calcext:value-type="float">
            <text:p>19.42</text:p>
          </table:table-cell>
          <table:table-cell/>
          <table:table-cell table:formula="of:=DEGREES(ACOS(COS(RADIANS([.B548]))*COS(RADIANS([.C548]))))" office:value-type="float" office:value="0.809533007223745" calcext:value-type="float">
            <text:p>0.81</text:p>
          </table:table-cell>
          <table:table-cell table:formula="of:=TAN((ACOS(COS(RADIANS([.B548]))*COS(RADIANS([.C548])))))" office:value-type="float" office:value="0.0141299566423331" calcext:value-type="float">
            <text:p>0.0141</text:p>
          </table:table-cell>
          <table:table-cell table:formula="of:=SQRT([.E548]^2+[.F548]^2)" office:value-type="float" office:value="0.236008474424119" calcext:value-type="float">
            <text:p>0.24</text:p>
          </table:table-cell>
          <table:table-cell table:formula="of:=DEGREES(ATAN2([.F548]; [.E548]))" office:value-type="float" office:value="-36.3843518158359" calcext:value-type="float">
            <text:p>-36.38</text:p>
          </table:table-cell>
          <table:table-cell table:style-name="ce9" table:formula="of:=SQRT([.T548])" office:value-type="float" office:value="0.211949349634996" calcext:value-type="float">
            <text:p>0.21</text:p>
          </table:table-cell>
          <table:table-cell table:style-name="ce8" table:formula="of:=DEGREES(ATAN( (-SIN (RADIANS ([.C548])) * COS(RADIANS([.B548]))) / (COS (RADIANS ([.C548])) * SIN(RADIANS([.B548]))) ))" office:value-type="float" office:value="-53.7933909676487" calcext:value-type="float">
            <text:p>-53.79</text:p>
          </table:table-cell>
          <table:table-cell table:style-name="ce11" table:formula="of:=SQRT([.U548]^2+[.V548]^2)" office:value-type="float" office:value="0.442813194198441" calcext:value-type="float">
            <text:p>0.44</text:p>
          </table:table-cell>
          <table:table-cell table:style-name="ce8" table:formula="of:=DEGREES(ATAN2([.V548];[.U548]))" office:value-type="float" office:value="134.61774539841" calcext:value-type="float">
            <text:p>134.62</text:p>
          </table:table-cell>
          <table:table-cell table:style-name="ce8"/>
          <table:table-cell table:style-name="ce13" table:formula="of:=[.K548]*15" office:value-type="float" office:value="0.211949349634996" calcext:value-type="float">
            <text:p>0.21</text:p>
          </table:table-cell>
          <table:table-cell table:style-name="ce8" table:formula="of:=[.K548]^2*225" office:value-type="float" office:value="0.0449225268106977" calcext:value-type="float">
            <text:p>0.04</text:p>
          </table:table-cell>
          <table:table-cell table:style-name="ce8" table:formula="of:=[.L548]*COS(RADIANS([.M548]))+[.N548]*COS(RADIANS([.O548]))" office:value-type="float" office:value="0.315198215057232" calcext:value-type="float">
            <text:p>0.32</text:p>
          </table:table-cell>
          <table:table-cell table:style-name="ce8" table:formula="of:=[.L548]*SIN(RADIANS([.M548]))+[.N548]*SIN(RADIANS([.O548]))" office:value-type="float" office:value="-0.311020272942072" calcext:value-type="float">
            <text:p>-0.31</text:p>
          </table:table-cell>
          <table:table-cell office:value-type="float" office:value="0.242859902167123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7010" calcext:value-type="float">
            <text:p>897010</text:p>
          </table:table-cell>
          <table:table-cell office:value-type="float" office:value="0.478200006647693" calcext:value-type="float">
            <text:p>0.4782000066</text:p>
          </table:table-cell>
          <table:table-cell office:value-type="float" office:value="0.653206208491227" calcext:value-type="float">
            <text:p>0.6532062085</text:p>
          </table:table-cell>
          <table:table-cell office:value-type="float" office:value="0.598956630595608" calcext:value-type="float">
            <text:p>0.5989566306</text:p>
          </table:table-cell>
          <table:table-cell office:value-type="float" office:value="-0.14" calcext:value-type="float">
            <text:p>-0.14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9.42" calcext:value-type="float">
            <text:p>19.42</text:p>
          </table:table-cell>
          <table:table-cell/>
          <table:table-cell table:formula="of:=DEGREES(ACOS(COS(RADIANS([.B549]))*COS(RADIANS([.C549]))))" office:value-type="float" office:value="0.809533007223745" calcext:value-type="float">
            <text:p>0.81</text:p>
          </table:table-cell>
          <table:table-cell table:formula="of:=TAN((ACOS(COS(RADIANS([.B549]))*COS(RADIANS([.C549])))))" office:value-type="float" office:value="0.0141299566423331" calcext:value-type="float">
            <text:p>0.0141</text:p>
          </table:table-cell>
          <table:table-cell table:formula="of:=SQRT([.E549]^2+[.F549]^2)" office:value-type="float" office:value="0.236008474424119" calcext:value-type="float">
            <text:p>0.24</text:p>
          </table:table-cell>
          <table:table-cell table:formula="of:=DEGREES(ATAN2([.F549]; [.E549]))" office:value-type="float" office:value="-36.3843518158359" calcext:value-type="float">
            <text:p>-36.38</text:p>
          </table:table-cell>
          <table:table-cell table:style-name="ce9" table:formula="of:=SQRT([.T549])" office:value-type="float" office:value="0.211949349634996" calcext:value-type="float">
            <text:p>0.21</text:p>
          </table:table-cell>
          <table:table-cell table:style-name="ce8" table:formula="of:=DEGREES(ATAN( (-SIN (RADIANS ([.C549])) * COS(RADIANS([.B549]))) / (COS (RADIANS ([.C549])) * SIN(RADIANS([.B549]))) ))" office:value-type="float" office:value="-53.7933909676487" calcext:value-type="float">
            <text:p>-53.79</text:p>
          </table:table-cell>
          <table:table-cell table:style-name="ce11" table:formula="of:=SQRT([.U549]^2+[.V549]^2)" office:value-type="float" office:value="0.442813194198441" calcext:value-type="float">
            <text:p>0.44</text:p>
          </table:table-cell>
          <table:table-cell table:style-name="ce8" table:formula="of:=DEGREES(ATAN2([.V549];[.U549]))" office:value-type="float" office:value="134.61774539841" calcext:value-type="float">
            <text:p>134.62</text:p>
          </table:table-cell>
          <table:table-cell table:style-name="ce8"/>
          <table:table-cell table:style-name="ce13" table:formula="of:=[.K549]*15" office:value-type="float" office:value="0.211949349634996" calcext:value-type="float">
            <text:p>0.21</text:p>
          </table:table-cell>
          <table:table-cell table:style-name="ce8" table:formula="of:=[.K549]^2*225" office:value-type="float" office:value="0.0449225268106977" calcext:value-type="float">
            <text:p>0.04</text:p>
          </table:table-cell>
          <table:table-cell table:style-name="ce8" table:formula="of:=[.L549]*COS(RADIANS([.M549]))+[.N549]*COS(RADIANS([.O549]))" office:value-type="float" office:value="0.315198215057232" calcext:value-type="float">
            <text:p>0.32</text:p>
          </table:table-cell>
          <table:table-cell table:style-name="ce8" table:formula="of:=[.L549]*SIN(RADIANS([.M549]))+[.N549]*SIN(RADIANS([.O549]))" office:value-type="float" office:value="-0.311020272942072" calcext:value-type="float">
            <text:p>-0.31</text:p>
          </table:table-cell>
          <table:table-cell office:value-type="float" office:value="0.242859902167123" calcext:value-type="float">
            <text:p>0.24</text:p>
          </table:table-cell>
          <table:table-cell table:number-columns-repeated="1001"/>
        </table:table-row>
        <table:table-row table:style-name="ro1">
          <table:table-cell office:value-type="float" office:value="897260" calcext:value-type="float">
            <text:p>897260</text:p>
          </table:table-cell>
          <table:table-cell office:value-type="float" office:value="0.524904626748829" calcext:value-type="float">
            <text:p>0.5249046267</text:p>
          </table:table-cell>
          <table:table-cell office:value-type="float" office:value="0.631348802734393" calcext:value-type="float">
            <text:p>0.6313488027</text:p>
          </table:table-cell>
          <table:table-cell office:value-type="float" office:value="0.600562578824207" calcext:value-type="float">
            <text:p>0.6005625788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2" calcext:value-type="float">
            <text:p>-0.12</text:p>
          </table:table-cell>
          <table:table-cell office:value-type="float" office:value="19.454" calcext:value-type="float">
            <text:p>19.454</text:p>
          </table:table-cell>
          <table:table-cell/>
          <table:table-cell table:formula="of:=DEGREES(ACOS(COS(RADIANS([.B550]))*COS(RADIANS([.C550]))))" office:value-type="float" office:value="0.821045081741054" calcext:value-type="float">
            <text:p>0.82</text:p>
          </table:table-cell>
          <table:table-cell table:formula="of:=TAN((ACOS(COS(RADIANS([.B550]))*COS(RADIANS([.C550])))))" office:value-type="float" office:value="0.0143309209351831" calcext:value-type="float">
            <text:p>0.0143</text:p>
          </table:table-cell>
          <table:table-cell table:formula="of:=SQRT([.E550]^2+[.F550]^2)" office:value-type="float" office:value="0.25" calcext:value-type="float">
            <text:p>0.25</text:p>
          </table:table-cell>
          <table:table-cell table:formula="of:=DEGREES(ATAN2([.F550]; [.E550]))" office:value-type="float" office:value="-36.869897645844" calcext:value-type="float">
            <text:p>-36.87</text:p>
          </table:table-cell>
          <table:table-cell table:style-name="ce9" table:formula="of:=SQRT([.T550])" office:value-type="float" office:value="0.214963814027747" calcext:value-type="float">
            <text:p>0.21</text:p>
          </table:table-cell>
          <table:table-cell table:style-name="ce8" table:formula="of:=DEGREES(ATAN( (-SIN (RADIANS ([.C550])) * COS(RADIANS([.B550]))) / (COS (RADIANS ([.C550])) * SIN(RADIANS([.B550]))) ))" office:value-type="float" office:value="-50.2601505384987" calcext:value-type="float">
            <text:p>-50.26</text:p>
          </table:table-cell>
          <table:table-cell table:style-name="ce11" table:formula="of:=SQRT([.U550]^2+[.V550]^2)" office:value-type="float" office:value="0.461811090991295" calcext:value-type="float">
            <text:p>0.46</text:p>
          </table:table-cell>
          <table:table-cell table:style-name="ce8" table:formula="of:=DEGREES(ATAN2([.V550];[.U550]))" office:value-type="float" office:value="133.058233991834" calcext:value-type="float">
            <text:p>133.06</text:p>
          </table:table-cell>
          <table:table-cell table:style-name="ce8"/>
          <table:table-cell table:style-name="ce13" table:formula="of:=[.K550]*15" office:value-type="float" office:value="0.214963814027747" calcext:value-type="float">
            <text:p>0.21</text:p>
          </table:table-cell>
          <table:table-cell table:style-name="ce8" table:formula="of:=[.K550]^2*225" office:value-type="float" office:value="0.0462094413413558" calcext:value-type="float">
            <text:p>0.05</text:p>
          </table:table-cell>
          <table:table-cell table:style-name="ce8" table:formula="of:=[.L550]*COS(RADIANS([.M550]))+[.N550]*COS(RADIANS([.O550]))" office:value-type="float" office:value="0.337426964699152" calcext:value-type="float">
            <text:p>0.34</text:p>
          </table:table-cell>
          <table:table-cell table:style-name="ce8" table:formula="of:=[.L550]*SIN(RADIANS([.M550]))+[.N550]*SIN(RADIANS([.O550]))" office:value-type="float" office:value="-0.31529752180518" calcext:value-type="float">
            <text:p>-0.32</text:p>
          </table:table-cell>
          <table:table-cell office:value-type="float" office:value="0.246313524522316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7260" calcext:value-type="float">
            <text:p>897260</text:p>
          </table:table-cell>
          <table:table-cell office:value-type="float" office:value="0.524904626748829" calcext:value-type="float">
            <text:p>0.5249046267</text:p>
          </table:table-cell>
          <table:table-cell office:value-type="float" office:value="0.631348802734393" calcext:value-type="float">
            <text:p>0.6313488027</text:p>
          </table:table-cell>
          <table:table-cell office:value-type="float" office:value="0.600562578824207" calcext:value-type="float">
            <text:p>0.6005625788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2" calcext:value-type="float">
            <text:p>-0.12</text:p>
          </table:table-cell>
          <table:table-cell office:value-type="float" office:value="19.454" calcext:value-type="float">
            <text:p>19.454</text:p>
          </table:table-cell>
          <table:table-cell/>
          <table:table-cell table:formula="of:=DEGREES(ACOS(COS(RADIANS([.B551]))*COS(RADIANS([.C551]))))" office:value-type="float" office:value="0.821045081741054" calcext:value-type="float">
            <text:p>0.82</text:p>
          </table:table-cell>
          <table:table-cell table:formula="of:=TAN((ACOS(COS(RADIANS([.B551]))*COS(RADIANS([.C551])))))" office:value-type="float" office:value="0.0143309209351831" calcext:value-type="float">
            <text:p>0.0143</text:p>
          </table:table-cell>
          <table:table-cell table:formula="of:=SQRT([.E551]^2+[.F551]^2)" office:value-type="float" office:value="0.25" calcext:value-type="float">
            <text:p>0.25</text:p>
          </table:table-cell>
          <table:table-cell table:formula="of:=DEGREES(ATAN2([.F551]; [.E551]))" office:value-type="float" office:value="-36.869897645844" calcext:value-type="float">
            <text:p>-36.87</text:p>
          </table:table-cell>
          <table:table-cell table:style-name="ce9" table:formula="of:=SQRT([.T551])" office:value-type="float" office:value="0.214963814027747" calcext:value-type="float">
            <text:p>0.21</text:p>
          </table:table-cell>
          <table:table-cell table:style-name="ce8" table:formula="of:=DEGREES(ATAN( (-SIN (RADIANS ([.C551])) * COS(RADIANS([.B551]))) / (COS (RADIANS ([.C551])) * SIN(RADIANS([.B551]))) ))" office:value-type="float" office:value="-50.2601505384987" calcext:value-type="float">
            <text:p>-50.26</text:p>
          </table:table-cell>
          <table:table-cell table:style-name="ce11" table:formula="of:=SQRT([.U551]^2+[.V551]^2)" office:value-type="float" office:value="0.461811090991295" calcext:value-type="float">
            <text:p>0.46</text:p>
          </table:table-cell>
          <table:table-cell table:style-name="ce8" table:formula="of:=DEGREES(ATAN2([.V551];[.U551]))" office:value-type="float" office:value="133.058233991834" calcext:value-type="float">
            <text:p>133.06</text:p>
          </table:table-cell>
          <table:table-cell table:style-name="ce8"/>
          <table:table-cell table:style-name="ce13" table:formula="of:=[.K551]*15" office:value-type="float" office:value="0.214963814027747" calcext:value-type="float">
            <text:p>0.21</text:p>
          </table:table-cell>
          <table:table-cell table:style-name="ce8" table:formula="of:=[.K551]^2*225" office:value-type="float" office:value="0.0462094413413558" calcext:value-type="float">
            <text:p>0.05</text:p>
          </table:table-cell>
          <table:table-cell table:style-name="ce8" table:formula="of:=[.L551]*COS(RADIANS([.M551]))+[.N551]*COS(RADIANS([.O551]))" office:value-type="float" office:value="0.337426964699152" calcext:value-type="float">
            <text:p>0.34</text:p>
          </table:table-cell>
          <table:table-cell table:style-name="ce8" table:formula="of:=[.L551]*SIN(RADIANS([.M551]))+[.N551]*SIN(RADIANS([.O551]))" office:value-type="float" office:value="-0.31529752180518" calcext:value-type="float">
            <text:p>-0.32</text:p>
          </table:table-cell>
          <table:table-cell office:value-type="float" office:value="0.246313524522316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7510" calcext:value-type="float">
            <text:p>897510</text:p>
          </table:table-cell>
          <table:table-cell office:value-type="float" office:value="0.52937605277766" calcext:value-type="float">
            <text:p>0.5293760528</text:p>
          </table:table-cell>
          <table:table-cell office:value-type="float" office:value="0.629891838007065" calcext:value-type="float">
            <text:p>0.629891838</text:p>
          </table:table-cell>
          <table:table-cell office:value-type="float" office:value="0.600284195254676" calcext:value-type="float">
            <text:p>0.6002841953</text:p>
          </table:table-cell>
          <table:table-cell office:value-type="float" office:value="-0.14" calcext:value-type="float">
            <text:p>-0.14</text:p>
          </table:table-cell>
          <table:table-cell office:value-type="float" office:value="0.2" calcext:value-type="float">
            <text:p>0.2</text:p>
          </table:table-cell>
          <table:table-cell office:value-type="float" office:value="-0.12" calcext:value-type="float">
            <text:p>-0.12</text:p>
          </table:table-cell>
          <table:table-cell office:value-type="float" office:value="19.488" calcext:value-type="float">
            <text:p>19.488</text:p>
          </table:table-cell>
          <table:table-cell/>
          <table:table-cell table:formula="of:=DEGREES(ACOS(COS(RADIANS([.B552]))*COS(RADIANS([.C552]))))" office:value-type="float" office:value="0.82279489709427" calcext:value-type="float">
            <text:p>0.82</text:p>
          </table:table-cell>
          <table:table-cell table:formula="of:=TAN((ACOS(COS(RADIANS([.B552]))*COS(RADIANS([.C552])))))" office:value-type="float" office:value="0.0143614672599469" calcext:value-type="float">
            <text:p>0.0144</text:p>
          </table:table-cell>
          <table:table-cell table:formula="of:=SQRT([.E552]^2+[.F552]^2)" office:value-type="float" office:value="0.244131112314674" calcext:value-type="float">
            <text:p>0.24</text:p>
          </table:table-cell>
          <table:table-cell table:formula="of:=DEGREES(ATAN2([.F552]; [.E552]))" office:value-type="float" office:value="-34.9920201985587" calcext:value-type="float">
            <text:p>-34.99</text:p>
          </table:table-cell>
          <table:table-cell table:style-name="ce9" table:formula="of:=SQRT([.T552])" office:value-type="float" office:value="0.215422008899203" calcext:value-type="float">
            <text:p>0.22</text:p>
          </table:table-cell>
          <table:table-cell table:style-name="ce8" table:formula="of:=DEGREES(ATAN( (-SIN (RADIANS ([.C552])) * COS(RADIANS([.B552]))) / (COS (RADIANS ([.C552])) * SIN(RADIANS([.B552]))) ))" office:value-type="float" office:value="-49.9558431049117" calcext:value-type="float">
            <text:p>-49.96</text:p>
          </table:table-cell>
          <table:table-cell table:style-name="ce11" table:formula="of:=SQRT([.U552]^2+[.V552]^2)" office:value-type="float" office:value="0.455655830195164" calcext:value-type="float">
            <text:p>0.46</text:p>
          </table:table-cell>
          <table:table-cell table:style-name="ce8" table:formula="of:=DEGREES(ATAN2([.V552];[.U552]))" office:value-type="float" office:value="132.003858816982" calcext:value-type="float">
            <text:p>132.00</text:p>
          </table:table-cell>
          <table:table-cell table:style-name="ce8"/>
          <table:table-cell table:style-name="ce13" table:formula="of:=[.K552]*15" office:value-type="float" office:value="0.215422008899203" calcext:value-type="float">
            <text:p>0.22</text:p>
          </table:table-cell>
          <table:table-cell table:style-name="ce8" table:formula="of:=[.K552]^2*225" office:value-type="float" office:value="0.0464066419181684" calcext:value-type="float">
            <text:p>0.05</text:p>
          </table:table-cell>
          <table:table-cell table:style-name="ce8" table:formula="of:=[.L552]*COS(RADIANS([.M552]))+[.N552]*COS(RADIANS([.O552]))" office:value-type="float" office:value="0.338597737365119" calcext:value-type="float">
            <text:p>0.34</text:p>
          </table:table-cell>
          <table:table-cell table:style-name="ce8" table:formula="of:=[.L552]*SIN(RADIANS([.M552]))+[.N552]*SIN(RADIANS([.O552]))" office:value-type="float" office:value="-0.304916066880816" calcext:value-type="float">
            <text:p>-0.30</text:p>
          </table:table-cell>
          <table:table-cell office:value-type="float" office:value="0.246838469128281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7510" calcext:value-type="float">
            <text:p>897510</text:p>
          </table:table-cell>
          <table:table-cell office:value-type="float" office:value="0.52937605277766" calcext:value-type="float">
            <text:p>0.5293760528</text:p>
          </table:table-cell>
          <table:table-cell office:value-type="float" office:value="0.629891838007065" calcext:value-type="float">
            <text:p>0.629891838</text:p>
          </table:table-cell>
          <table:table-cell office:value-type="float" office:value="0.600284195254676" calcext:value-type="float">
            <text:p>0.6002841953</text:p>
          </table:table-cell>
          <table:table-cell office:value-type="float" office:value="-0.14" calcext:value-type="float">
            <text:p>-0.14</text:p>
          </table:table-cell>
          <table:table-cell office:value-type="float" office:value="0.2" calcext:value-type="float">
            <text:p>0.2</text:p>
          </table:table-cell>
          <table:table-cell office:value-type="float" office:value="-0.12" calcext:value-type="float">
            <text:p>-0.12</text:p>
          </table:table-cell>
          <table:table-cell office:value-type="float" office:value="19.488" calcext:value-type="float">
            <text:p>19.488</text:p>
          </table:table-cell>
          <table:table-cell/>
          <table:table-cell table:formula="of:=DEGREES(ACOS(COS(RADIANS([.B553]))*COS(RADIANS([.C553]))))" office:value-type="float" office:value="0.82279489709427" calcext:value-type="float">
            <text:p>0.82</text:p>
          </table:table-cell>
          <table:table-cell table:formula="of:=TAN((ACOS(COS(RADIANS([.B553]))*COS(RADIANS([.C553])))))" office:value-type="float" office:value="0.0143614672599469" calcext:value-type="float">
            <text:p>0.0144</text:p>
          </table:table-cell>
          <table:table-cell table:formula="of:=SQRT([.E553]^2+[.F553]^2)" office:value-type="float" office:value="0.244131112314674" calcext:value-type="float">
            <text:p>0.24</text:p>
          </table:table-cell>
          <table:table-cell table:formula="of:=DEGREES(ATAN2([.F553]; [.E553]))" office:value-type="float" office:value="-34.9920201985587" calcext:value-type="float">
            <text:p>-34.99</text:p>
          </table:table-cell>
          <table:table-cell table:style-name="ce9" table:formula="of:=SQRT([.T553])" office:value-type="float" office:value="0.215422008899203" calcext:value-type="float">
            <text:p>0.22</text:p>
          </table:table-cell>
          <table:table-cell table:style-name="ce8" table:formula="of:=DEGREES(ATAN( (-SIN (RADIANS ([.C553])) * COS(RADIANS([.B553]))) / (COS (RADIANS ([.C553])) * SIN(RADIANS([.B553]))) ))" office:value-type="float" office:value="-49.9558431049117" calcext:value-type="float">
            <text:p>-49.96</text:p>
          </table:table-cell>
          <table:table-cell table:style-name="ce11" table:formula="of:=SQRT([.U553]^2+[.V553]^2)" office:value-type="float" office:value="0.455655830195164" calcext:value-type="float">
            <text:p>0.46</text:p>
          </table:table-cell>
          <table:table-cell table:style-name="ce8" table:formula="of:=DEGREES(ATAN2([.V553];[.U553]))" office:value-type="float" office:value="132.003858816982" calcext:value-type="float">
            <text:p>132.00</text:p>
          </table:table-cell>
          <table:table-cell table:style-name="ce8"/>
          <table:table-cell table:style-name="ce13" table:formula="of:=[.K553]*15" office:value-type="float" office:value="0.215422008899203" calcext:value-type="float">
            <text:p>0.22</text:p>
          </table:table-cell>
          <table:table-cell table:style-name="ce8" table:formula="of:=[.K553]^2*225" office:value-type="float" office:value="0.0464066419181684" calcext:value-type="float">
            <text:p>0.05</text:p>
          </table:table-cell>
          <table:table-cell table:style-name="ce8" table:formula="of:=[.L553]*COS(RADIANS([.M553]))+[.N553]*COS(RADIANS([.O553]))" office:value-type="float" office:value="0.338597737365119" calcext:value-type="float">
            <text:p>0.34</text:p>
          </table:table-cell>
          <table:table-cell table:style-name="ce8" table:formula="of:=[.L553]*SIN(RADIANS([.M553]))+[.N553]*SIN(RADIANS([.O553]))" office:value-type="float" office:value="-0.304916066880816" calcext:value-type="float">
            <text:p>-0.30</text:p>
          </table:table-cell>
          <table:table-cell office:value-type="float" office:value="0.246838469128281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7759" calcext:value-type="float">
            <text:p>897759</text:p>
          </table:table-cell>
          <table:table-cell office:value-type="float" office:value="0.555608034615328" calcext:value-type="float">
            <text:p>0.5556080346</text:p>
          </table:table-cell>
          <table:table-cell office:value-type="float" office:value="0.676689839600759" calcext:value-type="float">
            <text:p>0.6766898396</text:p>
          </table:table-cell>
          <table:table-cell office:value-type="float" office:value="0.599533087889386" calcext:value-type="float">
            <text:p>0.5995330879</text:p>
          </table:table-cell>
          <table:table-cell office:value-type="float" office:value="-0.14" calcext:value-type="float">
            <text:p>-0.14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9.522" calcext:value-type="float">
            <text:p>19.522</text:p>
          </table:table-cell>
          <table:table-cell/>
          <table:table-cell table:formula="of:=DEGREES(ACOS(COS(RADIANS([.B554]))*COS(RADIANS([.C554]))))" office:value-type="float" office:value="0.875554152344754" calcext:value-type="float">
            <text:p>0.88</text:p>
          </table:table-cell>
          <table:table-cell table:formula="of:=TAN((ACOS(COS(RADIANS([.B554]))*COS(RADIANS([.C554])))))" office:value-type="float" office:value="0.0152824923365457" calcext:value-type="float">
            <text:p>0.0153</text:p>
          </table:table-cell>
          <table:table-cell table:formula="of:=SQRT([.E554]^2+[.F554]^2)" office:value-type="float" office:value="0.236008474424119" calcext:value-type="float">
            <text:p>0.24</text:p>
          </table:table-cell>
          <table:table-cell table:formula="of:=DEGREES(ATAN2([.F554]; [.E554]))" office:value-type="float" office:value="-36.3843518158359" calcext:value-type="float">
            <text:p>-36.38</text:p>
          </table:table-cell>
          <table:table-cell table:style-name="ce9" table:formula="of:=SQRT([.T554])" office:value-type="float" office:value="0.229237385048186" calcext:value-type="float">
            <text:p>0.23</text:p>
          </table:table-cell>
          <table:table-cell table:style-name="ce8" table:formula="of:=DEGREES(ATAN( (-SIN (RADIANS ([.C554])) * COS(RADIANS([.B554]))) / (COS (RADIANS ([.C554])) * SIN(RADIANS([.B554]))) ))" office:value-type="float" office:value="-50.6121201384895" calcext:value-type="float">
            <text:p>-50.61</text:p>
          </table:table-cell>
          <table:table-cell table:style-name="ce11" table:formula="of:=SQRT([.U554]^2+[.V554]^2)" office:value-type="float" office:value="0.461665138435092" calcext:value-type="float">
            <text:p>0.46</text:p>
          </table:table-cell>
          <table:table-cell table:style-name="ce8" table:formula="of:=DEGREES(ATAN2([.V554];[.U554]))" office:value-type="float" office:value="133.394166809609" calcext:value-type="float">
            <text:p>133.39</text:p>
          </table:table-cell>
          <table:table-cell table:style-name="ce8"/>
          <table:table-cell table:style-name="ce13" table:formula="of:=[.K554]*15" office:value-type="float" office:value="0.229237385048186" calcext:value-type="float">
            <text:p>0.23</text:p>
          </table:table-cell>
          <table:table-cell table:style-name="ce8" table:formula="of:=[.K554]^2*225" office:value-type="float" office:value="0.0525497787037302" calcext:value-type="float">
            <text:p>0.05</text:p>
          </table:table-cell>
          <table:table-cell table:style-name="ce8" table:formula="of:=[.L554]*COS(RADIANS([.M554]))+[.N554]*COS(RADIANS([.O554]))" office:value-type="float" office:value="0.335466488379328" calcext:value-type="float">
            <text:p>0.34</text:p>
          </table:table-cell>
          <table:table-cell table:style-name="ce8" table:formula="of:=[.L554]*SIN(RADIANS([.M554]))+[.N554]*SIN(RADIANS([.O554]))" office:value-type="float" office:value="-0.317170199137205" calcext:value-type="float">
            <text:p>-0.32</text:p>
          </table:table-cell>
          <table:table-cell office:value-type="float" office:value="0.262666245703426" calcext:value-type="float">
            <text:p>0.26</text:p>
          </table:table-cell>
          <table:table-cell table:number-columns-repeated="1001"/>
        </table:table-row>
        <table:table-row table:style-name="ro1">
          <table:table-cell office:value-type="float" office:value="897759" calcext:value-type="float">
            <text:p>897759</text:p>
          </table:table-cell>
          <table:table-cell office:value-type="float" office:value="0.555608034615328" calcext:value-type="float">
            <text:p>0.5556080346</text:p>
          </table:table-cell>
          <table:table-cell office:value-type="float" office:value="0.676689839600759" calcext:value-type="float">
            <text:p>0.6766898396</text:p>
          </table:table-cell>
          <table:table-cell office:value-type="float" office:value="0.599533087889386" calcext:value-type="float">
            <text:p>0.5995330879</text:p>
          </table:table-cell>
          <table:table-cell office:value-type="float" office:value="-0.14" calcext:value-type="float">
            <text:p>-0.14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9.522" calcext:value-type="float">
            <text:p>19.522</text:p>
          </table:table-cell>
          <table:table-cell/>
          <table:table-cell table:formula="of:=DEGREES(ACOS(COS(RADIANS([.B555]))*COS(RADIANS([.C555]))))" office:value-type="float" office:value="0.875554152344754" calcext:value-type="float">
            <text:p>0.88</text:p>
          </table:table-cell>
          <table:table-cell table:formula="of:=TAN((ACOS(COS(RADIANS([.B555]))*COS(RADIANS([.C555])))))" office:value-type="float" office:value="0.0152824923365457" calcext:value-type="float">
            <text:p>0.0153</text:p>
          </table:table-cell>
          <table:table-cell table:formula="of:=SQRT([.E555]^2+[.F555]^2)" office:value-type="float" office:value="0.236008474424119" calcext:value-type="float">
            <text:p>0.24</text:p>
          </table:table-cell>
          <table:table-cell table:formula="of:=DEGREES(ATAN2([.F555]; [.E555]))" office:value-type="float" office:value="-36.3843518158359" calcext:value-type="float">
            <text:p>-36.38</text:p>
          </table:table-cell>
          <table:table-cell table:style-name="ce9" table:formula="of:=SQRT([.T555])" office:value-type="float" office:value="0.229237385048186" calcext:value-type="float">
            <text:p>0.23</text:p>
          </table:table-cell>
          <table:table-cell table:style-name="ce8" table:formula="of:=DEGREES(ATAN( (-SIN (RADIANS ([.C555])) * COS(RADIANS([.B555]))) / (COS (RADIANS ([.C555])) * SIN(RADIANS([.B555]))) ))" office:value-type="float" office:value="-50.6121201384895" calcext:value-type="float">
            <text:p>-50.61</text:p>
          </table:table-cell>
          <table:table-cell table:style-name="ce11" table:formula="of:=SQRT([.U555]^2+[.V555]^2)" office:value-type="float" office:value="0.461665138435092" calcext:value-type="float">
            <text:p>0.46</text:p>
          </table:table-cell>
          <table:table-cell table:style-name="ce8" table:formula="of:=DEGREES(ATAN2([.V555];[.U555]))" office:value-type="float" office:value="133.394166809609" calcext:value-type="float">
            <text:p>133.39</text:p>
          </table:table-cell>
          <table:table-cell table:style-name="ce8"/>
          <table:table-cell table:style-name="ce13" table:formula="of:=[.K555]*15" office:value-type="float" office:value="0.229237385048186" calcext:value-type="float">
            <text:p>0.23</text:p>
          </table:table-cell>
          <table:table-cell table:style-name="ce8" table:formula="of:=[.K555]^2*225" office:value-type="float" office:value="0.0525497787037302" calcext:value-type="float">
            <text:p>0.05</text:p>
          </table:table-cell>
          <table:table-cell table:style-name="ce8" table:formula="of:=[.L555]*COS(RADIANS([.M555]))+[.N555]*COS(RADIANS([.O555]))" office:value-type="float" office:value="0.335466488379328" calcext:value-type="float">
            <text:p>0.34</text:p>
          </table:table-cell>
          <table:table-cell table:style-name="ce8" table:formula="of:=[.L555]*SIN(RADIANS([.M555]))+[.N555]*SIN(RADIANS([.O555]))" office:value-type="float" office:value="-0.317170199137205" calcext:value-type="float">
            <text:p>-0.32</text:p>
          </table:table-cell>
          <table:table-cell office:value-type="float" office:value="0.262666245703426" calcext:value-type="float">
            <text:p>0.26</text:p>
          </table:table-cell>
          <table:table-cell table:number-columns-repeated="1001"/>
        </table:table-row>
        <table:table-row table:style-name="ro1">
          <table:table-cell office:value-type="float" office:value="898009" calcext:value-type="float">
            <text:p>898009</text:p>
          </table:table-cell>
          <table:table-cell office:value-type="float" office:value="0.581826089270392" calcext:value-type="float">
            <text:p>0.5818260893</text:p>
          </table:table-cell>
          <table:table-cell office:value-type="float" office:value="0.727602976808533" calcext:value-type="float">
            <text:p>0.7276029768</text:p>
          </table:table-cell>
          <table:table-cell office:value-type="float" office:value="0.597859584821027" calcext:value-type="float">
            <text:p>0.5978595848</text:p>
          </table:table-cell>
          <table:table-cell office:value-type="float" office:value="-0.14" calcext:value-type="float">
            <text:p>-0.14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557" calcext:value-type="float">
            <text:p>19.557</text:p>
          </table:table-cell>
          <table:table-cell/>
          <table:table-cell table:formula="of:=DEGREES(ACOS(COS(RADIANS([.B556]))*COS(RADIANS([.C556]))))" office:value-type="float" office:value="0.931616601568994" calcext:value-type="float">
            <text:p>0.93</text:p>
          </table:table-cell>
          <table:table-cell table:formula="of:=TAN((ACOS(COS(RADIANS([.B556]))*COS(RADIANS([.C556])))))" office:value-type="float" office:value="0.0162612101370211" calcext:value-type="float">
            <text:p>0.0163</text:p>
          </table:table-cell>
          <table:table-cell table:formula="of:=SQRT([.E556]^2+[.F556]^2)" office:value-type="float" office:value="0.236008474424119" calcext:value-type="float">
            <text:p>0.24</text:p>
          </table:table-cell>
          <table:table-cell table:formula="of:=DEGREES(ATAN2([.F556]; [.E556]))" office:value-type="float" office:value="-36.3843518158359" calcext:value-type="float">
            <text:p>-36.38</text:p>
          </table:table-cell>
          <table:table-cell table:style-name="ce9" table:formula="of:=SQRT([.T556])" office:value-type="float" office:value="0.243918152055316" calcext:value-type="float">
            <text:p>0.24</text:p>
          </table:table-cell>
          <table:table-cell table:style-name="ce8" table:formula="of:=DEGREES(ATAN( (-SIN (RADIANS ([.C556])) * COS(RADIANS([.B556]))) / (COS (RADIANS ([.C556])) * SIN(RADIANS([.B556]))) ))" office:value-type="float" office:value="-51.3530416360504" calcext:value-type="float">
            <text:p>-51.35</text:p>
          </table:table-cell>
          <table:table-cell table:style-name="ce11" table:formula="of:=SQRT([.U556]^2+[.V556]^2)" office:value-type="float" office:value="0.475839001392313" calcext:value-type="float">
            <text:p>0.48</text:p>
          </table:table-cell>
          <table:table-cell table:style-name="ce8" table:formula="of:=DEGREES(ATAN2([.V556];[.U556]))" office:value-type="float" office:value="133.992752532558" calcext:value-type="float">
            <text:p>133.99</text:p>
          </table:table-cell>
          <table:table-cell table:style-name="ce8"/>
          <table:table-cell table:style-name="ce13" table:formula="of:=[.K556]*15" office:value-type="float" office:value="0.243918152055316" calcext:value-type="float">
            <text:p>0.24</text:p>
          </table:table-cell>
          <table:table-cell table:style-name="ce8" table:formula="of:=[.K556]^2*225" office:value-type="float" office:value="0.0594960649020803" calcext:value-type="float">
            <text:p>0.06</text:p>
          </table:table-cell>
          <table:table-cell table:style-name="ce8" table:formula="of:=[.L556]*COS(RADIANS([.M556]))+[.N556]*COS(RADIANS([.O556]))" office:value-type="float" office:value="0.342331740939489" calcext:value-type="float">
            <text:p>0.34</text:p>
          </table:table-cell>
          <table:table-cell table:style-name="ce8" table:formula="of:=[.L556]*SIN(RADIANS([.M556]))+[.N556]*SIN(RADIANS([.O556]))" office:value-type="float" office:value="-0.330502245667668" calcext:value-type="float">
            <text:p>-0.33</text:p>
          </table:table-cell>
          <table:table-cell office:value-type="float" office:value="0.279484980470698" calcext:value-type="float">
            <text:p>0.28</text:p>
          </table:table-cell>
          <table:table-cell table:number-columns-repeated="1001"/>
        </table:table-row>
        <table:table-row table:style-name="ro1">
          <table:table-cell office:value-type="float" office:value="898009" calcext:value-type="float">
            <text:p>898009</text:p>
          </table:table-cell>
          <table:table-cell office:value-type="float" office:value="0.581826089270392" calcext:value-type="float">
            <text:p>0.5818260893</text:p>
          </table:table-cell>
          <table:table-cell office:value-type="float" office:value="0.727602976808533" calcext:value-type="float">
            <text:p>0.7276029768</text:p>
          </table:table-cell>
          <table:table-cell office:value-type="float" office:value="0.597859584821027" calcext:value-type="float">
            <text:p>0.5978595848</text:p>
          </table:table-cell>
          <table:table-cell office:value-type="float" office:value="-0.14" calcext:value-type="float">
            <text:p>-0.14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557" calcext:value-type="float">
            <text:p>19.557</text:p>
          </table:table-cell>
          <table:table-cell/>
          <table:table-cell table:formula="of:=DEGREES(ACOS(COS(RADIANS([.B557]))*COS(RADIANS([.C557]))))" office:value-type="float" office:value="0.931616601568994" calcext:value-type="float">
            <text:p>0.93</text:p>
          </table:table-cell>
          <table:table-cell table:formula="of:=TAN((ACOS(COS(RADIANS([.B557]))*COS(RADIANS([.C557])))))" office:value-type="float" office:value="0.0162612101370211" calcext:value-type="float">
            <text:p>0.0163</text:p>
          </table:table-cell>
          <table:table-cell table:formula="of:=SQRT([.E557]^2+[.F557]^2)" office:value-type="float" office:value="0.236008474424119" calcext:value-type="float">
            <text:p>0.24</text:p>
          </table:table-cell>
          <table:table-cell table:formula="of:=DEGREES(ATAN2([.F557]; [.E557]))" office:value-type="float" office:value="-36.3843518158359" calcext:value-type="float">
            <text:p>-36.38</text:p>
          </table:table-cell>
          <table:table-cell table:style-name="ce9" table:formula="of:=SQRT([.T557])" office:value-type="float" office:value="0.243918152055316" calcext:value-type="float">
            <text:p>0.24</text:p>
          </table:table-cell>
          <table:table-cell table:style-name="ce8" table:formula="of:=DEGREES(ATAN( (-SIN (RADIANS ([.C557])) * COS(RADIANS([.B557]))) / (COS (RADIANS ([.C557])) * SIN(RADIANS([.B557]))) ))" office:value-type="float" office:value="-51.3530416360504" calcext:value-type="float">
            <text:p>-51.35</text:p>
          </table:table-cell>
          <table:table-cell table:style-name="ce11" table:formula="of:=SQRT([.U557]^2+[.V557]^2)" office:value-type="float" office:value="0.475839001392313" calcext:value-type="float">
            <text:p>0.48</text:p>
          </table:table-cell>
          <table:table-cell table:style-name="ce8" table:formula="of:=DEGREES(ATAN2([.V557];[.U557]))" office:value-type="float" office:value="133.992752532558" calcext:value-type="float">
            <text:p>133.99</text:p>
          </table:table-cell>
          <table:table-cell table:style-name="ce8"/>
          <table:table-cell table:style-name="ce13" table:formula="of:=[.K557]*15" office:value-type="float" office:value="0.243918152055316" calcext:value-type="float">
            <text:p>0.24</text:p>
          </table:table-cell>
          <table:table-cell table:style-name="ce8" table:formula="of:=[.K557]^2*225" office:value-type="float" office:value="0.0594960649020803" calcext:value-type="float">
            <text:p>0.06</text:p>
          </table:table-cell>
          <table:table-cell table:style-name="ce8" table:formula="of:=[.L557]*COS(RADIANS([.M557]))+[.N557]*COS(RADIANS([.O557]))" office:value-type="float" office:value="0.342331740939489" calcext:value-type="float">
            <text:p>0.34</text:p>
          </table:table-cell>
          <table:table-cell table:style-name="ce8" table:formula="of:=[.L557]*SIN(RADIANS([.M557]))+[.N557]*SIN(RADIANS([.O557]))" office:value-type="float" office:value="-0.330502245667668" calcext:value-type="float">
            <text:p>-0.33</text:p>
          </table:table-cell>
          <table:table-cell office:value-type="float" office:value="0.279484980470698" calcext:value-type="float">
            <text:p>0.28</text:p>
          </table:table-cell>
          <table:table-cell table:number-columns-repeated="1001"/>
        </table:table-row>
        <table:table-row table:style-name="ro1">
          <table:table-cell office:value-type="float" office:value="898259" calcext:value-type="float">
            <text:p>898259</text:p>
          </table:table-cell>
          <table:table-cell office:value-type="float" office:value="0.576069093573718" calcext:value-type="float">
            <text:p>0.5760690936</text:p>
          </table:table-cell>
          <table:table-cell office:value-type="float" office:value="0.671164323283925" calcext:value-type="float">
            <text:p>0.6711643233</text:p>
          </table:table-cell>
          <table:table-cell office:value-type="float" office:value="0.599407102915711" calcext:value-type="float">
            <text:p>0.5994071029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19.593" calcext:value-type="float">
            <text:p>19.593</text:p>
          </table:table-cell>
          <table:table-cell/>
          <table:table-cell table:formula="of:=DEGREES(ACOS(COS(RADIANS([.B558]))*COS(RADIANS([.C558]))))" office:value-type="float" office:value="0.884478360547495" calcext:value-type="float">
            <text:p>0.88</text:p>
          </table:table-cell>
          <table:table-cell table:formula="of:=TAN((ACOS(COS(RADIANS([.B558]))*COS(RADIANS([.C558])))))" office:value-type="float" office:value="0.015438285902637" calcext:value-type="float">
            <text:p>0.0154</text:p>
          </table:table-cell>
          <table:table-cell table:formula="of:=SQRT([.E558]^2+[.F558]^2)" office:value-type="float" office:value="0.25" calcext:value-type="float">
            <text:p>0.25</text:p>
          </table:table-cell>
          <table:table-cell table:formula="of:=DEGREES(ATAN2([.F558]; [.E558]))" office:value-type="float" office:value="-36.869897645844" calcext:value-type="float">
            <text:p>-36.87</text:p>
          </table:table-cell>
          <table:table-cell table:style-name="ce9" table:formula="of:=SQRT([.T558])" office:value-type="float" office:value="0.231574288539556" calcext:value-type="float">
            <text:p>0.23</text:p>
          </table:table-cell>
          <table:table-cell table:style-name="ce8" table:formula="of:=DEGREES(ATAN( (-SIN (RADIANS ([.C558])) * COS(RADIANS([.B558]))) / (COS (RADIANS ([.C558])) * SIN(RADIANS([.B558]))) ))" office:value-type="float" office:value="-49.3604182360253" calcext:value-type="float">
            <text:p>-49.36</text:p>
          </table:table-cell>
          <table:table-cell table:style-name="ce11" table:formula="of:=SQRT([.U558]^2+[.V558]^2)" office:value-type="float" office:value="0.478720505560897" calcext:value-type="float">
            <text:p>0.48</text:p>
          </table:table-cell>
          <table:table-cell table:style-name="ce8" table:formula="of:=DEGREES(ATAN2([.V558];[.U558]))" office:value-type="float" office:value="132.875256019387" calcext:value-type="float">
            <text:p>132.88</text:p>
          </table:table-cell>
          <table:table-cell table:style-name="ce8"/>
          <table:table-cell table:style-name="ce13" table:formula="of:=[.K558]*15" office:value-type="float" office:value="0.231574288539556" calcext:value-type="float">
            <text:p>0.23</text:p>
          </table:table-cell>
          <table:table-cell table:style-name="ce8" table:formula="of:=[.K558]^2*225" office:value-type="float" office:value="0.0536266511126014" calcext:value-type="float">
            <text:p>0.05</text:p>
          </table:table-cell>
          <table:table-cell table:style-name="ce8" table:formula="of:=[.L558]*COS(RADIANS([.M558]))+[.N558]*COS(RADIANS([.O558]))" office:value-type="float" office:value="0.350824007821211" calcext:value-type="float">
            <text:p>0.35</text:p>
          </table:table-cell>
          <table:table-cell table:style-name="ce8" table:formula="of:=[.L558]*SIN(RADIANS([.M558]))+[.N558]*SIN(RADIANS([.O558]))" office:value-type="float" office:value="-0.325723560677982" calcext:value-type="float">
            <text:p>-0.33</text:p>
          </table:table-cell>
          <table:table-cell office:value-type="float" office:value="0.265343508164248" calcext:value-type="float">
            <text:p>0.27</text:p>
          </table:table-cell>
          <table:table-cell table:number-columns-repeated="1001"/>
        </table:table-row>
        <table:table-row table:style-name="ro1">
          <table:table-cell office:value-type="float" office:value="898259" calcext:value-type="float">
            <text:p>898259</text:p>
          </table:table-cell>
          <table:table-cell office:value-type="float" office:value="0.576069093573718" calcext:value-type="float">
            <text:p>0.5760690936</text:p>
          </table:table-cell>
          <table:table-cell office:value-type="float" office:value="0.671164323283925" calcext:value-type="float">
            <text:p>0.6711643233</text:p>
          </table:table-cell>
          <table:table-cell office:value-type="float" office:value="0.599407102915711" calcext:value-type="float">
            <text:p>0.5994071029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19.593" calcext:value-type="float">
            <text:p>19.593</text:p>
          </table:table-cell>
          <table:table-cell/>
          <table:table-cell table:formula="of:=DEGREES(ACOS(COS(RADIANS([.B559]))*COS(RADIANS([.C559]))))" office:value-type="float" office:value="0.884478360547495" calcext:value-type="float">
            <text:p>0.88</text:p>
          </table:table-cell>
          <table:table-cell table:formula="of:=TAN((ACOS(COS(RADIANS([.B559]))*COS(RADIANS([.C559])))))" office:value-type="float" office:value="0.015438285902637" calcext:value-type="float">
            <text:p>0.0154</text:p>
          </table:table-cell>
          <table:table-cell table:formula="of:=SQRT([.E559]^2+[.F559]^2)" office:value-type="float" office:value="0.25" calcext:value-type="float">
            <text:p>0.25</text:p>
          </table:table-cell>
          <table:table-cell table:formula="of:=DEGREES(ATAN2([.F559]; [.E559]))" office:value-type="float" office:value="-36.869897645844" calcext:value-type="float">
            <text:p>-36.87</text:p>
          </table:table-cell>
          <table:table-cell table:style-name="ce9" table:formula="of:=SQRT([.T559])" office:value-type="float" office:value="0.231574288539556" calcext:value-type="float">
            <text:p>0.23</text:p>
          </table:table-cell>
          <table:table-cell table:style-name="ce8" table:formula="of:=DEGREES(ATAN( (-SIN (RADIANS ([.C559])) * COS(RADIANS([.B559]))) / (COS (RADIANS ([.C559])) * SIN(RADIANS([.B559]))) ))" office:value-type="float" office:value="-49.3604182360253" calcext:value-type="float">
            <text:p>-49.36</text:p>
          </table:table-cell>
          <table:table-cell table:style-name="ce11" table:formula="of:=SQRT([.U559]^2+[.V559]^2)" office:value-type="float" office:value="0.478720505560897" calcext:value-type="float">
            <text:p>0.48</text:p>
          </table:table-cell>
          <table:table-cell table:style-name="ce8" table:formula="of:=DEGREES(ATAN2([.V559];[.U559]))" office:value-type="float" office:value="132.875256019387" calcext:value-type="float">
            <text:p>132.88</text:p>
          </table:table-cell>
          <table:table-cell table:style-name="ce8"/>
          <table:table-cell table:style-name="ce13" table:formula="of:=[.K559]*15" office:value-type="float" office:value="0.231574288539556" calcext:value-type="float">
            <text:p>0.23</text:p>
          </table:table-cell>
          <table:table-cell table:style-name="ce8" table:formula="of:=[.K559]^2*225" office:value-type="float" office:value="0.0536266511126014" calcext:value-type="float">
            <text:p>0.05</text:p>
          </table:table-cell>
          <table:table-cell table:style-name="ce8" table:formula="of:=[.L559]*COS(RADIANS([.M559]))+[.N559]*COS(RADIANS([.O559]))" office:value-type="float" office:value="0.350824007821211" calcext:value-type="float">
            <text:p>0.35</text:p>
          </table:table-cell>
          <table:table-cell table:style-name="ce8" table:formula="of:=[.L559]*SIN(RADIANS([.M559]))+[.N559]*SIN(RADIANS([.O559]))" office:value-type="float" office:value="-0.325723560677982" calcext:value-type="float">
            <text:p>-0.33</text:p>
          </table:table-cell>
          <table:table-cell office:value-type="float" office:value="0.265343508164248" calcext:value-type="float">
            <text:p>0.27</text:p>
          </table:table-cell>
          <table:table-cell table:number-columns-repeated="1001"/>
        </table:table-row>
        <table:table-row table:style-name="ro1">
          <table:table-cell office:value-type="float" office:value="898509" calcext:value-type="float">
            <text:p>898509</text:p>
          </table:table-cell>
          <table:table-cell office:value-type="float" office:value="0.557016974575055" calcext:value-type="float">
            <text:p>0.5570169746</text:p>
          </table:table-cell>
          <table:table-cell office:value-type="float" office:value="0.609755106312545" calcext:value-type="float">
            <text:p>0.6097551063</text:p>
          </table:table-cell>
          <table:table-cell office:value-type="float" office:value="0.601593243697791" calcext:value-type="float">
            <text:p>0.6015932437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19.628" calcext:value-type="float">
            <text:p>19.628</text:p>
          </table:table-cell>
          <table:table-cell/>
          <table:table-cell table:formula="of:=DEGREES(ACOS(COS(RADIANS([.B560]))*COS(RADIANS([.C560]))))" office:value-type="float" office:value="0.825867717085366" calcext:value-type="float">
            <text:p>0.83</text:p>
          </table:table-cell>
          <table:table-cell table:formula="of:=TAN((ACOS(COS(RADIANS([.B560]))*COS(RADIANS([.C560])))))" office:value-type="float" office:value="0.0144151091889313" calcext:value-type="float">
            <text:p>0.0144</text:p>
          </table:table-cell>
          <table:table-cell table:formula="of:=SQRT([.E560]^2+[.F560]^2)" office:value-type="float" office:value="0.25" calcext:value-type="float">
            <text:p>0.25</text:p>
          </table:table-cell>
          <table:table-cell table:formula="of:=DEGREES(ATAN2([.F560]; [.E560]))" office:value-type="float" office:value="-36.869897645844" calcext:value-type="float">
            <text:p>-36.87</text:p>
          </table:table-cell>
          <table:table-cell table:style-name="ce9" table:formula="of:=SQRT([.T560])" office:value-type="float" office:value="0.216226637833969" calcext:value-type="float">
            <text:p>0.22</text:p>
          </table:table-cell>
          <table:table-cell table:style-name="ce8" table:formula="of:=DEGREES(ATAN( (-SIN (RADIANS ([.C560])) * COS(RADIANS([.B560]))) / (COS (RADIANS ([.C560])) * SIN(RADIANS([.B560]))) ))" office:value-type="float" office:value="-47.5881876480489" calcext:value-type="float">
            <text:p>-47.59</text:p>
          </table:table-cell>
          <table:table-cell table:style-name="ce11" table:formula="of:=SQRT([.U560]^2+[.V560]^2)" office:value-type="float" office:value="0.464199392946479" calcext:value-type="float">
            <text:p>0.46</text:p>
          </table:table-cell>
          <table:table-cell table:style-name="ce8" table:formula="of:=DEGREES(ATAN2([.V560];[.U560]))" office:value-type="float" office:value="131.839697165233" calcext:value-type="float">
            <text:p>131.84</text:p>
          </table:table-cell>
          <table:table-cell table:style-name="ce8"/>
          <table:table-cell table:style-name="ce13" table:formula="of:=[.K560]*15" office:value-type="float" office:value="0.216226637833969" calcext:value-type="float">
            <text:p>0.22</text:p>
          </table:table-cell>
          <table:table-cell table:style-name="ce8" table:formula="of:=[.K560]^2*225" office:value-type="float" office:value="0.0467539589089826" calcext:value-type="float">
            <text:p>0.05</text:p>
          </table:table-cell>
          <table:table-cell table:style-name="ce8" table:formula="of:=[.L560]*COS(RADIANS([.M560]))+[.N560]*COS(RADIANS([.O560]))" office:value-type="float" office:value="0.345835054093015" calcext:value-type="float">
            <text:p>0.35</text:p>
          </table:table-cell>
          <table:table-cell table:style-name="ce8" table:formula="of:=[.L560]*SIN(RADIANS([.M560]))+[.N560]*SIN(RADIANS([.O560]))" office:value-type="float" office:value="-0.309643652885638" calcext:value-type="float">
            <text:p>-0.31</text:p>
          </table:table-cell>
          <table:table-cell office:value-type="float" office:value="0.24776031512561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8509" calcext:value-type="float">
            <text:p>898509</text:p>
          </table:table-cell>
          <table:table-cell office:value-type="float" office:value="0.557016974575055" calcext:value-type="float">
            <text:p>0.5570169746</text:p>
          </table:table-cell>
          <table:table-cell office:value-type="float" office:value="0.609755106312545" calcext:value-type="float">
            <text:p>0.6097551063</text:p>
          </table:table-cell>
          <table:table-cell office:value-type="float" office:value="0.601593243697791" calcext:value-type="float">
            <text:p>0.6015932437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19.628" calcext:value-type="float">
            <text:p>19.628</text:p>
          </table:table-cell>
          <table:table-cell/>
          <table:table-cell table:formula="of:=DEGREES(ACOS(COS(RADIANS([.B561]))*COS(RADIANS([.C561]))))" office:value-type="float" office:value="0.825867717085366" calcext:value-type="float">
            <text:p>0.83</text:p>
          </table:table-cell>
          <table:table-cell table:formula="of:=TAN((ACOS(COS(RADIANS([.B561]))*COS(RADIANS([.C561])))))" office:value-type="float" office:value="0.0144151091889313" calcext:value-type="float">
            <text:p>0.0144</text:p>
          </table:table-cell>
          <table:table-cell table:formula="of:=SQRT([.E561]^2+[.F561]^2)" office:value-type="float" office:value="0.25" calcext:value-type="float">
            <text:p>0.25</text:p>
          </table:table-cell>
          <table:table-cell table:formula="of:=DEGREES(ATAN2([.F561]; [.E561]))" office:value-type="float" office:value="-36.869897645844" calcext:value-type="float">
            <text:p>-36.87</text:p>
          </table:table-cell>
          <table:table-cell table:style-name="ce9" table:formula="of:=SQRT([.T561])" office:value-type="float" office:value="0.216226637833969" calcext:value-type="float">
            <text:p>0.22</text:p>
          </table:table-cell>
          <table:table-cell table:style-name="ce8" table:formula="of:=DEGREES(ATAN( (-SIN (RADIANS ([.C561])) * COS(RADIANS([.B561]))) / (COS (RADIANS ([.C561])) * SIN(RADIANS([.B561]))) ))" office:value-type="float" office:value="-47.5881876480489" calcext:value-type="float">
            <text:p>-47.59</text:p>
          </table:table-cell>
          <table:table-cell table:style-name="ce11" table:formula="of:=SQRT([.U561]^2+[.V561]^2)" office:value-type="float" office:value="0.464199392946479" calcext:value-type="float">
            <text:p>0.46</text:p>
          </table:table-cell>
          <table:table-cell table:style-name="ce8" table:formula="of:=DEGREES(ATAN2([.V561];[.U561]))" office:value-type="float" office:value="131.839697165233" calcext:value-type="float">
            <text:p>131.84</text:p>
          </table:table-cell>
          <table:table-cell table:style-name="ce8"/>
          <table:table-cell table:style-name="ce13" table:formula="of:=[.K561]*15" office:value-type="float" office:value="0.216226637833969" calcext:value-type="float">
            <text:p>0.22</text:p>
          </table:table-cell>
          <table:table-cell table:style-name="ce8" table:formula="of:=[.K561]^2*225" office:value-type="float" office:value="0.0467539589089826" calcext:value-type="float">
            <text:p>0.05</text:p>
          </table:table-cell>
          <table:table-cell table:style-name="ce8" table:formula="of:=[.L561]*COS(RADIANS([.M561]))+[.N561]*COS(RADIANS([.O561]))" office:value-type="float" office:value="0.345835054093015" calcext:value-type="float">
            <text:p>0.35</text:p>
          </table:table-cell>
          <table:table-cell table:style-name="ce8" table:formula="of:=[.L561]*SIN(RADIANS([.M561]))+[.N561]*SIN(RADIANS([.O561]))" office:value-type="float" office:value="-0.309643652885638" calcext:value-type="float">
            <text:p>-0.31</text:p>
          </table:table-cell>
          <table:table-cell office:value-type="float" office:value="0.24776031512561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8760" calcext:value-type="float">
            <text:p>898760</text:p>
          </table:table-cell>
          <table:table-cell office:value-type="float" office:value="0.500501908309107" calcext:value-type="float">
            <text:p>0.5005019083</text:p>
          </table:table-cell>
          <table:table-cell office:value-type="float" office:value="0.667423407331167" calcext:value-type="float">
            <text:p>0.6674234073</text:p>
          </table:table-cell>
          <table:table-cell office:value-type="float" office:value="0.602799572499092" calcext:value-type="float">
            <text:p>0.6027995725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19.664" calcext:value-type="float">
            <text:p>19.664</text:p>
          </table:table-cell>
          <table:table-cell/>
          <table:table-cell table:formula="of:=DEGREES(ACOS(COS(RADIANS([.B562]))*COS(RADIANS([.C562]))))" office:value-type="float" office:value="0.834233081486746" calcext:value-type="float">
            <text:p>0.83</text:p>
          </table:table-cell>
          <table:table-cell table:formula="of:=TAN((ACOS(COS(RADIANS([.B562]))*COS(RADIANS([.C562])))))" office:value-type="float" office:value="0.0145611429880318" calcext:value-type="float">
            <text:p>0.0146</text:p>
          </table:table-cell>
          <table:table-cell table:formula="of:=SQRT([.E562]^2+[.F562]^2)" office:value-type="float" office:value="0.25" calcext:value-type="float">
            <text:p>0.25</text:p>
          </table:table-cell>
          <table:table-cell table:formula="of:=DEGREES(ATAN2([.F562]; [.E562]))" office:value-type="float" office:value="-36.869897645844" calcext:value-type="float">
            <text:p>-36.87</text:p>
          </table:table-cell>
          <table:table-cell table:style-name="ce9" table:formula="of:=SQRT([.T562])" office:value-type="float" office:value="0.218417144820477" calcext:value-type="float">
            <text:p>0.22</text:p>
          </table:table-cell>
          <table:table-cell table:style-name="ce8" table:formula="of:=DEGREES(ATAN( (-SIN (RADIANS ([.C562])) * COS(RADIANS([.B562]))) / (COS (RADIANS ([.C562])) * SIN(RADIANS([.B562]))) ))" office:value-type="float" office:value="-53.1342536986516" calcext:value-type="float">
            <text:p>-53.13</text:p>
          </table:table-cell>
          <table:table-cell table:style-name="ce11" table:formula="of:=SQRT([.U562]^2+[.V562]^2)" office:value-type="float" office:value="0.463728436526701" calcext:value-type="float">
            <text:p>0.46</text:p>
          </table:table-cell>
          <table:table-cell table:style-name="ce8" table:formula="of:=DEGREES(ATAN2([.V562];[.U562]))" office:value-type="float" office:value="134.450071794794" calcext:value-type="float">
            <text:p>134.45</text:p>
          </table:table-cell>
          <table:table-cell table:style-name="ce8"/>
          <table:table-cell table:style-name="ce13" table:formula="of:=[.K562]*15" office:value-type="float" office:value="0.218417144820477" calcext:value-type="float">
            <text:p>0.22</text:p>
          </table:table-cell>
          <table:table-cell table:style-name="ce8" table:formula="of:=[.K562]^2*225" office:value-type="float" office:value="0.0477060491515292" calcext:value-type="float">
            <text:p>0.05</text:p>
          </table:table-cell>
          <table:table-cell table:style-name="ce8" table:formula="of:=[.L562]*COS(RADIANS([.M562]))+[.N562]*COS(RADIANS([.O562]))" office:value-type="float" office:value="0.33103762628161" calcext:value-type="float">
            <text:p>0.33</text:p>
          </table:table-cell>
          <table:table-cell table:style-name="ce8" table:formula="of:=[.L562]*SIN(RADIANS([.M562]))+[.N562]*SIN(RADIANS([.O562]))" office:value-type="float" office:value="-0.324743210597752" calcext:value-type="float">
            <text:p>-0.32</text:p>
          </table:table-cell>
          <table:table-cell office:value-type="float" office:value="0.250269924446024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8760" calcext:value-type="float">
            <text:p>898760</text:p>
          </table:table-cell>
          <table:table-cell office:value-type="float" office:value="0.500501908309107" calcext:value-type="float">
            <text:p>0.5005019083</text:p>
          </table:table-cell>
          <table:table-cell office:value-type="float" office:value="0.667423407331167" calcext:value-type="float">
            <text:p>0.6674234073</text:p>
          </table:table-cell>
          <table:table-cell office:value-type="float" office:value="0.602799572499092" calcext:value-type="float">
            <text:p>0.6027995725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19.664" calcext:value-type="float">
            <text:p>19.664</text:p>
          </table:table-cell>
          <table:table-cell/>
          <table:table-cell table:formula="of:=DEGREES(ACOS(COS(RADIANS([.B563]))*COS(RADIANS([.C563]))))" office:value-type="float" office:value="0.834233081486746" calcext:value-type="float">
            <text:p>0.83</text:p>
          </table:table-cell>
          <table:table-cell table:formula="of:=TAN((ACOS(COS(RADIANS([.B563]))*COS(RADIANS([.C563])))))" office:value-type="float" office:value="0.0145611429880318" calcext:value-type="float">
            <text:p>0.0146</text:p>
          </table:table-cell>
          <table:table-cell table:formula="of:=SQRT([.E563]^2+[.F563]^2)" office:value-type="float" office:value="0.25" calcext:value-type="float">
            <text:p>0.25</text:p>
          </table:table-cell>
          <table:table-cell table:formula="of:=DEGREES(ATAN2([.F563]; [.E563]))" office:value-type="float" office:value="-36.869897645844" calcext:value-type="float">
            <text:p>-36.87</text:p>
          </table:table-cell>
          <table:table-cell table:style-name="ce9" table:formula="of:=SQRT([.T563])" office:value-type="float" office:value="0.218417144820477" calcext:value-type="float">
            <text:p>0.22</text:p>
          </table:table-cell>
          <table:table-cell table:style-name="ce8" table:formula="of:=DEGREES(ATAN( (-SIN (RADIANS ([.C563])) * COS(RADIANS([.B563]))) / (COS (RADIANS ([.C563])) * SIN(RADIANS([.B563]))) ))" office:value-type="float" office:value="-53.1342536986516" calcext:value-type="float">
            <text:p>-53.13</text:p>
          </table:table-cell>
          <table:table-cell table:style-name="ce11" table:formula="of:=SQRT([.U563]^2+[.V563]^2)" office:value-type="float" office:value="0.463728436526701" calcext:value-type="float">
            <text:p>0.46</text:p>
          </table:table-cell>
          <table:table-cell table:style-name="ce8" table:formula="of:=DEGREES(ATAN2([.V563];[.U563]))" office:value-type="float" office:value="134.450071794794" calcext:value-type="float">
            <text:p>134.45</text:p>
          </table:table-cell>
          <table:table-cell table:style-name="ce8"/>
          <table:table-cell table:style-name="ce13" table:formula="of:=[.K563]*15" office:value-type="float" office:value="0.218417144820477" calcext:value-type="float">
            <text:p>0.22</text:p>
          </table:table-cell>
          <table:table-cell table:style-name="ce8" table:formula="of:=[.K563]^2*225" office:value-type="float" office:value="0.0477060491515292" calcext:value-type="float">
            <text:p>0.05</text:p>
          </table:table-cell>
          <table:table-cell table:style-name="ce8" table:formula="of:=[.L563]*COS(RADIANS([.M563]))+[.N563]*COS(RADIANS([.O563]))" office:value-type="float" office:value="0.33103762628161" calcext:value-type="float">
            <text:p>0.33</text:p>
          </table:table-cell>
          <table:table-cell table:style-name="ce8" table:formula="of:=[.L563]*SIN(RADIANS([.M563]))+[.N563]*SIN(RADIANS([.O563]))" office:value-type="float" office:value="-0.324743210597752" calcext:value-type="float">
            <text:p>-0.32</text:p>
          </table:table-cell>
          <table:table-cell office:value-type="float" office:value="0.250269924446024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899010" calcext:value-type="float">
            <text:p>899010</text:p>
          </table:table-cell>
          <table:table-cell office:value-type="float" office:value="0.438345639397257" calcext:value-type="float">
            <text:p>0.4383456394</text:p>
          </table:table-cell>
          <table:table-cell office:value-type="float" office:value="0.60913515992366" calcext:value-type="float">
            <text:p>0.6091351599</text:p>
          </table:table-cell>
          <table:table-cell office:value-type="float" office:value="0.598756100510444" calcext:value-type="float">
            <text:p>0.5987561005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19.699" calcext:value-type="float">
            <text:p>19.699</text:p>
          </table:table-cell>
          <table:table-cell/>
          <table:table-cell table:formula="of:=DEGREES(ACOS(COS(RADIANS([.B564]))*COS(RADIANS([.C564]))))" office:value-type="float" office:value="0.750456729792846" calcext:value-type="float">
            <text:p>0.75</text:p>
          </table:table-cell>
          <table:table-cell table:formula="of:=TAN((ACOS(COS(RADIANS([.B564]))*COS(RADIANS([.C564])))))" office:value-type="float" office:value="0.0130986898903849" calcext:value-type="float">
            <text:p>0.0131</text:p>
          </table:table-cell>
          <table:table-cell table:formula="of:=SQRT([.E564]^2+[.F564]^2)" office:value-type="float" office:value="0.25" calcext:value-type="float">
            <text:p>0.25</text:p>
          </table:table-cell>
          <table:table-cell table:formula="of:=DEGREES(ATAN2([.F564]; [.E564]))" office:value-type="float" office:value="-36.869897645844" calcext:value-type="float">
            <text:p>-36.87</text:p>
          </table:table-cell>
          <table:table-cell table:style-name="ce9" table:formula="of:=SQRT([.T564])" office:value-type="float" office:value="0.196480348355773" calcext:value-type="float">
            <text:p>0.20</text:p>
          </table:table-cell>
          <table:table-cell table:style-name="ce8" table:formula="of:=DEGREES(ATAN( (-SIN (RADIANS ([.C564])) * COS(RADIANS([.B564]))) / (COS (RADIANS ([.C564])) * SIN(RADIANS([.B564]))) ))" office:value-type="float" office:value="-54.2609604950654" calcext:value-type="float">
            <text:p>-54.26</text:p>
          </table:table-cell>
          <table:table-cell table:style-name="ce11" table:formula="of:=SQRT([.U564]^2+[.V564]^2)" office:value-type="float" office:value="0.441422523963568" calcext:value-type="float">
            <text:p>0.44</text:p>
          </table:table-cell>
          <table:table-cell table:style-name="ce8" table:formula="of:=DEGREES(ATAN2([.V564];[.U564]))" office:value-type="float" office:value="134.51513530484" calcext:value-type="float">
            <text:p>134.52</text:p>
          </table:table-cell>
          <table:table-cell table:style-name="ce8"/>
          <table:table-cell table:style-name="ce13" table:formula="of:=[.K564]*15" office:value-type="float" office:value="0.196480348355773" calcext:value-type="float">
            <text:p>0.20</text:p>
          </table:table-cell>
          <table:table-cell table:style-name="ce8" table:formula="of:=[.K564]^2*225" office:value-type="float" office:value="0.038604527290006" calcext:value-type="float">
            <text:p>0.04</text:p>
          </table:table-cell>
          <table:table-cell table:style-name="ce8" table:formula="of:=[.L564]*COS(RADIANS([.M564]))+[.N564]*COS(RADIANS([.O564]))" office:value-type="float" office:value="0.314763071872759" calcext:value-type="float">
            <text:p>0.31</text:p>
          </table:table-cell>
          <table:table-cell table:style-name="ce8" table:formula="of:=[.L564]*SIN(RADIANS([.M564]))+[.N564]*SIN(RADIANS([.O564]))" office:value-type="float" office:value="-0.309480295410856" calcext:value-type="float">
            <text:p>-0.31</text:p>
          </table:table-cell>
          <table:table-cell office:value-type="float" office:value="0.225137018937854" calcext:value-type="float">
            <text:p>0.23</text:p>
          </table:table-cell>
          <table:table-cell table:number-columns-repeated="1001"/>
        </table:table-row>
        <table:table-row table:style-name="ro1">
          <table:table-cell office:value-type="float" office:value="899010" calcext:value-type="float">
            <text:p>899010</text:p>
          </table:table-cell>
          <table:table-cell office:value-type="float" office:value="0.438345639397257" calcext:value-type="float">
            <text:p>0.4383456394</text:p>
          </table:table-cell>
          <table:table-cell office:value-type="float" office:value="0.60913515992366" calcext:value-type="float">
            <text:p>0.6091351599</text:p>
          </table:table-cell>
          <table:table-cell office:value-type="float" office:value="0.598756100510444" calcext:value-type="float">
            <text:p>0.5987561005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19.699" calcext:value-type="float">
            <text:p>19.699</text:p>
          </table:table-cell>
          <table:table-cell/>
          <table:table-cell table:formula="of:=DEGREES(ACOS(COS(RADIANS([.B565]))*COS(RADIANS([.C565]))))" office:value-type="float" office:value="0.750456729792846" calcext:value-type="float">
            <text:p>0.75</text:p>
          </table:table-cell>
          <table:table-cell table:formula="of:=TAN((ACOS(COS(RADIANS([.B565]))*COS(RADIANS([.C565])))))" office:value-type="float" office:value="0.0130986898903849" calcext:value-type="float">
            <text:p>0.0131</text:p>
          </table:table-cell>
          <table:table-cell table:formula="of:=SQRT([.E565]^2+[.F565]^2)" office:value-type="float" office:value="0.25" calcext:value-type="float">
            <text:p>0.25</text:p>
          </table:table-cell>
          <table:table-cell table:formula="of:=DEGREES(ATAN2([.F565]; [.E565]))" office:value-type="float" office:value="-36.869897645844" calcext:value-type="float">
            <text:p>-36.87</text:p>
          </table:table-cell>
          <table:table-cell table:style-name="ce9" table:formula="of:=SQRT([.T565])" office:value-type="float" office:value="0.196480348355773" calcext:value-type="float">
            <text:p>0.20</text:p>
          </table:table-cell>
          <table:table-cell table:style-name="ce8" table:formula="of:=DEGREES(ATAN( (-SIN (RADIANS ([.C565])) * COS(RADIANS([.B565]))) / (COS (RADIANS ([.C565])) * SIN(RADIANS([.B565]))) ))" office:value-type="float" office:value="-54.2609604950654" calcext:value-type="float">
            <text:p>-54.26</text:p>
          </table:table-cell>
          <table:table-cell table:style-name="ce11" table:formula="of:=SQRT([.U565]^2+[.V565]^2)" office:value-type="float" office:value="0.441422523963568" calcext:value-type="float">
            <text:p>0.44</text:p>
          </table:table-cell>
          <table:table-cell table:style-name="ce8" table:formula="of:=DEGREES(ATAN2([.V565];[.U565]))" office:value-type="float" office:value="134.51513530484" calcext:value-type="float">
            <text:p>134.52</text:p>
          </table:table-cell>
          <table:table-cell table:style-name="ce8"/>
          <table:table-cell table:style-name="ce13" table:formula="of:=[.K565]*15" office:value-type="float" office:value="0.196480348355773" calcext:value-type="float">
            <text:p>0.20</text:p>
          </table:table-cell>
          <table:table-cell table:style-name="ce8" table:formula="of:=[.K565]^2*225" office:value-type="float" office:value="0.038604527290006" calcext:value-type="float">
            <text:p>0.04</text:p>
          </table:table-cell>
          <table:table-cell table:style-name="ce8" table:formula="of:=[.L565]*COS(RADIANS([.M565]))+[.N565]*COS(RADIANS([.O565]))" office:value-type="float" office:value="0.314763071872759" calcext:value-type="float">
            <text:p>0.31</text:p>
          </table:table-cell>
          <table:table-cell table:style-name="ce8" table:formula="of:=[.L565]*SIN(RADIANS([.M565]))+[.N565]*SIN(RADIANS([.O565]))" office:value-type="float" office:value="-0.309480295410856" calcext:value-type="float">
            <text:p>-0.31</text:p>
          </table:table-cell>
          <table:table-cell office:value-type="float" office:value="0.225137018937854" calcext:value-type="float">
            <text:p>0.23</text:p>
          </table:table-cell>
          <table:table-cell table:number-columns-repeated="1001"/>
        </table:table-row>
        <table:table-row table:style-name="ro1">
          <table:table-cell office:value-type="float" office:value="899260" calcext:value-type="float">
            <text:p>899260</text:p>
          </table:table-cell>
          <table:table-cell office:value-type="float" office:value="0.403211653234814" calcext:value-type="float">
            <text:p>0.4032116532</text:p>
          </table:table-cell>
          <table:table-cell office:value-type="float" office:value="0.540235786753716" calcext:value-type="float">
            <text:p>0.5402357868</text:p>
          </table:table-cell>
          <table:table-cell office:value-type="float" office:value="0.597766576854439" calcext:value-type="float">
            <text:p>0.5977665769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19.733" calcext:value-type="float">
            <text:p>19.733</text:p>
          </table:table-cell>
          <table:table-cell/>
          <table:table-cell table:formula="of:=DEGREES(ACOS(COS(RADIANS([.B566]))*COS(RADIANS([.C566]))))" office:value-type="float" office:value="0.674113880998155" calcext:value-type="float">
            <text:p>0.67</text:p>
          </table:table-cell>
          <table:table-cell table:formula="of:=TAN((ACOS(COS(RADIANS([.B566]))*COS(RADIANS([.C566])))))" office:value-type="float" office:value="0.0117660496753969" calcext:value-type="float">
            <text:p>0.0118</text:p>
          </table:table-cell>
          <table:table-cell table:formula="of:=SQRT([.E566]^2+[.F566]^2)" office:value-type="float" office:value="0.25" calcext:value-type="float">
            <text:p>0.25</text:p>
          </table:table-cell>
          <table:table-cell table:formula="of:=DEGREES(ATAN2([.F566]; [.E566]))" office:value-type="float" office:value="-36.869897645844" calcext:value-type="float">
            <text:p>-36.87</text:p>
          </table:table-cell>
          <table:table-cell table:style-name="ce9" table:formula="of:=SQRT([.T566])" office:value-type="float" office:value="0.176490745130953" calcext:value-type="float">
            <text:p>0.18</text:p>
          </table:table-cell>
          <table:table-cell table:style-name="ce8" table:formula="of:=DEGREES(ATAN( (-SIN (RADIANS ([.C566])) * COS(RADIANS([.B566]))) / (COS (RADIANS ([.C566])) * SIN(RADIANS([.B566]))) ))" office:value-type="float" office:value="-53.264085895079" calcext:value-type="float">
            <text:p>-53.26</text:p>
          </table:table-cell>
          <table:table-cell table:style-name="ce11" table:formula="of:=SQRT([.U566]^2+[.V566]^2)" office:value-type="float" office:value="0.422263577683239" calcext:value-type="float">
            <text:p>0.42</text:p>
          </table:table-cell>
          <table:table-cell table:style-name="ce8" table:formula="of:=DEGREES(ATAN2([.V566];[.U566]))" office:value-type="float" office:value="133.644727207558" calcext:value-type="float">
            <text:p>133.64</text:p>
          </table:table-cell>
          <table:table-cell table:style-name="ce8"/>
          <table:table-cell table:style-name="ce13" table:formula="of:=[.K566]*15" office:value-type="float" office:value="0.176490745130953" calcext:value-type="float">
            <text:p>0.18</text:p>
          </table:table-cell>
          <table:table-cell table:style-name="ce8" table:formula="of:=[.K566]^2*225" office:value-type="float" office:value="0.0311489831168789" calcext:value-type="float">
            <text:p>0.03</text:p>
          </table:table-cell>
          <table:table-cell table:style-name="ce8" table:formula="of:=[.L566]*COS(RADIANS([.M566]))+[.N566]*COS(RADIANS([.O566]))" office:value-type="float" office:value="0.305563985463168" calcext:value-type="float">
            <text:p>0.31</text:p>
          </table:table-cell>
          <table:table-cell table:style-name="ce8" table:formula="of:=[.L566]*SIN(RADIANS([.M566]))+[.N566]*SIN(RADIANS([.O566]))" office:value-type="float" office:value="-0.291439839119008" calcext:value-type="float">
            <text:p>-0.29</text:p>
          </table:table-cell>
          <table:table-cell office:value-type="float" office:value="0.202234164299446" calcext:value-type="float">
            <text:p>0.20</text:p>
          </table:table-cell>
          <table:table-cell table:number-columns-repeated="1001"/>
        </table:table-row>
        <table:table-row table:style-name="ro1">
          <table:table-cell office:value-type="float" office:value="899260" calcext:value-type="float">
            <text:p>899260</text:p>
          </table:table-cell>
          <table:table-cell office:value-type="float" office:value="0.403211653234814" calcext:value-type="float">
            <text:p>0.4032116532</text:p>
          </table:table-cell>
          <table:table-cell office:value-type="float" office:value="0.540235786753716" calcext:value-type="float">
            <text:p>0.5402357868</text:p>
          </table:table-cell>
          <table:table-cell office:value-type="float" office:value="0.597766576854439" calcext:value-type="float">
            <text:p>0.5977665769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19.733" calcext:value-type="float">
            <text:p>19.733</text:p>
          </table:table-cell>
          <table:table-cell/>
          <table:table-cell table:formula="of:=DEGREES(ACOS(COS(RADIANS([.B567]))*COS(RADIANS([.C567]))))" office:value-type="float" office:value="0.674113880998155" calcext:value-type="float">
            <text:p>0.67</text:p>
          </table:table-cell>
          <table:table-cell table:formula="of:=TAN((ACOS(COS(RADIANS([.B567]))*COS(RADIANS([.C567])))))" office:value-type="float" office:value="0.0117660496753969" calcext:value-type="float">
            <text:p>0.0118</text:p>
          </table:table-cell>
          <table:table-cell table:formula="of:=SQRT([.E567]^2+[.F567]^2)" office:value-type="float" office:value="0.25" calcext:value-type="float">
            <text:p>0.25</text:p>
          </table:table-cell>
          <table:table-cell table:formula="of:=DEGREES(ATAN2([.F567]; [.E567]))" office:value-type="float" office:value="-36.869897645844" calcext:value-type="float">
            <text:p>-36.87</text:p>
          </table:table-cell>
          <table:table-cell table:style-name="ce9" table:formula="of:=SQRT([.T567])" office:value-type="float" office:value="0.176490745130953" calcext:value-type="float">
            <text:p>0.18</text:p>
          </table:table-cell>
          <table:table-cell table:style-name="ce8" table:formula="of:=DEGREES(ATAN( (-SIN (RADIANS ([.C567])) * COS(RADIANS([.B567]))) / (COS (RADIANS ([.C567])) * SIN(RADIANS([.B567]))) ))" office:value-type="float" office:value="-53.264085895079" calcext:value-type="float">
            <text:p>-53.26</text:p>
          </table:table-cell>
          <table:table-cell table:style-name="ce11" table:formula="of:=SQRT([.U567]^2+[.V567]^2)" office:value-type="float" office:value="0.422263577683239" calcext:value-type="float">
            <text:p>0.42</text:p>
          </table:table-cell>
          <table:table-cell table:style-name="ce8" table:formula="of:=DEGREES(ATAN2([.V567];[.U567]))" office:value-type="float" office:value="133.644727207558" calcext:value-type="float">
            <text:p>133.64</text:p>
          </table:table-cell>
          <table:table-cell table:style-name="ce8"/>
          <table:table-cell table:style-name="ce13" table:formula="of:=[.K567]*15" office:value-type="float" office:value="0.176490745130953" calcext:value-type="float">
            <text:p>0.18</text:p>
          </table:table-cell>
          <table:table-cell table:style-name="ce8" table:formula="of:=[.K567]^2*225" office:value-type="float" office:value="0.0311489831168789" calcext:value-type="float">
            <text:p>0.03</text:p>
          </table:table-cell>
          <table:table-cell table:style-name="ce8" table:formula="of:=[.L567]*COS(RADIANS([.M567]))+[.N567]*COS(RADIANS([.O567]))" office:value-type="float" office:value="0.305563985463168" calcext:value-type="float">
            <text:p>0.31</text:p>
          </table:table-cell>
          <table:table-cell table:style-name="ce8" table:formula="of:=[.L567]*SIN(RADIANS([.M567]))+[.N567]*SIN(RADIANS([.O567]))" office:value-type="float" office:value="-0.291439839119008" calcext:value-type="float">
            <text:p>-0.29</text:p>
          </table:table-cell>
          <table:table-cell office:value-type="float" office:value="0.202234164299446" calcext:value-type="float">
            <text:p>0.20</text:p>
          </table:table-cell>
          <table:table-cell table:number-columns-repeated="1001"/>
        </table:table-row>
        <table:table-row table:style-name="ro1">
          <table:table-cell office:value-type="float" office:value="899510" calcext:value-type="float">
            <text:p>899510</text:p>
          </table:table-cell>
          <table:table-cell office:value-type="float" office:value="0.51230596929877" calcext:value-type="float">
            <text:p>0.5123059693</text:p>
          </table:table-cell>
          <table:table-cell office:value-type="float" office:value="0.562772849693819" calcext:value-type="float">
            <text:p>0.5627728497</text:p>
          </table:table-cell>
          <table:table-cell office:value-type="float" office:value="0.597319733072332" calcext:value-type="float">
            <text:p>0.5973197331</text:p>
          </table:table-cell>
          <table:table-cell office:value-type="float" office:value="-0.14" calcext:value-type="float">
            <text:p>-0.14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768" calcext:value-type="float">
            <text:p>19.768</text:p>
          </table:table-cell>
          <table:table-cell/>
          <table:table-cell table:formula="of:=DEGREES(ACOS(COS(RADIANS([.B568]))*COS(RADIANS([.C568]))))" office:value-type="float" office:value="0.761027099464181" calcext:value-type="float">
            <text:p>0.76</text:p>
          </table:table-cell>
          <table:table-cell table:formula="of:=TAN((ACOS(COS(RADIANS([.B568]))*COS(RADIANS([.C568])))))" office:value-type="float" office:value="0.0132832097459084" calcext:value-type="float">
            <text:p>0.0133</text:p>
          </table:table-cell>
          <table:table-cell table:formula="of:=SQRT([.E568]^2+[.F568]^2)" office:value-type="float" office:value="0.236008474424119" calcext:value-type="float">
            <text:p>0.24</text:p>
          </table:table-cell>
          <table:table-cell table:formula="of:=DEGREES(ATAN2([.F568]; [.E568]))" office:value-type="float" office:value="-36.3843518158359" calcext:value-type="float">
            <text:p>-36.38</text:p>
          </table:table-cell>
          <table:table-cell table:style-name="ce9" table:formula="of:=SQRT([.T568])" office:value-type="float" office:value="0.199248146188625" calcext:value-type="float">
            <text:p>0.20</text:p>
          </table:table-cell>
          <table:table-cell table:style-name="ce8" table:formula="of:=DEGREES(ATAN( (-SIN (RADIANS ([.C568])) * COS(RADIANS([.B568]))) / (COS (RADIANS ([.C568])) * SIN(RADIANS([.B568]))) ))" office:value-type="float" office:value="-47.6877908937921" calcext:value-type="float">
            <text:p>-47.69</text:p>
          </table:table-cell>
          <table:table-cell table:style-name="ce11" table:formula="of:=SQRT([.U568]^2+[.V568]^2)" office:value-type="float" office:value="0.433155927076461" calcext:value-type="float">
            <text:p>0.43</text:p>
          </table:table-cell>
          <table:table-cell table:style-name="ce8" table:formula="of:=DEGREES(ATAN2([.V568];[.U568]))" office:value-type="float" office:value="131.557202862483" calcext:value-type="float">
            <text:p>131.56</text:p>
          </table:table-cell>
          <table:table-cell table:style-name="ce8"/>
          <table:table-cell table:style-name="ce13" table:formula="of:=[.K568]*15" office:value-type="float" office:value="0.199248146188625" calcext:value-type="float">
            <text:p>0.20</text:p>
          </table:table-cell>
          <table:table-cell table:style-name="ce8" table:formula="of:=[.K568]^2*225" office:value-type="float" office:value="0.0396998237596038" calcext:value-type="float">
            <text:p>0.04</text:p>
          </table:table-cell>
          <table:table-cell table:style-name="ce8" table:formula="of:=[.L568]*COS(RADIANS([.M568]))+[.N568]*COS(RADIANS([.O568]))" office:value-type="float" office:value="0.324127895601382" calcext:value-type="float">
            <text:p>0.32</text:p>
          </table:table-cell>
          <table:table-cell table:style-name="ce8" table:formula="of:=[.L568]*SIN(RADIANS([.M568]))+[.N568]*SIN(RADIANS([.O568]))" office:value-type="float" office:value="-0.2873415466905" calcext:value-type="float">
            <text:p>-0.29</text:p>
          </table:table-cell>
          <table:table-cell office:value-type="float" office:value="0.228308129839254" calcext:value-type="float">
            <text:p>0.23</text:p>
          </table:table-cell>
          <table:table-cell table:number-columns-repeated="1001"/>
        </table:table-row>
        <table:table-row table:style-name="ro1">
          <table:table-cell office:value-type="float" office:value="899510" calcext:value-type="float">
            <text:p>899510</text:p>
          </table:table-cell>
          <table:table-cell office:value-type="float" office:value="0.51230596929877" calcext:value-type="float">
            <text:p>0.5123059693</text:p>
          </table:table-cell>
          <table:table-cell office:value-type="float" office:value="0.562772849693819" calcext:value-type="float">
            <text:p>0.5627728497</text:p>
          </table:table-cell>
          <table:table-cell office:value-type="float" office:value="0.597319733072332" calcext:value-type="float">
            <text:p>0.5973197331</text:p>
          </table:table-cell>
          <table:table-cell office:value-type="float" office:value="-0.14" calcext:value-type="float">
            <text:p>-0.14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768" calcext:value-type="float">
            <text:p>19.768</text:p>
          </table:table-cell>
          <table:table-cell/>
          <table:table-cell table:formula="of:=DEGREES(ACOS(COS(RADIANS([.B569]))*COS(RADIANS([.C569]))))" office:value-type="float" office:value="0.761027099464181" calcext:value-type="float">
            <text:p>0.76</text:p>
          </table:table-cell>
          <table:table-cell table:formula="of:=TAN((ACOS(COS(RADIANS([.B569]))*COS(RADIANS([.C569])))))" office:value-type="float" office:value="0.0132832097459084" calcext:value-type="float">
            <text:p>0.0133</text:p>
          </table:table-cell>
          <table:table-cell table:formula="of:=SQRT([.E569]^2+[.F569]^2)" office:value-type="float" office:value="0.236008474424119" calcext:value-type="float">
            <text:p>0.24</text:p>
          </table:table-cell>
          <table:table-cell table:formula="of:=DEGREES(ATAN2([.F569]; [.E569]))" office:value-type="float" office:value="-36.3843518158359" calcext:value-type="float">
            <text:p>-36.38</text:p>
          </table:table-cell>
          <table:table-cell table:style-name="ce9" table:formula="of:=SQRT([.T569])" office:value-type="float" office:value="0.199248146188625" calcext:value-type="float">
            <text:p>0.20</text:p>
          </table:table-cell>
          <table:table-cell table:style-name="ce8" table:formula="of:=DEGREES(ATAN( (-SIN (RADIANS ([.C569])) * COS(RADIANS([.B569]))) / (COS (RADIANS ([.C569])) * SIN(RADIANS([.B569]))) ))" office:value-type="float" office:value="-47.6877908937921" calcext:value-type="float">
            <text:p>-47.69</text:p>
          </table:table-cell>
          <table:table-cell table:style-name="ce11" table:formula="of:=SQRT([.U569]^2+[.V569]^2)" office:value-type="float" office:value="0.433155927076461" calcext:value-type="float">
            <text:p>0.43</text:p>
          </table:table-cell>
          <table:table-cell table:style-name="ce8" table:formula="of:=DEGREES(ATAN2([.V569];[.U569]))" office:value-type="float" office:value="131.557202862483" calcext:value-type="float">
            <text:p>131.56</text:p>
          </table:table-cell>
          <table:table-cell table:style-name="ce8"/>
          <table:table-cell table:style-name="ce13" table:formula="of:=[.K569]*15" office:value-type="float" office:value="0.199248146188625" calcext:value-type="float">
            <text:p>0.20</text:p>
          </table:table-cell>
          <table:table-cell table:style-name="ce8" table:formula="of:=[.K569]^2*225" office:value-type="float" office:value="0.0396998237596038" calcext:value-type="float">
            <text:p>0.04</text:p>
          </table:table-cell>
          <table:table-cell table:style-name="ce8" table:formula="of:=[.L569]*COS(RADIANS([.M569]))+[.N569]*COS(RADIANS([.O569]))" office:value-type="float" office:value="0.324127895601382" calcext:value-type="float">
            <text:p>0.32</text:p>
          </table:table-cell>
          <table:table-cell table:style-name="ce8" table:formula="of:=[.L569]*SIN(RADIANS([.M569]))+[.N569]*SIN(RADIANS([.O569]))" office:value-type="float" office:value="-0.2873415466905" calcext:value-type="float">
            <text:p>-0.29</text:p>
          </table:table-cell>
          <table:table-cell office:value-type="float" office:value="0.228308129839254" calcext:value-type="float">
            <text:p>0.23</text:p>
          </table:table-cell>
          <table:table-cell table:number-columns-repeated="1001"/>
        </table:table-row>
        <table:table-row table:style-name="ro1">
          <table:table-cell office:value-type="float" office:value="899759" calcext:value-type="float">
            <text:p>899759</text:p>
          </table:table-cell>
          <table:table-cell office:value-type="float" office:value="0.581820486380839" calcext:value-type="float">
            <text:p>0.5818204864</text:p>
          </table:table-cell>
          <table:table-cell office:value-type="float" office:value="0.664166794479247" calcext:value-type="float">
            <text:p>0.6641667945</text:p>
          </table:table-cell>
          <table:table-cell office:value-type="float" office:value="0.603800248573352" calcext:value-type="float">
            <text:p>0.6038002486</text:p>
          </table:table-cell>
          <table:table-cell office:value-type="float" office:value="-0.14" calcext:value-type="float">
            <text:p>-0.14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9.803" calcext:value-type="float">
            <text:p>19.803</text:p>
          </table:table-cell>
          <table:table-cell/>
          <table:table-cell table:formula="of:=DEGREES(ACOS(COS(RADIANS([.B570]))*COS(RADIANS([.C570]))))" office:value-type="float" office:value="0.882959481910878" calcext:value-type="float">
            <text:p>0.88</text:p>
          </table:table-cell>
          <table:table-cell table:formula="of:=TAN((ACOS(COS(RADIANS([.B570]))*COS(RADIANS([.C570])))))" office:value-type="float" office:value="0.0154117701620594" calcext:value-type="float">
            <text:p>0.0154</text:p>
          </table:table-cell>
          <table:table-cell table:formula="of:=SQRT([.E570]^2+[.F570]^2)" office:value-type="float" office:value="0.236008474424119" calcext:value-type="float">
            <text:p>0.24</text:p>
          </table:table-cell>
          <table:table-cell table:formula="of:=DEGREES(ATAN2([.F570]; [.E570]))" office:value-type="float" office:value="-36.3843518158359" calcext:value-type="float">
            <text:p>-36.38</text:p>
          </table:table-cell>
          <table:table-cell table:style-name="ce9" table:formula="of:=SQRT([.T570])" office:value-type="float" office:value="0.231176552430891" calcext:value-type="float">
            <text:p>0.23</text:p>
          </table:table-cell>
          <table:table-cell table:style-name="ce8" table:formula="of:=DEGREES(ATAN( (-SIN (RADIANS ([.C570])) * COS(RADIANS([.B570]))) / (COS (RADIANS ([.C570])) * SIN(RADIANS([.B570]))) ))" office:value-type="float" office:value="-48.7814297029717" calcext:value-type="float">
            <text:p>-48.78</text:p>
          </table:table-cell>
          <table:table-cell table:style-name="ce11" table:formula="of:=SQRT([.U570]^2+[.V570]^2)" office:value-type="float" office:value="0.464454024308261" calcext:value-type="float">
            <text:p>0.46</text:p>
          </table:table-cell>
          <table:table-cell table:style-name="ce8" table:formula="of:=DEGREES(ATAN2([.V570];[.U570]))" office:value-type="float" office:value="132.518530302751" calcext:value-type="float">
            <text:p>132.52</text:p>
          </table:table-cell>
          <table:table-cell table:style-name="ce8"/>
          <table:table-cell table:style-name="ce13" table:formula="of:=[.K570]*15" office:value-type="float" office:value="0.231176552430891" calcext:value-type="float">
            <text:p>0.23</text:p>
          </table:table-cell>
          <table:table-cell table:style-name="ce8" table:formula="of:=[.K570]^2*225" office:value-type="float" office:value="0.0534425983938325" calcext:value-type="float">
            <text:p>0.05</text:p>
          </table:table-cell>
          <table:table-cell table:style-name="ce8" table:formula="of:=[.L570]*COS(RADIANS([.M570]))+[.N570]*COS(RADIANS([.O570]))" office:value-type="float" office:value="0.342329926920604" calcext:value-type="float">
            <text:p>0.34</text:p>
          </table:table-cell>
          <table:table-cell table:style-name="ce8" table:formula="of:=[.L570]*SIN(RADIANS([.M570]))+[.N570]*SIN(RADIANS([.O570]))" office:value-type="float" office:value="-0.313891321687415" calcext:value-type="float">
            <text:p>-0.31</text:p>
          </table:table-cell>
          <table:table-cell office:value-type="float" office:value="0.264887844573264" calcext:value-type="float">
            <text:p>0.26</text:p>
          </table:table-cell>
          <table:table-cell table:number-columns-repeated="1001"/>
        </table:table-row>
        <table:table-row table:style-name="ro1">
          <table:table-cell office:value-type="float" office:value="899759" calcext:value-type="float">
            <text:p>899759</text:p>
          </table:table-cell>
          <table:table-cell office:value-type="float" office:value="0.581820486380839" calcext:value-type="float">
            <text:p>0.5818204864</text:p>
          </table:table-cell>
          <table:table-cell office:value-type="float" office:value="0.664166794479247" calcext:value-type="float">
            <text:p>0.6641667945</text:p>
          </table:table-cell>
          <table:table-cell office:value-type="float" office:value="0.603800248573352" calcext:value-type="float">
            <text:p>0.6038002486</text:p>
          </table:table-cell>
          <table:table-cell office:value-type="float" office:value="-0.14" calcext:value-type="float">
            <text:p>-0.14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9.803" calcext:value-type="float">
            <text:p>19.803</text:p>
          </table:table-cell>
          <table:table-cell/>
          <table:table-cell table:formula="of:=DEGREES(ACOS(COS(RADIANS([.B571]))*COS(RADIANS([.C571]))))" office:value-type="float" office:value="0.882959481910878" calcext:value-type="float">
            <text:p>0.88</text:p>
          </table:table-cell>
          <table:table-cell table:formula="of:=TAN((ACOS(COS(RADIANS([.B571]))*COS(RADIANS([.C571])))))" office:value-type="float" office:value="0.0154117701620594" calcext:value-type="float">
            <text:p>0.0154</text:p>
          </table:table-cell>
          <table:table-cell table:formula="of:=SQRT([.E571]^2+[.F571]^2)" office:value-type="float" office:value="0.236008474424119" calcext:value-type="float">
            <text:p>0.24</text:p>
          </table:table-cell>
          <table:table-cell table:formula="of:=DEGREES(ATAN2([.F571]; [.E571]))" office:value-type="float" office:value="-36.3843518158359" calcext:value-type="float">
            <text:p>-36.38</text:p>
          </table:table-cell>
          <table:table-cell table:style-name="ce9" table:formula="of:=SQRT([.T571])" office:value-type="float" office:value="0.231176552430891" calcext:value-type="float">
            <text:p>0.23</text:p>
          </table:table-cell>
          <table:table-cell table:style-name="ce8" table:formula="of:=DEGREES(ATAN( (-SIN (RADIANS ([.C571])) * COS(RADIANS([.B571]))) / (COS (RADIANS ([.C571])) * SIN(RADIANS([.B571]))) ))" office:value-type="float" office:value="-48.7814297029717" calcext:value-type="float">
            <text:p>-48.78</text:p>
          </table:table-cell>
          <table:table-cell table:style-name="ce11" table:formula="of:=SQRT([.U571]^2+[.V571]^2)" office:value-type="float" office:value="0.464454024308261" calcext:value-type="float">
            <text:p>0.46</text:p>
          </table:table-cell>
          <table:table-cell table:style-name="ce8" table:formula="of:=DEGREES(ATAN2([.V571];[.U571]))" office:value-type="float" office:value="132.518530302751" calcext:value-type="float">
            <text:p>132.52</text:p>
          </table:table-cell>
          <table:table-cell table:style-name="ce8"/>
          <table:table-cell table:style-name="ce13" table:formula="of:=[.K571]*15" office:value-type="float" office:value="0.231176552430891" calcext:value-type="float">
            <text:p>0.23</text:p>
          </table:table-cell>
          <table:table-cell table:style-name="ce8" table:formula="of:=[.K571]^2*225" office:value-type="float" office:value="0.0534425983938325" calcext:value-type="float">
            <text:p>0.05</text:p>
          </table:table-cell>
          <table:table-cell table:style-name="ce8" table:formula="of:=[.L571]*COS(RADIANS([.M571]))+[.N571]*COS(RADIANS([.O571]))" office:value-type="float" office:value="0.342329926920604" calcext:value-type="float">
            <text:p>0.34</text:p>
          </table:table-cell>
          <table:table-cell table:style-name="ce8" table:formula="of:=[.L571]*SIN(RADIANS([.M571]))+[.N571]*SIN(RADIANS([.O571]))" office:value-type="float" office:value="-0.313891321687415" calcext:value-type="float">
            <text:p>-0.31</text:p>
          </table:table-cell>
          <table:table-cell office:value-type="float" office:value="0.264887844573264" calcext:value-type="float">
            <text:p>0.26</text:p>
          </table:table-cell>
          <table:table-cell table:number-columns-repeated="1001"/>
        </table:table-row>
        <table:table-row table:style-name="ro1">
          <table:table-cell office:value-type="float" office:value="900009" calcext:value-type="float">
            <text:p>900009</text:p>
          </table:table-cell>
          <table:table-cell office:value-type="float" office:value="0.568123395774025" calcext:value-type="float">
            <text:p>0.5681233958</text:p>
          </table:table-cell>
          <table:table-cell office:value-type="float" office:value="0.651061582452696" calcext:value-type="float">
            <text:p>0.6510615825</text:p>
          </table:table-cell>
          <table:table-cell office:value-type="float" office:value="0.602528499366407" calcext:value-type="float">
            <text:p>0.6025284994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837" calcext:value-type="float">
            <text:p>19.837</text:p>
          </table:table-cell>
          <table:table-cell/>
          <table:table-cell table:formula="of:=DEGREES(ACOS(COS(RADIANS([.B572]))*COS(RADIANS([.C572]))))" office:value-type="float" office:value="0.864078402009582" calcext:value-type="float">
            <text:p>0.86</text:p>
          </table:table-cell>
          <table:table-cell table:formula="of:=TAN((ACOS(COS(RADIANS([.B572]))*COS(RADIANS([.C572])))))" office:value-type="float" office:value="0.0150821565410358" calcext:value-type="float">
            <text:p>0.0151</text:p>
          </table:table-cell>
          <table:table-cell table:formula="of:=SQRT([.E572]^2+[.F572]^2)" office:value-type="float" office:value="0.242074368738204" calcext:value-type="float">
            <text:p>0.24</text:p>
          </table:table-cell>
          <table:table-cell table:formula="of:=DEGREES(ATAN2([.F572]; [.E572]))" office:value-type="float" office:value="-38.2901631922431" calcext:value-type="float">
            <text:p>-38.29</text:p>
          </table:table-cell>
          <table:table-cell table:style-name="ce9" table:formula="of:=SQRT([.T572])" office:value-type="float" office:value="0.226232348115537" calcext:value-type="float">
            <text:p>0.23</text:p>
          </table:table-cell>
          <table:table-cell table:style-name="ce8" table:formula="of:=DEGREES(ATAN( (-SIN (RADIANS ([.C572])) * COS(RADIANS([.B572]))) / (COS (RADIANS ([.C572])) * SIN(RADIANS([.B572]))) ))" office:value-type="float" office:value="-48.8919879947696" calcext:value-type="float">
            <text:p>-48.89</text:p>
          </table:table-cell>
          <table:table-cell table:style-name="ce11" table:formula="of:=SQRT([.U572]^2+[.V572]^2)" office:value-type="float" office:value="0.466306172259683" calcext:value-type="float">
            <text:p>0.47</text:p>
          </table:table-cell>
          <table:table-cell table:style-name="ce8" table:formula="of:=DEGREES(ATAN2([.V572];[.U572]))" office:value-type="float" office:value="133.411241924128" calcext:value-type="float">
            <text:p>133.41</text:p>
          </table:table-cell>
          <table:table-cell table:style-name="ce8"/>
          <table:table-cell table:style-name="ce13" table:formula="of:=[.K572]*15" office:value-type="float" office:value="0.226232348115537" calcext:value-type="float">
            <text:p>0.23</text:p>
          </table:table-cell>
          <table:table-cell table:style-name="ce8" table:formula="of:=[.K572]^2*225" office:value-type="float" office:value="0.0511810753338695" calcext:value-type="float">
            <text:p>0.05</text:p>
          </table:table-cell>
          <table:table-cell table:style-name="ce8" table:formula="of:=[.L572]*COS(RADIANS([.M572]))+[.N572]*COS(RADIANS([.O572]))" office:value-type="float" office:value="0.338743383272322" calcext:value-type="float">
            <text:p>0.34</text:p>
          </table:table-cell>
          <table:table-cell table:style-name="ce8" table:formula="of:=[.L572]*SIN(RADIANS([.M572]))+[.N572]*SIN(RADIANS([.O572]))" office:value-type="float" office:value="-0.320459617700418" calcext:value-type="float">
            <text:p>-0.32</text:p>
          </table:table-cell>
          <table:table-cell office:value-type="float" office:value="0.259223520602875" calcext:value-type="float">
            <text:p>0.26</text:p>
          </table:table-cell>
          <table:table-cell table:number-columns-repeated="1001"/>
        </table:table-row>
        <table:table-row table:style-name="ro1">
          <table:table-cell office:value-type="float" office:value="900009" calcext:value-type="float">
            <text:p>900009</text:p>
          </table:table-cell>
          <table:table-cell office:value-type="float" office:value="0.568123395774025" calcext:value-type="float">
            <text:p>0.5681233958</text:p>
          </table:table-cell>
          <table:table-cell office:value-type="float" office:value="0.651061582452696" calcext:value-type="float">
            <text:p>0.6510615825</text:p>
          </table:table-cell>
          <table:table-cell office:value-type="float" office:value="0.602528499366407" calcext:value-type="float">
            <text:p>0.6025284994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837" calcext:value-type="float">
            <text:p>19.837</text:p>
          </table:table-cell>
          <table:table-cell/>
          <table:table-cell table:formula="of:=DEGREES(ACOS(COS(RADIANS([.B573]))*COS(RADIANS([.C573]))))" office:value-type="float" office:value="0.864078402009582" calcext:value-type="float">
            <text:p>0.86</text:p>
          </table:table-cell>
          <table:table-cell table:formula="of:=TAN((ACOS(COS(RADIANS([.B573]))*COS(RADIANS([.C573])))))" office:value-type="float" office:value="0.0150821565410358" calcext:value-type="float">
            <text:p>0.0151</text:p>
          </table:table-cell>
          <table:table-cell table:formula="of:=SQRT([.E573]^2+[.F573]^2)" office:value-type="float" office:value="0.242074368738204" calcext:value-type="float">
            <text:p>0.24</text:p>
          </table:table-cell>
          <table:table-cell table:formula="of:=DEGREES(ATAN2([.F573]; [.E573]))" office:value-type="float" office:value="-38.2901631922431" calcext:value-type="float">
            <text:p>-38.29</text:p>
          </table:table-cell>
          <table:table-cell table:style-name="ce9" table:formula="of:=SQRT([.T573])" office:value-type="float" office:value="0.226232348115537" calcext:value-type="float">
            <text:p>0.23</text:p>
          </table:table-cell>
          <table:table-cell table:style-name="ce8" table:formula="of:=DEGREES(ATAN( (-SIN (RADIANS ([.C573])) * COS(RADIANS([.B573]))) / (COS (RADIANS ([.C573])) * SIN(RADIANS([.B573]))) ))" office:value-type="float" office:value="-48.8919879947696" calcext:value-type="float">
            <text:p>-48.89</text:p>
          </table:table-cell>
          <table:table-cell table:style-name="ce11" table:formula="of:=SQRT([.U573]^2+[.V573]^2)" office:value-type="float" office:value="0.466306172259683" calcext:value-type="float">
            <text:p>0.47</text:p>
          </table:table-cell>
          <table:table-cell table:style-name="ce8" table:formula="of:=DEGREES(ATAN2([.V573];[.U573]))" office:value-type="float" office:value="133.411241924128" calcext:value-type="float">
            <text:p>133.41</text:p>
          </table:table-cell>
          <table:table-cell table:style-name="ce8"/>
          <table:table-cell table:style-name="ce13" table:formula="of:=[.K573]*15" office:value-type="float" office:value="0.226232348115537" calcext:value-type="float">
            <text:p>0.23</text:p>
          </table:table-cell>
          <table:table-cell table:style-name="ce8" table:formula="of:=[.K573]^2*225" office:value-type="float" office:value="0.0511810753338695" calcext:value-type="float">
            <text:p>0.05</text:p>
          </table:table-cell>
          <table:table-cell table:style-name="ce8" table:formula="of:=[.L573]*COS(RADIANS([.M573]))+[.N573]*COS(RADIANS([.O573]))" office:value-type="float" office:value="0.338743383272322" calcext:value-type="float">
            <text:p>0.34</text:p>
          </table:table-cell>
          <table:table-cell table:style-name="ce8" table:formula="of:=[.L573]*SIN(RADIANS([.M573]))+[.N573]*SIN(RADIANS([.O573]))" office:value-type="float" office:value="-0.320459617700418" calcext:value-type="float">
            <text:p>-0.32</text:p>
          </table:table-cell>
          <table:table-cell office:value-type="float" office:value="0.259223520602875" calcext:value-type="float">
            <text:p>0.26</text:p>
          </table:table-cell>
          <table:table-cell table:number-columns-repeated="1001"/>
        </table:table-row>
        <table:table-row table:style-name="ro1">
          <table:table-cell office:value-type="float" office:value="900259" calcext:value-type="float">
            <text:p>900259</text:p>
          </table:table-cell>
          <table:table-cell office:value-type="float" office:value="0.547176166084948" calcext:value-type="float">
            <text:p>0.5471761661</text:p>
          </table:table-cell>
          <table:table-cell office:value-type="float" office:value="0.633842568833388" calcext:value-type="float">
            <text:p>0.6338425688</text:p>
          </table:table-cell>
          <table:table-cell office:value-type="float" office:value="0.597329284664999" calcext:value-type="float">
            <text:p>0.5973292847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872" calcext:value-type="float">
            <text:p>19.872</text:p>
          </table:table-cell>
          <table:table-cell/>
          <table:table-cell table:formula="of:=DEGREES(ACOS(COS(RADIANS([.B574]))*COS(RADIANS([.C574]))))" office:value-type="float" office:value="0.837344579505717" calcext:value-type="float">
            <text:p>0.84</text:p>
          </table:table-cell>
          <table:table-cell table:formula="of:=TAN((ACOS(COS(RADIANS([.B574]))*COS(RADIANS([.C574])))))" office:value-type="float" office:value="0.014615460430445" calcext:value-type="float">
            <text:p>0.0146</text:p>
          </table:table-cell>
          <table:table-cell table:formula="of:=SQRT([.E574]^2+[.F574]^2)" office:value-type="float" office:value="0.242074368738204" calcext:value-type="float">
            <text:p>0.24</text:p>
          </table:table-cell>
          <table:table-cell table:formula="of:=DEGREES(ATAN2([.F574]; [.E574]))" office:value-type="float" office:value="-38.2901631922431" calcext:value-type="float">
            <text:p>-38.29</text:p>
          </table:table-cell>
          <table:table-cell table:style-name="ce9" table:formula="of:=SQRT([.T574])" office:value-type="float" office:value="0.219231906456675" calcext:value-type="float">
            <text:p>0.22</text:p>
          </table:table-cell>
          <table:table-cell table:style-name="ce8" table:formula="of:=DEGREES(ATAN( (-SIN (RADIANS ([.C574])) * COS(RADIANS([.B574]))) / (COS (RADIANS ([.C574])) * SIN(RADIANS([.B574]))) ))" office:value-type="float" office:value="-49.1972935708565" calcext:value-type="float">
            <text:p>-49.20</text:p>
          </table:table-cell>
          <table:table-cell table:style-name="ce11" table:formula="of:=SQRT([.U574]^2+[.V574]^2)" office:value-type="float" office:value="0.459223326245456" calcext:value-type="float">
            <text:p>0.46</text:p>
          </table:table-cell>
          <table:table-cell table:style-name="ce8" table:formula="of:=DEGREES(ATAN2([.V574];[.U574]))" office:value-type="float" office:value="133.472868216371" calcext:value-type="float">
            <text:p>133.47</text:p>
          </table:table-cell>
          <table:table-cell table:style-name="ce8"/>
          <table:table-cell table:style-name="ce13" table:formula="of:=[.K574]*15" office:value-type="float" office:value="0.219231906456675" calcext:value-type="float">
            <text:p>0.22</text:p>
          </table:table-cell>
          <table:table-cell table:style-name="ce8" table:formula="of:=[.K574]^2*225" office:value-type="float" office:value="0.0480626288086283" calcext:value-type="float">
            <text:p>0.05</text:p>
          </table:table-cell>
          <table:table-cell table:style-name="ce8" table:formula="of:=[.L574]*COS(RADIANS([.M574]))+[.N574]*COS(RADIANS([.O574]))" office:value-type="float" office:value="0.33325848375454" calcext:value-type="float">
            <text:p>0.33</text:p>
          </table:table-cell>
          <table:table-cell table:style-name="ce8" table:formula="of:=[.L574]*SIN(RADIANS([.M574]))+[.N574]*SIN(RADIANS([.O574]))" office:value-type="float" office:value="-0.315950702441956" calcext:value-type="float">
            <text:p>-0.32</text:p>
          </table:table-cell>
          <table:table-cell office:value-type="float" office:value="0.251203373851715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900259" calcext:value-type="float">
            <text:p>900259</text:p>
          </table:table-cell>
          <table:table-cell office:value-type="float" office:value="0.547176166084948" calcext:value-type="float">
            <text:p>0.5471761661</text:p>
          </table:table-cell>
          <table:table-cell office:value-type="float" office:value="0.633842568833388" calcext:value-type="float">
            <text:p>0.6338425688</text:p>
          </table:table-cell>
          <table:table-cell office:value-type="float" office:value="0.597329284664999" calcext:value-type="float">
            <text:p>0.5973292847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872" calcext:value-type="float">
            <text:p>19.872</text:p>
          </table:table-cell>
          <table:table-cell/>
          <table:table-cell table:formula="of:=DEGREES(ACOS(COS(RADIANS([.B575]))*COS(RADIANS([.C575]))))" office:value-type="float" office:value="0.837344579505717" calcext:value-type="float">
            <text:p>0.84</text:p>
          </table:table-cell>
          <table:table-cell table:formula="of:=TAN((ACOS(COS(RADIANS([.B575]))*COS(RADIANS([.C575])))))" office:value-type="float" office:value="0.014615460430445" calcext:value-type="float">
            <text:p>0.0146</text:p>
          </table:table-cell>
          <table:table-cell table:formula="of:=SQRT([.E575]^2+[.F575]^2)" office:value-type="float" office:value="0.242074368738204" calcext:value-type="float">
            <text:p>0.24</text:p>
          </table:table-cell>
          <table:table-cell table:formula="of:=DEGREES(ATAN2([.F575]; [.E575]))" office:value-type="float" office:value="-38.2901631922431" calcext:value-type="float">
            <text:p>-38.29</text:p>
          </table:table-cell>
          <table:table-cell table:style-name="ce9" table:formula="of:=SQRT([.T575])" office:value-type="float" office:value="0.219231906456675" calcext:value-type="float">
            <text:p>0.22</text:p>
          </table:table-cell>
          <table:table-cell table:style-name="ce8" table:formula="of:=DEGREES(ATAN( (-SIN (RADIANS ([.C575])) * COS(RADIANS([.B575]))) / (COS (RADIANS ([.C575])) * SIN(RADIANS([.B575]))) ))" office:value-type="float" office:value="-49.1972935708565" calcext:value-type="float">
            <text:p>-49.20</text:p>
          </table:table-cell>
          <table:table-cell table:style-name="ce11" table:formula="of:=SQRT([.U575]^2+[.V575]^2)" office:value-type="float" office:value="0.459223326245456" calcext:value-type="float">
            <text:p>0.46</text:p>
          </table:table-cell>
          <table:table-cell table:style-name="ce8" table:formula="of:=DEGREES(ATAN2([.V575];[.U575]))" office:value-type="float" office:value="133.472868216371" calcext:value-type="float">
            <text:p>133.47</text:p>
          </table:table-cell>
          <table:table-cell table:style-name="ce8"/>
          <table:table-cell table:style-name="ce13" table:formula="of:=[.K575]*15" office:value-type="float" office:value="0.219231906456675" calcext:value-type="float">
            <text:p>0.22</text:p>
          </table:table-cell>
          <table:table-cell table:style-name="ce8" table:formula="of:=[.K575]^2*225" office:value-type="float" office:value="0.0480626288086283" calcext:value-type="float">
            <text:p>0.05</text:p>
          </table:table-cell>
          <table:table-cell table:style-name="ce8" table:formula="of:=[.L575]*COS(RADIANS([.M575]))+[.N575]*COS(RADIANS([.O575]))" office:value-type="float" office:value="0.33325848375454" calcext:value-type="float">
            <text:p>0.33</text:p>
          </table:table-cell>
          <table:table-cell table:style-name="ce8" table:formula="of:=[.L575]*SIN(RADIANS([.M575]))+[.N575]*SIN(RADIANS([.O575]))" office:value-type="float" office:value="-0.315950702441956" calcext:value-type="float">
            <text:p>-0.32</text:p>
          </table:table-cell>
          <table:table-cell office:value-type="float" office:value="0.251203373851715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900509" calcext:value-type="float">
            <text:p>900509</text:p>
          </table:table-cell>
          <table:table-cell office:value-type="float" office:value="0.552016742494077" calcext:value-type="float">
            <text:p>0.5520167425</text:p>
          </table:table-cell>
          <table:table-cell office:value-type="float" office:value="0.725025647613911" calcext:value-type="float">
            <text:p>0.7250256476</text:p>
          </table:table-cell>
          <table:table-cell office:value-type="float" office:value="0.595906524244374" calcext:value-type="float">
            <text:p>0.5959065242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908" calcext:value-type="float">
            <text:p>19.908</text:p>
          </table:table-cell>
          <table:table-cell/>
          <table:table-cell table:formula="of:=DEGREES(ACOS(COS(RADIANS([.B576]))*COS(RADIANS([.C576]))))" office:value-type="float" office:value="0.911245526061789" calcext:value-type="float">
            <text:p>0.91</text:p>
          </table:table-cell>
          <table:table-cell table:formula="of:=TAN((ACOS(COS(RADIANS([.B576]))*COS(RADIANS([.C576])))))" office:value-type="float" office:value="0.0159055758234015" calcext:value-type="float">
            <text:p>0.0159</text:p>
          </table:table-cell>
          <table:table-cell table:formula="of:=SQRT([.E576]^2+[.F576]^2)" office:value-type="float" office:value="0.242074368738204" calcext:value-type="float">
            <text:p>0.24</text:p>
          </table:table-cell>
          <table:table-cell table:formula="of:=DEGREES(ATAN2([.F576]; [.E576]))" office:value-type="float" office:value="-38.2901631922431" calcext:value-type="float">
            <text:p>-38.29</text:p>
          </table:table-cell>
          <table:table-cell table:style-name="ce9" table:formula="of:=SQRT([.T576])" office:value-type="float" office:value="0.238583637351022" calcext:value-type="float">
            <text:p>0.24</text:p>
          </table:table-cell>
          <table:table-cell table:style-name="ce8" table:formula="of:=DEGREES(ATAN( (-SIN (RADIANS ([.C576])) * COS(RADIANS([.B576]))) / (COS (RADIANS ([.C576])) * SIN(RADIANS([.B576]))) ))" office:value-type="float" office:value="-52.7158639445943" calcext:value-type="float">
            <text:p>-52.72</text:p>
          </table:table-cell>
          <table:table-cell table:style-name="ce11" table:formula="of:=SQRT([.U576]^2+[.V576]^2)" office:value-type="float" office:value="0.476854552313017" calcext:value-type="float">
            <text:p>0.48</text:p>
          </table:table-cell>
          <table:table-cell table:style-name="ce8" table:formula="of:=DEGREES(ATAN2([.V576];[.U576]))" office:value-type="float" office:value="135.450352486809" calcext:value-type="float">
            <text:p>135.45</text:p>
          </table:table-cell>
          <table:table-cell table:style-name="ce8"/>
          <table:table-cell table:style-name="ce13" table:formula="of:=[.K576]*15" office:value-type="float" office:value="0.238583637351022" calcext:value-type="float">
            <text:p>0.24</text:p>
          </table:table-cell>
          <table:table-cell table:style-name="ce8" table:formula="of:=[.K576]^2*225" office:value-type="float" office:value="0.0569221520116441" calcext:value-type="float">
            <text:p>0.06</text:p>
          </table:table-cell>
          <table:table-cell table:style-name="ce8" table:formula="of:=[.L576]*COS(RADIANS([.M576]))+[.N576]*COS(RADIANS([.O576]))" office:value-type="float" office:value="0.334526363341404" calcext:value-type="float">
            <text:p>0.33</text:p>
          </table:table-cell>
          <table:table-cell table:style-name="ce8" table:formula="of:=[.L576]*SIN(RADIANS([.M576]))+[.N576]*SIN(RADIANS([.O576]))" office:value-type="float" office:value="-0.339826979934235" calcext:value-type="float">
            <text:p>-0.34</text:p>
          </table:table-cell>
          <table:table-cell office:value-type="float" office:value="0.273373657818537" calcext:value-type="float">
            <text:p>0.27</text:p>
          </table:table-cell>
          <table:table-cell table:number-columns-repeated="1001"/>
        </table:table-row>
        <table:table-row table:style-name="ro1">
          <table:table-cell office:value-type="float" office:value="900509" calcext:value-type="float">
            <text:p>900509</text:p>
          </table:table-cell>
          <table:table-cell office:value-type="float" office:value="0.552016742494077" calcext:value-type="float">
            <text:p>0.5520167425</text:p>
          </table:table-cell>
          <table:table-cell office:value-type="float" office:value="0.725025647613911" calcext:value-type="float">
            <text:p>0.7250256476</text:p>
          </table:table-cell>
          <table:table-cell office:value-type="float" office:value="0.595906524244374" calcext:value-type="float">
            <text:p>0.5959065242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908" calcext:value-type="float">
            <text:p>19.908</text:p>
          </table:table-cell>
          <table:table-cell/>
          <table:table-cell table:formula="of:=DEGREES(ACOS(COS(RADIANS([.B577]))*COS(RADIANS([.C577]))))" office:value-type="float" office:value="0.911245526061789" calcext:value-type="float">
            <text:p>0.91</text:p>
          </table:table-cell>
          <table:table-cell table:formula="of:=TAN((ACOS(COS(RADIANS([.B577]))*COS(RADIANS([.C577])))))" office:value-type="float" office:value="0.0159055758234015" calcext:value-type="float">
            <text:p>0.0159</text:p>
          </table:table-cell>
          <table:table-cell table:formula="of:=SQRT([.E577]^2+[.F577]^2)" office:value-type="float" office:value="0.242074368738204" calcext:value-type="float">
            <text:p>0.24</text:p>
          </table:table-cell>
          <table:table-cell table:formula="of:=DEGREES(ATAN2([.F577]; [.E577]))" office:value-type="float" office:value="-38.2901631922431" calcext:value-type="float">
            <text:p>-38.29</text:p>
          </table:table-cell>
          <table:table-cell table:style-name="ce9" table:formula="of:=SQRT([.T577])" office:value-type="float" office:value="0.238583637351022" calcext:value-type="float">
            <text:p>0.24</text:p>
          </table:table-cell>
          <table:table-cell table:style-name="ce8" table:formula="of:=DEGREES(ATAN( (-SIN (RADIANS ([.C577])) * COS(RADIANS([.B577]))) / (COS (RADIANS ([.C577])) * SIN(RADIANS([.B577]))) ))" office:value-type="float" office:value="-52.7158639445943" calcext:value-type="float">
            <text:p>-52.72</text:p>
          </table:table-cell>
          <table:table-cell table:style-name="ce11" table:formula="of:=SQRT([.U577]^2+[.V577]^2)" office:value-type="float" office:value="0.476854552313017" calcext:value-type="float">
            <text:p>0.48</text:p>
          </table:table-cell>
          <table:table-cell table:style-name="ce8" table:formula="of:=DEGREES(ATAN2([.V577];[.U577]))" office:value-type="float" office:value="135.450352486809" calcext:value-type="float">
            <text:p>135.45</text:p>
          </table:table-cell>
          <table:table-cell table:style-name="ce8"/>
          <table:table-cell table:style-name="ce13" table:formula="of:=[.K577]*15" office:value-type="float" office:value="0.238583637351022" calcext:value-type="float">
            <text:p>0.24</text:p>
          </table:table-cell>
          <table:table-cell table:style-name="ce8" table:formula="of:=[.K577]^2*225" office:value-type="float" office:value="0.0569221520116441" calcext:value-type="float">
            <text:p>0.06</text:p>
          </table:table-cell>
          <table:table-cell table:style-name="ce8" table:formula="of:=[.L577]*COS(RADIANS([.M577]))+[.N577]*COS(RADIANS([.O577]))" office:value-type="float" office:value="0.334526363341404" calcext:value-type="float">
            <text:p>0.33</text:p>
          </table:table-cell>
          <table:table-cell table:style-name="ce8" table:formula="of:=[.L577]*SIN(RADIANS([.M577]))+[.N577]*SIN(RADIANS([.O577]))" office:value-type="float" office:value="-0.339826979934235" calcext:value-type="float">
            <text:p>-0.34</text:p>
          </table:table-cell>
          <table:table-cell office:value-type="float" office:value="0.273373657818537" calcext:value-type="float">
            <text:p>0.27</text:p>
          </table:table-cell>
          <table:table-cell table:number-columns-repeated="1001"/>
        </table:table-row>
        <table:table-row table:style-name="ro1">
          <table:table-cell office:value-type="float" office:value="900760" calcext:value-type="float">
            <text:p>900760</text:p>
          </table:table-cell>
          <table:table-cell office:value-type="float" office:value="0.469063774859155" calcext:value-type="float">
            <text:p>0.4690637749</text:p>
          </table:table-cell>
          <table:table-cell office:value-type="float" office:value="0.702421403360019" calcext:value-type="float">
            <text:p>0.7024214034</text:p>
          </table:table-cell>
          <table:table-cell office:value-type="float" office:value="0.596216817603933" calcext:value-type="float">
            <text:p>0.5962168176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944" calcext:value-type="float">
            <text:p>19.944</text:p>
          </table:table-cell>
          <table:table-cell/>
          <table:table-cell table:formula="of:=DEGREES(ACOS(COS(RADIANS([.B578]))*COS(RADIANS([.C578]))))" office:value-type="float" office:value="0.844633429247726" calcext:value-type="float">
            <text:p>0.84</text:p>
          </table:table-cell>
          <table:table-cell table:formula="of:=TAN((ACOS(COS(RADIANS([.B578]))*COS(RADIANS([.C578])))))" office:value-type="float" office:value="0.0147427022688809" calcext:value-type="float">
            <text:p>0.0147</text:p>
          </table:table-cell>
          <table:table-cell table:formula="of:=SQRT([.E578]^2+[.F578]^2)" office:value-type="float" office:value="0.242074368738204" calcext:value-type="float">
            <text:p>0.24</text:p>
          </table:table-cell>
          <table:table-cell table:formula="of:=DEGREES(ATAN2([.F578]; [.E578]))" office:value-type="float" office:value="-38.2901631922431" calcext:value-type="float">
            <text:p>-38.29</text:p>
          </table:table-cell>
          <table:table-cell table:style-name="ce9" table:formula="of:=SQRT([.T578])" office:value-type="float" office:value="0.221140534033213" calcext:value-type="float">
            <text:p>0.22</text:p>
          </table:table-cell>
          <table:table-cell table:style-name="ce8" table:formula="of:=DEGREES(ATAN( (-SIN (RADIANS ([.C578])) * COS(RADIANS([.B578]))) / (COS (RADIANS ([.C578])) * SIN(RADIANS([.B578]))) ))" office:value-type="float" office:value="-56.2664821876919" calcext:value-type="float">
            <text:p>-56.27</text:p>
          </table:table-cell>
          <table:table-cell table:style-name="ce11" table:formula="of:=SQRT([.U578]^2+[.V578]^2)" office:value-type="float" office:value="0.457538612705626" calcext:value-type="float">
            <text:p>0.46</text:p>
          </table:table-cell>
          <table:table-cell table:style-name="ce8" table:formula="of:=DEGREES(ATAN2([.V578];[.U578]))" office:value-type="float" office:value="136.868767176565" calcext:value-type="float">
            <text:p>136.87</text:p>
          </table:table-cell>
          <table:table-cell table:style-name="ce8"/>
          <table:table-cell table:style-name="ce13" table:formula="of:=[.K578]*15" office:value-type="float" office:value="0.221140534033213" calcext:value-type="float">
            <text:p>0.22</text:p>
          </table:table-cell>
          <table:table-cell table:style-name="ce8" table:formula="of:=[.K578]^2*225" office:value-type="float" office:value="0.0489031357924949" calcext:value-type="float">
            <text:p>0.05</text:p>
          </table:table-cell>
          <table:table-cell table:style-name="ce8" table:formula="of:=[.L578]*COS(RADIANS([.M578]))+[.N578]*COS(RADIANS([.O578]))" office:value-type="float" office:value="0.312806198873432" calcext:value-type="float">
            <text:p>0.31</text:p>
          </table:table-cell>
          <table:table-cell table:style-name="ce8" table:formula="of:=[.L578]*SIN(RADIANS([.M578]))+[.N578]*SIN(RADIANS([.O578]))" office:value-type="float" office:value="-0.333906969173965" calcext:value-type="float">
            <text:p>-0.33</text:p>
          </table:table-cell>
          <table:table-cell office:value-type="float" office:value="0.253390028774318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900760" calcext:value-type="float">
            <text:p>900760</text:p>
          </table:table-cell>
          <table:table-cell office:value-type="float" office:value="0.469063774859155" calcext:value-type="float">
            <text:p>0.4690637749</text:p>
          </table:table-cell>
          <table:table-cell office:value-type="float" office:value="0.702421403360019" calcext:value-type="float">
            <text:p>0.7024214034</text:p>
          </table:table-cell>
          <table:table-cell office:value-type="float" office:value="0.596216817603933" calcext:value-type="float">
            <text:p>0.5962168176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944" calcext:value-type="float">
            <text:p>19.944</text:p>
          </table:table-cell>
          <table:table-cell/>
          <table:table-cell table:formula="of:=DEGREES(ACOS(COS(RADIANS([.B579]))*COS(RADIANS([.C579]))))" office:value-type="float" office:value="0.844633429247726" calcext:value-type="float">
            <text:p>0.84</text:p>
          </table:table-cell>
          <table:table-cell table:formula="of:=TAN((ACOS(COS(RADIANS([.B579]))*COS(RADIANS([.C579])))))" office:value-type="float" office:value="0.0147427022688809" calcext:value-type="float">
            <text:p>0.0147</text:p>
          </table:table-cell>
          <table:table-cell table:formula="of:=SQRT([.E579]^2+[.F579]^2)" office:value-type="float" office:value="0.242074368738204" calcext:value-type="float">
            <text:p>0.24</text:p>
          </table:table-cell>
          <table:table-cell table:formula="of:=DEGREES(ATAN2([.F579]; [.E579]))" office:value-type="float" office:value="-38.2901631922431" calcext:value-type="float">
            <text:p>-38.29</text:p>
          </table:table-cell>
          <table:table-cell table:style-name="ce9" table:formula="of:=SQRT([.T579])" office:value-type="float" office:value="0.221140534033213" calcext:value-type="float">
            <text:p>0.22</text:p>
          </table:table-cell>
          <table:table-cell table:style-name="ce8" table:formula="of:=DEGREES(ATAN( (-SIN (RADIANS ([.C579])) * COS(RADIANS([.B579]))) / (COS (RADIANS ([.C579])) * SIN(RADIANS([.B579]))) ))" office:value-type="float" office:value="-56.2664821876919" calcext:value-type="float">
            <text:p>-56.27</text:p>
          </table:table-cell>
          <table:table-cell table:style-name="ce11" table:formula="of:=SQRT([.U579]^2+[.V579]^2)" office:value-type="float" office:value="0.457538612705626" calcext:value-type="float">
            <text:p>0.46</text:p>
          </table:table-cell>
          <table:table-cell table:style-name="ce8" table:formula="of:=DEGREES(ATAN2([.V579];[.U579]))" office:value-type="float" office:value="136.868767176565" calcext:value-type="float">
            <text:p>136.87</text:p>
          </table:table-cell>
          <table:table-cell table:style-name="ce8"/>
          <table:table-cell table:style-name="ce13" table:formula="of:=[.K579]*15" office:value-type="float" office:value="0.221140534033213" calcext:value-type="float">
            <text:p>0.22</text:p>
          </table:table-cell>
          <table:table-cell table:style-name="ce8" table:formula="of:=[.K579]^2*225" office:value-type="float" office:value="0.0489031357924949" calcext:value-type="float">
            <text:p>0.05</text:p>
          </table:table-cell>
          <table:table-cell table:style-name="ce8" table:formula="of:=[.L579]*COS(RADIANS([.M579]))+[.N579]*COS(RADIANS([.O579]))" office:value-type="float" office:value="0.312806198873432" calcext:value-type="float">
            <text:p>0.31</text:p>
          </table:table-cell>
          <table:table-cell table:style-name="ce8" table:formula="of:=[.L579]*SIN(RADIANS([.M579]))+[.N579]*SIN(RADIANS([.O579]))" office:value-type="float" office:value="-0.333906969173965" calcext:value-type="float">
            <text:p>-0.33</text:p>
          </table:table-cell>
          <table:table-cell office:value-type="float" office:value="0.253390028774318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901010" calcext:value-type="float">
            <text:p>901010</text:p>
          </table:table-cell>
          <table:table-cell office:value-type="float" office:value="0.454834142940491" calcext:value-type="float">
            <text:p>0.4548341429</text:p>
          </table:table-cell>
          <table:table-cell office:value-type="float" office:value="0.682595978881263" calcext:value-type="float">
            <text:p>0.6825959789</text:p>
          </table:table-cell>
          <table:table-cell office:value-type="float" office:value="0.600364343255718" calcext:value-type="float">
            <text:p>0.6003643433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98" calcext:value-type="float">
            <text:p>19.98</text:p>
          </table:table-cell>
          <table:table-cell/>
          <table:table-cell table:formula="of:=DEGREES(ACOS(COS(RADIANS([.B580]))*COS(RADIANS([.C580]))))" office:value-type="float" office:value="0.820244829573867" calcext:value-type="float">
            <text:p>0.82</text:p>
          </table:table-cell>
          <table:table-cell table:formula="of:=TAN((ACOS(COS(RADIANS([.B580]))*COS(RADIANS([.C580])))))" office:value-type="float" office:value="0.0143169510343308" calcext:value-type="float">
            <text:p>0.0143</text:p>
          </table:table-cell>
          <table:table-cell table:formula="of:=SQRT([.E580]^2+[.F580]^2)" office:value-type="float" office:value="0.242074368738204" calcext:value-type="float">
            <text:p>0.24</text:p>
          </table:table-cell>
          <table:table-cell table:formula="of:=DEGREES(ATAN2([.F580]; [.E580]))" office:value-type="float" office:value="-38.2901631922431" calcext:value-type="float">
            <text:p>-38.29</text:p>
          </table:table-cell>
          <table:table-cell table:style-name="ce9" table:formula="of:=SQRT([.T580])" office:value-type="float" office:value="0.214754265514963" calcext:value-type="float">
            <text:p>0.21</text:p>
          </table:table-cell>
          <table:table-cell table:style-name="ce8" table:formula="of:=DEGREES(ATAN( (-SIN (RADIANS ([.C580])) * COS(RADIANS([.B580]))) / (COS (RADIANS ([.C580])) * SIN(RADIANS([.B580]))) ))" office:value-type="float" office:value="-56.3239864571821" calcext:value-type="float">
            <text:p>-56.32</text:p>
          </table:table-cell>
          <table:table-cell table:style-name="ce11" table:formula="of:=SQRT([.U580]^2+[.V580]^2)" office:value-type="float" office:value="0.451203519286087" calcext:value-type="float">
            <text:p>0.45</text:p>
          </table:table-cell>
          <table:table-cell table:style-name="ce8" table:formula="of:=DEGREES(ATAN2([.V580];[.U580]))" office:value-type="float" office:value="136.76334891999" calcext:value-type="float">
            <text:p>136.76</text:p>
          </table:table-cell>
          <table:table-cell table:style-name="ce8"/>
          <table:table-cell table:style-name="ce13" table:formula="of:=[.K580]*15" office:value-type="float" office:value="0.214754265514963" calcext:value-type="float">
            <text:p>0.21</text:p>
          </table:table-cell>
          <table:table-cell table:style-name="ce8" table:formula="of:=[.K580]^2*225" office:value-type="float" office:value="0.046119394556871" calcext:value-type="float">
            <text:p>0.05</text:p>
          </table:table-cell>
          <table:table-cell table:style-name="ce8" table:formula="of:=[.L580]*COS(RADIANS([.M580]))+[.N580]*COS(RADIANS([.O580]))" office:value-type="float" office:value="0.309080399970894" calcext:value-type="float">
            <text:p>0.31</text:p>
          </table:table-cell>
          <table:table-cell table:style-name="ce8" table:formula="of:=[.L580]*SIN(RADIANS([.M580]))+[.N580]*SIN(RADIANS([.O580]))" office:value-type="float" office:value="-0.328715564234464" calcext:value-type="float">
            <text:p>-0.33</text:p>
          </table:table-cell>
          <table:table-cell office:value-type="float" office:value="0.24607344887216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901010" calcext:value-type="float">
            <text:p>901010</text:p>
          </table:table-cell>
          <table:table-cell office:value-type="float" office:value="0.454834142940491" calcext:value-type="float">
            <text:p>0.4548341429</text:p>
          </table:table-cell>
          <table:table-cell office:value-type="float" office:value="0.682595978881263" calcext:value-type="float">
            <text:p>0.6825959789</text:p>
          </table:table-cell>
          <table:table-cell office:value-type="float" office:value="0.600364343255718" calcext:value-type="float">
            <text:p>0.6003643433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 office:value-type="float" office:value="19.98" calcext:value-type="float">
            <text:p>19.98</text:p>
          </table:table-cell>
          <table:table-cell/>
          <table:table-cell table:formula="of:=DEGREES(ACOS(COS(RADIANS([.B581]))*COS(RADIANS([.C581]))))" office:value-type="float" office:value="0.820244829573867" calcext:value-type="float">
            <text:p>0.82</text:p>
          </table:table-cell>
          <table:table-cell table:formula="of:=TAN((ACOS(COS(RADIANS([.B581]))*COS(RADIANS([.C581])))))" office:value-type="float" office:value="0.0143169510343308" calcext:value-type="float">
            <text:p>0.0143</text:p>
          </table:table-cell>
          <table:table-cell table:formula="of:=SQRT([.E581]^2+[.F581]^2)" office:value-type="float" office:value="0.242074368738204" calcext:value-type="float">
            <text:p>0.24</text:p>
          </table:table-cell>
          <table:table-cell table:formula="of:=DEGREES(ATAN2([.F581]; [.E581]))" office:value-type="float" office:value="-38.2901631922431" calcext:value-type="float">
            <text:p>-38.29</text:p>
          </table:table-cell>
          <table:table-cell table:style-name="ce9" table:formula="of:=SQRT([.T581])" office:value-type="float" office:value="0.214754265514963" calcext:value-type="float">
            <text:p>0.21</text:p>
          </table:table-cell>
          <table:table-cell table:style-name="ce8" table:formula="of:=DEGREES(ATAN( (-SIN (RADIANS ([.C581])) * COS(RADIANS([.B581]))) / (COS (RADIANS ([.C581])) * SIN(RADIANS([.B581]))) ))" office:value-type="float" office:value="-56.3239864571821" calcext:value-type="float">
            <text:p>-56.32</text:p>
          </table:table-cell>
          <table:table-cell table:style-name="ce11" table:formula="of:=SQRT([.U581]^2+[.V581]^2)" office:value-type="float" office:value="0.451203519286087" calcext:value-type="float">
            <text:p>0.45</text:p>
          </table:table-cell>
          <table:table-cell table:style-name="ce8" table:formula="of:=DEGREES(ATAN2([.V581];[.U581]))" office:value-type="float" office:value="136.76334891999" calcext:value-type="float">
            <text:p>136.76</text:p>
          </table:table-cell>
          <table:table-cell table:style-name="ce8"/>
          <table:table-cell table:style-name="ce13" table:formula="of:=[.K581]*15" office:value-type="float" office:value="0.214754265514963" calcext:value-type="float">
            <text:p>0.21</text:p>
          </table:table-cell>
          <table:table-cell table:style-name="ce8" table:formula="of:=[.K581]^2*225" office:value-type="float" office:value="0.046119394556871" calcext:value-type="float">
            <text:p>0.05</text:p>
          </table:table-cell>
          <table:table-cell table:style-name="ce8" table:formula="of:=[.L581]*COS(RADIANS([.M581]))+[.N581]*COS(RADIANS([.O581]))" office:value-type="float" office:value="0.309080399970894" calcext:value-type="float">
            <text:p>0.31</text:p>
          </table:table-cell>
          <table:table-cell table:style-name="ce8" table:formula="of:=[.L581]*SIN(RADIANS([.M581]))+[.N581]*SIN(RADIANS([.O581]))" office:value-type="float" office:value="-0.328715564234464" calcext:value-type="float">
            <text:p>-0.33</text:p>
          </table:table-cell>
          <table:table-cell office:value-type="float" office:value="0.24607344887216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901260" calcext:value-type="float">
            <text:p>901260</text:p>
          </table:table-cell>
          <table:table-cell office:value-type="float" office:value="0.578458752648723" calcext:value-type="float">
            <text:p>0.5784587526</text:p>
          </table:table-cell>
          <table:table-cell office:value-type="float" office:value="0.611067463128539" calcext:value-type="float">
            <text:p>0.6110674631</text:p>
          </table:table-cell>
          <table:table-cell office:value-type="float" office:value="0.608091741806235" calcext:value-type="float">
            <text:p>0.6080917418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2" calcext:value-type="float">
            <text:p>-0.12</text:p>
          </table:table-cell>
          <table:table-cell office:value-type="float" office:value="20.015" calcext:value-type="float">
            <text:p>20.015</text:p>
          </table:table-cell>
          <table:table-cell/>
          <table:table-cell table:formula="of:=DEGREES(ACOS(COS(RADIANS([.B582]))*COS(RADIANS([.C582]))))" office:value-type="float" office:value="0.841430499742365" calcext:value-type="float">
            <text:p>0.84</text:p>
          </table:table-cell>
          <table:table-cell table:formula="of:=TAN((ACOS(COS(RADIANS([.B582]))*COS(RADIANS([.C582])))))" office:value-type="float" office:value="0.0146867884992513" calcext:value-type="float">
            <text:p>0.0147</text:p>
          </table:table-cell>
          <table:table-cell table:formula="of:=SQRT([.E582]^2+[.F582]^2)" office:value-type="float" office:value="0.25" calcext:value-type="float">
            <text:p>0.25</text:p>
          </table:table-cell>
          <table:table-cell table:formula="of:=DEGREES(ATAN2([.F582]; [.E582]))" office:value-type="float" office:value="-36.869897645844" calcext:value-type="float">
            <text:p>-36.87</text:p>
          </table:table-cell>
          <table:table-cell table:style-name="ce9" table:formula="of:=SQRT([.T582])" office:value-type="float" office:value="0.220301827488769" calcext:value-type="float">
            <text:p>0.22</text:p>
          </table:table-cell>
          <table:table-cell table:style-name="ce8" table:formula="of:=DEGREES(ATAN( (-SIN (RADIANS ([.C582])) * COS(RADIANS([.B582]))) / (COS (RADIANS ([.C582])) * SIN(RADIANS([.B582]))) ))" office:value-type="float" office:value="-46.5703796059397" calcext:value-type="float">
            <text:p>-46.57</text:p>
          </table:table-cell>
          <table:table-cell table:style-name="ce11" table:formula="of:=SQRT([.U582]^2+[.V582]^2)" office:value-type="float" office:value="0.468624451854144" calcext:value-type="float">
            <text:p>0.47</text:p>
          </table:table-cell>
          <table:table-cell table:style-name="ce8" table:formula="of:=DEGREES(ATAN2([.V582];[.U582]))" office:value-type="float" office:value="131.41312945179" calcext:value-type="float">
            <text:p>131.41</text:p>
          </table:table-cell>
          <table:table-cell table:style-name="ce8"/>
          <table:table-cell table:style-name="ce13" table:formula="of:=[.K582]*15" office:value-type="float" office:value="0.220301827488769" calcext:value-type="float">
            <text:p>0.22</text:p>
          </table:table-cell>
          <table:table-cell table:style-name="ce8" table:formula="of:=[.K582]^2*225" office:value-type="float" office:value="0.0485328951948915" calcext:value-type="float">
            <text:p>0.05</text:p>
          </table:table-cell>
          <table:table-cell table:style-name="ce8" table:formula="of:=[.L582]*COS(RADIANS([.M582]))+[.N582]*COS(RADIANS([.O582]))" office:value-type="float" office:value="0.351449363767872" calcext:value-type="float">
            <text:p>0.35</text:p>
          </table:table-cell>
          <table:table-cell table:style-name="ce8" table:formula="of:=[.L582]*SIN(RADIANS([.M582]))+[.N582]*SIN(RADIANS([.O582]))" office:value-type="float" office:value="-0.309987453911856" calcext:value-type="float">
            <text:p>-0.31</text:p>
          </table:table-cell>
          <table:table-cell office:value-type="float" office:value="0.25242914992271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901260" calcext:value-type="float">
            <text:p>901260</text:p>
          </table:table-cell>
          <table:table-cell office:value-type="float" office:value="0.578458752648723" calcext:value-type="float">
            <text:p>0.5784587526</text:p>
          </table:table-cell>
          <table:table-cell office:value-type="float" office:value="0.611067463128539" calcext:value-type="float">
            <text:p>0.6110674631</text:p>
          </table:table-cell>
          <table:table-cell office:value-type="float" office:value="0.608091741806235" calcext:value-type="float">
            <text:p>0.6080917418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2" calcext:value-type="float">
            <text:p>-0.12</text:p>
          </table:table-cell>
          <table:table-cell office:value-type="float" office:value="20.015" calcext:value-type="float">
            <text:p>20.015</text:p>
          </table:table-cell>
          <table:table-cell/>
          <table:table-cell table:formula="of:=DEGREES(ACOS(COS(RADIANS([.B583]))*COS(RADIANS([.C583]))))" office:value-type="float" office:value="0.841430499742365" calcext:value-type="float">
            <text:p>0.84</text:p>
          </table:table-cell>
          <table:table-cell table:formula="of:=TAN((ACOS(COS(RADIANS([.B583]))*COS(RADIANS([.C583])))))" office:value-type="float" office:value="0.0146867884992513" calcext:value-type="float">
            <text:p>0.0147</text:p>
          </table:table-cell>
          <table:table-cell table:formula="of:=SQRT([.E583]^2+[.F583]^2)" office:value-type="float" office:value="0.25" calcext:value-type="float">
            <text:p>0.25</text:p>
          </table:table-cell>
          <table:table-cell table:formula="of:=DEGREES(ATAN2([.F583]; [.E583]))" office:value-type="float" office:value="-36.869897645844" calcext:value-type="float">
            <text:p>-36.87</text:p>
          </table:table-cell>
          <table:table-cell table:style-name="ce9" table:formula="of:=SQRT([.T583])" office:value-type="float" office:value="0.220301827488769" calcext:value-type="float">
            <text:p>0.22</text:p>
          </table:table-cell>
          <table:table-cell table:style-name="ce8" table:formula="of:=DEGREES(ATAN( (-SIN (RADIANS ([.C583])) * COS(RADIANS([.B583]))) / (COS (RADIANS ([.C583])) * SIN(RADIANS([.B583]))) ))" office:value-type="float" office:value="-46.5703796059397" calcext:value-type="float">
            <text:p>-46.57</text:p>
          </table:table-cell>
          <table:table-cell table:style-name="ce11" table:formula="of:=SQRT([.U583]^2+[.V583]^2)" office:value-type="float" office:value="0.468624451854144" calcext:value-type="float">
            <text:p>0.47</text:p>
          </table:table-cell>
          <table:table-cell table:style-name="ce8" table:formula="of:=DEGREES(ATAN2([.V583];[.U583]))" office:value-type="float" office:value="131.41312945179" calcext:value-type="float">
            <text:p>131.41</text:p>
          </table:table-cell>
          <table:table-cell table:style-name="ce8"/>
          <table:table-cell table:style-name="ce13" table:formula="of:=[.K583]*15" office:value-type="float" office:value="0.220301827488769" calcext:value-type="float">
            <text:p>0.22</text:p>
          </table:table-cell>
          <table:table-cell table:style-name="ce8" table:formula="of:=[.K583]^2*225" office:value-type="float" office:value="0.0485328951948915" calcext:value-type="float">
            <text:p>0.05</text:p>
          </table:table-cell>
          <table:table-cell table:style-name="ce8" table:formula="of:=[.L583]*COS(RADIANS([.M583]))+[.N583]*COS(RADIANS([.O583]))" office:value-type="float" office:value="0.351449363767872" calcext:value-type="float">
            <text:p>0.35</text:p>
          </table:table-cell>
          <table:table-cell table:style-name="ce8" table:formula="of:=[.L583]*SIN(RADIANS([.M583]))+[.N583]*SIN(RADIANS([.O583]))" office:value-type="float" office:value="-0.309987453911856" calcext:value-type="float">
            <text:p>-0.31</text:p>
          </table:table-cell>
          <table:table-cell office:value-type="float" office:value="0.25242914992271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901510" calcext:value-type="float">
            <text:p>901510</text:p>
          </table:table-cell>
          <table:table-cell office:value-type="float" office:value="0.572612590966868" calcext:value-type="float">
            <text:p>0.572612591</text:p>
          </table:table-cell>
          <table:table-cell office:value-type="float" office:value="0.589046666440154" calcext:value-type="float">
            <text:p>0.5890466664</text:p>
          </table:table-cell>
          <table:table-cell office:value-type="float" office:value="0.609489049100032" calcext:value-type="float">
            <text:p>0.6094890491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20.05" calcext:value-type="float">
            <text:p>20.05</text:p>
          </table:table-cell>
          <table:table-cell/>
          <table:table-cell table:formula="of:=DEGREES(ACOS(COS(RADIANS([.B584]))*COS(RADIANS([.C584]))))" office:value-type="float" office:value="0.821492302146834" calcext:value-type="float">
            <text:p>0.82</text:p>
          </table:table-cell>
          <table:table-cell table:formula="of:=TAN((ACOS(COS(RADIANS([.B584]))*COS(RADIANS([.C584])))))" office:value-type="float" office:value="0.01433872800767" calcext:value-type="float">
            <text:p>0.0143</text:p>
          </table:table-cell>
          <table:table-cell table:formula="of:=SQRT([.E584]^2+[.F584]^2)" office:value-type="float" office:value="0.25" calcext:value-type="float">
            <text:p>0.25</text:p>
          </table:table-cell>
          <table:table-cell table:formula="of:=DEGREES(ATAN2([.F584]; [.E584]))" office:value-type="float" office:value="-36.869897645844" calcext:value-type="float">
            <text:p>-36.87</text:p>
          </table:table-cell>
          <table:table-cell table:style-name="ce9" table:formula="of:=SQRT([.T584])" office:value-type="float" office:value="0.215080920115049" calcext:value-type="float">
            <text:p>0.22</text:p>
          </table:table-cell>
          <table:table-cell table:style-name="ce8" table:formula="of:=DEGREES(ATAN( (-SIN (RADIANS ([.C584])) * COS(RADIANS([.B584]))) / (COS (RADIANS ([.C584])) * SIN(RADIANS([.B584]))) ))" office:value-type="float" office:value="-45.8105688794259" calcext:value-type="float">
            <text:p>-45.81</text:p>
          </table:table-cell>
          <table:table-cell table:style-name="ce11" table:formula="of:=SQRT([.U584]^2+[.V584]^2)" office:value-type="float" office:value="0.463674049032432" calcext:value-type="float">
            <text:p>0.46</text:p>
          </table:table-cell>
          <table:table-cell table:style-name="ce8" table:formula="of:=DEGREES(ATAN2([.V584];[.U584]))" office:value-type="float" office:value="131.003913868576" calcext:value-type="float">
            <text:p>131.00</text:p>
          </table:table-cell>
          <table:table-cell table:style-name="ce8"/>
          <table:table-cell table:style-name="ce13" table:formula="of:=[.K584]*15" office:value-type="float" office:value="0.215080920115049" calcext:value-type="float">
            <text:p>0.22</text:p>
          </table:table-cell>
          <table:table-cell table:style-name="ce8" table:formula="of:=[.K584]^2*225" office:value-type="float" office:value="0.0462598021975362" calcext:value-type="float">
            <text:p>0.05</text:p>
          </table:table-cell>
          <table:table-cell table:style-name="ce8" table:formula="of:=[.L584]*COS(RADIANS([.M584]))+[.N584]*COS(RADIANS([.O584]))" office:value-type="float" office:value="0.349918466387136" calcext:value-type="float">
            <text:p>0.35</text:p>
          </table:table-cell>
          <table:table-cell table:style-name="ce8" table:formula="of:=[.L584]*SIN(RADIANS([.M584]))+[.N584]*SIN(RADIANS([.O584]))" office:value-type="float" office:value="-0.30422144997913" calcext:value-type="float">
            <text:p>-0.30</text:p>
          </table:table-cell>
          <table:table-cell office:value-type="float" office:value="0.24644769064405" calcext:value-type="float">
            <text:p>0.25</text:p>
          </table:table-cell>
          <table:table-cell table:number-columns-repeated="1001"/>
        </table:table-row>
        <table:table-row table:style-name="ro1">
          <table:table-cell office:value-type="float" office:value="901510" calcext:value-type="float">
            <text:p>901510</text:p>
          </table:table-cell>
          <table:table-cell office:value-type="float" office:value="0.572612590966868" calcext:value-type="float">
            <text:p>0.572612591</text:p>
          </table:table-cell>
          <table:table-cell office:value-type="float" office:value="0.589046666440154" calcext:value-type="float">
            <text:p>0.5890466664</text:p>
          </table:table-cell>
          <table:table-cell office:value-type="float" office:value="0.609489049100032" calcext:value-type="float">
            <text:p>0.6094890491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 office:value-type="float" office:value="20.05" calcext:value-type="float">
            <text:p>20.05</text:p>
          </table:table-cell>
          <table:table-cell/>
          <table:table-cell table:formula="of:=DEGREES(ACOS(COS(RADIANS([.B585]))*COS(RADIANS([.C585]))))" office:value-type="float" office:value="0.821492302146834" calcext:value-type="float">
            <text:p>0.82</text:p>
          </table:table-cell>
          <table:table-cell table:formula="of:=TAN((ACOS(COS(RADIANS([.B585]))*COS(RADIANS([.C585])))))" office:value-type="float" office:value="0.01433872800767" calcext:value-type="float">
            <text:p>0.0143</text:p>
          </table:table-cell>
          <table:table-cell table:formula="of:=SQRT([.E585]^2+[.F585]^2)" office:value-type="float" office:value="0.25" calcext:value-type="float">
            <text:p>0.25</text:p>
          </table:table-cell>
          <table:table-cell table:formula="of:=DEGREES(ATAN2([.F585]; [.E585]))" office:value-type="float" office:value="-36.869897645844" calcext:value-type="float">
            <text:p>-36.87</text:p>
          </table:table-cell>
          <table:table-cell table:style-name="ce9" table:formula="of:=SQRT([.T585])" office:value-type="float" office:value="0.215080920115049" calcext:value-type="float">
            <text:p>0.22</text:p>
          </table:table-cell>
          <table:table-cell table:style-name="ce8" table:formula="of:=DEGREES(ATAN( (-SIN (RADIANS ([.C585])) * COS(RADIANS([.B585]))) / (COS (RADIANS ([.C585])) * SIN(RADIANS([.B585]))) ))" office:value-type="float" office:value="-45.8105688794259" calcext:value-type="float">
            <text:p>-45.81</text:p>
          </table:table-cell>
          <table:table-cell table:style-name="ce11" table:formula="of:=SQRT([.U585]^2+[.V585]^2)" office:value-type="float" office:value="0.463674049032432" calcext:value-type="float">
            <text:p>0.46</text:p>
          </table:table-cell>
          <table:table-cell table:style-name="ce8" table:formula="of:=DEGREES(ATAN2([.V585];[.U585]))" office:value-type="float" office:value="131.003913868576" calcext:value-type="float">
            <text:p>131.00</text:p>
          </table:table-cell>
          <table:table-cell table:style-name="ce8"/>
          <table:table-cell table:style-name="ce13" table:formula="of:=[.K585]*15" office:value-type="float" office:value="0.215080920115049" calcext:value-type="float">
            <text:p>0.22</text:p>
          </table:table-cell>
          <table:table-cell table:style-name="ce8" table:formula="of:=[.K585]^2*225" office:value-type="float" office:value="0.0462598021975362" calcext:value-type="float">
            <text:p>0.05</text:p>
          </table:table-cell>
          <table:table-cell table:style-name="ce8" table:formula="of:=[.L585]*COS(RADIANS([.M585]))+[.N585]*COS(RADIANS([.O585]))" office:value-type="float" office:value="0.349918466387136" calcext:value-type="float">
            <text:p>0.35</text:p>
          </table:table-cell>
          <table:table-cell table:style-name="ce8" table:formula="of:=[.L585]*SIN(RADIANS([.M585]))+[.N585]*SIN(RADIANS([.O585]))" office:value-type="float" office:value="-0.30422144997913" calcext:value-type="float">
            <text:p>-0.30</text:p>
          </table:table-cell>
          <table:table-cell office:value-type="float" office:value="0.24644769064405" calcext:value-type="float">
            <text:p>0.25</text:p>
          </table:table-cell>
          <table:table-cell table:number-columns-repeated="1001"/>
        </table:table-row>
        <table:table-row table:style-name="ro1" table:number-rows-repeated="10479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16:09:32.048494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16:44:14.390986194</dc:date>
    <meta:editing-duration>PT1H16M8S</meta:editing-duration>
    <meta:editing-cycles>11</meta:editing-cycles>
    <meta:generator>LibreOffice/5.1.6.2$Linux_X86_64 LibreOffice_project/10m0$Build-2</meta:generator>
    <meta:document-statistic meta:table-count="1" meta:cell-count="12285" meta:object-count="0"/>
  </office:meta>
</office:document-meta>
</file>